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6"/>
    <style:style style:name="ce2" style:family="table-cell" style:parent-style-name="Default" style:data-style-name="N11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1" table:number-columns-repeated="402" table:default-cell-style-name="ce1"/>
        <table:table-row table:style-name="ro1">
          <table:table-cell/>
          <table:table-cell table:style-name="Default" office:value-type="string">
            <text:p>OhneRisiko</text:p>
          </table:table-cell>
          <table:table-cell table:style-name="Default" table:number-columns-repeated="2"/>
          <table:table-cell table:style-name="Default" office:value-type="string" table:number-columns-spanned="9" table:number-rows-spanned="1">
            <text:p>Viele Renditen jeweils 20 Jahre</text:p>
          </table:table-cell>
          <table:covered-table-cell table:number-columns-repeated="8" table:style-name="Default"/>
          <table:table-cell table:style-name="Default" table:number-columns-repeated="390"/>
        </table:table-row>
        <table:table-row table:style-name="ro2">
          <table:table-cell office:value-type="string">
            <text:p>Jahr</text:p>
          </table:table-cell>
          <table:table-cell table:style-name="Default" table:formula="of:=NORMINV(RAND();0;1)" office:value-type="float" office:value="0.202997392398953">
            <text:p>0,2029973924</text:p>
          </table:table-cell>
          <table:table-cell table:style-name="Default" table:number-columns-repeated="2"/>
          <table:table-cell table:style-name="Default" office:value-type="string">
            <text:p>Basisrendite</text:p>
          </table:table-cell>
          <table:table-cell table:style-name="ce2" office:value-type="percentage" office:value="0.06">
            <text:p>6,00%</text:p>
          </table:table-cell>
          <table:table-cell table:style-name="Default" office:value-type="string">
            <text:p>Risiko</text:p>
          </table:table-cell>
          <table:table-cell table:style-name="Default" office:value-type="float" office:value="0.2">
            <text:p>0,2</text:p>
          </table:table-cell>
          <table:table-cell table:style-name="Default" table:number-columns-repeated="395"/>
        </table:table-row>
        <table:table-row table:style-name="ro2">
          <table:table-cell office:value-type="float" office:value="0">
            <text:p>0</text:p>
          </table:table-cell>
          <table:table-cell table:number-columns-repeated="402" office:value-type="currency" office:currency="EUR" office:value="10000">
            <text:p>10.000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B3]*EXP(LN(1+[.$F$2]))" office:value-type="currency" office:currency="EUR" office:value="10600">
            <text:p>10.600,00 €</text:p>
          </table:table-cell>
          <table:table-cell table:formula="of:=[.C3]*EXP(LN(1+[.$F$2]-[.$H$2]^2/2))*EXP(NORMINV(RAND();0;[.$H$2]))" office:value-type="currency" office:currency="EUR" office:value="9852.87996469097">
            <text:p>9.852,88 €</text:p>
          </table:table-cell>
          <table:table-cell table:formula="of:=[.D3]*EXP(LN(1+[.$F$2]-[.$H$2]^2/2))*EXP(NORMINV(RAND();0;[.$H$2]))" office:value-type="currency" office:currency="EUR" office:value="11181.0303777313">
            <text:p>11.181,03 €</text:p>
          </table:table-cell>
          <table:table-cell table:formula="of:=[.E3]*EXP(LN(1+[.$F$2]-[.$H$2]^2/2))*EXP(NORMINV(RAND();0;[.$H$2]))" office:value-type="currency" office:currency="EUR" office:value="7622.58318752246">
            <text:p>7.622,58 €</text:p>
          </table:table-cell>
          <table:table-cell table:formula="of:=[.F3]*EXP(LN(1+[.$F$2]-[.$H$2]^2/2))*EXP(NORMINV(RAND();0;[.$H$2]))" office:value-type="currency" office:currency="EUR" office:value="10242.1733306084">
            <text:p>10.242,17 €</text:p>
          </table:table-cell>
          <table:table-cell table:formula="of:=[.G3]*EXP(LN(1+[.$F$2]-[.$H$2]^2/2))*EXP(NORMINV(RAND();0;[.$H$2]))" office:value-type="currency" office:currency="EUR" office:value="9522.78847946533">
            <text:p>9.522,79 €</text:p>
          </table:table-cell>
          <table:table-cell table:formula="of:=[.H3]*EXP(LN(1+[.$F$2]-[.$H$2]^2/2))*EXP(NORMINV(RAND();0;[.$H$2]))" office:value-type="currency" office:currency="EUR" office:value="13714.6965001168">
            <text:p>13.714,70 €</text:p>
          </table:table-cell>
          <table:table-cell table:formula="of:=[.I3]*EXP(LN(1+[.$F$2]-[.$H$2]^2/2))*EXP(NORMINV(RAND();0;[.$H$2]))" office:value-type="currency" office:currency="EUR" office:value="10083.6627466386">
            <text:p>10.083,66 €</text:p>
          </table:table-cell>
          <table:table-cell table:formula="of:=[.J3]*EXP(LN(1+[.$F$2]-[.$H$2]^2/2))*EXP(NORMINV(RAND();0;[.$H$2]))" office:value-type="currency" office:currency="EUR" office:value="10498.0664137901">
            <text:p>10.498,07 €</text:p>
          </table:table-cell>
          <table:table-cell table:formula="of:=[.K3]*EXP(LN(1+[.$F$2]-[.$H$2]^2/2))*EXP(NORMINV(RAND();0;[.$H$2]))" office:value-type="currency" office:currency="EUR" office:value="10261.3762027087">
            <text:p>10.261,38 €</text:p>
          </table:table-cell>
          <table:table-cell table:formula="of:=[.L3]*EXP(LN(1+[.$F$2]-[.$H$2]^2/2))*EXP(NORMINV(RAND();0;[.$H$2]))" office:value-type="currency" office:currency="EUR" office:value="11003.5162899895">
            <text:p>11.003,52 €</text:p>
          </table:table-cell>
          <table:table-cell table:formula="of:=[.M3]*EXP(LN(1+[.$F$2]-[.$H$2]^2/2))*EXP(NORMINV(RAND();0;[.$H$2]))" office:value-type="currency" office:currency="EUR" office:value="9391.70185881005">
            <text:p>9.391,70 €</text:p>
          </table:table-cell>
          <table:table-cell table:formula="of:=[.N3]*EXP(LN(1+[.$F$2]-[.$H$2]^2/2))*EXP(NORMINV(RAND();0;[.$H$2]))" office:value-type="currency" office:currency="EUR" office:value="10968.9655183904">
            <text:p>10.968,97 €</text:p>
          </table:table-cell>
          <table:table-cell table:formula="of:=[.O3]*EXP(LN(1+[.$F$2]-[.$H$2]^2/2))*EXP(NORMINV(RAND();0;[.$H$2]))" office:value-type="currency" office:currency="EUR" office:value="7139.75261055455">
            <text:p>7.139,75 €</text:p>
          </table:table-cell>
          <table:table-cell table:formula="of:=[.P3]*EXP(LN(1+[.$F$2]-[.$H$2]^2/2))*EXP(NORMINV(RAND();0;[.$H$2]))" office:value-type="currency" office:currency="EUR" office:value="13587.4088243973">
            <text:p>13.587,41 €</text:p>
          </table:table-cell>
          <table:table-cell table:formula="of:=[.Q3]*EXP(LN(1+[.$F$2]-[.$H$2]^2/2))*EXP(NORMINV(RAND();0;[.$H$2]))" office:value-type="currency" office:currency="EUR" office:value="9524.05230939252">
            <text:p>9.524,05 €</text:p>
          </table:table-cell>
          <table:table-cell table:formula="of:=[.R3]*EXP(LN(1+[.$F$2]-[.$H$2]^2/2))*EXP(NORMINV(RAND();0;[.$H$2]))" office:value-type="currency" office:currency="EUR" office:value="8901.01952970235">
            <text:p>8.901,02 €</text:p>
          </table:table-cell>
          <table:table-cell table:formula="of:=[.S3]*EXP(LN(1+[.$F$2]-[.$H$2]^2/2))*EXP(NORMINV(RAND();0;[.$H$2]))" office:value-type="currency" office:currency="EUR" office:value="9841.79260123688">
            <text:p>9.841,79 €</text:p>
          </table:table-cell>
          <table:table-cell table:formula="of:=[.T3]*EXP(LN(1+[.$F$2]-[.$H$2]^2/2))*EXP(NORMINV(RAND();0;[.$H$2]))" office:value-type="currency" office:currency="EUR" office:value="8594.48325397704">
            <text:p>8.594,48 €</text:p>
          </table:table-cell>
          <table:table-cell table:formula="of:=[.U3]*EXP(LN(1+[.$F$2]-[.$H$2]^2/2))*EXP(NORMINV(RAND();0;[.$H$2]))" office:value-type="currency" office:currency="EUR" office:value="10272.6532544211">
            <text:p>10.272,65 €</text:p>
          </table:table-cell>
          <table:table-cell table:formula="of:=[.V3]*EXP(LN(1+[.$F$2]-[.$H$2]^2/2))*EXP(NORMINV(RAND();0;[.$H$2]))" office:value-type="currency" office:currency="EUR" office:value="13263.4698677811">
            <text:p>13.263,47 €</text:p>
          </table:table-cell>
          <table:table-cell table:formula="of:=[.W3]*EXP(LN(1+[.$F$2]-[.$H$2]^2/2))*EXP(NORMINV(RAND();0;[.$H$2]))" office:value-type="currency" office:currency="EUR" office:value="9841.85242820489">
            <text:p>9.841,85 €</text:p>
          </table:table-cell>
          <table:table-cell table:formula="of:=[.X3]*EXP(LN(1+[.$F$2]-[.$H$2]^2/2))*EXP(NORMINV(RAND();0;[.$H$2]))" office:value-type="currency" office:currency="EUR" office:value="9694.12441681393">
            <text:p>9.694,12 €</text:p>
          </table:table-cell>
          <table:table-cell table:formula="of:=[.Y3]*EXP(LN(1+[.$F$2]-[.$H$2]^2/2))*EXP(NORMINV(RAND();0;[.$H$2]))" office:value-type="currency" office:currency="EUR" office:value="8907.75903773885">
            <text:p>8.907,76 €</text:p>
          </table:table-cell>
          <table:table-cell table:formula="of:=[.Z3]*EXP(LN(1+[.$F$2]-[.$H$2]^2/2))*EXP(NORMINV(RAND();0;[.$H$2]))" office:value-type="currency" office:currency="EUR" office:value="10624.5126553823">
            <text:p>10.624,51 €</text:p>
          </table:table-cell>
          <table:table-cell table:formula="of:=[.AA3]*EXP(LN(1+[.$F$2]-[.$H$2]^2/2))*EXP(NORMINV(RAND();0;[.$H$2]))" office:value-type="currency" office:currency="EUR" office:value="8006.73310549503">
            <text:p>8.006,73 €</text:p>
          </table:table-cell>
          <table:table-cell table:formula="of:=[.AB3]*EXP(LN(1+[.$F$2]-[.$H$2]^2/2))*EXP(NORMINV(RAND();0;[.$H$2]))" office:value-type="currency" office:currency="EUR" office:value="9059.97343876706">
            <text:p>9.059,97 €</text:p>
          </table:table-cell>
          <table:table-cell table:formula="of:=[.AC3]*EXP(LN(1+[.$F$2]-[.$H$2]^2/2))*EXP(NORMINV(RAND();0;[.$H$2]))" office:value-type="currency" office:currency="EUR" office:value="16867.4999684333">
            <text:p>16.867,50 €</text:p>
          </table:table-cell>
          <table:table-cell table:formula="of:=[.AD3]*EXP(LN(1+[.$F$2]-[.$H$2]^2/2))*EXP(NORMINV(RAND();0;[.$H$2]))" office:value-type="currency" office:currency="EUR" office:value="9017.93318139356">
            <text:p>9.017,93 €</text:p>
          </table:table-cell>
          <table:table-cell table:formula="of:=[.AE3]*EXP(LN(1+[.$F$2]-[.$H$2]^2/2))*EXP(NORMINV(RAND();0;[.$H$2]))" office:value-type="currency" office:currency="EUR" office:value="11778.976003338">
            <text:p>11.778,98 €</text:p>
          </table:table-cell>
          <table:table-cell table:formula="of:=[.AF3]*EXP(LN(1+[.$F$2]-[.$H$2]^2/2))*EXP(NORMINV(RAND();0;[.$H$2]))" office:value-type="currency" office:currency="EUR" office:value="8304.35158141706">
            <text:p>8.304,35 €</text:p>
          </table:table-cell>
          <table:table-cell table:formula="of:=[.AG3]*EXP(LN(1+[.$F$2]-[.$H$2]^2/2))*EXP(NORMINV(RAND();0;[.$H$2]))" office:value-type="currency" office:currency="EUR" office:value="11495.1220655984">
            <text:p>11.495,12 €</text:p>
          </table:table-cell>
          <table:table-cell table:formula="of:=[.AH3]*EXP(LN(1+[.$F$2]-[.$H$2]^2/2))*EXP(NORMINV(RAND();0;[.$H$2]))" office:value-type="currency" office:currency="EUR" office:value="8073.37047359711">
            <text:p>8.073,37 €</text:p>
          </table:table-cell>
          <table:table-cell table:formula="of:=[.AI3]*EXP(LN(1+[.$F$2]-[.$H$2]^2/2))*EXP(NORMINV(RAND();0;[.$H$2]))" office:value-type="currency" office:currency="EUR" office:value="10674.8941845398">
            <text:p>10.674,89 €</text:p>
          </table:table-cell>
          <table:table-cell table:formula="of:=[.AJ3]*EXP(LN(1+[.$F$2]-[.$H$2]^2/2))*EXP(NORMINV(RAND();0;[.$H$2]))" office:value-type="currency" office:currency="EUR" office:value="11739.8925703828">
            <text:p>11.739,89 €</text:p>
          </table:table-cell>
          <table:table-cell table:formula="of:=[.AK3]*EXP(LN(1+[.$F$2]-[.$H$2]^2/2))*EXP(NORMINV(RAND();0;[.$H$2]))" office:value-type="currency" office:currency="EUR" office:value="10578.5291779778">
            <text:p>10.578,53 €</text:p>
          </table:table-cell>
          <table:table-cell table:formula="of:=[.AL3]*EXP(LN(1+[.$F$2]-[.$H$2]^2/2))*EXP(NORMINV(RAND();0;[.$H$2]))" office:value-type="currency" office:currency="EUR" office:value="12359.0066214809">
            <text:p>12.359,01 €</text:p>
          </table:table-cell>
          <table:table-cell table:formula="of:=[.AM3]*EXP(LN(1+[.$F$2]-[.$H$2]^2/2))*EXP(NORMINV(RAND();0;[.$H$2]))" office:value-type="currency" office:currency="EUR" office:value="10044.4637901843">
            <text:p>10.044,46 €</text:p>
          </table:table-cell>
          <table:table-cell table:formula="of:=[.AN3]*EXP(LN(1+[.$F$2]-[.$H$2]^2/2))*EXP(NORMINV(RAND();0;[.$H$2]))" office:value-type="currency" office:currency="EUR" office:value="7648.41938329">
            <text:p>7.648,42 €</text:p>
          </table:table-cell>
          <table:table-cell table:formula="of:=[.AO3]*EXP(LN(1+[.$F$2]-[.$H$2]^2/2))*EXP(NORMINV(RAND();0;[.$H$2]))" office:value-type="currency" office:currency="EUR" office:value="11584.6999021668">
            <text:p>11.584,70 €</text:p>
          </table:table-cell>
          <table:table-cell table:formula="of:=[.AP3]*EXP(LN(1+[.$F$2]-[.$H$2]^2/2))*EXP(NORMINV(RAND();0;[.$H$2]))" office:value-type="currency" office:currency="EUR" office:value="9357.02238412329">
            <text:p>9.357,02 €</text:p>
          </table:table-cell>
          <table:table-cell table:formula="of:=[.AQ3]*EXP(LN(1+[.$F$2]-[.$H$2]^2/2))*EXP(NORMINV(RAND();0;[.$H$2]))" office:value-type="currency" office:currency="EUR" office:value="11154.3891815726">
            <text:p>11.154,39 €</text:p>
          </table:table-cell>
          <table:table-cell table:formula="of:=[.AR3]*EXP(LN(1+[.$F$2]-[.$H$2]^2/2))*EXP(NORMINV(RAND();0;[.$H$2]))" office:value-type="currency" office:currency="EUR" office:value="9667.39715203124">
            <text:p>9.667,40 €</text:p>
          </table:table-cell>
          <table:table-cell table:formula="of:=[.AS3]*EXP(LN(1+[.$F$2]-[.$H$2]^2/2))*EXP(NORMINV(RAND();0;[.$H$2]))" office:value-type="currency" office:currency="EUR" office:value="14821.4656470139">
            <text:p>14.821,47 €</text:p>
          </table:table-cell>
          <table:table-cell table:formula="of:=[.AT3]*EXP(LN(1+[.$F$2]-[.$H$2]^2/2))*EXP(NORMINV(RAND();0;[.$H$2]))" office:value-type="currency" office:currency="EUR" office:value="10859.7387363989">
            <text:p>10.859,74 €</text:p>
          </table:table-cell>
          <table:table-cell table:formula="of:=[.AU3]*EXP(LN(1+[.$F$2]-[.$H$2]^2/2))*EXP(NORMINV(RAND();0;[.$H$2]))" office:value-type="currency" office:currency="EUR" office:value="11904.9834076784">
            <text:p>11.904,98 €</text:p>
          </table:table-cell>
          <table:table-cell table:formula="of:=[.AV3]*EXP(LN(1+[.$F$2]-[.$H$2]^2/2))*EXP(NORMINV(RAND();0;[.$H$2]))" office:value-type="currency" office:currency="EUR" office:value="12453.0216228921">
            <text:p>12.453,02 €</text:p>
          </table:table-cell>
          <table:table-cell table:formula="of:=[.AW3]*EXP(LN(1+[.$F$2]-[.$H$2]^2/2))*EXP(NORMINV(RAND();0;[.$H$2]))" office:value-type="currency" office:currency="EUR" office:value="8855.6421706045">
            <text:p>8.855,64 €</text:p>
          </table:table-cell>
          <table:table-cell table:formula="of:=[.AX3]*EXP(LN(1+[.$F$2]-[.$H$2]^2/2))*EXP(NORMINV(RAND();0;[.$H$2]))" office:value-type="currency" office:currency="EUR" office:value="10016.3702000613">
            <text:p>10.016,37 €</text:p>
          </table:table-cell>
          <table:table-cell table:formula="of:=[.AY3]*EXP(LN(1+[.$F$2]-[.$H$2]^2/2))*EXP(NORMINV(RAND();0;[.$H$2]))" office:value-type="currency" office:currency="EUR" office:value="8361.22053490308">
            <text:p>8.361,22 €</text:p>
          </table:table-cell>
          <table:table-cell table:formula="of:=[.AZ3]*EXP(LN(1+[.$F$2]-[.$H$2]^2/2))*EXP(NORMINV(RAND();0;[.$H$2]))" office:value-type="currency" office:currency="EUR" office:value="11218.0435313996">
            <text:p>11.218,04 €</text:p>
          </table:table-cell>
          <table:table-cell table:formula="of:=[.BA3]*EXP(LN(1+[.$F$2]-[.$H$2]^2/2))*EXP(NORMINV(RAND();0;[.$H$2]))" office:value-type="currency" office:currency="EUR" office:value="11646.0724907901">
            <text:p>11.646,07 €</text:p>
          </table:table-cell>
          <table:table-cell table:formula="of:=[.BB3]*EXP(LN(1+[.$F$2]-[.$H$2]^2/2))*EXP(NORMINV(RAND();0;[.$H$2]))" office:value-type="currency" office:currency="EUR" office:value="12444.3515070926">
            <text:p>12.444,35 €</text:p>
          </table:table-cell>
          <table:table-cell table:formula="of:=[.BC3]*EXP(LN(1+[.$F$2]-[.$H$2]^2/2))*EXP(NORMINV(RAND();0;[.$H$2]))" office:value-type="currency" office:currency="EUR" office:value="11667.9995637498">
            <text:p>11.668,00 €</text:p>
          </table:table-cell>
          <table:table-cell table:formula="of:=[.BD3]*EXP(LN(1+[.$F$2]-[.$H$2]^2/2))*EXP(NORMINV(RAND();0;[.$H$2]))" office:value-type="currency" office:currency="EUR" office:value="11248.1949331793">
            <text:p>11.248,19 €</text:p>
          </table:table-cell>
          <table:table-cell table:formula="of:=[.BE3]*EXP(LN(1+[.$F$2]-[.$H$2]^2/2))*EXP(NORMINV(RAND();0;[.$H$2]))" office:value-type="currency" office:currency="EUR" office:value="10465.5577643343">
            <text:p>10.465,56 €</text:p>
          </table:table-cell>
          <table:table-cell table:formula="of:=[.BF3]*EXP(LN(1+[.$F$2]-[.$H$2]^2/2))*EXP(NORMINV(RAND();0;[.$H$2]))" office:value-type="currency" office:currency="EUR" office:value="16351.9147572032">
            <text:p>16.351,91 €</text:p>
          </table:table-cell>
          <table:table-cell table:formula="of:=[.BG3]*EXP(LN(1+[.$F$2]-[.$H$2]^2/2))*EXP(NORMINV(RAND();0;[.$H$2]))" office:value-type="currency" office:currency="EUR" office:value="8161.02891033363">
            <text:p>8.161,03 €</text:p>
          </table:table-cell>
          <table:table-cell table:formula="of:=[.BH3]*EXP(LN(1+[.$F$2]-[.$H$2]^2/2))*EXP(NORMINV(RAND();0;[.$H$2]))" office:value-type="currency" office:currency="EUR" office:value="7700.11972316294">
            <text:p>7.700,12 €</text:p>
          </table:table-cell>
          <table:table-cell table:formula="of:=[.BI3]*EXP(LN(1+[.$F$2]-[.$H$2]^2/2))*EXP(NORMINV(RAND();0;[.$H$2]))" office:value-type="currency" office:currency="EUR" office:value="8528.52852686465">
            <text:p>8.528,53 €</text:p>
          </table:table-cell>
          <table:table-cell table:formula="of:=[.BJ3]*EXP(LN(1+[.$F$2]-[.$H$2]^2/2))*EXP(NORMINV(RAND();0;[.$H$2]))" office:value-type="currency" office:currency="EUR" office:value="8283.19498331263">
            <text:p>8.283,19 €</text:p>
          </table:table-cell>
          <table:table-cell table:formula="of:=[.BK3]*EXP(LN(1+[.$F$2]-[.$H$2]^2/2))*EXP(NORMINV(RAND();0;[.$H$2]))" office:value-type="currency" office:currency="EUR" office:value="10401.9326812937">
            <text:p>10.401,93 €</text:p>
          </table:table-cell>
          <table:table-cell table:formula="of:=[.BL3]*EXP(LN(1+[.$F$2]-[.$H$2]^2/2))*EXP(NORMINV(RAND();0;[.$H$2]))" office:value-type="currency" office:currency="EUR" office:value="8034.37661806689">
            <text:p>8.034,38 €</text:p>
          </table:table-cell>
          <table:table-cell table:formula="of:=[.BM3]*EXP(LN(1+[.$F$2]-[.$H$2]^2/2))*EXP(NORMINV(RAND();0;[.$H$2]))" office:value-type="currency" office:currency="EUR" office:value="7322.06082614424">
            <text:p>7.322,06 €</text:p>
          </table:table-cell>
          <table:table-cell table:formula="of:=[.BN3]*EXP(LN(1+[.$F$2]-[.$H$2]^2/2))*EXP(NORMINV(RAND();0;[.$H$2]))" office:value-type="currency" office:currency="EUR" office:value="12188.9574158048">
            <text:p>12.188,96 €</text:p>
          </table:table-cell>
          <table:table-cell table:formula="of:=[.BO3]*EXP(LN(1+[.$F$2]-[.$H$2]^2/2))*EXP(NORMINV(RAND();0;[.$H$2]))" office:value-type="currency" office:currency="EUR" office:value="13469.3494732302">
            <text:p>13.469,35 €</text:p>
          </table:table-cell>
          <table:table-cell table:formula="of:=[.BP3]*EXP(LN(1+[.$F$2]-[.$H$2]^2/2))*EXP(NORMINV(RAND();0;[.$H$2]))" office:value-type="currency" office:currency="EUR" office:value="10083.7254011631">
            <text:p>10.083,73 €</text:p>
          </table:table-cell>
          <table:table-cell table:formula="of:=[.BQ3]*EXP(LN(1+[.$F$2]-[.$H$2]^2/2))*EXP(NORMINV(RAND();0;[.$H$2]))" office:value-type="currency" office:currency="EUR" office:value="6127.22863378188">
            <text:p>6.127,23 €</text:p>
          </table:table-cell>
          <table:table-cell table:formula="of:=[.BR3]*EXP(LN(1+[.$F$2]-[.$H$2]^2/2))*EXP(NORMINV(RAND();0;[.$H$2]))" office:value-type="currency" office:currency="EUR" office:value="11271.7537293108">
            <text:p>11.271,75 €</text:p>
          </table:table-cell>
          <table:table-cell table:formula="of:=[.BS3]*EXP(LN(1+[.$F$2]-[.$H$2]^2/2))*EXP(NORMINV(RAND();0;[.$H$2]))" office:value-type="currency" office:currency="EUR" office:value="8652.52285357868">
            <text:p>8.652,52 €</text:p>
          </table:table-cell>
          <table:table-cell table:formula="of:=[.BT3]*EXP(LN(1+[.$F$2]-[.$H$2]^2/2))*EXP(NORMINV(RAND();0;[.$H$2]))" office:value-type="currency" office:currency="EUR" office:value="9268.36057906901">
            <text:p>9.268,36 €</text:p>
          </table:table-cell>
          <table:table-cell table:formula="of:=[.BU3]*EXP(LN(1+[.$F$2]-[.$H$2]^2/2))*EXP(NORMINV(RAND();0;[.$H$2]))" office:value-type="currency" office:currency="EUR" office:value="10153.2512434867">
            <text:p>10.153,25 €</text:p>
          </table:table-cell>
          <table:table-cell table:formula="of:=[.BV3]*EXP(LN(1+[.$F$2]-[.$H$2]^2/2))*EXP(NORMINV(RAND();0;[.$H$2]))" office:value-type="currency" office:currency="EUR" office:value="12039.3743908966">
            <text:p>12.039,37 €</text:p>
          </table:table-cell>
          <table:table-cell table:formula="of:=[.BW3]*EXP(LN(1+[.$F$2]-[.$H$2]^2/2))*EXP(NORMINV(RAND();0;[.$H$2]))" office:value-type="currency" office:currency="EUR" office:value="8950.1756062317">
            <text:p>8.950,18 €</text:p>
          </table:table-cell>
          <table:table-cell table:formula="of:=[.BX3]*EXP(LN(1+[.$F$2]-[.$H$2]^2/2))*EXP(NORMINV(RAND();0;[.$H$2]))" office:value-type="currency" office:currency="EUR" office:value="13895.2697979444">
            <text:p>13.895,27 €</text:p>
          </table:table-cell>
          <table:table-cell table:formula="of:=[.BY3]*EXP(LN(1+[.$F$2]-[.$H$2]^2/2))*EXP(NORMINV(RAND();0;[.$H$2]))" office:value-type="currency" office:currency="EUR" office:value="11994.8831430689">
            <text:p>11.994,88 €</text:p>
          </table:table-cell>
          <table:table-cell table:formula="of:=[.BZ3]*EXP(LN(1+[.$F$2]-[.$H$2]^2/2))*EXP(NORMINV(RAND();0;[.$H$2]))" office:value-type="currency" office:currency="EUR" office:value="9183.48414179134">
            <text:p>9.183,48 €</text:p>
          </table:table-cell>
          <table:table-cell table:formula="of:=[.CA3]*EXP(LN(1+[.$F$2]-[.$H$2]^2/2))*EXP(NORMINV(RAND();0;[.$H$2]))" office:value-type="currency" office:currency="EUR" office:value="12231.3132183714">
            <text:p>12.231,31 €</text:p>
          </table:table-cell>
          <table:table-cell table:formula="of:=[.CB3]*EXP(LN(1+[.$F$2]-[.$H$2]^2/2))*EXP(NORMINV(RAND();0;[.$H$2]))" office:value-type="currency" office:currency="EUR" office:value="9355.83560582684">
            <text:p>9.355,84 €</text:p>
          </table:table-cell>
          <table:table-cell table:formula="of:=[.CC3]*EXP(LN(1+[.$F$2]-[.$H$2]^2/2))*EXP(NORMINV(RAND();0;[.$H$2]))" office:value-type="currency" office:currency="EUR" office:value="11359.8878765496">
            <text:p>11.359,89 €</text:p>
          </table:table-cell>
          <table:table-cell table:formula="of:=[.CD3]*EXP(LN(1+[.$F$2]-[.$H$2]^2/2))*EXP(NORMINV(RAND();0;[.$H$2]))" office:value-type="currency" office:currency="EUR" office:value="11359.793416998">
            <text:p>11.359,79 €</text:p>
          </table:table-cell>
          <table:table-cell table:formula="of:=[.CE3]*EXP(LN(1+[.$F$2]-[.$H$2]^2/2))*EXP(NORMINV(RAND();0;[.$H$2]))" office:value-type="currency" office:currency="EUR" office:value="8317.71630306909">
            <text:p>8.317,72 €</text:p>
          </table:table-cell>
          <table:table-cell table:formula="of:=[.CF3]*EXP(LN(1+[.$F$2]-[.$H$2]^2/2))*EXP(NORMINV(RAND();0;[.$H$2]))" office:value-type="currency" office:currency="EUR" office:value="10302.469136238">
            <text:p>10.302,47 €</text:p>
          </table:table-cell>
          <table:table-cell table:formula="of:=[.CG3]*EXP(LN(1+[.$F$2]-[.$H$2]^2/2))*EXP(NORMINV(RAND();0;[.$H$2]))" office:value-type="currency" office:currency="EUR" office:value="10186.7753453358">
            <text:p>10.186,78 €</text:p>
          </table:table-cell>
          <table:table-cell table:formula="of:=[.CH3]*EXP(LN(1+[.$F$2]-[.$H$2]^2/2))*EXP(NORMINV(RAND();0;[.$H$2]))" office:value-type="currency" office:currency="EUR" office:value="10864.2423717783">
            <text:p>10.864,24 €</text:p>
          </table:table-cell>
          <table:table-cell table:formula="of:=[.CI3]*EXP(LN(1+[.$F$2]-[.$H$2]^2/2))*EXP(NORMINV(RAND();0;[.$H$2]))" office:value-type="currency" office:currency="EUR" office:value="10350.2656504835">
            <text:p>10.350,27 €</text:p>
          </table:table-cell>
          <table:table-cell table:formula="of:=[.CJ3]*EXP(LN(1+[.$F$2]-[.$H$2]^2/2))*EXP(NORMINV(RAND();0;[.$H$2]))" office:value-type="currency" office:currency="EUR" office:value="14083.9652261354">
            <text:p>14.083,97 €</text:p>
          </table:table-cell>
          <table:table-cell table:formula="of:=[.CK3]*EXP(LN(1+[.$F$2]-[.$H$2]^2/2))*EXP(NORMINV(RAND();0;[.$H$2]))" office:value-type="currency" office:currency="EUR" office:value="9218.38911166424">
            <text:p>9.218,39 €</text:p>
          </table:table-cell>
          <table:table-cell table:formula="of:=[.CL3]*EXP(LN(1+[.$F$2]-[.$H$2]^2/2))*EXP(NORMINV(RAND();0;[.$H$2]))" office:value-type="currency" office:currency="EUR" office:value="12764.0300756105">
            <text:p>12.764,03 €</text:p>
          </table:table-cell>
          <table:table-cell table:formula="of:=[.CM3]*EXP(LN(1+[.$F$2]-[.$H$2]^2/2))*EXP(NORMINV(RAND();0;[.$H$2]))" office:value-type="currency" office:currency="EUR" office:value="12106.2960541087">
            <text:p>12.106,30 €</text:p>
          </table:table-cell>
          <table:table-cell table:formula="of:=[.CN3]*EXP(LN(1+[.$F$2]-[.$H$2]^2/2))*EXP(NORMINV(RAND();0;[.$H$2]))" office:value-type="currency" office:currency="EUR" office:value="8520.32123968677">
            <text:p>8.520,32 €</text:p>
          </table:table-cell>
          <table:table-cell table:formula="of:=[.CO3]*EXP(LN(1+[.$F$2]-[.$H$2]^2/2))*EXP(NORMINV(RAND();0;[.$H$2]))" office:value-type="currency" office:currency="EUR" office:value="9238.95347504949">
            <text:p>9.238,95 €</text:p>
          </table:table-cell>
          <table:table-cell table:formula="of:=[.CP3]*EXP(LN(1+[.$F$2]-[.$H$2]^2/2))*EXP(NORMINV(RAND();0;[.$H$2]))" office:value-type="currency" office:currency="EUR" office:value="10725.4429630329">
            <text:p>10.725,44 €</text:p>
          </table:table-cell>
          <table:table-cell table:formula="of:=[.CQ3]*EXP(LN(1+[.$F$2]-[.$H$2]^2/2))*EXP(NORMINV(RAND();0;[.$H$2]))" office:value-type="currency" office:currency="EUR" office:value="10127.6621599809">
            <text:p>10.127,66 €</text:p>
          </table:table-cell>
          <table:table-cell table:formula="of:=[.CR3]*EXP(LN(1+[.$F$2]-[.$H$2]^2/2))*EXP(NORMINV(RAND();0;[.$H$2]))" office:value-type="currency" office:currency="EUR" office:value="16014.0899832409">
            <text:p>16.014,09 €</text:p>
          </table:table-cell>
          <table:table-cell table:formula="of:=[.CS3]*EXP(LN(1+[.$F$2]-[.$H$2]^2/2))*EXP(NORMINV(RAND();0;[.$H$2]))" office:value-type="currency" office:currency="EUR" office:value="13526.8504409517">
            <text:p>13.526,85 €</text:p>
          </table:table-cell>
          <table:table-cell table:formula="of:=[.CT3]*EXP(LN(1+[.$F$2]-[.$H$2]^2/2))*EXP(NORMINV(RAND();0;[.$H$2]))" office:value-type="currency" office:currency="EUR" office:value="7885.99613218518">
            <text:p>7.886,00 €</text:p>
          </table:table-cell>
          <table:table-cell table:formula="of:=[.CU3]*EXP(LN(1+[.$F$2]-[.$H$2]^2/2))*EXP(NORMINV(RAND();0;[.$H$2]))" office:value-type="currency" office:currency="EUR" office:value="10137.5663088765">
            <text:p>10.137,57 €</text:p>
          </table:table-cell>
          <table:table-cell table:formula="of:=[.CV3]*EXP(LN(1+[.$F$2]-[.$H$2]^2/2))*EXP(NORMINV(RAND();0;[.$H$2]))" office:value-type="currency" office:currency="EUR" office:value="13695.5216957668">
            <text:p>13.695,52 €</text:p>
          </table:table-cell>
          <table:table-cell table:formula="of:=[.CW3]*EXP(LN(1+[.$F$2]-[.$H$2]^2/2))*EXP(NORMINV(RAND();0;[.$H$2]))" office:value-type="currency" office:currency="EUR" office:value="11549.5029308321">
            <text:p>11.549,50 €</text:p>
          </table:table-cell>
          <table:table-cell table:formula="of:=[.CX3]*EXP(LN(1+[.$F$2]-[.$H$2]^2/2))*EXP(NORMINV(RAND();0;[.$H$2]))" office:value-type="currency" office:currency="EUR" office:value="12093.7772970637">
            <text:p>12.093,78 €</text:p>
          </table:table-cell>
          <table:table-cell table:formula="of:=[.CY3]*EXP(LN(1+[.$F$2]-[.$H$2]^2/2))*EXP(NORMINV(RAND();0;[.$H$2]))" office:value-type="currency" office:currency="EUR" office:value="14910.0592917205">
            <text:p>14.910,06 €</text:p>
          </table:table-cell>
          <table:table-cell table:formula="of:=[.CZ3]*EXP(LN(1+[.$F$2]-[.$H$2]^2/2))*EXP(NORMINV(RAND();0;[.$H$2]))" office:value-type="currency" office:currency="EUR" office:value="8181.96885089109">
            <text:p>8.181,97 €</text:p>
          </table:table-cell>
          <table:table-cell table:formula="of:=[.DA3]*EXP(LN(1+[.$F$2]-[.$H$2]^2/2))*EXP(NORMINV(RAND();0;[.$H$2]))" office:value-type="currency" office:currency="EUR" office:value="10446.1859056795">
            <text:p>10.446,19 €</text:p>
          </table:table-cell>
          <table:table-cell table:formula="of:=[.DB3]*EXP(LN(1+[.$F$2]-[.$H$2]^2/2))*EXP(NORMINV(RAND();0;[.$H$2]))" office:value-type="currency" office:currency="EUR" office:value="11224.5835289943">
            <text:p>11.224,58 €</text:p>
          </table:table-cell>
          <table:table-cell table:formula="of:=[.DC3]*EXP(LN(1+[.$F$2]-[.$H$2]^2/2))*EXP(NORMINV(RAND();0;[.$H$2]))" office:value-type="currency" office:currency="EUR" office:value="8986.75769236496">
            <text:p>8.986,76 €</text:p>
          </table:table-cell>
          <table:table-cell table:formula="of:=[.DD3]*EXP(LN(1+[.$F$2]-[.$H$2]^2/2))*EXP(NORMINV(RAND();0;[.$H$2]))" office:value-type="currency" office:currency="EUR" office:value="8663.69446081907">
            <text:p>8.663,69 €</text:p>
          </table:table-cell>
          <table:table-cell table:formula="of:=[.DE3]*EXP(LN(1+[.$F$2]-[.$H$2]^2/2))*EXP(NORMINV(RAND();0;[.$H$2]))" office:value-type="currency" office:currency="EUR" office:value="8847.24539509426">
            <text:p>8.847,25 €</text:p>
          </table:table-cell>
          <table:table-cell table:formula="of:=[.DF3]*EXP(LN(1+[.$F$2]-[.$H$2]^2/2))*EXP(NORMINV(RAND();0;[.$H$2]))" office:value-type="currency" office:currency="EUR" office:value="9397.15665518285">
            <text:p>9.397,16 €</text:p>
          </table:table-cell>
          <table:table-cell table:formula="of:=[.DG3]*EXP(LN(1+[.$F$2]-[.$H$2]^2/2))*EXP(NORMINV(RAND();0;[.$H$2]))" office:value-type="currency" office:currency="EUR" office:value="8051.42730225516">
            <text:p>8.051,43 €</text:p>
          </table:table-cell>
          <table:table-cell table:formula="of:=[.DH3]*EXP(LN(1+[.$F$2]-[.$H$2]^2/2))*EXP(NORMINV(RAND();0;[.$H$2]))" office:value-type="currency" office:currency="EUR" office:value="9855.44734293017">
            <text:p>9.855,45 €</text:p>
          </table:table-cell>
          <table:table-cell table:formula="of:=[.DI3]*EXP(LN(1+[.$F$2]-[.$H$2]^2/2))*EXP(NORMINV(RAND();0;[.$H$2]))" office:value-type="currency" office:currency="EUR" office:value="12665.3414628337">
            <text:p>12.665,34 €</text:p>
          </table:table-cell>
          <table:table-cell table:formula="of:=[.DJ3]*EXP(LN(1+[.$F$2]-[.$H$2]^2/2))*EXP(NORMINV(RAND();0;[.$H$2]))" office:value-type="currency" office:currency="EUR" office:value="8189.6420961662">
            <text:p>8.189,64 €</text:p>
          </table:table-cell>
          <table:table-cell table:formula="of:=[.DK3]*EXP(LN(1+[.$F$2]-[.$H$2]^2/2))*EXP(NORMINV(RAND();0;[.$H$2]))" office:value-type="currency" office:currency="EUR" office:value="12436.6270451291">
            <text:p>12.436,63 €</text:p>
          </table:table-cell>
          <table:table-cell table:formula="of:=[.DL3]*EXP(LN(1+[.$F$2]-[.$H$2]^2/2))*EXP(NORMINV(RAND();0;[.$H$2]))" office:value-type="currency" office:currency="EUR" office:value="10038.5803167014">
            <text:p>10.038,58 €</text:p>
          </table:table-cell>
          <table:table-cell table:formula="of:=[.DM3]*EXP(LN(1+[.$F$2]-[.$H$2]^2/2))*EXP(NORMINV(RAND();0;[.$H$2]))" office:value-type="currency" office:currency="EUR" office:value="12184.9464503403">
            <text:p>12.184,95 €</text:p>
          </table:table-cell>
          <table:table-cell table:formula="of:=[.DN3]*EXP(LN(1+[.$F$2]-[.$H$2]^2/2))*EXP(NORMINV(RAND();0;[.$H$2]))" office:value-type="currency" office:currency="EUR" office:value="10273.4725672131">
            <text:p>10.273,47 €</text:p>
          </table:table-cell>
          <table:table-cell table:formula="of:=[.DO3]*EXP(LN(1+[.$F$2]-[.$H$2]^2/2))*EXP(NORMINV(RAND();0;[.$H$2]))" office:value-type="currency" office:currency="EUR" office:value="11478.0474803083">
            <text:p>11.478,05 €</text:p>
          </table:table-cell>
          <table:table-cell table:formula="of:=[.DP3]*EXP(LN(1+[.$F$2]-[.$H$2]^2/2))*EXP(NORMINV(RAND();0;[.$H$2]))" office:value-type="currency" office:currency="EUR" office:value="11256.6274767368">
            <text:p>11.256,63 €</text:p>
          </table:table-cell>
          <table:table-cell table:formula="of:=[.DQ3]*EXP(LN(1+[.$F$2]-[.$H$2]^2/2))*EXP(NORMINV(RAND();0;[.$H$2]))" office:value-type="currency" office:currency="EUR" office:value="14725.035151469">
            <text:p>14.725,04 €</text:p>
          </table:table-cell>
          <table:table-cell table:formula="of:=[.DR3]*EXP(LN(1+[.$F$2]-[.$H$2]^2/2))*EXP(NORMINV(RAND();0;[.$H$2]))" office:value-type="currency" office:currency="EUR" office:value="10857.0917172039">
            <text:p>10.857,09 €</text:p>
          </table:table-cell>
          <table:table-cell table:formula="of:=[.DS3]*EXP(LN(1+[.$F$2]-[.$H$2]^2/2))*EXP(NORMINV(RAND();0;[.$H$2]))" office:value-type="currency" office:currency="EUR" office:value="13287.3980037247">
            <text:p>13.287,40 €</text:p>
          </table:table-cell>
          <table:table-cell table:formula="of:=[.DT3]*EXP(LN(1+[.$F$2]-[.$H$2]^2/2))*EXP(NORMINV(RAND();0;[.$H$2]))" office:value-type="currency" office:currency="EUR" office:value="12082.1447141322">
            <text:p>12.082,14 €</text:p>
          </table:table-cell>
          <table:table-cell table:formula="of:=[.DU3]*EXP(LN(1+[.$F$2]-[.$H$2]^2/2))*EXP(NORMINV(RAND();0;[.$H$2]))" office:value-type="currency" office:currency="EUR" office:value="8292.83548423638">
            <text:p>8.292,84 €</text:p>
          </table:table-cell>
          <table:table-cell table:formula="of:=[.DV3]*EXP(LN(1+[.$F$2]-[.$H$2]^2/2))*EXP(NORMINV(RAND();0;[.$H$2]))" office:value-type="currency" office:currency="EUR" office:value="8673.76751951479">
            <text:p>8.673,77 €</text:p>
          </table:table-cell>
          <table:table-cell table:formula="of:=[.DW3]*EXP(LN(1+[.$F$2]-[.$H$2]^2/2))*EXP(NORMINV(RAND();0;[.$H$2]))" office:value-type="currency" office:currency="EUR" office:value="10171.2767242645">
            <text:p>10.171,28 €</text:p>
          </table:table-cell>
          <table:table-cell table:formula="of:=[.DX3]*EXP(LN(1+[.$F$2]-[.$H$2]^2/2))*EXP(NORMINV(RAND();0;[.$H$2]))" office:value-type="currency" office:currency="EUR" office:value="10173.6184665864">
            <text:p>10.173,62 €</text:p>
          </table:table-cell>
          <table:table-cell table:formula="of:=[.DY3]*EXP(LN(1+[.$F$2]-[.$H$2]^2/2))*EXP(NORMINV(RAND();0;[.$H$2]))" office:value-type="currency" office:currency="EUR" office:value="8982.03604001107">
            <text:p>8.982,04 €</text:p>
          </table:table-cell>
          <table:table-cell table:formula="of:=[.DZ3]*EXP(LN(1+[.$F$2]-[.$H$2]^2/2))*EXP(NORMINV(RAND();0;[.$H$2]))" office:value-type="currency" office:currency="EUR" office:value="12775.8628776346">
            <text:p>12.775,86 €</text:p>
          </table:table-cell>
          <table:table-cell table:formula="of:=[.EA3]*EXP(LN(1+[.$F$2]-[.$H$2]^2/2))*EXP(NORMINV(RAND();0;[.$H$2]))" office:value-type="currency" office:currency="EUR" office:value="13348.7528974892">
            <text:p>13.348,75 €</text:p>
          </table:table-cell>
          <table:table-cell table:formula="of:=[.EB3]*EXP(LN(1+[.$F$2]-[.$H$2]^2/2))*EXP(NORMINV(RAND();0;[.$H$2]))" office:value-type="currency" office:currency="EUR" office:value="11916.5044005592">
            <text:p>11.916,50 €</text:p>
          </table:table-cell>
          <table:table-cell table:formula="of:=[.EC3]*EXP(LN(1+[.$F$2]-[.$H$2]^2/2))*EXP(NORMINV(RAND();0;[.$H$2]))" office:value-type="currency" office:currency="EUR" office:value="8264.47803977531">
            <text:p>8.264,48 €</text:p>
          </table:table-cell>
          <table:table-cell table:formula="of:=[.ED3]*EXP(LN(1+[.$F$2]-[.$H$2]^2/2))*EXP(NORMINV(RAND();0;[.$H$2]))" office:value-type="currency" office:currency="EUR" office:value="14267.7082754583">
            <text:p>14.267,71 €</text:p>
          </table:table-cell>
          <table:table-cell table:formula="of:=[.EE3]*EXP(LN(1+[.$F$2]-[.$H$2]^2/2))*EXP(NORMINV(RAND();0;[.$H$2]))" office:value-type="currency" office:currency="EUR" office:value="10277.0075603045">
            <text:p>10.277,01 €</text:p>
          </table:table-cell>
          <table:table-cell table:formula="of:=[.EF3]*EXP(LN(1+[.$F$2]-[.$H$2]^2/2))*EXP(NORMINV(RAND();0;[.$H$2]))" office:value-type="currency" office:currency="EUR" office:value="9641.62255556091">
            <text:p>9.641,62 €</text:p>
          </table:table-cell>
          <table:table-cell table:formula="of:=[.EG3]*EXP(LN(1+[.$F$2]-[.$H$2]^2/2))*EXP(NORMINV(RAND();0;[.$H$2]))" office:value-type="currency" office:currency="EUR" office:value="9958.93203751156">
            <text:p>9.958,93 €</text:p>
          </table:table-cell>
          <table:table-cell table:formula="of:=[.EH3]*EXP(LN(1+[.$F$2]-[.$H$2]^2/2))*EXP(NORMINV(RAND();0;[.$H$2]))" office:value-type="currency" office:currency="EUR" office:value="8828.90276071502">
            <text:p>8.828,90 €</text:p>
          </table:table-cell>
          <table:table-cell table:formula="of:=[.EI3]*EXP(LN(1+[.$F$2]-[.$H$2]^2/2))*EXP(NORMINV(RAND();0;[.$H$2]))" office:value-type="currency" office:currency="EUR" office:value="14371.1699900833">
            <text:p>14.371,17 €</text:p>
          </table:table-cell>
          <table:table-cell table:formula="of:=[.EJ3]*EXP(LN(1+[.$F$2]-[.$H$2]^2/2))*EXP(NORMINV(RAND();0;[.$H$2]))" office:value-type="currency" office:currency="EUR" office:value="13172.4250215462">
            <text:p>13.172,43 €</text:p>
          </table:table-cell>
          <table:table-cell table:formula="of:=[.EK3]*EXP(LN(1+[.$F$2]-[.$H$2]^2/2))*EXP(NORMINV(RAND();0;[.$H$2]))" office:value-type="currency" office:currency="EUR" office:value="8977.96174182128">
            <text:p>8.977,96 €</text:p>
          </table:table-cell>
          <table:table-cell table:formula="of:=[.EL3]*EXP(LN(1+[.$F$2]-[.$H$2]^2/2))*EXP(NORMINV(RAND();0;[.$H$2]))" office:value-type="currency" office:currency="EUR" office:value="8804.13705396702">
            <text:p>8.804,14 €</text:p>
          </table:table-cell>
          <table:table-cell table:formula="of:=[.EM3]*EXP(LN(1+[.$F$2]-[.$H$2]^2/2))*EXP(NORMINV(RAND();0;[.$H$2]))" office:value-type="currency" office:currency="EUR" office:value="13608.4588282584">
            <text:p>13.608,46 €</text:p>
          </table:table-cell>
          <table:table-cell table:formula="of:=[.EN3]*EXP(LN(1+[.$F$2]-[.$H$2]^2/2))*EXP(NORMINV(RAND();0;[.$H$2]))" office:value-type="currency" office:currency="EUR" office:value="12873.7422484401">
            <text:p>12.873,74 €</text:p>
          </table:table-cell>
          <table:table-cell table:formula="of:=[.EO3]*EXP(LN(1+[.$F$2]-[.$H$2]^2/2))*EXP(NORMINV(RAND();0;[.$H$2]))" office:value-type="currency" office:currency="EUR" office:value="9891.66394111877">
            <text:p>9.891,66 €</text:p>
          </table:table-cell>
          <table:table-cell table:formula="of:=[.EP3]*EXP(LN(1+[.$F$2]-[.$H$2]^2/2))*EXP(NORMINV(RAND();0;[.$H$2]))" office:value-type="currency" office:currency="EUR" office:value="15415.2461755768">
            <text:p>15.415,25 €</text:p>
          </table:table-cell>
          <table:table-cell table:formula="of:=[.EQ3]*EXP(LN(1+[.$F$2]-[.$H$2]^2/2))*EXP(NORMINV(RAND();0;[.$H$2]))" office:value-type="currency" office:currency="EUR" office:value="8547.48066772086">
            <text:p>8.547,48 €</text:p>
          </table:table-cell>
          <table:table-cell table:formula="of:=[.ER3]*EXP(LN(1+[.$F$2]-[.$H$2]^2/2))*EXP(NORMINV(RAND();0;[.$H$2]))" office:value-type="currency" office:currency="EUR" office:value="12401.2824534753">
            <text:p>12.401,28 €</text:p>
          </table:table-cell>
          <table:table-cell table:formula="of:=[.ES3]*EXP(LN(1+[.$F$2]-[.$H$2]^2/2))*EXP(NORMINV(RAND();0;[.$H$2]))" office:value-type="currency" office:currency="EUR" office:value="8930.54961689852">
            <text:p>8.930,55 €</text:p>
          </table:table-cell>
          <table:table-cell table:formula="of:=[.ET3]*EXP(LN(1+[.$F$2]-[.$H$2]^2/2))*EXP(NORMINV(RAND();0;[.$H$2]))" office:value-type="currency" office:currency="EUR" office:value="10505.2731919869">
            <text:p>10.505,27 €</text:p>
          </table:table-cell>
          <table:table-cell table:formula="of:=[.EU3]*EXP(LN(1+[.$F$2]-[.$H$2]^2/2))*EXP(NORMINV(RAND();0;[.$H$2]))" office:value-type="currency" office:currency="EUR" office:value="9237.00414083787">
            <text:p>9.237,00 €</text:p>
          </table:table-cell>
          <table:table-cell table:formula="of:=[.EV3]*EXP(LN(1+[.$F$2]-[.$H$2]^2/2))*EXP(NORMINV(RAND();0;[.$H$2]))" office:value-type="currency" office:currency="EUR" office:value="11277.0187535418">
            <text:p>11.277,02 €</text:p>
          </table:table-cell>
          <table:table-cell table:formula="of:=[.EW3]*EXP(LN(1+[.$F$2]-[.$H$2]^2/2))*EXP(NORMINV(RAND();0;[.$H$2]))" office:value-type="currency" office:currency="EUR" office:value="13830.0828122001">
            <text:p>13.830,08 €</text:p>
          </table:table-cell>
          <table:table-cell table:formula="of:=[.EX3]*EXP(LN(1+[.$F$2]-[.$H$2]^2/2))*EXP(NORMINV(RAND();0;[.$H$2]))" office:value-type="currency" office:currency="EUR" office:value="10973.7638715502">
            <text:p>10.973,76 €</text:p>
          </table:table-cell>
          <table:table-cell table:formula="of:=[.EY3]*EXP(LN(1+[.$F$2]-[.$H$2]^2/2))*EXP(NORMINV(RAND();0;[.$H$2]))" office:value-type="currency" office:currency="EUR" office:value="10299.0809251386">
            <text:p>10.299,08 €</text:p>
          </table:table-cell>
          <table:table-cell table:formula="of:=[.EZ3]*EXP(LN(1+[.$F$2]-[.$H$2]^2/2))*EXP(NORMINV(RAND();0;[.$H$2]))" office:value-type="currency" office:currency="EUR" office:value="9760.40851426135">
            <text:p>9.760,41 €</text:p>
          </table:table-cell>
          <table:table-cell table:formula="of:=[.FA3]*EXP(LN(1+[.$F$2]-[.$H$2]^2/2))*EXP(NORMINV(RAND();0;[.$H$2]))" office:value-type="currency" office:currency="EUR" office:value="12528.3382666493">
            <text:p>12.528,34 €</text:p>
          </table:table-cell>
          <table:table-cell table:formula="of:=[.FB3]*EXP(LN(1+[.$F$2]-[.$H$2]^2/2))*EXP(NORMINV(RAND();0;[.$H$2]))" office:value-type="currency" office:currency="EUR" office:value="10013.234156243">
            <text:p>10.013,23 €</text:p>
          </table:table-cell>
          <table:table-cell table:formula="of:=[.FC3]*EXP(LN(1+[.$F$2]-[.$H$2]^2/2))*EXP(NORMINV(RAND();0;[.$H$2]))" office:value-type="currency" office:currency="EUR" office:value="11992.2708265272">
            <text:p>11.992,27 €</text:p>
          </table:table-cell>
          <table:table-cell table:formula="of:=[.FD3]*EXP(LN(1+[.$F$2]-[.$H$2]^2/2))*EXP(NORMINV(RAND();0;[.$H$2]))" office:value-type="currency" office:currency="EUR" office:value="14390.5171582073">
            <text:p>14.390,52 €</text:p>
          </table:table-cell>
          <table:table-cell table:formula="of:=[.FE3]*EXP(LN(1+[.$F$2]-[.$H$2]^2/2))*EXP(NORMINV(RAND();0;[.$H$2]))" office:value-type="currency" office:currency="EUR" office:value="9986.72856252382">
            <text:p>9.986,73 €</text:p>
          </table:table-cell>
          <table:table-cell table:formula="of:=[.FF3]*EXP(LN(1+[.$F$2]-[.$H$2]^2/2))*EXP(NORMINV(RAND();0;[.$H$2]))" office:value-type="currency" office:currency="EUR" office:value="11782.7255041957">
            <text:p>11.782,73 €</text:p>
          </table:table-cell>
          <table:table-cell table:formula="of:=[.FG3]*EXP(LN(1+[.$F$2]-[.$H$2]^2/2))*EXP(NORMINV(RAND();0;[.$H$2]))" office:value-type="currency" office:currency="EUR" office:value="11280.1975808172">
            <text:p>11.280,20 €</text:p>
          </table:table-cell>
          <table:table-cell table:formula="of:=[.FH3]*EXP(LN(1+[.$F$2]-[.$H$2]^2/2))*EXP(NORMINV(RAND();0;[.$H$2]))" office:value-type="currency" office:currency="EUR" office:value="8229.82990673118">
            <text:p>8.229,83 €</text:p>
          </table:table-cell>
          <table:table-cell table:formula="of:=[.FI3]*EXP(LN(1+[.$F$2]-[.$H$2]^2/2))*EXP(NORMINV(RAND();0;[.$H$2]))" office:value-type="currency" office:currency="EUR" office:value="10691.6154680829">
            <text:p>10.691,62 €</text:p>
          </table:table-cell>
          <table:table-cell table:formula="of:=[.FJ3]*EXP(LN(1+[.$F$2]-[.$H$2]^2/2))*EXP(NORMINV(RAND();0;[.$H$2]))" office:value-type="currency" office:currency="EUR" office:value="14662.6591860234">
            <text:p>14.662,66 €</text:p>
          </table:table-cell>
          <table:table-cell table:formula="of:=[.FK3]*EXP(LN(1+[.$F$2]-[.$H$2]^2/2))*EXP(NORMINV(RAND();0;[.$H$2]))" office:value-type="currency" office:currency="EUR" office:value="13430.4200336047">
            <text:p>13.430,42 €</text:p>
          </table:table-cell>
          <table:table-cell table:formula="of:=[.FL3]*EXP(LN(1+[.$F$2]-[.$H$2]^2/2))*EXP(NORMINV(RAND();0;[.$H$2]))" office:value-type="currency" office:currency="EUR" office:value="11115.7837662582">
            <text:p>11.115,78 €</text:p>
          </table:table-cell>
          <table:table-cell table:formula="of:=[.FM3]*EXP(LN(1+[.$F$2]-[.$H$2]^2/2))*EXP(NORMINV(RAND();0;[.$H$2]))" office:value-type="currency" office:currency="EUR" office:value="7584.28764998041">
            <text:p>7.584,29 €</text:p>
          </table:table-cell>
          <table:table-cell table:formula="of:=[.FN3]*EXP(LN(1+[.$F$2]-[.$H$2]^2/2))*EXP(NORMINV(RAND();0;[.$H$2]))" office:value-type="currency" office:currency="EUR" office:value="9672.45559218931">
            <text:p>9.672,46 €</text:p>
          </table:table-cell>
          <table:table-cell table:formula="of:=[.FO3]*EXP(LN(1+[.$F$2]-[.$H$2]^2/2))*EXP(NORMINV(RAND();0;[.$H$2]))" office:value-type="currency" office:currency="EUR" office:value="9031.95553625129">
            <text:p>9.031,96 €</text:p>
          </table:table-cell>
          <table:table-cell table:formula="of:=[.FP3]*EXP(LN(1+[.$F$2]-[.$H$2]^2/2))*EXP(NORMINV(RAND();0;[.$H$2]))" office:value-type="currency" office:currency="EUR" office:value="8221.80283481249">
            <text:p>8.221,80 €</text:p>
          </table:table-cell>
          <table:table-cell table:formula="of:=[.FQ3]*EXP(LN(1+[.$F$2]-[.$H$2]^2/2))*EXP(NORMINV(RAND();0;[.$H$2]))" office:value-type="currency" office:currency="EUR" office:value="10261.0170029614">
            <text:p>10.261,02 €</text:p>
          </table:table-cell>
          <table:table-cell table:formula="of:=[.FR3]*EXP(LN(1+[.$F$2]-[.$H$2]^2/2))*EXP(NORMINV(RAND();0;[.$H$2]))" office:value-type="currency" office:currency="EUR" office:value="9028.96896221523">
            <text:p>9.028,97 €</text:p>
          </table:table-cell>
          <table:table-cell table:formula="of:=[.FS3]*EXP(LN(1+[.$F$2]-[.$H$2]^2/2))*EXP(NORMINV(RAND();0;[.$H$2]))" office:value-type="currency" office:currency="EUR" office:value="8126.87225588887">
            <text:p>8.126,87 €</text:p>
          </table:table-cell>
          <table:table-cell table:formula="of:=[.FT3]*EXP(LN(1+[.$F$2]-[.$H$2]^2/2))*EXP(NORMINV(RAND();0;[.$H$2]))" office:value-type="currency" office:currency="EUR" office:value="10195.7840060028">
            <text:p>10.195,78 €</text:p>
          </table:table-cell>
          <table:table-cell table:formula="of:=[.FU3]*EXP(LN(1+[.$F$2]-[.$H$2]^2/2))*EXP(NORMINV(RAND();0;[.$H$2]))" office:value-type="currency" office:currency="EUR" office:value="11651.6805146585">
            <text:p>11.651,68 €</text:p>
          </table:table-cell>
          <table:table-cell table:formula="of:=[.FV3]*EXP(LN(1+[.$F$2]-[.$H$2]^2/2))*EXP(NORMINV(RAND();0;[.$H$2]))" office:value-type="currency" office:currency="EUR" office:value="11850.9868540183">
            <text:p>11.850,99 €</text:p>
          </table:table-cell>
          <table:table-cell table:formula="of:=[.FW3]*EXP(LN(1+[.$F$2]-[.$H$2]^2/2))*EXP(NORMINV(RAND();0;[.$H$2]))" office:value-type="currency" office:currency="EUR" office:value="9150.58224380602">
            <text:p>9.150,58 €</text:p>
          </table:table-cell>
          <table:table-cell table:formula="of:=[.FX3]*EXP(LN(1+[.$F$2]-[.$H$2]^2/2))*EXP(NORMINV(RAND();0;[.$H$2]))" office:value-type="currency" office:currency="EUR" office:value="10280.3303111521">
            <text:p>10.280,33 €</text:p>
          </table:table-cell>
          <table:table-cell table:formula="of:=[.FY3]*EXP(LN(1+[.$F$2]-[.$H$2]^2/2))*EXP(NORMINV(RAND();0;[.$H$2]))" office:value-type="currency" office:currency="EUR" office:value="13496.7195496804">
            <text:p>13.496,72 €</text:p>
          </table:table-cell>
          <table:table-cell table:formula="of:=[.FZ3]*EXP(LN(1+[.$F$2]-[.$H$2]^2/2))*EXP(NORMINV(RAND();0;[.$H$2]))" office:value-type="currency" office:currency="EUR" office:value="7156.26701453585">
            <text:p>7.156,27 €</text:p>
          </table:table-cell>
          <table:table-cell table:formula="of:=[.GA3]*EXP(LN(1+[.$F$2]-[.$H$2]^2/2))*EXP(NORMINV(RAND();0;[.$H$2]))" office:value-type="currency" office:currency="EUR" office:value="11431.4881964009">
            <text:p>11.431,49 €</text:p>
          </table:table-cell>
          <table:table-cell table:formula="of:=[.GB3]*EXP(LN(1+[.$F$2]-[.$H$2]^2/2))*EXP(NORMINV(RAND();0;[.$H$2]))" office:value-type="currency" office:currency="EUR" office:value="12349.3302083415">
            <text:p>12.349,33 €</text:p>
          </table:table-cell>
          <table:table-cell table:formula="of:=[.GC3]*EXP(LN(1+[.$F$2]-[.$H$2]^2/2))*EXP(NORMINV(RAND();0;[.$H$2]))" office:value-type="currency" office:currency="EUR" office:value="14108.2924460076">
            <text:p>14.108,29 €</text:p>
          </table:table-cell>
          <table:table-cell table:formula="of:=[.GD3]*EXP(LN(1+[.$F$2]-[.$H$2]^2/2))*EXP(NORMINV(RAND();0;[.$H$2]))" office:value-type="currency" office:currency="EUR" office:value="10396.1284429978">
            <text:p>10.396,13 €</text:p>
          </table:table-cell>
          <table:table-cell table:formula="of:=[.GE3]*EXP(LN(1+[.$F$2]-[.$H$2]^2/2))*EXP(NORMINV(RAND();0;[.$H$2]))" office:value-type="currency" office:currency="EUR" office:value="8409.84925691588">
            <text:p>8.409,85 €</text:p>
          </table:table-cell>
          <table:table-cell table:formula="of:=[.GF3]*EXP(LN(1+[.$F$2]-[.$H$2]^2/2))*EXP(NORMINV(RAND();0;[.$H$2]))" office:value-type="currency" office:currency="EUR" office:value="12180.6436746816">
            <text:p>12.180,64 €</text:p>
          </table:table-cell>
          <table:table-cell table:formula="of:=[.GG3]*EXP(LN(1+[.$F$2]-[.$H$2]^2/2))*EXP(NORMINV(RAND();0;[.$H$2]))" office:value-type="currency" office:currency="EUR" office:value="13803.035075986">
            <text:p>13.803,04 €</text:p>
          </table:table-cell>
          <table:table-cell table:formula="of:=[.GH3]*EXP(LN(1+[.$F$2]-[.$H$2]^2/2))*EXP(NORMINV(RAND();0;[.$H$2]))" office:value-type="currency" office:currency="EUR" office:value="16927.3527257764">
            <text:p>16.927,35 €</text:p>
          </table:table-cell>
          <table:table-cell table:formula="of:=[.GI3]*EXP(LN(1+[.$F$2]-[.$H$2]^2/2))*EXP(NORMINV(RAND();0;[.$H$2]))" office:value-type="currency" office:currency="EUR" office:value="11361.2371490115">
            <text:p>11.361,24 €</text:p>
          </table:table-cell>
          <table:table-cell table:formula="of:=[.GJ3]*EXP(LN(1+[.$F$2]-[.$H$2]^2/2))*EXP(NORMINV(RAND();0;[.$H$2]))" office:value-type="currency" office:currency="EUR" office:value="12790.6599676952">
            <text:p>12.790,66 €</text:p>
          </table:table-cell>
          <table:table-cell table:formula="of:=[.GK3]*EXP(LN(1+[.$F$2]-[.$H$2]^2/2))*EXP(NORMINV(RAND();0;[.$H$2]))" office:value-type="currency" office:currency="EUR" office:value="11718.8158947824">
            <text:p>11.718,82 €</text:p>
          </table:table-cell>
          <table:table-cell table:formula="of:=[.GL3]*EXP(LN(1+[.$F$2]-[.$H$2]^2/2))*EXP(NORMINV(RAND();0;[.$H$2]))" office:value-type="currency" office:currency="EUR" office:value="9246.53883718441">
            <text:p>9.246,54 €</text:p>
          </table:table-cell>
          <table:table-cell table:formula="of:=[.GM3]*EXP(LN(1+[.$F$2]-[.$H$2]^2/2))*EXP(NORMINV(RAND();0;[.$H$2]))" office:value-type="currency" office:currency="EUR" office:value="7586.35379047901">
            <text:p>7.586,35 €</text:p>
          </table:table-cell>
          <table:table-cell table:formula="of:=[.GN3]*EXP(LN(1+[.$F$2]-[.$H$2]^2/2))*EXP(NORMINV(RAND();0;[.$H$2]))" office:value-type="currency" office:currency="EUR" office:value="9358.48849111086">
            <text:p>9.358,49 €</text:p>
          </table:table-cell>
          <table:table-cell table:formula="of:=[.GO3]*EXP(LN(1+[.$F$2]-[.$H$2]^2/2))*EXP(NORMINV(RAND();0;[.$H$2]))" office:value-type="currency" office:currency="EUR" office:value="11648.7852323072">
            <text:p>11.648,79 €</text:p>
          </table:table-cell>
          <table:table-cell table:formula="of:=[.GP3]*EXP(LN(1+[.$F$2]-[.$H$2]^2/2))*EXP(NORMINV(RAND();0;[.$H$2]))" office:value-type="currency" office:currency="EUR" office:value="14028.3820783845">
            <text:p>14.028,38 €</text:p>
          </table:table-cell>
          <table:table-cell table:formula="of:=[.GQ3]*EXP(LN(1+[.$F$2]-[.$H$2]^2/2))*EXP(NORMINV(RAND();0;[.$H$2]))" office:value-type="currency" office:currency="EUR" office:value="9169.92299775543">
            <text:p>9.169,92 €</text:p>
          </table:table-cell>
          <table:table-cell table:formula="of:=[.GR3]*EXP(LN(1+[.$F$2]-[.$H$2]^2/2))*EXP(NORMINV(RAND();0;[.$H$2]))" office:value-type="currency" office:currency="EUR" office:value="9837.69448604005">
            <text:p>9.837,69 €</text:p>
          </table:table-cell>
          <table:table-cell table:formula="of:=[.GS3]*EXP(LN(1+[.$F$2]-[.$H$2]^2/2))*EXP(NORMINV(RAND();0;[.$H$2]))" office:value-type="currency" office:currency="EUR" office:value="10656.5336218731">
            <text:p>10.656,53 €</text:p>
          </table:table-cell>
          <table:table-cell table:formula="of:=[.GT3]*EXP(LN(1+[.$F$2]-[.$H$2]^2/2))*EXP(NORMINV(RAND();0;[.$H$2]))" office:value-type="currency" office:currency="EUR" office:value="12369.9375678805">
            <text:p>12.369,94 €</text:p>
          </table:table-cell>
          <table:table-cell table:formula="of:=[.GU3]*EXP(LN(1+[.$F$2]-[.$H$2]^2/2))*EXP(NORMINV(RAND();0;[.$H$2]))" office:value-type="currency" office:currency="EUR" office:value="12209.3951878931">
            <text:p>12.209,40 €</text:p>
          </table:table-cell>
          <table:table-cell table:formula="of:=[.GV3]*EXP(LN(1+[.$F$2]-[.$H$2]^2/2))*EXP(NORMINV(RAND();0;[.$H$2]))" office:value-type="currency" office:currency="EUR" office:value="11483.1190511291">
            <text:p>11.483,12 €</text:p>
          </table:table-cell>
          <table:table-cell table:formula="of:=[.GW3]*EXP(LN(1+[.$F$2]-[.$H$2]^2/2))*EXP(NORMINV(RAND();0;[.$H$2]))" office:value-type="currency" office:currency="EUR" office:value="12344.4878482055">
            <text:p>12.344,49 €</text:p>
          </table:table-cell>
          <table:table-cell table:formula="of:=[.GX3]*EXP(LN(1+[.$F$2]-[.$H$2]^2/2))*EXP(NORMINV(RAND();0;[.$H$2]))" office:value-type="currency" office:currency="EUR" office:value="11429.6535712878">
            <text:p>11.429,65 €</text:p>
          </table:table-cell>
          <table:table-cell table:formula="of:=[.GY3]*EXP(LN(1+[.$F$2]-[.$H$2]^2/2))*EXP(NORMINV(RAND();0;[.$H$2]))" office:value-type="currency" office:currency="EUR" office:value="11769.463772282">
            <text:p>11.769,46 €</text:p>
          </table:table-cell>
          <table:table-cell table:formula="of:=[.GZ3]*EXP(LN(1+[.$F$2]-[.$H$2]^2/2))*EXP(NORMINV(RAND();0;[.$H$2]))" office:value-type="currency" office:currency="EUR" office:value="11526.0381151154">
            <text:p>11.526,04 €</text:p>
          </table:table-cell>
          <table:table-cell table:formula="of:=[.HA3]*EXP(LN(1+[.$F$2]-[.$H$2]^2/2))*EXP(NORMINV(RAND();0;[.$H$2]))" office:value-type="currency" office:currency="EUR" office:value="12057.0954191922">
            <text:p>12.057,10 €</text:p>
          </table:table-cell>
          <table:table-cell table:formula="of:=[.HB3]*EXP(LN(1+[.$F$2]-[.$H$2]^2/2))*EXP(NORMINV(RAND();0;[.$H$2]))" office:value-type="currency" office:currency="EUR" office:value="9067.42384788313">
            <text:p>9.067,42 €</text:p>
          </table:table-cell>
          <table:table-cell table:formula="of:=[.HC3]*EXP(LN(1+[.$F$2]-[.$H$2]^2/2))*EXP(NORMINV(RAND();0;[.$H$2]))" office:value-type="currency" office:currency="EUR" office:value="9771.20865918581">
            <text:p>9.771,21 €</text:p>
          </table:table-cell>
          <table:table-cell table:formula="of:=[.HD3]*EXP(LN(1+[.$F$2]-[.$H$2]^2/2))*EXP(NORMINV(RAND();0;[.$H$2]))" office:value-type="currency" office:currency="EUR" office:value="13075.2245615623">
            <text:p>13.075,22 €</text:p>
          </table:table-cell>
          <table:table-cell table:formula="of:=[.HE3]*EXP(LN(1+[.$F$2]-[.$H$2]^2/2))*EXP(NORMINV(RAND();0;[.$H$2]))" office:value-type="currency" office:currency="EUR" office:value="10504.8300353334">
            <text:p>10.504,83 €</text:p>
          </table:table-cell>
          <table:table-cell table:formula="of:=[.HF3]*EXP(LN(1+[.$F$2]-[.$H$2]^2/2))*EXP(NORMINV(RAND();0;[.$H$2]))" office:value-type="currency" office:currency="EUR" office:value="9601.27877273851">
            <text:p>9.601,28 €</text:p>
          </table:table-cell>
          <table:table-cell table:formula="of:=[.HG3]*EXP(LN(1+[.$F$2]-[.$H$2]^2/2))*EXP(NORMINV(RAND();0;[.$H$2]))" office:value-type="currency" office:currency="EUR" office:value="11286.73904877">
            <text:p>11.286,74 €</text:p>
          </table:table-cell>
          <table:table-cell table:formula="of:=[.HH3]*EXP(LN(1+[.$F$2]-[.$H$2]^2/2))*EXP(NORMINV(RAND();0;[.$H$2]))" office:value-type="currency" office:currency="EUR" office:value="11521.3826347284">
            <text:p>11.521,38 €</text:p>
          </table:table-cell>
          <table:table-cell table:formula="of:=[.HI3]*EXP(LN(1+[.$F$2]-[.$H$2]^2/2))*EXP(NORMINV(RAND();0;[.$H$2]))" office:value-type="currency" office:currency="EUR" office:value="12130.2029631349">
            <text:p>12.130,20 €</text:p>
          </table:table-cell>
          <table:table-cell table:formula="of:=[.HJ3]*EXP(LN(1+[.$F$2]-[.$H$2]^2/2))*EXP(NORMINV(RAND();0;[.$H$2]))" office:value-type="currency" office:currency="EUR" office:value="16464.8414217906">
            <text:p>16.464,84 €</text:p>
          </table:table-cell>
          <table:table-cell table:formula="of:=[.HK3]*EXP(LN(1+[.$F$2]-[.$H$2]^2/2))*EXP(NORMINV(RAND();0;[.$H$2]))" office:value-type="currency" office:currency="EUR" office:value="8403.19231239818">
            <text:p>8.403,19 €</text:p>
          </table:table-cell>
          <table:table-cell table:formula="of:=[.HL3]*EXP(LN(1+[.$F$2]-[.$H$2]^2/2))*EXP(NORMINV(RAND();0;[.$H$2]))" office:value-type="currency" office:currency="EUR" office:value="10087.5012809521">
            <text:p>10.087,50 €</text:p>
          </table:table-cell>
          <table:table-cell table:formula="of:=[.HM3]*EXP(LN(1+[.$F$2]-[.$H$2]^2/2))*EXP(NORMINV(RAND();0;[.$H$2]))" office:value-type="currency" office:currency="EUR" office:value="11884.6697575108">
            <text:p>11.884,67 €</text:p>
          </table:table-cell>
          <table:table-cell table:formula="of:=[.HN3]*EXP(LN(1+[.$F$2]-[.$H$2]^2/2))*EXP(NORMINV(RAND();0;[.$H$2]))" office:value-type="currency" office:currency="EUR" office:value="11200.5820210803">
            <text:p>11.200,58 €</text:p>
          </table:table-cell>
          <table:table-cell table:formula="of:=[.HO3]*EXP(LN(1+[.$F$2]-[.$H$2]^2/2))*EXP(NORMINV(RAND();0;[.$H$2]))" office:value-type="currency" office:currency="EUR" office:value="11504.8474828938">
            <text:p>11.504,85 €</text:p>
          </table:table-cell>
          <table:table-cell table:formula="of:=[.HP3]*EXP(LN(1+[.$F$2]-[.$H$2]^2/2))*EXP(NORMINV(RAND();0;[.$H$2]))" office:value-type="currency" office:currency="EUR" office:value="15914.5326461464">
            <text:p>15.914,53 €</text:p>
          </table:table-cell>
          <table:table-cell table:formula="of:=[.HQ3]*EXP(LN(1+[.$F$2]-[.$H$2]^2/2))*EXP(NORMINV(RAND();0;[.$H$2]))" office:value-type="currency" office:currency="EUR" office:value="9990.54225017792">
            <text:p>9.990,54 €</text:p>
          </table:table-cell>
          <table:table-cell table:formula="of:=[.HR3]*EXP(LN(1+[.$F$2]-[.$H$2]^2/2))*EXP(NORMINV(RAND();0;[.$H$2]))" office:value-type="currency" office:currency="EUR" office:value="8773.83664956583">
            <text:p>8.773,84 €</text:p>
          </table:table-cell>
          <table:table-cell table:formula="of:=[.HS3]*EXP(LN(1+[.$F$2]-[.$H$2]^2/2))*EXP(NORMINV(RAND();0;[.$H$2]))" office:value-type="currency" office:currency="EUR" office:value="10501.5525981771">
            <text:p>10.501,55 €</text:p>
          </table:table-cell>
          <table:table-cell table:formula="of:=[.HT3]*EXP(LN(1+[.$F$2]-[.$H$2]^2/2))*EXP(NORMINV(RAND();0;[.$H$2]))" office:value-type="currency" office:currency="EUR" office:value="8954.8502847479">
            <text:p>8.954,85 €</text:p>
          </table:table-cell>
          <table:table-cell table:formula="of:=[.HU3]*EXP(LN(1+[.$F$2]-[.$H$2]^2/2))*EXP(NORMINV(RAND();0;[.$H$2]))" office:value-type="currency" office:currency="EUR" office:value="9020.95959821137">
            <text:p>9.020,96 €</text:p>
          </table:table-cell>
          <table:table-cell table:formula="of:=[.HV3]*EXP(LN(1+[.$F$2]-[.$H$2]^2/2))*EXP(NORMINV(RAND();0;[.$H$2]))" office:value-type="currency" office:currency="EUR" office:value="13218.8027759974">
            <text:p>13.218,80 €</text:p>
          </table:table-cell>
          <table:table-cell table:formula="of:=[.HW3]*EXP(LN(1+[.$F$2]-[.$H$2]^2/2))*EXP(NORMINV(RAND();0;[.$H$2]))" office:value-type="currency" office:currency="EUR" office:value="8766.91306277101">
            <text:p>8.766,91 €</text:p>
          </table:table-cell>
          <table:table-cell table:formula="of:=[.HX3]*EXP(LN(1+[.$F$2]-[.$H$2]^2/2))*EXP(NORMINV(RAND();0;[.$H$2]))" office:value-type="currency" office:currency="EUR" office:value="8236.75087359771">
            <text:p>8.236,75 €</text:p>
          </table:table-cell>
          <table:table-cell table:formula="of:=[.HY3]*EXP(LN(1+[.$F$2]-[.$H$2]^2/2))*EXP(NORMINV(RAND();0;[.$H$2]))" office:value-type="currency" office:currency="EUR" office:value="7681.01535545266">
            <text:p>7.681,02 €</text:p>
          </table:table-cell>
          <table:table-cell table:formula="of:=[.HZ3]*EXP(LN(1+[.$F$2]-[.$H$2]^2/2))*EXP(NORMINV(RAND();0;[.$H$2]))" office:value-type="currency" office:currency="EUR" office:value="9743.55133104435">
            <text:p>9.743,55 €</text:p>
          </table:table-cell>
          <table:table-cell table:formula="of:=[.IA3]*EXP(LN(1+[.$F$2]-[.$H$2]^2/2))*EXP(NORMINV(RAND();0;[.$H$2]))" office:value-type="currency" office:currency="EUR" office:value="12225.4578843548">
            <text:p>12.225,46 €</text:p>
          </table:table-cell>
          <table:table-cell table:formula="of:=[.IB3]*EXP(LN(1+[.$F$2]-[.$H$2]^2/2))*EXP(NORMINV(RAND();0;[.$H$2]))" office:value-type="currency" office:currency="EUR" office:value="12687.4850494142">
            <text:p>12.687,49 €</text:p>
          </table:table-cell>
          <table:table-cell table:formula="of:=[.IC3]*EXP(LN(1+[.$F$2]-[.$H$2]^2/2))*EXP(NORMINV(RAND();0;[.$H$2]))" office:value-type="currency" office:currency="EUR" office:value="7637.21379469472">
            <text:p>7.637,21 €</text:p>
          </table:table-cell>
          <table:table-cell table:formula="of:=[.ID3]*EXP(LN(1+[.$F$2]-[.$H$2]^2/2))*EXP(NORMINV(RAND();0;[.$H$2]))" office:value-type="currency" office:currency="EUR" office:value="9161.40506979469">
            <text:p>9.161,41 €</text:p>
          </table:table-cell>
          <table:table-cell table:formula="of:=[.IE3]*EXP(LN(1+[.$F$2]-[.$H$2]^2/2))*EXP(NORMINV(RAND();0;[.$H$2]))" office:value-type="currency" office:currency="EUR" office:value="9749.33921868579">
            <text:p>9.749,34 €</text:p>
          </table:table-cell>
          <table:table-cell table:formula="of:=[.IF3]*EXP(LN(1+[.$F$2]-[.$H$2]^2/2))*EXP(NORMINV(RAND();0;[.$H$2]))" office:value-type="currency" office:currency="EUR" office:value="12866.7126959526">
            <text:p>12.866,71 €</text:p>
          </table:table-cell>
          <table:table-cell table:formula="of:=[.IG3]*EXP(LN(1+[.$F$2]-[.$H$2]^2/2))*EXP(NORMINV(RAND();0;[.$H$2]))" office:value-type="currency" office:currency="EUR" office:value="12218.9617396294">
            <text:p>12.218,96 €</text:p>
          </table:table-cell>
          <table:table-cell table:formula="of:=[.IH3]*EXP(LN(1+[.$F$2]-[.$H$2]^2/2))*EXP(NORMINV(RAND();0;[.$H$2]))" office:value-type="currency" office:currency="EUR" office:value="9134.80891689526">
            <text:p>9.134,81 €</text:p>
          </table:table-cell>
          <table:table-cell table:formula="of:=[.II3]*EXP(LN(1+[.$F$2]-[.$H$2]^2/2))*EXP(NORMINV(RAND();0;[.$H$2]))" office:value-type="currency" office:currency="EUR" office:value="10622.3046782737">
            <text:p>10.622,30 €</text:p>
          </table:table-cell>
          <table:table-cell table:formula="of:=[.IJ3]*EXP(LN(1+[.$F$2]-[.$H$2]^2/2))*EXP(NORMINV(RAND();0;[.$H$2]))" office:value-type="currency" office:currency="EUR" office:value="13428.4834663365">
            <text:p>13.428,48 €</text:p>
          </table:table-cell>
          <table:table-cell table:formula="of:=[.IK3]*EXP(LN(1+[.$F$2]-[.$H$2]^2/2))*EXP(NORMINV(RAND();0;[.$H$2]))" office:value-type="currency" office:currency="EUR" office:value="10138.5005733189">
            <text:p>10.138,50 €</text:p>
          </table:table-cell>
          <table:table-cell table:formula="of:=[.IL3]*EXP(LN(1+[.$F$2]-[.$H$2]^2/2))*EXP(NORMINV(RAND();0;[.$H$2]))" office:value-type="currency" office:currency="EUR" office:value="13309.7890175992">
            <text:p>13.309,79 €</text:p>
          </table:table-cell>
          <table:table-cell table:formula="of:=[.IM3]*EXP(LN(1+[.$F$2]-[.$H$2]^2/2))*EXP(NORMINV(RAND();0;[.$H$2]))" office:value-type="currency" office:currency="EUR" office:value="10933.0575131419">
            <text:p>10.933,06 €</text:p>
          </table:table-cell>
          <table:table-cell table:formula="of:=[.IN3]*EXP(LN(1+[.$F$2]-[.$H$2]^2/2))*EXP(NORMINV(RAND();0;[.$H$2]))" office:value-type="currency" office:currency="EUR" office:value="11088.0986978966">
            <text:p>11.088,10 €</text:p>
          </table:table-cell>
          <table:table-cell table:formula="of:=[.IO3]*EXP(LN(1+[.$F$2]-[.$H$2]^2/2))*EXP(NORMINV(RAND();0;[.$H$2]))" office:value-type="currency" office:currency="EUR" office:value="13336.0265701683">
            <text:p>13.336,03 €</text:p>
          </table:table-cell>
          <table:table-cell table:formula="of:=[.IP3]*EXP(LN(1+[.$F$2]-[.$H$2]^2/2))*EXP(NORMINV(RAND();0;[.$H$2]))" office:value-type="currency" office:currency="EUR" office:value="8449.79580840063">
            <text:p>8.449,80 €</text:p>
          </table:table-cell>
          <table:table-cell table:formula="of:=[.IQ3]*EXP(LN(1+[.$F$2]-[.$H$2]^2/2))*EXP(NORMINV(RAND();0;[.$H$2]))" office:value-type="currency" office:currency="EUR" office:value="9656.05372214499">
            <text:p>9.656,05 €</text:p>
          </table:table-cell>
          <table:table-cell table:formula="of:=[.IR3]*EXP(LN(1+[.$F$2]-[.$H$2]^2/2))*EXP(NORMINV(RAND();0;[.$H$2]))" office:value-type="currency" office:currency="EUR" office:value="9976.99320001305">
            <text:p>9.976,99 €</text:p>
          </table:table-cell>
          <table:table-cell table:formula="of:=[.IS3]*EXP(LN(1+[.$F$2]-[.$H$2]^2/2))*EXP(NORMINV(RAND();0;[.$H$2]))" office:value-type="currency" office:currency="EUR" office:value="13878.227039144">
            <text:p>13.878,23 €</text:p>
          </table:table-cell>
          <table:table-cell table:formula="of:=[.IT3]*EXP(LN(1+[.$F$2]-[.$H$2]^2/2))*EXP(NORMINV(RAND();0;[.$H$2]))" office:value-type="currency" office:currency="EUR" office:value="17537.6521396374">
            <text:p>17.537,65 €</text:p>
          </table:table-cell>
          <table:table-cell table:formula="of:=[.IU3]*EXP(LN(1+[.$F$2]-[.$H$2]^2/2))*EXP(NORMINV(RAND();0;[.$H$2]))" office:value-type="currency" office:currency="EUR" office:value="13521.4891587294">
            <text:p>13.521,49 €</text:p>
          </table:table-cell>
          <table:table-cell table:formula="of:=[.IV3]*EXP(LN(1+[.$F$2]-[.$H$2]^2/2))*EXP(NORMINV(RAND();0;[.$H$2]))" office:value-type="currency" office:currency="EUR" office:value="16306.4566824674">
            <text:p>16.306,46 €</text:p>
          </table:table-cell>
          <table:table-cell table:formula="of:=[.IW3]*EXP(LN(1+[.$F$2]-[.$H$2]^2/2))*EXP(NORMINV(RAND();0;[.$H$2]))" office:value-type="currency" office:currency="EUR" office:value="8584.97562515363">
            <text:p>8.584,98 €</text:p>
          </table:table-cell>
          <table:table-cell table:formula="of:=[.IX3]*EXP(LN(1+[.$F$2]-[.$H$2]^2/2))*EXP(NORMINV(RAND();0;[.$H$2]))" office:value-type="currency" office:currency="EUR" office:value="8784.34669819963">
            <text:p>8.784,35 €</text:p>
          </table:table-cell>
          <table:table-cell table:formula="of:=[.IY3]*EXP(LN(1+[.$F$2]-[.$H$2]^2/2))*EXP(NORMINV(RAND();0;[.$H$2]))" office:value-type="currency" office:currency="EUR" office:value="10934.8859179111">
            <text:p>10.934,89 €</text:p>
          </table:table-cell>
          <table:table-cell table:formula="of:=[.IZ3]*EXP(LN(1+[.$F$2]-[.$H$2]^2/2))*EXP(NORMINV(RAND();0;[.$H$2]))" office:value-type="currency" office:currency="EUR" office:value="10061.5006119139">
            <text:p>10.061,50 €</text:p>
          </table:table-cell>
          <table:table-cell table:formula="of:=[.JA3]*EXP(LN(1+[.$F$2]-[.$H$2]^2/2))*EXP(NORMINV(RAND();0;[.$H$2]))" office:value-type="currency" office:currency="EUR" office:value="12661.1299086975">
            <text:p>12.661,13 €</text:p>
          </table:table-cell>
          <table:table-cell table:formula="of:=[.JB3]*EXP(LN(1+[.$F$2]-[.$H$2]^2/2))*EXP(NORMINV(RAND();0;[.$H$2]))" office:value-type="currency" office:currency="EUR" office:value="12464.293144948">
            <text:p>12.464,29 €</text:p>
          </table:table-cell>
          <table:table-cell table:formula="of:=[.JC3]*EXP(LN(1+[.$F$2]-[.$H$2]^2/2))*EXP(NORMINV(RAND();0;[.$H$2]))" office:value-type="currency" office:currency="EUR" office:value="10138.367812357">
            <text:p>10.138,37 €</text:p>
          </table:table-cell>
          <table:table-cell table:formula="of:=[.JD3]*EXP(LN(1+[.$F$2]-[.$H$2]^2/2))*EXP(NORMINV(RAND();0;[.$H$2]))" office:value-type="currency" office:currency="EUR" office:value="10682.1699486223">
            <text:p>10.682,17 €</text:p>
          </table:table-cell>
          <table:table-cell table:formula="of:=[.JE3]*EXP(LN(1+[.$F$2]-[.$H$2]^2/2))*EXP(NORMINV(RAND();0;[.$H$2]))" office:value-type="currency" office:currency="EUR" office:value="10555.475723254">
            <text:p>10.555,48 €</text:p>
          </table:table-cell>
          <table:table-cell table:formula="of:=[.JF3]*EXP(LN(1+[.$F$2]-[.$H$2]^2/2))*EXP(NORMINV(RAND();0;[.$H$2]))" office:value-type="currency" office:currency="EUR" office:value="12113.7224995367">
            <text:p>12.113,72 €</text:p>
          </table:table-cell>
          <table:table-cell table:formula="of:=[.JG3]*EXP(LN(1+[.$F$2]-[.$H$2]^2/2))*EXP(NORMINV(RAND();0;[.$H$2]))" office:value-type="currency" office:currency="EUR" office:value="9857.71446325818">
            <text:p>9.857,71 €</text:p>
          </table:table-cell>
          <table:table-cell table:formula="of:=[.JH3]*EXP(LN(1+[.$F$2]-[.$H$2]^2/2))*EXP(NORMINV(RAND();0;[.$H$2]))" office:value-type="currency" office:currency="EUR" office:value="8175.44761866295">
            <text:p>8.175,45 €</text:p>
          </table:table-cell>
          <table:table-cell table:formula="of:=[.JI3]*EXP(LN(1+[.$F$2]-[.$H$2]^2/2))*EXP(NORMINV(RAND();0;[.$H$2]))" office:value-type="currency" office:currency="EUR" office:value="14354.4880931646">
            <text:p>14.354,49 €</text:p>
          </table:table-cell>
          <table:table-cell table:formula="of:=[.JJ3]*EXP(LN(1+[.$F$2]-[.$H$2]^2/2))*EXP(NORMINV(RAND();0;[.$H$2]))" office:value-type="currency" office:currency="EUR" office:value="7302.41734110991">
            <text:p>7.302,42 €</text:p>
          </table:table-cell>
          <table:table-cell table:formula="of:=[.JK3]*EXP(LN(1+[.$F$2]-[.$H$2]^2/2))*EXP(NORMINV(RAND();0;[.$H$2]))" office:value-type="currency" office:currency="EUR" office:value="8190.48151165486">
            <text:p>8.190,48 €</text:p>
          </table:table-cell>
          <table:table-cell table:formula="of:=[.JL3]*EXP(LN(1+[.$F$2]-[.$H$2]^2/2))*EXP(NORMINV(RAND();0;[.$H$2]))" office:value-type="currency" office:currency="EUR" office:value="11864.7008012851">
            <text:p>11.864,70 €</text:p>
          </table:table-cell>
          <table:table-cell table:formula="of:=[.JM3]*EXP(LN(1+[.$F$2]-[.$H$2]^2/2))*EXP(NORMINV(RAND();0;[.$H$2]))" office:value-type="currency" office:currency="EUR" office:value="9907.84645001581">
            <text:p>9.907,85 €</text:p>
          </table:table-cell>
          <table:table-cell table:formula="of:=[.JN3]*EXP(LN(1+[.$F$2]-[.$H$2]^2/2))*EXP(NORMINV(RAND();0;[.$H$2]))" office:value-type="currency" office:currency="EUR" office:value="8836.16591652307">
            <text:p>8.836,17 €</text:p>
          </table:table-cell>
          <table:table-cell table:formula="of:=[.JO3]*EXP(LN(1+[.$F$2]-[.$H$2]^2/2))*EXP(NORMINV(RAND();0;[.$H$2]))" office:value-type="currency" office:currency="EUR" office:value="9286.18670023017">
            <text:p>9.286,19 €</text:p>
          </table:table-cell>
          <table:table-cell table:formula="of:=[.JP3]*EXP(LN(1+[.$F$2]-[.$H$2]^2/2))*EXP(NORMINV(RAND();0;[.$H$2]))" office:value-type="currency" office:currency="EUR" office:value="9688.50073512302">
            <text:p>9.688,50 €</text:p>
          </table:table-cell>
          <table:table-cell table:formula="of:=[.JQ3]*EXP(LN(1+[.$F$2]-[.$H$2]^2/2))*EXP(NORMINV(RAND();0;[.$H$2]))" office:value-type="currency" office:currency="EUR" office:value="10404.6435478697">
            <text:p>10.404,64 €</text:p>
          </table:table-cell>
          <table:table-cell table:formula="of:=[.JR3]*EXP(LN(1+[.$F$2]-[.$H$2]^2/2))*EXP(NORMINV(RAND();0;[.$H$2]))" office:value-type="currency" office:currency="EUR" office:value="12192.023683638">
            <text:p>12.192,02 €</text:p>
          </table:table-cell>
          <table:table-cell table:formula="of:=[.JS3]*EXP(LN(1+[.$F$2]-[.$H$2]^2/2))*EXP(NORMINV(RAND();0;[.$H$2]))" office:value-type="currency" office:currency="EUR" office:value="12364.6930247349">
            <text:p>12.364,69 €</text:p>
          </table:table-cell>
          <table:table-cell table:formula="of:=[.JT3]*EXP(LN(1+[.$F$2]-[.$H$2]^2/2))*EXP(NORMINV(RAND();0;[.$H$2]))" office:value-type="currency" office:currency="EUR" office:value="11586.7946307499">
            <text:p>11.586,79 €</text:p>
          </table:table-cell>
          <table:table-cell table:formula="of:=[.JU3]*EXP(LN(1+[.$F$2]-[.$H$2]^2/2))*EXP(NORMINV(RAND();0;[.$H$2]))" office:value-type="currency" office:currency="EUR" office:value="11890.9416707878">
            <text:p>11.890,94 €</text:p>
          </table:table-cell>
          <table:table-cell table:formula="of:=[.JV3]*EXP(LN(1+[.$F$2]-[.$H$2]^2/2))*EXP(NORMINV(RAND();0;[.$H$2]))" office:value-type="currency" office:currency="EUR" office:value="9685.05732541929">
            <text:p>9.685,06 €</text:p>
          </table:table-cell>
          <table:table-cell table:formula="of:=[.JW3]*EXP(LN(1+[.$F$2]-[.$H$2]^2/2))*EXP(NORMINV(RAND();0;[.$H$2]))" office:value-type="currency" office:currency="EUR" office:value="9298.30364599562">
            <text:p>9.298,30 €</text:p>
          </table:table-cell>
          <table:table-cell table:formula="of:=[.JX3]*EXP(LN(1+[.$F$2]-[.$H$2]^2/2))*EXP(NORMINV(RAND();0;[.$H$2]))" office:value-type="currency" office:currency="EUR" office:value="8577.09024250403">
            <text:p>8.577,09 €</text:p>
          </table:table-cell>
          <table:table-cell table:formula="of:=[.JY3]*EXP(LN(1+[.$F$2]-[.$H$2]^2/2))*EXP(NORMINV(RAND();0;[.$H$2]))" office:value-type="currency" office:currency="EUR" office:value="12699.6586761991">
            <text:p>12.699,66 €</text:p>
          </table:table-cell>
          <table:table-cell table:formula="of:=[.JZ3]*EXP(LN(1+[.$F$2]-[.$H$2]^2/2))*EXP(NORMINV(RAND();0;[.$H$2]))" office:value-type="currency" office:currency="EUR" office:value="16244.3468267974">
            <text:p>16.244,35 €</text:p>
          </table:table-cell>
          <table:table-cell table:formula="of:=[.KA3]*EXP(LN(1+[.$F$2]-[.$H$2]^2/2))*EXP(NORMINV(RAND();0;[.$H$2]))" office:value-type="currency" office:currency="EUR" office:value="8195.94805291591">
            <text:p>8.195,95 €</text:p>
          </table:table-cell>
          <table:table-cell table:formula="of:=[.KB3]*EXP(LN(1+[.$F$2]-[.$H$2]^2/2))*EXP(NORMINV(RAND();0;[.$H$2]))" office:value-type="currency" office:currency="EUR" office:value="8775.68382057458">
            <text:p>8.775,68 €</text:p>
          </table:table-cell>
          <table:table-cell table:formula="of:=[.KC3]*EXP(LN(1+[.$F$2]-[.$H$2]^2/2))*EXP(NORMINV(RAND();0;[.$H$2]))" office:value-type="currency" office:currency="EUR" office:value="10592.2856283933">
            <text:p>10.592,29 €</text:p>
          </table:table-cell>
          <table:table-cell table:formula="of:=[.KD3]*EXP(LN(1+[.$F$2]-[.$H$2]^2/2))*EXP(NORMINV(RAND();0;[.$H$2]))" office:value-type="currency" office:currency="EUR" office:value="10997.6030402575">
            <text:p>10.997,60 €</text:p>
          </table:table-cell>
          <table:table-cell table:formula="of:=[.KE3]*EXP(LN(1+[.$F$2]-[.$H$2]^2/2))*EXP(NORMINV(RAND();0;[.$H$2]))" office:value-type="currency" office:currency="EUR" office:value="8312.9763777044">
            <text:p>8.312,98 €</text:p>
          </table:table-cell>
          <table:table-cell table:formula="of:=[.KF3]*EXP(LN(1+[.$F$2]-[.$H$2]^2/2))*EXP(NORMINV(RAND();0;[.$H$2]))" office:value-type="currency" office:currency="EUR" office:value="10511.4377327801">
            <text:p>10.511,44 €</text:p>
          </table:table-cell>
          <table:table-cell table:formula="of:=[.KG3]*EXP(LN(1+[.$F$2]-[.$H$2]^2/2))*EXP(NORMINV(RAND();0;[.$H$2]))" office:value-type="currency" office:currency="EUR" office:value="11486.043081285">
            <text:p>11.486,04 €</text:p>
          </table:table-cell>
          <table:table-cell table:formula="of:=[.KH3]*EXP(LN(1+[.$F$2]-[.$H$2]^2/2))*EXP(NORMINV(RAND();0;[.$H$2]))" office:value-type="currency" office:currency="EUR" office:value="9201.61262295429">
            <text:p>9.201,61 €</text:p>
          </table:table-cell>
          <table:table-cell table:formula="of:=[.KI3]*EXP(LN(1+[.$F$2]-[.$H$2]^2/2))*EXP(NORMINV(RAND();0;[.$H$2]))" office:value-type="currency" office:currency="EUR" office:value="11409.584661975">
            <text:p>11.409,58 €</text:p>
          </table:table-cell>
          <table:table-cell table:formula="of:=[.KJ3]*EXP(LN(1+[.$F$2]-[.$H$2]^2/2))*EXP(NORMINV(RAND();0;[.$H$2]))" office:value-type="currency" office:currency="EUR" office:value="12120.3080226759">
            <text:p>12.120,31 €</text:p>
          </table:table-cell>
          <table:table-cell table:formula="of:=[.KK3]*EXP(LN(1+[.$F$2]-[.$H$2]^2/2))*EXP(NORMINV(RAND();0;[.$H$2]))" office:value-type="currency" office:currency="EUR" office:value="11644.2883882809">
            <text:p>11.644,29 €</text:p>
          </table:table-cell>
          <table:table-cell table:formula="of:=[.KL3]*EXP(LN(1+[.$F$2]-[.$H$2]^2/2))*EXP(NORMINV(RAND();0;[.$H$2]))" office:value-type="currency" office:currency="EUR" office:value="8773.44970960382">
            <text:p>8.773,45 €</text:p>
          </table:table-cell>
          <table:table-cell table:formula="of:=[.KM3]*EXP(LN(1+[.$F$2]-[.$H$2]^2/2))*EXP(NORMINV(RAND();0;[.$H$2]))" office:value-type="currency" office:currency="EUR" office:value="10283.4531461185">
            <text:p>10.283,45 €</text:p>
          </table:table-cell>
          <table:table-cell table:formula="of:=[.KN3]*EXP(LN(1+[.$F$2]-[.$H$2]^2/2))*EXP(NORMINV(RAND();0;[.$H$2]))" office:value-type="currency" office:currency="EUR" office:value="9423.3152165747">
            <text:p>9.423,32 €</text:p>
          </table:table-cell>
          <table:table-cell table:formula="of:=[.KO3]*EXP(LN(1+[.$F$2]-[.$H$2]^2/2))*EXP(NORMINV(RAND();0;[.$H$2]))" office:value-type="currency" office:currency="EUR" office:value="10359.6203687902">
            <text:p>10.359,62 €</text:p>
          </table:table-cell>
          <table:table-cell table:formula="of:=[.KP3]*EXP(LN(1+[.$F$2]-[.$H$2]^2/2))*EXP(NORMINV(RAND();0;[.$H$2]))" office:value-type="currency" office:currency="EUR" office:value="9258.07586688881">
            <text:p>9.258,08 €</text:p>
          </table:table-cell>
          <table:table-cell table:formula="of:=[.KQ3]*EXP(LN(1+[.$F$2]-[.$H$2]^2/2))*EXP(NORMINV(RAND();0;[.$H$2]))" office:value-type="currency" office:currency="EUR" office:value="10708.9823429683">
            <text:p>10.708,98 €</text:p>
          </table:table-cell>
          <table:table-cell table:formula="of:=[.KR3]*EXP(LN(1+[.$F$2]-[.$H$2]^2/2))*EXP(NORMINV(RAND();0;[.$H$2]))" office:value-type="currency" office:currency="EUR" office:value="9850.8125974373">
            <text:p>9.850,81 €</text:p>
          </table:table-cell>
          <table:table-cell table:formula="of:=[.KS3]*EXP(LN(1+[.$F$2]-[.$H$2]^2/2))*EXP(NORMINV(RAND();0;[.$H$2]))" office:value-type="currency" office:currency="EUR" office:value="10492.6163933335">
            <text:p>10.492,62 €</text:p>
          </table:table-cell>
          <table:table-cell table:formula="of:=[.KT3]*EXP(LN(1+[.$F$2]-[.$H$2]^2/2))*EXP(NORMINV(RAND();0;[.$H$2]))" office:value-type="currency" office:currency="EUR" office:value="8111.85570761648">
            <text:p>8.111,86 €</text:p>
          </table:table-cell>
          <table:table-cell table:formula="of:=[.KU3]*EXP(LN(1+[.$F$2]-[.$H$2]^2/2))*EXP(NORMINV(RAND();0;[.$H$2]))" office:value-type="currency" office:currency="EUR" office:value="8610.63775146206">
            <text:p>8.610,64 €</text:p>
          </table:table-cell>
          <table:table-cell table:formula="of:=[.KV3]*EXP(LN(1+[.$F$2]-[.$H$2]^2/2))*EXP(NORMINV(RAND();0;[.$H$2]))" office:value-type="currency" office:currency="EUR" office:value="9305.7509154291">
            <text:p>9.305,75 €</text:p>
          </table:table-cell>
          <table:table-cell table:formula="of:=[.KW3]*EXP(LN(1+[.$F$2]-[.$H$2]^2/2))*EXP(NORMINV(RAND();0;[.$H$2]))" office:value-type="currency" office:currency="EUR" office:value="12616.2060189918">
            <text:p>12.616,21 €</text:p>
          </table:table-cell>
          <table:table-cell table:formula="of:=[.KX3]*EXP(LN(1+[.$F$2]-[.$H$2]^2/2))*EXP(NORMINV(RAND();0;[.$H$2]))" office:value-type="currency" office:currency="EUR" office:value="10583.4577938994">
            <text:p>10.583,46 €</text:p>
          </table:table-cell>
          <table:table-cell table:formula="of:=[.KY3]*EXP(LN(1+[.$F$2]-[.$H$2]^2/2))*EXP(NORMINV(RAND();0;[.$H$2]))" office:value-type="currency" office:currency="EUR" office:value="9553.27140070661">
            <text:p>9.553,27 €</text:p>
          </table:table-cell>
          <table:table-cell table:formula="of:=[.KZ3]*EXP(LN(1+[.$F$2]-[.$H$2]^2/2))*EXP(NORMINV(RAND();0;[.$H$2]))" office:value-type="currency" office:currency="EUR" office:value="8511.97323783922">
            <text:p>8.511,97 €</text:p>
          </table:table-cell>
          <table:table-cell table:formula="of:=[.LA3]*EXP(LN(1+[.$F$2]-[.$H$2]^2/2))*EXP(NORMINV(RAND();0;[.$H$2]))" office:value-type="currency" office:currency="EUR" office:value="9994.7698775959">
            <text:p>9.994,77 €</text:p>
          </table:table-cell>
          <table:table-cell table:formula="of:=[.LB3]*EXP(LN(1+[.$F$2]-[.$H$2]^2/2))*EXP(NORMINV(RAND();0;[.$H$2]))" office:value-type="currency" office:currency="EUR" office:value="11320.6638865311">
            <text:p>11.320,66 €</text:p>
          </table:table-cell>
          <table:table-cell table:formula="of:=[.LC3]*EXP(LN(1+[.$F$2]-[.$H$2]^2/2))*EXP(NORMINV(RAND();0;[.$H$2]))" office:value-type="currency" office:currency="EUR" office:value="8615.51053833432">
            <text:p>8.615,51 €</text:p>
          </table:table-cell>
          <table:table-cell table:formula="of:=[.LD3]*EXP(LN(1+[.$F$2]-[.$H$2]^2/2))*EXP(NORMINV(RAND();0;[.$H$2]))" office:value-type="currency" office:currency="EUR" office:value="9952.04424851648">
            <text:p>9.952,04 €</text:p>
          </table:table-cell>
          <table:table-cell table:formula="of:=[.LE3]*EXP(LN(1+[.$F$2]-[.$H$2]^2/2))*EXP(NORMINV(RAND();0;[.$H$2]))" office:value-type="currency" office:currency="EUR" office:value="6914.47955894767">
            <text:p>6.914,48 €</text:p>
          </table:table-cell>
          <table:table-cell table:formula="of:=[.LF3]*EXP(LN(1+[.$F$2]-[.$H$2]^2/2))*EXP(NORMINV(RAND();0;[.$H$2]))" office:value-type="currency" office:currency="EUR" office:value="10231.5699301322">
            <text:p>10.231,57 €</text:p>
          </table:table-cell>
          <table:table-cell table:formula="of:=[.LG3]*EXP(LN(1+[.$F$2]-[.$H$2]^2/2))*EXP(NORMINV(RAND();0;[.$H$2]))" office:value-type="currency" office:currency="EUR" office:value="10566.5166348494">
            <text:p>10.566,52 €</text:p>
          </table:table-cell>
          <table:table-cell table:formula="of:=[.LH3]*EXP(LN(1+[.$F$2]-[.$H$2]^2/2))*EXP(NORMINV(RAND();0;[.$H$2]))" office:value-type="currency" office:currency="EUR" office:value="11096.9124358925">
            <text:p>11.096,91 €</text:p>
          </table:table-cell>
          <table:table-cell table:formula="of:=[.LI3]*EXP(LN(1+[.$F$2]-[.$H$2]^2/2))*EXP(NORMINV(RAND();0;[.$H$2]))" office:value-type="currency" office:currency="EUR" office:value="11116.4585794316">
            <text:p>11.116,46 €</text:p>
          </table:table-cell>
          <table:table-cell table:formula="of:=[.LJ3]*EXP(LN(1+[.$F$2]-[.$H$2]^2/2))*EXP(NORMINV(RAND();0;[.$H$2]))" office:value-type="currency" office:currency="EUR" office:value="14814.0003608875">
            <text:p>14.814,00 €</text:p>
          </table:table-cell>
          <table:table-cell table:formula="of:=[.LK3]*EXP(LN(1+[.$F$2]-[.$H$2]^2/2))*EXP(NORMINV(RAND();0;[.$H$2]))" office:value-type="currency" office:currency="EUR" office:value="11365.2784349695">
            <text:p>11.365,28 €</text:p>
          </table:table-cell>
          <table:table-cell table:formula="of:=[.LL3]*EXP(LN(1+[.$F$2]-[.$H$2]^2/2))*EXP(NORMINV(RAND();0;[.$H$2]))" office:value-type="currency" office:currency="EUR" office:value="11500.0063627995">
            <text:p>11.500,01 €</text:p>
          </table:table-cell>
          <table:table-cell table:formula="of:=[.LM3]*EXP(LN(1+[.$F$2]-[.$H$2]^2/2))*EXP(NORMINV(RAND();0;[.$H$2]))" office:value-type="currency" office:currency="EUR" office:value="8416.43419078304">
            <text:p>8.416,43 €</text:p>
          </table:table-cell>
          <table:table-cell table:formula="of:=[.LN3]*EXP(LN(1+[.$F$2]-[.$H$2]^2/2))*EXP(NORMINV(RAND();0;[.$H$2]))" office:value-type="currency" office:currency="EUR" office:value="9758.89158190844">
            <text:p>9.758,89 €</text:p>
          </table:table-cell>
          <table:table-cell table:formula="of:=[.LO3]*EXP(LN(1+[.$F$2]-[.$H$2]^2/2))*EXP(NORMINV(RAND();0;[.$H$2]))" office:value-type="currency" office:currency="EUR" office:value="10164.4407535055">
            <text:p>10.164,44 €</text:p>
          </table:table-cell>
          <table:table-cell table:formula="of:=[.LP3]*EXP(LN(1+[.$F$2]-[.$H$2]^2/2))*EXP(NORMINV(RAND();0;[.$H$2]))" office:value-type="currency" office:currency="EUR" office:value="10324.879972702">
            <text:p>10.324,88 €</text:p>
          </table:table-cell>
          <table:table-cell table:formula="of:=[.LQ3]*EXP(LN(1+[.$F$2]-[.$H$2]^2/2))*EXP(NORMINV(RAND();0;[.$H$2]))" office:value-type="currency" office:currency="EUR" office:value="6641.29455413034">
            <text:p>6.641,29 €</text:p>
          </table:table-cell>
          <table:table-cell table:formula="of:=[.LR3]*EXP(LN(1+[.$F$2]-[.$H$2]^2/2))*EXP(NORMINV(RAND();0;[.$H$2]))" office:value-type="currency" office:currency="EUR" office:value="9316.64314330044">
            <text:p>9.316,64 €</text:p>
          </table:table-cell>
          <table:table-cell table:formula="of:=[.LS3]*EXP(LN(1+[.$F$2]-[.$H$2]^2/2))*EXP(NORMINV(RAND();0;[.$H$2]))" office:value-type="currency" office:currency="EUR" office:value="9042.63573517184">
            <text:p>9.042,64 €</text:p>
          </table:table-cell>
          <table:table-cell table:formula="of:=[.LT3]*EXP(LN(1+[.$F$2]-[.$H$2]^2/2))*EXP(NORMINV(RAND();0;[.$H$2]))" office:value-type="currency" office:currency="EUR" office:value="11039.1955067918">
            <text:p>11.039,20 €</text:p>
          </table:table-cell>
          <table:table-cell table:formula="of:=[.LU3]*EXP(LN(1+[.$F$2]-[.$H$2]^2/2))*EXP(NORMINV(RAND();0;[.$H$2]))" office:value-type="currency" office:currency="EUR" office:value="8947.08742078352">
            <text:p>8.947,09 €</text:p>
          </table:table-cell>
          <table:table-cell table:formula="of:=[.LV3]*EXP(LN(1+[.$F$2]-[.$H$2]^2/2))*EXP(NORMINV(RAND();0;[.$H$2]))" office:value-type="currency" office:currency="EUR" office:value="8502.64440336666">
            <text:p>8.502,64 €</text:p>
          </table:table-cell>
          <table:table-cell table:formula="of:=[.LW3]*EXP(LN(1+[.$F$2]-[.$H$2]^2/2))*EXP(NORMINV(RAND();0;[.$H$2]))" office:value-type="currency" office:currency="EUR" office:value="9900.23280055722">
            <text:p>9.900,23 €</text:p>
          </table:table-cell>
          <table:table-cell table:formula="of:=[.LX3]*EXP(LN(1+[.$F$2]-[.$H$2]^2/2))*EXP(NORMINV(RAND();0;[.$H$2]))" office:value-type="currency" office:currency="EUR" office:value="8826.92343514092">
            <text:p>8.826,92 €</text:p>
          </table:table-cell>
          <table:table-cell table:formula="of:=[.LY3]*EXP(LN(1+[.$F$2]-[.$H$2]^2/2))*EXP(NORMINV(RAND();0;[.$H$2]))" office:value-type="currency" office:currency="EUR" office:value="8310.18822519999">
            <text:p>8.310,19 €</text:p>
          </table:table-cell>
          <table:table-cell table:formula="of:=[.LZ3]*EXP(LN(1+[.$F$2]-[.$H$2]^2/2))*EXP(NORMINV(RAND();0;[.$H$2]))" office:value-type="currency" office:currency="EUR" office:value="9539.20930083241">
            <text:p>9.539,21 €</text:p>
          </table:table-cell>
          <table:table-cell table:formula="of:=[.MA3]*EXP(LN(1+[.$F$2]-[.$H$2]^2/2))*EXP(NORMINV(RAND();0;[.$H$2]))" office:value-type="currency" office:currency="EUR" office:value="11218.1713573037">
            <text:p>11.218,17 €</text:p>
          </table:table-cell>
          <table:table-cell table:formula="of:=[.MB3]*EXP(LN(1+[.$F$2]-[.$H$2]^2/2))*EXP(NORMINV(RAND();0;[.$H$2]))" office:value-type="currency" office:currency="EUR" office:value="6419.7616654665">
            <text:p>6.419,76 €</text:p>
          </table:table-cell>
          <table:table-cell table:formula="of:=[.MC3]*EXP(LN(1+[.$F$2]-[.$H$2]^2/2))*EXP(NORMINV(RAND();0;[.$H$2]))" office:value-type="currency" office:currency="EUR" office:value="14438.2023688154">
            <text:p>14.438,20 €</text:p>
          </table:table-cell>
          <table:table-cell table:formula="of:=[.MD3]*EXP(LN(1+[.$F$2]-[.$H$2]^2/2))*EXP(NORMINV(RAND();0;[.$H$2]))" office:value-type="currency" office:currency="EUR" office:value="11242.7087106862">
            <text:p>11.242,71 €</text:p>
          </table:table-cell>
          <table:table-cell table:formula="of:=[.ME3]*EXP(LN(1+[.$F$2]-[.$H$2]^2/2))*EXP(NORMINV(RAND();0;[.$H$2]))" office:value-type="currency" office:currency="EUR" office:value="10917.4225494113">
            <text:p>10.917,42 €</text:p>
          </table:table-cell>
          <table:table-cell table:formula="of:=[.MF3]*EXP(LN(1+[.$F$2]-[.$H$2]^2/2))*EXP(NORMINV(RAND();0;[.$H$2]))" office:value-type="currency" office:currency="EUR" office:value="12994.1742743647">
            <text:p>12.994,17 €</text:p>
          </table:table-cell>
          <table:table-cell table:formula="of:=[.MG3]*EXP(LN(1+[.$F$2]-[.$H$2]^2/2))*EXP(NORMINV(RAND();0;[.$H$2]))" office:value-type="currency" office:currency="EUR" office:value="8632.2219028913">
            <text:p>8.632,22 €</text:p>
          </table:table-cell>
          <table:table-cell table:formula="of:=[.MH3]*EXP(LN(1+[.$F$2]-[.$H$2]^2/2))*EXP(NORMINV(RAND();0;[.$H$2]))" office:value-type="currency" office:currency="EUR" office:value="6370.55665809172">
            <text:p>6.370,56 €</text:p>
          </table:table-cell>
          <table:table-cell table:formula="of:=[.MI3]*EXP(LN(1+[.$F$2]-[.$H$2]^2/2))*EXP(NORMINV(RAND();0;[.$H$2]))" office:value-type="currency" office:currency="EUR" office:value="12580.805355862">
            <text:p>12.580,81 €</text:p>
          </table:table-cell>
          <table:table-cell table:formula="of:=[.MJ3]*EXP(LN(1+[.$F$2]-[.$H$2]^2/2))*EXP(NORMINV(RAND();0;[.$H$2]))" office:value-type="currency" office:currency="EUR" office:value="10101.0417316056">
            <text:p>10.101,04 €</text:p>
          </table:table-cell>
          <table:table-cell table:formula="of:=[.MK3]*EXP(LN(1+[.$F$2]-[.$H$2]^2/2))*EXP(NORMINV(RAND();0;[.$H$2]))" office:value-type="currency" office:currency="EUR" office:value="11558.9546110507">
            <text:p>11.558,95 €</text:p>
          </table:table-cell>
          <table:table-cell table:formula="of:=[.ML3]*EXP(LN(1+[.$F$2]-[.$H$2]^2/2))*EXP(NORMINV(RAND();0;[.$H$2]))" office:value-type="currency" office:currency="EUR" office:value="8504.20649232595">
            <text:p>8.504,21 €</text:p>
          </table:table-cell>
          <table:table-cell table:formula="of:=[.MM3]*EXP(LN(1+[.$F$2]-[.$H$2]^2/2))*EXP(NORMINV(RAND();0;[.$H$2]))" office:value-type="currency" office:currency="EUR" office:value="9630.48890590232">
            <text:p>9.630,49 €</text:p>
          </table:table-cell>
          <table:table-cell table:formula="of:=[.MN3]*EXP(LN(1+[.$F$2]-[.$H$2]^2/2))*EXP(NORMINV(RAND();0;[.$H$2]))" office:value-type="currency" office:currency="EUR" office:value="10486.6538171279">
            <text:p>10.486,65 €</text:p>
          </table:table-cell>
          <table:table-cell table:formula="of:=[.MO3]*EXP(LN(1+[.$F$2]-[.$H$2]^2/2))*EXP(NORMINV(RAND();0;[.$H$2]))" office:value-type="currency" office:currency="EUR" office:value="8385.26450769081">
            <text:p>8.385,26 €</text:p>
          </table:table-cell>
          <table:table-cell table:formula="of:=[.MP3]*EXP(LN(1+[.$F$2]-[.$H$2]^2/2))*EXP(NORMINV(RAND();0;[.$H$2]))" office:value-type="currency" office:currency="EUR" office:value="14739.071120236">
            <text:p>14.739,07 €</text:p>
          </table:table-cell>
          <table:table-cell table:formula="of:=[.MQ3]*EXP(LN(1+[.$F$2]-[.$H$2]^2/2))*EXP(NORMINV(RAND();0;[.$H$2]))" office:value-type="currency" office:currency="EUR" office:value="8208.00733490501">
            <text:p>8.208,01 €</text:p>
          </table:table-cell>
          <table:table-cell table:formula="of:=[.MR3]*EXP(LN(1+[.$F$2]-[.$H$2]^2/2))*EXP(NORMINV(RAND();0;[.$H$2]))" office:value-type="currency" office:currency="EUR" office:value="9792.96693143274">
            <text:p>9.792,97 €</text:p>
          </table:table-cell>
          <table:table-cell table:formula="of:=[.MS3]*EXP(LN(1+[.$F$2]-[.$H$2]^2/2))*EXP(NORMINV(RAND();0;[.$H$2]))" office:value-type="currency" office:currency="EUR" office:value="7129.83904914892">
            <text:p>7.129,84 €</text:p>
          </table:table-cell>
          <table:table-cell table:formula="of:=[.MT3]*EXP(LN(1+[.$F$2]-[.$H$2]^2/2))*EXP(NORMINV(RAND();0;[.$H$2]))" office:value-type="currency" office:currency="EUR" office:value="12048.7249573852">
            <text:p>12.048,72 €</text:p>
          </table:table-cell>
          <table:table-cell table:formula="of:=[.MU3]*EXP(LN(1+[.$F$2]-[.$H$2]^2/2))*EXP(NORMINV(RAND();0;[.$H$2]))" office:value-type="currency" office:currency="EUR" office:value="8661.87270935233">
            <text:p>8.661,87 €</text:p>
          </table:table-cell>
          <table:table-cell table:formula="of:=[.MV3]*EXP(LN(1+[.$F$2]-[.$H$2]^2/2))*EXP(NORMINV(RAND();0;[.$H$2]))" office:value-type="currency" office:currency="EUR" office:value="8281.08347299287">
            <text:p>8.281,08 €</text:p>
          </table:table-cell>
          <table:table-cell table:formula="of:=[.MW3]*EXP(LN(1+[.$F$2]-[.$H$2]^2/2))*EXP(NORMINV(RAND();0;[.$H$2]))" office:value-type="currency" office:currency="EUR" office:value="10866.1673927929">
            <text:p>10.866,17 €</text:p>
          </table:table-cell>
          <table:table-cell table:formula="of:=[.MX3]*EXP(LN(1+[.$F$2]-[.$H$2]^2/2))*EXP(NORMINV(RAND();0;[.$H$2]))" office:value-type="currency" office:currency="EUR" office:value="9542.5842452343">
            <text:p>9.542,58 €</text:p>
          </table:table-cell>
          <table:table-cell table:formula="of:=[.MY3]*EXP(LN(1+[.$F$2]-[.$H$2]^2/2))*EXP(NORMINV(RAND();0;[.$H$2]))" office:value-type="currency" office:currency="EUR" office:value="12503.5284647344">
            <text:p>12.503,53 €</text:p>
          </table:table-cell>
          <table:table-cell table:formula="of:=[.MZ3]*EXP(LN(1+[.$F$2]-[.$H$2]^2/2))*EXP(NORMINV(RAND();0;[.$H$2]))" office:value-type="currency" office:currency="EUR" office:value="9147.02867023614">
            <text:p>9.147,03 €</text:p>
          </table:table-cell>
          <table:table-cell table:formula="of:=[.NA3]*EXP(LN(1+[.$F$2]-[.$H$2]^2/2))*EXP(NORMINV(RAND();0;[.$H$2]))" office:value-type="currency" office:currency="EUR" office:value="13144.0607427942">
            <text:p>13.144,06 €</text:p>
          </table:table-cell>
          <table:table-cell table:formula="of:=[.NB3]*EXP(LN(1+[.$F$2]-[.$H$2]^2/2))*EXP(NORMINV(RAND();0;[.$H$2]))" office:value-type="currency" office:currency="EUR" office:value="8892.14637836017">
            <text:p>8.892,15 €</text:p>
          </table:table-cell>
          <table:table-cell table:formula="of:=[.NC3]*EXP(LN(1+[.$F$2]-[.$H$2]^2/2))*EXP(NORMINV(RAND();0;[.$H$2]))" office:value-type="currency" office:currency="EUR" office:value="12787.160748125">
            <text:p>12.787,16 €</text:p>
          </table:table-cell>
          <table:table-cell table:formula="of:=[.ND3]*EXP(LN(1+[.$F$2]-[.$H$2]^2/2))*EXP(NORMINV(RAND();0;[.$H$2]))" office:value-type="currency" office:currency="EUR" office:value="9785.76968707763">
            <text:p>9.785,77 €</text:p>
          </table:table-cell>
          <table:table-cell table:formula="of:=[.NE3]*EXP(LN(1+[.$F$2]-[.$H$2]^2/2))*EXP(NORMINV(RAND();0;[.$H$2]))" office:value-type="currency" office:currency="EUR" office:value="10748.6717307043">
            <text:p>10.748,67 €</text:p>
          </table:table-cell>
          <table:table-cell table:formula="of:=[.NF3]*EXP(LN(1+[.$F$2]-[.$H$2]^2/2))*EXP(NORMINV(RAND();0;[.$H$2]))" office:value-type="currency" office:currency="EUR" office:value="18984.3825729267">
            <text:p>18.984,38 €</text:p>
          </table:table-cell>
          <table:table-cell table:formula="of:=[.NG3]*EXP(LN(1+[.$F$2]-[.$H$2]^2/2))*EXP(NORMINV(RAND();0;[.$H$2]))" office:value-type="currency" office:currency="EUR" office:value="10529.4295848192">
            <text:p>10.529,43 €</text:p>
          </table:table-cell>
          <table:table-cell table:formula="of:=[.NH3]*EXP(LN(1+[.$F$2]-[.$H$2]^2/2))*EXP(NORMINV(RAND();0;[.$H$2]))" office:value-type="currency" office:currency="EUR" office:value="7663.51804173727">
            <text:p>7.663,52 €</text:p>
          </table:table-cell>
          <table:table-cell table:formula="of:=[.NI3]*EXP(LN(1+[.$F$2]-[.$H$2]^2/2))*EXP(NORMINV(RAND();0;[.$H$2]))" office:value-type="currency" office:currency="EUR" office:value="8456.0285620691">
            <text:p>8.456,03 €</text:p>
          </table:table-cell>
          <table:table-cell table:formula="of:=[.NJ3]*EXP(LN(1+[.$F$2]-[.$H$2]^2/2))*EXP(NORMINV(RAND();0;[.$H$2]))" office:value-type="currency" office:currency="EUR" office:value="9511.90197722627">
            <text:p>9.511,90 €</text:p>
          </table:table-cell>
          <table:table-cell table:formula="of:=[.NK3]*EXP(LN(1+[.$F$2]-[.$H$2]^2/2))*EXP(NORMINV(RAND();0;[.$H$2]))" office:value-type="currency" office:currency="EUR" office:value="10690.0410091017">
            <text:p>10.690,04 €</text:p>
          </table:table-cell>
          <table:table-cell table:formula="of:=[.NL3]*EXP(LN(1+[.$F$2]-[.$H$2]^2/2))*EXP(NORMINV(RAND();0;[.$H$2]))" office:value-type="currency" office:currency="EUR" office:value="9050.84883554488">
            <text:p>9.050,85 €</text:p>
          </table:table-cell>
          <table:table-cell table:formula="of:=[.NM3]*EXP(LN(1+[.$F$2]-[.$H$2]^2/2))*EXP(NORMINV(RAND();0;[.$H$2]))" office:value-type="currency" office:currency="EUR" office:value="8149.01214029008">
            <text:p>8.149,01 €</text:p>
          </table:table-cell>
          <table:table-cell table:formula="of:=[.NN3]*EXP(LN(1+[.$F$2]-[.$H$2]^2/2))*EXP(NORMINV(RAND();0;[.$H$2]))" office:value-type="currency" office:currency="EUR" office:value="9648.27633433774">
            <text:p>9.648,28 €</text:p>
          </table:table-cell>
          <table:table-cell table:formula="of:=[.NO3]*EXP(LN(1+[.$F$2]-[.$H$2]^2/2))*EXP(NORMINV(RAND();0;[.$H$2]))" office:value-type="currency" office:currency="EUR" office:value="11096.3303408002">
            <text:p>11.096,33 €</text:p>
          </table:table-cell>
          <table:table-cell table:formula="of:=[.NP3]*EXP(LN(1+[.$F$2]-[.$H$2]^2/2))*EXP(NORMINV(RAND();0;[.$H$2]))" office:value-type="currency" office:currency="EUR" office:value="9653.88446440101">
            <text:p>9.653,88 €</text:p>
          </table:table-cell>
          <table:table-cell table:formula="of:=[.NQ3]*EXP(LN(1+[.$F$2]-[.$H$2]^2/2))*EXP(NORMINV(RAND();0;[.$H$2]))" office:value-type="currency" office:currency="EUR" office:value="11559.3461692324">
            <text:p>11.559,35 €</text:p>
          </table:table-cell>
          <table:table-cell table:formula="of:=[.NR3]*EXP(LN(1+[.$F$2]-[.$H$2]^2/2))*EXP(NORMINV(RAND();0;[.$H$2]))" office:value-type="currency" office:currency="EUR" office:value="13435.8397545673">
            <text:p>13.435,84 €</text:p>
          </table:table-cell>
          <table:table-cell table:formula="of:=[.NS3]*EXP(LN(1+[.$F$2]-[.$H$2]^2/2))*EXP(NORMINV(RAND();0;[.$H$2]))" office:value-type="currency" office:currency="EUR" office:value="12451.6887360308">
            <text:p>12.451,69 €</text:p>
          </table:table-cell>
          <table:table-cell table:formula="of:=[.NT3]*EXP(LN(1+[.$F$2]-[.$H$2]^2/2))*EXP(NORMINV(RAND();0;[.$H$2]))" office:value-type="currency" office:currency="EUR" office:value="10161.069030436">
            <text:p>10.161,07 €</text:p>
          </table:table-cell>
          <table:table-cell table:formula="of:=[.NU3]*EXP(LN(1+[.$F$2]-[.$H$2]^2/2))*EXP(NORMINV(RAND();0;[.$H$2]))" office:value-type="currency" office:currency="EUR" office:value="12001.8876521783">
            <text:p>12.001,89 €</text:p>
          </table:table-cell>
          <table:table-cell table:formula="of:=[.NV3]*EXP(LN(1+[.$F$2]-[.$H$2]^2/2))*EXP(NORMINV(RAND();0;[.$H$2]))" office:value-type="currency" office:currency="EUR" office:value="11402.4925800925">
            <text:p>11.402,49 €</text:p>
          </table:table-cell>
          <table:table-cell table:formula="of:=[.NW3]*EXP(LN(1+[.$F$2]-[.$H$2]^2/2))*EXP(NORMINV(RAND();0;[.$H$2]))" office:value-type="currency" office:currency="EUR" office:value="11204.2172756187">
            <text:p>11.204,22 €</text:p>
          </table:table-cell>
          <table:table-cell table:formula="of:=[.NX3]*EXP(LN(1+[.$F$2]-[.$H$2]^2/2))*EXP(NORMINV(RAND();0;[.$H$2]))" office:value-type="currency" office:currency="EUR" office:value="10685.1966741286">
            <text:p>10.685,20 €</text:p>
          </table:table-cell>
          <table:table-cell table:formula="of:=[.NY3]*EXP(LN(1+[.$F$2]-[.$H$2]^2/2))*EXP(NORMINV(RAND();0;[.$H$2]))" office:value-type="currency" office:currency="EUR" office:value="8992.55745132277">
            <text:p>8.992,56 €</text:p>
          </table:table-cell>
          <table:table-cell table:formula="of:=[.NZ3]*EXP(LN(1+[.$F$2]-[.$H$2]^2/2))*EXP(NORMINV(RAND();0;[.$H$2]))" office:value-type="currency" office:currency="EUR" office:value="13354.4811290956">
            <text:p>13.354,48 €</text:p>
          </table:table-cell>
          <table:table-cell table:formula="of:=[.OA3]*EXP(LN(1+[.$F$2]-[.$H$2]^2/2))*EXP(NORMINV(RAND();0;[.$H$2]))" office:value-type="currency" office:currency="EUR" office:value="11253.8172438664">
            <text:p>11.253,82 €</text:p>
          </table:table-cell>
          <table:table-cell table:formula="of:=[.OB3]*EXP(LN(1+[.$F$2]-[.$H$2]^2/2))*EXP(NORMINV(RAND();0;[.$H$2]))" office:value-type="currency" office:currency="EUR" office:value="9238.93287355891">
            <text:p>9.238,93 €</text:p>
          </table:table-cell>
          <table:table-cell table:formula="of:=[.OC3]*EXP(LN(1+[.$F$2]-[.$H$2]^2/2))*EXP(NORMINV(RAND();0;[.$H$2]))" office:value-type="currency" office:currency="EUR" office:value="13921.9326787483">
            <text:p>13.921,93 €</text:p>
          </table:table-cell>
          <table:table-cell table:formula="of:=[.OD3]*EXP(LN(1+[.$F$2]-[.$H$2]^2/2))*EXP(NORMINV(RAND();0;[.$H$2]))" office:value-type="currency" office:currency="EUR" office:value="13042.0395065401">
            <text:p>13.042,04 €</text:p>
          </table:table-cell>
          <table:table-cell table:formula="of:=[.OE3]*EXP(LN(1+[.$F$2]-[.$H$2]^2/2))*EXP(NORMINV(RAND();0;[.$H$2]))" office:value-type="currency" office:currency="EUR" office:value="9993.66946616095">
            <text:p>9.993,67 €</text:p>
          </table:table-cell>
          <table:table-cell table:formula="of:=[.OF3]*EXP(LN(1+[.$F$2]-[.$H$2]^2/2))*EXP(NORMINV(RAND();0;[.$H$2]))" office:value-type="currency" office:currency="EUR" office:value="8681.13257282293">
            <text:p>8.681,13 €</text:p>
          </table:table-cell>
          <table:table-cell table:formula="of:=[.OG3]*EXP(LN(1+[.$F$2]-[.$H$2]^2/2))*EXP(NORMINV(RAND();0;[.$H$2]))" office:value-type="currency" office:currency="EUR" office:value="10309.5896367891">
            <text:p>10.309,59 €</text:p>
          </table:table-cell>
          <table:table-cell table:formula="of:=[.OH3]*EXP(LN(1+[.$F$2]-[.$H$2]^2/2))*EXP(NORMINV(RAND();0;[.$H$2]))" office:value-type="currency" office:currency="EUR" office:value="10287.2541205093">
            <text:p>10.287,25 €</text:p>
          </table:table-cell>
          <table:table-cell table:formula="of:=[.OI3]*EXP(LN(1+[.$F$2]-[.$H$2]^2/2))*EXP(NORMINV(RAND();0;[.$H$2]))" office:value-type="currency" office:currency="EUR" office:value="11479.6307959362">
            <text:p>11.479,63 €</text:p>
          </table:table-cell>
          <table:table-cell table:formula="of:=[.OJ3]*EXP(LN(1+[.$F$2]-[.$H$2]^2/2))*EXP(NORMINV(RAND();0;[.$H$2]))" office:value-type="currency" office:currency="EUR" office:value="9657.40278694341">
            <text:p>9.657,40 €</text:p>
          </table:table-cell>
          <table:table-cell table:formula="of:=[.OK3]*EXP(LN(1+[.$F$2]-[.$H$2]^2/2))*EXP(NORMINV(RAND();0;[.$H$2]))" office:value-type="currency" office:currency="EUR" office:value="10610.5627261914">
            <text:p>10.610,56 €</text:p>
          </table:table-cell>
          <table:table-cell table:formula="of:=[.OL3]*EXP(LN(1+[.$F$2]-[.$H$2]^2/2))*EXP(NORMINV(RAND();0;[.$H$2]))" office:value-type="currency" office:currency="EUR" office:value="11501.7161730898">
            <text:p>11.501,72 €</text:p>
          </table:table-cell>
          <table:table-cell table:formula="of:=[.OM3]*EXP(LN(1+[.$F$2]-[.$H$2]^2/2))*EXP(NORMINV(RAND();0;[.$H$2]))" office:value-type="currency" office:currency="EUR" office:value="8957.2192883787">
            <text:p>8.957,22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B4]*EXP(LN(1+[.$F$2]))" office:value-type="currency" office:currency="EUR" office:value="11236">
            <text:p>11.236,00 €</text:p>
          </table:table-cell>
          <table:table-cell table:formula="of:=[.C4]*EXP(LN(1+[.$F$2]-[.$H$2]^2/2))*EXP(NORMINV(RAND();0;[.$H$2]))" office:value-type="currency" office:currency="EUR" office:value="11623.2424317028">
            <text:p>11.623,24 €</text:p>
          </table:table-cell>
          <table:table-cell table:formula="of:=[.D4]*EXP(LN(1+[.$F$2]-[.$H$2]^2/2))*EXP(NORMINV(RAND();0;[.$H$2]))" office:value-type="currency" office:currency="EUR" office:value="16924.6385786673">
            <text:p>16.924,64 €</text:p>
          </table:table-cell>
          <table:table-cell table:formula="of:=[.E4]*EXP(LN(1+[.$F$2]-[.$H$2]^2/2))*EXP(NORMINV(RAND();0;[.$H$2]))" office:value-type="currency" office:currency="EUR" office:value="10515.7007295926">
            <text:p>10.515,70 €</text:p>
          </table:table-cell>
          <table:table-cell table:formula="of:=[.F4]*EXP(LN(1+[.$F$2]-[.$H$2]^2/2))*EXP(NORMINV(RAND();0;[.$H$2]))" office:value-type="currency" office:currency="EUR" office:value="10266.5199810346">
            <text:p>10.266,52 €</text:p>
          </table:table-cell>
          <table:table-cell table:formula="of:=[.G4]*EXP(LN(1+[.$F$2]-[.$H$2]^2/2))*EXP(NORMINV(RAND();0;[.$H$2]))" office:value-type="currency" office:currency="EUR" office:value="13626.0846044053">
            <text:p>13.626,08 €</text:p>
          </table:table-cell>
          <table:table-cell table:formula="of:=[.H4]*EXP(LN(1+[.$F$2]-[.$H$2]^2/2))*EXP(NORMINV(RAND();0;[.$H$2]))" office:value-type="currency" office:currency="EUR" office:value="17278.5144937551">
            <text:p>17.278,51 €</text:p>
          </table:table-cell>
          <table:table-cell table:formula="of:=[.I4]*EXP(LN(1+[.$F$2]-[.$H$2]^2/2))*EXP(NORMINV(RAND();0;[.$H$2]))" office:value-type="currency" office:currency="EUR" office:value="9458.27225395831">
            <text:p>9.458,27 €</text:p>
          </table:table-cell>
          <table:table-cell table:formula="of:=[.J4]*EXP(LN(1+[.$F$2]-[.$H$2]^2/2))*EXP(NORMINV(RAND();0;[.$H$2]))" office:value-type="currency" office:currency="EUR" office:value="12681.2314729701">
            <text:p>12.681,23 €</text:p>
          </table:table-cell>
          <table:table-cell table:formula="of:=[.K4]*EXP(LN(1+[.$F$2]-[.$H$2]^2/2))*EXP(NORMINV(RAND();0;[.$H$2]))" office:value-type="currency" office:currency="EUR" office:value="9457.31545757894">
            <text:p>9.457,32 €</text:p>
          </table:table-cell>
          <table:table-cell table:formula="of:=[.L4]*EXP(LN(1+[.$F$2]-[.$H$2]^2/2))*EXP(NORMINV(RAND();0;[.$H$2]))" office:value-type="currency" office:currency="EUR" office:value="12909.9208528946">
            <text:p>12.909,92 €</text:p>
          </table:table-cell>
          <table:table-cell table:formula="of:=[.M4]*EXP(LN(1+[.$F$2]-[.$H$2]^2/2))*EXP(NORMINV(RAND();0;[.$H$2]))" office:value-type="currency" office:currency="EUR" office:value="8854.76442659347">
            <text:p>8.854,76 €</text:p>
          </table:table-cell>
          <table:table-cell table:formula="of:=[.N4]*EXP(LN(1+[.$F$2]-[.$H$2]^2/2))*EXP(NORMINV(RAND();0;[.$H$2]))" office:value-type="currency" office:currency="EUR" office:value="9162.37369613891">
            <text:p>9.162,37 €</text:p>
          </table:table-cell>
          <table:table-cell table:formula="of:=[.O4]*EXP(LN(1+[.$F$2]-[.$H$2]^2/2))*EXP(NORMINV(RAND();0;[.$H$2]))" office:value-type="currency" office:currency="EUR" office:value="8188.6863551184">
            <text:p>8.188,69 €</text:p>
          </table:table-cell>
          <table:table-cell table:formula="of:=[.P4]*EXP(LN(1+[.$F$2]-[.$H$2]^2/2))*EXP(NORMINV(RAND();0;[.$H$2]))" office:value-type="currency" office:currency="EUR" office:value="13538.4896428424">
            <text:p>13.538,49 €</text:p>
          </table:table-cell>
          <table:table-cell table:formula="of:=[.Q4]*EXP(LN(1+[.$F$2]-[.$H$2]^2/2))*EXP(NORMINV(RAND();0;[.$H$2]))" office:value-type="currency" office:currency="EUR" office:value="11226.0368938946">
            <text:p>11.226,04 €</text:p>
          </table:table-cell>
          <table:table-cell table:formula="of:=[.R4]*EXP(LN(1+[.$F$2]-[.$H$2]^2/2))*EXP(NORMINV(RAND();0;[.$H$2]))" office:value-type="currency" office:currency="EUR" office:value="10292.9995076742">
            <text:p>10.293,00 €</text:p>
          </table:table-cell>
          <table:table-cell table:formula="of:=[.S4]*EXP(LN(1+[.$F$2]-[.$H$2]^2/2))*EXP(NORMINV(RAND();0;[.$H$2]))" office:value-type="currency" office:currency="EUR" office:value="7904.70120011714">
            <text:p>7.904,70 €</text:p>
          </table:table-cell>
          <table:table-cell table:formula="of:=[.T4]*EXP(LN(1+[.$F$2]-[.$H$2]^2/2))*EXP(NORMINV(RAND();0;[.$H$2]))" office:value-type="currency" office:currency="EUR" office:value="11327.9036637005">
            <text:p>11.327,90 €</text:p>
          </table:table-cell>
          <table:table-cell table:formula="of:=[.U4]*EXP(LN(1+[.$F$2]-[.$H$2]^2/2))*EXP(NORMINV(RAND();0;[.$H$2]))" office:value-type="currency" office:currency="EUR" office:value="8995.15479910369">
            <text:p>8.995,15 €</text:p>
          </table:table-cell>
          <table:table-cell table:formula="of:=[.V4]*EXP(LN(1+[.$F$2]-[.$H$2]^2/2))*EXP(NORMINV(RAND();0;[.$H$2]))" office:value-type="currency" office:currency="EUR" office:value="13518.6335706583">
            <text:p>13.518,63 €</text:p>
          </table:table-cell>
          <table:table-cell table:formula="of:=[.W4]*EXP(LN(1+[.$F$2]-[.$H$2]^2/2))*EXP(NORMINV(RAND();0;[.$H$2]))" office:value-type="currency" office:currency="EUR" office:value="12151.4434934799">
            <text:p>12.151,44 €</text:p>
          </table:table-cell>
          <table:table-cell table:formula="of:=[.X4]*EXP(LN(1+[.$F$2]-[.$H$2]^2/2))*EXP(NORMINV(RAND();0;[.$H$2]))" office:value-type="currency" office:currency="EUR" office:value="12955.2718557078">
            <text:p>12.955,27 €</text:p>
          </table:table-cell>
          <table:table-cell table:formula="of:=[.Y4]*EXP(LN(1+[.$F$2]-[.$H$2]^2/2))*EXP(NORMINV(RAND();0;[.$H$2]))" office:value-type="currency" office:currency="EUR" office:value="10812.7115288605">
            <text:p>10.812,71 €</text:p>
          </table:table-cell>
          <table:table-cell table:formula="of:=[.Z4]*EXP(LN(1+[.$F$2]-[.$H$2]^2/2))*EXP(NORMINV(RAND();0;[.$H$2]))" office:value-type="currency" office:currency="EUR" office:value="14140.539402092">
            <text:p>14.140,54 €</text:p>
          </table:table-cell>
          <table:table-cell table:formula="of:=[.AA4]*EXP(LN(1+[.$F$2]-[.$H$2]^2/2))*EXP(NORMINV(RAND();0;[.$H$2]))" office:value-type="currency" office:currency="EUR" office:value="8859.95405448753">
            <text:p>8.859,95 €</text:p>
          </table:table-cell>
          <table:table-cell table:formula="of:=[.AB4]*EXP(LN(1+[.$F$2]-[.$H$2]^2/2))*EXP(NORMINV(RAND();0;[.$H$2]))" office:value-type="currency" office:currency="EUR" office:value="12083.0815275612">
            <text:p>12.083,08 €</text:p>
          </table:table-cell>
          <table:table-cell table:formula="of:=[.AC4]*EXP(LN(1+[.$F$2]-[.$H$2]^2/2))*EXP(NORMINV(RAND();0;[.$H$2]))" office:value-type="currency" office:currency="EUR" office:value="25872.5874119648">
            <text:p>25.872,59 €</text:p>
          </table:table-cell>
          <table:table-cell table:formula="of:=[.AD4]*EXP(LN(1+[.$F$2]-[.$H$2]^2/2))*EXP(NORMINV(RAND();0;[.$H$2]))" office:value-type="currency" office:currency="EUR" office:value="8426.82092976706">
            <text:p>8.426,82 €</text:p>
          </table:table-cell>
          <table:table-cell table:formula="of:=[.AE4]*EXP(LN(1+[.$F$2]-[.$H$2]^2/2))*EXP(NORMINV(RAND();0;[.$H$2]))" office:value-type="currency" office:currency="EUR" office:value="8680.44053867459">
            <text:p>8.680,44 €</text:p>
          </table:table-cell>
          <table:table-cell table:formula="of:=[.AF4]*EXP(LN(1+[.$F$2]-[.$H$2]^2/2))*EXP(NORMINV(RAND();0;[.$H$2]))" office:value-type="currency" office:currency="EUR" office:value="6579.59132251065">
            <text:p>6.579,59 €</text:p>
          </table:table-cell>
          <table:table-cell table:formula="of:=[.AG4]*EXP(LN(1+[.$F$2]-[.$H$2]^2/2))*EXP(NORMINV(RAND();0;[.$H$2]))" office:value-type="currency" office:currency="EUR" office:value="12050.7025827162">
            <text:p>12.050,70 €</text:p>
          </table:table-cell>
          <table:table-cell table:formula="of:=[.AH4]*EXP(LN(1+[.$F$2]-[.$H$2]^2/2))*EXP(NORMINV(RAND();0;[.$H$2]))" office:value-type="currency" office:currency="EUR" office:value="6486.88593284329">
            <text:p>6.486,89 €</text:p>
          </table:table-cell>
          <table:table-cell table:formula="of:=[.AI4]*EXP(LN(1+[.$F$2]-[.$H$2]^2/2))*EXP(NORMINV(RAND();0;[.$H$2]))" office:value-type="currency" office:currency="EUR" office:value="12382.6111621752">
            <text:p>12.382,61 €</text:p>
          </table:table-cell>
          <table:table-cell table:formula="of:=[.AJ4]*EXP(LN(1+[.$F$2]-[.$H$2]^2/2))*EXP(NORMINV(RAND();0;[.$H$2]))" office:value-type="currency" office:currency="EUR" office:value="12400.4927564531">
            <text:p>12.400,49 €</text:p>
          </table:table-cell>
          <table:table-cell table:formula="of:=[.AK4]*EXP(LN(1+[.$F$2]-[.$H$2]^2/2))*EXP(NORMINV(RAND();0;[.$H$2]))" office:value-type="currency" office:currency="EUR" office:value="11819.6949013795">
            <text:p>11.819,69 €</text:p>
          </table:table-cell>
          <table:table-cell table:formula="of:=[.AL4]*EXP(LN(1+[.$F$2]-[.$H$2]^2/2))*EXP(NORMINV(RAND();0;[.$H$2]))" office:value-type="currency" office:currency="EUR" office:value="10869.4336320863">
            <text:p>10.869,43 €</text:p>
          </table:table-cell>
          <table:table-cell table:formula="of:=[.AM4]*EXP(LN(1+[.$F$2]-[.$H$2]^2/2))*EXP(NORMINV(RAND();0;[.$H$2]))" office:value-type="currency" office:currency="EUR" office:value="13799.6410315841">
            <text:p>13.799,64 €</text:p>
          </table:table-cell>
          <table:table-cell table:formula="of:=[.AN4]*EXP(LN(1+[.$F$2]-[.$H$2]^2/2))*EXP(NORMINV(RAND();0;[.$H$2]))" office:value-type="currency" office:currency="EUR" office:value="5925.61712668727">
            <text:p>5.925,62 €</text:p>
          </table:table-cell>
          <table:table-cell table:formula="of:=[.AO4]*EXP(LN(1+[.$F$2]-[.$H$2]^2/2))*EXP(NORMINV(RAND();0;[.$H$2]))" office:value-type="currency" office:currency="EUR" office:value="10335.7979322325">
            <text:p>10.335,80 €</text:p>
          </table:table-cell>
          <table:table-cell table:formula="of:=[.AP4]*EXP(LN(1+[.$F$2]-[.$H$2]^2/2))*EXP(NORMINV(RAND();0;[.$H$2]))" office:value-type="currency" office:currency="EUR" office:value="9120.92925431845">
            <text:p>9.120,93 €</text:p>
          </table:table-cell>
          <table:table-cell table:formula="of:=[.AQ4]*EXP(LN(1+[.$F$2]-[.$H$2]^2/2))*EXP(NORMINV(RAND();0;[.$H$2]))" office:value-type="currency" office:currency="EUR" office:value="9039.69503825827">
            <text:p>9.039,70 €</text:p>
          </table:table-cell>
          <table:table-cell table:formula="of:=[.AR4]*EXP(LN(1+[.$F$2]-[.$H$2]^2/2))*EXP(NORMINV(RAND();0;[.$H$2]))" office:value-type="currency" office:currency="EUR" office:value="11770.3730887045">
            <text:p>11.770,37 €</text:p>
          </table:table-cell>
          <table:table-cell table:formula="of:=[.AS4]*EXP(LN(1+[.$F$2]-[.$H$2]^2/2))*EXP(NORMINV(RAND();0;[.$H$2]))" office:value-type="currency" office:currency="EUR" office:value="18825.1044251749">
            <text:p>18.825,10 €</text:p>
          </table:table-cell>
          <table:table-cell table:formula="of:=[.AT4]*EXP(LN(1+[.$F$2]-[.$H$2]^2/2))*EXP(NORMINV(RAND();0;[.$H$2]))" office:value-type="currency" office:currency="EUR" office:value="10627.6650887637">
            <text:p>10.627,67 €</text:p>
          </table:table-cell>
          <table:table-cell table:formula="of:=[.AU4]*EXP(LN(1+[.$F$2]-[.$H$2]^2/2))*EXP(NORMINV(RAND();0;[.$H$2]))" office:value-type="currency" office:currency="EUR" office:value="13436.3688399967">
            <text:p>13.436,37 €</text:p>
          </table:table-cell>
          <table:table-cell table:formula="of:=[.AV4]*EXP(LN(1+[.$F$2]-[.$H$2]^2/2))*EXP(NORMINV(RAND();0;[.$H$2]))" office:value-type="currency" office:currency="EUR" office:value="15908.9317636362">
            <text:p>15.908,93 €</text:p>
          </table:table-cell>
          <table:table-cell table:formula="of:=[.AW4]*EXP(LN(1+[.$F$2]-[.$H$2]^2/2))*EXP(NORMINV(RAND();0;[.$H$2]))" office:value-type="currency" office:currency="EUR" office:value="10217.4977451594">
            <text:p>10.217,50 €</text:p>
          </table:table-cell>
          <table:table-cell table:formula="of:=[.AX4]*EXP(LN(1+[.$F$2]-[.$H$2]^2/2))*EXP(NORMINV(RAND();0;[.$H$2]))" office:value-type="currency" office:currency="EUR" office:value="8906.59488299796">
            <text:p>8.906,59 €</text:p>
          </table:table-cell>
          <table:table-cell table:formula="of:=[.AY4]*EXP(LN(1+[.$F$2]-[.$H$2]^2/2))*EXP(NORMINV(RAND();0;[.$H$2]))" office:value-type="currency" office:currency="EUR" office:value="12121.5062894167">
            <text:p>12.121,51 €</text:p>
          </table:table-cell>
          <table:table-cell table:formula="of:=[.AZ4]*EXP(LN(1+[.$F$2]-[.$H$2]^2/2))*EXP(NORMINV(RAND();0;[.$H$2]))" office:value-type="currency" office:currency="EUR" office:value="11099.8135832884">
            <text:p>11.099,81 €</text:p>
          </table:table-cell>
          <table:table-cell table:formula="of:=[.BA4]*EXP(LN(1+[.$F$2]-[.$H$2]^2/2))*EXP(NORMINV(RAND();0;[.$H$2]))" office:value-type="currency" office:currency="EUR" office:value="18596.2446094414">
            <text:p>18.596,24 €</text:p>
          </table:table-cell>
          <table:table-cell table:formula="of:=[.BB4]*EXP(LN(1+[.$F$2]-[.$H$2]^2/2))*EXP(NORMINV(RAND();0;[.$H$2]))" office:value-type="currency" office:currency="EUR" office:value="13184.6726644809">
            <text:p>13.184,67 €</text:p>
          </table:table-cell>
          <table:table-cell table:formula="of:=[.BC4]*EXP(LN(1+[.$F$2]-[.$H$2]^2/2))*EXP(NORMINV(RAND();0;[.$H$2]))" office:value-type="currency" office:currency="EUR" office:value="11011.2163261215">
            <text:p>11.011,22 €</text:p>
          </table:table-cell>
          <table:table-cell table:formula="of:=[.BD4]*EXP(LN(1+[.$F$2]-[.$H$2]^2/2))*EXP(NORMINV(RAND();0;[.$H$2]))" office:value-type="currency" office:currency="EUR" office:value="10229.914579594">
            <text:p>10.229,91 €</text:p>
          </table:table-cell>
          <table:table-cell table:formula="of:=[.BE4]*EXP(LN(1+[.$F$2]-[.$H$2]^2/2))*EXP(NORMINV(RAND();0;[.$H$2]))" office:value-type="currency" office:currency="EUR" office:value="18727.8238556418">
            <text:p>18.727,82 €</text:p>
          </table:table-cell>
          <table:table-cell table:formula="of:=[.BF4]*EXP(LN(1+[.$F$2]-[.$H$2]^2/2))*EXP(NORMINV(RAND();0;[.$H$2]))" office:value-type="currency" office:currency="EUR" office:value="11579.4655520987">
            <text:p>11.579,47 €</text:p>
          </table:table-cell>
          <table:table-cell table:formula="of:=[.BG4]*EXP(LN(1+[.$F$2]-[.$H$2]^2/2))*EXP(NORMINV(RAND();0;[.$H$2]))" office:value-type="currency" office:currency="EUR" office:value="8891.91918325141">
            <text:p>8.891,92 €</text:p>
          </table:table-cell>
          <table:table-cell table:formula="of:=[.BH4]*EXP(LN(1+[.$F$2]-[.$H$2]^2/2))*EXP(NORMINV(RAND();0;[.$H$2]))" office:value-type="currency" office:currency="EUR" office:value="9466.73095426675">
            <text:p>9.466,73 €</text:p>
          </table:table-cell>
          <table:table-cell table:formula="of:=[.BI4]*EXP(LN(1+[.$F$2]-[.$H$2]^2/2))*EXP(NORMINV(RAND();0;[.$H$2]))" office:value-type="currency" office:currency="EUR" office:value="6373.68835374198">
            <text:p>6.373,69 €</text:p>
          </table:table-cell>
          <table:table-cell table:formula="of:=[.BJ4]*EXP(LN(1+[.$F$2]-[.$H$2]^2/2))*EXP(NORMINV(RAND();0;[.$H$2]))" office:value-type="currency" office:currency="EUR" office:value="7263.13373359253">
            <text:p>7.263,13 €</text:p>
          </table:table-cell>
          <table:table-cell table:formula="of:=[.BK4]*EXP(LN(1+[.$F$2]-[.$H$2]^2/2))*EXP(NORMINV(RAND();0;[.$H$2]))" office:value-type="currency" office:currency="EUR" office:value="10725.0773683955">
            <text:p>10.725,08 €</text:p>
          </table:table-cell>
          <table:table-cell table:formula="of:=[.BL4]*EXP(LN(1+[.$F$2]-[.$H$2]^2/2))*EXP(NORMINV(RAND();0;[.$H$2]))" office:value-type="currency" office:currency="EUR" office:value="11668.1376908552">
            <text:p>11.668,14 €</text:p>
          </table:table-cell>
          <table:table-cell table:formula="of:=[.BM4]*EXP(LN(1+[.$F$2]-[.$H$2]^2/2))*EXP(NORMINV(RAND();0;[.$H$2]))" office:value-type="currency" office:currency="EUR" office:value="8023.75986300408">
            <text:p>8.023,76 €</text:p>
          </table:table-cell>
          <table:table-cell table:formula="of:=[.BN4]*EXP(LN(1+[.$F$2]-[.$H$2]^2/2))*EXP(NORMINV(RAND();0;[.$H$2]))" office:value-type="currency" office:currency="EUR" office:value="13344.6111646843">
            <text:p>13.344,61 €</text:p>
          </table:table-cell>
          <table:table-cell table:formula="of:=[.BO4]*EXP(LN(1+[.$F$2]-[.$H$2]^2/2))*EXP(NORMINV(RAND();0;[.$H$2]))" office:value-type="currency" office:currency="EUR" office:value="13138.3668592261">
            <text:p>13.138,37 €</text:p>
          </table:table-cell>
          <table:table-cell table:formula="of:=[.BP4]*EXP(LN(1+[.$F$2]-[.$H$2]^2/2))*EXP(NORMINV(RAND();0;[.$H$2]))" office:value-type="currency" office:currency="EUR" office:value="12311.5122014153">
            <text:p>12.311,51 €</text:p>
          </table:table-cell>
          <table:table-cell table:formula="of:=[.BQ4]*EXP(LN(1+[.$F$2]-[.$H$2]^2/2))*EXP(NORMINV(RAND();0;[.$H$2]))" office:value-type="currency" office:currency="EUR" office:value="5790.60976303509">
            <text:p>5.790,61 €</text:p>
          </table:table-cell>
          <table:table-cell table:formula="of:=[.BR4]*EXP(LN(1+[.$F$2]-[.$H$2]^2/2))*EXP(NORMINV(RAND();0;[.$H$2]))" office:value-type="currency" office:currency="EUR" office:value="9594.32600894453">
            <text:p>9.594,33 €</text:p>
          </table:table-cell>
          <table:table-cell table:formula="of:=[.BS4]*EXP(LN(1+[.$F$2]-[.$H$2]^2/2))*EXP(NORMINV(RAND();0;[.$H$2]))" office:value-type="currency" office:currency="EUR" office:value="7242.3752549031">
            <text:p>7.242,38 €</text:p>
          </table:table-cell>
          <table:table-cell table:formula="of:=[.BT4]*EXP(LN(1+[.$F$2]-[.$H$2]^2/2))*EXP(NORMINV(RAND();0;[.$H$2]))" office:value-type="currency" office:currency="EUR" office:value="7786.38961976924">
            <text:p>7.786,39 €</text:p>
          </table:table-cell>
          <table:table-cell table:formula="of:=[.BU4]*EXP(LN(1+[.$F$2]-[.$H$2]^2/2))*EXP(NORMINV(RAND();0;[.$H$2]))" office:value-type="currency" office:currency="EUR" office:value="7958.80772688293">
            <text:p>7.958,81 €</text:p>
          </table:table-cell>
          <table:table-cell table:formula="of:=[.BV4]*EXP(LN(1+[.$F$2]-[.$H$2]^2/2))*EXP(NORMINV(RAND();0;[.$H$2]))" office:value-type="currency" office:currency="EUR" office:value="14893.7835360443">
            <text:p>14.893,78 €</text:p>
          </table:table-cell>
          <table:table-cell table:formula="of:=[.BW4]*EXP(LN(1+[.$F$2]-[.$H$2]^2/2))*EXP(NORMINV(RAND();0;[.$H$2]))" office:value-type="currency" office:currency="EUR" office:value="7727.6134166353">
            <text:p>7.727,61 €</text:p>
          </table:table-cell>
          <table:table-cell table:formula="of:=[.BX4]*EXP(LN(1+[.$F$2]-[.$H$2]^2/2))*EXP(NORMINV(RAND();0;[.$H$2]))" office:value-type="currency" office:currency="EUR" office:value="10759.7337413789">
            <text:p>10.759,73 €</text:p>
          </table:table-cell>
          <table:table-cell table:formula="of:=[.BY4]*EXP(LN(1+[.$F$2]-[.$H$2]^2/2))*EXP(NORMINV(RAND();0;[.$H$2]))" office:value-type="currency" office:currency="EUR" office:value="11243.0280605733">
            <text:p>11.243,03 €</text:p>
          </table:table-cell>
          <table:table-cell table:formula="of:=[.BZ4]*EXP(LN(1+[.$F$2]-[.$H$2]^2/2))*EXP(NORMINV(RAND();0;[.$H$2]))" office:value-type="currency" office:currency="EUR" office:value="7908.8843697497">
            <text:p>7.908,88 €</text:p>
          </table:table-cell>
          <table:table-cell table:formula="of:=[.CA4]*EXP(LN(1+[.$F$2]-[.$H$2]^2/2))*EXP(NORMINV(RAND();0;[.$H$2]))" office:value-type="currency" office:currency="EUR" office:value="14339.5016914741">
            <text:p>14.339,50 €</text:p>
          </table:table-cell>
          <table:table-cell table:formula="of:=[.CB4]*EXP(LN(1+[.$F$2]-[.$H$2]^2/2))*EXP(NORMINV(RAND();0;[.$H$2]))" office:value-type="currency" office:currency="EUR" office:value="7884.06422786307">
            <text:p>7.884,06 €</text:p>
          </table:table-cell>
          <table:table-cell table:formula="of:=[.CC4]*EXP(LN(1+[.$F$2]-[.$H$2]^2/2))*EXP(NORMINV(RAND();0;[.$H$2]))" office:value-type="currency" office:currency="EUR" office:value="10776.1793904893">
            <text:p>10.776,18 €</text:p>
          </table:table-cell>
          <table:table-cell table:formula="of:=[.CD4]*EXP(LN(1+[.$F$2]-[.$H$2]^2/2))*EXP(NORMINV(RAND();0;[.$H$2]))" office:value-type="currency" office:currency="EUR" office:value="9112.12723869496">
            <text:p>9.112,13 €</text:p>
          </table:table-cell>
          <table:table-cell table:formula="of:=[.CE4]*EXP(LN(1+[.$F$2]-[.$H$2]^2/2))*EXP(NORMINV(RAND();0;[.$H$2]))" office:value-type="currency" office:currency="EUR" office:value="8897.93897283335">
            <text:p>8.897,94 €</text:p>
          </table:table-cell>
          <table:table-cell table:formula="of:=[.CF4]*EXP(LN(1+[.$F$2]-[.$H$2]^2/2))*EXP(NORMINV(RAND();0;[.$H$2]))" office:value-type="currency" office:currency="EUR" office:value="11866.880009086">
            <text:p>11.866,88 €</text:p>
          </table:table-cell>
          <table:table-cell table:formula="of:=[.CG4]*EXP(LN(1+[.$F$2]-[.$H$2]^2/2))*EXP(NORMINV(RAND();0;[.$H$2]))" office:value-type="currency" office:currency="EUR" office:value="7543.04324630735">
            <text:p>7.543,04 €</text:p>
          </table:table-cell>
          <table:table-cell table:formula="of:=[.CH4]*EXP(LN(1+[.$F$2]-[.$H$2]^2/2))*EXP(NORMINV(RAND();0;[.$H$2]))" office:value-type="currency" office:currency="EUR" office:value="9958.03507107516">
            <text:p>9.958,04 €</text:p>
          </table:table-cell>
          <table:table-cell table:formula="of:=[.CI4]*EXP(LN(1+[.$F$2]-[.$H$2]^2/2))*EXP(NORMINV(RAND();0;[.$H$2]))" office:value-type="currency" office:currency="EUR" office:value="15326.2681970988">
            <text:p>15.326,27 €</text:p>
          </table:table-cell>
          <table:table-cell table:formula="of:=[.CJ4]*EXP(LN(1+[.$F$2]-[.$H$2]^2/2))*EXP(NORMINV(RAND();0;[.$H$2]))" office:value-type="currency" office:currency="EUR" office:value="18453.3857260579">
            <text:p>18.453,39 €</text:p>
          </table:table-cell>
          <table:table-cell table:formula="of:=[.CK4]*EXP(LN(1+[.$F$2]-[.$H$2]^2/2))*EXP(NORMINV(RAND();0;[.$H$2]))" office:value-type="currency" office:currency="EUR" office:value="9425.30162409581">
            <text:p>9.425,30 €</text:p>
          </table:table-cell>
          <table:table-cell table:formula="of:=[.CL4]*EXP(LN(1+[.$F$2]-[.$H$2]^2/2))*EXP(NORMINV(RAND();0;[.$H$2]))" office:value-type="currency" office:currency="EUR" office:value="14399.4999779592">
            <text:p>14.399,50 €</text:p>
          </table:table-cell>
          <table:table-cell table:formula="of:=[.CM4]*EXP(LN(1+[.$F$2]-[.$H$2]^2/2))*EXP(NORMINV(RAND();0;[.$H$2]))" office:value-type="currency" office:currency="EUR" office:value="10680.7177226201">
            <text:p>10.680,72 €</text:p>
          </table:table-cell>
          <table:table-cell table:formula="of:=[.CN4]*EXP(LN(1+[.$F$2]-[.$H$2]^2/2))*EXP(NORMINV(RAND();0;[.$H$2]))" office:value-type="currency" office:currency="EUR" office:value="8749.40844328623">
            <text:p>8.749,41 €</text:p>
          </table:table-cell>
          <table:table-cell table:formula="of:=[.CO4]*EXP(LN(1+[.$F$2]-[.$H$2]^2/2))*EXP(NORMINV(RAND();0;[.$H$2]))" office:value-type="currency" office:currency="EUR" office:value="11682.025803476">
            <text:p>11.682,03 €</text:p>
          </table:table-cell>
          <table:table-cell table:formula="of:=[.CP4]*EXP(LN(1+[.$F$2]-[.$H$2]^2/2))*EXP(NORMINV(RAND();0;[.$H$2]))" office:value-type="currency" office:currency="EUR" office:value="11575.5191310208">
            <text:p>11.575,52 €</text:p>
          </table:table-cell>
          <table:table-cell table:formula="of:=[.CQ4]*EXP(LN(1+[.$F$2]-[.$H$2]^2/2))*EXP(NORMINV(RAND();0;[.$H$2]))" office:value-type="currency" office:currency="EUR" office:value="10043.8942798833">
            <text:p>10.043,89 €</text:p>
          </table:table-cell>
          <table:table-cell table:formula="of:=[.CR4]*EXP(LN(1+[.$F$2]-[.$H$2]^2/2))*EXP(NORMINV(RAND();0;[.$H$2]))" office:value-type="currency" office:currency="EUR" office:value="14114.8722288008">
            <text:p>14.114,87 €</text:p>
          </table:table-cell>
          <table:table-cell table:formula="of:=[.CS4]*EXP(LN(1+[.$F$2]-[.$H$2]^2/2))*EXP(NORMINV(RAND();0;[.$H$2]))" office:value-type="currency" office:currency="EUR" office:value="11231.348386111">
            <text:p>11.231,35 €</text:p>
          </table:table-cell>
          <table:table-cell table:formula="of:=[.CT4]*EXP(LN(1+[.$F$2]-[.$H$2]^2/2))*EXP(NORMINV(RAND();0;[.$H$2]))" office:value-type="currency" office:currency="EUR" office:value="8319.01157376533">
            <text:p>8.319,01 €</text:p>
          </table:table-cell>
          <table:table-cell table:formula="of:=[.CU4]*EXP(LN(1+[.$F$2]-[.$H$2]^2/2))*EXP(NORMINV(RAND();0;[.$H$2]))" office:value-type="currency" office:currency="EUR" office:value="8536.43970492614">
            <text:p>8.536,44 €</text:p>
          </table:table-cell>
          <table:table-cell table:formula="of:=[.CV4]*EXP(LN(1+[.$F$2]-[.$H$2]^2/2))*EXP(NORMINV(RAND();0;[.$H$2]))" office:value-type="currency" office:currency="EUR" office:value="17064.3679230637">
            <text:p>17.064,37 €</text:p>
          </table:table-cell>
          <table:table-cell table:formula="of:=[.CW4]*EXP(LN(1+[.$F$2]-[.$H$2]^2/2))*EXP(NORMINV(RAND();0;[.$H$2]))" office:value-type="currency" office:currency="EUR" office:value="16981.4489977091">
            <text:p>16.981,45 €</text:p>
          </table:table-cell>
          <table:table-cell table:formula="of:=[.CX4]*EXP(LN(1+[.$F$2]-[.$H$2]^2/2))*EXP(NORMINV(RAND();0;[.$H$2]))" office:value-type="currency" office:currency="EUR" office:value="19173.6650005452">
            <text:p>19.173,67 €</text:p>
          </table:table-cell>
          <table:table-cell table:formula="of:=[.CY4]*EXP(LN(1+[.$F$2]-[.$H$2]^2/2))*EXP(NORMINV(RAND();0;[.$H$2]))" office:value-type="currency" office:currency="EUR" office:value="11112.1718316595">
            <text:p>11.112,17 €</text:p>
          </table:table-cell>
          <table:table-cell table:formula="of:=[.CZ4]*EXP(LN(1+[.$F$2]-[.$H$2]^2/2))*EXP(NORMINV(RAND();0;[.$H$2]))" office:value-type="currency" office:currency="EUR" office:value="5800.13628463645">
            <text:p>5.800,14 €</text:p>
          </table:table-cell>
          <table:table-cell table:formula="of:=[.DA4]*EXP(LN(1+[.$F$2]-[.$H$2]^2/2))*EXP(NORMINV(RAND();0;[.$H$2]))" office:value-type="currency" office:currency="EUR" office:value="6702.30670187028">
            <text:p>6.702,31 €</text:p>
          </table:table-cell>
          <table:table-cell table:formula="of:=[.DB4]*EXP(LN(1+[.$F$2]-[.$H$2]^2/2))*EXP(NORMINV(RAND();0;[.$H$2]))" office:value-type="currency" office:currency="EUR" office:value="9981.07445824739">
            <text:p>9.981,07 €</text:p>
          </table:table-cell>
          <table:table-cell table:formula="of:=[.DC4]*EXP(LN(1+[.$F$2]-[.$H$2]^2/2))*EXP(NORMINV(RAND();0;[.$H$2]))" office:value-type="currency" office:currency="EUR" office:value="9985.14971319151">
            <text:p>9.985,15 €</text:p>
          </table:table-cell>
          <table:table-cell table:formula="of:=[.DD4]*EXP(LN(1+[.$F$2]-[.$H$2]^2/2))*EXP(NORMINV(RAND();0;[.$H$2]))" office:value-type="currency" office:currency="EUR" office:value="5788.06747824188">
            <text:p>5.788,07 €</text:p>
          </table:table-cell>
          <table:table-cell table:formula="of:=[.DE4]*EXP(LN(1+[.$F$2]-[.$H$2]^2/2))*EXP(NORMINV(RAND();0;[.$H$2]))" office:value-type="currency" office:currency="EUR" office:value="9267.24845081565">
            <text:p>9.267,25 €</text:p>
          </table:table-cell>
          <table:table-cell table:formula="of:=[.DF4]*EXP(LN(1+[.$F$2]-[.$H$2]^2/2))*EXP(NORMINV(RAND();0;[.$H$2]))" office:value-type="currency" office:currency="EUR" office:value="14222.9174383137">
            <text:p>14.222,92 €</text:p>
          </table:table-cell>
          <table:table-cell table:formula="of:=[.DG4]*EXP(LN(1+[.$F$2]-[.$H$2]^2/2))*EXP(NORMINV(RAND();0;[.$H$2]))" office:value-type="currency" office:currency="EUR" office:value="6823.88691887941">
            <text:p>6.823,89 €</text:p>
          </table:table-cell>
          <table:table-cell table:formula="of:=[.DH4]*EXP(LN(1+[.$F$2]-[.$H$2]^2/2))*EXP(NORMINV(RAND();0;[.$H$2]))" office:value-type="currency" office:currency="EUR" office:value="9326.90731643233">
            <text:p>9.326,91 €</text:p>
          </table:table-cell>
          <table:table-cell table:formula="of:=[.DI4]*EXP(LN(1+[.$F$2]-[.$H$2]^2/2))*EXP(NORMINV(RAND();0;[.$H$2]))" office:value-type="currency" office:currency="EUR" office:value="15359.5912990796">
            <text:p>15.359,59 €</text:p>
          </table:table-cell>
          <table:table-cell table:formula="of:=[.DJ4]*EXP(LN(1+[.$F$2]-[.$H$2]^2/2))*EXP(NORMINV(RAND();0;[.$H$2]))" office:value-type="currency" office:currency="EUR" office:value="6803.61870720043">
            <text:p>6.803,62 €</text:p>
          </table:table-cell>
          <table:table-cell table:formula="of:=[.DK4]*EXP(LN(1+[.$F$2]-[.$H$2]^2/2))*EXP(NORMINV(RAND();0;[.$H$2]))" office:value-type="currency" office:currency="EUR" office:value="12312.1773352873">
            <text:p>12.312,18 €</text:p>
          </table:table-cell>
          <table:table-cell table:formula="of:=[.DL4]*EXP(LN(1+[.$F$2]-[.$H$2]^2/2))*EXP(NORMINV(RAND();0;[.$H$2]))" office:value-type="currency" office:currency="EUR" office:value="13011.3610163868">
            <text:p>13.011,36 €</text:p>
          </table:table-cell>
          <table:table-cell table:formula="of:=[.DM4]*EXP(LN(1+[.$F$2]-[.$H$2]^2/2))*EXP(NORMINV(RAND();0;[.$H$2]))" office:value-type="currency" office:currency="EUR" office:value="13069.0137193913">
            <text:p>13.069,01 €</text:p>
          </table:table-cell>
          <table:table-cell table:formula="of:=[.DN4]*EXP(LN(1+[.$F$2]-[.$H$2]^2/2))*EXP(NORMINV(RAND();0;[.$H$2]))" office:value-type="currency" office:currency="EUR" office:value="7750.36111199502">
            <text:p>7.750,36 €</text:p>
          </table:table-cell>
          <table:table-cell table:formula="of:=[.DO4]*EXP(LN(1+[.$F$2]-[.$H$2]^2/2))*EXP(NORMINV(RAND();0;[.$H$2]))" office:value-type="currency" office:currency="EUR" office:value="12187.3523966612">
            <text:p>12.187,35 €</text:p>
          </table:table-cell>
          <table:table-cell table:formula="of:=[.DP4]*EXP(LN(1+[.$F$2]-[.$H$2]^2/2))*EXP(NORMINV(RAND();0;[.$H$2]))" office:value-type="currency" office:currency="EUR" office:value="10374.6903936086">
            <text:p>10.374,69 €</text:p>
          </table:table-cell>
          <table:table-cell table:formula="of:=[.DQ4]*EXP(LN(1+[.$F$2]-[.$H$2]^2/2))*EXP(NORMINV(RAND();0;[.$H$2]))" office:value-type="currency" office:currency="EUR" office:value="13015.526535453">
            <text:p>13.015,53 €</text:p>
          </table:table-cell>
          <table:table-cell table:formula="of:=[.DR4]*EXP(LN(1+[.$F$2]-[.$H$2]^2/2))*EXP(NORMINV(RAND();0;[.$H$2]))" office:value-type="currency" office:currency="EUR" office:value="10036.4648390449">
            <text:p>10.036,46 €</text:p>
          </table:table-cell>
          <table:table-cell table:formula="of:=[.DS4]*EXP(LN(1+[.$F$2]-[.$H$2]^2/2))*EXP(NORMINV(RAND();0;[.$H$2]))" office:value-type="currency" office:currency="EUR" office:value="19345.2706549753">
            <text:p>19.345,27 €</text:p>
          </table:table-cell>
          <table:table-cell table:formula="of:=[.DT4]*EXP(LN(1+[.$F$2]-[.$H$2]^2/2))*EXP(NORMINV(RAND();0;[.$H$2]))" office:value-type="currency" office:currency="EUR" office:value="11391.5839327593">
            <text:p>11.391,58 €</text:p>
          </table:table-cell>
          <table:table-cell table:formula="of:=[.DU4]*EXP(LN(1+[.$F$2]-[.$H$2]^2/2))*EXP(NORMINV(RAND();0;[.$H$2]))" office:value-type="currency" office:currency="EUR" office:value="9873.38171326001">
            <text:p>9.873,38 €</text:p>
          </table:table-cell>
          <table:table-cell table:formula="of:=[.DV4]*EXP(LN(1+[.$F$2]-[.$H$2]^2/2))*EXP(NORMINV(RAND();0;[.$H$2]))" office:value-type="currency" office:currency="EUR" office:value="8896.6535267063">
            <text:p>8.896,65 €</text:p>
          </table:table-cell>
          <table:table-cell table:formula="of:=[.DW4]*EXP(LN(1+[.$F$2]-[.$H$2]^2/2))*EXP(NORMINV(RAND();0;[.$H$2]))" office:value-type="currency" office:currency="EUR" office:value="10504.6852810879">
            <text:p>10.504,69 €</text:p>
          </table:table-cell>
          <table:table-cell table:formula="of:=[.DX4]*EXP(LN(1+[.$F$2]-[.$H$2]^2/2))*EXP(NORMINV(RAND();0;[.$H$2]))" office:value-type="currency" office:currency="EUR" office:value="7824.18138598607">
            <text:p>7.824,18 €</text:p>
          </table:table-cell>
          <table:table-cell table:formula="of:=[.DY4]*EXP(LN(1+[.$F$2]-[.$H$2]^2/2))*EXP(NORMINV(RAND();0;[.$H$2]))" office:value-type="currency" office:currency="EUR" office:value="4738.22303680403">
            <text:p>4.738,22 €</text:p>
          </table:table-cell>
          <table:table-cell table:formula="of:=[.DZ4]*EXP(LN(1+[.$F$2]-[.$H$2]^2/2))*EXP(NORMINV(RAND();0;[.$H$2]))" office:value-type="currency" office:currency="EUR" office:value="9649.93566619413">
            <text:p>9.649,94 €</text:p>
          </table:table-cell>
          <table:table-cell table:formula="of:=[.EA4]*EXP(LN(1+[.$F$2]-[.$H$2]^2/2))*EXP(NORMINV(RAND();0;[.$H$2]))" office:value-type="currency" office:currency="EUR" office:value="18031.6671219143">
            <text:p>18.031,67 €</text:p>
          </table:table-cell>
          <table:table-cell table:formula="of:=[.EB4]*EXP(LN(1+[.$F$2]-[.$H$2]^2/2))*EXP(NORMINV(RAND();0;[.$H$2]))" office:value-type="currency" office:currency="EUR" office:value="16474.9492208316">
            <text:p>16.474,95 €</text:p>
          </table:table-cell>
          <table:table-cell table:formula="of:=[.EC4]*EXP(LN(1+[.$F$2]-[.$H$2]^2/2))*EXP(NORMINV(RAND();0;[.$H$2]))" office:value-type="currency" office:currency="EUR" office:value="10486.7300503346">
            <text:p>10.486,73 €</text:p>
          </table:table-cell>
          <table:table-cell table:formula="of:=[.ED4]*EXP(LN(1+[.$F$2]-[.$H$2]^2/2))*EXP(NORMINV(RAND();0;[.$H$2]))" office:value-type="currency" office:currency="EUR" office:value="10248.179175675">
            <text:p>10.248,18 €</text:p>
          </table:table-cell>
          <table:table-cell table:formula="of:=[.EE4]*EXP(LN(1+[.$F$2]-[.$H$2]^2/2))*EXP(NORMINV(RAND();0;[.$H$2]))" office:value-type="currency" office:currency="EUR" office:value="10311.8169164546">
            <text:p>10.311,82 €</text:p>
          </table:table-cell>
          <table:table-cell table:formula="of:=[.EF4]*EXP(LN(1+[.$F$2]-[.$H$2]^2/2))*EXP(NORMINV(RAND();0;[.$H$2]))" office:value-type="currency" office:currency="EUR" office:value="8031.7644067496">
            <text:p>8.031,76 €</text:p>
          </table:table-cell>
          <table:table-cell table:formula="of:=[.EG4]*EXP(LN(1+[.$F$2]-[.$H$2]^2/2))*EXP(NORMINV(RAND();0;[.$H$2]))" office:value-type="currency" office:currency="EUR" office:value="12422.6670403863">
            <text:p>12.422,67 €</text:p>
          </table:table-cell>
          <table:table-cell table:formula="of:=[.EH4]*EXP(LN(1+[.$F$2]-[.$H$2]^2/2))*EXP(NORMINV(RAND();0;[.$H$2]))" office:value-type="currency" office:currency="EUR" office:value="6775.81009991625">
            <text:p>6.775,81 €</text:p>
          </table:table-cell>
          <table:table-cell table:formula="of:=[.EI4]*EXP(LN(1+[.$F$2]-[.$H$2]^2/2))*EXP(NORMINV(RAND();0;[.$H$2]))" office:value-type="currency" office:currency="EUR" office:value="15490.8518022572">
            <text:p>15.490,85 €</text:p>
          </table:table-cell>
          <table:table-cell table:formula="of:=[.EJ4]*EXP(LN(1+[.$F$2]-[.$H$2]^2/2))*EXP(NORMINV(RAND();0;[.$H$2]))" office:value-type="currency" office:currency="EUR" office:value="8176.11854376486">
            <text:p>8.176,12 €</text:p>
          </table:table-cell>
          <table:table-cell table:formula="of:=[.EK4]*EXP(LN(1+[.$F$2]-[.$H$2]^2/2))*EXP(NORMINV(RAND();0;[.$H$2]))" office:value-type="currency" office:currency="EUR" office:value="8901.53347749315">
            <text:p>8.901,53 €</text:p>
          </table:table-cell>
          <table:table-cell table:formula="of:=[.EL4]*EXP(LN(1+[.$F$2]-[.$H$2]^2/2))*EXP(NORMINV(RAND();0;[.$H$2]))" office:value-type="currency" office:currency="EUR" office:value="10272.3682444476">
            <text:p>10.272,37 €</text:p>
          </table:table-cell>
          <table:table-cell table:formula="of:=[.EM4]*EXP(LN(1+[.$F$2]-[.$H$2]^2/2))*EXP(NORMINV(RAND();0;[.$H$2]))" office:value-type="currency" office:currency="EUR" office:value="18628.7784693971">
            <text:p>18.628,78 €</text:p>
          </table:table-cell>
          <table:table-cell table:formula="of:=[.EN4]*EXP(LN(1+[.$F$2]-[.$H$2]^2/2))*EXP(NORMINV(RAND();0;[.$H$2]))" office:value-type="currency" office:currency="EUR" office:value="11903.4252292884">
            <text:p>11.903,43 €</text:p>
          </table:table-cell>
          <table:table-cell table:formula="of:=[.EO4]*EXP(LN(1+[.$F$2]-[.$H$2]^2/2))*EXP(NORMINV(RAND();0;[.$H$2]))" office:value-type="currency" office:currency="EUR" office:value="6684.88322412107">
            <text:p>6.684,88 €</text:p>
          </table:table-cell>
          <table:table-cell table:formula="of:=[.EP4]*EXP(LN(1+[.$F$2]-[.$H$2]^2/2))*EXP(NORMINV(RAND();0;[.$H$2]))" office:value-type="currency" office:currency="EUR" office:value="16573.9510815072">
            <text:p>16.573,95 €</text:p>
          </table:table-cell>
          <table:table-cell table:formula="of:=[.EQ4]*EXP(LN(1+[.$F$2]-[.$H$2]^2/2))*EXP(NORMINV(RAND();0;[.$H$2]))" office:value-type="currency" office:currency="EUR" office:value="7955.73763566754">
            <text:p>7.955,74 €</text:p>
          </table:table-cell>
          <table:table-cell table:formula="of:=[.ER4]*EXP(LN(1+[.$F$2]-[.$H$2]^2/2))*EXP(NORMINV(RAND();0;[.$H$2]))" office:value-type="currency" office:currency="EUR" office:value="21975.2413328967">
            <text:p>21.975,24 €</text:p>
          </table:table-cell>
          <table:table-cell table:formula="of:=[.ES4]*EXP(LN(1+[.$F$2]-[.$H$2]^2/2))*EXP(NORMINV(RAND();0;[.$H$2]))" office:value-type="currency" office:currency="EUR" office:value="10658.1744919204">
            <text:p>10.658,17 €</text:p>
          </table:table-cell>
          <table:table-cell table:formula="of:=[.ET4]*EXP(LN(1+[.$F$2]-[.$H$2]^2/2))*EXP(NORMINV(RAND();0;[.$H$2]))" office:value-type="currency" office:currency="EUR" office:value="12860.7729109307">
            <text:p>12.860,77 €</text:p>
          </table:table-cell>
          <table:table-cell table:formula="of:=[.EU4]*EXP(LN(1+[.$F$2]-[.$H$2]^2/2))*EXP(NORMINV(RAND();0;[.$H$2]))" office:value-type="currency" office:currency="EUR" office:value="6183.56345630052">
            <text:p>6.183,56 €</text:p>
          </table:table-cell>
          <table:table-cell table:formula="of:=[.EV4]*EXP(LN(1+[.$F$2]-[.$H$2]^2/2))*EXP(NORMINV(RAND();0;[.$H$2]))" office:value-type="currency" office:currency="EUR" office:value="11522.9196605509">
            <text:p>11.522,92 €</text:p>
          </table:table-cell>
          <table:table-cell table:formula="of:=[.EW4]*EXP(LN(1+[.$F$2]-[.$H$2]^2/2))*EXP(NORMINV(RAND();0;[.$H$2]))" office:value-type="currency" office:currency="EUR" office:value="16332.6728388212">
            <text:p>16.332,67 €</text:p>
          </table:table-cell>
          <table:table-cell table:formula="of:=[.EX4]*EXP(LN(1+[.$F$2]-[.$H$2]^2/2))*EXP(NORMINV(RAND();0;[.$H$2]))" office:value-type="currency" office:currency="EUR" office:value="12717.0833461449">
            <text:p>12.717,08 €</text:p>
          </table:table-cell>
          <table:table-cell table:formula="of:=[.EY4]*EXP(LN(1+[.$F$2]-[.$H$2]^2/2))*EXP(NORMINV(RAND();0;[.$H$2]))" office:value-type="currency" office:currency="EUR" office:value="9577.15204575641">
            <text:p>9.577,15 €</text:p>
          </table:table-cell>
          <table:table-cell table:formula="of:=[.EZ4]*EXP(LN(1+[.$F$2]-[.$H$2]^2/2))*EXP(NORMINV(RAND();0;[.$H$2]))" office:value-type="currency" office:currency="EUR" office:value="10194.6292749659">
            <text:p>10.194,63 €</text:p>
          </table:table-cell>
          <table:table-cell table:formula="of:=[.FA4]*EXP(LN(1+[.$F$2]-[.$H$2]^2/2))*EXP(NORMINV(RAND();0;[.$H$2]))" office:value-type="currency" office:currency="EUR" office:value="11374.5276805352">
            <text:p>11.374,53 €</text:p>
          </table:table-cell>
          <table:table-cell table:formula="of:=[.FB4]*EXP(LN(1+[.$F$2]-[.$H$2]^2/2))*EXP(NORMINV(RAND();0;[.$H$2]))" office:value-type="currency" office:currency="EUR" office:value="11821.3419609542">
            <text:p>11.821,34 €</text:p>
          </table:table-cell>
          <table:table-cell table:formula="of:=[.FC4]*EXP(LN(1+[.$F$2]-[.$H$2]^2/2))*EXP(NORMINV(RAND();0;[.$H$2]))" office:value-type="currency" office:currency="EUR" office:value="16700.3933292949">
            <text:p>16.700,39 €</text:p>
          </table:table-cell>
          <table:table-cell table:formula="of:=[.FD4]*EXP(LN(1+[.$F$2]-[.$H$2]^2/2))*EXP(NORMINV(RAND();0;[.$H$2]))" office:value-type="currency" office:currency="EUR" office:value="11273.9059345973">
            <text:p>11.273,91 €</text:p>
          </table:table-cell>
          <table:table-cell table:formula="of:=[.FE4]*EXP(LN(1+[.$F$2]-[.$H$2]^2/2))*EXP(NORMINV(RAND();0;[.$H$2]))" office:value-type="currency" office:currency="EUR" office:value="11482.331182163">
            <text:p>11.482,33 €</text:p>
          </table:table-cell>
          <table:table-cell table:formula="of:=[.FF4]*EXP(LN(1+[.$F$2]-[.$H$2]^2/2))*EXP(NORMINV(RAND();0;[.$H$2]))" office:value-type="currency" office:currency="EUR" office:value="14128.4565672585">
            <text:p>14.128,46 €</text:p>
          </table:table-cell>
          <table:table-cell table:formula="of:=[.FG4]*EXP(LN(1+[.$F$2]-[.$H$2]^2/2))*EXP(NORMINV(RAND();0;[.$H$2]))" office:value-type="currency" office:currency="EUR" office:value="10939.9791834524">
            <text:p>10.939,98 €</text:p>
          </table:table-cell>
          <table:table-cell table:formula="of:=[.FH4]*EXP(LN(1+[.$F$2]-[.$H$2]^2/2))*EXP(NORMINV(RAND();0;[.$H$2]))" office:value-type="currency" office:currency="EUR" office:value="6909.91759114558">
            <text:p>6.909,92 €</text:p>
          </table:table-cell>
          <table:table-cell table:formula="of:=[.FI4]*EXP(LN(1+[.$F$2]-[.$H$2]^2/2))*EXP(NORMINV(RAND();0;[.$H$2]))" office:value-type="currency" office:currency="EUR" office:value="11378.117647491">
            <text:p>11.378,12 €</text:p>
          </table:table-cell>
          <table:table-cell table:formula="of:=[.FJ4]*EXP(LN(1+[.$F$2]-[.$H$2]^2/2))*EXP(NORMINV(RAND();0;[.$H$2]))" office:value-type="currency" office:currency="EUR" office:value="15142.1538146746">
            <text:p>15.142,15 €</text:p>
          </table:table-cell>
          <table:table-cell table:formula="of:=[.FK4]*EXP(LN(1+[.$F$2]-[.$H$2]^2/2))*EXP(NORMINV(RAND();0;[.$H$2]))" office:value-type="currency" office:currency="EUR" office:value="10350.8685417135">
            <text:p>10.350,87 €</text:p>
          </table:table-cell>
          <table:table-cell table:formula="of:=[.FL4]*EXP(LN(1+[.$F$2]-[.$H$2]^2/2))*EXP(NORMINV(RAND();0;[.$H$2]))" office:value-type="currency" office:currency="EUR" office:value="13519.5162810032">
            <text:p>13.519,52 €</text:p>
          </table:table-cell>
          <table:table-cell table:formula="of:=[.FM4]*EXP(LN(1+[.$F$2]-[.$H$2]^2/2))*EXP(NORMINV(RAND();0;[.$H$2]))" office:value-type="currency" office:currency="EUR" office:value="6403.60889454178">
            <text:p>6.403,61 €</text:p>
          </table:table-cell>
          <table:table-cell table:formula="of:=[.FN4]*EXP(LN(1+[.$F$2]-[.$H$2]^2/2))*EXP(NORMINV(RAND();0;[.$H$2]))" office:value-type="currency" office:currency="EUR" office:value="9886.39676976256">
            <text:p>9.886,40 €</text:p>
          </table:table-cell>
          <table:table-cell table:formula="of:=[.FO4]*EXP(LN(1+[.$F$2]-[.$H$2]^2/2))*EXP(NORMINV(RAND();0;[.$H$2]))" office:value-type="currency" office:currency="EUR" office:value="6609.82986429816">
            <text:p>6.609,83 €</text:p>
          </table:table-cell>
          <table:table-cell table:formula="of:=[.FP4]*EXP(LN(1+[.$F$2]-[.$H$2]^2/2))*EXP(NORMINV(RAND();0;[.$H$2]))" office:value-type="currency" office:currency="EUR" office:value="7628.90362011541">
            <text:p>7.628,90 €</text:p>
          </table:table-cell>
          <table:table-cell table:formula="of:=[.FQ4]*EXP(LN(1+[.$F$2]-[.$H$2]^2/2))*EXP(NORMINV(RAND();0;[.$H$2]))" office:value-type="currency" office:currency="EUR" office:value="10974.9861829602">
            <text:p>10.974,99 €</text:p>
          </table:table-cell>
          <table:table-cell table:formula="of:=[.FR4]*EXP(LN(1+[.$F$2]-[.$H$2]^2/2))*EXP(NORMINV(RAND();0;[.$H$2]))" office:value-type="currency" office:currency="EUR" office:value="7806.26278665447">
            <text:p>7.806,26 €</text:p>
          </table:table-cell>
          <table:table-cell table:formula="of:=[.FS4]*EXP(LN(1+[.$F$2]-[.$H$2]^2/2))*EXP(NORMINV(RAND();0;[.$H$2]))" office:value-type="currency" office:currency="EUR" office:value="7485.7247933211">
            <text:p>7.485,72 €</text:p>
          </table:table-cell>
          <table:table-cell table:formula="of:=[.FT4]*EXP(LN(1+[.$F$2]-[.$H$2]^2/2))*EXP(NORMINV(RAND();0;[.$H$2]))" office:value-type="currency" office:currency="EUR" office:value="9258.41717441594">
            <text:p>9.258,42 €</text:p>
          </table:table-cell>
          <table:table-cell table:formula="of:=[.FU4]*EXP(LN(1+[.$F$2]-[.$H$2]^2/2))*EXP(NORMINV(RAND();0;[.$H$2]))" office:value-type="currency" office:currency="EUR" office:value="10589.0201480804">
            <text:p>10.589,02 €</text:p>
          </table:table-cell>
          <table:table-cell table:formula="of:=[.FV4]*EXP(LN(1+[.$F$2]-[.$H$2]^2/2))*EXP(NORMINV(RAND();0;[.$H$2]))" office:value-type="currency" office:currency="EUR" office:value="17806.4910958686">
            <text:p>17.806,49 €</text:p>
          </table:table-cell>
          <table:table-cell table:formula="of:=[.FW4]*EXP(LN(1+[.$F$2]-[.$H$2]^2/2))*EXP(NORMINV(RAND();0;[.$H$2]))" office:value-type="currency" office:currency="EUR" office:value="13685.731759997">
            <text:p>13.685,73 €</text:p>
          </table:table-cell>
          <table:table-cell table:formula="of:=[.FX4]*EXP(LN(1+[.$F$2]-[.$H$2]^2/2))*EXP(NORMINV(RAND();0;[.$H$2]))" office:value-type="currency" office:currency="EUR" office:value="12393.9213574868">
            <text:p>12.393,92 €</text:p>
          </table:table-cell>
          <table:table-cell table:formula="of:=[.FY4]*EXP(LN(1+[.$F$2]-[.$H$2]^2/2))*EXP(NORMINV(RAND();0;[.$H$2]))" office:value-type="currency" office:currency="EUR" office:value="12052.2553064301">
            <text:p>12.052,26 €</text:p>
          </table:table-cell>
          <table:table-cell table:formula="of:=[.FZ4]*EXP(LN(1+[.$F$2]-[.$H$2]^2/2))*EXP(NORMINV(RAND();0;[.$H$2]))" office:value-type="currency" office:currency="EUR" office:value="8001.38569543769">
            <text:p>8.001,39 €</text:p>
          </table:table-cell>
          <table:table-cell table:formula="of:=[.GA4]*EXP(LN(1+[.$F$2]-[.$H$2]^2/2))*EXP(NORMINV(RAND();0;[.$H$2]))" office:value-type="currency" office:currency="EUR" office:value="10401.8812617934">
            <text:p>10.401,88 €</text:p>
          </table:table-cell>
          <table:table-cell table:formula="of:=[.GB4]*EXP(LN(1+[.$F$2]-[.$H$2]^2/2))*EXP(NORMINV(RAND();0;[.$H$2]))" office:value-type="currency" office:currency="EUR" office:value="10388.227364665">
            <text:p>10.388,23 €</text:p>
          </table:table-cell>
          <table:table-cell table:formula="of:=[.GC4]*EXP(LN(1+[.$F$2]-[.$H$2]^2/2))*EXP(NORMINV(RAND();0;[.$H$2]))" office:value-type="currency" office:currency="EUR" office:value="22681.4676881841">
            <text:p>22.681,47 €</text:p>
          </table:table-cell>
          <table:table-cell table:formula="of:=[.GD4]*EXP(LN(1+[.$F$2]-[.$H$2]^2/2))*EXP(NORMINV(RAND();0;[.$H$2]))" office:value-type="currency" office:currency="EUR" office:value="10105.8522384317">
            <text:p>10.105,85 €</text:p>
          </table:table-cell>
          <table:table-cell table:formula="of:=[.GE4]*EXP(LN(1+[.$F$2]-[.$H$2]^2/2))*EXP(NORMINV(RAND();0;[.$H$2]))" office:value-type="currency" office:currency="EUR" office:value="7703.68168923511">
            <text:p>7.703,68 €</text:p>
          </table:table-cell>
          <table:table-cell table:formula="of:=[.GF4]*EXP(LN(1+[.$F$2]-[.$H$2]^2/2))*EXP(NORMINV(RAND();0;[.$H$2]))" office:value-type="currency" office:currency="EUR" office:value="14868.4118944084">
            <text:p>14.868,41 €</text:p>
          </table:table-cell>
          <table:table-cell table:formula="of:=[.GG4]*EXP(LN(1+[.$F$2]-[.$H$2]^2/2))*EXP(NORMINV(RAND();0;[.$H$2]))" office:value-type="currency" office:currency="EUR" office:value="11526.6198886572">
            <text:p>11.526,62 €</text:p>
          </table:table-cell>
          <table:table-cell table:formula="of:=[.GH4]*EXP(LN(1+[.$F$2]-[.$H$2]^2/2))*EXP(NORMINV(RAND();0;[.$H$2]))" office:value-type="currency" office:currency="EUR" office:value="14109.4175092036">
            <text:p>14.109,42 €</text:p>
          </table:table-cell>
          <table:table-cell table:formula="of:=[.GI4]*EXP(LN(1+[.$F$2]-[.$H$2]^2/2))*EXP(NORMINV(RAND();0;[.$H$2]))" office:value-type="currency" office:currency="EUR" office:value="10692.5598904867">
            <text:p>10.692,56 €</text:p>
          </table:table-cell>
          <table:table-cell table:formula="of:=[.GJ4]*EXP(LN(1+[.$F$2]-[.$H$2]^2/2))*EXP(NORMINV(RAND();0;[.$H$2]))" office:value-type="currency" office:currency="EUR" office:value="10678.5068540461">
            <text:p>10.678,51 €</text:p>
          </table:table-cell>
          <table:table-cell table:formula="of:=[.GK4]*EXP(LN(1+[.$F$2]-[.$H$2]^2/2))*EXP(NORMINV(RAND();0;[.$H$2]))" office:value-type="currency" office:currency="EUR" office:value="15230.9891204699">
            <text:p>15.230,99 €</text:p>
          </table:table-cell>
          <table:table-cell table:formula="of:=[.GL4]*EXP(LN(1+[.$F$2]-[.$H$2]^2/2))*EXP(NORMINV(RAND();0;[.$H$2]))" office:value-type="currency" office:currency="EUR" office:value="11107.701308977">
            <text:p>11.107,70 €</text:p>
          </table:table-cell>
          <table:table-cell table:formula="of:=[.GM4]*EXP(LN(1+[.$F$2]-[.$H$2]^2/2))*EXP(NORMINV(RAND();0;[.$H$2]))" office:value-type="currency" office:currency="EUR" office:value="7084.30356133457">
            <text:p>7.084,30 €</text:p>
          </table:table-cell>
          <table:table-cell table:formula="of:=[.GN4]*EXP(LN(1+[.$F$2]-[.$H$2]^2/2))*EXP(NORMINV(RAND();0;[.$H$2]))" office:value-type="currency" office:currency="EUR" office:value="5108.94125812045">
            <text:p>5.108,94 €</text:p>
          </table:table-cell>
          <table:table-cell table:formula="of:=[.GO4]*EXP(LN(1+[.$F$2]-[.$H$2]^2/2))*EXP(NORMINV(RAND();0;[.$H$2]))" office:value-type="currency" office:currency="EUR" office:value="13695.2899984398">
            <text:p>13.695,29 €</text:p>
          </table:table-cell>
          <table:table-cell table:formula="of:=[.GP4]*EXP(LN(1+[.$F$2]-[.$H$2]^2/2))*EXP(NORMINV(RAND();0;[.$H$2]))" office:value-type="currency" office:currency="EUR" office:value="19948.5844824891">
            <text:p>19.948,58 €</text:p>
          </table:table-cell>
          <table:table-cell table:formula="of:=[.GQ4]*EXP(LN(1+[.$F$2]-[.$H$2]^2/2))*EXP(NORMINV(RAND();0;[.$H$2]))" office:value-type="currency" office:currency="EUR" office:value="7638.03261105281">
            <text:p>7.638,03 €</text:p>
          </table:table-cell>
          <table:table-cell table:formula="of:=[.GR4]*EXP(LN(1+[.$F$2]-[.$H$2]^2/2))*EXP(NORMINV(RAND();0;[.$H$2]))" office:value-type="currency" office:currency="EUR" office:value="9501.21596099355">
            <text:p>9.501,22 €</text:p>
          </table:table-cell>
          <table:table-cell table:formula="of:=[.GS4]*EXP(LN(1+[.$F$2]-[.$H$2]^2/2))*EXP(NORMINV(RAND();0;[.$H$2]))" office:value-type="currency" office:currency="EUR" office:value="10478.3639390263">
            <text:p>10.478,36 €</text:p>
          </table:table-cell>
          <table:table-cell table:formula="of:=[.GT4]*EXP(LN(1+[.$F$2]-[.$H$2]^2/2))*EXP(NORMINV(RAND();0;[.$H$2]))" office:value-type="currency" office:currency="EUR" office:value="12724.405433215">
            <text:p>12.724,41 €</text:p>
          </table:table-cell>
          <table:table-cell table:formula="of:=[.GU4]*EXP(LN(1+[.$F$2]-[.$H$2]^2/2))*EXP(NORMINV(RAND();0;[.$H$2]))" office:value-type="currency" office:currency="EUR" office:value="12713.4024519761">
            <text:p>12.713,40 €</text:p>
          </table:table-cell>
          <table:table-cell table:formula="of:=[.GV4]*EXP(LN(1+[.$F$2]-[.$H$2]^2/2))*EXP(NORMINV(RAND();0;[.$H$2]))" office:value-type="currency" office:currency="EUR" office:value="14971.4852561881">
            <text:p>14.971,49 €</text:p>
          </table:table-cell>
          <table:table-cell table:formula="of:=[.GW4]*EXP(LN(1+[.$F$2]-[.$H$2]^2/2))*EXP(NORMINV(RAND();0;[.$H$2]))" office:value-type="currency" office:currency="EUR" office:value="13750.5146205565">
            <text:p>13.750,51 €</text:p>
          </table:table-cell>
          <table:table-cell table:formula="of:=[.GX4]*EXP(LN(1+[.$F$2]-[.$H$2]^2/2))*EXP(NORMINV(RAND();0;[.$H$2]))" office:value-type="currency" office:currency="EUR" office:value="13142.5204287343">
            <text:p>13.142,52 €</text:p>
          </table:table-cell>
          <table:table-cell table:formula="of:=[.GY4]*EXP(LN(1+[.$F$2]-[.$H$2]^2/2))*EXP(NORMINV(RAND();0;[.$H$2]))" office:value-type="currency" office:currency="EUR" office:value="9151.72398468647">
            <text:p>9.151,72 €</text:p>
          </table:table-cell>
          <table:table-cell table:formula="of:=[.GZ4]*EXP(LN(1+[.$F$2]-[.$H$2]^2/2))*EXP(NORMINV(RAND();0;[.$H$2]))" office:value-type="currency" office:currency="EUR" office:value="7943.08736385938">
            <text:p>7.943,09 €</text:p>
          </table:table-cell>
          <table:table-cell table:formula="of:=[.HA4]*EXP(LN(1+[.$F$2]-[.$H$2]^2/2))*EXP(NORMINV(RAND();0;[.$H$2]))" office:value-type="currency" office:currency="EUR" office:value="11265.0384310521">
            <text:p>11.265,04 €</text:p>
          </table:table-cell>
          <table:table-cell table:formula="of:=[.HB4]*EXP(LN(1+[.$F$2]-[.$H$2]^2/2))*EXP(NORMINV(RAND();0;[.$H$2]))" office:value-type="currency" office:currency="EUR" office:value="12894.7746400025">
            <text:p>12.894,77 €</text:p>
          </table:table-cell>
          <table:table-cell table:formula="of:=[.HC4]*EXP(LN(1+[.$F$2]-[.$H$2]^2/2))*EXP(NORMINV(RAND();0;[.$H$2]))" office:value-type="currency" office:currency="EUR" office:value="8400.97121314783">
            <text:p>8.400,97 €</text:p>
          </table:table-cell>
          <table:table-cell table:formula="of:=[.HD4]*EXP(LN(1+[.$F$2]-[.$H$2]^2/2))*EXP(NORMINV(RAND();0;[.$H$2]))" office:value-type="currency" office:currency="EUR" office:value="19103.6120470031">
            <text:p>19.103,61 €</text:p>
          </table:table-cell>
          <table:table-cell table:formula="of:=[.HE4]*EXP(LN(1+[.$F$2]-[.$H$2]^2/2))*EXP(NORMINV(RAND();0;[.$H$2]))" office:value-type="currency" office:currency="EUR" office:value="8263.94859872678">
            <text:p>8.263,95 €</text:p>
          </table:table-cell>
          <table:table-cell table:formula="of:=[.HF4]*EXP(LN(1+[.$F$2]-[.$H$2]^2/2))*EXP(NORMINV(RAND();0;[.$H$2]))" office:value-type="currency" office:currency="EUR" office:value="10251.5295746374">
            <text:p>10.251,53 €</text:p>
          </table:table-cell>
          <table:table-cell table:formula="of:=[.HG4]*EXP(LN(1+[.$F$2]-[.$H$2]^2/2))*EXP(NORMINV(RAND();0;[.$H$2]))" office:value-type="currency" office:currency="EUR" office:value="13164.0983556897">
            <text:p>13.164,10 €</text:p>
          </table:table-cell>
          <table:table-cell table:formula="of:=[.HH4]*EXP(LN(1+[.$F$2]-[.$H$2]^2/2))*EXP(NORMINV(RAND();0;[.$H$2]))" office:value-type="currency" office:currency="EUR" office:value="11444.3597586455">
            <text:p>11.444,36 €</text:p>
          </table:table-cell>
          <table:table-cell table:formula="of:=[.HI4]*EXP(LN(1+[.$F$2]-[.$H$2]^2/2))*EXP(NORMINV(RAND();0;[.$H$2]))" office:value-type="currency" office:currency="EUR" office:value="10017.4796611227">
            <text:p>10.017,48 €</text:p>
          </table:table-cell>
          <table:table-cell table:formula="of:=[.HJ4]*EXP(LN(1+[.$F$2]-[.$H$2]^2/2))*EXP(NORMINV(RAND();0;[.$H$2]))" office:value-type="currency" office:currency="EUR" office:value="16179.4682835811">
            <text:p>16.179,47 €</text:p>
          </table:table-cell>
          <table:table-cell table:formula="of:=[.HK4]*EXP(LN(1+[.$F$2]-[.$H$2]^2/2))*EXP(NORMINV(RAND();0;[.$H$2]))" office:value-type="currency" office:currency="EUR" office:value="11439.9415697747">
            <text:p>11.439,94 €</text:p>
          </table:table-cell>
          <table:table-cell table:formula="of:=[.HL4]*EXP(LN(1+[.$F$2]-[.$H$2]^2/2))*EXP(NORMINV(RAND();0;[.$H$2]))" office:value-type="currency" office:currency="EUR" office:value="11599.7208718064">
            <text:p>11.599,72 €</text:p>
          </table:table-cell>
          <table:table-cell table:formula="of:=[.HM4]*EXP(LN(1+[.$F$2]-[.$H$2]^2/2))*EXP(NORMINV(RAND();0;[.$H$2]))" office:value-type="currency" office:currency="EUR" office:value="10826.3005333697">
            <text:p>10.826,30 €</text:p>
          </table:table-cell>
          <table:table-cell table:formula="of:=[.HN4]*EXP(LN(1+[.$F$2]-[.$H$2]^2/2))*EXP(NORMINV(RAND();0;[.$H$2]))" office:value-type="currency" office:currency="EUR" office:value="9339.10747472306">
            <text:p>9.339,11 €</text:p>
          </table:table-cell>
          <table:table-cell table:formula="of:=[.HO4]*EXP(LN(1+[.$F$2]-[.$H$2]^2/2))*EXP(NORMINV(RAND();0;[.$H$2]))" office:value-type="currency" office:currency="EUR" office:value="17777.1822412068">
            <text:p>17.777,18 €</text:p>
          </table:table-cell>
          <table:table-cell table:formula="of:=[.HP4]*EXP(LN(1+[.$F$2]-[.$H$2]^2/2))*EXP(NORMINV(RAND();0;[.$H$2]))" office:value-type="currency" office:currency="EUR" office:value="15958.7517773252">
            <text:p>15.958,75 €</text:p>
          </table:table-cell>
          <table:table-cell table:formula="of:=[.HQ4]*EXP(LN(1+[.$F$2]-[.$H$2]^2/2))*EXP(NORMINV(RAND();0;[.$H$2]))" office:value-type="currency" office:currency="EUR" office:value="10458.0613573396">
            <text:p>10.458,06 €</text:p>
          </table:table-cell>
          <table:table-cell table:formula="of:=[.HR4]*EXP(LN(1+[.$F$2]-[.$H$2]^2/2))*EXP(NORMINV(RAND();0;[.$H$2]))" office:value-type="currency" office:currency="EUR" office:value="8117.41474856943">
            <text:p>8.117,41 €</text:p>
          </table:table-cell>
          <table:table-cell table:formula="of:=[.HS4]*EXP(LN(1+[.$F$2]-[.$H$2]^2/2))*EXP(NORMINV(RAND();0;[.$H$2]))" office:value-type="currency" office:currency="EUR" office:value="15726.3910849084">
            <text:p>15.726,39 €</text:p>
          </table:table-cell>
          <table:table-cell table:formula="of:=[.HT4]*EXP(LN(1+[.$F$2]-[.$H$2]^2/2))*EXP(NORMINV(RAND();0;[.$H$2]))" office:value-type="currency" office:currency="EUR" office:value="7601.50445634952">
            <text:p>7.601,50 €</text:p>
          </table:table-cell>
          <table:table-cell table:formula="of:=[.HU4]*EXP(LN(1+[.$F$2]-[.$H$2]^2/2))*EXP(NORMINV(RAND();0;[.$H$2]))" office:value-type="currency" office:currency="EUR" office:value="9913.6897998009">
            <text:p>9.913,69 €</text:p>
          </table:table-cell>
          <table:table-cell table:formula="of:=[.HV4]*EXP(LN(1+[.$F$2]-[.$H$2]^2/2))*EXP(NORMINV(RAND();0;[.$H$2]))" office:value-type="currency" office:currency="EUR" office:value="13441.7465560533">
            <text:p>13.441,75 €</text:p>
          </table:table-cell>
          <table:table-cell table:formula="of:=[.HW4]*EXP(LN(1+[.$F$2]-[.$H$2]^2/2))*EXP(NORMINV(RAND();0;[.$H$2]))" office:value-type="currency" office:currency="EUR" office:value="6477.52118711551">
            <text:p>6.477,52 €</text:p>
          </table:table-cell>
          <table:table-cell table:formula="of:=[.HX4]*EXP(LN(1+[.$F$2]-[.$H$2]^2/2))*EXP(NORMINV(RAND();0;[.$H$2]))" office:value-type="currency" office:currency="EUR" office:value="6345.74144348894">
            <text:p>6.345,74 €</text:p>
          </table:table-cell>
          <table:table-cell table:formula="of:=[.HY4]*EXP(LN(1+[.$F$2]-[.$H$2]^2/2))*EXP(NORMINV(RAND();0;[.$H$2]))" office:value-type="currency" office:currency="EUR" office:value="6469.71854580582">
            <text:p>6.469,72 €</text:p>
          </table:table-cell>
          <table:table-cell table:formula="of:=[.HZ4]*EXP(LN(1+[.$F$2]-[.$H$2]^2/2))*EXP(NORMINV(RAND();0;[.$H$2]))" office:value-type="currency" office:currency="EUR" office:value="9359.80992666857">
            <text:p>9.359,81 €</text:p>
          </table:table-cell>
          <table:table-cell table:formula="of:=[.IA4]*EXP(LN(1+[.$F$2]-[.$H$2]^2/2))*EXP(NORMINV(RAND();0;[.$H$2]))" office:value-type="currency" office:currency="EUR" office:value="10133.7943378672">
            <text:p>10.133,79 €</text:p>
          </table:table-cell>
          <table:table-cell table:formula="of:=[.IB4]*EXP(LN(1+[.$F$2]-[.$H$2]^2/2))*EXP(NORMINV(RAND();0;[.$H$2]))" office:value-type="currency" office:currency="EUR" office:value="14416.5649859706">
            <text:p>14.416,56 €</text:p>
          </table:table-cell>
          <table:table-cell table:formula="of:=[.IC4]*EXP(LN(1+[.$F$2]-[.$H$2]^2/2))*EXP(NORMINV(RAND();0;[.$H$2]))" office:value-type="currency" office:currency="EUR" office:value="5908.46298286519">
            <text:p>5.908,46 €</text:p>
          </table:table-cell>
          <table:table-cell table:formula="of:=[.ID4]*EXP(LN(1+[.$F$2]-[.$H$2]^2/2))*EXP(NORMINV(RAND();0;[.$H$2]))" office:value-type="currency" office:currency="EUR" office:value="8916.59147917878">
            <text:p>8.916,59 €</text:p>
          </table:table-cell>
          <table:table-cell table:formula="of:=[.IE4]*EXP(LN(1+[.$F$2]-[.$H$2]^2/2))*EXP(NORMINV(RAND();0;[.$H$2]))" office:value-type="currency" office:currency="EUR" office:value="8832.58116921883">
            <text:p>8.832,58 €</text:p>
          </table:table-cell>
          <table:table-cell table:formula="of:=[.IF4]*EXP(LN(1+[.$F$2]-[.$H$2]^2/2))*EXP(NORMINV(RAND();0;[.$H$2]))" office:value-type="currency" office:currency="EUR" office:value="11535.9814311571">
            <text:p>11.535,98 €</text:p>
          </table:table-cell>
          <table:table-cell table:formula="of:=[.IG4]*EXP(LN(1+[.$F$2]-[.$H$2]^2/2))*EXP(NORMINV(RAND();0;[.$H$2]))" office:value-type="currency" office:currency="EUR" office:value="15315.5665174393">
            <text:p>15.315,57 €</text:p>
          </table:table-cell>
          <table:table-cell table:formula="of:=[.IH4]*EXP(LN(1+[.$F$2]-[.$H$2]^2/2))*EXP(NORMINV(RAND();0;[.$H$2]))" office:value-type="currency" office:currency="EUR" office:value="9352.95943100667">
            <text:p>9.352,96 €</text:p>
          </table:table-cell>
          <table:table-cell table:formula="of:=[.II4]*EXP(LN(1+[.$F$2]-[.$H$2]^2/2))*EXP(NORMINV(RAND();0;[.$H$2]))" office:value-type="currency" office:currency="EUR" office:value="9409.21137361576">
            <text:p>9.409,21 €</text:p>
          </table:table-cell>
          <table:table-cell table:formula="of:=[.IJ4]*EXP(LN(1+[.$F$2]-[.$H$2]^2/2))*EXP(NORMINV(RAND();0;[.$H$2]))" office:value-type="currency" office:currency="EUR" office:value="19860.7031063207">
            <text:p>19.860,70 €</text:p>
          </table:table-cell>
          <table:table-cell table:formula="of:=[.IK4]*EXP(LN(1+[.$F$2]-[.$H$2]^2/2))*EXP(NORMINV(RAND();0;[.$H$2]))" office:value-type="currency" office:currency="EUR" office:value="12213.3537722764">
            <text:p>12.213,35 €</text:p>
          </table:table-cell>
          <table:table-cell table:formula="of:=[.IL4]*EXP(LN(1+[.$F$2]-[.$H$2]^2/2))*EXP(NORMINV(RAND();0;[.$H$2]))" office:value-type="currency" office:currency="EUR" office:value="11038.6928137516">
            <text:p>11.038,69 €</text:p>
          </table:table-cell>
          <table:table-cell table:formula="of:=[.IM4]*EXP(LN(1+[.$F$2]-[.$H$2]^2/2))*EXP(NORMINV(RAND();0;[.$H$2]))" office:value-type="currency" office:currency="EUR" office:value="8793.4817480837">
            <text:p>8.793,48 €</text:p>
          </table:table-cell>
          <table:table-cell table:formula="of:=[.IN4]*EXP(LN(1+[.$F$2]-[.$H$2]^2/2))*EXP(NORMINV(RAND();0;[.$H$2]))" office:value-type="currency" office:currency="EUR" office:value="18651.16878265">
            <text:p>18.651,17 €</text:p>
          </table:table-cell>
          <table:table-cell table:formula="of:=[.IO4]*EXP(LN(1+[.$F$2]-[.$H$2]^2/2))*EXP(NORMINV(RAND();0;[.$H$2]))" office:value-type="currency" office:currency="EUR" office:value="18905.0370467304">
            <text:p>18.905,04 €</text:p>
          </table:table-cell>
          <table:table-cell table:formula="of:=[.IP4]*EXP(LN(1+[.$F$2]-[.$H$2]^2/2))*EXP(NORMINV(RAND();0;[.$H$2]))" office:value-type="currency" office:currency="EUR" office:value="7417.95790276067">
            <text:p>7.417,96 €</text:p>
          </table:table-cell>
          <table:table-cell table:formula="of:=[.IQ4]*EXP(LN(1+[.$F$2]-[.$H$2]^2/2))*EXP(NORMINV(RAND();0;[.$H$2]))" office:value-type="currency" office:currency="EUR" office:value="12062.8215253502">
            <text:p>12.062,82 €</text:p>
          </table:table-cell>
          <table:table-cell table:formula="of:=[.IR4]*EXP(LN(1+[.$F$2]-[.$H$2]^2/2))*EXP(NORMINV(RAND();0;[.$H$2]))" office:value-type="currency" office:currency="EUR" office:value="10679.6745438485">
            <text:p>10.679,67 €</text:p>
          </table:table-cell>
          <table:table-cell table:formula="of:=[.IS4]*EXP(LN(1+[.$F$2]-[.$H$2]^2/2))*EXP(NORMINV(RAND();0;[.$H$2]))" office:value-type="currency" office:currency="EUR" office:value="11915.8808700016">
            <text:p>11.915,88 €</text:p>
          </table:table-cell>
          <table:table-cell table:formula="of:=[.IT4]*EXP(LN(1+[.$F$2]-[.$H$2]^2/2))*EXP(NORMINV(RAND();0;[.$H$2]))" office:value-type="currency" office:currency="EUR" office:value="18492.423965444">
            <text:p>18.492,42 €</text:p>
          </table:table-cell>
          <table:table-cell table:formula="of:=[.IU4]*EXP(LN(1+[.$F$2]-[.$H$2]^2/2))*EXP(NORMINV(RAND();0;[.$H$2]))" office:value-type="currency" office:currency="EUR" office:value="10609.6924616827">
            <text:p>10.609,69 €</text:p>
          </table:table-cell>
          <table:table-cell table:formula="of:=[.IV4]*EXP(LN(1+[.$F$2]-[.$H$2]^2/2))*EXP(NORMINV(RAND();0;[.$H$2]))" office:value-type="currency" office:currency="EUR" office:value="16905.3368681706">
            <text:p>16.905,34 €</text:p>
          </table:table-cell>
          <table:table-cell table:formula="of:=[.IW4]*EXP(LN(1+[.$F$2]-[.$H$2]^2/2))*EXP(NORMINV(RAND();0;[.$H$2]))" office:value-type="currency" office:currency="EUR" office:value="9473.86082363776">
            <text:p>9.473,86 €</text:p>
          </table:table-cell>
          <table:table-cell table:formula="of:=[.IX4]*EXP(LN(1+[.$F$2]-[.$H$2]^2/2))*EXP(NORMINV(RAND();0;[.$H$2]))" office:value-type="currency" office:currency="EUR" office:value="8097.09155667241">
            <text:p>8.097,09 €</text:p>
          </table:table-cell>
          <table:table-cell table:formula="of:=[.IY4]*EXP(LN(1+[.$F$2]-[.$H$2]^2/2))*EXP(NORMINV(RAND();0;[.$H$2]))" office:value-type="currency" office:currency="EUR" office:value="10642.0093254234">
            <text:p>10.642,01 €</text:p>
          </table:table-cell>
          <table:table-cell table:formula="of:=[.IZ4]*EXP(LN(1+[.$F$2]-[.$H$2]^2/2))*EXP(NORMINV(RAND();0;[.$H$2]))" office:value-type="currency" office:currency="EUR" office:value="10409.9728738886">
            <text:p>10.409,97 €</text:p>
          </table:table-cell>
          <table:table-cell table:formula="of:=[.JA4]*EXP(LN(1+[.$F$2]-[.$H$2]^2/2))*EXP(NORMINV(RAND();0;[.$H$2]))" office:value-type="currency" office:currency="EUR" office:value="15272.9065497269">
            <text:p>15.272,91 €</text:p>
          </table:table-cell>
          <table:table-cell table:formula="of:=[.JB4]*EXP(LN(1+[.$F$2]-[.$H$2]^2/2))*EXP(NORMINV(RAND();0;[.$H$2]))" office:value-type="currency" office:currency="EUR" office:value="9855.84690244412">
            <text:p>9.855,85 €</text:p>
          </table:table-cell>
          <table:table-cell table:formula="of:=[.JC4]*EXP(LN(1+[.$F$2]-[.$H$2]^2/2))*EXP(NORMINV(RAND();0;[.$H$2]))" office:value-type="currency" office:currency="EUR" office:value="9117.16953556559">
            <text:p>9.117,17 €</text:p>
          </table:table-cell>
          <table:table-cell table:formula="of:=[.JD4]*EXP(LN(1+[.$F$2]-[.$H$2]^2/2))*EXP(NORMINV(RAND();0;[.$H$2]))" office:value-type="currency" office:currency="EUR" office:value="10152.57699477">
            <text:p>10.152,58 €</text:p>
          </table:table-cell>
          <table:table-cell table:formula="of:=[.JE4]*EXP(LN(1+[.$F$2]-[.$H$2]^2/2))*EXP(NORMINV(RAND();0;[.$H$2]))" office:value-type="currency" office:currency="EUR" office:value="10487.7768110628">
            <text:p>10.487,78 €</text:p>
          </table:table-cell>
          <table:table-cell table:formula="of:=[.JF4]*EXP(LN(1+[.$F$2]-[.$H$2]^2/2))*EXP(NORMINV(RAND();0;[.$H$2]))" office:value-type="currency" office:currency="EUR" office:value="14757.1068325117">
            <text:p>14.757,11 €</text:p>
          </table:table-cell>
          <table:table-cell table:formula="of:=[.JG4]*EXP(LN(1+[.$F$2]-[.$H$2]^2/2))*EXP(NORMINV(RAND();0;[.$H$2]))" office:value-type="currency" office:currency="EUR" office:value="11412.3147824395">
            <text:p>11.412,31 €</text:p>
          </table:table-cell>
          <table:table-cell table:formula="of:=[.JH4]*EXP(LN(1+[.$F$2]-[.$H$2]^2/2))*EXP(NORMINV(RAND();0;[.$H$2]))" office:value-type="currency" office:currency="EUR" office:value="7216.72123003012">
            <text:p>7.216,72 €</text:p>
          </table:table-cell>
          <table:table-cell table:formula="of:=[.JI4]*EXP(LN(1+[.$F$2]-[.$H$2]^2/2))*EXP(NORMINV(RAND();0;[.$H$2]))" office:value-type="currency" office:currency="EUR" office:value="18677.2075840344">
            <text:p>18.677,21 €</text:p>
          </table:table-cell>
          <table:table-cell table:formula="of:=[.JJ4]*EXP(LN(1+[.$F$2]-[.$H$2]^2/2))*EXP(NORMINV(RAND();0;[.$H$2]))" office:value-type="currency" office:currency="EUR" office:value="6901.03685600485">
            <text:p>6.901,04 €</text:p>
          </table:table-cell>
          <table:table-cell table:formula="of:=[.JK4]*EXP(LN(1+[.$F$2]-[.$H$2]^2/2))*EXP(NORMINV(RAND();0;[.$H$2]))" office:value-type="currency" office:currency="EUR" office:value="12993.4423214117">
            <text:p>12.993,44 €</text:p>
          </table:table-cell>
          <table:table-cell table:formula="of:=[.JL4]*EXP(LN(1+[.$F$2]-[.$H$2]^2/2))*EXP(NORMINV(RAND();0;[.$H$2]))" office:value-type="currency" office:currency="EUR" office:value="12009.8784760033">
            <text:p>12.009,88 €</text:p>
          </table:table-cell>
          <table:table-cell table:formula="of:=[.JM4]*EXP(LN(1+[.$F$2]-[.$H$2]^2/2))*EXP(NORMINV(RAND();0;[.$H$2]))" office:value-type="currency" office:currency="EUR" office:value="9191.84909693429">
            <text:p>9.191,85 €</text:p>
          </table:table-cell>
          <table:table-cell table:formula="of:=[.JN4]*EXP(LN(1+[.$F$2]-[.$H$2]^2/2))*EXP(NORMINV(RAND();0;[.$H$2]))" office:value-type="currency" office:currency="EUR" office:value="13998.0187853008">
            <text:p>13.998,02 €</text:p>
          </table:table-cell>
          <table:table-cell table:formula="of:=[.JO4]*EXP(LN(1+[.$F$2]-[.$H$2]^2/2))*EXP(NORMINV(RAND();0;[.$H$2]))" office:value-type="currency" office:currency="EUR" office:value="8484.17164980385">
            <text:p>8.484,17 €</text:p>
          </table:table-cell>
          <table:table-cell table:formula="of:=[.JP4]*EXP(LN(1+[.$F$2]-[.$H$2]^2/2))*EXP(NORMINV(RAND();0;[.$H$2]))" office:value-type="currency" office:currency="EUR" office:value="10574.4478063952">
            <text:p>10.574,45 €</text:p>
          </table:table-cell>
          <table:table-cell table:formula="of:=[.JQ4]*EXP(LN(1+[.$F$2]-[.$H$2]^2/2))*EXP(NORMINV(RAND();0;[.$H$2]))" office:value-type="currency" office:currency="EUR" office:value="10402.6649623157">
            <text:p>10.402,66 €</text:p>
          </table:table-cell>
          <table:table-cell table:formula="of:=[.JR4]*EXP(LN(1+[.$F$2]-[.$H$2]^2/2))*EXP(NORMINV(RAND();0;[.$H$2]))" office:value-type="currency" office:currency="EUR" office:value="15364.7328303096">
            <text:p>15.364,73 €</text:p>
          </table:table-cell>
          <table:table-cell table:formula="of:=[.JS4]*EXP(LN(1+[.$F$2]-[.$H$2]^2/2))*EXP(NORMINV(RAND();0;[.$H$2]))" office:value-type="currency" office:currency="EUR" office:value="18214.0426761709">
            <text:p>18.214,04 €</text:p>
          </table:table-cell>
          <table:table-cell table:formula="of:=[.JT4]*EXP(LN(1+[.$F$2]-[.$H$2]^2/2))*EXP(NORMINV(RAND();0;[.$H$2]))" office:value-type="currency" office:currency="EUR" office:value="9831.55771185886">
            <text:p>9.831,56 €</text:p>
          </table:table-cell>
          <table:table-cell table:formula="of:=[.JU4]*EXP(LN(1+[.$F$2]-[.$H$2]^2/2))*EXP(NORMINV(RAND();0;[.$H$2]))" office:value-type="currency" office:currency="EUR" office:value="12231.9126497349">
            <text:p>12.231,91 €</text:p>
          </table:table-cell>
          <table:table-cell table:formula="of:=[.JV4]*EXP(LN(1+[.$F$2]-[.$H$2]^2/2))*EXP(NORMINV(RAND();0;[.$H$2]))" office:value-type="currency" office:currency="EUR" office:value="9639.82826351218">
            <text:p>9.639,83 €</text:p>
          </table:table-cell>
          <table:table-cell table:formula="of:=[.JW4]*EXP(LN(1+[.$F$2]-[.$H$2]^2/2))*EXP(NORMINV(RAND();0;[.$H$2]))" office:value-type="currency" office:currency="EUR" office:value="9889.74524692801">
            <text:p>9.889,75 €</text:p>
          </table:table-cell>
          <table:table-cell table:formula="of:=[.JX4]*EXP(LN(1+[.$F$2]-[.$H$2]^2/2))*EXP(NORMINV(RAND();0;[.$H$2]))" office:value-type="currency" office:currency="EUR" office:value="9627.91428597845">
            <text:p>9.627,91 €</text:p>
          </table:table-cell>
          <table:table-cell table:formula="of:=[.JY4]*EXP(LN(1+[.$F$2]-[.$H$2]^2/2))*EXP(NORMINV(RAND();0;[.$H$2]))" office:value-type="currency" office:currency="EUR" office:value="12817.6767948358">
            <text:p>12.817,68 €</text:p>
          </table:table-cell>
          <table:table-cell table:formula="of:=[.JZ4]*EXP(LN(1+[.$F$2]-[.$H$2]^2/2))*EXP(NORMINV(RAND();0;[.$H$2]))" office:value-type="currency" office:currency="EUR" office:value="14312.8331274403">
            <text:p>14.312,83 €</text:p>
          </table:table-cell>
          <table:table-cell table:formula="of:=[.KA4]*EXP(LN(1+[.$F$2]-[.$H$2]^2/2))*EXP(NORMINV(RAND();0;[.$H$2]))" office:value-type="currency" office:currency="EUR" office:value="6873.18930993233">
            <text:p>6.873,19 €</text:p>
          </table:table-cell>
          <table:table-cell table:formula="of:=[.KB4]*EXP(LN(1+[.$F$2]-[.$H$2]^2/2))*EXP(NORMINV(RAND();0;[.$H$2]))" office:value-type="currency" office:currency="EUR" office:value="10452.4074862269">
            <text:p>10.452,41 €</text:p>
          </table:table-cell>
          <table:table-cell table:formula="of:=[.KC4]*EXP(LN(1+[.$F$2]-[.$H$2]^2/2))*EXP(NORMINV(RAND();0;[.$H$2]))" office:value-type="currency" office:currency="EUR" office:value="8935.45380664158">
            <text:p>8.935,45 €</text:p>
          </table:table-cell>
          <table:table-cell table:formula="of:=[.KD4]*EXP(LN(1+[.$F$2]-[.$H$2]^2/2))*EXP(NORMINV(RAND();0;[.$H$2]))" office:value-type="currency" office:currency="EUR" office:value="11245.8044224546">
            <text:p>11.245,80 €</text:p>
          </table:table-cell>
          <table:table-cell table:formula="of:=[.KE4]*EXP(LN(1+[.$F$2]-[.$H$2]^2/2))*EXP(NORMINV(RAND();0;[.$H$2]))" office:value-type="currency" office:currency="EUR" office:value="8210.46688865434">
            <text:p>8.210,47 €</text:p>
          </table:table-cell>
          <table:table-cell table:formula="of:=[.KF4]*EXP(LN(1+[.$F$2]-[.$H$2]^2/2))*EXP(NORMINV(RAND();0;[.$H$2]))" office:value-type="currency" office:currency="EUR" office:value="9272.57204170401">
            <text:p>9.272,57 €</text:p>
          </table:table-cell>
          <table:table-cell table:formula="of:=[.KG4]*EXP(LN(1+[.$F$2]-[.$H$2]^2/2))*EXP(NORMINV(RAND();0;[.$H$2]))" office:value-type="currency" office:currency="EUR" office:value="10490.6854796191">
            <text:p>10.490,69 €</text:p>
          </table:table-cell>
          <table:table-cell table:formula="of:=[.KH4]*EXP(LN(1+[.$F$2]-[.$H$2]^2/2))*EXP(NORMINV(RAND();0;[.$H$2]))" office:value-type="currency" office:currency="EUR" office:value="7784.28801993335">
            <text:p>7.784,29 €</text:p>
          </table:table-cell>
          <table:table-cell table:formula="of:=[.KI4]*EXP(LN(1+[.$F$2]-[.$H$2]^2/2))*EXP(NORMINV(RAND();0;[.$H$2]))" office:value-type="currency" office:currency="EUR" office:value="12253.2920670853">
            <text:p>12.253,29 €</text:p>
          </table:table-cell>
          <table:table-cell table:formula="of:=[.KJ4]*EXP(LN(1+[.$F$2]-[.$H$2]^2/2))*EXP(NORMINV(RAND();0;[.$H$2]))" office:value-type="currency" office:currency="EUR" office:value="15926.7234005344">
            <text:p>15.926,72 €</text:p>
          </table:table-cell>
          <table:table-cell table:formula="of:=[.KK4]*EXP(LN(1+[.$F$2]-[.$H$2]^2/2))*EXP(NORMINV(RAND();0;[.$H$2]))" office:value-type="currency" office:currency="EUR" office:value="14227.739509611">
            <text:p>14.227,74 €</text:p>
          </table:table-cell>
          <table:table-cell table:formula="of:=[.KL4]*EXP(LN(1+[.$F$2]-[.$H$2]^2/2))*EXP(NORMINV(RAND();0;[.$H$2]))" office:value-type="currency" office:currency="EUR" office:value="10577.722769696">
            <text:p>10.577,72 €</text:p>
          </table:table-cell>
          <table:table-cell table:formula="of:=[.KM4]*EXP(LN(1+[.$F$2]-[.$H$2]^2/2))*EXP(NORMINV(RAND();0;[.$H$2]))" office:value-type="currency" office:currency="EUR" office:value="7263.62167581911">
            <text:p>7.263,62 €</text:p>
          </table:table-cell>
          <table:table-cell table:formula="of:=[.KN4]*EXP(LN(1+[.$F$2]-[.$H$2]^2/2))*EXP(NORMINV(RAND();0;[.$H$2]))" office:value-type="currency" office:currency="EUR" office:value="11713.1110919942">
            <text:p>11.713,11 €</text:p>
          </table:table-cell>
          <table:table-cell table:formula="of:=[.KO4]*EXP(LN(1+[.$F$2]-[.$H$2]^2/2))*EXP(NORMINV(RAND();0;[.$H$2]))" office:value-type="currency" office:currency="EUR" office:value="9847.03270571692">
            <text:p>9.847,03 €</text:p>
          </table:table-cell>
          <table:table-cell table:formula="of:=[.KP4]*EXP(LN(1+[.$F$2]-[.$H$2]^2/2))*EXP(NORMINV(RAND();0;[.$H$2]))" office:value-type="currency" office:currency="EUR" office:value="11219.8499369819">
            <text:p>11.219,85 €</text:p>
          </table:table-cell>
          <table:table-cell table:formula="of:=[.KQ4]*EXP(LN(1+[.$F$2]-[.$H$2]^2/2))*EXP(NORMINV(RAND();0;[.$H$2]))" office:value-type="currency" office:currency="EUR" office:value="8202.25401054134">
            <text:p>8.202,25 €</text:p>
          </table:table-cell>
          <table:table-cell table:formula="of:=[.KR4]*EXP(LN(1+[.$F$2]-[.$H$2]^2/2))*EXP(NORMINV(RAND();0;[.$H$2]))" office:value-type="currency" office:currency="EUR" office:value="11352.4284013877">
            <text:p>11.352,43 €</text:p>
          </table:table-cell>
          <table:table-cell table:formula="of:=[.KS4]*EXP(LN(1+[.$F$2]-[.$H$2]^2/2))*EXP(NORMINV(RAND();0;[.$H$2]))" office:value-type="currency" office:currency="EUR" office:value="10516.9667262068">
            <text:p>10.516,97 €</text:p>
          </table:table-cell>
          <table:table-cell table:formula="of:=[.KT4]*EXP(LN(1+[.$F$2]-[.$H$2]^2/2))*EXP(NORMINV(RAND();0;[.$H$2]))" office:value-type="currency" office:currency="EUR" office:value="6360.45854984534">
            <text:p>6.360,46 €</text:p>
          </table:table-cell>
          <table:table-cell table:formula="of:=[.KU4]*EXP(LN(1+[.$F$2]-[.$H$2]^2/2))*EXP(NORMINV(RAND();0;[.$H$2]))" office:value-type="currency" office:currency="EUR" office:value="8143.08520471704">
            <text:p>8.143,09 €</text:p>
          </table:table-cell>
          <table:table-cell table:formula="of:=[.KV4]*EXP(LN(1+[.$F$2]-[.$H$2]^2/2))*EXP(NORMINV(RAND();0;[.$H$2]))" office:value-type="currency" office:currency="EUR" office:value="10785.2669969248">
            <text:p>10.785,27 €</text:p>
          </table:table-cell>
          <table:table-cell table:formula="of:=[.KW4]*EXP(LN(1+[.$F$2]-[.$H$2]^2/2))*EXP(NORMINV(RAND();0;[.$H$2]))" office:value-type="currency" office:currency="EUR" office:value="11335.049928241">
            <text:p>11.335,05 €</text:p>
          </table:table-cell>
          <table:table-cell table:formula="of:=[.KX4]*EXP(LN(1+[.$F$2]-[.$H$2]^2/2))*EXP(NORMINV(RAND();0;[.$H$2]))" office:value-type="currency" office:currency="EUR" office:value="8918.03849625954">
            <text:p>8.918,04 €</text:p>
          </table:table-cell>
          <table:table-cell table:formula="of:=[.KY4]*EXP(LN(1+[.$F$2]-[.$H$2]^2/2))*EXP(NORMINV(RAND();0;[.$H$2]))" office:value-type="currency" office:currency="EUR" office:value="10795.2927953713">
            <text:p>10.795,29 €</text:p>
          </table:table-cell>
          <table:table-cell table:formula="of:=[.KZ4]*EXP(LN(1+[.$F$2]-[.$H$2]^2/2))*EXP(NORMINV(RAND();0;[.$H$2]))" office:value-type="currency" office:currency="EUR" office:value="11367.1255217255">
            <text:p>11.367,13 €</text:p>
          </table:table-cell>
          <table:table-cell table:formula="of:=[.LA4]*EXP(LN(1+[.$F$2]-[.$H$2]^2/2))*EXP(NORMINV(RAND();0;[.$H$2]))" office:value-type="currency" office:currency="EUR" office:value="10043.3197522917">
            <text:p>10.043,32 €</text:p>
          </table:table-cell>
          <table:table-cell table:formula="of:=[.LB4]*EXP(LN(1+[.$F$2]-[.$H$2]^2/2))*EXP(NORMINV(RAND();0;[.$H$2]))" office:value-type="currency" office:currency="EUR" office:value="11450.247133268">
            <text:p>11.450,25 €</text:p>
          </table:table-cell>
          <table:table-cell table:formula="of:=[.LC4]*EXP(LN(1+[.$F$2]-[.$H$2]^2/2))*EXP(NORMINV(RAND();0;[.$H$2]))" office:value-type="currency" office:currency="EUR" office:value="6349.98339976434">
            <text:p>6.349,98 €</text:p>
          </table:table-cell>
          <table:table-cell table:formula="of:=[.LD4]*EXP(LN(1+[.$F$2]-[.$H$2]^2/2))*EXP(NORMINV(RAND();0;[.$H$2]))" office:value-type="currency" office:currency="EUR" office:value="11065.5332189205">
            <text:p>11.065,53 €</text:p>
          </table:table-cell>
          <table:table-cell table:formula="of:=[.LE4]*EXP(LN(1+[.$F$2]-[.$H$2]^2/2))*EXP(NORMINV(RAND();0;[.$H$2]))" office:value-type="currency" office:currency="EUR" office:value="6915.86913594519">
            <text:p>6.915,87 €</text:p>
          </table:table-cell>
          <table:table-cell table:formula="of:=[.LF4]*EXP(LN(1+[.$F$2]-[.$H$2]^2/2))*EXP(NORMINV(RAND();0;[.$H$2]))" office:value-type="currency" office:currency="EUR" office:value="7732.26705819967">
            <text:p>7.732,27 €</text:p>
          </table:table-cell>
          <table:table-cell table:formula="of:=[.LG4]*EXP(LN(1+[.$F$2]-[.$H$2]^2/2))*EXP(NORMINV(RAND();0;[.$H$2]))" office:value-type="currency" office:currency="EUR" office:value="14181.4483792351">
            <text:p>14.181,45 €</text:p>
          </table:table-cell>
          <table:table-cell table:formula="of:=[.LH4]*EXP(LN(1+[.$F$2]-[.$H$2]^2/2))*EXP(NORMINV(RAND();0;[.$H$2]))" office:value-type="currency" office:currency="EUR" office:value="11258.4781752282">
            <text:p>11.258,48 €</text:p>
          </table:table-cell>
          <table:table-cell table:formula="of:=[.LI4]*EXP(LN(1+[.$F$2]-[.$H$2]^2/2))*EXP(NORMINV(RAND();0;[.$H$2]))" office:value-type="currency" office:currency="EUR" office:value="7158.96738960061">
            <text:p>7.158,97 €</text:p>
          </table:table-cell>
          <table:table-cell table:formula="of:=[.LJ4]*EXP(LN(1+[.$F$2]-[.$H$2]^2/2))*EXP(NORMINV(RAND();0;[.$H$2]))" office:value-type="currency" office:currency="EUR" office:value="14701.463682625">
            <text:p>14.701,46 €</text:p>
          </table:table-cell>
          <table:table-cell table:formula="of:=[.LK4]*EXP(LN(1+[.$F$2]-[.$H$2]^2/2))*EXP(NORMINV(RAND();0;[.$H$2]))" office:value-type="currency" office:currency="EUR" office:value="11769.647734137">
            <text:p>11.769,65 €</text:p>
          </table:table-cell>
          <table:table-cell table:formula="of:=[.LL4]*EXP(LN(1+[.$F$2]-[.$H$2]^2/2))*EXP(NORMINV(RAND();0;[.$H$2]))" office:value-type="currency" office:currency="EUR" office:value="14443.6414695372">
            <text:p>14.443,64 €</text:p>
          </table:table-cell>
          <table:table-cell table:formula="of:=[.LM4]*EXP(LN(1+[.$F$2]-[.$H$2]^2/2))*EXP(NORMINV(RAND();0;[.$H$2]))" office:value-type="currency" office:currency="EUR" office:value="6465.70084487205">
            <text:p>6.465,70 €</text:p>
          </table:table-cell>
          <table:table-cell table:formula="of:=[.LN4]*EXP(LN(1+[.$F$2]-[.$H$2]^2/2))*EXP(NORMINV(RAND();0;[.$H$2]))" office:value-type="currency" office:currency="EUR" office:value="9211.54371552196">
            <text:p>9.211,54 €</text:p>
          </table:table-cell>
          <table:table-cell table:formula="of:=[.LO4]*EXP(LN(1+[.$F$2]-[.$H$2]^2/2))*EXP(NORMINV(RAND();0;[.$H$2]))" office:value-type="currency" office:currency="EUR" office:value="10880.8574694434">
            <text:p>10.880,86 €</text:p>
          </table:table-cell>
          <table:table-cell table:formula="of:=[.LP4]*EXP(LN(1+[.$F$2]-[.$H$2]^2/2))*EXP(NORMINV(RAND();0;[.$H$2]))" office:value-type="currency" office:currency="EUR" office:value="8932.67442841858">
            <text:p>8.932,67 €</text:p>
          </table:table-cell>
          <table:table-cell table:formula="of:=[.LQ4]*EXP(LN(1+[.$F$2]-[.$H$2]^2/2))*EXP(NORMINV(RAND();0;[.$H$2]))" office:value-type="currency" office:currency="EUR" office:value="7494.53191439385">
            <text:p>7.494,53 €</text:p>
          </table:table-cell>
          <table:table-cell table:formula="of:=[.LR4]*EXP(LN(1+[.$F$2]-[.$H$2]^2/2))*EXP(NORMINV(RAND();0;[.$H$2]))" office:value-type="currency" office:currency="EUR" office:value="10652.6926390647">
            <text:p>10.652,69 €</text:p>
          </table:table-cell>
          <table:table-cell table:formula="of:=[.LS4]*EXP(LN(1+[.$F$2]-[.$H$2]^2/2))*EXP(NORMINV(RAND();0;[.$H$2]))" office:value-type="currency" office:currency="EUR" office:value="9901.75503415873">
            <text:p>9.901,76 €</text:p>
          </table:table-cell>
          <table:table-cell table:formula="of:=[.LT4]*EXP(LN(1+[.$F$2]-[.$H$2]^2/2))*EXP(NORMINV(RAND();0;[.$H$2]))" office:value-type="currency" office:currency="EUR" office:value="18930.82786711">
            <text:p>18.930,83 €</text:p>
          </table:table-cell>
          <table:table-cell table:formula="of:=[.LU4]*EXP(LN(1+[.$F$2]-[.$H$2]^2/2))*EXP(NORMINV(RAND();0;[.$H$2]))" office:value-type="currency" office:currency="EUR" office:value="9115.59839263368">
            <text:p>9.115,60 €</text:p>
          </table:table-cell>
          <table:table-cell table:formula="of:=[.LV4]*EXP(LN(1+[.$F$2]-[.$H$2]^2/2))*EXP(NORMINV(RAND();0;[.$H$2]))" office:value-type="currency" office:currency="EUR" office:value="7862.82156664336">
            <text:p>7.862,82 €</text:p>
          </table:table-cell>
          <table:table-cell table:formula="of:=[.LW4]*EXP(LN(1+[.$F$2]-[.$H$2]^2/2))*EXP(NORMINV(RAND();0;[.$H$2]))" office:value-type="currency" office:currency="EUR" office:value="8732.28192839452">
            <text:p>8.732,28 €</text:p>
          </table:table-cell>
          <table:table-cell table:formula="of:=[.LX4]*EXP(LN(1+[.$F$2]-[.$H$2]^2/2))*EXP(NORMINV(RAND();0;[.$H$2]))" office:value-type="currency" office:currency="EUR" office:value="8499.18609306878">
            <text:p>8.499,19 €</text:p>
          </table:table-cell>
          <table:table-cell table:formula="of:=[.LY4]*EXP(LN(1+[.$F$2]-[.$H$2]^2/2))*EXP(NORMINV(RAND();0;[.$H$2]))" office:value-type="currency" office:currency="EUR" office:value="8670.64752872746">
            <text:p>8.670,65 €</text:p>
          </table:table-cell>
          <table:table-cell table:formula="of:=[.LZ4]*EXP(LN(1+[.$F$2]-[.$H$2]^2/2))*EXP(NORMINV(RAND();0;[.$H$2]))" office:value-type="currency" office:currency="EUR" office:value="9718.85036859394">
            <text:p>9.718,85 €</text:p>
          </table:table-cell>
          <table:table-cell table:formula="of:=[.MA4]*EXP(LN(1+[.$F$2]-[.$H$2]^2/2))*EXP(NORMINV(RAND();0;[.$H$2]))" office:value-type="currency" office:currency="EUR" office:value="12572.7146781897">
            <text:p>12.572,71 €</text:p>
          </table:table-cell>
          <table:table-cell table:formula="of:=[.MB4]*EXP(LN(1+[.$F$2]-[.$H$2]^2/2))*EXP(NORMINV(RAND();0;[.$H$2]))" office:value-type="currency" office:currency="EUR" office:value="7592.05873362038">
            <text:p>7.592,06 €</text:p>
          </table:table-cell>
          <table:table-cell table:formula="of:=[.MC4]*EXP(LN(1+[.$F$2]-[.$H$2]^2/2))*EXP(NORMINV(RAND();0;[.$H$2]))" office:value-type="currency" office:currency="EUR" office:value="14918.5516244434">
            <text:p>14.918,55 €</text:p>
          </table:table-cell>
          <table:table-cell table:formula="of:=[.MD4]*EXP(LN(1+[.$F$2]-[.$H$2]^2/2))*EXP(NORMINV(RAND();0;[.$H$2]))" office:value-type="currency" office:currency="EUR" office:value="16479.1995380926">
            <text:p>16.479,20 €</text:p>
          </table:table-cell>
          <table:table-cell table:formula="of:=[.ME4]*EXP(LN(1+[.$F$2]-[.$H$2]^2/2))*EXP(NORMINV(RAND();0;[.$H$2]))" office:value-type="currency" office:currency="EUR" office:value="13231.3205213453">
            <text:p>13.231,32 €</text:p>
          </table:table-cell>
          <table:table-cell table:formula="of:=[.MF4]*EXP(LN(1+[.$F$2]-[.$H$2]^2/2))*EXP(NORMINV(RAND();0;[.$H$2]))" office:value-type="currency" office:currency="EUR" office:value="11848.152775187">
            <text:p>11.848,15 €</text:p>
          </table:table-cell>
          <table:table-cell table:formula="of:=[.MG4]*EXP(LN(1+[.$F$2]-[.$H$2]^2/2))*EXP(NORMINV(RAND();0;[.$H$2]))" office:value-type="currency" office:currency="EUR" office:value="13537.2084157291">
            <text:p>13.537,21 €</text:p>
          </table:table-cell>
          <table:table-cell table:formula="of:=[.MH4]*EXP(LN(1+[.$F$2]-[.$H$2]^2/2))*EXP(NORMINV(RAND();0;[.$H$2]))" office:value-type="currency" office:currency="EUR" office:value="6659.92103484345">
            <text:p>6.659,92 €</text:p>
          </table:table-cell>
          <table:table-cell table:formula="of:=[.MI4]*EXP(LN(1+[.$F$2]-[.$H$2]^2/2))*EXP(NORMINV(RAND();0;[.$H$2]))" office:value-type="currency" office:currency="EUR" office:value="12034.0684016258">
            <text:p>12.034,07 €</text:p>
          </table:table-cell>
          <table:table-cell table:formula="of:=[.MJ4]*EXP(LN(1+[.$F$2]-[.$H$2]^2/2))*EXP(NORMINV(RAND();0;[.$H$2]))" office:value-type="currency" office:currency="EUR" office:value="12522.6945281214">
            <text:p>12.522,69 €</text:p>
          </table:table-cell>
          <table:table-cell table:formula="of:=[.MK4]*EXP(LN(1+[.$F$2]-[.$H$2]^2/2))*EXP(NORMINV(RAND();0;[.$H$2]))" office:value-type="currency" office:currency="EUR" office:value="12627.1667040051">
            <text:p>12.627,17 €</text:p>
          </table:table-cell>
          <table:table-cell table:formula="of:=[.ML4]*EXP(LN(1+[.$F$2]-[.$H$2]^2/2))*EXP(NORMINV(RAND();0;[.$H$2]))" office:value-type="currency" office:currency="EUR" office:value="8335.69248897273">
            <text:p>8.335,69 €</text:p>
          </table:table-cell>
          <table:table-cell table:formula="of:=[.MM4]*EXP(LN(1+[.$F$2]-[.$H$2]^2/2))*EXP(NORMINV(RAND();0;[.$H$2]))" office:value-type="currency" office:currency="EUR" office:value="11830.9714129512">
            <text:p>11.830,97 €</text:p>
          </table:table-cell>
          <table:table-cell table:formula="of:=[.MN4]*EXP(LN(1+[.$F$2]-[.$H$2]^2/2))*EXP(NORMINV(RAND();0;[.$H$2]))" office:value-type="currency" office:currency="EUR" office:value="12238.9882917269">
            <text:p>12.238,99 €</text:p>
          </table:table-cell>
          <table:table-cell table:formula="of:=[.MO4]*EXP(LN(1+[.$F$2]-[.$H$2]^2/2))*EXP(NORMINV(RAND();0;[.$H$2]))" office:value-type="currency" office:currency="EUR" office:value="5383.43803050578">
            <text:p>5.383,44 €</text:p>
          </table:table-cell>
          <table:table-cell table:formula="of:=[.MP4]*EXP(LN(1+[.$F$2]-[.$H$2]^2/2))*EXP(NORMINV(RAND();0;[.$H$2]))" office:value-type="currency" office:currency="EUR" office:value="17226.2962007187">
            <text:p>17.226,30 €</text:p>
          </table:table-cell>
          <table:table-cell table:formula="of:=[.MQ4]*EXP(LN(1+[.$F$2]-[.$H$2]^2/2))*EXP(NORMINV(RAND();0;[.$H$2]))" office:value-type="currency" office:currency="EUR" office:value="9404.12737069432">
            <text:p>9.404,13 €</text:p>
          </table:table-cell>
          <table:table-cell table:formula="of:=[.MR4]*EXP(LN(1+[.$F$2]-[.$H$2]^2/2))*EXP(NORMINV(RAND();0;[.$H$2]))" office:value-type="currency" office:currency="EUR" office:value="8566.70310812862">
            <text:p>8.566,70 €</text:p>
          </table:table-cell>
          <table:table-cell table:formula="of:=[.MS4]*EXP(LN(1+[.$F$2]-[.$H$2]^2/2))*EXP(NORMINV(RAND();0;[.$H$2]))" office:value-type="currency" office:currency="EUR" office:value="7267.00728291279">
            <text:p>7.267,01 €</text:p>
          </table:table-cell>
          <table:table-cell table:formula="of:=[.MT4]*EXP(LN(1+[.$F$2]-[.$H$2]^2/2))*EXP(NORMINV(RAND();0;[.$H$2]))" office:value-type="currency" office:currency="EUR" office:value="9491.32032963408">
            <text:p>9.491,32 €</text:p>
          </table:table-cell>
          <table:table-cell table:formula="of:=[.MU4]*EXP(LN(1+[.$F$2]-[.$H$2]^2/2))*EXP(NORMINV(RAND();0;[.$H$2]))" office:value-type="currency" office:currency="EUR" office:value="9409.67299233195">
            <text:p>9.409,67 €</text:p>
          </table:table-cell>
          <table:table-cell table:formula="of:=[.MV4]*EXP(LN(1+[.$F$2]-[.$H$2]^2/2))*EXP(NORMINV(RAND();0;[.$H$2]))" office:value-type="currency" office:currency="EUR" office:value="8451.38583963987">
            <text:p>8.451,39 €</text:p>
          </table:table-cell>
          <table:table-cell table:formula="of:=[.MW4]*EXP(LN(1+[.$F$2]-[.$H$2]^2/2))*EXP(NORMINV(RAND();0;[.$H$2]))" office:value-type="currency" office:currency="EUR" office:value="9145.56150534541">
            <text:p>9.145,56 €</text:p>
          </table:table-cell>
          <table:table-cell table:formula="of:=[.MX4]*EXP(LN(1+[.$F$2]-[.$H$2]^2/2))*EXP(NORMINV(RAND();0;[.$H$2]))" office:value-type="currency" office:currency="EUR" office:value="13035.595521328">
            <text:p>13.035,60 €</text:p>
          </table:table-cell>
          <table:table-cell table:formula="of:=[.MY4]*EXP(LN(1+[.$F$2]-[.$H$2]^2/2))*EXP(NORMINV(RAND();0;[.$H$2]))" office:value-type="currency" office:currency="EUR" office:value="14998.9296183261">
            <text:p>14.998,93 €</text:p>
          </table:table-cell>
          <table:table-cell table:formula="of:=[.MZ4]*EXP(LN(1+[.$F$2]-[.$H$2]^2/2))*EXP(NORMINV(RAND();0;[.$H$2]))" office:value-type="currency" office:currency="EUR" office:value="9026.5155473308">
            <text:p>9.026,52 €</text:p>
          </table:table-cell>
          <table:table-cell table:formula="of:=[.NA4]*EXP(LN(1+[.$F$2]-[.$H$2]^2/2))*EXP(NORMINV(RAND();0;[.$H$2]))" office:value-type="currency" office:currency="EUR" office:value="9706.90622987371">
            <text:p>9.706,91 €</text:p>
          </table:table-cell>
          <table:table-cell table:formula="of:=[.NB4]*EXP(LN(1+[.$F$2]-[.$H$2]^2/2))*EXP(NORMINV(RAND();0;[.$H$2]))" office:value-type="currency" office:currency="EUR" office:value="11806.7165762777">
            <text:p>11.806,72 €</text:p>
          </table:table-cell>
          <table:table-cell table:formula="of:=[.NC4]*EXP(LN(1+[.$F$2]-[.$H$2]^2/2))*EXP(NORMINV(RAND();0;[.$H$2]))" office:value-type="currency" office:currency="EUR" office:value="9177.82114707174">
            <text:p>9.177,82 €</text:p>
          </table:table-cell>
          <table:table-cell table:formula="of:=[.ND4]*EXP(LN(1+[.$F$2]-[.$H$2]^2/2))*EXP(NORMINV(RAND();0;[.$H$2]))" office:value-type="currency" office:currency="EUR" office:value="11657.4823385218">
            <text:p>11.657,48 €</text:p>
          </table:table-cell>
          <table:table-cell table:formula="of:=[.NE4]*EXP(LN(1+[.$F$2]-[.$H$2]^2/2))*EXP(NORMINV(RAND();0;[.$H$2]))" office:value-type="currency" office:currency="EUR" office:value="12948.9391198205">
            <text:p>12.948,94 €</text:p>
          </table:table-cell>
          <table:table-cell table:formula="of:=[.NF4]*EXP(LN(1+[.$F$2]-[.$H$2]^2/2))*EXP(NORMINV(RAND();0;[.$H$2]))" office:value-type="currency" office:currency="EUR" office:value="15148.7150569164">
            <text:p>15.148,72 €</text:p>
          </table:table-cell>
          <table:table-cell table:formula="of:=[.NG4]*EXP(LN(1+[.$F$2]-[.$H$2]^2/2))*EXP(NORMINV(RAND();0;[.$H$2]))" office:value-type="currency" office:currency="EUR" office:value="7495.30274701688">
            <text:p>7.495,30 €</text:p>
          </table:table-cell>
          <table:table-cell table:formula="of:=[.NH4]*EXP(LN(1+[.$F$2]-[.$H$2]^2/2))*EXP(NORMINV(RAND();0;[.$H$2]))" office:value-type="currency" office:currency="EUR" office:value="10749.5045838597">
            <text:p>10.749,50 €</text:p>
          </table:table-cell>
          <table:table-cell table:formula="of:=[.NI4]*EXP(LN(1+[.$F$2]-[.$H$2]^2/2))*EXP(NORMINV(RAND();0;[.$H$2]))" office:value-type="currency" office:currency="EUR" office:value="11064.5309438598">
            <text:p>11.064,53 €</text:p>
          </table:table-cell>
          <table:table-cell table:formula="of:=[.NJ4]*EXP(LN(1+[.$F$2]-[.$H$2]^2/2))*EXP(NORMINV(RAND();0;[.$H$2]))" office:value-type="currency" office:currency="EUR" office:value="12668.4821683856">
            <text:p>12.668,48 €</text:p>
          </table:table-cell>
          <table:table-cell table:formula="of:=[.NK4]*EXP(LN(1+[.$F$2]-[.$H$2]^2/2))*EXP(NORMINV(RAND();0;[.$H$2]))" office:value-type="currency" office:currency="EUR" office:value="10284.3655543792">
            <text:p>10.284,37 €</text:p>
          </table:table-cell>
          <table:table-cell table:formula="of:=[.NL4]*EXP(LN(1+[.$F$2]-[.$H$2]^2/2))*EXP(NORMINV(RAND();0;[.$H$2]))" office:value-type="currency" office:currency="EUR" office:value="13995.0989510418">
            <text:p>13.995,10 €</text:p>
          </table:table-cell>
          <table:table-cell table:formula="of:=[.NM4]*EXP(LN(1+[.$F$2]-[.$H$2]^2/2))*EXP(NORMINV(RAND();0;[.$H$2]))" office:value-type="currency" office:currency="EUR" office:value="6967.59921434192">
            <text:p>6.967,60 €</text:p>
          </table:table-cell>
          <table:table-cell table:formula="of:=[.NN4]*EXP(LN(1+[.$F$2]-[.$H$2]^2/2))*EXP(NORMINV(RAND();0;[.$H$2]))" office:value-type="currency" office:currency="EUR" office:value="18322.3665547566">
            <text:p>18.322,37 €</text:p>
          </table:table-cell>
          <table:table-cell table:formula="of:=[.NO4]*EXP(LN(1+[.$F$2]-[.$H$2]^2/2))*EXP(NORMINV(RAND();0;[.$H$2]))" office:value-type="currency" office:currency="EUR" office:value="11737.7291335418">
            <text:p>11.737,73 €</text:p>
          </table:table-cell>
          <table:table-cell table:formula="of:=[.NP4]*EXP(LN(1+[.$F$2]-[.$H$2]^2/2))*EXP(NORMINV(RAND();0;[.$H$2]))" office:value-type="currency" office:currency="EUR" office:value="9934.64992863952">
            <text:p>9.934,65 €</text:p>
          </table:table-cell>
          <table:table-cell table:formula="of:=[.NQ4]*EXP(LN(1+[.$F$2]-[.$H$2]^2/2))*EXP(NORMINV(RAND();0;[.$H$2]))" office:value-type="currency" office:currency="EUR" office:value="20616.7971018903">
            <text:p>20.616,80 €</text:p>
          </table:table-cell>
          <table:table-cell table:formula="of:=[.NR4]*EXP(LN(1+[.$F$2]-[.$H$2]^2/2))*EXP(NORMINV(RAND();0;[.$H$2]))" office:value-type="currency" office:currency="EUR" office:value="14360.2106336126">
            <text:p>14.360,21 €</text:p>
          </table:table-cell>
          <table:table-cell table:formula="of:=[.NS4]*EXP(LN(1+[.$F$2]-[.$H$2]^2/2))*EXP(NORMINV(RAND();0;[.$H$2]))" office:value-type="currency" office:currency="EUR" office:value="13914.7126348714">
            <text:p>13.914,71 €</text:p>
          </table:table-cell>
          <table:table-cell table:formula="of:=[.NT4]*EXP(LN(1+[.$F$2]-[.$H$2]^2/2))*EXP(NORMINV(RAND();0;[.$H$2]))" office:value-type="currency" office:currency="EUR" office:value="12300.0225389104">
            <text:p>12.300,02 €</text:p>
          </table:table-cell>
          <table:table-cell table:formula="of:=[.NU4]*EXP(LN(1+[.$F$2]-[.$H$2]^2/2))*EXP(NORMINV(RAND();0;[.$H$2]))" office:value-type="currency" office:currency="EUR" office:value="8755.26616004583">
            <text:p>8.755,27 €</text:p>
          </table:table-cell>
          <table:table-cell table:formula="of:=[.NV4]*EXP(LN(1+[.$F$2]-[.$H$2]^2/2))*EXP(NORMINV(RAND();0;[.$H$2]))" office:value-type="currency" office:currency="EUR" office:value="10894.9331493507">
            <text:p>10.894,93 €</text:p>
          </table:table-cell>
          <table:table-cell table:formula="of:=[.NW4]*EXP(LN(1+[.$F$2]-[.$H$2]^2/2))*EXP(NORMINV(RAND();0;[.$H$2]))" office:value-type="currency" office:currency="EUR" office:value="11988.8234731188">
            <text:p>11.988,82 €</text:p>
          </table:table-cell>
          <table:table-cell table:formula="of:=[.NX4]*EXP(LN(1+[.$F$2]-[.$H$2]^2/2))*EXP(NORMINV(RAND();0;[.$H$2]))" office:value-type="currency" office:currency="EUR" office:value="8016.86189185627">
            <text:p>8.016,86 €</text:p>
          </table:table-cell>
          <table:table-cell table:formula="of:=[.NY4]*EXP(LN(1+[.$F$2]-[.$H$2]^2/2))*EXP(NORMINV(RAND();0;[.$H$2]))" office:value-type="currency" office:currency="EUR" office:value="8250.80584263811">
            <text:p>8.250,81 €</text:p>
          </table:table-cell>
          <table:table-cell table:formula="of:=[.NZ4]*EXP(LN(1+[.$F$2]-[.$H$2]^2/2))*EXP(NORMINV(RAND();0;[.$H$2]))" office:value-type="currency" office:currency="EUR" office:value="14076.5254804961">
            <text:p>14.076,53 €</text:p>
          </table:table-cell>
          <table:table-cell table:formula="of:=[.OA4]*EXP(LN(1+[.$F$2]-[.$H$2]^2/2))*EXP(NORMINV(RAND();0;[.$H$2]))" office:value-type="currency" office:currency="EUR" office:value="11133.0558022869">
            <text:p>11.133,06 €</text:p>
          </table:table-cell>
          <table:table-cell table:formula="of:=[.OB4]*EXP(LN(1+[.$F$2]-[.$H$2]^2/2))*EXP(NORMINV(RAND();0;[.$H$2]))" office:value-type="currency" office:currency="EUR" office:value="11491.1144271273">
            <text:p>11.491,11 €</text:p>
          </table:table-cell>
          <table:table-cell table:formula="of:=[.OC4]*EXP(LN(1+[.$F$2]-[.$H$2]^2/2))*EXP(NORMINV(RAND();0;[.$H$2]))" office:value-type="currency" office:currency="EUR" office:value="11664.9871484015">
            <text:p>11.664,99 €</text:p>
          </table:table-cell>
          <table:table-cell table:formula="of:=[.OD4]*EXP(LN(1+[.$F$2]-[.$H$2]^2/2))*EXP(NORMINV(RAND();0;[.$H$2]))" office:value-type="currency" office:currency="EUR" office:value="12432.0927634423">
            <text:p>12.432,09 €</text:p>
          </table:table-cell>
          <table:table-cell table:formula="of:=[.OE4]*EXP(LN(1+[.$F$2]-[.$H$2]^2/2))*EXP(NORMINV(RAND();0;[.$H$2]))" office:value-type="currency" office:currency="EUR" office:value="13269.4179612806">
            <text:p>13.269,42 €</text:p>
          </table:table-cell>
          <table:table-cell table:formula="of:=[.OF4]*EXP(LN(1+[.$F$2]-[.$H$2]^2/2))*EXP(NORMINV(RAND();0;[.$H$2]))" office:value-type="currency" office:currency="EUR" office:value="6564.82523510533">
            <text:p>6.564,83 €</text:p>
          </table:table-cell>
          <table:table-cell table:formula="of:=[.OG4]*EXP(LN(1+[.$F$2]-[.$H$2]^2/2))*EXP(NORMINV(RAND();0;[.$H$2]))" office:value-type="currency" office:currency="EUR" office:value="10937.7305700652">
            <text:p>10.937,73 €</text:p>
          </table:table-cell>
          <table:table-cell table:formula="of:=[.OH4]*EXP(LN(1+[.$F$2]-[.$H$2]^2/2))*EXP(NORMINV(RAND();0;[.$H$2]))" office:value-type="currency" office:currency="EUR" office:value="7083.02413250614">
            <text:p>7.083,02 €</text:p>
          </table:table-cell>
          <table:table-cell table:formula="of:=[.OI4]*EXP(LN(1+[.$F$2]-[.$H$2]^2/2))*EXP(NORMINV(RAND();0;[.$H$2]))" office:value-type="currency" office:currency="EUR" office:value="13604.1778111091">
            <text:p>13.604,18 €</text:p>
          </table:table-cell>
          <table:table-cell table:formula="of:=[.OJ4]*EXP(LN(1+[.$F$2]-[.$H$2]^2/2))*EXP(NORMINV(RAND();0;[.$H$2]))" office:value-type="currency" office:currency="EUR" office:value="7910.405046937">
            <text:p>7.910,41 €</text:p>
          </table:table-cell>
          <table:table-cell table:formula="of:=[.OK4]*EXP(LN(1+[.$F$2]-[.$H$2]^2/2))*EXP(NORMINV(RAND();0;[.$H$2]))" office:value-type="currency" office:currency="EUR" office:value="13071.7468355487">
            <text:p>13.071,75 €</text:p>
          </table:table-cell>
          <table:table-cell table:formula="of:=[.OL4]*EXP(LN(1+[.$F$2]-[.$H$2]^2/2))*EXP(NORMINV(RAND();0;[.$H$2]))" office:value-type="currency" office:currency="EUR" office:value="18031.622847249">
            <text:p>18.031,62 €</text:p>
          </table:table-cell>
          <table:table-cell table:formula="of:=[.OM4]*EXP(LN(1+[.$F$2]-[.$H$2]^2/2))*EXP(NORMINV(RAND();0;[.$H$2]))" office:value-type="currency" office:currency="EUR" office:value="8374.92757342499">
            <text:p>8.374,93 €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B5]*EXP(LN(1+[.$F$2]))" office:value-type="currency" office:currency="EUR" office:value="11910.16">
            <text:p>11.910,16 €</text:p>
          </table:table-cell>
          <table:table-cell table:formula="of:=[.C5]*EXP(LN(1+[.$F$2]-[.$H$2]^2/2))*EXP(NORMINV(RAND();0;[.$H$2]))" office:value-type="currency" office:currency="EUR" office:value="16522.1321624303">
            <text:p>16.522,13 €</text:p>
          </table:table-cell>
          <table:table-cell table:formula="of:=[.D5]*EXP(LN(1+[.$F$2]-[.$H$2]^2/2))*EXP(NORMINV(RAND();0;[.$H$2]))" office:value-type="currency" office:currency="EUR" office:value="21622.102751116">
            <text:p>21.622,10 €</text:p>
          </table:table-cell>
          <table:table-cell table:formula="of:=[.E5]*EXP(LN(1+[.$F$2]-[.$H$2]^2/2))*EXP(NORMINV(RAND();0;[.$H$2]))" office:value-type="currency" office:currency="EUR" office:value="10172.827985997">
            <text:p>10.172,83 €</text:p>
          </table:table-cell>
          <table:table-cell table:formula="of:=[.F5]*EXP(LN(1+[.$F$2]-[.$H$2]^2/2))*EXP(NORMINV(RAND();0;[.$H$2]))" office:value-type="currency" office:currency="EUR" office:value="11476.4445332386">
            <text:p>11.476,44 €</text:p>
          </table:table-cell>
          <table:table-cell table:formula="of:=[.G5]*EXP(LN(1+[.$F$2]-[.$H$2]^2/2))*EXP(NORMINV(RAND();0;[.$H$2]))" office:value-type="currency" office:currency="EUR" office:value="18918.328964915">
            <text:p>18.918,33 €</text:p>
          </table:table-cell>
          <table:table-cell table:formula="of:=[.H5]*EXP(LN(1+[.$F$2]-[.$H$2]^2/2))*EXP(NORMINV(RAND();0;[.$H$2]))" office:value-type="currency" office:currency="EUR" office:value="18575.6005623345">
            <text:p>18.575,60 €</text:p>
          </table:table-cell>
          <table:table-cell table:formula="of:=[.I5]*EXP(LN(1+[.$F$2]-[.$H$2]^2/2))*EXP(NORMINV(RAND();0;[.$H$2]))" office:value-type="currency" office:currency="EUR" office:value="11976.5715565017">
            <text:p>11.976,57 €</text:p>
          </table:table-cell>
          <table:table-cell table:formula="of:=[.J5]*EXP(LN(1+[.$F$2]-[.$H$2]^2/2))*EXP(NORMINV(RAND();0;[.$H$2]))" office:value-type="currency" office:currency="EUR" office:value="12896.4276397917">
            <text:p>12.896,43 €</text:p>
          </table:table-cell>
          <table:table-cell table:formula="of:=[.K5]*EXP(LN(1+[.$F$2]-[.$H$2]^2/2))*EXP(NORMINV(RAND();0;[.$H$2]))" office:value-type="currency" office:currency="EUR" office:value="8827.91977010804">
            <text:p>8.827,92 €</text:p>
          </table:table-cell>
          <table:table-cell table:formula="of:=[.L5]*EXP(LN(1+[.$F$2]-[.$H$2]^2/2))*EXP(NORMINV(RAND();0;[.$H$2]))" office:value-type="currency" office:currency="EUR" office:value="17878.6114015371">
            <text:p>17.878,61 €</text:p>
          </table:table-cell>
          <table:table-cell table:formula="of:=[.M5]*EXP(LN(1+[.$F$2]-[.$H$2]^2/2))*EXP(NORMINV(RAND();0;[.$H$2]))" office:value-type="currency" office:currency="EUR" office:value="7442.01922145357">
            <text:p>7.442,02 €</text:p>
          </table:table-cell>
          <table:table-cell table:formula="of:=[.N5]*EXP(LN(1+[.$F$2]-[.$H$2]^2/2))*EXP(NORMINV(RAND();0;[.$H$2]))" office:value-type="currency" office:currency="EUR" office:value="9303.17223223655">
            <text:p>9.303,17 €</text:p>
          </table:table-cell>
          <table:table-cell table:formula="of:=[.O5]*EXP(LN(1+[.$F$2]-[.$H$2]^2/2))*EXP(NORMINV(RAND();0;[.$H$2]))" office:value-type="currency" office:currency="EUR" office:value="8197.75885021291">
            <text:p>8.197,76 €</text:p>
          </table:table-cell>
          <table:table-cell table:formula="of:=[.P5]*EXP(LN(1+[.$F$2]-[.$H$2]^2/2))*EXP(NORMINV(RAND();0;[.$H$2]))" office:value-type="currency" office:currency="EUR" office:value="12507.6880234807">
            <text:p>12.507,69 €</text:p>
          </table:table-cell>
          <table:table-cell table:formula="of:=[.Q5]*EXP(LN(1+[.$F$2]-[.$H$2]^2/2))*EXP(NORMINV(RAND();0;[.$H$2]))" office:value-type="currency" office:currency="EUR" office:value="7602.10111010501">
            <text:p>7.602,10 €</text:p>
          </table:table-cell>
          <table:table-cell table:formula="of:=[.R5]*EXP(LN(1+[.$F$2]-[.$H$2]^2/2))*EXP(NORMINV(RAND();0;[.$H$2]))" office:value-type="currency" office:currency="EUR" office:value="11150.574054795">
            <text:p>11.150,57 €</text:p>
          </table:table-cell>
          <table:table-cell table:formula="of:=[.S5]*EXP(LN(1+[.$F$2]-[.$H$2]^2/2))*EXP(NORMINV(RAND();0;[.$H$2]))" office:value-type="currency" office:currency="EUR" office:value="7827.80545010041">
            <text:p>7.827,81 €</text:p>
          </table:table-cell>
          <table:table-cell table:formula="of:=[.T5]*EXP(LN(1+[.$F$2]-[.$H$2]^2/2))*EXP(NORMINV(RAND();0;[.$H$2]))" office:value-type="currency" office:currency="EUR" office:value="8379.89073934984">
            <text:p>8.379,89 €</text:p>
          </table:table-cell>
          <table:table-cell table:formula="of:=[.U5]*EXP(LN(1+[.$F$2]-[.$H$2]^2/2))*EXP(NORMINV(RAND();0;[.$H$2]))" office:value-type="currency" office:currency="EUR" office:value="8818.10639406073">
            <text:p>8.818,11 €</text:p>
          </table:table-cell>
          <table:table-cell table:formula="of:=[.V5]*EXP(LN(1+[.$F$2]-[.$H$2]^2/2))*EXP(NORMINV(RAND();0;[.$H$2]))" office:value-type="currency" office:currency="EUR" office:value="12041.2610892957">
            <text:p>12.041,26 €</text:p>
          </table:table-cell>
          <table:table-cell table:formula="of:=[.W5]*EXP(LN(1+[.$F$2]-[.$H$2]^2/2))*EXP(NORMINV(RAND();0;[.$H$2]))" office:value-type="currency" office:currency="EUR" office:value="14855.1673628624">
            <text:p>14.855,17 €</text:p>
          </table:table-cell>
          <table:table-cell table:formula="of:=[.X5]*EXP(LN(1+[.$F$2]-[.$H$2]^2/2))*EXP(NORMINV(RAND();0;[.$H$2]))" office:value-type="currency" office:currency="EUR" office:value="11056.8142215952">
            <text:p>11.056,81 €</text:p>
          </table:table-cell>
          <table:table-cell table:formula="of:=[.Y5]*EXP(LN(1+[.$F$2]-[.$H$2]^2/2))*EXP(NORMINV(RAND();0;[.$H$2]))" office:value-type="currency" office:currency="EUR" office:value="6908.4915803904">
            <text:p>6.908,49 €</text:p>
          </table:table-cell>
          <table:table-cell table:formula="of:=[.Z5]*EXP(LN(1+[.$F$2]-[.$H$2]^2/2))*EXP(NORMINV(RAND();0;[.$H$2]))" office:value-type="currency" office:currency="EUR" office:value="13207.9299291243">
            <text:p>13.207,93 €</text:p>
          </table:table-cell>
          <table:table-cell table:formula="of:=[.AA5]*EXP(LN(1+[.$F$2]-[.$H$2]^2/2))*EXP(NORMINV(RAND();0;[.$H$2]))" office:value-type="currency" office:currency="EUR" office:value="10122.1309878433">
            <text:p>10.122,13 €</text:p>
          </table:table-cell>
          <table:table-cell table:formula="of:=[.AB5]*EXP(LN(1+[.$F$2]-[.$H$2]^2/2))*EXP(NORMINV(RAND();0;[.$H$2]))" office:value-type="currency" office:currency="EUR" office:value="9923.45015095178">
            <text:p>9.923,45 €</text:p>
          </table:table-cell>
          <table:table-cell table:formula="of:=[.AC5]*EXP(LN(1+[.$F$2]-[.$H$2]^2/2))*EXP(NORMINV(RAND();0;[.$H$2]))" office:value-type="currency" office:currency="EUR" office:value="25023.3197396375">
            <text:p>25.023,32 €</text:p>
          </table:table-cell>
          <table:table-cell table:formula="of:=[.AD5]*EXP(LN(1+[.$F$2]-[.$H$2]^2/2))*EXP(NORMINV(RAND();0;[.$H$2]))" office:value-type="currency" office:currency="EUR" office:value="9257.03646458528">
            <text:p>9.257,04 €</text:p>
          </table:table-cell>
          <table:table-cell table:formula="of:=[.AE5]*EXP(LN(1+[.$F$2]-[.$H$2]^2/2))*EXP(NORMINV(RAND();0;[.$H$2]))" office:value-type="currency" office:currency="EUR" office:value="8895.95755605982">
            <text:p>8.895,96 €</text:p>
          </table:table-cell>
          <table:table-cell table:formula="of:=[.AF5]*EXP(LN(1+[.$F$2]-[.$H$2]^2/2))*EXP(NORMINV(RAND();0;[.$H$2]))" office:value-type="currency" office:currency="EUR" office:value="8104.1536596206">
            <text:p>8.104,15 €</text:p>
          </table:table-cell>
          <table:table-cell table:formula="of:=[.AG5]*EXP(LN(1+[.$F$2]-[.$H$2]^2/2))*EXP(NORMINV(RAND();0;[.$H$2]))" office:value-type="currency" office:currency="EUR" office:value="13121.4596265952">
            <text:p>13.121,46 €</text:p>
          </table:table-cell>
          <table:table-cell table:formula="of:=[.AH5]*EXP(LN(1+[.$F$2]-[.$H$2]^2/2))*EXP(NORMINV(RAND();0;[.$H$2]))" office:value-type="currency" office:currency="EUR" office:value="7236.80311321006">
            <text:p>7.236,80 €</text:p>
          </table:table-cell>
          <table:table-cell table:formula="of:=[.AI5]*EXP(LN(1+[.$F$2]-[.$H$2]^2/2))*EXP(NORMINV(RAND();0;[.$H$2]))" office:value-type="currency" office:currency="EUR" office:value="10237.3404040188">
            <text:p>10.237,34 €</text:p>
          </table:table-cell>
          <table:table-cell table:formula="of:=[.AJ5]*EXP(LN(1+[.$F$2]-[.$H$2]^2/2))*EXP(NORMINV(RAND();0;[.$H$2]))" office:value-type="currency" office:currency="EUR" office:value="9574.49111498932">
            <text:p>9.574,49 €</text:p>
          </table:table-cell>
          <table:table-cell table:formula="of:=[.AK5]*EXP(LN(1+[.$F$2]-[.$H$2]^2/2))*EXP(NORMINV(RAND();0;[.$H$2]))" office:value-type="currency" office:currency="EUR" office:value="14637.8911802223">
            <text:p>14.637,89 €</text:p>
          </table:table-cell>
          <table:table-cell table:formula="of:=[.AL5]*EXP(LN(1+[.$F$2]-[.$H$2]^2/2))*EXP(NORMINV(RAND();0;[.$H$2]))" office:value-type="currency" office:currency="EUR" office:value="8444.45661393715">
            <text:p>8.444,46 €</text:p>
          </table:table-cell>
          <table:table-cell table:formula="of:=[.AM5]*EXP(LN(1+[.$F$2]-[.$H$2]^2/2))*EXP(NORMINV(RAND();0;[.$H$2]))" office:value-type="currency" office:currency="EUR" office:value="11060.7419614989">
            <text:p>11.060,74 €</text:p>
          </table:table-cell>
          <table:table-cell table:formula="of:=[.AN5]*EXP(LN(1+[.$F$2]-[.$H$2]^2/2))*EXP(NORMINV(RAND();0;[.$H$2]))" office:value-type="currency" office:currency="EUR" office:value="9128.04102573378">
            <text:p>9.128,04 €</text:p>
          </table:table-cell>
          <table:table-cell table:formula="of:=[.AO5]*EXP(LN(1+[.$F$2]-[.$H$2]^2/2))*EXP(NORMINV(RAND();0;[.$H$2]))" office:value-type="currency" office:currency="EUR" office:value="7089.57714708854">
            <text:p>7.089,58 €</text:p>
          </table:table-cell>
          <table:table-cell table:formula="of:=[.AP5]*EXP(LN(1+[.$F$2]-[.$H$2]^2/2))*EXP(NORMINV(RAND();0;[.$H$2]))" office:value-type="currency" office:currency="EUR" office:value="13118.7531283939">
            <text:p>13.118,75 €</text:p>
          </table:table-cell>
          <table:table-cell table:formula="of:=[.AQ5]*EXP(LN(1+[.$F$2]-[.$H$2]^2/2))*EXP(NORMINV(RAND();0;[.$H$2]))" office:value-type="currency" office:currency="EUR" office:value="11214.526273276">
            <text:p>11.214,53 €</text:p>
          </table:table-cell>
          <table:table-cell table:formula="of:=[.AR5]*EXP(LN(1+[.$F$2]-[.$H$2]^2/2))*EXP(NORMINV(RAND();0;[.$H$2]))" office:value-type="currency" office:currency="EUR" office:value="10974.8865216396">
            <text:p>10.974,89 €</text:p>
          </table:table-cell>
          <table:table-cell table:formula="of:=[.AS5]*EXP(LN(1+[.$F$2]-[.$H$2]^2/2))*EXP(NORMINV(RAND();0;[.$H$2]))" office:value-type="currency" office:currency="EUR" office:value="18162.8454510162">
            <text:p>18.162,85 €</text:p>
          </table:table-cell>
          <table:table-cell table:formula="of:=[.AT5]*EXP(LN(1+[.$F$2]-[.$H$2]^2/2))*EXP(NORMINV(RAND();0;[.$H$2]))" office:value-type="currency" office:currency="EUR" office:value="6418.47783017029">
            <text:p>6.418,48 €</text:p>
          </table:table-cell>
          <table:table-cell table:formula="of:=[.AU5]*EXP(LN(1+[.$F$2]-[.$H$2]^2/2))*EXP(NORMINV(RAND();0;[.$H$2]))" office:value-type="currency" office:currency="EUR" office:value="11421.4419206227">
            <text:p>11.421,44 €</text:p>
          </table:table-cell>
          <table:table-cell table:formula="of:=[.AV5]*EXP(LN(1+[.$F$2]-[.$H$2]^2/2))*EXP(NORMINV(RAND();0;[.$H$2]))" office:value-type="currency" office:currency="EUR" office:value="15407.8877448124">
            <text:p>15.407,89 €</text:p>
          </table:table-cell>
          <table:table-cell table:formula="of:=[.AW5]*EXP(LN(1+[.$F$2]-[.$H$2]^2/2))*EXP(NORMINV(RAND();0;[.$H$2]))" office:value-type="currency" office:currency="EUR" office:value="12360.5798101779">
            <text:p>12.360,58 €</text:p>
          </table:table-cell>
          <table:table-cell table:formula="of:=[.AX5]*EXP(LN(1+[.$F$2]-[.$H$2]^2/2))*EXP(NORMINV(RAND();0;[.$H$2]))" office:value-type="currency" office:currency="EUR" office:value="10658.9053221278">
            <text:p>10.658,91 €</text:p>
          </table:table-cell>
          <table:table-cell table:formula="of:=[.AY5]*EXP(LN(1+[.$F$2]-[.$H$2]^2/2))*EXP(NORMINV(RAND();0;[.$H$2]))" office:value-type="currency" office:currency="EUR" office:value="8893.72652673439">
            <text:p>8.893,73 €</text:p>
          </table:table-cell>
          <table:table-cell table:formula="of:=[.AZ5]*EXP(LN(1+[.$F$2]-[.$H$2]^2/2))*EXP(NORMINV(RAND();0;[.$H$2]))" office:value-type="currency" office:currency="EUR" office:value="10585.760645307">
            <text:p>10.585,76 €</text:p>
          </table:table-cell>
          <table:table-cell table:formula="of:=[.BA5]*EXP(LN(1+[.$F$2]-[.$H$2]^2/2))*EXP(NORMINV(RAND();0;[.$H$2]))" office:value-type="currency" office:currency="EUR" office:value="19204.2432075098">
            <text:p>19.204,24 €</text:p>
          </table:table-cell>
          <table:table-cell table:formula="of:=[.BB5]*EXP(LN(1+[.$F$2]-[.$H$2]^2/2))*EXP(NORMINV(RAND();0;[.$H$2]))" office:value-type="currency" office:currency="EUR" office:value="15241.1908339442">
            <text:p>15.241,19 €</text:p>
          </table:table-cell>
          <table:table-cell table:formula="of:=[.BC5]*EXP(LN(1+[.$F$2]-[.$H$2]^2/2))*EXP(NORMINV(RAND();0;[.$H$2]))" office:value-type="currency" office:currency="EUR" office:value="13397.4334585824">
            <text:p>13.397,43 €</text:p>
          </table:table-cell>
          <table:table-cell table:formula="of:=[.BD5]*EXP(LN(1+[.$F$2]-[.$H$2]^2/2))*EXP(NORMINV(RAND();0;[.$H$2]))" office:value-type="currency" office:currency="EUR" office:value="11884.1880887038">
            <text:p>11.884,19 €</text:p>
          </table:table-cell>
          <table:table-cell table:formula="of:=[.BE5]*EXP(LN(1+[.$F$2]-[.$H$2]^2/2))*EXP(NORMINV(RAND();0;[.$H$2]))" office:value-type="currency" office:currency="EUR" office:value="17496.3925594309">
            <text:p>17.496,39 €</text:p>
          </table:table-cell>
          <table:table-cell table:formula="of:=[.BF5]*EXP(LN(1+[.$F$2]-[.$H$2]^2/2))*EXP(NORMINV(RAND();0;[.$H$2]))" office:value-type="currency" office:currency="EUR" office:value="15119.5754795083">
            <text:p>15.119,58 €</text:p>
          </table:table-cell>
          <table:table-cell table:formula="of:=[.BG5]*EXP(LN(1+[.$F$2]-[.$H$2]^2/2))*EXP(NORMINV(RAND();0;[.$H$2]))" office:value-type="currency" office:currency="EUR" office:value="8340.24035171893">
            <text:p>8.340,24 €</text:p>
          </table:table-cell>
          <table:table-cell table:formula="of:=[.BH5]*EXP(LN(1+[.$F$2]-[.$H$2]^2/2))*EXP(NORMINV(RAND();0;[.$H$2]))" office:value-type="currency" office:currency="EUR" office:value="8510.22847848287">
            <text:p>8.510,23 €</text:p>
          </table:table-cell>
          <table:table-cell table:formula="of:=[.BI5]*EXP(LN(1+[.$F$2]-[.$H$2]^2/2))*EXP(NORMINV(RAND();0;[.$H$2]))" office:value-type="currency" office:currency="EUR" office:value="8905.02149828425">
            <text:p>8.905,02 €</text:p>
          </table:table-cell>
          <table:table-cell table:formula="of:=[.BJ5]*EXP(LN(1+[.$F$2]-[.$H$2]^2/2))*EXP(NORMINV(RAND();0;[.$H$2]))" office:value-type="currency" office:currency="EUR" office:value="6871.26116999324">
            <text:p>6.871,26 €</text:p>
          </table:table-cell>
          <table:table-cell table:formula="of:=[.BK5]*EXP(LN(1+[.$F$2]-[.$H$2]^2/2))*EXP(NORMINV(RAND();0;[.$H$2]))" office:value-type="currency" office:currency="EUR" office:value="10708.3164642764">
            <text:p>10.708,32 €</text:p>
          </table:table-cell>
          <table:table-cell table:formula="of:=[.BL5]*EXP(LN(1+[.$F$2]-[.$H$2]^2/2))*EXP(NORMINV(RAND();0;[.$H$2]))" office:value-type="currency" office:currency="EUR" office:value="13295.0620873081">
            <text:p>13.295,06 €</text:p>
          </table:table-cell>
          <table:table-cell table:formula="of:=[.BM5]*EXP(LN(1+[.$F$2]-[.$H$2]^2/2))*EXP(NORMINV(RAND();0;[.$H$2]))" office:value-type="currency" office:currency="EUR" office:value="8698.73037014832">
            <text:p>8.698,73 €</text:p>
          </table:table-cell>
          <table:table-cell table:formula="of:=[.BN5]*EXP(LN(1+[.$F$2]-[.$H$2]^2/2))*EXP(NORMINV(RAND();0;[.$H$2]))" office:value-type="currency" office:currency="EUR" office:value="17967.7410583391">
            <text:p>17.967,74 €</text:p>
          </table:table-cell>
          <table:table-cell table:formula="of:=[.BO5]*EXP(LN(1+[.$F$2]-[.$H$2]^2/2))*EXP(NORMINV(RAND();0;[.$H$2]))" office:value-type="currency" office:currency="EUR" office:value="16824.5974078897">
            <text:p>16.824,60 €</text:p>
          </table:table-cell>
          <table:table-cell table:formula="of:=[.BP5]*EXP(LN(1+[.$F$2]-[.$H$2]^2/2))*EXP(NORMINV(RAND();0;[.$H$2]))" office:value-type="currency" office:currency="EUR" office:value="10207.1377195967">
            <text:p>10.207,14 €</text:p>
          </table:table-cell>
          <table:table-cell table:formula="of:=[.BQ5]*EXP(LN(1+[.$F$2]-[.$H$2]^2/2))*EXP(NORMINV(RAND();0;[.$H$2]))" office:value-type="currency" office:currency="EUR" office:value="5074.59655451045">
            <text:p>5.074,60 €</text:p>
          </table:table-cell>
          <table:table-cell table:formula="of:=[.BR5]*EXP(LN(1+[.$F$2]-[.$H$2]^2/2))*EXP(NORMINV(RAND();0;[.$H$2]))" office:value-type="currency" office:currency="EUR" office:value="10248.5777459129">
            <text:p>10.248,58 €</text:p>
          </table:table-cell>
          <table:table-cell table:formula="of:=[.BS5]*EXP(LN(1+[.$F$2]-[.$H$2]^2/2))*EXP(NORMINV(RAND();0;[.$H$2]))" office:value-type="currency" office:currency="EUR" office:value="4860.41734114112">
            <text:p>4.860,42 €</text:p>
          </table:table-cell>
          <table:table-cell table:formula="of:=[.BT5]*EXP(LN(1+[.$F$2]-[.$H$2]^2/2))*EXP(NORMINV(RAND();0;[.$H$2]))" office:value-type="currency" office:currency="EUR" office:value="10135.7226744181">
            <text:p>10.135,72 €</text:p>
          </table:table-cell>
          <table:table-cell table:formula="of:=[.BU5]*EXP(LN(1+[.$F$2]-[.$H$2]^2/2))*EXP(NORMINV(RAND();0;[.$H$2]))" office:value-type="currency" office:currency="EUR" office:value="5737.45791927787">
            <text:p>5.737,46 €</text:p>
          </table:table-cell>
          <table:table-cell table:formula="of:=[.BV5]*EXP(LN(1+[.$F$2]-[.$H$2]^2/2))*EXP(NORMINV(RAND();0;[.$H$2]))" office:value-type="currency" office:currency="EUR" office:value="18723.329941906">
            <text:p>18.723,33 €</text:p>
          </table:table-cell>
          <table:table-cell table:formula="of:=[.BW5]*EXP(LN(1+[.$F$2]-[.$H$2]^2/2))*EXP(NORMINV(RAND();0;[.$H$2]))" office:value-type="currency" office:currency="EUR" office:value="7962.43096325393">
            <text:p>7.962,43 €</text:p>
          </table:table-cell>
          <table:table-cell table:formula="of:=[.BX5]*EXP(LN(1+[.$F$2]-[.$H$2]^2/2))*EXP(NORMINV(RAND();0;[.$H$2]))" office:value-type="currency" office:currency="EUR" office:value="10317.6669395173">
            <text:p>10.317,67 €</text:p>
          </table:table-cell>
          <table:table-cell table:formula="of:=[.BY5]*EXP(LN(1+[.$F$2]-[.$H$2]^2/2))*EXP(NORMINV(RAND();0;[.$H$2]))" office:value-type="currency" office:currency="EUR" office:value="14104.6133854645">
            <text:p>14.104,61 €</text:p>
          </table:table-cell>
          <table:table-cell table:formula="of:=[.BZ5]*EXP(LN(1+[.$F$2]-[.$H$2]^2/2))*EXP(NORMINV(RAND();0;[.$H$2]))" office:value-type="currency" office:currency="EUR" office:value="8348.61367207688">
            <text:p>8.348,61 €</text:p>
          </table:table-cell>
          <table:table-cell table:formula="of:=[.CA5]*EXP(LN(1+[.$F$2]-[.$H$2]^2/2))*EXP(NORMINV(RAND();0;[.$H$2]))" office:value-type="currency" office:currency="EUR" office:value="20950.8232533091">
            <text:p>20.950,82 €</text:p>
          </table:table-cell>
          <table:table-cell table:formula="of:=[.CB5]*EXP(LN(1+[.$F$2]-[.$H$2]^2/2))*EXP(NORMINV(RAND();0;[.$H$2]))" office:value-type="currency" office:currency="EUR" office:value="10435.2346651621">
            <text:p>10.435,23 €</text:p>
          </table:table-cell>
          <table:table-cell table:formula="of:=[.CC5]*EXP(LN(1+[.$F$2]-[.$H$2]^2/2))*EXP(NORMINV(RAND();0;[.$H$2]))" office:value-type="currency" office:currency="EUR" office:value="12583.1452816284">
            <text:p>12.583,15 €</text:p>
          </table:table-cell>
          <table:table-cell table:formula="of:=[.CD5]*EXP(LN(1+[.$F$2]-[.$H$2]^2/2))*EXP(NORMINV(RAND();0;[.$H$2]))" office:value-type="currency" office:currency="EUR" office:value="8761.81119857274">
            <text:p>8.761,81 €</text:p>
          </table:table-cell>
          <table:table-cell table:formula="of:=[.CE5]*EXP(LN(1+[.$F$2]-[.$H$2]^2/2))*EXP(NORMINV(RAND();0;[.$H$2]))" office:value-type="currency" office:currency="EUR" office:value="9750.64273299948">
            <text:p>9.750,64 €</text:p>
          </table:table-cell>
          <table:table-cell table:formula="of:=[.CF5]*EXP(LN(1+[.$F$2]-[.$H$2]^2/2))*EXP(NORMINV(RAND();0;[.$H$2]))" office:value-type="currency" office:currency="EUR" office:value="11994.0569609392">
            <text:p>11.994,06 €</text:p>
          </table:table-cell>
          <table:table-cell table:formula="of:=[.CG5]*EXP(LN(1+[.$F$2]-[.$H$2]^2/2))*EXP(NORMINV(RAND();0;[.$H$2]))" office:value-type="currency" office:currency="EUR" office:value="7198.81324521396">
            <text:p>7.198,81 €</text:p>
          </table:table-cell>
          <table:table-cell table:formula="of:=[.CH5]*EXP(LN(1+[.$F$2]-[.$H$2]^2/2))*EXP(NORMINV(RAND();0;[.$H$2]))" office:value-type="currency" office:currency="EUR" office:value="9669.47448072163">
            <text:p>9.669,47 €</text:p>
          </table:table-cell>
          <table:table-cell table:formula="of:=[.CI5]*EXP(LN(1+[.$F$2]-[.$H$2]^2/2))*EXP(NORMINV(RAND();0;[.$H$2]))" office:value-type="currency" office:currency="EUR" office:value="17297.5515017154">
            <text:p>17.297,55 €</text:p>
          </table:table-cell>
          <table:table-cell table:formula="of:=[.CJ5]*EXP(LN(1+[.$F$2]-[.$H$2]^2/2))*EXP(NORMINV(RAND();0;[.$H$2]))" office:value-type="currency" office:currency="EUR" office:value="13021.4828073131">
            <text:p>13.021,48 €</text:p>
          </table:table-cell>
          <table:table-cell table:formula="of:=[.CK5]*EXP(LN(1+[.$F$2]-[.$H$2]^2/2))*EXP(NORMINV(RAND();0;[.$H$2]))" office:value-type="currency" office:currency="EUR" office:value="8643.6240711973">
            <text:p>8.643,62 €</text:p>
          </table:table-cell>
          <table:table-cell table:formula="of:=[.CL5]*EXP(LN(1+[.$F$2]-[.$H$2]^2/2))*EXP(NORMINV(RAND();0;[.$H$2]))" office:value-type="currency" office:currency="EUR" office:value="18026.7885363965">
            <text:p>18.026,79 €</text:p>
          </table:table-cell>
          <table:table-cell table:formula="of:=[.CM5]*EXP(LN(1+[.$F$2]-[.$H$2]^2/2))*EXP(NORMINV(RAND();0;[.$H$2]))" office:value-type="currency" office:currency="EUR" office:value="8542.31339860937">
            <text:p>8.542,31 €</text:p>
          </table:table-cell>
          <table:table-cell table:formula="of:=[.CN5]*EXP(LN(1+[.$F$2]-[.$H$2]^2/2))*EXP(NORMINV(RAND();0;[.$H$2]))" office:value-type="currency" office:currency="EUR" office:value="10267.0429384983">
            <text:p>10.267,04 €</text:p>
          </table:table-cell>
          <table:table-cell table:formula="of:=[.CO5]*EXP(LN(1+[.$F$2]-[.$H$2]^2/2))*EXP(NORMINV(RAND();0;[.$H$2]))" office:value-type="currency" office:currency="EUR" office:value="15343.6207146792">
            <text:p>15.343,62 €</text:p>
          </table:table-cell>
          <table:table-cell table:formula="of:=[.CP5]*EXP(LN(1+[.$F$2]-[.$H$2]^2/2))*EXP(NORMINV(RAND();0;[.$H$2]))" office:value-type="currency" office:currency="EUR" office:value="13798.579108015">
            <text:p>13.798,58 €</text:p>
          </table:table-cell>
          <table:table-cell table:formula="of:=[.CQ5]*EXP(LN(1+[.$F$2]-[.$H$2]^2/2))*EXP(NORMINV(RAND();0;[.$H$2]))" office:value-type="currency" office:currency="EUR" office:value="11337.8895629919">
            <text:p>11.337,89 €</text:p>
          </table:table-cell>
          <table:table-cell table:formula="of:=[.CR5]*EXP(LN(1+[.$F$2]-[.$H$2]^2/2))*EXP(NORMINV(RAND();0;[.$H$2]))" office:value-type="currency" office:currency="EUR" office:value="18644.6553187049">
            <text:p>18.644,66 €</text:p>
          </table:table-cell>
          <table:table-cell table:formula="of:=[.CS5]*EXP(LN(1+[.$F$2]-[.$H$2]^2/2))*EXP(NORMINV(RAND();0;[.$H$2]))" office:value-type="currency" office:currency="EUR" office:value="11129.4812010306">
            <text:p>11.129,48 €</text:p>
          </table:table-cell>
          <table:table-cell table:formula="of:=[.CT5]*EXP(LN(1+[.$F$2]-[.$H$2]^2/2))*EXP(NORMINV(RAND();0;[.$H$2]))" office:value-type="currency" office:currency="EUR" office:value="9282.04104392536">
            <text:p>9.282,04 €</text:p>
          </table:table-cell>
          <table:table-cell table:formula="of:=[.CU5]*EXP(LN(1+[.$F$2]-[.$H$2]^2/2))*EXP(NORMINV(RAND();0;[.$H$2]))" office:value-type="currency" office:currency="EUR" office:value="7680.4612303415">
            <text:p>7.680,46 €</text:p>
          </table:table-cell>
          <table:table-cell table:formula="of:=[.CV5]*EXP(LN(1+[.$F$2]-[.$H$2]^2/2))*EXP(NORMINV(RAND();0;[.$H$2]))" office:value-type="currency" office:currency="EUR" office:value="17112.3756191899">
            <text:p>17.112,38 €</text:p>
          </table:table-cell>
          <table:table-cell table:formula="of:=[.CW5]*EXP(LN(1+[.$F$2]-[.$H$2]^2/2))*EXP(NORMINV(RAND();0;[.$H$2]))" office:value-type="currency" office:currency="EUR" office:value="29884.5696181409">
            <text:p>29.884,57 €</text:p>
          </table:table-cell>
          <table:table-cell table:formula="of:=[.CX5]*EXP(LN(1+[.$F$2]-[.$H$2]^2/2))*EXP(NORMINV(RAND();0;[.$H$2]))" office:value-type="currency" office:currency="EUR" office:value="19103.2179396357">
            <text:p>19.103,22 €</text:p>
          </table:table-cell>
          <table:table-cell table:formula="of:=[.CY5]*EXP(LN(1+[.$F$2]-[.$H$2]^2/2))*EXP(NORMINV(RAND();0;[.$H$2]))" office:value-type="currency" office:currency="EUR" office:value="10094.5050212726">
            <text:p>10.094,51 €</text:p>
          </table:table-cell>
          <table:table-cell table:formula="of:=[.CZ5]*EXP(LN(1+[.$F$2]-[.$H$2]^2/2))*EXP(NORMINV(RAND();0;[.$H$2]))" office:value-type="currency" office:currency="EUR" office:value="7582.0837119902">
            <text:p>7.582,08 €</text:p>
          </table:table-cell>
          <table:table-cell table:formula="of:=[.DA5]*EXP(LN(1+[.$F$2]-[.$H$2]^2/2))*EXP(NORMINV(RAND();0;[.$H$2]))" office:value-type="currency" office:currency="EUR" office:value="5409.69441927348">
            <text:p>5.409,69 €</text:p>
          </table:table-cell>
          <table:table-cell table:formula="of:=[.DB5]*EXP(LN(1+[.$F$2]-[.$H$2]^2/2))*EXP(NORMINV(RAND();0;[.$H$2]))" office:value-type="currency" office:currency="EUR" office:value="11866.0194534648">
            <text:p>11.866,02 €</text:p>
          </table:table-cell>
          <table:table-cell table:formula="of:=[.DC5]*EXP(LN(1+[.$F$2]-[.$H$2]^2/2))*EXP(NORMINV(RAND();0;[.$H$2]))" office:value-type="currency" office:currency="EUR" office:value="11894.4681708839">
            <text:p>11.894,47 €</text:p>
          </table:table-cell>
          <table:table-cell table:formula="of:=[.DD5]*EXP(LN(1+[.$F$2]-[.$H$2]^2/2))*EXP(NORMINV(RAND();0;[.$H$2]))" office:value-type="currency" office:currency="EUR" office:value="8005.91359291888">
            <text:p>8.005,91 €</text:p>
          </table:table-cell>
          <table:table-cell table:formula="of:=[.DE5]*EXP(LN(1+[.$F$2]-[.$H$2]^2/2))*EXP(NORMINV(RAND();0;[.$H$2]))" office:value-type="currency" office:currency="EUR" office:value="9879.98873277795">
            <text:p>9.879,99 €</text:p>
          </table:table-cell>
          <table:table-cell table:formula="of:=[.DF5]*EXP(LN(1+[.$F$2]-[.$H$2]^2/2))*EXP(NORMINV(RAND();0;[.$H$2]))" office:value-type="currency" office:currency="EUR" office:value="15194.4317538577">
            <text:p>15.194,43 €</text:p>
          </table:table-cell>
          <table:table-cell table:formula="of:=[.DG5]*EXP(LN(1+[.$F$2]-[.$H$2]^2/2))*EXP(NORMINV(RAND();0;[.$H$2]))" office:value-type="currency" office:currency="EUR" office:value="7849.69844975658">
            <text:p>7.849,70 €</text:p>
          </table:table-cell>
          <table:table-cell table:formula="of:=[.DH5]*EXP(LN(1+[.$F$2]-[.$H$2]^2/2))*EXP(NORMINV(RAND();0;[.$H$2]))" office:value-type="currency" office:currency="EUR" office:value="8864.78303204334">
            <text:p>8.864,78 €</text:p>
          </table:table-cell>
          <table:table-cell table:formula="of:=[.DI5]*EXP(LN(1+[.$F$2]-[.$H$2]^2/2))*EXP(NORMINV(RAND();0;[.$H$2]))" office:value-type="currency" office:currency="EUR" office:value="21117.8988332667">
            <text:p>21.117,90 €</text:p>
          </table:table-cell>
          <table:table-cell table:formula="of:=[.DJ5]*EXP(LN(1+[.$F$2]-[.$H$2]^2/2))*EXP(NORMINV(RAND();0;[.$H$2]))" office:value-type="currency" office:currency="EUR" office:value="6322.11953172196">
            <text:p>6.322,12 €</text:p>
          </table:table-cell>
          <table:table-cell table:formula="of:=[.DK5]*EXP(LN(1+[.$F$2]-[.$H$2]^2/2))*EXP(NORMINV(RAND();0;[.$H$2]))" office:value-type="currency" office:currency="EUR" office:value="13767.2639500749">
            <text:p>13.767,26 €</text:p>
          </table:table-cell>
          <table:table-cell table:formula="of:=[.DL5]*EXP(LN(1+[.$F$2]-[.$H$2]^2/2))*EXP(NORMINV(RAND();0;[.$H$2]))" office:value-type="currency" office:currency="EUR" office:value="17311.0669713285">
            <text:p>17.311,07 €</text:p>
          </table:table-cell>
          <table:table-cell table:formula="of:=[.DM5]*EXP(LN(1+[.$F$2]-[.$H$2]^2/2))*EXP(NORMINV(RAND();0;[.$H$2]))" office:value-type="currency" office:currency="EUR" office:value="17628.3485351934">
            <text:p>17.628,35 €</text:p>
          </table:table-cell>
          <table:table-cell table:formula="of:=[.DN5]*EXP(LN(1+[.$F$2]-[.$H$2]^2/2))*EXP(NORMINV(RAND();0;[.$H$2]))" office:value-type="currency" office:currency="EUR" office:value="10002.458755455">
            <text:p>10.002,46 €</text:p>
          </table:table-cell>
          <table:table-cell table:formula="of:=[.DO5]*EXP(LN(1+[.$F$2]-[.$H$2]^2/2))*EXP(NORMINV(RAND();0;[.$H$2]))" office:value-type="currency" office:currency="EUR" office:value="15242.1115665215">
            <text:p>15.242,11 €</text:p>
          </table:table-cell>
          <table:table-cell table:formula="of:=[.DP5]*EXP(LN(1+[.$F$2]-[.$H$2]^2/2))*EXP(NORMINV(RAND();0;[.$H$2]))" office:value-type="currency" office:currency="EUR" office:value="9178.59552911175">
            <text:p>9.178,60 €</text:p>
          </table:table-cell>
          <table:table-cell table:formula="of:=[.DQ5]*EXP(LN(1+[.$F$2]-[.$H$2]^2/2))*EXP(NORMINV(RAND();0;[.$H$2]))" office:value-type="currency" office:currency="EUR" office:value="12749.5908394616">
            <text:p>12.749,59 €</text:p>
          </table:table-cell>
          <table:table-cell table:formula="of:=[.DR5]*EXP(LN(1+[.$F$2]-[.$H$2]^2/2))*EXP(NORMINV(RAND();0;[.$H$2]))" office:value-type="currency" office:currency="EUR" office:value="9160.26237172577">
            <text:p>9.160,26 €</text:p>
          </table:table-cell>
          <table:table-cell table:formula="of:=[.DS5]*EXP(LN(1+[.$F$2]-[.$H$2]^2/2))*EXP(NORMINV(RAND();0;[.$H$2]))" office:value-type="currency" office:currency="EUR" office:value="18275.3829788295">
            <text:p>18.275,38 €</text:p>
          </table:table-cell>
          <table:table-cell table:formula="of:=[.DT5]*EXP(LN(1+[.$F$2]-[.$H$2]^2/2))*EXP(NORMINV(RAND();0;[.$H$2]))" office:value-type="currency" office:currency="EUR" office:value="15587.3664754338">
            <text:p>15.587,37 €</text:p>
          </table:table-cell>
          <table:table-cell table:formula="of:=[.DU5]*EXP(LN(1+[.$F$2]-[.$H$2]^2/2))*EXP(NORMINV(RAND();0;[.$H$2]))" office:value-type="currency" office:currency="EUR" office:value="10678.1659951729">
            <text:p>10.678,17 €</text:p>
          </table:table-cell>
          <table:table-cell table:formula="of:=[.DV5]*EXP(LN(1+[.$F$2]-[.$H$2]^2/2))*EXP(NORMINV(RAND();0;[.$H$2]))" office:value-type="currency" office:currency="EUR" office:value="8637.20835138982">
            <text:p>8.637,21 €</text:p>
          </table:table-cell>
          <table:table-cell table:formula="of:=[.DW5]*EXP(LN(1+[.$F$2]-[.$H$2]^2/2))*EXP(NORMINV(RAND();0;[.$H$2]))" office:value-type="currency" office:currency="EUR" office:value="10456.71011176">
            <text:p>10.456,71 €</text:p>
          </table:table-cell>
          <table:table-cell table:formula="of:=[.DX5]*EXP(LN(1+[.$F$2]-[.$H$2]^2/2))*EXP(NORMINV(RAND();0;[.$H$2]))" office:value-type="currency" office:currency="EUR" office:value="8629.39909439019">
            <text:p>8.629,40 €</text:p>
          </table:table-cell>
          <table:table-cell table:formula="of:=[.DY5]*EXP(LN(1+[.$F$2]-[.$H$2]^2/2))*EXP(NORMINV(RAND();0;[.$H$2]))" office:value-type="currency" office:currency="EUR" office:value="5849.19004191852">
            <text:p>5.849,19 €</text:p>
          </table:table-cell>
          <table:table-cell table:formula="of:=[.DZ5]*EXP(LN(1+[.$F$2]-[.$H$2]^2/2))*EXP(NORMINV(RAND();0;[.$H$2]))" office:value-type="currency" office:currency="EUR" office:value="12213.3618304354">
            <text:p>12.213,36 €</text:p>
          </table:table-cell>
          <table:table-cell table:formula="of:=[.EA5]*EXP(LN(1+[.$F$2]-[.$H$2]^2/2))*EXP(NORMINV(RAND();0;[.$H$2]))" office:value-type="currency" office:currency="EUR" office:value="21304.2867991189">
            <text:p>21.304,29 €</text:p>
          </table:table-cell>
          <table:table-cell table:formula="of:=[.EB5]*EXP(LN(1+[.$F$2]-[.$H$2]^2/2))*EXP(NORMINV(RAND();0;[.$H$2]))" office:value-type="currency" office:currency="EUR" office:value="17922.845536684">
            <text:p>17.922,85 €</text:p>
          </table:table-cell>
          <table:table-cell table:formula="of:=[.EC5]*EXP(LN(1+[.$F$2]-[.$H$2]^2/2))*EXP(NORMINV(RAND();0;[.$H$2]))" office:value-type="currency" office:currency="EUR" office:value="11561.3757726756">
            <text:p>11.561,38 €</text:p>
          </table:table-cell>
          <table:table-cell table:formula="of:=[.ED5]*EXP(LN(1+[.$F$2]-[.$H$2]^2/2))*EXP(NORMINV(RAND();0;[.$H$2]))" office:value-type="currency" office:currency="EUR" office:value="12809.4406350352">
            <text:p>12.809,44 €</text:p>
          </table:table-cell>
          <table:table-cell table:formula="of:=[.EE5]*EXP(LN(1+[.$F$2]-[.$H$2]^2/2))*EXP(NORMINV(RAND();0;[.$H$2]))" office:value-type="currency" office:currency="EUR" office:value="10135.9137068739">
            <text:p>10.135,91 €</text:p>
          </table:table-cell>
          <table:table-cell table:formula="of:=[.EF5]*EXP(LN(1+[.$F$2]-[.$H$2]^2/2))*EXP(NORMINV(RAND();0;[.$H$2]))" office:value-type="currency" office:currency="EUR" office:value="8541.56743738104">
            <text:p>8.541,57 €</text:p>
          </table:table-cell>
          <table:table-cell table:formula="of:=[.EG5]*EXP(LN(1+[.$F$2]-[.$H$2]^2/2))*EXP(NORMINV(RAND();0;[.$H$2]))" office:value-type="currency" office:currency="EUR" office:value="9815.16481353543">
            <text:p>9.815,16 €</text:p>
          </table:table-cell>
          <table:table-cell table:formula="of:=[.EH5]*EXP(LN(1+[.$F$2]-[.$H$2]^2/2))*EXP(NORMINV(RAND();0;[.$H$2]))" office:value-type="currency" office:currency="EUR" office:value="7617.02437937367">
            <text:p>7.617,02 €</text:p>
          </table:table-cell>
          <table:table-cell table:formula="of:=[.EI5]*EXP(LN(1+[.$F$2]-[.$H$2]^2/2))*EXP(NORMINV(RAND();0;[.$H$2]))" office:value-type="currency" office:currency="EUR" office:value="14497.6549242169">
            <text:p>14.497,65 €</text:p>
          </table:table-cell>
          <table:table-cell table:formula="of:=[.EJ5]*EXP(LN(1+[.$F$2]-[.$H$2]^2/2))*EXP(NORMINV(RAND();0;[.$H$2]))" office:value-type="currency" office:currency="EUR" office:value="9007.94832697316">
            <text:p>9.007,95 €</text:p>
          </table:table-cell>
          <table:table-cell table:formula="of:=[.EK5]*EXP(LN(1+[.$F$2]-[.$H$2]^2/2))*EXP(NORMINV(RAND();0;[.$H$2]))" office:value-type="currency" office:currency="EUR" office:value="9355.67728596815">
            <text:p>9.355,68 €</text:p>
          </table:table-cell>
          <table:table-cell table:formula="of:=[.EL5]*EXP(LN(1+[.$F$2]-[.$H$2]^2/2))*EXP(NORMINV(RAND();0;[.$H$2]))" office:value-type="currency" office:currency="EUR" office:value="8346.59317898497">
            <text:p>8.346,59 €</text:p>
          </table:table-cell>
          <table:table-cell table:formula="of:=[.EM5]*EXP(LN(1+[.$F$2]-[.$H$2]^2/2))*EXP(NORMINV(RAND();0;[.$H$2]))" office:value-type="currency" office:currency="EUR" office:value="17325.608994551">
            <text:p>17.325,61 €</text:p>
          </table:table-cell>
          <table:table-cell table:formula="of:=[.EN5]*EXP(LN(1+[.$F$2]-[.$H$2]^2/2))*EXP(NORMINV(RAND();0;[.$H$2]))" office:value-type="currency" office:currency="EUR" office:value="12233.4504988095">
            <text:p>12.233,45 €</text:p>
          </table:table-cell>
          <table:table-cell table:formula="of:=[.EO5]*EXP(LN(1+[.$F$2]-[.$H$2]^2/2))*EXP(NORMINV(RAND();0;[.$H$2]))" office:value-type="currency" office:currency="EUR" office:value="8130.52942022318">
            <text:p>8.130,53 €</text:p>
          </table:table-cell>
          <table:table-cell table:formula="of:=[.EP5]*EXP(LN(1+[.$F$2]-[.$H$2]^2/2))*EXP(NORMINV(RAND();0;[.$H$2]))" office:value-type="currency" office:currency="EUR" office:value="12242.3128159111">
            <text:p>12.242,31 €</text:p>
          </table:table-cell>
          <table:table-cell table:formula="of:=[.EQ5]*EXP(LN(1+[.$F$2]-[.$H$2]^2/2))*EXP(NORMINV(RAND();0;[.$H$2]))" office:value-type="currency" office:currency="EUR" office:value="7640.35119997545">
            <text:p>7.640,35 €</text:p>
          </table:table-cell>
          <table:table-cell table:formula="of:=[.ER5]*EXP(LN(1+[.$F$2]-[.$H$2]^2/2))*EXP(NORMINV(RAND();0;[.$H$2]))" office:value-type="currency" office:currency="EUR" office:value="19077.0088303403">
            <text:p>19.077,01 €</text:p>
          </table:table-cell>
          <table:table-cell table:formula="of:=[.ES5]*EXP(LN(1+[.$F$2]-[.$H$2]^2/2))*EXP(NORMINV(RAND();0;[.$H$2]))" office:value-type="currency" office:currency="EUR" office:value="8005.2964751256">
            <text:p>8.005,30 €</text:p>
          </table:table-cell>
          <table:table-cell table:formula="of:=[.ET5]*EXP(LN(1+[.$F$2]-[.$H$2]^2/2))*EXP(NORMINV(RAND();0;[.$H$2]))" office:value-type="currency" office:currency="EUR" office:value="12010.1218165824">
            <text:p>12.010,12 €</text:p>
          </table:table-cell>
          <table:table-cell table:formula="of:=[.EU5]*EXP(LN(1+[.$F$2]-[.$H$2]^2/2))*EXP(NORMINV(RAND();0;[.$H$2]))" office:value-type="currency" office:currency="EUR" office:value="4943.68474767062">
            <text:p>4.943,68 €</text:p>
          </table:table-cell>
          <table:table-cell table:formula="of:=[.EV5]*EXP(LN(1+[.$F$2]-[.$H$2]^2/2))*EXP(NORMINV(RAND();0;[.$H$2]))" office:value-type="currency" office:currency="EUR" office:value="14436.4908490284">
            <text:p>14.436,49 €</text:p>
          </table:table-cell>
          <table:table-cell table:formula="of:=[.EW5]*EXP(LN(1+[.$F$2]-[.$H$2]^2/2))*EXP(NORMINV(RAND();0;[.$H$2]))" office:value-type="currency" office:currency="EUR" office:value="19639.9041038988">
            <text:p>19.639,90 €</text:p>
          </table:table-cell>
          <table:table-cell table:formula="of:=[.EX5]*EXP(LN(1+[.$F$2]-[.$H$2]^2/2))*EXP(NORMINV(RAND();0;[.$H$2]))" office:value-type="currency" office:currency="EUR" office:value="15828.7398245978">
            <text:p>15.828,74 €</text:p>
          </table:table-cell>
          <table:table-cell table:formula="of:=[.EY5]*EXP(LN(1+[.$F$2]-[.$H$2]^2/2))*EXP(NORMINV(RAND();0;[.$H$2]))" office:value-type="currency" office:currency="EUR" office:value="10491.5436018287">
            <text:p>10.491,54 €</text:p>
          </table:table-cell>
          <table:table-cell table:formula="of:=[.EZ5]*EXP(LN(1+[.$F$2]-[.$H$2]^2/2))*EXP(NORMINV(RAND();0;[.$H$2]))" office:value-type="currency" office:currency="EUR" office:value="10621.8259006409">
            <text:p>10.621,83 €</text:p>
          </table:table-cell>
          <table:table-cell table:formula="of:=[.FA5]*EXP(LN(1+[.$F$2]-[.$H$2]^2/2))*EXP(NORMINV(RAND();0;[.$H$2]))" office:value-type="currency" office:currency="EUR" office:value="15088.7144684111">
            <text:p>15.088,71 €</text:p>
          </table:table-cell>
          <table:table-cell table:formula="of:=[.FB5]*EXP(LN(1+[.$F$2]-[.$H$2]^2/2))*EXP(NORMINV(RAND();0;[.$H$2]))" office:value-type="currency" office:currency="EUR" office:value="12728.6853032234">
            <text:p>12.728,69 €</text:p>
          </table:table-cell>
          <table:table-cell table:formula="of:=[.FC5]*EXP(LN(1+[.$F$2]-[.$H$2]^2/2))*EXP(NORMINV(RAND();0;[.$H$2]))" office:value-type="currency" office:currency="EUR" office:value="12991.0768622447">
            <text:p>12.991,08 €</text:p>
          </table:table-cell>
          <table:table-cell table:formula="of:=[.FD5]*EXP(LN(1+[.$F$2]-[.$H$2]^2/2))*EXP(NORMINV(RAND();0;[.$H$2]))" office:value-type="currency" office:currency="EUR" office:value="11225.0384283804">
            <text:p>11.225,04 €</text:p>
          </table:table-cell>
          <table:table-cell table:formula="of:=[.FE5]*EXP(LN(1+[.$F$2]-[.$H$2]^2/2))*EXP(NORMINV(RAND();0;[.$H$2]))" office:value-type="currency" office:currency="EUR" office:value="12859.4121126282">
            <text:p>12.859,41 €</text:p>
          </table:table-cell>
          <table:table-cell table:formula="of:=[.FF5]*EXP(LN(1+[.$F$2]-[.$H$2]^2/2))*EXP(NORMINV(RAND();0;[.$H$2]))" office:value-type="currency" office:currency="EUR" office:value="12564.2423847889">
            <text:p>12.564,24 €</text:p>
          </table:table-cell>
          <table:table-cell table:formula="of:=[.FG5]*EXP(LN(1+[.$F$2]-[.$H$2]^2/2))*EXP(NORMINV(RAND();0;[.$H$2]))" office:value-type="currency" office:currency="EUR" office:value="12517.2061158035">
            <text:p>12.517,21 €</text:p>
          </table:table-cell>
          <table:table-cell table:formula="of:=[.FH5]*EXP(LN(1+[.$F$2]-[.$H$2]^2/2))*EXP(NORMINV(RAND();0;[.$H$2]))" office:value-type="currency" office:currency="EUR" office:value="7473.79157602304">
            <text:p>7.473,79 €</text:p>
          </table:table-cell>
          <table:table-cell table:formula="of:=[.FI5]*EXP(LN(1+[.$F$2]-[.$H$2]^2/2))*EXP(NORMINV(RAND();0;[.$H$2]))" office:value-type="currency" office:currency="EUR" office:value="7936.48248750345">
            <text:p>7.936,48 €</text:p>
          </table:table-cell>
          <table:table-cell table:formula="of:=[.FJ5]*EXP(LN(1+[.$F$2]-[.$H$2]^2/2))*EXP(NORMINV(RAND();0;[.$H$2]))" office:value-type="currency" office:currency="EUR" office:value="15414.2994588429">
            <text:p>15.414,30 €</text:p>
          </table:table-cell>
          <table:table-cell table:formula="of:=[.FK5]*EXP(LN(1+[.$F$2]-[.$H$2]^2/2))*EXP(NORMINV(RAND();0;[.$H$2]))" office:value-type="currency" office:currency="EUR" office:value="10995.399364627">
            <text:p>10.995,40 €</text:p>
          </table:table-cell>
          <table:table-cell table:formula="of:=[.FL5]*EXP(LN(1+[.$F$2]-[.$H$2]^2/2))*EXP(NORMINV(RAND();0;[.$H$2]))" office:value-type="currency" office:currency="EUR" office:value="14712.7490397248">
            <text:p>14.712,75 €</text:p>
          </table:table-cell>
          <table:table-cell table:formula="of:=[.FM5]*EXP(LN(1+[.$F$2]-[.$H$2]^2/2))*EXP(NORMINV(RAND();0;[.$H$2]))" office:value-type="currency" office:currency="EUR" office:value="8592.39465581368">
            <text:p>8.592,39 €</text:p>
          </table:table-cell>
          <table:table-cell table:formula="of:=[.FN5]*EXP(LN(1+[.$F$2]-[.$H$2]^2/2))*EXP(NORMINV(RAND();0;[.$H$2]))" office:value-type="currency" office:currency="EUR" office:value="9005.48630465703">
            <text:p>9.005,49 €</text:p>
          </table:table-cell>
          <table:table-cell table:formula="of:=[.FO5]*EXP(LN(1+[.$F$2]-[.$H$2]^2/2))*EXP(NORMINV(RAND();0;[.$H$2]))" office:value-type="currency" office:currency="EUR" office:value="7784.96463917237">
            <text:p>7.784,96 €</text:p>
          </table:table-cell>
          <table:table-cell table:formula="of:=[.FP5]*EXP(LN(1+[.$F$2]-[.$H$2]^2/2))*EXP(NORMINV(RAND();0;[.$H$2]))" office:value-type="currency" office:currency="EUR" office:value="7664.00751381172">
            <text:p>7.664,01 €</text:p>
          </table:table-cell>
          <table:table-cell table:formula="of:=[.FQ5]*EXP(LN(1+[.$F$2]-[.$H$2]^2/2))*EXP(NORMINV(RAND();0;[.$H$2]))" office:value-type="currency" office:currency="EUR" office:value="12027.6355230877">
            <text:p>12.027,64 €</text:p>
          </table:table-cell>
          <table:table-cell table:formula="of:=[.FR5]*EXP(LN(1+[.$F$2]-[.$H$2]^2/2))*EXP(NORMINV(RAND();0;[.$H$2]))" office:value-type="currency" office:currency="EUR" office:value="8727.3823380066">
            <text:p>8.727,38 €</text:p>
          </table:table-cell>
          <table:table-cell table:formula="of:=[.FS5]*EXP(LN(1+[.$F$2]-[.$H$2]^2/2))*EXP(NORMINV(RAND();0;[.$H$2]))" office:value-type="currency" office:currency="EUR" office:value="6904.24370009888">
            <text:p>6.904,24 €</text:p>
          </table:table-cell>
          <table:table-cell table:formula="of:=[.FT5]*EXP(LN(1+[.$F$2]-[.$H$2]^2/2))*EXP(NORMINV(RAND();0;[.$H$2]))" office:value-type="currency" office:currency="EUR" office:value="13159.207392212">
            <text:p>13.159,21 €</text:p>
          </table:table-cell>
          <table:table-cell table:formula="of:=[.FU5]*EXP(LN(1+[.$F$2]-[.$H$2]^2/2))*EXP(NORMINV(RAND();0;[.$H$2]))" office:value-type="currency" office:currency="EUR" office:value="9971.55662296767">
            <text:p>9.971,56 €</text:p>
          </table:table-cell>
          <table:table-cell table:formula="of:=[.FV5]*EXP(LN(1+[.$F$2]-[.$H$2]^2/2))*EXP(NORMINV(RAND();0;[.$H$2]))" office:value-type="currency" office:currency="EUR" office:value="17957.1192647692">
            <text:p>17.957,12 €</text:p>
          </table:table-cell>
          <table:table-cell table:formula="of:=[.FW5]*EXP(LN(1+[.$F$2]-[.$H$2]^2/2))*EXP(NORMINV(RAND();0;[.$H$2]))" office:value-type="currency" office:currency="EUR" office:value="15146.9727267171">
            <text:p>15.146,97 €</text:p>
          </table:table-cell>
          <table:table-cell table:formula="of:=[.FX5]*EXP(LN(1+[.$F$2]-[.$H$2]^2/2))*EXP(NORMINV(RAND();0;[.$H$2]))" office:value-type="currency" office:currency="EUR" office:value="13229.6011400955">
            <text:p>13.229,60 €</text:p>
          </table:table-cell>
          <table:table-cell table:formula="of:=[.FY5]*EXP(LN(1+[.$F$2]-[.$H$2]^2/2))*EXP(NORMINV(RAND();0;[.$H$2]))" office:value-type="currency" office:currency="EUR" office:value="10519.7263780635">
            <text:p>10.519,73 €</text:p>
          </table:table-cell>
          <table:table-cell table:formula="of:=[.FZ5]*EXP(LN(1+[.$F$2]-[.$H$2]^2/2))*EXP(NORMINV(RAND();0;[.$H$2]))" office:value-type="currency" office:currency="EUR" office:value="8290.79311431813">
            <text:p>8.290,79 €</text:p>
          </table:table-cell>
          <table:table-cell table:formula="of:=[.GA5]*EXP(LN(1+[.$F$2]-[.$H$2]^2/2))*EXP(NORMINV(RAND();0;[.$H$2]))" office:value-type="currency" office:currency="EUR" office:value="17330.7816087108">
            <text:p>17.330,78 €</text:p>
          </table:table-cell>
          <table:table-cell table:formula="of:=[.GB5]*EXP(LN(1+[.$F$2]-[.$H$2]^2/2))*EXP(NORMINV(RAND();0;[.$H$2]))" office:value-type="currency" office:currency="EUR" office:value="10743.9115871968">
            <text:p>10.743,91 €</text:p>
          </table:table-cell>
          <table:table-cell table:formula="of:=[.GC5]*EXP(LN(1+[.$F$2]-[.$H$2]^2/2))*EXP(NORMINV(RAND();0;[.$H$2]))" office:value-type="currency" office:currency="EUR" office:value="32162.4471270877">
            <text:p>32.162,45 €</text:p>
          </table:table-cell>
          <table:table-cell table:formula="of:=[.GD5]*EXP(LN(1+[.$F$2]-[.$H$2]^2/2))*EXP(NORMINV(RAND();0;[.$H$2]))" office:value-type="currency" office:currency="EUR" office:value="10414.4489439717">
            <text:p>10.414,45 €</text:p>
          </table:table-cell>
          <table:table-cell table:formula="of:=[.GE5]*EXP(LN(1+[.$F$2]-[.$H$2]^2/2))*EXP(NORMINV(RAND();0;[.$H$2]))" office:value-type="currency" office:currency="EUR" office:value="9791.04842964712">
            <text:p>9.791,05 €</text:p>
          </table:table-cell>
          <table:table-cell table:formula="of:=[.GF5]*EXP(LN(1+[.$F$2]-[.$H$2]^2/2))*EXP(NORMINV(RAND();0;[.$H$2]))" office:value-type="currency" office:currency="EUR" office:value="17085.1416129626">
            <text:p>17.085,14 €</text:p>
          </table:table-cell>
          <table:table-cell table:formula="of:=[.GG5]*EXP(LN(1+[.$F$2]-[.$H$2]^2/2))*EXP(NORMINV(RAND();0;[.$H$2]))" office:value-type="currency" office:currency="EUR" office:value="13692.9304776446">
            <text:p>13.692,93 €</text:p>
          </table:table-cell>
          <table:table-cell table:formula="of:=[.GH5]*EXP(LN(1+[.$F$2]-[.$H$2]^2/2))*EXP(NORMINV(RAND();0;[.$H$2]))" office:value-type="currency" office:currency="EUR" office:value="15503.6932772868">
            <text:p>15.503,69 €</text:p>
          </table:table-cell>
          <table:table-cell table:formula="of:=[.GI5]*EXP(LN(1+[.$F$2]-[.$H$2]^2/2))*EXP(NORMINV(RAND();0;[.$H$2]))" office:value-type="currency" office:currency="EUR" office:value="11760.7844596065">
            <text:p>11.760,78 €</text:p>
          </table:table-cell>
          <table:table-cell table:formula="of:=[.GJ5]*EXP(LN(1+[.$F$2]-[.$H$2]^2/2))*EXP(NORMINV(RAND();0;[.$H$2]))" office:value-type="currency" office:currency="EUR" office:value="11528.4598054789">
            <text:p>11.528,46 €</text:p>
          </table:table-cell>
          <table:table-cell table:formula="of:=[.GK5]*EXP(LN(1+[.$F$2]-[.$H$2]^2/2))*EXP(NORMINV(RAND();0;[.$H$2]))" office:value-type="currency" office:currency="EUR" office:value="17026.7390795844">
            <text:p>17.026,74 €</text:p>
          </table:table-cell>
          <table:table-cell table:formula="of:=[.GL5]*EXP(LN(1+[.$F$2]-[.$H$2]^2/2))*EXP(NORMINV(RAND();0;[.$H$2]))" office:value-type="currency" office:currency="EUR" office:value="11089.3980438572">
            <text:p>11.089,40 €</text:p>
          </table:table-cell>
          <table:table-cell table:formula="of:=[.GM5]*EXP(LN(1+[.$F$2]-[.$H$2]^2/2))*EXP(NORMINV(RAND();0;[.$H$2]))" office:value-type="currency" office:currency="EUR" office:value="9346.92633813463">
            <text:p>9.346,93 €</text:p>
          </table:table-cell>
          <table:table-cell table:formula="of:=[.GN5]*EXP(LN(1+[.$F$2]-[.$H$2]^2/2))*EXP(NORMINV(RAND();0;[.$H$2]))" office:value-type="currency" office:currency="EUR" office:value="4512.77552835251">
            <text:p>4.512,78 €</text:p>
          </table:table-cell>
          <table:table-cell table:formula="of:=[.GO5]*EXP(LN(1+[.$F$2]-[.$H$2]^2/2))*EXP(NORMINV(RAND();0;[.$H$2]))" office:value-type="currency" office:currency="EUR" office:value="16849.3104376351">
            <text:p>16.849,31 €</text:p>
          </table:table-cell>
          <table:table-cell table:formula="of:=[.GP5]*EXP(LN(1+[.$F$2]-[.$H$2]^2/2))*EXP(NORMINV(RAND();0;[.$H$2]))" office:value-type="currency" office:currency="EUR" office:value="19215.3745353755">
            <text:p>19.215,37 €</text:p>
          </table:table-cell>
          <table:table-cell table:formula="of:=[.GQ5]*EXP(LN(1+[.$F$2]-[.$H$2]^2/2))*EXP(NORMINV(RAND();0;[.$H$2]))" office:value-type="currency" office:currency="EUR" office:value="9719.84351041364">
            <text:p>9.719,84 €</text:p>
          </table:table-cell>
          <table:table-cell table:formula="of:=[.GR5]*EXP(LN(1+[.$F$2]-[.$H$2]^2/2))*EXP(NORMINV(RAND();0;[.$H$2]))" office:value-type="currency" office:currency="EUR" office:value="9954.16831812523">
            <text:p>9.954,17 €</text:p>
          </table:table-cell>
          <table:table-cell table:formula="of:=[.GS5]*EXP(LN(1+[.$F$2]-[.$H$2]^2/2))*EXP(NORMINV(RAND();0;[.$H$2]))" office:value-type="currency" office:currency="EUR" office:value="11460.1384134006">
            <text:p>11.460,14 €</text:p>
          </table:table-cell>
          <table:table-cell table:formula="of:=[.GT5]*EXP(LN(1+[.$F$2]-[.$H$2]^2/2))*EXP(NORMINV(RAND();0;[.$H$2]))" office:value-type="currency" office:currency="EUR" office:value="12180.9123810847">
            <text:p>12.180,91 €</text:p>
          </table:table-cell>
          <table:table-cell table:formula="of:=[.GU5]*EXP(LN(1+[.$F$2]-[.$H$2]^2/2))*EXP(NORMINV(RAND();0;[.$H$2]))" office:value-type="currency" office:currency="EUR" office:value="14642.6284551724">
            <text:p>14.642,63 €</text:p>
          </table:table-cell>
          <table:table-cell table:formula="of:=[.GV5]*EXP(LN(1+[.$F$2]-[.$H$2]^2/2))*EXP(NORMINV(RAND();0;[.$H$2]))" office:value-type="currency" office:currency="EUR" office:value="15375.5705401433">
            <text:p>15.375,57 €</text:p>
          </table:table-cell>
          <table:table-cell table:formula="of:=[.GW5]*EXP(LN(1+[.$F$2]-[.$H$2]^2/2))*EXP(NORMINV(RAND();0;[.$H$2]))" office:value-type="currency" office:currency="EUR" office:value="13073.040794982">
            <text:p>13.073,04 €</text:p>
          </table:table-cell>
          <table:table-cell table:formula="of:=[.GX5]*EXP(LN(1+[.$F$2]-[.$H$2]^2/2))*EXP(NORMINV(RAND();0;[.$H$2]))" office:value-type="currency" office:currency="EUR" office:value="15243.6992309824">
            <text:p>15.243,70 €</text:p>
          </table:table-cell>
          <table:table-cell table:formula="of:=[.GY5]*EXP(LN(1+[.$F$2]-[.$H$2]^2/2))*EXP(NORMINV(RAND();0;[.$H$2]))" office:value-type="currency" office:currency="EUR" office:value="7468.33229887403">
            <text:p>7.468,33 €</text:p>
          </table:table-cell>
          <table:table-cell table:formula="of:=[.GZ5]*EXP(LN(1+[.$F$2]-[.$H$2]^2/2))*EXP(NORMINV(RAND();0;[.$H$2]))" office:value-type="currency" office:currency="EUR" office:value="5527.2347570431">
            <text:p>5.527,23 €</text:p>
          </table:table-cell>
          <table:table-cell table:formula="of:=[.HA5]*EXP(LN(1+[.$F$2]-[.$H$2]^2/2))*EXP(NORMINV(RAND();0;[.$H$2]))" office:value-type="currency" office:currency="EUR" office:value="12539.382606933">
            <text:p>12.539,38 €</text:p>
          </table:table-cell>
          <table:table-cell table:formula="of:=[.HB5]*EXP(LN(1+[.$F$2]-[.$H$2]^2/2))*EXP(NORMINV(RAND();0;[.$H$2]))" office:value-type="currency" office:currency="EUR" office:value="18993.7020209824">
            <text:p>18.993,70 €</text:p>
          </table:table-cell>
          <table:table-cell table:formula="of:=[.HC5]*EXP(LN(1+[.$F$2]-[.$H$2]^2/2))*EXP(NORMINV(RAND();0;[.$H$2]))" office:value-type="currency" office:currency="EUR" office:value="11373.1814943079">
            <text:p>11.373,18 €</text:p>
          </table:table-cell>
          <table:table-cell table:formula="of:=[.HD5]*EXP(LN(1+[.$F$2]-[.$H$2]^2/2))*EXP(NORMINV(RAND();0;[.$H$2]))" office:value-type="currency" office:currency="EUR" office:value="18417.4035421802">
            <text:p>18.417,40 €</text:p>
          </table:table-cell>
          <table:table-cell table:formula="of:=[.HE5]*EXP(LN(1+[.$F$2]-[.$H$2]^2/2))*EXP(NORMINV(RAND();0;[.$H$2]))" office:value-type="currency" office:currency="EUR" office:value="8312.59203455696">
            <text:p>8.312,59 €</text:p>
          </table:table-cell>
          <table:table-cell table:formula="of:=[.HF5]*EXP(LN(1+[.$F$2]-[.$H$2]^2/2))*EXP(NORMINV(RAND();0;[.$H$2]))" office:value-type="currency" office:currency="EUR" office:value="9298.67248295528">
            <text:p>9.298,67 €</text:p>
          </table:table-cell>
          <table:table-cell table:formula="of:=[.HG5]*EXP(LN(1+[.$F$2]-[.$H$2]^2/2))*EXP(NORMINV(RAND();0;[.$H$2]))" office:value-type="currency" office:currency="EUR" office:value="16516.0300494729">
            <text:p>16.516,03 €</text:p>
          </table:table-cell>
          <table:table-cell table:formula="of:=[.HH5]*EXP(LN(1+[.$F$2]-[.$H$2]^2/2))*EXP(NORMINV(RAND();0;[.$H$2]))" office:value-type="currency" office:currency="EUR" office:value="12302.0115232373">
            <text:p>12.302,01 €</text:p>
          </table:table-cell>
          <table:table-cell table:formula="of:=[.HI5]*EXP(LN(1+[.$F$2]-[.$H$2]^2/2))*EXP(NORMINV(RAND();0;[.$H$2]))" office:value-type="currency" office:currency="EUR" office:value="11023.8869829987">
            <text:p>11.023,89 €</text:p>
          </table:table-cell>
          <table:table-cell table:formula="of:=[.HJ5]*EXP(LN(1+[.$F$2]-[.$H$2]^2/2))*EXP(NORMINV(RAND();0;[.$H$2]))" office:value-type="currency" office:currency="EUR" office:value="20808.8350486219">
            <text:p>20.808,84 €</text:p>
          </table:table-cell>
          <table:table-cell table:formula="of:=[.HK5]*EXP(LN(1+[.$F$2]-[.$H$2]^2/2))*EXP(NORMINV(RAND();0;[.$H$2]))" office:value-type="currency" office:currency="EUR" office:value="10758.3592653346">
            <text:p>10.758,36 €</text:p>
          </table:table-cell>
          <table:table-cell table:formula="of:=[.HL5]*EXP(LN(1+[.$F$2]-[.$H$2]^2/2))*EXP(NORMINV(RAND();0;[.$H$2]))" office:value-type="currency" office:currency="EUR" office:value="10570.5805950117">
            <text:p>10.570,58 €</text:p>
          </table:table-cell>
          <table:table-cell table:formula="of:=[.HM5]*EXP(LN(1+[.$F$2]-[.$H$2]^2/2))*EXP(NORMINV(RAND();0;[.$H$2]))" office:value-type="currency" office:currency="EUR" office:value="11980.3079647393">
            <text:p>11.980,31 €</text:p>
          </table:table-cell>
          <table:table-cell table:formula="of:=[.HN5]*EXP(LN(1+[.$F$2]-[.$H$2]^2/2))*EXP(NORMINV(RAND();0;[.$H$2]))" office:value-type="currency" office:currency="EUR" office:value="9019.02435611416">
            <text:p>9.019,02 €</text:p>
          </table:table-cell>
          <table:table-cell table:formula="of:=[.HO5]*EXP(LN(1+[.$F$2]-[.$H$2]^2/2))*EXP(NORMINV(RAND();0;[.$H$2]))" office:value-type="currency" office:currency="EUR" office:value="15856.6615834205">
            <text:p>15.856,66 €</text:p>
          </table:table-cell>
          <table:table-cell table:formula="of:=[.HP5]*EXP(LN(1+[.$F$2]-[.$H$2]^2/2))*EXP(NORMINV(RAND();0;[.$H$2]))" office:value-type="currency" office:currency="EUR" office:value="18123.5212149774">
            <text:p>18.123,52 €</text:p>
          </table:table-cell>
          <table:table-cell table:formula="of:=[.HQ5]*EXP(LN(1+[.$F$2]-[.$H$2]^2/2))*EXP(NORMINV(RAND();0;[.$H$2]))" office:value-type="currency" office:currency="EUR" office:value="12493.458688671">
            <text:p>12.493,46 €</text:p>
          </table:table-cell>
          <table:table-cell table:formula="of:=[.HR5]*EXP(LN(1+[.$F$2]-[.$H$2]^2/2))*EXP(NORMINV(RAND();0;[.$H$2]))" office:value-type="currency" office:currency="EUR" office:value="7756.40362196877">
            <text:p>7.756,40 €</text:p>
          </table:table-cell>
          <table:table-cell table:formula="of:=[.HS5]*EXP(LN(1+[.$F$2]-[.$H$2]^2/2))*EXP(NORMINV(RAND();0;[.$H$2]))" office:value-type="currency" office:currency="EUR" office:value="12949.7748057908">
            <text:p>12.949,77 €</text:p>
          </table:table-cell>
          <table:table-cell table:formula="of:=[.HT5]*EXP(LN(1+[.$F$2]-[.$H$2]^2/2))*EXP(NORMINV(RAND();0;[.$H$2]))" office:value-type="currency" office:currency="EUR" office:value="9887.36237239715">
            <text:p>9.887,36 €</text:p>
          </table:table-cell>
          <table:table-cell table:formula="of:=[.HU5]*EXP(LN(1+[.$F$2]-[.$H$2]^2/2))*EXP(NORMINV(RAND();0;[.$H$2]))" office:value-type="currency" office:currency="EUR" office:value="9268.06164211243">
            <text:p>9.268,06 €</text:p>
          </table:table-cell>
          <table:table-cell table:formula="of:=[.HV5]*EXP(LN(1+[.$F$2]-[.$H$2]^2/2))*EXP(NORMINV(RAND();0;[.$H$2]))" office:value-type="currency" office:currency="EUR" office:value="12170.3073569294">
            <text:p>12.170,31 €</text:p>
          </table:table-cell>
          <table:table-cell table:formula="of:=[.HW5]*EXP(LN(1+[.$F$2]-[.$H$2]^2/2))*EXP(NORMINV(RAND();0;[.$H$2]))" office:value-type="currency" office:currency="EUR" office:value="6569.51129912847">
            <text:p>6.569,51 €</text:p>
          </table:table-cell>
          <table:table-cell table:formula="of:=[.HX5]*EXP(LN(1+[.$F$2]-[.$H$2]^2/2))*EXP(NORMINV(RAND();0;[.$H$2]))" office:value-type="currency" office:currency="EUR" office:value="7651.88851419605">
            <text:p>7.651,89 €</text:p>
          </table:table-cell>
          <table:table-cell table:formula="of:=[.HY5]*EXP(LN(1+[.$F$2]-[.$H$2]^2/2))*EXP(NORMINV(RAND();0;[.$H$2]))" office:value-type="currency" office:currency="EUR" office:value="8574.67820740482">
            <text:p>8.574,68 €</text:p>
          </table:table-cell>
          <table:table-cell table:formula="of:=[.HZ5]*EXP(LN(1+[.$F$2]-[.$H$2]^2/2))*EXP(NORMINV(RAND();0;[.$H$2]))" office:value-type="currency" office:currency="EUR" office:value="9714.09838486845">
            <text:p>9.714,10 €</text:p>
          </table:table-cell>
          <table:table-cell table:formula="of:=[.IA5]*EXP(LN(1+[.$F$2]-[.$H$2]^2/2))*EXP(NORMINV(RAND();0;[.$H$2]))" office:value-type="currency" office:currency="EUR" office:value="9051.65910091819">
            <text:p>9.051,66 €</text:p>
          </table:table-cell>
          <table:table-cell table:formula="of:=[.IB5]*EXP(LN(1+[.$F$2]-[.$H$2]^2/2))*EXP(NORMINV(RAND();0;[.$H$2]))" office:value-type="currency" office:currency="EUR" office:value="17802.4367410871">
            <text:p>17.802,44 €</text:p>
          </table:table-cell>
          <table:table-cell table:formula="of:=[.IC5]*EXP(LN(1+[.$F$2]-[.$H$2]^2/2))*EXP(NORMINV(RAND();0;[.$H$2]))" office:value-type="currency" office:currency="EUR" office:value="7128.37000110319">
            <text:p>7.128,37 €</text:p>
          </table:table-cell>
          <table:table-cell table:formula="of:=[.ID5]*EXP(LN(1+[.$F$2]-[.$H$2]^2/2))*EXP(NORMINV(RAND();0;[.$H$2]))" office:value-type="currency" office:currency="EUR" office:value="9483.60935635134">
            <text:p>9.483,61 €</text:p>
          </table:table-cell>
          <table:table-cell table:formula="of:=[.IE5]*EXP(LN(1+[.$F$2]-[.$H$2]^2/2))*EXP(NORMINV(RAND();0;[.$H$2]))" office:value-type="currency" office:currency="EUR" office:value="7377.15307095576">
            <text:p>7.377,15 €</text:p>
          </table:table-cell>
          <table:table-cell table:formula="of:=[.IF5]*EXP(LN(1+[.$F$2]-[.$H$2]^2/2))*EXP(NORMINV(RAND();0;[.$H$2]))" office:value-type="currency" office:currency="EUR" office:value="11241.5048136399">
            <text:p>11.241,50 €</text:p>
          </table:table-cell>
          <table:table-cell table:formula="of:=[.IG5]*EXP(LN(1+[.$F$2]-[.$H$2]^2/2))*EXP(NORMINV(RAND();0;[.$H$2]))" office:value-type="currency" office:currency="EUR" office:value="10264.039269996">
            <text:p>10.264,04 €</text:p>
          </table:table-cell>
          <table:table-cell table:formula="of:=[.IH5]*EXP(LN(1+[.$F$2]-[.$H$2]^2/2))*EXP(NORMINV(RAND();0;[.$H$2]))" office:value-type="currency" office:currency="EUR" office:value="9483.82208605303">
            <text:p>9.483,82 €</text:p>
          </table:table-cell>
          <table:table-cell table:formula="of:=[.II5]*EXP(LN(1+[.$F$2]-[.$H$2]^2/2))*EXP(NORMINV(RAND();0;[.$H$2]))" office:value-type="currency" office:currency="EUR" office:value="10053.1393678585">
            <text:p>10.053,14 €</text:p>
          </table:table-cell>
          <table:table-cell table:formula="of:=[.IJ5]*EXP(LN(1+[.$F$2]-[.$H$2]^2/2))*EXP(NORMINV(RAND();0;[.$H$2]))" office:value-type="currency" office:currency="EUR" office:value="28785.6956577227">
            <text:p>28.785,70 €</text:p>
          </table:table-cell>
          <table:table-cell table:formula="of:=[.IK5]*EXP(LN(1+[.$F$2]-[.$H$2]^2/2))*EXP(NORMINV(RAND();0;[.$H$2]))" office:value-type="currency" office:currency="EUR" office:value="13060.4690445461">
            <text:p>13.060,47 €</text:p>
          </table:table-cell>
          <table:table-cell table:formula="of:=[.IL5]*EXP(LN(1+[.$F$2]-[.$H$2]^2/2))*EXP(NORMINV(RAND();0;[.$H$2]))" office:value-type="currency" office:currency="EUR" office:value="12156.6569548191">
            <text:p>12.156,66 €</text:p>
          </table:table-cell>
          <table:table-cell table:formula="of:=[.IM5]*EXP(LN(1+[.$F$2]-[.$H$2]^2/2))*EXP(NORMINV(RAND();0;[.$H$2]))" office:value-type="currency" office:currency="EUR" office:value="8242.14569566924">
            <text:p>8.242,15 €</text:p>
          </table:table-cell>
          <table:table-cell table:formula="of:=[.IN5]*EXP(LN(1+[.$F$2]-[.$H$2]^2/2))*EXP(NORMINV(RAND();0;[.$H$2]))" office:value-type="currency" office:currency="EUR" office:value="17052.8133544448">
            <text:p>17.052,81 €</text:p>
          </table:table-cell>
          <table:table-cell table:formula="of:=[.IO5]*EXP(LN(1+[.$F$2]-[.$H$2]^2/2))*EXP(NORMINV(RAND();0;[.$H$2]))" office:value-type="currency" office:currency="EUR" office:value="27565.1333891098">
            <text:p>27.565,13 €</text:p>
          </table:table-cell>
          <table:table-cell table:formula="of:=[.IP5]*EXP(LN(1+[.$F$2]-[.$H$2]^2/2))*EXP(NORMINV(RAND();0;[.$H$2]))" office:value-type="currency" office:currency="EUR" office:value="9322.38341997079">
            <text:p>9.322,38 €</text:p>
          </table:table-cell>
          <table:table-cell table:formula="of:=[.IQ5]*EXP(LN(1+[.$F$2]-[.$H$2]^2/2))*EXP(NORMINV(RAND();0;[.$H$2]))" office:value-type="currency" office:currency="EUR" office:value="12182.0122590187">
            <text:p>12.182,01 €</text:p>
          </table:table-cell>
          <table:table-cell table:formula="of:=[.IR5]*EXP(LN(1+[.$F$2]-[.$H$2]^2/2))*EXP(NORMINV(RAND();0;[.$H$2]))" office:value-type="currency" office:currency="EUR" office:value="11264.5210308811">
            <text:p>11.264,52 €</text:p>
          </table:table-cell>
          <table:table-cell table:formula="of:=[.IS5]*EXP(LN(1+[.$F$2]-[.$H$2]^2/2))*EXP(NORMINV(RAND();0;[.$H$2]))" office:value-type="currency" office:currency="EUR" office:value="12801.703715296">
            <text:p>12.801,70 €</text:p>
          </table:table-cell>
          <table:table-cell table:formula="of:=[.IT5]*EXP(LN(1+[.$F$2]-[.$H$2]^2/2))*EXP(NORMINV(RAND();0;[.$H$2]))" office:value-type="currency" office:currency="EUR" office:value="22616.0759577709">
            <text:p>22.616,08 €</text:p>
          </table:table-cell>
          <table:table-cell table:formula="of:=[.IU5]*EXP(LN(1+[.$F$2]-[.$H$2]^2/2))*EXP(NORMINV(RAND();0;[.$H$2]))" office:value-type="currency" office:currency="EUR" office:value="11193.300570823">
            <text:p>11.193,30 €</text:p>
          </table:table-cell>
          <table:table-cell table:formula="of:=[.IV5]*EXP(LN(1+[.$F$2]-[.$H$2]^2/2))*EXP(NORMINV(RAND();0;[.$H$2]))" office:value-type="currency" office:currency="EUR" office:value="20952.5431789067">
            <text:p>20.952,54 €</text:p>
          </table:table-cell>
          <table:table-cell table:formula="of:=[.IW5]*EXP(LN(1+[.$F$2]-[.$H$2]^2/2))*EXP(NORMINV(RAND();0;[.$H$2]))" office:value-type="currency" office:currency="EUR" office:value="6182.21643895819">
            <text:p>6.182,22 €</text:p>
          </table:table-cell>
          <table:table-cell table:formula="of:=[.IX5]*EXP(LN(1+[.$F$2]-[.$H$2]^2/2))*EXP(NORMINV(RAND();0;[.$H$2]))" office:value-type="currency" office:currency="EUR" office:value="8316.81693786349">
            <text:p>8.316,82 €</text:p>
          </table:table-cell>
          <table:table-cell table:formula="of:=[.IY5]*EXP(LN(1+[.$F$2]-[.$H$2]^2/2))*EXP(NORMINV(RAND();0;[.$H$2]))" office:value-type="currency" office:currency="EUR" office:value="11825.9752804557">
            <text:p>11.825,98 €</text:p>
          </table:table-cell>
          <table:table-cell table:formula="of:=[.IZ5]*EXP(LN(1+[.$F$2]-[.$H$2]^2/2))*EXP(NORMINV(RAND();0;[.$H$2]))" office:value-type="currency" office:currency="EUR" office:value="11770.2266700659">
            <text:p>11.770,23 €</text:p>
          </table:table-cell>
          <table:table-cell table:formula="of:=[.JA5]*EXP(LN(1+[.$F$2]-[.$H$2]^2/2))*EXP(NORMINV(RAND();0;[.$H$2]))" office:value-type="currency" office:currency="EUR" office:value="12906.4240972114">
            <text:p>12.906,42 €</text:p>
          </table:table-cell>
          <table:table-cell table:formula="of:=[.JB5]*EXP(LN(1+[.$F$2]-[.$H$2]^2/2))*EXP(NORMINV(RAND();0;[.$H$2]))" office:value-type="currency" office:currency="EUR" office:value="12723.4079031717">
            <text:p>12.723,41 €</text:p>
          </table:table-cell>
          <table:table-cell table:formula="of:=[.JC5]*EXP(LN(1+[.$F$2]-[.$H$2]^2/2))*EXP(NORMINV(RAND();0;[.$H$2]))" office:value-type="currency" office:currency="EUR" office:value="6592.08777865264">
            <text:p>6.592,09 €</text:p>
          </table:table-cell>
          <table:table-cell table:formula="of:=[.JD5]*EXP(LN(1+[.$F$2]-[.$H$2]^2/2))*EXP(NORMINV(RAND();0;[.$H$2]))" office:value-type="currency" office:currency="EUR" office:value="12111.2678832302">
            <text:p>12.111,27 €</text:p>
          </table:table-cell>
          <table:table-cell table:formula="of:=[.JE5]*EXP(LN(1+[.$F$2]-[.$H$2]^2/2))*EXP(NORMINV(RAND();0;[.$H$2]))" office:value-type="currency" office:currency="EUR" office:value="12752.3082006439">
            <text:p>12.752,31 €</text:p>
          </table:table-cell>
          <table:table-cell table:formula="of:=[.JF5]*EXP(LN(1+[.$F$2]-[.$H$2]^2/2))*EXP(NORMINV(RAND();0;[.$H$2]))" office:value-type="currency" office:currency="EUR" office:value="16926.7858624079">
            <text:p>16.926,79 €</text:p>
          </table:table-cell>
          <table:table-cell table:formula="of:=[.JG5]*EXP(LN(1+[.$F$2]-[.$H$2]^2/2))*EXP(NORMINV(RAND();0;[.$H$2]))" office:value-type="currency" office:currency="EUR" office:value="9150.47545552197">
            <text:p>9.150,48 €</text:p>
          </table:table-cell>
          <table:table-cell table:formula="of:=[.JH5]*EXP(LN(1+[.$F$2]-[.$H$2]^2/2))*EXP(NORMINV(RAND();0;[.$H$2]))" office:value-type="currency" office:currency="EUR" office:value="6343.31553580213">
            <text:p>6.343,32 €</text:p>
          </table:table-cell>
          <table:table-cell table:formula="of:=[.JI5]*EXP(LN(1+[.$F$2]-[.$H$2]^2/2))*EXP(NORMINV(RAND();0;[.$H$2]))" office:value-type="currency" office:currency="EUR" office:value="20753.7546232812">
            <text:p>20.753,75 €</text:p>
          </table:table-cell>
          <table:table-cell table:formula="of:=[.JJ5]*EXP(LN(1+[.$F$2]-[.$H$2]^2/2))*EXP(NORMINV(RAND();0;[.$H$2]))" office:value-type="currency" office:currency="EUR" office:value="7423.44715085892">
            <text:p>7.423,45 €</text:p>
          </table:table-cell>
          <table:table-cell table:formula="of:=[.JK5]*EXP(LN(1+[.$F$2]-[.$H$2]^2/2))*EXP(NORMINV(RAND();0;[.$H$2]))" office:value-type="currency" office:currency="EUR" office:value="11798.4539856852">
            <text:p>11.798,45 €</text:p>
          </table:table-cell>
          <table:table-cell table:formula="of:=[.JL5]*EXP(LN(1+[.$F$2]-[.$H$2]^2/2))*EXP(NORMINV(RAND();0;[.$H$2]))" office:value-type="currency" office:currency="EUR" office:value="9872.5809997325">
            <text:p>9.872,58 €</text:p>
          </table:table-cell>
          <table:table-cell table:formula="of:=[.JM5]*EXP(LN(1+[.$F$2]-[.$H$2]^2/2))*EXP(NORMINV(RAND();0;[.$H$2]))" office:value-type="currency" office:currency="EUR" office:value="11698.1983465291">
            <text:p>11.698,20 €</text:p>
          </table:table-cell>
          <table:table-cell table:formula="of:=[.JN5]*EXP(LN(1+[.$F$2]-[.$H$2]^2/2))*EXP(NORMINV(RAND();0;[.$H$2]))" office:value-type="currency" office:currency="EUR" office:value="16518.953063007">
            <text:p>16.518,95 €</text:p>
          </table:table-cell>
          <table:table-cell table:formula="of:=[.JO5]*EXP(LN(1+[.$F$2]-[.$H$2]^2/2))*EXP(NORMINV(RAND();0;[.$H$2]))" office:value-type="currency" office:currency="EUR" office:value="7905.41199686416">
            <text:p>7.905,41 €</text:p>
          </table:table-cell>
          <table:table-cell table:formula="of:=[.JP5]*EXP(LN(1+[.$F$2]-[.$H$2]^2/2))*EXP(NORMINV(RAND();0;[.$H$2]))" office:value-type="currency" office:currency="EUR" office:value="13612.3305544474">
            <text:p>13.612,33 €</text:p>
          </table:table-cell>
          <table:table-cell table:formula="of:=[.JQ5]*EXP(LN(1+[.$F$2]-[.$H$2]^2/2))*EXP(NORMINV(RAND();0;[.$H$2]))" office:value-type="currency" office:currency="EUR" office:value="14158.7211386809">
            <text:p>14.158,72 €</text:p>
          </table:table-cell>
          <table:table-cell table:formula="of:=[.JR5]*EXP(LN(1+[.$F$2]-[.$H$2]^2/2))*EXP(NORMINV(RAND();0;[.$H$2]))" office:value-type="currency" office:currency="EUR" office:value="24254.4401470679">
            <text:p>24.254,44 €</text:p>
          </table:table-cell>
          <table:table-cell table:formula="of:=[.JS5]*EXP(LN(1+[.$F$2]-[.$H$2]^2/2))*EXP(NORMINV(RAND();0;[.$H$2]))" office:value-type="currency" office:currency="EUR" office:value="21135.1378378641">
            <text:p>21.135,14 €</text:p>
          </table:table-cell>
          <table:table-cell table:formula="of:=[.JT5]*EXP(LN(1+[.$F$2]-[.$H$2]^2/2))*EXP(NORMINV(RAND();0;[.$H$2]))" office:value-type="currency" office:currency="EUR" office:value="7571.32651998828">
            <text:p>7.571,33 €</text:p>
          </table:table-cell>
          <table:table-cell table:formula="of:=[.JU5]*EXP(LN(1+[.$F$2]-[.$H$2]^2/2))*EXP(NORMINV(RAND();0;[.$H$2]))" office:value-type="currency" office:currency="EUR" office:value="13513.4071710705">
            <text:p>13.513,41 €</text:p>
          </table:table-cell>
          <table:table-cell table:formula="of:=[.JV5]*EXP(LN(1+[.$F$2]-[.$H$2]^2/2))*EXP(NORMINV(RAND();0;[.$H$2]))" office:value-type="currency" office:currency="EUR" office:value="8713.94776663361">
            <text:p>8.713,95 €</text:p>
          </table:table-cell>
          <table:table-cell table:formula="of:=[.JW5]*EXP(LN(1+[.$F$2]-[.$H$2]^2/2))*EXP(NORMINV(RAND();0;[.$H$2]))" office:value-type="currency" office:currency="EUR" office:value="10572.4216283983">
            <text:p>10.572,42 €</text:p>
          </table:table-cell>
          <table:table-cell table:formula="of:=[.JX5]*EXP(LN(1+[.$F$2]-[.$H$2]^2/2))*EXP(NORMINV(RAND();0;[.$H$2]))" office:value-type="currency" office:currency="EUR" office:value="10824.9668185743">
            <text:p>10.824,97 €</text:p>
          </table:table-cell>
          <table:table-cell table:formula="of:=[.JY5]*EXP(LN(1+[.$F$2]-[.$H$2]^2/2))*EXP(NORMINV(RAND();0;[.$H$2]))" office:value-type="currency" office:currency="EUR" office:value="10001.5530878647">
            <text:p>10.001,55 €</text:p>
          </table:table-cell>
          <table:table-cell table:formula="of:=[.JZ5]*EXP(LN(1+[.$F$2]-[.$H$2]^2/2))*EXP(NORMINV(RAND();0;[.$H$2]))" office:value-type="currency" office:currency="EUR" office:value="12134.0878870622">
            <text:p>12.134,09 €</text:p>
          </table:table-cell>
          <table:table-cell table:formula="of:=[.KA5]*EXP(LN(1+[.$F$2]-[.$H$2]^2/2))*EXP(NORMINV(RAND();0;[.$H$2]))" office:value-type="currency" office:currency="EUR" office:value="6951.16786667797">
            <text:p>6.951,17 €</text:p>
          </table:table-cell>
          <table:table-cell table:formula="of:=[.KB5]*EXP(LN(1+[.$F$2]-[.$H$2]^2/2))*EXP(NORMINV(RAND();0;[.$H$2]))" office:value-type="currency" office:currency="EUR" office:value="12611.7103442495">
            <text:p>12.611,71 €</text:p>
          </table:table-cell>
          <table:table-cell table:formula="of:=[.KC5]*EXP(LN(1+[.$F$2]-[.$H$2]^2/2))*EXP(NORMINV(RAND();0;[.$H$2]))" office:value-type="currency" office:currency="EUR" office:value="7242.57811095681">
            <text:p>7.242,58 €</text:p>
          </table:table-cell>
          <table:table-cell table:formula="of:=[.KD5]*EXP(LN(1+[.$F$2]-[.$H$2]^2/2))*EXP(NORMINV(RAND();0;[.$H$2]))" office:value-type="currency" office:currency="EUR" office:value="11587.8608147573">
            <text:p>11.587,86 €</text:p>
          </table:table-cell>
          <table:table-cell table:formula="of:=[.KE5]*EXP(LN(1+[.$F$2]-[.$H$2]^2/2))*EXP(NORMINV(RAND();0;[.$H$2]))" office:value-type="currency" office:currency="EUR" office:value="14108.6275433855">
            <text:p>14.108,63 €</text:p>
          </table:table-cell>
          <table:table-cell table:formula="of:=[.KF5]*EXP(LN(1+[.$F$2]-[.$H$2]^2/2))*EXP(NORMINV(RAND();0;[.$H$2]))" office:value-type="currency" office:currency="EUR" office:value="7763.93652411413">
            <text:p>7.763,94 €</text:p>
          </table:table-cell>
          <table:table-cell table:formula="of:=[.KG5]*EXP(LN(1+[.$F$2]-[.$H$2]^2/2))*EXP(NORMINV(RAND();0;[.$H$2]))" office:value-type="currency" office:currency="EUR" office:value="11763.9495473025">
            <text:p>11.763,95 €</text:p>
          </table:table-cell>
          <table:table-cell table:formula="of:=[.KH5]*EXP(LN(1+[.$F$2]-[.$H$2]^2/2))*EXP(NORMINV(RAND();0;[.$H$2]))" office:value-type="currency" office:currency="EUR" office:value="8491.98951208788">
            <text:p>8.491,99 €</text:p>
          </table:table-cell>
          <table:table-cell table:formula="of:=[.KI5]*EXP(LN(1+[.$F$2]-[.$H$2]^2/2))*EXP(NORMINV(RAND();0;[.$H$2]))" office:value-type="currency" office:currency="EUR" office:value="10065.901534538">
            <text:p>10.065,90 €</text:p>
          </table:table-cell>
          <table:table-cell table:formula="of:=[.KJ5]*EXP(LN(1+[.$F$2]-[.$H$2]^2/2))*EXP(NORMINV(RAND();0;[.$H$2]))" office:value-type="currency" office:currency="EUR" office:value="27106.7226353136">
            <text:p>27.106,72 €</text:p>
          </table:table-cell>
          <table:table-cell table:formula="of:=[.KK5]*EXP(LN(1+[.$F$2]-[.$H$2]^2/2))*EXP(NORMINV(RAND();0;[.$H$2]))" office:value-type="currency" office:currency="EUR" office:value="17366.6200001637">
            <text:p>17.366,62 €</text:p>
          </table:table-cell>
          <table:table-cell table:formula="of:=[.KL5]*EXP(LN(1+[.$F$2]-[.$H$2]^2/2))*EXP(NORMINV(RAND();0;[.$H$2]))" office:value-type="currency" office:currency="EUR" office:value="13294.0005095802">
            <text:p>13.294,00 €</text:p>
          </table:table-cell>
          <table:table-cell table:formula="of:=[.KM5]*EXP(LN(1+[.$F$2]-[.$H$2]^2/2))*EXP(NORMINV(RAND();0;[.$H$2]))" office:value-type="currency" office:currency="EUR" office:value="7935.68449419075">
            <text:p>7.935,68 €</text:p>
          </table:table-cell>
          <table:table-cell table:formula="of:=[.KN5]*EXP(LN(1+[.$F$2]-[.$H$2]^2/2))*EXP(NORMINV(RAND();0;[.$H$2]))" office:value-type="currency" office:currency="EUR" office:value="14328.1835270021">
            <text:p>14.328,18 €</text:p>
          </table:table-cell>
          <table:table-cell table:formula="of:=[.KO5]*EXP(LN(1+[.$F$2]-[.$H$2]^2/2))*EXP(NORMINV(RAND();0;[.$H$2]))" office:value-type="currency" office:currency="EUR" office:value="9048.09432582266">
            <text:p>9.048,09 €</text:p>
          </table:table-cell>
          <table:table-cell table:formula="of:=[.KP5]*EXP(LN(1+[.$F$2]-[.$H$2]^2/2))*EXP(NORMINV(RAND();0;[.$H$2]))" office:value-type="currency" office:currency="EUR" office:value="13978.3462800051">
            <text:p>13.978,35 €</text:p>
          </table:table-cell>
          <table:table-cell table:formula="of:=[.KQ5]*EXP(LN(1+[.$F$2]-[.$H$2]^2/2))*EXP(NORMINV(RAND();0;[.$H$2]))" office:value-type="currency" office:currency="EUR" office:value="6727.2433754533">
            <text:p>6.727,24 €</text:p>
          </table:table-cell>
          <table:table-cell table:formula="of:=[.KR5]*EXP(LN(1+[.$F$2]-[.$H$2]^2/2))*EXP(NORMINV(RAND();0;[.$H$2]))" office:value-type="currency" office:currency="EUR" office:value="10049.5436340724">
            <text:p>10.049,54 €</text:p>
          </table:table-cell>
          <table:table-cell table:formula="of:=[.KS5]*EXP(LN(1+[.$F$2]-[.$H$2]^2/2))*EXP(NORMINV(RAND();0;[.$H$2]))" office:value-type="currency" office:currency="EUR" office:value="11402.7483563879">
            <text:p>11.402,75 €</text:p>
          </table:table-cell>
          <table:table-cell table:formula="of:=[.KT5]*EXP(LN(1+[.$F$2]-[.$H$2]^2/2))*EXP(NORMINV(RAND();0;[.$H$2]))" office:value-type="currency" office:currency="EUR" office:value="6152.76411621682">
            <text:p>6.152,76 €</text:p>
          </table:table-cell>
          <table:table-cell table:formula="of:=[.KU5]*EXP(LN(1+[.$F$2]-[.$H$2]^2/2))*EXP(NORMINV(RAND();0;[.$H$2]))" office:value-type="currency" office:currency="EUR" office:value="9135.89618522036">
            <text:p>9.135,90 €</text:p>
          </table:table-cell>
          <table:table-cell table:formula="of:=[.KV5]*EXP(LN(1+[.$F$2]-[.$H$2]^2/2))*EXP(NORMINV(RAND();0;[.$H$2]))" office:value-type="currency" office:currency="EUR" office:value="9749.28258667106">
            <text:p>9.749,28 €</text:p>
          </table:table-cell>
          <table:table-cell table:formula="of:=[.KW5]*EXP(LN(1+[.$F$2]-[.$H$2]^2/2))*EXP(NORMINV(RAND();0;[.$H$2]))" office:value-type="currency" office:currency="EUR" office:value="11405.1029097583">
            <text:p>11.405,10 €</text:p>
          </table:table-cell>
          <table:table-cell table:formula="of:=[.KX5]*EXP(LN(1+[.$F$2]-[.$H$2]^2/2))*EXP(NORMINV(RAND();0;[.$H$2]))" office:value-type="currency" office:currency="EUR" office:value="8733.39600340558">
            <text:p>8.733,40 €</text:p>
          </table:table-cell>
          <table:table-cell table:formula="of:=[.KY5]*EXP(LN(1+[.$F$2]-[.$H$2]^2/2))*EXP(NORMINV(RAND();0;[.$H$2]))" office:value-type="currency" office:currency="EUR" office:value="16165.4036026961">
            <text:p>16.165,40 €</text:p>
          </table:table-cell>
          <table:table-cell table:formula="of:=[.KZ5]*EXP(LN(1+[.$F$2]-[.$H$2]^2/2))*EXP(NORMINV(RAND();0;[.$H$2]))" office:value-type="currency" office:currency="EUR" office:value="10906.1824675268">
            <text:p>10.906,18 €</text:p>
          </table:table-cell>
          <table:table-cell table:formula="of:=[.LA5]*EXP(LN(1+[.$F$2]-[.$H$2]^2/2))*EXP(NORMINV(RAND();0;[.$H$2]))" office:value-type="currency" office:currency="EUR" office:value="7384.64304171367">
            <text:p>7.384,64 €</text:p>
          </table:table-cell>
          <table:table-cell table:formula="of:=[.LB5]*EXP(LN(1+[.$F$2]-[.$H$2]^2/2))*EXP(NORMINV(RAND();0;[.$H$2]))" office:value-type="currency" office:currency="EUR" office:value="10916.0638407291">
            <text:p>10.916,06 €</text:p>
          </table:table-cell>
          <table:table-cell table:formula="of:=[.LC5]*EXP(LN(1+[.$F$2]-[.$H$2]^2/2))*EXP(NORMINV(RAND();0;[.$H$2]))" office:value-type="currency" office:currency="EUR" office:value="4980.68457232445">
            <text:p>4.980,68 €</text:p>
          </table:table-cell>
          <table:table-cell table:formula="of:=[.LD5]*EXP(LN(1+[.$F$2]-[.$H$2]^2/2))*EXP(NORMINV(RAND();0;[.$H$2]))" office:value-type="currency" office:currency="EUR" office:value="12928.6439660502">
            <text:p>12.928,64 €</text:p>
          </table:table-cell>
          <table:table-cell table:formula="of:=[.LE5]*EXP(LN(1+[.$F$2]-[.$H$2]^2/2))*EXP(NORMINV(RAND();0;[.$H$2]))" office:value-type="currency" office:currency="EUR" office:value="6654.12888778561">
            <text:p>6.654,13 €</text:p>
          </table:table-cell>
          <table:table-cell table:formula="of:=[.LF5]*EXP(LN(1+[.$F$2]-[.$H$2]^2/2))*EXP(NORMINV(RAND();0;[.$H$2]))" office:value-type="currency" office:currency="EUR" office:value="9214.41885412308">
            <text:p>9.214,42 €</text:p>
          </table:table-cell>
          <table:table-cell table:formula="of:=[.LG5]*EXP(LN(1+[.$F$2]-[.$H$2]^2/2))*EXP(NORMINV(RAND();0;[.$H$2]))" office:value-type="currency" office:currency="EUR" office:value="12093.9244548113">
            <text:p>12.093,92 €</text:p>
          </table:table-cell>
          <table:table-cell table:formula="of:=[.LH5]*EXP(LN(1+[.$F$2]-[.$H$2]^2/2))*EXP(NORMINV(RAND();0;[.$H$2]))" office:value-type="currency" office:currency="EUR" office:value="12052.1135659588">
            <text:p>12.052,11 €</text:p>
          </table:table-cell>
          <table:table-cell table:formula="of:=[.LI5]*EXP(LN(1+[.$F$2]-[.$H$2]^2/2))*EXP(NORMINV(RAND();0;[.$H$2]))" office:value-type="currency" office:currency="EUR" office:value="5967.03826044438">
            <text:p>5.967,04 €</text:p>
          </table:table-cell>
          <table:table-cell table:formula="of:=[.LJ5]*EXP(LN(1+[.$F$2]-[.$H$2]^2/2))*EXP(NORMINV(RAND();0;[.$H$2]))" office:value-type="currency" office:currency="EUR" office:value="12926.9150228786">
            <text:p>12.926,92 €</text:p>
          </table:table-cell>
          <table:table-cell table:formula="of:=[.LK5]*EXP(LN(1+[.$F$2]-[.$H$2]^2/2))*EXP(NORMINV(RAND();0;[.$H$2]))" office:value-type="currency" office:currency="EUR" office:value="13188.2827223331">
            <text:p>13.188,28 €</text:p>
          </table:table-cell>
          <table:table-cell table:formula="of:=[.LL5]*EXP(LN(1+[.$F$2]-[.$H$2]^2/2))*EXP(NORMINV(RAND();0;[.$H$2]))" office:value-type="currency" office:currency="EUR" office:value="14162.6747715616">
            <text:p>14.162,67 €</text:p>
          </table:table-cell>
          <table:table-cell table:formula="of:=[.LM5]*EXP(LN(1+[.$F$2]-[.$H$2]^2/2))*EXP(NORMINV(RAND();0;[.$H$2]))" office:value-type="currency" office:currency="EUR" office:value="6356.6982750253">
            <text:p>6.356,70 €</text:p>
          </table:table-cell>
          <table:table-cell table:formula="of:=[.LN5]*EXP(LN(1+[.$F$2]-[.$H$2]^2/2))*EXP(NORMINV(RAND();0;[.$H$2]))" office:value-type="currency" office:currency="EUR" office:value="8855.14332024419">
            <text:p>8.855,14 €</text:p>
          </table:table-cell>
          <table:table-cell table:formula="of:=[.LO5]*EXP(LN(1+[.$F$2]-[.$H$2]^2/2))*EXP(NORMINV(RAND();0;[.$H$2]))" office:value-type="currency" office:currency="EUR" office:value="11084.4346311379">
            <text:p>11.084,43 €</text:p>
          </table:table-cell>
          <table:table-cell table:formula="of:=[.LP5]*EXP(LN(1+[.$F$2]-[.$H$2]^2/2))*EXP(NORMINV(RAND();0;[.$H$2]))" office:value-type="currency" office:currency="EUR" office:value="12334.8287929822">
            <text:p>12.334,83 €</text:p>
          </table:table-cell>
          <table:table-cell table:formula="of:=[.LQ5]*EXP(LN(1+[.$F$2]-[.$H$2]^2/2))*EXP(NORMINV(RAND();0;[.$H$2]))" office:value-type="currency" office:currency="EUR" office:value="6892.7637866752">
            <text:p>6.892,76 €</text:p>
          </table:table-cell>
          <table:table-cell table:formula="of:=[.LR5]*EXP(LN(1+[.$F$2]-[.$H$2]^2/2))*EXP(NORMINV(RAND();0;[.$H$2]))" office:value-type="currency" office:currency="EUR" office:value="13947.8342911004">
            <text:p>13.947,83 €</text:p>
          </table:table-cell>
          <table:table-cell table:formula="of:=[.LS5]*EXP(LN(1+[.$F$2]-[.$H$2]^2/2))*EXP(NORMINV(RAND();0;[.$H$2]))" office:value-type="currency" office:currency="EUR" office:value="8536.02590223896">
            <text:p>8.536,03 €</text:p>
          </table:table-cell>
          <table:table-cell table:formula="of:=[.LT5]*EXP(LN(1+[.$F$2]-[.$H$2]^2/2))*EXP(NORMINV(RAND();0;[.$H$2]))" office:value-type="currency" office:currency="EUR" office:value="20349.0726503976">
            <text:p>20.349,07 €</text:p>
          </table:table-cell>
          <table:table-cell table:formula="of:=[.LU5]*EXP(LN(1+[.$F$2]-[.$H$2]^2/2))*EXP(NORMINV(RAND();0;[.$H$2]))" office:value-type="currency" office:currency="EUR" office:value="12399.1093599866">
            <text:p>12.399,11 €</text:p>
          </table:table-cell>
          <table:table-cell table:formula="of:=[.LV5]*EXP(LN(1+[.$F$2]-[.$H$2]^2/2))*EXP(NORMINV(RAND();0;[.$H$2]))" office:value-type="currency" office:currency="EUR" office:value="7622.55872744287">
            <text:p>7.622,56 €</text:p>
          </table:table-cell>
          <table:table-cell table:formula="of:=[.LW5]*EXP(LN(1+[.$F$2]-[.$H$2]^2/2))*EXP(NORMINV(RAND();0;[.$H$2]))" office:value-type="currency" office:currency="EUR" office:value="10527.6825636508">
            <text:p>10.527,68 €</text:p>
          </table:table-cell>
          <table:table-cell table:formula="of:=[.LX5]*EXP(LN(1+[.$F$2]-[.$H$2]^2/2))*EXP(NORMINV(RAND();0;[.$H$2]))" office:value-type="currency" office:currency="EUR" office:value="9595.69796541208">
            <text:p>9.595,70 €</text:p>
          </table:table-cell>
          <table:table-cell table:formula="of:=[.LY5]*EXP(LN(1+[.$F$2]-[.$H$2]^2/2))*EXP(NORMINV(RAND();0;[.$H$2]))" office:value-type="currency" office:currency="EUR" office:value="8965.04068678992">
            <text:p>8.965,04 €</text:p>
          </table:table-cell>
          <table:table-cell table:formula="of:=[.LZ5]*EXP(LN(1+[.$F$2]-[.$H$2]^2/2))*EXP(NORMINV(RAND();0;[.$H$2]))" office:value-type="currency" office:currency="EUR" office:value="15011.6649607939">
            <text:p>15.011,66 €</text:p>
          </table:table-cell>
          <table:table-cell table:formula="of:=[.MA5]*EXP(LN(1+[.$F$2]-[.$H$2]^2/2))*EXP(NORMINV(RAND();0;[.$H$2]))" office:value-type="currency" office:currency="EUR" office:value="17742.9303497198">
            <text:p>17.742,93 €</text:p>
          </table:table-cell>
          <table:table-cell table:formula="of:=[.MB5]*EXP(LN(1+[.$F$2]-[.$H$2]^2/2))*EXP(NORMINV(RAND();0;[.$H$2]))" office:value-type="currency" office:currency="EUR" office:value="6371.88501729235">
            <text:p>6.371,89 €</text:p>
          </table:table-cell>
          <table:table-cell table:formula="of:=[.MC5]*EXP(LN(1+[.$F$2]-[.$H$2]^2/2))*EXP(NORMINV(RAND();0;[.$H$2]))" office:value-type="currency" office:currency="EUR" office:value="11801.2776167628">
            <text:p>11.801,28 €</text:p>
          </table:table-cell>
          <table:table-cell table:formula="of:=[.MD5]*EXP(LN(1+[.$F$2]-[.$H$2]^2/2))*EXP(NORMINV(RAND();0;[.$H$2]))" office:value-type="currency" office:currency="EUR" office:value="12941.7933574362">
            <text:p>12.941,79 €</text:p>
          </table:table-cell>
          <table:table-cell table:formula="of:=[.ME5]*EXP(LN(1+[.$F$2]-[.$H$2]^2/2))*EXP(NORMINV(RAND();0;[.$H$2]))" office:value-type="currency" office:currency="EUR" office:value="15008.9935557505">
            <text:p>15.008,99 €</text:p>
          </table:table-cell>
          <table:table-cell table:formula="of:=[.MF5]*EXP(LN(1+[.$F$2]-[.$H$2]^2/2))*EXP(NORMINV(RAND();0;[.$H$2]))" office:value-type="currency" office:currency="EUR" office:value="7994.70559312788">
            <text:p>7.994,71 €</text:p>
          </table:table-cell>
          <table:table-cell table:formula="of:=[.MG5]*EXP(LN(1+[.$F$2]-[.$H$2]^2/2))*EXP(NORMINV(RAND();0;[.$H$2]))" office:value-type="currency" office:currency="EUR" office:value="15419.1719787554">
            <text:p>15.419,17 €</text:p>
          </table:table-cell>
          <table:table-cell table:formula="of:=[.MH5]*EXP(LN(1+[.$F$2]-[.$H$2]^2/2))*EXP(NORMINV(RAND();0;[.$H$2]))" office:value-type="currency" office:currency="EUR" office:value="11711.1991114617">
            <text:p>11.711,20 €</text:p>
          </table:table-cell>
          <table:table-cell table:formula="of:=[.MI5]*EXP(LN(1+[.$F$2]-[.$H$2]^2/2))*EXP(NORMINV(RAND();0;[.$H$2]))" office:value-type="currency" office:currency="EUR" office:value="12782.769864667">
            <text:p>12.782,77 €</text:p>
          </table:table-cell>
          <table:table-cell table:formula="of:=[.MJ5]*EXP(LN(1+[.$F$2]-[.$H$2]^2/2))*EXP(NORMINV(RAND();0;[.$H$2]))" office:value-type="currency" office:currency="EUR" office:value="16623.0417238352">
            <text:p>16.623,04 €</text:p>
          </table:table-cell>
          <table:table-cell table:formula="of:=[.MK5]*EXP(LN(1+[.$F$2]-[.$H$2]^2/2))*EXP(NORMINV(RAND();0;[.$H$2]))" office:value-type="currency" office:currency="EUR" office:value="16905.8889480281">
            <text:p>16.905,89 €</text:p>
          </table:table-cell>
          <table:table-cell table:formula="of:=[.ML5]*EXP(LN(1+[.$F$2]-[.$H$2]^2/2))*EXP(NORMINV(RAND();0;[.$H$2]))" office:value-type="currency" office:currency="EUR" office:value="7428.63721187272">
            <text:p>7.428,64 €</text:p>
          </table:table-cell>
          <table:table-cell table:formula="of:=[.MM5]*EXP(LN(1+[.$F$2]-[.$H$2]^2/2))*EXP(NORMINV(RAND();0;[.$H$2]))" office:value-type="currency" office:currency="EUR" office:value="13021.7877355318">
            <text:p>13.021,79 €</text:p>
          </table:table-cell>
          <table:table-cell table:formula="of:=[.MN5]*EXP(LN(1+[.$F$2]-[.$H$2]^2/2))*EXP(NORMINV(RAND();0;[.$H$2]))" office:value-type="currency" office:currency="EUR" office:value="14679.7335857985">
            <text:p>14.679,73 €</text:p>
          </table:table-cell>
          <table:table-cell table:formula="of:=[.MO5]*EXP(LN(1+[.$F$2]-[.$H$2]^2/2))*EXP(NORMINV(RAND();0;[.$H$2]))" office:value-type="currency" office:currency="EUR" office:value="3655.5288048999">
            <text:p>3.655,53 €</text:p>
          </table:table-cell>
          <table:table-cell table:formula="of:=[.MP5]*EXP(LN(1+[.$F$2]-[.$H$2]^2/2))*EXP(NORMINV(RAND();0;[.$H$2]))" office:value-type="currency" office:currency="EUR" office:value="13898.230730573">
            <text:p>13.898,23 €</text:p>
          </table:table-cell>
          <table:table-cell table:formula="of:=[.MQ5]*EXP(LN(1+[.$F$2]-[.$H$2]^2/2))*EXP(NORMINV(RAND();0;[.$H$2]))" office:value-type="currency" office:currency="EUR" office:value="10142.6930960898">
            <text:p>10.142,69 €</text:p>
          </table:table-cell>
          <table:table-cell table:formula="of:=[.MR5]*EXP(LN(1+[.$F$2]-[.$H$2]^2/2))*EXP(NORMINV(RAND();0;[.$H$2]))" office:value-type="currency" office:currency="EUR" office:value="10319.342311871">
            <text:p>10.319,34 €</text:p>
          </table:table-cell>
          <table:table-cell table:formula="of:=[.MS5]*EXP(LN(1+[.$F$2]-[.$H$2]^2/2))*EXP(NORMINV(RAND();0;[.$H$2]))" office:value-type="currency" office:currency="EUR" office:value="5976.00472834743">
            <text:p>5.976,00 €</text:p>
          </table:table-cell>
          <table:table-cell table:formula="of:=[.MT5]*EXP(LN(1+[.$F$2]-[.$H$2]^2/2))*EXP(NORMINV(RAND();0;[.$H$2]))" office:value-type="currency" office:currency="EUR" office:value="12524.0251249786">
            <text:p>12.524,03 €</text:p>
          </table:table-cell>
          <table:table-cell table:formula="of:=[.MU5]*EXP(LN(1+[.$F$2]-[.$H$2]^2/2))*EXP(NORMINV(RAND();0;[.$H$2]))" office:value-type="currency" office:currency="EUR" office:value="8830.71952432042">
            <text:p>8.830,72 €</text:p>
          </table:table-cell>
          <table:table-cell table:formula="of:=[.MV5]*EXP(LN(1+[.$F$2]-[.$H$2]^2/2))*EXP(NORMINV(RAND();0;[.$H$2]))" office:value-type="currency" office:currency="EUR" office:value="9841.55676234872">
            <text:p>9.841,56 €</text:p>
          </table:table-cell>
          <table:table-cell table:formula="of:=[.MW5]*EXP(LN(1+[.$F$2]-[.$H$2]^2/2))*EXP(NORMINV(RAND();0;[.$H$2]))" office:value-type="currency" office:currency="EUR" office:value="11864.6054756913">
            <text:p>11.864,61 €</text:p>
          </table:table-cell>
          <table:table-cell table:formula="of:=[.MX5]*EXP(LN(1+[.$F$2]-[.$H$2]^2/2))*EXP(NORMINV(RAND();0;[.$H$2]))" office:value-type="currency" office:currency="EUR" office:value="13224.9877893929">
            <text:p>13.224,99 €</text:p>
          </table:table-cell>
          <table:table-cell table:formula="of:=[.MY5]*EXP(LN(1+[.$F$2]-[.$H$2]^2/2))*EXP(NORMINV(RAND();0;[.$H$2]))" office:value-type="currency" office:currency="EUR" office:value="16035.6978720732">
            <text:p>16.035,70 €</text:p>
          </table:table-cell>
          <table:table-cell table:formula="of:=[.MZ5]*EXP(LN(1+[.$F$2]-[.$H$2]^2/2))*EXP(NORMINV(RAND();0;[.$H$2]))" office:value-type="currency" office:currency="EUR" office:value="8583.86704200863">
            <text:p>8.583,87 €</text:p>
          </table:table-cell>
          <table:table-cell table:formula="of:=[.NA5]*EXP(LN(1+[.$F$2]-[.$H$2]^2/2))*EXP(NORMINV(RAND();0;[.$H$2]))" office:value-type="currency" office:currency="EUR" office:value="11361.9505772962">
            <text:p>11.361,95 €</text:p>
          </table:table-cell>
          <table:table-cell table:formula="of:=[.NB5]*EXP(LN(1+[.$F$2]-[.$H$2]^2/2))*EXP(NORMINV(RAND();0;[.$H$2]))" office:value-type="currency" office:currency="EUR" office:value="12987.3417393876">
            <text:p>12.987,34 €</text:p>
          </table:table-cell>
          <table:table-cell table:formula="of:=[.NC5]*EXP(LN(1+[.$F$2]-[.$H$2]^2/2))*EXP(NORMINV(RAND();0;[.$H$2]))" office:value-type="currency" office:currency="EUR" office:value="10755.3704042087">
            <text:p>10.755,37 €</text:p>
          </table:table-cell>
          <table:table-cell table:formula="of:=[.ND5]*EXP(LN(1+[.$F$2]-[.$H$2]^2/2))*EXP(NORMINV(RAND();0;[.$H$2]))" office:value-type="currency" office:currency="EUR" office:value="10551.5794257286">
            <text:p>10.551,58 €</text:p>
          </table:table-cell>
          <table:table-cell table:formula="of:=[.NE5]*EXP(LN(1+[.$F$2]-[.$H$2]^2/2))*EXP(NORMINV(RAND();0;[.$H$2]))" office:value-type="currency" office:currency="EUR" office:value="12009.6738770475">
            <text:p>12.009,67 €</text:p>
          </table:table-cell>
          <table:table-cell table:formula="of:=[.NF5]*EXP(LN(1+[.$F$2]-[.$H$2]^2/2))*EXP(NORMINV(RAND();0;[.$H$2]))" office:value-type="currency" office:currency="EUR" office:value="13719.434517587">
            <text:p>13.719,43 €</text:p>
          </table:table-cell>
          <table:table-cell table:formula="of:=[.NG5]*EXP(LN(1+[.$F$2]-[.$H$2]^2/2))*EXP(NORMINV(RAND();0;[.$H$2]))" office:value-type="currency" office:currency="EUR" office:value="6939.73191325385">
            <text:p>6.939,73 €</text:p>
          </table:table-cell>
          <table:table-cell table:formula="of:=[.NH5]*EXP(LN(1+[.$F$2]-[.$H$2]^2/2))*EXP(NORMINV(RAND();0;[.$H$2]))" office:value-type="currency" office:currency="EUR" office:value="13682.4124448882">
            <text:p>13.682,41 €</text:p>
          </table:table-cell>
          <table:table-cell table:formula="of:=[.NI5]*EXP(LN(1+[.$F$2]-[.$H$2]^2/2))*EXP(NORMINV(RAND();0;[.$H$2]))" office:value-type="currency" office:currency="EUR" office:value="8314.15006304646">
            <text:p>8.314,15 €</text:p>
          </table:table-cell>
          <table:table-cell table:formula="of:=[.NJ5]*EXP(LN(1+[.$F$2]-[.$H$2]^2/2))*EXP(NORMINV(RAND();0;[.$H$2]))" office:value-type="currency" office:currency="EUR" office:value="10699.9701290232">
            <text:p>10.699,97 €</text:p>
          </table:table-cell>
          <table:table-cell table:formula="of:=[.NK5]*EXP(LN(1+[.$F$2]-[.$H$2]^2/2))*EXP(NORMINV(RAND();0;[.$H$2]))" office:value-type="currency" office:currency="EUR" office:value="11366.2995464417">
            <text:p>11.366,30 €</text:p>
          </table:table-cell>
          <table:table-cell table:formula="of:=[.NL5]*EXP(LN(1+[.$F$2]-[.$H$2]^2/2))*EXP(NORMINV(RAND();0;[.$H$2]))" office:value-type="currency" office:currency="EUR" office:value="12970.963076214">
            <text:p>12.970,96 €</text:p>
          </table:table-cell>
          <table:table-cell table:formula="of:=[.NM5]*EXP(LN(1+[.$F$2]-[.$H$2]^2/2))*EXP(NORMINV(RAND();0;[.$H$2]))" office:value-type="currency" office:currency="EUR" office:value="7964.29087318799">
            <text:p>7.964,29 €</text:p>
          </table:table-cell>
          <table:table-cell table:formula="of:=[.NN5]*EXP(LN(1+[.$F$2]-[.$H$2]^2/2))*EXP(NORMINV(RAND();0;[.$H$2]))" office:value-type="currency" office:currency="EUR" office:value="23716.5145420837">
            <text:p>23.716,51 €</text:p>
          </table:table-cell>
          <table:table-cell table:formula="of:=[.NO5]*EXP(LN(1+[.$F$2]-[.$H$2]^2/2))*EXP(NORMINV(RAND();0;[.$H$2]))" office:value-type="currency" office:currency="EUR" office:value="10240.8809722703">
            <text:p>10.240,88 €</text:p>
          </table:table-cell>
          <table:table-cell table:formula="of:=[.NP5]*EXP(LN(1+[.$F$2]-[.$H$2]^2/2))*EXP(NORMINV(RAND();0;[.$H$2]))" office:value-type="currency" office:currency="EUR" office:value="9394.34562394901">
            <text:p>9.394,35 €</text:p>
          </table:table-cell>
          <table:table-cell table:formula="of:=[.NQ5]*EXP(LN(1+[.$F$2]-[.$H$2]^2/2))*EXP(NORMINV(RAND();0;[.$H$2]))" office:value-type="currency" office:currency="EUR" office:value="25186.5598395419">
            <text:p>25.186,56 €</text:p>
          </table:table-cell>
          <table:table-cell table:formula="of:=[.NR5]*EXP(LN(1+[.$F$2]-[.$H$2]^2/2))*EXP(NORMINV(RAND();0;[.$H$2]))" office:value-type="currency" office:currency="EUR" office:value="13553.8410627328">
            <text:p>13.553,84 €</text:p>
          </table:table-cell>
          <table:table-cell table:formula="of:=[.NS5]*EXP(LN(1+[.$F$2]-[.$H$2]^2/2))*EXP(NORMINV(RAND();0;[.$H$2]))" office:value-type="currency" office:currency="EUR" office:value="14897.9966586733">
            <text:p>14.898,00 €</text:p>
          </table:table-cell>
          <table:table-cell table:formula="of:=[.NT5]*EXP(LN(1+[.$F$2]-[.$H$2]^2/2))*EXP(NORMINV(RAND();0;[.$H$2]))" office:value-type="currency" office:currency="EUR" office:value="13929.0516257079">
            <text:p>13.929,05 €</text:p>
          </table:table-cell>
          <table:table-cell table:formula="of:=[.NU5]*EXP(LN(1+[.$F$2]-[.$H$2]^2/2))*EXP(NORMINV(RAND();0;[.$H$2]))" office:value-type="currency" office:currency="EUR" office:value="11515.0505420713">
            <text:p>11.515,05 €</text:p>
          </table:table-cell>
          <table:table-cell table:formula="of:=[.NV5]*EXP(LN(1+[.$F$2]-[.$H$2]^2/2))*EXP(NORMINV(RAND();0;[.$H$2]))" office:value-type="currency" office:currency="EUR" office:value="11888.7164057443">
            <text:p>11.888,72 €</text:p>
          </table:table-cell>
          <table:table-cell table:formula="of:=[.NW5]*EXP(LN(1+[.$F$2]-[.$H$2]^2/2))*EXP(NORMINV(RAND();0;[.$H$2]))" office:value-type="currency" office:currency="EUR" office:value="10940.2764115715">
            <text:p>10.940,28 €</text:p>
          </table:table-cell>
          <table:table-cell table:formula="of:=[.NX5]*EXP(LN(1+[.$F$2]-[.$H$2]^2/2))*EXP(NORMINV(RAND();0;[.$H$2]))" office:value-type="currency" office:currency="EUR" office:value="6583.04000405625">
            <text:p>6.583,04 €</text:p>
          </table:table-cell>
          <table:table-cell table:formula="of:=[.NY5]*EXP(LN(1+[.$F$2]-[.$H$2]^2/2))*EXP(NORMINV(RAND();0;[.$H$2]))" office:value-type="currency" office:currency="EUR" office:value="7003.7406046956">
            <text:p>7.003,74 €</text:p>
          </table:table-cell>
          <table:table-cell table:formula="of:=[.NZ5]*EXP(LN(1+[.$F$2]-[.$H$2]^2/2))*EXP(NORMINV(RAND();0;[.$H$2]))" office:value-type="currency" office:currency="EUR" office:value="13953.4075503462">
            <text:p>13.953,41 €</text:p>
          </table:table-cell>
          <table:table-cell table:formula="of:=[.OA5]*EXP(LN(1+[.$F$2]-[.$H$2]^2/2))*EXP(NORMINV(RAND();0;[.$H$2]))" office:value-type="currency" office:currency="EUR" office:value="6810.22803823521">
            <text:p>6.810,23 €</text:p>
          </table:table-cell>
          <table:table-cell table:formula="of:=[.OB5]*EXP(LN(1+[.$F$2]-[.$H$2]^2/2))*EXP(NORMINV(RAND();0;[.$H$2]))" office:value-type="currency" office:currency="EUR" office:value="10914.1152733544">
            <text:p>10.914,12 €</text:p>
          </table:table-cell>
          <table:table-cell table:formula="of:=[.OC5]*EXP(LN(1+[.$F$2]-[.$H$2]^2/2))*EXP(NORMINV(RAND();0;[.$H$2]))" office:value-type="currency" office:currency="EUR" office:value="12991.3142933508">
            <text:p>12.991,31 €</text:p>
          </table:table-cell>
          <table:table-cell table:formula="of:=[.OD5]*EXP(LN(1+[.$F$2]-[.$H$2]^2/2))*EXP(NORMINV(RAND();0;[.$H$2]))" office:value-type="currency" office:currency="EUR" office:value="11812.5556052212">
            <text:p>11.812,56 €</text:p>
          </table:table-cell>
          <table:table-cell table:formula="of:=[.OE5]*EXP(LN(1+[.$F$2]-[.$H$2]^2/2))*EXP(NORMINV(RAND();0;[.$H$2]))" office:value-type="currency" office:currency="EUR" office:value="12997.2434355495">
            <text:p>12.997,24 €</text:p>
          </table:table-cell>
          <table:table-cell table:formula="of:=[.OF5]*EXP(LN(1+[.$F$2]-[.$H$2]^2/2))*EXP(NORMINV(RAND();0;[.$H$2]))" office:value-type="currency" office:currency="EUR" office:value="6233.86578587892">
            <text:p>6.233,87 €</text:p>
          </table:table-cell>
          <table:table-cell table:formula="of:=[.OG5]*EXP(LN(1+[.$F$2]-[.$H$2]^2/2))*EXP(NORMINV(RAND();0;[.$H$2]))" office:value-type="currency" office:currency="EUR" office:value="8285.80951979146">
            <text:p>8.285,81 €</text:p>
          </table:table-cell>
          <table:table-cell table:formula="of:=[.OH5]*EXP(LN(1+[.$F$2]-[.$H$2]^2/2))*EXP(NORMINV(RAND();0;[.$H$2]))" office:value-type="currency" office:currency="EUR" office:value="6588.02332852024">
            <text:p>6.588,02 €</text:p>
          </table:table-cell>
          <table:table-cell table:formula="of:=[.OI5]*EXP(LN(1+[.$F$2]-[.$H$2]^2/2))*EXP(NORMINV(RAND();0;[.$H$2]))" office:value-type="currency" office:currency="EUR" office:value="11860.1344148026">
            <text:p>11.860,13 €</text:p>
          </table:table-cell>
          <table:table-cell table:formula="of:=[.OJ5]*EXP(LN(1+[.$F$2]-[.$H$2]^2/2))*EXP(NORMINV(RAND();0;[.$H$2]))" office:value-type="currency" office:currency="EUR" office:value="9266.62607335719">
            <text:p>9.266,63 €</text:p>
          </table:table-cell>
          <table:table-cell table:formula="of:=[.OK5]*EXP(LN(1+[.$F$2]-[.$H$2]^2/2))*EXP(NORMINV(RAND();0;[.$H$2]))" office:value-type="currency" office:currency="EUR" office:value="14401.2905506839">
            <text:p>14.401,29 €</text:p>
          </table:table-cell>
          <table:table-cell table:formula="of:=[.OL5]*EXP(LN(1+[.$F$2]-[.$H$2]^2/2))*EXP(NORMINV(RAND();0;[.$H$2]))" office:value-type="currency" office:currency="EUR" office:value="14727.6791096208">
            <text:p>14.727,68 €</text:p>
          </table:table-cell>
          <table:table-cell table:formula="of:=[.OM5]*EXP(LN(1+[.$F$2]-[.$H$2]^2/2))*EXP(NORMINV(RAND();0;[.$H$2]))" office:value-type="currency" office:currency="EUR" office:value="8553.68738078221">
            <text:p>8.553,69 €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B6]*EXP(LN(1+[.$F$2]))" office:value-type="currency" office:currency="EUR" office:value="12624.7696">
            <text:p>12.624,77 €</text:p>
          </table:table-cell>
          <table:table-cell table:formula="of:=[.C6]*EXP(LN(1+[.$F$2]-[.$H$2]^2/2))*EXP(NORMINV(RAND();0;[.$H$2]))" office:value-type="currency" office:currency="EUR" office:value="15252.3430882912">
            <text:p>15.252,34 €</text:p>
          </table:table-cell>
          <table:table-cell table:formula="of:=[.D6]*EXP(LN(1+[.$F$2]-[.$H$2]^2/2))*EXP(NORMINV(RAND();0;[.$H$2]))" office:value-type="currency" office:currency="EUR" office:value="22103.2167800201">
            <text:p>22.103,22 €</text:p>
          </table:table-cell>
          <table:table-cell table:formula="of:=[.E6]*EXP(LN(1+[.$F$2]-[.$H$2]^2/2))*EXP(NORMINV(RAND();0;[.$H$2]))" office:value-type="currency" office:currency="EUR" office:value="10154.6166558157">
            <text:p>10.154,62 €</text:p>
          </table:table-cell>
          <table:table-cell table:formula="of:=[.F6]*EXP(LN(1+[.$F$2]-[.$H$2]^2/2))*EXP(NORMINV(RAND();0;[.$H$2]))" office:value-type="currency" office:currency="EUR" office:value="16465.092311497">
            <text:p>16.465,09 €</text:p>
          </table:table-cell>
          <table:table-cell table:formula="of:=[.G6]*EXP(LN(1+[.$F$2]-[.$H$2]^2/2))*EXP(NORMINV(RAND();0;[.$H$2]))" office:value-type="currency" office:currency="EUR" office:value="22734.2402688007">
            <text:p>22.734,24 €</text:p>
          </table:table-cell>
          <table:table-cell table:formula="of:=[.H6]*EXP(LN(1+[.$F$2]-[.$H$2]^2/2))*EXP(NORMINV(RAND();0;[.$H$2]))" office:value-type="currency" office:currency="EUR" office:value="19413.9388570197">
            <text:p>19.413,94 €</text:p>
          </table:table-cell>
          <table:table-cell table:formula="of:=[.I6]*EXP(LN(1+[.$F$2]-[.$H$2]^2/2))*EXP(NORMINV(RAND();0;[.$H$2]))" office:value-type="currency" office:currency="EUR" office:value="8826.12719426134">
            <text:p>8.826,13 €</text:p>
          </table:table-cell>
          <table:table-cell table:formula="of:=[.J6]*EXP(LN(1+[.$F$2]-[.$H$2]^2/2))*EXP(NORMINV(RAND();0;[.$H$2]))" office:value-type="currency" office:currency="EUR" office:value="10034.0687475525">
            <text:p>10.034,07 €</text:p>
          </table:table-cell>
          <table:table-cell table:formula="of:=[.K6]*EXP(LN(1+[.$F$2]-[.$H$2]^2/2))*EXP(NORMINV(RAND();0;[.$H$2]))" office:value-type="currency" office:currency="EUR" office:value="11354.761953778">
            <text:p>11.354,76 €</text:p>
          </table:table-cell>
          <table:table-cell table:formula="of:=[.L6]*EXP(LN(1+[.$F$2]-[.$H$2]^2/2))*EXP(NORMINV(RAND();0;[.$H$2]))" office:value-type="currency" office:currency="EUR" office:value="16412.9740873767">
            <text:p>16.412,97 €</text:p>
          </table:table-cell>
          <table:table-cell table:formula="of:=[.M6]*EXP(LN(1+[.$F$2]-[.$H$2]^2/2))*EXP(NORMINV(RAND();0;[.$H$2]))" office:value-type="currency" office:currency="EUR" office:value="7094.80273024069">
            <text:p>7.094,80 €</text:p>
          </table:table-cell>
          <table:table-cell table:formula="of:=[.N6]*EXP(LN(1+[.$F$2]-[.$H$2]^2/2))*EXP(NORMINV(RAND();0;[.$H$2]))" office:value-type="currency" office:currency="EUR" office:value="12590.0195335175">
            <text:p>12.590,02 €</text:p>
          </table:table-cell>
          <table:table-cell table:formula="of:=[.O6]*EXP(LN(1+[.$F$2]-[.$H$2]^2/2))*EXP(NORMINV(RAND();0;[.$H$2]))" office:value-type="currency" office:currency="EUR" office:value="11889.7740015289">
            <text:p>11.889,77 €</text:p>
          </table:table-cell>
          <table:table-cell table:formula="of:=[.P6]*EXP(LN(1+[.$F$2]-[.$H$2]^2/2))*EXP(NORMINV(RAND();0;[.$H$2]))" office:value-type="currency" office:currency="EUR" office:value="9593.0934007244">
            <text:p>9.593,09 €</text:p>
          </table:table-cell>
          <table:table-cell table:formula="of:=[.Q6]*EXP(LN(1+[.$F$2]-[.$H$2]^2/2))*EXP(NORMINV(RAND();0;[.$H$2]))" office:value-type="currency" office:currency="EUR" office:value="8695.68288067114">
            <text:p>8.695,68 €</text:p>
          </table:table-cell>
          <table:table-cell table:formula="of:=[.R6]*EXP(LN(1+[.$F$2]-[.$H$2]^2/2))*EXP(NORMINV(RAND();0;[.$H$2]))" office:value-type="currency" office:currency="EUR" office:value="10333.5538711055">
            <text:p>10.333,55 €</text:p>
          </table:table-cell>
          <table:table-cell table:formula="of:=[.S6]*EXP(LN(1+[.$F$2]-[.$H$2]^2/2))*EXP(NORMINV(RAND();0;[.$H$2]))" office:value-type="currency" office:currency="EUR" office:value="7431.17809066532">
            <text:p>7.431,18 €</text:p>
          </table:table-cell>
          <table:table-cell table:formula="of:=[.T6]*EXP(LN(1+[.$F$2]-[.$H$2]^2/2))*EXP(NORMINV(RAND();0;[.$H$2]))" office:value-type="currency" office:currency="EUR" office:value="5796.6871223827">
            <text:p>5.796,69 €</text:p>
          </table:table-cell>
          <table:table-cell table:formula="of:=[.U6]*EXP(LN(1+[.$F$2]-[.$H$2]^2/2))*EXP(NORMINV(RAND();0;[.$H$2]))" office:value-type="currency" office:currency="EUR" office:value="8644.78947439091">
            <text:p>8.644,79 €</text:p>
          </table:table-cell>
          <table:table-cell table:formula="of:=[.V6]*EXP(LN(1+[.$F$2]-[.$H$2]^2/2))*EXP(NORMINV(RAND();0;[.$H$2]))" office:value-type="currency" office:currency="EUR" office:value="9284.25259010492">
            <text:p>9.284,25 €</text:p>
          </table:table-cell>
          <table:table-cell table:formula="of:=[.W6]*EXP(LN(1+[.$F$2]-[.$H$2]^2/2))*EXP(NORMINV(RAND();0;[.$H$2]))" office:value-type="currency" office:currency="EUR" office:value="11330.9297478606">
            <text:p>11.330,93 €</text:p>
          </table:table-cell>
          <table:table-cell table:formula="of:=[.X6]*EXP(LN(1+[.$F$2]-[.$H$2]^2/2))*EXP(NORMINV(RAND();0;[.$H$2]))" office:value-type="currency" office:currency="EUR" office:value="14287.4785910256">
            <text:p>14.287,48 €</text:p>
          </table:table-cell>
          <table:table-cell table:formula="of:=[.Y6]*EXP(LN(1+[.$F$2]-[.$H$2]^2/2))*EXP(NORMINV(RAND();0;[.$H$2]))" office:value-type="currency" office:currency="EUR" office:value="5030.55588740857">
            <text:p>5.030,56 €</text:p>
          </table:table-cell>
          <table:table-cell table:formula="of:=[.Z6]*EXP(LN(1+[.$F$2]-[.$H$2]^2/2))*EXP(NORMINV(RAND();0;[.$H$2]))" office:value-type="currency" office:currency="EUR" office:value="12768.030239273">
            <text:p>12.768,03 €</text:p>
          </table:table-cell>
          <table:table-cell table:formula="of:=[.AA6]*EXP(LN(1+[.$F$2]-[.$H$2]^2/2))*EXP(NORMINV(RAND();0;[.$H$2]))" office:value-type="currency" office:currency="EUR" office:value="10282.5462273182">
            <text:p>10.282,55 €</text:p>
          </table:table-cell>
          <table:table-cell table:formula="of:=[.AB6]*EXP(LN(1+[.$F$2]-[.$H$2]^2/2))*EXP(NORMINV(RAND();0;[.$H$2]))" office:value-type="currency" office:currency="EUR" office:value="8347.41973697421">
            <text:p>8.347,42 €</text:p>
          </table:table-cell>
          <table:table-cell table:formula="of:=[.AC6]*EXP(LN(1+[.$F$2]-[.$H$2]^2/2))*EXP(NORMINV(RAND();0;[.$H$2]))" office:value-type="currency" office:currency="EUR" office:value="26286.1852389799">
            <text:p>26.286,19 €</text:p>
          </table:table-cell>
          <table:table-cell table:formula="of:=[.AD6]*EXP(LN(1+[.$F$2]-[.$H$2]^2/2))*EXP(NORMINV(RAND();0;[.$H$2]))" office:value-type="currency" office:currency="EUR" office:value="9720.42729985076">
            <text:p>9.720,43 €</text:p>
          </table:table-cell>
          <table:table-cell table:formula="of:=[.AE6]*EXP(LN(1+[.$F$2]-[.$H$2]^2/2))*EXP(NORMINV(RAND();0;[.$H$2]))" office:value-type="currency" office:currency="EUR" office:value="12032.7951062605">
            <text:p>12.032,80 €</text:p>
          </table:table-cell>
          <table:table-cell table:formula="of:=[.AF6]*EXP(LN(1+[.$F$2]-[.$H$2]^2/2))*EXP(NORMINV(RAND();0;[.$H$2]))" office:value-type="currency" office:currency="EUR" office:value="7719.11715406492">
            <text:p>7.719,12 €</text:p>
          </table:table-cell>
          <table:table-cell table:formula="of:=[.AG6]*EXP(LN(1+[.$F$2]-[.$H$2]^2/2))*EXP(NORMINV(RAND();0;[.$H$2]))" office:value-type="currency" office:currency="EUR" office:value="17683.992542726">
            <text:p>17.683,99 €</text:p>
          </table:table-cell>
          <table:table-cell table:formula="of:=[.AH6]*EXP(LN(1+[.$F$2]-[.$H$2]^2/2))*EXP(NORMINV(RAND();0;[.$H$2]))" office:value-type="currency" office:currency="EUR" office:value="5776.38655910571">
            <text:p>5.776,39 €</text:p>
          </table:table-cell>
          <table:table-cell table:formula="of:=[.AI6]*EXP(LN(1+[.$F$2]-[.$H$2]^2/2))*EXP(NORMINV(RAND();0;[.$H$2]))" office:value-type="currency" office:currency="EUR" office:value="12139.0908991376">
            <text:p>12.139,09 €</text:p>
          </table:table-cell>
          <table:table-cell table:formula="of:=[.AJ6]*EXP(LN(1+[.$F$2]-[.$H$2]^2/2))*EXP(NORMINV(RAND();0;[.$H$2]))" office:value-type="currency" office:currency="EUR" office:value="11578.2254573888">
            <text:p>11.578,23 €</text:p>
          </table:table-cell>
          <table:table-cell table:formula="of:=[.AK6]*EXP(LN(1+[.$F$2]-[.$H$2]^2/2))*EXP(NORMINV(RAND();0;[.$H$2]))" office:value-type="currency" office:currency="EUR" office:value="22017.8238726604">
            <text:p>22.017,82 €</text:p>
          </table:table-cell>
          <table:table-cell table:formula="of:=[.AL6]*EXP(LN(1+[.$F$2]-[.$H$2]^2/2))*EXP(NORMINV(RAND();0;[.$H$2]))" office:value-type="currency" office:currency="EUR" office:value="7149.83543672291">
            <text:p>7.149,84 €</text:p>
          </table:table-cell>
          <table:table-cell table:formula="of:=[.AM6]*EXP(LN(1+[.$F$2]-[.$H$2]^2/2))*EXP(NORMINV(RAND();0;[.$H$2]))" office:value-type="currency" office:currency="EUR" office:value="14879.7964622988">
            <text:p>14.879,80 €</text:p>
          </table:table-cell>
          <table:table-cell table:formula="of:=[.AN6]*EXP(LN(1+[.$F$2]-[.$H$2]^2/2))*EXP(NORMINV(RAND();0;[.$H$2]))" office:value-type="currency" office:currency="EUR" office:value="7028.73876887161">
            <text:p>7.028,74 €</text:p>
          </table:table-cell>
          <table:table-cell table:formula="of:=[.AO6]*EXP(LN(1+[.$F$2]-[.$H$2]^2/2))*EXP(NORMINV(RAND();0;[.$H$2]))" office:value-type="currency" office:currency="EUR" office:value="9572.37465599661">
            <text:p>9.572,37 €</text:p>
          </table:table-cell>
          <table:table-cell table:formula="of:=[.AP6]*EXP(LN(1+[.$F$2]-[.$H$2]^2/2))*EXP(NORMINV(RAND();0;[.$H$2]))" office:value-type="currency" office:currency="EUR" office:value="14940.6944440134">
            <text:p>14.940,69 €</text:p>
          </table:table-cell>
          <table:table-cell table:formula="of:=[.AQ6]*EXP(LN(1+[.$F$2]-[.$H$2]^2/2))*EXP(NORMINV(RAND();0;[.$H$2]))" office:value-type="currency" office:currency="EUR" office:value="11793.5772143052">
            <text:p>11.793,58 €</text:p>
          </table:table-cell>
          <table:table-cell table:formula="of:=[.AR6]*EXP(LN(1+[.$F$2]-[.$H$2]^2/2))*EXP(NORMINV(RAND();0;[.$H$2]))" office:value-type="currency" office:currency="EUR" office:value="11360.0416222044">
            <text:p>11.360,04 €</text:p>
          </table:table-cell>
          <table:table-cell table:formula="of:=[.AS6]*EXP(LN(1+[.$F$2]-[.$H$2]^2/2))*EXP(NORMINV(RAND();0;[.$H$2]))" office:value-type="currency" office:currency="EUR" office:value="21154.653726848">
            <text:p>21.154,65 €</text:p>
          </table:table-cell>
          <table:table-cell table:formula="of:=[.AT6]*EXP(LN(1+[.$F$2]-[.$H$2]^2/2))*EXP(NORMINV(RAND();0;[.$H$2]))" office:value-type="currency" office:currency="EUR" office:value="7842.64058410353">
            <text:p>7.842,64 €</text:p>
          </table:table-cell>
          <table:table-cell table:formula="of:=[.AU6]*EXP(LN(1+[.$F$2]-[.$H$2]^2/2))*EXP(NORMINV(RAND();0;[.$H$2]))" office:value-type="currency" office:currency="EUR" office:value="10549.403189297">
            <text:p>10.549,40 €</text:p>
          </table:table-cell>
          <table:table-cell table:formula="of:=[.AV6]*EXP(LN(1+[.$F$2]-[.$H$2]^2/2))*EXP(NORMINV(RAND();0;[.$H$2]))" office:value-type="currency" office:currency="EUR" office:value="18965.9245629435">
            <text:p>18.965,92 €</text:p>
          </table:table-cell>
          <table:table-cell table:formula="of:=[.AW6]*EXP(LN(1+[.$F$2]-[.$H$2]^2/2))*EXP(NORMINV(RAND();0;[.$H$2]))" office:value-type="currency" office:currency="EUR" office:value="13277.1144056385">
            <text:p>13.277,11 €</text:p>
          </table:table-cell>
          <table:table-cell table:formula="of:=[.AX6]*EXP(LN(1+[.$F$2]-[.$H$2]^2/2))*EXP(NORMINV(RAND();0;[.$H$2]))" office:value-type="currency" office:currency="EUR" office:value="13283.0218092019">
            <text:p>13.283,02 €</text:p>
          </table:table-cell>
          <table:table-cell table:formula="of:=[.AY6]*EXP(LN(1+[.$F$2]-[.$H$2]^2/2))*EXP(NORMINV(RAND();0;[.$H$2]))" office:value-type="currency" office:currency="EUR" office:value="8603.46079929935">
            <text:p>8.603,46 €</text:p>
          </table:table-cell>
          <table:table-cell table:formula="of:=[.AZ6]*EXP(LN(1+[.$F$2]-[.$H$2]^2/2))*EXP(NORMINV(RAND();0;[.$H$2]))" office:value-type="currency" office:currency="EUR" office:value="6785.70323158613">
            <text:p>6.785,70 €</text:p>
          </table:table-cell>
          <table:table-cell table:formula="of:=[.BA6]*EXP(LN(1+[.$F$2]-[.$H$2]^2/2))*EXP(NORMINV(RAND();0;[.$H$2]))" office:value-type="currency" office:currency="EUR" office:value="22595.6550699769">
            <text:p>22.595,66 €</text:p>
          </table:table-cell>
          <table:table-cell table:formula="of:=[.BB6]*EXP(LN(1+[.$F$2]-[.$H$2]^2/2))*EXP(NORMINV(RAND();0;[.$H$2]))" office:value-type="currency" office:currency="EUR" office:value="15575.1037735075">
            <text:p>15.575,10 €</text:p>
          </table:table-cell>
          <table:table-cell table:formula="of:=[.BC6]*EXP(LN(1+[.$F$2]-[.$H$2]^2/2))*EXP(NORMINV(RAND();0;[.$H$2]))" office:value-type="currency" office:currency="EUR" office:value="11536.389942227">
            <text:p>11.536,39 €</text:p>
          </table:table-cell>
          <table:table-cell table:formula="of:=[.BD6]*EXP(LN(1+[.$F$2]-[.$H$2]^2/2))*EXP(NORMINV(RAND();0;[.$H$2]))" office:value-type="currency" office:currency="EUR" office:value="14271.6118619805">
            <text:p>14.271,61 €</text:p>
          </table:table-cell>
          <table:table-cell table:formula="of:=[.BE6]*EXP(LN(1+[.$F$2]-[.$H$2]^2/2))*EXP(NORMINV(RAND();0;[.$H$2]))" office:value-type="currency" office:currency="EUR" office:value="14419.1533768948">
            <text:p>14.419,15 €</text:p>
          </table:table-cell>
          <table:table-cell table:formula="of:=[.BF6]*EXP(LN(1+[.$F$2]-[.$H$2]^2/2))*EXP(NORMINV(RAND();0;[.$H$2]))" office:value-type="currency" office:currency="EUR" office:value="15788.5392491035">
            <text:p>15.788,54 €</text:p>
          </table:table-cell>
          <table:table-cell table:formula="of:=[.BG6]*EXP(LN(1+[.$F$2]-[.$H$2]^2/2))*EXP(NORMINV(RAND();0;[.$H$2]))" office:value-type="currency" office:currency="EUR" office:value="8144.39428187374">
            <text:p>8.144,39 €</text:p>
          </table:table-cell>
          <table:table-cell table:formula="of:=[.BH6]*EXP(LN(1+[.$F$2]-[.$H$2]^2/2))*EXP(NORMINV(RAND();0;[.$H$2]))" office:value-type="currency" office:currency="EUR" office:value="13350.6481441138">
            <text:p>13.350,65 €</text:p>
          </table:table-cell>
          <table:table-cell table:formula="of:=[.BI6]*EXP(LN(1+[.$F$2]-[.$H$2]^2/2))*EXP(NORMINV(RAND();0;[.$H$2]))" office:value-type="currency" office:currency="EUR" office:value="7923.28922535838">
            <text:p>7.923,29 €</text:p>
          </table:table-cell>
          <table:table-cell table:formula="of:=[.BJ6]*EXP(LN(1+[.$F$2]-[.$H$2]^2/2))*EXP(NORMINV(RAND();0;[.$H$2]))" office:value-type="currency" office:currency="EUR" office:value="7667.51396446755">
            <text:p>7.667,51 €</text:p>
          </table:table-cell>
          <table:table-cell table:formula="of:=[.BK6]*EXP(LN(1+[.$F$2]-[.$H$2]^2/2))*EXP(NORMINV(RAND();0;[.$H$2]))" office:value-type="currency" office:currency="EUR" office:value="11200.3811220295">
            <text:p>11.200,38 €</text:p>
          </table:table-cell>
          <table:table-cell table:formula="of:=[.BL6]*EXP(LN(1+[.$F$2]-[.$H$2]^2/2))*EXP(NORMINV(RAND();0;[.$H$2]))" office:value-type="currency" office:currency="EUR" office:value="14788.2016757368">
            <text:p>14.788,20 €</text:p>
          </table:table-cell>
          <table:table-cell table:formula="of:=[.BM6]*EXP(LN(1+[.$F$2]-[.$H$2]^2/2))*EXP(NORMINV(RAND();0;[.$H$2]))" office:value-type="currency" office:currency="EUR" office:value="9041.67394292352">
            <text:p>9.041,67 €</text:p>
          </table:table-cell>
          <table:table-cell table:formula="of:=[.BN6]*EXP(LN(1+[.$F$2]-[.$H$2]^2/2))*EXP(NORMINV(RAND();0;[.$H$2]))" office:value-type="currency" office:currency="EUR" office:value="14883.2298127457">
            <text:p>14.883,23 €</text:p>
          </table:table-cell>
          <table:table-cell table:formula="of:=[.BO6]*EXP(LN(1+[.$F$2]-[.$H$2]^2/2))*EXP(NORMINV(RAND();0;[.$H$2]))" office:value-type="currency" office:currency="EUR" office:value="21951.6405035843">
            <text:p>21.951,64 €</text:p>
          </table:table-cell>
          <table:table-cell table:formula="of:=[.BP6]*EXP(LN(1+[.$F$2]-[.$H$2]^2/2))*EXP(NORMINV(RAND();0;[.$H$2]))" office:value-type="currency" office:currency="EUR" office:value="9406.64056484967">
            <text:p>9.406,64 €</text:p>
          </table:table-cell>
          <table:table-cell table:formula="of:=[.BQ6]*EXP(LN(1+[.$F$2]-[.$H$2]^2/2))*EXP(NORMINV(RAND();0;[.$H$2]))" office:value-type="currency" office:currency="EUR" office:value="6110.79843645734">
            <text:p>6.110,80 €</text:p>
          </table:table-cell>
          <table:table-cell table:formula="of:=[.BR6]*EXP(LN(1+[.$F$2]-[.$H$2]^2/2))*EXP(NORMINV(RAND();0;[.$H$2]))" office:value-type="currency" office:currency="EUR" office:value="11593.4637424526">
            <text:p>11.593,46 €</text:p>
          </table:table-cell>
          <table:table-cell table:formula="of:=[.BS6]*EXP(LN(1+[.$F$2]-[.$H$2]^2/2))*EXP(NORMINV(RAND();0;[.$H$2]))" office:value-type="currency" office:currency="EUR" office:value="4915.28282215962">
            <text:p>4.915,28 €</text:p>
          </table:table-cell>
          <table:table-cell table:formula="of:=[.BT6]*EXP(LN(1+[.$F$2]-[.$H$2]^2/2))*EXP(NORMINV(RAND();0;[.$H$2]))" office:value-type="currency" office:currency="EUR" office:value="11304.0231634907">
            <text:p>11.304,02 €</text:p>
          </table:table-cell>
          <table:table-cell table:formula="of:=[.BU6]*EXP(LN(1+[.$F$2]-[.$H$2]^2/2))*EXP(NORMINV(RAND();0;[.$H$2]))" office:value-type="currency" office:currency="EUR" office:value="4330.6239110802">
            <text:p>4.330,62 €</text:p>
          </table:table-cell>
          <table:table-cell table:formula="of:=[.BV6]*EXP(LN(1+[.$F$2]-[.$H$2]^2/2))*EXP(NORMINV(RAND();0;[.$H$2]))" office:value-type="currency" office:currency="EUR" office:value="25815.0612044407">
            <text:p>25.815,06 €</text:p>
          </table:table-cell>
          <table:table-cell table:formula="of:=[.BW6]*EXP(LN(1+[.$F$2]-[.$H$2]^2/2))*EXP(NORMINV(RAND();0;[.$H$2]))" office:value-type="currency" office:currency="EUR" office:value="8494.1916201417">
            <text:p>8.494,19 €</text:p>
          </table:table-cell>
          <table:table-cell table:formula="of:=[.BX6]*EXP(LN(1+[.$F$2]-[.$H$2]^2/2))*EXP(NORMINV(RAND();0;[.$H$2]))" office:value-type="currency" office:currency="EUR" office:value="7038.67985351772">
            <text:p>7.038,68 €</text:p>
          </table:table-cell>
          <table:table-cell table:formula="of:=[.BY6]*EXP(LN(1+[.$F$2]-[.$H$2]^2/2))*EXP(NORMINV(RAND();0;[.$H$2]))" office:value-type="currency" office:currency="EUR" office:value="17388.5143893354">
            <text:p>17.388,51 €</text:p>
          </table:table-cell>
          <table:table-cell table:formula="of:=[.BZ6]*EXP(LN(1+[.$F$2]-[.$H$2]^2/2))*EXP(NORMINV(RAND();0;[.$H$2]))" office:value-type="currency" office:currency="EUR" office:value="7520.53116405475">
            <text:p>7.520,53 €</text:p>
          </table:table-cell>
          <table:table-cell table:formula="of:=[.CA6]*EXP(LN(1+[.$F$2]-[.$H$2]^2/2))*EXP(NORMINV(RAND();0;[.$H$2]))" office:value-type="currency" office:currency="EUR" office:value="26302.0994506482">
            <text:p>26.302,10 €</text:p>
          </table:table-cell>
          <table:table-cell table:formula="of:=[.CB6]*EXP(LN(1+[.$F$2]-[.$H$2]^2/2))*EXP(NORMINV(RAND();0;[.$H$2]))" office:value-type="currency" office:currency="EUR" office:value="11158.4895622683">
            <text:p>11.158,49 €</text:p>
          </table:table-cell>
          <table:table-cell table:formula="of:=[.CC6]*EXP(LN(1+[.$F$2]-[.$H$2]^2/2))*EXP(NORMINV(RAND();0;[.$H$2]))" office:value-type="currency" office:currency="EUR" office:value="15825.4400191489">
            <text:p>15.825,44 €</text:p>
          </table:table-cell>
          <table:table-cell table:formula="of:=[.CD6]*EXP(LN(1+[.$F$2]-[.$H$2]^2/2))*EXP(NORMINV(RAND();0;[.$H$2]))" office:value-type="currency" office:currency="EUR" office:value="9047.88822503062">
            <text:p>9.047,89 €</text:p>
          </table:table-cell>
          <table:table-cell table:formula="of:=[.CE6]*EXP(LN(1+[.$F$2]-[.$H$2]^2/2))*EXP(NORMINV(RAND();0;[.$H$2]))" office:value-type="currency" office:currency="EUR" office:value="12143.4724966055">
            <text:p>12.143,47 €</text:p>
          </table:table-cell>
          <table:table-cell table:formula="of:=[.CF6]*EXP(LN(1+[.$F$2]-[.$H$2]^2/2))*EXP(NORMINV(RAND();0;[.$H$2]))" office:value-type="currency" office:currency="EUR" office:value="9672.13239945677">
            <text:p>9.672,13 €</text:p>
          </table:table-cell>
          <table:table-cell table:formula="of:=[.CG6]*EXP(LN(1+[.$F$2]-[.$H$2]^2/2))*EXP(NORMINV(RAND();0;[.$H$2]))" office:value-type="currency" office:currency="EUR" office:value="6489.78929227878">
            <text:p>6.489,79 €</text:p>
          </table:table-cell>
          <table:table-cell table:formula="of:=[.CH6]*EXP(LN(1+[.$F$2]-[.$H$2]^2/2))*EXP(NORMINV(RAND();0;[.$H$2]))" office:value-type="currency" office:currency="EUR" office:value="14411.8163682172">
            <text:p>14.411,82 €</text:p>
          </table:table-cell>
          <table:table-cell table:formula="of:=[.CI6]*EXP(LN(1+[.$F$2]-[.$H$2]^2/2))*EXP(NORMINV(RAND();0;[.$H$2]))" office:value-type="currency" office:currency="EUR" office:value="14861.1420365231">
            <text:p>14.861,14 €</text:p>
          </table:table-cell>
          <table:table-cell table:formula="of:=[.CJ6]*EXP(LN(1+[.$F$2]-[.$H$2]^2/2))*EXP(NORMINV(RAND();0;[.$H$2]))" office:value-type="currency" office:currency="EUR" office:value="12834.0476837542">
            <text:p>12.834,05 €</text:p>
          </table:table-cell>
          <table:table-cell table:formula="of:=[.CK6]*EXP(LN(1+[.$F$2]-[.$H$2]^2/2))*EXP(NORMINV(RAND();0;[.$H$2]))" office:value-type="currency" office:currency="EUR" office:value="8590.0916742063">
            <text:p>8.590,09 €</text:p>
          </table:table-cell>
          <table:table-cell table:formula="of:=[.CL6]*EXP(LN(1+[.$F$2]-[.$H$2]^2/2))*EXP(NORMINV(RAND();0;[.$H$2]))" office:value-type="currency" office:currency="EUR" office:value="21006.9008603987">
            <text:p>21.006,90 €</text:p>
          </table:table-cell>
          <table:table-cell table:formula="of:=[.CM6]*EXP(LN(1+[.$F$2]-[.$H$2]^2/2))*EXP(NORMINV(RAND();0;[.$H$2]))" office:value-type="currency" office:currency="EUR" office:value="8182.49219916626">
            <text:p>8.182,49 €</text:p>
          </table:table-cell>
          <table:table-cell table:formula="of:=[.CN6]*EXP(LN(1+[.$F$2]-[.$H$2]^2/2))*EXP(NORMINV(RAND();0;[.$H$2]))" office:value-type="currency" office:currency="EUR" office:value="11485.3721728162">
            <text:p>11.485,37 €</text:p>
          </table:table-cell>
          <table:table-cell table:formula="of:=[.CO6]*EXP(LN(1+[.$F$2]-[.$H$2]^2/2))*EXP(NORMINV(RAND();0;[.$H$2]))" office:value-type="currency" office:currency="EUR" office:value="15669.7961504372">
            <text:p>15.669,80 €</text:p>
          </table:table-cell>
          <table:table-cell table:formula="of:=[.CP6]*EXP(LN(1+[.$F$2]-[.$H$2]^2/2))*EXP(NORMINV(RAND();0;[.$H$2]))" office:value-type="currency" office:currency="EUR" office:value="12198.1227384681">
            <text:p>12.198,12 €</text:p>
          </table:table-cell>
          <table:table-cell table:formula="of:=[.CQ6]*EXP(LN(1+[.$F$2]-[.$H$2]^2/2))*EXP(NORMINV(RAND();0;[.$H$2]))" office:value-type="currency" office:currency="EUR" office:value="13025.4458402418">
            <text:p>13.025,45 €</text:p>
          </table:table-cell>
          <table:table-cell table:formula="of:=[.CR6]*EXP(LN(1+[.$F$2]-[.$H$2]^2/2))*EXP(NORMINV(RAND();0;[.$H$2]))" office:value-type="currency" office:currency="EUR" office:value="17905.4016788426">
            <text:p>17.905,40 €</text:p>
          </table:table-cell>
          <table:table-cell table:formula="of:=[.CS6]*EXP(LN(1+[.$F$2]-[.$H$2]^2/2))*EXP(NORMINV(RAND();0;[.$H$2]))" office:value-type="currency" office:currency="EUR" office:value="14242.1659217755">
            <text:p>14.242,17 €</text:p>
          </table:table-cell>
          <table:table-cell table:formula="of:=[.CT6]*EXP(LN(1+[.$F$2]-[.$H$2]^2/2))*EXP(NORMINV(RAND();0;[.$H$2]))" office:value-type="currency" office:currency="EUR" office:value="10417.6580180209">
            <text:p>10.417,66 €</text:p>
          </table:table-cell>
          <table:table-cell table:formula="of:=[.CU6]*EXP(LN(1+[.$F$2]-[.$H$2]^2/2))*EXP(NORMINV(RAND();0;[.$H$2]))" office:value-type="currency" office:currency="EUR" office:value="7235.13905943766">
            <text:p>7.235,14 €</text:p>
          </table:table-cell>
          <table:table-cell table:formula="of:=[.CV6]*EXP(LN(1+[.$F$2]-[.$H$2]^2/2))*EXP(NORMINV(RAND();0;[.$H$2]))" office:value-type="currency" office:currency="EUR" office:value="19291.3085046954">
            <text:p>19.291,31 €</text:p>
          </table:table-cell>
          <table:table-cell table:formula="of:=[.CW6]*EXP(LN(1+[.$F$2]-[.$H$2]^2/2))*EXP(NORMINV(RAND();0;[.$H$2]))" office:value-type="currency" office:currency="EUR" office:value="31712.6725949839">
            <text:p>31.712,67 €</text:p>
          </table:table-cell>
          <table:table-cell table:formula="of:=[.CX6]*EXP(LN(1+[.$F$2]-[.$H$2]^2/2))*EXP(NORMINV(RAND();0;[.$H$2]))" office:value-type="currency" office:currency="EUR" office:value="18365.3770457068">
            <text:p>18.365,38 €</text:p>
          </table:table-cell>
          <table:table-cell table:formula="of:=[.CY6]*EXP(LN(1+[.$F$2]-[.$H$2]^2/2))*EXP(NORMINV(RAND();0;[.$H$2]))" office:value-type="currency" office:currency="EUR" office:value="9999.11923779043">
            <text:p>9.999,12 €</text:p>
          </table:table-cell>
          <table:table-cell table:formula="of:=[.CZ6]*EXP(LN(1+[.$F$2]-[.$H$2]^2/2))*EXP(NORMINV(RAND();0;[.$H$2]))" office:value-type="currency" office:currency="EUR" office:value="8768.65146794549">
            <text:p>8.768,65 €</text:p>
          </table:table-cell>
          <table:table-cell table:formula="of:=[.DA6]*EXP(LN(1+[.$F$2]-[.$H$2]^2/2))*EXP(NORMINV(RAND();0;[.$H$2]))" office:value-type="currency" office:currency="EUR" office:value="7718.6902694119">
            <text:p>7.718,69 €</text:p>
          </table:table-cell>
          <table:table-cell table:formula="of:=[.DB6]*EXP(LN(1+[.$F$2]-[.$H$2]^2/2))*EXP(NORMINV(RAND();0;[.$H$2]))" office:value-type="currency" office:currency="EUR" office:value="11709.9606567985">
            <text:p>11.709,96 €</text:p>
          </table:table-cell>
          <table:table-cell table:formula="of:=[.DC6]*EXP(LN(1+[.$F$2]-[.$H$2]^2/2))*EXP(NORMINV(RAND();0;[.$H$2]))" office:value-type="currency" office:currency="EUR" office:value="12023.8749611075">
            <text:p>12.023,87 €</text:p>
          </table:table-cell>
          <table:table-cell table:formula="of:=[.DD6]*EXP(LN(1+[.$F$2]-[.$H$2]^2/2))*EXP(NORMINV(RAND();0;[.$H$2]))" office:value-type="currency" office:currency="EUR" office:value="9340.36275745675">
            <text:p>9.340,36 €</text:p>
          </table:table-cell>
          <table:table-cell table:formula="of:=[.DE6]*EXP(LN(1+[.$F$2]-[.$H$2]^2/2))*EXP(NORMINV(RAND();0;[.$H$2]))" office:value-type="currency" office:currency="EUR" office:value="11408.947463969">
            <text:p>11.408,95 €</text:p>
          </table:table-cell>
          <table:table-cell table:formula="of:=[.DF6]*EXP(LN(1+[.$F$2]-[.$H$2]^2/2))*EXP(NORMINV(RAND();0;[.$H$2]))" office:value-type="currency" office:currency="EUR" office:value="14972.8821770707">
            <text:p>14.972,88 €</text:p>
          </table:table-cell>
          <table:table-cell table:formula="of:=[.DG6]*EXP(LN(1+[.$F$2]-[.$H$2]^2/2))*EXP(NORMINV(RAND();0;[.$H$2]))" office:value-type="currency" office:currency="EUR" office:value="5871.15221949813">
            <text:p>5.871,15 €</text:p>
          </table:table-cell>
          <table:table-cell table:formula="of:=[.DH6]*EXP(LN(1+[.$F$2]-[.$H$2]^2/2))*EXP(NORMINV(RAND();0;[.$H$2]))" office:value-type="currency" office:currency="EUR" office:value="6837.22713257466">
            <text:p>6.837,23 €</text:p>
          </table:table-cell>
          <table:table-cell table:formula="of:=[.DI6]*EXP(LN(1+[.$F$2]-[.$H$2]^2/2))*EXP(NORMINV(RAND();0;[.$H$2]))" office:value-type="currency" office:currency="EUR" office:value="14188.7805427419">
            <text:p>14.188,78 €</text:p>
          </table:table-cell>
          <table:table-cell table:formula="of:=[.DJ6]*EXP(LN(1+[.$F$2]-[.$H$2]^2/2))*EXP(NORMINV(RAND();0;[.$H$2]))" office:value-type="currency" office:currency="EUR" office:value="6998.61447543102">
            <text:p>6.998,61 €</text:p>
          </table:table-cell>
          <table:table-cell table:formula="of:=[.DK6]*EXP(LN(1+[.$F$2]-[.$H$2]^2/2))*EXP(NORMINV(RAND();0;[.$H$2]))" office:value-type="currency" office:currency="EUR" office:value="13944.5104389794">
            <text:p>13.944,51 €</text:p>
          </table:table-cell>
          <table:table-cell table:formula="of:=[.DL6]*EXP(LN(1+[.$F$2]-[.$H$2]^2/2))*EXP(NORMINV(RAND();0;[.$H$2]))" office:value-type="currency" office:currency="EUR" office:value="17995.4337422185">
            <text:p>17.995,43 €</text:p>
          </table:table-cell>
          <table:table-cell table:formula="of:=[.DM6]*EXP(LN(1+[.$F$2]-[.$H$2]^2/2))*EXP(NORMINV(RAND();0;[.$H$2]))" office:value-type="currency" office:currency="EUR" office:value="13698.3374649447">
            <text:p>13.698,34 €</text:p>
          </table:table-cell>
          <table:table-cell table:formula="of:=[.DN6]*EXP(LN(1+[.$F$2]-[.$H$2]^2/2))*EXP(NORMINV(RAND();0;[.$H$2]))" office:value-type="currency" office:currency="EUR" office:value="10728.2186808512">
            <text:p>10.728,22 €</text:p>
          </table:table-cell>
          <table:table-cell table:formula="of:=[.DO6]*EXP(LN(1+[.$F$2]-[.$H$2]^2/2))*EXP(NORMINV(RAND();0;[.$H$2]))" office:value-type="currency" office:currency="EUR" office:value="8737.89702907095">
            <text:p>8.737,90 €</text:p>
          </table:table-cell>
          <table:table-cell table:formula="of:=[.DP6]*EXP(LN(1+[.$F$2]-[.$H$2]^2/2))*EXP(NORMINV(RAND();0;[.$H$2]))" office:value-type="currency" office:currency="EUR" office:value="13131.3077930538">
            <text:p>13.131,31 €</text:p>
          </table:table-cell>
          <table:table-cell table:formula="of:=[.DQ6]*EXP(LN(1+[.$F$2]-[.$H$2]^2/2))*EXP(NORMINV(RAND();0;[.$H$2]))" office:value-type="currency" office:currency="EUR" office:value="15406.2165295024">
            <text:p>15.406,22 €</text:p>
          </table:table-cell>
          <table:table-cell table:formula="of:=[.DR6]*EXP(LN(1+[.$F$2]-[.$H$2]^2/2))*EXP(NORMINV(RAND();0;[.$H$2]))" office:value-type="currency" office:currency="EUR" office:value="5088.48369255524">
            <text:p>5.088,48 €</text:p>
          </table:table-cell>
          <table:table-cell table:formula="of:=[.DS6]*EXP(LN(1+[.$F$2]-[.$H$2]^2/2))*EXP(NORMINV(RAND();0;[.$H$2]))" office:value-type="currency" office:currency="EUR" office:value="15603.055131802">
            <text:p>15.603,06 €</text:p>
          </table:table-cell>
          <table:table-cell table:formula="of:=[.DT6]*EXP(LN(1+[.$F$2]-[.$H$2]^2/2))*EXP(NORMINV(RAND();0;[.$H$2]))" office:value-type="currency" office:currency="EUR" office:value="19327.3750956859">
            <text:p>19.327,38 €</text:p>
          </table:table-cell>
          <table:table-cell table:formula="of:=[.DU6]*EXP(LN(1+[.$F$2]-[.$H$2]^2/2))*EXP(NORMINV(RAND();0;[.$H$2]))" office:value-type="currency" office:currency="EUR" office:value="9671.37631449012">
            <text:p>9.671,38 €</text:p>
          </table:table-cell>
          <table:table-cell table:formula="of:=[.DV6]*EXP(LN(1+[.$F$2]-[.$H$2]^2/2))*EXP(NORMINV(RAND();0;[.$H$2]))" office:value-type="currency" office:currency="EUR" office:value="9980.958846065">
            <text:p>9.980,96 €</text:p>
          </table:table-cell>
          <table:table-cell table:formula="of:=[.DW6]*EXP(LN(1+[.$F$2]-[.$H$2]^2/2))*EXP(NORMINV(RAND();0;[.$H$2]))" office:value-type="currency" office:currency="EUR" office:value="10470.6886820161">
            <text:p>10.470,69 €</text:p>
          </table:table-cell>
          <table:table-cell table:formula="of:=[.DX6]*EXP(LN(1+[.$F$2]-[.$H$2]^2/2))*EXP(NORMINV(RAND();0;[.$H$2]))" office:value-type="currency" office:currency="EUR" office:value="9053.40600840496">
            <text:p>9.053,41 €</text:p>
          </table:table-cell>
          <table:table-cell table:formula="of:=[.DY6]*EXP(LN(1+[.$F$2]-[.$H$2]^2/2))*EXP(NORMINV(RAND();0;[.$H$2]))" office:value-type="currency" office:currency="EUR" office:value="6316.56783940496">
            <text:p>6.316,57 €</text:p>
          </table:table-cell>
          <table:table-cell table:formula="of:=[.DZ6]*EXP(LN(1+[.$F$2]-[.$H$2]^2/2))*EXP(NORMINV(RAND();0;[.$H$2]))" office:value-type="currency" office:currency="EUR" office:value="10290.3835354548">
            <text:p>10.290,38 €</text:p>
          </table:table-cell>
          <table:table-cell table:formula="of:=[.EA6]*EXP(LN(1+[.$F$2]-[.$H$2]^2/2))*EXP(NORMINV(RAND();0;[.$H$2]))" office:value-type="currency" office:currency="EUR" office:value="22075.0795047607">
            <text:p>22.075,08 €</text:p>
          </table:table-cell>
          <table:table-cell table:formula="of:=[.EB6]*EXP(LN(1+[.$F$2]-[.$H$2]^2/2))*EXP(NORMINV(RAND();0;[.$H$2]))" office:value-type="currency" office:currency="EUR" office:value="14295.8289315489">
            <text:p>14.295,83 €</text:p>
          </table:table-cell>
          <table:table-cell table:formula="of:=[.EC6]*EXP(LN(1+[.$F$2]-[.$H$2]^2/2))*EXP(NORMINV(RAND();0;[.$H$2]))" office:value-type="currency" office:currency="EUR" office:value="15350.2635322489">
            <text:p>15.350,26 €</text:p>
          </table:table-cell>
          <table:table-cell table:formula="of:=[.ED6]*EXP(LN(1+[.$F$2]-[.$H$2]^2/2))*EXP(NORMINV(RAND();0;[.$H$2]))" office:value-type="currency" office:currency="EUR" office:value="20545.9522271745">
            <text:p>20.545,95 €</text:p>
          </table:table-cell>
          <table:table-cell table:formula="of:=[.EE6]*EXP(LN(1+[.$F$2]-[.$H$2]^2/2))*EXP(NORMINV(RAND();0;[.$H$2]))" office:value-type="currency" office:currency="EUR" office:value="8706.14598072604">
            <text:p>8.706,15 €</text:p>
          </table:table-cell>
          <table:table-cell table:formula="of:=[.EF6]*EXP(LN(1+[.$F$2]-[.$H$2]^2/2))*EXP(NORMINV(RAND();0;[.$H$2]))" office:value-type="currency" office:currency="EUR" office:value="8834.52852287768">
            <text:p>8.834,53 €</text:p>
          </table:table-cell>
          <table:table-cell table:formula="of:=[.EG6]*EXP(LN(1+[.$F$2]-[.$H$2]^2/2))*EXP(NORMINV(RAND();0;[.$H$2]))" office:value-type="currency" office:currency="EUR" office:value="10945.8895148942">
            <text:p>10.945,89 €</text:p>
          </table:table-cell>
          <table:table-cell table:formula="of:=[.EH6]*EXP(LN(1+[.$F$2]-[.$H$2]^2/2))*EXP(NORMINV(RAND();0;[.$H$2]))" office:value-type="currency" office:currency="EUR" office:value="9239.64012183321">
            <text:p>9.239,64 €</text:p>
          </table:table-cell>
          <table:table-cell table:formula="of:=[.EI6]*EXP(LN(1+[.$F$2]-[.$H$2]^2/2))*EXP(NORMINV(RAND();0;[.$H$2]))" office:value-type="currency" office:currency="EUR" office:value="17148.5009196522">
            <text:p>17.148,50 €</text:p>
          </table:table-cell>
          <table:table-cell table:formula="of:=[.EJ6]*EXP(LN(1+[.$F$2]-[.$H$2]^2/2))*EXP(NORMINV(RAND();0;[.$H$2]))" office:value-type="currency" office:currency="EUR" office:value="8473.60161519627">
            <text:p>8.473,60 €</text:p>
          </table:table-cell>
          <table:table-cell table:formula="of:=[.EK6]*EXP(LN(1+[.$F$2]-[.$H$2]^2/2))*EXP(NORMINV(RAND();0;[.$H$2]))" office:value-type="currency" office:currency="EUR" office:value="6692.74023673235">
            <text:p>6.692,74 €</text:p>
          </table:table-cell>
          <table:table-cell table:formula="of:=[.EL6]*EXP(LN(1+[.$F$2]-[.$H$2]^2/2))*EXP(NORMINV(RAND();0;[.$H$2]))" office:value-type="currency" office:currency="EUR" office:value="9164.17793580441">
            <text:p>9.164,18 €</text:p>
          </table:table-cell>
          <table:table-cell table:formula="of:=[.EM6]*EXP(LN(1+[.$F$2]-[.$H$2]^2/2))*EXP(NORMINV(RAND();0;[.$H$2]))" office:value-type="currency" office:currency="EUR" office:value="19519.0167129142">
            <text:p>19.519,02 €</text:p>
          </table:table-cell>
          <table:table-cell table:formula="of:=[.EN6]*EXP(LN(1+[.$F$2]-[.$H$2]^2/2))*EXP(NORMINV(RAND();0;[.$H$2]))" office:value-type="currency" office:currency="EUR" office:value="13574.6679952894">
            <text:p>13.574,67 €</text:p>
          </table:table-cell>
          <table:table-cell table:formula="of:=[.EO6]*EXP(LN(1+[.$F$2]-[.$H$2]^2/2))*EXP(NORMINV(RAND();0;[.$H$2]))" office:value-type="currency" office:currency="EUR" office:value="9591.45249096707">
            <text:p>9.591,45 €</text:p>
          </table:table-cell>
          <table:table-cell table:formula="of:=[.EP6]*EXP(LN(1+[.$F$2]-[.$H$2]^2/2))*EXP(NORMINV(RAND();0;[.$H$2]))" office:value-type="currency" office:currency="EUR" office:value="11515.2640387625">
            <text:p>11.515,26 €</text:p>
          </table:table-cell>
          <table:table-cell table:formula="of:=[.EQ6]*EXP(LN(1+[.$F$2]-[.$H$2]^2/2))*EXP(NORMINV(RAND();0;[.$H$2]))" office:value-type="currency" office:currency="EUR" office:value="6926.82881945626">
            <text:p>6.926,83 €</text:p>
          </table:table-cell>
          <table:table-cell table:formula="of:=[.ER6]*EXP(LN(1+[.$F$2]-[.$H$2]^2/2))*EXP(NORMINV(RAND();0;[.$H$2]))" office:value-type="currency" office:currency="EUR" office:value="17537.9156239779">
            <text:p>17.537,92 €</text:p>
          </table:table-cell>
          <table:table-cell table:formula="of:=[.ES6]*EXP(LN(1+[.$F$2]-[.$H$2]^2/2))*EXP(NORMINV(RAND();0;[.$H$2]))" office:value-type="currency" office:currency="EUR" office:value="6988.60421290685">
            <text:p>6.988,60 €</text:p>
          </table:table-cell>
          <table:table-cell table:formula="of:=[.ET6]*EXP(LN(1+[.$F$2]-[.$H$2]^2/2))*EXP(NORMINV(RAND();0;[.$H$2]))" office:value-type="currency" office:currency="EUR" office:value="12163.0251931352">
            <text:p>12.163,03 €</text:p>
          </table:table-cell>
          <table:table-cell table:formula="of:=[.EU6]*EXP(LN(1+[.$F$2]-[.$H$2]^2/2))*EXP(NORMINV(RAND();0;[.$H$2]))" office:value-type="currency" office:currency="EUR" office:value="5526.33451524909">
            <text:p>5.526,33 €</text:p>
          </table:table-cell>
          <table:table-cell table:formula="of:=[.EV6]*EXP(LN(1+[.$F$2]-[.$H$2]^2/2))*EXP(NORMINV(RAND();0;[.$H$2]))" office:value-type="currency" office:currency="EUR" office:value="14930.5393059988">
            <text:p>14.930,54 €</text:p>
          </table:table-cell>
          <table:table-cell table:formula="of:=[.EW6]*EXP(LN(1+[.$F$2]-[.$H$2]^2/2))*EXP(NORMINV(RAND();0;[.$H$2]))" office:value-type="currency" office:currency="EUR" office:value="20815.3146427857">
            <text:p>20.815,31 €</text:p>
          </table:table-cell>
          <table:table-cell table:formula="of:=[.EX6]*EXP(LN(1+[.$F$2]-[.$H$2]^2/2))*EXP(NORMINV(RAND();0;[.$H$2]))" office:value-type="currency" office:currency="EUR" office:value="14764.8655265184">
            <text:p>14.764,87 €</text:p>
          </table:table-cell>
          <table:table-cell table:formula="of:=[.EY6]*EXP(LN(1+[.$F$2]-[.$H$2]^2/2))*EXP(NORMINV(RAND();0;[.$H$2]))" office:value-type="currency" office:currency="EUR" office:value="10132.9854004763">
            <text:p>10.132,99 €</text:p>
          </table:table-cell>
          <table:table-cell table:formula="of:=[.EZ6]*EXP(LN(1+[.$F$2]-[.$H$2]^2/2))*EXP(NORMINV(RAND();0;[.$H$2]))" office:value-type="currency" office:currency="EUR" office:value="12270.1024960869">
            <text:p>12.270,10 €</text:p>
          </table:table-cell>
          <table:table-cell table:formula="of:=[.FA6]*EXP(LN(1+[.$F$2]-[.$H$2]^2/2))*EXP(NORMINV(RAND();0;[.$H$2]))" office:value-type="currency" office:currency="EUR" office:value="13457.7913251629">
            <text:p>13.457,79 €</text:p>
          </table:table-cell>
          <table:table-cell table:formula="of:=[.FB6]*EXP(LN(1+[.$F$2]-[.$H$2]^2/2))*EXP(NORMINV(RAND();0;[.$H$2]))" office:value-type="currency" office:currency="EUR" office:value="14777.9965058773">
            <text:p>14.778,00 €</text:p>
          </table:table-cell>
          <table:table-cell table:formula="of:=[.FC6]*EXP(LN(1+[.$F$2]-[.$H$2]^2/2))*EXP(NORMINV(RAND();0;[.$H$2]))" office:value-type="currency" office:currency="EUR" office:value="13562.7166594688">
            <text:p>13.562,72 €</text:p>
          </table:table-cell>
          <table:table-cell table:formula="of:=[.FD6]*EXP(LN(1+[.$F$2]-[.$H$2]^2/2))*EXP(NORMINV(RAND();0;[.$H$2]))" office:value-type="currency" office:currency="EUR" office:value="11063.661032584">
            <text:p>11.063,66 €</text:p>
          </table:table-cell>
          <table:table-cell table:formula="of:=[.FE6]*EXP(LN(1+[.$F$2]-[.$H$2]^2/2))*EXP(NORMINV(RAND();0;[.$H$2]))" office:value-type="currency" office:currency="EUR" office:value="13266.1629747682">
            <text:p>13.266,16 €</text:p>
          </table:table-cell>
          <table:table-cell table:formula="of:=[.FF6]*EXP(LN(1+[.$F$2]-[.$H$2]^2/2))*EXP(NORMINV(RAND();0;[.$H$2]))" office:value-type="currency" office:currency="EUR" office:value="14597.702065388">
            <text:p>14.597,70 €</text:p>
          </table:table-cell>
          <table:table-cell table:formula="of:=[.FG6]*EXP(LN(1+[.$F$2]-[.$H$2]^2/2))*EXP(NORMINV(RAND();0;[.$H$2]))" office:value-type="currency" office:currency="EUR" office:value="14762.3473738306">
            <text:p>14.762,35 €</text:p>
          </table:table-cell>
          <table:table-cell table:formula="of:=[.FH6]*EXP(LN(1+[.$F$2]-[.$H$2]^2/2))*EXP(NORMINV(RAND();0;[.$H$2]))" office:value-type="currency" office:currency="EUR" office:value="6071.93701104934">
            <text:p>6.071,94 €</text:p>
          </table:table-cell>
          <table:table-cell table:formula="of:=[.FI6]*EXP(LN(1+[.$F$2]-[.$H$2]^2/2))*EXP(NORMINV(RAND();0;[.$H$2]))" office:value-type="currency" office:currency="EUR" office:value="5626.47875070912">
            <text:p>5.626,48 €</text:p>
          </table:table-cell>
          <table:table-cell table:formula="of:=[.FJ6]*EXP(LN(1+[.$F$2]-[.$H$2]^2/2))*EXP(NORMINV(RAND();0;[.$H$2]))" office:value-type="currency" office:currency="EUR" office:value="20899.3141834034">
            <text:p>20.899,31 €</text:p>
          </table:table-cell>
          <table:table-cell table:formula="of:=[.FK6]*EXP(LN(1+[.$F$2]-[.$H$2]^2/2))*EXP(NORMINV(RAND();0;[.$H$2]))" office:value-type="currency" office:currency="EUR" office:value="8953.61673063455">
            <text:p>8.953,62 €</text:p>
          </table:table-cell>
          <table:table-cell table:formula="of:=[.FL6]*EXP(LN(1+[.$F$2]-[.$H$2]^2/2))*EXP(NORMINV(RAND();0;[.$H$2]))" office:value-type="currency" office:currency="EUR" office:value="14729.264556267">
            <text:p>14.729,26 €</text:p>
          </table:table-cell>
          <table:table-cell table:formula="of:=[.FM6]*EXP(LN(1+[.$F$2]-[.$H$2]^2/2))*EXP(NORMINV(RAND();0;[.$H$2]))" office:value-type="currency" office:currency="EUR" office:value="9725.13981668575">
            <text:p>9.725,14 €</text:p>
          </table:table-cell>
          <table:table-cell table:formula="of:=[.FN6]*EXP(LN(1+[.$F$2]-[.$H$2]^2/2))*EXP(NORMINV(RAND();0;[.$H$2]))" office:value-type="currency" office:currency="EUR" office:value="10377.4328532607">
            <text:p>10.377,43 €</text:p>
          </table:table-cell>
          <table:table-cell table:formula="of:=[.FO6]*EXP(LN(1+[.$F$2]-[.$H$2]^2/2))*EXP(NORMINV(RAND();0;[.$H$2]))" office:value-type="currency" office:currency="EUR" office:value="6864.34999223069">
            <text:p>6.864,35 €</text:p>
          </table:table-cell>
          <table:table-cell table:formula="of:=[.FP6]*EXP(LN(1+[.$F$2]-[.$H$2]^2/2))*EXP(NORMINV(RAND();0;[.$H$2]))" office:value-type="currency" office:currency="EUR" office:value="7930.69432878176">
            <text:p>7.930,69 €</text:p>
          </table:table-cell>
          <table:table-cell table:formula="of:=[.FQ6]*EXP(LN(1+[.$F$2]-[.$H$2]^2/2))*EXP(NORMINV(RAND();0;[.$H$2]))" office:value-type="currency" office:currency="EUR" office:value="14522.9671701122">
            <text:p>14.522,97 €</text:p>
          </table:table-cell>
          <table:table-cell table:formula="of:=[.FR6]*EXP(LN(1+[.$F$2]-[.$H$2]^2/2))*EXP(NORMINV(RAND();0;[.$H$2]))" office:value-type="currency" office:currency="EUR" office:value="12286.9939745216">
            <text:p>12.286,99 €</text:p>
          </table:table-cell>
          <table:table-cell table:formula="of:=[.FS6]*EXP(LN(1+[.$F$2]-[.$H$2]^2/2))*EXP(NORMINV(RAND();0;[.$H$2]))" office:value-type="currency" office:currency="EUR" office:value="5257.14066536768">
            <text:p>5.257,14 €</text:p>
          </table:table-cell>
          <table:table-cell table:formula="of:=[.FT6]*EXP(LN(1+[.$F$2]-[.$H$2]^2/2))*EXP(NORMINV(RAND();0;[.$H$2]))" office:value-type="currency" office:currency="EUR" office:value="13960.078314002">
            <text:p>13.960,08 €</text:p>
          </table:table-cell>
          <table:table-cell table:formula="of:=[.FU6]*EXP(LN(1+[.$F$2]-[.$H$2]^2/2))*EXP(NORMINV(RAND();0;[.$H$2]))" office:value-type="currency" office:currency="EUR" office:value="9875.22564319516">
            <text:p>9.875,23 €</text:p>
          </table:table-cell>
          <table:table-cell table:formula="of:=[.FV6]*EXP(LN(1+[.$F$2]-[.$H$2]^2/2))*EXP(NORMINV(RAND();0;[.$H$2]))" office:value-type="currency" office:currency="EUR" office:value="18079.6377673266">
            <text:p>18.079,64 €</text:p>
          </table:table-cell>
          <table:table-cell table:formula="of:=[.FW6]*EXP(LN(1+[.$F$2]-[.$H$2]^2/2))*EXP(NORMINV(RAND();0;[.$H$2]))" office:value-type="currency" office:currency="EUR" office:value="17799.010569118">
            <text:p>17.799,01 €</text:p>
          </table:table-cell>
          <table:table-cell table:formula="of:=[.FX6]*EXP(LN(1+[.$F$2]-[.$H$2]^2/2))*EXP(NORMINV(RAND();0;[.$H$2]))" office:value-type="currency" office:currency="EUR" office:value="11275.2067772622">
            <text:p>11.275,21 €</text:p>
          </table:table-cell>
          <table:table-cell table:formula="of:=[.FY6]*EXP(LN(1+[.$F$2]-[.$H$2]^2/2))*EXP(NORMINV(RAND();0;[.$H$2]))" office:value-type="currency" office:currency="EUR" office:value="11818.250090956">
            <text:p>11.818,25 €</text:p>
          </table:table-cell>
          <table:table-cell table:formula="of:=[.FZ6]*EXP(LN(1+[.$F$2]-[.$H$2]^2/2))*EXP(NORMINV(RAND();0;[.$H$2]))" office:value-type="currency" office:currency="EUR" office:value="6971.70076508863">
            <text:p>6.971,70 €</text:p>
          </table:table-cell>
          <table:table-cell table:formula="of:=[.GA6]*EXP(LN(1+[.$F$2]-[.$H$2]^2/2))*EXP(NORMINV(RAND();0;[.$H$2]))" office:value-type="currency" office:currency="EUR" office:value="19156.3272481999">
            <text:p>19.156,33 €</text:p>
          </table:table-cell>
          <table:table-cell table:formula="of:=[.GB6]*EXP(LN(1+[.$F$2]-[.$H$2]^2/2))*EXP(NORMINV(RAND();0;[.$H$2]))" office:value-type="currency" office:currency="EUR" office:value="15998.1288136996">
            <text:p>15.998,13 €</text:p>
          </table:table-cell>
          <table:table-cell table:formula="of:=[.GC6]*EXP(LN(1+[.$F$2]-[.$H$2]^2/2))*EXP(NORMINV(RAND();0;[.$H$2]))" office:value-type="currency" office:currency="EUR" office:value="37012.6341895816">
            <text:p>37.012,63 €</text:p>
          </table:table-cell>
          <table:table-cell table:formula="of:=[.GD6]*EXP(LN(1+[.$F$2]-[.$H$2]^2/2))*EXP(NORMINV(RAND();0;[.$H$2]))" office:value-type="currency" office:currency="EUR" office:value="11765.1201379464">
            <text:p>11.765,12 €</text:p>
          </table:table-cell>
          <table:table-cell table:formula="of:=[.GE6]*EXP(LN(1+[.$F$2]-[.$H$2]^2/2))*EXP(NORMINV(RAND();0;[.$H$2]))" office:value-type="currency" office:currency="EUR" office:value="7691.2390801617">
            <text:p>7.691,24 €</text:p>
          </table:table-cell>
          <table:table-cell table:formula="of:=[.GF6]*EXP(LN(1+[.$F$2]-[.$H$2]^2/2))*EXP(NORMINV(RAND();0;[.$H$2]))" office:value-type="currency" office:currency="EUR" office:value="23270.2659327776">
            <text:p>23.270,27 €</text:p>
          </table:table-cell>
          <table:table-cell table:formula="of:=[.GG6]*EXP(LN(1+[.$F$2]-[.$H$2]^2/2))*EXP(NORMINV(RAND();0;[.$H$2]))" office:value-type="currency" office:currency="EUR" office:value="12397.2369484091">
            <text:p>12.397,24 €</text:p>
          </table:table-cell>
          <table:table-cell table:formula="of:=[.GH6]*EXP(LN(1+[.$F$2]-[.$H$2]^2/2))*EXP(NORMINV(RAND();0;[.$H$2]))" office:value-type="currency" office:currency="EUR" office:value="15881.6151133374">
            <text:p>15.881,62 €</text:p>
          </table:table-cell>
          <table:table-cell table:formula="of:=[.GI6]*EXP(LN(1+[.$F$2]-[.$H$2]^2/2))*EXP(NORMINV(RAND();0;[.$H$2]))" office:value-type="currency" office:currency="EUR" office:value="12943.404564912">
            <text:p>12.943,40 €</text:p>
          </table:table-cell>
          <table:table-cell table:formula="of:=[.GJ6]*EXP(LN(1+[.$F$2]-[.$H$2]^2/2))*EXP(NORMINV(RAND();0;[.$H$2]))" office:value-type="currency" office:currency="EUR" office:value="11406.2065471561">
            <text:p>11.406,21 €</text:p>
          </table:table-cell>
          <table:table-cell table:formula="of:=[.GK6]*EXP(LN(1+[.$F$2]-[.$H$2]^2/2))*EXP(NORMINV(RAND();0;[.$H$2]))" office:value-type="currency" office:currency="EUR" office:value="25438.6286320281">
            <text:p>25.438,63 €</text:p>
          </table:table-cell>
          <table:table-cell table:formula="of:=[.GL6]*EXP(LN(1+[.$F$2]-[.$H$2]^2/2))*EXP(NORMINV(RAND();0;[.$H$2]))" office:value-type="currency" office:currency="EUR" office:value="11132.516171255">
            <text:p>11.132,52 €</text:p>
          </table:table-cell>
          <table:table-cell table:formula="of:=[.GM6]*EXP(LN(1+[.$F$2]-[.$H$2]^2/2))*EXP(NORMINV(RAND();0;[.$H$2]))" office:value-type="currency" office:currency="EUR" office:value="12166.7753342135">
            <text:p>12.166,78 €</text:p>
          </table:table-cell>
          <table:table-cell table:formula="of:=[.GN6]*EXP(LN(1+[.$F$2]-[.$H$2]^2/2))*EXP(NORMINV(RAND();0;[.$H$2]))" office:value-type="currency" office:currency="EUR" office:value="5074.72279709434">
            <text:p>5.074,72 €</text:p>
          </table:table-cell>
          <table:table-cell table:formula="of:=[.GO6]*EXP(LN(1+[.$F$2]-[.$H$2]^2/2))*EXP(NORMINV(RAND();0;[.$H$2]))" office:value-type="currency" office:currency="EUR" office:value="14872.4374452383">
            <text:p>14.872,44 €</text:p>
          </table:table-cell>
          <table:table-cell table:formula="of:=[.GP6]*EXP(LN(1+[.$F$2]-[.$H$2]^2/2))*EXP(NORMINV(RAND();0;[.$H$2]))" office:value-type="currency" office:currency="EUR" office:value="28449.3510075921">
            <text:p>28.449,35 €</text:p>
          </table:table-cell>
          <table:table-cell table:formula="of:=[.GQ6]*EXP(LN(1+[.$F$2]-[.$H$2]^2/2))*EXP(NORMINV(RAND();0;[.$H$2]))" office:value-type="currency" office:currency="EUR" office:value="8940.52059972503">
            <text:p>8.940,52 €</text:p>
          </table:table-cell>
          <table:table-cell table:formula="of:=[.GR6]*EXP(LN(1+[.$F$2]-[.$H$2]^2/2))*EXP(NORMINV(RAND();0;[.$H$2]))" office:value-type="currency" office:currency="EUR" office:value="8106.52184296092">
            <text:p>8.106,52 €</text:p>
          </table:table-cell>
          <table:table-cell table:formula="of:=[.GS6]*EXP(LN(1+[.$F$2]-[.$H$2]^2/2))*EXP(NORMINV(RAND();0;[.$H$2]))" office:value-type="currency" office:currency="EUR" office:value="14459.7839441541">
            <text:p>14.459,78 €</text:p>
          </table:table-cell>
          <table:table-cell table:formula="of:=[.GT6]*EXP(LN(1+[.$F$2]-[.$H$2]^2/2))*EXP(NORMINV(RAND();0;[.$H$2]))" office:value-type="currency" office:currency="EUR" office:value="10708.7660172351">
            <text:p>10.708,77 €</text:p>
          </table:table-cell>
          <table:table-cell table:formula="of:=[.GU6]*EXP(LN(1+[.$F$2]-[.$H$2]^2/2))*EXP(NORMINV(RAND();0;[.$H$2]))" office:value-type="currency" office:currency="EUR" office:value="16370.2379101103">
            <text:p>16.370,24 €</text:p>
          </table:table-cell>
          <table:table-cell table:formula="of:=[.GV6]*EXP(LN(1+[.$F$2]-[.$H$2]^2/2))*EXP(NORMINV(RAND();0;[.$H$2]))" office:value-type="currency" office:currency="EUR" office:value="16164.4062019911">
            <text:p>16.164,41 €</text:p>
          </table:table-cell>
          <table:table-cell table:formula="of:=[.GW6]*EXP(LN(1+[.$F$2]-[.$H$2]^2/2))*EXP(NORMINV(RAND();0;[.$H$2]))" office:value-type="currency" office:currency="EUR" office:value="12300.756064015">
            <text:p>12.300,76 €</text:p>
          </table:table-cell>
          <table:table-cell table:formula="of:=[.GX6]*EXP(LN(1+[.$F$2]-[.$H$2]^2/2))*EXP(NORMINV(RAND();0;[.$H$2]))" office:value-type="currency" office:currency="EUR" office:value="15270.0275359502">
            <text:p>15.270,03 €</text:p>
          </table:table-cell>
          <table:table-cell table:formula="of:=[.GY6]*EXP(LN(1+[.$F$2]-[.$H$2]^2/2))*EXP(NORMINV(RAND();0;[.$H$2]))" office:value-type="currency" office:currency="EUR" office:value="9837.36645129141">
            <text:p>9.837,37 €</text:p>
          </table:table-cell>
          <table:table-cell table:formula="of:=[.GZ6]*EXP(LN(1+[.$F$2]-[.$H$2]^2/2))*EXP(NORMINV(RAND();0;[.$H$2]))" office:value-type="currency" office:currency="EUR" office:value="4201.34279319345">
            <text:p>4.201,34 €</text:p>
          </table:table-cell>
          <table:table-cell table:formula="of:=[.HA6]*EXP(LN(1+[.$F$2]-[.$H$2]^2/2))*EXP(NORMINV(RAND();0;[.$H$2]))" office:value-type="currency" office:currency="EUR" office:value="14846.4700621368">
            <text:p>14.846,47 €</text:p>
          </table:table-cell>
          <table:table-cell table:formula="of:=[.HB6]*EXP(LN(1+[.$F$2]-[.$H$2]^2/2))*EXP(NORMINV(RAND();0;[.$H$2]))" office:value-type="currency" office:currency="EUR" office:value="23890.8599058149">
            <text:p>23.890,86 €</text:p>
          </table:table-cell>
          <table:table-cell table:formula="of:=[.HC6]*EXP(LN(1+[.$F$2]-[.$H$2]^2/2))*EXP(NORMINV(RAND();0;[.$H$2]))" office:value-type="currency" office:currency="EUR" office:value="9739.91112866922">
            <text:p>9.739,91 €</text:p>
          </table:table-cell>
          <table:table-cell table:formula="of:=[.HD6]*EXP(LN(1+[.$F$2]-[.$H$2]^2/2))*EXP(NORMINV(RAND();0;[.$H$2]))" office:value-type="currency" office:currency="EUR" office:value="22032.8709865467">
            <text:p>22.032,87 €</text:p>
          </table:table-cell>
          <table:table-cell table:formula="of:=[.HE6]*EXP(LN(1+[.$F$2]-[.$H$2]^2/2))*EXP(NORMINV(RAND();0;[.$H$2]))" office:value-type="currency" office:currency="EUR" office:value="9550.54357608602">
            <text:p>9.550,54 €</text:p>
          </table:table-cell>
          <table:table-cell table:formula="of:=[.HF6]*EXP(LN(1+[.$F$2]-[.$H$2]^2/2))*EXP(NORMINV(RAND();0;[.$H$2]))" office:value-type="currency" office:currency="EUR" office:value="9658.41250714777">
            <text:p>9.658,41 €</text:p>
          </table:table-cell>
          <table:table-cell table:formula="of:=[.HG6]*EXP(LN(1+[.$F$2]-[.$H$2]^2/2))*EXP(NORMINV(RAND();0;[.$H$2]))" office:value-type="currency" office:currency="EUR" office:value="15154.8735623033">
            <text:p>15.154,87 €</text:p>
          </table:table-cell>
          <table:table-cell table:formula="of:=[.HH6]*EXP(LN(1+[.$F$2]-[.$H$2]^2/2))*EXP(NORMINV(RAND();0;[.$H$2]))" office:value-type="currency" office:currency="EUR" office:value="8380.66546729192">
            <text:p>8.380,67 €</text:p>
          </table:table-cell>
          <table:table-cell table:formula="of:=[.HI6]*EXP(LN(1+[.$F$2]-[.$H$2]^2/2))*EXP(NORMINV(RAND();0;[.$H$2]))" office:value-type="currency" office:currency="EUR" office:value="10685.4733450472">
            <text:p>10.685,47 €</text:p>
          </table:table-cell>
          <table:table-cell table:formula="of:=[.HJ6]*EXP(LN(1+[.$F$2]-[.$H$2]^2/2))*EXP(NORMINV(RAND();0;[.$H$2]))" office:value-type="currency" office:currency="EUR" office:value="16548.2407664521">
            <text:p>16.548,24 €</text:p>
          </table:table-cell>
          <table:table-cell table:formula="of:=[.HK6]*EXP(LN(1+[.$F$2]-[.$H$2]^2/2))*EXP(NORMINV(RAND();0;[.$H$2]))" office:value-type="currency" office:currency="EUR" office:value="8815.12500185932">
            <text:p>8.815,13 €</text:p>
          </table:table-cell>
          <table:table-cell table:formula="of:=[.HL6]*EXP(LN(1+[.$F$2]-[.$H$2]^2/2))*EXP(NORMINV(RAND();0;[.$H$2]))" office:value-type="currency" office:currency="EUR" office:value="12038.6771601381">
            <text:p>12.038,68 €</text:p>
          </table:table-cell>
          <table:table-cell table:formula="of:=[.HM6]*EXP(LN(1+[.$F$2]-[.$H$2]^2/2))*EXP(NORMINV(RAND();0;[.$H$2]))" office:value-type="currency" office:currency="EUR" office:value="9104.47386327819">
            <text:p>9.104,47 €</text:p>
          </table:table-cell>
          <table:table-cell table:formula="of:=[.HN6]*EXP(LN(1+[.$F$2]-[.$H$2]^2/2))*EXP(NORMINV(RAND();0;[.$H$2]))" office:value-type="currency" office:currency="EUR" office:value="13060.0701931692">
            <text:p>13.060,07 €</text:p>
          </table:table-cell>
          <table:table-cell table:formula="of:=[.HO6]*EXP(LN(1+[.$F$2]-[.$H$2]^2/2))*EXP(NORMINV(RAND();0;[.$H$2]))" office:value-type="currency" office:currency="EUR" office:value="13225.3670136807">
            <text:p>13.225,37 €</text:p>
          </table:table-cell>
          <table:table-cell table:formula="of:=[.HP6]*EXP(LN(1+[.$F$2]-[.$H$2]^2/2))*EXP(NORMINV(RAND();0;[.$H$2]))" office:value-type="currency" office:currency="EUR" office:value="17315.3425596914">
            <text:p>17.315,34 €</text:p>
          </table:table-cell>
          <table:table-cell table:formula="of:=[.HQ6]*EXP(LN(1+[.$F$2]-[.$H$2]^2/2))*EXP(NORMINV(RAND();0;[.$H$2]))" office:value-type="currency" office:currency="EUR" office:value="11380.7106028222">
            <text:p>11.380,71 €</text:p>
          </table:table-cell>
          <table:table-cell table:formula="of:=[.HR6]*EXP(LN(1+[.$F$2]-[.$H$2]^2/2))*EXP(NORMINV(RAND();0;[.$H$2]))" office:value-type="currency" office:currency="EUR" office:value="7848.41138617913">
            <text:p>7.848,41 €</text:p>
          </table:table-cell>
          <table:table-cell table:formula="of:=[.HS6]*EXP(LN(1+[.$F$2]-[.$H$2]^2/2))*EXP(NORMINV(RAND();0;[.$H$2]))" office:value-type="currency" office:currency="EUR" office:value="14130.837058302">
            <text:p>14.130,84 €</text:p>
          </table:table-cell>
          <table:table-cell table:formula="of:=[.HT6]*EXP(LN(1+[.$F$2]-[.$H$2]^2/2))*EXP(NORMINV(RAND();0;[.$H$2]))" office:value-type="currency" office:currency="EUR" office:value="8210.9607010654">
            <text:p>8.210,96 €</text:p>
          </table:table-cell>
          <table:table-cell table:formula="of:=[.HU6]*EXP(LN(1+[.$F$2]-[.$H$2]^2/2))*EXP(NORMINV(RAND();0;[.$H$2]))" office:value-type="currency" office:currency="EUR" office:value="17392.8395563451">
            <text:p>17.392,84 €</text:p>
          </table:table-cell>
          <table:table-cell table:formula="of:=[.HV6]*EXP(LN(1+[.$F$2]-[.$H$2]^2/2))*EXP(NORMINV(RAND();0;[.$H$2]))" office:value-type="currency" office:currency="EUR" office:value="12347.433221777">
            <text:p>12.347,43 €</text:p>
          </table:table-cell>
          <table:table-cell table:formula="of:=[.HW6]*EXP(LN(1+[.$F$2]-[.$H$2]^2/2))*EXP(NORMINV(RAND();0;[.$H$2]))" office:value-type="currency" office:currency="EUR" office:value="5928.3157918894">
            <text:p>5.928,32 €</text:p>
          </table:table-cell>
          <table:table-cell table:formula="of:=[.HX6]*EXP(LN(1+[.$F$2]-[.$H$2]^2/2))*EXP(NORMINV(RAND();0;[.$H$2]))" office:value-type="currency" office:currency="EUR" office:value="8061.78161714265">
            <text:p>8.061,78 €</text:p>
          </table:table-cell>
          <table:table-cell table:formula="of:=[.HY6]*EXP(LN(1+[.$F$2]-[.$H$2]^2/2))*EXP(NORMINV(RAND();0;[.$H$2]))" office:value-type="currency" office:currency="EUR" office:value="8484.7449613295">
            <text:p>8.484,74 €</text:p>
          </table:table-cell>
          <table:table-cell table:formula="of:=[.HZ6]*EXP(LN(1+[.$F$2]-[.$H$2]^2/2))*EXP(NORMINV(RAND();0;[.$H$2]))" office:value-type="currency" office:currency="EUR" office:value="10401.398922404">
            <text:p>10.401,40 €</text:p>
          </table:table-cell>
          <table:table-cell table:formula="of:=[.IA6]*EXP(LN(1+[.$F$2]-[.$H$2]^2/2))*EXP(NORMINV(RAND();0;[.$H$2]))" office:value-type="currency" office:currency="EUR" office:value="14018.4933236623">
            <text:p>14.018,49 €</text:p>
          </table:table-cell>
          <table:table-cell table:formula="of:=[.IB6]*EXP(LN(1+[.$F$2]-[.$H$2]^2/2))*EXP(NORMINV(RAND();0;[.$H$2]))" office:value-type="currency" office:currency="EUR" office:value="34704.4835858023">
            <text:p>34.704,48 €</text:p>
          </table:table-cell>
          <table:table-cell table:formula="of:=[.IC6]*EXP(LN(1+[.$F$2]-[.$H$2]^2/2))*EXP(NORMINV(RAND();0;[.$H$2]))" office:value-type="currency" office:currency="EUR" office:value="6359.59391830477">
            <text:p>6.359,59 €</text:p>
          </table:table-cell>
          <table:table-cell table:formula="of:=[.ID6]*EXP(LN(1+[.$F$2]-[.$H$2]^2/2))*EXP(NORMINV(RAND();0;[.$H$2]))" office:value-type="currency" office:currency="EUR" office:value="8114.98501838542">
            <text:p>8.114,99 €</text:p>
          </table:table-cell>
          <table:table-cell table:formula="of:=[.IE6]*EXP(LN(1+[.$F$2]-[.$H$2]^2/2))*EXP(NORMINV(RAND();0;[.$H$2]))" office:value-type="currency" office:currency="EUR" office:value="8007.41780665514">
            <text:p>8.007,42 €</text:p>
          </table:table-cell>
          <table:table-cell table:formula="of:=[.IF6]*EXP(LN(1+[.$F$2]-[.$H$2]^2/2))*EXP(NORMINV(RAND();0;[.$H$2]))" office:value-type="currency" office:currency="EUR" office:value="11440.9426242628">
            <text:p>11.440,94 €</text:p>
          </table:table-cell>
          <table:table-cell table:formula="of:=[.IG6]*EXP(LN(1+[.$F$2]-[.$H$2]^2/2))*EXP(NORMINV(RAND();0;[.$H$2]))" office:value-type="currency" office:currency="EUR" office:value="10598.2581617243">
            <text:p>10.598,26 €</text:p>
          </table:table-cell>
          <table:table-cell table:formula="of:=[.IH6]*EXP(LN(1+[.$F$2]-[.$H$2]^2/2))*EXP(NORMINV(RAND();0;[.$H$2]))" office:value-type="currency" office:currency="EUR" office:value="9051.05031466913">
            <text:p>9.051,05 €</text:p>
          </table:table-cell>
          <table:table-cell table:formula="of:=[.II6]*EXP(LN(1+[.$F$2]-[.$H$2]^2/2))*EXP(NORMINV(RAND();0;[.$H$2]))" office:value-type="currency" office:currency="EUR" office:value="11182.8198463058">
            <text:p>11.182,82 €</text:p>
          </table:table-cell>
          <table:table-cell table:formula="of:=[.IJ6]*EXP(LN(1+[.$F$2]-[.$H$2]^2/2))*EXP(NORMINV(RAND();0;[.$H$2]))" office:value-type="currency" office:currency="EUR" office:value="24828.5738355412">
            <text:p>24.828,57 €</text:p>
          </table:table-cell>
          <table:table-cell table:formula="of:=[.IK6]*EXP(LN(1+[.$F$2]-[.$H$2]^2/2))*EXP(NORMINV(RAND();0;[.$H$2]))" office:value-type="currency" office:currency="EUR" office:value="16117.8055325602">
            <text:p>16.117,81 €</text:p>
          </table:table-cell>
          <table:table-cell table:formula="of:=[.IL6]*EXP(LN(1+[.$F$2]-[.$H$2]^2/2))*EXP(NORMINV(RAND();0;[.$H$2]))" office:value-type="currency" office:currency="EUR" office:value="12735.3696870093">
            <text:p>12.735,37 €</text:p>
          </table:table-cell>
          <table:table-cell table:formula="of:=[.IM6]*EXP(LN(1+[.$F$2]-[.$H$2]^2/2))*EXP(NORMINV(RAND();0;[.$H$2]))" office:value-type="currency" office:currency="EUR" office:value="9124.21916464798">
            <text:p>9.124,22 €</text:p>
          </table:table-cell>
          <table:table-cell table:formula="of:=[.IN6]*EXP(LN(1+[.$F$2]-[.$H$2]^2/2))*EXP(NORMINV(RAND();0;[.$H$2]))" office:value-type="currency" office:currency="EUR" office:value="17352.4354624363">
            <text:p>17.352,44 €</text:p>
          </table:table-cell>
          <table:table-cell table:formula="of:=[.IO6]*EXP(LN(1+[.$F$2]-[.$H$2]^2/2))*EXP(NORMINV(RAND();0;[.$H$2]))" office:value-type="currency" office:currency="EUR" office:value="25619.3780033296">
            <text:p>25.619,38 €</text:p>
          </table:table-cell>
          <table:table-cell table:formula="of:=[.IP6]*EXP(LN(1+[.$F$2]-[.$H$2]^2/2))*EXP(NORMINV(RAND();0;[.$H$2]))" office:value-type="currency" office:currency="EUR" office:value="9049.38964655234">
            <text:p>9.049,39 €</text:p>
          </table:table-cell>
          <table:table-cell table:formula="of:=[.IQ6]*EXP(LN(1+[.$F$2]-[.$H$2]^2/2))*EXP(NORMINV(RAND();0;[.$H$2]))" office:value-type="currency" office:currency="EUR" office:value="15221.6933381639">
            <text:p>15.221,69 €</text:p>
          </table:table-cell>
          <table:table-cell table:formula="of:=[.IR6]*EXP(LN(1+[.$F$2]-[.$H$2]^2/2))*EXP(NORMINV(RAND();0;[.$H$2]))" office:value-type="currency" office:currency="EUR" office:value="9879.4392627109">
            <text:p>9.879,44 €</text:p>
          </table:table-cell>
          <table:table-cell table:formula="of:=[.IS6]*EXP(LN(1+[.$F$2]-[.$H$2]^2/2))*EXP(NORMINV(RAND();0;[.$H$2]))" office:value-type="currency" office:currency="EUR" office:value="13053.968723905">
            <text:p>13.053,97 €</text:p>
          </table:table-cell>
          <table:table-cell table:formula="of:=[.IT6]*EXP(LN(1+[.$F$2]-[.$H$2]^2/2))*EXP(NORMINV(RAND();0;[.$H$2]))" office:value-type="currency" office:currency="EUR" office:value="32442.8149939681">
            <text:p>32.442,81 €</text:p>
          </table:table-cell>
          <table:table-cell table:formula="of:=[.IU6]*EXP(LN(1+[.$F$2]-[.$H$2]^2/2))*EXP(NORMINV(RAND();0;[.$H$2]))" office:value-type="currency" office:currency="EUR" office:value="10237.6965724238">
            <text:p>10.237,70 €</text:p>
          </table:table-cell>
          <table:table-cell table:formula="of:=[.IV6]*EXP(LN(1+[.$F$2]-[.$H$2]^2/2))*EXP(NORMINV(RAND();0;[.$H$2]))" office:value-type="currency" office:currency="EUR" office:value="20948.9689491186">
            <text:p>20.948,97 €</text:p>
          </table:table-cell>
          <table:table-cell table:formula="of:=[.IW6]*EXP(LN(1+[.$F$2]-[.$H$2]^2/2))*EXP(NORMINV(RAND();0;[.$H$2]))" office:value-type="currency" office:currency="EUR" office:value="4274.45370166812">
            <text:p>4.274,45 €</text:p>
          </table:table-cell>
          <table:table-cell table:formula="of:=[.IX6]*EXP(LN(1+[.$F$2]-[.$H$2]^2/2))*EXP(NORMINV(RAND();0;[.$H$2]))" office:value-type="currency" office:currency="EUR" office:value="10527.3315395599">
            <text:p>10.527,33 €</text:p>
          </table:table-cell>
          <table:table-cell table:formula="of:=[.IY6]*EXP(LN(1+[.$F$2]-[.$H$2]^2/2))*EXP(NORMINV(RAND();0;[.$H$2]))" office:value-type="currency" office:currency="EUR" office:value="11860.3351670924">
            <text:p>11.860,34 €</text:p>
          </table:table-cell>
          <table:table-cell table:formula="of:=[.IZ6]*EXP(LN(1+[.$F$2]-[.$H$2]^2/2))*EXP(NORMINV(RAND();0;[.$H$2]))" office:value-type="currency" office:currency="EUR" office:value="10233.6574935371">
            <text:p>10.233,66 €</text:p>
          </table:table-cell>
          <table:table-cell table:formula="of:=[.JA6]*EXP(LN(1+[.$F$2]-[.$H$2]^2/2))*EXP(NORMINV(RAND();0;[.$H$2]))" office:value-type="currency" office:currency="EUR" office:value="15257.9579913776">
            <text:p>15.257,96 €</text:p>
          </table:table-cell>
          <table:table-cell table:formula="of:=[.JB6]*EXP(LN(1+[.$F$2]-[.$H$2]^2/2))*EXP(NORMINV(RAND();0;[.$H$2]))" office:value-type="currency" office:currency="EUR" office:value="12391.3731851438">
            <text:p>12.391,37 €</text:p>
          </table:table-cell>
          <table:table-cell table:formula="of:=[.JC6]*EXP(LN(1+[.$F$2]-[.$H$2]^2/2))*EXP(NORMINV(RAND();0;[.$H$2]))" office:value-type="currency" office:currency="EUR" office:value="8226.36417802511">
            <text:p>8.226,36 €</text:p>
          </table:table-cell>
          <table:table-cell table:formula="of:=[.JD6]*EXP(LN(1+[.$F$2]-[.$H$2]^2/2))*EXP(NORMINV(RAND();0;[.$H$2]))" office:value-type="currency" office:currency="EUR" office:value="12477.2382092303">
            <text:p>12.477,24 €</text:p>
          </table:table-cell>
          <table:table-cell table:formula="of:=[.JE6]*EXP(LN(1+[.$F$2]-[.$H$2]^2/2))*EXP(NORMINV(RAND();0;[.$H$2]))" office:value-type="currency" office:currency="EUR" office:value="13139.0062504337">
            <text:p>13.139,01 €</text:p>
          </table:table-cell>
          <table:table-cell table:formula="of:=[.JF6]*EXP(LN(1+[.$F$2]-[.$H$2]^2/2))*EXP(NORMINV(RAND();0;[.$H$2]))" office:value-type="currency" office:currency="EUR" office:value="14440.678021412">
            <text:p>14.440,68 €</text:p>
          </table:table-cell>
          <table:table-cell table:formula="of:=[.JG6]*EXP(LN(1+[.$F$2]-[.$H$2]^2/2))*EXP(NORMINV(RAND();0;[.$H$2]))" office:value-type="currency" office:currency="EUR" office:value="10172.0702286736">
            <text:p>10.172,07 €</text:p>
          </table:table-cell>
          <table:table-cell table:formula="of:=[.JH6]*EXP(LN(1+[.$F$2]-[.$H$2]^2/2))*EXP(NORMINV(RAND();0;[.$H$2]))" office:value-type="currency" office:currency="EUR" office:value="6266.36581991875">
            <text:p>6.266,37 €</text:p>
          </table:table-cell>
          <table:table-cell table:formula="of:=[.JI6]*EXP(LN(1+[.$F$2]-[.$H$2]^2/2))*EXP(NORMINV(RAND();0;[.$H$2]))" office:value-type="currency" office:currency="EUR" office:value="18985.8080344927">
            <text:p>18.985,81 €</text:p>
          </table:table-cell>
          <table:table-cell table:formula="of:=[.JJ6]*EXP(LN(1+[.$F$2]-[.$H$2]^2/2))*EXP(NORMINV(RAND();0;[.$H$2]))" office:value-type="currency" office:currency="EUR" office:value="7522.87820952547">
            <text:p>7.522,88 €</text:p>
          </table:table-cell>
          <table:table-cell table:formula="of:=[.JK6]*EXP(LN(1+[.$F$2]-[.$H$2]^2/2))*EXP(NORMINV(RAND();0;[.$H$2]))" office:value-type="currency" office:currency="EUR" office:value="11099.2761091718">
            <text:p>11.099,28 €</text:p>
          </table:table-cell>
          <table:table-cell table:formula="of:=[.JL6]*EXP(LN(1+[.$F$2]-[.$H$2]^2/2))*EXP(NORMINV(RAND();0;[.$H$2]))" office:value-type="currency" office:currency="EUR" office:value="10036.2000001283">
            <text:p>10.036,20 €</text:p>
          </table:table-cell>
          <table:table-cell table:formula="of:=[.JM6]*EXP(LN(1+[.$F$2]-[.$H$2]^2/2))*EXP(NORMINV(RAND();0;[.$H$2]))" office:value-type="currency" office:currency="EUR" office:value="16132.6532985132">
            <text:p>16.132,65 €</text:p>
          </table:table-cell>
          <table:table-cell table:formula="of:=[.JN6]*EXP(LN(1+[.$F$2]-[.$H$2]^2/2))*EXP(NORMINV(RAND();0;[.$H$2]))" office:value-type="currency" office:currency="EUR" office:value="16142.7326024721">
            <text:p>16.142,73 €</text:p>
          </table:table-cell>
          <table:table-cell table:formula="of:=[.JO6]*EXP(LN(1+[.$F$2]-[.$H$2]^2/2))*EXP(NORMINV(RAND();0;[.$H$2]))" office:value-type="currency" office:currency="EUR" office:value="8255.17251300837">
            <text:p>8.255,17 €</text:p>
          </table:table-cell>
          <table:table-cell table:formula="of:=[.JP6]*EXP(LN(1+[.$F$2]-[.$H$2]^2/2))*EXP(NORMINV(RAND();0;[.$H$2]))" office:value-type="currency" office:currency="EUR" office:value="14312.1103519301">
            <text:p>14.312,11 €</text:p>
          </table:table-cell>
          <table:table-cell table:formula="of:=[.JQ6]*EXP(LN(1+[.$F$2]-[.$H$2]^2/2))*EXP(NORMINV(RAND();0;[.$H$2]))" office:value-type="currency" office:currency="EUR" office:value="13447.4268659376">
            <text:p>13.447,43 €</text:p>
          </table:table-cell>
          <table:table-cell table:formula="of:=[.JR6]*EXP(LN(1+[.$F$2]-[.$H$2]^2/2))*EXP(NORMINV(RAND();0;[.$H$2]))" office:value-type="currency" office:currency="EUR" office:value="16605.6250704059">
            <text:p>16.605,63 €</text:p>
          </table:table-cell>
          <table:table-cell table:formula="of:=[.JS6]*EXP(LN(1+[.$F$2]-[.$H$2]^2/2))*EXP(NORMINV(RAND();0;[.$H$2]))" office:value-type="currency" office:currency="EUR" office:value="17567.0554644306">
            <text:p>17.567,06 €</text:p>
          </table:table-cell>
          <table:table-cell table:formula="of:=[.JT6]*EXP(LN(1+[.$F$2]-[.$H$2]^2/2))*EXP(NORMINV(RAND();0;[.$H$2]))" office:value-type="currency" office:currency="EUR" office:value="6571.49741992106">
            <text:p>6.571,50 €</text:p>
          </table:table-cell>
          <table:table-cell table:formula="of:=[.JU6]*EXP(LN(1+[.$F$2]-[.$H$2]^2/2))*EXP(NORMINV(RAND();0;[.$H$2]))" office:value-type="currency" office:currency="EUR" office:value="15929.55090669">
            <text:p>15.929,55 €</text:p>
          </table:table-cell>
          <table:table-cell table:formula="of:=[.JV6]*EXP(LN(1+[.$F$2]-[.$H$2]^2/2))*EXP(NORMINV(RAND();0;[.$H$2]))" office:value-type="currency" office:currency="EUR" office:value="5688.46014649876">
            <text:p>5.688,46 €</text:p>
          </table:table-cell>
          <table:table-cell table:formula="of:=[.JW6]*EXP(LN(1+[.$F$2]-[.$H$2]^2/2))*EXP(NORMINV(RAND();0;[.$H$2]))" office:value-type="currency" office:currency="EUR" office:value="10094.9020184159">
            <text:p>10.094,90 €</text:p>
          </table:table-cell>
          <table:table-cell table:formula="of:=[.JX6]*EXP(LN(1+[.$F$2]-[.$H$2]^2/2))*EXP(NORMINV(RAND();0;[.$H$2]))" office:value-type="currency" office:currency="EUR" office:value="10970.2747252073">
            <text:p>10.970,27 €</text:p>
          </table:table-cell>
          <table:table-cell table:formula="of:=[.JY6]*EXP(LN(1+[.$F$2]-[.$H$2]^2/2))*EXP(NORMINV(RAND();0;[.$H$2]))" office:value-type="currency" office:currency="EUR" office:value="11271.5463043411">
            <text:p>11.271,55 €</text:p>
          </table:table-cell>
          <table:table-cell table:formula="of:=[.JZ6]*EXP(LN(1+[.$F$2]-[.$H$2]^2/2))*EXP(NORMINV(RAND();0;[.$H$2]))" office:value-type="currency" office:currency="EUR" office:value="10622.5288681366">
            <text:p>10.622,53 €</text:p>
          </table:table-cell>
          <table:table-cell table:formula="of:=[.KA6]*EXP(LN(1+[.$F$2]-[.$H$2]^2/2))*EXP(NORMINV(RAND();0;[.$H$2]))" office:value-type="currency" office:currency="EUR" office:value="7099.99419163499">
            <text:p>7.099,99 €</text:p>
          </table:table-cell>
          <table:table-cell table:formula="of:=[.KB6]*EXP(LN(1+[.$F$2]-[.$H$2]^2/2))*EXP(NORMINV(RAND();0;[.$H$2]))" office:value-type="currency" office:currency="EUR" office:value="16631.7429489716">
            <text:p>16.631,74 €</text:p>
          </table:table-cell>
          <table:table-cell table:formula="of:=[.KC6]*EXP(LN(1+[.$F$2]-[.$H$2]^2/2))*EXP(NORMINV(RAND();0;[.$H$2]))" office:value-type="currency" office:currency="EUR" office:value="7732.51954176111">
            <text:p>7.732,52 €</text:p>
          </table:table-cell>
          <table:table-cell table:formula="of:=[.KD6]*EXP(LN(1+[.$F$2]-[.$H$2]^2/2))*EXP(NORMINV(RAND();0;[.$H$2]))" office:value-type="currency" office:currency="EUR" office:value="8923.15774503064">
            <text:p>8.923,16 €</text:p>
          </table:table-cell>
          <table:table-cell table:formula="of:=[.KE6]*EXP(LN(1+[.$F$2]-[.$H$2]^2/2))*EXP(NORMINV(RAND();0;[.$H$2]))" office:value-type="currency" office:currency="EUR" office:value="16757.1793857828">
            <text:p>16.757,18 €</text:p>
          </table:table-cell>
          <table:table-cell table:formula="of:=[.KF6]*EXP(LN(1+[.$F$2]-[.$H$2]^2/2))*EXP(NORMINV(RAND();0;[.$H$2]))" office:value-type="currency" office:currency="EUR" office:value="10662.6644254326">
            <text:p>10.662,66 €</text:p>
          </table:table-cell>
          <table:table-cell table:formula="of:=[.KG6]*EXP(LN(1+[.$F$2]-[.$H$2]^2/2))*EXP(NORMINV(RAND();0;[.$H$2]))" office:value-type="currency" office:currency="EUR" office:value="9531.37227360057">
            <text:p>9.531,37 €</text:p>
          </table:table-cell>
          <table:table-cell table:formula="of:=[.KH6]*EXP(LN(1+[.$F$2]-[.$H$2]^2/2))*EXP(NORMINV(RAND();0;[.$H$2]))" office:value-type="currency" office:currency="EUR" office:value="7437.87362825951">
            <text:p>7.437,87 €</text:p>
          </table:table-cell>
          <table:table-cell table:formula="of:=[.KI6]*EXP(LN(1+[.$F$2]-[.$H$2]^2/2))*EXP(NORMINV(RAND();0;[.$H$2]))" office:value-type="currency" office:currency="EUR" office:value="17735.7885740033">
            <text:p>17.735,79 €</text:p>
          </table:table-cell>
          <table:table-cell table:formula="of:=[.KJ6]*EXP(LN(1+[.$F$2]-[.$H$2]^2/2))*EXP(NORMINV(RAND();0;[.$H$2]))" office:value-type="currency" office:currency="EUR" office:value="40118.4826287044">
            <text:p>40.118,48 €</text:p>
          </table:table-cell>
          <table:table-cell table:formula="of:=[.KK6]*EXP(LN(1+[.$F$2]-[.$H$2]^2/2))*EXP(NORMINV(RAND();0;[.$H$2]))" office:value-type="currency" office:currency="EUR" office:value="20086.7036035704">
            <text:p>20.086,70 €</text:p>
          </table:table-cell>
          <table:table-cell table:formula="of:=[.KL6]*EXP(LN(1+[.$F$2]-[.$H$2]^2/2))*EXP(NORMINV(RAND();0;[.$H$2]))" office:value-type="currency" office:currency="EUR" office:value="15371.5675685102">
            <text:p>15.371,57 €</text:p>
          </table:table-cell>
          <table:table-cell table:formula="of:=[.KM6]*EXP(LN(1+[.$F$2]-[.$H$2]^2/2))*EXP(NORMINV(RAND();0;[.$H$2]))" office:value-type="currency" office:currency="EUR" office:value="6991.74089547448">
            <text:p>6.991,74 €</text:p>
          </table:table-cell>
          <table:table-cell table:formula="of:=[.KN6]*EXP(LN(1+[.$F$2]-[.$H$2]^2/2))*EXP(NORMINV(RAND();0;[.$H$2]))" office:value-type="currency" office:currency="EUR" office:value="10128.6487272814">
            <text:p>10.128,65 €</text:p>
          </table:table-cell>
          <table:table-cell table:formula="of:=[.KO6]*EXP(LN(1+[.$F$2]-[.$H$2]^2/2))*EXP(NORMINV(RAND();0;[.$H$2]))" office:value-type="currency" office:currency="EUR" office:value="9416.10851780375">
            <text:p>9.416,11 €</text:p>
          </table:table-cell>
          <table:table-cell table:formula="of:=[.KP6]*EXP(LN(1+[.$F$2]-[.$H$2]^2/2))*EXP(NORMINV(RAND();0;[.$H$2]))" office:value-type="currency" office:currency="EUR" office:value="17661.8792945403">
            <text:p>17.661,88 €</text:p>
          </table:table-cell>
          <table:table-cell table:formula="of:=[.KQ6]*EXP(LN(1+[.$F$2]-[.$H$2]^2/2))*EXP(NORMINV(RAND();0;[.$H$2]))" office:value-type="currency" office:currency="EUR" office:value="7269.96928612843">
            <text:p>7.269,97 €</text:p>
          </table:table-cell>
          <table:table-cell table:formula="of:=[.KR6]*EXP(LN(1+[.$F$2]-[.$H$2]^2/2))*EXP(NORMINV(RAND();0;[.$H$2]))" office:value-type="currency" office:currency="EUR" office:value="11462.9293334987">
            <text:p>11.462,93 €</text:p>
          </table:table-cell>
          <table:table-cell table:formula="of:=[.KS6]*EXP(LN(1+[.$F$2]-[.$H$2]^2/2))*EXP(NORMINV(RAND();0;[.$H$2]))" office:value-type="currency" office:currency="EUR" office:value="11478.5781655744">
            <text:p>11.478,58 €</text:p>
          </table:table-cell>
          <table:table-cell table:formula="of:=[.KT6]*EXP(LN(1+[.$F$2]-[.$H$2]^2/2))*EXP(NORMINV(RAND();0;[.$H$2]))" office:value-type="currency" office:currency="EUR" office:value="7572.24149713223">
            <text:p>7.572,24 €</text:p>
          </table:table-cell>
          <table:table-cell table:formula="of:=[.KU6]*EXP(LN(1+[.$F$2]-[.$H$2]^2/2))*EXP(NORMINV(RAND();0;[.$H$2]))" office:value-type="currency" office:currency="EUR" office:value="12440.0527742462">
            <text:p>12.440,05 €</text:p>
          </table:table-cell>
          <table:table-cell table:formula="of:=[.KV6]*EXP(LN(1+[.$F$2]-[.$H$2]^2/2))*EXP(NORMINV(RAND();0;[.$H$2]))" office:value-type="currency" office:currency="EUR" office:value="9896.86751849317">
            <text:p>9.896,87 €</text:p>
          </table:table-cell>
          <table:table-cell table:formula="of:=[.KW6]*EXP(LN(1+[.$F$2]-[.$H$2]^2/2))*EXP(NORMINV(RAND();0;[.$H$2]))" office:value-type="currency" office:currency="EUR" office:value="11363.591852805">
            <text:p>11.363,59 €</text:p>
          </table:table-cell>
          <table:table-cell table:formula="of:=[.KX6]*EXP(LN(1+[.$F$2]-[.$H$2]^2/2))*EXP(NORMINV(RAND();0;[.$H$2]))" office:value-type="currency" office:currency="EUR" office:value="10781.6256132216">
            <text:p>10.781,63 €</text:p>
          </table:table-cell>
          <table:table-cell table:formula="of:=[.KY6]*EXP(LN(1+[.$F$2]-[.$H$2]^2/2))*EXP(NORMINV(RAND();0;[.$H$2]))" office:value-type="currency" office:currency="EUR" office:value="18843.4355863349">
            <text:p>18.843,44 €</text:p>
          </table:table-cell>
          <table:table-cell table:formula="of:=[.KZ6]*EXP(LN(1+[.$F$2]-[.$H$2]^2/2))*EXP(NORMINV(RAND();0;[.$H$2]))" office:value-type="currency" office:currency="EUR" office:value="11966.111795567">
            <text:p>11.966,11 €</text:p>
          </table:table-cell>
          <table:table-cell table:formula="of:=[.LA6]*EXP(LN(1+[.$F$2]-[.$H$2]^2/2))*EXP(NORMINV(RAND();0;[.$H$2]))" office:value-type="currency" office:currency="EUR" office:value="7033.95376546063">
            <text:p>7.033,95 €</text:p>
          </table:table-cell>
          <table:table-cell table:formula="of:=[.LB6]*EXP(LN(1+[.$F$2]-[.$H$2]^2/2))*EXP(NORMINV(RAND();0;[.$H$2]))" office:value-type="currency" office:currency="EUR" office:value="11658.1714375207">
            <text:p>11.658,17 €</text:p>
          </table:table-cell>
          <table:table-cell table:formula="of:=[.LC6]*EXP(LN(1+[.$F$2]-[.$H$2]^2/2))*EXP(NORMINV(RAND();0;[.$H$2]))" office:value-type="currency" office:currency="EUR" office:value="5793.44529383656">
            <text:p>5.793,45 €</text:p>
          </table:table-cell>
          <table:table-cell table:formula="of:=[.LD6]*EXP(LN(1+[.$F$2]-[.$H$2]^2/2))*EXP(NORMINV(RAND();0;[.$H$2]))" office:value-type="currency" office:currency="EUR" office:value="12611.5072177577">
            <text:p>12.611,51 €</text:p>
          </table:table-cell>
          <table:table-cell table:formula="of:=[.LE6]*EXP(LN(1+[.$F$2]-[.$H$2]^2/2))*EXP(NORMINV(RAND();0;[.$H$2]))" office:value-type="currency" office:currency="EUR" office:value="8548.76413326342">
            <text:p>8.548,76 €</text:p>
          </table:table-cell>
          <table:table-cell table:formula="of:=[.LF6]*EXP(LN(1+[.$F$2]-[.$H$2]^2/2))*EXP(NORMINV(RAND();0;[.$H$2]))" office:value-type="currency" office:currency="EUR" office:value="10314.0708171178">
            <text:p>10.314,07 €</text:p>
          </table:table-cell>
          <table:table-cell table:formula="of:=[.LG6]*EXP(LN(1+[.$F$2]-[.$H$2]^2/2))*EXP(NORMINV(RAND();0;[.$H$2]))" office:value-type="currency" office:currency="EUR" office:value="9125.54660118757">
            <text:p>9.125,55 €</text:p>
          </table:table-cell>
          <table:table-cell table:formula="of:=[.LH6]*EXP(LN(1+[.$F$2]-[.$H$2]^2/2))*EXP(NORMINV(RAND();0;[.$H$2]))" office:value-type="currency" office:currency="EUR" office:value="12312.5212912952">
            <text:p>12.312,52 €</text:p>
          </table:table-cell>
          <table:table-cell table:formula="of:=[.LI6]*EXP(LN(1+[.$F$2]-[.$H$2]^2/2))*EXP(NORMINV(RAND();0;[.$H$2]))" office:value-type="currency" office:currency="EUR" office:value="5747.88142560162">
            <text:p>5.747,88 €</text:p>
          </table:table-cell>
          <table:table-cell table:formula="of:=[.LJ6]*EXP(LN(1+[.$F$2]-[.$H$2]^2/2))*EXP(NORMINV(RAND();0;[.$H$2]))" office:value-type="currency" office:currency="EUR" office:value="16775.7768083392">
            <text:p>16.775,78 €</text:p>
          </table:table-cell>
          <table:table-cell table:formula="of:=[.LK6]*EXP(LN(1+[.$F$2]-[.$H$2]^2/2))*EXP(NORMINV(RAND();0;[.$H$2]))" office:value-type="currency" office:currency="EUR" office:value="12728.4267601833">
            <text:p>12.728,43 €</text:p>
          </table:table-cell>
          <table:table-cell table:formula="of:=[.LL6]*EXP(LN(1+[.$F$2]-[.$H$2]^2/2))*EXP(NORMINV(RAND();0;[.$H$2]))" office:value-type="currency" office:currency="EUR" office:value="14746.7327579174">
            <text:p>14.746,73 €</text:p>
          </table:table-cell>
          <table:table-cell table:formula="of:=[.LM6]*EXP(LN(1+[.$F$2]-[.$H$2]^2/2))*EXP(NORMINV(RAND();0;[.$H$2]))" office:value-type="currency" office:currency="EUR" office:value="5278.15429237711">
            <text:p>5.278,15 €</text:p>
          </table:table-cell>
          <table:table-cell table:formula="of:=[.LN6]*EXP(LN(1+[.$F$2]-[.$H$2]^2/2))*EXP(NORMINV(RAND();0;[.$H$2]))" office:value-type="currency" office:currency="EUR" office:value="9972.71948674963">
            <text:p>9.972,72 €</text:p>
          </table:table-cell>
          <table:table-cell table:formula="of:=[.LO6]*EXP(LN(1+[.$F$2]-[.$H$2]^2/2))*EXP(NORMINV(RAND();0;[.$H$2]))" office:value-type="currency" office:currency="EUR" office:value="7796.96170323659">
            <text:p>7.796,96 €</text:p>
          </table:table-cell>
          <table:table-cell table:formula="of:=[.LP6]*EXP(LN(1+[.$F$2]-[.$H$2]^2/2))*EXP(NORMINV(RAND();0;[.$H$2]))" office:value-type="currency" office:currency="EUR" office:value="11604.2391999895">
            <text:p>11.604,24 €</text:p>
          </table:table-cell>
          <table:table-cell table:formula="of:=[.LQ6]*EXP(LN(1+[.$F$2]-[.$H$2]^2/2))*EXP(NORMINV(RAND();0;[.$H$2]))" office:value-type="currency" office:currency="EUR" office:value="7447.10480847342">
            <text:p>7.447,10 €</text:p>
          </table:table-cell>
          <table:table-cell table:formula="of:=[.LR6]*EXP(LN(1+[.$F$2]-[.$H$2]^2/2))*EXP(NORMINV(RAND();0;[.$H$2]))" office:value-type="currency" office:currency="EUR" office:value="12490.2762228897">
            <text:p>12.490,28 €</text:p>
          </table:table-cell>
          <table:table-cell table:formula="of:=[.LS6]*EXP(LN(1+[.$F$2]-[.$H$2]^2/2))*EXP(NORMINV(RAND();0;[.$H$2]))" office:value-type="currency" office:currency="EUR" office:value="6194.06367055056">
            <text:p>6.194,06 €</text:p>
          </table:table-cell>
          <table:table-cell table:formula="of:=[.LT6]*EXP(LN(1+[.$F$2]-[.$H$2]^2/2))*EXP(NORMINV(RAND();0;[.$H$2]))" office:value-type="currency" office:currency="EUR" office:value="27038.8476370434">
            <text:p>27.038,85 €</text:p>
          </table:table-cell>
          <table:table-cell table:formula="of:=[.LU6]*EXP(LN(1+[.$F$2]-[.$H$2]^2/2))*EXP(NORMINV(RAND();0;[.$H$2]))" office:value-type="currency" office:currency="EUR" office:value="11852.1482240097">
            <text:p>11.852,15 €</text:p>
          </table:table-cell>
          <table:table-cell table:formula="of:=[.LV6]*EXP(LN(1+[.$F$2]-[.$H$2]^2/2))*EXP(NORMINV(RAND();0;[.$H$2]))" office:value-type="currency" office:currency="EUR" office:value="8740.27610858707">
            <text:p>8.740,28 €</text:p>
          </table:table-cell>
          <table:table-cell table:formula="of:=[.LW6]*EXP(LN(1+[.$F$2]-[.$H$2]^2/2))*EXP(NORMINV(RAND();0;[.$H$2]))" office:value-type="currency" office:currency="EUR" office:value="10290.5924491654">
            <text:p>10.290,59 €</text:p>
          </table:table-cell>
          <table:table-cell table:formula="of:=[.LX6]*EXP(LN(1+[.$F$2]-[.$H$2]^2/2))*EXP(NORMINV(RAND();0;[.$H$2]))" office:value-type="currency" office:currency="EUR" office:value="10819.1391267125">
            <text:p>10.819,14 €</text:p>
          </table:table-cell>
          <table:table-cell table:formula="of:=[.LY6]*EXP(LN(1+[.$F$2]-[.$H$2]^2/2))*EXP(NORMINV(RAND();0;[.$H$2]))" office:value-type="currency" office:currency="EUR" office:value="12073.216982255">
            <text:p>12.073,22 €</text:p>
          </table:table-cell>
          <table:table-cell table:formula="of:=[.LZ6]*EXP(LN(1+[.$F$2]-[.$H$2]^2/2))*EXP(NORMINV(RAND();0;[.$H$2]))" office:value-type="currency" office:currency="EUR" office:value="9028.96208826193">
            <text:p>9.028,96 €</text:p>
          </table:table-cell>
          <table:table-cell table:formula="of:=[.MA6]*EXP(LN(1+[.$F$2]-[.$H$2]^2/2))*EXP(NORMINV(RAND();0;[.$H$2]))" office:value-type="currency" office:currency="EUR" office:value="18098.2055637">
            <text:p>18.098,21 €</text:p>
          </table:table-cell>
          <table:table-cell table:formula="of:=[.MB6]*EXP(LN(1+[.$F$2]-[.$H$2]^2/2))*EXP(NORMINV(RAND();0;[.$H$2]))" office:value-type="currency" office:currency="EUR" office:value="7873.05126343567">
            <text:p>7.873,05 €</text:p>
          </table:table-cell>
          <table:table-cell table:formula="of:=[.MC6]*EXP(LN(1+[.$F$2]-[.$H$2]^2/2))*EXP(NORMINV(RAND();0;[.$H$2]))" office:value-type="currency" office:currency="EUR" office:value="15071.3048265225">
            <text:p>15.071,30 €</text:p>
          </table:table-cell>
          <table:table-cell table:formula="of:=[.MD6]*EXP(LN(1+[.$F$2]-[.$H$2]^2/2))*EXP(NORMINV(RAND();0;[.$H$2]))" office:value-type="currency" office:currency="EUR" office:value="10687.4511192892">
            <text:p>10.687,45 €</text:p>
          </table:table-cell>
          <table:table-cell table:formula="of:=[.ME6]*EXP(LN(1+[.$F$2]-[.$H$2]^2/2))*EXP(NORMINV(RAND();0;[.$H$2]))" office:value-type="currency" office:currency="EUR" office:value="15872.0119002407">
            <text:p>15.872,01 €</text:p>
          </table:table-cell>
          <table:table-cell table:formula="of:=[.MF6]*EXP(LN(1+[.$F$2]-[.$H$2]^2/2))*EXP(NORMINV(RAND();0;[.$H$2]))" office:value-type="currency" office:currency="EUR" office:value="8266.84034819239">
            <text:p>8.266,84 €</text:p>
          </table:table-cell>
          <table:table-cell table:formula="of:=[.MG6]*EXP(LN(1+[.$F$2]-[.$H$2]^2/2))*EXP(NORMINV(RAND();0;[.$H$2]))" office:value-type="currency" office:currency="EUR" office:value="10117.1458630199">
            <text:p>10.117,15 €</text:p>
          </table:table-cell>
          <table:table-cell table:formula="of:=[.MH6]*EXP(LN(1+[.$F$2]-[.$H$2]^2/2))*EXP(NORMINV(RAND();0;[.$H$2]))" office:value-type="currency" office:currency="EUR" office:value="11749.782696932">
            <text:p>11.749,78 €</text:p>
          </table:table-cell>
          <table:table-cell table:formula="of:=[.MI6]*EXP(LN(1+[.$F$2]-[.$H$2]^2/2))*EXP(NORMINV(RAND();0;[.$H$2]))" office:value-type="currency" office:currency="EUR" office:value="11463.0537563032">
            <text:p>11.463,05 €</text:p>
          </table:table-cell>
          <table:table-cell table:formula="of:=[.MJ6]*EXP(LN(1+[.$F$2]-[.$H$2]^2/2))*EXP(NORMINV(RAND();0;[.$H$2]))" office:value-type="currency" office:currency="EUR" office:value="12518.2959639898">
            <text:p>12.518,30 €</text:p>
          </table:table-cell>
          <table:table-cell table:formula="of:=[.MK6]*EXP(LN(1+[.$F$2]-[.$H$2]^2/2))*EXP(NORMINV(RAND();0;[.$H$2]))" office:value-type="currency" office:currency="EUR" office:value="22011.9499178707">
            <text:p>22.011,95 €</text:p>
          </table:table-cell>
          <table:table-cell table:formula="of:=[.ML6]*EXP(LN(1+[.$F$2]-[.$H$2]^2/2))*EXP(NORMINV(RAND();0;[.$H$2]))" office:value-type="currency" office:currency="EUR" office:value="10029.5961692547">
            <text:p>10.029,60 €</text:p>
          </table:table-cell>
          <table:table-cell table:formula="of:=[.MM6]*EXP(LN(1+[.$F$2]-[.$H$2]^2/2))*EXP(NORMINV(RAND();0;[.$H$2]))" office:value-type="currency" office:currency="EUR" office:value="12574.3540059125">
            <text:p>12.574,35 €</text:p>
          </table:table-cell>
          <table:table-cell table:formula="of:=[.MN6]*EXP(LN(1+[.$F$2]-[.$H$2]^2/2))*EXP(NORMINV(RAND();0;[.$H$2]))" office:value-type="currency" office:currency="EUR" office:value="16779.0089339524">
            <text:p>16.779,01 €</text:p>
          </table:table-cell>
          <table:table-cell table:formula="of:=[.MO6]*EXP(LN(1+[.$F$2]-[.$H$2]^2/2))*EXP(NORMINV(RAND();0;[.$H$2]))" office:value-type="currency" office:currency="EUR" office:value="2919.96282014912">
            <text:p>2.919,96 €</text:p>
          </table:table-cell>
          <table:table-cell table:formula="of:=[.MP6]*EXP(LN(1+[.$F$2]-[.$H$2]^2/2))*EXP(NORMINV(RAND();0;[.$H$2]))" office:value-type="currency" office:currency="EUR" office:value="17461.8767128109">
            <text:p>17.461,88 €</text:p>
          </table:table-cell>
          <table:table-cell table:formula="of:=[.MQ6]*EXP(LN(1+[.$F$2]-[.$H$2]^2/2))*EXP(NORMINV(RAND();0;[.$H$2]))" office:value-type="currency" office:currency="EUR" office:value="11746.1589364692">
            <text:p>11.746,16 €</text:p>
          </table:table-cell>
          <table:table-cell table:formula="of:=[.MR6]*EXP(LN(1+[.$F$2]-[.$H$2]^2/2))*EXP(NORMINV(RAND();0;[.$H$2]))" office:value-type="currency" office:currency="EUR" office:value="10847.8287856622">
            <text:p>10.847,83 €</text:p>
          </table:table-cell>
          <table:table-cell table:formula="of:=[.MS6]*EXP(LN(1+[.$F$2]-[.$H$2]^2/2))*EXP(NORMINV(RAND();0;[.$H$2]))" office:value-type="currency" office:currency="EUR" office:value="6970.56759791303">
            <text:p>6.970,57 €</text:p>
          </table:table-cell>
          <table:table-cell table:formula="of:=[.MT6]*EXP(LN(1+[.$F$2]-[.$H$2]^2/2))*EXP(NORMINV(RAND();0;[.$H$2]))" office:value-type="currency" office:currency="EUR" office:value="13948.3147359338">
            <text:p>13.948,31 €</text:p>
          </table:table-cell>
          <table:table-cell table:formula="of:=[.MU6]*EXP(LN(1+[.$F$2]-[.$H$2]^2/2))*EXP(NORMINV(RAND();0;[.$H$2]))" office:value-type="currency" office:currency="EUR" office:value="10119.7575343807">
            <text:p>10.119,76 €</text:p>
          </table:table-cell>
          <table:table-cell table:formula="of:=[.MV6]*EXP(LN(1+[.$F$2]-[.$H$2]^2/2))*EXP(NORMINV(RAND();0;[.$H$2]))" office:value-type="currency" office:currency="EUR" office:value="11702.7722673725">
            <text:p>11.702,77 €</text:p>
          </table:table-cell>
          <table:table-cell table:formula="of:=[.MW6]*EXP(LN(1+[.$F$2]-[.$H$2]^2/2))*EXP(NORMINV(RAND();0;[.$H$2]))" office:value-type="currency" office:currency="EUR" office:value="13710.4479105277">
            <text:p>13.710,45 €</text:p>
          </table:table-cell>
          <table:table-cell table:formula="of:=[.MX6]*EXP(LN(1+[.$F$2]-[.$H$2]^2/2))*EXP(NORMINV(RAND();0;[.$H$2]))" office:value-type="currency" office:currency="EUR" office:value="11801.5346323719">
            <text:p>11.801,53 €</text:p>
          </table:table-cell>
          <table:table-cell table:formula="of:=[.MY6]*EXP(LN(1+[.$F$2]-[.$H$2]^2/2))*EXP(NORMINV(RAND();0;[.$H$2]))" office:value-type="currency" office:currency="EUR" office:value="16972.489771719">
            <text:p>16.972,49 €</text:p>
          </table:table-cell>
          <table:table-cell table:formula="of:=[.MZ6]*EXP(LN(1+[.$F$2]-[.$H$2]^2/2))*EXP(NORMINV(RAND();0;[.$H$2]))" office:value-type="currency" office:currency="EUR" office:value="11144.5970932064">
            <text:p>11.144,60 €</text:p>
          </table:table-cell>
          <table:table-cell table:formula="of:=[.NA6]*EXP(LN(1+[.$F$2]-[.$H$2]^2/2))*EXP(NORMINV(RAND();0;[.$H$2]))" office:value-type="currency" office:currency="EUR" office:value="11088.4291603701">
            <text:p>11.088,43 €</text:p>
          </table:table-cell>
          <table:table-cell table:formula="of:=[.NB6]*EXP(LN(1+[.$F$2]-[.$H$2]^2/2))*EXP(NORMINV(RAND();0;[.$H$2]))" office:value-type="currency" office:currency="EUR" office:value="19184.6374334992">
            <text:p>19.184,64 €</text:p>
          </table:table-cell>
          <table:table-cell table:formula="of:=[.NC6]*EXP(LN(1+[.$F$2]-[.$H$2]^2/2))*EXP(NORMINV(RAND();0;[.$H$2]))" office:value-type="currency" office:currency="EUR" office:value="9116.91734379524">
            <text:p>9.116,92 €</text:p>
          </table:table-cell>
          <table:table-cell table:formula="of:=[.ND6]*EXP(LN(1+[.$F$2]-[.$H$2]^2/2))*EXP(NORMINV(RAND();0;[.$H$2]))" office:value-type="currency" office:currency="EUR" office:value="12833.9445921203">
            <text:p>12.833,94 €</text:p>
          </table:table-cell>
          <table:table-cell table:formula="of:=[.NE6]*EXP(LN(1+[.$F$2]-[.$H$2]^2/2))*EXP(NORMINV(RAND();0;[.$H$2]))" office:value-type="currency" office:currency="EUR" office:value="12097.1781392549">
            <text:p>12.097,18 €</text:p>
          </table:table-cell>
          <table:table-cell table:formula="of:=[.NF6]*EXP(LN(1+[.$F$2]-[.$H$2]^2/2))*EXP(NORMINV(RAND();0;[.$H$2]))" office:value-type="currency" office:currency="EUR" office:value="16018.1432900007">
            <text:p>16.018,14 €</text:p>
          </table:table-cell>
          <table:table-cell table:formula="of:=[.NG6]*EXP(LN(1+[.$F$2]-[.$H$2]^2/2))*EXP(NORMINV(RAND();0;[.$H$2]))" office:value-type="currency" office:currency="EUR" office:value="8198.99017436739">
            <text:p>8.198,99 €</text:p>
          </table:table-cell>
          <table:table-cell table:formula="of:=[.NH6]*EXP(LN(1+[.$F$2]-[.$H$2]^2/2))*EXP(NORMINV(RAND();0;[.$H$2]))" office:value-type="currency" office:currency="EUR" office:value="14727.3486117198">
            <text:p>14.727,35 €</text:p>
          </table:table-cell>
          <table:table-cell table:formula="of:=[.NI6]*EXP(LN(1+[.$F$2]-[.$H$2]^2/2))*EXP(NORMINV(RAND();0;[.$H$2]))" office:value-type="currency" office:currency="EUR" office:value="9248.0971482021">
            <text:p>9.248,10 €</text:p>
          </table:table-cell>
          <table:table-cell table:formula="of:=[.NJ6]*EXP(LN(1+[.$F$2]-[.$H$2]^2/2))*EXP(NORMINV(RAND();0;[.$H$2]))" office:value-type="currency" office:currency="EUR" office:value="15458.0056375543">
            <text:p>15.458,01 €</text:p>
          </table:table-cell>
          <table:table-cell table:formula="of:=[.NK6]*EXP(LN(1+[.$F$2]-[.$H$2]^2/2))*EXP(NORMINV(RAND();0;[.$H$2]))" office:value-type="currency" office:currency="EUR" office:value="16021.4577123049">
            <text:p>16.021,46 €</text:p>
          </table:table-cell>
          <table:table-cell table:formula="of:=[.NL6]*EXP(LN(1+[.$F$2]-[.$H$2]^2/2))*EXP(NORMINV(RAND();0;[.$H$2]))" office:value-type="currency" office:currency="EUR" office:value="14631.4853860745">
            <text:p>14.631,49 €</text:p>
          </table:table-cell>
          <table:table-cell table:formula="of:=[.NM6]*EXP(LN(1+[.$F$2]-[.$H$2]^2/2))*EXP(NORMINV(RAND();0;[.$H$2]))" office:value-type="currency" office:currency="EUR" office:value="6284.65564858756">
            <text:p>6.284,66 €</text:p>
          </table:table-cell>
          <table:table-cell table:formula="of:=[.NN6]*EXP(LN(1+[.$F$2]-[.$H$2]^2/2))*EXP(NORMINV(RAND();0;[.$H$2]))" office:value-type="currency" office:currency="EUR" office:value="21204.4438556211">
            <text:p>21.204,44 €</text:p>
          </table:table-cell>
          <table:table-cell table:formula="of:=[.NO6]*EXP(LN(1+[.$F$2]-[.$H$2]^2/2))*EXP(NORMINV(RAND();0;[.$H$2]))" office:value-type="currency" office:currency="EUR" office:value="6829.49469635109">
            <text:p>6.829,49 €</text:p>
          </table:table-cell>
          <table:table-cell table:formula="of:=[.NP6]*EXP(LN(1+[.$F$2]-[.$H$2]^2/2))*EXP(NORMINV(RAND();0;[.$H$2]))" office:value-type="currency" office:currency="EUR" office:value="8304.97622284169">
            <text:p>8.304,98 €</text:p>
          </table:table-cell>
          <table:table-cell table:formula="of:=[.NQ6]*EXP(LN(1+[.$F$2]-[.$H$2]^2/2))*EXP(NORMINV(RAND();0;[.$H$2]))" office:value-type="currency" office:currency="EUR" office:value="23992.190021201">
            <text:p>23.992,19 €</text:p>
          </table:table-cell>
          <table:table-cell table:formula="of:=[.NR6]*EXP(LN(1+[.$F$2]-[.$H$2]^2/2))*EXP(NORMINV(RAND();0;[.$H$2]))" office:value-type="currency" office:currency="EUR" office:value="13133.219324704">
            <text:p>13.133,22 €</text:p>
          </table:table-cell>
          <table:table-cell table:formula="of:=[.NS6]*EXP(LN(1+[.$F$2]-[.$H$2]^2/2))*EXP(NORMINV(RAND();0;[.$H$2]))" office:value-type="currency" office:currency="EUR" office:value="17410.8034541334">
            <text:p>17.410,80 €</text:p>
          </table:table-cell>
          <table:table-cell table:formula="of:=[.NT6]*EXP(LN(1+[.$F$2]-[.$H$2]^2/2))*EXP(NORMINV(RAND();0;[.$H$2]))" office:value-type="currency" office:currency="EUR" office:value="13732.9268933193">
            <text:p>13.732,93 €</text:p>
          </table:table-cell>
          <table:table-cell table:formula="of:=[.NU6]*EXP(LN(1+[.$F$2]-[.$H$2]^2/2))*EXP(NORMINV(RAND();0;[.$H$2]))" office:value-type="currency" office:currency="EUR" office:value="12103.2267833673">
            <text:p>12.103,23 €</text:p>
          </table:table-cell>
          <table:table-cell table:formula="of:=[.NV6]*EXP(LN(1+[.$F$2]-[.$H$2]^2/2))*EXP(NORMINV(RAND();0;[.$H$2]))" office:value-type="currency" office:currency="EUR" office:value="14882.9999764554">
            <text:p>14.883,00 €</text:p>
          </table:table-cell>
          <table:table-cell table:formula="of:=[.NW6]*EXP(LN(1+[.$F$2]-[.$H$2]^2/2))*EXP(NORMINV(RAND();0;[.$H$2]))" office:value-type="currency" office:currency="EUR" office:value="10199.883721499">
            <text:p>10.199,88 €</text:p>
          </table:table-cell>
          <table:table-cell table:formula="of:=[.NX6]*EXP(LN(1+[.$F$2]-[.$H$2]^2/2))*EXP(NORMINV(RAND();0;[.$H$2]))" office:value-type="currency" office:currency="EUR" office:value="7493.05889461166">
            <text:p>7.493,06 €</text:p>
          </table:table-cell>
          <table:table-cell table:formula="of:=[.NY6]*EXP(LN(1+[.$F$2]-[.$H$2]^2/2))*EXP(NORMINV(RAND();0;[.$H$2]))" office:value-type="currency" office:currency="EUR" office:value="7182.97139861257">
            <text:p>7.182,97 €</text:p>
          </table:table-cell>
          <table:table-cell table:formula="of:=[.NZ6]*EXP(LN(1+[.$F$2]-[.$H$2]^2/2))*EXP(NORMINV(RAND();0;[.$H$2]))" office:value-type="currency" office:currency="EUR" office:value="15120.3501714085">
            <text:p>15.120,35 €</text:p>
          </table:table-cell>
          <table:table-cell table:formula="of:=[.OA6]*EXP(LN(1+[.$F$2]-[.$H$2]^2/2))*EXP(NORMINV(RAND();0;[.$H$2]))" office:value-type="currency" office:currency="EUR" office:value="8786.87855080155">
            <text:p>8.786,88 €</text:p>
          </table:table-cell>
          <table:table-cell table:formula="of:=[.OB6]*EXP(LN(1+[.$F$2]-[.$H$2]^2/2))*EXP(NORMINV(RAND();0;[.$H$2]))" office:value-type="currency" office:currency="EUR" office:value="10072.9643512096">
            <text:p>10.072,96 €</text:p>
          </table:table-cell>
          <table:table-cell table:formula="of:=[.OC6]*EXP(LN(1+[.$F$2]-[.$H$2]^2/2))*EXP(NORMINV(RAND();0;[.$H$2]))" office:value-type="currency" office:currency="EUR" office:value="15997.1947886484">
            <text:p>15.997,19 €</text:p>
          </table:table-cell>
          <table:table-cell table:formula="of:=[.OD6]*EXP(LN(1+[.$F$2]-[.$H$2]^2/2))*EXP(NORMINV(RAND();0;[.$H$2]))" office:value-type="currency" office:currency="EUR" office:value="12508.787616365">
            <text:p>12.508,79 €</text:p>
          </table:table-cell>
          <table:table-cell table:formula="of:=[.OE6]*EXP(LN(1+[.$F$2]-[.$H$2]^2/2))*EXP(NORMINV(RAND();0;[.$H$2]))" office:value-type="currency" office:currency="EUR" office:value="14144.4263636032">
            <text:p>14.144,43 €</text:p>
          </table:table-cell>
          <table:table-cell table:formula="of:=[.OF6]*EXP(LN(1+[.$F$2]-[.$H$2]^2/2))*EXP(NORMINV(RAND();0;[.$H$2]))" office:value-type="currency" office:currency="EUR" office:value="7153.79172625655">
            <text:p>7.153,79 €</text:p>
          </table:table-cell>
          <table:table-cell table:formula="of:=[.OG6]*EXP(LN(1+[.$F$2]-[.$H$2]^2/2))*EXP(NORMINV(RAND();0;[.$H$2]))" office:value-type="currency" office:currency="EUR" office:value="7815.17054873154">
            <text:p>7.815,17 €</text:p>
          </table:table-cell>
          <table:table-cell table:formula="of:=[.OH6]*EXP(LN(1+[.$F$2]-[.$H$2]^2/2))*EXP(NORMINV(RAND();0;[.$H$2]))" office:value-type="currency" office:currency="EUR" office:value="7104.98835690627">
            <text:p>7.104,99 €</text:p>
          </table:table-cell>
          <table:table-cell table:formula="of:=[.OI6]*EXP(LN(1+[.$F$2]-[.$H$2]^2/2))*EXP(NORMINV(RAND();0;[.$H$2]))" office:value-type="currency" office:currency="EUR" office:value="13491.5911619501">
            <text:p>13.491,59 €</text:p>
          </table:table-cell>
          <table:table-cell table:formula="of:=[.OJ6]*EXP(LN(1+[.$F$2]-[.$H$2]^2/2))*EXP(NORMINV(RAND();0;[.$H$2]))" office:value-type="currency" office:currency="EUR" office:value="12997.5256723823">
            <text:p>12.997,53 €</text:p>
          </table:table-cell>
          <table:table-cell table:formula="of:=[.OK6]*EXP(LN(1+[.$F$2]-[.$H$2]^2/2))*EXP(NORMINV(RAND();0;[.$H$2]))" office:value-type="currency" office:currency="EUR" office:value="10311.3837770254">
            <text:p>10.311,38 €</text:p>
          </table:table-cell>
          <table:table-cell table:formula="of:=[.OL6]*EXP(LN(1+[.$F$2]-[.$H$2]^2/2))*EXP(NORMINV(RAND();0;[.$H$2]))" office:value-type="currency" office:currency="EUR" office:value="17814.5624004595">
            <text:p>17.814,56 €</text:p>
          </table:table-cell>
          <table:table-cell table:formula="of:=[.OM6]*EXP(LN(1+[.$F$2]-[.$H$2]^2/2))*EXP(NORMINV(RAND();0;[.$H$2]))" office:value-type="currency" office:currency="EUR" office:value="6927.09257905008">
            <text:p>6.927,09 €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7]*EXP(LN(1+[.$F$2]))" office:value-type="currency" office:currency="EUR" office:value="13382.255776">
            <text:p>13.382,26 €</text:p>
          </table:table-cell>
          <table:table-cell table:formula="of:=[.C7]*EXP(LN(1+[.$F$2]-[.$H$2]^2/2))*EXP(NORMINV(RAND();0;[.$H$2]))" office:value-type="currency" office:currency="EUR" office:value="18107.4634819839">
            <text:p>18.107,46 €</text:p>
          </table:table-cell>
          <table:table-cell table:formula="of:=[.D7]*EXP(LN(1+[.$F$2]-[.$H$2]^2/2))*EXP(NORMINV(RAND();0;[.$H$2]))" office:value-type="currency" office:currency="EUR" office:value="19622.9449449749">
            <text:p>19.622,94 €</text:p>
          </table:table-cell>
          <table:table-cell table:formula="of:=[.E7]*EXP(LN(1+[.$F$2]-[.$H$2]^2/2))*EXP(NORMINV(RAND();0;[.$H$2]))" office:value-type="currency" office:currency="EUR" office:value="8448.21934418516">
            <text:p>8.448,22 €</text:p>
          </table:table-cell>
          <table:table-cell table:formula="of:=[.F7]*EXP(LN(1+[.$F$2]-[.$H$2]^2/2))*EXP(NORMINV(RAND();0;[.$H$2]))" office:value-type="currency" office:currency="EUR" office:value="15054.2413249965">
            <text:p>15.054,24 €</text:p>
          </table:table-cell>
          <table:table-cell table:formula="of:=[.G7]*EXP(LN(1+[.$F$2]-[.$H$2]^2/2))*EXP(NORMINV(RAND();0;[.$H$2]))" office:value-type="currency" office:currency="EUR" office:value="18949.7379531633">
            <text:p>18.949,74 €</text:p>
          </table:table-cell>
          <table:table-cell table:formula="of:=[.H7]*EXP(LN(1+[.$F$2]-[.$H$2]^2/2))*EXP(NORMINV(RAND();0;[.$H$2]))" office:value-type="currency" office:currency="EUR" office:value="22607.5628524433">
            <text:p>22.607,56 €</text:p>
          </table:table-cell>
          <table:table-cell table:formula="of:=[.I7]*EXP(LN(1+[.$F$2]-[.$H$2]^2/2))*EXP(NORMINV(RAND();0;[.$H$2]))" office:value-type="currency" office:currency="EUR" office:value="11704.5392677476">
            <text:p>11.704,54 €</text:p>
          </table:table-cell>
          <table:table-cell table:formula="of:=[.J7]*EXP(LN(1+[.$F$2]-[.$H$2]^2/2))*EXP(NORMINV(RAND();0;[.$H$2]))" office:value-type="currency" office:currency="EUR" office:value="9996.8167820606">
            <text:p>9.996,82 €</text:p>
          </table:table-cell>
          <table:table-cell table:formula="of:=[.K7]*EXP(LN(1+[.$F$2]-[.$H$2]^2/2))*EXP(NORMINV(RAND();0;[.$H$2]))" office:value-type="currency" office:currency="EUR" office:value="9603.05178153909">
            <text:p>9.603,05 €</text:p>
          </table:table-cell>
          <table:table-cell table:formula="of:=[.L7]*EXP(LN(1+[.$F$2]-[.$H$2]^2/2))*EXP(NORMINV(RAND();0;[.$H$2]))" office:value-type="currency" office:currency="EUR" office:value="19302.8457897491">
            <text:p>19.302,85 €</text:p>
          </table:table-cell>
          <table:table-cell table:formula="of:=[.M7]*EXP(LN(1+[.$F$2]-[.$H$2]^2/2))*EXP(NORMINV(RAND();0;[.$H$2]))" office:value-type="currency" office:currency="EUR" office:value="9199.71418439024">
            <text:p>9.199,71 €</text:p>
          </table:table-cell>
          <table:table-cell table:formula="of:=[.N7]*EXP(LN(1+[.$F$2]-[.$H$2]^2/2))*EXP(NORMINV(RAND();0;[.$H$2]))" office:value-type="currency" office:currency="EUR" office:value="14511.669924684">
            <text:p>14.511,67 €</text:p>
          </table:table-cell>
          <table:table-cell table:formula="of:=[.O7]*EXP(LN(1+[.$F$2]-[.$H$2]^2/2))*EXP(NORMINV(RAND();0;[.$H$2]))" office:value-type="currency" office:currency="EUR" office:value="15273.6293988976">
            <text:p>15.273,63 €</text:p>
          </table:table-cell>
          <table:table-cell table:formula="of:=[.P7]*EXP(LN(1+[.$F$2]-[.$H$2]^2/2))*EXP(NORMINV(RAND();0;[.$H$2]))" office:value-type="currency" office:currency="EUR" office:value="11438.9407956619">
            <text:p>11.438,94 €</text:p>
          </table:table-cell>
          <table:table-cell table:formula="of:=[.Q7]*EXP(LN(1+[.$F$2]-[.$H$2]^2/2))*EXP(NORMINV(RAND();0;[.$H$2]))" office:value-type="currency" office:currency="EUR" office:value="7368.4484043726">
            <text:p>7.368,45 €</text:p>
          </table:table-cell>
          <table:table-cell table:formula="of:=[.R7]*EXP(LN(1+[.$F$2]-[.$H$2]^2/2))*EXP(NORMINV(RAND();0;[.$H$2]))" office:value-type="currency" office:currency="EUR" office:value="7614.44651905484">
            <text:p>7.614,45 €</text:p>
          </table:table-cell>
          <table:table-cell table:formula="of:=[.S7]*EXP(LN(1+[.$F$2]-[.$H$2]^2/2))*EXP(NORMINV(RAND();0;[.$H$2]))" office:value-type="currency" office:currency="EUR" office:value="6993.28676561077">
            <text:p>6.993,29 €</text:p>
          </table:table-cell>
          <table:table-cell table:formula="of:=[.T7]*EXP(LN(1+[.$F$2]-[.$H$2]^2/2))*EXP(NORMINV(RAND();0;[.$H$2]))" office:value-type="currency" office:currency="EUR" office:value="5291.7173473083">
            <text:p>5.291,72 €</text:p>
          </table:table-cell>
          <table:table-cell table:formula="of:=[.U7]*EXP(LN(1+[.$F$2]-[.$H$2]^2/2))*EXP(NORMINV(RAND();0;[.$H$2]))" office:value-type="currency" office:currency="EUR" office:value="10678.3746371899">
            <text:p>10.678,37 €</text:p>
          </table:table-cell>
          <table:table-cell table:formula="of:=[.V7]*EXP(LN(1+[.$F$2]-[.$H$2]^2/2))*EXP(NORMINV(RAND();0;[.$H$2]))" office:value-type="currency" office:currency="EUR" office:value="10283.8804297543">
            <text:p>10.283,88 €</text:p>
          </table:table-cell>
          <table:table-cell table:formula="of:=[.W7]*EXP(LN(1+[.$F$2]-[.$H$2]^2/2))*EXP(NORMINV(RAND();0;[.$H$2]))" office:value-type="currency" office:currency="EUR" office:value="14071.3769478553">
            <text:p>14.071,38 €</text:p>
          </table:table-cell>
          <table:table-cell table:formula="of:=[.X7]*EXP(LN(1+[.$F$2]-[.$H$2]^2/2))*EXP(NORMINV(RAND();0;[.$H$2]))" office:value-type="currency" office:currency="EUR" office:value="13126.6183430117">
            <text:p>13.126,62 €</text:p>
          </table:table-cell>
          <table:table-cell table:formula="of:=[.Y7]*EXP(LN(1+[.$F$2]-[.$H$2]^2/2))*EXP(NORMINV(RAND();0;[.$H$2]))" office:value-type="currency" office:currency="EUR" office:value="6091.20718085553">
            <text:p>6.091,21 €</text:p>
          </table:table-cell>
          <table:table-cell table:formula="of:=[.Z7]*EXP(LN(1+[.$F$2]-[.$H$2]^2/2))*EXP(NORMINV(RAND();0;[.$H$2]))" office:value-type="currency" office:currency="EUR" office:value="12514.226620662">
            <text:p>12.514,23 €</text:p>
          </table:table-cell>
          <table:table-cell table:formula="of:=[.AA7]*EXP(LN(1+[.$F$2]-[.$H$2]^2/2))*EXP(NORMINV(RAND();0;[.$H$2]))" office:value-type="currency" office:currency="EUR" office:value="9957.46231093979">
            <text:p>9.957,46 €</text:p>
          </table:table-cell>
          <table:table-cell table:formula="of:=[.AB7]*EXP(LN(1+[.$F$2]-[.$H$2]^2/2))*EXP(NORMINV(RAND();0;[.$H$2]))" office:value-type="currency" office:currency="EUR" office:value="6764.71150290275">
            <text:p>6.764,71 €</text:p>
          </table:table-cell>
          <table:table-cell table:formula="of:=[.AC7]*EXP(LN(1+[.$F$2]-[.$H$2]^2/2))*EXP(NORMINV(RAND();0;[.$H$2]))" office:value-type="currency" office:currency="EUR" office:value="24141.1622534147">
            <text:p>24.141,16 €</text:p>
          </table:table-cell>
          <table:table-cell table:formula="of:=[.AD7]*EXP(LN(1+[.$F$2]-[.$H$2]^2/2))*EXP(NORMINV(RAND();0;[.$H$2]))" office:value-type="currency" office:currency="EUR" office:value="10694.3340064829">
            <text:p>10.694,33 €</text:p>
          </table:table-cell>
          <table:table-cell table:formula="of:=[.AE7]*EXP(LN(1+[.$F$2]-[.$H$2]^2/2))*EXP(NORMINV(RAND();0;[.$H$2]))" office:value-type="currency" office:currency="EUR" office:value="8743.04919988602">
            <text:p>8.743,05 €</text:p>
          </table:table-cell>
          <table:table-cell table:formula="of:=[.AF7]*EXP(LN(1+[.$F$2]-[.$H$2]^2/2))*EXP(NORMINV(RAND();0;[.$H$2]))" office:value-type="currency" office:currency="EUR" office:value="8676.622351911">
            <text:p>8.676,62 €</text:p>
          </table:table-cell>
          <table:table-cell table:formula="of:=[.AG7]*EXP(LN(1+[.$F$2]-[.$H$2]^2/2))*EXP(NORMINV(RAND();0;[.$H$2]))" office:value-type="currency" office:currency="EUR" office:value="18463.7178491343">
            <text:p>18.463,72 €</text:p>
          </table:table-cell>
          <table:table-cell table:formula="of:=[.AH7]*EXP(LN(1+[.$F$2]-[.$H$2]^2/2))*EXP(NORMINV(RAND();0;[.$H$2]))" office:value-type="currency" office:currency="EUR" office:value="4279.14591882534">
            <text:p>4.279,15 €</text:p>
          </table:table-cell>
          <table:table-cell table:formula="of:=[.AI7]*EXP(LN(1+[.$F$2]-[.$H$2]^2/2))*EXP(NORMINV(RAND();0;[.$H$2]))" office:value-type="currency" office:currency="EUR" office:value="14105.9126102264">
            <text:p>14.105,91 €</text:p>
          </table:table-cell>
          <table:table-cell table:formula="of:=[.AJ7]*EXP(LN(1+[.$F$2]-[.$H$2]^2/2))*EXP(NORMINV(RAND();0;[.$H$2]))" office:value-type="currency" office:currency="EUR" office:value="12555.4109830739">
            <text:p>12.555,41 €</text:p>
          </table:table-cell>
          <table:table-cell table:formula="of:=[.AK7]*EXP(LN(1+[.$F$2]-[.$H$2]^2/2))*EXP(NORMINV(RAND();0;[.$H$2]))" office:value-type="currency" office:currency="EUR" office:value="19144.2537979034">
            <text:p>19.144,25 €</text:p>
          </table:table-cell>
          <table:table-cell table:formula="of:=[.AL7]*EXP(LN(1+[.$F$2]-[.$H$2]^2/2))*EXP(NORMINV(RAND();0;[.$H$2]))" office:value-type="currency" office:currency="EUR" office:value="8592.55218508026">
            <text:p>8.592,55 €</text:p>
          </table:table-cell>
          <table:table-cell table:formula="of:=[.AM7]*EXP(LN(1+[.$F$2]-[.$H$2]^2/2))*EXP(NORMINV(RAND();0;[.$H$2]))" office:value-type="currency" office:currency="EUR" office:value="18168.1854778129">
            <text:p>18.168,19 €</text:p>
          </table:table-cell>
          <table:table-cell table:formula="of:=[.AN7]*EXP(LN(1+[.$F$2]-[.$H$2]^2/2))*EXP(NORMINV(RAND();0;[.$H$2]))" office:value-type="currency" office:currency="EUR" office:value="8689.61215401375">
            <text:p>8.689,61 €</text:p>
          </table:table-cell>
          <table:table-cell table:formula="of:=[.AO7]*EXP(LN(1+[.$F$2]-[.$H$2]^2/2))*EXP(NORMINV(RAND();0;[.$H$2]))" office:value-type="currency" office:currency="EUR" office:value="6153.50428545538">
            <text:p>6.153,50 €</text:p>
          </table:table-cell>
          <table:table-cell table:formula="of:=[.AP7]*EXP(LN(1+[.$F$2]-[.$H$2]^2/2))*EXP(NORMINV(RAND();0;[.$H$2]))" office:value-type="currency" office:currency="EUR" office:value="11676.1274654909">
            <text:p>11.676,13 €</text:p>
          </table:table-cell>
          <table:table-cell table:formula="of:=[.AQ7]*EXP(LN(1+[.$F$2]-[.$H$2]^2/2))*EXP(NORMINV(RAND();0;[.$H$2]))" office:value-type="currency" office:currency="EUR" office:value="9822.29177614431">
            <text:p>9.822,29 €</text:p>
          </table:table-cell>
          <table:table-cell table:formula="of:=[.AR7]*EXP(LN(1+[.$F$2]-[.$H$2]^2/2))*EXP(NORMINV(RAND();0;[.$H$2]))" office:value-type="currency" office:currency="EUR" office:value="13326.0013716973">
            <text:p>13.326,00 €</text:p>
          </table:table-cell>
          <table:table-cell table:formula="of:=[.AS7]*EXP(LN(1+[.$F$2]-[.$H$2]^2/2))*EXP(NORMINV(RAND();0;[.$H$2]))" office:value-type="currency" office:currency="EUR" office:value="22555.6749819605">
            <text:p>22.555,67 €</text:p>
          </table:table-cell>
          <table:table-cell table:formula="of:=[.AT7]*EXP(LN(1+[.$F$2]-[.$H$2]^2/2))*EXP(NORMINV(RAND();0;[.$H$2]))" office:value-type="currency" office:currency="EUR" office:value="9053.2972621102">
            <text:p>9.053,30 €</text:p>
          </table:table-cell>
          <table:table-cell table:formula="of:=[.AU7]*EXP(LN(1+[.$F$2]-[.$H$2]^2/2))*EXP(NORMINV(RAND();0;[.$H$2]))" office:value-type="currency" office:currency="EUR" office:value="13363.857335436">
            <text:p>13.363,86 €</text:p>
          </table:table-cell>
          <table:table-cell table:formula="of:=[.AV7]*EXP(LN(1+[.$F$2]-[.$H$2]^2/2))*EXP(NORMINV(RAND();0;[.$H$2]))" office:value-type="currency" office:currency="EUR" office:value="18511.1048475169">
            <text:p>18.511,10 €</text:p>
          </table:table-cell>
          <table:table-cell table:formula="of:=[.AW7]*EXP(LN(1+[.$F$2]-[.$H$2]^2/2))*EXP(NORMINV(RAND();0;[.$H$2]))" office:value-type="currency" office:currency="EUR" office:value="13366.7638233137">
            <text:p>13.366,76 €</text:p>
          </table:table-cell>
          <table:table-cell table:formula="of:=[.AX7]*EXP(LN(1+[.$F$2]-[.$H$2]^2/2))*EXP(NORMINV(RAND();0;[.$H$2]))" office:value-type="currency" office:currency="EUR" office:value="13880.0782112856">
            <text:p>13.880,08 €</text:p>
          </table:table-cell>
          <table:table-cell table:formula="of:=[.AY7]*EXP(LN(1+[.$F$2]-[.$H$2]^2/2))*EXP(NORMINV(RAND();0;[.$H$2]))" office:value-type="currency" office:currency="EUR" office:value="8959.3654311813">
            <text:p>8.959,37 €</text:p>
          </table:table-cell>
          <table:table-cell table:formula="of:=[.AZ7]*EXP(LN(1+[.$F$2]-[.$H$2]^2/2))*EXP(NORMINV(RAND();0;[.$H$2]))" office:value-type="currency" office:currency="EUR" office:value="7057.26075537719">
            <text:p>7.057,26 €</text:p>
          </table:table-cell>
          <table:table-cell table:formula="of:=[.BA7]*EXP(LN(1+[.$F$2]-[.$H$2]^2/2))*EXP(NORMINV(RAND();0;[.$H$2]))" office:value-type="currency" office:currency="EUR" office:value="19104.6788090731">
            <text:p>19.104,68 €</text:p>
          </table:table-cell>
          <table:table-cell table:formula="of:=[.BB7]*EXP(LN(1+[.$F$2]-[.$H$2]^2/2))*EXP(NORMINV(RAND();0;[.$H$2]))" office:value-type="currency" office:currency="EUR" office:value="14461.9986493415">
            <text:p>14.462,00 €</text:p>
          </table:table-cell>
          <table:table-cell table:formula="of:=[.BC7]*EXP(LN(1+[.$F$2]-[.$H$2]^2/2))*EXP(NORMINV(RAND();0;[.$H$2]))" office:value-type="currency" office:currency="EUR" office:value="12068.6129054092">
            <text:p>12.068,61 €</text:p>
          </table:table-cell>
          <table:table-cell table:formula="of:=[.BD7]*EXP(LN(1+[.$F$2]-[.$H$2]^2/2))*EXP(NORMINV(RAND();0;[.$H$2]))" office:value-type="currency" office:currency="EUR" office:value="11951.9208130178">
            <text:p>11.951,92 €</text:p>
          </table:table-cell>
          <table:table-cell table:formula="of:=[.BE7]*EXP(LN(1+[.$F$2]-[.$H$2]^2/2))*EXP(NORMINV(RAND();0;[.$H$2]))" office:value-type="currency" office:currency="EUR" office:value="13816.2026480832">
            <text:p>13.816,20 €</text:p>
          </table:table-cell>
          <table:table-cell table:formula="of:=[.BF7]*EXP(LN(1+[.$F$2]-[.$H$2]^2/2))*EXP(NORMINV(RAND();0;[.$H$2]))" office:value-type="currency" office:currency="EUR" office:value="16752.3961121851">
            <text:p>16.752,40 €</text:p>
          </table:table-cell>
          <table:table-cell table:formula="of:=[.BG7]*EXP(LN(1+[.$F$2]-[.$H$2]^2/2))*EXP(NORMINV(RAND();0;[.$H$2]))" office:value-type="currency" office:currency="EUR" office:value="7338.26076737277">
            <text:p>7.338,26 €</text:p>
          </table:table-cell>
          <table:table-cell table:formula="of:=[.BH7]*EXP(LN(1+[.$F$2]-[.$H$2]^2/2))*EXP(NORMINV(RAND();0;[.$H$2]))" office:value-type="currency" office:currency="EUR" office:value="13117.5992987461">
            <text:p>13.117,60 €</text:p>
          </table:table-cell>
          <table:table-cell table:formula="of:=[.BI7]*EXP(LN(1+[.$F$2]-[.$H$2]^2/2))*EXP(NORMINV(RAND();0;[.$H$2]))" office:value-type="currency" office:currency="EUR" office:value="7621.11088162157">
            <text:p>7.621,11 €</text:p>
          </table:table-cell>
          <table:table-cell table:formula="of:=[.BJ7]*EXP(LN(1+[.$F$2]-[.$H$2]^2/2))*EXP(NORMINV(RAND();0;[.$H$2]))" office:value-type="currency" office:currency="EUR" office:value="8715.70968199889">
            <text:p>8.715,71 €</text:p>
          </table:table-cell>
          <table:table-cell table:formula="of:=[.BK7]*EXP(LN(1+[.$F$2]-[.$H$2]^2/2))*EXP(NORMINV(RAND();0;[.$H$2]))" office:value-type="currency" office:currency="EUR" office:value="8964.77901037614">
            <text:p>8.964,78 €</text:p>
          </table:table-cell>
          <table:table-cell table:formula="of:=[.BL7]*EXP(LN(1+[.$F$2]-[.$H$2]^2/2))*EXP(NORMINV(RAND();0;[.$H$2]))" office:value-type="currency" office:currency="EUR" office:value="15759.4664003233">
            <text:p>15.759,47 €</text:p>
          </table:table-cell>
          <table:table-cell table:formula="of:=[.BM7]*EXP(LN(1+[.$F$2]-[.$H$2]^2/2))*EXP(NORMINV(RAND();0;[.$H$2]))" office:value-type="currency" office:currency="EUR" office:value="11260.9051958198">
            <text:p>11.260,91 €</text:p>
          </table:table-cell>
          <table:table-cell table:formula="of:=[.BN7]*EXP(LN(1+[.$F$2]-[.$H$2]^2/2))*EXP(NORMINV(RAND();0;[.$H$2]))" office:value-type="currency" office:currency="EUR" office:value="23242.8929933774">
            <text:p>23.242,89 €</text:p>
          </table:table-cell>
          <table:table-cell table:formula="of:=[.BO7]*EXP(LN(1+[.$F$2]-[.$H$2]^2/2))*EXP(NORMINV(RAND();0;[.$H$2]))" office:value-type="currency" office:currency="EUR" office:value="15875.3945576447">
            <text:p>15.875,39 €</text:p>
          </table:table-cell>
          <table:table-cell table:formula="of:=[.BP7]*EXP(LN(1+[.$F$2]-[.$H$2]^2/2))*EXP(NORMINV(RAND();0;[.$H$2]))" office:value-type="currency" office:currency="EUR" office:value="8937.11545497201">
            <text:p>8.937,12 €</text:p>
          </table:table-cell>
          <table:table-cell table:formula="of:=[.BQ7]*EXP(LN(1+[.$F$2]-[.$H$2]^2/2))*EXP(NORMINV(RAND();0;[.$H$2]))" office:value-type="currency" office:currency="EUR" office:value="5924.14256552967">
            <text:p>5.924,14 €</text:p>
          </table:table-cell>
          <table:table-cell table:formula="of:=[.BR7]*EXP(LN(1+[.$F$2]-[.$H$2]^2/2))*EXP(NORMINV(RAND();0;[.$H$2]))" office:value-type="currency" office:currency="EUR" office:value="10905.6199450998">
            <text:p>10.905,62 €</text:p>
          </table:table-cell>
          <table:table-cell table:formula="of:=[.BS7]*EXP(LN(1+[.$F$2]-[.$H$2]^2/2))*EXP(NORMINV(RAND();0;[.$H$2]))" office:value-type="currency" office:currency="EUR" office:value="5091.76772005737">
            <text:p>5.091,77 €</text:p>
          </table:table-cell>
          <table:table-cell table:formula="of:=[.BT7]*EXP(LN(1+[.$F$2]-[.$H$2]^2/2))*EXP(NORMINV(RAND();0;[.$H$2]))" office:value-type="currency" office:currency="EUR" office:value="13230.5836588008">
            <text:p>13.230,58 €</text:p>
          </table:table-cell>
          <table:table-cell table:formula="of:=[.BU7]*EXP(LN(1+[.$F$2]-[.$H$2]^2/2))*EXP(NORMINV(RAND();0;[.$H$2]))" office:value-type="currency" office:currency="EUR" office:value="4279.19673663962">
            <text:p>4.279,20 €</text:p>
          </table:table-cell>
          <table:table-cell table:formula="of:=[.BV7]*EXP(LN(1+[.$F$2]-[.$H$2]^2/2))*EXP(NORMINV(RAND();0;[.$H$2]))" office:value-type="currency" office:currency="EUR" office:value="25287.165484397">
            <text:p>25.287,17 €</text:p>
          </table:table-cell>
          <table:table-cell table:formula="of:=[.BW7]*EXP(LN(1+[.$F$2]-[.$H$2]^2/2))*EXP(NORMINV(RAND();0;[.$H$2]))" office:value-type="currency" office:currency="EUR" office:value="5498.89997574811">
            <text:p>5.498,90 €</text:p>
          </table:table-cell>
          <table:table-cell table:formula="of:=[.BX7]*EXP(LN(1+[.$F$2]-[.$H$2]^2/2))*EXP(NORMINV(RAND();0;[.$H$2]))" office:value-type="currency" office:currency="EUR" office:value="7033.16686109446">
            <text:p>7.033,17 €</text:p>
          </table:table-cell>
          <table:table-cell table:formula="of:=[.BY7]*EXP(LN(1+[.$F$2]-[.$H$2]^2/2))*EXP(NORMINV(RAND();0;[.$H$2]))" office:value-type="currency" office:currency="EUR" office:value="13903.1609864875">
            <text:p>13.903,16 €</text:p>
          </table:table-cell>
          <table:table-cell table:formula="of:=[.BZ7]*EXP(LN(1+[.$F$2]-[.$H$2]^2/2))*EXP(NORMINV(RAND();0;[.$H$2]))" office:value-type="currency" office:currency="EUR" office:value="10078.0155904435">
            <text:p>10.078,02 €</text:p>
          </table:table-cell>
          <table:table-cell table:formula="of:=[.CA7]*EXP(LN(1+[.$F$2]-[.$H$2]^2/2))*EXP(NORMINV(RAND();0;[.$H$2]))" office:value-type="currency" office:currency="EUR" office:value="25277.6863210152">
            <text:p>25.277,69 €</text:p>
          </table:table-cell>
          <table:table-cell table:formula="of:=[.CB7]*EXP(LN(1+[.$F$2]-[.$H$2]^2/2))*EXP(NORMINV(RAND();0;[.$H$2]))" office:value-type="currency" office:currency="EUR" office:value="11698.5735543932">
            <text:p>11.698,57 €</text:p>
          </table:table-cell>
          <table:table-cell table:formula="of:=[.CC7]*EXP(LN(1+[.$F$2]-[.$H$2]^2/2))*EXP(NORMINV(RAND();0;[.$H$2]))" office:value-type="currency" office:currency="EUR" office:value="17690.1976228734">
            <text:p>17.690,20 €</text:p>
          </table:table-cell>
          <table:table-cell table:formula="of:=[.CD7]*EXP(LN(1+[.$F$2]-[.$H$2]^2/2))*EXP(NORMINV(RAND();0;[.$H$2]))" office:value-type="currency" office:currency="EUR" office:value="9995.30664674262">
            <text:p>9.995,31 €</text:p>
          </table:table-cell>
          <table:table-cell table:formula="of:=[.CE7]*EXP(LN(1+[.$F$2]-[.$H$2]^2/2))*EXP(NORMINV(RAND();0;[.$H$2]))" office:value-type="currency" office:currency="EUR" office:value="15659.5252497679">
            <text:p>15.659,53 €</text:p>
          </table:table-cell>
          <table:table-cell table:formula="of:=[.CF7]*EXP(LN(1+[.$F$2]-[.$H$2]^2/2))*EXP(NORMINV(RAND();0;[.$H$2]))" office:value-type="currency" office:currency="EUR" office:value="8932.15974245375">
            <text:p>8.932,16 €</text:p>
          </table:table-cell>
          <table:table-cell table:formula="of:=[.CG7]*EXP(LN(1+[.$F$2]-[.$H$2]^2/2))*EXP(NORMINV(RAND();0;[.$H$2]))" office:value-type="currency" office:currency="EUR" office:value="5499.14946608627">
            <text:p>5.499,15 €</text:p>
          </table:table-cell>
          <table:table-cell table:formula="of:=[.CH7]*EXP(LN(1+[.$F$2]-[.$H$2]^2/2))*EXP(NORMINV(RAND();0;[.$H$2]))" office:value-type="currency" office:currency="EUR" office:value="19232.9980743803">
            <text:p>19.233,00 €</text:p>
          </table:table-cell>
          <table:table-cell table:formula="of:=[.CI7]*EXP(LN(1+[.$F$2]-[.$H$2]^2/2))*EXP(NORMINV(RAND();0;[.$H$2]))" office:value-type="currency" office:currency="EUR" office:value="14123.2738885336">
            <text:p>14.123,27 €</text:p>
          </table:table-cell>
          <table:table-cell table:formula="of:=[.CJ7]*EXP(LN(1+[.$F$2]-[.$H$2]^2/2))*EXP(NORMINV(RAND();0;[.$H$2]))" office:value-type="currency" office:currency="EUR" office:value="13395.7096703576">
            <text:p>13.395,71 €</text:p>
          </table:table-cell>
          <table:table-cell table:formula="of:=[.CK7]*EXP(LN(1+[.$F$2]-[.$H$2]^2/2))*EXP(NORMINV(RAND();0;[.$H$2]))" office:value-type="currency" office:currency="EUR" office:value="8198.01802280504">
            <text:p>8.198,02 €</text:p>
          </table:table-cell>
          <table:table-cell table:formula="of:=[.CL7]*EXP(LN(1+[.$F$2]-[.$H$2]^2/2))*EXP(NORMINV(RAND();0;[.$H$2]))" office:value-type="currency" office:currency="EUR" office:value="28375.879262999">
            <text:p>28.375,88 €</text:p>
          </table:table-cell>
          <table:table-cell table:formula="of:=[.CM7]*EXP(LN(1+[.$F$2]-[.$H$2]^2/2))*EXP(NORMINV(RAND();0;[.$H$2]))" office:value-type="currency" office:currency="EUR" office:value="8853.65213230522">
            <text:p>8.853,65 €</text:p>
          </table:table-cell>
          <table:table-cell table:formula="of:=[.CN7]*EXP(LN(1+[.$F$2]-[.$H$2]^2/2))*EXP(NORMINV(RAND();0;[.$H$2]))" office:value-type="currency" office:currency="EUR" office:value="11196.3658674166">
            <text:p>11.196,37 €</text:p>
          </table:table-cell>
          <table:table-cell table:formula="of:=[.CO7]*EXP(LN(1+[.$F$2]-[.$H$2]^2/2))*EXP(NORMINV(RAND();0;[.$H$2]))" office:value-type="currency" office:currency="EUR" office:value="14685.7059213785">
            <text:p>14.685,71 €</text:p>
          </table:table-cell>
          <table:table-cell table:formula="of:=[.CP7]*EXP(LN(1+[.$F$2]-[.$H$2]^2/2))*EXP(NORMINV(RAND();0;[.$H$2]))" office:value-type="currency" office:currency="EUR" office:value="12963.4134066651">
            <text:p>12.963,41 €</text:p>
          </table:table-cell>
          <table:table-cell table:formula="of:=[.CQ7]*EXP(LN(1+[.$F$2]-[.$H$2]^2/2))*EXP(NORMINV(RAND();0;[.$H$2]))" office:value-type="currency" office:currency="EUR" office:value="10076.3376176139">
            <text:p>10.076,34 €</text:p>
          </table:table-cell>
          <table:table-cell table:formula="of:=[.CR7]*EXP(LN(1+[.$F$2]-[.$H$2]^2/2))*EXP(NORMINV(RAND();0;[.$H$2]))" office:value-type="currency" office:currency="EUR" office:value="15181.0657169128">
            <text:p>15.181,07 €</text:p>
          </table:table-cell>
          <table:table-cell table:formula="of:=[.CS7]*EXP(LN(1+[.$F$2]-[.$H$2]^2/2))*EXP(NORMINV(RAND();0;[.$H$2]))" office:value-type="currency" office:currency="EUR" office:value="13673.4796787371">
            <text:p>13.673,48 €</text:p>
          </table:table-cell>
          <table:table-cell table:formula="of:=[.CT7]*EXP(LN(1+[.$F$2]-[.$H$2]^2/2))*EXP(NORMINV(RAND();0;[.$H$2]))" office:value-type="currency" office:currency="EUR" office:value="10223.5021677417">
            <text:p>10.223,50 €</text:p>
          </table:table-cell>
          <table:table-cell table:formula="of:=[.CU7]*EXP(LN(1+[.$F$2]-[.$H$2]^2/2))*EXP(NORMINV(RAND();0;[.$H$2]))" office:value-type="currency" office:currency="EUR" office:value="5916.71740424533">
            <text:p>5.916,72 €</text:p>
          </table:table-cell>
          <table:table-cell table:formula="of:=[.CV7]*EXP(LN(1+[.$F$2]-[.$H$2]^2/2))*EXP(NORMINV(RAND();0;[.$H$2]))" office:value-type="currency" office:currency="EUR" office:value="33338.3522267756">
            <text:p>33.338,35 €</text:p>
          </table:table-cell>
          <table:table-cell table:formula="of:=[.CW7]*EXP(LN(1+[.$F$2]-[.$H$2]^2/2))*EXP(NORMINV(RAND();0;[.$H$2]))" office:value-type="currency" office:currency="EUR" office:value="27588.0089296434">
            <text:p>27.588,01 €</text:p>
          </table:table-cell>
          <table:table-cell table:formula="of:=[.CX7]*EXP(LN(1+[.$F$2]-[.$H$2]^2/2))*EXP(NORMINV(RAND();0;[.$H$2]))" office:value-type="currency" office:currency="EUR" office:value="17206.0267028187">
            <text:p>17.206,03 €</text:p>
          </table:table-cell>
          <table:table-cell table:formula="of:=[.CY7]*EXP(LN(1+[.$F$2]-[.$H$2]^2/2))*EXP(NORMINV(RAND();0;[.$H$2]))" office:value-type="currency" office:currency="EUR" office:value="12576.4899328566">
            <text:p>12.576,49 €</text:p>
          </table:table-cell>
          <table:table-cell table:formula="of:=[.CZ7]*EXP(LN(1+[.$F$2]-[.$H$2]^2/2))*EXP(NORMINV(RAND();0;[.$H$2]))" office:value-type="currency" office:currency="EUR" office:value="10282.3357940208">
            <text:p>10.282,34 €</text:p>
          </table:table-cell>
          <table:table-cell table:formula="of:=[.DA7]*EXP(LN(1+[.$F$2]-[.$H$2]^2/2))*EXP(NORMINV(RAND();0;[.$H$2]))" office:value-type="currency" office:currency="EUR" office:value="6912.10335966455">
            <text:p>6.912,10 €</text:p>
          </table:table-cell>
          <table:table-cell table:formula="of:=[.DB7]*EXP(LN(1+[.$F$2]-[.$H$2]^2/2))*EXP(NORMINV(RAND();0;[.$H$2]))" office:value-type="currency" office:currency="EUR" office:value="14237.1573838726">
            <text:p>14.237,16 €</text:p>
          </table:table-cell>
          <table:table-cell table:formula="of:=[.DC7]*EXP(LN(1+[.$F$2]-[.$H$2]^2/2))*EXP(NORMINV(RAND();0;[.$H$2]))" office:value-type="currency" office:currency="EUR" office:value="11034.7470259977">
            <text:p>11.034,75 €</text:p>
          </table:table-cell>
          <table:table-cell table:formula="of:=[.DD7]*EXP(LN(1+[.$F$2]-[.$H$2]^2/2))*EXP(NORMINV(RAND();0;[.$H$2]))" office:value-type="currency" office:currency="EUR" office:value="8941.97595456404">
            <text:p>8.941,98 €</text:p>
          </table:table-cell>
          <table:table-cell table:formula="of:=[.DE7]*EXP(LN(1+[.$F$2]-[.$H$2]^2/2))*EXP(NORMINV(RAND();0;[.$H$2]))" office:value-type="currency" office:currency="EUR" office:value="8348.57428079384">
            <text:p>8.348,57 €</text:p>
          </table:table-cell>
          <table:table-cell table:formula="of:=[.DF7]*EXP(LN(1+[.$F$2]-[.$H$2]^2/2))*EXP(NORMINV(RAND();0;[.$H$2]))" office:value-type="currency" office:currency="EUR" office:value="17750.5794781219">
            <text:p>17.750,58 €</text:p>
          </table:table-cell>
          <table:table-cell table:formula="of:=[.DG7]*EXP(LN(1+[.$F$2]-[.$H$2]^2/2))*EXP(NORMINV(RAND();0;[.$H$2]))" office:value-type="currency" office:currency="EUR" office:value="6109.10078782669">
            <text:p>6.109,10 €</text:p>
          </table:table-cell>
          <table:table-cell table:formula="of:=[.DH7]*EXP(LN(1+[.$F$2]-[.$H$2]^2/2))*EXP(NORMINV(RAND();0;[.$H$2]))" office:value-type="currency" office:currency="EUR" office:value="5626.88002873013">
            <text:p>5.626,88 €</text:p>
          </table:table-cell>
          <table:table-cell table:formula="of:=[.DI7]*EXP(LN(1+[.$F$2]-[.$H$2]^2/2))*EXP(NORMINV(RAND();0;[.$H$2]))" office:value-type="currency" office:currency="EUR" office:value="13008.4337816151">
            <text:p>13.008,43 €</text:p>
          </table:table-cell>
          <table:table-cell table:formula="of:=[.DJ7]*EXP(LN(1+[.$F$2]-[.$H$2]^2/2))*EXP(NORMINV(RAND();0;[.$H$2]))" office:value-type="currency" office:currency="EUR" office:value="8718.87025472499">
            <text:p>8.718,87 €</text:p>
          </table:table-cell>
          <table:table-cell table:formula="of:=[.DK7]*EXP(LN(1+[.$F$2]-[.$H$2]^2/2))*EXP(NORMINV(RAND();0;[.$H$2]))" office:value-type="currency" office:currency="EUR" office:value="15765.5343870672">
            <text:p>15.765,53 €</text:p>
          </table:table-cell>
          <table:table-cell table:formula="of:=[.DL7]*EXP(LN(1+[.$F$2]-[.$H$2]^2/2))*EXP(NORMINV(RAND();0;[.$H$2]))" office:value-type="currency" office:currency="EUR" office:value="15618.4028761297">
            <text:p>15.618,40 €</text:p>
          </table:table-cell>
          <table:table-cell table:formula="of:=[.DM7]*EXP(LN(1+[.$F$2]-[.$H$2]^2/2))*EXP(NORMINV(RAND();0;[.$H$2]))" office:value-type="currency" office:currency="EUR" office:value="11127.9009061969">
            <text:p>11.127,90 €</text:p>
          </table:table-cell>
          <table:table-cell table:formula="of:=[.DN7]*EXP(LN(1+[.$F$2]-[.$H$2]^2/2))*EXP(NORMINV(RAND();0;[.$H$2]))" office:value-type="currency" office:currency="EUR" office:value="8910.75710006376">
            <text:p>8.910,76 €</text:p>
          </table:table-cell>
          <table:table-cell table:formula="of:=[.DO7]*EXP(LN(1+[.$F$2]-[.$H$2]^2/2))*EXP(NORMINV(RAND();0;[.$H$2]))" office:value-type="currency" office:currency="EUR" office:value="7408.1090715124">
            <text:p>7.408,11 €</text:p>
          </table:table-cell>
          <table:table-cell table:formula="of:=[.DP7]*EXP(LN(1+[.$F$2]-[.$H$2]^2/2))*EXP(NORMINV(RAND();0;[.$H$2]))" office:value-type="currency" office:currency="EUR" office:value="12965.2495428638">
            <text:p>12.965,25 €</text:p>
          </table:table-cell>
          <table:table-cell table:formula="of:=[.DQ7]*EXP(LN(1+[.$F$2]-[.$H$2]^2/2))*EXP(NORMINV(RAND();0;[.$H$2]))" office:value-type="currency" office:currency="EUR" office:value="21188.1919845139">
            <text:p>21.188,19 €</text:p>
          </table:table-cell>
          <table:table-cell table:formula="of:=[.DR7]*EXP(LN(1+[.$F$2]-[.$H$2]^2/2))*EXP(NORMINV(RAND();0;[.$H$2]))" office:value-type="currency" office:currency="EUR" office:value="4945.61153268026">
            <text:p>4.945,61 €</text:p>
          </table:table-cell>
          <table:table-cell table:formula="of:=[.DS7]*EXP(LN(1+[.$F$2]-[.$H$2]^2/2))*EXP(NORMINV(RAND();0;[.$H$2]))" office:value-type="currency" office:currency="EUR" office:value="24237.835258282">
            <text:p>24.237,84 €</text:p>
          </table:table-cell>
          <table:table-cell table:formula="of:=[.DT7]*EXP(LN(1+[.$F$2]-[.$H$2]^2/2))*EXP(NORMINV(RAND();0;[.$H$2]))" office:value-type="currency" office:currency="EUR" office:value="24522.1718532948">
            <text:p>24.522,17 €</text:p>
          </table:table-cell>
          <table:table-cell table:formula="of:=[.DU7]*EXP(LN(1+[.$F$2]-[.$H$2]^2/2))*EXP(NORMINV(RAND();0;[.$H$2]))" office:value-type="currency" office:currency="EUR" office:value="8253.88283873688">
            <text:p>8.253,88 €</text:p>
          </table:table-cell>
          <table:table-cell table:formula="of:=[.DV7]*EXP(LN(1+[.$F$2]-[.$H$2]^2/2))*EXP(NORMINV(RAND();0;[.$H$2]))" office:value-type="currency" office:currency="EUR" office:value="10868.535292184">
            <text:p>10.868,54 €</text:p>
          </table:table-cell>
          <table:table-cell table:formula="of:=[.DW7]*EXP(LN(1+[.$F$2]-[.$H$2]^2/2))*EXP(NORMINV(RAND();0;[.$H$2]))" office:value-type="currency" office:currency="EUR" office:value="12436.0309894759">
            <text:p>12.436,03 €</text:p>
          </table:table-cell>
          <table:table-cell table:formula="of:=[.DX7]*EXP(LN(1+[.$F$2]-[.$H$2]^2/2))*EXP(NORMINV(RAND();0;[.$H$2]))" office:value-type="currency" office:currency="EUR" office:value="14689.5177009411">
            <text:p>14.689,52 €</text:p>
          </table:table-cell>
          <table:table-cell table:formula="of:=[.DY7]*EXP(LN(1+[.$F$2]-[.$H$2]^2/2))*EXP(NORMINV(RAND();0;[.$H$2]))" office:value-type="currency" office:currency="EUR" office:value="6570.54416867197">
            <text:p>6.570,54 €</text:p>
          </table:table-cell>
          <table:table-cell table:formula="of:=[.DZ7]*EXP(LN(1+[.$F$2]-[.$H$2]^2/2))*EXP(NORMINV(RAND();0;[.$H$2]))" office:value-type="currency" office:currency="EUR" office:value="10263.6896641137">
            <text:p>10.263,69 €</text:p>
          </table:table-cell>
          <table:table-cell table:formula="of:=[.EA7]*EXP(LN(1+[.$F$2]-[.$H$2]^2/2))*EXP(NORMINV(RAND();0;[.$H$2]))" office:value-type="currency" office:currency="EUR" office:value="18523.8077248324">
            <text:p>18.523,81 €</text:p>
          </table:table-cell>
          <table:table-cell table:formula="of:=[.EB7]*EXP(LN(1+[.$F$2]-[.$H$2]^2/2))*EXP(NORMINV(RAND();0;[.$H$2]))" office:value-type="currency" office:currency="EUR" office:value="21651.9654481477">
            <text:p>21.651,97 €</text:p>
          </table:table-cell>
          <table:table-cell table:formula="of:=[.EC7]*EXP(LN(1+[.$F$2]-[.$H$2]^2/2))*EXP(NORMINV(RAND();0;[.$H$2]))" office:value-type="currency" office:currency="EUR" office:value="20699.5773047275">
            <text:p>20.699,58 €</text:p>
          </table:table-cell>
          <table:table-cell table:formula="of:=[.ED7]*EXP(LN(1+[.$F$2]-[.$H$2]^2/2))*EXP(NORMINV(RAND();0;[.$H$2]))" office:value-type="currency" office:currency="EUR" office:value="25844.6032500761">
            <text:p>25.844,60 €</text:p>
          </table:table-cell>
          <table:table-cell table:formula="of:=[.EE7]*EXP(LN(1+[.$F$2]-[.$H$2]^2/2))*EXP(NORMINV(RAND();0;[.$H$2]))" office:value-type="currency" office:currency="EUR" office:value="7254.03498295401">
            <text:p>7.254,03 €</text:p>
          </table:table-cell>
          <table:table-cell table:formula="of:=[.EF7]*EXP(LN(1+[.$F$2]-[.$H$2]^2/2))*EXP(NORMINV(RAND();0;[.$H$2]))" office:value-type="currency" office:currency="EUR" office:value="6997.32952330503">
            <text:p>6.997,33 €</text:p>
          </table:table-cell>
          <table:table-cell table:formula="of:=[.EG7]*EXP(LN(1+[.$F$2]-[.$H$2]^2/2))*EXP(NORMINV(RAND();0;[.$H$2]))" office:value-type="currency" office:currency="EUR" office:value="20470.6328200448">
            <text:p>20.470,63 €</text:p>
          </table:table-cell>
          <table:table-cell table:formula="of:=[.EH7]*EXP(LN(1+[.$F$2]-[.$H$2]^2/2))*EXP(NORMINV(RAND();0;[.$H$2]))" office:value-type="currency" office:currency="EUR" office:value="10733.9462289616">
            <text:p>10.733,95 €</text:p>
          </table:table-cell>
          <table:table-cell table:formula="of:=[.EI7]*EXP(LN(1+[.$F$2]-[.$H$2]^2/2))*EXP(NORMINV(RAND();0;[.$H$2]))" office:value-type="currency" office:currency="EUR" office:value="15166.4333794482">
            <text:p>15.166,43 €</text:p>
          </table:table-cell>
          <table:table-cell table:formula="of:=[.EJ7]*EXP(LN(1+[.$F$2]-[.$H$2]^2/2))*EXP(NORMINV(RAND();0;[.$H$2]))" office:value-type="currency" office:currency="EUR" office:value="7132.91807835613">
            <text:p>7.132,92 €</text:p>
          </table:table-cell>
          <table:table-cell table:formula="of:=[.EK7]*EXP(LN(1+[.$F$2]-[.$H$2]^2/2))*EXP(NORMINV(RAND();0;[.$H$2]))" office:value-type="currency" office:currency="EUR" office:value="8116.79146844698">
            <text:p>8.116,79 €</text:p>
          </table:table-cell>
          <table:table-cell table:formula="of:=[.EL7]*EXP(LN(1+[.$F$2]-[.$H$2]^2/2))*EXP(NORMINV(RAND();0;[.$H$2]))" office:value-type="currency" office:currency="EUR" office:value="7046.09335202061">
            <text:p>7.046,09 €</text:p>
          </table:table-cell>
          <table:table-cell table:formula="of:=[.EM7]*EXP(LN(1+[.$F$2]-[.$H$2]^2/2))*EXP(NORMINV(RAND();0;[.$H$2]))" office:value-type="currency" office:currency="EUR" office:value="20564.0282504443">
            <text:p>20.564,03 €</text:p>
          </table:table-cell>
          <table:table-cell table:formula="of:=[.EN7]*EXP(LN(1+[.$F$2]-[.$H$2]^2/2))*EXP(NORMINV(RAND();0;[.$H$2]))" office:value-type="currency" office:currency="EUR" office:value="11776.8164868936">
            <text:p>11.776,82 €</text:p>
          </table:table-cell>
          <table:table-cell table:formula="of:=[.EO7]*EXP(LN(1+[.$F$2]-[.$H$2]^2/2))*EXP(NORMINV(RAND();0;[.$H$2]))" office:value-type="currency" office:currency="EUR" office:value="8056.74848428947">
            <text:p>8.056,75 €</text:p>
          </table:table-cell>
          <table:table-cell table:formula="of:=[.EP7]*EXP(LN(1+[.$F$2]-[.$H$2]^2/2))*EXP(NORMINV(RAND();0;[.$H$2]))" office:value-type="currency" office:currency="EUR" office:value="16414.065906929">
            <text:p>16.414,07 €</text:p>
          </table:table-cell>
          <table:table-cell table:formula="of:=[.EQ7]*EXP(LN(1+[.$F$2]-[.$H$2]^2/2))*EXP(NORMINV(RAND();0;[.$H$2]))" office:value-type="currency" office:currency="EUR" office:value="5871.16097342955">
            <text:p>5.871,16 €</text:p>
          </table:table-cell>
          <table:table-cell table:formula="of:=[.ER7]*EXP(LN(1+[.$F$2]-[.$H$2]^2/2))*EXP(NORMINV(RAND();0;[.$H$2]))" office:value-type="currency" office:currency="EUR" office:value="20181.4004078626">
            <text:p>20.181,40 €</text:p>
          </table:table-cell>
          <table:table-cell table:formula="of:=[.ES7]*EXP(LN(1+[.$F$2]-[.$H$2]^2/2))*EXP(NORMINV(RAND();0;[.$H$2]))" office:value-type="currency" office:currency="EUR" office:value="9134.54418674947">
            <text:p>9.134,54 €</text:p>
          </table:table-cell>
          <table:table-cell table:formula="of:=[.ET7]*EXP(LN(1+[.$F$2]-[.$H$2]^2/2))*EXP(NORMINV(RAND();0;[.$H$2]))" office:value-type="currency" office:currency="EUR" office:value="10953.3643098795">
            <text:p>10.953,36 €</text:p>
          </table:table-cell>
          <table:table-cell table:formula="of:=[.EU7]*EXP(LN(1+[.$F$2]-[.$H$2]^2/2))*EXP(NORMINV(RAND();0;[.$H$2]))" office:value-type="currency" office:currency="EUR" office:value="7248.86587057907">
            <text:p>7.248,87 €</text:p>
          </table:table-cell>
          <table:table-cell table:formula="of:=[.EV7]*EXP(LN(1+[.$F$2]-[.$H$2]^2/2))*EXP(NORMINV(RAND();0;[.$H$2]))" office:value-type="currency" office:currency="EUR" office:value="15820.3604035746">
            <text:p>15.820,36 €</text:p>
          </table:table-cell>
          <table:table-cell table:formula="of:=[.EW7]*EXP(LN(1+[.$F$2]-[.$H$2]^2/2))*EXP(NORMINV(RAND();0;[.$H$2]))" office:value-type="currency" office:currency="EUR" office:value="15908.5868391252">
            <text:p>15.908,59 €</text:p>
          </table:table-cell>
          <table:table-cell table:formula="of:=[.EX7]*EXP(LN(1+[.$F$2]-[.$H$2]^2/2))*EXP(NORMINV(RAND();0;[.$H$2]))" office:value-type="currency" office:currency="EUR" office:value="11497.0322093642">
            <text:p>11.497,03 €</text:p>
          </table:table-cell>
          <table:table-cell table:formula="of:=[.EY7]*EXP(LN(1+[.$F$2]-[.$H$2]^2/2))*EXP(NORMINV(RAND();0;[.$H$2]))" office:value-type="currency" office:currency="EUR" office:value="12829.7364088201">
            <text:p>12.829,74 €</text:p>
          </table:table-cell>
          <table:table-cell table:formula="of:=[.EZ7]*EXP(LN(1+[.$F$2]-[.$H$2]^2/2))*EXP(NORMINV(RAND();0;[.$H$2]))" office:value-type="currency" office:currency="EUR" office:value="13282.8230263122">
            <text:p>13.282,82 €</text:p>
          </table:table-cell>
          <table:table-cell table:formula="of:=[.FA7]*EXP(LN(1+[.$F$2]-[.$H$2]^2/2))*EXP(NORMINV(RAND();0;[.$H$2]))" office:value-type="currency" office:currency="EUR" office:value="13338.0536908375">
            <text:p>13.338,05 €</text:p>
          </table:table-cell>
          <table:table-cell table:formula="of:=[.FB7]*EXP(LN(1+[.$F$2]-[.$H$2]^2/2))*EXP(NORMINV(RAND();0;[.$H$2]))" office:value-type="currency" office:currency="EUR" office:value="20082.758179732">
            <text:p>20.082,76 €</text:p>
          </table:table-cell>
          <table:table-cell table:formula="of:=[.FC7]*EXP(LN(1+[.$F$2]-[.$H$2]^2/2))*EXP(NORMINV(RAND();0;[.$H$2]))" office:value-type="currency" office:currency="EUR" office:value="14605.1527479209">
            <text:p>14.605,15 €</text:p>
          </table:table-cell>
          <table:table-cell table:formula="of:=[.FD7]*EXP(LN(1+[.$F$2]-[.$H$2]^2/2))*EXP(NORMINV(RAND();0;[.$H$2]))" office:value-type="currency" office:currency="EUR" office:value="11105.2888596091">
            <text:p>11.105,29 €</text:p>
          </table:table-cell>
          <table:table-cell table:formula="of:=[.FE7]*EXP(LN(1+[.$F$2]-[.$H$2]^2/2))*EXP(NORMINV(RAND();0;[.$H$2]))" office:value-type="currency" office:currency="EUR" office:value="15238.6179430207">
            <text:p>15.238,62 €</text:p>
          </table:table-cell>
          <table:table-cell table:formula="of:=[.FF7]*EXP(LN(1+[.$F$2]-[.$H$2]^2/2))*EXP(NORMINV(RAND();0;[.$H$2]))" office:value-type="currency" office:currency="EUR" office:value="16375.8092438901">
            <text:p>16.375,81 €</text:p>
          </table:table-cell>
          <table:table-cell table:formula="of:=[.FG7]*EXP(LN(1+[.$F$2]-[.$H$2]^2/2))*EXP(NORMINV(RAND();0;[.$H$2]))" office:value-type="currency" office:currency="EUR" office:value="14675.3227788422">
            <text:p>14.675,32 €</text:p>
          </table:table-cell>
          <table:table-cell table:formula="of:=[.FH7]*EXP(LN(1+[.$F$2]-[.$H$2]^2/2))*EXP(NORMINV(RAND();0;[.$H$2]))" office:value-type="currency" office:currency="EUR" office:value="6719.91811704424">
            <text:p>6.719,92 €</text:p>
          </table:table-cell>
          <table:table-cell table:formula="of:=[.FI7]*EXP(LN(1+[.$F$2]-[.$H$2]^2/2))*EXP(NORMINV(RAND();0;[.$H$2]))" office:value-type="currency" office:currency="EUR" office:value="6881.54283610089">
            <text:p>6.881,54 €</text:p>
          </table:table-cell>
          <table:table-cell table:formula="of:=[.FJ7]*EXP(LN(1+[.$F$2]-[.$H$2]^2/2))*EXP(NORMINV(RAND();0;[.$H$2]))" office:value-type="currency" office:currency="EUR" office:value="21930.8382002511">
            <text:p>21.930,84 €</text:p>
          </table:table-cell>
          <table:table-cell table:formula="of:=[.FK7]*EXP(LN(1+[.$F$2]-[.$H$2]^2/2))*EXP(NORMINV(RAND();0;[.$H$2]))" office:value-type="currency" office:currency="EUR" office:value="13889.284268459">
            <text:p>13.889,28 €</text:p>
          </table:table-cell>
          <table:table-cell table:formula="of:=[.FL7]*EXP(LN(1+[.$F$2]-[.$H$2]^2/2))*EXP(NORMINV(RAND();0;[.$H$2]))" office:value-type="currency" office:currency="EUR" office:value="14308.8194292108">
            <text:p>14.308,82 €</text:p>
          </table:table-cell>
          <table:table-cell table:formula="of:=[.FM7]*EXP(LN(1+[.$F$2]-[.$H$2]^2/2))*EXP(NORMINV(RAND();0;[.$H$2]))" office:value-type="currency" office:currency="EUR" office:value="9504.72878096435">
            <text:p>9.504,73 €</text:p>
          </table:table-cell>
          <table:table-cell table:formula="of:=[.FN7]*EXP(LN(1+[.$F$2]-[.$H$2]^2/2))*EXP(NORMINV(RAND();0;[.$H$2]))" office:value-type="currency" office:currency="EUR" office:value="10904.6029081177">
            <text:p>10.904,60 €</text:p>
          </table:table-cell>
          <table:table-cell table:formula="of:=[.FO7]*EXP(LN(1+[.$F$2]-[.$H$2]^2/2))*EXP(NORMINV(RAND();0;[.$H$2]))" office:value-type="currency" office:currency="EUR" office:value="7992.66827570086">
            <text:p>7.992,67 €</text:p>
          </table:table-cell>
          <table:table-cell table:formula="of:=[.FP7]*EXP(LN(1+[.$F$2]-[.$H$2]^2/2))*EXP(NORMINV(RAND();0;[.$H$2]))" office:value-type="currency" office:currency="EUR" office:value="7319.58625978137">
            <text:p>7.319,59 €</text:p>
          </table:table-cell>
          <table:table-cell table:formula="of:=[.FQ7]*EXP(LN(1+[.$F$2]-[.$H$2]^2/2))*EXP(NORMINV(RAND();0;[.$H$2]))" office:value-type="currency" office:currency="EUR" office:value="15041.4748236992">
            <text:p>15.041,47 €</text:p>
          </table:table-cell>
          <table:table-cell table:formula="of:=[.FR7]*EXP(LN(1+[.$F$2]-[.$H$2]^2/2))*EXP(NORMINV(RAND();0;[.$H$2]))" office:value-type="currency" office:currency="EUR" office:value="11237.3335629876">
            <text:p>11.237,33 €</text:p>
          </table:table-cell>
          <table:table-cell table:formula="of:=[.FS7]*EXP(LN(1+[.$F$2]-[.$H$2]^2/2))*EXP(NORMINV(RAND();0;[.$H$2]))" office:value-type="currency" office:currency="EUR" office:value="4162.97589605654">
            <text:p>4.162,98 €</text:p>
          </table:table-cell>
          <table:table-cell table:formula="of:=[.FT7]*EXP(LN(1+[.$F$2]-[.$H$2]^2/2))*EXP(NORMINV(RAND();0;[.$H$2]))" office:value-type="currency" office:currency="EUR" office:value="18843.1735976073">
            <text:p>18.843,17 €</text:p>
          </table:table-cell>
          <table:table-cell table:formula="of:=[.FU7]*EXP(LN(1+[.$F$2]-[.$H$2]^2/2))*EXP(NORMINV(RAND();0;[.$H$2]))" office:value-type="currency" office:currency="EUR" office:value="10632.9906578435">
            <text:p>10.632,99 €</text:p>
          </table:table-cell>
          <table:table-cell table:formula="of:=[.FV7]*EXP(LN(1+[.$F$2]-[.$H$2]^2/2))*EXP(NORMINV(RAND();0;[.$H$2]))" office:value-type="currency" office:currency="EUR" office:value="20759.4012143599">
            <text:p>20.759,40 €</text:p>
          </table:table-cell>
          <table:table-cell table:formula="of:=[.FW7]*EXP(LN(1+[.$F$2]-[.$H$2]^2/2))*EXP(NORMINV(RAND();0;[.$H$2]))" office:value-type="currency" office:currency="EUR" office:value="16291.5331195933">
            <text:p>16.291,53 €</text:p>
          </table:table-cell>
          <table:table-cell table:formula="of:=[.FX7]*EXP(LN(1+[.$F$2]-[.$H$2]^2/2))*EXP(NORMINV(RAND();0;[.$H$2]))" office:value-type="currency" office:currency="EUR" office:value="12537.4216826088">
            <text:p>12.537,42 €</text:p>
          </table:table-cell>
          <table:table-cell table:formula="of:=[.FY7]*EXP(LN(1+[.$F$2]-[.$H$2]^2/2))*EXP(NORMINV(RAND();0;[.$H$2]))" office:value-type="currency" office:currency="EUR" office:value="13172.0598854966">
            <text:p>13.172,06 €</text:p>
          </table:table-cell>
          <table:table-cell table:formula="of:=[.FZ7]*EXP(LN(1+[.$F$2]-[.$H$2]^2/2))*EXP(NORMINV(RAND();0;[.$H$2]))" office:value-type="currency" office:currency="EUR" office:value="5728.30302101313">
            <text:p>5.728,30 €</text:p>
          </table:table-cell>
          <table:table-cell table:formula="of:=[.GA7]*EXP(LN(1+[.$F$2]-[.$H$2]^2/2))*EXP(NORMINV(RAND();0;[.$H$2]))" office:value-type="currency" office:currency="EUR" office:value="22608.7968533563">
            <text:p>22.608,80 €</text:p>
          </table:table-cell>
          <table:table-cell table:formula="of:=[.GB7]*EXP(LN(1+[.$F$2]-[.$H$2]^2/2))*EXP(NORMINV(RAND();0;[.$H$2]))" office:value-type="currency" office:currency="EUR" office:value="16002.5622487752">
            <text:p>16.002,56 €</text:p>
          </table:table-cell>
          <table:table-cell table:formula="of:=[.GC7]*EXP(LN(1+[.$F$2]-[.$H$2]^2/2))*EXP(NORMINV(RAND();0;[.$H$2]))" office:value-type="currency" office:currency="EUR" office:value="36531.6402227463">
            <text:p>36.531,64 €</text:p>
          </table:table-cell>
          <table:table-cell table:formula="of:=[.GD7]*EXP(LN(1+[.$F$2]-[.$H$2]^2/2))*EXP(NORMINV(RAND();0;[.$H$2]))" office:value-type="currency" office:currency="EUR" office:value="10206.269513181">
            <text:p>10.206,27 €</text:p>
          </table:table-cell>
          <table:table-cell table:formula="of:=[.GE7]*EXP(LN(1+[.$F$2]-[.$H$2]^2/2))*EXP(NORMINV(RAND();0;[.$H$2]))" office:value-type="currency" office:currency="EUR" office:value="6874.19652576724">
            <text:p>6.874,20 €</text:p>
          </table:table-cell>
          <table:table-cell table:formula="of:=[.GF7]*EXP(LN(1+[.$F$2]-[.$H$2]^2/2))*EXP(NORMINV(RAND();0;[.$H$2]))" office:value-type="currency" office:currency="EUR" office:value="20929.310164509">
            <text:p>20.929,31 €</text:p>
          </table:table-cell>
          <table:table-cell table:formula="of:=[.GG7]*EXP(LN(1+[.$F$2]-[.$H$2]^2/2))*EXP(NORMINV(RAND();0;[.$H$2]))" office:value-type="currency" office:currency="EUR" office:value="19295.0913423099">
            <text:p>19.295,09 €</text:p>
          </table:table-cell>
          <table:table-cell table:formula="of:=[.GH7]*EXP(LN(1+[.$F$2]-[.$H$2]^2/2))*EXP(NORMINV(RAND();0;[.$H$2]))" office:value-type="currency" office:currency="EUR" office:value="15127.0793944569">
            <text:p>15.127,08 €</text:p>
          </table:table-cell>
          <table:table-cell table:formula="of:=[.GI7]*EXP(LN(1+[.$F$2]-[.$H$2]^2/2))*EXP(NORMINV(RAND();0;[.$H$2]))" office:value-type="currency" office:currency="EUR" office:value="15245.8998516212">
            <text:p>15.245,90 €</text:p>
          </table:table-cell>
          <table:table-cell table:formula="of:=[.GJ7]*EXP(LN(1+[.$F$2]-[.$H$2]^2/2))*EXP(NORMINV(RAND();0;[.$H$2]))" office:value-type="currency" office:currency="EUR" office:value="13659.8166292156">
            <text:p>13.659,82 €</text:p>
          </table:table-cell>
          <table:table-cell table:formula="of:=[.GK7]*EXP(LN(1+[.$F$2]-[.$H$2]^2/2))*EXP(NORMINV(RAND();0;[.$H$2]))" office:value-type="currency" office:currency="EUR" office:value="23031.1440740946">
            <text:p>23.031,14 €</text:p>
          </table:table-cell>
          <table:table-cell table:formula="of:=[.GL7]*EXP(LN(1+[.$F$2]-[.$H$2]^2/2))*EXP(NORMINV(RAND();0;[.$H$2]))" office:value-type="currency" office:currency="EUR" office:value="9697.49560707942">
            <text:p>9.697,50 €</text:p>
          </table:table-cell>
          <table:table-cell table:formula="of:=[.GM7]*EXP(LN(1+[.$F$2]-[.$H$2]^2/2))*EXP(NORMINV(RAND();0;[.$H$2]))" office:value-type="currency" office:currency="EUR" office:value="13383.2600335611">
            <text:p>13.383,26 €</text:p>
          </table:table-cell>
          <table:table-cell table:formula="of:=[.GN7]*EXP(LN(1+[.$F$2]-[.$H$2]^2/2))*EXP(NORMINV(RAND();0;[.$H$2]))" office:value-type="currency" office:currency="EUR" office:value="5999.35629012946">
            <text:p>5.999,36 €</text:p>
          </table:table-cell>
          <table:table-cell table:formula="of:=[.GO7]*EXP(LN(1+[.$F$2]-[.$H$2]^2/2))*EXP(NORMINV(RAND();0;[.$H$2]))" office:value-type="currency" office:currency="EUR" office:value="17653.4565302872">
            <text:p>17.653,46 €</text:p>
          </table:table-cell>
          <table:table-cell table:formula="of:=[.GP7]*EXP(LN(1+[.$F$2]-[.$H$2]^2/2))*EXP(NORMINV(RAND();0;[.$H$2]))" office:value-type="currency" office:currency="EUR" office:value="31985.7227658969">
            <text:p>31.985,72 €</text:p>
          </table:table-cell>
          <table:table-cell table:formula="of:=[.GQ7]*EXP(LN(1+[.$F$2]-[.$H$2]^2/2))*EXP(NORMINV(RAND();0;[.$H$2]))" office:value-type="currency" office:currency="EUR" office:value="8132.7997616293">
            <text:p>8.132,80 €</text:p>
          </table:table-cell>
          <table:table-cell table:formula="of:=[.GR7]*EXP(LN(1+[.$F$2]-[.$H$2]^2/2))*EXP(NORMINV(RAND();0;[.$H$2]))" office:value-type="currency" office:currency="EUR" office:value="8067.70535752415">
            <text:p>8.067,71 €</text:p>
          </table:table-cell>
          <table:table-cell table:formula="of:=[.GS7]*EXP(LN(1+[.$F$2]-[.$H$2]^2/2))*EXP(NORMINV(RAND();0;[.$H$2]))" office:value-type="currency" office:currency="EUR" office:value="13396.9447762577">
            <text:p>13.396,94 €</text:p>
          </table:table-cell>
          <table:table-cell table:formula="of:=[.GT7]*EXP(LN(1+[.$F$2]-[.$H$2]^2/2))*EXP(NORMINV(RAND();0;[.$H$2]))" office:value-type="currency" office:currency="EUR" office:value="9865.93343908898">
            <text:p>9.865,93 €</text:p>
          </table:table-cell>
          <table:table-cell table:formula="of:=[.GU7]*EXP(LN(1+[.$F$2]-[.$H$2]^2/2))*EXP(NORMINV(RAND();0;[.$H$2]))" office:value-type="currency" office:currency="EUR" office:value="17416.7493054666">
            <text:p>17.416,75 €</text:p>
          </table:table-cell>
          <table:table-cell table:formula="of:=[.GV7]*EXP(LN(1+[.$F$2]-[.$H$2]^2/2))*EXP(NORMINV(RAND();0;[.$H$2]))" office:value-type="currency" office:currency="EUR" office:value="18305.2948907649">
            <text:p>18.305,29 €</text:p>
          </table:table-cell>
          <table:table-cell table:formula="of:=[.GW7]*EXP(LN(1+[.$F$2]-[.$H$2]^2/2))*EXP(NORMINV(RAND();0;[.$H$2]))" office:value-type="currency" office:currency="EUR" office:value="11833.7112848323">
            <text:p>11.833,71 €</text:p>
          </table:table-cell>
          <table:table-cell table:formula="of:=[.GX7]*EXP(LN(1+[.$F$2]-[.$H$2]^2/2))*EXP(NORMINV(RAND();0;[.$H$2]))" office:value-type="currency" office:currency="EUR" office:value="12671.611592313">
            <text:p>12.671,61 €</text:p>
          </table:table-cell>
          <table:table-cell table:formula="of:=[.GY7]*EXP(LN(1+[.$F$2]-[.$H$2]^2/2))*EXP(NORMINV(RAND();0;[.$H$2]))" office:value-type="currency" office:currency="EUR" office:value="9183.32051977229">
            <text:p>9.183,32 €</text:p>
          </table:table-cell>
          <table:table-cell table:formula="of:=[.GZ7]*EXP(LN(1+[.$F$2]-[.$H$2]^2/2))*EXP(NORMINV(RAND();0;[.$H$2]))" office:value-type="currency" office:currency="EUR" office:value="5010.2962798127">
            <text:p>5.010,30 €</text:p>
          </table:table-cell>
          <table:table-cell table:formula="of:=[.HA7]*EXP(LN(1+[.$F$2]-[.$H$2]^2/2))*EXP(NORMINV(RAND();0;[.$H$2]))" office:value-type="currency" office:currency="EUR" office:value="16488.100203938">
            <text:p>16.488,10 €</text:p>
          </table:table-cell>
          <table:table-cell table:formula="of:=[.HB7]*EXP(LN(1+[.$F$2]-[.$H$2]^2/2))*EXP(NORMINV(RAND();0;[.$H$2]))" office:value-type="currency" office:currency="EUR" office:value="23092.6302410898">
            <text:p>23.092,63 €</text:p>
          </table:table-cell>
          <table:table-cell table:formula="of:=[.HC7]*EXP(LN(1+[.$F$2]-[.$H$2]^2/2))*EXP(NORMINV(RAND();0;[.$H$2]))" office:value-type="currency" office:currency="EUR" office:value="12055.5261515898">
            <text:p>12.055,53 €</text:p>
          </table:table-cell>
          <table:table-cell table:formula="of:=[.HD7]*EXP(LN(1+[.$F$2]-[.$H$2]^2/2))*EXP(NORMINV(RAND();0;[.$H$2]))" office:value-type="currency" office:currency="EUR" office:value="19027.9047543239">
            <text:p>19.027,90 €</text:p>
          </table:table-cell>
          <table:table-cell table:formula="of:=[.HE7]*EXP(LN(1+[.$F$2]-[.$H$2]^2/2))*EXP(NORMINV(RAND();0;[.$H$2]))" office:value-type="currency" office:currency="EUR" office:value="7100.89049279897">
            <text:p>7.100,89 €</text:p>
          </table:table-cell>
          <table:table-cell table:formula="of:=[.HF7]*EXP(LN(1+[.$F$2]-[.$H$2]^2/2))*EXP(NORMINV(RAND();0;[.$H$2]))" office:value-type="currency" office:currency="EUR" office:value="6661.58312295469">
            <text:p>6.661,58 €</text:p>
          </table:table-cell>
          <table:table-cell table:formula="of:=[.HG7]*EXP(LN(1+[.$F$2]-[.$H$2]^2/2))*EXP(NORMINV(RAND();0;[.$H$2]))" office:value-type="currency" office:currency="EUR" office:value="15930.9097669755">
            <text:p>15.930,91 €</text:p>
          </table:table-cell>
          <table:table-cell table:formula="of:=[.HH7]*EXP(LN(1+[.$F$2]-[.$H$2]^2/2))*EXP(NORMINV(RAND();0;[.$H$2]))" office:value-type="currency" office:currency="EUR" office:value="18553.9210407588">
            <text:p>18.553,92 €</text:p>
          </table:table-cell>
          <table:table-cell table:formula="of:=[.HI7]*EXP(LN(1+[.$F$2]-[.$H$2]^2/2))*EXP(NORMINV(RAND();0;[.$H$2]))" office:value-type="currency" office:currency="EUR" office:value="8672.21932113035">
            <text:p>8.672,22 €</text:p>
          </table:table-cell>
          <table:table-cell table:formula="of:=[.HJ7]*EXP(LN(1+[.$F$2]-[.$H$2]^2/2))*EXP(NORMINV(RAND();0;[.$H$2]))" office:value-type="currency" office:currency="EUR" office:value="18378.6376164996">
            <text:p>18.378,64 €</text:p>
          </table:table-cell>
          <table:table-cell table:formula="of:=[.HK7]*EXP(LN(1+[.$F$2]-[.$H$2]^2/2))*EXP(NORMINV(RAND();0;[.$H$2]))" office:value-type="currency" office:currency="EUR" office:value="8208.01547775832">
            <text:p>8.208,02 €</text:p>
          </table:table-cell>
          <table:table-cell table:formula="of:=[.HL7]*EXP(LN(1+[.$F$2]-[.$H$2]^2/2))*EXP(NORMINV(RAND();0;[.$H$2]))" office:value-type="currency" office:currency="EUR" office:value="10234.5426692279">
            <text:p>10.234,54 €</text:p>
          </table:table-cell>
          <table:table-cell table:formula="of:=[.HM7]*EXP(LN(1+[.$F$2]-[.$H$2]^2/2))*EXP(NORMINV(RAND();0;[.$H$2]))" office:value-type="currency" office:currency="EUR" office:value="7873.72852823074">
            <text:p>7.873,73 €</text:p>
          </table:table-cell>
          <table:table-cell table:formula="of:=[.HN7]*EXP(LN(1+[.$F$2]-[.$H$2]^2/2))*EXP(NORMINV(RAND();0;[.$H$2]))" office:value-type="currency" office:currency="EUR" office:value="11512.6133186173">
            <text:p>11.512,61 €</text:p>
          </table:table-cell>
          <table:table-cell table:formula="of:=[.HO7]*EXP(LN(1+[.$F$2]-[.$H$2]^2/2))*EXP(NORMINV(RAND();0;[.$H$2]))" office:value-type="currency" office:currency="EUR" office:value="16623.0227736268">
            <text:p>16.623,02 €</text:p>
          </table:table-cell>
          <table:table-cell table:formula="of:=[.HP7]*EXP(LN(1+[.$F$2]-[.$H$2]^2/2))*EXP(NORMINV(RAND();0;[.$H$2]))" office:value-type="currency" office:currency="EUR" office:value="21148.3272329753">
            <text:p>21.148,33 €</text:p>
          </table:table-cell>
          <table:table-cell table:formula="of:=[.HQ7]*EXP(LN(1+[.$F$2]-[.$H$2]^2/2))*EXP(NORMINV(RAND();0;[.$H$2]))" office:value-type="currency" office:currency="EUR" office:value="9480.79623777686">
            <text:p>9.480,80 €</text:p>
          </table:table-cell>
          <table:table-cell table:formula="of:=[.HR7]*EXP(LN(1+[.$F$2]-[.$H$2]^2/2))*EXP(NORMINV(RAND();0;[.$H$2]))" office:value-type="currency" office:currency="EUR" office:value="5443.60213612241">
            <text:p>5.443,60 €</text:p>
          </table:table-cell>
          <table:table-cell table:formula="of:=[.HS7]*EXP(LN(1+[.$F$2]-[.$H$2]^2/2))*EXP(NORMINV(RAND();0;[.$H$2]))" office:value-type="currency" office:currency="EUR" office:value="14464.4249336609">
            <text:p>14.464,42 €</text:p>
          </table:table-cell>
          <table:table-cell table:formula="of:=[.HT7]*EXP(LN(1+[.$F$2]-[.$H$2]^2/2))*EXP(NORMINV(RAND();0;[.$H$2]))" office:value-type="currency" office:currency="EUR" office:value="13257.5314819241">
            <text:p>13.257,53 €</text:p>
          </table:table-cell>
          <table:table-cell table:formula="of:=[.HU7]*EXP(LN(1+[.$F$2]-[.$H$2]^2/2))*EXP(NORMINV(RAND();0;[.$H$2]))" office:value-type="currency" office:currency="EUR" office:value="15233.0975378743">
            <text:p>15.233,10 €</text:p>
          </table:table-cell>
          <table:table-cell table:formula="of:=[.HV7]*EXP(LN(1+[.$F$2]-[.$H$2]^2/2))*EXP(NORMINV(RAND();0;[.$H$2]))" office:value-type="currency" office:currency="EUR" office:value="12788.1730137765">
            <text:p>12.788,17 €</text:p>
          </table:table-cell>
          <table:table-cell table:formula="of:=[.HW7]*EXP(LN(1+[.$F$2]-[.$H$2]^2/2))*EXP(NORMINV(RAND();0;[.$H$2]))" office:value-type="currency" office:currency="EUR" office:value="6377.72080464948">
            <text:p>6.377,72 €</text:p>
          </table:table-cell>
          <table:table-cell table:formula="of:=[.HX7]*EXP(LN(1+[.$F$2]-[.$H$2]^2/2))*EXP(NORMINV(RAND();0;[.$H$2]))" office:value-type="currency" office:currency="EUR" office:value="9854.39474707992">
            <text:p>9.854,39 €</text:p>
          </table:table-cell>
          <table:table-cell table:formula="of:=[.HY7]*EXP(LN(1+[.$F$2]-[.$H$2]^2/2))*EXP(NORMINV(RAND();0;[.$H$2]))" office:value-type="currency" office:currency="EUR" office:value="11411.1787023074">
            <text:p>11.411,18 €</text:p>
          </table:table-cell>
          <table:table-cell table:formula="of:=[.HZ7]*EXP(LN(1+[.$F$2]-[.$H$2]^2/2))*EXP(NORMINV(RAND();0;[.$H$2]))" office:value-type="currency" office:currency="EUR" office:value="14297.9086889175">
            <text:p>14.297,91 €</text:p>
          </table:table-cell>
          <table:table-cell table:formula="of:=[.IA7]*EXP(LN(1+[.$F$2]-[.$H$2]^2/2))*EXP(NORMINV(RAND();0;[.$H$2]))" office:value-type="currency" office:currency="EUR" office:value="14289.2245268515">
            <text:p>14.289,22 €</text:p>
          </table:table-cell>
          <table:table-cell table:formula="of:=[.IB7]*EXP(LN(1+[.$F$2]-[.$H$2]^2/2))*EXP(NORMINV(RAND();0;[.$H$2]))" office:value-type="currency" office:currency="EUR" office:value="40055.466607066">
            <text:p>40.055,47 €</text:p>
          </table:table-cell>
          <table:table-cell table:formula="of:=[.IC7]*EXP(LN(1+[.$F$2]-[.$H$2]^2/2))*EXP(NORMINV(RAND();0;[.$H$2]))" office:value-type="currency" office:currency="EUR" office:value="5477.33704470428">
            <text:p>5.477,34 €</text:p>
          </table:table-cell>
          <table:table-cell table:formula="of:=[.ID7]*EXP(LN(1+[.$F$2]-[.$H$2]^2/2))*EXP(NORMINV(RAND();0;[.$H$2]))" office:value-type="currency" office:currency="EUR" office:value="6735.81178497692">
            <text:p>6.735,81 €</text:p>
          </table:table-cell>
          <table:table-cell table:formula="of:=[.IE7]*EXP(LN(1+[.$F$2]-[.$H$2]^2/2))*EXP(NORMINV(RAND();0;[.$H$2]))" office:value-type="currency" office:currency="EUR" office:value="8531.74502224856">
            <text:p>8.531,75 €</text:p>
          </table:table-cell>
          <table:table-cell table:formula="of:=[.IF7]*EXP(LN(1+[.$F$2]-[.$H$2]^2/2))*EXP(NORMINV(RAND();0;[.$H$2]))" office:value-type="currency" office:currency="EUR" office:value="11402.1825151466">
            <text:p>11.402,18 €</text:p>
          </table:table-cell>
          <table:table-cell table:formula="of:=[.IG7]*EXP(LN(1+[.$F$2]-[.$H$2]^2/2))*EXP(NORMINV(RAND();0;[.$H$2]))" office:value-type="currency" office:currency="EUR" office:value="9158.55569417391">
            <text:p>9.158,56 €</text:p>
          </table:table-cell>
          <table:table-cell table:formula="of:=[.IH7]*EXP(LN(1+[.$F$2]-[.$H$2]^2/2))*EXP(NORMINV(RAND();0;[.$H$2]))" office:value-type="currency" office:currency="EUR" office:value="12178.3811136235">
            <text:p>12.178,38 €</text:p>
          </table:table-cell>
          <table:table-cell table:formula="of:=[.II7]*EXP(LN(1+[.$F$2]-[.$H$2]^2/2))*EXP(NORMINV(RAND();0;[.$H$2]))" office:value-type="currency" office:currency="EUR" office:value="10857.8687609958">
            <text:p>10.857,87 €</text:p>
          </table:table-cell>
          <table:table-cell table:formula="of:=[.IJ7]*EXP(LN(1+[.$F$2]-[.$H$2]^2/2))*EXP(NORMINV(RAND();0;[.$H$2]))" office:value-type="currency" office:currency="EUR" office:value="31724.0836633047">
            <text:p>31.724,08 €</text:p>
          </table:table-cell>
          <table:table-cell table:formula="of:=[.IK7]*EXP(LN(1+[.$F$2]-[.$H$2]^2/2))*EXP(NORMINV(RAND();0;[.$H$2]))" office:value-type="currency" office:currency="EUR" office:value="11846.8177968986">
            <text:p>11.846,82 €</text:p>
          </table:table-cell>
          <table:table-cell table:formula="of:=[.IL7]*EXP(LN(1+[.$F$2]-[.$H$2]^2/2))*EXP(NORMINV(RAND();0;[.$H$2]))" office:value-type="currency" office:currency="EUR" office:value="12811.4549041467">
            <text:p>12.811,45 €</text:p>
          </table:table-cell>
          <table:table-cell table:formula="of:=[.IM7]*EXP(LN(1+[.$F$2]-[.$H$2]^2/2))*EXP(NORMINV(RAND();0;[.$H$2]))" office:value-type="currency" office:currency="EUR" office:value="10777.8254622008">
            <text:p>10.777,83 €</text:p>
          </table:table-cell>
          <table:table-cell table:formula="of:=[.IN7]*EXP(LN(1+[.$F$2]-[.$H$2]^2/2))*EXP(NORMINV(RAND();0;[.$H$2]))" office:value-type="currency" office:currency="EUR" office:value="19002.2958258802">
            <text:p>19.002,30 €</text:p>
          </table:table-cell>
          <table:table-cell table:formula="of:=[.IO7]*EXP(LN(1+[.$F$2]-[.$H$2]^2/2))*EXP(NORMINV(RAND();0;[.$H$2]))" office:value-type="currency" office:currency="EUR" office:value="26801.244844943">
            <text:p>26.801,24 €</text:p>
          </table:table-cell>
          <table:table-cell table:formula="of:=[.IP7]*EXP(LN(1+[.$F$2]-[.$H$2]^2/2))*EXP(NORMINV(RAND();0;[.$H$2]))" office:value-type="currency" office:currency="EUR" office:value="7470.77860128936">
            <text:p>7.470,78 €</text:p>
          </table:table-cell>
          <table:table-cell table:formula="of:=[.IQ7]*EXP(LN(1+[.$F$2]-[.$H$2]^2/2))*EXP(NORMINV(RAND();0;[.$H$2]))" office:value-type="currency" office:currency="EUR" office:value="14728.557270234">
            <text:p>14.728,56 €</text:p>
          </table:table-cell>
          <table:table-cell table:formula="of:=[.IR7]*EXP(LN(1+[.$F$2]-[.$H$2]^2/2))*EXP(NORMINV(RAND();0;[.$H$2]))" office:value-type="currency" office:currency="EUR" office:value="8672.26855393986">
            <text:p>8.672,27 €</text:p>
          </table:table-cell>
          <table:table-cell table:formula="of:=[.IS7]*EXP(LN(1+[.$F$2]-[.$H$2]^2/2))*EXP(NORMINV(RAND();0;[.$H$2]))" office:value-type="currency" office:currency="EUR" office:value="12649.0256039346">
            <text:p>12.649,03 €</text:p>
          </table:table-cell>
          <table:table-cell table:formula="of:=[.IT7]*EXP(LN(1+[.$F$2]-[.$H$2]^2/2))*EXP(NORMINV(RAND();0;[.$H$2]))" office:value-type="currency" office:currency="EUR" office:value="46802.1807959391">
            <text:p>46.802,18 €</text:p>
          </table:table-cell>
          <table:table-cell table:formula="of:=[.IU7]*EXP(LN(1+[.$F$2]-[.$H$2]^2/2))*EXP(NORMINV(RAND();0;[.$H$2]))" office:value-type="currency" office:currency="EUR" office:value="9630.21896105735">
            <text:p>9.630,22 €</text:p>
          </table:table-cell>
          <table:table-cell table:formula="of:=[.IV7]*EXP(LN(1+[.$F$2]-[.$H$2]^2/2))*EXP(NORMINV(RAND();0;[.$H$2]))" office:value-type="currency" office:currency="EUR" office:value="21351.1994843986">
            <text:p>21.351,20 €</text:p>
          </table:table-cell>
          <table:table-cell table:formula="of:=[.IW7]*EXP(LN(1+[.$F$2]-[.$H$2]^2/2))*EXP(NORMINV(RAND();0;[.$H$2]))" office:value-type="currency" office:currency="EUR" office:value="4708.96511422219">
            <text:p>4.708,97 €</text:p>
          </table:table-cell>
          <table:table-cell table:formula="of:=[.IX7]*EXP(LN(1+[.$F$2]-[.$H$2]^2/2))*EXP(NORMINV(RAND();0;[.$H$2]))" office:value-type="currency" office:currency="EUR" office:value="8098.78405859616">
            <text:p>8.098,78 €</text:p>
          </table:table-cell>
          <table:table-cell table:formula="of:=[.IY7]*EXP(LN(1+[.$F$2]-[.$H$2]^2/2))*EXP(NORMINV(RAND();0;[.$H$2]))" office:value-type="currency" office:currency="EUR" office:value="10585.86187266">
            <text:p>10.585,86 €</text:p>
          </table:table-cell>
          <table:table-cell table:formula="of:=[.IZ7]*EXP(LN(1+[.$F$2]-[.$H$2]^2/2))*EXP(NORMINV(RAND();0;[.$H$2]))" office:value-type="currency" office:currency="EUR" office:value="11647.7004023916">
            <text:p>11.647,70 €</text:p>
          </table:table-cell>
          <table:table-cell table:formula="of:=[.JA7]*EXP(LN(1+[.$F$2]-[.$H$2]^2/2))*EXP(NORMINV(RAND();0;[.$H$2]))" office:value-type="currency" office:currency="EUR" office:value="22971.1225149295">
            <text:p>22.971,12 €</text:p>
          </table:table-cell>
          <table:table-cell table:formula="of:=[.JB7]*EXP(LN(1+[.$F$2]-[.$H$2]^2/2))*EXP(NORMINV(RAND();0;[.$H$2]))" office:value-type="currency" office:currency="EUR" office:value="10710.6621080253">
            <text:p>10.710,66 €</text:p>
          </table:table-cell>
          <table:table-cell table:formula="of:=[.JC7]*EXP(LN(1+[.$F$2]-[.$H$2]^2/2))*EXP(NORMINV(RAND();0;[.$H$2]))" office:value-type="currency" office:currency="EUR" office:value="5801.29362368753">
            <text:p>5.801,29 €</text:p>
          </table:table-cell>
          <table:table-cell table:formula="of:=[.JD7]*EXP(LN(1+[.$F$2]-[.$H$2]^2/2))*EXP(NORMINV(RAND();0;[.$H$2]))" office:value-type="currency" office:currency="EUR" office:value="13852.2792356334">
            <text:p>13.852,28 €</text:p>
          </table:table-cell>
          <table:table-cell table:formula="of:=[.JE7]*EXP(LN(1+[.$F$2]-[.$H$2]^2/2))*EXP(NORMINV(RAND();0;[.$H$2]))" office:value-type="currency" office:currency="EUR" office:value="18134.1398407939">
            <text:p>18.134,14 €</text:p>
          </table:table-cell>
          <table:table-cell table:formula="of:=[.JF7]*EXP(LN(1+[.$F$2]-[.$H$2]^2/2))*EXP(NORMINV(RAND();0;[.$H$2]))" office:value-type="currency" office:currency="EUR" office:value="14135.5092086237">
            <text:p>14.135,51 €</text:p>
          </table:table-cell>
          <table:table-cell table:formula="of:=[.JG7]*EXP(LN(1+[.$F$2]-[.$H$2]^2/2))*EXP(NORMINV(RAND();0;[.$H$2]))" office:value-type="currency" office:currency="EUR" office:value="14193.5217358465">
            <text:p>14.193,52 €</text:p>
          </table:table-cell>
          <table:table-cell table:formula="of:=[.JH7]*EXP(LN(1+[.$F$2]-[.$H$2]^2/2))*EXP(NORMINV(RAND();0;[.$H$2]))" office:value-type="currency" office:currency="EUR" office:value="6204.7133787574">
            <text:p>6.204,71 €</text:p>
          </table:table-cell>
          <table:table-cell table:formula="of:=[.JI7]*EXP(LN(1+[.$F$2]-[.$H$2]^2/2))*EXP(NORMINV(RAND();0;[.$H$2]))" office:value-type="currency" office:currency="EUR" office:value="24066.0277875131">
            <text:p>24.066,03 €</text:p>
          </table:table-cell>
          <table:table-cell table:formula="of:=[.JJ7]*EXP(LN(1+[.$F$2]-[.$H$2]^2/2))*EXP(NORMINV(RAND();0;[.$H$2]))" office:value-type="currency" office:currency="EUR" office:value="10716.4331727062">
            <text:p>10.716,43 €</text:p>
          </table:table-cell>
          <table:table-cell table:formula="of:=[.JK7]*EXP(LN(1+[.$F$2]-[.$H$2]^2/2))*EXP(NORMINV(RAND();0;[.$H$2]))" office:value-type="currency" office:currency="EUR" office:value="10621.1102950601">
            <text:p>10.621,11 €</text:p>
          </table:table-cell>
          <table:table-cell table:formula="of:=[.JL7]*EXP(LN(1+[.$F$2]-[.$H$2]^2/2))*EXP(NORMINV(RAND();0;[.$H$2]))" office:value-type="currency" office:currency="EUR" office:value="14521.754659528">
            <text:p>14.521,75 €</text:p>
          </table:table-cell>
          <table:table-cell table:formula="of:=[.JM7]*EXP(LN(1+[.$F$2]-[.$H$2]^2/2))*EXP(NORMINV(RAND();0;[.$H$2]))" office:value-type="currency" office:currency="EUR" office:value="18374.8307638237">
            <text:p>18.374,83 €</text:p>
          </table:table-cell>
          <table:table-cell table:formula="of:=[.JN7]*EXP(LN(1+[.$F$2]-[.$H$2]^2/2))*EXP(NORMINV(RAND();0;[.$H$2]))" office:value-type="currency" office:currency="EUR" office:value="15278.8452410522">
            <text:p>15.278,85 €</text:p>
          </table:table-cell>
          <table:table-cell table:formula="of:=[.JO7]*EXP(LN(1+[.$F$2]-[.$H$2]^2/2))*EXP(NORMINV(RAND();0;[.$H$2]))" office:value-type="currency" office:currency="EUR" office:value="8472.91362187027">
            <text:p>8.472,91 €</text:p>
          </table:table-cell>
          <table:table-cell table:formula="of:=[.JP7]*EXP(LN(1+[.$F$2]-[.$H$2]^2/2))*EXP(NORMINV(RAND();0;[.$H$2]))" office:value-type="currency" office:currency="EUR" office:value="13266.7604141294">
            <text:p>13.266,76 €</text:p>
          </table:table-cell>
          <table:table-cell table:formula="of:=[.JQ7]*EXP(LN(1+[.$F$2]-[.$H$2]^2/2))*EXP(NORMINV(RAND();0;[.$H$2]))" office:value-type="currency" office:currency="EUR" office:value="12596.6187163293">
            <text:p>12.596,62 €</text:p>
          </table:table-cell>
          <table:table-cell table:formula="of:=[.JR7]*EXP(LN(1+[.$F$2]-[.$H$2]^2/2))*EXP(NORMINV(RAND();0;[.$H$2]))" office:value-type="currency" office:currency="EUR" office:value="16882.3302716284">
            <text:p>16.882,33 €</text:p>
          </table:table-cell>
          <table:table-cell table:formula="of:=[.JS7]*EXP(LN(1+[.$F$2]-[.$H$2]^2/2))*EXP(NORMINV(RAND();0;[.$H$2]))" office:value-type="currency" office:currency="EUR" office:value="16823.3550129103">
            <text:p>16.823,36 €</text:p>
          </table:table-cell>
          <table:table-cell table:formula="of:=[.JT7]*EXP(LN(1+[.$F$2]-[.$H$2]^2/2))*EXP(NORMINV(RAND();0;[.$H$2]))" office:value-type="currency" office:currency="EUR" office:value="7236.18495649214">
            <text:p>7.236,18 €</text:p>
          </table:table-cell>
          <table:table-cell table:formula="of:=[.JU7]*EXP(LN(1+[.$F$2]-[.$H$2]^2/2))*EXP(NORMINV(RAND();0;[.$H$2]))" office:value-type="currency" office:currency="EUR" office:value="16448.1371077711">
            <text:p>16.448,14 €</text:p>
          </table:table-cell>
          <table:table-cell table:formula="of:=[.JV7]*EXP(LN(1+[.$F$2]-[.$H$2]^2/2))*EXP(NORMINV(RAND();0;[.$H$2]))" office:value-type="currency" office:currency="EUR" office:value="6065.39940078255">
            <text:p>6.065,40 €</text:p>
          </table:table-cell>
          <table:table-cell table:formula="of:=[.JW7]*EXP(LN(1+[.$F$2]-[.$H$2]^2/2))*EXP(NORMINV(RAND();0;[.$H$2]))" office:value-type="currency" office:currency="EUR" office:value="6767.31278896883">
            <text:p>6.767,31 €</text:p>
          </table:table-cell>
          <table:table-cell table:formula="of:=[.JX7]*EXP(LN(1+[.$F$2]-[.$H$2]^2/2))*EXP(NORMINV(RAND();0;[.$H$2]))" office:value-type="currency" office:currency="EUR" office:value="10528.464056297">
            <text:p>10.528,46 €</text:p>
          </table:table-cell>
          <table:table-cell table:formula="of:=[.JY7]*EXP(LN(1+[.$F$2]-[.$H$2]^2/2))*EXP(NORMINV(RAND();0;[.$H$2]))" office:value-type="currency" office:currency="EUR" office:value="16752.7321262158">
            <text:p>16.752,73 €</text:p>
          </table:table-cell>
          <table:table-cell table:formula="of:=[.JZ7]*EXP(LN(1+[.$F$2]-[.$H$2]^2/2))*EXP(NORMINV(RAND();0;[.$H$2]))" office:value-type="currency" office:currency="EUR" office:value="9460.05663387409">
            <text:p>9.460,06 €</text:p>
          </table:table-cell>
          <table:table-cell table:formula="of:=[.KA7]*EXP(LN(1+[.$F$2]-[.$H$2]^2/2))*EXP(NORMINV(RAND();0;[.$H$2]))" office:value-type="currency" office:currency="EUR" office:value="6037.74250234727">
            <text:p>6.037,74 €</text:p>
          </table:table-cell>
          <table:table-cell table:formula="of:=[.KB7]*EXP(LN(1+[.$F$2]-[.$H$2]^2/2))*EXP(NORMINV(RAND();0;[.$H$2]))" office:value-type="currency" office:currency="EUR" office:value="17001.0055056693">
            <text:p>17.001,01 €</text:p>
          </table:table-cell>
          <table:table-cell table:formula="of:=[.KC7]*EXP(LN(1+[.$F$2]-[.$H$2]^2/2))*EXP(NORMINV(RAND();0;[.$H$2]))" office:value-type="currency" office:currency="EUR" office:value="5772.37480036282">
            <text:p>5.772,37 €</text:p>
          </table:table-cell>
          <table:table-cell table:formula="of:=[.KD7]*EXP(LN(1+[.$F$2]-[.$H$2]^2/2))*EXP(NORMINV(RAND();0;[.$H$2]))" office:value-type="currency" office:currency="EUR" office:value="11000.7816152275">
            <text:p>11.000,78 €</text:p>
          </table:table-cell>
          <table:table-cell table:formula="of:=[.KE7]*EXP(LN(1+[.$F$2]-[.$H$2]^2/2))*EXP(NORMINV(RAND();0;[.$H$2]))" office:value-type="currency" office:currency="EUR" office:value="13731.0052601565">
            <text:p>13.731,01 €</text:p>
          </table:table-cell>
          <table:table-cell table:formula="of:=[.KF7]*EXP(LN(1+[.$F$2]-[.$H$2]^2/2))*EXP(NORMINV(RAND();0;[.$H$2]))" office:value-type="currency" office:currency="EUR" office:value="10950.1440079335">
            <text:p>10.950,14 €</text:p>
          </table:table-cell>
          <table:table-cell table:formula="of:=[.KG7]*EXP(LN(1+[.$F$2]-[.$H$2]^2/2))*EXP(NORMINV(RAND();0;[.$H$2]))" office:value-type="currency" office:currency="EUR" office:value="11379.3888632267">
            <text:p>11.379,39 €</text:p>
          </table:table-cell>
          <table:table-cell table:formula="of:=[.KH7]*EXP(LN(1+[.$F$2]-[.$H$2]^2/2))*EXP(NORMINV(RAND();0;[.$H$2]))" office:value-type="currency" office:currency="EUR" office:value="9655.85483273889">
            <text:p>9.655,85 €</text:p>
          </table:table-cell>
          <table:table-cell table:formula="of:=[.KI7]*EXP(LN(1+[.$F$2]-[.$H$2]^2/2))*EXP(NORMINV(RAND();0;[.$H$2]))" office:value-type="currency" office:currency="EUR" office:value="23652.1262972471">
            <text:p>23.652,13 €</text:p>
          </table:table-cell>
          <table:table-cell table:formula="of:=[.KJ7]*EXP(LN(1+[.$F$2]-[.$H$2]^2/2))*EXP(NORMINV(RAND();0;[.$H$2]))" office:value-type="currency" office:currency="EUR" office:value="46187.3921111266">
            <text:p>46.187,39 €</text:p>
          </table:table-cell>
          <table:table-cell table:formula="of:=[.KK7]*EXP(LN(1+[.$F$2]-[.$H$2]^2/2))*EXP(NORMINV(RAND();0;[.$H$2]))" office:value-type="currency" office:currency="EUR" office:value="24128.5897542673">
            <text:p>24.128,59 €</text:p>
          </table:table-cell>
          <table:table-cell table:formula="of:=[.KL7]*EXP(LN(1+[.$F$2]-[.$H$2]^2/2))*EXP(NORMINV(RAND();0;[.$H$2]))" office:value-type="currency" office:currency="EUR" office:value="12772.8782889643">
            <text:p>12.772,88 €</text:p>
          </table:table-cell>
          <table:table-cell table:formula="of:=[.KM7]*EXP(LN(1+[.$F$2]-[.$H$2]^2/2))*EXP(NORMINV(RAND();0;[.$H$2]))" office:value-type="currency" office:currency="EUR" office:value="8097.12117154656">
            <text:p>8.097,12 €</text:p>
          </table:table-cell>
          <table:table-cell table:formula="of:=[.KN7]*EXP(LN(1+[.$F$2]-[.$H$2]^2/2))*EXP(NORMINV(RAND();0;[.$H$2]))" office:value-type="currency" office:currency="EUR" office:value="9939.0212497027">
            <text:p>9.939,02 €</text:p>
          </table:table-cell>
          <table:table-cell table:formula="of:=[.KO7]*EXP(LN(1+[.$F$2]-[.$H$2]^2/2))*EXP(NORMINV(RAND();0;[.$H$2]))" office:value-type="currency" office:currency="EUR" office:value="12049.5442044978">
            <text:p>12.049,54 €</text:p>
          </table:table-cell>
          <table:table-cell table:formula="of:=[.KP7]*EXP(LN(1+[.$F$2]-[.$H$2]^2/2))*EXP(NORMINV(RAND();0;[.$H$2]))" office:value-type="currency" office:currency="EUR" office:value="16749.9452361101">
            <text:p>16.749,95 €</text:p>
          </table:table-cell>
          <table:table-cell table:formula="of:=[.KQ7]*EXP(LN(1+[.$F$2]-[.$H$2]^2/2))*EXP(NORMINV(RAND();0;[.$H$2]))" office:value-type="currency" office:currency="EUR" office:value="8850.54694871896">
            <text:p>8.850,55 €</text:p>
          </table:table-cell>
          <table:table-cell table:formula="of:=[.KR7]*EXP(LN(1+[.$F$2]-[.$H$2]^2/2))*EXP(NORMINV(RAND();0;[.$H$2]))" office:value-type="currency" office:currency="EUR" office:value="10385.8086339158">
            <text:p>10.385,81 €</text:p>
          </table:table-cell>
          <table:table-cell table:formula="of:=[.KS7]*EXP(LN(1+[.$F$2]-[.$H$2]^2/2))*EXP(NORMINV(RAND();0;[.$H$2]))" office:value-type="currency" office:currency="EUR" office:value="8470.99504213074">
            <text:p>8.471,00 €</text:p>
          </table:table-cell>
          <table:table-cell table:formula="of:=[.KT7]*EXP(LN(1+[.$F$2]-[.$H$2]^2/2))*EXP(NORMINV(RAND();0;[.$H$2]))" office:value-type="currency" office:currency="EUR" office:value="10102.3555963385">
            <text:p>10.102,36 €</text:p>
          </table:table-cell>
          <table:table-cell table:formula="of:=[.KU7]*EXP(LN(1+[.$F$2]-[.$H$2]^2/2))*EXP(NORMINV(RAND();0;[.$H$2]))" office:value-type="currency" office:currency="EUR" office:value="13976.9440231923">
            <text:p>13.976,94 €</text:p>
          </table:table-cell>
          <table:table-cell table:formula="of:=[.KV7]*EXP(LN(1+[.$F$2]-[.$H$2]^2/2))*EXP(NORMINV(RAND();0;[.$H$2]))" office:value-type="currency" office:currency="EUR" office:value="8176.10987758098">
            <text:p>8.176,11 €</text:p>
          </table:table-cell>
          <table:table-cell table:formula="of:=[.KW7]*EXP(LN(1+[.$F$2]-[.$H$2]^2/2))*EXP(NORMINV(RAND();0;[.$H$2]))" office:value-type="currency" office:currency="EUR" office:value="13214.6969571669">
            <text:p>13.214,70 €</text:p>
          </table:table-cell>
          <table:table-cell table:formula="of:=[.KX7]*EXP(LN(1+[.$F$2]-[.$H$2]^2/2))*EXP(NORMINV(RAND();0;[.$H$2]))" office:value-type="currency" office:currency="EUR" office:value="13837.9185665897">
            <text:p>13.837,92 €</text:p>
          </table:table-cell>
          <table:table-cell table:formula="of:=[.KY7]*EXP(LN(1+[.$F$2]-[.$H$2]^2/2))*EXP(NORMINV(RAND();0;[.$H$2]))" office:value-type="currency" office:currency="EUR" office:value="25606.1836006002">
            <text:p>25.606,18 €</text:p>
          </table:table-cell>
          <table:table-cell table:formula="of:=[.KZ7]*EXP(LN(1+[.$F$2]-[.$H$2]^2/2))*EXP(NORMINV(RAND();0;[.$H$2]))" office:value-type="currency" office:currency="EUR" office:value="13674.4568324107">
            <text:p>13.674,46 €</text:p>
          </table:table-cell>
          <table:table-cell table:formula="of:=[.LA7]*EXP(LN(1+[.$F$2]-[.$H$2]^2/2))*EXP(NORMINV(RAND();0;[.$H$2]))" office:value-type="currency" office:currency="EUR" office:value="7463.96459040417">
            <text:p>7.463,96 €</text:p>
          </table:table-cell>
          <table:table-cell table:formula="of:=[.LB7]*EXP(LN(1+[.$F$2]-[.$H$2]^2/2))*EXP(NORMINV(RAND();0;[.$H$2]))" office:value-type="currency" office:currency="EUR" office:value="15813.5926161752">
            <text:p>15.813,59 €</text:p>
          </table:table-cell>
          <table:table-cell table:formula="of:=[.LC7]*EXP(LN(1+[.$F$2]-[.$H$2]^2/2))*EXP(NORMINV(RAND();0;[.$H$2]))" office:value-type="currency" office:currency="EUR" office:value="6226.20339696636">
            <text:p>6.226,20 €</text:p>
          </table:table-cell>
          <table:table-cell table:formula="of:=[.LD7]*EXP(LN(1+[.$F$2]-[.$H$2]^2/2))*EXP(NORMINV(RAND();0;[.$H$2]))" office:value-type="currency" office:currency="EUR" office:value="18254.1511787833">
            <text:p>18.254,15 €</text:p>
          </table:table-cell>
          <table:table-cell table:formula="of:=[.LE7]*EXP(LN(1+[.$F$2]-[.$H$2]^2/2))*EXP(NORMINV(RAND();0;[.$H$2]))" office:value-type="currency" office:currency="EUR" office:value="9463.39720435785">
            <text:p>9.463,40 €</text:p>
          </table:table-cell>
          <table:table-cell table:formula="of:=[.LF7]*EXP(LN(1+[.$F$2]-[.$H$2]^2/2))*EXP(NORMINV(RAND();0;[.$H$2]))" office:value-type="currency" office:currency="EUR" office:value="10705.2008479036">
            <text:p>10.705,20 €</text:p>
          </table:table-cell>
          <table:table-cell table:formula="of:=[.LG7]*EXP(LN(1+[.$F$2]-[.$H$2]^2/2))*EXP(NORMINV(RAND();0;[.$H$2]))" office:value-type="currency" office:currency="EUR" office:value="10200.5168769079">
            <text:p>10.200,52 €</text:p>
          </table:table-cell>
          <table:table-cell table:formula="of:=[.LH7]*EXP(LN(1+[.$F$2]-[.$H$2]^2/2))*EXP(NORMINV(RAND();0;[.$H$2]))" office:value-type="currency" office:currency="EUR" office:value="16157.386125003">
            <text:p>16.157,39 €</text:p>
          </table:table-cell>
          <table:table-cell table:formula="of:=[.LI7]*EXP(LN(1+[.$F$2]-[.$H$2]^2/2))*EXP(NORMINV(RAND();0;[.$H$2]))" office:value-type="currency" office:currency="EUR" office:value="7552.21074946297">
            <text:p>7.552,21 €</text:p>
          </table:table-cell>
          <table:table-cell table:formula="of:=[.LJ7]*EXP(LN(1+[.$F$2]-[.$H$2]^2/2))*EXP(NORMINV(RAND();0;[.$H$2]))" office:value-type="currency" office:currency="EUR" office:value="13248.0336145836">
            <text:p>13.248,03 €</text:p>
          </table:table-cell>
          <table:table-cell table:formula="of:=[.LK7]*EXP(LN(1+[.$F$2]-[.$H$2]^2/2))*EXP(NORMINV(RAND();0;[.$H$2]))" office:value-type="currency" office:currency="EUR" office:value="10160.638294339">
            <text:p>10.160,64 €</text:p>
          </table:table-cell>
          <table:table-cell table:formula="of:=[.LL7]*EXP(LN(1+[.$F$2]-[.$H$2]^2/2))*EXP(NORMINV(RAND();0;[.$H$2]))" office:value-type="currency" office:currency="EUR" office:value="14123.7337685909">
            <text:p>14.123,73 €</text:p>
          </table:table-cell>
          <table:table-cell table:formula="of:=[.LM7]*EXP(LN(1+[.$F$2]-[.$H$2]^2/2))*EXP(NORMINV(RAND();0;[.$H$2]))" office:value-type="currency" office:currency="EUR" office:value="7151.99593167144">
            <text:p>7.152,00 €</text:p>
          </table:table-cell>
          <table:table-cell table:formula="of:=[.LN7]*EXP(LN(1+[.$F$2]-[.$H$2]^2/2))*EXP(NORMINV(RAND();0;[.$H$2]))" office:value-type="currency" office:currency="EUR" office:value="7597.76254436475">
            <text:p>7.597,76 €</text:p>
          </table:table-cell>
          <table:table-cell table:formula="of:=[.LO7]*EXP(LN(1+[.$F$2]-[.$H$2]^2/2))*EXP(NORMINV(RAND();0;[.$H$2]))" office:value-type="currency" office:currency="EUR" office:value="10170.7953956309">
            <text:p>10.170,80 €</text:p>
          </table:table-cell>
          <table:table-cell table:formula="of:=[.LP7]*EXP(LN(1+[.$F$2]-[.$H$2]^2/2))*EXP(NORMINV(RAND();0;[.$H$2]))" office:value-type="currency" office:currency="EUR" office:value="11087.3153930196">
            <text:p>11.087,32 €</text:p>
          </table:table-cell>
          <table:table-cell table:formula="of:=[.LQ7]*EXP(LN(1+[.$F$2]-[.$H$2]^2/2))*EXP(NORMINV(RAND();0;[.$H$2]))" office:value-type="currency" office:currency="EUR" office:value="8453.65245508006">
            <text:p>8.453,65 €</text:p>
          </table:table-cell>
          <table:table-cell table:formula="of:=[.LR7]*EXP(LN(1+[.$F$2]-[.$H$2]^2/2))*EXP(NORMINV(RAND();0;[.$H$2]))" office:value-type="currency" office:currency="EUR" office:value="12519.7554813523">
            <text:p>12.519,76 €</text:p>
          </table:table-cell>
          <table:table-cell table:formula="of:=[.LS7]*EXP(LN(1+[.$F$2]-[.$H$2]^2/2))*EXP(NORMINV(RAND();0;[.$H$2]))" office:value-type="currency" office:currency="EUR" office:value="5754.76933372704">
            <text:p>5.754,77 €</text:p>
          </table:table-cell>
          <table:table-cell table:formula="of:=[.LT7]*EXP(LN(1+[.$F$2]-[.$H$2]^2/2))*EXP(NORMINV(RAND();0;[.$H$2]))" office:value-type="currency" office:currency="EUR" office:value="18898.0054359289">
            <text:p>18.898,01 €</text:p>
          </table:table-cell>
          <table:table-cell table:formula="of:=[.LU7]*EXP(LN(1+[.$F$2]-[.$H$2]^2/2))*EXP(NORMINV(RAND();0;[.$H$2]))" office:value-type="currency" office:currency="EUR" office:value="8954.12023180242">
            <text:p>8.954,12 €</text:p>
          </table:table-cell>
          <table:table-cell table:formula="of:=[.LV7]*EXP(LN(1+[.$F$2]-[.$H$2]^2/2))*EXP(NORMINV(RAND();0;[.$H$2]))" office:value-type="currency" office:currency="EUR" office:value="11727.3917579321">
            <text:p>11.727,39 €</text:p>
          </table:table-cell>
          <table:table-cell table:formula="of:=[.LW7]*EXP(LN(1+[.$F$2]-[.$H$2]^2/2))*EXP(NORMINV(RAND();0;[.$H$2]))" office:value-type="currency" office:currency="EUR" office:value="9109.68979339525">
            <text:p>9.109,69 €</text:p>
          </table:table-cell>
          <table:table-cell table:formula="of:=[.LX7]*EXP(LN(1+[.$F$2]-[.$H$2]^2/2))*EXP(NORMINV(RAND();0;[.$H$2]))" office:value-type="currency" office:currency="EUR" office:value="12513.0007737884">
            <text:p>12.513,00 €</text:p>
          </table:table-cell>
          <table:table-cell table:formula="of:=[.LY7]*EXP(LN(1+[.$F$2]-[.$H$2]^2/2))*EXP(NORMINV(RAND();0;[.$H$2]))" office:value-type="currency" office:currency="EUR" office:value="15865.1807120778">
            <text:p>15.865,18 €</text:p>
          </table:table-cell>
          <table:table-cell table:formula="of:=[.LZ7]*EXP(LN(1+[.$F$2]-[.$H$2]^2/2))*EXP(NORMINV(RAND();0;[.$H$2]))" office:value-type="currency" office:currency="EUR" office:value="9523.95097243795">
            <text:p>9.523,95 €</text:p>
          </table:table-cell>
          <table:table-cell table:formula="of:=[.MA7]*EXP(LN(1+[.$F$2]-[.$H$2]^2/2))*EXP(NORMINV(RAND();0;[.$H$2]))" office:value-type="currency" office:currency="EUR" office:value="16237.3945070097">
            <text:p>16.237,39 €</text:p>
          </table:table-cell>
          <table:table-cell table:formula="of:=[.MB7]*EXP(LN(1+[.$F$2]-[.$H$2]^2/2))*EXP(NORMINV(RAND();0;[.$H$2]))" office:value-type="currency" office:currency="EUR" office:value="10511.814370638">
            <text:p>10.511,81 €</text:p>
          </table:table-cell>
          <table:table-cell table:formula="of:=[.MC7]*EXP(LN(1+[.$F$2]-[.$H$2]^2/2))*EXP(NORMINV(RAND();0;[.$H$2]))" office:value-type="currency" office:currency="EUR" office:value="13540.0165144121">
            <text:p>13.540,02 €</text:p>
          </table:table-cell>
          <table:table-cell table:formula="of:=[.MD7]*EXP(LN(1+[.$F$2]-[.$H$2]^2/2))*EXP(NORMINV(RAND();0;[.$H$2]))" office:value-type="currency" office:currency="EUR" office:value="16684.9546190621">
            <text:p>16.684,95 €</text:p>
          </table:table-cell>
          <table:table-cell table:formula="of:=[.ME7]*EXP(LN(1+[.$F$2]-[.$H$2]^2/2))*EXP(NORMINV(RAND();0;[.$H$2]))" office:value-type="currency" office:currency="EUR" office:value="18762.4103829358">
            <text:p>18.762,41 €</text:p>
          </table:table-cell>
          <table:table-cell table:formula="of:=[.MF7]*EXP(LN(1+[.$F$2]-[.$H$2]^2/2))*EXP(NORMINV(RAND();0;[.$H$2]))" office:value-type="currency" office:currency="EUR" office:value="7444.69155041517">
            <text:p>7.444,69 €</text:p>
          </table:table-cell>
          <table:table-cell table:formula="of:=[.MG7]*EXP(LN(1+[.$F$2]-[.$H$2]^2/2))*EXP(NORMINV(RAND();0;[.$H$2]))" office:value-type="currency" office:currency="EUR" office:value="9910.38960164241">
            <text:p>9.910,39 €</text:p>
          </table:table-cell>
          <table:table-cell table:formula="of:=[.MH7]*EXP(LN(1+[.$F$2]-[.$H$2]^2/2))*EXP(NORMINV(RAND();0;[.$H$2]))" office:value-type="currency" office:currency="EUR" office:value="10920.031822289">
            <text:p>10.920,03 €</text:p>
          </table:table-cell>
          <table:table-cell table:formula="of:=[.MI7]*EXP(LN(1+[.$F$2]-[.$H$2]^2/2))*EXP(NORMINV(RAND();0;[.$H$2]))" office:value-type="currency" office:currency="EUR" office:value="9808.62617955217">
            <text:p>9.808,63 €</text:p>
          </table:table-cell>
          <table:table-cell table:formula="of:=[.MJ7]*EXP(LN(1+[.$F$2]-[.$H$2]^2/2))*EXP(NORMINV(RAND();0;[.$H$2]))" office:value-type="currency" office:currency="EUR" office:value="15386.5938891588">
            <text:p>15.386,59 €</text:p>
          </table:table-cell>
          <table:table-cell table:formula="of:=[.MK7]*EXP(LN(1+[.$F$2]-[.$H$2]^2/2))*EXP(NORMINV(RAND();0;[.$H$2]))" office:value-type="currency" office:currency="EUR" office:value="23084.5698385039">
            <text:p>23.084,57 €</text:p>
          </table:table-cell>
          <table:table-cell table:formula="of:=[.ML7]*EXP(LN(1+[.$F$2]-[.$H$2]^2/2))*EXP(NORMINV(RAND();0;[.$H$2]))" office:value-type="currency" office:currency="EUR" office:value="8210.35131770759">
            <text:p>8.210,35 €</text:p>
          </table:table-cell>
          <table:table-cell table:formula="of:=[.MM7]*EXP(LN(1+[.$F$2]-[.$H$2]^2/2))*EXP(NORMINV(RAND();0;[.$H$2]))" office:value-type="currency" office:currency="EUR" office:value="15211.0373481454">
            <text:p>15.211,04 €</text:p>
          </table:table-cell>
          <table:table-cell table:formula="of:=[.MN7]*EXP(LN(1+[.$F$2]-[.$H$2]^2/2))*EXP(NORMINV(RAND();0;[.$H$2]))" office:value-type="currency" office:currency="EUR" office:value="14687.1533508969">
            <text:p>14.687,15 €</text:p>
          </table:table-cell>
          <table:table-cell table:formula="of:=[.MO7]*EXP(LN(1+[.$F$2]-[.$H$2]^2/2))*EXP(NORMINV(RAND();0;[.$H$2]))" office:value-type="currency" office:currency="EUR" office:value="2043.30182446081">
            <text:p>2.043,30 €</text:p>
          </table:table-cell>
          <table:table-cell table:formula="of:=[.MP7]*EXP(LN(1+[.$F$2]-[.$H$2]^2/2))*EXP(NORMINV(RAND();0;[.$H$2]))" office:value-type="currency" office:currency="EUR" office:value="16770.8835053154">
            <text:p>16.770,88 €</text:p>
          </table:table-cell>
          <table:table-cell table:formula="of:=[.MQ7]*EXP(LN(1+[.$F$2]-[.$H$2]^2/2))*EXP(NORMINV(RAND();0;[.$H$2]))" office:value-type="currency" office:currency="EUR" office:value="10147.505807822">
            <text:p>10.147,51 €</text:p>
          </table:table-cell>
          <table:table-cell table:formula="of:=[.MR7]*EXP(LN(1+[.$F$2]-[.$H$2]^2/2))*EXP(NORMINV(RAND();0;[.$H$2]))" office:value-type="currency" office:currency="EUR" office:value="7814.94173971035">
            <text:p>7.814,94 €</text:p>
          </table:table-cell>
          <table:table-cell table:formula="of:=[.MS7]*EXP(LN(1+[.$F$2]-[.$H$2]^2/2))*EXP(NORMINV(RAND();0;[.$H$2]))" office:value-type="currency" office:currency="EUR" office:value="5857.57660048275">
            <text:p>5.857,58 €</text:p>
          </table:table-cell>
          <table:table-cell table:formula="of:=[.MT7]*EXP(LN(1+[.$F$2]-[.$H$2]^2/2))*EXP(NORMINV(RAND();0;[.$H$2]))" office:value-type="currency" office:currency="EUR" office:value="14596.9746129007">
            <text:p>14.596,97 €</text:p>
          </table:table-cell>
          <table:table-cell table:formula="of:=[.MU7]*EXP(LN(1+[.$F$2]-[.$H$2]^2/2))*EXP(NORMINV(RAND();0;[.$H$2]))" office:value-type="currency" office:currency="EUR" office:value="10644.8950165979">
            <text:p>10.644,90 €</text:p>
          </table:table-cell>
          <table:table-cell table:formula="of:=[.MV7]*EXP(LN(1+[.$F$2]-[.$H$2]^2/2))*EXP(NORMINV(RAND();0;[.$H$2]))" office:value-type="currency" office:currency="EUR" office:value="8956.36474424583">
            <text:p>8.956,36 €</text:p>
          </table:table-cell>
          <table:table-cell table:formula="of:=[.MW7]*EXP(LN(1+[.$F$2]-[.$H$2]^2/2))*EXP(NORMINV(RAND();0;[.$H$2]))" office:value-type="currency" office:currency="EUR" office:value="18142.4135309845">
            <text:p>18.142,41 €</text:p>
          </table:table-cell>
          <table:table-cell table:formula="of:=[.MX7]*EXP(LN(1+[.$F$2]-[.$H$2]^2/2))*EXP(NORMINV(RAND();0;[.$H$2]))" office:value-type="currency" office:currency="EUR" office:value="14735.0095699986">
            <text:p>14.735,01 €</text:p>
          </table:table-cell>
          <table:table-cell table:formula="of:=[.MY7]*EXP(LN(1+[.$F$2]-[.$H$2]^2/2))*EXP(NORMINV(RAND();0;[.$H$2]))" office:value-type="currency" office:currency="EUR" office:value="19004.8178339829">
            <text:p>19.004,82 €</text:p>
          </table:table-cell>
          <table:table-cell table:formula="of:=[.MZ7]*EXP(LN(1+[.$F$2]-[.$H$2]^2/2))*EXP(NORMINV(RAND();0;[.$H$2]))" office:value-type="currency" office:currency="EUR" office:value="10260.5478429573">
            <text:p>10.260,55 €</text:p>
          </table:table-cell>
          <table:table-cell table:formula="of:=[.NA7]*EXP(LN(1+[.$F$2]-[.$H$2]^2/2))*EXP(NORMINV(RAND();0;[.$H$2]))" office:value-type="currency" office:currency="EUR" office:value="11659.944630659">
            <text:p>11.659,94 €</text:p>
          </table:table-cell>
          <table:table-cell table:formula="of:=[.NB7]*EXP(LN(1+[.$F$2]-[.$H$2]^2/2))*EXP(NORMINV(RAND();0;[.$H$2]))" office:value-type="currency" office:currency="EUR" office:value="14985.3988685111">
            <text:p>14.985,40 €</text:p>
          </table:table-cell>
          <table:table-cell table:formula="of:=[.NC7]*EXP(LN(1+[.$F$2]-[.$H$2]^2/2))*EXP(NORMINV(RAND();0;[.$H$2]))" office:value-type="currency" office:currency="EUR" office:value="7690.62110712586">
            <text:p>7.690,62 €</text:p>
          </table:table-cell>
          <table:table-cell table:formula="of:=[.ND7]*EXP(LN(1+[.$F$2]-[.$H$2]^2/2))*EXP(NORMINV(RAND();0;[.$H$2]))" office:value-type="currency" office:currency="EUR" office:value="11750.2386548872">
            <text:p>11.750,24 €</text:p>
          </table:table-cell>
          <table:table-cell table:formula="of:=[.NE7]*EXP(LN(1+[.$F$2]-[.$H$2]^2/2))*EXP(NORMINV(RAND();0;[.$H$2]))" office:value-type="currency" office:currency="EUR" office:value="14972.0825144093">
            <text:p>14.972,08 €</text:p>
          </table:table-cell>
          <table:table-cell table:formula="of:=[.NF7]*EXP(LN(1+[.$F$2]-[.$H$2]^2/2))*EXP(NORMINV(RAND();0;[.$H$2]))" office:value-type="currency" office:currency="EUR" office:value="18259.1617541925">
            <text:p>18.259,16 €</text:p>
          </table:table-cell>
          <table:table-cell table:formula="of:=[.NG7]*EXP(LN(1+[.$F$2]-[.$H$2]^2/2))*EXP(NORMINV(RAND();0;[.$H$2]))" office:value-type="currency" office:currency="EUR" office:value="8216.11516869181">
            <text:p>8.216,12 €</text:p>
          </table:table-cell>
          <table:table-cell table:formula="of:=[.NH7]*EXP(LN(1+[.$F$2]-[.$H$2]^2/2))*EXP(NORMINV(RAND();0;[.$H$2]))" office:value-type="currency" office:currency="EUR" office:value="13691.9725423305">
            <text:p>13.691,97 €</text:p>
          </table:table-cell>
          <table:table-cell table:formula="of:=[.NI7]*EXP(LN(1+[.$F$2]-[.$H$2]^2/2))*EXP(NORMINV(RAND();0;[.$H$2]))" office:value-type="currency" office:currency="EUR" office:value="11347.4181419391">
            <text:p>11.347,42 €</text:p>
          </table:table-cell>
          <table:table-cell table:formula="of:=[.NJ7]*EXP(LN(1+[.$F$2]-[.$H$2]^2/2))*EXP(NORMINV(RAND();0;[.$H$2]))" office:value-type="currency" office:currency="EUR" office:value="16448.1486094175">
            <text:p>16.448,15 €</text:p>
          </table:table-cell>
          <table:table-cell table:formula="of:=[.NK7]*EXP(LN(1+[.$F$2]-[.$H$2]^2/2))*EXP(NORMINV(RAND();0;[.$H$2]))" office:value-type="currency" office:currency="EUR" office:value="19116.8048488901">
            <text:p>19.116,80 €</text:p>
          </table:table-cell>
          <table:table-cell table:formula="of:=[.NL7]*EXP(LN(1+[.$F$2]-[.$H$2]^2/2))*EXP(NORMINV(RAND();0;[.$H$2]))" office:value-type="currency" office:currency="EUR" office:value="13778.2071777828">
            <text:p>13.778,21 €</text:p>
          </table:table-cell>
          <table:table-cell table:formula="of:=[.NM7]*EXP(LN(1+[.$F$2]-[.$H$2]^2/2))*EXP(NORMINV(RAND();0;[.$H$2]))" office:value-type="currency" office:currency="EUR" office:value="5468.73268823657">
            <text:p>5.468,73 €</text:p>
          </table:table-cell>
          <table:table-cell table:formula="of:=[.NN7]*EXP(LN(1+[.$F$2]-[.$H$2]^2/2))*EXP(NORMINV(RAND();0;[.$H$2]))" office:value-type="currency" office:currency="EUR" office:value="20239.9994267754">
            <text:p>20.240,00 €</text:p>
          </table:table-cell>
          <table:table-cell table:formula="of:=[.NO7]*EXP(LN(1+[.$F$2]-[.$H$2]^2/2))*EXP(NORMINV(RAND();0;[.$H$2]))" office:value-type="currency" office:currency="EUR" office:value="6289.08533449841">
            <text:p>6.289,09 €</text:p>
          </table:table-cell>
          <table:table-cell table:formula="of:=[.NP7]*EXP(LN(1+[.$F$2]-[.$H$2]^2/2))*EXP(NORMINV(RAND();0;[.$H$2]))" office:value-type="currency" office:currency="EUR" office:value="7059.50222907646">
            <text:p>7.059,50 €</text:p>
          </table:table-cell>
          <table:table-cell table:formula="of:=[.NQ7]*EXP(LN(1+[.$F$2]-[.$H$2]^2/2))*EXP(NORMINV(RAND();0;[.$H$2]))" office:value-type="currency" office:currency="EUR" office:value="19791.0057154928">
            <text:p>19.791,01 €</text:p>
          </table:table-cell>
          <table:table-cell table:formula="of:=[.NR7]*EXP(LN(1+[.$F$2]-[.$H$2]^2/2))*EXP(NORMINV(RAND();0;[.$H$2]))" office:value-type="currency" office:currency="EUR" office:value="15054.3373120556">
            <text:p>15.054,34 €</text:p>
          </table:table-cell>
          <table:table-cell table:formula="of:=[.NS7]*EXP(LN(1+[.$F$2]-[.$H$2]^2/2))*EXP(NORMINV(RAND();0;[.$H$2]))" office:value-type="currency" office:currency="EUR" office:value="29023.5801382738">
            <text:p>29.023,58 €</text:p>
          </table:table-cell>
          <table:table-cell table:formula="of:=[.NT7]*EXP(LN(1+[.$F$2]-[.$H$2]^2/2))*EXP(NORMINV(RAND();0;[.$H$2]))" office:value-type="currency" office:currency="EUR" office:value="15322.3061978876">
            <text:p>15.322,31 €</text:p>
          </table:table-cell>
          <table:table-cell table:formula="of:=[.NU7]*EXP(LN(1+[.$F$2]-[.$H$2]^2/2))*EXP(NORMINV(RAND();0;[.$H$2]))" office:value-type="currency" office:currency="EUR" office:value="13533.3110255805">
            <text:p>13.533,31 €</text:p>
          </table:table-cell>
          <table:table-cell table:formula="of:=[.NV7]*EXP(LN(1+[.$F$2]-[.$H$2]^2/2))*EXP(NORMINV(RAND();0;[.$H$2]))" office:value-type="currency" office:currency="EUR" office:value="13815.651814513">
            <text:p>13.815,65 €</text:p>
          </table:table-cell>
          <table:table-cell table:formula="of:=[.NW7]*EXP(LN(1+[.$F$2]-[.$H$2]^2/2))*EXP(NORMINV(RAND();0;[.$H$2]))" office:value-type="currency" office:currency="EUR" office:value="14450.6862891129">
            <text:p>14.450,69 €</text:p>
          </table:table-cell>
          <table:table-cell table:formula="of:=[.NX7]*EXP(LN(1+[.$F$2]-[.$H$2]^2/2))*EXP(NORMINV(RAND();0;[.$H$2]))" office:value-type="currency" office:currency="EUR" office:value="8407.99450481041">
            <text:p>8.407,99 €</text:p>
          </table:table-cell>
          <table:table-cell table:formula="of:=[.NY7]*EXP(LN(1+[.$F$2]-[.$H$2]^2/2))*EXP(NORMINV(RAND();0;[.$H$2]))" office:value-type="currency" office:currency="EUR" office:value="7748.18657900743">
            <text:p>7.748,19 €</text:p>
          </table:table-cell>
          <table:table-cell table:formula="of:=[.NZ7]*EXP(LN(1+[.$F$2]-[.$H$2]^2/2))*EXP(NORMINV(RAND();0;[.$H$2]))" office:value-type="currency" office:currency="EUR" office:value="10155.436522849">
            <text:p>10.155,44 €</text:p>
          </table:table-cell>
          <table:table-cell table:formula="of:=[.OA7]*EXP(LN(1+[.$F$2]-[.$H$2]^2/2))*EXP(NORMINV(RAND();0;[.$H$2]))" office:value-type="currency" office:currency="EUR" office:value="8548.58441726092">
            <text:p>8.548,58 €</text:p>
          </table:table-cell>
          <table:table-cell table:formula="of:=[.OB7]*EXP(LN(1+[.$F$2]-[.$H$2]^2/2))*EXP(NORMINV(RAND();0;[.$H$2]))" office:value-type="currency" office:currency="EUR" office:value="9279.18761796688">
            <text:p>9.279,19 €</text:p>
          </table:table-cell>
          <table:table-cell table:formula="of:=[.OC7]*EXP(LN(1+[.$F$2]-[.$H$2]^2/2))*EXP(NORMINV(RAND();0;[.$H$2]))" office:value-type="currency" office:currency="EUR" office:value="22041.0788943323">
            <text:p>22.041,08 €</text:p>
          </table:table-cell>
          <table:table-cell table:formula="of:=[.OD7]*EXP(LN(1+[.$F$2]-[.$H$2]^2/2))*EXP(NORMINV(RAND();0;[.$H$2]))" office:value-type="currency" office:currency="EUR" office:value="13926.2801381473">
            <text:p>13.926,28 €</text:p>
          </table:table-cell>
          <table:table-cell table:formula="of:=[.OE7]*EXP(LN(1+[.$F$2]-[.$H$2]^2/2))*EXP(NORMINV(RAND();0;[.$H$2]))" office:value-type="currency" office:currency="EUR" office:value="23337.441041918">
            <text:p>23.337,44 €</text:p>
          </table:table-cell>
          <table:table-cell table:formula="of:=[.OF7]*EXP(LN(1+[.$F$2]-[.$H$2]^2/2))*EXP(NORMINV(RAND();0;[.$H$2]))" office:value-type="currency" office:currency="EUR" office:value="7277.42976317568">
            <text:p>7.277,43 €</text:p>
          </table:table-cell>
          <table:table-cell table:formula="of:=[.OG7]*EXP(LN(1+[.$F$2]-[.$H$2]^2/2))*EXP(NORMINV(RAND();0;[.$H$2]))" office:value-type="currency" office:currency="EUR" office:value="9753.45639483891">
            <text:p>9.753,46 €</text:p>
          </table:table-cell>
          <table:table-cell table:formula="of:=[.OH7]*EXP(LN(1+[.$F$2]-[.$H$2]^2/2))*EXP(NORMINV(RAND();0;[.$H$2]))" office:value-type="currency" office:currency="EUR" office:value="6945.51452278094">
            <text:p>6.945,51 €</text:p>
          </table:table-cell>
          <table:table-cell table:formula="of:=[.OI7]*EXP(LN(1+[.$F$2]-[.$H$2]^2/2))*EXP(NORMINV(RAND();0;[.$H$2]))" office:value-type="currency" office:currency="EUR" office:value="12614.9349715794">
            <text:p>12.614,93 €</text:p>
          </table:table-cell>
          <table:table-cell table:formula="of:=[.OJ7]*EXP(LN(1+[.$F$2]-[.$H$2]^2/2))*EXP(NORMINV(RAND();0;[.$H$2]))" office:value-type="currency" office:currency="EUR" office:value="24976.3421562688">
            <text:p>24.976,34 €</text:p>
          </table:table-cell>
          <table:table-cell table:formula="of:=[.OK7]*EXP(LN(1+[.$F$2]-[.$H$2]^2/2))*EXP(NORMINV(RAND();0;[.$H$2]))" office:value-type="currency" office:currency="EUR" office:value="11442.5278313946">
            <text:p>11.442,53 €</text:p>
          </table:table-cell>
          <table:table-cell table:formula="of:=[.OL7]*EXP(LN(1+[.$F$2]-[.$H$2]^2/2))*EXP(NORMINV(RAND();0;[.$H$2]))" office:value-type="currency" office:currency="EUR" office:value="25805.7584162936">
            <text:p>25.805,76 €</text:p>
          </table:table-cell>
          <table:table-cell table:formula="of:=[.OM7]*EXP(LN(1+[.$F$2]-[.$H$2]^2/2))*EXP(NORMINV(RAND();0;[.$H$2]))" office:value-type="currency" office:currency="EUR" office:value="7496.60294851975">
            <text:p>7.496,60 €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8]*EXP(LN(1+[.$F$2]))" office:value-type="currency" office:currency="EUR" office:value="14185.19112256">
            <text:p>14.185,19 €</text:p>
          </table:table-cell>
          <table:table-cell table:formula="of:=[.C8]*EXP(LN(1+[.$F$2]-[.$H$2]^2/2))*EXP(NORMINV(RAND();0;[.$H$2]))" office:value-type="currency" office:currency="EUR" office:value="14602.5396022922">
            <text:p>14.602,54 €</text:p>
          </table:table-cell>
          <table:table-cell table:formula="of:=[.D8]*EXP(LN(1+[.$F$2]-[.$H$2]^2/2))*EXP(NORMINV(RAND();0;[.$H$2]))" office:value-type="currency" office:currency="EUR" office:value="28873.6930615225">
            <text:p>28.873,69 €</text:p>
          </table:table-cell>
          <table:table-cell table:formula="of:=[.E8]*EXP(LN(1+[.$F$2]-[.$H$2]^2/2))*EXP(NORMINV(RAND();0;[.$H$2]))" office:value-type="currency" office:currency="EUR" office:value="5656.72975417535">
            <text:p>5.656,73 €</text:p>
          </table:table-cell>
          <table:table-cell table:formula="of:=[.F8]*EXP(LN(1+[.$F$2]-[.$H$2]^2/2))*EXP(NORMINV(RAND();0;[.$H$2]))" office:value-type="currency" office:currency="EUR" office:value="20788.7219570993">
            <text:p>20.788,72 €</text:p>
          </table:table-cell>
          <table:table-cell table:formula="of:=[.G8]*EXP(LN(1+[.$F$2]-[.$H$2]^2/2))*EXP(NORMINV(RAND();0;[.$H$2]))" office:value-type="currency" office:currency="EUR" office:value="18267.942616569">
            <text:p>18.267,94 €</text:p>
          </table:table-cell>
          <table:table-cell table:formula="of:=[.H8]*EXP(LN(1+[.$F$2]-[.$H$2]^2/2))*EXP(NORMINV(RAND();0;[.$H$2]))" office:value-type="currency" office:currency="EUR" office:value="23315.8538916515">
            <text:p>23.315,85 €</text:p>
          </table:table-cell>
          <table:table-cell table:formula="of:=[.I8]*EXP(LN(1+[.$F$2]-[.$H$2]^2/2))*EXP(NORMINV(RAND();0;[.$H$2]))" office:value-type="currency" office:currency="EUR" office:value="16252.9315086656">
            <text:p>16.252,93 €</text:p>
          </table:table-cell>
          <table:table-cell table:formula="of:=[.J8]*EXP(LN(1+[.$F$2]-[.$H$2]^2/2))*EXP(NORMINV(RAND();0;[.$H$2]))" office:value-type="currency" office:currency="EUR" office:value="10466.441166507">
            <text:p>10.466,44 €</text:p>
          </table:table-cell>
          <table:table-cell table:formula="of:=[.K8]*EXP(LN(1+[.$F$2]-[.$H$2]^2/2))*EXP(NORMINV(RAND();0;[.$H$2]))" office:value-type="currency" office:currency="EUR" office:value="11046.753807037">
            <text:p>11.046,75 €</text:p>
          </table:table-cell>
          <table:table-cell table:formula="of:=[.L8]*EXP(LN(1+[.$F$2]-[.$H$2]^2/2))*EXP(NORMINV(RAND();0;[.$H$2]))" office:value-type="currency" office:currency="EUR" office:value="25962.4388775092">
            <text:p>25.962,44 €</text:p>
          </table:table-cell>
          <table:table-cell table:formula="of:=[.M8]*EXP(LN(1+[.$F$2]-[.$H$2]^2/2))*EXP(NORMINV(RAND();0;[.$H$2]))" office:value-type="currency" office:currency="EUR" office:value="12770.6845946963">
            <text:p>12.770,68 €</text:p>
          </table:table-cell>
          <table:table-cell table:formula="of:=[.N8]*EXP(LN(1+[.$F$2]-[.$H$2]^2/2))*EXP(NORMINV(RAND();0;[.$H$2]))" office:value-type="currency" office:currency="EUR" office:value="11349.0251237267">
            <text:p>11.349,03 €</text:p>
          </table:table-cell>
          <table:table-cell table:formula="of:=[.O8]*EXP(LN(1+[.$F$2]-[.$H$2]^2/2))*EXP(NORMINV(RAND();0;[.$H$2]))" office:value-type="currency" office:currency="EUR" office:value="21469.226583797">
            <text:p>21.469,23 €</text:p>
          </table:table-cell>
          <table:table-cell table:formula="of:=[.P8]*EXP(LN(1+[.$F$2]-[.$H$2]^2/2))*EXP(NORMINV(RAND();0;[.$H$2]))" office:value-type="currency" office:currency="EUR" office:value="14303.3841611428">
            <text:p>14.303,38 €</text:p>
          </table:table-cell>
          <table:table-cell table:formula="of:=[.Q8]*EXP(LN(1+[.$F$2]-[.$H$2]^2/2))*EXP(NORMINV(RAND();0;[.$H$2]))" office:value-type="currency" office:currency="EUR" office:value="9428.66867879629">
            <text:p>9.428,67 €</text:p>
          </table:table-cell>
          <table:table-cell table:formula="of:=[.R8]*EXP(LN(1+[.$F$2]-[.$H$2]^2/2))*EXP(NORMINV(RAND();0;[.$H$2]))" office:value-type="currency" office:currency="EUR" office:value="7149.53199380228">
            <text:p>7.149,53 €</text:p>
          </table:table-cell>
          <table:table-cell table:formula="of:=[.S8]*EXP(LN(1+[.$F$2]-[.$H$2]^2/2))*EXP(NORMINV(RAND();0;[.$H$2]))" office:value-type="currency" office:currency="EUR" office:value="6741.48808388541">
            <text:p>6.741,49 €</text:p>
          </table:table-cell>
          <table:table-cell table:formula="of:=[.T8]*EXP(LN(1+[.$F$2]-[.$H$2]^2/2))*EXP(NORMINV(RAND();0;[.$H$2]))" office:value-type="currency" office:currency="EUR" office:value="3535.51104494322">
            <text:p>3.535,51 €</text:p>
          </table:table-cell>
          <table:table-cell table:formula="of:=[.U8]*EXP(LN(1+[.$F$2]-[.$H$2]^2/2))*EXP(NORMINV(RAND();0;[.$H$2]))" office:value-type="currency" office:currency="EUR" office:value="12544.6167330585">
            <text:p>12.544,62 €</text:p>
          </table:table-cell>
          <table:table-cell table:formula="of:=[.V8]*EXP(LN(1+[.$F$2]-[.$H$2]^2/2))*EXP(NORMINV(RAND();0;[.$H$2]))" office:value-type="currency" office:currency="EUR" office:value="15218.1224815461">
            <text:p>15.218,12 €</text:p>
          </table:table-cell>
          <table:table-cell table:formula="of:=[.W8]*EXP(LN(1+[.$F$2]-[.$H$2]^2/2))*EXP(NORMINV(RAND();0;[.$H$2]))" office:value-type="currency" office:currency="EUR" office:value="16989.7592131575">
            <text:p>16.989,76 €</text:p>
          </table:table-cell>
          <table:table-cell table:formula="of:=[.X8]*EXP(LN(1+[.$F$2]-[.$H$2]^2/2))*EXP(NORMINV(RAND();0;[.$H$2]))" office:value-type="currency" office:currency="EUR" office:value="10786.9578056987">
            <text:p>10.786,96 €</text:p>
          </table:table-cell>
          <table:table-cell table:formula="of:=[.Y8]*EXP(LN(1+[.$F$2]-[.$H$2]^2/2))*EXP(NORMINV(RAND();0;[.$H$2]))" office:value-type="currency" office:currency="EUR" office:value="6054.73404612057">
            <text:p>6.054,73 €</text:p>
          </table:table-cell>
          <table:table-cell table:formula="of:=[.Z8]*EXP(LN(1+[.$F$2]-[.$H$2]^2/2))*EXP(NORMINV(RAND();0;[.$H$2]))" office:value-type="currency" office:currency="EUR" office:value="11899.9515193225">
            <text:p>11.899,95 €</text:p>
          </table:table-cell>
          <table:table-cell table:formula="of:=[.AA8]*EXP(LN(1+[.$F$2]-[.$H$2]^2/2))*EXP(NORMINV(RAND();0;[.$H$2]))" office:value-type="currency" office:currency="EUR" office:value="10755.9521277913">
            <text:p>10.755,95 €</text:p>
          </table:table-cell>
          <table:table-cell table:formula="of:=[.AB8]*EXP(LN(1+[.$F$2]-[.$H$2]^2/2))*EXP(NORMINV(RAND();0;[.$H$2]))" office:value-type="currency" office:currency="EUR" office:value="8366.77674772681">
            <text:p>8.366,78 €</text:p>
          </table:table-cell>
          <table:table-cell table:formula="of:=[.AC8]*EXP(LN(1+[.$F$2]-[.$H$2]^2/2))*EXP(NORMINV(RAND();0;[.$H$2]))" office:value-type="currency" office:currency="EUR" office:value="27654.9685706441">
            <text:p>27.654,97 €</text:p>
          </table:table-cell>
          <table:table-cell table:formula="of:=[.AD8]*EXP(LN(1+[.$F$2]-[.$H$2]^2/2))*EXP(NORMINV(RAND();0;[.$H$2]))" office:value-type="currency" office:currency="EUR" office:value="9249.87561937882">
            <text:p>9.249,88 €</text:p>
          </table:table-cell>
          <table:table-cell table:formula="of:=[.AE8]*EXP(LN(1+[.$F$2]-[.$H$2]^2/2))*EXP(NORMINV(RAND();0;[.$H$2]))" office:value-type="currency" office:currency="EUR" office:value="7814.59372507546">
            <text:p>7.814,59 €</text:p>
          </table:table-cell>
          <table:table-cell table:formula="of:=[.AF8]*EXP(LN(1+[.$F$2]-[.$H$2]^2/2))*EXP(NORMINV(RAND();0;[.$H$2]))" office:value-type="currency" office:currency="EUR" office:value="10588.6567505694">
            <text:p>10.588,66 €</text:p>
          </table:table-cell>
          <table:table-cell table:formula="of:=[.AG8]*EXP(LN(1+[.$F$2]-[.$H$2]^2/2))*EXP(NORMINV(RAND();0;[.$H$2]))" office:value-type="currency" office:currency="EUR" office:value="16463.0417053666">
            <text:p>16.463,04 €</text:p>
          </table:table-cell>
          <table:table-cell table:formula="of:=[.AH8]*EXP(LN(1+[.$F$2]-[.$H$2]^2/2))*EXP(NORMINV(RAND();0;[.$H$2]))" office:value-type="currency" office:currency="EUR" office:value="3927.41078747757">
            <text:p>3.927,41 €</text:p>
          </table:table-cell>
          <table:table-cell table:formula="of:=[.AI8]*EXP(LN(1+[.$F$2]-[.$H$2]^2/2))*EXP(NORMINV(RAND();0;[.$H$2]))" office:value-type="currency" office:currency="EUR" office:value="13040.1451333472">
            <text:p>13.040,15 €</text:p>
          </table:table-cell>
          <table:table-cell table:formula="of:=[.AJ8]*EXP(LN(1+[.$F$2]-[.$H$2]^2/2))*EXP(NORMINV(RAND();0;[.$H$2]))" office:value-type="currency" office:currency="EUR" office:value="13035.1766488792">
            <text:p>13.035,18 €</text:p>
          </table:table-cell>
          <table:table-cell table:formula="of:=[.AK8]*EXP(LN(1+[.$F$2]-[.$H$2]^2/2))*EXP(NORMINV(RAND();0;[.$H$2]))" office:value-type="currency" office:currency="EUR" office:value="19246.0990856045">
            <text:p>19.246,10 €</text:p>
          </table:table-cell>
          <table:table-cell table:formula="of:=[.AL8]*EXP(LN(1+[.$F$2]-[.$H$2]^2/2))*EXP(NORMINV(RAND();0;[.$H$2]))" office:value-type="currency" office:currency="EUR" office:value="8110.89396448175">
            <text:p>8.110,89 €</text:p>
          </table:table-cell>
          <table:table-cell table:formula="of:=[.AM8]*EXP(LN(1+[.$F$2]-[.$H$2]^2/2))*EXP(NORMINV(RAND();0;[.$H$2]))" office:value-type="currency" office:currency="EUR" office:value="14722.4948962961">
            <text:p>14.722,49 €</text:p>
          </table:table-cell>
          <table:table-cell table:formula="of:=[.AN8]*EXP(LN(1+[.$F$2]-[.$H$2]^2/2))*EXP(NORMINV(RAND();0;[.$H$2]))" office:value-type="currency" office:currency="EUR" office:value="6475.79764057153">
            <text:p>6.475,80 €</text:p>
          </table:table-cell>
          <table:table-cell table:formula="of:=[.AO8]*EXP(LN(1+[.$F$2]-[.$H$2]^2/2))*EXP(NORMINV(RAND();0;[.$H$2]))" office:value-type="currency" office:currency="EUR" office:value="6405.54694563402">
            <text:p>6.405,55 €</text:p>
          </table:table-cell>
          <table:table-cell table:formula="of:=[.AP8]*EXP(LN(1+[.$F$2]-[.$H$2]^2/2))*EXP(NORMINV(RAND();0;[.$H$2]))" office:value-type="currency" office:currency="EUR" office:value="15164.5908907864">
            <text:p>15.164,59 €</text:p>
          </table:table-cell>
          <table:table-cell table:formula="of:=[.AQ8]*EXP(LN(1+[.$F$2]-[.$H$2]^2/2))*EXP(NORMINV(RAND();0;[.$H$2]))" office:value-type="currency" office:currency="EUR" office:value="13213.3007372143">
            <text:p>13.213,30 €</text:p>
          </table:table-cell>
          <table:table-cell table:formula="of:=[.AR8]*EXP(LN(1+[.$F$2]-[.$H$2]^2/2))*EXP(NORMINV(RAND();0;[.$H$2]))" office:value-type="currency" office:currency="EUR" office:value="25389.4914719144">
            <text:p>25.389,49 €</text:p>
          </table:table-cell>
          <table:table-cell table:formula="of:=[.AS8]*EXP(LN(1+[.$F$2]-[.$H$2]^2/2))*EXP(NORMINV(RAND();0;[.$H$2]))" office:value-type="currency" office:currency="EUR" office:value="17441.2709734429">
            <text:p>17.441,27 €</text:p>
          </table:table-cell>
          <table:table-cell table:formula="of:=[.AT8]*EXP(LN(1+[.$F$2]-[.$H$2]^2/2))*EXP(NORMINV(RAND();0;[.$H$2]))" office:value-type="currency" office:currency="EUR" office:value="6224.76184880308">
            <text:p>6.224,76 €</text:p>
          </table:table-cell>
          <table:table-cell table:formula="of:=[.AU8]*EXP(LN(1+[.$F$2]-[.$H$2]^2/2))*EXP(NORMINV(RAND();0;[.$H$2]))" office:value-type="currency" office:currency="EUR" office:value="15422.4231214492">
            <text:p>15.422,42 €</text:p>
          </table:table-cell>
          <table:table-cell table:formula="of:=[.AV8]*EXP(LN(1+[.$F$2]-[.$H$2]^2/2))*EXP(NORMINV(RAND();0;[.$H$2]))" office:value-type="currency" office:currency="EUR" office:value="21601.8559546655">
            <text:p>21.601,86 €</text:p>
          </table:table-cell>
          <table:table-cell table:formula="of:=[.AW8]*EXP(LN(1+[.$F$2]-[.$H$2]^2/2))*EXP(NORMINV(RAND();0;[.$H$2]))" office:value-type="currency" office:currency="EUR" office:value="14601.1165807165">
            <text:p>14.601,12 €</text:p>
          </table:table-cell>
          <table:table-cell table:formula="of:=[.AX8]*EXP(LN(1+[.$F$2]-[.$H$2]^2/2))*EXP(NORMINV(RAND();0;[.$H$2]))" office:value-type="currency" office:currency="EUR" office:value="16445.0826329993">
            <text:p>16.445,08 €</text:p>
          </table:table-cell>
          <table:table-cell table:formula="of:=[.AY8]*EXP(LN(1+[.$F$2]-[.$H$2]^2/2))*EXP(NORMINV(RAND();0;[.$H$2]))" office:value-type="currency" office:currency="EUR" office:value="8636.19104605397">
            <text:p>8.636,19 €</text:p>
          </table:table-cell>
          <table:table-cell table:formula="of:=[.AZ8]*EXP(LN(1+[.$F$2]-[.$H$2]^2/2))*EXP(NORMINV(RAND();0;[.$H$2]))" office:value-type="currency" office:currency="EUR" office:value="8342.81814007014">
            <text:p>8.342,82 €</text:p>
          </table:table-cell>
          <table:table-cell table:formula="of:=[.BA8]*EXP(LN(1+[.$F$2]-[.$H$2]^2/2))*EXP(NORMINV(RAND();0;[.$H$2]))" office:value-type="currency" office:currency="EUR" office:value="22018.0969459971">
            <text:p>22.018,10 €</text:p>
          </table:table-cell>
          <table:table-cell table:formula="of:=[.BB8]*EXP(LN(1+[.$F$2]-[.$H$2]^2/2))*EXP(NORMINV(RAND();0;[.$H$2]))" office:value-type="currency" office:currency="EUR" office:value="11235.6079010668">
            <text:p>11.235,61 €</text:p>
          </table:table-cell>
          <table:table-cell table:formula="of:=[.BC8]*EXP(LN(1+[.$F$2]-[.$H$2]^2/2))*EXP(NORMINV(RAND();0;[.$H$2]))" office:value-type="currency" office:currency="EUR" office:value="18088.918287303">
            <text:p>18.088,92 €</text:p>
          </table:table-cell>
          <table:table-cell table:formula="of:=[.BD8]*EXP(LN(1+[.$F$2]-[.$H$2]^2/2))*EXP(NORMINV(RAND();0;[.$H$2]))" office:value-type="currency" office:currency="EUR" office:value="13856.6811634258">
            <text:p>13.856,68 €</text:p>
          </table:table-cell>
          <table:table-cell table:formula="of:=[.BE8]*EXP(LN(1+[.$F$2]-[.$H$2]^2/2))*EXP(NORMINV(RAND();0;[.$H$2]))" office:value-type="currency" office:currency="EUR" office:value="13477.6485802036">
            <text:p>13.477,65 €</text:p>
          </table:table-cell>
          <table:table-cell table:formula="of:=[.BF8]*EXP(LN(1+[.$F$2]-[.$H$2]^2/2))*EXP(NORMINV(RAND();0;[.$H$2]))" office:value-type="currency" office:currency="EUR" office:value="14328.6769108046">
            <text:p>14.328,68 €</text:p>
          </table:table-cell>
          <table:table-cell table:formula="of:=[.BG8]*EXP(LN(1+[.$F$2]-[.$H$2]^2/2))*EXP(NORMINV(RAND();0;[.$H$2]))" office:value-type="currency" office:currency="EUR" office:value="6114.43421665226">
            <text:p>6.114,43 €</text:p>
          </table:table-cell>
          <table:table-cell table:formula="of:=[.BH8]*EXP(LN(1+[.$F$2]-[.$H$2]^2/2))*EXP(NORMINV(RAND();0;[.$H$2]))" office:value-type="currency" office:currency="EUR" office:value="14706.912807673">
            <text:p>14.706,91 €</text:p>
          </table:table-cell>
          <table:table-cell table:formula="of:=[.BI8]*EXP(LN(1+[.$F$2]-[.$H$2]^2/2))*EXP(NORMINV(RAND();0;[.$H$2]))" office:value-type="currency" office:currency="EUR" office:value="9367.32349757241">
            <text:p>9.367,32 €</text:p>
          </table:table-cell>
          <table:table-cell table:formula="of:=[.BJ8]*EXP(LN(1+[.$F$2]-[.$H$2]^2/2))*EXP(NORMINV(RAND();0;[.$H$2]))" office:value-type="currency" office:currency="EUR" office:value="14135.6533907288">
            <text:p>14.135,65 €</text:p>
          </table:table-cell>
          <table:table-cell table:formula="of:=[.BK8]*EXP(LN(1+[.$F$2]-[.$H$2]^2/2))*EXP(NORMINV(RAND();0;[.$H$2]))" office:value-type="currency" office:currency="EUR" office:value="8878.3341370781">
            <text:p>8.878,33 €</text:p>
          </table:table-cell>
          <table:table-cell table:formula="of:=[.BL8]*EXP(LN(1+[.$F$2]-[.$H$2]^2/2))*EXP(NORMINV(RAND();0;[.$H$2]))" office:value-type="currency" office:currency="EUR" office:value="9375.95736637166">
            <text:p>9.375,96 €</text:p>
          </table:table-cell>
          <table:table-cell table:formula="of:=[.BM8]*EXP(LN(1+[.$F$2]-[.$H$2]^2/2))*EXP(NORMINV(RAND();0;[.$H$2]))" office:value-type="currency" office:currency="EUR" office:value="12873.8411890227">
            <text:p>12.873,84 €</text:p>
          </table:table-cell>
          <table:table-cell table:formula="of:=[.BN8]*EXP(LN(1+[.$F$2]-[.$H$2]^2/2))*EXP(NORMINV(RAND();0;[.$H$2]))" office:value-type="currency" office:currency="EUR" office:value="30622.0301090688">
            <text:p>30.622,03 €</text:p>
          </table:table-cell>
          <table:table-cell table:formula="of:=[.BO8]*EXP(LN(1+[.$F$2]-[.$H$2]^2/2))*EXP(NORMINV(RAND();0;[.$H$2]))" office:value-type="currency" office:currency="EUR" office:value="17518.2519425399">
            <text:p>17.518,25 €</text:p>
          </table:table-cell>
          <table:table-cell table:formula="of:=[.BP8]*EXP(LN(1+[.$F$2]-[.$H$2]^2/2))*EXP(NORMINV(RAND();0;[.$H$2]))" office:value-type="currency" office:currency="EUR" office:value="10872.2068810294">
            <text:p>10.872,21 €</text:p>
          </table:table-cell>
          <table:table-cell table:formula="of:=[.BQ8]*EXP(LN(1+[.$F$2]-[.$H$2]^2/2))*EXP(NORMINV(RAND();0;[.$H$2]))" office:value-type="currency" office:currency="EUR" office:value="6479.11361810785">
            <text:p>6.479,11 €</text:p>
          </table:table-cell>
          <table:table-cell table:formula="of:=[.BR8]*EXP(LN(1+[.$F$2]-[.$H$2]^2/2))*EXP(NORMINV(RAND();0;[.$H$2]))" office:value-type="currency" office:currency="EUR" office:value="8718.55672689772">
            <text:p>8.718,56 €</text:p>
          </table:table-cell>
          <table:table-cell table:formula="of:=[.BS8]*EXP(LN(1+[.$F$2]-[.$H$2]^2/2))*EXP(NORMINV(RAND();0;[.$H$2]))" office:value-type="currency" office:currency="EUR" office:value="4788.15728550033">
            <text:p>4.788,16 €</text:p>
          </table:table-cell>
          <table:table-cell table:formula="of:=[.BT8]*EXP(LN(1+[.$F$2]-[.$H$2]^2/2))*EXP(NORMINV(RAND();0;[.$H$2]))" office:value-type="currency" office:currency="EUR" office:value="15366.0325542525">
            <text:p>15.366,03 €</text:p>
          </table:table-cell>
          <table:table-cell table:formula="of:=[.BU8]*EXP(LN(1+[.$F$2]-[.$H$2]^2/2))*EXP(NORMINV(RAND();0;[.$H$2]))" office:value-type="currency" office:currency="EUR" office:value="5550.76766962843">
            <text:p>5.550,77 €</text:p>
          </table:table-cell>
          <table:table-cell table:formula="of:=[.BV8]*EXP(LN(1+[.$F$2]-[.$H$2]^2/2))*EXP(NORMINV(RAND();0;[.$H$2]))" office:value-type="currency" office:currency="EUR" office:value="25284.0105426425">
            <text:p>25.284,01 €</text:p>
          </table:table-cell>
          <table:table-cell table:formula="of:=[.BW8]*EXP(LN(1+[.$F$2]-[.$H$2]^2/2))*EXP(NORMINV(RAND();0;[.$H$2]))" office:value-type="currency" office:currency="EUR" office:value="4167.00378416889">
            <text:p>4.167,00 €</text:p>
          </table:table-cell>
          <table:table-cell table:formula="of:=[.BX8]*EXP(LN(1+[.$F$2]-[.$H$2]^2/2))*EXP(NORMINV(RAND();0;[.$H$2]))" office:value-type="currency" office:currency="EUR" office:value="7806.55869805189">
            <text:p>7.806,56 €</text:p>
          </table:table-cell>
          <table:table-cell table:formula="of:=[.BY8]*EXP(LN(1+[.$F$2]-[.$H$2]^2/2))*EXP(NORMINV(RAND();0;[.$H$2]))" office:value-type="currency" office:currency="EUR" office:value="15463.2391429368">
            <text:p>15.463,24 €</text:p>
          </table:table-cell>
          <table:table-cell table:formula="of:=[.BZ8]*EXP(LN(1+[.$F$2]-[.$H$2]^2/2))*EXP(NORMINV(RAND();0;[.$H$2]))" office:value-type="currency" office:currency="EUR" office:value="7208.29757738268">
            <text:p>7.208,30 €</text:p>
          </table:table-cell>
          <table:table-cell table:formula="of:=[.CA8]*EXP(LN(1+[.$F$2]-[.$H$2]^2/2))*EXP(NORMINV(RAND();0;[.$H$2]))" office:value-type="currency" office:currency="EUR" office:value="31285.2885619412">
            <text:p>31.285,29 €</text:p>
          </table:table-cell>
          <table:table-cell table:formula="of:=[.CB8]*EXP(LN(1+[.$F$2]-[.$H$2]^2/2))*EXP(NORMINV(RAND();0;[.$H$2]))" office:value-type="currency" office:currency="EUR" office:value="10575.1497460522">
            <text:p>10.575,15 €</text:p>
          </table:table-cell>
          <table:table-cell table:formula="of:=[.CC8]*EXP(LN(1+[.$F$2]-[.$H$2]^2/2))*EXP(NORMINV(RAND();0;[.$H$2]))" office:value-type="currency" office:currency="EUR" office:value="14314.8812110897">
            <text:p>14.314,88 €</text:p>
          </table:table-cell>
          <table:table-cell table:formula="of:=[.CD8]*EXP(LN(1+[.$F$2]-[.$H$2]^2/2))*EXP(NORMINV(RAND();0;[.$H$2]))" office:value-type="currency" office:currency="EUR" office:value="9735.99197431936">
            <text:p>9.735,99 €</text:p>
          </table:table-cell>
          <table:table-cell table:formula="of:=[.CE8]*EXP(LN(1+[.$F$2]-[.$H$2]^2/2))*EXP(NORMINV(RAND();0;[.$H$2]))" office:value-type="currency" office:currency="EUR" office:value="15809.1545608542">
            <text:p>15.809,15 €</text:p>
          </table:table-cell>
          <table:table-cell table:formula="of:=[.CF8]*EXP(LN(1+[.$F$2]-[.$H$2]^2/2))*EXP(NORMINV(RAND();0;[.$H$2]))" office:value-type="currency" office:currency="EUR" office:value="8229.2332433062">
            <text:p>8.229,23 €</text:p>
          </table:table-cell>
          <table:table-cell table:formula="of:=[.CG8]*EXP(LN(1+[.$F$2]-[.$H$2]^2/2))*EXP(NORMINV(RAND();0;[.$H$2]))" office:value-type="currency" office:currency="EUR" office:value="5404.23976647318">
            <text:p>5.404,24 €</text:p>
          </table:table-cell>
          <table:table-cell table:formula="of:=[.CH8]*EXP(LN(1+[.$F$2]-[.$H$2]^2/2))*EXP(NORMINV(RAND();0;[.$H$2]))" office:value-type="currency" office:currency="EUR" office:value="15817.4109827072">
            <text:p>15.817,41 €</text:p>
          </table:table-cell>
          <table:table-cell table:formula="of:=[.CI8]*EXP(LN(1+[.$F$2]-[.$H$2]^2/2))*EXP(NORMINV(RAND();0;[.$H$2]))" office:value-type="currency" office:currency="EUR" office:value="13608.1319526863">
            <text:p>13.608,13 €</text:p>
          </table:table-cell>
          <table:table-cell table:formula="of:=[.CJ8]*EXP(LN(1+[.$F$2]-[.$H$2]^2/2))*EXP(NORMINV(RAND();0;[.$H$2]))" office:value-type="currency" office:currency="EUR" office:value="10313.4630595538">
            <text:p>10.313,46 €</text:p>
          </table:table-cell>
          <table:table-cell table:formula="of:=[.CK8]*EXP(LN(1+[.$F$2]-[.$H$2]^2/2))*EXP(NORMINV(RAND();0;[.$H$2]))" office:value-type="currency" office:currency="EUR" office:value="8981.75776292081">
            <text:p>8.981,76 €</text:p>
          </table:table-cell>
          <table:table-cell table:formula="of:=[.CL8]*EXP(LN(1+[.$F$2]-[.$H$2]^2/2))*EXP(NORMINV(RAND();0;[.$H$2]))" office:value-type="currency" office:currency="EUR" office:value="44496.1800392296">
            <text:p>44.496,18 €</text:p>
          </table:table-cell>
          <table:table-cell table:formula="of:=[.CM8]*EXP(LN(1+[.$F$2]-[.$H$2]^2/2))*EXP(NORMINV(RAND();0;[.$H$2]))" office:value-type="currency" office:currency="EUR" office:value="11089.1528592362">
            <text:p>11.089,15 €</text:p>
          </table:table-cell>
          <table:table-cell table:formula="of:=[.CN8]*EXP(LN(1+[.$F$2]-[.$H$2]^2/2))*EXP(NORMINV(RAND();0;[.$H$2]))" office:value-type="currency" office:currency="EUR" office:value="14153.6395299915">
            <text:p>14.153,64 €</text:p>
          </table:table-cell>
          <table:table-cell table:formula="of:=[.CO8]*EXP(LN(1+[.$F$2]-[.$H$2]^2/2))*EXP(NORMINV(RAND();0;[.$H$2]))" office:value-type="currency" office:currency="EUR" office:value="18369.9448229873">
            <text:p>18.369,94 €</text:p>
          </table:table-cell>
          <table:table-cell table:formula="of:=[.CP8]*EXP(LN(1+[.$F$2]-[.$H$2]^2/2))*EXP(NORMINV(RAND();0;[.$H$2]))" office:value-type="currency" office:currency="EUR" office:value="15384.3264050093">
            <text:p>15.384,33 €</text:p>
          </table:table-cell>
          <table:table-cell table:formula="of:=[.CQ8]*EXP(LN(1+[.$F$2]-[.$H$2]^2/2))*EXP(NORMINV(RAND();0;[.$H$2]))" office:value-type="currency" office:currency="EUR" office:value="11800.0391371153">
            <text:p>11.800,04 €</text:p>
          </table:table-cell>
          <table:table-cell table:formula="of:=[.CR8]*EXP(LN(1+[.$F$2]-[.$H$2]^2/2))*EXP(NORMINV(RAND();0;[.$H$2]))" office:value-type="currency" office:currency="EUR" office:value="12145.7049383042">
            <text:p>12.145,70 €</text:p>
          </table:table-cell>
          <table:table-cell table:formula="of:=[.CS8]*EXP(LN(1+[.$F$2]-[.$H$2]^2/2))*EXP(NORMINV(RAND();0;[.$H$2]))" office:value-type="currency" office:currency="EUR" office:value="9433.02886431094">
            <text:p>9.433,03 €</text:p>
          </table:table-cell>
          <table:table-cell table:formula="of:=[.CT8]*EXP(LN(1+[.$F$2]-[.$H$2]^2/2))*EXP(NORMINV(RAND();0;[.$H$2]))" office:value-type="currency" office:currency="EUR" office:value="12176.7200485222">
            <text:p>12.176,72 €</text:p>
          </table:table-cell>
          <table:table-cell table:formula="of:=[.CU8]*EXP(LN(1+[.$F$2]-[.$H$2]^2/2))*EXP(NORMINV(RAND();0;[.$H$2]))" office:value-type="currency" office:currency="EUR" office:value="6884.22690510539">
            <text:p>6.884,23 €</text:p>
          </table:table-cell>
          <table:table-cell table:formula="of:=[.CV8]*EXP(LN(1+[.$F$2]-[.$H$2]^2/2))*EXP(NORMINV(RAND();0;[.$H$2]))" office:value-type="currency" office:currency="EUR" office:value="38444.8942147132">
            <text:p>38.444,89 €</text:p>
          </table:table-cell>
          <table:table-cell table:formula="of:=[.CW8]*EXP(LN(1+[.$F$2]-[.$H$2]^2/2))*EXP(NORMINV(RAND();0;[.$H$2]))" office:value-type="currency" office:currency="EUR" office:value="20615.7286401677">
            <text:p>20.615,73 €</text:p>
          </table:table-cell>
          <table:table-cell table:formula="of:=[.CX8]*EXP(LN(1+[.$F$2]-[.$H$2]^2/2))*EXP(NORMINV(RAND();0;[.$H$2]))" office:value-type="currency" office:currency="EUR" office:value="12149.8249905188">
            <text:p>12.149,82 €</text:p>
          </table:table-cell>
          <table:table-cell table:formula="of:=[.CY8]*EXP(LN(1+[.$F$2]-[.$H$2]^2/2))*EXP(NORMINV(RAND();0;[.$H$2]))" office:value-type="currency" office:currency="EUR" office:value="15692.9431451047">
            <text:p>15.692,94 €</text:p>
          </table:table-cell>
          <table:table-cell table:formula="of:=[.CZ8]*EXP(LN(1+[.$F$2]-[.$H$2]^2/2))*EXP(NORMINV(RAND();0;[.$H$2]))" office:value-type="currency" office:currency="EUR" office:value="8877.31447388524">
            <text:p>8.877,31 €</text:p>
          </table:table-cell>
          <table:table-cell table:formula="of:=[.DA8]*EXP(LN(1+[.$F$2]-[.$H$2]^2/2))*EXP(NORMINV(RAND();0;[.$H$2]))" office:value-type="currency" office:currency="EUR" office:value="6974.36351205338">
            <text:p>6.974,36 €</text:p>
          </table:table-cell>
          <table:table-cell table:formula="of:=[.DB8]*EXP(LN(1+[.$F$2]-[.$H$2]^2/2))*EXP(NORMINV(RAND();0;[.$H$2]))" office:value-type="currency" office:currency="EUR" office:value="15162.7835780186">
            <text:p>15.162,78 €</text:p>
          </table:table-cell>
          <table:table-cell table:formula="of:=[.DC8]*EXP(LN(1+[.$F$2]-[.$H$2]^2/2))*EXP(NORMINV(RAND();0;[.$H$2]))" office:value-type="currency" office:currency="EUR" office:value="11595.0872131861">
            <text:p>11.595,09 €</text:p>
          </table:table-cell>
          <table:table-cell table:formula="of:=[.DD8]*EXP(LN(1+[.$F$2]-[.$H$2]^2/2))*EXP(NORMINV(RAND();0;[.$H$2]))" office:value-type="currency" office:currency="EUR" office:value="10787.081533556">
            <text:p>10.787,08 €</text:p>
          </table:table-cell>
          <table:table-cell table:formula="of:=[.DE8]*EXP(LN(1+[.$F$2]-[.$H$2]^2/2))*EXP(NORMINV(RAND();0;[.$H$2]))" office:value-type="currency" office:currency="EUR" office:value="9847.41452555516">
            <text:p>9.847,41 €</text:p>
          </table:table-cell>
          <table:table-cell table:formula="of:=[.DF8]*EXP(LN(1+[.$F$2]-[.$H$2]^2/2))*EXP(NORMINV(RAND();0;[.$H$2]))" office:value-type="currency" office:currency="EUR" office:value="20225.0354427719">
            <text:p>20.225,04 €</text:p>
          </table:table-cell>
          <table:table-cell table:formula="of:=[.DG8]*EXP(LN(1+[.$F$2]-[.$H$2]^2/2))*EXP(NORMINV(RAND();0;[.$H$2]))" office:value-type="currency" office:currency="EUR" office:value="4649.92415968061">
            <text:p>4.649,92 €</text:p>
          </table:table-cell>
          <table:table-cell table:formula="of:=[.DH8]*EXP(LN(1+[.$F$2]-[.$H$2]^2/2))*EXP(NORMINV(RAND();0;[.$H$2]))" office:value-type="currency" office:currency="EUR" office:value="5656.551200369">
            <text:p>5.656,55 €</text:p>
          </table:table-cell>
          <table:table-cell table:formula="of:=[.DI8]*EXP(LN(1+[.$F$2]-[.$H$2]^2/2))*EXP(NORMINV(RAND();0;[.$H$2]))" office:value-type="currency" office:currency="EUR" office:value="21477.4338136237">
            <text:p>21.477,43 €</text:p>
          </table:table-cell>
          <table:table-cell table:formula="of:=[.DJ8]*EXP(LN(1+[.$F$2]-[.$H$2]^2/2))*EXP(NORMINV(RAND();0;[.$H$2]))" office:value-type="currency" office:currency="EUR" office:value="14248.3728479103">
            <text:p>14.248,37 €</text:p>
          </table:table-cell>
          <table:table-cell table:formula="of:=[.DK8]*EXP(LN(1+[.$F$2]-[.$H$2]^2/2))*EXP(NORMINV(RAND();0;[.$H$2]))" office:value-type="currency" office:currency="EUR" office:value="14765.2729529117">
            <text:p>14.765,27 €</text:p>
          </table:table-cell>
          <table:table-cell table:formula="of:=[.DL8]*EXP(LN(1+[.$F$2]-[.$H$2]^2/2))*EXP(NORMINV(RAND();0;[.$H$2]))" office:value-type="currency" office:currency="EUR" office:value="16971.8118943172">
            <text:p>16.971,81 €</text:p>
          </table:table-cell>
          <table:table-cell table:formula="of:=[.DM8]*EXP(LN(1+[.$F$2]-[.$H$2]^2/2))*EXP(NORMINV(RAND();0;[.$H$2]))" office:value-type="currency" office:currency="EUR" office:value="14718.4343560405">
            <text:p>14.718,43 €</text:p>
          </table:table-cell>
          <table:table-cell table:formula="of:=[.DN8]*EXP(LN(1+[.$F$2]-[.$H$2]^2/2))*EXP(NORMINV(RAND();0;[.$H$2]))" office:value-type="currency" office:currency="EUR" office:value="5876.12609801139">
            <text:p>5.876,13 €</text:p>
          </table:table-cell>
          <table:table-cell table:formula="of:=[.DO8]*EXP(LN(1+[.$F$2]-[.$H$2]^2/2))*EXP(NORMINV(RAND();0;[.$H$2]))" office:value-type="currency" office:currency="EUR" office:value="8142.56208133001">
            <text:p>8.142,56 €</text:p>
          </table:table-cell>
          <table:table-cell table:formula="of:=[.DP8]*EXP(LN(1+[.$F$2]-[.$H$2]^2/2))*EXP(NORMINV(RAND();0;[.$H$2]))" office:value-type="currency" office:currency="EUR" office:value="15052.1638150384">
            <text:p>15.052,16 €</text:p>
          </table:table-cell>
          <table:table-cell table:formula="of:=[.DQ8]*EXP(LN(1+[.$F$2]-[.$H$2]^2/2))*EXP(NORMINV(RAND();0;[.$H$2]))" office:value-type="currency" office:currency="EUR" office:value="25263.7943600805">
            <text:p>25.263,79 €</text:p>
          </table:table-cell>
          <table:table-cell table:formula="of:=[.DR8]*EXP(LN(1+[.$F$2]-[.$H$2]^2/2))*EXP(NORMINV(RAND();0;[.$H$2]))" office:value-type="currency" office:currency="EUR" office:value="6369.22632437486">
            <text:p>6.369,23 €</text:p>
          </table:table-cell>
          <table:table-cell table:formula="of:=[.DS8]*EXP(LN(1+[.$F$2]-[.$H$2]^2/2))*EXP(NORMINV(RAND();0;[.$H$2]))" office:value-type="currency" office:currency="EUR" office:value="18648.0291183691">
            <text:p>18.648,03 €</text:p>
          </table:table-cell>
          <table:table-cell table:formula="of:=[.DT8]*EXP(LN(1+[.$F$2]-[.$H$2]^2/2))*EXP(NORMINV(RAND();0;[.$H$2]))" office:value-type="currency" office:currency="EUR" office:value="26591.0409587259">
            <text:p>26.591,04 €</text:p>
          </table:table-cell>
          <table:table-cell table:formula="of:=[.DU8]*EXP(LN(1+[.$F$2]-[.$H$2]^2/2))*EXP(NORMINV(RAND();0;[.$H$2]))" office:value-type="currency" office:currency="EUR" office:value="11066.5651275495">
            <text:p>11.066,57 €</text:p>
          </table:table-cell>
          <table:table-cell table:formula="of:=[.DV8]*EXP(LN(1+[.$F$2]-[.$H$2]^2/2))*EXP(NORMINV(RAND();0;[.$H$2]))" office:value-type="currency" office:currency="EUR" office:value="12931.0272557048">
            <text:p>12.931,03 €</text:p>
          </table:table-cell>
          <table:table-cell table:formula="of:=[.DW8]*EXP(LN(1+[.$F$2]-[.$H$2]^2/2))*EXP(NORMINV(RAND();0;[.$H$2]))" office:value-type="currency" office:currency="EUR" office:value="17459.6850946316">
            <text:p>17.459,69 €</text:p>
          </table:table-cell>
          <table:table-cell table:formula="of:=[.DX8]*EXP(LN(1+[.$F$2]-[.$H$2]^2/2))*EXP(NORMINV(RAND();0;[.$H$2]))" office:value-type="currency" office:currency="EUR" office:value="15472.2410779785">
            <text:p>15.472,24 €</text:p>
          </table:table-cell>
          <table:table-cell table:formula="of:=[.DY8]*EXP(LN(1+[.$F$2]-[.$H$2]^2/2))*EXP(NORMINV(RAND();0;[.$H$2]))" office:value-type="currency" office:currency="EUR" office:value="6375.46016877677">
            <text:p>6.375,46 €</text:p>
          </table:table-cell>
          <table:table-cell table:formula="of:=[.DZ8]*EXP(LN(1+[.$F$2]-[.$H$2]^2/2))*EXP(NORMINV(RAND();0;[.$H$2]))" office:value-type="currency" office:currency="EUR" office:value="8225.64257893601">
            <text:p>8.225,64 €</text:p>
          </table:table-cell>
          <table:table-cell table:formula="of:=[.EA8]*EXP(LN(1+[.$F$2]-[.$H$2]^2/2))*EXP(NORMINV(RAND();0;[.$H$2]))" office:value-type="currency" office:currency="EUR" office:value="14317.1721979785">
            <text:p>14.317,17 €</text:p>
          </table:table-cell>
          <table:table-cell table:formula="of:=[.EB8]*EXP(LN(1+[.$F$2]-[.$H$2]^2/2))*EXP(NORMINV(RAND();0;[.$H$2]))" office:value-type="currency" office:currency="EUR" office:value="17003.7262187707">
            <text:p>17.003,73 €</text:p>
          </table:table-cell>
          <table:table-cell table:formula="of:=[.EC8]*EXP(LN(1+[.$F$2]-[.$H$2]^2/2))*EXP(NORMINV(RAND();0;[.$H$2]))" office:value-type="currency" office:currency="EUR" office:value="18666.6971674456">
            <text:p>18.666,70 €</text:p>
          </table:table-cell>
          <table:table-cell table:formula="of:=[.ED8]*EXP(LN(1+[.$F$2]-[.$H$2]^2/2))*EXP(NORMINV(RAND();0;[.$H$2]))" office:value-type="currency" office:currency="EUR" office:value="18004.9165904761">
            <text:p>18.004,92 €</text:p>
          </table:table-cell>
          <table:table-cell table:formula="of:=[.EE8]*EXP(LN(1+[.$F$2]-[.$H$2]^2/2))*EXP(NORMINV(RAND();0;[.$H$2]))" office:value-type="currency" office:currency="EUR" office:value="7538.36742388664">
            <text:p>7.538,37 €</text:p>
          </table:table-cell>
          <table:table-cell table:formula="of:=[.EF8]*EXP(LN(1+[.$F$2]-[.$H$2]^2/2))*EXP(NORMINV(RAND();0;[.$H$2]))" office:value-type="currency" office:currency="EUR" office:value="7125.44443064873">
            <text:p>7.125,44 €</text:p>
          </table:table-cell>
          <table:table-cell table:formula="of:=[.EG8]*EXP(LN(1+[.$F$2]-[.$H$2]^2/2))*EXP(NORMINV(RAND();0;[.$H$2]))" office:value-type="currency" office:currency="EUR" office:value="15731.7094538185">
            <text:p>15.731,71 €</text:p>
          </table:table-cell>
          <table:table-cell table:formula="of:=[.EH8]*EXP(LN(1+[.$F$2]-[.$H$2]^2/2))*EXP(NORMINV(RAND();0;[.$H$2]))" office:value-type="currency" office:currency="EUR" office:value="11831.4522032259">
            <text:p>11.831,45 €</text:p>
          </table:table-cell>
          <table:table-cell table:formula="of:=[.EI8]*EXP(LN(1+[.$F$2]-[.$H$2]^2/2))*EXP(NORMINV(RAND();0;[.$H$2]))" office:value-type="currency" office:currency="EUR" office:value="13852.0211698568">
            <text:p>13.852,02 €</text:p>
          </table:table-cell>
          <table:table-cell table:formula="of:=[.EJ8]*EXP(LN(1+[.$F$2]-[.$H$2]^2/2))*EXP(NORMINV(RAND();0;[.$H$2]))" office:value-type="currency" office:currency="EUR" office:value="10207.3733803318">
            <text:p>10.207,37 €</text:p>
          </table:table-cell>
          <table:table-cell table:formula="of:=[.EK8]*EXP(LN(1+[.$F$2]-[.$H$2]^2/2))*EXP(NORMINV(RAND();0;[.$H$2]))" office:value-type="currency" office:currency="EUR" office:value="10677.713933328">
            <text:p>10.677,71 €</text:p>
          </table:table-cell>
          <table:table-cell table:formula="of:=[.EL8]*EXP(LN(1+[.$F$2]-[.$H$2]^2/2))*EXP(NORMINV(RAND();0;[.$H$2]))" office:value-type="currency" office:currency="EUR" office:value="10208.553310443">
            <text:p>10.208,55 €</text:p>
          </table:table-cell>
          <table:table-cell table:formula="of:=[.EM8]*EXP(LN(1+[.$F$2]-[.$H$2]^2/2))*EXP(NORMINV(RAND();0;[.$H$2]))" office:value-type="currency" office:currency="EUR" office:value="26507.5774361917">
            <text:p>26.507,58 €</text:p>
          </table:table-cell>
          <table:table-cell table:formula="of:=[.EN8]*EXP(LN(1+[.$F$2]-[.$H$2]^2/2))*EXP(NORMINV(RAND();0;[.$H$2]))" office:value-type="currency" office:currency="EUR" office:value="12230.596030218">
            <text:p>12.230,60 €</text:p>
          </table:table-cell>
          <table:table-cell table:formula="of:=[.EO8]*EXP(LN(1+[.$F$2]-[.$H$2]^2/2))*EXP(NORMINV(RAND();0;[.$H$2]))" office:value-type="currency" office:currency="EUR" office:value="5196.00835259783">
            <text:p>5.196,01 €</text:p>
          </table:table-cell>
          <table:table-cell table:formula="of:=[.EP8]*EXP(LN(1+[.$F$2]-[.$H$2]^2/2))*EXP(NORMINV(RAND();0;[.$H$2]))" office:value-type="currency" office:currency="EUR" office:value="18965.8862277723">
            <text:p>18.965,89 €</text:p>
          </table:table-cell>
          <table:table-cell table:formula="of:=[.EQ8]*EXP(LN(1+[.$F$2]-[.$H$2]^2/2))*EXP(NORMINV(RAND();0;[.$H$2]))" office:value-type="currency" office:currency="EUR" office:value="5594.75576576856">
            <text:p>5.594,76 €</text:p>
          </table:table-cell>
          <table:table-cell table:formula="of:=[.ER8]*EXP(LN(1+[.$F$2]-[.$H$2]^2/2))*EXP(NORMINV(RAND();0;[.$H$2]))" office:value-type="currency" office:currency="EUR" office:value="21353.7973916273">
            <text:p>21.353,80 €</text:p>
          </table:table-cell>
          <table:table-cell table:formula="of:=[.ES8]*EXP(LN(1+[.$F$2]-[.$H$2]^2/2))*EXP(NORMINV(RAND();0;[.$H$2]))" office:value-type="currency" office:currency="EUR" office:value="8098.54282439657">
            <text:p>8.098,54 €</text:p>
          </table:table-cell>
          <table:table-cell table:formula="of:=[.ET8]*EXP(LN(1+[.$F$2]-[.$H$2]^2/2))*EXP(NORMINV(RAND();0;[.$H$2]))" office:value-type="currency" office:currency="EUR" office:value="11073.7626652382">
            <text:p>11.073,76 €</text:p>
          </table:table-cell>
          <table:table-cell table:formula="of:=[.EU8]*EXP(LN(1+[.$F$2]-[.$H$2]^2/2))*EXP(NORMINV(RAND();0;[.$H$2]))" office:value-type="currency" office:currency="EUR" office:value="8463.91495317914">
            <text:p>8.463,91 €</text:p>
          </table:table-cell>
          <table:table-cell table:formula="of:=[.EV8]*EXP(LN(1+[.$F$2]-[.$H$2]^2/2))*EXP(NORMINV(RAND();0;[.$H$2]))" office:value-type="currency" office:currency="EUR" office:value="18724.0305280094">
            <text:p>18.724,03 €</text:p>
          </table:table-cell>
          <table:table-cell table:formula="of:=[.EW8]*EXP(LN(1+[.$F$2]-[.$H$2]^2/2))*EXP(NORMINV(RAND();0;[.$H$2]))" office:value-type="currency" office:currency="EUR" office:value="15004.9316678432">
            <text:p>15.004,93 €</text:p>
          </table:table-cell>
          <table:table-cell table:formula="of:=[.EX8]*EXP(LN(1+[.$F$2]-[.$H$2]^2/2))*EXP(NORMINV(RAND();0;[.$H$2]))" office:value-type="currency" office:currency="EUR" office:value="10969.1369436682">
            <text:p>10.969,14 €</text:p>
          </table:table-cell>
          <table:table-cell table:formula="of:=[.EY8]*EXP(LN(1+[.$F$2]-[.$H$2]^2/2))*EXP(NORMINV(RAND();0;[.$H$2]))" office:value-type="currency" office:currency="EUR" office:value="17629.4951529552">
            <text:p>17.629,50 €</text:p>
          </table:table-cell>
          <table:table-cell table:formula="of:=[.EZ8]*EXP(LN(1+[.$F$2]-[.$H$2]^2/2))*EXP(NORMINV(RAND();0;[.$H$2]))" office:value-type="currency" office:currency="EUR" office:value="16424.3890173284">
            <text:p>16.424,39 €</text:p>
          </table:table-cell>
          <table:table-cell table:formula="of:=[.FA8]*EXP(LN(1+[.$F$2]-[.$H$2]^2/2))*EXP(NORMINV(RAND();0;[.$H$2]))" office:value-type="currency" office:currency="EUR" office:value="13588.4577003685">
            <text:p>13.588,46 €</text:p>
          </table:table-cell>
          <table:table-cell table:formula="of:=[.FB8]*EXP(LN(1+[.$F$2]-[.$H$2]^2/2))*EXP(NORMINV(RAND();0;[.$H$2]))" office:value-type="currency" office:currency="EUR" office:value="16735.5433463512">
            <text:p>16.735,54 €</text:p>
          </table:table-cell>
          <table:table-cell table:formula="of:=[.FC8]*EXP(LN(1+[.$F$2]-[.$H$2]^2/2))*EXP(NORMINV(RAND();0;[.$H$2]))" office:value-type="currency" office:currency="EUR" office:value="14238.0826511207">
            <text:p>14.238,08 €</text:p>
          </table:table-cell>
          <table:table-cell table:formula="of:=[.FD8]*EXP(LN(1+[.$F$2]-[.$H$2]^2/2))*EXP(NORMINV(RAND();0;[.$H$2]))" office:value-type="currency" office:currency="EUR" office:value="11059.50388446">
            <text:p>11.059,50 €</text:p>
          </table:table-cell>
          <table:table-cell table:formula="of:=[.FE8]*EXP(LN(1+[.$F$2]-[.$H$2]^2/2))*EXP(NORMINV(RAND();0;[.$H$2]))" office:value-type="currency" office:currency="EUR" office:value="13908.9397344913">
            <text:p>13.908,94 €</text:p>
          </table:table-cell>
          <table:table-cell table:formula="of:=[.FF8]*EXP(LN(1+[.$F$2]-[.$H$2]^2/2))*EXP(NORMINV(RAND();0;[.$H$2]))" office:value-type="currency" office:currency="EUR" office:value="16259.37681179">
            <text:p>16.259,38 €</text:p>
          </table:table-cell>
          <table:table-cell table:formula="of:=[.FG8]*EXP(LN(1+[.$F$2]-[.$H$2]^2/2))*EXP(NORMINV(RAND();0;[.$H$2]))" office:value-type="currency" office:currency="EUR" office:value="14695.0839005288">
            <text:p>14.695,08 €</text:p>
          </table:table-cell>
          <table:table-cell table:formula="of:=[.FH8]*EXP(LN(1+[.$F$2]-[.$H$2]^2/2))*EXP(NORMINV(RAND();0;[.$H$2]))" office:value-type="currency" office:currency="EUR" office:value="12949.7415992577">
            <text:p>12.949,74 €</text:p>
          </table:table-cell>
          <table:table-cell table:formula="of:=[.FI8]*EXP(LN(1+[.$F$2]-[.$H$2]^2/2))*EXP(NORMINV(RAND();0;[.$H$2]))" office:value-type="currency" office:currency="EUR" office:value="6542.93381018431">
            <text:p>6.542,93 €</text:p>
          </table:table-cell>
          <table:table-cell table:formula="of:=[.FJ8]*EXP(LN(1+[.$F$2]-[.$H$2]^2/2))*EXP(NORMINV(RAND();0;[.$H$2]))" office:value-type="currency" office:currency="EUR" office:value="18114.1528792969">
            <text:p>18.114,15 €</text:p>
          </table:table-cell>
          <table:table-cell table:formula="of:=[.FK8]*EXP(LN(1+[.$F$2]-[.$H$2]^2/2))*EXP(NORMINV(RAND();0;[.$H$2]))" office:value-type="currency" office:currency="EUR" office:value="14275.6964676222">
            <text:p>14.275,70 €</text:p>
          </table:table-cell>
          <table:table-cell table:formula="of:=[.FL8]*EXP(LN(1+[.$F$2]-[.$H$2]^2/2))*EXP(NORMINV(RAND();0;[.$H$2]))" office:value-type="currency" office:currency="EUR" office:value="17810.3115700227">
            <text:p>17.810,31 €</text:p>
          </table:table-cell>
          <table:table-cell table:formula="of:=[.FM8]*EXP(LN(1+[.$F$2]-[.$H$2]^2/2))*EXP(NORMINV(RAND();0;[.$H$2]))" office:value-type="currency" office:currency="EUR" office:value="10247.8347093832">
            <text:p>10.247,83 €</text:p>
          </table:table-cell>
          <table:table-cell table:formula="of:=[.FN8]*EXP(LN(1+[.$F$2]-[.$H$2]^2/2))*EXP(NORMINV(RAND();0;[.$H$2]))" office:value-type="currency" office:currency="EUR" office:value="8656.77239793615">
            <text:p>8.656,77 €</text:p>
          </table:table-cell>
          <table:table-cell table:formula="of:=[.FO8]*EXP(LN(1+[.$F$2]-[.$H$2]^2/2))*EXP(NORMINV(RAND();0;[.$H$2]))" office:value-type="currency" office:currency="EUR" office:value="6129.07498084839">
            <text:p>6.129,07 €</text:p>
          </table:table-cell>
          <table:table-cell table:formula="of:=[.FP8]*EXP(LN(1+[.$F$2]-[.$H$2]^2/2))*EXP(NORMINV(RAND();0;[.$H$2]))" office:value-type="currency" office:currency="EUR" office:value="9671.50384247296">
            <text:p>9.671,50 €</text:p>
          </table:table-cell>
          <table:table-cell table:formula="of:=[.FQ8]*EXP(LN(1+[.$F$2]-[.$H$2]^2/2))*EXP(NORMINV(RAND();0;[.$H$2]))" office:value-type="currency" office:currency="EUR" office:value="16664.4174253187">
            <text:p>16.664,42 €</text:p>
          </table:table-cell>
          <table:table-cell table:formula="of:=[.FR8]*EXP(LN(1+[.$F$2]-[.$H$2]^2/2))*EXP(NORMINV(RAND();0;[.$H$2]))" office:value-type="currency" office:currency="EUR" office:value="11870.3849444099">
            <text:p>11.870,38 €</text:p>
          </table:table-cell>
          <table:table-cell table:formula="of:=[.FS8]*EXP(LN(1+[.$F$2]-[.$H$2]^2/2))*EXP(NORMINV(RAND();0;[.$H$2]))" office:value-type="currency" office:currency="EUR" office:value="4634.47137600591">
            <text:p>4.634,47 €</text:p>
          </table:table-cell>
          <table:table-cell table:formula="of:=[.FT8]*EXP(LN(1+[.$F$2]-[.$H$2]^2/2))*EXP(NORMINV(RAND();0;[.$H$2]))" office:value-type="currency" office:currency="EUR" office:value="12139.1503892103">
            <text:p>12.139,15 €</text:p>
          </table:table-cell>
          <table:table-cell table:formula="of:=[.FU8]*EXP(LN(1+[.$F$2]-[.$H$2]^2/2))*EXP(NORMINV(RAND();0;[.$H$2]))" office:value-type="currency" office:currency="EUR" office:value="8952.96429744851">
            <text:p>8.952,96 €</text:p>
          </table:table-cell>
          <table:table-cell table:formula="of:=[.FV8]*EXP(LN(1+[.$F$2]-[.$H$2]^2/2))*EXP(NORMINV(RAND();0;[.$H$2]))" office:value-type="currency" office:currency="EUR" office:value="21598.2693993702">
            <text:p>21.598,27 €</text:p>
          </table:table-cell>
          <table:table-cell table:formula="of:=[.FW8]*EXP(LN(1+[.$F$2]-[.$H$2]^2/2))*EXP(NORMINV(RAND();0;[.$H$2]))" office:value-type="currency" office:currency="EUR" office:value="18356.7950199546">
            <text:p>18.356,80 €</text:p>
          </table:table-cell>
          <table:table-cell table:formula="of:=[.FX8]*EXP(LN(1+[.$F$2]-[.$H$2]^2/2))*EXP(NORMINV(RAND();0;[.$H$2]))" office:value-type="currency" office:currency="EUR" office:value="13832.1402303502">
            <text:p>13.832,14 €</text:p>
          </table:table-cell>
          <table:table-cell table:formula="of:=[.FY8]*EXP(LN(1+[.$F$2]-[.$H$2]^2/2))*EXP(NORMINV(RAND();0;[.$H$2]))" office:value-type="currency" office:currency="EUR" office:value="15056.4087468074">
            <text:p>15.056,41 €</text:p>
          </table:table-cell>
          <table:table-cell table:formula="of:=[.FZ8]*EXP(LN(1+[.$F$2]-[.$H$2]^2/2))*EXP(NORMINV(RAND();0;[.$H$2]))" office:value-type="currency" office:currency="EUR" office:value="6688.09091675351">
            <text:p>6.688,09 €</text:p>
          </table:table-cell>
          <table:table-cell table:formula="of:=[.GA8]*EXP(LN(1+[.$F$2]-[.$H$2]^2/2))*EXP(NORMINV(RAND();0;[.$H$2]))" office:value-type="currency" office:currency="EUR" office:value="17705.7732430964">
            <text:p>17.705,77 €</text:p>
          </table:table-cell>
          <table:table-cell table:formula="of:=[.GB8]*EXP(LN(1+[.$F$2]-[.$H$2]^2/2))*EXP(NORMINV(RAND();0;[.$H$2]))" office:value-type="currency" office:currency="EUR" office:value="17365.9631179347">
            <text:p>17.365,96 €</text:p>
          </table:table-cell>
          <table:table-cell table:formula="of:=[.GC8]*EXP(LN(1+[.$F$2]-[.$H$2]^2/2))*EXP(NORMINV(RAND();0;[.$H$2]))" office:value-type="currency" office:currency="EUR" office:value="34535.8645191191">
            <text:p>34.535,86 €</text:p>
          </table:table-cell>
          <table:table-cell table:formula="of:=[.GD8]*EXP(LN(1+[.$F$2]-[.$H$2]^2/2))*EXP(NORMINV(RAND();0;[.$H$2]))" office:value-type="currency" office:currency="EUR" office:value="12316.75374094">
            <text:p>12.316,75 €</text:p>
          </table:table-cell>
          <table:table-cell table:formula="of:=[.GE8]*EXP(LN(1+[.$F$2]-[.$H$2]^2/2))*EXP(NORMINV(RAND();0;[.$H$2]))" office:value-type="currency" office:currency="EUR" office:value="7483.31685557095">
            <text:p>7.483,32 €</text:p>
          </table:table-cell>
          <table:table-cell table:formula="of:=[.GF8]*EXP(LN(1+[.$F$2]-[.$H$2]^2/2))*EXP(NORMINV(RAND();0;[.$H$2]))" office:value-type="currency" office:currency="EUR" office:value="18850.6889872827">
            <text:p>18.850,69 €</text:p>
          </table:table-cell>
          <table:table-cell table:formula="of:=[.GG8]*EXP(LN(1+[.$F$2]-[.$H$2]^2/2))*EXP(NORMINV(RAND();0;[.$H$2]))" office:value-type="currency" office:currency="EUR" office:value="16851.7694040236">
            <text:p>16.851,77 €</text:p>
          </table:table-cell>
          <table:table-cell table:formula="of:=[.GH8]*EXP(LN(1+[.$F$2]-[.$H$2]^2/2))*EXP(NORMINV(RAND();0;[.$H$2]))" office:value-type="currency" office:currency="EUR" office:value="15719.0745880356">
            <text:p>15.719,07 €</text:p>
          </table:table-cell>
          <table:table-cell table:formula="of:=[.GI8]*EXP(LN(1+[.$F$2]-[.$H$2]^2/2))*EXP(NORMINV(RAND();0;[.$H$2]))" office:value-type="currency" office:currency="EUR" office:value="22412.5837770453">
            <text:p>22.412,58 €</text:p>
          </table:table-cell>
          <table:table-cell table:formula="of:=[.GJ8]*EXP(LN(1+[.$F$2]-[.$H$2]^2/2))*EXP(NORMINV(RAND();0;[.$H$2]))" office:value-type="currency" office:currency="EUR" office:value="18291.1478476146">
            <text:p>18.291,15 €</text:p>
          </table:table-cell>
          <table:table-cell table:formula="of:=[.GK8]*EXP(LN(1+[.$F$2]-[.$H$2]^2/2))*EXP(NORMINV(RAND();0;[.$H$2]))" office:value-type="currency" office:currency="EUR" office:value="27875.6462461049">
            <text:p>27.875,65 €</text:p>
          </table:table-cell>
          <table:table-cell table:formula="of:=[.GL8]*EXP(LN(1+[.$F$2]-[.$H$2]^2/2))*EXP(NORMINV(RAND();0;[.$H$2]))" office:value-type="currency" office:currency="EUR" office:value="8743.95591415826">
            <text:p>8.743,96 €</text:p>
          </table:table-cell>
          <table:table-cell table:formula="of:=[.GM8]*EXP(LN(1+[.$F$2]-[.$H$2]^2/2))*EXP(NORMINV(RAND();0;[.$H$2]))" office:value-type="currency" office:currency="EUR" office:value="11717.341193836">
            <text:p>11.717,34 €</text:p>
          </table:table-cell>
          <table:table-cell table:formula="of:=[.GN8]*EXP(LN(1+[.$F$2]-[.$H$2]^2/2))*EXP(NORMINV(RAND();0;[.$H$2]))" office:value-type="currency" office:currency="EUR" office:value="3661.68276264307">
            <text:p>3.661,68 €</text:p>
          </table:table-cell>
          <table:table-cell table:formula="of:=[.GO8]*EXP(LN(1+[.$F$2]-[.$H$2]^2/2))*EXP(NORMINV(RAND();0;[.$H$2]))" office:value-type="currency" office:currency="EUR" office:value="19372.9227785205">
            <text:p>19.372,92 €</text:p>
          </table:table-cell>
          <table:table-cell table:formula="of:=[.GP8]*EXP(LN(1+[.$F$2]-[.$H$2]^2/2))*EXP(NORMINV(RAND();0;[.$H$2]))" office:value-type="currency" office:currency="EUR" office:value="38288.783016062">
            <text:p>38.288,78 €</text:p>
          </table:table-cell>
          <table:table-cell table:formula="of:=[.GQ8]*EXP(LN(1+[.$F$2]-[.$H$2]^2/2))*EXP(NORMINV(RAND();0;[.$H$2]))" office:value-type="currency" office:currency="EUR" office:value="12325.6560079733">
            <text:p>12.325,66 €</text:p>
          </table:table-cell>
          <table:table-cell table:formula="of:=[.GR8]*EXP(LN(1+[.$F$2]-[.$H$2]^2/2))*EXP(NORMINV(RAND();0;[.$H$2]))" office:value-type="currency" office:currency="EUR" office:value="6526.45742540699">
            <text:p>6.526,46 €</text:p>
          </table:table-cell>
          <table:table-cell table:formula="of:=[.GS8]*EXP(LN(1+[.$F$2]-[.$H$2]^2/2))*EXP(NORMINV(RAND();0;[.$H$2]))" office:value-type="currency" office:currency="EUR" office:value="12601.4696711107">
            <text:p>12.601,47 €</text:p>
          </table:table-cell>
          <table:table-cell table:formula="of:=[.GT8]*EXP(LN(1+[.$F$2]-[.$H$2]^2/2))*EXP(NORMINV(RAND();0;[.$H$2]))" office:value-type="currency" office:currency="EUR" office:value="9935.46994776873">
            <text:p>9.935,47 €</text:p>
          </table:table-cell>
          <table:table-cell table:formula="of:=[.GU8]*EXP(LN(1+[.$F$2]-[.$H$2]^2/2))*EXP(NORMINV(RAND();0;[.$H$2]))" office:value-type="currency" office:currency="EUR" office:value="22419.4488747415">
            <text:p>22.419,45 €</text:p>
          </table:table-cell>
          <table:table-cell table:formula="of:=[.GV8]*EXP(LN(1+[.$F$2]-[.$H$2]^2/2))*EXP(NORMINV(RAND();0;[.$H$2]))" office:value-type="currency" office:currency="EUR" office:value="23036.1926931353">
            <text:p>23.036,19 €</text:p>
          </table:table-cell>
          <table:table-cell table:formula="of:=[.GW8]*EXP(LN(1+[.$F$2]-[.$H$2]^2/2))*EXP(NORMINV(RAND();0;[.$H$2]))" office:value-type="currency" office:currency="EUR" office:value="11236.9543577055">
            <text:p>11.236,95 €</text:p>
          </table:table-cell>
          <table:table-cell table:formula="of:=[.GX8]*EXP(LN(1+[.$F$2]-[.$H$2]^2/2))*EXP(NORMINV(RAND();0;[.$H$2]))" office:value-type="currency" office:currency="EUR" office:value="13617.2831383044">
            <text:p>13.617,28 €</text:p>
          </table:table-cell>
          <table:table-cell table:formula="of:=[.GY8]*EXP(LN(1+[.$F$2]-[.$H$2]^2/2))*EXP(NORMINV(RAND();0;[.$H$2]))" office:value-type="currency" office:currency="EUR" office:value="6830.27090900171">
            <text:p>6.830,27 €</text:p>
          </table:table-cell>
          <table:table-cell table:formula="of:=[.GZ8]*EXP(LN(1+[.$F$2]-[.$H$2]^2/2))*EXP(NORMINV(RAND();0;[.$H$2]))" office:value-type="currency" office:currency="EUR" office:value="4097.58568395654">
            <text:p>4.097,59 €</text:p>
          </table:table-cell>
          <table:table-cell table:formula="of:=[.HA8]*EXP(LN(1+[.$F$2]-[.$H$2]^2/2))*EXP(NORMINV(RAND();0;[.$H$2]))" office:value-type="currency" office:currency="EUR" office:value="14948.7920096706">
            <text:p>14.948,79 €</text:p>
          </table:table-cell>
          <table:table-cell table:formula="of:=[.HB8]*EXP(LN(1+[.$F$2]-[.$H$2]^2/2))*EXP(NORMINV(RAND();0;[.$H$2]))" office:value-type="currency" office:currency="EUR" office:value="17613.9162979179">
            <text:p>17.613,92 €</text:p>
          </table:table-cell>
          <table:table-cell table:formula="of:=[.HC8]*EXP(LN(1+[.$F$2]-[.$H$2]^2/2))*EXP(NORMINV(RAND();0;[.$H$2]))" office:value-type="currency" office:currency="EUR" office:value="7169.18633440498">
            <text:p>7.169,19 €</text:p>
          </table:table-cell>
          <table:table-cell table:formula="of:=[.HD8]*EXP(LN(1+[.$F$2]-[.$H$2]^2/2))*EXP(NORMINV(RAND();0;[.$H$2]))" office:value-type="currency" office:currency="EUR" office:value="26839.9441575189">
            <text:p>26.839,94 €</text:p>
          </table:table-cell>
          <table:table-cell table:formula="of:=[.HE8]*EXP(LN(1+[.$F$2]-[.$H$2]^2/2))*EXP(NORMINV(RAND();0;[.$H$2]))" office:value-type="currency" office:currency="EUR" office:value="6838.65015912397">
            <text:p>6.838,65 €</text:p>
          </table:table-cell>
          <table:table-cell table:formula="of:=[.HF8]*EXP(LN(1+[.$F$2]-[.$H$2]^2/2))*EXP(NORMINV(RAND();0;[.$H$2]))" office:value-type="currency" office:currency="EUR" office:value="7106.99769895919">
            <text:p>7.107,00 €</text:p>
          </table:table-cell>
          <table:table-cell table:formula="of:=[.HG8]*EXP(LN(1+[.$F$2]-[.$H$2]^2/2))*EXP(NORMINV(RAND();0;[.$H$2]))" office:value-type="currency" office:currency="EUR" office:value="18266.0965259678">
            <text:p>18.266,10 €</text:p>
          </table:table-cell>
          <table:table-cell table:formula="of:=[.HH8]*EXP(LN(1+[.$F$2]-[.$H$2]^2/2))*EXP(NORMINV(RAND();0;[.$H$2]))" office:value-type="currency" office:currency="EUR" office:value="20711.8376128924">
            <text:p>20.711,84 €</text:p>
          </table:table-cell>
          <table:table-cell table:formula="of:=[.HI8]*EXP(LN(1+[.$F$2]-[.$H$2]^2/2))*EXP(NORMINV(RAND();0;[.$H$2]))" office:value-type="currency" office:currency="EUR" office:value="9104.69654676476">
            <text:p>9.104,70 €</text:p>
          </table:table-cell>
          <table:table-cell table:formula="of:=[.HJ8]*EXP(LN(1+[.$F$2]-[.$H$2]^2/2))*EXP(NORMINV(RAND();0;[.$H$2]))" office:value-type="currency" office:currency="EUR" office:value="21055.7066354113">
            <text:p>21.055,71 €</text:p>
          </table:table-cell>
          <table:table-cell table:formula="of:=[.HK8]*EXP(LN(1+[.$F$2]-[.$H$2]^2/2))*EXP(NORMINV(RAND();0;[.$H$2]))" office:value-type="currency" office:currency="EUR" office:value="8841.47893454241">
            <text:p>8.841,48 €</text:p>
          </table:table-cell>
          <table:table-cell table:formula="of:=[.HL8]*EXP(LN(1+[.$F$2]-[.$H$2]^2/2))*EXP(NORMINV(RAND();0;[.$H$2]))" office:value-type="currency" office:currency="EUR" office:value="12538.9921568322">
            <text:p>12.538,99 €</text:p>
          </table:table-cell>
          <table:table-cell table:formula="of:=[.HM8]*EXP(LN(1+[.$F$2]-[.$H$2]^2/2))*EXP(NORMINV(RAND();0;[.$H$2]))" office:value-type="currency" office:currency="EUR" office:value="7899.95480342894">
            <text:p>7.899,95 €</text:p>
          </table:table-cell>
          <table:table-cell table:formula="of:=[.HN8]*EXP(LN(1+[.$F$2]-[.$H$2]^2/2))*EXP(NORMINV(RAND();0;[.$H$2]))" office:value-type="currency" office:currency="EUR" office:value="9578.41616805399">
            <text:p>9.578,42 €</text:p>
          </table:table-cell>
          <table:table-cell table:formula="of:=[.HO8]*EXP(LN(1+[.$F$2]-[.$H$2]^2/2))*EXP(NORMINV(RAND();0;[.$H$2]))" office:value-type="currency" office:currency="EUR" office:value="13515.042597212">
            <text:p>13.515,04 €</text:p>
          </table:table-cell>
          <table:table-cell table:formula="of:=[.HP8]*EXP(LN(1+[.$F$2]-[.$H$2]^2/2))*EXP(NORMINV(RAND();0;[.$H$2]))" office:value-type="currency" office:currency="EUR" office:value="22608.060634544">
            <text:p>22.608,06 €</text:p>
          </table:table-cell>
          <table:table-cell table:formula="of:=[.HQ8]*EXP(LN(1+[.$F$2]-[.$H$2]^2/2))*EXP(NORMINV(RAND();0;[.$H$2]))" office:value-type="currency" office:currency="EUR" office:value="10204.7318043739">
            <text:p>10.204,73 €</text:p>
          </table:table-cell>
          <table:table-cell table:formula="of:=[.HR8]*EXP(LN(1+[.$F$2]-[.$H$2]^2/2))*EXP(NORMINV(RAND();0;[.$H$2]))" office:value-type="currency" office:currency="EUR" office:value="7124.96289272948">
            <text:p>7.124,96 €</text:p>
          </table:table-cell>
          <table:table-cell table:formula="of:=[.HS8]*EXP(LN(1+[.$F$2]-[.$H$2]^2/2))*EXP(NORMINV(RAND();0;[.$H$2]))" office:value-type="currency" office:currency="EUR" office:value="9849.11111340649">
            <text:p>9.849,11 €</text:p>
          </table:table-cell>
          <table:table-cell table:formula="of:=[.HT8]*EXP(LN(1+[.$F$2]-[.$H$2]^2/2))*EXP(NORMINV(RAND();0;[.$H$2]))" office:value-type="currency" office:currency="EUR" office:value="16595.246418858">
            <text:p>16.595,25 €</text:p>
          </table:table-cell>
          <table:table-cell table:formula="of:=[.HU8]*EXP(LN(1+[.$F$2]-[.$H$2]^2/2))*EXP(NORMINV(RAND();0;[.$H$2]))" office:value-type="currency" office:currency="EUR" office:value="16121.7325366505">
            <text:p>16.121,73 €</text:p>
          </table:table-cell>
          <table:table-cell table:formula="of:=[.HV8]*EXP(LN(1+[.$F$2]-[.$H$2]^2/2))*EXP(NORMINV(RAND();0;[.$H$2]))" office:value-type="currency" office:currency="EUR" office:value="11184.1456491231">
            <text:p>11.184,15 €</text:p>
          </table:table-cell>
          <table:table-cell table:formula="of:=[.HW8]*EXP(LN(1+[.$F$2]-[.$H$2]^2/2))*EXP(NORMINV(RAND();0;[.$H$2]))" office:value-type="currency" office:currency="EUR" office:value="8933.73854558833">
            <text:p>8.933,74 €</text:p>
          </table:table-cell>
          <table:table-cell table:formula="of:=[.HX8]*EXP(LN(1+[.$F$2]-[.$H$2]^2/2))*EXP(NORMINV(RAND();0;[.$H$2]))" office:value-type="currency" office:currency="EUR" office:value="11683.8074514823">
            <text:p>11.683,81 €</text:p>
          </table:table-cell>
          <table:table-cell table:formula="of:=[.HY8]*EXP(LN(1+[.$F$2]-[.$H$2]^2/2))*EXP(NORMINV(RAND();0;[.$H$2]))" office:value-type="currency" office:currency="EUR" office:value="8954.79425269509">
            <text:p>8.954,79 €</text:p>
          </table:table-cell>
          <table:table-cell table:formula="of:=[.HZ8]*EXP(LN(1+[.$F$2]-[.$H$2]^2/2))*EXP(NORMINV(RAND();0;[.$H$2]))" office:value-type="currency" office:currency="EUR" office:value="13626.5894677991">
            <text:p>13.626,59 €</text:p>
          </table:table-cell>
          <table:table-cell table:formula="of:=[.IA8]*EXP(LN(1+[.$F$2]-[.$H$2]^2/2))*EXP(NORMINV(RAND();0;[.$H$2]))" office:value-type="currency" office:currency="EUR" office:value="15500.6657778215">
            <text:p>15.500,67 €</text:p>
          </table:table-cell>
          <table:table-cell table:formula="of:=[.IB8]*EXP(LN(1+[.$F$2]-[.$H$2]^2/2))*EXP(NORMINV(RAND();0;[.$H$2]))" office:value-type="currency" office:currency="EUR" office:value="35942.4770244024">
            <text:p>35.942,48 €</text:p>
          </table:table-cell>
          <table:table-cell table:formula="of:=[.IC8]*EXP(LN(1+[.$F$2]-[.$H$2]^2/2))*EXP(NORMINV(RAND();0;[.$H$2]))" office:value-type="currency" office:currency="EUR" office:value="7221.24318107789">
            <text:p>7.221,24 €</text:p>
          </table:table-cell>
          <table:table-cell table:formula="of:=[.ID8]*EXP(LN(1+[.$F$2]-[.$H$2]^2/2))*EXP(NORMINV(RAND();0;[.$H$2]))" office:value-type="currency" office:currency="EUR" office:value="5529.10238585985">
            <text:p>5.529,10 €</text:p>
          </table:table-cell>
          <table:table-cell table:formula="of:=[.IE8]*EXP(LN(1+[.$F$2]-[.$H$2]^2/2))*EXP(NORMINV(RAND();0;[.$H$2]))" office:value-type="currency" office:currency="EUR" office:value="11982.3477286948">
            <text:p>11.982,35 €</text:p>
          </table:table-cell>
          <table:table-cell table:formula="of:=[.IF8]*EXP(LN(1+[.$F$2]-[.$H$2]^2/2))*EXP(NORMINV(RAND();0;[.$H$2]))" office:value-type="currency" office:currency="EUR" office:value="9231.50505896627">
            <text:p>9.231,51 €</text:p>
          </table:table-cell>
          <table:table-cell table:formula="of:=[.IG8]*EXP(LN(1+[.$F$2]-[.$H$2]^2/2))*EXP(NORMINV(RAND();0;[.$H$2]))" office:value-type="currency" office:currency="EUR" office:value="10984.2774693792">
            <text:p>10.984,28 €</text:p>
          </table:table-cell>
          <table:table-cell table:formula="of:=[.IH8]*EXP(LN(1+[.$F$2]-[.$H$2]^2/2))*EXP(NORMINV(RAND();0;[.$H$2]))" office:value-type="currency" office:currency="EUR" office:value="11124.5336851938">
            <text:p>11.124,53 €</text:p>
          </table:table-cell>
          <table:table-cell table:formula="of:=[.II8]*EXP(LN(1+[.$F$2]-[.$H$2]^2/2))*EXP(NORMINV(RAND();0;[.$H$2]))" office:value-type="currency" office:currency="EUR" office:value="9476.64615413056">
            <text:p>9.476,65 €</text:p>
          </table:table-cell>
          <table:table-cell table:formula="of:=[.IJ8]*EXP(LN(1+[.$F$2]-[.$H$2]^2/2))*EXP(NORMINV(RAND();0;[.$H$2]))" office:value-type="currency" office:currency="EUR" office:value="29419.7800975926">
            <text:p>29.419,78 €</text:p>
          </table:table-cell>
          <table:table-cell table:formula="of:=[.IK8]*EXP(LN(1+[.$F$2]-[.$H$2]^2/2))*EXP(NORMINV(RAND();0;[.$H$2]))" office:value-type="currency" office:currency="EUR" office:value="11491.4638449729">
            <text:p>11.491,46 €</text:p>
          </table:table-cell>
          <table:table-cell table:formula="of:=[.IL8]*EXP(LN(1+[.$F$2]-[.$H$2]^2/2))*EXP(NORMINV(RAND();0;[.$H$2]))" office:value-type="currency" office:currency="EUR" office:value="14264.7566075187">
            <text:p>14.264,76 €</text:p>
          </table:table-cell>
          <table:table-cell table:formula="of:=[.IM8]*EXP(LN(1+[.$F$2]-[.$H$2]^2/2))*EXP(NORMINV(RAND();0;[.$H$2]))" office:value-type="currency" office:currency="EUR" office:value="9700.45018199713">
            <text:p>9.700,45 €</text:p>
          </table:table-cell>
          <table:table-cell table:formula="of:=[.IN8]*EXP(LN(1+[.$F$2]-[.$H$2]^2/2))*EXP(NORMINV(RAND();0;[.$H$2]))" office:value-type="currency" office:currency="EUR" office:value="18118.620686215">
            <text:p>18.118,62 €</text:p>
          </table:table-cell>
          <table:table-cell table:formula="of:=[.IO8]*EXP(LN(1+[.$F$2]-[.$H$2]^2/2))*EXP(NORMINV(RAND();0;[.$H$2]))" office:value-type="currency" office:currency="EUR" office:value="32964.5191464025">
            <text:p>32.964,52 €</text:p>
          </table:table-cell>
          <table:table-cell table:formula="of:=[.IP8]*EXP(LN(1+[.$F$2]-[.$H$2]^2/2))*EXP(NORMINV(RAND();0;[.$H$2]))" office:value-type="currency" office:currency="EUR" office:value="8168.0235980323">
            <text:p>8.168,02 €</text:p>
          </table:table-cell>
          <table:table-cell table:formula="of:=[.IQ8]*EXP(LN(1+[.$F$2]-[.$H$2]^2/2))*EXP(NORMINV(RAND();0;[.$H$2]))" office:value-type="currency" office:currency="EUR" office:value="16545.4883175163">
            <text:p>16.545,49 €</text:p>
          </table:table-cell>
          <table:table-cell table:formula="of:=[.IR8]*EXP(LN(1+[.$F$2]-[.$H$2]^2/2))*EXP(NORMINV(RAND();0;[.$H$2]))" office:value-type="currency" office:currency="EUR" office:value="7926.41319805793">
            <text:p>7.926,41 €</text:p>
          </table:table-cell>
          <table:table-cell table:formula="of:=[.IS8]*EXP(LN(1+[.$F$2]-[.$H$2]^2/2))*EXP(NORMINV(RAND();0;[.$H$2]))" office:value-type="currency" office:currency="EUR" office:value="10241.048765234">
            <text:p>10.241,05 €</text:p>
          </table:table-cell>
          <table:table-cell table:formula="of:=[.IT8]*EXP(LN(1+[.$F$2]-[.$H$2]^2/2))*EXP(NORMINV(RAND();0;[.$H$2]))" office:value-type="currency" office:currency="EUR" office:value="45236.287364324">
            <text:p>45.236,29 €</text:p>
          </table:table-cell>
          <table:table-cell table:formula="of:=[.IU8]*EXP(LN(1+[.$F$2]-[.$H$2]^2/2))*EXP(NORMINV(RAND();0;[.$H$2]))" office:value-type="currency" office:currency="EUR" office:value="8677.05491844495">
            <text:p>8.677,05 €</text:p>
          </table:table-cell>
          <table:table-cell table:formula="of:=[.IV8]*EXP(LN(1+[.$F$2]-[.$H$2]^2/2))*EXP(NORMINV(RAND();0;[.$H$2]))" office:value-type="currency" office:currency="EUR" office:value="17037.4275215237">
            <text:p>17.037,43 €</text:p>
          </table:table-cell>
          <table:table-cell table:formula="of:=[.IW8]*EXP(LN(1+[.$F$2]-[.$H$2]^2/2))*EXP(NORMINV(RAND();0;[.$H$2]))" office:value-type="currency" office:currency="EUR" office:value="5075.89644643311">
            <text:p>5.075,90 €</text:p>
          </table:table-cell>
          <table:table-cell table:formula="of:=[.IX8]*EXP(LN(1+[.$F$2]-[.$H$2]^2/2))*EXP(NORMINV(RAND();0;[.$H$2]))" office:value-type="currency" office:currency="EUR" office:value="6740.59001259361">
            <text:p>6.740,59 €</text:p>
          </table:table-cell>
          <table:table-cell table:formula="of:=[.IY8]*EXP(LN(1+[.$F$2]-[.$H$2]^2/2))*EXP(NORMINV(RAND();0;[.$H$2]))" office:value-type="currency" office:currency="EUR" office:value="12595.8530823278">
            <text:p>12.595,85 €</text:p>
          </table:table-cell>
          <table:table-cell table:formula="of:=[.IZ8]*EXP(LN(1+[.$F$2]-[.$H$2]^2/2))*EXP(NORMINV(RAND();0;[.$H$2]))" office:value-type="currency" office:currency="EUR" office:value="10760.9640718611">
            <text:p>10.760,96 €</text:p>
          </table:table-cell>
          <table:table-cell table:formula="of:=[.JA8]*EXP(LN(1+[.$F$2]-[.$H$2]^2/2))*EXP(NORMINV(RAND();0;[.$H$2]))" office:value-type="currency" office:currency="EUR" office:value="20017.3570354075">
            <text:p>20.017,36 €</text:p>
          </table:table-cell>
          <table:table-cell table:formula="of:=[.JB8]*EXP(LN(1+[.$F$2]-[.$H$2]^2/2))*EXP(NORMINV(RAND();0;[.$H$2]))" office:value-type="currency" office:currency="EUR" office:value="16941.2702157339">
            <text:p>16.941,27 €</text:p>
          </table:table-cell>
          <table:table-cell table:formula="of:=[.JC8]*EXP(LN(1+[.$F$2]-[.$H$2]^2/2))*EXP(NORMINV(RAND();0;[.$H$2]))" office:value-type="currency" office:currency="EUR" office:value="6719.38241489418">
            <text:p>6.719,38 €</text:p>
          </table:table-cell>
          <table:table-cell table:formula="of:=[.JD8]*EXP(LN(1+[.$F$2]-[.$H$2]^2/2))*EXP(NORMINV(RAND();0;[.$H$2]))" office:value-type="currency" office:currency="EUR" office:value="15015.3059171797">
            <text:p>15.015,31 €</text:p>
          </table:table-cell>
          <table:table-cell table:formula="of:=[.JE8]*EXP(LN(1+[.$F$2]-[.$H$2]^2/2))*EXP(NORMINV(RAND();0;[.$H$2]))" office:value-type="currency" office:currency="EUR" office:value="28389.111559189">
            <text:p>28.389,11 €</text:p>
          </table:table-cell>
          <table:table-cell table:formula="of:=[.JF8]*EXP(LN(1+[.$F$2]-[.$H$2]^2/2))*EXP(NORMINV(RAND();0;[.$H$2]))" office:value-type="currency" office:currency="EUR" office:value="15542.1014604407">
            <text:p>15.542,10 €</text:p>
          </table:table-cell>
          <table:table-cell table:formula="of:=[.JG8]*EXP(LN(1+[.$F$2]-[.$H$2]^2/2))*EXP(NORMINV(RAND();0;[.$H$2]))" office:value-type="currency" office:currency="EUR" office:value="13341.505356022">
            <text:p>13.341,51 €</text:p>
          </table:table-cell>
          <table:table-cell table:formula="of:=[.JH8]*EXP(LN(1+[.$F$2]-[.$H$2]^2/2))*EXP(NORMINV(RAND();0;[.$H$2]))" office:value-type="currency" office:currency="EUR" office:value="6998.55372504657">
            <text:p>6.998,55 €</text:p>
          </table:table-cell>
          <table:table-cell table:formula="of:=[.JI8]*EXP(LN(1+[.$F$2]-[.$H$2]^2/2))*EXP(NORMINV(RAND();0;[.$H$2]))" office:value-type="currency" office:currency="EUR" office:value="21512.0401818032">
            <text:p>21.512,04 €</text:p>
          </table:table-cell>
          <table:table-cell table:formula="of:=[.JJ8]*EXP(LN(1+[.$F$2]-[.$H$2]^2/2))*EXP(NORMINV(RAND();0;[.$H$2]))" office:value-type="currency" office:currency="EUR" office:value="12132.252186432">
            <text:p>12.132,25 €</text:p>
          </table:table-cell>
          <table:table-cell table:formula="of:=[.JK8]*EXP(LN(1+[.$F$2]-[.$H$2]^2/2))*EXP(NORMINV(RAND();0;[.$H$2]))" office:value-type="currency" office:currency="EUR" office:value="14044.8106704635">
            <text:p>14.044,81 €</text:p>
          </table:table-cell>
          <table:table-cell table:formula="of:=[.JL8]*EXP(LN(1+[.$F$2]-[.$H$2]^2/2))*EXP(NORMINV(RAND();0;[.$H$2]))" office:value-type="currency" office:currency="EUR" office:value="14345.9221816199">
            <text:p>14.345,92 €</text:p>
          </table:table-cell>
          <table:table-cell table:formula="of:=[.JM8]*EXP(LN(1+[.$F$2]-[.$H$2]^2/2))*EXP(NORMINV(RAND();0;[.$H$2]))" office:value-type="currency" office:currency="EUR" office:value="19548.2245278829">
            <text:p>19.548,22 €</text:p>
          </table:table-cell>
          <table:table-cell table:formula="of:=[.JN8]*EXP(LN(1+[.$F$2]-[.$H$2]^2/2))*EXP(NORMINV(RAND();0;[.$H$2]))" office:value-type="currency" office:currency="EUR" office:value="17997.4714324187">
            <text:p>17.997,47 €</text:p>
          </table:table-cell>
          <table:table-cell table:formula="of:=[.JO8]*EXP(LN(1+[.$F$2]-[.$H$2]^2/2))*EXP(NORMINV(RAND();0;[.$H$2]))" office:value-type="currency" office:currency="EUR" office:value="7657.52171282351">
            <text:p>7.657,52 €</text:p>
          </table:table-cell>
          <table:table-cell table:formula="of:=[.JP8]*EXP(LN(1+[.$F$2]-[.$H$2]^2/2))*EXP(NORMINV(RAND();0;[.$H$2]))" office:value-type="currency" office:currency="EUR" office:value="13077.7630621298">
            <text:p>13.077,76 €</text:p>
          </table:table-cell>
          <table:table-cell table:formula="of:=[.JQ8]*EXP(LN(1+[.$F$2]-[.$H$2]^2/2))*EXP(NORMINV(RAND();0;[.$H$2]))" office:value-type="currency" office:currency="EUR" office:value="10603.8516354658">
            <text:p>10.603,85 €</text:p>
          </table:table-cell>
          <table:table-cell table:formula="of:=[.JR8]*EXP(LN(1+[.$F$2]-[.$H$2]^2/2))*EXP(NORMINV(RAND();0;[.$H$2]))" office:value-type="currency" office:currency="EUR" office:value="16408.5913100152">
            <text:p>16.408,59 €</text:p>
          </table:table-cell>
          <table:table-cell table:formula="of:=[.JS8]*EXP(LN(1+[.$F$2]-[.$H$2]^2/2))*EXP(NORMINV(RAND();0;[.$H$2]))" office:value-type="currency" office:currency="EUR" office:value="20117.7780895763">
            <text:p>20.117,78 €</text:p>
          </table:table-cell>
          <table:table-cell table:formula="of:=[.JT8]*EXP(LN(1+[.$F$2]-[.$H$2]^2/2))*EXP(NORMINV(RAND();0;[.$H$2]))" office:value-type="currency" office:currency="EUR" office:value="6016.2374238073">
            <text:p>6.016,24 €</text:p>
          </table:table-cell>
          <table:table-cell table:formula="of:=[.JU8]*EXP(LN(1+[.$F$2]-[.$H$2]^2/2))*EXP(NORMINV(RAND();0;[.$H$2]))" office:value-type="currency" office:currency="EUR" office:value="16205.2003136179">
            <text:p>16.205,20 €</text:p>
          </table:table-cell>
          <table:table-cell table:formula="of:=[.JV8]*EXP(LN(1+[.$F$2]-[.$H$2]^2/2))*EXP(NORMINV(RAND();0;[.$H$2]))" office:value-type="currency" office:currency="EUR" office:value="6472.89835362517">
            <text:p>6.472,90 €</text:p>
          </table:table-cell>
          <table:table-cell table:formula="of:=[.JW8]*EXP(LN(1+[.$F$2]-[.$H$2]^2/2))*EXP(NORMINV(RAND();0;[.$H$2]))" office:value-type="currency" office:currency="EUR" office:value="7441.10167238864">
            <text:p>7.441,10 €</text:p>
          </table:table-cell>
          <table:table-cell table:formula="of:=[.JX8]*EXP(LN(1+[.$F$2]-[.$H$2]^2/2))*EXP(NORMINV(RAND();0;[.$H$2]))" office:value-type="currency" office:currency="EUR" office:value="10809.0172018929">
            <text:p>10.809,02 €</text:p>
          </table:table-cell>
          <table:table-cell table:formula="of:=[.JY8]*EXP(LN(1+[.$F$2]-[.$H$2]^2/2))*EXP(NORMINV(RAND();0;[.$H$2]))" office:value-type="currency" office:currency="EUR" office:value="19585.4401795381">
            <text:p>19.585,44 €</text:p>
          </table:table-cell>
          <table:table-cell table:formula="of:=[.JZ8]*EXP(LN(1+[.$F$2]-[.$H$2]^2/2))*EXP(NORMINV(RAND();0;[.$H$2]))" office:value-type="currency" office:currency="EUR" office:value="12443.4759423158">
            <text:p>12.443,48 €</text:p>
          </table:table-cell>
          <table:table-cell table:formula="of:=[.KA8]*EXP(LN(1+[.$F$2]-[.$H$2]^2/2))*EXP(NORMINV(RAND();0;[.$H$2]))" office:value-type="currency" office:currency="EUR" office:value="6148.14604257085">
            <text:p>6.148,15 €</text:p>
          </table:table-cell>
          <table:table-cell table:formula="of:=[.KB8]*EXP(LN(1+[.$F$2]-[.$H$2]^2/2))*EXP(NORMINV(RAND();0;[.$H$2]))" office:value-type="currency" office:currency="EUR" office:value="19246.0927312082">
            <text:p>19.246,09 €</text:p>
          </table:table-cell>
          <table:table-cell table:formula="of:=[.KC8]*EXP(LN(1+[.$F$2]-[.$H$2]^2/2))*EXP(NORMINV(RAND();0;[.$H$2]))" office:value-type="currency" office:currency="EUR" office:value="5895.86416610153">
            <text:p>5.895,86 €</text:p>
          </table:table-cell>
          <table:table-cell table:formula="of:=[.KD8]*EXP(LN(1+[.$F$2]-[.$H$2]^2/2))*EXP(NORMINV(RAND();0;[.$H$2]))" office:value-type="currency" office:currency="EUR" office:value="13265.900406361">
            <text:p>13.265,90 €</text:p>
          </table:table-cell>
          <table:table-cell table:formula="of:=[.KE8]*EXP(LN(1+[.$F$2]-[.$H$2]^2/2))*EXP(NORMINV(RAND();0;[.$H$2]))" office:value-type="currency" office:currency="EUR" office:value="18262.1645803382">
            <text:p>18.262,16 €</text:p>
          </table:table-cell>
          <table:table-cell table:formula="of:=[.KF8]*EXP(LN(1+[.$F$2]-[.$H$2]^2/2))*EXP(NORMINV(RAND();0;[.$H$2]))" office:value-type="currency" office:currency="EUR" office:value="12859.6148017134">
            <text:p>12.859,61 €</text:p>
          </table:table-cell>
          <table:table-cell table:formula="of:=[.KG8]*EXP(LN(1+[.$F$2]-[.$H$2]^2/2))*EXP(NORMINV(RAND();0;[.$H$2]))" office:value-type="currency" office:currency="EUR" office:value="12771.8993840276">
            <text:p>12.771,90 €</text:p>
          </table:table-cell>
          <table:table-cell table:formula="of:=[.KH8]*EXP(LN(1+[.$F$2]-[.$H$2]^2/2))*EXP(NORMINV(RAND();0;[.$H$2]))" office:value-type="currency" office:currency="EUR" office:value="8524.73229663984">
            <text:p>8.524,73 €</text:p>
          </table:table-cell>
          <table:table-cell table:formula="of:=[.KI8]*EXP(LN(1+[.$F$2]-[.$H$2]^2/2))*EXP(NORMINV(RAND();0;[.$H$2]))" office:value-type="currency" office:currency="EUR" office:value="20969.5603266066">
            <text:p>20.969,56 €</text:p>
          </table:table-cell>
          <table:table-cell table:formula="of:=[.KJ8]*EXP(LN(1+[.$F$2]-[.$H$2]^2/2))*EXP(NORMINV(RAND();0;[.$H$2]))" office:value-type="currency" office:currency="EUR" office:value="39837.8468884381">
            <text:p>39.837,85 €</text:p>
          </table:table-cell>
          <table:table-cell table:formula="of:=[.KK8]*EXP(LN(1+[.$F$2]-[.$H$2]^2/2))*EXP(NORMINV(RAND();0;[.$H$2]))" office:value-type="currency" office:currency="EUR" office:value="25664.4833211697">
            <text:p>25.664,48 €</text:p>
          </table:table-cell>
          <table:table-cell table:formula="of:=[.KL8]*EXP(LN(1+[.$F$2]-[.$H$2]^2/2))*EXP(NORMINV(RAND();0;[.$H$2]))" office:value-type="currency" office:currency="EUR" office:value="11685.4042783007">
            <text:p>11.685,40 €</text:p>
          </table:table-cell>
          <table:table-cell table:formula="of:=[.KM8]*EXP(LN(1+[.$F$2]-[.$H$2]^2/2))*EXP(NORMINV(RAND();0;[.$H$2]))" office:value-type="currency" office:currency="EUR" office:value="7357.13467773864">
            <text:p>7.357,13 €</text:p>
          </table:table-cell>
          <table:table-cell table:formula="of:=[.KN8]*EXP(LN(1+[.$F$2]-[.$H$2]^2/2))*EXP(NORMINV(RAND();0;[.$H$2]))" office:value-type="currency" office:currency="EUR" office:value="9147.22058454404">
            <text:p>9.147,22 €</text:p>
          </table:table-cell>
          <table:table-cell table:formula="of:=[.KO8]*EXP(LN(1+[.$F$2]-[.$H$2]^2/2))*EXP(NORMINV(RAND();0;[.$H$2]))" office:value-type="currency" office:currency="EUR" office:value="13526.0633901215">
            <text:p>13.526,06 €</text:p>
          </table:table-cell>
          <table:table-cell table:formula="of:=[.KP8]*EXP(LN(1+[.$F$2]-[.$H$2]^2/2))*EXP(NORMINV(RAND();0;[.$H$2]))" office:value-type="currency" office:currency="EUR" office:value="20277.482398956">
            <text:p>20.277,48 €</text:p>
          </table:table-cell>
          <table:table-cell table:formula="of:=[.KQ8]*EXP(LN(1+[.$F$2]-[.$H$2]^2/2))*EXP(NORMINV(RAND();0;[.$H$2]))" office:value-type="currency" office:currency="EUR" office:value="9907.44346601529">
            <text:p>9.907,44 €</text:p>
          </table:table-cell>
          <table:table-cell table:formula="of:=[.KR8]*EXP(LN(1+[.$F$2]-[.$H$2]^2/2))*EXP(NORMINV(RAND();0;[.$H$2]))" office:value-type="currency" office:currency="EUR" office:value="13616.861174157">
            <text:p>13.616,86 €</text:p>
          </table:table-cell>
          <table:table-cell table:formula="of:=[.KS8]*EXP(LN(1+[.$F$2]-[.$H$2]^2/2))*EXP(NORMINV(RAND();0;[.$H$2]))" office:value-type="currency" office:currency="EUR" office:value="7577.11197493604">
            <text:p>7.577,11 €</text:p>
          </table:table-cell>
          <table:table-cell table:formula="of:=[.KT8]*EXP(LN(1+[.$F$2]-[.$H$2]^2/2))*EXP(NORMINV(RAND();0;[.$H$2]))" office:value-type="currency" office:currency="EUR" office:value="11320.0716447781">
            <text:p>11.320,07 €</text:p>
          </table:table-cell>
          <table:table-cell table:formula="of:=[.KU8]*EXP(LN(1+[.$F$2]-[.$H$2]^2/2))*EXP(NORMINV(RAND();0;[.$H$2]))" office:value-type="currency" office:currency="EUR" office:value="12637.2044727707">
            <text:p>12.637,20 €</text:p>
          </table:table-cell>
          <table:table-cell table:formula="of:=[.KV8]*EXP(LN(1+[.$F$2]-[.$H$2]^2/2))*EXP(NORMINV(RAND();0;[.$H$2]))" office:value-type="currency" office:currency="EUR" office:value="8405.20284596401">
            <text:p>8.405,20 €</text:p>
          </table:table-cell>
          <table:table-cell table:formula="of:=[.KW8]*EXP(LN(1+[.$F$2]-[.$H$2]^2/2))*EXP(NORMINV(RAND();0;[.$H$2]))" office:value-type="currency" office:currency="EUR" office:value="16146.433184859">
            <text:p>16.146,43 €</text:p>
          </table:table-cell>
          <table:table-cell table:formula="of:=[.KX8]*EXP(LN(1+[.$F$2]-[.$H$2]^2/2))*EXP(NORMINV(RAND();0;[.$H$2]))" office:value-type="currency" office:currency="EUR" office:value="16277.4034931561">
            <text:p>16.277,40 €</text:p>
          </table:table-cell>
          <table:table-cell table:formula="of:=[.KY8]*EXP(LN(1+[.$F$2]-[.$H$2]^2/2))*EXP(NORMINV(RAND();0;[.$H$2]))" office:value-type="currency" office:currency="EUR" office:value="21020.3516039761">
            <text:p>21.020,35 €</text:p>
          </table:table-cell>
          <table:table-cell table:formula="of:=[.KZ8]*EXP(LN(1+[.$F$2]-[.$H$2]^2/2))*EXP(NORMINV(RAND();0;[.$H$2]))" office:value-type="currency" office:currency="EUR" office:value="16110.018023782">
            <text:p>16.110,02 €</text:p>
          </table:table-cell>
          <table:table-cell table:formula="of:=[.LA8]*EXP(LN(1+[.$F$2]-[.$H$2]^2/2))*EXP(NORMINV(RAND();0;[.$H$2]))" office:value-type="currency" office:currency="EUR" office:value="8309.08414551569">
            <text:p>8.309,08 €</text:p>
          </table:table-cell>
          <table:table-cell table:formula="of:=[.LB8]*EXP(LN(1+[.$F$2]-[.$H$2]^2/2))*EXP(NORMINV(RAND();0;[.$H$2]))" office:value-type="currency" office:currency="EUR" office:value="23536.5994198555">
            <text:p>23.536,60 €</text:p>
          </table:table-cell>
          <table:table-cell table:formula="of:=[.LC8]*EXP(LN(1+[.$F$2]-[.$H$2]^2/2))*EXP(NORMINV(RAND();0;[.$H$2]))" office:value-type="currency" office:currency="EUR" office:value="5864.4195683501">
            <text:p>5.864,42 €</text:p>
          </table:table-cell>
          <table:table-cell table:formula="of:=[.LD8]*EXP(LN(1+[.$F$2]-[.$H$2]^2/2))*EXP(NORMINV(RAND();0;[.$H$2]))" office:value-type="currency" office:currency="EUR" office:value="19010.7118316165">
            <text:p>19.010,71 €</text:p>
          </table:table-cell>
          <table:table-cell table:formula="of:=[.LE8]*EXP(LN(1+[.$F$2]-[.$H$2]^2/2))*EXP(NORMINV(RAND();0;[.$H$2]))" office:value-type="currency" office:currency="EUR" office:value="11204.3935703541">
            <text:p>11.204,39 €</text:p>
          </table:table-cell>
          <table:table-cell table:formula="of:=[.LF8]*EXP(LN(1+[.$F$2]-[.$H$2]^2/2))*EXP(NORMINV(RAND();0;[.$H$2]))" office:value-type="currency" office:currency="EUR" office:value="8556.72381396394">
            <text:p>8.556,72 €</text:p>
          </table:table-cell>
          <table:table-cell table:formula="of:=[.LG8]*EXP(LN(1+[.$F$2]-[.$H$2]^2/2))*EXP(NORMINV(RAND();0;[.$H$2]))" office:value-type="currency" office:currency="EUR" office:value="8435.93623996378">
            <text:p>8.435,94 €</text:p>
          </table:table-cell>
          <table:table-cell table:formula="of:=[.LH8]*EXP(LN(1+[.$F$2]-[.$H$2]^2/2))*EXP(NORMINV(RAND();0;[.$H$2]))" office:value-type="currency" office:currency="EUR" office:value="16486.0238678493">
            <text:p>16.486,02 €</text:p>
          </table:table-cell>
          <table:table-cell table:formula="of:=[.LI8]*EXP(LN(1+[.$F$2]-[.$H$2]^2/2))*EXP(NORMINV(RAND();0;[.$H$2]))" office:value-type="currency" office:currency="EUR" office:value="9598.86863732772">
            <text:p>9.598,87 €</text:p>
          </table:table-cell>
          <table:table-cell table:formula="of:=[.LJ8]*EXP(LN(1+[.$F$2]-[.$H$2]^2/2))*EXP(NORMINV(RAND();0;[.$H$2]))" office:value-type="currency" office:currency="EUR" office:value="19847.7924136705">
            <text:p>19.847,79 €</text:p>
          </table:table-cell>
          <table:table-cell table:formula="of:=[.LK8]*EXP(LN(1+[.$F$2]-[.$H$2]^2/2))*EXP(NORMINV(RAND();0;[.$H$2]))" office:value-type="currency" office:currency="EUR" office:value="8864.28631913889">
            <text:p>8.864,29 €</text:p>
          </table:table-cell>
          <table:table-cell table:formula="of:=[.LL8]*EXP(LN(1+[.$F$2]-[.$H$2]^2/2))*EXP(NORMINV(RAND();0;[.$H$2]))" office:value-type="currency" office:currency="EUR" office:value="13339.5753541387">
            <text:p>13.339,58 €</text:p>
          </table:table-cell>
          <table:table-cell table:formula="of:=[.LM8]*EXP(LN(1+[.$F$2]-[.$H$2]^2/2))*EXP(NORMINV(RAND();0;[.$H$2]))" office:value-type="currency" office:currency="EUR" office:value="8864.54438418401">
            <text:p>8.864,54 €</text:p>
          </table:table-cell>
          <table:table-cell table:formula="of:=[.LN8]*EXP(LN(1+[.$F$2]-[.$H$2]^2/2))*EXP(NORMINV(RAND();0;[.$H$2]))" office:value-type="currency" office:currency="EUR" office:value="10334.981752275">
            <text:p>10.334,98 €</text:p>
          </table:table-cell>
          <table:table-cell table:formula="of:=[.LO8]*EXP(LN(1+[.$F$2]-[.$H$2]^2/2))*EXP(NORMINV(RAND();0;[.$H$2]))" office:value-type="currency" office:currency="EUR" office:value="11623.3881080089">
            <text:p>11.623,39 €</text:p>
          </table:table-cell>
          <table:table-cell table:formula="of:=[.LP8]*EXP(LN(1+[.$F$2]-[.$H$2]^2/2))*EXP(NORMINV(RAND();0;[.$H$2]))" office:value-type="currency" office:currency="EUR" office:value="18936.5464927635">
            <text:p>18.936,55 €</text:p>
          </table:table-cell>
          <table:table-cell table:formula="of:=[.LQ8]*EXP(LN(1+[.$F$2]-[.$H$2]^2/2))*EXP(NORMINV(RAND();0;[.$H$2]))" office:value-type="currency" office:currency="EUR" office:value="5716.93136274118">
            <text:p>5.716,93 €</text:p>
          </table:table-cell>
          <table:table-cell table:formula="of:=[.LR8]*EXP(LN(1+[.$F$2]-[.$H$2]^2/2))*EXP(NORMINV(RAND();0;[.$H$2]))" office:value-type="currency" office:currency="EUR" office:value="12849.8301361844">
            <text:p>12.849,83 €</text:p>
          </table:table-cell>
          <table:table-cell table:formula="of:=[.LS8]*EXP(LN(1+[.$F$2]-[.$H$2]^2/2))*EXP(NORMINV(RAND();0;[.$H$2]))" office:value-type="currency" office:currency="EUR" office:value="8933.23067855827">
            <text:p>8.933,23 €</text:p>
          </table:table-cell>
          <table:table-cell table:formula="of:=[.LT8]*EXP(LN(1+[.$F$2]-[.$H$2]^2/2))*EXP(NORMINV(RAND();0;[.$H$2]))" office:value-type="currency" office:currency="EUR" office:value="28331.7497019067">
            <text:p>28.331,75 €</text:p>
          </table:table-cell>
          <table:table-cell table:formula="of:=[.LU8]*EXP(LN(1+[.$F$2]-[.$H$2]^2/2))*EXP(NORMINV(RAND();0;[.$H$2]))" office:value-type="currency" office:currency="EUR" office:value="10344.821419216">
            <text:p>10.344,82 €</text:p>
          </table:table-cell>
          <table:table-cell table:formula="of:=[.LV8]*EXP(LN(1+[.$F$2]-[.$H$2]^2/2))*EXP(NORMINV(RAND();0;[.$H$2]))" office:value-type="currency" office:currency="EUR" office:value="8159.59981280834">
            <text:p>8.159,60 €</text:p>
          </table:table-cell>
          <table:table-cell table:formula="of:=[.LW8]*EXP(LN(1+[.$F$2]-[.$H$2]^2/2))*EXP(NORMINV(RAND();0;[.$H$2]))" office:value-type="currency" office:currency="EUR" office:value="10439.6429176868">
            <text:p>10.439,64 €</text:p>
          </table:table-cell>
          <table:table-cell table:formula="of:=[.LX8]*EXP(LN(1+[.$F$2]-[.$H$2]^2/2))*EXP(NORMINV(RAND();0;[.$H$2]))" office:value-type="currency" office:currency="EUR" office:value="6445.19880991143">
            <text:p>6.445,20 €</text:p>
          </table:table-cell>
          <table:table-cell table:formula="of:=[.LY8]*EXP(LN(1+[.$F$2]-[.$H$2]^2/2))*EXP(NORMINV(RAND();0;[.$H$2]))" office:value-type="currency" office:currency="EUR" office:value="17497.4825650414">
            <text:p>17.497,48 €</text:p>
          </table:table-cell>
          <table:table-cell table:formula="of:=[.LZ8]*EXP(LN(1+[.$F$2]-[.$H$2]^2/2))*EXP(NORMINV(RAND();0;[.$H$2]))" office:value-type="currency" office:currency="EUR" office:value="9890.15849557325">
            <text:p>9.890,16 €</text:p>
          </table:table-cell>
          <table:table-cell table:formula="of:=[.MA8]*EXP(LN(1+[.$F$2]-[.$H$2]^2/2))*EXP(NORMINV(RAND();0;[.$H$2]))" office:value-type="currency" office:currency="EUR" office:value="21256.5795312258">
            <text:p>21.256,58 €</text:p>
          </table:table-cell>
          <table:table-cell table:formula="of:=[.MB8]*EXP(LN(1+[.$F$2]-[.$H$2]^2/2))*EXP(NORMINV(RAND();0;[.$H$2]))" office:value-type="currency" office:currency="EUR" office:value="13982.5941572293">
            <text:p>13.982,59 €</text:p>
          </table:table-cell>
          <table:table-cell table:formula="of:=[.MC8]*EXP(LN(1+[.$F$2]-[.$H$2]^2/2))*EXP(NORMINV(RAND();0;[.$H$2]))" office:value-type="currency" office:currency="EUR" office:value="13708.2680926316">
            <text:p>13.708,27 €</text:p>
          </table:table-cell>
          <table:table-cell table:formula="of:=[.MD8]*EXP(LN(1+[.$F$2]-[.$H$2]^2/2))*EXP(NORMINV(RAND();0;[.$H$2]))" office:value-type="currency" office:currency="EUR" office:value="17200.1757546353">
            <text:p>17.200,18 €</text:p>
          </table:table-cell>
          <table:table-cell table:formula="of:=[.ME8]*EXP(LN(1+[.$F$2]-[.$H$2]^2/2))*EXP(NORMINV(RAND();0;[.$H$2]))" office:value-type="currency" office:currency="EUR" office:value="14658.8736316076">
            <text:p>14.658,87 €</text:p>
          </table:table-cell>
          <table:table-cell table:formula="of:=[.MF8]*EXP(LN(1+[.$F$2]-[.$H$2]^2/2))*EXP(NORMINV(RAND();0;[.$H$2]))" office:value-type="currency" office:currency="EUR" office:value="8629.01952365189">
            <text:p>8.629,02 €</text:p>
          </table:table-cell>
          <table:table-cell table:formula="of:=[.MG8]*EXP(LN(1+[.$F$2]-[.$H$2]^2/2))*EXP(NORMINV(RAND();0;[.$H$2]))" office:value-type="currency" office:currency="EUR" office:value="8782.97861630535">
            <text:p>8.782,98 €</text:p>
          </table:table-cell>
          <table:table-cell table:formula="of:=[.MH8]*EXP(LN(1+[.$F$2]-[.$H$2]^2/2))*EXP(NORMINV(RAND();0;[.$H$2]))" office:value-type="currency" office:currency="EUR" office:value="11840.0734229868">
            <text:p>11.840,07 €</text:p>
          </table:table-cell>
          <table:table-cell table:formula="of:=[.MI8]*EXP(LN(1+[.$F$2]-[.$H$2]^2/2))*EXP(NORMINV(RAND();0;[.$H$2]))" office:value-type="currency" office:currency="EUR" office:value="10713.9175792111">
            <text:p>10.713,92 €</text:p>
          </table:table-cell>
          <table:table-cell table:formula="of:=[.MJ8]*EXP(LN(1+[.$F$2]-[.$H$2]^2/2))*EXP(NORMINV(RAND();0;[.$H$2]))" office:value-type="currency" office:currency="EUR" office:value="19226.416946219">
            <text:p>19.226,42 €</text:p>
          </table:table-cell>
          <table:table-cell table:formula="of:=[.MK8]*EXP(LN(1+[.$F$2]-[.$H$2]^2/2))*EXP(NORMINV(RAND();0;[.$H$2]))" office:value-type="currency" office:currency="EUR" office:value="22189.3829352503">
            <text:p>22.189,38 €</text:p>
          </table:table-cell>
          <table:table-cell table:formula="of:=[.ML8]*EXP(LN(1+[.$F$2]-[.$H$2]^2/2))*EXP(NORMINV(RAND();0;[.$H$2]))" office:value-type="currency" office:currency="EUR" office:value="10525.8105613733">
            <text:p>10.525,81 €</text:p>
          </table:table-cell>
          <table:table-cell table:formula="of:=[.MM8]*EXP(LN(1+[.$F$2]-[.$H$2]^2/2))*EXP(NORMINV(RAND();0;[.$H$2]))" office:value-type="currency" office:currency="EUR" office:value="15345.4171485223">
            <text:p>15.345,42 €</text:p>
          </table:table-cell>
          <table:table-cell table:formula="of:=[.MN8]*EXP(LN(1+[.$F$2]-[.$H$2]^2/2))*EXP(NORMINV(RAND();0;[.$H$2]))" office:value-type="currency" office:currency="EUR" office:value="9014.07688981187">
            <text:p>9.014,08 €</text:p>
          </table:table-cell>
          <table:table-cell table:formula="of:=[.MO8]*EXP(LN(1+[.$F$2]-[.$H$2]^2/2))*EXP(NORMINV(RAND();0;[.$H$2]))" office:value-type="currency" office:currency="EUR" office:value="3291.44131057089">
            <text:p>3.291,44 €</text:p>
          </table:table-cell>
          <table:table-cell table:formula="of:=[.MP8]*EXP(LN(1+[.$F$2]-[.$H$2]^2/2))*EXP(NORMINV(RAND();0;[.$H$2]))" office:value-type="currency" office:currency="EUR" office:value="20724.4274096098">
            <text:p>20.724,43 €</text:p>
          </table:table-cell>
          <table:table-cell table:formula="of:=[.MQ8]*EXP(LN(1+[.$F$2]-[.$H$2]^2/2))*EXP(NORMINV(RAND();0;[.$H$2]))" office:value-type="currency" office:currency="EUR" office:value="10342.6602161793">
            <text:p>10.342,66 €</text:p>
          </table:table-cell>
          <table:table-cell table:formula="of:=[.MR8]*EXP(LN(1+[.$F$2]-[.$H$2]^2/2))*EXP(NORMINV(RAND();0;[.$H$2]))" office:value-type="currency" office:currency="EUR" office:value="8639.43092357557">
            <text:p>8.639,43 €</text:p>
          </table:table-cell>
          <table:table-cell table:formula="of:=[.MS8]*EXP(LN(1+[.$F$2]-[.$H$2]^2/2))*EXP(NORMINV(RAND();0;[.$H$2]))" office:value-type="currency" office:currency="EUR" office:value="5255.20716619079">
            <text:p>5.255,21 €</text:p>
          </table:table-cell>
          <table:table-cell table:formula="of:=[.MT8]*EXP(LN(1+[.$F$2]-[.$H$2]^2/2))*EXP(NORMINV(RAND();0;[.$H$2]))" office:value-type="currency" office:currency="EUR" office:value="23074.7731704974">
            <text:p>23.074,77 €</text:p>
          </table:table-cell>
          <table:table-cell table:formula="of:=[.MU8]*EXP(LN(1+[.$F$2]-[.$H$2]^2/2))*EXP(NORMINV(RAND();0;[.$H$2]))" office:value-type="currency" office:currency="EUR" office:value="11180.6402593842">
            <text:p>11.180,64 €</text:p>
          </table:table-cell>
          <table:table-cell table:formula="of:=[.MV8]*EXP(LN(1+[.$F$2]-[.$H$2]^2/2))*EXP(NORMINV(RAND();0;[.$H$2]))" office:value-type="currency" office:currency="EUR" office:value="10091.4071254698">
            <text:p>10.091,41 €</text:p>
          </table:table-cell>
          <table:table-cell table:formula="of:=[.MW8]*EXP(LN(1+[.$F$2]-[.$H$2]^2/2))*EXP(NORMINV(RAND();0;[.$H$2]))" office:value-type="currency" office:currency="EUR" office:value="16206.3207884453">
            <text:p>16.206,32 €</text:p>
          </table:table-cell>
          <table:table-cell table:formula="of:=[.MX8]*EXP(LN(1+[.$F$2]-[.$H$2]^2/2))*EXP(NORMINV(RAND();0;[.$H$2]))" office:value-type="currency" office:currency="EUR" office:value="17908.5481598246">
            <text:p>17.908,55 €</text:p>
          </table:table-cell>
          <table:table-cell table:formula="of:=[.MY8]*EXP(LN(1+[.$F$2]-[.$H$2]^2/2))*EXP(NORMINV(RAND();0;[.$H$2]))" office:value-type="currency" office:currency="EUR" office:value="20497.6873663573">
            <text:p>20.497,69 €</text:p>
          </table:table-cell>
          <table:table-cell table:formula="of:=[.MZ8]*EXP(LN(1+[.$F$2]-[.$H$2]^2/2))*EXP(NORMINV(RAND();0;[.$H$2]))" office:value-type="currency" office:currency="EUR" office:value="13171.4775445372">
            <text:p>13.171,48 €</text:p>
          </table:table-cell>
          <table:table-cell table:formula="of:=[.NA8]*EXP(LN(1+[.$F$2]-[.$H$2]^2/2))*EXP(NORMINV(RAND();0;[.$H$2]))" office:value-type="currency" office:currency="EUR" office:value="13599.9650013416">
            <text:p>13.599,97 €</text:p>
          </table:table-cell>
          <table:table-cell table:formula="of:=[.NB8]*EXP(LN(1+[.$F$2]-[.$H$2]^2/2))*EXP(NORMINV(RAND();0;[.$H$2]))" office:value-type="currency" office:currency="EUR" office:value="12184.3966548123">
            <text:p>12.184,40 €</text:p>
          </table:table-cell>
          <table:table-cell table:formula="of:=[.NC8]*EXP(LN(1+[.$F$2]-[.$H$2]^2/2))*EXP(NORMINV(RAND();0;[.$H$2]))" office:value-type="currency" office:currency="EUR" office:value="6809.31415005834">
            <text:p>6.809,31 €</text:p>
          </table:table-cell>
          <table:table-cell table:formula="of:=[.ND8]*EXP(LN(1+[.$F$2]-[.$H$2]^2/2))*EXP(NORMINV(RAND();0;[.$H$2]))" office:value-type="currency" office:currency="EUR" office:value="10571.9971591324">
            <text:p>10.572,00 €</text:p>
          </table:table-cell>
          <table:table-cell table:formula="of:=[.NE8]*EXP(LN(1+[.$F$2]-[.$H$2]^2/2))*EXP(NORMINV(RAND();0;[.$H$2]))" office:value-type="currency" office:currency="EUR" office:value="20030.2473053838">
            <text:p>20.030,25 €</text:p>
          </table:table-cell>
          <table:table-cell table:formula="of:=[.NF8]*EXP(LN(1+[.$F$2]-[.$H$2]^2/2))*EXP(NORMINV(RAND();0;[.$H$2]))" office:value-type="currency" office:currency="EUR" office:value="14199.8906978839">
            <text:p>14.199,89 €</text:p>
          </table:table-cell>
          <table:table-cell table:formula="of:=[.NG8]*EXP(LN(1+[.$F$2]-[.$H$2]^2/2))*EXP(NORMINV(RAND();0;[.$H$2]))" office:value-type="currency" office:currency="EUR" office:value="7504.26943747789">
            <text:p>7.504,27 €</text:p>
          </table:table-cell>
          <table:table-cell table:formula="of:=[.NH8]*EXP(LN(1+[.$F$2]-[.$H$2]^2/2))*EXP(NORMINV(RAND();0;[.$H$2]))" office:value-type="currency" office:currency="EUR" office:value="24767.2246675278">
            <text:p>24.767,22 €</text:p>
          </table:table-cell>
          <table:table-cell table:formula="of:=[.NI8]*EXP(LN(1+[.$F$2]-[.$H$2]^2/2))*EXP(NORMINV(RAND();0;[.$H$2]))" office:value-type="currency" office:currency="EUR" office:value="10489.4243954642">
            <text:p>10.489,42 €</text:p>
          </table:table-cell>
          <table:table-cell table:formula="of:=[.NJ8]*EXP(LN(1+[.$F$2]-[.$H$2]^2/2))*EXP(NORMINV(RAND();0;[.$H$2]))" office:value-type="currency" office:currency="EUR" office:value="25088.7310900944">
            <text:p>25.088,73 €</text:p>
          </table:table-cell>
          <table:table-cell table:formula="of:=[.NK8]*EXP(LN(1+[.$F$2]-[.$H$2]^2/2))*EXP(NORMINV(RAND();0;[.$H$2]))" office:value-type="currency" office:currency="EUR" office:value="20569.7811223465">
            <text:p>20.569,78 €</text:p>
          </table:table-cell>
          <table:table-cell table:formula="of:=[.NL8]*EXP(LN(1+[.$F$2]-[.$H$2]^2/2))*EXP(NORMINV(RAND();0;[.$H$2]))" office:value-type="currency" office:currency="EUR" office:value="9066.51095033883">
            <text:p>9.066,51 €</text:p>
          </table:table-cell>
          <table:table-cell table:formula="of:=[.NM8]*EXP(LN(1+[.$F$2]-[.$H$2]^2/2))*EXP(NORMINV(RAND();0;[.$H$2]))" office:value-type="currency" office:currency="EUR" office:value="4176.93972964705">
            <text:p>4.176,94 €</text:p>
          </table:table-cell>
          <table:table-cell table:formula="of:=[.NN8]*EXP(LN(1+[.$F$2]-[.$H$2]^2/2))*EXP(NORMINV(RAND();0;[.$H$2]))" office:value-type="currency" office:currency="EUR" office:value="18827.6238459617">
            <text:p>18.827,62 €</text:p>
          </table:table-cell>
          <table:table-cell table:formula="of:=[.NO8]*EXP(LN(1+[.$F$2]-[.$H$2]^2/2))*EXP(NORMINV(RAND();0;[.$H$2]))" office:value-type="currency" office:currency="EUR" office:value="5639.52783425919">
            <text:p>5.639,53 €</text:p>
          </table:table-cell>
          <table:table-cell table:formula="of:=[.NP8]*EXP(LN(1+[.$F$2]-[.$H$2]^2/2))*EXP(NORMINV(RAND();0;[.$H$2]))" office:value-type="currency" office:currency="EUR" office:value="6865.76819327215">
            <text:p>6.865,77 €</text:p>
          </table:table-cell>
          <table:table-cell table:formula="of:=[.NQ8]*EXP(LN(1+[.$F$2]-[.$H$2]^2/2))*EXP(NORMINV(RAND();0;[.$H$2]))" office:value-type="currency" office:currency="EUR" office:value="20868.1246957002">
            <text:p>20.868,12 €</text:p>
          </table:table-cell>
          <table:table-cell table:formula="of:=[.NR8]*EXP(LN(1+[.$F$2]-[.$H$2]^2/2))*EXP(NORMINV(RAND();0;[.$H$2]))" office:value-type="currency" office:currency="EUR" office:value="18799.6964562866">
            <text:p>18.799,70 €</text:p>
          </table:table-cell>
          <table:table-cell table:formula="of:=[.NS8]*EXP(LN(1+[.$F$2]-[.$H$2]^2/2))*EXP(NORMINV(RAND();0;[.$H$2]))" office:value-type="currency" office:currency="EUR" office:value="30877.8937789509">
            <text:p>30.877,89 €</text:p>
          </table:table-cell>
          <table:table-cell table:formula="of:=[.NT8]*EXP(LN(1+[.$F$2]-[.$H$2]^2/2))*EXP(NORMINV(RAND();0;[.$H$2]))" office:value-type="currency" office:currency="EUR" office:value="14984.6921573821">
            <text:p>14.984,69 €</text:p>
          </table:table-cell>
          <table:table-cell table:formula="of:=[.NU8]*EXP(LN(1+[.$F$2]-[.$H$2]^2/2))*EXP(NORMINV(RAND();0;[.$H$2]))" office:value-type="currency" office:currency="EUR" office:value="15986.9827505584">
            <text:p>15.986,98 €</text:p>
          </table:table-cell>
          <table:table-cell table:formula="of:=[.NV8]*EXP(LN(1+[.$F$2]-[.$H$2]^2/2))*EXP(NORMINV(RAND();0;[.$H$2]))" office:value-type="currency" office:currency="EUR" office:value="7893.96803443209">
            <text:p>7.893,97 €</text:p>
          </table:table-cell>
          <table:table-cell table:formula="of:=[.NW8]*EXP(LN(1+[.$F$2]-[.$H$2]^2/2))*EXP(NORMINV(RAND();0;[.$H$2]))" office:value-type="currency" office:currency="EUR" office:value="13711.8061088994">
            <text:p>13.711,81 €</text:p>
          </table:table-cell>
          <table:table-cell table:formula="of:=[.NX8]*EXP(LN(1+[.$F$2]-[.$H$2]^2/2))*EXP(NORMINV(RAND();0;[.$H$2]))" office:value-type="currency" office:currency="EUR" office:value="7994.25407175519">
            <text:p>7.994,25 €</text:p>
          </table:table-cell>
          <table:table-cell table:formula="of:=[.NY8]*EXP(LN(1+[.$F$2]-[.$H$2]^2/2))*EXP(NORMINV(RAND();0;[.$H$2]))" office:value-type="currency" office:currency="EUR" office:value="7948.99320741548">
            <text:p>7.948,99 €</text:p>
          </table:table-cell>
          <table:table-cell table:formula="of:=[.NZ8]*EXP(LN(1+[.$F$2]-[.$H$2]^2/2))*EXP(NORMINV(RAND();0;[.$H$2]))" office:value-type="currency" office:currency="EUR" office:value="7917.56294712242">
            <text:p>7.917,56 €</text:p>
          </table:table-cell>
          <table:table-cell table:formula="of:=[.OA8]*EXP(LN(1+[.$F$2]-[.$H$2]^2/2))*EXP(NORMINV(RAND();0;[.$H$2]))" office:value-type="currency" office:currency="EUR" office:value="9731.31596786761">
            <text:p>9.731,32 €</text:p>
          </table:table-cell>
          <table:table-cell table:formula="of:=[.OB8]*EXP(LN(1+[.$F$2]-[.$H$2]^2/2))*EXP(NORMINV(RAND();0;[.$H$2]))" office:value-type="currency" office:currency="EUR" office:value="9650.81839977486">
            <text:p>9.650,82 €</text:p>
          </table:table-cell>
          <table:table-cell table:formula="of:=[.OC8]*EXP(LN(1+[.$F$2]-[.$H$2]^2/2))*EXP(NORMINV(RAND();0;[.$H$2]))" office:value-type="currency" office:currency="EUR" office:value="32080.1826336723">
            <text:p>32.080,18 €</text:p>
          </table:table-cell>
          <table:table-cell table:formula="of:=[.OD8]*EXP(LN(1+[.$F$2]-[.$H$2]^2/2))*EXP(NORMINV(RAND();0;[.$H$2]))" office:value-type="currency" office:currency="EUR" office:value="11065.7247074306">
            <text:p>11.065,72 €</text:p>
          </table:table-cell>
          <table:table-cell table:formula="of:=[.OE8]*EXP(LN(1+[.$F$2]-[.$H$2]^2/2))*EXP(NORMINV(RAND();0;[.$H$2]))" office:value-type="currency" office:currency="EUR" office:value="23440.3582445982">
            <text:p>23.440,36 €</text:p>
          </table:table-cell>
          <table:table-cell table:formula="of:=[.OF8]*EXP(LN(1+[.$F$2]-[.$H$2]^2/2))*EXP(NORMINV(RAND();0;[.$H$2]))" office:value-type="currency" office:currency="EUR" office:value="9304.29041053837">
            <text:p>9.304,29 €</text:p>
          </table:table-cell>
          <table:table-cell table:formula="of:=[.OG8]*EXP(LN(1+[.$F$2]-[.$H$2]^2/2))*EXP(NORMINV(RAND();0;[.$H$2]))" office:value-type="currency" office:currency="EUR" office:value="9544.38076107427">
            <text:p>9.544,38 €</text:p>
          </table:table-cell>
          <table:table-cell table:formula="of:=[.OH8]*EXP(LN(1+[.$F$2]-[.$H$2]^2/2))*EXP(NORMINV(RAND();0;[.$H$2]))" office:value-type="currency" office:currency="EUR" office:value="8517.49671257215">
            <text:p>8.517,50 €</text:p>
          </table:table-cell>
          <table:table-cell table:formula="of:=[.OI8]*EXP(LN(1+[.$F$2]-[.$H$2]^2/2))*EXP(NORMINV(RAND();0;[.$H$2]))" office:value-type="currency" office:currency="EUR" office:value="13742.5125157567">
            <text:p>13.742,51 €</text:p>
          </table:table-cell>
          <table:table-cell table:formula="of:=[.OJ8]*EXP(LN(1+[.$F$2]-[.$H$2]^2/2))*EXP(NORMINV(RAND();0;[.$H$2]))" office:value-type="currency" office:currency="EUR" office:value="36176.689815389">
            <text:p>36.176,69 €</text:p>
          </table:table-cell>
          <table:table-cell table:formula="of:=[.OK8]*EXP(LN(1+[.$F$2]-[.$H$2]^2/2))*EXP(NORMINV(RAND();0;[.$H$2]))" office:value-type="currency" office:currency="EUR" office:value="14894.9867724823">
            <text:p>14.894,99 €</text:p>
          </table:table-cell>
          <table:table-cell table:formula="of:=[.OL8]*EXP(LN(1+[.$F$2]-[.$H$2]^2/2))*EXP(NORMINV(RAND();0;[.$H$2]))" office:value-type="currency" office:currency="EUR" office:value="25047.3184780812">
            <text:p>25.047,32 €</text:p>
          </table:table-cell>
          <table:table-cell table:formula="of:=[.OM8]*EXP(LN(1+[.$F$2]-[.$H$2]^2/2))*EXP(NORMINV(RAND();0;[.$H$2]))" office:value-type="currency" office:currency="EUR" office:value="8140.89595676686">
            <text:p>8.140,90 €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[.B9]*EXP(LN(1+[.$F$2]))" office:value-type="currency" office:currency="EUR" office:value="15036.3025899136">
            <text:p>15.036,30 €</text:p>
          </table:table-cell>
          <table:table-cell table:formula="of:=[.C9]*EXP(LN(1+[.$F$2]-[.$H$2]^2/2))*EXP(NORMINV(RAND();0;[.$H$2]))" office:value-type="currency" office:currency="EUR" office:value="15757.2914312809">
            <text:p>15.757,29 €</text:p>
          </table:table-cell>
          <table:table-cell table:formula="of:=[.D9]*EXP(LN(1+[.$F$2]-[.$H$2]^2/2))*EXP(NORMINV(RAND();0;[.$H$2]))" office:value-type="currency" office:currency="EUR" office:value="32670.3331270077">
            <text:p>32.670,33 €</text:p>
          </table:table-cell>
          <table:table-cell table:formula="of:=[.E9]*EXP(LN(1+[.$F$2]-[.$H$2]^2/2))*EXP(NORMINV(RAND();0;[.$H$2]))" office:value-type="currency" office:currency="EUR" office:value="5374.00868717763">
            <text:p>5.374,01 €</text:p>
          </table:table-cell>
          <table:table-cell table:formula="of:=[.F9]*EXP(LN(1+[.$F$2]-[.$H$2]^2/2))*EXP(NORMINV(RAND();0;[.$H$2]))" office:value-type="currency" office:currency="EUR" office:value="28984.407059517">
            <text:p>28.984,41 €</text:p>
          </table:table-cell>
          <table:table-cell table:formula="of:=[.G9]*EXP(LN(1+[.$F$2]-[.$H$2]^2/2))*EXP(NORMINV(RAND();0;[.$H$2]))" office:value-type="currency" office:currency="EUR" office:value="20267.4919853317">
            <text:p>20.267,49 €</text:p>
          </table:table-cell>
          <table:table-cell table:formula="of:=[.H9]*EXP(LN(1+[.$F$2]-[.$H$2]^2/2))*EXP(NORMINV(RAND();0;[.$H$2]))" office:value-type="currency" office:currency="EUR" office:value="23244.7971564531">
            <text:p>23.244,80 €</text:p>
          </table:table-cell>
          <table:table-cell table:formula="of:=[.I9]*EXP(LN(1+[.$F$2]-[.$H$2]^2/2))*EXP(NORMINV(RAND();0;[.$H$2]))" office:value-type="currency" office:currency="EUR" office:value="17148.53883574">
            <text:p>17.148,54 €</text:p>
          </table:table-cell>
          <table:table-cell table:formula="of:=[.J9]*EXP(LN(1+[.$F$2]-[.$H$2]^2/2))*EXP(NORMINV(RAND();0;[.$H$2]))" office:value-type="currency" office:currency="EUR" office:value="10665.5437200548">
            <text:p>10.665,54 €</text:p>
          </table:table-cell>
          <table:table-cell table:formula="of:=[.K9]*EXP(LN(1+[.$F$2]-[.$H$2]^2/2))*EXP(NORMINV(RAND();0;[.$H$2]))" office:value-type="currency" office:currency="EUR" office:value="9486.91975165721">
            <text:p>9.486,92 €</text:p>
          </table:table-cell>
          <table:table-cell table:formula="of:=[.L9]*EXP(LN(1+[.$F$2]-[.$H$2]^2/2))*EXP(NORMINV(RAND();0;[.$H$2]))" office:value-type="currency" office:currency="EUR" office:value="22826.3093049062">
            <text:p>22.826,31 €</text:p>
          </table:table-cell>
          <table:table-cell table:formula="of:=[.M9]*EXP(LN(1+[.$F$2]-[.$H$2]^2/2))*EXP(NORMINV(RAND();0;[.$H$2]))" office:value-type="currency" office:currency="EUR" office:value="13018.4511866142">
            <text:p>13.018,45 €</text:p>
          </table:table-cell>
          <table:table-cell table:formula="of:=[.N9]*EXP(LN(1+[.$F$2]-[.$H$2]^2/2))*EXP(NORMINV(RAND();0;[.$H$2]))" office:value-type="currency" office:currency="EUR" office:value="10276.6282131999">
            <text:p>10.276,63 €</text:p>
          </table:table-cell>
          <table:table-cell table:formula="of:=[.O9]*EXP(LN(1+[.$F$2]-[.$H$2]^2/2))*EXP(NORMINV(RAND();0;[.$H$2]))" office:value-type="currency" office:currency="EUR" office:value="14260.6010869783">
            <text:p>14.260,60 €</text:p>
          </table:table-cell>
          <table:table-cell table:formula="of:=[.P9]*EXP(LN(1+[.$F$2]-[.$H$2]^2/2))*EXP(NORMINV(RAND();0;[.$H$2]))" office:value-type="currency" office:currency="EUR" office:value="22789.6310294433">
            <text:p>22.789,63 €</text:p>
          </table:table-cell>
          <table:table-cell table:formula="of:=[.Q9]*EXP(LN(1+[.$F$2]-[.$H$2]^2/2))*EXP(NORMINV(RAND();0;[.$H$2]))" office:value-type="currency" office:currency="EUR" office:value="8063.96874168799">
            <text:p>8.063,97 €</text:p>
          </table:table-cell>
          <table:table-cell table:formula="of:=[.R9]*EXP(LN(1+[.$F$2]-[.$H$2]^2/2))*EXP(NORMINV(RAND();0;[.$H$2]))" office:value-type="currency" office:currency="EUR" office:value="7450.70829780092">
            <text:p>7.450,71 €</text:p>
          </table:table-cell>
          <table:table-cell table:formula="of:=[.S9]*EXP(LN(1+[.$F$2]-[.$H$2]^2/2))*EXP(NORMINV(RAND();0;[.$H$2]))" office:value-type="currency" office:currency="EUR" office:value="10462.290122981">
            <text:p>10.462,29 €</text:p>
          </table:table-cell>
          <table:table-cell table:formula="of:=[.T9]*EXP(LN(1+[.$F$2]-[.$H$2]^2/2))*EXP(NORMINV(RAND();0;[.$H$2]))" office:value-type="currency" office:currency="EUR" office:value="4115.16939048463">
            <text:p>4.115,17 €</text:p>
          </table:table-cell>
          <table:table-cell table:formula="of:=[.U9]*EXP(LN(1+[.$F$2]-[.$H$2]^2/2))*EXP(NORMINV(RAND();0;[.$H$2]))" office:value-type="currency" office:currency="EUR" office:value="16095.6720315699">
            <text:p>16.095,67 €</text:p>
          </table:table-cell>
          <table:table-cell table:formula="of:=[.V9]*EXP(LN(1+[.$F$2]-[.$H$2]^2/2))*EXP(NORMINV(RAND();0;[.$H$2]))" office:value-type="currency" office:currency="EUR" office:value="20429.6362446204">
            <text:p>20.429,64 €</text:p>
          </table:table-cell>
          <table:table-cell table:formula="of:=[.W9]*EXP(LN(1+[.$F$2]-[.$H$2]^2/2))*EXP(NORMINV(RAND();0;[.$H$2]))" office:value-type="currency" office:currency="EUR" office:value="26660.665660455">
            <text:p>26.660,67 €</text:p>
          </table:table-cell>
          <table:table-cell table:formula="of:=[.X9]*EXP(LN(1+[.$F$2]-[.$H$2]^2/2))*EXP(NORMINV(RAND();0;[.$H$2]))" office:value-type="currency" office:currency="EUR" office:value="8936.20336506826">
            <text:p>8.936,20 €</text:p>
          </table:table-cell>
          <table:table-cell table:formula="of:=[.Y9]*EXP(LN(1+[.$F$2]-[.$H$2]^2/2))*EXP(NORMINV(RAND();0;[.$H$2]))" office:value-type="currency" office:currency="EUR" office:value="8642.97186130723">
            <text:p>8.642,97 €</text:p>
          </table:table-cell>
          <table:table-cell table:formula="of:=[.Z9]*EXP(LN(1+[.$F$2]-[.$H$2]^2/2))*EXP(NORMINV(RAND();0;[.$H$2]))" office:value-type="currency" office:currency="EUR" office:value="10318.4910080172">
            <text:p>10.318,49 €</text:p>
          </table:table-cell>
          <table:table-cell table:formula="of:=[.AA9]*EXP(LN(1+[.$F$2]-[.$H$2]^2/2))*EXP(NORMINV(RAND();0;[.$H$2]))" office:value-type="currency" office:currency="EUR" office:value="9392.89478354037">
            <text:p>9.392,89 €</text:p>
          </table:table-cell>
          <table:table-cell table:formula="of:=[.AB9]*EXP(LN(1+[.$F$2]-[.$H$2]^2/2))*EXP(NORMINV(RAND();0;[.$H$2]))" office:value-type="currency" office:currency="EUR" office:value="9078.19566784396">
            <text:p>9.078,20 €</text:p>
          </table:table-cell>
          <table:table-cell table:formula="of:=[.AC9]*EXP(LN(1+[.$F$2]-[.$H$2]^2/2))*EXP(NORMINV(RAND();0;[.$H$2]))" office:value-type="currency" office:currency="EUR" office:value="33659.6679487107">
            <text:p>33.659,67 €</text:p>
          </table:table-cell>
          <table:table-cell table:formula="of:=[.AD9]*EXP(LN(1+[.$F$2]-[.$H$2]^2/2))*EXP(NORMINV(RAND();0;[.$H$2]))" office:value-type="currency" office:currency="EUR" office:value="11041.510101396">
            <text:p>11.041,51 €</text:p>
          </table:table-cell>
          <table:table-cell table:formula="of:=[.AE9]*EXP(LN(1+[.$F$2]-[.$H$2]^2/2))*EXP(NORMINV(RAND();0;[.$H$2]))" office:value-type="currency" office:currency="EUR" office:value="6157.56131823468">
            <text:p>6.157,56 €</text:p>
          </table:table-cell>
          <table:table-cell table:formula="of:=[.AF9]*EXP(LN(1+[.$F$2]-[.$H$2]^2/2))*EXP(NORMINV(RAND();0;[.$H$2]))" office:value-type="currency" office:currency="EUR" office:value="10585.8596430882">
            <text:p>10.585,86 €</text:p>
          </table:table-cell>
          <table:table-cell table:formula="of:=[.AG9]*EXP(LN(1+[.$F$2]-[.$H$2]^2/2))*EXP(NORMINV(RAND();0;[.$H$2]))" office:value-type="currency" office:currency="EUR" office:value="25846.7498239002">
            <text:p>25.846,75 €</text:p>
          </table:table-cell>
          <table:table-cell table:formula="of:=[.AH9]*EXP(LN(1+[.$F$2]-[.$H$2]^2/2))*EXP(NORMINV(RAND();0;[.$H$2]))" office:value-type="currency" office:currency="EUR" office:value="2910.46489585774">
            <text:p>2.910,46 €</text:p>
          </table:table-cell>
          <table:table-cell table:formula="of:=[.AI9]*EXP(LN(1+[.$F$2]-[.$H$2]^2/2))*EXP(NORMINV(RAND();0;[.$H$2]))" office:value-type="currency" office:currency="EUR" office:value="14088.0141398668">
            <text:p>14.088,01 €</text:p>
          </table:table-cell>
          <table:table-cell table:formula="of:=[.AJ9]*EXP(LN(1+[.$F$2]-[.$H$2]^2/2))*EXP(NORMINV(RAND();0;[.$H$2]))" office:value-type="currency" office:currency="EUR" office:value="11127.2936852668">
            <text:p>11.127,29 €</text:p>
          </table:table-cell>
          <table:table-cell table:formula="of:=[.AK9]*EXP(LN(1+[.$F$2]-[.$H$2]^2/2))*EXP(NORMINV(RAND();0;[.$H$2]))" office:value-type="currency" office:currency="EUR" office:value="15379.8344262773">
            <text:p>15.379,83 €</text:p>
          </table:table-cell>
          <table:table-cell table:formula="of:=[.AL9]*EXP(LN(1+[.$F$2]-[.$H$2]^2/2))*EXP(NORMINV(RAND();0;[.$H$2]))" office:value-type="currency" office:currency="EUR" office:value="11141.9404906581">
            <text:p>11.141,94 €</text:p>
          </table:table-cell>
          <table:table-cell table:formula="of:=[.AM9]*EXP(LN(1+[.$F$2]-[.$H$2]^2/2))*EXP(NORMINV(RAND();0;[.$H$2]))" office:value-type="currency" office:currency="EUR" office:value="15647.7401868773">
            <text:p>15.647,74 €</text:p>
          </table:table-cell>
          <table:table-cell table:formula="of:=[.AN9]*EXP(LN(1+[.$F$2]-[.$H$2]^2/2))*EXP(NORMINV(RAND();0;[.$H$2]))" office:value-type="currency" office:currency="EUR" office:value="7253.63108052868">
            <text:p>7.253,63 €</text:p>
          </table:table-cell>
          <table:table-cell table:formula="of:=[.AO9]*EXP(LN(1+[.$F$2]-[.$H$2]^2/2))*EXP(NORMINV(RAND();0;[.$H$2]))" office:value-type="currency" office:currency="EUR" office:value="6864.46131099077">
            <text:p>6.864,46 €</text:p>
          </table:table-cell>
          <table:table-cell table:formula="of:=[.AP9]*EXP(LN(1+[.$F$2]-[.$H$2]^2/2))*EXP(NORMINV(RAND();0;[.$H$2]))" office:value-type="currency" office:currency="EUR" office:value="26571.0090164678">
            <text:p>26.571,01 €</text:p>
          </table:table-cell>
          <table:table-cell table:formula="of:=[.AQ9]*EXP(LN(1+[.$F$2]-[.$H$2]^2/2))*EXP(NORMINV(RAND();0;[.$H$2]))" office:value-type="currency" office:currency="EUR" office:value="11689.7423074424">
            <text:p>11.689,74 €</text:p>
          </table:table-cell>
          <table:table-cell table:formula="of:=[.AR9]*EXP(LN(1+[.$F$2]-[.$H$2]^2/2))*EXP(NORMINV(RAND();0;[.$H$2]))" office:value-type="currency" office:currency="EUR" office:value="21377.5614969557">
            <text:p>21.377,56 €</text:p>
          </table:table-cell>
          <table:table-cell table:formula="of:=[.AS9]*EXP(LN(1+[.$F$2]-[.$H$2]^2/2))*EXP(NORMINV(RAND();0;[.$H$2]))" office:value-type="currency" office:currency="EUR" office:value="17360.8653384015">
            <text:p>17.360,87 €</text:p>
          </table:table-cell>
          <table:table-cell table:formula="of:=[.AT9]*EXP(LN(1+[.$F$2]-[.$H$2]^2/2))*EXP(NORMINV(RAND();0;[.$H$2]))" office:value-type="currency" office:currency="EUR" office:value="8767.41828335097">
            <text:p>8.767,42 €</text:p>
          </table:table-cell>
          <table:table-cell table:formula="of:=[.AU9]*EXP(LN(1+[.$F$2]-[.$H$2]^2/2))*EXP(NORMINV(RAND();0;[.$H$2]))" office:value-type="currency" office:currency="EUR" office:value="12910.8531529911">
            <text:p>12.910,85 €</text:p>
          </table:table-cell>
          <table:table-cell table:formula="of:=[.AV9]*EXP(LN(1+[.$F$2]-[.$H$2]^2/2))*EXP(NORMINV(RAND();0;[.$H$2]))" office:value-type="currency" office:currency="EUR" office:value="26370.2828033925">
            <text:p>26.370,28 €</text:p>
          </table:table-cell>
          <table:table-cell table:formula="of:=[.AW9]*EXP(LN(1+[.$F$2]-[.$H$2]^2/2))*EXP(NORMINV(RAND();0;[.$H$2]))" office:value-type="currency" office:currency="EUR" office:value="12920.0058509752">
            <text:p>12.920,01 €</text:p>
          </table:table-cell>
          <table:table-cell table:formula="of:=[.AX9]*EXP(LN(1+[.$F$2]-[.$H$2]^2/2))*EXP(NORMINV(RAND();0;[.$H$2]))" office:value-type="currency" office:currency="EUR" office:value="20454.4939575794">
            <text:p>20.454,49 €</text:p>
          </table:table-cell>
          <table:table-cell table:formula="of:=[.AY9]*EXP(LN(1+[.$F$2]-[.$H$2]^2/2))*EXP(NORMINV(RAND();0;[.$H$2]))" office:value-type="currency" office:currency="EUR" office:value="11666.5553533746">
            <text:p>11.666,56 €</text:p>
          </table:table-cell>
          <table:table-cell table:formula="of:=[.AZ9]*EXP(LN(1+[.$F$2]-[.$H$2]^2/2))*EXP(NORMINV(RAND();0;[.$H$2]))" office:value-type="currency" office:currency="EUR" office:value="8407.98957757663">
            <text:p>8.407,99 €</text:p>
          </table:table-cell>
          <table:table-cell table:formula="of:=[.BA9]*EXP(LN(1+[.$F$2]-[.$H$2]^2/2))*EXP(NORMINV(RAND();0;[.$H$2]))" office:value-type="currency" office:currency="EUR" office:value="19208.9355840552">
            <text:p>19.208,94 €</text:p>
          </table:table-cell>
          <table:table-cell table:formula="of:=[.BB9]*EXP(LN(1+[.$F$2]-[.$H$2]^2/2))*EXP(NORMINV(RAND();0;[.$H$2]))" office:value-type="currency" office:currency="EUR" office:value="13084.261144847">
            <text:p>13.084,26 €</text:p>
          </table:table-cell>
          <table:table-cell table:formula="of:=[.BC9]*EXP(LN(1+[.$F$2]-[.$H$2]^2/2))*EXP(NORMINV(RAND();0;[.$H$2]))" office:value-type="currency" office:currency="EUR" office:value="15012.753147115">
            <text:p>15.012,75 €</text:p>
          </table:table-cell>
          <table:table-cell table:formula="of:=[.BD9]*EXP(LN(1+[.$F$2]-[.$H$2]^2/2))*EXP(NORMINV(RAND();0;[.$H$2]))" office:value-type="currency" office:currency="EUR" office:value="13515.2891769888">
            <text:p>13.515,29 €</text:p>
          </table:table-cell>
          <table:table-cell table:formula="of:=[.BE9]*EXP(LN(1+[.$F$2]-[.$H$2]^2/2))*EXP(NORMINV(RAND();0;[.$H$2]))" office:value-type="currency" office:currency="EUR" office:value="11073.8424706762">
            <text:p>11.073,84 €</text:p>
          </table:table-cell>
          <table:table-cell table:formula="of:=[.BF9]*EXP(LN(1+[.$F$2]-[.$H$2]^2/2))*EXP(NORMINV(RAND();0;[.$H$2]))" office:value-type="currency" office:currency="EUR" office:value="15344.3864569998">
            <text:p>15.344,39 €</text:p>
          </table:table-cell>
          <table:table-cell table:formula="of:=[.BG9]*EXP(LN(1+[.$F$2]-[.$H$2]^2/2))*EXP(NORMINV(RAND();0;[.$H$2]))" office:value-type="currency" office:currency="EUR" office:value="6299.05724832459">
            <text:p>6.299,06 €</text:p>
          </table:table-cell>
          <table:table-cell table:formula="of:=[.BH9]*EXP(LN(1+[.$F$2]-[.$H$2]^2/2))*EXP(NORMINV(RAND();0;[.$H$2]))" office:value-type="currency" office:currency="EUR" office:value="13133.8741147966">
            <text:p>13.133,87 €</text:p>
          </table:table-cell>
          <table:table-cell table:formula="of:=[.BI9]*EXP(LN(1+[.$F$2]-[.$H$2]^2/2))*EXP(NORMINV(RAND();0;[.$H$2]))" office:value-type="currency" office:currency="EUR" office:value="9899.83046356598">
            <text:p>9.899,83 €</text:p>
          </table:table-cell>
          <table:table-cell table:formula="of:=[.BJ9]*EXP(LN(1+[.$F$2]-[.$H$2]^2/2))*EXP(NORMINV(RAND();0;[.$H$2]))" office:value-type="currency" office:currency="EUR" office:value="15313.1999013471">
            <text:p>15.313,20 €</text:p>
          </table:table-cell>
          <table:table-cell table:formula="of:=[.BK9]*EXP(LN(1+[.$F$2]-[.$H$2]^2/2))*EXP(NORMINV(RAND();0;[.$H$2]))" office:value-type="currency" office:currency="EUR" office:value="8275.68288586682">
            <text:p>8.275,68 €</text:p>
          </table:table-cell>
          <table:table-cell table:formula="of:=[.BL9]*EXP(LN(1+[.$F$2]-[.$H$2]^2/2))*EXP(NORMINV(RAND();0;[.$H$2]))" office:value-type="currency" office:currency="EUR" office:value="9262.55880418108">
            <text:p>9.262,56 €</text:p>
          </table:table-cell>
          <table:table-cell table:formula="of:=[.BM9]*EXP(LN(1+[.$F$2]-[.$H$2]^2/2))*EXP(NORMINV(RAND();0;[.$H$2]))" office:value-type="currency" office:currency="EUR" office:value="12172.2785139846">
            <text:p>12.172,28 €</text:p>
          </table:table-cell>
          <table:table-cell table:formula="of:=[.BN9]*EXP(LN(1+[.$F$2]-[.$H$2]^2/2))*EXP(NORMINV(RAND();0;[.$H$2]))" office:value-type="currency" office:currency="EUR" office:value="26157.3038351317">
            <text:p>26.157,30 €</text:p>
          </table:table-cell>
          <table:table-cell table:formula="of:=[.BO9]*EXP(LN(1+[.$F$2]-[.$H$2]^2/2))*EXP(NORMINV(RAND();0;[.$H$2]))" office:value-type="currency" office:currency="EUR" office:value="14411.9714048207">
            <text:p>14.411,97 €</text:p>
          </table:table-cell>
          <table:table-cell table:formula="of:=[.BP9]*EXP(LN(1+[.$F$2]-[.$H$2]^2/2))*EXP(NORMINV(RAND();0;[.$H$2]))" office:value-type="currency" office:currency="EUR" office:value="10868.0650463606">
            <text:p>10.868,07 €</text:p>
          </table:table-cell>
          <table:table-cell table:formula="of:=[.BQ9]*EXP(LN(1+[.$F$2]-[.$H$2]^2/2))*EXP(NORMINV(RAND();0;[.$H$2]))" office:value-type="currency" office:currency="EUR" office:value="6852.00061618278">
            <text:p>6.852,00 €</text:p>
          </table:table-cell>
          <table:table-cell table:formula="of:=[.BR9]*EXP(LN(1+[.$F$2]-[.$H$2]^2/2))*EXP(NORMINV(RAND();0;[.$H$2]))" office:value-type="currency" office:currency="EUR" office:value="13671.2284796204">
            <text:p>13.671,23 €</text:p>
          </table:table-cell>
          <table:table-cell table:formula="of:=[.BS9]*EXP(LN(1+[.$F$2]-[.$H$2]^2/2))*EXP(NORMINV(RAND();0;[.$H$2]))" office:value-type="currency" office:currency="EUR" office:value="5221.37235245203">
            <text:p>5.221,37 €</text:p>
          </table:table-cell>
          <table:table-cell table:formula="of:=[.BT9]*EXP(LN(1+[.$F$2]-[.$H$2]^2/2))*EXP(NORMINV(RAND();0;[.$H$2]))" office:value-type="currency" office:currency="EUR" office:value="15149.4883862863">
            <text:p>15.149,49 €</text:p>
          </table:table-cell>
          <table:table-cell table:formula="of:=[.BU9]*EXP(LN(1+[.$F$2]-[.$H$2]^2/2))*EXP(NORMINV(RAND();0;[.$H$2]))" office:value-type="currency" office:currency="EUR" office:value="5598.7043042501">
            <text:p>5.598,70 €</text:p>
          </table:table-cell>
          <table:table-cell table:formula="of:=[.BV9]*EXP(LN(1+[.$F$2]-[.$H$2]^2/2))*EXP(NORMINV(RAND();0;[.$H$2]))" office:value-type="currency" office:currency="EUR" office:value="28716.8778003464">
            <text:p>28.716,88 €</text:p>
          </table:table-cell>
          <table:table-cell table:formula="of:=[.BW9]*EXP(LN(1+[.$F$2]-[.$H$2]^2/2))*EXP(NORMINV(RAND();0;[.$H$2]))" office:value-type="currency" office:currency="EUR" office:value="3940.17297373226">
            <text:p>3.940,17 €</text:p>
          </table:table-cell>
          <table:table-cell table:formula="of:=[.BX9]*EXP(LN(1+[.$F$2]-[.$H$2]^2/2))*EXP(NORMINV(RAND();0;[.$H$2]))" office:value-type="currency" office:currency="EUR" office:value="6859.78526205222">
            <text:p>6.859,79 €</text:p>
          </table:table-cell>
          <table:table-cell table:formula="of:=[.BY9]*EXP(LN(1+[.$F$2]-[.$H$2]^2/2))*EXP(NORMINV(RAND();0;[.$H$2]))" office:value-type="currency" office:currency="EUR" office:value="10524.3835048493">
            <text:p>10.524,38 €</text:p>
          </table:table-cell>
          <table:table-cell table:formula="of:=[.BZ9]*EXP(LN(1+[.$F$2]-[.$H$2]^2/2))*EXP(NORMINV(RAND();0;[.$H$2]))" office:value-type="currency" office:currency="EUR" office:value="6649.08218223824">
            <text:p>6.649,08 €</text:p>
          </table:table-cell>
          <table:table-cell table:formula="of:=[.CA9]*EXP(LN(1+[.$F$2]-[.$H$2]^2/2))*EXP(NORMINV(RAND();0;[.$H$2]))" office:value-type="currency" office:currency="EUR" office:value="37409.6421085158">
            <text:p>37.409,64 €</text:p>
          </table:table-cell>
          <table:table-cell table:formula="of:=[.CB9]*EXP(LN(1+[.$F$2]-[.$H$2]^2/2))*EXP(NORMINV(RAND();0;[.$H$2]))" office:value-type="currency" office:currency="EUR" office:value="12165.0870187477">
            <text:p>12.165,09 €</text:p>
          </table:table-cell>
          <table:table-cell table:formula="of:=[.CC9]*EXP(LN(1+[.$F$2]-[.$H$2]^2/2))*EXP(NORMINV(RAND();0;[.$H$2]))" office:value-type="currency" office:currency="EUR" office:value="14554.2648015046">
            <text:p>14.554,26 €</text:p>
          </table:table-cell>
          <table:table-cell table:formula="of:=[.CD9]*EXP(LN(1+[.$F$2]-[.$H$2]^2/2))*EXP(NORMINV(RAND();0;[.$H$2]))" office:value-type="currency" office:currency="EUR" office:value="7333.19093253262">
            <text:p>7.333,19 €</text:p>
          </table:table-cell>
          <table:table-cell table:formula="of:=[.CE9]*EXP(LN(1+[.$F$2]-[.$H$2]^2/2))*EXP(NORMINV(RAND();0;[.$H$2]))" office:value-type="currency" office:currency="EUR" office:value="10270.3963906997">
            <text:p>10.270,40 €</text:p>
          </table:table-cell>
          <table:table-cell table:formula="of:=[.CF9]*EXP(LN(1+[.$F$2]-[.$H$2]^2/2))*EXP(NORMINV(RAND();0;[.$H$2]))" office:value-type="currency" office:currency="EUR" office:value="5002.76187796057">
            <text:p>5.002,76 €</text:p>
          </table:table-cell>
          <table:table-cell table:formula="of:=[.CG9]*EXP(LN(1+[.$F$2]-[.$H$2]^2/2))*EXP(NORMINV(RAND();0;[.$H$2]))" office:value-type="currency" office:currency="EUR" office:value="5834.3967380127">
            <text:p>5.834,40 €</text:p>
          </table:table-cell>
          <table:table-cell table:formula="of:=[.CH9]*EXP(LN(1+[.$F$2]-[.$H$2]^2/2))*EXP(NORMINV(RAND();0;[.$H$2]))" office:value-type="currency" office:currency="EUR" office:value="25063.6169853229">
            <text:p>25.063,62 €</text:p>
          </table:table-cell>
          <table:table-cell table:formula="of:=[.CI9]*EXP(LN(1+[.$F$2]-[.$H$2]^2/2))*EXP(NORMINV(RAND();0;[.$H$2]))" office:value-type="currency" office:currency="EUR" office:value="18274.0316825756">
            <text:p>18.274,03 €</text:p>
          </table:table-cell>
          <table:table-cell table:formula="of:=[.CJ9]*EXP(LN(1+[.$F$2]-[.$H$2]^2/2))*EXP(NORMINV(RAND();0;[.$H$2]))" office:value-type="currency" office:currency="EUR" office:value="9100.86935330272">
            <text:p>9.100,87 €</text:p>
          </table:table-cell>
          <table:table-cell table:formula="of:=[.CK9]*EXP(LN(1+[.$F$2]-[.$H$2]^2/2))*EXP(NORMINV(RAND();0;[.$H$2]))" office:value-type="currency" office:currency="EUR" office:value="8506.51019180919">
            <text:p>8.506,51 €</text:p>
          </table:table-cell>
          <table:table-cell table:formula="of:=[.CL9]*EXP(LN(1+[.$F$2]-[.$H$2]^2/2))*EXP(NORMINV(RAND();0;[.$H$2]))" office:value-type="currency" office:currency="EUR" office:value="65247.0651625479">
            <text:p>65.247,07 €</text:p>
          </table:table-cell>
          <table:table-cell table:formula="of:=[.CM9]*EXP(LN(1+[.$F$2]-[.$H$2]^2/2))*EXP(NORMINV(RAND();0;[.$H$2]))" office:value-type="currency" office:currency="EUR" office:value="10529.9336600825">
            <text:p>10.529,93 €</text:p>
          </table:table-cell>
          <table:table-cell table:formula="of:=[.CN9]*EXP(LN(1+[.$F$2]-[.$H$2]^2/2))*EXP(NORMINV(RAND();0;[.$H$2]))" office:value-type="currency" office:currency="EUR" office:value="13041.2229598748">
            <text:p>13.041,22 €</text:p>
          </table:table-cell>
          <table:table-cell table:formula="of:=[.CO9]*EXP(LN(1+[.$F$2]-[.$H$2]^2/2))*EXP(NORMINV(RAND();0;[.$H$2]))" office:value-type="currency" office:currency="EUR" office:value="24381.7330466581">
            <text:p>24.381,73 €</text:p>
          </table:table-cell>
          <table:table-cell table:formula="of:=[.CP9]*EXP(LN(1+[.$F$2]-[.$H$2]^2/2))*EXP(NORMINV(RAND();0;[.$H$2]))" office:value-type="currency" office:currency="EUR" office:value="18409.4313286749">
            <text:p>18.409,43 €</text:p>
          </table:table-cell>
          <table:table-cell table:formula="of:=[.CQ9]*EXP(LN(1+[.$F$2]-[.$H$2]^2/2))*EXP(NORMINV(RAND();0;[.$H$2]))" office:value-type="currency" office:currency="EUR" office:value="14027.5986558856">
            <text:p>14.027,60 €</text:p>
          </table:table-cell>
          <table:table-cell table:formula="of:=[.CR9]*EXP(LN(1+[.$F$2]-[.$H$2]^2/2))*EXP(NORMINV(RAND();0;[.$H$2]))" office:value-type="currency" office:currency="EUR" office:value="11852.2236111891">
            <text:p>11.852,22 €</text:p>
          </table:table-cell>
          <table:table-cell table:formula="of:=[.CS9]*EXP(LN(1+[.$F$2]-[.$H$2]^2/2))*EXP(NORMINV(RAND();0;[.$H$2]))" office:value-type="currency" office:currency="EUR" office:value="9344.33926671385">
            <text:p>9.344,34 €</text:p>
          </table:table-cell>
          <table:table-cell table:formula="of:=[.CT9]*EXP(LN(1+[.$F$2]-[.$H$2]^2/2))*EXP(NORMINV(RAND();0;[.$H$2]))" office:value-type="currency" office:currency="EUR" office:value="12411.0562721536">
            <text:p>12.411,06 €</text:p>
          </table:table-cell>
          <table:table-cell table:formula="of:=[.CU9]*EXP(LN(1+[.$F$2]-[.$H$2]^2/2))*EXP(NORMINV(RAND();0;[.$H$2]))" office:value-type="currency" office:currency="EUR" office:value="7941.23383474298">
            <text:p>7.941,23 €</text:p>
          </table:table-cell>
          <table:table-cell table:formula="of:=[.CV9]*EXP(LN(1+[.$F$2]-[.$H$2]^2/2))*EXP(NORMINV(RAND();0;[.$H$2]))" office:value-type="currency" office:currency="EUR" office:value="37977.7693893427">
            <text:p>37.977,77 €</text:p>
          </table:table-cell>
          <table:table-cell table:formula="of:=[.CW9]*EXP(LN(1+[.$F$2]-[.$H$2]^2/2))*EXP(NORMINV(RAND();0;[.$H$2]))" office:value-type="currency" office:currency="EUR" office:value="17583.6192101911">
            <text:p>17.583,62 €</text:p>
          </table:table-cell>
          <table:table-cell table:formula="of:=[.CX9]*EXP(LN(1+[.$F$2]-[.$H$2]^2/2))*EXP(NORMINV(RAND();0;[.$H$2]))" office:value-type="currency" office:currency="EUR" office:value="12731.9802072508">
            <text:p>12.731,98 €</text:p>
          </table:table-cell>
          <table:table-cell table:formula="of:=[.CY9]*EXP(LN(1+[.$F$2]-[.$H$2]^2/2))*EXP(NORMINV(RAND();0;[.$H$2]))" office:value-type="currency" office:currency="EUR" office:value="15743.4243841129">
            <text:p>15.743,42 €</text:p>
          </table:table-cell>
          <table:table-cell table:formula="of:=[.CZ9]*EXP(LN(1+[.$F$2]-[.$H$2]^2/2))*EXP(NORMINV(RAND();0;[.$H$2]))" office:value-type="currency" office:currency="EUR" office:value="11317.2314882333">
            <text:p>11.317,23 €</text:p>
          </table:table-cell>
          <table:table-cell table:formula="of:=[.DA9]*EXP(LN(1+[.$F$2]-[.$H$2]^2/2))*EXP(NORMINV(RAND();0;[.$H$2]))" office:value-type="currency" office:currency="EUR" office:value="8010.99510961251">
            <text:p>8.011,00 €</text:p>
          </table:table-cell>
          <table:table-cell table:formula="of:=[.DB9]*EXP(LN(1+[.$F$2]-[.$H$2]^2/2))*EXP(NORMINV(RAND();0;[.$H$2]))" office:value-type="currency" office:currency="EUR" office:value="12143.2800535213">
            <text:p>12.143,28 €</text:p>
          </table:table-cell>
          <table:table-cell table:formula="of:=[.DC9]*EXP(LN(1+[.$F$2]-[.$H$2]^2/2))*EXP(NORMINV(RAND();0;[.$H$2]))" office:value-type="currency" office:currency="EUR" office:value="9046.44116699918">
            <text:p>9.046,44 €</text:p>
          </table:table-cell>
          <table:table-cell table:formula="of:=[.DD9]*EXP(LN(1+[.$F$2]-[.$H$2]^2/2))*EXP(NORMINV(RAND();0;[.$H$2]))" office:value-type="currency" office:currency="EUR" office:value="10850.4901760971">
            <text:p>10.850,49 €</text:p>
          </table:table-cell>
          <table:table-cell table:formula="of:=[.DE9]*EXP(LN(1+[.$F$2]-[.$H$2]^2/2))*EXP(NORMINV(RAND();0;[.$H$2]))" office:value-type="currency" office:currency="EUR" office:value="9551.25278252238">
            <text:p>9.551,25 €</text:p>
          </table:table-cell>
          <table:table-cell table:formula="of:=[.DF9]*EXP(LN(1+[.$F$2]-[.$H$2]^2/2))*EXP(NORMINV(RAND();0;[.$H$2]))" office:value-type="currency" office:currency="EUR" office:value="23648.324035273">
            <text:p>23.648,32 €</text:p>
          </table:table-cell>
          <table:table-cell table:formula="of:=[.DG9]*EXP(LN(1+[.$F$2]-[.$H$2]^2/2))*EXP(NORMINV(RAND();0;[.$H$2]))" office:value-type="currency" office:currency="EUR" office:value="4385.16176304068">
            <text:p>4.385,16 €</text:p>
          </table:table-cell>
          <table:table-cell table:formula="of:=[.DH9]*EXP(LN(1+[.$F$2]-[.$H$2]^2/2))*EXP(NORMINV(RAND();0;[.$H$2]))" office:value-type="currency" office:currency="EUR" office:value="5328.19000771932">
            <text:p>5.328,19 €</text:p>
          </table:table-cell>
          <table:table-cell table:formula="of:=[.DI9]*EXP(LN(1+[.$F$2]-[.$H$2]^2/2))*EXP(NORMINV(RAND();0;[.$H$2]))" office:value-type="currency" office:currency="EUR" office:value="30841.8853121164">
            <text:p>30.841,89 €</text:p>
          </table:table-cell>
          <table:table-cell table:formula="of:=[.DJ9]*EXP(LN(1+[.$F$2]-[.$H$2]^2/2))*EXP(NORMINV(RAND();0;[.$H$2]))" office:value-type="currency" office:currency="EUR" office:value="18093.2847324108">
            <text:p>18.093,28 €</text:p>
          </table:table-cell>
          <table:table-cell table:formula="of:=[.DK9]*EXP(LN(1+[.$F$2]-[.$H$2]^2/2))*EXP(NORMINV(RAND();0;[.$H$2]))" office:value-type="currency" office:currency="EUR" office:value="11240.2744938436">
            <text:p>11.240,27 €</text:p>
          </table:table-cell>
          <table:table-cell table:formula="of:=[.DL9]*EXP(LN(1+[.$F$2]-[.$H$2]^2/2))*EXP(NORMINV(RAND();0;[.$H$2]))" office:value-type="currency" office:currency="EUR" office:value="15951.0735556496">
            <text:p>15.951,07 €</text:p>
          </table:table-cell>
          <table:table-cell table:formula="of:=[.DM9]*EXP(LN(1+[.$F$2]-[.$H$2]^2/2))*EXP(NORMINV(RAND();0;[.$H$2]))" office:value-type="currency" office:currency="EUR" office:value="13518.3513860206">
            <text:p>13.518,35 €</text:p>
          </table:table-cell>
          <table:table-cell table:formula="of:=[.DN9]*EXP(LN(1+[.$F$2]-[.$H$2]^2/2))*EXP(NORMINV(RAND();0;[.$H$2]))" office:value-type="currency" office:currency="EUR" office:value="8501.35184762808">
            <text:p>8.501,35 €</text:p>
          </table:table-cell>
          <table:table-cell table:formula="of:=[.DO9]*EXP(LN(1+[.$F$2]-[.$H$2]^2/2))*EXP(NORMINV(RAND();0;[.$H$2]))" office:value-type="currency" office:currency="EUR" office:value="6614.47108017414">
            <text:p>6.614,47 €</text:p>
          </table:table-cell>
          <table:table-cell table:formula="of:=[.DP9]*EXP(LN(1+[.$F$2]-[.$H$2]^2/2))*EXP(NORMINV(RAND();0;[.$H$2]))" office:value-type="currency" office:currency="EUR" office:value="14859.1455055643">
            <text:p>14.859,15 €</text:p>
          </table:table-cell>
          <table:table-cell table:formula="of:=[.DQ9]*EXP(LN(1+[.$F$2]-[.$H$2]^2/2))*EXP(NORMINV(RAND();0;[.$H$2]))" office:value-type="currency" office:currency="EUR" office:value="29027.5837459651">
            <text:p>29.027,58 €</text:p>
          </table:table-cell>
          <table:table-cell table:formula="of:=[.DR9]*EXP(LN(1+[.$F$2]-[.$H$2]^2/2))*EXP(NORMINV(RAND();0;[.$H$2]))" office:value-type="currency" office:currency="EUR" office:value="11511.0109738318">
            <text:p>11.511,01 €</text:p>
          </table:table-cell>
          <table:table-cell table:formula="of:=[.DS9]*EXP(LN(1+[.$F$2]-[.$H$2]^2/2))*EXP(NORMINV(RAND();0;[.$H$2]))" office:value-type="currency" office:currency="EUR" office:value="18112.053040062">
            <text:p>18.112,05 €</text:p>
          </table:table-cell>
          <table:table-cell table:formula="of:=[.DT9]*EXP(LN(1+[.$F$2]-[.$H$2]^2/2))*EXP(NORMINV(RAND();0;[.$H$2]))" office:value-type="currency" office:currency="EUR" office:value="26522.3795281232">
            <text:p>26.522,38 €</text:p>
          </table:table-cell>
          <table:table-cell table:formula="of:=[.DU9]*EXP(LN(1+[.$F$2]-[.$H$2]^2/2))*EXP(NORMINV(RAND();0;[.$H$2]))" office:value-type="currency" office:currency="EUR" office:value="9916.39949460715">
            <text:p>9.916,40 €</text:p>
          </table:table-cell>
          <table:table-cell table:formula="of:=[.DV9]*EXP(LN(1+[.$F$2]-[.$H$2]^2/2))*EXP(NORMINV(RAND();0;[.$H$2]))" office:value-type="currency" office:currency="EUR" office:value="12057.5223876352">
            <text:p>12.057,52 €</text:p>
          </table:table-cell>
          <table:table-cell table:formula="of:=[.DW9]*EXP(LN(1+[.$F$2]-[.$H$2]^2/2))*EXP(NORMINV(RAND();0;[.$H$2]))" office:value-type="currency" office:currency="EUR" office:value="19614.7662868178">
            <text:p>19.614,77 €</text:p>
          </table:table-cell>
          <table:table-cell table:formula="of:=[.DX9]*EXP(LN(1+[.$F$2]-[.$H$2]^2/2))*EXP(NORMINV(RAND();0;[.$H$2]))" office:value-type="currency" office:currency="EUR" office:value="22310.584402173">
            <text:p>22.310,58 €</text:p>
          </table:table-cell>
          <table:table-cell table:formula="of:=[.DY9]*EXP(LN(1+[.$F$2]-[.$H$2]^2/2))*EXP(NORMINV(RAND();0;[.$H$2]))" office:value-type="currency" office:currency="EUR" office:value="5898.65769712688">
            <text:p>5.898,66 €</text:p>
          </table:table-cell>
          <table:table-cell table:formula="of:=[.DZ9]*EXP(LN(1+[.$F$2]-[.$H$2]^2/2))*EXP(NORMINV(RAND();0;[.$H$2]))" office:value-type="currency" office:currency="EUR" office:value="9245.84399138602">
            <text:p>9.245,84 €</text:p>
          </table:table-cell>
          <table:table-cell table:formula="of:=[.EA9]*EXP(LN(1+[.$F$2]-[.$H$2]^2/2))*EXP(NORMINV(RAND();0;[.$H$2]))" office:value-type="currency" office:currency="EUR" office:value="15077.495120242">
            <text:p>15.077,50 €</text:p>
          </table:table-cell>
          <table:table-cell table:formula="of:=[.EB9]*EXP(LN(1+[.$F$2]-[.$H$2]^2/2))*EXP(NORMINV(RAND();0;[.$H$2]))" office:value-type="currency" office:currency="EUR" office:value="15497.0280157236">
            <text:p>15.497,03 €</text:p>
          </table:table-cell>
          <table:table-cell table:formula="of:=[.EC9]*EXP(LN(1+[.$F$2]-[.$H$2]^2/2))*EXP(NORMINV(RAND();0;[.$H$2]))" office:value-type="currency" office:currency="EUR" office:value="25564.0297510351">
            <text:p>25.564,03 €</text:p>
          </table:table-cell>
          <table:table-cell table:formula="of:=[.ED9]*EXP(LN(1+[.$F$2]-[.$H$2]^2/2))*EXP(NORMINV(RAND();0;[.$H$2]))" office:value-type="currency" office:currency="EUR" office:value="15319.789109701">
            <text:p>15.319,79 €</text:p>
          </table:table-cell>
          <table:table-cell table:formula="of:=[.EE9]*EXP(LN(1+[.$F$2]-[.$H$2]^2/2))*EXP(NORMINV(RAND();0;[.$H$2]))" office:value-type="currency" office:currency="EUR" office:value="9203.52179379119">
            <text:p>9.203,52 €</text:p>
          </table:table-cell>
          <table:table-cell table:formula="of:=[.EF9]*EXP(LN(1+[.$F$2]-[.$H$2]^2/2))*EXP(NORMINV(RAND();0;[.$H$2]))" office:value-type="currency" office:currency="EUR" office:value="5451.42134272585">
            <text:p>5.451,42 €</text:p>
          </table:table-cell>
          <table:table-cell table:formula="of:=[.EG9]*EXP(LN(1+[.$F$2]-[.$H$2]^2/2))*EXP(NORMINV(RAND();0;[.$H$2]))" office:value-type="currency" office:currency="EUR" office:value="22695.580441643">
            <text:p>22.695,58 €</text:p>
          </table:table-cell>
          <table:table-cell table:formula="of:=[.EH9]*EXP(LN(1+[.$F$2]-[.$H$2]^2/2))*EXP(NORMINV(RAND();0;[.$H$2]))" office:value-type="currency" office:currency="EUR" office:value="9700.27626240817">
            <text:p>9.700,28 €</text:p>
          </table:table-cell>
          <table:table-cell table:formula="of:=[.EI9]*EXP(LN(1+[.$F$2]-[.$H$2]^2/2))*EXP(NORMINV(RAND();0;[.$H$2]))" office:value-type="currency" office:currency="EUR" office:value="19739.7039518641">
            <text:p>19.739,70 €</text:p>
          </table:table-cell>
          <table:table-cell table:formula="of:=[.EJ9]*EXP(LN(1+[.$F$2]-[.$H$2]^2/2))*EXP(NORMINV(RAND();0;[.$H$2]))" office:value-type="currency" office:currency="EUR" office:value="11625.1865271352">
            <text:p>11.625,19 €</text:p>
          </table:table-cell>
          <table:table-cell table:formula="of:=[.EK9]*EXP(LN(1+[.$F$2]-[.$H$2]^2/2))*EXP(NORMINV(RAND();0;[.$H$2]))" office:value-type="currency" office:currency="EUR" office:value="9970.09874403122">
            <text:p>9.970,10 €</text:p>
          </table:table-cell>
          <table:table-cell table:formula="of:=[.EL9]*EXP(LN(1+[.$F$2]-[.$H$2]^2/2))*EXP(NORMINV(RAND();0;[.$H$2]))" office:value-type="currency" office:currency="EUR" office:value="8380.64212651918">
            <text:p>8.380,64 €</text:p>
          </table:table-cell>
          <table:table-cell table:formula="of:=[.EM9]*EXP(LN(1+[.$F$2]-[.$H$2]^2/2))*EXP(NORMINV(RAND();0;[.$H$2]))" office:value-type="currency" office:currency="EUR" office:value="37281.2617775747">
            <text:p>37.281,26 €</text:p>
          </table:table-cell>
          <table:table-cell table:formula="of:=[.EN9]*EXP(LN(1+[.$F$2]-[.$H$2]^2/2))*EXP(NORMINV(RAND();0;[.$H$2]))" office:value-type="currency" office:currency="EUR" office:value="10746.3219919896">
            <text:p>10.746,32 €</text:p>
          </table:table-cell>
          <table:table-cell table:formula="of:=[.EO9]*EXP(LN(1+[.$F$2]-[.$H$2]^2/2))*EXP(NORMINV(RAND();0;[.$H$2]))" office:value-type="currency" office:currency="EUR" office:value="5025.395103337">
            <text:p>5.025,40 €</text:p>
          </table:table-cell>
          <table:table-cell table:formula="of:=[.EP9]*EXP(LN(1+[.$F$2]-[.$H$2]^2/2))*EXP(NORMINV(RAND();0;[.$H$2]))" office:value-type="currency" office:currency="EUR" office:value="16873.4301672641">
            <text:p>16.873,43 €</text:p>
          </table:table-cell>
          <table:table-cell table:formula="of:=[.EQ9]*EXP(LN(1+[.$F$2]-[.$H$2]^2/2))*EXP(NORMINV(RAND();0;[.$H$2]))" office:value-type="currency" office:currency="EUR" office:value="4025.35014291902">
            <text:p>4.025,35 €</text:p>
          </table:table-cell>
          <table:table-cell table:formula="of:=[.ER9]*EXP(LN(1+[.$F$2]-[.$H$2]^2/2))*EXP(NORMINV(RAND();0;[.$H$2]))" office:value-type="currency" office:currency="EUR" office:value="29933.8641914502">
            <text:p>29.933,86 €</text:p>
          </table:table-cell>
          <table:table-cell table:formula="of:=[.ES9]*EXP(LN(1+[.$F$2]-[.$H$2]^2/2))*EXP(NORMINV(RAND();0;[.$H$2]))" office:value-type="currency" office:currency="EUR" office:value="11056.1807239039">
            <text:p>11.056,18 €</text:p>
          </table:table-cell>
          <table:table-cell table:formula="of:=[.ET9]*EXP(LN(1+[.$F$2]-[.$H$2]^2/2))*EXP(NORMINV(RAND();0;[.$H$2]))" office:value-type="currency" office:currency="EUR" office:value="10296.5666660582">
            <text:p>10.296,57 €</text:p>
          </table:table-cell>
          <table:table-cell table:formula="of:=[.EU9]*EXP(LN(1+[.$F$2]-[.$H$2]^2/2))*EXP(NORMINV(RAND();0;[.$H$2]))" office:value-type="currency" office:currency="EUR" office:value="7246.86161972644">
            <text:p>7.246,86 €</text:p>
          </table:table-cell>
          <table:table-cell table:formula="of:=[.EV9]*EXP(LN(1+[.$F$2]-[.$H$2]^2/2))*EXP(NORMINV(RAND();0;[.$H$2]))" office:value-type="currency" office:currency="EUR" office:value="14586.3977833269">
            <text:p>14.586,40 €</text:p>
          </table:table-cell>
          <table:table-cell table:formula="of:=[.EW9]*EXP(LN(1+[.$F$2]-[.$H$2]^2/2))*EXP(NORMINV(RAND();0;[.$H$2]))" office:value-type="currency" office:currency="EUR" office:value="14291.8108673564">
            <text:p>14.291,81 €</text:p>
          </table:table-cell>
          <table:table-cell table:formula="of:=[.EX9]*EXP(LN(1+[.$F$2]-[.$H$2]^2/2))*EXP(NORMINV(RAND();0;[.$H$2]))" office:value-type="currency" office:currency="EUR" office:value="11525.0363682887">
            <text:p>11.525,04 €</text:p>
          </table:table-cell>
          <table:table-cell table:formula="of:=[.EY9]*EXP(LN(1+[.$F$2]-[.$H$2]^2/2))*EXP(NORMINV(RAND();0;[.$H$2]))" office:value-type="currency" office:currency="EUR" office:value="23835.5024659033">
            <text:p>23.835,50 €</text:p>
          </table:table-cell>
          <table:table-cell table:formula="of:=[.EZ9]*EXP(LN(1+[.$F$2]-[.$H$2]^2/2))*EXP(NORMINV(RAND();0;[.$H$2]))" office:value-type="currency" office:currency="EUR" office:value="16416.9780274092">
            <text:p>16.416,98 €</text:p>
          </table:table-cell>
          <table:table-cell table:formula="of:=[.FA9]*EXP(LN(1+[.$F$2]-[.$H$2]^2/2))*EXP(NORMINV(RAND();0;[.$H$2]))" office:value-type="currency" office:currency="EUR" office:value="10683.1789454079">
            <text:p>10.683,18 €</text:p>
          </table:table-cell>
          <table:table-cell table:formula="of:=[.FB9]*EXP(LN(1+[.$F$2]-[.$H$2]^2/2))*EXP(NORMINV(RAND();0;[.$H$2]))" office:value-type="currency" office:currency="EUR" office:value="16259.5120259633">
            <text:p>16.259,51 €</text:p>
          </table:table-cell>
          <table:table-cell table:formula="of:=[.FC9]*EXP(LN(1+[.$F$2]-[.$H$2]^2/2))*EXP(NORMINV(RAND();0;[.$H$2]))" office:value-type="currency" office:currency="EUR" office:value="16955.4071118425">
            <text:p>16.955,41 €</text:p>
          </table:table-cell>
          <table:table-cell table:formula="of:=[.FD9]*EXP(LN(1+[.$F$2]-[.$H$2]^2/2))*EXP(NORMINV(RAND();0;[.$H$2]))" office:value-type="currency" office:currency="EUR" office:value="10237.6866867297">
            <text:p>10.237,69 €</text:p>
          </table:table-cell>
          <table:table-cell table:formula="of:=[.FE9]*EXP(LN(1+[.$F$2]-[.$H$2]^2/2))*EXP(NORMINV(RAND();0;[.$H$2]))" office:value-type="currency" office:currency="EUR" office:value="16376.0930927858">
            <text:p>16.376,09 €</text:p>
          </table:table-cell>
          <table:table-cell table:formula="of:=[.FF9]*EXP(LN(1+[.$F$2]-[.$H$2]^2/2))*EXP(NORMINV(RAND();0;[.$H$2]))" office:value-type="currency" office:currency="EUR" office:value="18870.3119621641">
            <text:p>18.870,31 €</text:p>
          </table:table-cell>
          <table:table-cell table:formula="of:=[.FG9]*EXP(LN(1+[.$F$2]-[.$H$2]^2/2))*EXP(NORMINV(RAND();0;[.$H$2]))" office:value-type="currency" office:currency="EUR" office:value="13595.5370334316">
            <text:p>13.595,54 €</text:p>
          </table:table-cell>
          <table:table-cell table:formula="of:=[.FH9]*EXP(LN(1+[.$F$2]-[.$H$2]^2/2))*EXP(NORMINV(RAND();0;[.$H$2]))" office:value-type="currency" office:currency="EUR" office:value="10687.0780111813">
            <text:p>10.687,08 €</text:p>
          </table:table-cell>
          <table:table-cell table:formula="of:=[.FI9]*EXP(LN(1+[.$F$2]-[.$H$2]^2/2))*EXP(NORMINV(RAND();0;[.$H$2]))" office:value-type="currency" office:currency="EUR" office:value="6369.26879464556">
            <text:p>6.369,27 €</text:p>
          </table:table-cell>
          <table:table-cell table:formula="of:=[.FJ9]*EXP(LN(1+[.$F$2]-[.$H$2]^2/2))*EXP(NORMINV(RAND();0;[.$H$2]))" office:value-type="currency" office:currency="EUR" office:value="18644.2311854565">
            <text:p>18.644,23 €</text:p>
          </table:table-cell>
          <table:table-cell table:formula="of:=[.FK9]*EXP(LN(1+[.$F$2]-[.$H$2]^2/2))*EXP(NORMINV(RAND();0;[.$H$2]))" office:value-type="currency" office:currency="EUR" office:value="15851.458584326">
            <text:p>15.851,46 €</text:p>
          </table:table-cell>
          <table:table-cell table:formula="of:=[.FL9]*EXP(LN(1+[.$F$2]-[.$H$2]^2/2))*EXP(NORMINV(RAND();0;[.$H$2]))" office:value-type="currency" office:currency="EUR" office:value="13053.3180516153">
            <text:p>13.053,32 €</text:p>
          </table:table-cell>
          <table:table-cell table:formula="of:=[.FM9]*EXP(LN(1+[.$F$2]-[.$H$2]^2/2))*EXP(NORMINV(RAND();0;[.$H$2]))" office:value-type="currency" office:currency="EUR" office:value="12453.8507692836">
            <text:p>12.453,85 €</text:p>
          </table:table-cell>
          <table:table-cell table:formula="of:=[.FN9]*EXP(LN(1+[.$F$2]-[.$H$2]^2/2))*EXP(NORMINV(RAND();0;[.$H$2]))" office:value-type="currency" office:currency="EUR" office:value="10344.4838836717">
            <text:p>10.344,48 €</text:p>
          </table:table-cell>
          <table:table-cell table:formula="of:=[.FO9]*EXP(LN(1+[.$F$2]-[.$H$2]^2/2))*EXP(NORMINV(RAND();0;[.$H$2]))" office:value-type="currency" office:currency="EUR" office:value="4654.15918054141">
            <text:p>4.654,16 €</text:p>
          </table:table-cell>
          <table:table-cell table:formula="of:=[.FP9]*EXP(LN(1+[.$F$2]-[.$H$2]^2/2))*EXP(NORMINV(RAND();0;[.$H$2]))" office:value-type="currency" office:currency="EUR" office:value="9319.77274593249">
            <text:p>9.319,77 €</text:p>
          </table:table-cell>
          <table:table-cell table:formula="of:=[.FQ9]*EXP(LN(1+[.$F$2]-[.$H$2]^2/2))*EXP(NORMINV(RAND();0;[.$H$2]))" office:value-type="currency" office:currency="EUR" office:value="17975.0240708249">
            <text:p>17.975,02 €</text:p>
          </table:table-cell>
          <table:table-cell table:formula="of:=[.FR9]*EXP(LN(1+[.$F$2]-[.$H$2]^2/2))*EXP(NORMINV(RAND();0;[.$H$2]))" office:value-type="currency" office:currency="EUR" office:value="10036.2732305178">
            <text:p>10.036,27 €</text:p>
          </table:table-cell>
          <table:table-cell table:formula="of:=[.FS9]*EXP(LN(1+[.$F$2]-[.$H$2]^2/2))*EXP(NORMINV(RAND();0;[.$H$2]))" office:value-type="currency" office:currency="EUR" office:value="4984.4461289404">
            <text:p>4.984,45 €</text:p>
          </table:table-cell>
          <table:table-cell table:formula="of:=[.FT9]*EXP(LN(1+[.$F$2]-[.$H$2]^2/2))*EXP(NORMINV(RAND();0;[.$H$2]))" office:value-type="currency" office:currency="EUR" office:value="8368.40901240635">
            <text:p>8.368,41 €</text:p>
          </table:table-cell>
          <table:table-cell table:formula="of:=[.FU9]*EXP(LN(1+[.$F$2]-[.$H$2]^2/2))*EXP(NORMINV(RAND();0;[.$H$2]))" office:value-type="currency" office:currency="EUR" office:value="9530.81747156022">
            <text:p>9.530,82 €</text:p>
          </table:table-cell>
          <table:table-cell table:formula="of:=[.FV9]*EXP(LN(1+[.$F$2]-[.$H$2]^2/2))*EXP(NORMINV(RAND();0;[.$H$2]))" office:value-type="currency" office:currency="EUR" office:value="25763.6885800673">
            <text:p>25.763,69 €</text:p>
          </table:table-cell>
          <table:table-cell table:formula="of:=[.FW9]*EXP(LN(1+[.$F$2]-[.$H$2]^2/2))*EXP(NORMINV(RAND();0;[.$H$2]))" office:value-type="currency" office:currency="EUR" office:value="15598.6852855472">
            <text:p>15.598,69 €</text:p>
          </table:table-cell>
          <table:table-cell table:formula="of:=[.FX9]*EXP(LN(1+[.$F$2]-[.$H$2]^2/2))*EXP(NORMINV(RAND();0;[.$H$2]))" office:value-type="currency" office:currency="EUR" office:value="17339.5000325257">
            <text:p>17.339,50 €</text:p>
          </table:table-cell>
          <table:table-cell table:formula="of:=[.FY9]*EXP(LN(1+[.$F$2]-[.$H$2]^2/2))*EXP(NORMINV(RAND();0;[.$H$2]))" office:value-type="currency" office:currency="EUR" office:value="12494.663962046">
            <text:p>12.494,66 €</text:p>
          </table:table-cell>
          <table:table-cell table:formula="of:=[.FZ9]*EXP(LN(1+[.$F$2]-[.$H$2]^2/2))*EXP(NORMINV(RAND();0;[.$H$2]))" office:value-type="currency" office:currency="EUR" office:value="5815.24245589416">
            <text:p>5.815,24 €</text:p>
          </table:table-cell>
          <table:table-cell table:formula="of:=[.GA9]*EXP(LN(1+[.$F$2]-[.$H$2]^2/2))*EXP(NORMINV(RAND();0;[.$H$2]))" office:value-type="currency" office:currency="EUR" office:value="18154.4299029563">
            <text:p>18.154,43 €</text:p>
          </table:table-cell>
          <table:table-cell table:formula="of:=[.GB9]*EXP(LN(1+[.$F$2]-[.$H$2]^2/2))*EXP(NORMINV(RAND();0;[.$H$2]))" office:value-type="currency" office:currency="EUR" office:value="14972.2683025052">
            <text:p>14.972,27 €</text:p>
          </table:table-cell>
          <table:table-cell table:formula="of:=[.GC9]*EXP(LN(1+[.$F$2]-[.$H$2]^2/2))*EXP(NORMINV(RAND();0;[.$H$2]))" office:value-type="currency" office:currency="EUR" office:value="50386.4910113271">
            <text:p>50.386,49 €</text:p>
          </table:table-cell>
          <table:table-cell table:formula="of:=[.GD9]*EXP(LN(1+[.$F$2]-[.$H$2]^2/2))*EXP(NORMINV(RAND();0;[.$H$2]))" office:value-type="currency" office:currency="EUR" office:value="15641.9256488553">
            <text:p>15.641,93 €</text:p>
          </table:table-cell>
          <table:table-cell table:formula="of:=[.GE9]*EXP(LN(1+[.$F$2]-[.$H$2]^2/2))*EXP(NORMINV(RAND();0;[.$H$2]))" office:value-type="currency" office:currency="EUR" office:value="5524.90845568326">
            <text:p>5.524,91 €</text:p>
          </table:table-cell>
          <table:table-cell table:formula="of:=[.GF9]*EXP(LN(1+[.$F$2]-[.$H$2]^2/2))*EXP(NORMINV(RAND();0;[.$H$2]))" office:value-type="currency" office:currency="EUR" office:value="21206.0790123137">
            <text:p>21.206,08 €</text:p>
          </table:table-cell>
          <table:table-cell table:formula="of:=[.GG9]*EXP(LN(1+[.$F$2]-[.$H$2]^2/2))*EXP(NORMINV(RAND();0;[.$H$2]))" office:value-type="currency" office:currency="EUR" office:value="12711.1969530108">
            <text:p>12.711,20 €</text:p>
          </table:table-cell>
          <table:table-cell table:formula="of:=[.GH9]*EXP(LN(1+[.$F$2]-[.$H$2]^2/2))*EXP(NORMINV(RAND();0;[.$H$2]))" office:value-type="currency" office:currency="EUR" office:value="15830.4712571809">
            <text:p>15.830,47 €</text:p>
          </table:table-cell>
          <table:table-cell table:formula="of:=[.GI9]*EXP(LN(1+[.$F$2]-[.$H$2]^2/2))*EXP(NORMINV(RAND();0;[.$H$2]))" office:value-type="currency" office:currency="EUR" office:value="27085.2784694233">
            <text:p>27.085,28 €</text:p>
          </table:table-cell>
          <table:table-cell table:formula="of:=[.GJ9]*EXP(LN(1+[.$F$2]-[.$H$2]^2/2))*EXP(NORMINV(RAND();0;[.$H$2]))" office:value-type="currency" office:currency="EUR" office:value="15487.1357492102">
            <text:p>15.487,14 €</text:p>
          </table:table-cell>
          <table:table-cell table:formula="of:=[.GK9]*EXP(LN(1+[.$F$2]-[.$H$2]^2/2))*EXP(NORMINV(RAND();0;[.$H$2]))" office:value-type="currency" office:currency="EUR" office:value="26547.1243044573">
            <text:p>26.547,12 €</text:p>
          </table:table-cell>
          <table:table-cell table:formula="of:=[.GL9]*EXP(LN(1+[.$F$2]-[.$H$2]^2/2))*EXP(NORMINV(RAND();0;[.$H$2]))" office:value-type="currency" office:currency="EUR" office:value="9086.12574136282">
            <text:p>9.086,13 €</text:p>
          </table:table-cell>
          <table:table-cell table:formula="of:=[.GM9]*EXP(LN(1+[.$F$2]-[.$H$2]^2/2))*EXP(NORMINV(RAND();0;[.$H$2]))" office:value-type="currency" office:currency="EUR" office:value="13621.6665753158">
            <text:p>13.621,67 €</text:p>
          </table:table-cell>
          <table:table-cell table:formula="of:=[.GN9]*EXP(LN(1+[.$F$2]-[.$H$2]^2/2))*EXP(NORMINV(RAND();0;[.$H$2]))" office:value-type="currency" office:currency="EUR" office:value="4438.65332099067">
            <text:p>4.438,65 €</text:p>
          </table:table-cell>
          <table:table-cell table:formula="of:=[.GO9]*EXP(LN(1+[.$F$2]-[.$H$2]^2/2))*EXP(NORMINV(RAND();0;[.$H$2]))" office:value-type="currency" office:currency="EUR" office:value="21334.7781146408">
            <text:p>21.334,78 €</text:p>
          </table:table-cell>
          <table:table-cell table:formula="of:=[.GP9]*EXP(LN(1+[.$F$2]-[.$H$2]^2/2))*EXP(NORMINV(RAND();0;[.$H$2]))" office:value-type="currency" office:currency="EUR" office:value="42283.4667889461">
            <text:p>42.283,47 €</text:p>
          </table:table-cell>
          <table:table-cell table:formula="of:=[.GQ9]*EXP(LN(1+[.$F$2]-[.$H$2]^2/2))*EXP(NORMINV(RAND();0;[.$H$2]))" office:value-type="currency" office:currency="EUR" office:value="14059.9272284937">
            <text:p>14.059,93 €</text:p>
          </table:table-cell>
          <table:table-cell table:formula="of:=[.GR9]*EXP(LN(1+[.$F$2]-[.$H$2]^2/2))*EXP(NORMINV(RAND();0;[.$H$2]))" office:value-type="currency" office:currency="EUR" office:value="8747.61246477177">
            <text:p>8.747,61 €</text:p>
          </table:table-cell>
          <table:table-cell table:formula="of:=[.GS9]*EXP(LN(1+[.$F$2]-[.$H$2]^2/2))*EXP(NORMINV(RAND();0;[.$H$2]))" office:value-type="currency" office:currency="EUR" office:value="10858.3138323962">
            <text:p>10.858,31 €</text:p>
          </table:table-cell>
          <table:table-cell table:formula="of:=[.GT9]*EXP(LN(1+[.$F$2]-[.$H$2]^2/2))*EXP(NORMINV(RAND();0;[.$H$2]))" office:value-type="currency" office:currency="EUR" office:value="9224.72562396723">
            <text:p>9.224,73 €</text:p>
          </table:table-cell>
          <table:table-cell table:formula="of:=[.GU9]*EXP(LN(1+[.$F$2]-[.$H$2]^2/2))*EXP(NORMINV(RAND();0;[.$H$2]))" office:value-type="currency" office:currency="EUR" office:value="17047.763872225">
            <text:p>17.047,76 €</text:p>
          </table:table-cell>
          <table:table-cell table:formula="of:=[.GV9]*EXP(LN(1+[.$F$2]-[.$H$2]^2/2))*EXP(NORMINV(RAND();0;[.$H$2]))" office:value-type="currency" office:currency="EUR" office:value="18021.8157279343">
            <text:p>18.021,82 €</text:p>
          </table:table-cell>
          <table:table-cell table:formula="of:=[.GW9]*EXP(LN(1+[.$F$2]-[.$H$2]^2/2))*EXP(NORMINV(RAND();0;[.$H$2]))" office:value-type="currency" office:currency="EUR" office:value="15133.5792837713">
            <text:p>15.133,58 €</text:p>
          </table:table-cell>
          <table:table-cell table:formula="of:=[.GX9]*EXP(LN(1+[.$F$2]-[.$H$2]^2/2))*EXP(NORMINV(RAND();0;[.$H$2]))" office:value-type="currency" office:currency="EUR" office:value="14440.2352884395">
            <text:p>14.440,24 €</text:p>
          </table:table-cell>
          <table:table-cell table:formula="of:=[.GY9]*EXP(LN(1+[.$F$2]-[.$H$2]^2/2))*EXP(NORMINV(RAND();0;[.$H$2]))" office:value-type="currency" office:currency="EUR" office:value="5140.55878735758">
            <text:p>5.140,56 €</text:p>
          </table:table-cell>
          <table:table-cell table:formula="of:=[.GZ9]*EXP(LN(1+[.$F$2]-[.$H$2]^2/2))*EXP(NORMINV(RAND();0;[.$H$2]))" office:value-type="currency" office:currency="EUR" office:value="4110.40394293496">
            <text:p>4.110,40 €</text:p>
          </table:table-cell>
          <table:table-cell table:formula="of:=[.HA9]*EXP(LN(1+[.$F$2]-[.$H$2]^2/2))*EXP(NORMINV(RAND();0;[.$H$2]))" office:value-type="currency" office:currency="EUR" office:value="27265.3186798361">
            <text:p>27.265,32 €</text:p>
          </table:table-cell>
          <table:table-cell table:formula="of:=[.HB9]*EXP(LN(1+[.$F$2]-[.$H$2]^2/2))*EXP(NORMINV(RAND();0;[.$H$2]))" office:value-type="currency" office:currency="EUR" office:value="17942.2518779174">
            <text:p>17.942,25 €</text:p>
          </table:table-cell>
          <table:table-cell table:formula="of:=[.HC9]*EXP(LN(1+[.$F$2]-[.$H$2]^2/2))*EXP(NORMINV(RAND();0;[.$H$2]))" office:value-type="currency" office:currency="EUR" office:value="9560.47516783628">
            <text:p>9.560,48 €</text:p>
          </table:table-cell>
          <table:table-cell table:formula="of:=[.HD9]*EXP(LN(1+[.$F$2]-[.$H$2]^2/2))*EXP(NORMINV(RAND();0;[.$H$2]))" office:value-type="currency" office:currency="EUR" office:value="20517.4390640108">
            <text:p>20.517,44 €</text:p>
          </table:table-cell>
          <table:table-cell table:formula="of:=[.HE9]*EXP(LN(1+[.$F$2]-[.$H$2]^2/2))*EXP(NORMINV(RAND();0;[.$H$2]))" office:value-type="currency" office:currency="EUR" office:value="7351.56675763829">
            <text:p>7.351,57 €</text:p>
          </table:table-cell>
          <table:table-cell table:formula="of:=[.HF9]*EXP(LN(1+[.$F$2]-[.$H$2]^2/2))*EXP(NORMINV(RAND();0;[.$H$2]))" office:value-type="currency" office:currency="EUR" office:value="6117.86505580233">
            <text:p>6.117,87 €</text:p>
          </table:table-cell>
          <table:table-cell table:formula="of:=[.HG9]*EXP(LN(1+[.$F$2]-[.$H$2]^2/2))*EXP(NORMINV(RAND();0;[.$H$2]))" office:value-type="currency" office:currency="EUR" office:value="15025.4788974577">
            <text:p>15.025,48 €</text:p>
          </table:table-cell>
          <table:table-cell table:formula="of:=[.HH9]*EXP(LN(1+[.$F$2]-[.$H$2]^2/2))*EXP(NORMINV(RAND();0;[.$H$2]))" office:value-type="currency" office:currency="EUR" office:value="21196.7160729113">
            <text:p>21.196,72 €</text:p>
          </table:table-cell>
          <table:table-cell table:formula="of:=[.HI9]*EXP(LN(1+[.$F$2]-[.$H$2]^2/2))*EXP(NORMINV(RAND();0;[.$H$2]))" office:value-type="currency" office:currency="EUR" office:value="10954.3436605084">
            <text:p>10.954,34 €</text:p>
          </table:table-cell>
          <table:table-cell table:formula="of:=[.HJ9]*EXP(LN(1+[.$F$2]-[.$H$2]^2/2))*EXP(NORMINV(RAND();0;[.$H$2]))" office:value-type="currency" office:currency="EUR" office:value="27267.0577788318">
            <text:p>27.267,06 €</text:p>
          </table:table-cell>
          <table:table-cell table:formula="of:=[.HK9]*EXP(LN(1+[.$F$2]-[.$H$2]^2/2))*EXP(NORMINV(RAND();0;[.$H$2]))" office:value-type="currency" office:currency="EUR" office:value="8190.74461253293">
            <text:p>8.190,74 €</text:p>
          </table:table-cell>
          <table:table-cell table:formula="of:=[.HL9]*EXP(LN(1+[.$F$2]-[.$H$2]^2/2))*EXP(NORMINV(RAND();0;[.$H$2]))" office:value-type="currency" office:currency="EUR" office:value="13249.5144381256">
            <text:p>13.249,51 €</text:p>
          </table:table-cell>
          <table:table-cell table:formula="of:=[.HM9]*EXP(LN(1+[.$F$2]-[.$H$2]^2/2))*EXP(NORMINV(RAND();0;[.$H$2]))" office:value-type="currency" office:currency="EUR" office:value="9876.77635454973">
            <text:p>9.876,78 €</text:p>
          </table:table-cell>
          <table:table-cell table:formula="of:=[.HN9]*EXP(LN(1+[.$F$2]-[.$H$2]^2/2))*EXP(NORMINV(RAND();0;[.$H$2]))" office:value-type="currency" office:currency="EUR" office:value="12304.4471552894">
            <text:p>12.304,45 €</text:p>
          </table:table-cell>
          <table:table-cell table:formula="of:=[.HO9]*EXP(LN(1+[.$F$2]-[.$H$2]^2/2))*EXP(NORMINV(RAND();0;[.$H$2]))" office:value-type="currency" office:currency="EUR" office:value="12892.340447126">
            <text:p>12.892,34 €</text:p>
          </table:table-cell>
          <table:table-cell table:formula="of:=[.HP9]*EXP(LN(1+[.$F$2]-[.$H$2]^2/2))*EXP(NORMINV(RAND();0;[.$H$2]))" office:value-type="currency" office:currency="EUR" office:value="23902.4709780119">
            <text:p>23.902,47 €</text:p>
          </table:table-cell>
          <table:table-cell table:formula="of:=[.HQ9]*EXP(LN(1+[.$F$2]-[.$H$2]^2/2))*EXP(NORMINV(RAND();0;[.$H$2]))" office:value-type="currency" office:currency="EUR" office:value="8407.20849390104">
            <text:p>8.407,21 €</text:p>
          </table:table-cell>
          <table:table-cell table:formula="of:=[.HR9]*EXP(LN(1+[.$F$2]-[.$H$2]^2/2))*EXP(NORMINV(RAND();0;[.$H$2]))" office:value-type="currency" office:currency="EUR" office:value="5679.9040722956">
            <text:p>5.679,90 €</text:p>
          </table:table-cell>
          <table:table-cell table:formula="of:=[.HS9]*EXP(LN(1+[.$F$2]-[.$H$2]^2/2))*EXP(NORMINV(RAND();0;[.$H$2]))" office:value-type="currency" office:currency="EUR" office:value="11270.3946277681">
            <text:p>11.270,39 €</text:p>
          </table:table-cell>
          <table:table-cell table:formula="of:=[.HT9]*EXP(LN(1+[.$F$2]-[.$H$2]^2/2))*EXP(NORMINV(RAND();0;[.$H$2]))" office:value-type="currency" office:currency="EUR" office:value="19567.742555105">
            <text:p>19.567,74 €</text:p>
          </table:table-cell>
          <table:table-cell table:formula="of:=[.HU9]*EXP(LN(1+[.$F$2]-[.$H$2]^2/2))*EXP(NORMINV(RAND();0;[.$H$2]))" office:value-type="currency" office:currency="EUR" office:value="13668.4565236773">
            <text:p>13.668,46 €</text:p>
          </table:table-cell>
          <table:table-cell table:formula="of:=[.HV9]*EXP(LN(1+[.$F$2]-[.$H$2]^2/2))*EXP(NORMINV(RAND();0;[.$H$2]))" office:value-type="currency" office:currency="EUR" office:value="8211.93715137502">
            <text:p>8.211,94 €</text:p>
          </table:table-cell>
          <table:table-cell table:formula="of:=[.HW9]*EXP(LN(1+[.$F$2]-[.$H$2]^2/2))*EXP(NORMINV(RAND();0;[.$H$2]))" office:value-type="currency" office:currency="EUR" office:value="8166.37323790839">
            <text:p>8.166,37 €</text:p>
          </table:table-cell>
          <table:table-cell table:formula="of:=[.HX9]*EXP(LN(1+[.$F$2]-[.$H$2]^2/2))*EXP(NORMINV(RAND();0;[.$H$2]))" office:value-type="currency" office:currency="EUR" office:value="12627.6336026699">
            <text:p>12.627,63 €</text:p>
          </table:table-cell>
          <table:table-cell table:formula="of:=[.HY9]*EXP(LN(1+[.$F$2]-[.$H$2]^2/2))*EXP(NORMINV(RAND();0;[.$H$2]))" office:value-type="currency" office:currency="EUR" office:value="9891.95674720313">
            <text:p>9.891,96 €</text:p>
          </table:table-cell>
          <table:table-cell table:formula="of:=[.HZ9]*EXP(LN(1+[.$F$2]-[.$H$2]^2/2))*EXP(NORMINV(RAND();0;[.$H$2]))" office:value-type="currency" office:currency="EUR" office:value="13080.6302122983">
            <text:p>13.080,63 €</text:p>
          </table:table-cell>
          <table:table-cell table:formula="of:=[.IA9]*EXP(LN(1+[.$F$2]-[.$H$2]^2/2))*EXP(NORMINV(RAND();0;[.$H$2]))" office:value-type="currency" office:currency="EUR" office:value="12962.4650652747">
            <text:p>12.962,47 €</text:p>
          </table:table-cell>
          <table:table-cell table:formula="of:=[.IB9]*EXP(LN(1+[.$F$2]-[.$H$2]^2/2))*EXP(NORMINV(RAND();0;[.$H$2]))" office:value-type="currency" office:currency="EUR" office:value="55058.2450082505">
            <text:p>55.058,25 €</text:p>
          </table:table-cell>
          <table:table-cell table:formula="of:=[.IC9]*EXP(LN(1+[.$F$2]-[.$H$2]^2/2))*EXP(NORMINV(RAND();0;[.$H$2]))" office:value-type="currency" office:currency="EUR" office:value="7336.30349207867">
            <text:p>7.336,30 €</text:p>
          </table:table-cell>
          <table:table-cell table:formula="of:=[.ID9]*EXP(LN(1+[.$F$2]-[.$H$2]^2/2))*EXP(NORMINV(RAND();0;[.$H$2]))" office:value-type="currency" office:currency="EUR" office:value="5226.6188631278">
            <text:p>5.226,62 €</text:p>
          </table:table-cell>
          <table:table-cell table:formula="of:=[.IE9]*EXP(LN(1+[.$F$2]-[.$H$2]^2/2))*EXP(NORMINV(RAND();0;[.$H$2]))" office:value-type="currency" office:currency="EUR" office:value="15722.3939796378">
            <text:p>15.722,39 €</text:p>
          </table:table-cell>
          <table:table-cell table:formula="of:=[.IF9]*EXP(LN(1+[.$F$2]-[.$H$2]^2/2))*EXP(NORMINV(RAND();0;[.$H$2]))" office:value-type="currency" office:currency="EUR" office:value="10485.5104477071">
            <text:p>10.485,51 €</text:p>
          </table:table-cell>
          <table:table-cell table:formula="of:=[.IG9]*EXP(LN(1+[.$F$2]-[.$H$2]^2/2))*EXP(NORMINV(RAND();0;[.$H$2]))" office:value-type="currency" office:currency="EUR" office:value="12093.3357661358">
            <text:p>12.093,34 €</text:p>
          </table:table-cell>
          <table:table-cell table:formula="of:=[.IH9]*EXP(LN(1+[.$F$2]-[.$H$2]^2/2))*EXP(NORMINV(RAND();0;[.$H$2]))" office:value-type="currency" office:currency="EUR" office:value="12308.0213748592">
            <text:p>12.308,02 €</text:p>
          </table:table-cell>
          <table:table-cell table:formula="of:=[.II9]*EXP(LN(1+[.$F$2]-[.$H$2]^2/2))*EXP(NORMINV(RAND();0;[.$H$2]))" office:value-type="currency" office:currency="EUR" office:value="8732.72115283785">
            <text:p>8.732,72 €</text:p>
          </table:table-cell>
          <table:table-cell table:formula="of:=[.IJ9]*EXP(LN(1+[.$F$2]-[.$H$2]^2/2))*EXP(NORMINV(RAND();0;[.$H$2]))" office:value-type="currency" office:currency="EUR" office:value="19480.0304882047">
            <text:p>19.480,03 €</text:p>
          </table:table-cell>
          <table:table-cell table:formula="of:=[.IK9]*EXP(LN(1+[.$F$2]-[.$H$2]^2/2))*EXP(NORMINV(RAND();0;[.$H$2]))" office:value-type="currency" office:currency="EUR" office:value="11238.22133861">
            <text:p>11.238,22 €</text:p>
          </table:table-cell>
          <table:table-cell table:formula="of:=[.IL9]*EXP(LN(1+[.$F$2]-[.$H$2]^2/2))*EXP(NORMINV(RAND();0;[.$H$2]))" office:value-type="currency" office:currency="EUR" office:value="16113.9015851422">
            <text:p>16.113,90 €</text:p>
          </table:table-cell>
          <table:table-cell table:formula="of:=[.IM9]*EXP(LN(1+[.$F$2]-[.$H$2]^2/2))*EXP(NORMINV(RAND();0;[.$H$2]))" office:value-type="currency" office:currency="EUR" office:value="8632.66936465731">
            <text:p>8.632,67 €</text:p>
          </table:table-cell>
          <table:table-cell table:formula="of:=[.IN9]*EXP(LN(1+[.$F$2]-[.$H$2]^2/2))*EXP(NORMINV(RAND();0;[.$H$2]))" office:value-type="currency" office:currency="EUR" office:value="15569.3250077356">
            <text:p>15.569,33 €</text:p>
          </table:table-cell>
          <table:table-cell table:formula="of:=[.IO9]*EXP(LN(1+[.$F$2]-[.$H$2]^2/2))*EXP(NORMINV(RAND();0;[.$H$2]))" office:value-type="currency" office:currency="EUR" office:value="51448.632096577">
            <text:p>51.448,63 €</text:p>
          </table:table-cell>
          <table:table-cell table:formula="of:=[.IP9]*EXP(LN(1+[.$F$2]-[.$H$2]^2/2))*EXP(NORMINV(RAND();0;[.$H$2]))" office:value-type="currency" office:currency="EUR" office:value="11076.7773732033">
            <text:p>11.076,78 €</text:p>
          </table:table-cell>
          <table:table-cell table:formula="of:=[.IQ9]*EXP(LN(1+[.$F$2]-[.$H$2]^2/2))*EXP(NORMINV(RAND();0;[.$H$2]))" office:value-type="currency" office:currency="EUR" office:value="15965.9437362226">
            <text:p>15.965,94 €</text:p>
          </table:table-cell>
          <table:table-cell table:formula="of:=[.IR9]*EXP(LN(1+[.$F$2]-[.$H$2]^2/2))*EXP(NORMINV(RAND();0;[.$H$2]))" office:value-type="currency" office:currency="EUR" office:value="7613.17083169855">
            <text:p>7.613,17 €</text:p>
          </table:table-cell>
          <table:table-cell table:formula="of:=[.IS9]*EXP(LN(1+[.$F$2]-[.$H$2]^2/2))*EXP(NORMINV(RAND();0;[.$H$2]))" office:value-type="currency" office:currency="EUR" office:value="8705.53269832779">
            <text:p>8.705,53 €</text:p>
          </table:table-cell>
          <table:table-cell table:formula="of:=[.IT9]*EXP(LN(1+[.$F$2]-[.$H$2]^2/2))*EXP(NORMINV(RAND();0;[.$H$2]))" office:value-type="currency" office:currency="EUR" office:value="50720.2732919795">
            <text:p>50.720,27 €</text:p>
          </table:table-cell>
          <table:table-cell table:formula="of:=[.IU9]*EXP(LN(1+[.$F$2]-[.$H$2]^2/2))*EXP(NORMINV(RAND();0;[.$H$2]))" office:value-type="currency" office:currency="EUR" office:value="5744.79869881386">
            <text:p>5.744,80 €</text:p>
          </table:table-cell>
          <table:table-cell table:formula="of:=[.IV9]*EXP(LN(1+[.$F$2]-[.$H$2]^2/2))*EXP(NORMINV(RAND();0;[.$H$2]))" office:value-type="currency" office:currency="EUR" office:value="17471.2188009665">
            <text:p>17.471,22 €</text:p>
          </table:table-cell>
          <table:table-cell table:formula="of:=[.IW9]*EXP(LN(1+[.$F$2]-[.$H$2]^2/2))*EXP(NORMINV(RAND();0;[.$H$2]))" office:value-type="currency" office:currency="EUR" office:value="5533.23897656493">
            <text:p>5.533,24 €</text:p>
          </table:table-cell>
          <table:table-cell table:formula="of:=[.IX9]*EXP(LN(1+[.$F$2]-[.$H$2]^2/2))*EXP(NORMINV(RAND();0;[.$H$2]))" office:value-type="currency" office:currency="EUR" office:value="6945.01842237766">
            <text:p>6.945,02 €</text:p>
          </table:table-cell>
          <table:table-cell table:formula="of:=[.IY9]*EXP(LN(1+[.$F$2]-[.$H$2]^2/2))*EXP(NORMINV(RAND();0;[.$H$2]))" office:value-type="currency" office:currency="EUR" office:value="7872.93131430862">
            <text:p>7.872,93 €</text:p>
          </table:table-cell>
          <table:table-cell table:formula="of:=[.IZ9]*EXP(LN(1+[.$F$2]-[.$H$2]^2/2))*EXP(NORMINV(RAND();0;[.$H$2]))" office:value-type="currency" office:currency="EUR" office:value="7910.35192665683">
            <text:p>7.910,35 €</text:p>
          </table:table-cell>
          <table:table-cell table:formula="of:=[.JA9]*EXP(LN(1+[.$F$2]-[.$H$2]^2/2))*EXP(NORMINV(RAND();0;[.$H$2]))" office:value-type="currency" office:currency="EUR" office:value="22589.9174533424">
            <text:p>22.589,92 €</text:p>
          </table:table-cell>
          <table:table-cell table:formula="of:=[.JB9]*EXP(LN(1+[.$F$2]-[.$H$2]^2/2))*EXP(NORMINV(RAND();0;[.$H$2]))" office:value-type="currency" office:currency="EUR" office:value="33025.5083408727">
            <text:p>33.025,51 €</text:p>
          </table:table-cell>
          <table:table-cell table:formula="of:=[.JC9]*EXP(LN(1+[.$F$2]-[.$H$2]^2/2))*EXP(NORMINV(RAND();0;[.$H$2]))" office:value-type="currency" office:currency="EUR" office:value="8238.22624657302">
            <text:p>8.238,23 €</text:p>
          </table:table-cell>
          <table:table-cell table:formula="of:=[.JD9]*EXP(LN(1+[.$F$2]-[.$H$2]^2/2))*EXP(NORMINV(RAND();0;[.$H$2]))" office:value-type="currency" office:currency="EUR" office:value="19580.9562038242">
            <text:p>19.580,96 €</text:p>
          </table:table-cell>
          <table:table-cell table:formula="of:=[.JE9]*EXP(LN(1+[.$F$2]-[.$H$2]^2/2))*EXP(NORMINV(RAND();0;[.$H$2]))" office:value-type="currency" office:currency="EUR" office:value="36976.3952706574">
            <text:p>36.976,40 €</text:p>
          </table:table-cell>
          <table:table-cell table:formula="of:=[.JF9]*EXP(LN(1+[.$F$2]-[.$H$2]^2/2))*EXP(NORMINV(RAND();0;[.$H$2]))" office:value-type="currency" office:currency="EUR" office:value="19223.5845402722">
            <text:p>19.223,58 €</text:p>
          </table:table-cell>
          <table:table-cell table:formula="of:=[.JG9]*EXP(LN(1+[.$F$2]-[.$H$2]^2/2))*EXP(NORMINV(RAND();0;[.$H$2]))" office:value-type="currency" office:currency="EUR" office:value="15285.1626265335">
            <text:p>15.285,16 €</text:p>
          </table:table-cell>
          <table:table-cell table:formula="of:=[.JH9]*EXP(LN(1+[.$F$2]-[.$H$2]^2/2))*EXP(NORMINV(RAND();0;[.$H$2]))" office:value-type="currency" office:currency="EUR" office:value="7935.69847429952">
            <text:p>7.935,70 €</text:p>
          </table:table-cell>
          <table:table-cell table:formula="of:=[.JI9]*EXP(LN(1+[.$F$2]-[.$H$2]^2/2))*EXP(NORMINV(RAND();0;[.$H$2]))" office:value-type="currency" office:currency="EUR" office:value="14474.5002616515">
            <text:p>14.474,50 €</text:p>
          </table:table-cell>
          <table:table-cell table:formula="of:=[.JJ9]*EXP(LN(1+[.$F$2]-[.$H$2]^2/2))*EXP(NORMINV(RAND();0;[.$H$2]))" office:value-type="currency" office:currency="EUR" office:value="11809.4991851645">
            <text:p>11.809,50 €</text:p>
          </table:table-cell>
          <table:table-cell table:formula="of:=[.JK9]*EXP(LN(1+[.$F$2]-[.$H$2]^2/2))*EXP(NORMINV(RAND();0;[.$H$2]))" office:value-type="currency" office:currency="EUR" office:value="15920.3418545436">
            <text:p>15.920,34 €</text:p>
          </table:table-cell>
          <table:table-cell table:formula="of:=[.JL9]*EXP(LN(1+[.$F$2]-[.$H$2]^2/2))*EXP(NORMINV(RAND();0;[.$H$2]))" office:value-type="currency" office:currency="EUR" office:value="18799.630235096">
            <text:p>18.799,63 €</text:p>
          </table:table-cell>
          <table:table-cell table:formula="of:=[.JM9]*EXP(LN(1+[.$F$2]-[.$H$2]^2/2))*EXP(NORMINV(RAND();0;[.$H$2]))" office:value-type="currency" office:currency="EUR" office:value="20069.582635343">
            <text:p>20.069,58 €</text:p>
          </table:table-cell>
          <table:table-cell table:formula="of:=[.JN9]*EXP(LN(1+[.$F$2]-[.$H$2]^2/2))*EXP(NORMINV(RAND();0;[.$H$2]))" office:value-type="currency" office:currency="EUR" office:value="21898.2762159679">
            <text:p>21.898,28 €</text:p>
          </table:table-cell>
          <table:table-cell table:formula="of:=[.JO9]*EXP(LN(1+[.$F$2]-[.$H$2]^2/2))*EXP(NORMINV(RAND();0;[.$H$2]))" office:value-type="currency" office:currency="EUR" office:value="7673.32479679983">
            <text:p>7.673,32 €</text:p>
          </table:table-cell>
          <table:table-cell table:formula="of:=[.JP9]*EXP(LN(1+[.$F$2]-[.$H$2]^2/2))*EXP(NORMINV(RAND();0;[.$H$2]))" office:value-type="currency" office:currency="EUR" office:value="13383.0187614684">
            <text:p>13.383,02 €</text:p>
          </table:table-cell>
          <table:table-cell table:formula="of:=[.JQ9]*EXP(LN(1+[.$F$2]-[.$H$2]^2/2))*EXP(NORMINV(RAND();0;[.$H$2]))" office:value-type="currency" office:currency="EUR" office:value="8102.42198168988">
            <text:p>8.102,42 €</text:p>
          </table:table-cell>
          <table:table-cell table:formula="of:=[.JR9]*EXP(LN(1+[.$F$2]-[.$H$2]^2/2))*EXP(NORMINV(RAND();0;[.$H$2]))" office:value-type="currency" office:currency="EUR" office:value="14113.8086069232">
            <text:p>14.113,81 €</text:p>
          </table:table-cell>
          <table:table-cell table:formula="of:=[.JS9]*EXP(LN(1+[.$F$2]-[.$H$2]^2/2))*EXP(NORMINV(RAND();0;[.$H$2]))" office:value-type="currency" office:currency="EUR" office:value="21658.8856096498">
            <text:p>21.658,89 €</text:p>
          </table:table-cell>
          <table:table-cell table:formula="of:=[.JT9]*EXP(LN(1+[.$F$2]-[.$H$2]^2/2))*EXP(NORMINV(RAND();0;[.$H$2]))" office:value-type="currency" office:currency="EUR" office:value="5186.73055760123">
            <text:p>5.186,73 €</text:p>
          </table:table-cell>
          <table:table-cell table:formula="of:=[.JU9]*EXP(LN(1+[.$F$2]-[.$H$2]^2/2))*EXP(NORMINV(RAND();0;[.$H$2]))" office:value-type="currency" office:currency="EUR" office:value="16452.2223014366">
            <text:p>16.452,22 €</text:p>
          </table:table-cell>
          <table:table-cell table:formula="of:=[.JV9]*EXP(LN(1+[.$F$2]-[.$H$2]^2/2))*EXP(NORMINV(RAND();0;[.$H$2]))" office:value-type="currency" office:currency="EUR" office:value="4622.08165881503">
            <text:p>4.622,08 €</text:p>
          </table:table-cell>
          <table:table-cell table:formula="of:=[.JW9]*EXP(LN(1+[.$F$2]-[.$H$2]^2/2))*EXP(NORMINV(RAND();0;[.$H$2]))" office:value-type="currency" office:currency="EUR" office:value="6693.05989023941">
            <text:p>6.693,06 €</text:p>
          </table:table-cell>
          <table:table-cell table:formula="of:=[.JX9]*EXP(LN(1+[.$F$2]-[.$H$2]^2/2))*EXP(NORMINV(RAND();0;[.$H$2]))" office:value-type="currency" office:currency="EUR" office:value="13674.0131887316">
            <text:p>13.674,01 €</text:p>
          </table:table-cell>
          <table:table-cell table:formula="of:=[.JY9]*EXP(LN(1+[.$F$2]-[.$H$2]^2/2))*EXP(NORMINV(RAND();0;[.$H$2]))" office:value-type="currency" office:currency="EUR" office:value="19555.8866072874">
            <text:p>19.555,89 €</text:p>
          </table:table-cell>
          <table:table-cell table:formula="of:=[.JZ9]*EXP(LN(1+[.$F$2]-[.$H$2]^2/2))*EXP(NORMINV(RAND();0;[.$H$2]))" office:value-type="currency" office:currency="EUR" office:value="14870.3641052136">
            <text:p>14.870,36 €</text:p>
          </table:table-cell>
          <table:table-cell table:formula="of:=[.KA9]*EXP(LN(1+[.$F$2]-[.$H$2]^2/2))*EXP(NORMINV(RAND();0;[.$H$2]))" office:value-type="currency" office:currency="EUR" office:value="4244.1172303036">
            <text:p>4.244,12 €</text:p>
          </table:table-cell>
          <table:table-cell table:formula="of:=[.KB9]*EXP(LN(1+[.$F$2]-[.$H$2]^2/2))*EXP(NORMINV(RAND();0;[.$H$2]))" office:value-type="currency" office:currency="EUR" office:value="20794.937634701">
            <text:p>20.794,94 €</text:p>
          </table:table-cell>
          <table:table-cell table:formula="of:=[.KC9]*EXP(LN(1+[.$F$2]-[.$H$2]^2/2))*EXP(NORMINV(RAND();0;[.$H$2]))" office:value-type="currency" office:currency="EUR" office:value="5739.71498575494">
            <text:p>5.739,71 €</text:p>
          </table:table-cell>
          <table:table-cell table:formula="of:=[.KD9]*EXP(LN(1+[.$F$2]-[.$H$2]^2/2))*EXP(NORMINV(RAND();0;[.$H$2]))" office:value-type="currency" office:currency="EUR" office:value="15634.4958811653">
            <text:p>15.634,50 €</text:p>
          </table:table-cell>
          <table:table-cell table:formula="of:=[.KE9]*EXP(LN(1+[.$F$2]-[.$H$2]^2/2))*EXP(NORMINV(RAND();0;[.$H$2]))" office:value-type="currency" office:currency="EUR" office:value="20934.8045735684">
            <text:p>20.934,80 €</text:p>
          </table:table-cell>
          <table:table-cell table:formula="of:=[.KF9]*EXP(LN(1+[.$F$2]-[.$H$2]^2/2))*EXP(NORMINV(RAND();0;[.$H$2]))" office:value-type="currency" office:currency="EUR" office:value="11581.3967274424">
            <text:p>11.581,40 €</text:p>
          </table:table-cell>
          <table:table-cell table:formula="of:=[.KG9]*EXP(LN(1+[.$F$2]-[.$H$2]^2/2))*EXP(NORMINV(RAND();0;[.$H$2]))" office:value-type="currency" office:currency="EUR" office:value="15874.2002384985">
            <text:p>15.874,20 €</text:p>
          </table:table-cell>
          <table:table-cell table:formula="of:=[.KH9]*EXP(LN(1+[.$F$2]-[.$H$2]^2/2))*EXP(NORMINV(RAND();0;[.$H$2]))" office:value-type="currency" office:currency="EUR" office:value="8530.91623450946">
            <text:p>8.530,92 €</text:p>
          </table:table-cell>
          <table:table-cell table:formula="of:=[.KI9]*EXP(LN(1+[.$F$2]-[.$H$2]^2/2))*EXP(NORMINV(RAND();0;[.$H$2]))" office:value-type="currency" office:currency="EUR" office:value="21608.4157705554">
            <text:p>21.608,42 €</text:p>
          </table:table-cell>
          <table:table-cell table:formula="of:=[.KJ9]*EXP(LN(1+[.$F$2]-[.$H$2]^2/2))*EXP(NORMINV(RAND();0;[.$H$2]))" office:value-type="currency" office:currency="EUR" office:value="61699.5818227993">
            <text:p>61.699,58 €</text:p>
          </table:table-cell>
          <table:table-cell table:formula="of:=[.KK9]*EXP(LN(1+[.$F$2]-[.$H$2]^2/2))*EXP(NORMINV(RAND();0;[.$H$2]))" office:value-type="currency" office:currency="EUR" office:value="35232.4468659946">
            <text:p>35.232,45 €</text:p>
          </table:table-cell>
          <table:table-cell table:formula="of:=[.KL9]*EXP(LN(1+[.$F$2]-[.$H$2]^2/2))*EXP(NORMINV(RAND();0;[.$H$2]))" office:value-type="currency" office:currency="EUR" office:value="12518.8505048303">
            <text:p>12.518,85 €</text:p>
          </table:table-cell>
          <table:table-cell table:formula="of:=[.KM9]*EXP(LN(1+[.$F$2]-[.$H$2]^2/2))*EXP(NORMINV(RAND();0;[.$H$2]))" office:value-type="currency" office:currency="EUR" office:value="7244.08077041921">
            <text:p>7.244,08 €</text:p>
          </table:table-cell>
          <table:table-cell table:formula="of:=[.KN9]*EXP(LN(1+[.$F$2]-[.$H$2]^2/2))*EXP(NORMINV(RAND();0;[.$H$2]))" office:value-type="currency" office:currency="EUR" office:value="10679.3905722152">
            <text:p>10.679,39 €</text:p>
          </table:table-cell>
          <table:table-cell table:formula="of:=[.KO9]*EXP(LN(1+[.$F$2]-[.$H$2]^2/2))*EXP(NORMINV(RAND();0;[.$H$2]))" office:value-type="currency" office:currency="EUR" office:value="11796.6944516424">
            <text:p>11.796,69 €</text:p>
          </table:table-cell>
          <table:table-cell table:formula="of:=[.KP9]*EXP(LN(1+[.$F$2]-[.$H$2]^2/2))*EXP(NORMINV(RAND();0;[.$H$2]))" office:value-type="currency" office:currency="EUR" office:value="18318.0320669232">
            <text:p>18.318,03 €</text:p>
          </table:table-cell>
          <table:table-cell table:formula="of:=[.KQ9]*EXP(LN(1+[.$F$2]-[.$H$2]^2/2))*EXP(NORMINV(RAND();0;[.$H$2]))" office:value-type="currency" office:currency="EUR" office:value="11666.4720833122">
            <text:p>11.666,47 €</text:p>
          </table:table-cell>
          <table:table-cell table:formula="of:=[.KR9]*EXP(LN(1+[.$F$2]-[.$H$2]^2/2))*EXP(NORMINV(RAND();0;[.$H$2]))" office:value-type="currency" office:currency="EUR" office:value="12854.2598150021">
            <text:p>12.854,26 €</text:p>
          </table:table-cell>
          <table:table-cell table:formula="of:=[.KS9]*EXP(LN(1+[.$F$2]-[.$H$2]^2/2))*EXP(NORMINV(RAND();0;[.$H$2]))" office:value-type="currency" office:currency="EUR" office:value="6274.54754076208">
            <text:p>6.274,55 €</text:p>
          </table:table-cell>
          <table:table-cell table:formula="of:=[.KT9]*EXP(LN(1+[.$F$2]-[.$H$2]^2/2))*EXP(NORMINV(RAND();0;[.$H$2]))" office:value-type="currency" office:currency="EUR" office:value="12664.9325413453">
            <text:p>12.664,93 €</text:p>
          </table:table-cell>
          <table:table-cell table:formula="of:=[.KU9]*EXP(LN(1+[.$F$2]-[.$H$2]^2/2))*EXP(NORMINV(RAND();0;[.$H$2]))" office:value-type="currency" office:currency="EUR" office:value="16030.3398513899">
            <text:p>16.030,34 €</text:p>
          </table:table-cell>
          <table:table-cell table:formula="of:=[.KV9]*EXP(LN(1+[.$F$2]-[.$H$2]^2/2))*EXP(NORMINV(RAND();0;[.$H$2]))" office:value-type="currency" office:currency="EUR" office:value="6710.66468744228">
            <text:p>6.710,66 €</text:p>
          </table:table-cell>
          <table:table-cell table:formula="of:=[.KW9]*EXP(LN(1+[.$F$2]-[.$H$2]^2/2))*EXP(NORMINV(RAND();0;[.$H$2]))" office:value-type="currency" office:currency="EUR" office:value="20797.328194369">
            <text:p>20.797,33 €</text:p>
          </table:table-cell>
          <table:table-cell table:formula="of:=[.KX9]*EXP(LN(1+[.$F$2]-[.$H$2]^2/2))*EXP(NORMINV(RAND();0;[.$H$2]))" office:value-type="currency" office:currency="EUR" office:value="10426.2165468317">
            <text:p>10.426,22 €</text:p>
          </table:table-cell>
          <table:table-cell table:formula="of:=[.KY9]*EXP(LN(1+[.$F$2]-[.$H$2]^2/2))*EXP(NORMINV(RAND();0;[.$H$2]))" office:value-type="currency" office:currency="EUR" office:value="27790.9275182375">
            <text:p>27.790,93 €</text:p>
          </table:table-cell>
          <table:table-cell table:formula="of:=[.KZ9]*EXP(LN(1+[.$F$2]-[.$H$2]^2/2))*EXP(NORMINV(RAND();0;[.$H$2]))" office:value-type="currency" office:currency="EUR" office:value="16046.7385938694">
            <text:p>16.046,74 €</text:p>
          </table:table-cell>
          <table:table-cell table:formula="of:=[.LA9]*EXP(LN(1+[.$F$2]-[.$H$2]^2/2))*EXP(NORMINV(RAND();0;[.$H$2]))" office:value-type="currency" office:currency="EUR" office:value="7420.13568292608">
            <text:p>7.420,14 €</text:p>
          </table:table-cell>
          <table:table-cell table:formula="of:=[.LB9]*EXP(LN(1+[.$F$2]-[.$H$2]^2/2))*EXP(NORMINV(RAND();0;[.$H$2]))" office:value-type="currency" office:currency="EUR" office:value="25120.7510615006">
            <text:p>25.120,75 €</text:p>
          </table:table-cell>
          <table:table-cell table:formula="of:=[.LC9]*EXP(LN(1+[.$F$2]-[.$H$2]^2/2))*EXP(NORMINV(RAND();0;[.$H$2]))" office:value-type="currency" office:currency="EUR" office:value="6942.93578902324">
            <text:p>6.942,94 €</text:p>
          </table:table-cell>
          <table:table-cell table:formula="of:=[.LD9]*EXP(LN(1+[.$F$2]-[.$H$2]^2/2))*EXP(NORMINV(RAND();0;[.$H$2]))" office:value-type="currency" office:currency="EUR" office:value="23938.1026892484">
            <text:p>23.938,10 €</text:p>
          </table:table-cell>
          <table:table-cell table:formula="of:=[.LE9]*EXP(LN(1+[.$F$2]-[.$H$2]^2/2))*EXP(NORMINV(RAND();0;[.$H$2]))" office:value-type="currency" office:currency="EUR" office:value="13881.1405128278">
            <text:p>13.881,14 €</text:p>
          </table:table-cell>
          <table:table-cell table:formula="of:=[.LF9]*EXP(LN(1+[.$F$2]-[.$H$2]^2/2))*EXP(NORMINV(RAND();0;[.$H$2]))" office:value-type="currency" office:currency="EUR" office:value="7682.64240051488">
            <text:p>7.682,64 €</text:p>
          </table:table-cell>
          <table:table-cell table:formula="of:=[.LG9]*EXP(LN(1+[.$F$2]-[.$H$2]^2/2))*EXP(NORMINV(RAND();0;[.$H$2]))" office:value-type="currency" office:currency="EUR" office:value="8406.62482657829">
            <text:p>8.406,62 €</text:p>
          </table:table-cell>
          <table:table-cell table:formula="of:=[.LH9]*EXP(LN(1+[.$F$2]-[.$H$2]^2/2))*EXP(NORMINV(RAND();0;[.$H$2]))" office:value-type="currency" office:currency="EUR" office:value="16085.5872928827">
            <text:p>16.085,59 €</text:p>
          </table:table-cell>
          <table:table-cell table:formula="of:=[.LI9]*EXP(LN(1+[.$F$2]-[.$H$2]^2/2))*EXP(NORMINV(RAND();0;[.$H$2]))" office:value-type="currency" office:currency="EUR" office:value="13978.5020494078">
            <text:p>13.978,50 €</text:p>
          </table:table-cell>
          <table:table-cell table:formula="of:=[.LJ9]*EXP(LN(1+[.$F$2]-[.$H$2]^2/2))*EXP(NORMINV(RAND();0;[.$H$2]))" office:value-type="currency" office:currency="EUR" office:value="13643.0980029203">
            <text:p>13.643,10 €</text:p>
          </table:table-cell>
          <table:table-cell table:formula="of:=[.LK9]*EXP(LN(1+[.$F$2]-[.$H$2]^2/2))*EXP(NORMINV(RAND();0;[.$H$2]))" office:value-type="currency" office:currency="EUR" office:value="7646.8757988796">
            <text:p>7.646,88 €</text:p>
          </table:table-cell>
          <table:table-cell table:formula="of:=[.LL9]*EXP(LN(1+[.$F$2]-[.$H$2]^2/2))*EXP(NORMINV(RAND();0;[.$H$2]))" office:value-type="currency" office:currency="EUR" office:value="12576.0990014703">
            <text:p>12.576,10 €</text:p>
          </table:table-cell>
          <table:table-cell table:formula="of:=[.LM9]*EXP(LN(1+[.$F$2]-[.$H$2]^2/2))*EXP(NORMINV(RAND();0;[.$H$2]))" office:value-type="currency" office:currency="EUR" office:value="7992.46121729535">
            <text:p>7.992,46 €</text:p>
          </table:table-cell>
          <table:table-cell table:formula="of:=[.LN9]*EXP(LN(1+[.$F$2]-[.$H$2]^2/2))*EXP(NORMINV(RAND();0;[.$H$2]))" office:value-type="currency" office:currency="EUR" office:value="9774.32291611032">
            <text:p>9.774,32 €</text:p>
          </table:table-cell>
          <table:table-cell table:formula="of:=[.LO9]*EXP(LN(1+[.$F$2]-[.$H$2]^2/2))*EXP(NORMINV(RAND();0;[.$H$2]))" office:value-type="currency" office:currency="EUR" office:value="8897.65816175786">
            <text:p>8.897,66 €</text:p>
          </table:table-cell>
          <table:table-cell table:formula="of:=[.LP9]*EXP(LN(1+[.$F$2]-[.$H$2]^2/2))*EXP(NORMINV(RAND();0;[.$H$2]))" office:value-type="currency" office:currency="EUR" office:value="19866.3658550248">
            <text:p>19.866,37 €</text:p>
          </table:table-cell>
          <table:table-cell table:formula="of:=[.LQ9]*EXP(LN(1+[.$F$2]-[.$H$2]^2/2))*EXP(NORMINV(RAND();0;[.$H$2]))" office:value-type="currency" office:currency="EUR" office:value="7733.09163927276">
            <text:p>7.733,09 €</text:p>
          </table:table-cell>
          <table:table-cell table:formula="of:=[.LR9]*EXP(LN(1+[.$F$2]-[.$H$2]^2/2))*EXP(NORMINV(RAND();0;[.$H$2]))" office:value-type="currency" office:currency="EUR" office:value="13845.2268965743">
            <text:p>13.845,23 €</text:p>
          </table:table-cell>
          <table:table-cell table:formula="of:=[.LS9]*EXP(LN(1+[.$F$2]-[.$H$2]^2/2))*EXP(NORMINV(RAND();0;[.$H$2]))" office:value-type="currency" office:currency="EUR" office:value="7433.29711767009">
            <text:p>7.433,30 €</text:p>
          </table:table-cell>
          <table:table-cell table:formula="of:=[.LT9]*EXP(LN(1+[.$F$2]-[.$H$2]^2/2))*EXP(NORMINV(RAND();0;[.$H$2]))" office:value-type="currency" office:currency="EUR" office:value="35741.0475588315">
            <text:p>35.741,05 €</text:p>
          </table:table-cell>
          <table:table-cell table:formula="of:=[.LU9]*EXP(LN(1+[.$F$2]-[.$H$2]^2/2))*EXP(NORMINV(RAND();0;[.$H$2]))" office:value-type="currency" office:currency="EUR" office:value="10266.3206185352">
            <text:p>10.266,32 €</text:p>
          </table:table-cell>
          <table:table-cell table:formula="of:=[.LV9]*EXP(LN(1+[.$F$2]-[.$H$2]^2/2))*EXP(NORMINV(RAND();0;[.$H$2]))" office:value-type="currency" office:currency="EUR" office:value="10470.1401962171">
            <text:p>10.470,14 €</text:p>
          </table:table-cell>
          <table:table-cell table:formula="of:=[.LW9]*EXP(LN(1+[.$F$2]-[.$H$2]^2/2))*EXP(NORMINV(RAND();0;[.$H$2]))" office:value-type="currency" office:currency="EUR" office:value="10844.3749125933">
            <text:p>10.844,37 €</text:p>
          </table:table-cell>
          <table:table-cell table:formula="of:=[.LX9]*EXP(LN(1+[.$F$2]-[.$H$2]^2/2))*EXP(NORMINV(RAND();0;[.$H$2]))" office:value-type="currency" office:currency="EUR" office:value="7949.66977843976">
            <text:p>7.949,67 €</text:p>
          </table:table-cell>
          <table:table-cell table:formula="of:=[.LY9]*EXP(LN(1+[.$F$2]-[.$H$2]^2/2))*EXP(NORMINV(RAND();0;[.$H$2]))" office:value-type="currency" office:currency="EUR" office:value="20411.1829847126">
            <text:p>20.411,18 €</text:p>
          </table:table-cell>
          <table:table-cell table:formula="of:=[.LZ9]*EXP(LN(1+[.$F$2]-[.$H$2]^2/2))*EXP(NORMINV(RAND();0;[.$H$2]))" office:value-type="currency" office:currency="EUR" office:value="9743.50858550352">
            <text:p>9.743,51 €</text:p>
          </table:table-cell>
          <table:table-cell table:formula="of:=[.MA9]*EXP(LN(1+[.$F$2]-[.$H$2]^2/2))*EXP(NORMINV(RAND();0;[.$H$2]))" office:value-type="currency" office:currency="EUR" office:value="22983.7390864155">
            <text:p>22.983,74 €</text:p>
          </table:table-cell>
          <table:table-cell table:formula="of:=[.MB9]*EXP(LN(1+[.$F$2]-[.$H$2]^2/2))*EXP(NORMINV(RAND();0;[.$H$2]))" office:value-type="currency" office:currency="EUR" office:value="18317.1259735182">
            <text:p>18.317,13 €</text:p>
          </table:table-cell>
          <table:table-cell table:formula="of:=[.MC9]*EXP(LN(1+[.$F$2]-[.$H$2]^2/2))*EXP(NORMINV(RAND();0;[.$H$2]))" office:value-type="currency" office:currency="EUR" office:value="14907.8768123449">
            <text:p>14.907,88 €</text:p>
          </table:table-cell>
          <table:table-cell table:formula="of:=[.MD9]*EXP(LN(1+[.$F$2]-[.$H$2]^2/2))*EXP(NORMINV(RAND();0;[.$H$2]))" office:value-type="currency" office:currency="EUR" office:value="20709.1174989597">
            <text:p>20.709,12 €</text:p>
          </table:table-cell>
          <table:table-cell table:formula="of:=[.ME9]*EXP(LN(1+[.$F$2]-[.$H$2]^2/2))*EXP(NORMINV(RAND();0;[.$H$2]))" office:value-type="currency" office:currency="EUR" office:value="14610.2211981867">
            <text:p>14.610,22 €</text:p>
          </table:table-cell>
          <table:table-cell table:formula="of:=[.MF9]*EXP(LN(1+[.$F$2]-[.$H$2]^2/2))*EXP(NORMINV(RAND();0;[.$H$2]))" office:value-type="currency" office:currency="EUR" office:value="8401.69066841769">
            <text:p>8.401,69 €</text:p>
          </table:table-cell>
          <table:table-cell table:formula="of:=[.MG9]*EXP(LN(1+[.$F$2]-[.$H$2]^2/2))*EXP(NORMINV(RAND();0;[.$H$2]))" office:value-type="currency" office:currency="EUR" office:value="10669.5016669802">
            <text:p>10.669,50 €</text:p>
          </table:table-cell>
          <table:table-cell table:formula="of:=[.MH9]*EXP(LN(1+[.$F$2]-[.$H$2]^2/2))*EXP(NORMINV(RAND();0;[.$H$2]))" office:value-type="currency" office:currency="EUR" office:value="11876.9845244531">
            <text:p>11.876,98 €</text:p>
          </table:table-cell>
          <table:table-cell table:formula="of:=[.MI9]*EXP(LN(1+[.$F$2]-[.$H$2]^2/2))*EXP(NORMINV(RAND();0;[.$H$2]))" office:value-type="currency" office:currency="EUR" office:value="11043.7936787894">
            <text:p>11.043,79 €</text:p>
          </table:table-cell>
          <table:table-cell table:formula="of:=[.MJ9]*EXP(LN(1+[.$F$2]-[.$H$2]^2/2))*EXP(NORMINV(RAND();0;[.$H$2]))" office:value-type="currency" office:currency="EUR" office:value="25378.4662244542">
            <text:p>25.378,47 €</text:p>
          </table:table-cell>
          <table:table-cell table:formula="of:=[.MK9]*EXP(LN(1+[.$F$2]-[.$H$2]^2/2))*EXP(NORMINV(RAND();0;[.$H$2]))" office:value-type="currency" office:currency="EUR" office:value="22725.6446364539">
            <text:p>22.725,64 €</text:p>
          </table:table-cell>
          <table:table-cell table:formula="of:=[.ML9]*EXP(LN(1+[.$F$2]-[.$H$2]^2/2))*EXP(NORMINV(RAND();0;[.$H$2]))" office:value-type="currency" office:currency="EUR" office:value="11155.6653263852">
            <text:p>11.155,67 €</text:p>
          </table:table-cell>
          <table:table-cell table:formula="of:=[.MM9]*EXP(LN(1+[.$F$2]-[.$H$2]^2/2))*EXP(NORMINV(RAND();0;[.$H$2]))" office:value-type="currency" office:currency="EUR" office:value="13209.1463742584">
            <text:p>13.209,15 €</text:p>
          </table:table-cell>
          <table:table-cell table:formula="of:=[.MN9]*EXP(LN(1+[.$F$2]-[.$H$2]^2/2))*EXP(NORMINV(RAND();0;[.$H$2]))" office:value-type="currency" office:currency="EUR" office:value="8140.04696718923">
            <text:p>8.140,05 €</text:p>
          </table:table-cell>
          <table:table-cell table:formula="of:=[.MO9]*EXP(LN(1+[.$F$2]-[.$H$2]^2/2))*EXP(NORMINV(RAND();0;[.$H$2]))" office:value-type="currency" office:currency="EUR" office:value="3365.62285555519">
            <text:p>3.365,62 €</text:p>
          </table:table-cell>
          <table:table-cell table:formula="of:=[.MP9]*EXP(LN(1+[.$F$2]-[.$H$2]^2/2))*EXP(NORMINV(RAND();0;[.$H$2]))" office:value-type="currency" office:currency="EUR" office:value="24192.0489180478">
            <text:p>24.192,05 €</text:p>
          </table:table-cell>
          <table:table-cell table:formula="of:=[.MQ9]*EXP(LN(1+[.$F$2]-[.$H$2]^2/2))*EXP(NORMINV(RAND();0;[.$H$2]))" office:value-type="currency" office:currency="EUR" office:value="15840.9397023108">
            <text:p>15.840,94 €</text:p>
          </table:table-cell>
          <table:table-cell table:formula="of:=[.MR9]*EXP(LN(1+[.$F$2]-[.$H$2]^2/2))*EXP(NORMINV(RAND();0;[.$H$2]))" office:value-type="currency" office:currency="EUR" office:value="10471.8858292382">
            <text:p>10.471,89 €</text:p>
          </table:table-cell>
          <table:table-cell table:formula="of:=[.MS9]*EXP(LN(1+[.$F$2]-[.$H$2]^2/2))*EXP(NORMINV(RAND();0;[.$H$2]))" office:value-type="currency" office:currency="EUR" office:value="4845.87094498993">
            <text:p>4.845,87 €</text:p>
          </table:table-cell>
          <table:table-cell table:formula="of:=[.MT9]*EXP(LN(1+[.$F$2]-[.$H$2]^2/2))*EXP(NORMINV(RAND();0;[.$H$2]))" office:value-type="currency" office:currency="EUR" office:value="20479.7859526232">
            <text:p>20.479,79 €</text:p>
          </table:table-cell>
          <table:table-cell table:formula="of:=[.MU9]*EXP(LN(1+[.$F$2]-[.$H$2]^2/2))*EXP(NORMINV(RAND();0;[.$H$2]))" office:value-type="currency" office:currency="EUR" office:value="14232.0338286107">
            <text:p>14.232,03 €</text:p>
          </table:table-cell>
          <table:table-cell table:formula="of:=[.MV9]*EXP(LN(1+[.$F$2]-[.$H$2]^2/2))*EXP(NORMINV(RAND();0;[.$H$2]))" office:value-type="currency" office:currency="EUR" office:value="9541.05684032343">
            <text:p>9.541,06 €</text:p>
          </table:table-cell>
          <table:table-cell table:formula="of:=[.MW9]*EXP(LN(1+[.$F$2]-[.$H$2]^2/2))*EXP(NORMINV(RAND();0;[.$H$2]))" office:value-type="currency" office:currency="EUR" office:value="14232.0287327356">
            <text:p>14.232,03 €</text:p>
          </table:table-cell>
          <table:table-cell table:formula="of:=[.MX9]*EXP(LN(1+[.$F$2]-[.$H$2]^2/2))*EXP(NORMINV(RAND();0;[.$H$2]))" office:value-type="currency" office:currency="EUR" office:value="16944.4371141051">
            <text:p>16.944,44 €</text:p>
          </table:table-cell>
          <table:table-cell table:formula="of:=[.MY9]*EXP(LN(1+[.$F$2]-[.$H$2]^2/2))*EXP(NORMINV(RAND();0;[.$H$2]))" office:value-type="currency" office:currency="EUR" office:value="19231.232762218">
            <text:p>19.231,23 €</text:p>
          </table:table-cell>
          <table:table-cell table:formula="of:=[.MZ9]*EXP(LN(1+[.$F$2]-[.$H$2]^2/2))*EXP(NORMINV(RAND();0;[.$H$2]))" office:value-type="currency" office:currency="EUR" office:value="15696.9148735891">
            <text:p>15.696,91 €</text:p>
          </table:table-cell>
          <table:table-cell table:formula="of:=[.NA9]*EXP(LN(1+[.$F$2]-[.$H$2]^2/2))*EXP(NORMINV(RAND();0;[.$H$2]))" office:value-type="currency" office:currency="EUR" office:value="13185.3882524912">
            <text:p>13.185,39 €</text:p>
          </table:table-cell>
          <table:table-cell table:formula="of:=[.NB9]*EXP(LN(1+[.$F$2]-[.$H$2]^2/2))*EXP(NORMINV(RAND();0;[.$H$2]))" office:value-type="currency" office:currency="EUR" office:value="11569.9173607842">
            <text:p>11.569,92 €</text:p>
          </table:table-cell>
          <table:table-cell table:formula="of:=[.NC9]*EXP(LN(1+[.$F$2]-[.$H$2]^2/2))*EXP(NORMINV(RAND();0;[.$H$2]))" office:value-type="currency" office:currency="EUR" office:value="7047.32241375326">
            <text:p>7.047,32 €</text:p>
          </table:table-cell>
          <table:table-cell table:formula="of:=[.ND9]*EXP(LN(1+[.$F$2]-[.$H$2]^2/2))*EXP(NORMINV(RAND();0;[.$H$2]))" office:value-type="currency" office:currency="EUR" office:value="10671.6453549003">
            <text:p>10.671,65 €</text:p>
          </table:table-cell>
          <table:table-cell table:formula="of:=[.NE9]*EXP(LN(1+[.$F$2]-[.$H$2]^2/2))*EXP(NORMINV(RAND();0;[.$H$2]))" office:value-type="currency" office:currency="EUR" office:value="18933.9319005449">
            <text:p>18.933,93 €</text:p>
          </table:table-cell>
          <table:table-cell table:formula="of:=[.NF9]*EXP(LN(1+[.$F$2]-[.$H$2]^2/2))*EXP(NORMINV(RAND();0;[.$H$2]))" office:value-type="currency" office:currency="EUR" office:value="14569.7417740859">
            <text:p>14.569,74 €</text:p>
          </table:table-cell>
          <table:table-cell table:formula="of:=[.NG9]*EXP(LN(1+[.$F$2]-[.$H$2]^2/2))*EXP(NORMINV(RAND();0;[.$H$2]))" office:value-type="currency" office:currency="EUR" office:value="7018.45931501426">
            <text:p>7.018,46 €</text:p>
          </table:table-cell>
          <table:table-cell table:formula="of:=[.NH9]*EXP(LN(1+[.$F$2]-[.$H$2]^2/2))*EXP(NORMINV(RAND();0;[.$H$2]))" office:value-type="currency" office:currency="EUR" office:value="29500.1579297866">
            <text:p>29.500,16 €</text:p>
          </table:table-cell>
          <table:table-cell table:formula="of:=[.NI9]*EXP(LN(1+[.$F$2]-[.$H$2]^2/2))*EXP(NORMINV(RAND();0;[.$H$2]))" office:value-type="currency" office:currency="EUR" office:value="9455.25692375732">
            <text:p>9.455,26 €</text:p>
          </table:table-cell>
          <table:table-cell table:formula="of:=[.NJ9]*EXP(LN(1+[.$F$2]-[.$H$2]^2/2))*EXP(NORMINV(RAND();0;[.$H$2]))" office:value-type="currency" office:currency="EUR" office:value="31721.7874822099">
            <text:p>31.721,79 €</text:p>
          </table:table-cell>
          <table:table-cell table:formula="of:=[.NK9]*EXP(LN(1+[.$F$2]-[.$H$2]^2/2))*EXP(NORMINV(RAND();0;[.$H$2]))" office:value-type="currency" office:currency="EUR" office:value="22537.2498951089">
            <text:p>22.537,25 €</text:p>
          </table:table-cell>
          <table:table-cell table:formula="of:=[.NL9]*EXP(LN(1+[.$F$2]-[.$H$2]^2/2))*EXP(NORMINV(RAND();0;[.$H$2]))" office:value-type="currency" office:currency="EUR" office:value="10953.9344684981">
            <text:p>10.953,93 €</text:p>
          </table:table-cell>
          <table:table-cell table:formula="of:=[.NM9]*EXP(LN(1+[.$F$2]-[.$H$2]^2/2))*EXP(NORMINV(RAND();0;[.$H$2]))" office:value-type="currency" office:currency="EUR" office:value="4620.71219877153">
            <text:p>4.620,71 €</text:p>
          </table:table-cell>
          <table:table-cell table:formula="of:=[.NN9]*EXP(LN(1+[.$F$2]-[.$H$2]^2/2))*EXP(NORMINV(RAND();0;[.$H$2]))" office:value-type="currency" office:currency="EUR" office:value="17440.8791093289">
            <text:p>17.440,88 €</text:p>
          </table:table-cell>
          <table:table-cell table:formula="of:=[.NO9]*EXP(LN(1+[.$F$2]-[.$H$2]^2/2))*EXP(NORMINV(RAND();0;[.$H$2]))" office:value-type="currency" office:currency="EUR" office:value="7262.54442763912">
            <text:p>7.262,54 €</text:p>
          </table:table-cell>
          <table:table-cell table:formula="of:=[.NP9]*EXP(LN(1+[.$F$2]-[.$H$2]^2/2))*EXP(NORMINV(RAND();0;[.$H$2]))" office:value-type="currency" office:currency="EUR" office:value="10078.4928249341">
            <text:p>10.078,49 €</text:p>
          </table:table-cell>
          <table:table-cell table:formula="of:=[.NQ9]*EXP(LN(1+[.$F$2]-[.$H$2]^2/2))*EXP(NORMINV(RAND();0;[.$H$2]))" office:value-type="currency" office:currency="EUR" office:value="22098.0282976956">
            <text:p>22.098,03 €</text:p>
          </table:table-cell>
          <table:table-cell table:formula="of:=[.NR9]*EXP(LN(1+[.$F$2]-[.$H$2]^2/2))*EXP(NORMINV(RAND();0;[.$H$2]))" office:value-type="currency" office:currency="EUR" office:value="30454.5582295614">
            <text:p>30.454,56 €</text:p>
          </table:table-cell>
          <table:table-cell table:formula="of:=[.NS9]*EXP(LN(1+[.$F$2]-[.$H$2]^2/2))*EXP(NORMINV(RAND();0;[.$H$2]))" office:value-type="currency" office:currency="EUR" office:value="38769.8555430065">
            <text:p>38.769,86 €</text:p>
          </table:table-cell>
          <table:table-cell table:formula="of:=[.NT9]*EXP(LN(1+[.$F$2]-[.$H$2]^2/2))*EXP(NORMINV(RAND();0;[.$H$2]))" office:value-type="currency" office:currency="EUR" office:value="14851.5696214625">
            <text:p>14.851,57 €</text:p>
          </table:table-cell>
          <table:table-cell table:formula="of:=[.NU9]*EXP(LN(1+[.$F$2]-[.$H$2]^2/2))*EXP(NORMINV(RAND();0;[.$H$2]))" office:value-type="currency" office:currency="EUR" office:value="10880.3494498292">
            <text:p>10.880,35 €</text:p>
          </table:table-cell>
          <table:table-cell table:formula="of:=[.NV9]*EXP(LN(1+[.$F$2]-[.$H$2]^2/2))*EXP(NORMINV(RAND();0;[.$H$2]))" office:value-type="currency" office:currency="EUR" office:value="10593.540174001">
            <text:p>10.593,54 €</text:p>
          </table:table-cell>
          <table:table-cell table:formula="of:=[.NW9]*EXP(LN(1+[.$F$2]-[.$H$2]^2/2))*EXP(NORMINV(RAND();0;[.$H$2]))" office:value-type="currency" office:currency="EUR" office:value="12797.4326660872">
            <text:p>12.797,43 €</text:p>
          </table:table-cell>
          <table:table-cell table:formula="of:=[.NX9]*EXP(LN(1+[.$F$2]-[.$H$2]^2/2))*EXP(NORMINV(RAND();0;[.$H$2]))" office:value-type="currency" office:currency="EUR" office:value="7286.6999107177">
            <text:p>7.286,70 €</text:p>
          </table:table-cell>
          <table:table-cell table:formula="of:=[.NY9]*EXP(LN(1+[.$F$2]-[.$H$2]^2/2))*EXP(NORMINV(RAND();0;[.$H$2]))" office:value-type="currency" office:currency="EUR" office:value="8382.17944141724">
            <text:p>8.382,18 €</text:p>
          </table:table-cell>
          <table:table-cell table:formula="of:=[.NZ9]*EXP(LN(1+[.$F$2]-[.$H$2]^2/2))*EXP(NORMINV(RAND();0;[.$H$2]))" office:value-type="currency" office:currency="EUR" office:value="9699.97554411779">
            <text:p>9.699,98 €</text:p>
          </table:table-cell>
          <table:table-cell table:formula="of:=[.OA9]*EXP(LN(1+[.$F$2]-[.$H$2]^2/2))*EXP(NORMINV(RAND();0;[.$H$2]))" office:value-type="currency" office:currency="EUR" office:value="10484.5073685187">
            <text:p>10.484,51 €</text:p>
          </table:table-cell>
          <table:table-cell table:formula="of:=[.OB9]*EXP(LN(1+[.$F$2]-[.$H$2]^2/2))*EXP(NORMINV(RAND();0;[.$H$2]))" office:value-type="currency" office:currency="EUR" office:value="9294.04642253158">
            <text:p>9.294,05 €</text:p>
          </table:table-cell>
          <table:table-cell table:formula="of:=[.OC9]*EXP(LN(1+[.$F$2]-[.$H$2]^2/2))*EXP(NORMINV(RAND();0;[.$H$2]))" office:value-type="currency" office:currency="EUR" office:value="30948.2230656672">
            <text:p>30.948,22 €</text:p>
          </table:table-cell>
          <table:table-cell table:formula="of:=[.OD9]*EXP(LN(1+[.$F$2]-[.$H$2]^2/2))*EXP(NORMINV(RAND();0;[.$H$2]))" office:value-type="currency" office:currency="EUR" office:value="13820.4104641712">
            <text:p>13.820,41 €</text:p>
          </table:table-cell>
          <table:table-cell table:formula="of:=[.OE9]*EXP(LN(1+[.$F$2]-[.$H$2]^2/2))*EXP(NORMINV(RAND();0;[.$H$2]))" office:value-type="currency" office:currency="EUR" office:value="18435.987387129">
            <text:p>18.435,99 €</text:p>
          </table:table-cell>
          <table:table-cell table:formula="of:=[.OF9]*EXP(LN(1+[.$F$2]-[.$H$2]^2/2))*EXP(NORMINV(RAND();0;[.$H$2]))" office:value-type="currency" office:currency="EUR" office:value="11827.3746545514">
            <text:p>11.827,37 €</text:p>
          </table:table-cell>
          <table:table-cell table:formula="of:=[.OG9]*EXP(LN(1+[.$F$2]-[.$H$2]^2/2))*EXP(NORMINV(RAND();0;[.$H$2]))" office:value-type="currency" office:currency="EUR" office:value="11513.452138012">
            <text:p>11.513,45 €</text:p>
          </table:table-cell>
          <table:table-cell table:formula="of:=[.OH9]*EXP(LN(1+[.$F$2]-[.$H$2]^2/2))*EXP(NORMINV(RAND();0;[.$H$2]))" office:value-type="currency" office:currency="EUR" office:value="7681.28260463271">
            <text:p>7.681,28 €</text:p>
          </table:table-cell>
          <table:table-cell table:formula="of:=[.OI9]*EXP(LN(1+[.$F$2]-[.$H$2]^2/2))*EXP(NORMINV(RAND();0;[.$H$2]))" office:value-type="currency" office:currency="EUR" office:value="11613.2023171735">
            <text:p>11.613,20 €</text:p>
          </table:table-cell>
          <table:table-cell table:formula="of:=[.OJ9]*EXP(LN(1+[.$F$2]-[.$H$2]^2/2))*EXP(NORMINV(RAND();0;[.$H$2]))" office:value-type="currency" office:currency="EUR" office:value="24241.3353743788">
            <text:p>24.241,34 €</text:p>
          </table:table-cell>
          <table:table-cell table:formula="of:=[.OK9]*EXP(LN(1+[.$F$2]-[.$H$2]^2/2))*EXP(NORMINV(RAND();0;[.$H$2]))" office:value-type="currency" office:currency="EUR" office:value="18094.0026725426">
            <text:p>18.094,00 €</text:p>
          </table:table-cell>
          <table:table-cell table:formula="of:=[.OL9]*EXP(LN(1+[.$F$2]-[.$H$2]^2/2))*EXP(NORMINV(RAND();0;[.$H$2]))" office:value-type="currency" office:currency="EUR" office:value="19955.5542637824">
            <text:p>19.955,55 €</text:p>
          </table:table-cell>
          <table:table-cell table:formula="of:=[.OM9]*EXP(LN(1+[.$F$2]-[.$H$2]^2/2))*EXP(NORMINV(RAND();0;[.$H$2]))" office:value-type="currency" office:currency="EUR" office:value="5870.54524886826">
            <text:p>5.870,55 €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B10]*EXP(LN(1+[.$F$2]))" office:value-type="currency" office:currency="EUR" office:value="15938.4807453084">
            <text:p>15.938,48 €</text:p>
          </table:table-cell>
          <table:table-cell table:formula="of:=[.C10]*EXP(LN(1+[.$F$2]-[.$H$2]^2/2))*EXP(NORMINV(RAND();0;[.$H$2]))" office:value-type="currency" office:currency="EUR" office:value="9985.62704258894">
            <text:p>9.985,63 €</text:p>
          </table:table-cell>
          <table:table-cell table:formula="of:=[.D10]*EXP(LN(1+[.$F$2]-[.$H$2]^2/2))*EXP(NORMINV(RAND();0;[.$H$2]))" office:value-type="currency" office:currency="EUR" office:value="35535.3160615311">
            <text:p>35.535,32 €</text:p>
          </table:table-cell>
          <table:table-cell table:formula="of:=[.E10]*EXP(LN(1+[.$F$2]-[.$H$2]^2/2))*EXP(NORMINV(RAND();0;[.$H$2]))" office:value-type="currency" office:currency="EUR" office:value="4430.01756178053">
            <text:p>4.430,02 €</text:p>
          </table:table-cell>
          <table:table-cell table:formula="of:=[.F10]*EXP(LN(1+[.$F$2]-[.$H$2]^2/2))*EXP(NORMINV(RAND();0;[.$H$2]))" office:value-type="currency" office:currency="EUR" office:value="28231.2999766468">
            <text:p>28.231,30 €</text:p>
          </table:table-cell>
          <table:table-cell table:formula="of:=[.G10]*EXP(LN(1+[.$F$2]-[.$H$2]^2/2))*EXP(NORMINV(RAND();0;[.$H$2]))" office:value-type="currency" office:currency="EUR" office:value="22637.2699447641">
            <text:p>22.637,27 €</text:p>
          </table:table-cell>
          <table:table-cell table:formula="of:=[.H10]*EXP(LN(1+[.$F$2]-[.$H$2]^2/2))*EXP(NORMINV(RAND();0;[.$H$2]))" office:value-type="currency" office:currency="EUR" office:value="31923.4006731928">
            <text:p>31.923,40 €</text:p>
          </table:table-cell>
          <table:table-cell table:formula="of:=[.I10]*EXP(LN(1+[.$F$2]-[.$H$2]^2/2))*EXP(NORMINV(RAND();0;[.$H$2]))" office:value-type="currency" office:currency="EUR" office:value="19159.6196060982">
            <text:p>19.159,62 €</text:p>
          </table:table-cell>
          <table:table-cell table:formula="of:=[.J10]*EXP(LN(1+[.$F$2]-[.$H$2]^2/2))*EXP(NORMINV(RAND();0;[.$H$2]))" office:value-type="currency" office:currency="EUR" office:value="8172.50409820295">
            <text:p>8.172,50 €</text:p>
          </table:table-cell>
          <table:table-cell table:formula="of:=[.K10]*EXP(LN(1+[.$F$2]-[.$H$2]^2/2))*EXP(NORMINV(RAND();0;[.$H$2]))" office:value-type="currency" office:currency="EUR" office:value="7824.54607669814">
            <text:p>7.824,55 €</text:p>
          </table:table-cell>
          <table:table-cell table:formula="of:=[.L10]*EXP(LN(1+[.$F$2]-[.$H$2]^2/2))*EXP(NORMINV(RAND();0;[.$H$2]))" office:value-type="currency" office:currency="EUR" office:value="29741.8856778748">
            <text:p>29.741,89 €</text:p>
          </table:table-cell>
          <table:table-cell table:formula="of:=[.M10]*EXP(LN(1+[.$F$2]-[.$H$2]^2/2))*EXP(NORMINV(RAND();0;[.$H$2]))" office:value-type="currency" office:currency="EUR" office:value="14272.2771112451">
            <text:p>14.272,28 €</text:p>
          </table:table-cell>
          <table:table-cell table:formula="of:=[.N10]*EXP(LN(1+[.$F$2]-[.$H$2]^2/2))*EXP(NORMINV(RAND();0;[.$H$2]))" office:value-type="currency" office:currency="EUR" office:value="13265.2164136739">
            <text:p>13.265,22 €</text:p>
          </table:table-cell>
          <table:table-cell table:formula="of:=[.O10]*EXP(LN(1+[.$F$2]-[.$H$2]^2/2))*EXP(NORMINV(RAND();0;[.$H$2]))" office:value-type="currency" office:currency="EUR" office:value="16108.5268068832">
            <text:p>16.108,53 €</text:p>
          </table:table-cell>
          <table:table-cell table:formula="of:=[.P10]*EXP(LN(1+[.$F$2]-[.$H$2]^2/2))*EXP(NORMINV(RAND();0;[.$H$2]))" office:value-type="currency" office:currency="EUR" office:value="26257.5139348502">
            <text:p>26.257,51 €</text:p>
          </table:table-cell>
          <table:table-cell table:formula="of:=[.Q10]*EXP(LN(1+[.$F$2]-[.$H$2]^2/2))*EXP(NORMINV(RAND();0;[.$H$2]))" office:value-type="currency" office:currency="EUR" office:value="9096.93061676447">
            <text:p>9.096,93 €</text:p>
          </table:table-cell>
          <table:table-cell table:formula="of:=[.R10]*EXP(LN(1+[.$F$2]-[.$H$2]^2/2))*EXP(NORMINV(RAND();0;[.$H$2]))" office:value-type="currency" office:currency="EUR" office:value="9085.6640469009">
            <text:p>9.085,66 €</text:p>
          </table:table-cell>
          <table:table-cell table:formula="of:=[.S10]*EXP(LN(1+[.$F$2]-[.$H$2]^2/2))*EXP(NORMINV(RAND();0;[.$H$2]))" office:value-type="currency" office:currency="EUR" office:value="11440.8128133018">
            <text:p>11.440,81 €</text:p>
          </table:table-cell>
          <table:table-cell table:formula="of:=[.T10]*EXP(LN(1+[.$F$2]-[.$H$2]^2/2))*EXP(NORMINV(RAND();0;[.$H$2]))" office:value-type="currency" office:currency="EUR" office:value="3901.9642098519">
            <text:p>3.901,96 €</text:p>
          </table:table-cell>
          <table:table-cell table:formula="of:=[.U10]*EXP(LN(1+[.$F$2]-[.$H$2]^2/2))*EXP(NORMINV(RAND();0;[.$H$2]))" office:value-type="currency" office:currency="EUR" office:value="16892.0570257749">
            <text:p>16.892,06 €</text:p>
          </table:table-cell>
          <table:table-cell table:formula="of:=[.V10]*EXP(LN(1+[.$F$2]-[.$H$2]^2/2))*EXP(NORMINV(RAND();0;[.$H$2]))" office:value-type="currency" office:currency="EUR" office:value="28529.7603187434">
            <text:p>28.529,76 €</text:p>
          </table:table-cell>
          <table:table-cell table:formula="of:=[.W10]*EXP(LN(1+[.$F$2]-[.$H$2]^2/2))*EXP(NORMINV(RAND();0;[.$H$2]))" office:value-type="currency" office:currency="EUR" office:value="25751.7422977813">
            <text:p>25.751,74 €</text:p>
          </table:table-cell>
          <table:table-cell table:formula="of:=[.X10]*EXP(LN(1+[.$F$2]-[.$H$2]^2/2))*EXP(NORMINV(RAND();0;[.$H$2]))" office:value-type="currency" office:currency="EUR" office:value="7388.06689088251">
            <text:p>7.388,07 €</text:p>
          </table:table-cell>
          <table:table-cell table:formula="of:=[.Y10]*EXP(LN(1+[.$F$2]-[.$H$2]^2/2))*EXP(NORMINV(RAND();0;[.$H$2]))" office:value-type="currency" office:currency="EUR" office:value="7873.16025617858">
            <text:p>7.873,16 €</text:p>
          </table:table-cell>
          <table:table-cell table:formula="of:=[.Z10]*EXP(LN(1+[.$F$2]-[.$H$2]^2/2))*EXP(NORMINV(RAND();0;[.$H$2]))" office:value-type="currency" office:currency="EUR" office:value="10372.3997077542">
            <text:p>10.372,40 €</text:p>
          </table:table-cell>
          <table:table-cell table:formula="of:=[.AA10]*EXP(LN(1+[.$F$2]-[.$H$2]^2/2))*EXP(NORMINV(RAND();0;[.$H$2]))" office:value-type="currency" office:currency="EUR" office:value="8490.33267433285">
            <text:p>8.490,33 €</text:p>
          </table:table-cell>
          <table:table-cell table:formula="of:=[.AB10]*EXP(LN(1+[.$F$2]-[.$H$2]^2/2))*EXP(NORMINV(RAND();0;[.$H$2]))" office:value-type="currency" office:currency="EUR" office:value="8333.523760759">
            <text:p>8.333,52 €</text:p>
          </table:table-cell>
          <table:table-cell table:formula="of:=[.AC10]*EXP(LN(1+[.$F$2]-[.$H$2]^2/2))*EXP(NORMINV(RAND();0;[.$H$2]))" office:value-type="currency" office:currency="EUR" office:value="40830.4345551768">
            <text:p>40.830,43 €</text:p>
          </table:table-cell>
          <table:table-cell table:formula="of:=[.AD10]*EXP(LN(1+[.$F$2]-[.$H$2]^2/2))*EXP(NORMINV(RAND();0;[.$H$2]))" office:value-type="currency" office:currency="EUR" office:value="11890.2405910823">
            <text:p>11.890,24 €</text:p>
          </table:table-cell>
          <table:table-cell table:formula="of:=[.AE10]*EXP(LN(1+[.$F$2]-[.$H$2]^2/2))*EXP(NORMINV(RAND();0;[.$H$2]))" office:value-type="currency" office:currency="EUR" office:value="6368.35011819395">
            <text:p>6.368,35 €</text:p>
          </table:table-cell>
          <table:table-cell table:formula="of:=[.AF10]*EXP(LN(1+[.$F$2]-[.$H$2]^2/2))*EXP(NORMINV(RAND();0;[.$H$2]))" office:value-type="currency" office:currency="EUR" office:value="10686.0845836904">
            <text:p>10.686,08 €</text:p>
          </table:table-cell>
          <table:table-cell table:formula="of:=[.AG10]*EXP(LN(1+[.$F$2]-[.$H$2]^2/2))*EXP(NORMINV(RAND();0;[.$H$2]))" office:value-type="currency" office:currency="EUR" office:value="28793.1725367605">
            <text:p>28.793,17 €</text:p>
          </table:table-cell>
          <table:table-cell table:formula="of:=[.AH10]*EXP(LN(1+[.$F$2]-[.$H$2]^2/2))*EXP(NORMINV(RAND();0;[.$H$2]))" office:value-type="currency" office:currency="EUR" office:value="2653.26384160908">
            <text:p>2.653,26 €</text:p>
          </table:table-cell>
          <table:table-cell table:formula="of:=[.AI10]*EXP(LN(1+[.$F$2]-[.$H$2]^2/2))*EXP(NORMINV(RAND();0;[.$H$2]))" office:value-type="currency" office:currency="EUR" office:value="9244.24542733476">
            <text:p>9.244,25 €</text:p>
          </table:table-cell>
          <table:table-cell table:formula="of:=[.AJ10]*EXP(LN(1+[.$F$2]-[.$H$2]^2/2))*EXP(NORMINV(RAND();0;[.$H$2]))" office:value-type="currency" office:currency="EUR" office:value="8291.34458629285">
            <text:p>8.291,34 €</text:p>
          </table:table-cell>
          <table:table-cell table:formula="of:=[.AK10]*EXP(LN(1+[.$F$2]-[.$H$2]^2/2))*EXP(NORMINV(RAND();0;[.$H$2]))" office:value-type="currency" office:currency="EUR" office:value="24027.7075237819">
            <text:p>24.027,71 €</text:p>
          </table:table-cell>
          <table:table-cell table:formula="of:=[.AL10]*EXP(LN(1+[.$F$2]-[.$H$2]^2/2))*EXP(NORMINV(RAND();0;[.$H$2]))" office:value-type="currency" office:currency="EUR" office:value="8726.11419776509">
            <text:p>8.726,11 €</text:p>
          </table:table-cell>
          <table:table-cell table:formula="of:=[.AM10]*EXP(LN(1+[.$F$2]-[.$H$2]^2/2))*EXP(NORMINV(RAND();0;[.$H$2]))" office:value-type="currency" office:currency="EUR" office:value="12833.4335983155">
            <text:p>12.833,43 €</text:p>
          </table:table-cell>
          <table:table-cell table:formula="of:=[.AN10]*EXP(LN(1+[.$F$2]-[.$H$2]^2/2))*EXP(NORMINV(RAND();0;[.$H$2]))" office:value-type="currency" office:currency="EUR" office:value="7885.81161598703">
            <text:p>7.885,81 €</text:p>
          </table:table-cell>
          <table:table-cell table:formula="of:=[.AO10]*EXP(LN(1+[.$F$2]-[.$H$2]^2/2))*EXP(NORMINV(RAND();0;[.$H$2]))" office:value-type="currency" office:currency="EUR" office:value="5040.00102844378">
            <text:p>5.040,00 €</text:p>
          </table:table-cell>
          <table:table-cell table:formula="of:=[.AP10]*EXP(LN(1+[.$F$2]-[.$H$2]^2/2))*EXP(NORMINV(RAND();0;[.$H$2]))" office:value-type="currency" office:currency="EUR" office:value="25506.6272394659">
            <text:p>25.506,63 €</text:p>
          </table:table-cell>
          <table:table-cell table:formula="of:=[.AQ10]*EXP(LN(1+[.$F$2]-[.$H$2]^2/2))*EXP(NORMINV(RAND();0;[.$H$2]))" office:value-type="currency" office:currency="EUR" office:value="13074.5699352849">
            <text:p>13.074,57 €</text:p>
          </table:table-cell>
          <table:table-cell table:formula="of:=[.AR10]*EXP(LN(1+[.$F$2]-[.$H$2]^2/2))*EXP(NORMINV(RAND();0;[.$H$2]))" office:value-type="currency" office:currency="EUR" office:value="24205.2393410862">
            <text:p>24.205,24 €</text:p>
          </table:table-cell>
          <table:table-cell table:formula="of:=[.AS10]*EXP(LN(1+[.$F$2]-[.$H$2]^2/2))*EXP(NORMINV(RAND();0;[.$H$2]))" office:value-type="currency" office:currency="EUR" office:value="28851.6256010944">
            <text:p>28.851,63 €</text:p>
          </table:table-cell>
          <table:table-cell table:formula="of:=[.AT10]*EXP(LN(1+[.$F$2]-[.$H$2]^2/2))*EXP(NORMINV(RAND();0;[.$H$2]))" office:value-type="currency" office:currency="EUR" office:value="8277.90354162204">
            <text:p>8.277,90 €</text:p>
          </table:table-cell>
          <table:table-cell table:formula="of:=[.AU10]*EXP(LN(1+[.$F$2]-[.$H$2]^2/2))*EXP(NORMINV(RAND();0;[.$H$2]))" office:value-type="currency" office:currency="EUR" office:value="17016.8890821163">
            <text:p>17.016,89 €</text:p>
          </table:table-cell>
          <table:table-cell table:formula="of:=[.AV10]*EXP(LN(1+[.$F$2]-[.$H$2]^2/2))*EXP(NORMINV(RAND();0;[.$H$2]))" office:value-type="currency" office:currency="EUR" office:value="33948.8042469615">
            <text:p>33.948,80 €</text:p>
          </table:table-cell>
          <table:table-cell table:formula="of:=[.AW10]*EXP(LN(1+[.$F$2]-[.$H$2]^2/2))*EXP(NORMINV(RAND();0;[.$H$2]))" office:value-type="currency" office:currency="EUR" office:value="16413.8157309345">
            <text:p>16.413,82 €</text:p>
          </table:table-cell>
          <table:table-cell table:formula="of:=[.AX10]*EXP(LN(1+[.$F$2]-[.$H$2]^2/2))*EXP(NORMINV(RAND();0;[.$H$2]))" office:value-type="currency" office:currency="EUR" office:value="21966.1141160462">
            <text:p>21.966,11 €</text:p>
          </table:table-cell>
          <table:table-cell table:formula="of:=[.AY10]*EXP(LN(1+[.$F$2]-[.$H$2]^2/2))*EXP(NORMINV(RAND();0;[.$H$2]))" office:value-type="currency" office:currency="EUR" office:value="11724.8868499832">
            <text:p>11.724,89 €</text:p>
          </table:table-cell>
          <table:table-cell table:formula="of:=[.AZ10]*EXP(LN(1+[.$F$2]-[.$H$2]^2/2))*EXP(NORMINV(RAND();0;[.$H$2]))" office:value-type="currency" office:currency="EUR" office:value="8236.36079950915">
            <text:p>8.236,36 €</text:p>
          </table:table-cell>
          <table:table-cell table:formula="of:=[.BA10]*EXP(LN(1+[.$F$2]-[.$H$2]^2/2))*EXP(NORMINV(RAND();0;[.$H$2]))" office:value-type="currency" office:currency="EUR" office:value="17885.1001565587">
            <text:p>17.885,10 €</text:p>
          </table:table-cell>
          <table:table-cell table:formula="of:=[.BB10]*EXP(LN(1+[.$F$2]-[.$H$2]^2/2))*EXP(NORMINV(RAND();0;[.$H$2]))" office:value-type="currency" office:currency="EUR" office:value="13691.8626334783">
            <text:p>13.691,86 €</text:p>
          </table:table-cell>
          <table:table-cell table:formula="of:=[.BC10]*EXP(LN(1+[.$F$2]-[.$H$2]^2/2))*EXP(NORMINV(RAND();0;[.$H$2]))" office:value-type="currency" office:currency="EUR" office:value="14269.6259929223">
            <text:p>14.269,63 €</text:p>
          </table:table-cell>
          <table:table-cell table:formula="of:=[.BD10]*EXP(LN(1+[.$F$2]-[.$H$2]^2/2))*EXP(NORMINV(RAND();0;[.$H$2]))" office:value-type="currency" office:currency="EUR" office:value="14396.5500268991">
            <text:p>14.396,55 €</text:p>
          </table:table-cell>
          <table:table-cell table:formula="of:=[.BE10]*EXP(LN(1+[.$F$2]-[.$H$2]^2/2))*EXP(NORMINV(RAND();0;[.$H$2]))" office:value-type="currency" office:currency="EUR" office:value="16029.3480933948">
            <text:p>16.029,35 €</text:p>
          </table:table-cell>
          <table:table-cell table:formula="of:=[.BF10]*EXP(LN(1+[.$F$2]-[.$H$2]^2/2))*EXP(NORMINV(RAND();0;[.$H$2]))" office:value-type="currency" office:currency="EUR" office:value="10511.1189074539">
            <text:p>10.511,12 €</text:p>
          </table:table-cell>
          <table:table-cell table:formula="of:=[.BG10]*EXP(LN(1+[.$F$2]-[.$H$2]^2/2))*EXP(NORMINV(RAND();0;[.$H$2]))" office:value-type="currency" office:currency="EUR" office:value="7725.1635140118">
            <text:p>7.725,16 €</text:p>
          </table:table-cell>
          <table:table-cell table:formula="of:=[.BH10]*EXP(LN(1+[.$F$2]-[.$H$2]^2/2))*EXP(NORMINV(RAND();0;[.$H$2]))" office:value-type="currency" office:currency="EUR" office:value="14422.9966552376">
            <text:p>14.423,00 €</text:p>
          </table:table-cell>
          <table:table-cell table:formula="of:=[.BI10]*EXP(LN(1+[.$F$2]-[.$H$2]^2/2))*EXP(NORMINV(RAND();0;[.$H$2]))" office:value-type="currency" office:currency="EUR" office:value="9100.41054967321">
            <text:p>9.100,41 €</text:p>
          </table:table-cell>
          <table:table-cell table:formula="of:=[.BJ10]*EXP(LN(1+[.$F$2]-[.$H$2]^2/2))*EXP(NORMINV(RAND();0;[.$H$2]))" office:value-type="currency" office:currency="EUR" office:value="15940.4606700872">
            <text:p>15.940,46 €</text:p>
          </table:table-cell>
          <table:table-cell table:formula="of:=[.BK10]*EXP(LN(1+[.$F$2]-[.$H$2]^2/2))*EXP(NORMINV(RAND();0;[.$H$2]))" office:value-type="currency" office:currency="EUR" office:value="7742.10286508053">
            <text:p>7.742,10 €</text:p>
          </table:table-cell>
          <table:table-cell table:formula="of:=[.BL10]*EXP(LN(1+[.$F$2]-[.$H$2]^2/2))*EXP(NORMINV(RAND();0;[.$H$2]))" office:value-type="currency" office:currency="EUR" office:value="11919.5753408278">
            <text:p>11.919,58 €</text:p>
          </table:table-cell>
          <table:table-cell table:formula="of:=[.BM10]*EXP(LN(1+[.$F$2]-[.$H$2]^2/2))*EXP(NORMINV(RAND();0;[.$H$2]))" office:value-type="currency" office:currency="EUR" office:value="12255.0991686379">
            <text:p>12.255,10 €</text:p>
          </table:table-cell>
          <table:table-cell table:formula="of:=[.BN10]*EXP(LN(1+[.$F$2]-[.$H$2]^2/2))*EXP(NORMINV(RAND();0;[.$H$2]))" office:value-type="currency" office:currency="EUR" office:value="27736.6191620388">
            <text:p>27.736,62 €</text:p>
          </table:table-cell>
          <table:table-cell table:formula="of:=[.BO10]*EXP(LN(1+[.$F$2]-[.$H$2]^2/2))*EXP(NORMINV(RAND();0;[.$H$2]))" office:value-type="currency" office:currency="EUR" office:value="14408.9052257585">
            <text:p>14.408,91 €</text:p>
          </table:table-cell>
          <table:table-cell table:formula="of:=[.BP10]*EXP(LN(1+[.$F$2]-[.$H$2]^2/2))*EXP(NORMINV(RAND();0;[.$H$2]))" office:value-type="currency" office:currency="EUR" office:value="8036.34735860483">
            <text:p>8.036,35 €</text:p>
          </table:table-cell>
          <table:table-cell table:formula="of:=[.BQ10]*EXP(LN(1+[.$F$2]-[.$H$2]^2/2))*EXP(NORMINV(RAND();0;[.$H$2]))" office:value-type="currency" office:currency="EUR" office:value="5858.75856393213">
            <text:p>5.858,76 €</text:p>
          </table:table-cell>
          <table:table-cell table:formula="of:=[.BR10]*EXP(LN(1+[.$F$2]-[.$H$2]^2/2))*EXP(NORMINV(RAND();0;[.$H$2]))" office:value-type="currency" office:currency="EUR" office:value="17504.1461595229">
            <text:p>17.504,15 €</text:p>
          </table:table-cell>
          <table:table-cell table:formula="of:=[.BS10]*EXP(LN(1+[.$F$2]-[.$H$2]^2/2))*EXP(NORMINV(RAND();0;[.$H$2]))" office:value-type="currency" office:currency="EUR" office:value="5027.30103134917">
            <text:p>5.027,30 €</text:p>
          </table:table-cell>
          <table:table-cell table:formula="of:=[.BT10]*EXP(LN(1+[.$F$2]-[.$H$2]^2/2))*EXP(NORMINV(RAND();0;[.$H$2]))" office:value-type="currency" office:currency="EUR" office:value="15662.7824350635">
            <text:p>15.662,78 €</text:p>
          </table:table-cell>
          <table:table-cell table:formula="of:=[.BU10]*EXP(LN(1+[.$F$2]-[.$H$2]^2/2))*EXP(NORMINV(RAND();0;[.$H$2]))" office:value-type="currency" office:currency="EUR" office:value="9104.07733274861">
            <text:p>9.104,08 €</text:p>
          </table:table-cell>
          <table:table-cell table:formula="of:=[.BV10]*EXP(LN(1+[.$F$2]-[.$H$2]^2/2))*EXP(NORMINV(RAND();0;[.$H$2]))" office:value-type="currency" office:currency="EUR" office:value="23806.9281644287">
            <text:p>23.806,93 €</text:p>
          </table:table-cell>
          <table:table-cell table:formula="of:=[.BW10]*EXP(LN(1+[.$F$2]-[.$H$2]^2/2))*EXP(NORMINV(RAND();0;[.$H$2]))" office:value-type="currency" office:currency="EUR" office:value="3257.84732649479">
            <text:p>3.257,85 €</text:p>
          </table:table-cell>
          <table:table-cell table:formula="of:=[.BX10]*EXP(LN(1+[.$F$2]-[.$H$2]^2/2))*EXP(NORMINV(RAND();0;[.$H$2]))" office:value-type="currency" office:currency="EUR" office:value="6125.12068006194">
            <text:p>6.125,12 €</text:p>
          </table:table-cell>
          <table:table-cell table:formula="of:=[.BY10]*EXP(LN(1+[.$F$2]-[.$H$2]^2/2))*EXP(NORMINV(RAND();0;[.$H$2]))" office:value-type="currency" office:currency="EUR" office:value="10576.4537441769">
            <text:p>10.576,45 €</text:p>
          </table:table-cell>
          <table:table-cell table:formula="of:=[.BZ10]*EXP(LN(1+[.$F$2]-[.$H$2]^2/2))*EXP(NORMINV(RAND();0;[.$H$2]))" office:value-type="currency" office:currency="EUR" office:value="8510.9878033377">
            <text:p>8.510,99 €</text:p>
          </table:table-cell>
          <table:table-cell table:formula="of:=[.CA10]*EXP(LN(1+[.$F$2]-[.$H$2]^2/2))*EXP(NORMINV(RAND();0;[.$H$2]))" office:value-type="currency" office:currency="EUR" office:value="34917.1396879828">
            <text:p>34.917,14 €</text:p>
          </table:table-cell>
          <table:table-cell table:formula="of:=[.CB10]*EXP(LN(1+[.$F$2]-[.$H$2]^2/2))*EXP(NORMINV(RAND();0;[.$H$2]))" office:value-type="currency" office:currency="EUR" office:value="9477.67690147975">
            <text:p>9.477,68 €</text:p>
          </table:table-cell>
          <table:table-cell table:formula="of:=[.CC10]*EXP(LN(1+[.$F$2]-[.$H$2]^2/2))*EXP(NORMINV(RAND();0;[.$H$2]))" office:value-type="currency" office:currency="EUR" office:value="14055.8208271458">
            <text:p>14.055,82 €</text:p>
          </table:table-cell>
          <table:table-cell table:formula="of:=[.CD10]*EXP(LN(1+[.$F$2]-[.$H$2]^2/2))*EXP(NORMINV(RAND();0;[.$H$2]))" office:value-type="currency" office:currency="EUR" office:value="7061.06099369658">
            <text:p>7.061,06 €</text:p>
          </table:table-cell>
          <table:table-cell table:formula="of:=[.CE10]*EXP(LN(1+[.$F$2]-[.$H$2]^2/2))*EXP(NORMINV(RAND();0;[.$H$2]))" office:value-type="currency" office:currency="EUR" office:value="8943.86248433256">
            <text:p>8.943,86 €</text:p>
          </table:table-cell>
          <table:table-cell table:formula="of:=[.CF10]*EXP(LN(1+[.$F$2]-[.$H$2]^2/2))*EXP(NORMINV(RAND();0;[.$H$2]))" office:value-type="currency" office:currency="EUR" office:value="3536.05717948089">
            <text:p>3.536,06 €</text:p>
          </table:table-cell>
          <table:table-cell table:formula="of:=[.CG10]*EXP(LN(1+[.$F$2]-[.$H$2]^2/2))*EXP(NORMINV(RAND();0;[.$H$2]))" office:value-type="currency" office:currency="EUR" office:value="4965.9310364355">
            <text:p>4.965,93 €</text:p>
          </table:table-cell>
          <table:table-cell table:formula="of:=[.CH10]*EXP(LN(1+[.$F$2]-[.$H$2]^2/2))*EXP(NORMINV(RAND();0;[.$H$2]))" office:value-type="currency" office:currency="EUR" office:value="20772.382698093">
            <text:p>20.772,38 €</text:p>
          </table:table-cell>
          <table:table-cell table:formula="of:=[.CI10]*EXP(LN(1+[.$F$2]-[.$H$2]^2/2))*EXP(NORMINV(RAND();0;[.$H$2]))" office:value-type="currency" office:currency="EUR" office:value="22369.9380092686">
            <text:p>22.369,94 €</text:p>
          </table:table-cell>
          <table:table-cell table:formula="of:=[.CJ10]*EXP(LN(1+[.$F$2]-[.$H$2]^2/2))*EXP(NORMINV(RAND();0;[.$H$2]))" office:value-type="currency" office:currency="EUR" office:value="10605.1028382625">
            <text:p>10.605,10 €</text:p>
          </table:table-cell>
          <table:table-cell table:formula="of:=[.CK10]*EXP(LN(1+[.$F$2]-[.$H$2]^2/2))*EXP(NORMINV(RAND();0;[.$H$2]))" office:value-type="currency" office:currency="EUR" office:value="14037.9937501042">
            <text:p>14.037,99 €</text:p>
          </table:table-cell>
          <table:table-cell table:formula="of:=[.CL10]*EXP(LN(1+[.$F$2]-[.$H$2]^2/2))*EXP(NORMINV(RAND();0;[.$H$2]))" office:value-type="currency" office:currency="EUR" office:value="61750.1497715101">
            <text:p>61.750,15 €</text:p>
          </table:table-cell>
          <table:table-cell table:formula="of:=[.CM10]*EXP(LN(1+[.$F$2]-[.$H$2]^2/2))*EXP(NORMINV(RAND();0;[.$H$2]))" office:value-type="currency" office:currency="EUR" office:value="11017.6360568013">
            <text:p>11.017,64 €</text:p>
          </table:table-cell>
          <table:table-cell table:formula="of:=[.CN10]*EXP(LN(1+[.$F$2]-[.$H$2]^2/2))*EXP(NORMINV(RAND();0;[.$H$2]))" office:value-type="currency" office:currency="EUR" office:value="14812.7576830588">
            <text:p>14.812,76 €</text:p>
          </table:table-cell>
          <table:table-cell table:formula="of:=[.CO10]*EXP(LN(1+[.$F$2]-[.$H$2]^2/2))*EXP(NORMINV(RAND();0;[.$H$2]))" office:value-type="currency" office:currency="EUR" office:value="30413.1955232442">
            <text:p>30.413,20 €</text:p>
          </table:table-cell>
          <table:table-cell table:formula="of:=[.CP10]*EXP(LN(1+[.$F$2]-[.$H$2]^2/2))*EXP(NORMINV(RAND();0;[.$H$2]))" office:value-type="currency" office:currency="EUR" office:value="18467.243320523">
            <text:p>18.467,24 €</text:p>
          </table:table-cell>
          <table:table-cell table:formula="of:=[.CQ10]*EXP(LN(1+[.$F$2]-[.$H$2]^2/2))*EXP(NORMINV(RAND();0;[.$H$2]))" office:value-type="currency" office:currency="EUR" office:value="16123.1713925191">
            <text:p>16.123,17 €</text:p>
          </table:table-cell>
          <table:table-cell table:formula="of:=[.CR10]*EXP(LN(1+[.$F$2]-[.$H$2]^2/2))*EXP(NORMINV(RAND();0;[.$H$2]))" office:value-type="currency" office:currency="EUR" office:value="8323.34269227659">
            <text:p>8.323,34 €</text:p>
          </table:table-cell>
          <table:table-cell table:formula="of:=[.CS10]*EXP(LN(1+[.$F$2]-[.$H$2]^2/2))*EXP(NORMINV(RAND();0;[.$H$2]))" office:value-type="currency" office:currency="EUR" office:value="10601.2716514796">
            <text:p>10.601,27 €</text:p>
          </table:table-cell>
          <table:table-cell table:formula="of:=[.CT10]*EXP(LN(1+[.$F$2]-[.$H$2]^2/2))*EXP(NORMINV(RAND();0;[.$H$2]))" office:value-type="currency" office:currency="EUR" office:value="8290.48340867888">
            <text:p>8.290,48 €</text:p>
          </table:table-cell>
          <table:table-cell table:formula="of:=[.CU10]*EXP(LN(1+[.$F$2]-[.$H$2]^2/2))*EXP(NORMINV(RAND();0;[.$H$2]))" office:value-type="currency" office:currency="EUR" office:value="6541.93904187025">
            <text:p>6.541,94 €</text:p>
          </table:table-cell>
          <table:table-cell table:formula="of:=[.CV10]*EXP(LN(1+[.$F$2]-[.$H$2]^2/2))*EXP(NORMINV(RAND();0;[.$H$2]))" office:value-type="currency" office:currency="EUR" office:value="32564.163374054">
            <text:p>32.564,16 €</text:p>
          </table:table-cell>
          <table:table-cell table:formula="of:=[.CW10]*EXP(LN(1+[.$F$2]-[.$H$2]^2/2))*EXP(NORMINV(RAND();0;[.$H$2]))" office:value-type="currency" office:currency="EUR" office:value="24378.9144826263">
            <text:p>24.378,91 €</text:p>
          </table:table-cell>
          <table:table-cell table:formula="of:=[.CX10]*EXP(LN(1+[.$F$2]-[.$H$2]^2/2))*EXP(NORMINV(RAND();0;[.$H$2]))" office:value-type="currency" office:currency="EUR" office:value="15957.0010612496">
            <text:p>15.957,00 €</text:p>
          </table:table-cell>
          <table:table-cell table:formula="of:=[.CY10]*EXP(LN(1+[.$F$2]-[.$H$2]^2/2))*EXP(NORMINV(RAND();0;[.$H$2]))" office:value-type="currency" office:currency="EUR" office:value="14689.397224479">
            <text:p>14.689,40 €</text:p>
          </table:table-cell>
          <table:table-cell table:formula="of:=[.CZ10]*EXP(LN(1+[.$F$2]-[.$H$2]^2/2))*EXP(NORMINV(RAND();0;[.$H$2]))" office:value-type="currency" office:currency="EUR" office:value="10388.6912953481">
            <text:p>10.388,69 €</text:p>
          </table:table-cell>
          <table:table-cell table:formula="of:=[.DA10]*EXP(LN(1+[.$F$2]-[.$H$2]^2/2))*EXP(NORMINV(RAND();0;[.$H$2]))" office:value-type="currency" office:currency="EUR" office:value="12125.556973756">
            <text:p>12.125,56 €</text:p>
          </table:table-cell>
          <table:table-cell table:formula="of:=[.DB10]*EXP(LN(1+[.$F$2]-[.$H$2]^2/2))*EXP(NORMINV(RAND();0;[.$H$2]))" office:value-type="currency" office:currency="EUR" office:value="13785.4662445254">
            <text:p>13.785,47 €</text:p>
          </table:table-cell>
          <table:table-cell table:formula="of:=[.DC10]*EXP(LN(1+[.$F$2]-[.$H$2]^2/2))*EXP(NORMINV(RAND();0;[.$H$2]))" office:value-type="currency" office:currency="EUR" office:value="8408.53899865451">
            <text:p>8.408,54 €</text:p>
          </table:table-cell>
          <table:table-cell table:formula="of:=[.DD10]*EXP(LN(1+[.$F$2]-[.$H$2]^2/2))*EXP(NORMINV(RAND();0;[.$H$2]))" office:value-type="currency" office:currency="EUR" office:value="14164.8450639341">
            <text:p>14.164,85 €</text:p>
          </table:table-cell>
          <table:table-cell table:formula="of:=[.DE10]*EXP(LN(1+[.$F$2]-[.$H$2]^2/2))*EXP(NORMINV(RAND();0;[.$H$2]))" office:value-type="currency" office:currency="EUR" office:value="9595.96578026288">
            <text:p>9.595,97 €</text:p>
          </table:table-cell>
          <table:table-cell table:formula="of:=[.DF10]*EXP(LN(1+[.$F$2]-[.$H$2]^2/2))*EXP(NORMINV(RAND();0;[.$H$2]))" office:value-type="currency" office:currency="EUR" office:value="33221.9796500376">
            <text:p>33.221,98 €</text:p>
          </table:table-cell>
          <table:table-cell table:formula="of:=[.DG10]*EXP(LN(1+[.$F$2]-[.$H$2]^2/2))*EXP(NORMINV(RAND();0;[.$H$2]))" office:value-type="currency" office:currency="EUR" office:value="3924.23198475039">
            <text:p>3.924,23 €</text:p>
          </table:table-cell>
          <table:table-cell table:formula="of:=[.DH10]*EXP(LN(1+[.$F$2]-[.$H$2]^2/2))*EXP(NORMINV(RAND();0;[.$H$2]))" office:value-type="currency" office:currency="EUR" office:value="4314.51395104438">
            <text:p>4.314,51 €</text:p>
          </table:table-cell>
          <table:table-cell table:formula="of:=[.DI10]*EXP(LN(1+[.$F$2]-[.$H$2]^2/2))*EXP(NORMINV(RAND();0;[.$H$2]))" office:value-type="currency" office:currency="EUR" office:value="25302.9789615325">
            <text:p>25.302,98 €</text:p>
          </table:table-cell>
          <table:table-cell table:formula="of:=[.DJ10]*EXP(LN(1+[.$F$2]-[.$H$2]^2/2))*EXP(NORMINV(RAND();0;[.$H$2]))" office:value-type="currency" office:currency="EUR" office:value="19279.7722436966">
            <text:p>19.279,77 €</text:p>
          </table:table-cell>
          <table:table-cell table:formula="of:=[.DK10]*EXP(LN(1+[.$F$2]-[.$H$2]^2/2))*EXP(NORMINV(RAND();0;[.$H$2]))" office:value-type="currency" office:currency="EUR" office:value="18052.06520154">
            <text:p>18.052,07 €</text:p>
          </table:table-cell>
          <table:table-cell table:formula="of:=[.DL10]*EXP(LN(1+[.$F$2]-[.$H$2]^2/2))*EXP(NORMINV(RAND();0;[.$H$2]))" office:value-type="currency" office:currency="EUR" office:value="19939.9094584361">
            <text:p>19.939,91 €</text:p>
          </table:table-cell>
          <table:table-cell table:formula="of:=[.DM10]*EXP(LN(1+[.$F$2]-[.$H$2]^2/2))*EXP(NORMINV(RAND();0;[.$H$2]))" office:value-type="currency" office:currency="EUR" office:value="16181.5789046671">
            <text:p>16.181,58 €</text:p>
          </table:table-cell>
          <table:table-cell table:formula="of:=[.DN10]*EXP(LN(1+[.$F$2]-[.$H$2]^2/2))*EXP(NORMINV(RAND();0;[.$H$2]))" office:value-type="currency" office:currency="EUR" office:value="8987.94408403827">
            <text:p>8.987,94 €</text:p>
          </table:table-cell>
          <table:table-cell table:formula="of:=[.DO10]*EXP(LN(1+[.$F$2]-[.$H$2]^2/2))*EXP(NORMINV(RAND();0;[.$H$2]))" office:value-type="currency" office:currency="EUR" office:value="6390.87899458696">
            <text:p>6.390,88 €</text:p>
          </table:table-cell>
          <table:table-cell table:formula="of:=[.DP10]*EXP(LN(1+[.$F$2]-[.$H$2]^2/2))*EXP(NORMINV(RAND();0;[.$H$2]))" office:value-type="currency" office:currency="EUR" office:value="12712.6461957989">
            <text:p>12.712,65 €</text:p>
          </table:table-cell>
          <table:table-cell table:formula="of:=[.DQ10]*EXP(LN(1+[.$F$2]-[.$H$2]^2/2))*EXP(NORMINV(RAND();0;[.$H$2]))" office:value-type="currency" office:currency="EUR" office:value="30512.5657521826">
            <text:p>30.512,57 €</text:p>
          </table:table-cell>
          <table:table-cell table:formula="of:=[.DR10]*EXP(LN(1+[.$F$2]-[.$H$2]^2/2))*EXP(NORMINV(RAND();0;[.$H$2]))" office:value-type="currency" office:currency="EUR" office:value="13979.1443779033">
            <text:p>13.979,14 €</text:p>
          </table:table-cell>
          <table:table-cell table:formula="of:=[.DS10]*EXP(LN(1+[.$F$2]-[.$H$2]^2/2))*EXP(NORMINV(RAND();0;[.$H$2]))" office:value-type="currency" office:currency="EUR" office:value="21886.488127207">
            <text:p>21.886,49 €</text:p>
          </table:table-cell>
          <table:table-cell table:formula="of:=[.DT10]*EXP(LN(1+[.$F$2]-[.$H$2]^2/2))*EXP(NORMINV(RAND();0;[.$H$2]))" office:value-type="currency" office:currency="EUR" office:value="28544.9708020387">
            <text:p>28.544,97 €</text:p>
          </table:table-cell>
          <table:table-cell table:formula="of:=[.DU10]*EXP(LN(1+[.$F$2]-[.$H$2]^2/2))*EXP(NORMINV(RAND();0;[.$H$2]))" office:value-type="currency" office:currency="EUR" office:value="11541.4336590812">
            <text:p>11.541,43 €</text:p>
          </table:table-cell>
          <table:table-cell table:formula="of:=[.DV10]*EXP(LN(1+[.$F$2]-[.$H$2]^2/2))*EXP(NORMINV(RAND();0;[.$H$2]))" office:value-type="currency" office:currency="EUR" office:value="17006.0006219968">
            <text:p>17.006,00 €</text:p>
          </table:table-cell>
          <table:table-cell table:formula="of:=[.DW10]*EXP(LN(1+[.$F$2]-[.$H$2]^2/2))*EXP(NORMINV(RAND();0;[.$H$2]))" office:value-type="currency" office:currency="EUR" office:value="19455.3086119127">
            <text:p>19.455,31 €</text:p>
          </table:table-cell>
          <table:table-cell table:formula="of:=[.DX10]*EXP(LN(1+[.$F$2]-[.$H$2]^2/2))*EXP(NORMINV(RAND();0;[.$H$2]))" office:value-type="currency" office:currency="EUR" office:value="24957.8838927498">
            <text:p>24.957,88 €</text:p>
          </table:table-cell>
          <table:table-cell table:formula="of:=[.DY10]*EXP(LN(1+[.$F$2]-[.$H$2]^2/2))*EXP(NORMINV(RAND();0;[.$H$2]))" office:value-type="currency" office:currency="EUR" office:value="4595.28596594039">
            <text:p>4.595,29 €</text:p>
          </table:table-cell>
          <table:table-cell table:formula="of:=[.DZ10]*EXP(LN(1+[.$F$2]-[.$H$2]^2/2))*EXP(NORMINV(RAND();0;[.$H$2]))" office:value-type="currency" office:currency="EUR" office:value="14745.9263756443">
            <text:p>14.745,93 €</text:p>
          </table:table-cell>
          <table:table-cell table:formula="of:=[.EA10]*EXP(LN(1+[.$F$2]-[.$H$2]^2/2))*EXP(NORMINV(RAND();0;[.$H$2]))" office:value-type="currency" office:currency="EUR" office:value="18008.1145745454">
            <text:p>18.008,11 €</text:p>
          </table:table-cell>
          <table:table-cell table:formula="of:=[.EB10]*EXP(LN(1+[.$F$2]-[.$H$2]^2/2))*EXP(NORMINV(RAND();0;[.$H$2]))" office:value-type="currency" office:currency="EUR" office:value="14561.479374756">
            <text:p>14.561,48 €</text:p>
          </table:table-cell>
          <table:table-cell table:formula="of:=[.EC10]*EXP(LN(1+[.$F$2]-[.$H$2]^2/2))*EXP(NORMINV(RAND();0;[.$H$2]))" office:value-type="currency" office:currency="EUR" office:value="34136.266560927">
            <text:p>34.136,27 €</text:p>
          </table:table-cell>
          <table:table-cell table:formula="of:=[.ED10]*EXP(LN(1+[.$F$2]-[.$H$2]^2/2))*EXP(NORMINV(RAND();0;[.$H$2]))" office:value-type="currency" office:currency="EUR" office:value="19049.9610112466">
            <text:p>19.049,96 €</text:p>
          </table:table-cell>
          <table:table-cell table:formula="of:=[.EE10]*EXP(LN(1+[.$F$2]-[.$H$2]^2/2))*EXP(NORMINV(RAND();0;[.$H$2]))" office:value-type="currency" office:currency="EUR" office:value="10106.8620735242">
            <text:p>10.106,86 €</text:p>
          </table:table-cell>
          <table:table-cell table:formula="of:=[.EF10]*EXP(LN(1+[.$F$2]-[.$H$2]^2/2))*EXP(NORMINV(RAND();0;[.$H$2]))" office:value-type="currency" office:currency="EUR" office:value="5126.34400319497">
            <text:p>5.126,34 €</text:p>
          </table:table-cell>
          <table:table-cell table:formula="of:=[.EG10]*EXP(LN(1+[.$F$2]-[.$H$2]^2/2))*EXP(NORMINV(RAND();0;[.$H$2]))" office:value-type="currency" office:currency="EUR" office:value="45263.893601322">
            <text:p>45.263,89 €</text:p>
          </table:table-cell>
          <table:table-cell table:formula="of:=[.EH10]*EXP(LN(1+[.$F$2]-[.$H$2]^2/2))*EXP(NORMINV(RAND();0;[.$H$2]))" office:value-type="currency" office:currency="EUR" office:value="7047.13552418319">
            <text:p>7.047,14 €</text:p>
          </table:table-cell>
          <table:table-cell table:formula="of:=[.EI10]*EXP(LN(1+[.$F$2]-[.$H$2]^2/2))*EXP(NORMINV(RAND();0;[.$H$2]))" office:value-type="currency" office:currency="EUR" office:value="18057.8970648986">
            <text:p>18.057,90 €</text:p>
          </table:table-cell>
          <table:table-cell table:formula="of:=[.EJ10]*EXP(LN(1+[.$F$2]-[.$H$2]^2/2))*EXP(NORMINV(RAND();0;[.$H$2]))" office:value-type="currency" office:currency="EUR" office:value="9150.59393310149">
            <text:p>9.150,59 €</text:p>
          </table:table-cell>
          <table:table-cell table:formula="of:=[.EK10]*EXP(LN(1+[.$F$2]-[.$H$2]^2/2))*EXP(NORMINV(RAND();0;[.$H$2]))" office:value-type="currency" office:currency="EUR" office:value="11204.9704040107">
            <text:p>11.204,97 €</text:p>
          </table:table-cell>
          <table:table-cell table:formula="of:=[.EL10]*EXP(LN(1+[.$F$2]-[.$H$2]^2/2))*EXP(NORMINV(RAND();0;[.$H$2]))" office:value-type="currency" office:currency="EUR" office:value="11388.8655611915">
            <text:p>11.388,87 €</text:p>
          </table:table-cell>
          <table:table-cell table:formula="of:=[.EM10]*EXP(LN(1+[.$F$2]-[.$H$2]^2/2))*EXP(NORMINV(RAND();0;[.$H$2]))" office:value-type="currency" office:currency="EUR" office:value="31826.9451285986">
            <text:p>31.826,95 €</text:p>
          </table:table-cell>
          <table:table-cell table:formula="of:=[.EN10]*EXP(LN(1+[.$F$2]-[.$H$2]^2/2))*EXP(NORMINV(RAND();0;[.$H$2]))" office:value-type="currency" office:currency="EUR" office:value="10279.0366301454">
            <text:p>10.279,04 €</text:p>
          </table:table-cell>
          <table:table-cell table:formula="of:=[.EO10]*EXP(LN(1+[.$F$2]-[.$H$2]^2/2))*EXP(NORMINV(RAND();0;[.$H$2]))" office:value-type="currency" office:currency="EUR" office:value="5418.17727742507">
            <text:p>5.418,18 €</text:p>
          </table:table-cell>
          <table:table-cell table:formula="of:=[.EP10]*EXP(LN(1+[.$F$2]-[.$H$2]^2/2))*EXP(NORMINV(RAND();0;[.$H$2]))" office:value-type="currency" office:currency="EUR" office:value="13376.6756491705">
            <text:p>13.376,68 €</text:p>
          </table:table-cell>
          <table:table-cell table:formula="of:=[.EQ10]*EXP(LN(1+[.$F$2]-[.$H$2]^2/2))*EXP(NORMINV(RAND();0;[.$H$2]))" office:value-type="currency" office:currency="EUR" office:value="3217.46604145217">
            <text:p>3.217,47 €</text:p>
          </table:table-cell>
          <table:table-cell table:formula="of:=[.ER10]*EXP(LN(1+[.$F$2]-[.$H$2]^2/2))*EXP(NORMINV(RAND();0;[.$H$2]))" office:value-type="currency" office:currency="EUR" office:value="39941.2565095707">
            <text:p>39.941,26 €</text:p>
          </table:table-cell>
          <table:table-cell table:formula="of:=[.ES10]*EXP(LN(1+[.$F$2]-[.$H$2]^2/2))*EXP(NORMINV(RAND();0;[.$H$2]))" office:value-type="currency" office:currency="EUR" office:value="14542.1083942363">
            <text:p>14.542,11 €</text:p>
          </table:table-cell>
          <table:table-cell table:formula="of:=[.ET10]*EXP(LN(1+[.$F$2]-[.$H$2]^2/2))*EXP(NORMINV(RAND();0;[.$H$2]))" office:value-type="currency" office:currency="EUR" office:value="10397.8807704784">
            <text:p>10.397,88 €</text:p>
          </table:table-cell>
          <table:table-cell table:formula="of:=[.EU10]*EXP(LN(1+[.$F$2]-[.$H$2]^2/2))*EXP(NORMINV(RAND();0;[.$H$2]))" office:value-type="currency" office:currency="EUR" office:value="6844.84656137748">
            <text:p>6.844,85 €</text:p>
          </table:table-cell>
          <table:table-cell table:formula="of:=[.EV10]*EXP(LN(1+[.$F$2]-[.$H$2]^2/2))*EXP(NORMINV(RAND();0;[.$H$2]))" office:value-type="currency" office:currency="EUR" office:value="13024.5222221919">
            <text:p>13.024,52 €</text:p>
          </table:table-cell>
          <table:table-cell table:formula="of:=[.EW10]*EXP(LN(1+[.$F$2]-[.$H$2]^2/2))*EXP(NORMINV(RAND();0;[.$H$2]))" office:value-type="currency" office:currency="EUR" office:value="17935.1983016022">
            <text:p>17.935,20 €</text:p>
          </table:table-cell>
          <table:table-cell table:formula="of:=[.EX10]*EXP(LN(1+[.$F$2]-[.$H$2]^2/2))*EXP(NORMINV(RAND();0;[.$H$2]))" office:value-type="currency" office:currency="EUR" office:value="11792.6446705536">
            <text:p>11.792,64 €</text:p>
          </table:table-cell>
          <table:table-cell table:formula="of:=[.EY10]*EXP(LN(1+[.$F$2]-[.$H$2]^2/2))*EXP(NORMINV(RAND();0;[.$H$2]))" office:value-type="currency" office:currency="EUR" office:value="29114.3813610325">
            <text:p>29.114,38 €</text:p>
          </table:table-cell>
          <table:table-cell table:formula="of:=[.EZ10]*EXP(LN(1+[.$F$2]-[.$H$2]^2/2))*EXP(NORMINV(RAND();0;[.$H$2]))" office:value-type="currency" office:currency="EUR" office:value="15721.905913078">
            <text:p>15.721,91 €</text:p>
          </table:table-cell>
          <table:table-cell table:formula="of:=[.FA10]*EXP(LN(1+[.$F$2]-[.$H$2]^2/2))*EXP(NORMINV(RAND();0;[.$H$2]))" office:value-type="currency" office:currency="EUR" office:value="8470.74896660118">
            <text:p>8.470,75 €</text:p>
          </table:table-cell>
          <table:table-cell table:formula="of:=[.FB10]*EXP(LN(1+[.$F$2]-[.$H$2]^2/2))*EXP(NORMINV(RAND();0;[.$H$2]))" office:value-type="currency" office:currency="EUR" office:value="14408.4472742292">
            <text:p>14.408,45 €</text:p>
          </table:table-cell>
          <table:table-cell table:formula="of:=[.FC10]*EXP(LN(1+[.$F$2]-[.$H$2]^2/2))*EXP(NORMINV(RAND();0;[.$H$2]))" office:value-type="currency" office:currency="EUR" office:value="21304.0064660433">
            <text:p>21.304,01 €</text:p>
          </table:table-cell>
          <table:table-cell table:formula="of:=[.FD10]*EXP(LN(1+[.$F$2]-[.$H$2]^2/2))*EXP(NORMINV(RAND();0;[.$H$2]))" office:value-type="currency" office:currency="EUR" office:value="12820.9075318875">
            <text:p>12.820,91 €</text:p>
          </table:table-cell>
          <table:table-cell table:formula="of:=[.FE10]*EXP(LN(1+[.$F$2]-[.$H$2]^2/2))*EXP(NORMINV(RAND();0;[.$H$2]))" office:value-type="currency" office:currency="EUR" office:value="20057.0301585311">
            <text:p>20.057,03 €</text:p>
          </table:table-cell>
          <table:table-cell table:formula="of:=[.FF10]*EXP(LN(1+[.$F$2]-[.$H$2]^2/2))*EXP(NORMINV(RAND();0;[.$H$2]))" office:value-type="currency" office:currency="EUR" office:value="21434.1929755536">
            <text:p>21.434,19 €</text:p>
          </table:table-cell>
          <table:table-cell table:formula="of:=[.FG10]*EXP(LN(1+[.$F$2]-[.$H$2]^2/2))*EXP(NORMINV(RAND();0;[.$H$2]))" office:value-type="currency" office:currency="EUR" office:value="16242.4829512556">
            <text:p>16.242,48 €</text:p>
          </table:table-cell>
          <table:table-cell table:formula="of:=[.FH10]*EXP(LN(1+[.$F$2]-[.$H$2]^2/2))*EXP(NORMINV(RAND();0;[.$H$2]))" office:value-type="currency" office:currency="EUR" office:value="16728.4973631476">
            <text:p>16.728,50 €</text:p>
          </table:table-cell>
          <table:table-cell table:formula="of:=[.FI10]*EXP(LN(1+[.$F$2]-[.$H$2]^2/2))*EXP(NORMINV(RAND();0;[.$H$2]))" office:value-type="currency" office:currency="EUR" office:value="4537.61092121896">
            <text:p>4.537,61 €</text:p>
          </table:table-cell>
          <table:table-cell table:formula="of:=[.FJ10]*EXP(LN(1+[.$F$2]-[.$H$2]^2/2))*EXP(NORMINV(RAND();0;[.$H$2]))" office:value-type="currency" office:currency="EUR" office:value="18781.9602328414">
            <text:p>18.781,96 €</text:p>
          </table:table-cell>
          <table:table-cell table:formula="of:=[.FK10]*EXP(LN(1+[.$F$2]-[.$H$2]^2/2))*EXP(NORMINV(RAND();0;[.$H$2]))" office:value-type="currency" office:currency="EUR" office:value="16817.6440090711">
            <text:p>16.817,64 €</text:p>
          </table:table-cell>
          <table:table-cell table:formula="of:=[.FL10]*EXP(LN(1+[.$F$2]-[.$H$2]^2/2))*EXP(NORMINV(RAND();0;[.$H$2]))" office:value-type="currency" office:currency="EUR" office:value="16878.182198686">
            <text:p>16.878,18 €</text:p>
          </table:table-cell>
          <table:table-cell table:formula="of:=[.FM10]*EXP(LN(1+[.$F$2]-[.$H$2]^2/2))*EXP(NORMINV(RAND();0;[.$H$2]))" office:value-type="currency" office:currency="EUR" office:value="16779.3420053886">
            <text:p>16.779,34 €</text:p>
          </table:table-cell>
          <table:table-cell table:formula="of:=[.FN10]*EXP(LN(1+[.$F$2]-[.$H$2]^2/2))*EXP(NORMINV(RAND();0;[.$H$2]))" office:value-type="currency" office:currency="EUR" office:value="12981.0010609119">
            <text:p>12.981,00 €</text:p>
          </table:table-cell>
          <table:table-cell table:formula="of:=[.FO10]*EXP(LN(1+[.$F$2]-[.$H$2]^2/2))*EXP(NORMINV(RAND();0;[.$H$2]))" office:value-type="currency" office:currency="EUR" office:value="4087.0187431794">
            <text:p>4.087,02 €</text:p>
          </table:table-cell>
          <table:table-cell table:formula="of:=[.FP10]*EXP(LN(1+[.$F$2]-[.$H$2]^2/2))*EXP(NORMINV(RAND();0;[.$H$2]))" office:value-type="currency" office:currency="EUR" office:value="11927.3309086059">
            <text:p>11.927,33 €</text:p>
          </table:table-cell>
          <table:table-cell table:formula="of:=[.FQ10]*EXP(LN(1+[.$F$2]-[.$H$2]^2/2))*EXP(NORMINV(RAND();0;[.$H$2]))" office:value-type="currency" office:currency="EUR" office:value="26838.7985969385">
            <text:p>26.838,80 €</text:p>
          </table:table-cell>
          <table:table-cell table:formula="of:=[.FR10]*EXP(LN(1+[.$F$2]-[.$H$2]^2/2))*EXP(NORMINV(RAND();0;[.$H$2]))" office:value-type="currency" office:currency="EUR" office:value="12433.9841783439">
            <text:p>12.433,98 €</text:p>
          </table:table-cell>
          <table:table-cell table:formula="of:=[.FS10]*EXP(LN(1+[.$F$2]-[.$H$2]^2/2))*EXP(NORMINV(RAND();0;[.$H$2]))" office:value-type="currency" office:currency="EUR" office:value="4069.2044973194">
            <text:p>4.069,20 €</text:p>
          </table:table-cell>
          <table:table-cell table:formula="of:=[.FT10]*EXP(LN(1+[.$F$2]-[.$H$2]^2/2))*EXP(NORMINV(RAND();0;[.$H$2]))" office:value-type="currency" office:currency="EUR" office:value="12762.3613237022">
            <text:p>12.762,36 €</text:p>
          </table:table-cell>
          <table:table-cell table:formula="of:=[.FU10]*EXP(LN(1+[.$F$2]-[.$H$2]^2/2))*EXP(NORMINV(RAND();0;[.$H$2]))" office:value-type="currency" office:currency="EUR" office:value="13540.7031922297">
            <text:p>13.540,70 €</text:p>
          </table:table-cell>
          <table:table-cell table:formula="of:=[.FV10]*EXP(LN(1+[.$F$2]-[.$H$2]^2/2))*EXP(NORMINV(RAND();0;[.$H$2]))" office:value-type="currency" office:currency="EUR" office:value="22469.66175008">
            <text:p>22.469,66 €</text:p>
          </table:table-cell>
          <table:table-cell table:formula="of:=[.FW10]*EXP(LN(1+[.$F$2]-[.$H$2]^2/2))*EXP(NORMINV(RAND();0;[.$H$2]))" office:value-type="currency" office:currency="EUR" office:value="14363.6742513865">
            <text:p>14.363,67 €</text:p>
          </table:table-cell>
          <table:table-cell table:formula="of:=[.FX10]*EXP(LN(1+[.$F$2]-[.$H$2]^2/2))*EXP(NORMINV(RAND();0;[.$H$2]))" office:value-type="currency" office:currency="EUR" office:value="20347.5470768485">
            <text:p>20.347,55 €</text:p>
          </table:table-cell>
          <table:table-cell table:formula="of:=[.FY10]*EXP(LN(1+[.$F$2]-[.$H$2]^2/2))*EXP(NORMINV(RAND();0;[.$H$2]))" office:value-type="currency" office:currency="EUR" office:value="15523.9373965917">
            <text:p>15.523,94 €</text:p>
          </table:table-cell>
          <table:table-cell table:formula="of:=[.FZ10]*EXP(LN(1+[.$F$2]-[.$H$2]^2/2))*EXP(NORMINV(RAND();0;[.$H$2]))" office:value-type="currency" office:currency="EUR" office:value="5780.73166256105">
            <text:p>5.780,73 €</text:p>
          </table:table-cell>
          <table:table-cell table:formula="of:=[.GA10]*EXP(LN(1+[.$F$2]-[.$H$2]^2/2))*EXP(NORMINV(RAND();0;[.$H$2]))" office:value-type="currency" office:currency="EUR" office:value="18336.8243790651">
            <text:p>18.336,82 €</text:p>
          </table:table-cell>
          <table:table-cell table:formula="of:=[.GB10]*EXP(LN(1+[.$F$2]-[.$H$2]^2/2))*EXP(NORMINV(RAND();0;[.$H$2]))" office:value-type="currency" office:currency="EUR" office:value="19608.4716412516">
            <text:p>19.608,47 €</text:p>
          </table:table-cell>
          <table:table-cell table:formula="of:=[.GC10]*EXP(LN(1+[.$F$2]-[.$H$2]^2/2))*EXP(NORMINV(RAND();0;[.$H$2]))" office:value-type="currency" office:currency="EUR" office:value="64422.5853818517">
            <text:p>64.422,59 €</text:p>
          </table:table-cell>
          <table:table-cell table:formula="of:=[.GD10]*EXP(LN(1+[.$F$2]-[.$H$2]^2/2))*EXP(NORMINV(RAND();0;[.$H$2]))" office:value-type="currency" office:currency="EUR" office:value="15323.0544787291">
            <text:p>15.323,05 €</text:p>
          </table:table-cell>
          <table:table-cell table:formula="of:=[.GE10]*EXP(LN(1+[.$F$2]-[.$H$2]^2/2))*EXP(NORMINV(RAND();0;[.$H$2]))" office:value-type="currency" office:currency="EUR" office:value="7316.89932138298">
            <text:p>7.316,90 €</text:p>
          </table:table-cell>
          <table:table-cell table:formula="of:=[.GF10]*EXP(LN(1+[.$F$2]-[.$H$2]^2/2))*EXP(NORMINV(RAND();0;[.$H$2]))" office:value-type="currency" office:currency="EUR" office:value="23173.0084272796">
            <text:p>23.173,01 €</text:p>
          </table:table-cell>
          <table:table-cell table:formula="of:=[.GG10]*EXP(LN(1+[.$F$2]-[.$H$2]^2/2))*EXP(NORMINV(RAND();0;[.$H$2]))" office:value-type="currency" office:currency="EUR" office:value="11211.0624667261">
            <text:p>11.211,06 €</text:p>
          </table:table-cell>
          <table:table-cell table:formula="of:=[.GH10]*EXP(LN(1+[.$F$2]-[.$H$2]^2/2))*EXP(NORMINV(RAND();0;[.$H$2]))" office:value-type="currency" office:currency="EUR" office:value="20695.7050197074">
            <text:p>20.695,71 €</text:p>
          </table:table-cell>
          <table:table-cell table:formula="of:=[.GI10]*EXP(LN(1+[.$F$2]-[.$H$2]^2/2))*EXP(NORMINV(RAND();0;[.$H$2]))" office:value-type="currency" office:currency="EUR" office:value="33156.2031020967">
            <text:p>33.156,20 €</text:p>
          </table:table-cell>
          <table:table-cell table:formula="of:=[.GJ10]*EXP(LN(1+[.$F$2]-[.$H$2]^2/2))*EXP(NORMINV(RAND();0;[.$H$2]))" office:value-type="currency" office:currency="EUR" office:value="14952.169750787">
            <text:p>14.952,17 €</text:p>
          </table:table-cell>
          <table:table-cell table:formula="of:=[.GK10]*EXP(LN(1+[.$F$2]-[.$H$2]^2/2))*EXP(NORMINV(RAND();0;[.$H$2]))" office:value-type="currency" office:currency="EUR" office:value="24233.3011729103">
            <text:p>24.233,30 €</text:p>
          </table:table-cell>
          <table:table-cell table:formula="of:=[.GL10]*EXP(LN(1+[.$F$2]-[.$H$2]^2/2))*EXP(NORMINV(RAND();0;[.$H$2]))" office:value-type="currency" office:currency="EUR" office:value="7532.50353183214">
            <text:p>7.532,50 €</text:p>
          </table:table-cell>
          <table:table-cell table:formula="of:=[.GM10]*EXP(LN(1+[.$F$2]-[.$H$2]^2/2))*EXP(NORMINV(RAND();0;[.$H$2]))" office:value-type="currency" office:currency="EUR" office:value="12645.5974171763">
            <text:p>12.645,60 €</text:p>
          </table:table-cell>
          <table:table-cell table:formula="of:=[.GN10]*EXP(LN(1+[.$F$2]-[.$H$2]^2/2))*EXP(NORMINV(RAND();0;[.$H$2]))" office:value-type="currency" office:currency="EUR" office:value="4157.56598039854">
            <text:p>4.157,57 €</text:p>
          </table:table-cell>
          <table:table-cell table:formula="of:=[.GO10]*EXP(LN(1+[.$F$2]-[.$H$2]^2/2))*EXP(NORMINV(RAND();0;[.$H$2]))" office:value-type="currency" office:currency="EUR" office:value="20358.7689117739">
            <text:p>20.358,77 €</text:p>
          </table:table-cell>
          <table:table-cell table:formula="of:=[.GP10]*EXP(LN(1+[.$F$2]-[.$H$2]^2/2))*EXP(NORMINV(RAND();0;[.$H$2]))" office:value-type="currency" office:currency="EUR" office:value="60760.6530485232">
            <text:p>60.760,65 €</text:p>
          </table:table-cell>
          <table:table-cell table:formula="of:=[.GQ10]*EXP(LN(1+[.$F$2]-[.$H$2]^2/2))*EXP(NORMINV(RAND();0;[.$H$2]))" office:value-type="currency" office:currency="EUR" office:value="20479.9892260654">
            <text:p>20.479,99 €</text:p>
          </table:table-cell>
          <table:table-cell table:formula="of:=[.GR10]*EXP(LN(1+[.$F$2]-[.$H$2]^2/2))*EXP(NORMINV(RAND();0;[.$H$2]))" office:value-type="currency" office:currency="EUR" office:value="9540.2458380913">
            <text:p>9.540,25 €</text:p>
          </table:table-cell>
          <table:table-cell table:formula="of:=[.GS10]*EXP(LN(1+[.$F$2]-[.$H$2]^2/2))*EXP(NORMINV(RAND();0;[.$H$2]))" office:value-type="currency" office:currency="EUR" office:value="9248.14728098379">
            <text:p>9.248,15 €</text:p>
          </table:table-cell>
          <table:table-cell table:formula="of:=[.GT10]*EXP(LN(1+[.$F$2]-[.$H$2]^2/2))*EXP(NORMINV(RAND();0;[.$H$2]))" office:value-type="currency" office:currency="EUR" office:value="7751.54895332909">
            <text:p>7.751,55 €</text:p>
          </table:table-cell>
          <table:table-cell table:formula="of:=[.GU10]*EXP(LN(1+[.$F$2]-[.$H$2]^2/2))*EXP(NORMINV(RAND();0;[.$H$2]))" office:value-type="currency" office:currency="EUR" office:value="15234.1549273604">
            <text:p>15.234,15 €</text:p>
          </table:table-cell>
          <table:table-cell table:formula="of:=[.GV10]*EXP(LN(1+[.$F$2]-[.$H$2]^2/2))*EXP(NORMINV(RAND();0;[.$H$2]))" office:value-type="currency" office:currency="EUR" office:value="15463.9265159208">
            <text:p>15.463,93 €</text:p>
          </table:table-cell>
          <table:table-cell table:formula="of:=[.GW10]*EXP(LN(1+[.$F$2]-[.$H$2]^2/2))*EXP(NORMINV(RAND();0;[.$H$2]))" office:value-type="currency" office:currency="EUR" office:value="15796.083609299">
            <text:p>15.796,08 €</text:p>
          </table:table-cell>
          <table:table-cell table:formula="of:=[.GX10]*EXP(LN(1+[.$F$2]-[.$H$2]^2/2))*EXP(NORMINV(RAND();0;[.$H$2]))" office:value-type="currency" office:currency="EUR" office:value="14305.5715962832">
            <text:p>14.305,57 €</text:p>
          </table:table-cell>
          <table:table-cell table:formula="of:=[.GY10]*EXP(LN(1+[.$F$2]-[.$H$2]^2/2))*EXP(NORMINV(RAND();0;[.$H$2]))" office:value-type="currency" office:currency="EUR" office:value="4647.43248075923">
            <text:p>4.647,43 €</text:p>
          </table:table-cell>
          <table:table-cell table:formula="of:=[.GZ10]*EXP(LN(1+[.$F$2]-[.$H$2]^2/2))*EXP(NORMINV(RAND();0;[.$H$2]))" office:value-type="currency" office:currency="EUR" office:value="4020.58379371905">
            <text:p>4.020,58 €</text:p>
          </table:table-cell>
          <table:table-cell table:formula="of:=[.HA10]*EXP(LN(1+[.$F$2]-[.$H$2]^2/2))*EXP(NORMINV(RAND();0;[.$H$2]))" office:value-type="currency" office:currency="EUR" office:value="32028.316326798">
            <text:p>32.028,32 €</text:p>
          </table:table-cell>
          <table:table-cell table:formula="of:=[.HB10]*EXP(LN(1+[.$F$2]-[.$H$2]^2/2))*EXP(NORMINV(RAND();0;[.$H$2]))" office:value-type="currency" office:currency="EUR" office:value="28504.0038560357">
            <text:p>28.504,00 €</text:p>
          </table:table-cell>
          <table:table-cell table:formula="of:=[.HC10]*EXP(LN(1+[.$F$2]-[.$H$2]^2/2))*EXP(NORMINV(RAND();0;[.$H$2]))" office:value-type="currency" office:currency="EUR" office:value="15131.6249631521">
            <text:p>15.131,62 €</text:p>
          </table:table-cell>
          <table:table-cell table:formula="of:=[.HD10]*EXP(LN(1+[.$F$2]-[.$H$2]^2/2))*EXP(NORMINV(RAND();0;[.$H$2]))" office:value-type="currency" office:currency="EUR" office:value="20386.3226696141">
            <text:p>20.386,32 €</text:p>
          </table:table-cell>
          <table:table-cell table:formula="of:=[.HE10]*EXP(LN(1+[.$F$2]-[.$H$2]^2/2))*EXP(NORMINV(RAND();0;[.$H$2]))" office:value-type="currency" office:currency="EUR" office:value="9132.96091938485">
            <text:p>9.132,96 €</text:p>
          </table:table-cell>
          <table:table-cell table:formula="of:=[.HF10]*EXP(LN(1+[.$F$2]-[.$H$2]^2/2))*EXP(NORMINV(RAND();0;[.$H$2]))" office:value-type="currency" office:currency="EUR" office:value="7401.08141770974">
            <text:p>7.401,08 €</text:p>
          </table:table-cell>
          <table:table-cell table:formula="of:=[.HG10]*EXP(LN(1+[.$F$2]-[.$H$2]^2/2))*EXP(NORMINV(RAND();0;[.$H$2]))" office:value-type="currency" office:currency="EUR" office:value="15652.8402860666">
            <text:p>15.652,84 €</text:p>
          </table:table-cell>
          <table:table-cell table:formula="of:=[.HH10]*EXP(LN(1+[.$F$2]-[.$H$2]^2/2))*EXP(NORMINV(RAND();0;[.$H$2]))" office:value-type="currency" office:currency="EUR" office:value="22223.1036268949">
            <text:p>22.223,10 €</text:p>
          </table:table-cell>
          <table:table-cell table:formula="of:=[.HI10]*EXP(LN(1+[.$F$2]-[.$H$2]^2/2))*EXP(NORMINV(RAND();0;[.$H$2]))" office:value-type="currency" office:currency="EUR" office:value="14885.1866433476">
            <text:p>14.885,19 €</text:p>
          </table:table-cell>
          <table:table-cell table:formula="of:=[.HJ10]*EXP(LN(1+[.$F$2]-[.$H$2]^2/2))*EXP(NORMINV(RAND();0;[.$H$2]))" office:value-type="currency" office:currency="EUR" office:value="34236.396229408">
            <text:p>34.236,40 €</text:p>
          </table:table-cell>
          <table:table-cell table:formula="of:=[.HK10]*EXP(LN(1+[.$F$2]-[.$H$2]^2/2))*EXP(NORMINV(RAND();0;[.$H$2]))" office:value-type="currency" office:currency="EUR" office:value="7078.35033360827">
            <text:p>7.078,35 €</text:p>
          </table:table-cell>
          <table:table-cell table:formula="of:=[.HL10]*EXP(LN(1+[.$F$2]-[.$H$2]^2/2))*EXP(NORMINV(RAND();0;[.$H$2]))" office:value-type="currency" office:currency="EUR" office:value="13402.1551588739">
            <text:p>13.402,16 €</text:p>
          </table:table-cell>
          <table:table-cell table:formula="of:=[.HM10]*EXP(LN(1+[.$F$2]-[.$H$2]^2/2))*EXP(NORMINV(RAND();0;[.$H$2]))" office:value-type="currency" office:currency="EUR" office:value="9563.41337923128">
            <text:p>9.563,41 €</text:p>
          </table:table-cell>
          <table:table-cell table:formula="of:=[.HN10]*EXP(LN(1+[.$F$2]-[.$H$2]^2/2))*EXP(NORMINV(RAND();0;[.$H$2]))" office:value-type="currency" office:currency="EUR" office:value="13072.0243011585">
            <text:p>13.072,02 €</text:p>
          </table:table-cell>
          <table:table-cell table:formula="of:=[.HO10]*EXP(LN(1+[.$F$2]-[.$H$2]^2/2))*EXP(NORMINV(RAND();0;[.$H$2]))" office:value-type="currency" office:currency="EUR" office:value="12121.2917868784">
            <text:p>12.121,29 €</text:p>
          </table:table-cell>
          <table:table-cell table:formula="of:=[.HP10]*EXP(LN(1+[.$F$2]-[.$H$2]^2/2))*EXP(NORMINV(RAND();0;[.$H$2]))" office:value-type="currency" office:currency="EUR" office:value="36396.5241618452">
            <text:p>36.396,52 €</text:p>
          </table:table-cell>
          <table:table-cell table:formula="of:=[.HQ10]*EXP(LN(1+[.$F$2]-[.$H$2]^2/2))*EXP(NORMINV(RAND();0;[.$H$2]))" office:value-type="currency" office:currency="EUR" office:value="10804.5925026763">
            <text:p>10.804,59 €</text:p>
          </table:table-cell>
          <table:table-cell table:formula="of:=[.HR10]*EXP(LN(1+[.$F$2]-[.$H$2]^2/2))*EXP(NORMINV(RAND();0;[.$H$2]))" office:value-type="currency" office:currency="EUR" office:value="4763.32658791371">
            <text:p>4.763,33 €</text:p>
          </table:table-cell>
          <table:table-cell table:formula="of:=[.HS10]*EXP(LN(1+[.$F$2]-[.$H$2]^2/2))*EXP(NORMINV(RAND();0;[.$H$2]))" office:value-type="currency" office:currency="EUR" office:value="10059.2674325246">
            <text:p>10.059,27 €</text:p>
          </table:table-cell>
          <table:table-cell table:formula="of:=[.HT10]*EXP(LN(1+[.$F$2]-[.$H$2]^2/2))*EXP(NORMINV(RAND();0;[.$H$2]))" office:value-type="currency" office:currency="EUR" office:value="21764.8148434266">
            <text:p>21.764,81 €</text:p>
          </table:table-cell>
          <table:table-cell table:formula="of:=[.HU10]*EXP(LN(1+[.$F$2]-[.$H$2]^2/2))*EXP(NORMINV(RAND();0;[.$H$2]))" office:value-type="currency" office:currency="EUR" office:value="9766.7287010725">
            <text:p>9.766,73 €</text:p>
          </table:table-cell>
          <table:table-cell table:formula="of:=[.HV10]*EXP(LN(1+[.$F$2]-[.$H$2]^2/2))*EXP(NORMINV(RAND();0;[.$H$2]))" office:value-type="currency" office:currency="EUR" office:value="9066.33590719294">
            <text:p>9.066,34 €</text:p>
          </table:table-cell>
          <table:table-cell table:formula="of:=[.HW10]*EXP(LN(1+[.$F$2]-[.$H$2]^2/2))*EXP(NORMINV(RAND();0;[.$H$2]))" office:value-type="currency" office:currency="EUR" office:value="10323.4903143381">
            <text:p>10.323,49 €</text:p>
          </table:table-cell>
          <table:table-cell table:formula="of:=[.HX10]*EXP(LN(1+[.$F$2]-[.$H$2]^2/2))*EXP(NORMINV(RAND();0;[.$H$2]))" office:value-type="currency" office:currency="EUR" office:value="13534.6985681727">
            <text:p>13.534,70 €</text:p>
          </table:table-cell>
          <table:table-cell table:formula="of:=[.HY10]*EXP(LN(1+[.$F$2]-[.$H$2]^2/2))*EXP(NORMINV(RAND();0;[.$H$2]))" office:value-type="currency" office:currency="EUR" office:value="10216.4996887599">
            <text:p>10.216,50 €</text:p>
          </table:table-cell>
          <table:table-cell table:formula="of:=[.HZ10]*EXP(LN(1+[.$F$2]-[.$H$2]^2/2))*EXP(NORMINV(RAND();0;[.$H$2]))" office:value-type="currency" office:currency="EUR" office:value="15722.0617522128">
            <text:p>15.722,06 €</text:p>
          </table:table-cell>
          <table:table-cell table:formula="of:=[.IA10]*EXP(LN(1+[.$F$2]-[.$H$2]^2/2))*EXP(NORMINV(RAND();0;[.$H$2]))" office:value-type="currency" office:currency="EUR" office:value="18869.637184873">
            <text:p>18.869,64 €</text:p>
          </table:table-cell>
          <table:table-cell table:formula="of:=[.IB10]*EXP(LN(1+[.$F$2]-[.$H$2]^2/2))*EXP(NORMINV(RAND();0;[.$H$2]))" office:value-type="currency" office:currency="EUR" office:value="43542.7626939431">
            <text:p>43.542,76 €</text:p>
          </table:table-cell>
          <table:table-cell table:formula="of:=[.IC10]*EXP(LN(1+[.$F$2]-[.$H$2]^2/2))*EXP(NORMINV(RAND();0;[.$H$2]))" office:value-type="currency" office:currency="EUR" office:value="7799.60073172182">
            <text:p>7.799,60 €</text:p>
          </table:table-cell>
          <table:table-cell table:formula="of:=[.ID10]*EXP(LN(1+[.$F$2]-[.$H$2]^2/2))*EXP(NORMINV(RAND();0;[.$H$2]))" office:value-type="currency" office:currency="EUR" office:value="6220.93362419153">
            <text:p>6.220,93 €</text:p>
          </table:table-cell>
          <table:table-cell table:formula="of:=[.IE10]*EXP(LN(1+[.$F$2]-[.$H$2]^2/2))*EXP(NORMINV(RAND();0;[.$H$2]))" office:value-type="currency" office:currency="EUR" office:value="18679.5536241723">
            <text:p>18.679,55 €</text:p>
          </table:table-cell>
          <table:table-cell table:formula="of:=[.IF10]*EXP(LN(1+[.$F$2]-[.$H$2]^2/2))*EXP(NORMINV(RAND();0;[.$H$2]))" office:value-type="currency" office:currency="EUR" office:value="11134.576178829">
            <text:p>11.134,58 €</text:p>
          </table:table-cell>
          <table:table-cell table:formula="of:=[.IG10]*EXP(LN(1+[.$F$2]-[.$H$2]^2/2))*EXP(NORMINV(RAND();0;[.$H$2]))" office:value-type="currency" office:currency="EUR" office:value="15376.3012686897">
            <text:p>15.376,30 €</text:p>
          </table:table-cell>
          <table:table-cell table:formula="of:=[.IH10]*EXP(LN(1+[.$F$2]-[.$H$2]^2/2))*EXP(NORMINV(RAND();0;[.$H$2]))" office:value-type="currency" office:currency="EUR" office:value="15944.3490653362">
            <text:p>15.944,35 €</text:p>
          </table:table-cell>
          <table:table-cell table:formula="of:=[.II10]*EXP(LN(1+[.$F$2]-[.$H$2]^2/2))*EXP(NORMINV(RAND();0;[.$H$2]))" office:value-type="currency" office:currency="EUR" office:value="10117.4925945611">
            <text:p>10.117,49 €</text:p>
          </table:table-cell>
          <table:table-cell table:formula="of:=[.IJ10]*EXP(LN(1+[.$F$2]-[.$H$2]^2/2))*EXP(NORMINV(RAND();0;[.$H$2]))" office:value-type="currency" office:currency="EUR" office:value="23728.0855783408">
            <text:p>23.728,09 €</text:p>
          </table:table-cell>
          <table:table-cell table:formula="of:=[.IK10]*EXP(LN(1+[.$F$2]-[.$H$2]^2/2))*EXP(NORMINV(RAND();0;[.$H$2]))" office:value-type="currency" office:currency="EUR" office:value="13478.8606056429">
            <text:p>13.478,86 €</text:p>
          </table:table-cell>
          <table:table-cell table:formula="of:=[.IL10]*EXP(LN(1+[.$F$2]-[.$H$2]^2/2))*EXP(NORMINV(RAND();0;[.$H$2]))" office:value-type="currency" office:currency="EUR" office:value="17316.77843737">
            <text:p>17.316,78 €</text:p>
          </table:table-cell>
          <table:table-cell table:formula="of:=[.IM10]*EXP(LN(1+[.$F$2]-[.$H$2]^2/2))*EXP(NORMINV(RAND();0;[.$H$2]))" office:value-type="currency" office:currency="EUR" office:value="8456.60384458726">
            <text:p>8.456,60 €</text:p>
          </table:table-cell>
          <table:table-cell table:formula="of:=[.IN10]*EXP(LN(1+[.$F$2]-[.$H$2]^2/2))*EXP(NORMINV(RAND();0;[.$H$2]))" office:value-type="currency" office:currency="EUR" office:value="17621.0050537751">
            <text:p>17.621,01 €</text:p>
          </table:table-cell>
          <table:table-cell table:formula="of:=[.IO10]*EXP(LN(1+[.$F$2]-[.$H$2]^2/2))*EXP(NORMINV(RAND();0;[.$H$2]))" office:value-type="currency" office:currency="EUR" office:value="49710.1112199319">
            <text:p>49.710,11 €</text:p>
          </table:table-cell>
          <table:table-cell table:formula="of:=[.IP10]*EXP(LN(1+[.$F$2]-[.$H$2]^2/2))*EXP(NORMINV(RAND();0;[.$H$2]))" office:value-type="currency" office:currency="EUR" office:value="17379.6889723296">
            <text:p>17.379,69 €</text:p>
          </table:table-cell>
          <table:table-cell table:formula="of:=[.IQ10]*EXP(LN(1+[.$F$2]-[.$H$2]^2/2))*EXP(NORMINV(RAND();0;[.$H$2]))" office:value-type="currency" office:currency="EUR" office:value="22399.2074069917">
            <text:p>22.399,21 €</text:p>
          </table:table-cell>
          <table:table-cell table:formula="of:=[.IR10]*EXP(LN(1+[.$F$2]-[.$H$2]^2/2))*EXP(NORMINV(RAND();0;[.$H$2]))" office:value-type="currency" office:currency="EUR" office:value="7551.83163575058">
            <text:p>7.551,83 €</text:p>
          </table:table-cell>
          <table:table-cell table:formula="of:=[.IS10]*EXP(LN(1+[.$F$2]-[.$H$2]^2/2))*EXP(NORMINV(RAND();0;[.$H$2]))" office:value-type="currency" office:currency="EUR" office:value="9678.76258636682">
            <text:p>9.678,76 €</text:p>
          </table:table-cell>
          <table:table-cell table:formula="of:=[.IT10]*EXP(LN(1+[.$F$2]-[.$H$2]^2/2))*EXP(NORMINV(RAND();0;[.$H$2]))" office:value-type="currency" office:currency="EUR" office:value="52693.7207248298">
            <text:p>52.693,72 €</text:p>
          </table:table-cell>
          <table:table-cell table:formula="of:=[.IU10]*EXP(LN(1+[.$F$2]-[.$H$2]^2/2))*EXP(NORMINV(RAND();0;[.$H$2]))" office:value-type="currency" office:currency="EUR" office:value="9371.86017235057">
            <text:p>9.371,86 €</text:p>
          </table:table-cell>
          <table:table-cell table:formula="of:=[.IV10]*EXP(LN(1+[.$F$2]-[.$H$2]^2/2))*EXP(NORMINV(RAND();0;[.$H$2]))" office:value-type="currency" office:currency="EUR" office:value="17161.4310405583">
            <text:p>17.161,43 €</text:p>
          </table:table-cell>
          <table:table-cell table:formula="of:=[.IW10]*EXP(LN(1+[.$F$2]-[.$H$2]^2/2))*EXP(NORMINV(RAND();0;[.$H$2]))" office:value-type="currency" office:currency="EUR" office:value="5482.85135832436">
            <text:p>5.482,85 €</text:p>
          </table:table-cell>
          <table:table-cell table:formula="of:=[.IX10]*EXP(LN(1+[.$F$2]-[.$H$2]^2/2))*EXP(NORMINV(RAND();0;[.$H$2]))" office:value-type="currency" office:currency="EUR" office:value="7847.12796062131">
            <text:p>7.847,13 €</text:p>
          </table:table-cell>
          <table:table-cell table:formula="of:=[.IY10]*EXP(LN(1+[.$F$2]-[.$H$2]^2/2))*EXP(NORMINV(RAND();0;[.$H$2]))" office:value-type="currency" office:currency="EUR" office:value="9015.83073778508">
            <text:p>9.015,83 €</text:p>
          </table:table-cell>
          <table:table-cell table:formula="of:=[.IZ10]*EXP(LN(1+[.$F$2]-[.$H$2]^2/2))*EXP(NORMINV(RAND();0;[.$H$2]))" office:value-type="currency" office:currency="EUR" office:value="9684.22515329634">
            <text:p>9.684,23 €</text:p>
          </table:table-cell>
          <table:table-cell table:formula="of:=[.JA10]*EXP(LN(1+[.$F$2]-[.$H$2]^2/2))*EXP(NORMINV(RAND();0;[.$H$2]))" office:value-type="currency" office:currency="EUR" office:value="21463.7963169934">
            <text:p>21.463,80 €</text:p>
          </table:table-cell>
          <table:table-cell table:formula="of:=[.JB10]*EXP(LN(1+[.$F$2]-[.$H$2]^2/2))*EXP(NORMINV(RAND();0;[.$H$2]))" office:value-type="currency" office:currency="EUR" office:value="31718.0382895473">
            <text:p>31.718,04 €</text:p>
          </table:table-cell>
          <table:table-cell table:formula="of:=[.JC10]*EXP(LN(1+[.$F$2]-[.$H$2]^2/2))*EXP(NORMINV(RAND();0;[.$H$2]))" office:value-type="currency" office:currency="EUR" office:value="8015.53267186093">
            <text:p>8.015,53 €</text:p>
          </table:table-cell>
          <table:table-cell table:formula="of:=[.JD10]*EXP(LN(1+[.$F$2]-[.$H$2]^2/2))*EXP(NORMINV(RAND();0;[.$H$2]))" office:value-type="currency" office:currency="EUR" office:value="16341.9169559192">
            <text:p>16.341,92 €</text:p>
          </table:table-cell>
          <table:table-cell table:formula="of:=[.JE10]*EXP(LN(1+[.$F$2]-[.$H$2]^2/2))*EXP(NORMINV(RAND();0;[.$H$2]))" office:value-type="currency" office:currency="EUR" office:value="39051.4151051993">
            <text:p>39.051,42 €</text:p>
          </table:table-cell>
          <table:table-cell table:formula="of:=[.JF10]*EXP(LN(1+[.$F$2]-[.$H$2]^2/2))*EXP(NORMINV(RAND();0;[.$H$2]))" office:value-type="currency" office:currency="EUR" office:value="18213.3986488036">
            <text:p>18.213,40 €</text:p>
          </table:table-cell>
          <table:table-cell table:formula="of:=[.JG10]*EXP(LN(1+[.$F$2]-[.$H$2]^2/2))*EXP(NORMINV(RAND();0;[.$H$2]))" office:value-type="currency" office:currency="EUR" office:value="20585.562896388">
            <text:p>20.585,56 €</text:p>
          </table:table-cell>
          <table:table-cell table:formula="of:=[.JH10]*EXP(LN(1+[.$F$2]-[.$H$2]^2/2))*EXP(NORMINV(RAND();0;[.$H$2]))" office:value-type="currency" office:currency="EUR" office:value="8562.29172444927">
            <text:p>8.562,29 €</text:p>
          </table:table-cell>
          <table:table-cell table:formula="of:=[.JI10]*EXP(LN(1+[.$F$2]-[.$H$2]^2/2))*EXP(NORMINV(RAND();0;[.$H$2]))" office:value-type="currency" office:currency="EUR" office:value="12596.5178908504">
            <text:p>12.596,52 €</text:p>
          </table:table-cell>
          <table:table-cell table:formula="of:=[.JJ10]*EXP(LN(1+[.$F$2]-[.$H$2]^2/2))*EXP(NORMINV(RAND();0;[.$H$2]))" office:value-type="currency" office:currency="EUR" office:value="10818.2736287787">
            <text:p>10.818,27 €</text:p>
          </table:table-cell>
          <table:table-cell table:formula="of:=[.JK10]*EXP(LN(1+[.$F$2]-[.$H$2]^2/2))*EXP(NORMINV(RAND();0;[.$H$2]))" office:value-type="currency" office:currency="EUR" office:value="17470.6592270785">
            <text:p>17.470,66 €</text:p>
          </table:table-cell>
          <table:table-cell table:formula="of:=[.JL10]*EXP(LN(1+[.$F$2]-[.$H$2]^2/2))*EXP(NORMINV(RAND();0;[.$H$2]))" office:value-type="currency" office:currency="EUR" office:value="17917.0379802953">
            <text:p>17.917,04 €</text:p>
          </table:table-cell>
          <table:table-cell table:formula="of:=[.JM10]*EXP(LN(1+[.$F$2]-[.$H$2]^2/2))*EXP(NORMINV(RAND();0;[.$H$2]))" office:value-type="currency" office:currency="EUR" office:value="18663.3585214563">
            <text:p>18.663,36 €</text:p>
          </table:table-cell>
          <table:table-cell table:formula="of:=[.JN10]*EXP(LN(1+[.$F$2]-[.$H$2]^2/2))*EXP(NORMINV(RAND();0;[.$H$2]))" office:value-type="currency" office:currency="EUR" office:value="29636.9176436978">
            <text:p>29.636,92 €</text:p>
          </table:table-cell>
          <table:table-cell table:formula="of:=[.JO10]*EXP(LN(1+[.$F$2]-[.$H$2]^2/2))*EXP(NORMINV(RAND();0;[.$H$2]))" office:value-type="currency" office:currency="EUR" office:value="7065.44706256118">
            <text:p>7.065,45 €</text:p>
          </table:table-cell>
          <table:table-cell table:formula="of:=[.JP10]*EXP(LN(1+[.$F$2]-[.$H$2]^2/2))*EXP(NORMINV(RAND();0;[.$H$2]))" office:value-type="currency" office:currency="EUR" office:value="13374.5126804736">
            <text:p>13.374,51 €</text:p>
          </table:table-cell>
          <table:table-cell table:formula="of:=[.JQ10]*EXP(LN(1+[.$F$2]-[.$H$2]^2/2))*EXP(NORMINV(RAND();0;[.$H$2]))" office:value-type="currency" office:currency="EUR" office:value="7943.23065162066">
            <text:p>7.943,23 €</text:p>
          </table:table-cell>
          <table:table-cell table:formula="of:=[.JR10]*EXP(LN(1+[.$F$2]-[.$H$2]^2/2))*EXP(NORMINV(RAND();0;[.$H$2]))" office:value-type="currency" office:currency="EUR" office:value="15899.0527029707">
            <text:p>15.899,05 €</text:p>
          </table:table-cell>
          <table:table-cell table:formula="of:=[.JS10]*EXP(LN(1+[.$F$2]-[.$H$2]^2/2))*EXP(NORMINV(RAND();0;[.$H$2]))" office:value-type="currency" office:currency="EUR" office:value="22799.9238960516">
            <text:p>22.799,92 €</text:p>
          </table:table-cell>
          <table:table-cell table:formula="of:=[.JT10]*EXP(LN(1+[.$F$2]-[.$H$2]^2/2))*EXP(NORMINV(RAND();0;[.$H$2]))" office:value-type="currency" office:currency="EUR" office:value="6875.04924454422">
            <text:p>6.875,05 €</text:p>
          </table:table-cell>
          <table:table-cell table:formula="of:=[.JU10]*EXP(LN(1+[.$F$2]-[.$H$2]^2/2))*EXP(NORMINV(RAND();0;[.$H$2]))" office:value-type="currency" office:currency="EUR" office:value="11679.126933004">
            <text:p>11.679,13 €</text:p>
          </table:table-cell>
          <table:table-cell table:formula="of:=[.JV10]*EXP(LN(1+[.$F$2]-[.$H$2]^2/2))*EXP(NORMINV(RAND();0;[.$H$2]))" office:value-type="currency" office:currency="EUR" office:value="3618.09954629319">
            <text:p>3.618,10 €</text:p>
          </table:table-cell>
          <table:table-cell table:formula="of:=[.JW10]*EXP(LN(1+[.$F$2]-[.$H$2]^2/2))*EXP(NORMINV(RAND();0;[.$H$2]))" office:value-type="currency" office:currency="EUR" office:value="5551.09163350724">
            <text:p>5.551,09 €</text:p>
          </table:table-cell>
          <table:table-cell table:formula="of:=[.JX10]*EXP(LN(1+[.$F$2]-[.$H$2]^2/2))*EXP(NORMINV(RAND();0;[.$H$2]))" office:value-type="currency" office:currency="EUR" office:value="14402.9268532618">
            <text:p>14.402,93 €</text:p>
          </table:table-cell>
          <table:table-cell table:formula="of:=[.JY10]*EXP(LN(1+[.$F$2]-[.$H$2]^2/2))*EXP(NORMINV(RAND();0;[.$H$2]))" office:value-type="currency" office:currency="EUR" office:value="19469.8239261181">
            <text:p>19.469,82 €</text:p>
          </table:table-cell>
          <table:table-cell table:formula="of:=[.JZ10]*EXP(LN(1+[.$F$2]-[.$H$2]^2/2))*EXP(NORMINV(RAND();0;[.$H$2]))" office:value-type="currency" office:currency="EUR" office:value="16226.9536866811">
            <text:p>16.226,95 €</text:p>
          </table:table-cell>
          <table:table-cell table:formula="of:=[.KA10]*EXP(LN(1+[.$F$2]-[.$H$2]^2/2))*EXP(NORMINV(RAND();0;[.$H$2]))" office:value-type="currency" office:currency="EUR" office:value="4375.05069020016">
            <text:p>4.375,05 €</text:p>
          </table:table-cell>
          <table:table-cell table:formula="of:=[.KB10]*EXP(LN(1+[.$F$2]-[.$H$2]^2/2))*EXP(NORMINV(RAND();0;[.$H$2]))" office:value-type="currency" office:currency="EUR" office:value="27443.0314628021">
            <text:p>27.443,03 €</text:p>
          </table:table-cell>
          <table:table-cell table:formula="of:=[.KC10]*EXP(LN(1+[.$F$2]-[.$H$2]^2/2))*EXP(NORMINV(RAND();0;[.$H$2]))" office:value-type="currency" office:currency="EUR" office:value="6516.60572275722">
            <text:p>6.516,61 €</text:p>
          </table:table-cell>
          <table:table-cell table:formula="of:=[.KD10]*EXP(LN(1+[.$F$2]-[.$H$2]^2/2))*EXP(NORMINV(RAND();0;[.$H$2]))" office:value-type="currency" office:currency="EUR" office:value="10050.6524535519">
            <text:p>10.050,65 €</text:p>
          </table:table-cell>
          <table:table-cell table:formula="of:=[.KE10]*EXP(LN(1+[.$F$2]-[.$H$2]^2/2))*EXP(NORMINV(RAND();0;[.$H$2]))" office:value-type="currency" office:currency="EUR" office:value="14250.2115975658">
            <text:p>14.250,21 €</text:p>
          </table:table-cell>
          <table:table-cell table:formula="of:=[.KF10]*EXP(LN(1+[.$F$2]-[.$H$2]^2/2))*EXP(NORMINV(RAND();0;[.$H$2]))" office:value-type="currency" office:currency="EUR" office:value="16692.0093997826">
            <text:p>16.692,01 €</text:p>
          </table:table-cell>
          <table:table-cell table:formula="of:=[.KG10]*EXP(LN(1+[.$F$2]-[.$H$2]^2/2))*EXP(NORMINV(RAND();0;[.$H$2]))" office:value-type="currency" office:currency="EUR" office:value="17256.6363259116">
            <text:p>17.256,64 €</text:p>
          </table:table-cell>
          <table:table-cell table:formula="of:=[.KH10]*EXP(LN(1+[.$F$2]-[.$H$2]^2/2))*EXP(NORMINV(RAND();0;[.$H$2]))" office:value-type="currency" office:currency="EUR" office:value="7069.04389232659">
            <text:p>7.069,04 €</text:p>
          </table:table-cell>
          <table:table-cell table:formula="of:=[.KI10]*EXP(LN(1+[.$F$2]-[.$H$2]^2/2))*EXP(NORMINV(RAND();0;[.$H$2]))" office:value-type="currency" office:currency="EUR" office:value="19195.0739186862">
            <text:p>19.195,07 €</text:p>
          </table:table-cell>
          <table:table-cell table:formula="of:=[.KJ10]*EXP(LN(1+[.$F$2]-[.$H$2]^2/2))*EXP(NORMINV(RAND();0;[.$H$2]))" office:value-type="currency" office:currency="EUR" office:value="70183.7735550618">
            <text:p>70.183,77 €</text:p>
          </table:table-cell>
          <table:table-cell table:formula="of:=[.KK10]*EXP(LN(1+[.$F$2]-[.$H$2]^2/2))*EXP(NORMINV(RAND();0;[.$H$2]))" office:value-type="currency" office:currency="EUR" office:value="57662.6869321363">
            <text:p>57.662,69 €</text:p>
          </table:table-cell>
          <table:table-cell table:formula="of:=[.KL10]*EXP(LN(1+[.$F$2]-[.$H$2]^2/2))*EXP(NORMINV(RAND();0;[.$H$2]))" office:value-type="currency" office:currency="EUR" office:value="13693.5872748615">
            <text:p>13.693,59 €</text:p>
          </table:table-cell>
          <table:table-cell table:formula="of:=[.KM10]*EXP(LN(1+[.$F$2]-[.$H$2]^2/2))*EXP(NORMINV(RAND();0;[.$H$2]))" office:value-type="currency" office:currency="EUR" office:value="7922.96385029898">
            <text:p>7.922,96 €</text:p>
          </table:table-cell>
          <table:table-cell table:formula="of:=[.KN10]*EXP(LN(1+[.$F$2]-[.$H$2]^2/2))*EXP(NORMINV(RAND();0;[.$H$2]))" office:value-type="currency" office:currency="EUR" office:value="10262.9864900496">
            <text:p>10.262,99 €</text:p>
          </table:table-cell>
          <table:table-cell table:formula="of:=[.KO10]*EXP(LN(1+[.$F$2]-[.$H$2]^2/2))*EXP(NORMINV(RAND();0;[.$H$2]))" office:value-type="currency" office:currency="EUR" office:value="14271.0332253501">
            <text:p>14.271,03 €</text:p>
          </table:table-cell>
          <table:table-cell table:formula="of:=[.KP10]*EXP(LN(1+[.$F$2]-[.$H$2]^2/2))*EXP(NORMINV(RAND();0;[.$H$2]))" office:value-type="currency" office:currency="EUR" office:value="19151.0867992118">
            <text:p>19.151,09 €</text:p>
          </table:table-cell>
          <table:table-cell table:formula="of:=[.KQ10]*EXP(LN(1+[.$F$2]-[.$H$2]^2/2))*EXP(NORMINV(RAND();0;[.$H$2]))" office:value-type="currency" office:currency="EUR" office:value="9213.84952483024">
            <text:p>9.213,85 €</text:p>
          </table:table-cell>
          <table:table-cell table:formula="of:=[.KR10]*EXP(LN(1+[.$F$2]-[.$H$2]^2/2))*EXP(NORMINV(RAND();0;[.$H$2]))" office:value-type="currency" office:currency="EUR" office:value="13089.3623170583">
            <text:p>13.089,36 €</text:p>
          </table:table-cell>
          <table:table-cell table:formula="of:=[.KS10]*EXP(LN(1+[.$F$2]-[.$H$2]^2/2))*EXP(NORMINV(RAND();0;[.$H$2]))" office:value-type="currency" office:currency="EUR" office:value="6551.22907483961">
            <text:p>6.551,23 €</text:p>
          </table:table-cell>
          <table:table-cell table:formula="of:=[.KT10]*EXP(LN(1+[.$F$2]-[.$H$2]^2/2))*EXP(NORMINV(RAND();0;[.$H$2]))" office:value-type="currency" office:currency="EUR" office:value="11681.2363197861">
            <text:p>11.681,24 €</text:p>
          </table:table-cell>
          <table:table-cell table:formula="of:=[.KU10]*EXP(LN(1+[.$F$2]-[.$H$2]^2/2))*EXP(NORMINV(RAND();0;[.$H$2]))" office:value-type="currency" office:currency="EUR" office:value="14559.863235923">
            <text:p>14.559,86 €</text:p>
          </table:table-cell>
          <table:table-cell table:formula="of:=[.KV10]*EXP(LN(1+[.$F$2]-[.$H$2]^2/2))*EXP(NORMINV(RAND();0;[.$H$2]))" office:value-type="currency" office:currency="EUR" office:value="5636.95120608932">
            <text:p>5.636,95 €</text:p>
          </table:table-cell>
          <table:table-cell table:formula="of:=[.KW10]*EXP(LN(1+[.$F$2]-[.$H$2]^2/2))*EXP(NORMINV(RAND();0;[.$H$2]))" office:value-type="currency" office:currency="EUR" office:value="18100.6671452195">
            <text:p>18.100,67 €</text:p>
          </table:table-cell>
          <table:table-cell table:formula="of:=[.KX10]*EXP(LN(1+[.$F$2]-[.$H$2]^2/2))*EXP(NORMINV(RAND();0;[.$H$2]))" office:value-type="currency" office:currency="EUR" office:value="10020.1493735787">
            <text:p>10.020,15 €</text:p>
          </table:table-cell>
          <table:table-cell table:formula="of:=[.KY10]*EXP(LN(1+[.$F$2]-[.$H$2]^2/2))*EXP(NORMINV(RAND();0;[.$H$2]))" office:value-type="currency" office:currency="EUR" office:value="31295.2268650239">
            <text:p>31.295,23 €</text:p>
          </table:table-cell>
          <table:table-cell table:formula="of:=[.KZ10]*EXP(LN(1+[.$F$2]-[.$H$2]^2/2))*EXP(NORMINV(RAND();0;[.$H$2]))" office:value-type="currency" office:currency="EUR" office:value="13993.027890486">
            <text:p>13.993,03 €</text:p>
          </table:table-cell>
          <table:table-cell table:formula="of:=[.LA10]*EXP(LN(1+[.$F$2]-[.$H$2]^2/2))*EXP(NORMINV(RAND();0;[.$H$2]))" office:value-type="currency" office:currency="EUR" office:value="7591.0080222774">
            <text:p>7.591,01 €</text:p>
          </table:table-cell>
          <table:table-cell table:formula="of:=[.LB10]*EXP(LN(1+[.$F$2]-[.$H$2]^2/2))*EXP(NORMINV(RAND();0;[.$H$2]))" office:value-type="currency" office:currency="EUR" office:value="26058.5094805373">
            <text:p>26.058,51 €</text:p>
          </table:table-cell>
          <table:table-cell table:formula="of:=[.LC10]*EXP(LN(1+[.$F$2]-[.$H$2]^2/2))*EXP(NORMINV(RAND();0;[.$H$2]))" office:value-type="currency" office:currency="EUR" office:value="5067.62300202941">
            <text:p>5.067,62 €</text:p>
          </table:table-cell>
          <table:table-cell table:formula="of:=[.LD10]*EXP(LN(1+[.$F$2]-[.$H$2]^2/2))*EXP(NORMINV(RAND();0;[.$H$2]))" office:value-type="currency" office:currency="EUR" office:value="33768.8723206045">
            <text:p>33.768,87 €</text:p>
          </table:table-cell>
          <table:table-cell table:formula="of:=[.LE10]*EXP(LN(1+[.$F$2]-[.$H$2]^2/2))*EXP(NORMINV(RAND();0;[.$H$2]))" office:value-type="currency" office:currency="EUR" office:value="13275.7706349911">
            <text:p>13.275,77 €</text:p>
          </table:table-cell>
          <table:table-cell table:formula="of:=[.LF10]*EXP(LN(1+[.$F$2]-[.$H$2]^2/2))*EXP(NORMINV(RAND();0;[.$H$2]))" office:value-type="currency" office:currency="EUR" office:value="7682.61062524383">
            <text:p>7.682,61 €</text:p>
          </table:table-cell>
          <table:table-cell table:formula="of:=[.LG10]*EXP(LN(1+[.$F$2]-[.$H$2]^2/2))*EXP(NORMINV(RAND();0;[.$H$2]))" office:value-type="currency" office:currency="EUR" office:value="10900.5090180854">
            <text:p>10.900,51 €</text:p>
          </table:table-cell>
          <table:table-cell table:formula="of:=[.LH10]*EXP(LN(1+[.$F$2]-[.$H$2]^2/2))*EXP(NORMINV(RAND();0;[.$H$2]))" office:value-type="currency" office:currency="EUR" office:value="14105.0953350736">
            <text:p>14.105,10 €</text:p>
          </table:table-cell>
          <table:table-cell table:formula="of:=[.LI10]*EXP(LN(1+[.$F$2]-[.$H$2]^2/2))*EXP(NORMINV(RAND();0;[.$H$2]))" office:value-type="currency" office:currency="EUR" office:value="12585.5947278614">
            <text:p>12.585,59 €</text:p>
          </table:table-cell>
          <table:table-cell table:formula="of:=[.LJ10]*EXP(LN(1+[.$F$2]-[.$H$2]^2/2))*EXP(NORMINV(RAND();0;[.$H$2]))" office:value-type="currency" office:currency="EUR" office:value="11286.2336586811">
            <text:p>11.286,23 €</text:p>
          </table:table-cell>
          <table:table-cell table:formula="of:=[.LK10]*EXP(LN(1+[.$F$2]-[.$H$2]^2/2))*EXP(NORMINV(RAND();0;[.$H$2]))" office:value-type="currency" office:currency="EUR" office:value="9478.54191810604">
            <text:p>9.478,54 €</text:p>
          </table:table-cell>
          <table:table-cell table:formula="of:=[.LL10]*EXP(LN(1+[.$F$2]-[.$H$2]^2/2))*EXP(NORMINV(RAND();0;[.$H$2]))" office:value-type="currency" office:currency="EUR" office:value="12777.0767827835">
            <text:p>12.777,08 €</text:p>
          </table:table-cell>
          <table:table-cell table:formula="of:=[.LM10]*EXP(LN(1+[.$F$2]-[.$H$2]^2/2))*EXP(NORMINV(RAND();0;[.$H$2]))" office:value-type="currency" office:currency="EUR" office:value="8036.71551224004">
            <text:p>8.036,72 €</text:p>
          </table:table-cell>
          <table:table-cell table:formula="of:=[.LN10]*EXP(LN(1+[.$F$2]-[.$H$2]^2/2))*EXP(NORMINV(RAND();0;[.$H$2]))" office:value-type="currency" office:currency="EUR" office:value="8533.04339408374">
            <text:p>8.533,04 €</text:p>
          </table:table-cell>
          <table:table-cell table:formula="of:=[.LO10]*EXP(LN(1+[.$F$2]-[.$H$2]^2/2))*EXP(NORMINV(RAND();0;[.$H$2]))" office:value-type="currency" office:currency="EUR" office:value="10730.4450715901">
            <text:p>10.730,45 €</text:p>
          </table:table-cell>
          <table:table-cell table:formula="of:=[.LP10]*EXP(LN(1+[.$F$2]-[.$H$2]^2/2))*EXP(NORMINV(RAND();0;[.$H$2]))" office:value-type="currency" office:currency="EUR" office:value="16355.5096789325">
            <text:p>16.355,51 €</text:p>
          </table:table-cell>
          <table:table-cell table:formula="of:=[.LQ10]*EXP(LN(1+[.$F$2]-[.$H$2]^2/2))*EXP(NORMINV(RAND();0;[.$H$2]))" office:value-type="currency" office:currency="EUR" office:value="6625.78129405198">
            <text:p>6.625,78 €</text:p>
          </table:table-cell>
          <table:table-cell table:formula="of:=[.LR10]*EXP(LN(1+[.$F$2]-[.$H$2]^2/2))*EXP(NORMINV(RAND();0;[.$H$2]))" office:value-type="currency" office:currency="EUR" office:value="13323.2435695877">
            <text:p>13.323,24 €</text:p>
          </table:table-cell>
          <table:table-cell table:formula="of:=[.LS10]*EXP(LN(1+[.$F$2]-[.$H$2]^2/2))*EXP(NORMINV(RAND();0;[.$H$2]))" office:value-type="currency" office:currency="EUR" office:value="9074.45682000455">
            <text:p>9.074,46 €</text:p>
          </table:table-cell>
          <table:table-cell table:formula="of:=[.LT10]*EXP(LN(1+[.$F$2]-[.$H$2]^2/2))*EXP(NORMINV(RAND();0;[.$H$2]))" office:value-type="currency" office:currency="EUR" office:value="33886.0676287849">
            <text:p>33.886,07 €</text:p>
          </table:table-cell>
          <table:table-cell table:formula="of:=[.LU10]*EXP(LN(1+[.$F$2]-[.$H$2]^2/2))*EXP(NORMINV(RAND();0;[.$H$2]))" office:value-type="currency" office:currency="EUR" office:value="9045.54556678266">
            <text:p>9.045,55 €</text:p>
          </table:table-cell>
          <table:table-cell table:formula="of:=[.LV10]*EXP(LN(1+[.$F$2]-[.$H$2]^2/2))*EXP(NORMINV(RAND();0;[.$H$2]))" office:value-type="currency" office:currency="EUR" office:value="11562.1071143157">
            <text:p>11.562,11 €</text:p>
          </table:table-cell>
          <table:table-cell table:formula="of:=[.LW10]*EXP(LN(1+[.$F$2]-[.$H$2]^2/2))*EXP(NORMINV(RAND();0;[.$H$2]))" office:value-type="currency" office:currency="EUR" office:value="11134.9545821465">
            <text:p>11.134,95 €</text:p>
          </table:table-cell>
          <table:table-cell table:formula="of:=[.LX10]*EXP(LN(1+[.$F$2]-[.$H$2]^2/2))*EXP(NORMINV(RAND();0;[.$H$2]))" office:value-type="currency" office:currency="EUR" office:value="10341.6992979492">
            <text:p>10.341,70 €</text:p>
          </table:table-cell>
          <table:table-cell table:formula="of:=[.LY10]*EXP(LN(1+[.$F$2]-[.$H$2]^2/2))*EXP(NORMINV(RAND();0;[.$H$2]))" office:value-type="currency" office:currency="EUR" office:value="22927.3172265853">
            <text:p>22.927,32 €</text:p>
          </table:table-cell>
          <table:table-cell table:formula="of:=[.LZ10]*EXP(LN(1+[.$F$2]-[.$H$2]^2/2))*EXP(NORMINV(RAND();0;[.$H$2]))" office:value-type="currency" office:currency="EUR" office:value="9825.98201752377">
            <text:p>9.825,98 €</text:p>
          </table:table-cell>
          <table:table-cell table:formula="of:=[.MA10]*EXP(LN(1+[.$F$2]-[.$H$2]^2/2))*EXP(NORMINV(RAND();0;[.$H$2]))" office:value-type="currency" office:currency="EUR" office:value="23266.4597481559">
            <text:p>23.266,46 €</text:p>
          </table:table-cell>
          <table:table-cell table:formula="of:=[.MB10]*EXP(LN(1+[.$F$2]-[.$H$2]^2/2))*EXP(NORMINV(RAND();0;[.$H$2]))" office:value-type="currency" office:currency="EUR" office:value="19527.6008472012">
            <text:p>19.527,60 €</text:p>
          </table:table-cell>
          <table:table-cell table:formula="of:=[.MC10]*EXP(LN(1+[.$F$2]-[.$H$2]^2/2))*EXP(NORMINV(RAND();0;[.$H$2]))" office:value-type="currency" office:currency="EUR" office:value="15998.0728141733">
            <text:p>15.998,07 €</text:p>
          </table:table-cell>
          <table:table-cell table:formula="of:=[.MD10]*EXP(LN(1+[.$F$2]-[.$H$2]^2/2))*EXP(NORMINV(RAND();0;[.$H$2]))" office:value-type="currency" office:currency="EUR" office:value="27191.7643852173">
            <text:p>27.191,76 €</text:p>
          </table:table-cell>
          <table:table-cell table:formula="of:=[.ME10]*EXP(LN(1+[.$F$2]-[.$H$2]^2/2))*EXP(NORMINV(RAND();0;[.$H$2]))" office:value-type="currency" office:currency="EUR" office:value="14069.3260901369">
            <text:p>14.069,33 €</text:p>
          </table:table-cell>
          <table:table-cell table:formula="of:=[.MF10]*EXP(LN(1+[.$F$2]-[.$H$2]^2/2))*EXP(NORMINV(RAND();0;[.$H$2]))" office:value-type="currency" office:currency="EUR" office:value="8146.78880731815">
            <text:p>8.146,79 €</text:p>
          </table:table-cell>
          <table:table-cell table:formula="of:=[.MG10]*EXP(LN(1+[.$F$2]-[.$H$2]^2/2))*EXP(NORMINV(RAND();0;[.$H$2]))" office:value-type="currency" office:currency="EUR" office:value="11808.6670871985">
            <text:p>11.808,67 €</text:p>
          </table:table-cell>
          <table:table-cell table:formula="of:=[.MH10]*EXP(LN(1+[.$F$2]-[.$H$2]^2/2))*EXP(NORMINV(RAND();0;[.$H$2]))" office:value-type="currency" office:currency="EUR" office:value="10440.7021173861">
            <text:p>10.440,70 €</text:p>
          </table:table-cell>
          <table:table-cell table:formula="of:=[.MI10]*EXP(LN(1+[.$F$2]-[.$H$2]^2/2))*EXP(NORMINV(RAND();0;[.$H$2]))" office:value-type="currency" office:currency="EUR" office:value="8442.30717489382">
            <text:p>8.442,31 €</text:p>
          </table:table-cell>
          <table:table-cell table:formula="of:=[.MJ10]*EXP(LN(1+[.$F$2]-[.$H$2]^2/2))*EXP(NORMINV(RAND();0;[.$H$2]))" office:value-type="currency" office:currency="EUR" office:value="24549.4494723842">
            <text:p>24.549,45 €</text:p>
          </table:table-cell>
          <table:table-cell table:formula="of:=[.MK10]*EXP(LN(1+[.$F$2]-[.$H$2]^2/2))*EXP(NORMINV(RAND();0;[.$H$2]))" office:value-type="currency" office:currency="EUR" office:value="30033.1032212496">
            <text:p>30.033,10 €</text:p>
          </table:table-cell>
          <table:table-cell table:formula="of:=[.ML10]*EXP(LN(1+[.$F$2]-[.$H$2]^2/2))*EXP(NORMINV(RAND();0;[.$H$2]))" office:value-type="currency" office:currency="EUR" office:value="11474.9381029124">
            <text:p>11.474,94 €</text:p>
          </table:table-cell>
          <table:table-cell table:formula="of:=[.MM10]*EXP(LN(1+[.$F$2]-[.$H$2]^2/2))*EXP(NORMINV(RAND();0;[.$H$2]))" office:value-type="currency" office:currency="EUR" office:value="13983.107710723">
            <text:p>13.983,11 €</text:p>
          </table:table-cell>
          <table:table-cell table:formula="of:=[.MN10]*EXP(LN(1+[.$F$2]-[.$H$2]^2/2))*EXP(NORMINV(RAND();0;[.$H$2]))" office:value-type="currency" office:currency="EUR" office:value="9969.13794260147">
            <text:p>9.969,14 €</text:p>
          </table:table-cell>
          <table:table-cell table:formula="of:=[.MO10]*EXP(LN(1+[.$F$2]-[.$H$2]^2/2))*EXP(NORMINV(RAND();0;[.$H$2]))" office:value-type="currency" office:currency="EUR" office:value="3260.61949432787">
            <text:p>3.260,62 €</text:p>
          </table:table-cell>
          <table:table-cell table:formula="of:=[.MP10]*EXP(LN(1+[.$F$2]-[.$H$2]^2/2))*EXP(NORMINV(RAND();0;[.$H$2]))" office:value-type="currency" office:currency="EUR" office:value="38516.7634050624">
            <text:p>38.516,76 €</text:p>
          </table:table-cell>
          <table:table-cell table:formula="of:=[.MQ10]*EXP(LN(1+[.$F$2]-[.$H$2]^2/2))*EXP(NORMINV(RAND();0;[.$H$2]))" office:value-type="currency" office:currency="EUR" office:value="18569.6390880536">
            <text:p>18.569,64 €</text:p>
          </table:table-cell>
          <table:table-cell table:formula="of:=[.MR10]*EXP(LN(1+[.$F$2]-[.$H$2]^2/2))*EXP(NORMINV(RAND();0;[.$H$2]))" office:value-type="currency" office:currency="EUR" office:value="11640.0627564898">
            <text:p>11.640,06 €</text:p>
          </table:table-cell>
          <table:table-cell table:formula="of:=[.MS10]*EXP(LN(1+[.$F$2]-[.$H$2]^2/2))*EXP(NORMINV(RAND();0;[.$H$2]))" office:value-type="currency" office:currency="EUR" office:value="6138.24851846242">
            <text:p>6.138,25 €</text:p>
          </table:table-cell>
          <table:table-cell table:formula="of:=[.MT10]*EXP(LN(1+[.$F$2]-[.$H$2]^2/2))*EXP(NORMINV(RAND();0;[.$H$2]))" office:value-type="currency" office:currency="EUR" office:value="21112.6368608526">
            <text:p>21.112,64 €</text:p>
          </table:table-cell>
          <table:table-cell table:formula="of:=[.MU10]*EXP(LN(1+[.$F$2]-[.$H$2]^2/2))*EXP(NORMINV(RAND();0;[.$H$2]))" office:value-type="currency" office:currency="EUR" office:value="14334.3244471279">
            <text:p>14.334,32 €</text:p>
          </table:table-cell>
          <table:table-cell table:formula="of:=[.MV10]*EXP(LN(1+[.$F$2]-[.$H$2]^2/2))*EXP(NORMINV(RAND();0;[.$H$2]))" office:value-type="currency" office:currency="EUR" office:value="8847.4098957288">
            <text:p>8.847,41 €</text:p>
          </table:table-cell>
          <table:table-cell table:formula="of:=[.MW10]*EXP(LN(1+[.$F$2]-[.$H$2]^2/2))*EXP(NORMINV(RAND();0;[.$H$2]))" office:value-type="currency" office:currency="EUR" office:value="15106.2895616877">
            <text:p>15.106,29 €</text:p>
          </table:table-cell>
          <table:table-cell table:formula="of:=[.MX10]*EXP(LN(1+[.$F$2]-[.$H$2]^2/2))*EXP(NORMINV(RAND();0;[.$H$2]))" office:value-type="currency" office:currency="EUR" office:value="15625.9131038214">
            <text:p>15.625,91 €</text:p>
          </table:table-cell>
          <table:table-cell table:formula="of:=[.MY10]*EXP(LN(1+[.$F$2]-[.$H$2]^2/2))*EXP(NORMINV(RAND();0;[.$H$2]))" office:value-type="currency" office:currency="EUR" office:value="23588.3916249995">
            <text:p>23.588,39 €</text:p>
          </table:table-cell>
          <table:table-cell table:formula="of:=[.MZ10]*EXP(LN(1+[.$F$2]-[.$H$2]^2/2))*EXP(NORMINV(RAND();0;[.$H$2]))" office:value-type="currency" office:currency="EUR" office:value="17937.2384377113">
            <text:p>17.937,24 €</text:p>
          </table:table-cell>
          <table:table-cell table:formula="of:=[.NA10]*EXP(LN(1+[.$F$2]-[.$H$2]^2/2))*EXP(NORMINV(RAND();0;[.$H$2]))" office:value-type="currency" office:currency="EUR" office:value="18070.2829838">
            <text:p>18.070,28 €</text:p>
          </table:table-cell>
          <table:table-cell table:formula="of:=[.NB10]*EXP(LN(1+[.$F$2]-[.$H$2]^2/2))*EXP(NORMINV(RAND();0;[.$H$2]))" office:value-type="currency" office:currency="EUR" office:value="12319.2564382519">
            <text:p>12.319,26 €</text:p>
          </table:table-cell>
          <table:table-cell table:formula="of:=[.NC10]*EXP(LN(1+[.$F$2]-[.$H$2]^2/2))*EXP(NORMINV(RAND();0;[.$H$2]))" office:value-type="currency" office:currency="EUR" office:value="8162.44846961223">
            <text:p>8.162,45 €</text:p>
          </table:table-cell>
          <table:table-cell table:formula="of:=[.ND10]*EXP(LN(1+[.$F$2]-[.$H$2]^2/2))*EXP(NORMINV(RAND();0;[.$H$2]))" office:value-type="currency" office:currency="EUR" office:value="9587.48399800136">
            <text:p>9.587,48 €</text:p>
          </table:table-cell>
          <table:table-cell table:formula="of:=[.NE10]*EXP(LN(1+[.$F$2]-[.$H$2]^2/2))*EXP(NORMINV(RAND();0;[.$H$2]))" office:value-type="currency" office:currency="EUR" office:value="14922.663262827">
            <text:p>14.922,66 €</text:p>
          </table:table-cell>
          <table:table-cell table:formula="of:=[.NF10]*EXP(LN(1+[.$F$2]-[.$H$2]^2/2))*EXP(NORMINV(RAND();0;[.$H$2]))" office:value-type="currency" office:currency="EUR" office:value="11926.0248598199">
            <text:p>11.926,02 €</text:p>
          </table:table-cell>
          <table:table-cell table:formula="of:=[.NG10]*EXP(LN(1+[.$F$2]-[.$H$2]^2/2))*EXP(NORMINV(RAND();0;[.$H$2]))" office:value-type="currency" office:currency="EUR" office:value="4588.89674960256">
            <text:p>4.588,90 €</text:p>
          </table:table-cell>
          <table:table-cell table:formula="of:=[.NH10]*EXP(LN(1+[.$F$2]-[.$H$2]^2/2))*EXP(NORMINV(RAND();0;[.$H$2]))" office:value-type="currency" office:currency="EUR" office:value="36812.4409815154">
            <text:p>36.812,44 €</text:p>
          </table:table-cell>
          <table:table-cell table:formula="of:=[.NI10]*EXP(LN(1+[.$F$2]-[.$H$2]^2/2))*EXP(NORMINV(RAND();0;[.$H$2]))" office:value-type="currency" office:currency="EUR" office:value="11798.9643504244">
            <text:p>11.798,96 €</text:p>
          </table:table-cell>
          <table:table-cell table:formula="of:=[.NJ10]*EXP(LN(1+[.$F$2]-[.$H$2]^2/2))*EXP(NORMINV(RAND();0;[.$H$2]))" office:value-type="currency" office:currency="EUR" office:value="29359.6685873186">
            <text:p>29.359,67 €</text:p>
          </table:table-cell>
          <table:table-cell table:formula="of:=[.NK10]*EXP(LN(1+[.$F$2]-[.$H$2]^2/2))*EXP(NORMINV(RAND();0;[.$H$2]))" office:value-type="currency" office:currency="EUR" office:value="19361.90407345">
            <text:p>19.361,90 €</text:p>
          </table:table-cell>
          <table:table-cell table:formula="of:=[.NL10]*EXP(LN(1+[.$F$2]-[.$H$2]^2/2))*EXP(NORMINV(RAND();0;[.$H$2]))" office:value-type="currency" office:currency="EUR" office:value="11505.1198826513">
            <text:p>11.505,12 €</text:p>
          </table:table-cell>
          <table:table-cell table:formula="of:=[.NM10]*EXP(LN(1+[.$F$2]-[.$H$2]^2/2))*EXP(NORMINV(RAND();0;[.$H$2]))" office:value-type="currency" office:currency="EUR" office:value="5280.82437323989">
            <text:p>5.280,82 €</text:p>
          </table:table-cell>
          <table:table-cell table:formula="of:=[.NN10]*EXP(LN(1+[.$F$2]-[.$H$2]^2/2))*EXP(NORMINV(RAND();0;[.$H$2]))" office:value-type="currency" office:currency="EUR" office:value="19535.0938388072">
            <text:p>19.535,09 €</text:p>
          </table:table-cell>
          <table:table-cell table:formula="of:=[.NO10]*EXP(LN(1+[.$F$2]-[.$H$2]^2/2))*EXP(NORMINV(RAND();0;[.$H$2]))" office:value-type="currency" office:currency="EUR" office:value="6394.71848707117">
            <text:p>6.394,72 €</text:p>
          </table:table-cell>
          <table:table-cell table:formula="of:=[.NP10]*EXP(LN(1+[.$F$2]-[.$H$2]^2/2))*EXP(NORMINV(RAND();0;[.$H$2]))" office:value-type="currency" office:currency="EUR" office:value="9424.24333495483">
            <text:p>9.424,24 €</text:p>
          </table:table-cell>
          <table:table-cell table:formula="of:=[.NQ10]*EXP(LN(1+[.$F$2]-[.$H$2]^2/2))*EXP(NORMINV(RAND();0;[.$H$2]))" office:value-type="currency" office:currency="EUR" office:value="25968.0504707861">
            <text:p>25.968,05 €</text:p>
          </table:table-cell>
          <table:table-cell table:formula="of:=[.NR10]*EXP(LN(1+[.$F$2]-[.$H$2]^2/2))*EXP(NORMINV(RAND();0;[.$H$2]))" office:value-type="currency" office:currency="EUR" office:value="47289.9120171002">
            <text:p>47.289,91 €</text:p>
          </table:table-cell>
          <table:table-cell table:formula="of:=[.NS10]*EXP(LN(1+[.$F$2]-[.$H$2]^2/2))*EXP(NORMINV(RAND();0;[.$H$2]))" office:value-type="currency" office:currency="EUR" office:value="29598.5959072192">
            <text:p>29.598,60 €</text:p>
          </table:table-cell>
          <table:table-cell table:formula="of:=[.NT10]*EXP(LN(1+[.$F$2]-[.$H$2]^2/2))*EXP(NORMINV(RAND();0;[.$H$2]))" office:value-type="currency" office:currency="EUR" office:value="11018.1195618254">
            <text:p>11.018,12 €</text:p>
          </table:table-cell>
          <table:table-cell table:formula="of:=[.NU10]*EXP(LN(1+[.$F$2]-[.$H$2]^2/2))*EXP(NORMINV(RAND();0;[.$H$2]))" office:value-type="currency" office:currency="EUR" office:value="10519.0416992293">
            <text:p>10.519,04 €</text:p>
          </table:table-cell>
          <table:table-cell table:formula="of:=[.NV10]*EXP(LN(1+[.$F$2]-[.$H$2]^2/2))*EXP(NORMINV(RAND();0;[.$H$2]))" office:value-type="currency" office:currency="EUR" office:value="8334.17133051044">
            <text:p>8.334,17 €</text:p>
          </table:table-cell>
          <table:table-cell table:formula="of:=[.NW10]*EXP(LN(1+[.$F$2]-[.$H$2]^2/2))*EXP(NORMINV(RAND();0;[.$H$2]))" office:value-type="currency" office:currency="EUR" office:value="16708.5116104959">
            <text:p>16.708,51 €</text:p>
          </table:table-cell>
          <table:table-cell table:formula="of:=[.NX10]*EXP(LN(1+[.$F$2]-[.$H$2]^2/2))*EXP(NORMINV(RAND();0;[.$H$2]))" office:value-type="currency" office:currency="EUR" office:value="6671.87579393682">
            <text:p>6.671,88 €</text:p>
          </table:table-cell>
          <table:table-cell table:formula="of:=[.NY10]*EXP(LN(1+[.$F$2]-[.$H$2]^2/2))*EXP(NORMINV(RAND();0;[.$H$2]))" office:value-type="currency" office:currency="EUR" office:value="9636.89742791331">
            <text:p>9.636,90 €</text:p>
          </table:table-cell>
          <table:table-cell table:formula="of:=[.NZ10]*EXP(LN(1+[.$F$2]-[.$H$2]^2/2))*EXP(NORMINV(RAND();0;[.$H$2]))" office:value-type="currency" office:currency="EUR" office:value="8541.92933096941">
            <text:p>8.541,93 €</text:p>
          </table:table-cell>
          <table:table-cell table:formula="of:=[.OA10]*EXP(LN(1+[.$F$2]-[.$H$2]^2/2))*EXP(NORMINV(RAND();0;[.$H$2]))" office:value-type="currency" office:currency="EUR" office:value="13123.5345511841">
            <text:p>13.123,53 €</text:p>
          </table:table-cell>
          <table:table-cell table:formula="of:=[.OB10]*EXP(LN(1+[.$F$2]-[.$H$2]^2/2))*EXP(NORMINV(RAND();0;[.$H$2]))" office:value-type="currency" office:currency="EUR" office:value="8088.16377382068">
            <text:p>8.088,16 €</text:p>
          </table:table-cell>
          <table:table-cell table:formula="of:=[.OC10]*EXP(LN(1+[.$F$2]-[.$H$2]^2/2))*EXP(NORMINV(RAND();0;[.$H$2]))" office:value-type="currency" office:currency="EUR" office:value="44059.28965604">
            <text:p>44.059,29 €</text:p>
          </table:table-cell>
          <table:table-cell table:formula="of:=[.OD10]*EXP(LN(1+[.$F$2]-[.$H$2]^2/2))*EXP(NORMINV(RAND();0;[.$H$2]))" office:value-type="currency" office:currency="EUR" office:value="10755.4802961244">
            <text:p>10.755,48 €</text:p>
          </table:table-cell>
          <table:table-cell table:formula="of:=[.OE10]*EXP(LN(1+[.$F$2]-[.$H$2]^2/2))*EXP(NORMINV(RAND();0;[.$H$2]))" office:value-type="currency" office:currency="EUR" office:value="20145.7069109658">
            <text:p>20.145,71 €</text:p>
          </table:table-cell>
          <table:table-cell table:formula="of:=[.OF10]*EXP(LN(1+[.$F$2]-[.$H$2]^2/2))*EXP(NORMINV(RAND();0;[.$H$2]))" office:value-type="currency" office:currency="EUR" office:value="16886.5089369997">
            <text:p>16.886,51 €</text:p>
          </table:table-cell>
          <table:table-cell table:formula="of:=[.OG10]*EXP(LN(1+[.$F$2]-[.$H$2]^2/2))*EXP(NORMINV(RAND();0;[.$H$2]))" office:value-type="currency" office:currency="EUR" office:value="12934.0977983603">
            <text:p>12.934,10 €</text:p>
          </table:table-cell>
          <table:table-cell table:formula="of:=[.OH10]*EXP(LN(1+[.$F$2]-[.$H$2]^2/2))*EXP(NORMINV(RAND();0;[.$H$2]))" office:value-type="currency" office:currency="EUR" office:value="6448.26057630826">
            <text:p>6.448,26 €</text:p>
          </table:table-cell>
          <table:table-cell table:formula="of:=[.OI10]*EXP(LN(1+[.$F$2]-[.$H$2]^2/2))*EXP(NORMINV(RAND();0;[.$H$2]))" office:value-type="currency" office:currency="EUR" office:value="9281.81309138131">
            <text:p>9.281,81 €</text:p>
          </table:table-cell>
          <table:table-cell table:formula="of:=[.OJ10]*EXP(LN(1+[.$F$2]-[.$H$2]^2/2))*EXP(NORMINV(RAND();0;[.$H$2]))" office:value-type="currency" office:currency="EUR" office:value="25862.9039415308">
            <text:p>25.862,90 €</text:p>
          </table:table-cell>
          <table:table-cell table:formula="of:=[.OK10]*EXP(LN(1+[.$F$2]-[.$H$2]^2/2))*EXP(NORMINV(RAND();0;[.$H$2]))" office:value-type="currency" office:currency="EUR" office:value="16640.7524645835">
            <text:p>16.640,75 €</text:p>
          </table:table-cell>
          <table:table-cell table:formula="of:=[.OL10]*EXP(LN(1+[.$F$2]-[.$H$2]^2/2))*EXP(NORMINV(RAND();0;[.$H$2]))" office:value-type="currency" office:currency="EUR" office:value="18130.5472668174">
            <text:p>18.130,55 €</text:p>
          </table:table-cell>
          <table:table-cell table:formula="of:=[.OM10]*EXP(LN(1+[.$F$2]-[.$H$2]^2/2))*EXP(NORMINV(RAND();0;[.$H$2]))" office:value-type="currency" office:currency="EUR" office:value="5469.09139623936">
            <text:p>5.469,09 €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[.B11]*EXP(LN(1+[.$F$2]))" office:value-type="currency" office:currency="EUR" office:value="16894.7895900269">
            <text:p>16.894,79 €</text:p>
          </table:table-cell>
          <table:table-cell table:formula="of:=[.C11]*EXP(LN(1+[.$F$2]-[.$H$2]^2/2))*EXP(NORMINV(RAND();0;[.$H$2]))" office:value-type="currency" office:currency="EUR" office:value="10243.4357826861">
            <text:p>10.243,44 €</text:p>
          </table:table-cell>
          <table:table-cell table:formula="of:=[.D11]*EXP(LN(1+[.$F$2]-[.$H$2]^2/2))*EXP(NORMINV(RAND();0;[.$H$2]))" office:value-type="currency" office:currency="EUR" office:value="42143.2701072873">
            <text:p>42.143,27 €</text:p>
          </table:table-cell>
          <table:table-cell table:formula="of:=[.E11]*EXP(LN(1+[.$F$2]-[.$H$2]^2/2))*EXP(NORMINV(RAND();0;[.$H$2]))" office:value-type="currency" office:currency="EUR" office:value="5852.59654626237">
            <text:p>5.852,60 €</text:p>
          </table:table-cell>
          <table:table-cell table:formula="of:=[.F11]*EXP(LN(1+[.$F$2]-[.$H$2]^2/2))*EXP(NORMINV(RAND();0;[.$H$2]))" office:value-type="currency" office:currency="EUR" office:value="28098.8721227344">
            <text:p>28.098,87 €</text:p>
          </table:table-cell>
          <table:table-cell table:formula="of:=[.G11]*EXP(LN(1+[.$F$2]-[.$H$2]^2/2))*EXP(NORMINV(RAND();0;[.$H$2]))" office:value-type="currency" office:currency="EUR" office:value="16561.5891953178">
            <text:p>16.561,59 €</text:p>
          </table:table-cell>
          <table:table-cell table:formula="of:=[.H11]*EXP(LN(1+[.$F$2]-[.$H$2]^2/2))*EXP(NORMINV(RAND();0;[.$H$2]))" office:value-type="currency" office:currency="EUR" office:value="42793.4036343333">
            <text:p>42.793,40 €</text:p>
          </table:table-cell>
          <table:table-cell table:formula="of:=[.I11]*EXP(LN(1+[.$F$2]-[.$H$2]^2/2))*EXP(NORMINV(RAND();0;[.$H$2]))" office:value-type="currency" office:currency="EUR" office:value="27828.0078237716">
            <text:p>27.828,01 €</text:p>
          </table:table-cell>
          <table:table-cell table:formula="of:=[.J11]*EXP(LN(1+[.$F$2]-[.$H$2]^2/2))*EXP(NORMINV(RAND();0;[.$H$2]))" office:value-type="currency" office:currency="EUR" office:value="9588.32337141622">
            <text:p>9.588,32 €</text:p>
          </table:table-cell>
          <table:table-cell table:formula="of:=[.K11]*EXP(LN(1+[.$F$2]-[.$H$2]^2/2))*EXP(NORMINV(RAND();0;[.$H$2]))" office:value-type="currency" office:currency="EUR" office:value="7105.91913459697">
            <text:p>7.105,92 €</text:p>
          </table:table-cell>
          <table:table-cell table:formula="of:=[.L11]*EXP(LN(1+[.$F$2]-[.$H$2]^2/2))*EXP(NORMINV(RAND();0;[.$H$2]))" office:value-type="currency" office:currency="EUR" office:value="23154.3460999263">
            <text:p>23.154,35 €</text:p>
          </table:table-cell>
          <table:table-cell table:formula="of:=[.M11]*EXP(LN(1+[.$F$2]-[.$H$2]^2/2))*EXP(NORMINV(RAND();0;[.$H$2]))" office:value-type="currency" office:currency="EUR" office:value="18358.4271520815">
            <text:p>18.358,43 €</text:p>
          </table:table-cell>
          <table:table-cell table:formula="of:=[.N11]*EXP(LN(1+[.$F$2]-[.$H$2]^2/2))*EXP(NORMINV(RAND();0;[.$H$2]))" office:value-type="currency" office:currency="EUR" office:value="13747.9295136344">
            <text:p>13.747,93 €</text:p>
          </table:table-cell>
          <table:table-cell table:formula="of:=[.O11]*EXP(LN(1+[.$F$2]-[.$H$2]^2/2))*EXP(NORMINV(RAND();0;[.$H$2]))" office:value-type="currency" office:currency="EUR" office:value="19285.8827130471">
            <text:p>19.285,88 €</text:p>
          </table:table-cell>
          <table:table-cell table:formula="of:=[.P11]*EXP(LN(1+[.$F$2]-[.$H$2]^2/2))*EXP(NORMINV(RAND();0;[.$H$2]))" office:value-type="currency" office:currency="EUR" office:value="25805.8407317295">
            <text:p>25.805,84 €</text:p>
          </table:table-cell>
          <table:table-cell table:formula="of:=[.Q11]*EXP(LN(1+[.$F$2]-[.$H$2]^2/2))*EXP(NORMINV(RAND();0;[.$H$2]))" office:value-type="currency" office:currency="EUR" office:value="11322.8771657961">
            <text:p>11.322,88 €</text:p>
          </table:table-cell>
          <table:table-cell table:formula="of:=[.R11]*EXP(LN(1+[.$F$2]-[.$H$2]^2/2))*EXP(NORMINV(RAND();0;[.$H$2]))" office:value-type="currency" office:currency="EUR" office:value="7344.35423256207">
            <text:p>7.344,35 €</text:p>
          </table:table-cell>
          <table:table-cell table:formula="of:=[.S11]*EXP(LN(1+[.$F$2]-[.$H$2]^2/2))*EXP(NORMINV(RAND();0;[.$H$2]))" office:value-type="currency" office:currency="EUR" office:value="13654.0477382033">
            <text:p>13.654,05 €</text:p>
          </table:table-cell>
          <table:table-cell table:formula="of:=[.T11]*EXP(LN(1+[.$F$2]-[.$H$2]^2/2))*EXP(NORMINV(RAND();0;[.$H$2]))" office:value-type="currency" office:currency="EUR" office:value="3399.5228790569">
            <text:p>3.399,52 €</text:p>
          </table:table-cell>
          <table:table-cell table:formula="of:=[.U11]*EXP(LN(1+[.$F$2]-[.$H$2]^2/2))*EXP(NORMINV(RAND();0;[.$H$2]))" office:value-type="currency" office:currency="EUR" office:value="22575.5003721741">
            <text:p>22.575,50 €</text:p>
          </table:table-cell>
          <table:table-cell table:formula="of:=[.V11]*EXP(LN(1+[.$F$2]-[.$H$2]^2/2))*EXP(NORMINV(RAND();0;[.$H$2]))" office:value-type="currency" office:currency="EUR" office:value="40856.7598132425">
            <text:p>40.856,76 €</text:p>
          </table:table-cell>
          <table:table-cell table:formula="of:=[.W11]*EXP(LN(1+[.$F$2]-[.$H$2]^2/2))*EXP(NORMINV(RAND();0;[.$H$2]))" office:value-type="currency" office:currency="EUR" office:value="35064.5457855184">
            <text:p>35.064,55 €</text:p>
          </table:table-cell>
          <table:table-cell table:formula="of:=[.X11]*EXP(LN(1+[.$F$2]-[.$H$2]^2/2))*EXP(NORMINV(RAND();0;[.$H$2]))" office:value-type="currency" office:currency="EUR" office:value="7671.19564645627">
            <text:p>7.671,20 €</text:p>
          </table:table-cell>
          <table:table-cell table:formula="of:=[.Y11]*EXP(LN(1+[.$F$2]-[.$H$2]^2/2))*EXP(NORMINV(RAND();0;[.$H$2]))" office:value-type="currency" office:currency="EUR" office:value="6829.60672816236">
            <text:p>6.829,61 €</text:p>
          </table:table-cell>
          <table:table-cell table:formula="of:=[.Z11]*EXP(LN(1+[.$F$2]-[.$H$2]^2/2))*EXP(NORMINV(RAND();0;[.$H$2]))" office:value-type="currency" office:currency="EUR" office:value="10515.4154772596">
            <text:p>10.515,42 €</text:p>
          </table:table-cell>
          <table:table-cell table:formula="of:=[.AA11]*EXP(LN(1+[.$F$2]-[.$H$2]^2/2))*EXP(NORMINV(RAND();0;[.$H$2]))" office:value-type="currency" office:currency="EUR" office:value="8607.06406134216">
            <text:p>8.607,06 €</text:p>
          </table:table-cell>
          <table:table-cell table:formula="of:=[.AB11]*EXP(LN(1+[.$F$2]-[.$H$2]^2/2))*EXP(NORMINV(RAND();0;[.$H$2]))" office:value-type="currency" office:currency="EUR" office:value="8399.02435987174">
            <text:p>8.399,02 €</text:p>
          </table:table-cell>
          <table:table-cell table:formula="of:=[.AC11]*EXP(LN(1+[.$F$2]-[.$H$2]^2/2))*EXP(NORMINV(RAND();0;[.$H$2]))" office:value-type="currency" office:currency="EUR" office:value="46865.2381338908">
            <text:p>46.865,24 €</text:p>
          </table:table-cell>
          <table:table-cell table:formula="of:=[.AD11]*EXP(LN(1+[.$F$2]-[.$H$2]^2/2))*EXP(NORMINV(RAND();0;[.$H$2]))" office:value-type="currency" office:currency="EUR" office:value="14702.9631973255">
            <text:p>14.702,96 €</text:p>
          </table:table-cell>
          <table:table-cell table:formula="of:=[.AE11]*EXP(LN(1+[.$F$2]-[.$H$2]^2/2))*EXP(NORMINV(RAND();0;[.$H$2]))" office:value-type="currency" office:currency="EUR" office:value="7214.71552003105">
            <text:p>7.214,72 €</text:p>
          </table:table-cell>
          <table:table-cell table:formula="of:=[.AF11]*EXP(LN(1+[.$F$2]-[.$H$2]^2/2))*EXP(NORMINV(RAND();0;[.$H$2]))" office:value-type="currency" office:currency="EUR" office:value="13836.9437461557">
            <text:p>13.836,94 €</text:p>
          </table:table-cell>
          <table:table-cell table:formula="of:=[.AG11]*EXP(LN(1+[.$F$2]-[.$H$2]^2/2))*EXP(NORMINV(RAND();0;[.$H$2]))" office:value-type="currency" office:currency="EUR" office:value="30144.0522088263">
            <text:p>30.144,05 €</text:p>
          </table:table-cell>
          <table:table-cell table:formula="of:=[.AH11]*EXP(LN(1+[.$F$2]-[.$H$2]^2/2))*EXP(NORMINV(RAND();0;[.$H$2]))" office:value-type="currency" office:currency="EUR" office:value="2992.52615486623">
            <text:p>2.992,53 €</text:p>
          </table:table-cell>
          <table:table-cell table:formula="of:=[.AI11]*EXP(LN(1+[.$F$2]-[.$H$2]^2/2))*EXP(NORMINV(RAND();0;[.$H$2]))" office:value-type="currency" office:currency="EUR" office:value="12001.1652962904">
            <text:p>12.001,17 €</text:p>
          </table:table-cell>
          <table:table-cell table:formula="of:=[.AJ11]*EXP(LN(1+[.$F$2]-[.$H$2]^2/2))*EXP(NORMINV(RAND();0;[.$H$2]))" office:value-type="currency" office:currency="EUR" office:value="9619.72678259977">
            <text:p>9.619,73 €</text:p>
          </table:table-cell>
          <table:table-cell table:formula="of:=[.AK11]*EXP(LN(1+[.$F$2]-[.$H$2]^2/2))*EXP(NORMINV(RAND();0;[.$H$2]))" office:value-type="currency" office:currency="EUR" office:value="31129.2188335948">
            <text:p>31.129,22 €</text:p>
          </table:table-cell>
          <table:table-cell table:formula="of:=[.AL11]*EXP(LN(1+[.$F$2]-[.$H$2]^2/2))*EXP(NORMINV(RAND();0;[.$H$2]))" office:value-type="currency" office:currency="EUR" office:value="7783.94866165855">
            <text:p>7.783,95 €</text:p>
          </table:table-cell>
          <table:table-cell table:formula="of:=[.AM11]*EXP(LN(1+[.$F$2]-[.$H$2]^2/2))*EXP(NORMINV(RAND();0;[.$H$2]))" office:value-type="currency" office:currency="EUR" office:value="12662.1009901249">
            <text:p>12.662,10 €</text:p>
          </table:table-cell>
          <table:table-cell table:formula="of:=[.AN11]*EXP(LN(1+[.$F$2]-[.$H$2]^2/2))*EXP(NORMINV(RAND();0;[.$H$2]))" office:value-type="currency" office:currency="EUR" office:value="10242.3912930122">
            <text:p>10.242,39 €</text:p>
          </table:table-cell>
          <table:table-cell table:formula="of:=[.AO11]*EXP(LN(1+[.$F$2]-[.$H$2]^2/2))*EXP(NORMINV(RAND();0;[.$H$2]))" office:value-type="currency" office:currency="EUR" office:value="4952.32777672411">
            <text:p>4.952,33 €</text:p>
          </table:table-cell>
          <table:table-cell table:formula="of:=[.AP11]*EXP(LN(1+[.$F$2]-[.$H$2]^2/2))*EXP(NORMINV(RAND();0;[.$H$2]))" office:value-type="currency" office:currency="EUR" office:value="29152.6584823644">
            <text:p>29.152,66 €</text:p>
          </table:table-cell>
          <table:table-cell table:formula="of:=[.AQ11]*EXP(LN(1+[.$F$2]-[.$H$2]^2/2))*EXP(NORMINV(RAND();0;[.$H$2]))" office:value-type="currency" office:currency="EUR" office:value="17354.6139016378">
            <text:p>17.354,61 €</text:p>
          </table:table-cell>
          <table:table-cell table:formula="of:=[.AR11]*EXP(LN(1+[.$F$2]-[.$H$2]^2/2))*EXP(NORMINV(RAND();0;[.$H$2]))" office:value-type="currency" office:currency="EUR" office:value="32359.0098598199">
            <text:p>32.359,01 €</text:p>
          </table:table-cell>
          <table:table-cell table:formula="of:=[.AS11]*EXP(LN(1+[.$F$2]-[.$H$2]^2/2))*EXP(NORMINV(RAND();0;[.$H$2]))" office:value-type="currency" office:currency="EUR" office:value="40159.60479585">
            <text:p>40.159,60 €</text:p>
          </table:table-cell>
          <table:table-cell table:formula="of:=[.AT11]*EXP(LN(1+[.$F$2]-[.$H$2]^2/2))*EXP(NORMINV(RAND();0;[.$H$2]))" office:value-type="currency" office:currency="EUR" office:value="8522.3345002413">
            <text:p>8.522,33 €</text:p>
          </table:table-cell>
          <table:table-cell table:formula="of:=[.AU11]*EXP(LN(1+[.$F$2]-[.$H$2]^2/2))*EXP(NORMINV(RAND();0;[.$H$2]))" office:value-type="currency" office:currency="EUR" office:value="24115.2090222512">
            <text:p>24.115,21 €</text:p>
          </table:table-cell>
          <table:table-cell table:formula="of:=[.AV11]*EXP(LN(1+[.$F$2]-[.$H$2]^2/2))*EXP(NORMINV(RAND();0;[.$H$2]))" office:value-type="currency" office:currency="EUR" office:value="25293.4572345886">
            <text:p>25.293,46 €</text:p>
          </table:table-cell>
          <table:table-cell table:formula="of:=[.AW11]*EXP(LN(1+[.$F$2]-[.$H$2]^2/2))*EXP(NORMINV(RAND();0;[.$H$2]))" office:value-type="currency" office:currency="EUR" office:value="18337.4953448363">
            <text:p>18.337,50 €</text:p>
          </table:table-cell>
          <table:table-cell table:formula="of:=[.AX11]*EXP(LN(1+[.$F$2]-[.$H$2]^2/2))*EXP(NORMINV(RAND();0;[.$H$2]))" office:value-type="currency" office:currency="EUR" office:value="31216.1457102681">
            <text:p>31.216,15 €</text:p>
          </table:table-cell>
          <table:table-cell table:formula="of:=[.AY11]*EXP(LN(1+[.$F$2]-[.$H$2]^2/2))*EXP(NORMINV(RAND();0;[.$H$2]))" office:value-type="currency" office:currency="EUR" office:value="11686.1964765349">
            <text:p>11.686,20 €</text:p>
          </table:table-cell>
          <table:table-cell table:formula="of:=[.AZ11]*EXP(LN(1+[.$F$2]-[.$H$2]^2/2))*EXP(NORMINV(RAND();0;[.$H$2]))" office:value-type="currency" office:currency="EUR" office:value="7048.60370777443">
            <text:p>7.048,60 €</text:p>
          </table:table-cell>
          <table:table-cell table:formula="of:=[.BA11]*EXP(LN(1+[.$F$2]-[.$H$2]^2/2))*EXP(NORMINV(RAND();0;[.$H$2]))" office:value-type="currency" office:currency="EUR" office:value="20721.0424714618">
            <text:p>20.721,04 €</text:p>
          </table:table-cell>
          <table:table-cell table:formula="of:=[.BB11]*EXP(LN(1+[.$F$2]-[.$H$2]^2/2))*EXP(NORMINV(RAND();0;[.$H$2]))" office:value-type="currency" office:currency="EUR" office:value="14461.0204725271">
            <text:p>14.461,02 €</text:p>
          </table:table-cell>
          <table:table-cell table:formula="of:=[.BC11]*EXP(LN(1+[.$F$2]-[.$H$2]^2/2))*EXP(NORMINV(RAND();0;[.$H$2]))" office:value-type="currency" office:currency="EUR" office:value="14915.4937792844">
            <text:p>14.915,49 €</text:p>
          </table:table-cell>
          <table:table-cell table:formula="of:=[.BD11]*EXP(LN(1+[.$F$2]-[.$H$2]^2/2))*EXP(NORMINV(RAND();0;[.$H$2]))" office:value-type="currency" office:currency="EUR" office:value="17074.6667166138">
            <text:p>17.074,67 €</text:p>
          </table:table-cell>
          <table:table-cell table:formula="of:=[.BE11]*EXP(LN(1+[.$F$2]-[.$H$2]^2/2))*EXP(NORMINV(RAND();0;[.$H$2]))" office:value-type="currency" office:currency="EUR" office:value="17716.5533343858">
            <text:p>17.716,55 €</text:p>
          </table:table-cell>
          <table:table-cell table:formula="of:=[.BF11]*EXP(LN(1+[.$F$2]-[.$H$2]^2/2))*EXP(NORMINV(RAND();0;[.$H$2]))" office:value-type="currency" office:currency="EUR" office:value="5411.51934759114">
            <text:p>5.411,52 €</text:p>
          </table:table-cell>
          <table:table-cell table:formula="of:=[.BG11]*EXP(LN(1+[.$F$2]-[.$H$2]^2/2))*EXP(NORMINV(RAND();0;[.$H$2]))" office:value-type="currency" office:currency="EUR" office:value="7840.50681345559">
            <text:p>7.840,51 €</text:p>
          </table:table-cell>
          <table:table-cell table:formula="of:=[.BH11]*EXP(LN(1+[.$F$2]-[.$H$2]^2/2))*EXP(NORMINV(RAND();0;[.$H$2]))" office:value-type="currency" office:currency="EUR" office:value="17994.2936697846">
            <text:p>17.994,29 €</text:p>
          </table:table-cell>
          <table:table-cell table:formula="of:=[.BI11]*EXP(LN(1+[.$F$2]-[.$H$2]^2/2))*EXP(NORMINV(RAND();0;[.$H$2]))" office:value-type="currency" office:currency="EUR" office:value="11528.539902722">
            <text:p>11.528,54 €</text:p>
          </table:table-cell>
          <table:table-cell table:formula="of:=[.BJ11]*EXP(LN(1+[.$F$2]-[.$H$2]^2/2))*EXP(NORMINV(RAND();0;[.$H$2]))" office:value-type="currency" office:currency="EUR" office:value="13872.2599051323">
            <text:p>13.872,26 €</text:p>
          </table:table-cell>
          <table:table-cell table:formula="of:=[.BK11]*EXP(LN(1+[.$F$2]-[.$H$2]^2/2))*EXP(NORMINV(RAND();0;[.$H$2]))" office:value-type="currency" office:currency="EUR" office:value="9071.1224389859">
            <text:p>9.071,12 €</text:p>
          </table:table-cell>
          <table:table-cell table:formula="of:=[.BL11]*EXP(LN(1+[.$F$2]-[.$H$2]^2/2))*EXP(NORMINV(RAND();0;[.$H$2]))" office:value-type="currency" office:currency="EUR" office:value="12367.1188251551">
            <text:p>12.367,12 €</text:p>
          </table:table-cell>
          <table:table-cell table:formula="of:=[.BM11]*EXP(LN(1+[.$F$2]-[.$H$2]^2/2))*EXP(NORMINV(RAND();0;[.$H$2]))" office:value-type="currency" office:currency="EUR" office:value="15767.64394306">
            <text:p>15.767,64 €</text:p>
          </table:table-cell>
          <table:table-cell table:formula="of:=[.BN11]*EXP(LN(1+[.$F$2]-[.$H$2]^2/2))*EXP(NORMINV(RAND();0;[.$H$2]))" office:value-type="currency" office:currency="EUR" office:value="40041.2287874968">
            <text:p>40.041,23 €</text:p>
          </table:table-cell>
          <table:table-cell table:formula="of:=[.BO11]*EXP(LN(1+[.$F$2]-[.$H$2]^2/2))*EXP(NORMINV(RAND();0;[.$H$2]))" office:value-type="currency" office:currency="EUR" office:value="14523.3245602975">
            <text:p>14.523,32 €</text:p>
          </table:table-cell>
          <table:table-cell table:formula="of:=[.BP11]*EXP(LN(1+[.$F$2]-[.$H$2]^2/2))*EXP(NORMINV(RAND();0;[.$H$2]))" office:value-type="currency" office:currency="EUR" office:value="7405.81275257384">
            <text:p>7.405,81 €</text:p>
          </table:table-cell>
          <table:table-cell table:formula="of:=[.BQ11]*EXP(LN(1+[.$F$2]-[.$H$2]^2/2))*EXP(NORMINV(RAND();0;[.$H$2]))" office:value-type="currency" office:currency="EUR" office:value="5636.22526031899">
            <text:p>5.636,23 €</text:p>
          </table:table-cell>
          <table:table-cell table:formula="of:=[.BR11]*EXP(LN(1+[.$F$2]-[.$H$2]^2/2))*EXP(NORMINV(RAND();0;[.$H$2]))" office:value-type="currency" office:currency="EUR" office:value="17367.5829014365">
            <text:p>17.367,58 €</text:p>
          </table:table-cell>
          <table:table-cell table:formula="of:=[.BS11]*EXP(LN(1+[.$F$2]-[.$H$2]^2/2))*EXP(NORMINV(RAND();0;[.$H$2]))" office:value-type="currency" office:currency="EUR" office:value="5750.92106230624">
            <text:p>5.750,92 €</text:p>
          </table:table-cell>
          <table:table-cell table:formula="of:=[.BT11]*EXP(LN(1+[.$F$2]-[.$H$2]^2/2))*EXP(NORMINV(RAND();0;[.$H$2]))" office:value-type="currency" office:currency="EUR" office:value="20016.1124760817">
            <text:p>20.016,11 €</text:p>
          </table:table-cell>
          <table:table-cell table:formula="of:=[.BU11]*EXP(LN(1+[.$F$2]-[.$H$2]^2/2))*EXP(NORMINV(RAND();0;[.$H$2]))" office:value-type="currency" office:currency="EUR" office:value="16753.8095494697">
            <text:p>16.753,81 €</text:p>
          </table:table-cell>
          <table:table-cell table:formula="of:=[.BV11]*EXP(LN(1+[.$F$2]-[.$H$2]^2/2))*EXP(NORMINV(RAND();0;[.$H$2]))" office:value-type="currency" office:currency="EUR" office:value="31162.5885821125">
            <text:p>31.162,59 €</text:p>
          </table:table-cell>
          <table:table-cell table:formula="of:=[.BW11]*EXP(LN(1+[.$F$2]-[.$H$2]^2/2))*EXP(NORMINV(RAND();0;[.$H$2]))" office:value-type="currency" office:currency="EUR" office:value="2987.83767707811">
            <text:p>2.987,84 €</text:p>
          </table:table-cell>
          <table:table-cell table:formula="of:=[.BX11]*EXP(LN(1+[.$F$2]-[.$H$2]^2/2))*EXP(NORMINV(RAND();0;[.$H$2]))" office:value-type="currency" office:currency="EUR" office:value="5869.54335820074">
            <text:p>5.869,54 €</text:p>
          </table:table-cell>
          <table:table-cell table:formula="of:=[.BY11]*EXP(LN(1+[.$F$2]-[.$H$2]^2/2))*EXP(NORMINV(RAND();0;[.$H$2]))" office:value-type="currency" office:currency="EUR" office:value="9988.43209949067">
            <text:p>9.988,43 €</text:p>
          </table:table-cell>
          <table:table-cell table:formula="of:=[.BZ11]*EXP(LN(1+[.$F$2]-[.$H$2]^2/2))*EXP(NORMINV(RAND();0;[.$H$2]))" office:value-type="currency" office:currency="EUR" office:value="10452.652413992">
            <text:p>10.452,65 €</text:p>
          </table:table-cell>
          <table:table-cell table:formula="of:=[.CA11]*EXP(LN(1+[.$F$2]-[.$H$2]^2/2))*EXP(NORMINV(RAND();0;[.$H$2]))" office:value-type="currency" office:currency="EUR" office:value="26090.2995402453">
            <text:p>26.090,30 €</text:p>
          </table:table-cell>
          <table:table-cell table:formula="of:=[.CB11]*EXP(LN(1+[.$F$2]-[.$H$2]^2/2))*EXP(NORMINV(RAND();0;[.$H$2]))" office:value-type="currency" office:currency="EUR" office:value="9621.79280069685">
            <text:p>9.621,79 €</text:p>
          </table:table-cell>
          <table:table-cell table:formula="of:=[.CC11]*EXP(LN(1+[.$F$2]-[.$H$2]^2/2))*EXP(NORMINV(RAND();0;[.$H$2]))" office:value-type="currency" office:currency="EUR" office:value="15725.8771646306">
            <text:p>15.725,88 €</text:p>
          </table:table-cell>
          <table:table-cell table:formula="of:=[.CD11]*EXP(LN(1+[.$F$2]-[.$H$2]^2/2))*EXP(NORMINV(RAND();0;[.$H$2]))" office:value-type="currency" office:currency="EUR" office:value="5896.45226551153">
            <text:p>5.896,45 €</text:p>
          </table:table-cell>
          <table:table-cell table:formula="of:=[.CE11]*EXP(LN(1+[.$F$2]-[.$H$2]^2/2))*EXP(NORMINV(RAND();0;[.$H$2]))" office:value-type="currency" office:currency="EUR" office:value="8857.08925494518">
            <text:p>8.857,09 €</text:p>
          </table:table-cell>
          <table:table-cell table:formula="of:=[.CF11]*EXP(LN(1+[.$F$2]-[.$H$2]^2/2))*EXP(NORMINV(RAND();0;[.$H$2]))" office:value-type="currency" office:currency="EUR" office:value="3475.03434850698">
            <text:p>3.475,03 €</text:p>
          </table:table-cell>
          <table:table-cell table:formula="of:=[.CG11]*EXP(LN(1+[.$F$2]-[.$H$2]^2/2))*EXP(NORMINV(RAND();0;[.$H$2]))" office:value-type="currency" office:currency="EUR" office:value="6249.93464935287">
            <text:p>6.249,93 €</text:p>
          </table:table-cell>
          <table:table-cell table:formula="of:=[.CH11]*EXP(LN(1+[.$F$2]-[.$H$2]^2/2))*EXP(NORMINV(RAND();0;[.$H$2]))" office:value-type="currency" office:currency="EUR" office:value="31821.2306431725">
            <text:p>31.821,23 €</text:p>
          </table:table-cell>
          <table:table-cell table:formula="of:=[.CI11]*EXP(LN(1+[.$F$2]-[.$H$2]^2/2))*EXP(NORMINV(RAND();0;[.$H$2]))" office:value-type="currency" office:currency="EUR" office:value="18633.5151487068">
            <text:p>18.633,52 €</text:p>
          </table:table-cell>
          <table:table-cell table:formula="of:=[.CJ11]*EXP(LN(1+[.$F$2]-[.$H$2]^2/2))*EXP(NORMINV(RAND();0;[.$H$2]))" office:value-type="currency" office:currency="EUR" office:value="11861.7934698926">
            <text:p>11.861,79 €</text:p>
          </table:table-cell>
          <table:table-cell table:formula="of:=[.CK11]*EXP(LN(1+[.$F$2]-[.$H$2]^2/2))*EXP(NORMINV(RAND();0;[.$H$2]))" office:value-type="currency" office:currency="EUR" office:value="13885.7890183339">
            <text:p>13.885,79 €</text:p>
          </table:table-cell>
          <table:table-cell table:formula="of:=[.CL11]*EXP(LN(1+[.$F$2]-[.$H$2]^2/2))*EXP(NORMINV(RAND();0;[.$H$2]))" office:value-type="currency" office:currency="EUR" office:value="64099.8091468242">
            <text:p>64.099,81 €</text:p>
          </table:table-cell>
          <table:table-cell table:formula="of:=[.CM11]*EXP(LN(1+[.$F$2]-[.$H$2]^2/2))*EXP(NORMINV(RAND();0;[.$H$2]))" office:value-type="currency" office:currency="EUR" office:value="13855.0016653857">
            <text:p>13.855,00 €</text:p>
          </table:table-cell>
          <table:table-cell table:formula="of:=[.CN11]*EXP(LN(1+[.$F$2]-[.$H$2]^2/2))*EXP(NORMINV(RAND();0;[.$H$2]))" office:value-type="currency" office:currency="EUR" office:value="9801.38539660465">
            <text:p>9.801,39 €</text:p>
          </table:table-cell>
          <table:table-cell table:formula="of:=[.CO11]*EXP(LN(1+[.$F$2]-[.$H$2]^2/2))*EXP(NORMINV(RAND();0;[.$H$2]))" office:value-type="currency" office:currency="EUR" office:value="33044.1102821208">
            <text:p>33.044,11 €</text:p>
          </table:table-cell>
          <table:table-cell table:formula="of:=[.CP11]*EXP(LN(1+[.$F$2]-[.$H$2]^2/2))*EXP(NORMINV(RAND();0;[.$H$2]))" office:value-type="currency" office:currency="EUR" office:value="17520.9691330057">
            <text:p>17.520,97 €</text:p>
          </table:table-cell>
          <table:table-cell table:formula="of:=[.CQ11]*EXP(LN(1+[.$F$2]-[.$H$2]^2/2))*EXP(NORMINV(RAND();0;[.$H$2]))" office:value-type="currency" office:currency="EUR" office:value="18242.3543405863">
            <text:p>18.242,35 €</text:p>
          </table:table-cell>
          <table:table-cell table:formula="of:=[.CR11]*EXP(LN(1+[.$F$2]-[.$H$2]^2/2))*EXP(NORMINV(RAND();0;[.$H$2]))" office:value-type="currency" office:currency="EUR" office:value="9829.07937372454">
            <text:p>9.829,08 €</text:p>
          </table:table-cell>
          <table:table-cell table:formula="of:=[.CS11]*EXP(LN(1+[.$F$2]-[.$H$2]^2/2))*EXP(NORMINV(RAND();0;[.$H$2]))" office:value-type="currency" office:currency="EUR" office:value="10345.7749587104">
            <text:p>10.345,77 €</text:p>
          </table:table-cell>
          <table:table-cell table:formula="of:=[.CT11]*EXP(LN(1+[.$F$2]-[.$H$2]^2/2))*EXP(NORMINV(RAND();0;[.$H$2]))" office:value-type="currency" office:currency="EUR" office:value="8618.69824008307">
            <text:p>8.618,70 €</text:p>
          </table:table-cell>
          <table:table-cell table:formula="of:=[.CU11]*EXP(LN(1+[.$F$2]-[.$H$2]^2/2))*EXP(NORMINV(RAND();0;[.$H$2]))" office:value-type="currency" office:currency="EUR" office:value="6259.1421607785">
            <text:p>6.259,14 €</text:p>
          </table:table-cell>
          <table:table-cell table:formula="of:=[.CV11]*EXP(LN(1+[.$F$2]-[.$H$2]^2/2))*EXP(NORMINV(RAND();0;[.$H$2]))" office:value-type="currency" office:currency="EUR" office:value="38653.7129488606">
            <text:p>38.653,71 €</text:p>
          </table:table-cell>
          <table:table-cell table:formula="of:=[.CW11]*EXP(LN(1+[.$F$2]-[.$H$2]^2/2))*EXP(NORMINV(RAND();0;[.$H$2]))" office:value-type="currency" office:currency="EUR" office:value="20235.8728971643">
            <text:p>20.235,87 €</text:p>
          </table:table-cell>
          <table:table-cell table:formula="of:=[.CX11]*EXP(LN(1+[.$F$2]-[.$H$2]^2/2))*EXP(NORMINV(RAND();0;[.$H$2]))" office:value-type="currency" office:currency="EUR" office:value="18138.105998791">
            <text:p>18.138,11 €</text:p>
          </table:table-cell>
          <table:table-cell table:formula="of:=[.CY11]*EXP(LN(1+[.$F$2]-[.$H$2]^2/2))*EXP(NORMINV(RAND();0;[.$H$2]))" office:value-type="currency" office:currency="EUR" office:value="14732.3912437522">
            <text:p>14.732,39 €</text:p>
          </table:table-cell>
          <table:table-cell table:formula="of:=[.CZ11]*EXP(LN(1+[.$F$2]-[.$H$2]^2/2))*EXP(NORMINV(RAND();0;[.$H$2]))" office:value-type="currency" office:currency="EUR" office:value="10829.525135621">
            <text:p>10.829,53 €</text:p>
          </table:table-cell>
          <table:table-cell table:formula="of:=[.DA11]*EXP(LN(1+[.$F$2]-[.$H$2]^2/2))*EXP(NORMINV(RAND();0;[.$H$2]))" office:value-type="currency" office:currency="EUR" office:value="12434.0812081328">
            <text:p>12.434,08 €</text:p>
          </table:table-cell>
          <table:table-cell table:formula="of:=[.DB11]*EXP(LN(1+[.$F$2]-[.$H$2]^2/2))*EXP(NORMINV(RAND();0;[.$H$2]))" office:value-type="currency" office:currency="EUR" office:value="13113.2034724024">
            <text:p>13.113,20 €</text:p>
          </table:table-cell>
          <table:table-cell table:formula="of:=[.DC11]*EXP(LN(1+[.$F$2]-[.$H$2]^2/2))*EXP(NORMINV(RAND();0;[.$H$2]))" office:value-type="currency" office:currency="EUR" office:value="10353.7996606871">
            <text:p>10.353,80 €</text:p>
          </table:table-cell>
          <table:table-cell table:formula="of:=[.DD11]*EXP(LN(1+[.$F$2]-[.$H$2]^2/2))*EXP(NORMINV(RAND();0;[.$H$2]))" office:value-type="currency" office:currency="EUR" office:value="20550.1584526441">
            <text:p>20.550,16 €</text:p>
          </table:table-cell>
          <table:table-cell table:formula="of:=[.DE11]*EXP(LN(1+[.$F$2]-[.$H$2]^2/2))*EXP(NORMINV(RAND();0;[.$H$2]))" office:value-type="currency" office:currency="EUR" office:value="10038.6525726966">
            <text:p>10.038,65 €</text:p>
          </table:table-cell>
          <table:table-cell table:formula="of:=[.DF11]*EXP(LN(1+[.$F$2]-[.$H$2]^2/2))*EXP(NORMINV(RAND();0;[.$H$2]))" office:value-type="currency" office:currency="EUR" office:value="32229.5958735552">
            <text:p>32.229,60 €</text:p>
          </table:table-cell>
          <table:table-cell table:formula="of:=[.DG11]*EXP(LN(1+[.$F$2]-[.$H$2]^2/2))*EXP(NORMINV(RAND();0;[.$H$2]))" office:value-type="currency" office:currency="EUR" office:value="4934.54881464763">
            <text:p>4.934,55 €</text:p>
          </table:table-cell>
          <table:table-cell table:formula="of:=[.DH11]*EXP(LN(1+[.$F$2]-[.$H$2]^2/2))*EXP(NORMINV(RAND();0;[.$H$2]))" office:value-type="currency" office:currency="EUR" office:value="4537.64748360825">
            <text:p>4.537,65 €</text:p>
          </table:table-cell>
          <table:table-cell table:formula="of:=[.DI11]*EXP(LN(1+[.$F$2]-[.$H$2]^2/2))*EXP(NORMINV(RAND();0;[.$H$2]))" office:value-type="currency" office:currency="EUR" office:value="18902.008144731">
            <text:p>18.902,01 €</text:p>
          </table:table-cell>
          <table:table-cell table:formula="of:=[.DJ11]*EXP(LN(1+[.$F$2]-[.$H$2]^2/2))*EXP(NORMINV(RAND();0;[.$H$2]))" office:value-type="currency" office:currency="EUR" office:value="23140.2913790455">
            <text:p>23.140,29 €</text:p>
          </table:table-cell>
          <table:table-cell table:formula="of:=[.DK11]*EXP(LN(1+[.$F$2]-[.$H$2]^2/2))*EXP(NORMINV(RAND();0;[.$H$2]))" office:value-type="currency" office:currency="EUR" office:value="22094.5719690411">
            <text:p>22.094,57 €</text:p>
          </table:table-cell>
          <table:table-cell table:formula="of:=[.DL11]*EXP(LN(1+[.$F$2]-[.$H$2]^2/2))*EXP(NORMINV(RAND();0;[.$H$2]))" office:value-type="currency" office:currency="EUR" office:value="18441.9211804761">
            <text:p>18.441,92 €</text:p>
          </table:table-cell>
          <table:table-cell table:formula="of:=[.DM11]*EXP(LN(1+[.$F$2]-[.$H$2]^2/2))*EXP(NORMINV(RAND();0;[.$H$2]))" office:value-type="currency" office:currency="EUR" office:value="15036.8506252184">
            <text:p>15.036,85 €</text:p>
          </table:table-cell>
          <table:table-cell table:formula="of:=[.DN11]*EXP(LN(1+[.$F$2]-[.$H$2]^2/2))*EXP(NORMINV(RAND();0;[.$H$2]))" office:value-type="currency" office:currency="EUR" office:value="9284.64570024736">
            <text:p>9.284,65 €</text:p>
          </table:table-cell>
          <table:table-cell table:formula="of:=[.DO11]*EXP(LN(1+[.$F$2]-[.$H$2]^2/2))*EXP(NORMINV(RAND();0;[.$H$2]))" office:value-type="currency" office:currency="EUR" office:value="5140.90876696342">
            <text:p>5.140,91 €</text:p>
          </table:table-cell>
          <table:table-cell table:formula="of:=[.DP11]*EXP(LN(1+[.$F$2]-[.$H$2]^2/2))*EXP(NORMINV(RAND();0;[.$H$2]))" office:value-type="currency" office:currency="EUR" office:value="13283.5071991722">
            <text:p>13.283,51 €</text:p>
          </table:table-cell>
          <table:table-cell table:formula="of:=[.DQ11]*EXP(LN(1+[.$F$2]-[.$H$2]^2/2))*EXP(NORMINV(RAND();0;[.$H$2]))" office:value-type="currency" office:currency="EUR" office:value="36167.3766635979">
            <text:p>36.167,38 €</text:p>
          </table:table-cell>
          <table:table-cell table:formula="of:=[.DR11]*EXP(LN(1+[.$F$2]-[.$H$2]^2/2))*EXP(NORMINV(RAND();0;[.$H$2]))" office:value-type="currency" office:currency="EUR" office:value="14610.7821263944">
            <text:p>14.610,78 €</text:p>
          </table:table-cell>
          <table:table-cell table:formula="of:=[.DS11]*EXP(LN(1+[.$F$2]-[.$H$2]^2/2))*EXP(NORMINV(RAND();0;[.$H$2]))" office:value-type="currency" office:currency="EUR" office:value="23457.2096726913">
            <text:p>23.457,21 €</text:p>
          </table:table-cell>
          <table:table-cell table:formula="of:=[.DT11]*EXP(LN(1+[.$F$2]-[.$H$2]^2/2))*EXP(NORMINV(RAND();0;[.$H$2]))" office:value-type="currency" office:currency="EUR" office:value="37575.4759192066">
            <text:p>37.575,48 €</text:p>
          </table:table-cell>
          <table:table-cell table:formula="of:=[.DU11]*EXP(LN(1+[.$F$2]-[.$H$2]^2/2))*EXP(NORMINV(RAND();0;[.$H$2]))" office:value-type="currency" office:currency="EUR" office:value="10339.2940768602">
            <text:p>10.339,29 €</text:p>
          </table:table-cell>
          <table:table-cell table:formula="of:=[.DV11]*EXP(LN(1+[.$F$2]-[.$H$2]^2/2))*EXP(NORMINV(RAND();0;[.$H$2]))" office:value-type="currency" office:currency="EUR" office:value="14204.3961457413">
            <text:p>14.204,40 €</text:p>
          </table:table-cell>
          <table:table-cell table:formula="of:=[.DW11]*EXP(LN(1+[.$F$2]-[.$H$2]^2/2))*EXP(NORMINV(RAND();0;[.$H$2]))" office:value-type="currency" office:currency="EUR" office:value="23880.4236278415">
            <text:p>23.880,42 €</text:p>
          </table:table-cell>
          <table:table-cell table:formula="of:=[.DX11]*EXP(LN(1+[.$F$2]-[.$H$2]^2/2))*EXP(NORMINV(RAND();0;[.$H$2]))" office:value-type="currency" office:currency="EUR" office:value="25904.5591458712">
            <text:p>25.904,56 €</text:p>
          </table:table-cell>
          <table:table-cell table:formula="of:=[.DY11]*EXP(LN(1+[.$F$2]-[.$H$2]^2/2))*EXP(NORMINV(RAND();0;[.$H$2]))" office:value-type="currency" office:currency="EUR" office:value="5626.07183943798">
            <text:p>5.626,07 €</text:p>
          </table:table-cell>
          <table:table-cell table:formula="of:=[.DZ11]*EXP(LN(1+[.$F$2]-[.$H$2]^2/2))*EXP(NORMINV(RAND();0;[.$H$2]))" office:value-type="currency" office:currency="EUR" office:value="16176.4248550068">
            <text:p>16.176,42 €</text:p>
          </table:table-cell>
          <table:table-cell table:formula="of:=[.EA11]*EXP(LN(1+[.$F$2]-[.$H$2]^2/2))*EXP(NORMINV(RAND();0;[.$H$2]))" office:value-type="currency" office:currency="EUR" office:value="19300.6529258348">
            <text:p>19.300,65 €</text:p>
          </table:table-cell>
          <table:table-cell table:formula="of:=[.EB11]*EXP(LN(1+[.$F$2]-[.$H$2]^2/2))*EXP(NORMINV(RAND();0;[.$H$2]))" office:value-type="currency" office:currency="EUR" office:value="12733.6007914028">
            <text:p>12.733,60 €</text:p>
          </table:table-cell>
          <table:table-cell table:formula="of:=[.EC11]*EXP(LN(1+[.$F$2]-[.$H$2]^2/2))*EXP(NORMINV(RAND();0;[.$H$2]))" office:value-type="currency" office:currency="EUR" office:value="35435.5692545701">
            <text:p>35.435,57 €</text:p>
          </table:table-cell>
          <table:table-cell table:formula="of:=[.ED11]*EXP(LN(1+[.$F$2]-[.$H$2]^2/2))*EXP(NORMINV(RAND();0;[.$H$2]))" office:value-type="currency" office:currency="EUR" office:value="20990.1227604383">
            <text:p>20.990,12 €</text:p>
          </table:table-cell>
          <table:table-cell table:formula="of:=[.EE11]*EXP(LN(1+[.$F$2]-[.$H$2]^2/2))*EXP(NORMINV(RAND();0;[.$H$2]))" office:value-type="currency" office:currency="EUR" office:value="9372.92504257592">
            <text:p>9.372,93 €</text:p>
          </table:table-cell>
          <table:table-cell table:formula="of:=[.EF11]*EXP(LN(1+[.$F$2]-[.$H$2]^2/2))*EXP(NORMINV(RAND();0;[.$H$2]))" office:value-type="currency" office:currency="EUR" office:value="6780.88975260877">
            <text:p>6.780,89 €</text:p>
          </table:table-cell>
          <table:table-cell table:formula="of:=[.EG11]*EXP(LN(1+[.$F$2]-[.$H$2]^2/2))*EXP(NORMINV(RAND();0;[.$H$2]))" office:value-type="currency" office:currency="EUR" office:value="34665.157795542">
            <text:p>34.665,16 €</text:p>
          </table:table-cell>
          <table:table-cell table:formula="of:=[.EH11]*EXP(LN(1+[.$F$2]-[.$H$2]^2/2))*EXP(NORMINV(RAND();0;[.$H$2]))" office:value-type="currency" office:currency="EUR" office:value="9533.19429839598">
            <text:p>9.533,19 €</text:p>
          </table:table-cell>
          <table:table-cell table:formula="of:=[.EI11]*EXP(LN(1+[.$F$2]-[.$H$2]^2/2))*EXP(NORMINV(RAND();0;[.$H$2]))" office:value-type="currency" office:currency="EUR" office:value="16746.9855734194">
            <text:p>16.746,99 €</text:p>
          </table:table-cell>
          <table:table-cell table:formula="of:=[.EJ11]*EXP(LN(1+[.$F$2]-[.$H$2]^2/2))*EXP(NORMINV(RAND();0;[.$H$2]))" office:value-type="currency" office:currency="EUR" office:value="10027.903972659">
            <text:p>10.027,90 €</text:p>
          </table:table-cell>
          <table:table-cell table:formula="of:=[.EK11]*EXP(LN(1+[.$F$2]-[.$H$2]^2/2))*EXP(NORMINV(RAND();0;[.$H$2]))" office:value-type="currency" office:currency="EUR" office:value="11200.4612639184">
            <text:p>11.200,46 €</text:p>
          </table:table-cell>
          <table:table-cell table:formula="of:=[.EL11]*EXP(LN(1+[.$F$2]-[.$H$2]^2/2))*EXP(NORMINV(RAND();0;[.$H$2]))" office:value-type="currency" office:currency="EUR" office:value="8824.14799339293">
            <text:p>8.824,15 €</text:p>
          </table:table-cell>
          <table:table-cell table:formula="of:=[.EM11]*EXP(LN(1+[.$F$2]-[.$H$2]^2/2))*EXP(NORMINV(RAND();0;[.$H$2]))" office:value-type="currency" office:currency="EUR" office:value="41457.4305358893">
            <text:p>41.457,43 €</text:p>
          </table:table-cell>
          <table:table-cell table:formula="of:=[.EN11]*EXP(LN(1+[.$F$2]-[.$H$2]^2/2))*EXP(NORMINV(RAND();0;[.$H$2]))" office:value-type="currency" office:currency="EUR" office:value="6920.66263190811">
            <text:p>6.920,66 €</text:p>
          </table:table-cell>
          <table:table-cell table:formula="of:=[.EO11]*EXP(LN(1+[.$F$2]-[.$H$2]^2/2))*EXP(NORMINV(RAND();0;[.$H$2]))" office:value-type="currency" office:currency="EUR" office:value="5836.59063065596">
            <text:p>5.836,59 €</text:p>
          </table:table-cell>
          <table:table-cell table:formula="of:=[.EP11]*EXP(LN(1+[.$F$2]-[.$H$2]^2/2))*EXP(NORMINV(RAND();0;[.$H$2]))" office:value-type="currency" office:currency="EUR" office:value="15568.4603265258">
            <text:p>15.568,46 €</text:p>
          </table:table-cell>
          <table:table-cell table:formula="of:=[.EQ11]*EXP(LN(1+[.$F$2]-[.$H$2]^2/2))*EXP(NORMINV(RAND();0;[.$H$2]))" office:value-type="currency" office:currency="EUR" office:value="3769.84811102702">
            <text:p>3.769,85 €</text:p>
          </table:table-cell>
          <table:table-cell table:formula="of:=[.ER11]*EXP(LN(1+[.$F$2]-[.$H$2]^2/2))*EXP(NORMINV(RAND();0;[.$H$2]))" office:value-type="currency" office:currency="EUR" office:value="42748.6852168981">
            <text:p>42.748,69 €</text:p>
          </table:table-cell>
          <table:table-cell table:formula="of:=[.ES11]*EXP(LN(1+[.$F$2]-[.$H$2]^2/2))*EXP(NORMINV(RAND();0;[.$H$2]))" office:value-type="currency" office:currency="EUR" office:value="18067.1570997959">
            <text:p>18.067,16 €</text:p>
          </table:table-cell>
          <table:table-cell table:formula="of:=[.ET11]*EXP(LN(1+[.$F$2]-[.$H$2]^2/2))*EXP(NORMINV(RAND();0;[.$H$2]))" office:value-type="currency" office:currency="EUR" office:value="12281.8539333683">
            <text:p>12.281,85 €</text:p>
          </table:table-cell>
          <table:table-cell table:formula="of:=[.EU11]*EXP(LN(1+[.$F$2]-[.$H$2]^2/2))*EXP(NORMINV(RAND();0;[.$H$2]))" office:value-type="currency" office:currency="EUR" office:value="7285.54931340274">
            <text:p>7.285,55 €</text:p>
          </table:table-cell>
          <table:table-cell table:formula="of:=[.EV11]*EXP(LN(1+[.$F$2]-[.$H$2]^2/2))*EXP(NORMINV(RAND();0;[.$H$2]))" office:value-type="currency" office:currency="EUR" office:value="15041.0130550609">
            <text:p>15.041,01 €</text:p>
          </table:table-cell>
          <table:table-cell table:formula="of:=[.EW11]*EXP(LN(1+[.$F$2]-[.$H$2]^2/2))*EXP(NORMINV(RAND();0;[.$H$2]))" office:value-type="currency" office:currency="EUR" office:value="11606.0310693292">
            <text:p>11.606,03 €</text:p>
          </table:table-cell>
          <table:table-cell table:formula="of:=[.EX11]*EXP(LN(1+[.$F$2]-[.$H$2]^2/2))*EXP(NORMINV(RAND();0;[.$H$2]))" office:value-type="currency" office:currency="EUR" office:value="8120.98329207092">
            <text:p>8.120,98 €</text:p>
          </table:table-cell>
          <table:table-cell table:formula="of:=[.EY11]*EXP(LN(1+[.$F$2]-[.$H$2]^2/2))*EXP(NORMINV(RAND();0;[.$H$2]))" office:value-type="currency" office:currency="EUR" office:value="39640.6425257034">
            <text:p>39.640,64 €</text:p>
          </table:table-cell>
          <table:table-cell table:formula="of:=[.EZ11]*EXP(LN(1+[.$F$2]-[.$H$2]^2/2))*EXP(NORMINV(RAND();0;[.$H$2]))" office:value-type="currency" office:currency="EUR" office:value="15253.7021143903">
            <text:p>15.253,70 €</text:p>
          </table:table-cell>
          <table:table-cell table:formula="of:=[.FA11]*EXP(LN(1+[.$F$2]-[.$H$2]^2/2))*EXP(NORMINV(RAND();0;[.$H$2]))" office:value-type="currency" office:currency="EUR" office:value="15094.5858332318">
            <text:p>15.094,59 €</text:p>
          </table:table-cell>
          <table:table-cell table:formula="of:=[.FB11]*EXP(LN(1+[.$F$2]-[.$H$2]^2/2))*EXP(NORMINV(RAND();0;[.$H$2]))" office:value-type="currency" office:currency="EUR" office:value="19151.5707804354">
            <text:p>19.151,57 €</text:p>
          </table:table-cell>
          <table:table-cell table:formula="of:=[.FC11]*EXP(LN(1+[.$F$2]-[.$H$2]^2/2))*EXP(NORMINV(RAND();0;[.$H$2]))" office:value-type="currency" office:currency="EUR" office:value="26017.1656794457">
            <text:p>26.017,17 €</text:p>
          </table:table-cell>
          <table:table-cell table:formula="of:=[.FD11]*EXP(LN(1+[.$F$2]-[.$H$2]^2/2))*EXP(NORMINV(RAND();0;[.$H$2]))" office:value-type="currency" office:currency="EUR" office:value="16604.8345624953">
            <text:p>16.604,83 €</text:p>
          </table:table-cell>
          <table:table-cell table:formula="of:=[.FE11]*EXP(LN(1+[.$F$2]-[.$H$2]^2/2))*EXP(NORMINV(RAND();0;[.$H$2]))" office:value-type="currency" office:currency="EUR" office:value="12983.7711242972">
            <text:p>12.983,77 €</text:p>
          </table:table-cell>
          <table:table-cell table:formula="of:=[.FF11]*EXP(LN(1+[.$F$2]-[.$H$2]^2/2))*EXP(NORMINV(RAND();0;[.$H$2]))" office:value-type="currency" office:currency="EUR" office:value="16846.61990736">
            <text:p>16.846,62 €</text:p>
          </table:table-cell>
          <table:table-cell table:formula="of:=[.FG11]*EXP(LN(1+[.$F$2]-[.$H$2]^2/2))*EXP(NORMINV(RAND();0;[.$H$2]))" office:value-type="currency" office:currency="EUR" office:value="21132.5911753444">
            <text:p>21.132,59 €</text:p>
          </table:table-cell>
          <table:table-cell table:formula="of:=[.FH11]*EXP(LN(1+[.$F$2]-[.$H$2]^2/2))*EXP(NORMINV(RAND();0;[.$H$2]))" office:value-type="currency" office:currency="EUR" office:value="19149.0698949206">
            <text:p>19.149,07 €</text:p>
          </table:table-cell>
          <table:table-cell table:formula="of:=[.FI11]*EXP(LN(1+[.$F$2]-[.$H$2]^2/2))*EXP(NORMINV(RAND();0;[.$H$2]))" office:value-type="currency" office:currency="EUR" office:value="4544.29235758372">
            <text:p>4.544,29 €</text:p>
          </table:table-cell>
          <table:table-cell table:formula="of:=[.FJ11]*EXP(LN(1+[.$F$2]-[.$H$2]^2/2))*EXP(NORMINV(RAND();0;[.$H$2]))" office:value-type="currency" office:currency="EUR" office:value="23271.2462519098">
            <text:p>23.271,25 €</text:p>
          </table:table-cell>
          <table:table-cell table:formula="of:=[.FK11]*EXP(LN(1+[.$F$2]-[.$H$2]^2/2))*EXP(NORMINV(RAND();0;[.$H$2]))" office:value-type="currency" office:currency="EUR" office:value="13890.2039808454">
            <text:p>13.890,20 €</text:p>
          </table:table-cell>
          <table:table-cell table:formula="of:=[.FL11]*EXP(LN(1+[.$F$2]-[.$H$2]^2/2))*EXP(NORMINV(RAND();0;[.$H$2]))" office:value-type="currency" office:currency="EUR" office:value="13652.7504011377">
            <text:p>13.652,75 €</text:p>
          </table:table-cell>
          <table:table-cell table:formula="of:=[.FM11]*EXP(LN(1+[.$F$2]-[.$H$2]^2/2))*EXP(NORMINV(RAND();0;[.$H$2]))" office:value-type="currency" office:currency="EUR" office:value="19879.3312527757">
            <text:p>19.879,33 €</text:p>
          </table:table-cell>
          <table:table-cell table:formula="of:=[.FN11]*EXP(LN(1+[.$F$2]-[.$H$2]^2/2))*EXP(NORMINV(RAND();0;[.$H$2]))" office:value-type="currency" office:currency="EUR" office:value="18860.6398552049">
            <text:p>18.860,64 €</text:p>
          </table:table-cell>
          <table:table-cell table:formula="of:=[.FO11]*EXP(LN(1+[.$F$2]-[.$H$2]^2/2))*EXP(NORMINV(RAND();0;[.$H$2]))" office:value-type="currency" office:currency="EUR" office:value="3886.0360087794">
            <text:p>3.886,04 €</text:p>
          </table:table-cell>
          <table:table-cell table:formula="of:=[.FP11]*EXP(LN(1+[.$F$2]-[.$H$2]^2/2))*EXP(NORMINV(RAND();0;[.$H$2]))" office:value-type="currency" office:currency="EUR" office:value="12445.9425436842">
            <text:p>12.445,94 €</text:p>
          </table:table-cell>
          <table:table-cell table:formula="of:=[.FQ11]*EXP(LN(1+[.$F$2]-[.$H$2]^2/2))*EXP(NORMINV(RAND();0;[.$H$2]))" office:value-type="currency" office:currency="EUR" office:value="22799.8894382664">
            <text:p>22.799,89 €</text:p>
          </table:table-cell>
          <table:table-cell table:formula="of:=[.FR11]*EXP(LN(1+[.$F$2]-[.$H$2]^2/2))*EXP(NORMINV(RAND();0;[.$H$2]))" office:value-type="currency" office:currency="EUR" office:value="21072.4939111259">
            <text:p>21.072,49 €</text:p>
          </table:table-cell>
          <table:table-cell table:formula="of:=[.FS11]*EXP(LN(1+[.$F$2]-[.$H$2]^2/2))*EXP(NORMINV(RAND();0;[.$H$2]))" office:value-type="currency" office:currency="EUR" office:value="3938.22571241161">
            <text:p>3.938,23 €</text:p>
          </table:table-cell>
          <table:table-cell table:formula="of:=[.FT11]*EXP(LN(1+[.$F$2]-[.$H$2]^2/2))*EXP(NORMINV(RAND();0;[.$H$2]))" office:value-type="currency" office:currency="EUR" office:value="14938.6582393997">
            <text:p>14.938,66 €</text:p>
          </table:table-cell>
          <table:table-cell table:formula="of:=[.FU11]*EXP(LN(1+[.$F$2]-[.$H$2]^2/2))*EXP(NORMINV(RAND();0;[.$H$2]))" office:value-type="currency" office:currency="EUR" office:value="12230.944894302">
            <text:p>12.230,94 €</text:p>
          </table:table-cell>
          <table:table-cell table:formula="of:=[.FV11]*EXP(LN(1+[.$F$2]-[.$H$2]^2/2))*EXP(NORMINV(RAND();0;[.$H$2]))" office:value-type="currency" office:currency="EUR" office:value="35866.8450736412">
            <text:p>35.866,85 €</text:p>
          </table:table-cell>
          <table:table-cell table:formula="of:=[.FW11]*EXP(LN(1+[.$F$2]-[.$H$2]^2/2))*EXP(NORMINV(RAND();0;[.$H$2]))" office:value-type="currency" office:currency="EUR" office:value="14701.7627900025">
            <text:p>14.701,76 €</text:p>
          </table:table-cell>
          <table:table-cell table:formula="of:=[.FX11]*EXP(LN(1+[.$F$2]-[.$H$2]^2/2))*EXP(NORMINV(RAND();0;[.$H$2]))" office:value-type="currency" office:currency="EUR" office:value="18715.2635715564">
            <text:p>18.715,26 €</text:p>
          </table:table-cell>
          <table:table-cell table:formula="of:=[.FY11]*EXP(LN(1+[.$F$2]-[.$H$2]^2/2))*EXP(NORMINV(RAND();0;[.$H$2]))" office:value-type="currency" office:currency="EUR" office:value="17063.8263866245">
            <text:p>17.063,83 €</text:p>
          </table:table-cell>
          <table:table-cell table:formula="of:=[.FZ11]*EXP(LN(1+[.$F$2]-[.$H$2]^2/2))*EXP(NORMINV(RAND();0;[.$H$2]))" office:value-type="currency" office:currency="EUR" office:value="6634.14434273206">
            <text:p>6.634,14 €</text:p>
          </table:table-cell>
          <table:table-cell table:formula="of:=[.GA11]*EXP(LN(1+[.$F$2]-[.$H$2]^2/2))*EXP(NORMINV(RAND();0;[.$H$2]))" office:value-type="currency" office:currency="EUR" office:value="17118.4396135526">
            <text:p>17.118,44 €</text:p>
          </table:table-cell>
          <table:table-cell table:formula="of:=[.GB11]*EXP(LN(1+[.$F$2]-[.$H$2]^2/2))*EXP(NORMINV(RAND();0;[.$H$2]))" office:value-type="currency" office:currency="EUR" office:value="17294.0385366682">
            <text:p>17.294,04 €</text:p>
          </table:table-cell>
          <table:table-cell table:formula="of:=[.GC11]*EXP(LN(1+[.$F$2]-[.$H$2]^2/2))*EXP(NORMINV(RAND();0;[.$H$2]))" office:value-type="currency" office:currency="EUR" office:value="64869.0393342699">
            <text:p>64.869,04 €</text:p>
          </table:table-cell>
          <table:table-cell table:formula="of:=[.GD11]*EXP(LN(1+[.$F$2]-[.$H$2]^2/2))*EXP(NORMINV(RAND();0;[.$H$2]))" office:value-type="currency" office:currency="EUR" office:value="17351.6221238552">
            <text:p>17.351,62 €</text:p>
          </table:table-cell>
          <table:table-cell table:formula="of:=[.GE11]*EXP(LN(1+[.$F$2]-[.$H$2]^2/2))*EXP(NORMINV(RAND();0;[.$H$2]))" office:value-type="currency" office:currency="EUR" office:value="11019.5932168764">
            <text:p>11.019,59 €</text:p>
          </table:table-cell>
          <table:table-cell table:formula="of:=[.GF11]*EXP(LN(1+[.$F$2]-[.$H$2]^2/2))*EXP(NORMINV(RAND();0;[.$H$2]))" office:value-type="currency" office:currency="EUR" office:value="22942.7290556608">
            <text:p>22.942,73 €</text:p>
          </table:table-cell>
          <table:table-cell table:formula="of:=[.GG11]*EXP(LN(1+[.$F$2]-[.$H$2]^2/2))*EXP(NORMINV(RAND();0;[.$H$2]))" office:value-type="currency" office:currency="EUR" office:value="10779.9611703442">
            <text:p>10.779,96 €</text:p>
          </table:table-cell>
          <table:table-cell table:formula="of:=[.GH11]*EXP(LN(1+[.$F$2]-[.$H$2]^2/2))*EXP(NORMINV(RAND();0;[.$H$2]))" office:value-type="currency" office:currency="EUR" office:value="18526.122968756">
            <text:p>18.526,12 €</text:p>
          </table:table-cell>
          <table:table-cell table:formula="of:=[.GI11]*EXP(LN(1+[.$F$2]-[.$H$2]^2/2))*EXP(NORMINV(RAND();0;[.$H$2]))" office:value-type="currency" office:currency="EUR" office:value="43942.5742172789">
            <text:p>43.942,57 €</text:p>
          </table:table-cell>
          <table:table-cell table:formula="of:=[.GJ11]*EXP(LN(1+[.$F$2]-[.$H$2]^2/2))*EXP(NORMINV(RAND();0;[.$H$2]))" office:value-type="currency" office:currency="EUR" office:value="14744.6661258643">
            <text:p>14.744,67 €</text:p>
          </table:table-cell>
          <table:table-cell table:formula="of:=[.GK11]*EXP(LN(1+[.$F$2]-[.$H$2]^2/2))*EXP(NORMINV(RAND();0;[.$H$2]))" office:value-type="currency" office:currency="EUR" office:value="38416.8507283467">
            <text:p>38.416,85 €</text:p>
          </table:table-cell>
          <table:table-cell table:formula="of:=[.GL11]*EXP(LN(1+[.$F$2]-[.$H$2]^2/2))*EXP(NORMINV(RAND();0;[.$H$2]))" office:value-type="currency" office:currency="EUR" office:value="10665.0256403021">
            <text:p>10.665,03 €</text:p>
          </table:table-cell>
          <table:table-cell table:formula="of:=[.GM11]*EXP(LN(1+[.$F$2]-[.$H$2]^2/2))*EXP(NORMINV(RAND();0;[.$H$2]))" office:value-type="currency" office:currency="EUR" office:value="13152.348782711">
            <text:p>13.152,35 €</text:p>
          </table:table-cell>
          <table:table-cell table:formula="of:=[.GN11]*EXP(LN(1+[.$F$2]-[.$H$2]^2/2))*EXP(NORMINV(RAND();0;[.$H$2]))" office:value-type="currency" office:currency="EUR" office:value="3696.08602974505">
            <text:p>3.696,09 €</text:p>
          </table:table-cell>
          <table:table-cell table:formula="of:=[.GO11]*EXP(LN(1+[.$F$2]-[.$H$2]^2/2))*EXP(NORMINV(RAND();0;[.$H$2]))" office:value-type="currency" office:currency="EUR" office:value="25902.0683267053">
            <text:p>25.902,07 €</text:p>
          </table:table-cell>
          <table:table-cell table:formula="of:=[.GP11]*EXP(LN(1+[.$F$2]-[.$H$2]^2/2))*EXP(NORMINV(RAND();0;[.$H$2]))" office:value-type="currency" office:currency="EUR" office:value="65890.9642499353">
            <text:p>65.890,96 €</text:p>
          </table:table-cell>
          <table:table-cell table:formula="of:=[.GQ11]*EXP(LN(1+[.$F$2]-[.$H$2]^2/2))*EXP(NORMINV(RAND();0;[.$H$2]))" office:value-type="currency" office:currency="EUR" office:value="22268.3420561378">
            <text:p>22.268,34 €</text:p>
          </table:table-cell>
          <table:table-cell table:formula="of:=[.GR11]*EXP(LN(1+[.$F$2]-[.$H$2]^2/2))*EXP(NORMINV(RAND();0;[.$H$2]))" office:value-type="currency" office:currency="EUR" office:value="10821.4433655755">
            <text:p>10.821,44 €</text:p>
          </table:table-cell>
          <table:table-cell table:formula="of:=[.GS11]*EXP(LN(1+[.$F$2]-[.$H$2]^2/2))*EXP(NORMINV(RAND();0;[.$H$2]))" office:value-type="currency" office:currency="EUR" office:value="9167.74470146777">
            <text:p>9.167,74 €</text:p>
          </table:table-cell>
          <table:table-cell table:formula="of:=[.GT11]*EXP(LN(1+[.$F$2]-[.$H$2]^2/2))*EXP(NORMINV(RAND();0;[.$H$2]))" office:value-type="currency" office:currency="EUR" office:value="5922.42256346643">
            <text:p>5.922,42 €</text:p>
          </table:table-cell>
          <table:table-cell table:formula="of:=[.GU11]*EXP(LN(1+[.$F$2]-[.$H$2]^2/2))*EXP(NORMINV(RAND();0;[.$H$2]))" office:value-type="currency" office:currency="EUR" office:value="16362.8661862313">
            <text:p>16.362,87 €</text:p>
          </table:table-cell>
          <table:table-cell table:formula="of:=[.GV11]*EXP(LN(1+[.$F$2]-[.$H$2]^2/2))*EXP(NORMINV(RAND();0;[.$H$2]))" office:value-type="currency" office:currency="EUR" office:value="13044.2801530998">
            <text:p>13.044,28 €</text:p>
          </table:table-cell>
          <table:table-cell table:formula="of:=[.GW11]*EXP(LN(1+[.$F$2]-[.$H$2]^2/2))*EXP(NORMINV(RAND();0;[.$H$2]))" office:value-type="currency" office:currency="EUR" office:value="14220.0172336667">
            <text:p>14.220,02 €</text:p>
          </table:table-cell>
          <table:table-cell table:formula="of:=[.GX11]*EXP(LN(1+[.$F$2]-[.$H$2]^2/2))*EXP(NORMINV(RAND();0;[.$H$2]))" office:value-type="currency" office:currency="EUR" office:value="13732.9626015683">
            <text:p>13.732,96 €</text:p>
          </table:table-cell>
          <table:table-cell table:formula="of:=[.GY11]*EXP(LN(1+[.$F$2]-[.$H$2]^2/2))*EXP(NORMINV(RAND();0;[.$H$2]))" office:value-type="currency" office:currency="EUR" office:value="3562.06033196406">
            <text:p>3.562,06 €</text:p>
          </table:table-cell>
          <table:table-cell table:formula="of:=[.GZ11]*EXP(LN(1+[.$F$2]-[.$H$2]^2/2))*EXP(NORMINV(RAND();0;[.$H$2]))" office:value-type="currency" office:currency="EUR" office:value="5831.49878831024">
            <text:p>5.831,50 €</text:p>
          </table:table-cell>
          <table:table-cell table:formula="of:=[.HA11]*EXP(LN(1+[.$F$2]-[.$H$2]^2/2))*EXP(NORMINV(RAND();0;[.$H$2]))" office:value-type="currency" office:currency="EUR" office:value="18941.5749223829">
            <text:p>18.941,57 €</text:p>
          </table:table-cell>
          <table:table-cell table:formula="of:=[.HB11]*EXP(LN(1+[.$F$2]-[.$H$2]^2/2))*EXP(NORMINV(RAND();0;[.$H$2]))" office:value-type="currency" office:currency="EUR" office:value="30138.9459053681">
            <text:p>30.138,95 €</text:p>
          </table:table-cell>
          <table:table-cell table:formula="of:=[.HC11]*EXP(LN(1+[.$F$2]-[.$H$2]^2/2))*EXP(NORMINV(RAND();0;[.$H$2]))" office:value-type="currency" office:currency="EUR" office:value="13228.660160155">
            <text:p>13.228,66 €</text:p>
          </table:table-cell>
          <table:table-cell table:formula="of:=[.HD11]*EXP(LN(1+[.$F$2]-[.$H$2]^2/2))*EXP(NORMINV(RAND();0;[.$H$2]))" office:value-type="currency" office:currency="EUR" office:value="22028.357603675">
            <text:p>22.028,36 €</text:p>
          </table:table-cell>
          <table:table-cell table:formula="of:=[.HE11]*EXP(LN(1+[.$F$2]-[.$H$2]^2/2))*EXP(NORMINV(RAND();0;[.$H$2]))" office:value-type="currency" office:currency="EUR" office:value="13735.990284368">
            <text:p>13.735,99 €</text:p>
          </table:table-cell>
          <table:table-cell table:formula="of:=[.HF11]*EXP(LN(1+[.$F$2]-[.$H$2]^2/2))*EXP(NORMINV(RAND();0;[.$H$2]))" office:value-type="currency" office:currency="EUR" office:value="8068.5760635573">
            <text:p>8.068,58 €</text:p>
          </table:table-cell>
          <table:table-cell table:formula="of:=[.HG11]*EXP(LN(1+[.$F$2]-[.$H$2]^2/2))*EXP(NORMINV(RAND();0;[.$H$2]))" office:value-type="currency" office:currency="EUR" office:value="15843.5413777432">
            <text:p>15.843,54 €</text:p>
          </table:table-cell>
          <table:table-cell table:formula="of:=[.HH11]*EXP(LN(1+[.$F$2]-[.$H$2]^2/2))*EXP(NORMINV(RAND();0;[.$H$2]))" office:value-type="currency" office:currency="EUR" office:value="20261.6376541288">
            <text:p>20.261,64 €</text:p>
          </table:table-cell>
          <table:table-cell table:formula="of:=[.HI11]*EXP(LN(1+[.$F$2]-[.$H$2]^2/2))*EXP(NORMINV(RAND();0;[.$H$2]))" office:value-type="currency" office:currency="EUR" office:value="19323.6727564793">
            <text:p>19.323,67 €</text:p>
          </table:table-cell>
          <table:table-cell table:formula="of:=[.HJ11]*EXP(LN(1+[.$F$2]-[.$H$2]^2/2))*EXP(NORMINV(RAND();0;[.$H$2]))" office:value-type="currency" office:currency="EUR" office:value="44998.3473010935">
            <text:p>44.998,35 €</text:p>
          </table:table-cell>
          <table:table-cell table:formula="of:=[.HK11]*EXP(LN(1+[.$F$2]-[.$H$2]^2/2))*EXP(NORMINV(RAND();0;[.$H$2]))" office:value-type="currency" office:currency="EUR" office:value="6752.95601006589">
            <text:p>6.752,96 €</text:p>
          </table:table-cell>
          <table:table-cell table:formula="of:=[.HL11]*EXP(LN(1+[.$F$2]-[.$H$2]^2/2))*EXP(NORMINV(RAND();0;[.$H$2]))" office:value-type="currency" office:currency="EUR" office:value="9728.55104455625">
            <text:p>9.728,55 €</text:p>
          </table:table-cell>
          <table:table-cell table:formula="of:=[.HM11]*EXP(LN(1+[.$F$2]-[.$H$2]^2/2))*EXP(NORMINV(RAND();0;[.$H$2]))" office:value-type="currency" office:currency="EUR" office:value="8405.09104315102">
            <text:p>8.405,09 €</text:p>
          </table:table-cell>
          <table:table-cell table:formula="of:=[.HN11]*EXP(LN(1+[.$F$2]-[.$H$2]^2/2))*EXP(NORMINV(RAND();0;[.$H$2]))" office:value-type="currency" office:currency="EUR" office:value="12248.3746949316">
            <text:p>12.248,37 €</text:p>
          </table:table-cell>
          <table:table-cell table:formula="of:=[.HO11]*EXP(LN(1+[.$F$2]-[.$H$2]^2/2))*EXP(NORMINV(RAND();0;[.$H$2]))" office:value-type="currency" office:currency="EUR" office:value="14982.8632697033">
            <text:p>14.982,86 €</text:p>
          </table:table-cell>
          <table:table-cell table:formula="of:=[.HP11]*EXP(LN(1+[.$F$2]-[.$H$2]^2/2))*EXP(NORMINV(RAND();0;[.$H$2]))" office:value-type="currency" office:currency="EUR" office:value="42235.3140266926">
            <text:p>42.235,31 €</text:p>
          </table:table-cell>
          <table:table-cell table:formula="of:=[.HQ11]*EXP(LN(1+[.$F$2]-[.$H$2]^2/2))*EXP(NORMINV(RAND();0;[.$H$2]))" office:value-type="currency" office:currency="EUR" office:value="14230.901922928">
            <text:p>14.230,90 €</text:p>
          </table:table-cell>
          <table:table-cell table:formula="of:=[.HR11]*EXP(LN(1+[.$F$2]-[.$H$2]^2/2))*EXP(NORMINV(RAND();0;[.$H$2]))" office:value-type="currency" office:currency="EUR" office:value="7769.25580754102">
            <text:p>7.769,26 €</text:p>
          </table:table-cell>
          <table:table-cell table:formula="of:=[.HS11]*EXP(LN(1+[.$F$2]-[.$H$2]^2/2))*EXP(NORMINV(RAND();0;[.$H$2]))" office:value-type="currency" office:currency="EUR" office:value="9996.33320387328">
            <text:p>9.996,33 €</text:p>
          </table:table-cell>
          <table:table-cell table:formula="of:=[.HT11]*EXP(LN(1+[.$F$2]-[.$H$2]^2/2))*EXP(NORMINV(RAND();0;[.$H$2]))" office:value-type="currency" office:currency="EUR" office:value="24403.0088763753">
            <text:p>24.403,01 €</text:p>
          </table:table-cell>
          <table:table-cell table:formula="of:=[.HU11]*EXP(LN(1+[.$F$2]-[.$H$2]^2/2))*EXP(NORMINV(RAND();0;[.$H$2]))" office:value-type="currency" office:currency="EUR" office:value="9495.88616283888">
            <text:p>9.495,89 €</text:p>
          </table:table-cell>
          <table:table-cell table:formula="of:=[.HV11]*EXP(LN(1+[.$F$2]-[.$H$2]^2/2))*EXP(NORMINV(RAND();0;[.$H$2]))" office:value-type="currency" office:currency="EUR" office:value="8542.75695060429">
            <text:p>8.542,76 €</text:p>
          </table:table-cell>
          <table:table-cell table:formula="of:=[.HW11]*EXP(LN(1+[.$F$2]-[.$H$2]^2/2))*EXP(NORMINV(RAND();0;[.$H$2]))" office:value-type="currency" office:currency="EUR" office:value="11797.7834525181">
            <text:p>11.797,78 €</text:p>
          </table:table-cell>
          <table:table-cell table:formula="of:=[.HX11]*EXP(LN(1+[.$F$2]-[.$H$2]^2/2))*EXP(NORMINV(RAND();0;[.$H$2]))" office:value-type="currency" office:currency="EUR" office:value="18467.2776522929">
            <text:p>18.467,28 €</text:p>
          </table:table-cell>
          <table:table-cell table:formula="of:=[.HY11]*EXP(LN(1+[.$F$2]-[.$H$2]^2/2))*EXP(NORMINV(RAND();0;[.$H$2]))" office:value-type="currency" office:currency="EUR" office:value="8949.16413776533">
            <text:p>8.949,16 €</text:p>
          </table:table-cell>
          <table:table-cell table:formula="of:=[.HZ11]*EXP(LN(1+[.$F$2]-[.$H$2]^2/2))*EXP(NORMINV(RAND();0;[.$H$2]))" office:value-type="currency" office:currency="EUR" office:value="11812.7416328128">
            <text:p>11.812,74 €</text:p>
          </table:table-cell>
          <table:table-cell table:formula="of:=[.IA11]*EXP(LN(1+[.$F$2]-[.$H$2]^2/2))*EXP(NORMINV(RAND();0;[.$H$2]))" office:value-type="currency" office:currency="EUR" office:value="17913.0864579746">
            <text:p>17.913,09 €</text:p>
          </table:table-cell>
          <table:table-cell table:formula="of:=[.IB11]*EXP(LN(1+[.$F$2]-[.$H$2]^2/2))*EXP(NORMINV(RAND();0;[.$H$2]))" office:value-type="currency" office:currency="EUR" office:value="48047.4797354103">
            <text:p>48.047,48 €</text:p>
          </table:table-cell>
          <table:table-cell table:formula="of:=[.IC11]*EXP(LN(1+[.$F$2]-[.$H$2]^2/2))*EXP(NORMINV(RAND();0;[.$H$2]))" office:value-type="currency" office:currency="EUR" office:value="8034.88358409996">
            <text:p>8.034,88 €</text:p>
          </table:table-cell>
          <table:table-cell table:formula="of:=[.ID11]*EXP(LN(1+[.$F$2]-[.$H$2]^2/2))*EXP(NORMINV(RAND();0;[.$H$2]))" office:value-type="currency" office:currency="EUR" office:value="6802.34875966824">
            <text:p>6.802,35 €</text:p>
          </table:table-cell>
          <table:table-cell table:formula="of:=[.IE11]*EXP(LN(1+[.$F$2]-[.$H$2]^2/2))*EXP(NORMINV(RAND();0;[.$H$2]))" office:value-type="currency" office:currency="EUR" office:value="25031.4070997558">
            <text:p>25.031,41 €</text:p>
          </table:table-cell>
          <table:table-cell table:formula="of:=[.IF11]*EXP(LN(1+[.$F$2]-[.$H$2]^2/2))*EXP(NORMINV(RAND();0;[.$H$2]))" office:value-type="currency" office:currency="EUR" office:value="7252.25474594152">
            <text:p>7.252,25 €</text:p>
          </table:table-cell>
          <table:table-cell table:formula="of:=[.IG11]*EXP(LN(1+[.$F$2]-[.$H$2]^2/2))*EXP(NORMINV(RAND();0;[.$H$2]))" office:value-type="currency" office:currency="EUR" office:value="18812.4043253257">
            <text:p>18.812,40 €</text:p>
          </table:table-cell>
          <table:table-cell table:formula="of:=[.IH11]*EXP(LN(1+[.$F$2]-[.$H$2]^2/2))*EXP(NORMINV(RAND();0;[.$H$2]))" office:value-type="currency" office:currency="EUR" office:value="15348.6431364709">
            <text:p>15.348,64 €</text:p>
          </table:table-cell>
          <table:table-cell table:formula="of:=[.II11]*EXP(LN(1+[.$F$2]-[.$H$2]^2/2))*EXP(NORMINV(RAND();0;[.$H$2]))" office:value-type="currency" office:currency="EUR" office:value="10758.274659046">
            <text:p>10.758,27 €</text:p>
          </table:table-cell>
          <table:table-cell table:formula="of:=[.IJ11]*EXP(LN(1+[.$F$2]-[.$H$2]^2/2))*EXP(NORMINV(RAND();0;[.$H$2]))" office:value-type="currency" office:currency="EUR" office:value="16444.4451896355">
            <text:p>16.444,45 €</text:p>
          </table:table-cell>
          <table:table-cell table:formula="of:=[.IK11]*EXP(LN(1+[.$F$2]-[.$H$2]^2/2))*EXP(NORMINV(RAND();0;[.$H$2]))" office:value-type="currency" office:currency="EUR" office:value="14495.1241928072">
            <text:p>14.495,12 €</text:p>
          </table:table-cell>
          <table:table-cell table:formula="of:=[.IL11]*EXP(LN(1+[.$F$2]-[.$H$2]^2/2))*EXP(NORMINV(RAND();0;[.$H$2]))" office:value-type="currency" office:currency="EUR" office:value="12469.5715706714">
            <text:p>12.469,57 €</text:p>
          </table:table-cell>
          <table:table-cell table:formula="of:=[.IM11]*EXP(LN(1+[.$F$2]-[.$H$2]^2/2))*EXP(NORMINV(RAND();0;[.$H$2]))" office:value-type="currency" office:currency="EUR" office:value="7123.59682763549">
            <text:p>7.123,60 €</text:p>
          </table:table-cell>
          <table:table-cell table:formula="of:=[.IN11]*EXP(LN(1+[.$F$2]-[.$H$2]^2/2))*EXP(NORMINV(RAND();0;[.$H$2]))" office:value-type="currency" office:currency="EUR" office:value="17328.1712086304">
            <text:p>17.328,17 €</text:p>
          </table:table-cell>
          <table:table-cell table:formula="of:=[.IO11]*EXP(LN(1+[.$F$2]-[.$H$2]^2/2))*EXP(NORMINV(RAND();0;[.$H$2]))" office:value-type="currency" office:currency="EUR" office:value="43619.5134775064">
            <text:p>43.619,51 €</text:p>
          </table:table-cell>
          <table:table-cell table:formula="of:=[.IP11]*EXP(LN(1+[.$F$2]-[.$H$2]^2/2))*EXP(NORMINV(RAND();0;[.$H$2]))" office:value-type="currency" office:currency="EUR" office:value="17847.0290067398">
            <text:p>17.847,03 €</text:p>
          </table:table-cell>
          <table:table-cell table:formula="of:=[.IQ11]*EXP(LN(1+[.$F$2]-[.$H$2]^2/2))*EXP(NORMINV(RAND();0;[.$H$2]))" office:value-type="currency" office:currency="EUR" office:value="32865.4353931154">
            <text:p>32.865,44 €</text:p>
          </table:table-cell>
          <table:table-cell table:formula="of:=[.IR11]*EXP(LN(1+[.$F$2]-[.$H$2]^2/2))*EXP(NORMINV(RAND();0;[.$H$2]))" office:value-type="currency" office:currency="EUR" office:value="9716.23049718063">
            <text:p>9.716,23 €</text:p>
          </table:table-cell>
          <table:table-cell table:formula="of:=[.IS11]*EXP(LN(1+[.$F$2]-[.$H$2]^2/2))*EXP(NORMINV(RAND();0;[.$H$2]))" office:value-type="currency" office:currency="EUR" office:value="14210.903138967">
            <text:p>14.210,90 €</text:p>
          </table:table-cell>
          <table:table-cell table:formula="of:=[.IT11]*EXP(LN(1+[.$F$2]-[.$H$2]^2/2))*EXP(NORMINV(RAND();0;[.$H$2]))" office:value-type="currency" office:currency="EUR" office:value="65138.1025234155">
            <text:p>65.138,10 €</text:p>
          </table:table-cell>
          <table:table-cell table:formula="of:=[.IU11]*EXP(LN(1+[.$F$2]-[.$H$2]^2/2))*EXP(NORMINV(RAND();0;[.$H$2]))" office:value-type="currency" office:currency="EUR" office:value="8597.01607550492">
            <text:p>8.597,02 €</text:p>
          </table:table-cell>
          <table:table-cell table:formula="of:=[.IV11]*EXP(LN(1+[.$F$2]-[.$H$2]^2/2))*EXP(NORMINV(RAND();0;[.$H$2]))" office:value-type="currency" office:currency="EUR" office:value="18600.7479399249">
            <text:p>18.600,75 €</text:p>
          </table:table-cell>
          <table:table-cell table:formula="of:=[.IW11]*EXP(LN(1+[.$F$2]-[.$H$2]^2/2))*EXP(NORMINV(RAND();0;[.$H$2]))" office:value-type="currency" office:currency="EUR" office:value="7664.17722238792">
            <text:p>7.664,18 €</text:p>
          </table:table-cell>
          <table:table-cell table:formula="of:=[.IX11]*EXP(LN(1+[.$F$2]-[.$H$2]^2/2))*EXP(NORMINV(RAND();0;[.$H$2]))" office:value-type="currency" office:currency="EUR" office:value="9342.02252409991">
            <text:p>9.342,02 €</text:p>
          </table:table-cell>
          <table:table-cell table:formula="of:=[.IY11]*EXP(LN(1+[.$F$2]-[.$H$2]^2/2))*EXP(NORMINV(RAND();0;[.$H$2]))" office:value-type="currency" office:currency="EUR" office:value="8293.02675388414">
            <text:p>8.293,03 €</text:p>
          </table:table-cell>
          <table:table-cell table:formula="of:=[.IZ11]*EXP(LN(1+[.$F$2]-[.$H$2]^2/2))*EXP(NORMINV(RAND();0;[.$H$2]))" office:value-type="currency" office:currency="EUR" office:value="11054.8926943032">
            <text:p>11.054,89 €</text:p>
          </table:table-cell>
          <table:table-cell table:formula="of:=[.JA11]*EXP(LN(1+[.$F$2]-[.$H$2]^2/2))*EXP(NORMINV(RAND();0;[.$H$2]))" office:value-type="currency" office:currency="EUR" office:value="25658.0913101532">
            <text:p>25.658,09 €</text:p>
          </table:table-cell>
          <table:table-cell table:formula="of:=[.JB11]*EXP(LN(1+[.$F$2]-[.$H$2]^2/2))*EXP(NORMINV(RAND();0;[.$H$2]))" office:value-type="currency" office:currency="EUR" office:value="27665.6480093624">
            <text:p>27.665,65 €</text:p>
          </table:table-cell>
          <table:table-cell table:formula="of:=[.JC11]*EXP(LN(1+[.$F$2]-[.$H$2]^2/2))*EXP(NORMINV(RAND();0;[.$H$2]))" office:value-type="currency" office:currency="EUR" office:value="10375.1067716304">
            <text:p>10.375,11 €</text:p>
          </table:table-cell>
          <table:table-cell table:formula="of:=[.JD11]*EXP(LN(1+[.$F$2]-[.$H$2]^2/2))*EXP(NORMINV(RAND();0;[.$H$2]))" office:value-type="currency" office:currency="EUR" office:value="18609.996653792">
            <text:p>18.610,00 €</text:p>
          </table:table-cell>
          <table:table-cell table:formula="of:=[.JE11]*EXP(LN(1+[.$F$2]-[.$H$2]^2/2))*EXP(NORMINV(RAND();0;[.$H$2]))" office:value-type="currency" office:currency="EUR" office:value="39176.7297682445">
            <text:p>39.176,73 €</text:p>
          </table:table-cell>
          <table:table-cell table:formula="of:=[.JF11]*EXP(LN(1+[.$F$2]-[.$H$2]^2/2))*EXP(NORMINV(RAND();0;[.$H$2]))" office:value-type="currency" office:currency="EUR" office:value="19895.7839802049">
            <text:p>19.895,78 €</text:p>
          </table:table-cell>
          <table:table-cell table:formula="of:=[.JG11]*EXP(LN(1+[.$F$2]-[.$H$2]^2/2))*EXP(NORMINV(RAND();0;[.$H$2]))" office:value-type="currency" office:currency="EUR" office:value="20339.6154366475">
            <text:p>20.339,62 €</text:p>
          </table:table-cell>
          <table:table-cell table:formula="of:=[.JH11]*EXP(LN(1+[.$F$2]-[.$H$2]^2/2))*EXP(NORMINV(RAND();0;[.$H$2]))" office:value-type="currency" office:currency="EUR" office:value="8313.94512919649">
            <text:p>8.313,95 €</text:p>
          </table:table-cell>
          <table:table-cell table:formula="of:=[.JI11]*EXP(LN(1+[.$F$2]-[.$H$2]^2/2))*EXP(NORMINV(RAND();0;[.$H$2]))" office:value-type="currency" office:currency="EUR" office:value="15203.947651943">
            <text:p>15.203,95 €</text:p>
          </table:table-cell>
          <table:table-cell table:formula="of:=[.JJ11]*EXP(LN(1+[.$F$2]-[.$H$2]^2/2))*EXP(NORMINV(RAND();0;[.$H$2]))" office:value-type="currency" office:currency="EUR" office:value="11318.1611058144">
            <text:p>11.318,16 €</text:p>
          </table:table-cell>
          <table:table-cell table:formula="of:=[.JK11]*EXP(LN(1+[.$F$2]-[.$H$2]^2/2))*EXP(NORMINV(RAND();0;[.$H$2]))" office:value-type="currency" office:currency="EUR" office:value="14094.5369279425">
            <text:p>14.094,54 €</text:p>
          </table:table-cell>
          <table:table-cell table:formula="of:=[.JL11]*EXP(LN(1+[.$F$2]-[.$H$2]^2/2))*EXP(NORMINV(RAND();0;[.$H$2]))" office:value-type="currency" office:currency="EUR" office:value="11167.0565371646">
            <text:p>11.167,06 €</text:p>
          </table:table-cell>
          <table:table-cell table:formula="of:=[.JM11]*EXP(LN(1+[.$F$2]-[.$H$2]^2/2))*EXP(NORMINV(RAND();0;[.$H$2]))" office:value-type="currency" office:currency="EUR" office:value="29459.1700769159">
            <text:p>29.459,17 €</text:p>
          </table:table-cell>
          <table:table-cell table:formula="of:=[.JN11]*EXP(LN(1+[.$F$2]-[.$H$2]^2/2))*EXP(NORMINV(RAND();0;[.$H$2]))" office:value-type="currency" office:currency="EUR" office:value="33236.7023823019">
            <text:p>33.236,70 €</text:p>
          </table:table-cell>
          <table:table-cell table:formula="of:=[.JO11]*EXP(LN(1+[.$F$2]-[.$H$2]^2/2))*EXP(NORMINV(RAND();0;[.$H$2]))" office:value-type="currency" office:currency="EUR" office:value="4241.60441024186">
            <text:p>4.241,60 €</text:p>
          </table:table-cell>
          <table:table-cell table:formula="of:=[.JP11]*EXP(LN(1+[.$F$2]-[.$H$2]^2/2))*EXP(NORMINV(RAND();0;[.$H$2]))" office:value-type="currency" office:currency="EUR" office:value="25120.713598975">
            <text:p>25.120,71 €</text:p>
          </table:table-cell>
          <table:table-cell table:formula="of:=[.JQ11]*EXP(LN(1+[.$F$2]-[.$H$2]^2/2))*EXP(NORMINV(RAND();0;[.$H$2]))" office:value-type="currency" office:currency="EUR" office:value="7841.24970288849">
            <text:p>7.841,25 €</text:p>
          </table:table-cell>
          <table:table-cell table:formula="of:=[.JR11]*EXP(LN(1+[.$F$2]-[.$H$2]^2/2))*EXP(NORMINV(RAND();0;[.$H$2]))" office:value-type="currency" office:currency="EUR" office:value="14907.0508144632">
            <text:p>14.907,05 €</text:p>
          </table:table-cell>
          <table:table-cell table:formula="of:=[.JS11]*EXP(LN(1+[.$F$2]-[.$H$2]^2/2))*EXP(NORMINV(RAND();0;[.$H$2]))" office:value-type="currency" office:currency="EUR" office:value="18411.6751006399">
            <text:p>18.411,68 €</text:p>
          </table:table-cell>
          <table:table-cell table:formula="of:=[.JT11]*EXP(LN(1+[.$F$2]-[.$H$2]^2/2))*EXP(NORMINV(RAND();0;[.$H$2]))" office:value-type="currency" office:currency="EUR" office:value="6991.8898591582">
            <text:p>6.991,89 €</text:p>
          </table:table-cell>
          <table:table-cell table:formula="of:=[.JU11]*EXP(LN(1+[.$F$2]-[.$H$2]^2/2))*EXP(NORMINV(RAND();0;[.$H$2]))" office:value-type="currency" office:currency="EUR" office:value="9331.22123850537">
            <text:p>9.331,22 €</text:p>
          </table:table-cell>
          <table:table-cell table:formula="of:=[.JV11]*EXP(LN(1+[.$F$2]-[.$H$2]^2/2))*EXP(NORMINV(RAND();0;[.$H$2]))" office:value-type="currency" office:currency="EUR" office:value="3269.48231935115">
            <text:p>3.269,48 €</text:p>
          </table:table-cell>
          <table:table-cell table:formula="of:=[.JW11]*EXP(LN(1+[.$F$2]-[.$H$2]^2/2))*EXP(NORMINV(RAND();0;[.$H$2]))" office:value-type="currency" office:currency="EUR" office:value="5829.9583378116">
            <text:p>5.829,96 €</text:p>
          </table:table-cell>
          <table:table-cell table:formula="of:=[.JX11]*EXP(LN(1+[.$F$2]-[.$H$2]^2/2))*EXP(NORMINV(RAND();0;[.$H$2]))" office:value-type="currency" office:currency="EUR" office:value="15315.9233512774">
            <text:p>15.315,92 €</text:p>
          </table:table-cell>
          <table:table-cell table:formula="of:=[.JY11]*EXP(LN(1+[.$F$2]-[.$H$2]^2/2))*EXP(NORMINV(RAND();0;[.$H$2]))" office:value-type="currency" office:currency="EUR" office:value="14147.9254863474">
            <text:p>14.147,93 €</text:p>
          </table:table-cell>
          <table:table-cell table:formula="of:=[.JZ11]*EXP(LN(1+[.$F$2]-[.$H$2]^2/2))*EXP(NORMINV(RAND();0;[.$H$2]))" office:value-type="currency" office:currency="EUR" office:value="16956.6729558404">
            <text:p>16.956,67 €</text:p>
          </table:table-cell>
          <table:table-cell table:formula="of:=[.KA11]*EXP(LN(1+[.$F$2]-[.$H$2]^2/2))*EXP(NORMINV(RAND();0;[.$H$2]))" office:value-type="currency" office:currency="EUR" office:value="4904.26857663096">
            <text:p>4.904,27 €</text:p>
          </table:table-cell>
          <table:table-cell table:formula="of:=[.KB11]*EXP(LN(1+[.$F$2]-[.$H$2]^2/2))*EXP(NORMINV(RAND();0;[.$H$2]))" office:value-type="currency" office:currency="EUR" office:value="25117.7968123317">
            <text:p>25.117,80 €</text:p>
          </table:table-cell>
          <table:table-cell table:formula="of:=[.KC11]*EXP(LN(1+[.$F$2]-[.$H$2]^2/2))*EXP(NORMINV(RAND();0;[.$H$2]))" office:value-type="currency" office:currency="EUR" office:value="6520.02919543053">
            <text:p>6.520,03 €</text:p>
          </table:table-cell>
          <table:table-cell table:formula="of:=[.KD11]*EXP(LN(1+[.$F$2]-[.$H$2]^2/2))*EXP(NORMINV(RAND();0;[.$H$2]))" office:value-type="currency" office:currency="EUR" office:value="11064.3141862784">
            <text:p>11.064,31 €</text:p>
          </table:table-cell>
          <table:table-cell table:formula="of:=[.KE11]*EXP(LN(1+[.$F$2]-[.$H$2]^2/2))*EXP(NORMINV(RAND();0;[.$H$2]))" office:value-type="currency" office:currency="EUR" office:value="14197.2269795991">
            <text:p>14.197,23 €</text:p>
          </table:table-cell>
          <table:table-cell table:formula="of:=[.KF11]*EXP(LN(1+[.$F$2]-[.$H$2]^2/2))*EXP(NORMINV(RAND();0;[.$H$2]))" office:value-type="currency" office:currency="EUR" office:value="16749.9073271374">
            <text:p>16.749,91 €</text:p>
          </table:table-cell>
          <table:table-cell table:formula="of:=[.KG11]*EXP(LN(1+[.$F$2]-[.$H$2]^2/2))*EXP(NORMINV(RAND();0;[.$H$2]))" office:value-type="currency" office:currency="EUR" office:value="15479.4301820089">
            <text:p>15.479,43 €</text:p>
          </table:table-cell>
          <table:table-cell table:formula="of:=[.KH11]*EXP(LN(1+[.$F$2]-[.$H$2]^2/2))*EXP(NORMINV(RAND();0;[.$H$2]))" office:value-type="currency" office:currency="EUR" office:value="8042.21936764897">
            <text:p>8.042,22 €</text:p>
          </table:table-cell>
          <table:table-cell table:formula="of:=[.KI11]*EXP(LN(1+[.$F$2]-[.$H$2]^2/2))*EXP(NORMINV(RAND();0;[.$H$2]))" office:value-type="currency" office:currency="EUR" office:value="14008.2296604158">
            <text:p>14.008,23 €</text:p>
          </table:table-cell>
          <table:table-cell table:formula="of:=[.KJ11]*EXP(LN(1+[.$F$2]-[.$H$2]^2/2))*EXP(NORMINV(RAND();0;[.$H$2]))" office:value-type="currency" office:currency="EUR" office:value="61288.0685652434">
            <text:p>61.288,07 €</text:p>
          </table:table-cell>
          <table:table-cell table:formula="of:=[.KK11]*EXP(LN(1+[.$F$2]-[.$H$2]^2/2))*EXP(NORMINV(RAND();0;[.$H$2]))" office:value-type="currency" office:currency="EUR" office:value="62888.1121513889">
            <text:p>62.888,11 €</text:p>
          </table:table-cell>
          <table:table-cell table:formula="of:=[.KL11]*EXP(LN(1+[.$F$2]-[.$H$2]^2/2))*EXP(NORMINV(RAND();0;[.$H$2]))" office:value-type="currency" office:currency="EUR" office:value="14407.7332756831">
            <text:p>14.407,73 €</text:p>
          </table:table-cell>
          <table:table-cell table:formula="of:=[.KM11]*EXP(LN(1+[.$F$2]-[.$H$2]^2/2))*EXP(NORMINV(RAND();0;[.$H$2]))" office:value-type="currency" office:currency="EUR" office:value="9838.75663063424">
            <text:p>9.838,76 €</text:p>
          </table:table-cell>
          <table:table-cell table:formula="of:=[.KN11]*EXP(LN(1+[.$F$2]-[.$H$2]^2/2))*EXP(NORMINV(RAND();0;[.$H$2]))" office:value-type="currency" office:currency="EUR" office:value="12753.9950817618">
            <text:p>12.754,00 €</text:p>
          </table:table-cell>
          <table:table-cell table:formula="of:=[.KO11]*EXP(LN(1+[.$F$2]-[.$H$2]^2/2))*EXP(NORMINV(RAND();0;[.$H$2]))" office:value-type="currency" office:currency="EUR" office:value="18723.9812684282">
            <text:p>18.723,98 €</text:p>
          </table:table-cell>
          <table:table-cell table:formula="of:=[.KP11]*EXP(LN(1+[.$F$2]-[.$H$2]^2/2))*EXP(NORMINV(RAND();0;[.$H$2]))" office:value-type="currency" office:currency="EUR" office:value="19198.3851235133">
            <text:p>19.198,39 €</text:p>
          </table:table-cell>
          <table:table-cell table:formula="of:=[.KQ11]*EXP(LN(1+[.$F$2]-[.$H$2]^2/2))*EXP(NORMINV(RAND();0;[.$H$2]))" office:value-type="currency" office:currency="EUR" office:value="8961.68504698758">
            <text:p>8.961,69 €</text:p>
          </table:table-cell>
          <table:table-cell table:formula="of:=[.KR11]*EXP(LN(1+[.$F$2]-[.$H$2]^2/2))*EXP(NORMINV(RAND();0;[.$H$2]))" office:value-type="currency" office:currency="EUR" office:value="12235.7958581923">
            <text:p>12.235,80 €</text:p>
          </table:table-cell>
          <table:table-cell table:formula="of:=[.KS11]*EXP(LN(1+[.$F$2]-[.$H$2]^2/2))*EXP(NORMINV(RAND();0;[.$H$2]))" office:value-type="currency" office:currency="EUR" office:value="7679.78035840027">
            <text:p>7.679,78 €</text:p>
          </table:table-cell>
          <table:table-cell table:formula="of:=[.KT11]*EXP(LN(1+[.$F$2]-[.$H$2]^2/2))*EXP(NORMINV(RAND();0;[.$H$2]))" office:value-type="currency" office:currency="EUR" office:value="11668.1404052007">
            <text:p>11.668,14 €</text:p>
          </table:table-cell>
          <table:table-cell table:formula="of:=[.KU11]*EXP(LN(1+[.$F$2]-[.$H$2]^2/2))*EXP(NORMINV(RAND();0;[.$H$2]))" office:value-type="currency" office:currency="EUR" office:value="16656.2822327252">
            <text:p>16.656,28 €</text:p>
          </table:table-cell>
          <table:table-cell table:formula="of:=[.KV11]*EXP(LN(1+[.$F$2]-[.$H$2]^2/2))*EXP(NORMINV(RAND();0;[.$H$2]))" office:value-type="currency" office:currency="EUR" office:value="5924.91289902649">
            <text:p>5.924,91 €</text:p>
          </table:table-cell>
          <table:table-cell table:formula="of:=[.KW11]*EXP(LN(1+[.$F$2]-[.$H$2]^2/2))*EXP(NORMINV(RAND();0;[.$H$2]))" office:value-type="currency" office:currency="EUR" office:value="15386.8820482928">
            <text:p>15.386,88 €</text:p>
          </table:table-cell>
          <table:table-cell table:formula="of:=[.KX11]*EXP(LN(1+[.$F$2]-[.$H$2]^2/2))*EXP(NORMINV(RAND();0;[.$H$2]))" office:value-type="currency" office:currency="EUR" office:value="12183.6306194605">
            <text:p>12.183,63 €</text:p>
          </table:table-cell>
          <table:table-cell table:formula="of:=[.KY11]*EXP(LN(1+[.$F$2]-[.$H$2]^2/2))*EXP(NORMINV(RAND();0;[.$H$2]))" office:value-type="currency" office:currency="EUR" office:value="45672.8412060712">
            <text:p>45.672,84 €</text:p>
          </table:table-cell>
          <table:table-cell table:formula="of:=[.KZ11]*EXP(LN(1+[.$F$2]-[.$H$2]^2/2))*EXP(NORMINV(RAND();0;[.$H$2]))" office:value-type="currency" office:currency="EUR" office:value="12132.2857927391">
            <text:p>12.132,29 €</text:p>
          </table:table-cell>
          <table:table-cell table:formula="of:=[.LA11]*EXP(LN(1+[.$F$2]-[.$H$2]^2/2))*EXP(NORMINV(RAND();0;[.$H$2]))" office:value-type="currency" office:currency="EUR" office:value="8008.9830946187">
            <text:p>8.008,98 €</text:p>
          </table:table-cell>
          <table:table-cell table:formula="of:=[.LB11]*EXP(LN(1+[.$F$2]-[.$H$2]^2/2))*EXP(NORMINV(RAND();0;[.$H$2]))" office:value-type="currency" office:currency="EUR" office:value="23232.1058129013">
            <text:p>23.232,11 €</text:p>
          </table:table-cell>
          <table:table-cell table:formula="of:=[.LC11]*EXP(LN(1+[.$F$2]-[.$H$2]^2/2))*EXP(NORMINV(RAND();0;[.$H$2]))" office:value-type="currency" office:currency="EUR" office:value="7855.13531904965">
            <text:p>7.855,14 €</text:p>
          </table:table-cell>
          <table:table-cell table:formula="of:=[.LD11]*EXP(LN(1+[.$F$2]-[.$H$2]^2/2))*EXP(NORMINV(RAND();0;[.$H$2]))" office:value-type="currency" office:currency="EUR" office:value="34552.2919342858">
            <text:p>34.552,29 €</text:p>
          </table:table-cell>
          <table:table-cell table:formula="of:=[.LE11]*EXP(LN(1+[.$F$2]-[.$H$2]^2/2))*EXP(NORMINV(RAND();0;[.$H$2]))" office:value-type="currency" office:currency="EUR" office:value="9675.76674047814">
            <text:p>9.675,77 €</text:p>
          </table:table-cell>
          <table:table-cell table:formula="of:=[.LF11]*EXP(LN(1+[.$F$2]-[.$H$2]^2/2))*EXP(NORMINV(RAND();0;[.$H$2]))" office:value-type="currency" office:currency="EUR" office:value="6797.41843213964">
            <text:p>6.797,42 €</text:p>
          </table:table-cell>
          <table:table-cell table:formula="of:=[.LG11]*EXP(LN(1+[.$F$2]-[.$H$2]^2/2))*EXP(NORMINV(RAND();0;[.$H$2]))" office:value-type="currency" office:currency="EUR" office:value="8611.25023284232">
            <text:p>8.611,25 €</text:p>
          </table:table-cell>
          <table:table-cell table:formula="of:=[.LH11]*EXP(LN(1+[.$F$2]-[.$H$2]^2/2))*EXP(NORMINV(RAND();0;[.$H$2]))" office:value-type="currency" office:currency="EUR" office:value="12994.7081679554">
            <text:p>12.994,71 €</text:p>
          </table:table-cell>
          <table:table-cell table:formula="of:=[.LI11]*EXP(LN(1+[.$F$2]-[.$H$2]^2/2))*EXP(NORMINV(RAND();0;[.$H$2]))" office:value-type="currency" office:currency="EUR" office:value="10625.0752905525">
            <text:p>10.625,08 €</text:p>
          </table:table-cell>
          <table:table-cell table:formula="of:=[.LJ11]*EXP(LN(1+[.$F$2]-[.$H$2]^2/2))*EXP(NORMINV(RAND();0;[.$H$2]))" office:value-type="currency" office:currency="EUR" office:value="12838.4408699729">
            <text:p>12.838,44 €</text:p>
          </table:table-cell>
          <table:table-cell table:formula="of:=[.LK11]*EXP(LN(1+[.$F$2]-[.$H$2]^2/2))*EXP(NORMINV(RAND();0;[.$H$2]))" office:value-type="currency" office:currency="EUR" office:value="7320.96228771467">
            <text:p>7.320,96 €</text:p>
          </table:table-cell>
          <table:table-cell table:formula="of:=[.LL11]*EXP(LN(1+[.$F$2]-[.$H$2]^2/2))*EXP(NORMINV(RAND();0;[.$H$2]))" office:value-type="currency" office:currency="EUR" office:value="9312.46621181414">
            <text:p>9.312,47 €</text:p>
          </table:table-cell>
          <table:table-cell table:formula="of:=[.LM11]*EXP(LN(1+[.$F$2]-[.$H$2]^2/2))*EXP(NORMINV(RAND();0;[.$H$2]))" office:value-type="currency" office:currency="EUR" office:value="8678.06285385627">
            <text:p>8.678,06 €</text:p>
          </table:table-cell>
          <table:table-cell table:formula="of:=[.LN11]*EXP(LN(1+[.$F$2]-[.$H$2]^2/2))*EXP(NORMINV(RAND();0;[.$H$2]))" office:value-type="currency" office:currency="EUR" office:value="6370.3864570647">
            <text:p>6.370,39 €</text:p>
          </table:table-cell>
          <table:table-cell table:formula="of:=[.LO11]*EXP(LN(1+[.$F$2]-[.$H$2]^2/2))*EXP(NORMINV(RAND();0;[.$H$2]))" office:value-type="currency" office:currency="EUR" office:value="8463.77780522443">
            <text:p>8.463,78 €</text:p>
          </table:table-cell>
          <table:table-cell table:formula="of:=[.LP11]*EXP(LN(1+[.$F$2]-[.$H$2]^2/2))*EXP(NORMINV(RAND();0;[.$H$2]))" office:value-type="currency" office:currency="EUR" office:value="18846.3503189297">
            <text:p>18.846,35 €</text:p>
          </table:table-cell>
          <table:table-cell table:formula="of:=[.LQ11]*EXP(LN(1+[.$F$2]-[.$H$2]^2/2))*EXP(NORMINV(RAND();0;[.$H$2]))" office:value-type="currency" office:currency="EUR" office:value="6253.75119531019">
            <text:p>6.253,75 €</text:p>
          </table:table-cell>
          <table:table-cell table:formula="of:=[.LR11]*EXP(LN(1+[.$F$2]-[.$H$2]^2/2))*EXP(NORMINV(RAND();0;[.$H$2]))" office:value-type="currency" office:currency="EUR" office:value="11593.8401843568">
            <text:p>11.593,84 €</text:p>
          </table:table-cell>
          <table:table-cell table:formula="of:=[.LS11]*EXP(LN(1+[.$F$2]-[.$H$2]^2/2))*EXP(NORMINV(RAND();0;[.$H$2]))" office:value-type="currency" office:currency="EUR" office:value="11677.308937762">
            <text:p>11.677,31 €</text:p>
          </table:table-cell>
          <table:table-cell table:formula="of:=[.LT11]*EXP(LN(1+[.$F$2]-[.$H$2]^2/2))*EXP(NORMINV(RAND();0;[.$H$2]))" office:value-type="currency" office:currency="EUR" office:value="36404.4294695478">
            <text:p>36.404,43 €</text:p>
          </table:table-cell>
          <table:table-cell table:formula="of:=[.LU11]*EXP(LN(1+[.$F$2]-[.$H$2]^2/2))*EXP(NORMINV(RAND();0;[.$H$2]))" office:value-type="currency" office:currency="EUR" office:value="13082.0812029476">
            <text:p>13.082,08 €</text:p>
          </table:table-cell>
          <table:table-cell table:formula="of:=[.LV11]*EXP(LN(1+[.$F$2]-[.$H$2]^2/2))*EXP(NORMINV(RAND();0;[.$H$2]))" office:value-type="currency" office:currency="EUR" office:value="11606.5570192461">
            <text:p>11.606,56 €</text:p>
          </table:table-cell>
          <table:table-cell table:formula="of:=[.LW11]*EXP(LN(1+[.$F$2]-[.$H$2]^2/2))*EXP(NORMINV(RAND();0;[.$H$2]))" office:value-type="currency" office:currency="EUR" office:value="14921.7808629886">
            <text:p>14.921,78 €</text:p>
          </table:table-cell>
          <table:table-cell table:formula="of:=[.LX11]*EXP(LN(1+[.$F$2]-[.$H$2]^2/2))*EXP(NORMINV(RAND();0;[.$H$2]))" office:value-type="currency" office:currency="EUR" office:value="14037.4696301507">
            <text:p>14.037,47 €</text:p>
          </table:table-cell>
          <table:table-cell table:formula="of:=[.LY11]*EXP(LN(1+[.$F$2]-[.$H$2]^2/2))*EXP(NORMINV(RAND();0;[.$H$2]))" office:value-type="currency" office:currency="EUR" office:value="28058.8552790849">
            <text:p>28.058,86 €</text:p>
          </table:table-cell>
          <table:table-cell table:formula="of:=[.LZ11]*EXP(LN(1+[.$F$2]-[.$H$2]^2/2))*EXP(NORMINV(RAND();0;[.$H$2]))" office:value-type="currency" office:currency="EUR" office:value="13530.0374561541">
            <text:p>13.530,04 €</text:p>
          </table:table-cell>
          <table:table-cell table:formula="of:=[.MA11]*EXP(LN(1+[.$F$2]-[.$H$2]^2/2))*EXP(NORMINV(RAND();0;[.$H$2]))" office:value-type="currency" office:currency="EUR" office:value="14901.271799887">
            <text:p>14.901,27 €</text:p>
          </table:table-cell>
          <table:table-cell table:formula="of:=[.MB11]*EXP(LN(1+[.$F$2]-[.$H$2]^2/2))*EXP(NORMINV(RAND();0;[.$H$2]))" office:value-type="currency" office:currency="EUR" office:value="25869.6840567239">
            <text:p>25.869,68 €</text:p>
          </table:table-cell>
          <table:table-cell table:formula="of:=[.MC11]*EXP(LN(1+[.$F$2]-[.$H$2]^2/2))*EXP(NORMINV(RAND();0;[.$H$2]))" office:value-type="currency" office:currency="EUR" office:value="18583.3033279435">
            <text:p>18.583,30 €</text:p>
          </table:table-cell>
          <table:table-cell table:formula="of:=[.MD11]*EXP(LN(1+[.$F$2]-[.$H$2]^2/2))*EXP(NORMINV(RAND();0;[.$H$2]))" office:value-type="currency" office:currency="EUR" office:value="19337.8545748181">
            <text:p>19.337,85 €</text:p>
          </table:table-cell>
          <table:table-cell table:formula="of:=[.ME11]*EXP(LN(1+[.$F$2]-[.$H$2]^2/2))*EXP(NORMINV(RAND();0;[.$H$2]))" office:value-type="currency" office:currency="EUR" office:value="11620.5660464662">
            <text:p>11.620,57 €</text:p>
          </table:table-cell>
          <table:table-cell table:formula="of:=[.MF11]*EXP(LN(1+[.$F$2]-[.$H$2]^2/2))*EXP(NORMINV(RAND();0;[.$H$2]))" office:value-type="currency" office:currency="EUR" office:value="6591.13684718252">
            <text:p>6.591,14 €</text:p>
          </table:table-cell>
          <table:table-cell table:formula="of:=[.MG11]*EXP(LN(1+[.$F$2]-[.$H$2]^2/2))*EXP(NORMINV(RAND();0;[.$H$2]))" office:value-type="currency" office:currency="EUR" office:value="10224.9004210418">
            <text:p>10.224,90 €</text:p>
          </table:table-cell>
          <table:table-cell table:formula="of:=[.MH11]*EXP(LN(1+[.$F$2]-[.$H$2]^2/2))*EXP(NORMINV(RAND();0;[.$H$2]))" office:value-type="currency" office:currency="EUR" office:value="7144.86201132541">
            <text:p>7.144,86 €</text:p>
          </table:table-cell>
          <table:table-cell table:formula="of:=[.MI11]*EXP(LN(1+[.$F$2]-[.$H$2]^2/2))*EXP(NORMINV(RAND();0;[.$H$2]))" office:value-type="currency" office:currency="EUR" office:value="6650.9244250805">
            <text:p>6.650,92 €</text:p>
          </table:table-cell>
          <table:table-cell table:formula="of:=[.MJ11]*EXP(LN(1+[.$F$2]-[.$H$2]^2/2))*EXP(NORMINV(RAND();0;[.$H$2]))" office:value-type="currency" office:currency="EUR" office:value="23231.4771418954">
            <text:p>23.231,48 €</text:p>
          </table:table-cell>
          <table:table-cell table:formula="of:=[.MK11]*EXP(LN(1+[.$F$2]-[.$H$2]^2/2))*EXP(NORMINV(RAND();0;[.$H$2]))" office:value-type="currency" office:currency="EUR" office:value="38709.5315456747">
            <text:p>38.709,53 €</text:p>
          </table:table-cell>
          <table:table-cell table:formula="of:=[.ML11]*EXP(LN(1+[.$F$2]-[.$H$2]^2/2))*EXP(NORMINV(RAND();0;[.$H$2]))" office:value-type="currency" office:currency="EUR" office:value="14741.7380279061">
            <text:p>14.741,74 €</text:p>
          </table:table-cell>
          <table:table-cell table:formula="of:=[.MM11]*EXP(LN(1+[.$F$2]-[.$H$2]^2/2))*EXP(NORMINV(RAND();0;[.$H$2]))" office:value-type="currency" office:currency="EUR" office:value="17152.4048014411">
            <text:p>17.152,40 €</text:p>
          </table:table-cell>
          <table:table-cell table:formula="of:=[.MN11]*EXP(LN(1+[.$F$2]-[.$H$2]^2/2))*EXP(NORMINV(RAND();0;[.$H$2]))" office:value-type="currency" office:currency="EUR" office:value="9222.94190745809">
            <text:p>9.222,94 €</text:p>
          </table:table-cell>
          <table:table-cell table:formula="of:=[.MO11]*EXP(LN(1+[.$F$2]-[.$H$2]^2/2))*EXP(NORMINV(RAND();0;[.$H$2]))" office:value-type="currency" office:currency="EUR" office:value="2610.99863140283">
            <text:p>2.611,00 €</text:p>
          </table:table-cell>
          <table:table-cell table:formula="of:=[.MP11]*EXP(LN(1+[.$F$2]-[.$H$2]^2/2))*EXP(NORMINV(RAND();0;[.$H$2]))" office:value-type="currency" office:currency="EUR" office:value="46925.3599589645">
            <text:p>46.925,36 €</text:p>
          </table:table-cell>
          <table:table-cell table:formula="of:=[.MQ11]*EXP(LN(1+[.$F$2]-[.$H$2]^2/2))*EXP(NORMINV(RAND();0;[.$H$2]))" office:value-type="currency" office:currency="EUR" office:value="27118.6142354562">
            <text:p>27.118,61 €</text:p>
          </table:table-cell>
          <table:table-cell table:formula="of:=[.MR11]*EXP(LN(1+[.$F$2]-[.$H$2]^2/2))*EXP(NORMINV(RAND();0;[.$H$2]))" office:value-type="currency" office:currency="EUR" office:value="16238.3266594151">
            <text:p>16.238,33 €</text:p>
          </table:table-cell>
          <table:table-cell table:formula="of:=[.MS11]*EXP(LN(1+[.$F$2]-[.$H$2]^2/2))*EXP(NORMINV(RAND();0;[.$H$2]))" office:value-type="currency" office:currency="EUR" office:value="5492.63605535315">
            <text:p>5.492,64 €</text:p>
          </table:table-cell>
          <table:table-cell table:formula="of:=[.MT11]*EXP(LN(1+[.$F$2]-[.$H$2]^2/2))*EXP(NORMINV(RAND();0;[.$H$2]))" office:value-type="currency" office:currency="EUR" office:value="27709.271490876">
            <text:p>27.709,27 €</text:p>
          </table:table-cell>
          <table:table-cell table:formula="of:=[.MU11]*EXP(LN(1+[.$F$2]-[.$H$2]^2/2))*EXP(NORMINV(RAND();0;[.$H$2]))" office:value-type="currency" office:currency="EUR" office:value="15582.2030207305">
            <text:p>15.582,20 €</text:p>
          </table:table-cell>
          <table:table-cell table:formula="of:=[.MV11]*EXP(LN(1+[.$F$2]-[.$H$2]^2/2))*EXP(NORMINV(RAND();0;[.$H$2]))" office:value-type="currency" office:currency="EUR" office:value="10905.2102921093">
            <text:p>10.905,21 €</text:p>
          </table:table-cell>
          <table:table-cell table:formula="of:=[.MW11]*EXP(LN(1+[.$F$2]-[.$H$2]^2/2))*EXP(NORMINV(RAND();0;[.$H$2]))" office:value-type="currency" office:currency="EUR" office:value="11535.6456799652">
            <text:p>11.535,65 €</text:p>
          </table:table-cell>
          <table:table-cell table:formula="of:=[.MX11]*EXP(LN(1+[.$F$2]-[.$H$2]^2/2))*EXP(NORMINV(RAND();0;[.$H$2]))" office:value-type="currency" office:currency="EUR" office:value="15113.804384868">
            <text:p>15.113,80 €</text:p>
          </table:table-cell>
          <table:table-cell table:formula="of:=[.MY11]*EXP(LN(1+[.$F$2]-[.$H$2]^2/2))*EXP(NORMINV(RAND();0;[.$H$2]))" office:value-type="currency" office:currency="EUR" office:value="31411.8930026305">
            <text:p>31.411,89 €</text:p>
          </table:table-cell>
          <table:table-cell table:formula="of:=[.MZ11]*EXP(LN(1+[.$F$2]-[.$H$2]^2/2))*EXP(NORMINV(RAND();0;[.$H$2]))" office:value-type="currency" office:currency="EUR" office:value="25267.0511410276">
            <text:p>25.267,05 €</text:p>
          </table:table-cell>
          <table:table-cell table:formula="of:=[.NA11]*EXP(LN(1+[.$F$2]-[.$H$2]^2/2))*EXP(NORMINV(RAND();0;[.$H$2]))" office:value-type="currency" office:currency="EUR" office:value="21377.8217671668">
            <text:p>21.377,82 €</text:p>
          </table:table-cell>
          <table:table-cell table:formula="of:=[.NB11]*EXP(LN(1+[.$F$2]-[.$H$2]^2/2))*EXP(NORMINV(RAND();0;[.$H$2]))" office:value-type="currency" office:currency="EUR" office:value="17203.9249139701">
            <text:p>17.203,92 €</text:p>
          </table:table-cell>
          <table:table-cell table:formula="of:=[.NC11]*EXP(LN(1+[.$F$2]-[.$H$2]^2/2))*EXP(NORMINV(RAND();0;[.$H$2]))" office:value-type="currency" office:currency="EUR" office:value="7081.45025561807">
            <text:p>7.081,45 €</text:p>
          </table:table-cell>
          <table:table-cell table:formula="of:=[.ND11]*EXP(LN(1+[.$F$2]-[.$H$2]^2/2))*EXP(NORMINV(RAND();0;[.$H$2]))" office:value-type="currency" office:currency="EUR" office:value="12775.9935748276">
            <text:p>12.775,99 €</text:p>
          </table:table-cell>
          <table:table-cell table:formula="of:=[.NE11]*EXP(LN(1+[.$F$2]-[.$H$2]^2/2))*EXP(NORMINV(RAND();0;[.$H$2]))" office:value-type="currency" office:currency="EUR" office:value="11937.2920320328">
            <text:p>11.937,29 €</text:p>
          </table:table-cell>
          <table:table-cell table:formula="of:=[.NF11]*EXP(LN(1+[.$F$2]-[.$H$2]^2/2))*EXP(NORMINV(RAND();0;[.$H$2]))" office:value-type="currency" office:currency="EUR" office:value="13378.58047127">
            <text:p>13.378,58 €</text:p>
          </table:table-cell>
          <table:table-cell table:formula="of:=[.NG11]*EXP(LN(1+[.$F$2]-[.$H$2]^2/2))*EXP(NORMINV(RAND();0;[.$H$2]))" office:value-type="currency" office:currency="EUR" office:value="5562.793663409">
            <text:p>5.562,79 €</text:p>
          </table:table-cell>
          <table:table-cell table:formula="of:=[.NH11]*EXP(LN(1+[.$F$2]-[.$H$2]^2/2))*EXP(NORMINV(RAND();0;[.$H$2]))" office:value-type="currency" office:currency="EUR" office:value="45445.4949227868">
            <text:p>45.445,49 €</text:p>
          </table:table-cell>
          <table:table-cell table:formula="of:=[.NI11]*EXP(LN(1+[.$F$2]-[.$H$2]^2/2))*EXP(NORMINV(RAND();0;[.$H$2]))" office:value-type="currency" office:currency="EUR" office:value="14079.7587315734">
            <text:p>14.079,76 €</text:p>
          </table:table-cell>
          <table:table-cell table:formula="of:=[.NJ11]*EXP(LN(1+[.$F$2]-[.$H$2]^2/2))*EXP(NORMINV(RAND();0;[.$H$2]))" office:value-type="currency" office:currency="EUR" office:value="24932.3779582233">
            <text:p>24.932,38 €</text:p>
          </table:table-cell>
          <table:table-cell table:formula="of:=[.NK11]*EXP(LN(1+[.$F$2]-[.$H$2]^2/2))*EXP(NORMINV(RAND();0;[.$H$2]))" office:value-type="currency" office:currency="EUR" office:value="20572.9114461529">
            <text:p>20.572,91 €</text:p>
          </table:table-cell>
          <table:table-cell table:formula="of:=[.NL11]*EXP(LN(1+[.$F$2]-[.$H$2]^2/2))*EXP(NORMINV(RAND();0;[.$H$2]))" office:value-type="currency" office:currency="EUR" office:value="11929.689738786">
            <text:p>11.929,69 €</text:p>
          </table:table-cell>
          <table:table-cell table:formula="of:=[.NM11]*EXP(LN(1+[.$F$2]-[.$H$2]^2/2))*EXP(NORMINV(RAND();0;[.$H$2]))" office:value-type="currency" office:currency="EUR" office:value="6130.01036694467">
            <text:p>6.130,01 €</text:p>
          </table:table-cell>
          <table:table-cell table:formula="of:=[.NN11]*EXP(LN(1+[.$F$2]-[.$H$2]^2/2))*EXP(NORMINV(RAND();0;[.$H$2]))" office:value-type="currency" office:currency="EUR" office:value="12345.006750103">
            <text:p>12.345,01 €</text:p>
          </table:table-cell>
          <table:table-cell table:formula="of:=[.NO11]*EXP(LN(1+[.$F$2]-[.$H$2]^2/2))*EXP(NORMINV(RAND();0;[.$H$2]))" office:value-type="currency" office:currency="EUR" office:value="5975.23137049863">
            <text:p>5.975,23 €</text:p>
          </table:table-cell>
          <table:table-cell table:formula="of:=[.NP11]*EXP(LN(1+[.$F$2]-[.$H$2]^2/2))*EXP(NORMINV(RAND();0;[.$H$2]))" office:value-type="currency" office:currency="EUR" office:value="7385.59885978154">
            <text:p>7.385,60 €</text:p>
          </table:table-cell>
          <table:table-cell table:formula="of:=[.NQ11]*EXP(LN(1+[.$F$2]-[.$H$2]^2/2))*EXP(NORMINV(RAND();0;[.$H$2]))" office:value-type="currency" office:currency="EUR" office:value="24176.0784811429">
            <text:p>24.176,08 €</text:p>
          </table:table-cell>
          <table:table-cell table:formula="of:=[.NR11]*EXP(LN(1+[.$F$2]-[.$H$2]^2/2))*EXP(NORMINV(RAND();0;[.$H$2]))" office:value-type="currency" office:currency="EUR" office:value="69414.993163311">
            <text:p>69.414,99 €</text:p>
          </table:table-cell>
          <table:table-cell table:formula="of:=[.NS11]*EXP(LN(1+[.$F$2]-[.$H$2]^2/2))*EXP(NORMINV(RAND();0;[.$H$2]))" office:value-type="currency" office:currency="EUR" office:value="28470.5290713829">
            <text:p>28.470,53 €</text:p>
          </table:table-cell>
          <table:table-cell table:formula="of:=[.NT11]*EXP(LN(1+[.$F$2]-[.$H$2]^2/2))*EXP(NORMINV(RAND();0;[.$H$2]))" office:value-type="currency" office:currency="EUR" office:value="10311.3508258005">
            <text:p>10.311,35 €</text:p>
          </table:table-cell>
          <table:table-cell table:formula="of:=[.NU11]*EXP(LN(1+[.$F$2]-[.$H$2]^2/2))*EXP(NORMINV(RAND();0;[.$H$2]))" office:value-type="currency" office:currency="EUR" office:value="14229.5007673023">
            <text:p>14.229,50 €</text:p>
          </table:table-cell>
          <table:table-cell table:formula="of:=[.NV11]*EXP(LN(1+[.$F$2]-[.$H$2]^2/2))*EXP(NORMINV(RAND();0;[.$H$2]))" office:value-type="currency" office:currency="EUR" office:value="11955.5954521491">
            <text:p>11.955,60 €</text:p>
          </table:table-cell>
          <table:table-cell table:formula="of:=[.NW11]*EXP(LN(1+[.$F$2]-[.$H$2]^2/2))*EXP(NORMINV(RAND();0;[.$H$2]))" office:value-type="currency" office:currency="EUR" office:value="19860.0015503333">
            <text:p>19.860,00 €</text:p>
          </table:table-cell>
          <table:table-cell table:formula="of:=[.NX11]*EXP(LN(1+[.$F$2]-[.$H$2]^2/2))*EXP(NORMINV(RAND();0;[.$H$2]))" office:value-type="currency" office:currency="EUR" office:value="5615.33016749363">
            <text:p>5.615,33 €</text:p>
          </table:table-cell>
          <table:table-cell table:formula="of:=[.NY11]*EXP(LN(1+[.$F$2]-[.$H$2]^2/2))*EXP(NORMINV(RAND();0;[.$H$2]))" office:value-type="currency" office:currency="EUR" office:value="7904.8034543711">
            <text:p>7.904,80 €</text:p>
          </table:table-cell>
          <table:table-cell table:formula="of:=[.NZ11]*EXP(LN(1+[.$F$2]-[.$H$2]^2/2))*EXP(NORMINV(RAND();0;[.$H$2]))" office:value-type="currency" office:currency="EUR" office:value="8174.966553514">
            <text:p>8.174,97 €</text:p>
          </table:table-cell>
          <table:table-cell table:formula="of:=[.OA11]*EXP(LN(1+[.$F$2]-[.$H$2]^2/2))*EXP(NORMINV(RAND();0;[.$H$2]))" office:value-type="currency" office:currency="EUR" office:value="10223.5108602177">
            <text:p>10.223,51 €</text:p>
          </table:table-cell>
          <table:table-cell table:formula="of:=[.OB11]*EXP(LN(1+[.$F$2]-[.$H$2]^2/2))*EXP(NORMINV(RAND();0;[.$H$2]))" office:value-type="currency" office:currency="EUR" office:value="11233.7840277549">
            <text:p>11.233,78 €</text:p>
          </table:table-cell>
          <table:table-cell table:formula="of:=[.OC11]*EXP(LN(1+[.$F$2]-[.$H$2]^2/2))*EXP(NORMINV(RAND();0;[.$H$2]))" office:value-type="currency" office:currency="EUR" office:value="37441.8201866495">
            <text:p>37.441,82 €</text:p>
          </table:table-cell>
          <table:table-cell table:formula="of:=[.OD11]*EXP(LN(1+[.$F$2]-[.$H$2]^2/2))*EXP(NORMINV(RAND();0;[.$H$2]))" office:value-type="currency" office:currency="EUR" office:value="10318.0335351039">
            <text:p>10.318,03 €</text:p>
          </table:table-cell>
          <table:table-cell table:formula="of:=[.OE11]*EXP(LN(1+[.$F$2]-[.$H$2]^2/2))*EXP(NORMINV(RAND();0;[.$H$2]))" office:value-type="currency" office:currency="EUR" office:value="23560.7622057427">
            <text:p>23.560,76 €</text:p>
          </table:table-cell>
          <table:table-cell table:formula="of:=[.OF11]*EXP(LN(1+[.$F$2]-[.$H$2]^2/2))*EXP(NORMINV(RAND();0;[.$H$2]))" office:value-type="currency" office:currency="EUR" office:value="15553.4716385818">
            <text:p>15.553,47 €</text:p>
          </table:table-cell>
          <table:table-cell table:formula="of:=[.OG11]*EXP(LN(1+[.$F$2]-[.$H$2]^2/2))*EXP(NORMINV(RAND();0;[.$H$2]))" office:value-type="currency" office:currency="EUR" office:value="13261.5994169065">
            <text:p>13.261,60 €</text:p>
          </table:table-cell>
          <table:table-cell table:formula="of:=[.OH11]*EXP(LN(1+[.$F$2]-[.$H$2]^2/2))*EXP(NORMINV(RAND();0;[.$H$2]))" office:value-type="currency" office:currency="EUR" office:value="8084.44616694587">
            <text:p>8.084,45 €</text:p>
          </table:table-cell>
          <table:table-cell table:formula="of:=[.OI11]*EXP(LN(1+[.$F$2]-[.$H$2]^2/2))*EXP(NORMINV(RAND();0;[.$H$2]))" office:value-type="currency" office:currency="EUR" office:value="11422.5037794113">
            <text:p>11.422,50 €</text:p>
          </table:table-cell>
          <table:table-cell table:formula="of:=[.OJ11]*EXP(LN(1+[.$F$2]-[.$H$2]^2/2))*EXP(NORMINV(RAND();0;[.$H$2]))" office:value-type="currency" office:currency="EUR" office:value="23425.5371652586">
            <text:p>23.425,54 €</text:p>
          </table:table-cell>
          <table:table-cell table:formula="of:=[.OK11]*EXP(LN(1+[.$F$2]-[.$H$2]^2/2))*EXP(NORMINV(RAND();0;[.$H$2]))" office:value-type="currency" office:currency="EUR" office:value="16104.1052650827">
            <text:p>16.104,11 €</text:p>
          </table:table-cell>
          <table:table-cell table:formula="of:=[.OL11]*EXP(LN(1+[.$F$2]-[.$H$2]^2/2))*EXP(NORMINV(RAND();0;[.$H$2]))" office:value-type="currency" office:currency="EUR" office:value="19631.4835326255">
            <text:p>19.631,48 €</text:p>
          </table:table-cell>
          <table:table-cell table:formula="of:=[.OM11]*EXP(LN(1+[.$F$2]-[.$H$2]^2/2))*EXP(NORMINV(RAND();0;[.$H$2]))" office:value-type="currency" office:currency="EUR" office:value="4759.97970222893">
            <text:p>4.759,98 €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[.B12]*EXP(LN(1+[.$F$2]))" office:value-type="currency" office:currency="EUR" office:value="17908.4769654285">
            <text:p>17.908,48 €</text:p>
          </table:table-cell>
          <table:table-cell table:formula="of:=[.C12]*EXP(LN(1+[.$F$2]-[.$H$2]^2/2))*EXP(NORMINV(RAND();0;[.$H$2]))" office:value-type="currency" office:currency="EUR" office:value="9380.88056030702">
            <text:p>9.380,88 €</text:p>
          </table:table-cell>
          <table:table-cell table:formula="of:=[.D12]*EXP(LN(1+[.$F$2]-[.$H$2]^2/2))*EXP(NORMINV(RAND();0;[.$H$2]))" office:value-type="currency" office:currency="EUR" office:value="43614.9451356194">
            <text:p>43.614,95 €</text:p>
          </table:table-cell>
          <table:table-cell table:formula="of:=[.E12]*EXP(LN(1+[.$F$2]-[.$H$2]^2/2))*EXP(NORMINV(RAND();0;[.$H$2]))" office:value-type="currency" office:currency="EUR" office:value="6691.23114576239">
            <text:p>6.691,23 €</text:p>
          </table:table-cell>
          <table:table-cell table:formula="of:=[.F12]*EXP(LN(1+[.$F$2]-[.$H$2]^2/2))*EXP(NORMINV(RAND();0;[.$H$2]))" office:value-type="currency" office:currency="EUR" office:value="32059.2432851307">
            <text:p>32.059,24 €</text:p>
          </table:table-cell>
          <table:table-cell table:formula="of:=[.G12]*EXP(LN(1+[.$F$2]-[.$H$2]^2/2))*EXP(NORMINV(RAND();0;[.$H$2]))" office:value-type="currency" office:currency="EUR" office:value="17665.6969248656">
            <text:p>17.665,70 €</text:p>
          </table:table-cell>
          <table:table-cell table:formula="of:=[.H12]*EXP(LN(1+[.$F$2]-[.$H$2]^2/2))*EXP(NORMINV(RAND();0;[.$H$2]))" office:value-type="currency" office:currency="EUR" office:value="45442.0067628363">
            <text:p>45.442,01 €</text:p>
          </table:table-cell>
          <table:table-cell table:formula="of:=[.I12]*EXP(LN(1+[.$F$2]-[.$H$2]^2/2))*EXP(NORMINV(RAND();0;[.$H$2]))" office:value-type="currency" office:currency="EUR" office:value="29407.7142608944">
            <text:p>29.407,71 €</text:p>
          </table:table-cell>
          <table:table-cell table:formula="of:=[.J12]*EXP(LN(1+[.$F$2]-[.$H$2]^2/2))*EXP(NORMINV(RAND();0;[.$H$2]))" office:value-type="currency" office:currency="EUR" office:value="12608.2921849185">
            <text:p>12.608,29 €</text:p>
          </table:table-cell>
          <table:table-cell table:formula="of:=[.K12]*EXP(LN(1+[.$F$2]-[.$H$2]^2/2))*EXP(NORMINV(RAND();0;[.$H$2]))" office:value-type="currency" office:currency="EUR" office:value="9232.57529062476">
            <text:p>9.232,58 €</text:p>
          </table:table-cell>
          <table:table-cell table:formula="of:=[.L12]*EXP(LN(1+[.$F$2]-[.$H$2]^2/2))*EXP(NORMINV(RAND();0;[.$H$2]))" office:value-type="currency" office:currency="EUR" office:value="21075.3058563164">
            <text:p>21.075,31 €</text:p>
          </table:table-cell>
          <table:table-cell table:formula="of:=[.M12]*EXP(LN(1+[.$F$2]-[.$H$2]^2/2))*EXP(NORMINV(RAND();0;[.$H$2]))" office:value-type="currency" office:currency="EUR" office:value="12659.0309101827">
            <text:p>12.659,03 €</text:p>
          </table:table-cell>
          <table:table-cell table:formula="of:=[.N12]*EXP(LN(1+[.$F$2]-[.$H$2]^2/2))*EXP(NORMINV(RAND();0;[.$H$2]))" office:value-type="currency" office:currency="EUR" office:value="12789.9188058191">
            <text:p>12.789,92 €</text:p>
          </table:table-cell>
          <table:table-cell table:formula="of:=[.O12]*EXP(LN(1+[.$F$2]-[.$H$2]^2/2))*EXP(NORMINV(RAND();0;[.$H$2]))" office:value-type="currency" office:currency="EUR" office:value="14233.948001478">
            <text:p>14.233,95 €</text:p>
          </table:table-cell>
          <table:table-cell table:formula="of:=[.P12]*EXP(LN(1+[.$F$2]-[.$H$2]^2/2))*EXP(NORMINV(RAND();0;[.$H$2]))" office:value-type="currency" office:currency="EUR" office:value="21436.3259730181">
            <text:p>21.436,33 €</text:p>
          </table:table-cell>
          <table:table-cell table:formula="of:=[.Q12]*EXP(LN(1+[.$F$2]-[.$H$2]^2/2))*EXP(NORMINV(RAND();0;[.$H$2]))" office:value-type="currency" office:currency="EUR" office:value="12206.7290450199">
            <text:p>12.206,73 €</text:p>
          </table:table-cell>
          <table:table-cell table:formula="of:=[.R12]*EXP(LN(1+[.$F$2]-[.$H$2]^2/2))*EXP(NORMINV(RAND();0;[.$H$2]))" office:value-type="currency" office:currency="EUR" office:value="6517.18799210956">
            <text:p>6.517,19 €</text:p>
          </table:table-cell>
          <table:table-cell table:formula="of:=[.S12]*EXP(LN(1+[.$F$2]-[.$H$2]^2/2))*EXP(NORMINV(RAND();0;[.$H$2]))" office:value-type="currency" office:currency="EUR" office:value="12494.1814010391">
            <text:p>12.494,18 €</text:p>
          </table:table-cell>
          <table:table-cell table:formula="of:=[.T12]*EXP(LN(1+[.$F$2]-[.$H$2]^2/2))*EXP(NORMINV(RAND();0;[.$H$2]))" office:value-type="currency" office:currency="EUR" office:value="3773.73416508553">
            <text:p>3.773,73 €</text:p>
          </table:table-cell>
          <table:table-cell table:formula="of:=[.U12]*EXP(LN(1+[.$F$2]-[.$H$2]^2/2))*EXP(NORMINV(RAND();0;[.$H$2]))" office:value-type="currency" office:currency="EUR" office:value="16764.7731871251">
            <text:p>16.764,77 €</text:p>
          </table:table-cell>
          <table:table-cell table:formula="of:=[.V12]*EXP(LN(1+[.$F$2]-[.$H$2]^2/2))*EXP(NORMINV(RAND();0;[.$H$2]))" office:value-type="currency" office:currency="EUR" office:value="33369.7332400501">
            <text:p>33.369,73 €</text:p>
          </table:table-cell>
          <table:table-cell table:formula="of:=[.W12]*EXP(LN(1+[.$F$2]-[.$H$2]^2/2))*EXP(NORMINV(RAND();0;[.$H$2]))" office:value-type="currency" office:currency="EUR" office:value="51332.3879177764">
            <text:p>51.332,39 €</text:p>
          </table:table-cell>
          <table:table-cell table:formula="of:=[.X12]*EXP(LN(1+[.$F$2]-[.$H$2]^2/2))*EXP(NORMINV(RAND();0;[.$H$2]))" office:value-type="currency" office:currency="EUR" office:value="6999.75521342084">
            <text:p>6.999,76 €</text:p>
          </table:table-cell>
          <table:table-cell table:formula="of:=[.Y12]*EXP(LN(1+[.$F$2]-[.$H$2]^2/2))*EXP(NORMINV(RAND();0;[.$H$2]))" office:value-type="currency" office:currency="EUR" office:value="4890.31875761996">
            <text:p>4.890,32 €</text:p>
          </table:table-cell>
          <table:table-cell table:formula="of:=[.Z12]*EXP(LN(1+[.$F$2]-[.$H$2]^2/2))*EXP(NORMINV(RAND();0;[.$H$2]))" office:value-type="currency" office:currency="EUR" office:value="8745.28147164237">
            <text:p>8.745,28 €</text:p>
          </table:table-cell>
          <table:table-cell table:formula="of:=[.AA12]*EXP(LN(1+[.$F$2]-[.$H$2]^2/2))*EXP(NORMINV(RAND();0;[.$H$2]))" office:value-type="currency" office:currency="EUR" office:value="7223.96067923929">
            <text:p>7.223,96 €</text:p>
          </table:table-cell>
          <table:table-cell table:formula="of:=[.AB12]*EXP(LN(1+[.$F$2]-[.$H$2]^2/2))*EXP(NORMINV(RAND();0;[.$H$2]))" office:value-type="currency" office:currency="EUR" office:value="8671.32155403799">
            <text:p>8.671,32 €</text:p>
          </table:table-cell>
          <table:table-cell table:formula="of:=[.AC12]*EXP(LN(1+[.$F$2]-[.$H$2]^2/2))*EXP(NORMINV(RAND();0;[.$H$2]))" office:value-type="currency" office:currency="EUR" office:value="53374.3037728404">
            <text:p>53.374,30 €</text:p>
          </table:table-cell>
          <table:table-cell table:formula="of:=[.AD12]*EXP(LN(1+[.$F$2]-[.$H$2]^2/2))*EXP(NORMINV(RAND();0;[.$H$2]))" office:value-type="currency" office:currency="EUR" office:value="15290.6331668529">
            <text:p>15.290,63 €</text:p>
          </table:table-cell>
          <table:table-cell table:formula="of:=[.AE12]*EXP(LN(1+[.$F$2]-[.$H$2]^2/2))*EXP(NORMINV(RAND();0;[.$H$2]))" office:value-type="currency" office:currency="EUR" office:value="5981.90421615787">
            <text:p>5.981,90 €</text:p>
          </table:table-cell>
          <table:table-cell table:formula="of:=[.AF12]*EXP(LN(1+[.$F$2]-[.$H$2]^2/2))*EXP(NORMINV(RAND();0;[.$H$2]))" office:value-type="currency" office:currency="EUR" office:value="18207.5321307963">
            <text:p>18.207,53 €</text:p>
          </table:table-cell>
          <table:table-cell table:formula="of:=[.AG12]*EXP(LN(1+[.$F$2]-[.$H$2]^2/2))*EXP(NORMINV(RAND();0;[.$H$2]))" office:value-type="currency" office:currency="EUR" office:value="29371.6595162797">
            <text:p>29.371,66 €</text:p>
          </table:table-cell>
          <table:table-cell table:formula="of:=[.AH12]*EXP(LN(1+[.$F$2]-[.$H$2]^2/2))*EXP(NORMINV(RAND();0;[.$H$2]))" office:value-type="currency" office:currency="EUR" office:value="3640.45392703366">
            <text:p>3.640,45 €</text:p>
          </table:table-cell>
          <table:table-cell table:formula="of:=[.AI12]*EXP(LN(1+[.$F$2]-[.$H$2]^2/2))*EXP(NORMINV(RAND();0;[.$H$2]))" office:value-type="currency" office:currency="EUR" office:value="9809.79984417127">
            <text:p>9.809,80 €</text:p>
          </table:table-cell>
          <table:table-cell table:formula="of:=[.AJ12]*EXP(LN(1+[.$F$2]-[.$H$2]^2/2))*EXP(NORMINV(RAND();0;[.$H$2]))" office:value-type="currency" office:currency="EUR" office:value="9669.5662009364">
            <text:p>9.669,57 €</text:p>
          </table:table-cell>
          <table:table-cell table:formula="of:=[.AK12]*EXP(LN(1+[.$F$2]-[.$H$2]^2/2))*EXP(NORMINV(RAND();0;[.$H$2]))" office:value-type="currency" office:currency="EUR" office:value="32070.9116720003">
            <text:p>32.070,91 €</text:p>
          </table:table-cell>
          <table:table-cell table:formula="of:=[.AL12]*EXP(LN(1+[.$F$2]-[.$H$2]^2/2))*EXP(NORMINV(RAND();0;[.$H$2]))" office:value-type="currency" office:currency="EUR" office:value="8112.89523305771">
            <text:p>8.112,90 €</text:p>
          </table:table-cell>
          <table:table-cell table:formula="of:=[.AM12]*EXP(LN(1+[.$F$2]-[.$H$2]^2/2))*EXP(NORMINV(RAND();0;[.$H$2]))" office:value-type="currency" office:currency="EUR" office:value="14689.2456958615">
            <text:p>14.689,25 €</text:p>
          </table:table-cell>
          <table:table-cell table:formula="of:=[.AN12]*EXP(LN(1+[.$F$2]-[.$H$2]^2/2))*EXP(NORMINV(RAND();0;[.$H$2]))" office:value-type="currency" office:currency="EUR" office:value="8842.75585678575">
            <text:p>8.842,76 €</text:p>
          </table:table-cell>
          <table:table-cell table:formula="of:=[.AO12]*EXP(LN(1+[.$F$2]-[.$H$2]^2/2))*EXP(NORMINV(RAND();0;[.$H$2]))" office:value-type="currency" office:currency="EUR" office:value="5944.02591295918">
            <text:p>5.944,03 €</text:p>
          </table:table-cell>
          <table:table-cell table:formula="of:=[.AP12]*EXP(LN(1+[.$F$2]-[.$H$2]^2/2))*EXP(NORMINV(RAND();0;[.$H$2]))" office:value-type="currency" office:currency="EUR" office:value="35313.156750946">
            <text:p>35.313,16 €</text:p>
          </table:table-cell>
          <table:table-cell table:formula="of:=[.AQ12]*EXP(LN(1+[.$F$2]-[.$H$2]^2/2))*EXP(NORMINV(RAND();0;[.$H$2]))" office:value-type="currency" office:currency="EUR" office:value="17296.7005471597">
            <text:p>17.296,70 €</text:p>
          </table:table-cell>
          <table:table-cell table:formula="of:=[.AR12]*EXP(LN(1+[.$F$2]-[.$H$2]^2/2))*EXP(NORMINV(RAND();0;[.$H$2]))" office:value-type="currency" office:currency="EUR" office:value="36290.4720581765">
            <text:p>36.290,47 €</text:p>
          </table:table-cell>
          <table:table-cell table:formula="of:=[.AS12]*EXP(LN(1+[.$F$2]-[.$H$2]^2/2))*EXP(NORMINV(RAND();0;[.$H$2]))" office:value-type="currency" office:currency="EUR" office:value="55929.590333833">
            <text:p>55.929,59 €</text:p>
          </table:table-cell>
          <table:table-cell table:formula="of:=[.AT12]*EXP(LN(1+[.$F$2]-[.$H$2]^2/2))*EXP(NORMINV(RAND();0;[.$H$2]))" office:value-type="currency" office:currency="EUR" office:value="6691.72770103769">
            <text:p>6.691,73 €</text:p>
          </table:table-cell>
          <table:table-cell table:formula="of:=[.AU12]*EXP(LN(1+[.$F$2]-[.$H$2]^2/2))*EXP(NORMINV(RAND();0;[.$H$2]))" office:value-type="currency" office:currency="EUR" office:value="27652.0723740761">
            <text:p>27.652,07 €</text:p>
          </table:table-cell>
          <table:table-cell table:formula="of:=[.AV12]*EXP(LN(1+[.$F$2]-[.$H$2]^2/2))*EXP(NORMINV(RAND();0;[.$H$2]))" office:value-type="currency" office:currency="EUR" office:value="25794.0396824173">
            <text:p>25.794,04 €</text:p>
          </table:table-cell>
          <table:table-cell table:formula="of:=[.AW12]*EXP(LN(1+[.$F$2]-[.$H$2]^2/2))*EXP(NORMINV(RAND();0;[.$H$2]))" office:value-type="currency" office:currency="EUR" office:value="20778.2388048316">
            <text:p>20.778,24 €</text:p>
          </table:table-cell>
          <table:table-cell table:formula="of:=[.AX12]*EXP(LN(1+[.$F$2]-[.$H$2]^2/2))*EXP(NORMINV(RAND();0;[.$H$2]))" office:value-type="currency" office:currency="EUR" office:value="43432.5686946205">
            <text:p>43.432,57 €</text:p>
          </table:table-cell>
          <table:table-cell table:formula="of:=[.AY12]*EXP(LN(1+[.$F$2]-[.$H$2]^2/2))*EXP(NORMINV(RAND();0;[.$H$2]))" office:value-type="currency" office:currency="EUR" office:value="8973.31135374371">
            <text:p>8.973,31 €</text:p>
          </table:table-cell>
          <table:table-cell table:formula="of:=[.AZ12]*EXP(LN(1+[.$F$2]-[.$H$2]^2/2))*EXP(NORMINV(RAND();0;[.$H$2]))" office:value-type="currency" office:currency="EUR" office:value="8168.24280082357">
            <text:p>8.168,24 €</text:p>
          </table:table-cell>
          <table:table-cell table:formula="of:=[.BA12]*EXP(LN(1+[.$F$2]-[.$H$2]^2/2))*EXP(NORMINV(RAND();0;[.$H$2]))" office:value-type="currency" office:currency="EUR" office:value="29830.0413078044">
            <text:p>29.830,04 €</text:p>
          </table:table-cell>
          <table:table-cell table:formula="of:=[.BB12]*EXP(LN(1+[.$F$2]-[.$H$2]^2/2))*EXP(NORMINV(RAND();0;[.$H$2]))" office:value-type="currency" office:currency="EUR" office:value="15285.9945931762">
            <text:p>15.285,99 €</text:p>
          </table:table-cell>
          <table:table-cell table:formula="of:=[.BC12]*EXP(LN(1+[.$F$2]-[.$H$2]^2/2))*EXP(NORMINV(RAND();0;[.$H$2]))" office:value-type="currency" office:currency="EUR" office:value="19464.6830299729">
            <text:p>19.464,68 €</text:p>
          </table:table-cell>
          <table:table-cell table:formula="of:=[.BD12]*EXP(LN(1+[.$F$2]-[.$H$2]^2/2))*EXP(NORMINV(RAND();0;[.$H$2]))" office:value-type="currency" office:currency="EUR" office:value="13611.8921203482">
            <text:p>13.611,89 €</text:p>
          </table:table-cell>
          <table:table-cell table:formula="of:=[.BE12]*EXP(LN(1+[.$F$2]-[.$H$2]^2/2))*EXP(NORMINV(RAND();0;[.$H$2]))" office:value-type="currency" office:currency="EUR" office:value="16795.0432098106">
            <text:p>16.795,04 €</text:p>
          </table:table-cell>
          <table:table-cell table:formula="of:=[.BF12]*EXP(LN(1+[.$F$2]-[.$H$2]^2/2))*EXP(NORMINV(RAND();0;[.$H$2]))" office:value-type="currency" office:currency="EUR" office:value="6284.21462063511">
            <text:p>6.284,21 €</text:p>
          </table:table-cell>
          <table:table-cell table:formula="of:=[.BG12]*EXP(LN(1+[.$F$2]-[.$H$2]^2/2))*EXP(NORMINV(RAND();0;[.$H$2]))" office:value-type="currency" office:currency="EUR" office:value="11151.9782762161">
            <text:p>11.151,98 €</text:p>
          </table:table-cell>
          <table:table-cell table:formula="of:=[.BH12]*EXP(LN(1+[.$F$2]-[.$H$2]^2/2))*EXP(NORMINV(RAND();0;[.$H$2]))" office:value-type="currency" office:currency="EUR" office:value="17450.2013267533">
            <text:p>17.450,20 €</text:p>
          </table:table-cell>
          <table:table-cell table:formula="of:=[.BI12]*EXP(LN(1+[.$F$2]-[.$H$2]^2/2))*EXP(NORMINV(RAND();0;[.$H$2]))" office:value-type="currency" office:currency="EUR" office:value="12146.0554468731">
            <text:p>12.146,06 €</text:p>
          </table:table-cell>
          <table:table-cell table:formula="of:=[.BJ12]*EXP(LN(1+[.$F$2]-[.$H$2]^2/2))*EXP(NORMINV(RAND();0;[.$H$2]))" office:value-type="currency" office:currency="EUR" office:value="12707.4805304801">
            <text:p>12.707,48 €</text:p>
          </table:table-cell>
          <table:table-cell table:formula="of:=[.BK12]*EXP(LN(1+[.$F$2]-[.$H$2]^2/2))*EXP(NORMINV(RAND();0;[.$H$2]))" office:value-type="currency" office:currency="EUR" office:value="10306.8712505654">
            <text:p>10.306,87 €</text:p>
          </table:table-cell>
          <table:table-cell table:formula="of:=[.BL12]*EXP(LN(1+[.$F$2]-[.$H$2]^2/2))*EXP(NORMINV(RAND();0;[.$H$2]))" office:value-type="currency" office:currency="EUR" office:value="14213.240597952">
            <text:p>14.213,24 €</text:p>
          </table:table-cell>
          <table:table-cell table:formula="of:=[.BM12]*EXP(LN(1+[.$F$2]-[.$H$2]^2/2))*EXP(NORMINV(RAND();0;[.$H$2]))" office:value-type="currency" office:currency="EUR" office:value="19433.2286240412">
            <text:p>19.433,23 €</text:p>
          </table:table-cell>
          <table:table-cell table:formula="of:=[.BN12]*EXP(LN(1+[.$F$2]-[.$H$2]^2/2))*EXP(NORMINV(RAND();0;[.$H$2]))" office:value-type="currency" office:currency="EUR" office:value="42842.6345936496">
            <text:p>42.842,63 €</text:p>
          </table:table-cell>
          <table:table-cell table:formula="of:=[.BO12]*EXP(LN(1+[.$F$2]-[.$H$2]^2/2))*EXP(NORMINV(RAND();0;[.$H$2]))" office:value-type="currency" office:currency="EUR" office:value="15104.5708538392">
            <text:p>15.104,57 €</text:p>
          </table:table-cell>
          <table:table-cell table:formula="of:=[.BP12]*EXP(LN(1+[.$F$2]-[.$H$2]^2/2))*EXP(NORMINV(RAND();0;[.$H$2]))" office:value-type="currency" office:currency="EUR" office:value="7930.53794252774">
            <text:p>7.930,54 €</text:p>
          </table:table-cell>
          <table:table-cell table:formula="of:=[.BQ12]*EXP(LN(1+[.$F$2]-[.$H$2]^2/2))*EXP(NORMINV(RAND();0;[.$H$2]))" office:value-type="currency" office:currency="EUR" office:value="6613.04163852723">
            <text:p>6.613,04 €</text:p>
          </table:table-cell>
          <table:table-cell table:formula="of:=[.BR12]*EXP(LN(1+[.$F$2]-[.$H$2]^2/2))*EXP(NORMINV(RAND();0;[.$H$2]))" office:value-type="currency" office:currency="EUR" office:value="17000.4653880701">
            <text:p>17.000,47 €</text:p>
          </table:table-cell>
          <table:table-cell table:formula="of:=[.BS12]*EXP(LN(1+[.$F$2]-[.$H$2]^2/2))*EXP(NORMINV(RAND();0;[.$H$2]))" office:value-type="currency" office:currency="EUR" office:value="6203.80735613652">
            <text:p>6.203,81 €</text:p>
          </table:table-cell>
          <table:table-cell table:formula="of:=[.BT12]*EXP(LN(1+[.$F$2]-[.$H$2]^2/2))*EXP(NORMINV(RAND();0;[.$H$2]))" office:value-type="currency" office:currency="EUR" office:value="16795.5073950017">
            <text:p>16.795,51 €</text:p>
          </table:table-cell>
          <table:table-cell table:formula="of:=[.BU12]*EXP(LN(1+[.$F$2]-[.$H$2]^2/2))*EXP(NORMINV(RAND();0;[.$H$2]))" office:value-type="currency" office:currency="EUR" office:value="20349.4709442731">
            <text:p>20.349,47 €</text:p>
          </table:table-cell>
          <table:table-cell table:formula="of:=[.BV12]*EXP(LN(1+[.$F$2]-[.$H$2]^2/2))*EXP(NORMINV(RAND();0;[.$H$2]))" office:value-type="currency" office:currency="EUR" office:value="30249.0515562315">
            <text:p>30.249,05 €</text:p>
          </table:table-cell>
          <table:table-cell table:formula="of:=[.BW12]*EXP(LN(1+[.$F$2]-[.$H$2]^2/2))*EXP(NORMINV(RAND();0;[.$H$2]))" office:value-type="currency" office:currency="EUR" office:value="2694.88197331834">
            <text:p>2.694,88 €</text:p>
          </table:table-cell>
          <table:table-cell table:formula="of:=[.BX12]*EXP(LN(1+[.$F$2]-[.$H$2]^2/2))*EXP(NORMINV(RAND();0;[.$H$2]))" office:value-type="currency" office:currency="EUR" office:value="6045.36565559145">
            <text:p>6.045,37 €</text:p>
          </table:table-cell>
          <table:table-cell table:formula="of:=[.BY12]*EXP(LN(1+[.$F$2]-[.$H$2]^2/2))*EXP(NORMINV(RAND();0;[.$H$2]))" office:value-type="currency" office:currency="EUR" office:value="12658.6714872211">
            <text:p>12.658,67 €</text:p>
          </table:table-cell>
          <table:table-cell table:formula="of:=[.BZ12]*EXP(LN(1+[.$F$2]-[.$H$2]^2/2))*EXP(NORMINV(RAND();0;[.$H$2]))" office:value-type="currency" office:currency="EUR" office:value="9703.20726191809">
            <text:p>9.703,21 €</text:p>
          </table:table-cell>
          <table:table-cell table:formula="of:=[.CA12]*EXP(LN(1+[.$F$2]-[.$H$2]^2/2))*EXP(NORMINV(RAND();0;[.$H$2]))" office:value-type="currency" office:currency="EUR" office:value="23285.620275896">
            <text:p>23.285,62 €</text:p>
          </table:table-cell>
          <table:table-cell table:formula="of:=[.CB12]*EXP(LN(1+[.$F$2]-[.$H$2]^2/2))*EXP(NORMINV(RAND();0;[.$H$2]))" office:value-type="currency" office:currency="EUR" office:value="13770.9333780415">
            <text:p>13.770,93 €</text:p>
          </table:table-cell>
          <table:table-cell table:formula="of:=[.CC12]*EXP(LN(1+[.$F$2]-[.$H$2]^2/2))*EXP(NORMINV(RAND();0;[.$H$2]))" office:value-type="currency" office:currency="EUR" office:value="16972.636339199">
            <text:p>16.972,64 €</text:p>
          </table:table-cell>
          <table:table-cell table:formula="of:=[.CD12]*EXP(LN(1+[.$F$2]-[.$H$2]^2/2))*EXP(NORMINV(RAND();0;[.$H$2]))" office:value-type="currency" office:currency="EUR" office:value="5596.02510508842">
            <text:p>5.596,03 €</text:p>
          </table:table-cell>
          <table:table-cell table:formula="of:=[.CE12]*EXP(LN(1+[.$F$2]-[.$H$2]^2/2))*EXP(NORMINV(RAND();0;[.$H$2]))" office:value-type="currency" office:currency="EUR" office:value="10672.1287516449">
            <text:p>10.672,13 €</text:p>
          </table:table-cell>
          <table:table-cell table:formula="of:=[.CF12]*EXP(LN(1+[.$F$2]-[.$H$2]^2/2))*EXP(NORMINV(RAND();0;[.$H$2]))" office:value-type="currency" office:currency="EUR" office:value="3589.41577187458">
            <text:p>3.589,42 €</text:p>
          </table:table-cell>
          <table:table-cell table:formula="of:=[.CG12]*EXP(LN(1+[.$F$2]-[.$H$2]^2/2))*EXP(NORMINV(RAND();0;[.$H$2]))" office:value-type="currency" office:currency="EUR" office:value="8364.52557843691">
            <text:p>8.364,53 €</text:p>
          </table:table-cell>
          <table:table-cell table:formula="of:=[.CH12]*EXP(LN(1+[.$F$2]-[.$H$2]^2/2))*EXP(NORMINV(RAND();0;[.$H$2]))" office:value-type="currency" office:currency="EUR" office:value="29077.2140757248">
            <text:p>29.077,21 €</text:p>
          </table:table-cell>
          <table:table-cell table:formula="of:=[.CI12]*EXP(LN(1+[.$F$2]-[.$H$2]^2/2))*EXP(NORMINV(RAND();0;[.$H$2]))" office:value-type="currency" office:currency="EUR" office:value="22935.3498238636">
            <text:p>22.935,35 €</text:p>
          </table:table-cell>
          <table:table-cell table:formula="of:=[.CJ12]*EXP(LN(1+[.$F$2]-[.$H$2]^2/2))*EXP(NORMINV(RAND();0;[.$H$2]))" office:value-type="currency" office:currency="EUR" office:value="15199.5962095251">
            <text:p>15.199,60 €</text:p>
          </table:table-cell>
          <table:table-cell table:formula="of:=[.CK12]*EXP(LN(1+[.$F$2]-[.$H$2]^2/2))*EXP(NORMINV(RAND();0;[.$H$2]))" office:value-type="currency" office:currency="EUR" office:value="15560.0030531559">
            <text:p>15.560,00 €</text:p>
          </table:table-cell>
          <table:table-cell table:formula="of:=[.CL12]*EXP(LN(1+[.$F$2]-[.$H$2]^2/2))*EXP(NORMINV(RAND();0;[.$H$2]))" office:value-type="currency" office:currency="EUR" office:value="65627.8604488994">
            <text:p>65.627,86 €</text:p>
          </table:table-cell>
          <table:table-cell table:formula="of:=[.CM12]*EXP(LN(1+[.$F$2]-[.$H$2]^2/2))*EXP(NORMINV(RAND();0;[.$H$2]))" office:value-type="currency" office:currency="EUR" office:value="10950.8908392377">
            <text:p>10.950,89 €</text:p>
          </table:table-cell>
          <table:table-cell table:formula="of:=[.CN12]*EXP(LN(1+[.$F$2]-[.$H$2]^2/2))*EXP(NORMINV(RAND();0;[.$H$2]))" office:value-type="currency" office:currency="EUR" office:value="14740.1092146002">
            <text:p>14.740,11 €</text:p>
          </table:table-cell>
          <table:table-cell table:formula="of:=[.CO12]*EXP(LN(1+[.$F$2]-[.$H$2]^2/2))*EXP(NORMINV(RAND();0;[.$H$2]))" office:value-type="currency" office:currency="EUR" office:value="37025.6944852412">
            <text:p>37.025,69 €</text:p>
          </table:table-cell>
          <table:table-cell table:formula="of:=[.CP12]*EXP(LN(1+[.$F$2]-[.$H$2]^2/2))*EXP(NORMINV(RAND();0;[.$H$2]))" office:value-type="currency" office:currency="EUR" office:value="18498.1947284079">
            <text:p>18.498,19 €</text:p>
          </table:table-cell>
          <table:table-cell table:formula="of:=[.CQ12]*EXP(LN(1+[.$F$2]-[.$H$2]^2/2))*EXP(NORMINV(RAND();0;[.$H$2]))" office:value-type="currency" office:currency="EUR" office:value="20588.2356760735">
            <text:p>20.588,24 €</text:p>
          </table:table-cell>
          <table:table-cell table:formula="of:=[.CR12]*EXP(LN(1+[.$F$2]-[.$H$2]^2/2))*EXP(NORMINV(RAND();0;[.$H$2]))" office:value-type="currency" office:currency="EUR" office:value="8101.9602725883">
            <text:p>8.101,96 €</text:p>
          </table:table-cell>
          <table:table-cell table:formula="of:=[.CS12]*EXP(LN(1+[.$F$2]-[.$H$2]^2/2))*EXP(NORMINV(RAND();0;[.$H$2]))" office:value-type="currency" office:currency="EUR" office:value="10405.0812038467">
            <text:p>10.405,08 €</text:p>
          </table:table-cell>
          <table:table-cell table:formula="of:=[.CT12]*EXP(LN(1+[.$F$2]-[.$H$2]^2/2))*EXP(NORMINV(RAND();0;[.$H$2]))" office:value-type="currency" office:currency="EUR" office:value="8314.25377942904">
            <text:p>8.314,25 €</text:p>
          </table:table-cell>
          <table:table-cell table:formula="of:=[.CU12]*EXP(LN(1+[.$F$2]-[.$H$2]^2/2))*EXP(NORMINV(RAND();0;[.$H$2]))" office:value-type="currency" office:currency="EUR" office:value="6143.03740739741">
            <text:p>6.143,04 €</text:p>
          </table:table-cell>
          <table:table-cell table:formula="of:=[.CV12]*EXP(LN(1+[.$F$2]-[.$H$2]^2/2))*EXP(NORMINV(RAND();0;[.$H$2]))" office:value-type="currency" office:currency="EUR" office:value="34914.0648943044">
            <text:p>34.914,06 €</text:p>
          </table:table-cell>
          <table:table-cell table:formula="of:=[.CW12]*EXP(LN(1+[.$F$2]-[.$H$2]^2/2))*EXP(NORMINV(RAND();0;[.$H$2]))" office:value-type="currency" office:currency="EUR" office:value="24300.1029253261">
            <text:p>24.300,10 €</text:p>
          </table:table-cell>
          <table:table-cell table:formula="of:=[.CX12]*EXP(LN(1+[.$F$2]-[.$H$2]^2/2))*EXP(NORMINV(RAND();0;[.$H$2]))" office:value-type="currency" office:currency="EUR" office:value="17242.1135354827">
            <text:p>17.242,11 €</text:p>
          </table:table-cell>
          <table:table-cell table:formula="of:=[.CY12]*EXP(LN(1+[.$F$2]-[.$H$2]^2/2))*EXP(NORMINV(RAND();0;[.$H$2]))" office:value-type="currency" office:currency="EUR" office:value="14379.9978279143">
            <text:p>14.380,00 €</text:p>
          </table:table-cell>
          <table:table-cell table:formula="of:=[.CZ12]*EXP(LN(1+[.$F$2]-[.$H$2]^2/2))*EXP(NORMINV(RAND();0;[.$H$2]))" office:value-type="currency" office:currency="EUR" office:value="9067.61744692131">
            <text:p>9.067,62 €</text:p>
          </table:table-cell>
          <table:table-cell table:formula="of:=[.DA12]*EXP(LN(1+[.$F$2]-[.$H$2]^2/2))*EXP(NORMINV(RAND();0;[.$H$2]))" office:value-type="currency" office:currency="EUR" office:value="13072.0894632343">
            <text:p>13.072,09 €</text:p>
          </table:table-cell>
          <table:table-cell table:formula="of:=[.DB12]*EXP(LN(1+[.$F$2]-[.$H$2]^2/2))*EXP(NORMINV(RAND();0;[.$H$2]))" office:value-type="currency" office:currency="EUR" office:value="11839.7278607597">
            <text:p>11.839,73 €</text:p>
          </table:table-cell>
          <table:table-cell table:formula="of:=[.DC12]*EXP(LN(1+[.$F$2]-[.$H$2]^2/2))*EXP(NORMINV(RAND();0;[.$H$2]))" office:value-type="currency" office:currency="EUR" office:value="12436.098573341">
            <text:p>12.436,10 €</text:p>
          </table:table-cell>
          <table:table-cell table:formula="of:=[.DD12]*EXP(LN(1+[.$F$2]-[.$H$2]^2/2))*EXP(NORMINV(RAND();0;[.$H$2]))" office:value-type="currency" office:currency="EUR" office:value="18701.5112500479">
            <text:p>18.701,51 €</text:p>
          </table:table-cell>
          <table:table-cell table:formula="of:=[.DE12]*EXP(LN(1+[.$F$2]-[.$H$2]^2/2))*EXP(NORMINV(RAND();0;[.$H$2]))" office:value-type="currency" office:currency="EUR" office:value="7735.23815731488">
            <text:p>7.735,24 €</text:p>
          </table:table-cell>
          <table:table-cell table:formula="of:=[.DF12]*EXP(LN(1+[.$F$2]-[.$H$2]^2/2))*EXP(NORMINV(RAND();0;[.$H$2]))" office:value-type="currency" office:currency="EUR" office:value="32694.6127076187">
            <text:p>32.694,61 €</text:p>
          </table:table-cell>
          <table:table-cell table:formula="of:=[.DG12]*EXP(LN(1+[.$F$2]-[.$H$2]^2/2))*EXP(NORMINV(RAND();0;[.$H$2]))" office:value-type="currency" office:currency="EUR" office:value="7846.46554159506">
            <text:p>7.846,47 €</text:p>
          </table:table-cell>
          <table:table-cell table:formula="of:=[.DH12]*EXP(LN(1+[.$F$2]-[.$H$2]^2/2))*EXP(NORMINV(RAND();0;[.$H$2]))" office:value-type="currency" office:currency="EUR" office:value="3703.93991401292">
            <text:p>3.703,94 €</text:p>
          </table:table-cell>
          <table:table-cell table:formula="of:=[.DI12]*EXP(LN(1+[.$F$2]-[.$H$2]^2/2))*EXP(NORMINV(RAND();0;[.$H$2]))" office:value-type="currency" office:currency="EUR" office:value="15938.4930467957">
            <text:p>15.938,49 €</text:p>
          </table:table-cell>
          <table:table-cell table:formula="of:=[.DJ12]*EXP(LN(1+[.$F$2]-[.$H$2]^2/2))*EXP(NORMINV(RAND();0;[.$H$2]))" office:value-type="currency" office:currency="EUR" office:value="32073.0779358197">
            <text:p>32.073,08 €</text:p>
          </table:table-cell>
          <table:table-cell table:formula="of:=[.DK12]*EXP(LN(1+[.$F$2]-[.$H$2]^2/2))*EXP(NORMINV(RAND();0;[.$H$2]))" office:value-type="currency" office:currency="EUR" office:value="20927.5364756907">
            <text:p>20.927,54 €</text:p>
          </table:table-cell>
          <table:table-cell table:formula="of:=[.DL12]*EXP(LN(1+[.$F$2]-[.$H$2]^2/2))*EXP(NORMINV(RAND();0;[.$H$2]))" office:value-type="currency" office:currency="EUR" office:value="24192.6930533313">
            <text:p>24.192,69 €</text:p>
          </table:table-cell>
          <table:table-cell table:formula="of:=[.DM12]*EXP(LN(1+[.$F$2]-[.$H$2]^2/2))*EXP(NORMINV(RAND();0;[.$H$2]))" office:value-type="currency" office:currency="EUR" office:value="16274.746472285">
            <text:p>16.274,75 €</text:p>
          </table:table-cell>
          <table:table-cell table:formula="of:=[.DN12]*EXP(LN(1+[.$F$2]-[.$H$2]^2/2))*EXP(NORMINV(RAND();0;[.$H$2]))" office:value-type="currency" office:currency="EUR" office:value="9697.42431852582">
            <text:p>9.697,42 €</text:p>
          </table:table-cell>
          <table:table-cell table:formula="of:=[.DO12]*EXP(LN(1+[.$F$2]-[.$H$2]^2/2))*EXP(NORMINV(RAND();0;[.$H$2]))" office:value-type="currency" office:currency="EUR" office:value="4453.32895202129">
            <text:p>4.453,33 €</text:p>
          </table:table-cell>
          <table:table-cell table:formula="of:=[.DP12]*EXP(LN(1+[.$F$2]-[.$H$2]^2/2))*EXP(NORMINV(RAND();0;[.$H$2]))" office:value-type="currency" office:currency="EUR" office:value="18363.4894179562">
            <text:p>18.363,49 €</text:p>
          </table:table-cell>
          <table:table-cell table:formula="of:=[.DQ12]*EXP(LN(1+[.$F$2]-[.$H$2]^2/2))*EXP(NORMINV(RAND();0;[.$H$2]))" office:value-type="currency" office:currency="EUR" office:value="34743.3998684398">
            <text:p>34.743,40 €</text:p>
          </table:table-cell>
          <table:table-cell table:formula="of:=[.DR12]*EXP(LN(1+[.$F$2]-[.$H$2]^2/2))*EXP(NORMINV(RAND();0;[.$H$2]))" office:value-type="currency" office:currency="EUR" office:value="17549.9874095643">
            <text:p>17.549,99 €</text:p>
          </table:table-cell>
          <table:table-cell table:formula="of:=[.DS12]*EXP(LN(1+[.$F$2]-[.$H$2]^2/2))*EXP(NORMINV(RAND();0;[.$H$2]))" office:value-type="currency" office:currency="EUR" office:value="21445.9794881121">
            <text:p>21.445,98 €</text:p>
          </table:table-cell>
          <table:table-cell table:formula="of:=[.DT12]*EXP(LN(1+[.$F$2]-[.$H$2]^2/2))*EXP(NORMINV(RAND();0;[.$H$2]))" office:value-type="currency" office:currency="EUR" office:value="52470.1818173633">
            <text:p>52.470,18 €</text:p>
          </table:table-cell>
          <table:table-cell table:formula="of:=[.DU12]*EXP(LN(1+[.$F$2]-[.$H$2]^2/2))*EXP(NORMINV(RAND();0;[.$H$2]))" office:value-type="currency" office:currency="EUR" office:value="11426.8360228677">
            <text:p>11.426,84 €</text:p>
          </table:table-cell>
          <table:table-cell table:formula="of:=[.DV12]*EXP(LN(1+[.$F$2]-[.$H$2]^2/2))*EXP(NORMINV(RAND();0;[.$H$2]))" office:value-type="currency" office:currency="EUR" office:value="13524.7415309237">
            <text:p>13.524,74 €</text:p>
          </table:table-cell>
          <table:table-cell table:formula="of:=[.DW12]*EXP(LN(1+[.$F$2]-[.$H$2]^2/2))*EXP(NORMINV(RAND();0;[.$H$2]))" office:value-type="currency" office:currency="EUR" office:value="33448.4445485394">
            <text:p>33.448,44 €</text:p>
          </table:table-cell>
          <table:table-cell table:formula="of:=[.DX12]*EXP(LN(1+[.$F$2]-[.$H$2]^2/2))*EXP(NORMINV(RAND();0;[.$H$2]))" office:value-type="currency" office:currency="EUR" office:value="34831.8252910639">
            <text:p>34.831,83 €</text:p>
          </table:table-cell>
          <table:table-cell table:formula="of:=[.DY12]*EXP(LN(1+[.$F$2]-[.$H$2]^2/2))*EXP(NORMINV(RAND();0;[.$H$2]))" office:value-type="currency" office:currency="EUR" office:value="8296.29755551539">
            <text:p>8.296,30 €</text:p>
          </table:table-cell>
          <table:table-cell table:formula="of:=[.DZ12]*EXP(LN(1+[.$F$2]-[.$H$2]^2/2))*EXP(NORMINV(RAND();0;[.$H$2]))" office:value-type="currency" office:currency="EUR" office:value="20198.7081777791">
            <text:p>20.198,71 €</text:p>
          </table:table-cell>
          <table:table-cell table:formula="of:=[.EA12]*EXP(LN(1+[.$F$2]-[.$H$2]^2/2))*EXP(NORMINV(RAND();0;[.$H$2]))" office:value-type="currency" office:currency="EUR" office:value="16539.2924899336">
            <text:p>16.539,29 €</text:p>
          </table:table-cell>
          <table:table-cell table:formula="of:=[.EB12]*EXP(LN(1+[.$F$2]-[.$H$2]^2/2))*EXP(NORMINV(RAND();0;[.$H$2]))" office:value-type="currency" office:currency="EUR" office:value="10983.7748810609">
            <text:p>10.983,77 €</text:p>
          </table:table-cell>
          <table:table-cell table:formula="of:=[.EC12]*EXP(LN(1+[.$F$2]-[.$H$2]^2/2))*EXP(NORMINV(RAND();0;[.$H$2]))" office:value-type="currency" office:currency="EUR" office:value="32482.9986159721">
            <text:p>32.483,00 €</text:p>
          </table:table-cell>
          <table:table-cell table:formula="of:=[.ED12]*EXP(LN(1+[.$F$2]-[.$H$2]^2/2))*EXP(NORMINV(RAND();0;[.$H$2]))" office:value-type="currency" office:currency="EUR" office:value="14378.5197229518">
            <text:p>14.378,52 €</text:p>
          </table:table-cell>
          <table:table-cell table:formula="of:=[.EE12]*EXP(LN(1+[.$F$2]-[.$H$2]^2/2))*EXP(NORMINV(RAND();0;[.$H$2]))" office:value-type="currency" office:currency="EUR" office:value="7900.29037022441">
            <text:p>7.900,29 €</text:p>
          </table:table-cell>
          <table:table-cell table:formula="of:=[.EF12]*EXP(LN(1+[.$F$2]-[.$H$2]^2/2))*EXP(NORMINV(RAND();0;[.$H$2]))" office:value-type="currency" office:currency="EUR" office:value="6284.23486642391">
            <text:p>6.284,23 €</text:p>
          </table:table-cell>
          <table:table-cell table:formula="of:=[.EG12]*EXP(LN(1+[.$F$2]-[.$H$2]^2/2))*EXP(NORMINV(RAND();0;[.$H$2]))" office:value-type="currency" office:currency="EUR" office:value="45950.036940336">
            <text:p>45.950,04 €</text:p>
          </table:table-cell>
          <table:table-cell table:formula="of:=[.EH12]*EXP(LN(1+[.$F$2]-[.$H$2]^2/2))*EXP(NORMINV(RAND();0;[.$H$2]))" office:value-type="currency" office:currency="EUR" office:value="8840.15241247466">
            <text:p>8.840,15 €</text:p>
          </table:table-cell>
          <table:table-cell table:formula="of:=[.EI12]*EXP(LN(1+[.$F$2]-[.$H$2]^2/2))*EXP(NORMINV(RAND();0;[.$H$2]))" office:value-type="currency" office:currency="EUR" office:value="25032.414157066">
            <text:p>25.032,41 €</text:p>
          </table:table-cell>
          <table:table-cell table:formula="of:=[.EJ12]*EXP(LN(1+[.$F$2]-[.$H$2]^2/2))*EXP(NORMINV(RAND();0;[.$H$2]))" office:value-type="currency" office:currency="EUR" office:value="9479.13683908951">
            <text:p>9.479,14 €</text:p>
          </table:table-cell>
          <table:table-cell table:formula="of:=[.EK12]*EXP(LN(1+[.$F$2]-[.$H$2]^2/2))*EXP(NORMINV(RAND();0;[.$H$2]))" office:value-type="currency" office:currency="EUR" office:value="15736.0983039653">
            <text:p>15.736,10 €</text:p>
          </table:table-cell>
          <table:table-cell table:formula="of:=[.EL12]*EXP(LN(1+[.$F$2]-[.$H$2]^2/2))*EXP(NORMINV(RAND();0;[.$H$2]))" office:value-type="currency" office:currency="EUR" office:value="8591.87759677716">
            <text:p>8.591,88 €</text:p>
          </table:table-cell>
          <table:table-cell table:formula="of:=[.EM12]*EXP(LN(1+[.$F$2]-[.$H$2]^2/2))*EXP(NORMINV(RAND();0;[.$H$2]))" office:value-type="currency" office:currency="EUR" office:value="45095.6498624313">
            <text:p>45.095,65 €</text:p>
          </table:table-cell>
          <table:table-cell table:formula="of:=[.EN12]*EXP(LN(1+[.$F$2]-[.$H$2]^2/2))*EXP(NORMINV(RAND();0;[.$H$2]))" office:value-type="currency" office:currency="EUR" office:value="7666.23467337142">
            <text:p>7.666,23 €</text:p>
          </table:table-cell>
          <table:table-cell table:formula="of:=[.EO12]*EXP(LN(1+[.$F$2]-[.$H$2]^2/2))*EXP(NORMINV(RAND();0;[.$H$2]))" office:value-type="currency" office:currency="EUR" office:value="5460.5335623461">
            <text:p>5.460,53 €</text:p>
          </table:table-cell>
          <table:table-cell table:formula="of:=[.EP12]*EXP(LN(1+[.$F$2]-[.$H$2]^2/2))*EXP(NORMINV(RAND();0;[.$H$2]))" office:value-type="currency" office:currency="EUR" office:value="11306.9697319417">
            <text:p>11.306,97 €</text:p>
          </table:table-cell>
          <table:table-cell table:formula="of:=[.EQ12]*EXP(LN(1+[.$F$2]-[.$H$2]^2/2))*EXP(NORMINV(RAND();0;[.$H$2]))" office:value-type="currency" office:currency="EUR" office:value="4130.5531124856">
            <text:p>4.130,55 €</text:p>
          </table:table-cell>
          <table:table-cell table:formula="of:=[.ER12]*EXP(LN(1+[.$F$2]-[.$H$2]^2/2))*EXP(NORMINV(RAND();0;[.$H$2]))" office:value-type="currency" office:currency="EUR" office:value="43739.8195775853">
            <text:p>43.739,82 €</text:p>
          </table:table-cell>
          <table:table-cell table:formula="of:=[.ES12]*EXP(LN(1+[.$F$2]-[.$H$2]^2/2))*EXP(NORMINV(RAND();0;[.$H$2]))" office:value-type="currency" office:currency="EUR" office:value="18549.4036235044">
            <text:p>18.549,40 €</text:p>
          </table:table-cell>
          <table:table-cell table:formula="of:=[.ET12]*EXP(LN(1+[.$F$2]-[.$H$2]^2/2))*EXP(NORMINV(RAND();0;[.$H$2]))" office:value-type="currency" office:currency="EUR" office:value="10190.2429456466">
            <text:p>10.190,24 €</text:p>
          </table:table-cell>
          <table:table-cell table:formula="of:=[.EU12]*EXP(LN(1+[.$F$2]-[.$H$2]^2/2))*EXP(NORMINV(RAND();0;[.$H$2]))" office:value-type="currency" office:currency="EUR" office:value="8604.57306777388">
            <text:p>8.604,57 €</text:p>
          </table:table-cell>
          <table:table-cell table:formula="of:=[.EV12]*EXP(LN(1+[.$F$2]-[.$H$2]^2/2))*EXP(NORMINV(RAND();0;[.$H$2]))" office:value-type="currency" office:currency="EUR" office:value="15598.158799769">
            <text:p>15.598,16 €</text:p>
          </table:table-cell>
          <table:table-cell table:formula="of:=[.EW12]*EXP(LN(1+[.$F$2]-[.$H$2]^2/2))*EXP(NORMINV(RAND();0;[.$H$2]))" office:value-type="currency" office:currency="EUR" office:value="10012.2762287417">
            <text:p>10.012,28 €</text:p>
          </table:table-cell>
          <table:table-cell table:formula="of:=[.EX12]*EXP(LN(1+[.$F$2]-[.$H$2]^2/2))*EXP(NORMINV(RAND();0;[.$H$2]))" office:value-type="currency" office:currency="EUR" office:value="7242.55240516681">
            <text:p>7.242,55 €</text:p>
          </table:table-cell>
          <table:table-cell table:formula="of:=[.EY12]*EXP(LN(1+[.$F$2]-[.$H$2]^2/2))*EXP(NORMINV(RAND();0;[.$H$2]))" office:value-type="currency" office:currency="EUR" office:value="36897.1731497546">
            <text:p>36.897,17 €</text:p>
          </table:table-cell>
          <table:table-cell table:formula="of:=[.EZ12]*EXP(LN(1+[.$F$2]-[.$H$2]^2/2))*EXP(NORMINV(RAND();0;[.$H$2]))" office:value-type="currency" office:currency="EUR" office:value="22422.1856675978">
            <text:p>22.422,19 €</text:p>
          </table:table-cell>
          <table:table-cell table:formula="of:=[.FA12]*EXP(LN(1+[.$F$2]-[.$H$2]^2/2))*EXP(NORMINV(RAND();0;[.$H$2]))" office:value-type="currency" office:currency="EUR" office:value="14981.3456579811">
            <text:p>14.981,35 €</text:p>
          </table:table-cell>
          <table:table-cell table:formula="of:=[.FB12]*EXP(LN(1+[.$F$2]-[.$H$2]^2/2))*EXP(NORMINV(RAND();0;[.$H$2]))" office:value-type="currency" office:currency="EUR" office:value="20914.9823583733">
            <text:p>20.914,98 €</text:p>
          </table:table-cell>
          <table:table-cell table:formula="of:=[.FC12]*EXP(LN(1+[.$F$2]-[.$H$2]^2/2))*EXP(NORMINV(RAND();0;[.$H$2]))" office:value-type="currency" office:currency="EUR" office:value="35958.9152444004">
            <text:p>35.958,92 €</text:p>
          </table:table-cell>
          <table:table-cell table:formula="of:=[.FD12]*EXP(LN(1+[.$F$2]-[.$H$2]^2/2))*EXP(NORMINV(RAND();0;[.$H$2]))" office:value-type="currency" office:currency="EUR" office:value="16292.8070530288">
            <text:p>16.292,81 €</text:p>
          </table:table-cell>
          <table:table-cell table:formula="of:=[.FE12]*EXP(LN(1+[.$F$2]-[.$H$2]^2/2))*EXP(NORMINV(RAND();0;[.$H$2]))" office:value-type="currency" office:currency="EUR" office:value="12614.3223870489">
            <text:p>12.614,32 €</text:p>
          </table:table-cell>
          <table:table-cell table:formula="of:=[.FF12]*EXP(LN(1+[.$F$2]-[.$H$2]^2/2))*EXP(NORMINV(RAND();0;[.$H$2]))" office:value-type="currency" office:currency="EUR" office:value="15435.4081017555">
            <text:p>15.435,41 €</text:p>
          </table:table-cell>
          <table:table-cell table:formula="of:=[.FG12]*EXP(LN(1+[.$F$2]-[.$H$2]^2/2))*EXP(NORMINV(RAND();0;[.$H$2]))" office:value-type="currency" office:currency="EUR" office:value="17003.6294803421">
            <text:p>17.003,63 €</text:p>
          </table:table-cell>
          <table:table-cell table:formula="of:=[.FH12]*EXP(LN(1+[.$F$2]-[.$H$2]^2/2))*EXP(NORMINV(RAND();0;[.$H$2]))" office:value-type="currency" office:currency="EUR" office:value="16461.987289298">
            <text:p>16.461,99 €</text:p>
          </table:table-cell>
          <table:table-cell table:formula="of:=[.FI12]*EXP(LN(1+[.$F$2]-[.$H$2]^2/2))*EXP(NORMINV(RAND();0;[.$H$2]))" office:value-type="currency" office:currency="EUR" office:value="4306.99129318243">
            <text:p>4.306,99 €</text:p>
          </table:table-cell>
          <table:table-cell table:formula="of:=[.FJ12]*EXP(LN(1+[.$F$2]-[.$H$2]^2/2))*EXP(NORMINV(RAND();0;[.$H$2]))" office:value-type="currency" office:currency="EUR" office:value="18566.8875050919">
            <text:p>18.566,89 €</text:p>
          </table:table-cell>
          <table:table-cell table:formula="of:=[.FK12]*EXP(LN(1+[.$F$2]-[.$H$2]^2/2))*EXP(NORMINV(RAND();0;[.$H$2]))" office:value-type="currency" office:currency="EUR" office:value="11633.4499098849">
            <text:p>11.633,45 €</text:p>
          </table:table-cell>
          <table:table-cell table:formula="of:=[.FL12]*EXP(LN(1+[.$F$2]-[.$H$2]^2/2))*EXP(NORMINV(RAND();0;[.$H$2]))" office:value-type="currency" office:currency="EUR" office:value="12664.531713966">
            <text:p>12.664,53 €</text:p>
          </table:table-cell>
          <table:table-cell table:formula="of:=[.FM12]*EXP(LN(1+[.$F$2]-[.$H$2]^2/2))*EXP(NORMINV(RAND();0;[.$H$2]))" office:value-type="currency" office:currency="EUR" office:value="20656.9817194981">
            <text:p>20.656,98 €</text:p>
          </table:table-cell>
          <table:table-cell table:formula="of:=[.FN12]*EXP(LN(1+[.$F$2]-[.$H$2]^2/2))*EXP(NORMINV(RAND();0;[.$H$2]))" office:value-type="currency" office:currency="EUR" office:value="16649.1917308726">
            <text:p>16.649,19 €</text:p>
          </table:table-cell>
          <table:table-cell table:formula="of:=[.FO12]*EXP(LN(1+[.$F$2]-[.$H$2]^2/2))*EXP(NORMINV(RAND();0;[.$H$2]))" office:value-type="currency" office:currency="EUR" office:value="3597.56451359407">
            <text:p>3.597,56 €</text:p>
          </table:table-cell>
          <table:table-cell table:formula="of:=[.FP12]*EXP(LN(1+[.$F$2]-[.$H$2]^2/2))*EXP(NORMINV(RAND();0;[.$H$2]))" office:value-type="currency" office:currency="EUR" office:value="10064.6395859177">
            <text:p>10.064,64 €</text:p>
          </table:table-cell>
          <table:table-cell table:formula="of:=[.FQ12]*EXP(LN(1+[.$F$2]-[.$H$2]^2/2))*EXP(NORMINV(RAND();0;[.$H$2]))" office:value-type="currency" office:currency="EUR" office:value="23975.0362162478">
            <text:p>23.975,04 €</text:p>
          </table:table-cell>
          <table:table-cell table:formula="of:=[.FR12]*EXP(LN(1+[.$F$2]-[.$H$2]^2/2))*EXP(NORMINV(RAND();0;[.$H$2]))" office:value-type="currency" office:currency="EUR" office:value="20647.0903787934">
            <text:p>20.647,09 €</text:p>
          </table:table-cell>
          <table:table-cell table:formula="of:=[.FS12]*EXP(LN(1+[.$F$2]-[.$H$2]^2/2))*EXP(NORMINV(RAND();0;[.$H$2]))" office:value-type="currency" office:currency="EUR" office:value="3309.21550530623">
            <text:p>3.309,22 €</text:p>
          </table:table-cell>
          <table:table-cell table:formula="of:=[.FT12]*EXP(LN(1+[.$F$2]-[.$H$2]^2/2))*EXP(NORMINV(RAND();0;[.$H$2]))" office:value-type="currency" office:currency="EUR" office:value="15078.4776248662">
            <text:p>15.078,48 €</text:p>
          </table:table-cell>
          <table:table-cell table:formula="of:=[.FU12]*EXP(LN(1+[.$F$2]-[.$H$2]^2/2))*EXP(NORMINV(RAND();0;[.$H$2]))" office:value-type="currency" office:currency="EUR" office:value="16585.3977409368">
            <text:p>16.585,40 €</text:p>
          </table:table-cell>
          <table:table-cell table:formula="of:=[.FV12]*EXP(LN(1+[.$F$2]-[.$H$2]^2/2))*EXP(NORMINV(RAND();0;[.$H$2]))" office:value-type="currency" office:currency="EUR" office:value="32695.2284111119">
            <text:p>32.695,23 €</text:p>
          </table:table-cell>
          <table:table-cell table:formula="of:=[.FW12]*EXP(LN(1+[.$F$2]-[.$H$2]^2/2))*EXP(NORMINV(RAND();0;[.$H$2]))" office:value-type="currency" office:currency="EUR" office:value="16071.3507525404">
            <text:p>16.071,35 €</text:p>
          </table:table-cell>
          <table:table-cell table:formula="of:=[.FX12]*EXP(LN(1+[.$F$2]-[.$H$2]^2/2))*EXP(NORMINV(RAND();0;[.$H$2]))" office:value-type="currency" office:currency="EUR" office:value="29780.9613746259">
            <text:p>29.780,96 €</text:p>
          </table:table-cell>
          <table:table-cell table:formula="of:=[.FY12]*EXP(LN(1+[.$F$2]-[.$H$2]^2/2))*EXP(NORMINV(RAND();0;[.$H$2]))" office:value-type="currency" office:currency="EUR" office:value="19263.8900010436">
            <text:p>19.263,89 €</text:p>
          </table:table-cell>
          <table:table-cell table:formula="of:=[.FZ12]*EXP(LN(1+[.$F$2]-[.$H$2]^2/2))*EXP(NORMINV(RAND();0;[.$H$2]))" office:value-type="currency" office:currency="EUR" office:value="4511.25009801401">
            <text:p>4.511,25 €</text:p>
          </table:table-cell>
          <table:table-cell table:formula="of:=[.GA12]*EXP(LN(1+[.$F$2]-[.$H$2]^2/2))*EXP(NORMINV(RAND();0;[.$H$2]))" office:value-type="currency" office:currency="EUR" office:value="16010.9208369687">
            <text:p>16.010,92 €</text:p>
          </table:table-cell>
          <table:table-cell table:formula="of:=[.GB12]*EXP(LN(1+[.$F$2]-[.$H$2]^2/2))*EXP(NORMINV(RAND();0;[.$H$2]))" office:value-type="currency" office:currency="EUR" office:value="18254.4765535685">
            <text:p>18.254,48 €</text:p>
          </table:table-cell>
          <table:table-cell table:formula="of:=[.GC12]*EXP(LN(1+[.$F$2]-[.$H$2]^2/2))*EXP(NORMINV(RAND();0;[.$H$2]))" office:value-type="currency" office:currency="EUR" office:value="81292.6659024314">
            <text:p>81.292,67 €</text:p>
          </table:table-cell>
          <table:table-cell table:formula="of:=[.GD12]*EXP(LN(1+[.$F$2]-[.$H$2]^2/2))*EXP(NORMINV(RAND();0;[.$H$2]))" office:value-type="currency" office:currency="EUR" office:value="17190.5694258003">
            <text:p>17.190,57 €</text:p>
          </table:table-cell>
          <table:table-cell table:formula="of:=[.GE12]*EXP(LN(1+[.$F$2]-[.$H$2]^2/2))*EXP(NORMINV(RAND();0;[.$H$2]))" office:value-type="currency" office:currency="EUR" office:value="8866.56431892577">
            <text:p>8.866,56 €</text:p>
          </table:table-cell>
          <table:table-cell table:formula="of:=[.GF12]*EXP(LN(1+[.$F$2]-[.$H$2]^2/2))*EXP(NORMINV(RAND();0;[.$H$2]))" office:value-type="currency" office:currency="EUR" office:value="25573.8637091481">
            <text:p>25.573,86 €</text:p>
          </table:table-cell>
          <table:table-cell table:formula="of:=[.GG12]*EXP(LN(1+[.$F$2]-[.$H$2]^2/2))*EXP(NORMINV(RAND();0;[.$H$2]))" office:value-type="currency" office:currency="EUR" office:value="9371.96428282647">
            <text:p>9.371,96 €</text:p>
          </table:table-cell>
          <table:table-cell table:formula="of:=[.GH12]*EXP(LN(1+[.$F$2]-[.$H$2]^2/2))*EXP(NORMINV(RAND();0;[.$H$2]))" office:value-type="currency" office:currency="EUR" office:value="18743.0326943226">
            <text:p>18.743,03 €</text:p>
          </table:table-cell>
          <table:table-cell table:formula="of:=[.GI12]*EXP(LN(1+[.$F$2]-[.$H$2]^2/2))*EXP(NORMINV(RAND();0;[.$H$2]))" office:value-type="currency" office:currency="EUR" office:value="50077.8825217489">
            <text:p>50.077,88 €</text:p>
          </table:table-cell>
          <table:table-cell table:formula="of:=[.GJ12]*EXP(LN(1+[.$F$2]-[.$H$2]^2/2))*EXP(NORMINV(RAND();0;[.$H$2]))" office:value-type="currency" office:currency="EUR" office:value="13717.759084716">
            <text:p>13.717,76 €</text:p>
          </table:table-cell>
          <table:table-cell table:formula="of:=[.GK12]*EXP(LN(1+[.$F$2]-[.$H$2]^2/2))*EXP(NORMINV(RAND();0;[.$H$2]))" office:value-type="currency" office:currency="EUR" office:value="46319.8091238047">
            <text:p>46.319,81 €</text:p>
          </table:table-cell>
          <table:table-cell table:formula="of:=[.GL12]*EXP(LN(1+[.$F$2]-[.$H$2]^2/2))*EXP(NORMINV(RAND();0;[.$H$2]))" office:value-type="currency" office:currency="EUR" office:value="9967.85793979253">
            <text:p>9.967,86 €</text:p>
          </table:table-cell>
          <table:table-cell table:formula="of:=[.GM12]*EXP(LN(1+[.$F$2]-[.$H$2]^2/2))*EXP(NORMINV(RAND();0;[.$H$2]))" office:value-type="currency" office:currency="EUR" office:value="17799.6858887598">
            <text:p>17.799,69 €</text:p>
          </table:table-cell>
          <table:table-cell table:formula="of:=[.GN12]*EXP(LN(1+[.$F$2]-[.$H$2]^2/2))*EXP(NORMINV(RAND();0;[.$H$2]))" office:value-type="currency" office:currency="EUR" office:value="4629.47307831778">
            <text:p>4.629,47 €</text:p>
          </table:table-cell>
          <table:table-cell table:formula="of:=[.GO12]*EXP(LN(1+[.$F$2]-[.$H$2]^2/2))*EXP(NORMINV(RAND();0;[.$H$2]))" office:value-type="currency" office:currency="EUR" office:value="33732.2499665045">
            <text:p>33.732,25 €</text:p>
          </table:table-cell>
          <table:table-cell table:formula="of:=[.GP12]*EXP(LN(1+[.$F$2]-[.$H$2]^2/2))*EXP(NORMINV(RAND();0;[.$H$2]))" office:value-type="currency" office:currency="EUR" office:value="95708.1219113837">
            <text:p>95.708,12 €</text:p>
          </table:table-cell>
          <table:table-cell table:formula="of:=[.GQ12]*EXP(LN(1+[.$F$2]-[.$H$2]^2/2))*EXP(NORMINV(RAND();0;[.$H$2]))" office:value-type="currency" office:currency="EUR" office:value="27624.3938638185">
            <text:p>27.624,39 €</text:p>
          </table:table-cell>
          <table:table-cell table:formula="of:=[.GR12]*EXP(LN(1+[.$F$2]-[.$H$2]^2/2))*EXP(NORMINV(RAND();0;[.$H$2]))" office:value-type="currency" office:currency="EUR" office:value="9994.88679403587">
            <text:p>9.994,89 €</text:p>
          </table:table-cell>
          <table:table-cell table:formula="of:=[.GS12]*EXP(LN(1+[.$F$2]-[.$H$2]^2/2))*EXP(NORMINV(RAND();0;[.$H$2]))" office:value-type="currency" office:currency="EUR" office:value="8912.14906569678">
            <text:p>8.912,15 €</text:p>
          </table:table-cell>
          <table:table-cell table:formula="of:=[.GT12]*EXP(LN(1+[.$F$2]-[.$H$2]^2/2))*EXP(NORMINV(RAND();0;[.$H$2]))" office:value-type="currency" office:currency="EUR" office:value="5098.14237861248">
            <text:p>5.098,14 €</text:p>
          </table:table-cell>
          <table:table-cell table:formula="of:=[.GU12]*EXP(LN(1+[.$F$2]-[.$H$2]^2/2))*EXP(NORMINV(RAND();0;[.$H$2]))" office:value-type="currency" office:currency="EUR" office:value="17617.1464346074">
            <text:p>17.617,15 €</text:p>
          </table:table-cell>
          <table:table-cell table:formula="of:=[.GV12]*EXP(LN(1+[.$F$2]-[.$H$2]^2/2))*EXP(NORMINV(RAND();0;[.$H$2]))" office:value-type="currency" office:currency="EUR" office:value="12956.8351731428">
            <text:p>12.956,84 €</text:p>
          </table:table-cell>
          <table:table-cell table:formula="of:=[.GW12]*EXP(LN(1+[.$F$2]-[.$H$2]^2/2))*EXP(NORMINV(RAND();0;[.$H$2]))" office:value-type="currency" office:currency="EUR" office:value="9956.78116399697">
            <text:p>9.956,78 €</text:p>
          </table:table-cell>
          <table:table-cell table:formula="of:=[.GX12]*EXP(LN(1+[.$F$2]-[.$H$2]^2/2))*EXP(NORMINV(RAND();0;[.$H$2]))" office:value-type="currency" office:currency="EUR" office:value="11332.5839020809">
            <text:p>11.332,58 €</text:p>
          </table:table-cell>
          <table:table-cell table:formula="of:=[.GY12]*EXP(LN(1+[.$F$2]-[.$H$2]^2/2))*EXP(NORMINV(RAND();0;[.$H$2]))" office:value-type="currency" office:currency="EUR" office:value="3740.46205805369">
            <text:p>3.740,46 €</text:p>
          </table:table-cell>
          <table:table-cell table:formula="of:=[.GZ12]*EXP(LN(1+[.$F$2]-[.$H$2]^2/2))*EXP(NORMINV(RAND();0;[.$H$2]))" office:value-type="currency" office:currency="EUR" office:value="6107.28461690542">
            <text:p>6.107,28 €</text:p>
          </table:table-cell>
          <table:table-cell table:formula="of:=[.HA12]*EXP(LN(1+[.$F$2]-[.$H$2]^2/2))*EXP(NORMINV(RAND();0;[.$H$2]))" office:value-type="currency" office:currency="EUR" office:value="21649.1028320529">
            <text:p>21.649,10 €</text:p>
          </table:table-cell>
          <table:table-cell table:formula="of:=[.HB12]*EXP(LN(1+[.$F$2]-[.$H$2]^2/2))*EXP(NORMINV(RAND();0;[.$H$2]))" office:value-type="currency" office:currency="EUR" office:value="26234.2993345185">
            <text:p>26.234,30 €</text:p>
          </table:table-cell>
          <table:table-cell table:formula="of:=[.HC12]*EXP(LN(1+[.$F$2]-[.$H$2]^2/2))*EXP(NORMINV(RAND();0;[.$H$2]))" office:value-type="currency" office:currency="EUR" office:value="10482.2417005563">
            <text:p>10.482,24 €</text:p>
          </table:table-cell>
          <table:table-cell table:formula="of:=[.HD12]*EXP(LN(1+[.$F$2]-[.$H$2]^2/2))*EXP(NORMINV(RAND();0;[.$H$2]))" office:value-type="currency" office:currency="EUR" office:value="20356.6754315024">
            <text:p>20.356,68 €</text:p>
          </table:table-cell>
          <table:table-cell table:formula="of:=[.HE12]*EXP(LN(1+[.$F$2]-[.$H$2]^2/2))*EXP(NORMINV(RAND();0;[.$H$2]))" office:value-type="currency" office:currency="EUR" office:value="18604.238875621">
            <text:p>18.604,24 €</text:p>
          </table:table-cell>
          <table:table-cell table:formula="of:=[.HF12]*EXP(LN(1+[.$F$2]-[.$H$2]^2/2))*EXP(NORMINV(RAND();0;[.$H$2]))" office:value-type="currency" office:currency="EUR" office:value="6671.31418646721">
            <text:p>6.671,31 €</text:p>
          </table:table-cell>
          <table:table-cell table:formula="of:=[.HG12]*EXP(LN(1+[.$F$2]-[.$H$2]^2/2))*EXP(NORMINV(RAND();0;[.$H$2]))" office:value-type="currency" office:currency="EUR" office:value="16864.9623746997">
            <text:p>16.864,96 €</text:p>
          </table:table-cell>
          <table:table-cell table:formula="of:=[.HH12]*EXP(LN(1+[.$F$2]-[.$H$2]^2/2))*EXP(NORMINV(RAND();0;[.$H$2]))" office:value-type="currency" office:currency="EUR" office:value="21603.142927417">
            <text:p>21.603,14 €</text:p>
          </table:table-cell>
          <table:table-cell table:formula="of:=[.HI12]*EXP(LN(1+[.$F$2]-[.$H$2]^2/2))*EXP(NORMINV(RAND();0;[.$H$2]))" office:value-type="currency" office:currency="EUR" office:value="19779.5470148747">
            <text:p>19.779,55 €</text:p>
          </table:table-cell>
          <table:table-cell table:formula="of:=[.HJ12]*EXP(LN(1+[.$F$2]-[.$H$2]^2/2))*EXP(NORMINV(RAND();0;[.$H$2]))" office:value-type="currency" office:currency="EUR" office:value="46147.6062832821">
            <text:p>46.147,61 €</text:p>
          </table:table-cell>
          <table:table-cell table:formula="of:=[.HK12]*EXP(LN(1+[.$F$2]-[.$H$2]^2/2))*EXP(NORMINV(RAND();0;[.$H$2]))" office:value-type="currency" office:currency="EUR" office:value="7788.51121346688">
            <text:p>7.788,51 €</text:p>
          </table:table-cell>
          <table:table-cell table:formula="of:=[.HL12]*EXP(LN(1+[.$F$2]-[.$H$2]^2/2))*EXP(NORMINV(RAND();0;[.$H$2]))" office:value-type="currency" office:currency="EUR" office:value="11939.0086870319">
            <text:p>11.939,01 €</text:p>
          </table:table-cell>
          <table:table-cell table:formula="of:=[.HM12]*EXP(LN(1+[.$F$2]-[.$H$2]^2/2))*EXP(NORMINV(RAND();0;[.$H$2]))" office:value-type="currency" office:currency="EUR" office:value="8350.51362718779">
            <text:p>8.350,51 €</text:p>
          </table:table-cell>
          <table:table-cell table:formula="of:=[.HN12]*EXP(LN(1+[.$F$2]-[.$H$2]^2/2))*EXP(NORMINV(RAND();0;[.$H$2]))" office:value-type="currency" office:currency="EUR" office:value="11873.6583075867">
            <text:p>11.873,66 €</text:p>
          </table:table-cell>
          <table:table-cell table:formula="of:=[.HO12]*EXP(LN(1+[.$F$2]-[.$H$2]^2/2))*EXP(NORMINV(RAND();0;[.$H$2]))" office:value-type="currency" office:currency="EUR" office:value="11822.7298860189">
            <text:p>11.822,73 €</text:p>
          </table:table-cell>
          <table:table-cell table:formula="of:=[.HP12]*EXP(LN(1+[.$F$2]-[.$H$2]^2/2))*EXP(NORMINV(RAND();0;[.$H$2]))" office:value-type="currency" office:currency="EUR" office:value="53103.944099044">
            <text:p>53.103,94 €</text:p>
          </table:table-cell>
          <table:table-cell table:formula="of:=[.HQ12]*EXP(LN(1+[.$F$2]-[.$H$2]^2/2))*EXP(NORMINV(RAND();0;[.$H$2]))" office:value-type="currency" office:currency="EUR" office:value="18656.7976268431">
            <text:p>18.656,80 €</text:p>
          </table:table-cell>
          <table:table-cell table:formula="of:=[.HR12]*EXP(LN(1+[.$F$2]-[.$H$2]^2/2))*EXP(NORMINV(RAND();0;[.$H$2]))" office:value-type="currency" office:currency="EUR" office:value="9205.55880008665">
            <text:p>9.205,56 €</text:p>
          </table:table-cell>
          <table:table-cell table:formula="of:=[.HS12]*EXP(LN(1+[.$F$2]-[.$H$2]^2/2))*EXP(NORMINV(RAND();0;[.$H$2]))" office:value-type="currency" office:currency="EUR" office:value="10261.0475563037">
            <text:p>10.261,05 €</text:p>
          </table:table-cell>
          <table:table-cell table:formula="of:=[.HT12]*EXP(LN(1+[.$F$2]-[.$H$2]^2/2))*EXP(NORMINV(RAND();0;[.$H$2]))" office:value-type="currency" office:currency="EUR" office:value="26858.4419569966">
            <text:p>26.858,44 €</text:p>
          </table:table-cell>
          <table:table-cell table:formula="of:=[.HU12]*EXP(LN(1+[.$F$2]-[.$H$2]^2/2))*EXP(NORMINV(RAND();0;[.$H$2]))" office:value-type="currency" office:currency="EUR" office:value="7987.546409983">
            <text:p>7.987,55 €</text:p>
          </table:table-cell>
          <table:table-cell table:formula="of:=[.HV12]*EXP(LN(1+[.$F$2]-[.$H$2]^2/2))*EXP(NORMINV(RAND();0;[.$H$2]))" office:value-type="currency" office:currency="EUR" office:value="12325.1402998909">
            <text:p>12.325,14 €</text:p>
          </table:table-cell>
          <table:table-cell table:formula="of:=[.HW12]*EXP(LN(1+[.$F$2]-[.$H$2]^2/2))*EXP(NORMINV(RAND();0;[.$H$2]))" office:value-type="currency" office:currency="EUR" office:value="17263.5226314802">
            <text:p>17.263,52 €</text:p>
          </table:table-cell>
          <table:table-cell table:formula="of:=[.HX12]*EXP(LN(1+[.$F$2]-[.$H$2]^2/2))*EXP(NORMINV(RAND();0;[.$H$2]))" office:value-type="currency" office:currency="EUR" office:value="18117.155174106">
            <text:p>18.117,16 €</text:p>
          </table:table-cell>
          <table:table-cell table:formula="of:=[.HY12]*EXP(LN(1+[.$F$2]-[.$H$2]^2/2))*EXP(NORMINV(RAND();0;[.$H$2]))" office:value-type="currency" office:currency="EUR" office:value="10023.8738547623">
            <text:p>10.023,87 €</text:p>
          </table:table-cell>
          <table:table-cell table:formula="of:=[.HZ12]*EXP(LN(1+[.$F$2]-[.$H$2]^2/2))*EXP(NORMINV(RAND();0;[.$H$2]))" office:value-type="currency" office:currency="EUR" office:value="9553.53355520128">
            <text:p>9.553,53 €</text:p>
          </table:table-cell>
          <table:table-cell table:formula="of:=[.IA12]*EXP(LN(1+[.$F$2]-[.$H$2]^2/2))*EXP(NORMINV(RAND();0;[.$H$2]))" office:value-type="currency" office:currency="EUR" office:value="18717.3020751796">
            <text:p>18.717,30 €</text:p>
          </table:table-cell>
          <table:table-cell table:formula="of:=[.IB12]*EXP(LN(1+[.$F$2]-[.$H$2]^2/2))*EXP(NORMINV(RAND();0;[.$H$2]))" office:value-type="currency" office:currency="EUR" office:value="46740.2115505498">
            <text:p>46.740,21 €</text:p>
          </table:table-cell>
          <table:table-cell table:formula="of:=[.IC12]*EXP(LN(1+[.$F$2]-[.$H$2]^2/2))*EXP(NORMINV(RAND();0;[.$H$2]))" office:value-type="currency" office:currency="EUR" office:value="10042.8368017116">
            <text:p>10.042,84 €</text:p>
          </table:table-cell>
          <table:table-cell table:formula="of:=[.ID12]*EXP(LN(1+[.$F$2]-[.$H$2]^2/2))*EXP(NORMINV(RAND();0;[.$H$2]))" office:value-type="currency" office:currency="EUR" office:value="6784.03117950851">
            <text:p>6.784,03 €</text:p>
          </table:table-cell>
          <table:table-cell table:formula="of:=[.IE12]*EXP(LN(1+[.$F$2]-[.$H$2]^2/2))*EXP(NORMINV(RAND();0;[.$H$2]))" office:value-type="currency" office:currency="EUR" office:value="25731.4642443075">
            <text:p>25.731,46 €</text:p>
          </table:table-cell>
          <table:table-cell table:formula="of:=[.IF12]*EXP(LN(1+[.$F$2]-[.$H$2]^2/2))*EXP(NORMINV(RAND();0;[.$H$2]))" office:value-type="currency" office:currency="EUR" office:value="8331.04154724486">
            <text:p>8.331,04 €</text:p>
          </table:table-cell>
          <table:table-cell table:formula="of:=[.IG12]*EXP(LN(1+[.$F$2]-[.$H$2]^2/2))*EXP(NORMINV(RAND();0;[.$H$2]))" office:value-type="currency" office:currency="EUR" office:value="17176.871915071">
            <text:p>17.176,87 €</text:p>
          </table:table-cell>
          <table:table-cell table:formula="of:=[.IH12]*EXP(LN(1+[.$F$2]-[.$H$2]^2/2))*EXP(NORMINV(RAND();0;[.$H$2]))" office:value-type="currency" office:currency="EUR" office:value="11210.1164948499">
            <text:p>11.210,12 €</text:p>
          </table:table-cell>
          <table:table-cell table:formula="of:=[.II12]*EXP(LN(1+[.$F$2]-[.$H$2]^2/2))*EXP(NORMINV(RAND();0;[.$H$2]))" office:value-type="currency" office:currency="EUR" office:value="11524.246690422">
            <text:p>11.524,25 €</text:p>
          </table:table-cell>
          <table:table-cell table:formula="of:=[.IJ12]*EXP(LN(1+[.$F$2]-[.$H$2]^2/2))*EXP(NORMINV(RAND();0;[.$H$2]))" office:value-type="currency" office:currency="EUR" office:value="17995.8011135755">
            <text:p>17.995,80 €</text:p>
          </table:table-cell>
          <table:table-cell table:formula="of:=[.IK12]*EXP(LN(1+[.$F$2]-[.$H$2]^2/2))*EXP(NORMINV(RAND();0;[.$H$2]))" office:value-type="currency" office:currency="EUR" office:value="21348.3889415934">
            <text:p>21.348,39 €</text:p>
          </table:table-cell>
          <table:table-cell table:formula="of:=[.IL12]*EXP(LN(1+[.$F$2]-[.$H$2]^2/2))*EXP(NORMINV(RAND();0;[.$H$2]))" office:value-type="currency" office:currency="EUR" office:value="11078.2981483211">
            <text:p>11.078,30 €</text:p>
          </table:table-cell>
          <table:table-cell table:formula="of:=[.IM12]*EXP(LN(1+[.$F$2]-[.$H$2]^2/2))*EXP(NORMINV(RAND();0;[.$H$2]))" office:value-type="currency" office:currency="EUR" office:value="8876.46431695147">
            <text:p>8.876,46 €</text:p>
          </table:table-cell>
          <table:table-cell table:formula="of:=[.IN12]*EXP(LN(1+[.$F$2]-[.$H$2]^2/2))*EXP(NORMINV(RAND();0;[.$H$2]))" office:value-type="currency" office:currency="EUR" office:value="20408.3551185298">
            <text:p>20.408,36 €</text:p>
          </table:table-cell>
          <table:table-cell table:formula="of:=[.IO12]*EXP(LN(1+[.$F$2]-[.$H$2]^2/2))*EXP(NORMINV(RAND();0;[.$H$2]))" office:value-type="currency" office:currency="EUR" office:value="40313.0689935553">
            <text:p>40.313,07 €</text:p>
          </table:table-cell>
          <table:table-cell table:formula="of:=[.IP12]*EXP(LN(1+[.$F$2]-[.$H$2]^2/2))*EXP(NORMINV(RAND();0;[.$H$2]))" office:value-type="currency" office:currency="EUR" office:value="17929.5079376006">
            <text:p>17.929,51 €</text:p>
          </table:table-cell>
          <table:table-cell table:formula="of:=[.IQ12]*EXP(LN(1+[.$F$2]-[.$H$2]^2/2))*EXP(NORMINV(RAND();0;[.$H$2]))" office:value-type="currency" office:currency="EUR" office:value="21266.9738003528">
            <text:p>21.266,97 €</text:p>
          </table:table-cell>
          <table:table-cell table:formula="of:=[.IR12]*EXP(LN(1+[.$F$2]-[.$H$2]^2/2))*EXP(NORMINV(RAND();0;[.$H$2]))" office:value-type="currency" office:currency="EUR" office:value="10307.0504480435">
            <text:p>10.307,05 €</text:p>
          </table:table-cell>
          <table:table-cell table:formula="of:=[.IS12]*EXP(LN(1+[.$F$2]-[.$H$2]^2/2))*EXP(NORMINV(RAND();0;[.$H$2]))" office:value-type="currency" office:currency="EUR" office:value="18393.2764879121">
            <text:p>18.393,28 €</text:p>
          </table:table-cell>
          <table:table-cell table:formula="of:=[.IT12]*EXP(LN(1+[.$F$2]-[.$H$2]^2/2))*EXP(NORMINV(RAND();0;[.$H$2]))" office:value-type="currency" office:currency="EUR" office:value="108484.401951915">
            <text:p>108.484,40 €</text:p>
          </table:table-cell>
          <table:table-cell table:formula="of:=[.IU12]*EXP(LN(1+[.$F$2]-[.$H$2]^2/2))*EXP(NORMINV(RAND();0;[.$H$2]))" office:value-type="currency" office:currency="EUR" office:value="12305.8369520292">
            <text:p>12.305,84 €</text:p>
          </table:table-cell>
          <table:table-cell table:formula="of:=[.IV12]*EXP(LN(1+[.$F$2]-[.$H$2]^2/2))*EXP(NORMINV(RAND();0;[.$H$2]))" office:value-type="currency" office:currency="EUR" office:value="18585.1997830307">
            <text:p>18.585,20 €</text:p>
          </table:table-cell>
          <table:table-cell table:formula="of:=[.IW12]*EXP(LN(1+[.$F$2]-[.$H$2]^2/2))*EXP(NORMINV(RAND();0;[.$H$2]))" office:value-type="currency" office:currency="EUR" office:value="8606.24274108435">
            <text:p>8.606,24 €</text:p>
          </table:table-cell>
          <table:table-cell table:formula="of:=[.IX12]*EXP(LN(1+[.$F$2]-[.$H$2]^2/2))*EXP(NORMINV(RAND();0;[.$H$2]))" office:value-type="currency" office:currency="EUR" office:value="8681.87114313613">
            <text:p>8.681,87 €</text:p>
          </table:table-cell>
          <table:table-cell table:formula="of:=[.IY12]*EXP(LN(1+[.$F$2]-[.$H$2]^2/2))*EXP(NORMINV(RAND();0;[.$H$2]))" office:value-type="currency" office:currency="EUR" office:value="7364.54878633784">
            <text:p>7.364,55 €</text:p>
          </table:table-cell>
          <table:table-cell table:formula="of:=[.IZ12]*EXP(LN(1+[.$F$2]-[.$H$2]^2/2))*EXP(NORMINV(RAND();0;[.$H$2]))" office:value-type="currency" office:currency="EUR" office:value="9271.72018281368">
            <text:p>9.271,72 €</text:p>
          </table:table-cell>
          <table:table-cell table:formula="of:=[.JA12]*EXP(LN(1+[.$F$2]-[.$H$2]^2/2))*EXP(NORMINV(RAND();0;[.$H$2]))" office:value-type="currency" office:currency="EUR" office:value="26637.4801735716">
            <text:p>26.637,48 €</text:p>
          </table:table-cell>
          <table:table-cell table:formula="of:=[.JB12]*EXP(LN(1+[.$F$2]-[.$H$2]^2/2))*EXP(NORMINV(RAND();0;[.$H$2]))" office:value-type="currency" office:currency="EUR" office:value="25520.8809368534">
            <text:p>25.520,88 €</text:p>
          </table:table-cell>
          <table:table-cell table:formula="of:=[.JC12]*EXP(LN(1+[.$F$2]-[.$H$2]^2/2))*EXP(NORMINV(RAND();0;[.$H$2]))" office:value-type="currency" office:currency="EUR" office:value="11599.485970405">
            <text:p>11.599,49 €</text:p>
          </table:table-cell>
          <table:table-cell table:formula="of:=[.JD12]*EXP(LN(1+[.$F$2]-[.$H$2]^2/2))*EXP(NORMINV(RAND();0;[.$H$2]))" office:value-type="currency" office:currency="EUR" office:value="30114.7721371173">
            <text:p>30.114,77 €</text:p>
          </table:table-cell>
          <table:table-cell table:formula="of:=[.JE12]*EXP(LN(1+[.$F$2]-[.$H$2]^2/2))*EXP(NORMINV(RAND();0;[.$H$2]))" office:value-type="currency" office:currency="EUR" office:value="40953.3332616153">
            <text:p>40.953,33 €</text:p>
          </table:table-cell>
          <table:table-cell table:formula="of:=[.JF12]*EXP(LN(1+[.$F$2]-[.$H$2]^2/2))*EXP(NORMINV(RAND();0;[.$H$2]))" office:value-type="currency" office:currency="EUR" office:value="26979.1993506696">
            <text:p>26.979,20 €</text:p>
          </table:table-cell>
          <table:table-cell table:formula="of:=[.JG12]*EXP(LN(1+[.$F$2]-[.$H$2]^2/2))*EXP(NORMINV(RAND();0;[.$H$2]))" office:value-type="currency" office:currency="EUR" office:value="24654.03811001">
            <text:p>24.654,04 €</text:p>
          </table:table-cell>
          <table:table-cell table:formula="of:=[.JH12]*EXP(LN(1+[.$F$2]-[.$H$2]^2/2))*EXP(NORMINV(RAND();0;[.$H$2]))" office:value-type="currency" office:currency="EUR" office:value="9995.83945233587">
            <text:p>9.995,84 €</text:p>
          </table:table-cell>
          <table:table-cell table:formula="of:=[.JI12]*EXP(LN(1+[.$F$2]-[.$H$2]^2/2))*EXP(NORMINV(RAND();0;[.$H$2]))" office:value-type="currency" office:currency="EUR" office:value="16702.8440954077">
            <text:p>16.702,84 €</text:p>
          </table:table-cell>
          <table:table-cell table:formula="of:=[.JJ12]*EXP(LN(1+[.$F$2]-[.$H$2]^2/2))*EXP(NORMINV(RAND();0;[.$H$2]))" office:value-type="currency" office:currency="EUR" office:value="7772.99564658359">
            <text:p>7.773,00 €</text:p>
          </table:table-cell>
          <table:table-cell table:formula="of:=[.JK12]*EXP(LN(1+[.$F$2]-[.$H$2]^2/2))*EXP(NORMINV(RAND();0;[.$H$2]))" office:value-type="currency" office:currency="EUR" office:value="12672.6114923051">
            <text:p>12.672,61 €</text:p>
          </table:table-cell>
          <table:table-cell table:formula="of:=[.JL12]*EXP(LN(1+[.$F$2]-[.$H$2]^2/2))*EXP(NORMINV(RAND();0;[.$H$2]))" office:value-type="currency" office:currency="EUR" office:value="12015.1092418275">
            <text:p>12.015,11 €</text:p>
          </table:table-cell>
          <table:table-cell table:formula="of:=[.JM12]*EXP(LN(1+[.$F$2]-[.$H$2]^2/2))*EXP(NORMINV(RAND();0;[.$H$2]))" office:value-type="currency" office:currency="EUR" office:value="32370.5532818762">
            <text:p>32.370,55 €</text:p>
          </table:table-cell>
          <table:table-cell table:formula="of:=[.JN12]*EXP(LN(1+[.$F$2]-[.$H$2]^2/2))*EXP(NORMINV(RAND();0;[.$H$2]))" office:value-type="currency" office:currency="EUR" office:value="56760.5381771621">
            <text:p>56.760,54 €</text:p>
          </table:table-cell>
          <table:table-cell table:formula="of:=[.JO12]*EXP(LN(1+[.$F$2]-[.$H$2]^2/2))*EXP(NORMINV(RAND();0;[.$H$2]))" office:value-type="currency" office:currency="EUR" office:value="4479.99614809414">
            <text:p>4.480,00 €</text:p>
          </table:table-cell>
          <table:table-cell table:formula="of:=[.JP12]*EXP(LN(1+[.$F$2]-[.$H$2]^2/2))*EXP(NORMINV(RAND();0;[.$H$2]))" office:value-type="currency" office:currency="EUR" office:value="46607.3033236045">
            <text:p>46.607,30 €</text:p>
          </table:table-cell>
          <table:table-cell table:formula="of:=[.JQ12]*EXP(LN(1+[.$F$2]-[.$H$2]^2/2))*EXP(NORMINV(RAND();0;[.$H$2]))" office:value-type="currency" office:currency="EUR" office:value="12401.3256450173">
            <text:p>12.401,33 €</text:p>
          </table:table-cell>
          <table:table-cell table:formula="of:=[.JR12]*EXP(LN(1+[.$F$2]-[.$H$2]^2/2))*EXP(NORMINV(RAND();0;[.$H$2]))" office:value-type="currency" office:currency="EUR" office:value="17965.8594874352">
            <text:p>17.965,86 €</text:p>
          </table:table-cell>
          <table:table-cell table:formula="of:=[.JS12]*EXP(LN(1+[.$F$2]-[.$H$2]^2/2))*EXP(NORMINV(RAND();0;[.$H$2]))" office:value-type="currency" office:currency="EUR" office:value="21145.5222590503">
            <text:p>21.145,52 €</text:p>
          </table:table-cell>
          <table:table-cell table:formula="of:=[.JT12]*EXP(LN(1+[.$F$2]-[.$H$2]^2/2))*EXP(NORMINV(RAND();0;[.$H$2]))" office:value-type="currency" office:currency="EUR" office:value="4566.37067178492">
            <text:p>4.566,37 €</text:p>
          </table:table-cell>
          <table:table-cell table:formula="of:=[.JU12]*EXP(LN(1+[.$F$2]-[.$H$2]^2/2))*EXP(NORMINV(RAND();0;[.$H$2]))" office:value-type="currency" office:currency="EUR" office:value="9512.79435217745">
            <text:p>9.512,79 €</text:p>
          </table:table-cell>
          <table:table-cell table:formula="of:=[.JV12]*EXP(LN(1+[.$F$2]-[.$H$2]^2/2))*EXP(NORMINV(RAND();0;[.$H$2]))" office:value-type="currency" office:currency="EUR" office:value="4287.10133128317">
            <text:p>4.287,10 €</text:p>
          </table:table-cell>
          <table:table-cell table:formula="of:=[.JW12]*EXP(LN(1+[.$F$2]-[.$H$2]^2/2))*EXP(NORMINV(RAND();0;[.$H$2]))" office:value-type="currency" office:currency="EUR" office:value="7599.32255187287">
            <text:p>7.599,32 €</text:p>
          </table:table-cell>
          <table:table-cell table:formula="of:=[.JX12]*EXP(LN(1+[.$F$2]-[.$H$2]^2/2))*EXP(NORMINV(RAND();0;[.$H$2]))" office:value-type="currency" office:currency="EUR" office:value="17787.5434050222">
            <text:p>17.787,54 €</text:p>
          </table:table-cell>
          <table:table-cell table:formula="of:=[.JY12]*EXP(LN(1+[.$F$2]-[.$H$2]^2/2))*EXP(NORMINV(RAND();0;[.$H$2]))" office:value-type="currency" office:currency="EUR" office:value="11648.115295451">
            <text:p>11.648,12 €</text:p>
          </table:table-cell>
          <table:table-cell table:formula="of:=[.JZ12]*EXP(LN(1+[.$F$2]-[.$H$2]^2/2))*EXP(NORMINV(RAND();0;[.$H$2]))" office:value-type="currency" office:currency="EUR" office:value="21226.9554144227">
            <text:p>21.226,96 €</text:p>
          </table:table-cell>
          <table:table-cell table:formula="of:=[.KA12]*EXP(LN(1+[.$F$2]-[.$H$2]^2/2))*EXP(NORMINV(RAND();0;[.$H$2]))" office:value-type="currency" office:currency="EUR" office:value="4475.08858484189">
            <text:p>4.475,09 €</text:p>
          </table:table-cell>
          <table:table-cell table:formula="of:=[.KB12]*EXP(LN(1+[.$F$2]-[.$H$2]^2/2))*EXP(NORMINV(RAND();0;[.$H$2]))" office:value-type="currency" office:currency="EUR" office:value="25374.8834308597">
            <text:p>25.374,88 €</text:p>
          </table:table-cell>
          <table:table-cell table:formula="of:=[.KC12]*EXP(LN(1+[.$F$2]-[.$H$2]^2/2))*EXP(NORMINV(RAND();0;[.$H$2]))" office:value-type="currency" office:currency="EUR" office:value="9302.34054249372">
            <text:p>9.302,34 €</text:p>
          </table:table-cell>
          <table:table-cell table:formula="of:=[.KD12]*EXP(LN(1+[.$F$2]-[.$H$2]^2/2))*EXP(NORMINV(RAND();0;[.$H$2]))" office:value-type="currency" office:currency="EUR" office:value="13296.7851449915">
            <text:p>13.296,79 €</text:p>
          </table:table-cell>
          <table:table-cell table:formula="of:=[.KE12]*EXP(LN(1+[.$F$2]-[.$H$2]^2/2))*EXP(NORMINV(RAND();0;[.$H$2]))" office:value-type="currency" office:currency="EUR" office:value="15211.8276228582">
            <text:p>15.211,83 €</text:p>
          </table:table-cell>
          <table:table-cell table:formula="of:=[.KF12]*EXP(LN(1+[.$F$2]-[.$H$2]^2/2))*EXP(NORMINV(RAND();0;[.$H$2]))" office:value-type="currency" office:currency="EUR" office:value="10617.0878670923">
            <text:p>10.617,09 €</text:p>
          </table:table-cell>
          <table:table-cell table:formula="of:=[.KG12]*EXP(LN(1+[.$F$2]-[.$H$2]^2/2))*EXP(NORMINV(RAND();0;[.$H$2]))" office:value-type="currency" office:currency="EUR" office:value="14513.1119196438">
            <text:p>14.513,11 €</text:p>
          </table:table-cell>
          <table:table-cell table:formula="of:=[.KH12]*EXP(LN(1+[.$F$2]-[.$H$2]^2/2))*EXP(NORMINV(RAND();0;[.$H$2]))" office:value-type="currency" office:currency="EUR" office:value="10596.226565757">
            <text:p>10.596,23 €</text:p>
          </table:table-cell>
          <table:table-cell table:formula="of:=[.KI12]*EXP(LN(1+[.$F$2]-[.$H$2]^2/2))*EXP(NORMINV(RAND();0;[.$H$2]))" office:value-type="currency" office:currency="EUR" office:value="13958.604726709">
            <text:p>13.958,60 €</text:p>
          </table:table-cell>
          <table:table-cell table:formula="of:=[.KJ12]*EXP(LN(1+[.$F$2]-[.$H$2]^2/2))*EXP(NORMINV(RAND();0;[.$H$2]))" office:value-type="currency" office:currency="EUR" office:value="66088.0366786206">
            <text:p>66.088,04 €</text:p>
          </table:table-cell>
          <table:table-cell table:formula="of:=[.KK12]*EXP(LN(1+[.$F$2]-[.$H$2]^2/2))*EXP(NORMINV(RAND();0;[.$H$2]))" office:value-type="currency" office:currency="EUR" office:value="60407.6668689871">
            <text:p>60.407,67 €</text:p>
          </table:table-cell>
          <table:table-cell table:formula="of:=[.KL12]*EXP(LN(1+[.$F$2]-[.$H$2]^2/2))*EXP(NORMINV(RAND();0;[.$H$2]))" office:value-type="currency" office:currency="EUR" office:value="15048.0168312995">
            <text:p>15.048,02 €</text:p>
          </table:table-cell>
          <table:table-cell table:formula="of:=[.KM12]*EXP(LN(1+[.$F$2]-[.$H$2]^2/2))*EXP(NORMINV(RAND();0;[.$H$2]))" office:value-type="currency" office:currency="EUR" office:value="7339.48576481222">
            <text:p>7.339,49 €</text:p>
          </table:table-cell>
          <table:table-cell table:formula="of:=[.KN12]*EXP(LN(1+[.$F$2]-[.$H$2]^2/2))*EXP(NORMINV(RAND();0;[.$H$2]))" office:value-type="currency" office:currency="EUR" office:value="12863.3781641207">
            <text:p>12.863,38 €</text:p>
          </table:table-cell>
          <table:table-cell table:formula="of:=[.KO12]*EXP(LN(1+[.$F$2]-[.$H$2]^2/2))*EXP(NORMINV(RAND();0;[.$H$2]))" office:value-type="currency" office:currency="EUR" office:value="17174.5670360959">
            <text:p>17.174,57 €</text:p>
          </table:table-cell>
          <table:table-cell table:formula="of:=[.KP12]*EXP(LN(1+[.$F$2]-[.$H$2]^2/2))*EXP(NORMINV(RAND();0;[.$H$2]))" office:value-type="currency" office:currency="EUR" office:value="24179.5177390149">
            <text:p>24.179,52 €</text:p>
          </table:table-cell>
          <table:table-cell table:formula="of:=[.KQ12]*EXP(LN(1+[.$F$2]-[.$H$2]^2/2))*EXP(NORMINV(RAND();0;[.$H$2]))" office:value-type="currency" office:currency="EUR" office:value="8741.58812242031">
            <text:p>8.741,59 €</text:p>
          </table:table-cell>
          <table:table-cell table:formula="of:=[.KR12]*EXP(LN(1+[.$F$2]-[.$H$2]^2/2))*EXP(NORMINV(RAND();0;[.$H$2]))" office:value-type="currency" office:currency="EUR" office:value="9376.44377136119">
            <text:p>9.376,44 €</text:p>
          </table:table-cell>
          <table:table-cell table:formula="of:=[.KS12]*EXP(LN(1+[.$F$2]-[.$H$2]^2/2))*EXP(NORMINV(RAND();0;[.$H$2]))" office:value-type="currency" office:currency="EUR" office:value="10305.2604353671">
            <text:p>10.305,26 €</text:p>
          </table:table-cell>
          <table:table-cell table:formula="of:=[.KT12]*EXP(LN(1+[.$F$2]-[.$H$2]^2/2))*EXP(NORMINV(RAND();0;[.$H$2]))" office:value-type="currency" office:currency="EUR" office:value="14415.3935057595">
            <text:p>14.415,39 €</text:p>
          </table:table-cell>
          <table:table-cell table:formula="of:=[.KU12]*EXP(LN(1+[.$F$2]-[.$H$2]^2/2))*EXP(NORMINV(RAND();0;[.$H$2]))" office:value-type="currency" office:currency="EUR" office:value="13144.1730371885">
            <text:p>13.144,17 €</text:p>
          </table:table-cell>
          <table:table-cell table:formula="of:=[.KV12]*EXP(LN(1+[.$F$2]-[.$H$2]^2/2))*EXP(NORMINV(RAND();0;[.$H$2]))" office:value-type="currency" office:currency="EUR" office:value="6682.17114590915">
            <text:p>6.682,17 €</text:p>
          </table:table-cell>
          <table:table-cell table:formula="of:=[.KW12]*EXP(LN(1+[.$F$2]-[.$H$2]^2/2))*EXP(NORMINV(RAND();0;[.$H$2]))" office:value-type="currency" office:currency="EUR" office:value="15397.373746248">
            <text:p>15.397,37 €</text:p>
          </table:table-cell>
          <table:table-cell table:formula="of:=[.KX12]*EXP(LN(1+[.$F$2]-[.$H$2]^2/2))*EXP(NORMINV(RAND();0;[.$H$2]))" office:value-type="currency" office:currency="EUR" office:value="15876.525256581">
            <text:p>15.876,53 €</text:p>
          </table:table-cell>
          <table:table-cell table:formula="of:=[.KY12]*EXP(LN(1+[.$F$2]-[.$H$2]^2/2))*EXP(NORMINV(RAND();0;[.$H$2]))" office:value-type="currency" office:currency="EUR" office:value="83616.7856124939">
            <text:p>83.616,79 €</text:p>
          </table:table-cell>
          <table:table-cell table:formula="of:=[.KZ12]*EXP(LN(1+[.$F$2]-[.$H$2]^2/2))*EXP(NORMINV(RAND();0;[.$H$2]))" office:value-type="currency" office:currency="EUR" office:value="11452.2767809966">
            <text:p>11.452,28 €</text:p>
          </table:table-cell>
          <table:table-cell table:formula="of:=[.LA12]*EXP(LN(1+[.$F$2]-[.$H$2]^2/2))*EXP(NORMINV(RAND();0;[.$H$2]))" office:value-type="currency" office:currency="EUR" office:value="10703.1514368233">
            <text:p>10.703,15 €</text:p>
          </table:table-cell>
          <table:table-cell table:formula="of:=[.LB12]*EXP(LN(1+[.$F$2]-[.$H$2]^2/2))*EXP(NORMINV(RAND();0;[.$H$2]))" office:value-type="currency" office:currency="EUR" office:value="17085.1029188006">
            <text:p>17.085,10 €</text:p>
          </table:table-cell>
          <table:table-cell table:formula="of:=[.LC12]*EXP(LN(1+[.$F$2]-[.$H$2]^2/2))*EXP(NORMINV(RAND();0;[.$H$2]))" office:value-type="currency" office:currency="EUR" office:value="10527.0952854856">
            <text:p>10.527,10 €</text:p>
          </table:table-cell>
          <table:table-cell table:formula="of:=[.LD12]*EXP(LN(1+[.$F$2]-[.$H$2]^2/2))*EXP(NORMINV(RAND();0;[.$H$2]))" office:value-type="currency" office:currency="EUR" office:value="30326.5382712741">
            <text:p>30.326,54 €</text:p>
          </table:table-cell>
          <table:table-cell table:formula="of:=[.LE12]*EXP(LN(1+[.$F$2]-[.$H$2]^2/2))*EXP(NORMINV(RAND();0;[.$H$2]))" office:value-type="currency" office:currency="EUR" office:value="7804.06333122896">
            <text:p>7.804,06 €</text:p>
          </table:table-cell>
          <table:table-cell table:formula="of:=[.LF12]*EXP(LN(1+[.$F$2]-[.$H$2]^2/2))*EXP(NORMINV(RAND();0;[.$H$2]))" office:value-type="currency" office:currency="EUR" office:value="9671.16504656902">
            <text:p>9.671,17 €</text:p>
          </table:table-cell>
          <table:table-cell table:formula="of:=[.LG12]*EXP(LN(1+[.$F$2]-[.$H$2]^2/2))*EXP(NORMINV(RAND();0;[.$H$2]))" office:value-type="currency" office:currency="EUR" office:value="6137.84103277173">
            <text:p>6.137,84 €</text:p>
          </table:table-cell>
          <table:table-cell table:formula="of:=[.LH12]*EXP(LN(1+[.$F$2]-[.$H$2]^2/2))*EXP(NORMINV(RAND();0;[.$H$2]))" office:value-type="currency" office:currency="EUR" office:value="11711.0283242169">
            <text:p>11.711,03 €</text:p>
          </table:table-cell>
          <table:table-cell table:formula="of:=[.LI12]*EXP(LN(1+[.$F$2]-[.$H$2]^2/2))*EXP(NORMINV(RAND();0;[.$H$2]))" office:value-type="currency" office:currency="EUR" office:value="10662.1880381667">
            <text:p>10.662,19 €</text:p>
          </table:table-cell>
          <table:table-cell table:formula="of:=[.LJ12]*EXP(LN(1+[.$F$2]-[.$H$2]^2/2))*EXP(NORMINV(RAND();0;[.$H$2]))" office:value-type="currency" office:currency="EUR" office:value="10550.2642536563">
            <text:p>10.550,26 €</text:p>
          </table:table-cell>
          <table:table-cell table:formula="of:=[.LK12]*EXP(LN(1+[.$F$2]-[.$H$2]^2/2))*EXP(NORMINV(RAND();0;[.$H$2]))" office:value-type="currency" office:currency="EUR" office:value="10833.0367853311">
            <text:p>10.833,04 €</text:p>
          </table:table-cell>
          <table:table-cell table:formula="of:=[.LL12]*EXP(LN(1+[.$F$2]-[.$H$2]^2/2))*EXP(NORMINV(RAND();0;[.$H$2]))" office:value-type="currency" office:currency="EUR" office:value="9445.46478726432">
            <text:p>9.445,46 €</text:p>
          </table:table-cell>
          <table:table-cell table:formula="of:=[.LM12]*EXP(LN(1+[.$F$2]-[.$H$2]^2/2))*EXP(NORMINV(RAND();0;[.$H$2]))" office:value-type="currency" office:currency="EUR" office:value="9042.64953220655">
            <text:p>9.042,65 €</text:p>
          </table:table-cell>
          <table:table-cell table:formula="of:=[.LN12]*EXP(LN(1+[.$F$2]-[.$H$2]^2/2))*EXP(NORMINV(RAND();0;[.$H$2]))" office:value-type="currency" office:currency="EUR" office:value="5025.45405229824">
            <text:p>5.025,45 €</text:p>
          </table:table-cell>
          <table:table-cell table:formula="of:=[.LO12]*EXP(LN(1+[.$F$2]-[.$H$2]^2/2))*EXP(NORMINV(RAND();0;[.$H$2]))" office:value-type="currency" office:currency="EUR" office:value="6801.09977358794">
            <text:p>6.801,10 €</text:p>
          </table:table-cell>
          <table:table-cell table:formula="of:=[.LP12]*EXP(LN(1+[.$F$2]-[.$H$2]^2/2))*EXP(NORMINV(RAND();0;[.$H$2]))" office:value-type="currency" office:currency="EUR" office:value="26521.8709892696">
            <text:p>26.521,87 €</text:p>
          </table:table-cell>
          <table:table-cell table:formula="of:=[.LQ12]*EXP(LN(1+[.$F$2]-[.$H$2]^2/2))*EXP(NORMINV(RAND();0;[.$H$2]))" office:value-type="currency" office:currency="EUR" office:value="7609.84237884058">
            <text:p>7.609,84 €</text:p>
          </table:table-cell>
          <table:table-cell table:formula="of:=[.LR12]*EXP(LN(1+[.$F$2]-[.$H$2]^2/2))*EXP(NORMINV(RAND();0;[.$H$2]))" office:value-type="currency" office:currency="EUR" office:value="12852.5505734688">
            <text:p>12.852,55 €</text:p>
          </table:table-cell>
          <table:table-cell table:formula="of:=[.LS12]*EXP(LN(1+[.$F$2]-[.$H$2]^2/2))*EXP(NORMINV(RAND();0;[.$H$2]))" office:value-type="currency" office:currency="EUR" office:value="11052.8364676141">
            <text:p>11.052,84 €</text:p>
          </table:table-cell>
          <table:table-cell table:formula="of:=[.LT12]*EXP(LN(1+[.$F$2]-[.$H$2]^2/2))*EXP(NORMINV(RAND();0;[.$H$2]))" office:value-type="currency" office:currency="EUR" office:value="34692.8282773139">
            <text:p>34.692,83 €</text:p>
          </table:table-cell>
          <table:table-cell table:formula="of:=[.LU12]*EXP(LN(1+[.$F$2]-[.$H$2]^2/2))*EXP(NORMINV(RAND();0;[.$H$2]))" office:value-type="currency" office:currency="EUR" office:value="11185.9842212812">
            <text:p>11.185,98 €</text:p>
          </table:table-cell>
          <table:table-cell table:formula="of:=[.LV12]*EXP(LN(1+[.$F$2]-[.$H$2]^2/2))*EXP(NORMINV(RAND();0;[.$H$2]))" office:value-type="currency" office:currency="EUR" office:value="15427.5840448771">
            <text:p>15.427,58 €</text:p>
          </table:table-cell>
          <table:table-cell table:formula="of:=[.LW12]*EXP(LN(1+[.$F$2]-[.$H$2]^2/2))*EXP(NORMINV(RAND();0;[.$H$2]))" office:value-type="currency" office:currency="EUR" office:value="13505.2783817231">
            <text:p>13.505,28 €</text:p>
          </table:table-cell>
          <table:table-cell table:formula="of:=[.LX12]*EXP(LN(1+[.$F$2]-[.$H$2]^2/2))*EXP(NORMINV(RAND();0;[.$H$2]))" office:value-type="currency" office:currency="EUR" office:value="19132.528813684">
            <text:p>19.132,53 €</text:p>
          </table:table-cell>
          <table:table-cell table:formula="of:=[.LY12]*EXP(LN(1+[.$F$2]-[.$H$2]^2/2))*EXP(NORMINV(RAND();0;[.$H$2]))" office:value-type="currency" office:currency="EUR" office:value="40930.8049135088">
            <text:p>40.930,80 €</text:p>
          </table:table-cell>
          <table:table-cell table:formula="of:=[.LZ12]*EXP(LN(1+[.$F$2]-[.$H$2]^2/2))*EXP(NORMINV(RAND();0;[.$H$2]))" office:value-type="currency" office:currency="EUR" office:value="13671.4004939883">
            <text:p>13.671,40 €</text:p>
          </table:table-cell>
          <table:table-cell table:formula="of:=[.MA12]*EXP(LN(1+[.$F$2]-[.$H$2]^2/2))*EXP(NORMINV(RAND();0;[.$H$2]))" office:value-type="currency" office:currency="EUR" office:value="20447.2750709542">
            <text:p>20.447,28 €</text:p>
          </table:table-cell>
          <table:table-cell table:formula="of:=[.MB12]*EXP(LN(1+[.$F$2]-[.$H$2]^2/2))*EXP(NORMINV(RAND();0;[.$H$2]))" office:value-type="currency" office:currency="EUR" office:value="32407.535074764">
            <text:p>32.407,54 €</text:p>
          </table:table-cell>
          <table:table-cell table:formula="of:=[.MC12]*EXP(LN(1+[.$F$2]-[.$H$2]^2/2))*EXP(NORMINV(RAND();0;[.$H$2]))" office:value-type="currency" office:currency="EUR" office:value="25757.3879935772">
            <text:p>25.757,39 €</text:p>
          </table:table-cell>
          <table:table-cell table:formula="of:=[.MD12]*EXP(LN(1+[.$F$2]-[.$H$2]^2/2))*EXP(NORMINV(RAND();0;[.$H$2]))" office:value-type="currency" office:currency="EUR" office:value="23225.5405327888">
            <text:p>23.225,54 €</text:p>
          </table:table-cell>
          <table:table-cell table:formula="of:=[.ME12]*EXP(LN(1+[.$F$2]-[.$H$2]^2/2))*EXP(NORMINV(RAND();0;[.$H$2]))" office:value-type="currency" office:currency="EUR" office:value="11803.5619885699">
            <text:p>11.803,56 €</text:p>
          </table:table-cell>
          <table:table-cell table:formula="of:=[.MF12]*EXP(LN(1+[.$F$2]-[.$H$2]^2/2))*EXP(NORMINV(RAND();0;[.$H$2]))" office:value-type="currency" office:currency="EUR" office:value="5931.01704193379">
            <text:p>5.931,02 €</text:p>
          </table:table-cell>
          <table:table-cell table:formula="of:=[.MG12]*EXP(LN(1+[.$F$2]-[.$H$2]^2/2))*EXP(NORMINV(RAND();0;[.$H$2]))" office:value-type="currency" office:currency="EUR" office:value="12218.4840420255">
            <text:p>12.218,48 €</text:p>
          </table:table-cell>
          <table:table-cell table:formula="of:=[.MH12]*EXP(LN(1+[.$F$2]-[.$H$2]^2/2))*EXP(NORMINV(RAND();0;[.$H$2]))" office:value-type="currency" office:currency="EUR" office:value="5483.51500554648">
            <text:p>5.483,52 €</text:p>
          </table:table-cell>
          <table:table-cell table:formula="of:=[.MI12]*EXP(LN(1+[.$F$2]-[.$H$2]^2/2))*EXP(NORMINV(RAND();0;[.$H$2]))" office:value-type="currency" office:currency="EUR" office:value="7091.57953328505">
            <text:p>7.091,58 €</text:p>
          </table:table-cell>
          <table:table-cell table:formula="of:=[.MJ12]*EXP(LN(1+[.$F$2]-[.$H$2]^2/2))*EXP(NORMINV(RAND();0;[.$H$2]))" office:value-type="currency" office:currency="EUR" office:value="20193.2021840599">
            <text:p>20.193,20 €</text:p>
          </table:table-cell>
          <table:table-cell table:formula="of:=[.MK12]*EXP(LN(1+[.$F$2]-[.$H$2]^2/2))*EXP(NORMINV(RAND();0;[.$H$2]))" office:value-type="currency" office:currency="EUR" office:value="40643.7746138042">
            <text:p>40.643,77 €</text:p>
          </table:table-cell>
          <table:table-cell table:formula="of:=[.ML12]*EXP(LN(1+[.$F$2]-[.$H$2]^2/2))*EXP(NORMINV(RAND();0;[.$H$2]))" office:value-type="currency" office:currency="EUR" office:value="18170.8843642067">
            <text:p>18.170,88 €</text:p>
          </table:table-cell>
          <table:table-cell table:formula="of:=[.MM12]*EXP(LN(1+[.$F$2]-[.$H$2]^2/2))*EXP(NORMINV(RAND();0;[.$H$2]))" office:value-type="currency" office:currency="EUR" office:value="13382.0213466403">
            <text:p>13.382,02 €</text:p>
          </table:table-cell>
          <table:table-cell table:formula="of:=[.MN12]*EXP(LN(1+[.$F$2]-[.$H$2]^2/2))*EXP(NORMINV(RAND();0;[.$H$2]))" office:value-type="currency" office:currency="EUR" office:value="8651.37326716376">
            <text:p>8.651,37 €</text:p>
          </table:table-cell>
          <table:table-cell table:formula="of:=[.MO12]*EXP(LN(1+[.$F$2]-[.$H$2]^2/2))*EXP(NORMINV(RAND();0;[.$H$2]))" office:value-type="currency" office:currency="EUR" office:value="3436.13264915373">
            <text:p>3.436,13 €</text:p>
          </table:table-cell>
          <table:table-cell table:formula="of:=[.MP12]*EXP(LN(1+[.$F$2]-[.$H$2]^2/2))*EXP(NORMINV(RAND();0;[.$H$2]))" office:value-type="currency" office:currency="EUR" office:value="76317.1019827704">
            <text:p>76.317,10 €</text:p>
          </table:table-cell>
          <table:table-cell table:formula="of:=[.MQ12]*EXP(LN(1+[.$F$2]-[.$H$2]^2/2))*EXP(NORMINV(RAND();0;[.$H$2]))" office:value-type="currency" office:currency="EUR" office:value="30716.3126997998">
            <text:p>30.716,31 €</text:p>
          </table:table-cell>
          <table:table-cell table:formula="of:=[.MR12]*EXP(LN(1+[.$F$2]-[.$H$2]^2/2))*EXP(NORMINV(RAND();0;[.$H$2]))" office:value-type="currency" office:currency="EUR" office:value="16784.0852149812">
            <text:p>16.784,09 €</text:p>
          </table:table-cell>
          <table:table-cell table:formula="of:=[.MS12]*EXP(LN(1+[.$F$2]-[.$H$2]^2/2))*EXP(NORMINV(RAND();0;[.$H$2]))" office:value-type="currency" office:currency="EUR" office:value="6721.1292692952">
            <text:p>6.721,13 €</text:p>
          </table:table-cell>
          <table:table-cell table:formula="of:=[.MT12]*EXP(LN(1+[.$F$2]-[.$H$2]^2/2))*EXP(NORMINV(RAND();0;[.$H$2]))" office:value-type="currency" office:currency="EUR" office:value="28057.9951803423">
            <text:p>28.058,00 €</text:p>
          </table:table-cell>
          <table:table-cell table:formula="of:=[.MU12]*EXP(LN(1+[.$F$2]-[.$H$2]^2/2))*EXP(NORMINV(RAND();0;[.$H$2]))" office:value-type="currency" office:currency="EUR" office:value="12329.8306930343">
            <text:p>12.329,83 €</text:p>
          </table:table-cell>
          <table:table-cell table:formula="of:=[.MV12]*EXP(LN(1+[.$F$2]-[.$H$2]^2/2))*EXP(NORMINV(RAND();0;[.$H$2]))" office:value-type="currency" office:currency="EUR" office:value="11674.0360229472">
            <text:p>11.674,04 €</text:p>
          </table:table-cell>
          <table:table-cell table:formula="of:=[.MW12]*EXP(LN(1+[.$F$2]-[.$H$2]^2/2))*EXP(NORMINV(RAND();0;[.$H$2]))" office:value-type="currency" office:currency="EUR" office:value="12086.8630543553">
            <text:p>12.086,86 €</text:p>
          </table:table-cell>
          <table:table-cell table:formula="of:=[.MX12]*EXP(LN(1+[.$F$2]-[.$H$2]^2/2))*EXP(NORMINV(RAND();0;[.$H$2]))" office:value-type="currency" office:currency="EUR" office:value="16740.0107096874">
            <text:p>16.740,01 €</text:p>
          </table:table-cell>
          <table:table-cell table:formula="of:=[.MY12]*EXP(LN(1+[.$F$2]-[.$H$2]^2/2))*EXP(NORMINV(RAND();0;[.$H$2]))" office:value-type="currency" office:currency="EUR" office:value="36918.7977552497">
            <text:p>36.918,80 €</text:p>
          </table:table-cell>
          <table:table-cell table:formula="of:=[.MZ12]*EXP(LN(1+[.$F$2]-[.$H$2]^2/2))*EXP(NORMINV(RAND();0;[.$H$2]))" office:value-type="currency" office:currency="EUR" office:value="24591.297950508">
            <text:p>24.591,30 €</text:p>
          </table:table-cell>
          <table:table-cell table:formula="of:=[.NA12]*EXP(LN(1+[.$F$2]-[.$H$2]^2/2))*EXP(NORMINV(RAND();0;[.$H$2]))" office:value-type="currency" office:currency="EUR" office:value="21753.7735944402">
            <text:p>21.753,77 €</text:p>
          </table:table-cell>
          <table:table-cell table:formula="of:=[.NB12]*EXP(LN(1+[.$F$2]-[.$H$2]^2/2))*EXP(NORMINV(RAND();0;[.$H$2]))" office:value-type="currency" office:currency="EUR" office:value="23714.4130822018">
            <text:p>23.714,41 €</text:p>
          </table:table-cell>
          <table:table-cell table:formula="of:=[.NC12]*EXP(LN(1+[.$F$2]-[.$H$2]^2/2))*EXP(NORMINV(RAND();0;[.$H$2]))" office:value-type="currency" office:currency="EUR" office:value="10584.1547658892">
            <text:p>10.584,15 €</text:p>
          </table:table-cell>
          <table:table-cell table:formula="of:=[.ND12]*EXP(LN(1+[.$F$2]-[.$H$2]^2/2))*EXP(NORMINV(RAND();0;[.$H$2]))" office:value-type="currency" office:currency="EUR" office:value="10561.6933118801">
            <text:p>10.561,69 €</text:p>
          </table:table-cell>
          <table:table-cell table:formula="of:=[.NE12]*EXP(LN(1+[.$F$2]-[.$H$2]^2/2))*EXP(NORMINV(RAND();0;[.$H$2]))" office:value-type="currency" office:currency="EUR" office:value="10264.016908861">
            <text:p>10.264,02 €</text:p>
          </table:table-cell>
          <table:table-cell table:formula="of:=[.NF12]*EXP(LN(1+[.$F$2]-[.$H$2]^2/2))*EXP(NORMINV(RAND();0;[.$H$2]))" office:value-type="currency" office:currency="EUR" office:value="13227.9802194595">
            <text:p>13.227,98 €</text:p>
          </table:table-cell>
          <table:table-cell table:formula="of:=[.NG12]*EXP(LN(1+[.$F$2]-[.$H$2]^2/2))*EXP(NORMINV(RAND();0;[.$H$2]))" office:value-type="currency" office:currency="EUR" office:value="6101.34052674631">
            <text:p>6.101,34 €</text:p>
          </table:table-cell>
          <table:table-cell table:formula="of:=[.NH12]*EXP(LN(1+[.$F$2]-[.$H$2]^2/2))*EXP(NORMINV(RAND();0;[.$H$2]))" office:value-type="currency" office:currency="EUR" office:value="39574.951494171">
            <text:p>39.574,95 €</text:p>
          </table:table-cell>
          <table:table-cell table:formula="of:=[.NI12]*EXP(LN(1+[.$F$2]-[.$H$2]^2/2))*EXP(NORMINV(RAND();0;[.$H$2]))" office:value-type="currency" office:currency="EUR" office:value="19894.6425140752">
            <text:p>19.894,64 €</text:p>
          </table:table-cell>
          <table:table-cell table:formula="of:=[.NJ12]*EXP(LN(1+[.$F$2]-[.$H$2]^2/2))*EXP(NORMINV(RAND();0;[.$H$2]))" office:value-type="currency" office:currency="EUR" office:value="29086.5830421348">
            <text:p>29.086,58 €</text:p>
          </table:table-cell>
          <table:table-cell table:formula="of:=[.NK12]*EXP(LN(1+[.$F$2]-[.$H$2]^2/2))*EXP(NORMINV(RAND();0;[.$H$2]))" office:value-type="currency" office:currency="EUR" office:value="30180.2989949701">
            <text:p>30.180,30 €</text:p>
          </table:table-cell>
          <table:table-cell table:formula="of:=[.NL12]*EXP(LN(1+[.$F$2]-[.$H$2]^2/2))*EXP(NORMINV(RAND();0;[.$H$2]))" office:value-type="currency" office:currency="EUR" office:value="10271.2870747597">
            <text:p>10.271,29 €</text:p>
          </table:table-cell>
          <table:table-cell table:formula="of:=[.NM12]*EXP(LN(1+[.$F$2]-[.$H$2]^2/2))*EXP(NORMINV(RAND();0;[.$H$2]))" office:value-type="currency" office:currency="EUR" office:value="6162.17716237093">
            <text:p>6.162,18 €</text:p>
          </table:table-cell>
          <table:table-cell table:formula="of:=[.NN12]*EXP(LN(1+[.$F$2]-[.$H$2]^2/2))*EXP(NORMINV(RAND();0;[.$H$2]))" office:value-type="currency" office:currency="EUR" office:value="13212.0447229344">
            <text:p>13.212,04 €</text:p>
          </table:table-cell>
          <table:table-cell table:formula="of:=[.NO12]*EXP(LN(1+[.$F$2]-[.$H$2]^2/2))*EXP(NORMINV(RAND();0;[.$H$2]))" office:value-type="currency" office:currency="EUR" office:value="5053.7437457796">
            <text:p>5.053,74 €</text:p>
          </table:table-cell>
          <table:table-cell table:formula="of:=[.NP12]*EXP(LN(1+[.$F$2]-[.$H$2]^2/2))*EXP(NORMINV(RAND();0;[.$H$2]))" office:value-type="currency" office:currency="EUR" office:value="5605.7838927839">
            <text:p>5.605,78 €</text:p>
          </table:table-cell>
          <table:table-cell table:formula="of:=[.NQ12]*EXP(LN(1+[.$F$2]-[.$H$2]^2/2))*EXP(NORMINV(RAND();0;[.$H$2]))" office:value-type="currency" office:currency="EUR" office:value="23151.0035035825">
            <text:p>23.151,00 €</text:p>
          </table:table-cell>
          <table:table-cell table:formula="of:=[.NR12]*EXP(LN(1+[.$F$2]-[.$H$2]^2/2))*EXP(NORMINV(RAND();0;[.$H$2]))" office:value-type="currency" office:currency="EUR" office:value="64524.8987951335">
            <text:p>64.524,90 €</text:p>
          </table:table-cell>
          <table:table-cell table:formula="of:=[.NS12]*EXP(LN(1+[.$F$2]-[.$H$2]^2/2))*EXP(NORMINV(RAND();0;[.$H$2]))" office:value-type="currency" office:currency="EUR" office:value="27017.1923504934">
            <text:p>27.017,19 €</text:p>
          </table:table-cell>
          <table:table-cell table:formula="of:=[.NT12]*EXP(LN(1+[.$F$2]-[.$H$2]^2/2))*EXP(NORMINV(RAND();0;[.$H$2]))" office:value-type="currency" office:currency="EUR" office:value="13751.1476610928">
            <text:p>13.751,15 €</text:p>
          </table:table-cell>
          <table:table-cell table:formula="of:=[.NU12]*EXP(LN(1+[.$F$2]-[.$H$2]^2/2))*EXP(NORMINV(RAND();0;[.$H$2]))" office:value-type="currency" office:currency="EUR" office:value="13944.2766692389">
            <text:p>13.944,28 €</text:p>
          </table:table-cell>
          <table:table-cell table:formula="of:=[.NV12]*EXP(LN(1+[.$F$2]-[.$H$2]^2/2))*EXP(NORMINV(RAND();0;[.$H$2]))" office:value-type="currency" office:currency="EUR" office:value="14182.5976714257">
            <text:p>14.182,60 €</text:p>
          </table:table-cell>
          <table:table-cell table:formula="of:=[.NW12]*EXP(LN(1+[.$F$2]-[.$H$2]^2/2))*EXP(NORMINV(RAND();0;[.$H$2]))" office:value-type="currency" office:currency="EUR" office:value="21513.6779097946">
            <text:p>21.513,68 €</text:p>
          </table:table-cell>
          <table:table-cell table:formula="of:=[.NX12]*EXP(LN(1+[.$F$2]-[.$H$2]^2/2))*EXP(NORMINV(RAND();0;[.$H$2]))" office:value-type="currency" office:currency="EUR" office:value="5552.17567500876">
            <text:p>5.552,18 €</text:p>
          </table:table-cell>
          <table:table-cell table:formula="of:=[.NY12]*EXP(LN(1+[.$F$2]-[.$H$2]^2/2))*EXP(NORMINV(RAND();0;[.$H$2]))" office:value-type="currency" office:currency="EUR" office:value="7935.6349287798">
            <text:p>7.935,63 €</text:p>
          </table:table-cell>
          <table:table-cell table:formula="of:=[.NZ12]*EXP(LN(1+[.$F$2]-[.$H$2]^2/2))*EXP(NORMINV(RAND();0;[.$H$2]))" office:value-type="currency" office:currency="EUR" office:value="8178.6670385598">
            <text:p>8.178,67 €</text:p>
          </table:table-cell>
          <table:table-cell table:formula="of:=[.OA12]*EXP(LN(1+[.$F$2]-[.$H$2]^2/2))*EXP(NORMINV(RAND();0;[.$H$2]))" office:value-type="currency" office:currency="EUR" office:value="10512.7189350607">
            <text:p>10.512,72 €</text:p>
          </table:table-cell>
          <table:table-cell table:formula="of:=[.OB12]*EXP(LN(1+[.$F$2]-[.$H$2]^2/2))*EXP(NORMINV(RAND();0;[.$H$2]))" office:value-type="currency" office:currency="EUR" office:value="11404.0640942498">
            <text:p>11.404,06 €</text:p>
          </table:table-cell>
          <table:table-cell table:formula="of:=[.OC12]*EXP(LN(1+[.$F$2]-[.$H$2]^2/2))*EXP(NORMINV(RAND();0;[.$H$2]))" office:value-type="currency" office:currency="EUR" office:value="40961.6030398825">
            <text:p>40.961,60 €</text:p>
          </table:table-cell>
          <table:table-cell table:formula="of:=[.OD12]*EXP(LN(1+[.$F$2]-[.$H$2]^2/2))*EXP(NORMINV(RAND();0;[.$H$2]))" office:value-type="currency" office:currency="EUR" office:value="11828.6239115464">
            <text:p>11.828,62 €</text:p>
          </table:table-cell>
          <table:table-cell table:formula="of:=[.OE12]*EXP(LN(1+[.$F$2]-[.$H$2]^2/2))*EXP(NORMINV(RAND();0;[.$H$2]))" office:value-type="currency" office:currency="EUR" office:value="26707.2280444157">
            <text:p>26.707,23 €</text:p>
          </table:table-cell>
          <table:table-cell table:formula="of:=[.OF12]*EXP(LN(1+[.$F$2]-[.$H$2]^2/2))*EXP(NORMINV(RAND();0;[.$H$2]))" office:value-type="currency" office:currency="EUR" office:value="14223.4092201087">
            <text:p>14.223,41 €</text:p>
          </table:table-cell>
          <table:table-cell table:formula="of:=[.OG12]*EXP(LN(1+[.$F$2]-[.$H$2]^2/2))*EXP(NORMINV(RAND();0;[.$H$2]))" office:value-type="currency" office:currency="EUR" office:value="12804.6370240597">
            <text:p>12.804,64 €</text:p>
          </table:table-cell>
          <table:table-cell table:formula="of:=[.OH12]*EXP(LN(1+[.$F$2]-[.$H$2]^2/2))*EXP(NORMINV(RAND();0;[.$H$2]))" office:value-type="currency" office:currency="EUR" office:value="9131.2220126609">
            <text:p>9.131,22 €</text:p>
          </table:table-cell>
          <table:table-cell table:formula="of:=[.OI12]*EXP(LN(1+[.$F$2]-[.$H$2]^2/2))*EXP(NORMINV(RAND();0;[.$H$2]))" office:value-type="currency" office:currency="EUR" office:value="12486.4926182279">
            <text:p>12.486,49 €</text:p>
          </table:table-cell>
          <table:table-cell table:formula="of:=[.OJ12]*EXP(LN(1+[.$F$2]-[.$H$2]^2/2))*EXP(NORMINV(RAND();0;[.$H$2]))" office:value-type="currency" office:currency="EUR" office:value="24102.5026032784">
            <text:p>24.102,50 €</text:p>
          </table:table-cell>
          <table:table-cell table:formula="of:=[.OK12]*EXP(LN(1+[.$F$2]-[.$H$2]^2/2))*EXP(NORMINV(RAND();0;[.$H$2]))" office:value-type="currency" office:currency="EUR" office:value="23155.7565539075">
            <text:p>23.155,76 €</text:p>
          </table:table-cell>
          <table:table-cell table:formula="of:=[.OL12]*EXP(LN(1+[.$F$2]-[.$H$2]^2/2))*EXP(NORMINV(RAND();0;[.$H$2]))" office:value-type="currency" office:currency="EUR" office:value="21594.1772670678">
            <text:p>21.594,18 €</text:p>
          </table:table-cell>
          <table:table-cell table:formula="of:=[.OM12]*EXP(LN(1+[.$F$2]-[.$H$2]^2/2))*EXP(NORMINV(RAND();0;[.$H$2]))" office:value-type="currency" office:currency="EUR" office:value="7925.16095098447">
            <text:p>7.925,16 €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[.B13]*EXP(LN(1+[.$F$2]))" office:value-type="currency" office:currency="EUR" office:value="18982.9855833543">
            <text:p>18.982,99 €</text:p>
          </table:table-cell>
          <table:table-cell table:formula="of:=[.C13]*EXP(LN(1+[.$F$2]-[.$H$2]^2/2))*EXP(NORMINV(RAND();0;[.$H$2]))" office:value-type="currency" office:currency="EUR" office:value="10432.7866365122">
            <text:p>10.432,79 €</text:p>
          </table:table-cell>
          <table:table-cell table:formula="of:=[.D13]*EXP(LN(1+[.$F$2]-[.$H$2]^2/2))*EXP(NORMINV(RAND();0;[.$H$2]))" office:value-type="currency" office:currency="EUR" office:value="49957.1732650509">
            <text:p>49.957,17 €</text:p>
          </table:table-cell>
          <table:table-cell table:formula="of:=[.E13]*EXP(LN(1+[.$F$2]-[.$H$2]^2/2))*EXP(NORMINV(RAND();0;[.$H$2]))" office:value-type="currency" office:currency="EUR" office:value="6648.37787337867">
            <text:p>6.648,38 €</text:p>
          </table:table-cell>
          <table:table-cell table:formula="of:=[.F13]*EXP(LN(1+[.$F$2]-[.$H$2]^2/2))*EXP(NORMINV(RAND();0;[.$H$2]))" office:value-type="currency" office:currency="EUR" office:value="25045.5109139344">
            <text:p>25.045,51 €</text:p>
          </table:table-cell>
          <table:table-cell table:formula="of:=[.G13]*EXP(LN(1+[.$F$2]-[.$H$2]^2/2))*EXP(NORMINV(RAND();0;[.$H$2]))" office:value-type="currency" office:currency="EUR" office:value="13826.5327841527">
            <text:p>13.826,53 €</text:p>
          </table:table-cell>
          <table:table-cell table:formula="of:=[.H13]*EXP(LN(1+[.$F$2]-[.$H$2]^2/2))*EXP(NORMINV(RAND();0;[.$H$2]))" office:value-type="currency" office:currency="EUR" office:value="58532.337068162">
            <text:p>58.532,34 €</text:p>
          </table:table-cell>
          <table:table-cell table:formula="of:=[.I13]*EXP(LN(1+[.$F$2]-[.$H$2]^2/2))*EXP(NORMINV(RAND();0;[.$H$2]))" office:value-type="currency" office:currency="EUR" office:value="24875.9986096629">
            <text:p>24.876,00 €</text:p>
          </table:table-cell>
          <table:table-cell table:formula="of:=[.J13]*EXP(LN(1+[.$F$2]-[.$H$2]^2/2))*EXP(NORMINV(RAND();0;[.$H$2]))" office:value-type="currency" office:currency="EUR" office:value="14740.0122794235">
            <text:p>14.740,01 €</text:p>
          </table:table-cell>
          <table:table-cell table:formula="of:=[.K13]*EXP(LN(1+[.$F$2]-[.$H$2]^2/2))*EXP(NORMINV(RAND();0;[.$H$2]))" office:value-type="currency" office:currency="EUR" office:value="9732.65237496475">
            <text:p>9.732,65 €</text:p>
          </table:table-cell>
          <table:table-cell table:formula="of:=[.L13]*EXP(LN(1+[.$F$2]-[.$H$2]^2/2))*EXP(NORMINV(RAND();0;[.$H$2]))" office:value-type="currency" office:currency="EUR" office:value="26360.99854583">
            <text:p>26.361,00 €</text:p>
          </table:table-cell>
          <table:table-cell table:formula="of:=[.M13]*EXP(LN(1+[.$F$2]-[.$H$2]^2/2))*EXP(NORMINV(RAND();0;[.$H$2]))" office:value-type="currency" office:currency="EUR" office:value="10974.0553242094">
            <text:p>10.974,06 €</text:p>
          </table:table-cell>
          <table:table-cell table:formula="of:=[.N13]*EXP(LN(1+[.$F$2]-[.$H$2]^2/2))*EXP(NORMINV(RAND();0;[.$H$2]))" office:value-type="currency" office:currency="EUR" office:value="10516.7740646447">
            <text:p>10.516,77 €</text:p>
          </table:table-cell>
          <table:table-cell table:formula="of:=[.O13]*EXP(LN(1+[.$F$2]-[.$H$2]^2/2))*EXP(NORMINV(RAND();0;[.$H$2]))" office:value-type="currency" office:currency="EUR" office:value="13862.2827064476">
            <text:p>13.862,28 €</text:p>
          </table:table-cell>
          <table:table-cell table:formula="of:=[.P13]*EXP(LN(1+[.$F$2]-[.$H$2]^2/2))*EXP(NORMINV(RAND();0;[.$H$2]))" office:value-type="currency" office:currency="EUR" office:value="26995.4037769159">
            <text:p>26.995,40 €</text:p>
          </table:table-cell>
          <table:table-cell table:formula="of:=[.Q13]*EXP(LN(1+[.$F$2]-[.$H$2]^2/2))*EXP(NORMINV(RAND();0;[.$H$2]))" office:value-type="currency" office:currency="EUR" office:value="12406.8368070963">
            <text:p>12.406,84 €</text:p>
          </table:table-cell>
          <table:table-cell table:formula="of:=[.R13]*EXP(LN(1+[.$F$2]-[.$H$2]^2/2))*EXP(NORMINV(RAND();0;[.$H$2]))" office:value-type="currency" office:currency="EUR" office:value="7984.60122156082">
            <text:p>7.984,60 €</text:p>
          </table:table-cell>
          <table:table-cell table:formula="of:=[.S13]*EXP(LN(1+[.$F$2]-[.$H$2]^2/2))*EXP(NORMINV(RAND();0;[.$H$2]))" office:value-type="currency" office:currency="EUR" office:value="10815.5369559728">
            <text:p>10.815,54 €</text:p>
          </table:table-cell>
          <table:table-cell table:formula="of:=[.T13]*EXP(LN(1+[.$F$2]-[.$H$2]^2/2))*EXP(NORMINV(RAND();0;[.$H$2]))" office:value-type="currency" office:currency="EUR" office:value="2602.83297787259">
            <text:p>2.602,83 €</text:p>
          </table:table-cell>
          <table:table-cell table:formula="of:=[.U13]*EXP(LN(1+[.$F$2]-[.$H$2]^2/2))*EXP(NORMINV(RAND();0;[.$H$2]))" office:value-type="currency" office:currency="EUR" office:value="18261.5228676878">
            <text:p>18.261,52 €</text:p>
          </table:table-cell>
          <table:table-cell table:formula="of:=[.V13]*EXP(LN(1+[.$F$2]-[.$H$2]^2/2))*EXP(NORMINV(RAND();0;[.$H$2]))" office:value-type="currency" office:currency="EUR" office:value="34740.0195531733">
            <text:p>34.740,02 €</text:p>
          </table:table-cell>
          <table:table-cell table:formula="of:=[.W13]*EXP(LN(1+[.$F$2]-[.$H$2]^2/2))*EXP(NORMINV(RAND();0;[.$H$2]))" office:value-type="currency" office:currency="EUR" office:value="43493.4176854624">
            <text:p>43.493,42 €</text:p>
          </table:table-cell>
          <table:table-cell table:formula="of:=[.X13]*EXP(LN(1+[.$F$2]-[.$H$2]^2/2))*EXP(NORMINV(RAND();0;[.$H$2]))" office:value-type="currency" office:currency="EUR" office:value="6957.08081000453">
            <text:p>6.957,08 €</text:p>
          </table:table-cell>
          <table:table-cell table:formula="of:=[.Y13]*EXP(LN(1+[.$F$2]-[.$H$2]^2/2))*EXP(NORMINV(RAND();0;[.$H$2]))" office:value-type="currency" office:currency="EUR" office:value="6086.20467414166">
            <text:p>6.086,20 €</text:p>
          </table:table-cell>
          <table:table-cell table:formula="of:=[.Z13]*EXP(LN(1+[.$F$2]-[.$H$2]^2/2))*EXP(NORMINV(RAND();0;[.$H$2]))" office:value-type="currency" office:currency="EUR" office:value="12020.825296343">
            <text:p>12.020,83 €</text:p>
          </table:table-cell>
          <table:table-cell table:formula="of:=[.AA13]*EXP(LN(1+[.$F$2]-[.$H$2]^2/2))*EXP(NORMINV(RAND();0;[.$H$2]))" office:value-type="currency" office:currency="EUR" office:value="6742.51664063474">
            <text:p>6.742,52 €</text:p>
          </table:table-cell>
          <table:table-cell table:formula="of:=[.AB13]*EXP(LN(1+[.$F$2]-[.$H$2]^2/2))*EXP(NORMINV(RAND();0;[.$H$2]))" office:value-type="currency" office:currency="EUR" office:value="8660.53680092559">
            <text:p>8.660,54 €</text:p>
          </table:table-cell>
          <table:table-cell table:formula="of:=[.AC13]*EXP(LN(1+[.$F$2]-[.$H$2]^2/2))*EXP(NORMINV(RAND();0;[.$H$2]))" office:value-type="currency" office:currency="EUR" office:value="53433.3446709869">
            <text:p>53.433,34 €</text:p>
          </table:table-cell>
          <table:table-cell table:formula="of:=[.AD13]*EXP(LN(1+[.$F$2]-[.$H$2]^2/2))*EXP(NORMINV(RAND();0;[.$H$2]))" office:value-type="currency" office:currency="EUR" office:value="18811.440772703">
            <text:p>18.811,44 €</text:p>
          </table:table-cell>
          <table:table-cell table:formula="of:=[.AE13]*EXP(LN(1+[.$F$2]-[.$H$2]^2/2))*EXP(NORMINV(RAND();0;[.$H$2]))" office:value-type="currency" office:currency="EUR" office:value="5071.29740658419">
            <text:p>5.071,30 €</text:p>
          </table:table-cell>
          <table:table-cell table:formula="of:=[.AF13]*EXP(LN(1+[.$F$2]-[.$H$2]^2/2))*EXP(NORMINV(RAND();0;[.$H$2]))" office:value-type="currency" office:currency="EUR" office:value="19485.9019086538">
            <text:p>19.485,90 €</text:p>
          </table:table-cell>
          <table:table-cell table:formula="of:=[.AG13]*EXP(LN(1+[.$F$2]-[.$H$2]^2/2))*EXP(NORMINV(RAND();0;[.$H$2]))" office:value-type="currency" office:currency="EUR" office:value="29181.6919462769">
            <text:p>29.181,69 €</text:p>
          </table:table-cell>
          <table:table-cell table:formula="of:=[.AH13]*EXP(LN(1+[.$F$2]-[.$H$2]^2/2))*EXP(NORMINV(RAND();0;[.$H$2]))" office:value-type="currency" office:currency="EUR" office:value="3430.98080083799">
            <text:p>3.430,98 €</text:p>
          </table:table-cell>
          <table:table-cell table:formula="of:=[.AI13]*EXP(LN(1+[.$F$2]-[.$H$2]^2/2))*EXP(NORMINV(RAND();0;[.$H$2]))" office:value-type="currency" office:currency="EUR" office:value="10686.7307076931">
            <text:p>10.686,73 €</text:p>
          </table:table-cell>
          <table:table-cell table:formula="of:=[.AJ13]*EXP(LN(1+[.$F$2]-[.$H$2]^2/2))*EXP(NORMINV(RAND();0;[.$H$2]))" office:value-type="currency" office:currency="EUR" office:value="11221.6086975251">
            <text:p>11.221,61 €</text:p>
          </table:table-cell>
          <table:table-cell table:formula="of:=[.AK13]*EXP(LN(1+[.$F$2]-[.$H$2]^2/2))*EXP(NORMINV(RAND();0;[.$H$2]))" office:value-type="currency" office:currency="EUR" office:value="23788.4303109557">
            <text:p>23.788,43 €</text:p>
          </table:table-cell>
          <table:table-cell table:formula="of:=[.AL13]*EXP(LN(1+[.$F$2]-[.$H$2]^2/2))*EXP(NORMINV(RAND();0;[.$H$2]))" office:value-type="currency" office:currency="EUR" office:value="8607.10347425247">
            <text:p>8.607,10 €</text:p>
          </table:table-cell>
          <table:table-cell table:formula="of:=[.AM13]*EXP(LN(1+[.$F$2]-[.$H$2]^2/2))*EXP(NORMINV(RAND();0;[.$H$2]))" office:value-type="currency" office:currency="EUR" office:value="12331.9908386542">
            <text:p>12.331,99 €</text:p>
          </table:table-cell>
          <table:table-cell table:formula="of:=[.AN13]*EXP(LN(1+[.$F$2]-[.$H$2]^2/2))*EXP(NORMINV(RAND();0;[.$H$2]))" office:value-type="currency" office:currency="EUR" office:value="6893.27890551035">
            <text:p>6.893,28 €</text:p>
          </table:table-cell>
          <table:table-cell table:formula="of:=[.AO13]*EXP(LN(1+[.$F$2]-[.$H$2]^2/2))*EXP(NORMINV(RAND();0;[.$H$2]))" office:value-type="currency" office:currency="EUR" office:value="5858.17685550624">
            <text:p>5.858,18 €</text:p>
          </table:table-cell>
          <table:table-cell table:formula="of:=[.AP13]*EXP(LN(1+[.$F$2]-[.$H$2]^2/2))*EXP(NORMINV(RAND();0;[.$H$2]))" office:value-type="currency" office:currency="EUR" office:value="33420.5020609334">
            <text:p>33.420,50 €</text:p>
          </table:table-cell>
          <table:table-cell table:formula="of:=[.AQ13]*EXP(LN(1+[.$F$2]-[.$H$2]^2/2))*EXP(NORMINV(RAND();0;[.$H$2]))" office:value-type="currency" office:currency="EUR" office:value="14822.3004728893">
            <text:p>14.822,30 €</text:p>
          </table:table-cell>
          <table:table-cell table:formula="of:=[.AR13]*EXP(LN(1+[.$F$2]-[.$H$2]^2/2))*EXP(NORMINV(RAND();0;[.$H$2]))" office:value-type="currency" office:currency="EUR" office:value="36999.4814139696">
            <text:p>36.999,48 €</text:p>
          </table:table-cell>
          <table:table-cell table:formula="of:=[.AS13]*EXP(LN(1+[.$F$2]-[.$H$2]^2/2))*EXP(NORMINV(RAND();0;[.$H$2]))" office:value-type="currency" office:currency="EUR" office:value="65419.284687196">
            <text:p>65.419,28 €</text:p>
          </table:table-cell>
          <table:table-cell table:formula="of:=[.AT13]*EXP(LN(1+[.$F$2]-[.$H$2]^2/2))*EXP(NORMINV(RAND();0;[.$H$2]))" office:value-type="currency" office:currency="EUR" office:value="6420.48823815754">
            <text:p>6.420,49 €</text:p>
          </table:table-cell>
          <table:table-cell table:formula="of:=[.AU13]*EXP(LN(1+[.$F$2]-[.$H$2]^2/2))*EXP(NORMINV(RAND();0;[.$H$2]))" office:value-type="currency" office:currency="EUR" office:value="31582.861527535">
            <text:p>31.582,86 €</text:p>
          </table:table-cell>
          <table:table-cell table:formula="of:=[.AV13]*EXP(LN(1+[.$F$2]-[.$H$2]^2/2))*EXP(NORMINV(RAND();0;[.$H$2]))" office:value-type="currency" office:currency="EUR" office:value="42589.7264458203">
            <text:p>42.589,73 €</text:p>
          </table:table-cell>
          <table:table-cell table:formula="of:=[.AW13]*EXP(LN(1+[.$F$2]-[.$H$2]^2/2))*EXP(NORMINV(RAND();0;[.$H$2]))" office:value-type="currency" office:currency="EUR" office:value="23228.2048322957">
            <text:p>23.228,20 €</text:p>
          </table:table-cell>
          <table:table-cell table:formula="of:=[.AX13]*EXP(LN(1+[.$F$2]-[.$H$2]^2/2))*EXP(NORMINV(RAND();0;[.$H$2]))" office:value-type="currency" office:currency="EUR" office:value="49919.7182449121">
            <text:p>49.919,72 €</text:p>
          </table:table-cell>
          <table:table-cell table:formula="of:=[.AY13]*EXP(LN(1+[.$F$2]-[.$H$2]^2/2))*EXP(NORMINV(RAND();0;[.$H$2]))" office:value-type="currency" office:currency="EUR" office:value="9298.25435514946">
            <text:p>9.298,25 €</text:p>
          </table:table-cell>
          <table:table-cell table:formula="of:=[.AZ13]*EXP(LN(1+[.$F$2]-[.$H$2]^2/2))*EXP(NORMINV(RAND();0;[.$H$2]))" office:value-type="currency" office:currency="EUR" office:value="5262.61470549365">
            <text:p>5.262,61 €</text:p>
          </table:table-cell>
          <table:table-cell table:formula="of:=[.BA13]*EXP(LN(1+[.$F$2]-[.$H$2]^2/2))*EXP(NORMINV(RAND();0;[.$H$2]))" office:value-type="currency" office:currency="EUR" office:value="30286.4799609478">
            <text:p>30.286,48 €</text:p>
          </table:table-cell>
          <table:table-cell table:formula="of:=[.BB13]*EXP(LN(1+[.$F$2]-[.$H$2]^2/2))*EXP(NORMINV(RAND();0;[.$H$2]))" office:value-type="currency" office:currency="EUR" office:value="16905.2634533449">
            <text:p>16.905,26 €</text:p>
          </table:table-cell>
          <table:table-cell table:formula="of:=[.BC13]*EXP(LN(1+[.$F$2]-[.$H$2]^2/2))*EXP(NORMINV(RAND();0;[.$H$2]))" office:value-type="currency" office:currency="EUR" office:value="23164.281200816">
            <text:p>23.164,28 €</text:p>
          </table:table-cell>
          <table:table-cell table:formula="of:=[.BD13]*EXP(LN(1+[.$F$2]-[.$H$2]^2/2))*EXP(NORMINV(RAND();0;[.$H$2]))" office:value-type="currency" office:currency="EUR" office:value="15209.5071295689">
            <text:p>15.209,51 €</text:p>
          </table:table-cell>
          <table:table-cell table:formula="of:=[.BE13]*EXP(LN(1+[.$F$2]-[.$H$2]^2/2))*EXP(NORMINV(RAND();0;[.$H$2]))" office:value-type="currency" office:currency="EUR" office:value="21632.8359847178">
            <text:p>21.632,84 €</text:p>
          </table:table-cell>
          <table:table-cell table:formula="of:=[.BF13]*EXP(LN(1+[.$F$2]-[.$H$2]^2/2))*EXP(NORMINV(RAND();0;[.$H$2]))" office:value-type="currency" office:currency="EUR" office:value="7946.5288299646">
            <text:p>7.946,53 €</text:p>
          </table:table-cell>
          <table:table-cell table:formula="of:=[.BG13]*EXP(LN(1+[.$F$2]-[.$H$2]^2/2))*EXP(NORMINV(RAND();0;[.$H$2]))" office:value-type="currency" office:currency="EUR" office:value="11023.8172861411">
            <text:p>11.023,82 €</text:p>
          </table:table-cell>
          <table:table-cell table:formula="of:=[.BH13]*EXP(LN(1+[.$F$2]-[.$H$2]^2/2))*EXP(NORMINV(RAND();0;[.$H$2]))" office:value-type="currency" office:currency="EUR" office:value="22213.4742506997">
            <text:p>22.213,47 €</text:p>
          </table:table-cell>
          <table:table-cell table:formula="of:=[.BI13]*EXP(LN(1+[.$F$2]-[.$H$2]^2/2))*EXP(NORMINV(RAND();0;[.$H$2]))" office:value-type="currency" office:currency="EUR" office:value="12586.8651410019">
            <text:p>12.586,87 €</text:p>
          </table:table-cell>
          <table:table-cell table:formula="of:=[.BJ13]*EXP(LN(1+[.$F$2]-[.$H$2]^2/2))*EXP(NORMINV(RAND();0;[.$H$2]))" office:value-type="currency" office:currency="EUR" office:value="18141.6891107005">
            <text:p>18.141,69 €</text:p>
          </table:table-cell>
          <table:table-cell table:formula="of:=[.BK13]*EXP(LN(1+[.$F$2]-[.$H$2]^2/2))*EXP(NORMINV(RAND();0;[.$H$2]))" office:value-type="currency" office:currency="EUR" office:value="6275.14336054381">
            <text:p>6.275,14 €</text:p>
          </table:table-cell>
          <table:table-cell table:formula="of:=[.BL13]*EXP(LN(1+[.$F$2]-[.$H$2]^2/2))*EXP(NORMINV(RAND();0;[.$H$2]))" office:value-type="currency" office:currency="EUR" office:value="15533.2723290096">
            <text:p>15.533,27 €</text:p>
          </table:table-cell>
          <table:table-cell table:formula="of:=[.BM13]*EXP(LN(1+[.$F$2]-[.$H$2]^2/2))*EXP(NORMINV(RAND();0;[.$H$2]))" office:value-type="currency" office:currency="EUR" office:value="14366.6330865398">
            <text:p>14.366,63 €</text:p>
          </table:table-cell>
          <table:table-cell table:formula="of:=[.BN13]*EXP(LN(1+[.$F$2]-[.$H$2]^2/2))*EXP(NORMINV(RAND();0;[.$H$2]))" office:value-type="currency" office:currency="EUR" office:value="34967.3035720322">
            <text:p>34.967,30 €</text:p>
          </table:table-cell>
          <table:table-cell table:formula="of:=[.BO13]*EXP(LN(1+[.$F$2]-[.$H$2]^2/2))*EXP(NORMINV(RAND();0;[.$H$2]))" office:value-type="currency" office:currency="EUR" office:value="18528.4255311549">
            <text:p>18.528,43 €</text:p>
          </table:table-cell>
          <table:table-cell table:formula="of:=[.BP13]*EXP(LN(1+[.$F$2]-[.$H$2]^2/2))*EXP(NORMINV(RAND();0;[.$H$2]))" office:value-type="currency" office:currency="EUR" office:value="8367.71033218347">
            <text:p>8.367,71 €</text:p>
          </table:table-cell>
          <table:table-cell table:formula="of:=[.BQ13]*EXP(LN(1+[.$F$2]-[.$H$2]^2/2))*EXP(NORMINV(RAND();0;[.$H$2]))" office:value-type="currency" office:currency="EUR" office:value="7245.19957317877">
            <text:p>7.245,20 €</text:p>
          </table:table-cell>
          <table:table-cell table:formula="of:=[.BR13]*EXP(LN(1+[.$F$2]-[.$H$2]^2/2))*EXP(NORMINV(RAND();0;[.$H$2]))" office:value-type="currency" office:currency="EUR" office:value="21598.163764133">
            <text:p>21.598,16 €</text:p>
          </table:table-cell>
          <table:table-cell table:formula="of:=[.BS13]*EXP(LN(1+[.$F$2]-[.$H$2]^2/2))*EXP(NORMINV(RAND();0;[.$H$2]))" office:value-type="currency" office:currency="EUR" office:value="7721.95696375221">
            <text:p>7.721,96 €</text:p>
          </table:table-cell>
          <table:table-cell table:formula="of:=[.BT13]*EXP(LN(1+[.$F$2]-[.$H$2]^2/2))*EXP(NORMINV(RAND();0;[.$H$2]))" office:value-type="currency" office:currency="EUR" office:value="11734.2300742784">
            <text:p>11.734,23 €</text:p>
          </table:table-cell>
          <table:table-cell table:formula="of:=[.BU13]*EXP(LN(1+[.$F$2]-[.$H$2]^2/2))*EXP(NORMINV(RAND();0;[.$H$2]))" office:value-type="currency" office:currency="EUR" office:value="20079.1301858466">
            <text:p>20.079,13 €</text:p>
          </table:table-cell>
          <table:table-cell table:formula="of:=[.BV13]*EXP(LN(1+[.$F$2]-[.$H$2]^2/2))*EXP(NORMINV(RAND();0;[.$H$2]))" office:value-type="currency" office:currency="EUR" office:value="38227.7380206517">
            <text:p>38.227,74 €</text:p>
          </table:table-cell>
          <table:table-cell table:formula="of:=[.BW13]*EXP(LN(1+[.$F$2]-[.$H$2]^2/2))*EXP(NORMINV(RAND();0;[.$H$2]))" office:value-type="currency" office:currency="EUR" office:value="2937.88719868714">
            <text:p>2.937,89 €</text:p>
          </table:table-cell>
          <table:table-cell table:formula="of:=[.BX13]*EXP(LN(1+[.$F$2]-[.$H$2]^2/2))*EXP(NORMINV(RAND();0;[.$H$2]))" office:value-type="currency" office:currency="EUR" office:value="5720.44272713074">
            <text:p>5.720,44 €</text:p>
          </table:table-cell>
          <table:table-cell table:formula="of:=[.BY13]*EXP(LN(1+[.$F$2]-[.$H$2]^2/2))*EXP(NORMINV(RAND();0;[.$H$2]))" office:value-type="currency" office:currency="EUR" office:value="9376.38905894297">
            <text:p>9.376,39 €</text:p>
          </table:table-cell>
          <table:table-cell table:formula="of:=[.BZ13]*EXP(LN(1+[.$F$2]-[.$H$2]^2/2))*EXP(NORMINV(RAND();0;[.$H$2]))" office:value-type="currency" office:currency="EUR" office:value="6965.9635712674">
            <text:p>6.965,96 €</text:p>
          </table:table-cell>
          <table:table-cell table:formula="of:=[.CA13]*EXP(LN(1+[.$F$2]-[.$H$2]^2/2))*EXP(NORMINV(RAND();0;[.$H$2]))" office:value-type="currency" office:currency="EUR" office:value="19108.8832138269">
            <text:p>19.108,88 €</text:p>
          </table:table-cell>
          <table:table-cell table:formula="of:=[.CB13]*EXP(LN(1+[.$F$2]-[.$H$2]^2/2))*EXP(NORMINV(RAND();0;[.$H$2]))" office:value-type="currency" office:currency="EUR" office:value="13502.2584167119">
            <text:p>13.502,26 €</text:p>
          </table:table-cell>
          <table:table-cell table:formula="of:=[.CC13]*EXP(LN(1+[.$F$2]-[.$H$2]^2/2))*EXP(NORMINV(RAND();0;[.$H$2]))" office:value-type="currency" office:currency="EUR" office:value="19999.6045592007">
            <text:p>19.999,60 €</text:p>
          </table:table-cell>
          <table:table-cell table:formula="of:=[.CD13]*EXP(LN(1+[.$F$2]-[.$H$2]^2/2))*EXP(NORMINV(RAND();0;[.$H$2]))" office:value-type="currency" office:currency="EUR" office:value="6983.20254995548">
            <text:p>6.983,20 €</text:p>
          </table:table-cell>
          <table:table-cell table:formula="of:=[.CE13]*EXP(LN(1+[.$F$2]-[.$H$2]^2/2))*EXP(NORMINV(RAND();0;[.$H$2]))" office:value-type="currency" office:currency="EUR" office:value="14699.4265469213">
            <text:p>14.699,43 €</text:p>
          </table:table-cell>
          <table:table-cell table:formula="of:=[.CF13]*EXP(LN(1+[.$F$2]-[.$H$2]^2/2))*EXP(NORMINV(RAND();0;[.$H$2]))" office:value-type="currency" office:currency="EUR" office:value="3941.08805058284">
            <text:p>3.941,09 €</text:p>
          </table:table-cell>
          <table:table-cell table:formula="of:=[.CG13]*EXP(LN(1+[.$F$2]-[.$H$2]^2/2))*EXP(NORMINV(RAND();0;[.$H$2]))" office:value-type="currency" office:currency="EUR" office:value="10878.7492413423">
            <text:p>10.878,75 €</text:p>
          </table:table-cell>
          <table:table-cell table:formula="of:=[.CH13]*EXP(LN(1+[.$F$2]-[.$H$2]^2/2))*EXP(NORMINV(RAND();0;[.$H$2]))" office:value-type="currency" office:currency="EUR" office:value="53516.644532125">
            <text:p>53.516,64 €</text:p>
          </table:table-cell>
          <table:table-cell table:formula="of:=[.CI13]*EXP(LN(1+[.$F$2]-[.$H$2]^2/2))*EXP(NORMINV(RAND();0;[.$H$2]))" office:value-type="currency" office:currency="EUR" office:value="29340.7068574022">
            <text:p>29.340,71 €</text:p>
          </table:table-cell>
          <table:table-cell table:formula="of:=[.CJ13]*EXP(LN(1+[.$F$2]-[.$H$2]^2/2))*EXP(NORMINV(RAND();0;[.$H$2]))" office:value-type="currency" office:currency="EUR" office:value="21573.8944871834">
            <text:p>21.573,89 €</text:p>
          </table:table-cell>
          <table:table-cell table:formula="of:=[.CK13]*EXP(LN(1+[.$F$2]-[.$H$2]^2/2))*EXP(NORMINV(RAND();0;[.$H$2]))" office:value-type="currency" office:currency="EUR" office:value="21694.1589568425">
            <text:p>21.694,16 €</text:p>
          </table:table-cell>
          <table:table-cell table:formula="of:=[.CL13]*EXP(LN(1+[.$F$2]-[.$H$2]^2/2))*EXP(NORMINV(RAND();0;[.$H$2]))" office:value-type="currency" office:currency="EUR" office:value="76718.5843040287">
            <text:p>76.718,58 €</text:p>
          </table:table-cell>
          <table:table-cell table:formula="of:=[.CM13]*EXP(LN(1+[.$F$2]-[.$H$2]^2/2))*EXP(NORMINV(RAND();0;[.$H$2]))" office:value-type="currency" office:currency="EUR" office:value="11667.2099767547">
            <text:p>11.667,21 €</text:p>
          </table:table-cell>
          <table:table-cell table:formula="of:=[.CN13]*EXP(LN(1+[.$F$2]-[.$H$2]^2/2))*EXP(NORMINV(RAND();0;[.$H$2]))" office:value-type="currency" office:currency="EUR" office:value="11917.5200819312">
            <text:p>11.917,52 €</text:p>
          </table:table-cell>
          <table:table-cell table:formula="of:=[.CO13]*EXP(LN(1+[.$F$2]-[.$H$2]^2/2))*EXP(NORMINV(RAND();0;[.$H$2]))" office:value-type="currency" office:currency="EUR" office:value="39400.959824206">
            <text:p>39.400,96 €</text:p>
          </table:table-cell>
          <table:table-cell table:formula="of:=[.CP13]*EXP(LN(1+[.$F$2]-[.$H$2]^2/2))*EXP(NORMINV(RAND();0;[.$H$2]))" office:value-type="currency" office:currency="EUR" office:value="19800.1427556732">
            <text:p>19.800,14 €</text:p>
          </table:table-cell>
          <table:table-cell table:formula="of:=[.CQ13]*EXP(LN(1+[.$F$2]-[.$H$2]^2/2))*EXP(NORMINV(RAND();0;[.$H$2]))" office:value-type="currency" office:currency="EUR" office:value="17651.9514924147">
            <text:p>17.651,95 €</text:p>
          </table:table-cell>
          <table:table-cell table:formula="of:=[.CR13]*EXP(LN(1+[.$F$2]-[.$H$2]^2/2))*EXP(NORMINV(RAND();0;[.$H$2]))" office:value-type="currency" office:currency="EUR" office:value="9327.90394336949">
            <text:p>9.327,90 €</text:p>
          </table:table-cell>
          <table:table-cell table:formula="of:=[.CS13]*EXP(LN(1+[.$F$2]-[.$H$2]^2/2))*EXP(NORMINV(RAND();0;[.$H$2]))" office:value-type="currency" office:currency="EUR" office:value="12617.996881684">
            <text:p>12.618,00 €</text:p>
          </table:table-cell>
          <table:table-cell table:formula="of:=[.CT13]*EXP(LN(1+[.$F$2]-[.$H$2]^2/2))*EXP(NORMINV(RAND();0;[.$H$2]))" office:value-type="currency" office:currency="EUR" office:value="10201.5355653292">
            <text:p>10.201,54 €</text:p>
          </table:table-cell>
          <table:table-cell table:formula="of:=[.CU13]*EXP(LN(1+[.$F$2]-[.$H$2]^2/2))*EXP(NORMINV(RAND();0;[.$H$2]))" office:value-type="currency" office:currency="EUR" office:value="6740.65285633436">
            <text:p>6.740,65 €</text:p>
          </table:table-cell>
          <table:table-cell table:formula="of:=[.CV13]*EXP(LN(1+[.$F$2]-[.$H$2]^2/2))*EXP(NORMINV(RAND();0;[.$H$2]))" office:value-type="currency" office:currency="EUR" office:value="39516.384025252">
            <text:p>39.516,38 €</text:p>
          </table:table-cell>
          <table:table-cell table:formula="of:=[.CW13]*EXP(LN(1+[.$F$2]-[.$H$2]^2/2))*EXP(NORMINV(RAND();0;[.$H$2]))" office:value-type="currency" office:currency="EUR" office:value="24462.698722474">
            <text:p>24.462,70 €</text:p>
          </table:table-cell>
          <table:table-cell table:formula="of:=[.CX13]*EXP(LN(1+[.$F$2]-[.$H$2]^2/2))*EXP(NORMINV(RAND();0;[.$H$2]))" office:value-type="currency" office:currency="EUR" office:value="13365.296210881">
            <text:p>13.365,30 €</text:p>
          </table:table-cell>
          <table:table-cell table:formula="of:=[.CY13]*EXP(LN(1+[.$F$2]-[.$H$2]^2/2))*EXP(NORMINV(RAND();0;[.$H$2]))" office:value-type="currency" office:currency="EUR" office:value="12181.7458989245">
            <text:p>12.181,75 €</text:p>
          </table:table-cell>
          <table:table-cell table:formula="of:=[.CZ13]*EXP(LN(1+[.$F$2]-[.$H$2]^2/2))*EXP(NORMINV(RAND();0;[.$H$2]))" office:value-type="currency" office:currency="EUR" office:value="11940.0971219227">
            <text:p>11.940,10 €</text:p>
          </table:table-cell>
          <table:table-cell table:formula="of:=[.DA13]*EXP(LN(1+[.$F$2]-[.$H$2]^2/2))*EXP(NORMINV(RAND();0;[.$H$2]))" office:value-type="currency" office:currency="EUR" office:value="15718.5118339018">
            <text:p>15.718,51 €</text:p>
          </table:table-cell>
          <table:table-cell table:formula="of:=[.DB13]*EXP(LN(1+[.$F$2]-[.$H$2]^2/2))*EXP(NORMINV(RAND();0;[.$H$2]))" office:value-type="currency" office:currency="EUR" office:value="12389.366220604">
            <text:p>12.389,37 €</text:p>
          </table:table-cell>
          <table:table-cell table:formula="of:=[.DC13]*EXP(LN(1+[.$F$2]-[.$H$2]^2/2))*EXP(NORMINV(RAND();0;[.$H$2]))" office:value-type="currency" office:currency="EUR" office:value="16425.1065828302">
            <text:p>16.425,11 €</text:p>
          </table:table-cell>
          <table:table-cell table:formula="of:=[.DD13]*EXP(LN(1+[.$F$2]-[.$H$2]^2/2))*EXP(NORMINV(RAND();0;[.$H$2]))" office:value-type="currency" office:currency="EUR" office:value="14233.5327714873">
            <text:p>14.233,53 €</text:p>
          </table:table-cell>
          <table:table-cell table:formula="of:=[.DE13]*EXP(LN(1+[.$F$2]-[.$H$2]^2/2))*EXP(NORMINV(RAND();0;[.$H$2]))" office:value-type="currency" office:currency="EUR" office:value="6562.7849838315">
            <text:p>6.562,78 €</text:p>
          </table:table-cell>
          <table:table-cell table:formula="of:=[.DF13]*EXP(LN(1+[.$F$2]-[.$H$2]^2/2))*EXP(NORMINV(RAND();0;[.$H$2]))" office:value-type="currency" office:currency="EUR" office:value="31412.7727175599">
            <text:p>31.412,77 €</text:p>
          </table:table-cell>
          <table:table-cell table:formula="of:=[.DG13]*EXP(LN(1+[.$F$2]-[.$H$2]^2/2))*EXP(NORMINV(RAND();0;[.$H$2]))" office:value-type="currency" office:currency="EUR" office:value="7227.16632012597">
            <text:p>7.227,17 €</text:p>
          </table:table-cell>
          <table:table-cell table:formula="of:=[.DH13]*EXP(LN(1+[.$F$2]-[.$H$2]^2/2))*EXP(NORMINV(RAND();0;[.$H$2]))" office:value-type="currency" office:currency="EUR" office:value="4061.72065711987">
            <text:p>4.061,72 €</text:p>
          </table:table-cell>
          <table:table-cell table:formula="of:=[.DI13]*EXP(LN(1+[.$F$2]-[.$H$2]^2/2))*EXP(NORMINV(RAND();0;[.$H$2]))" office:value-type="currency" office:currency="EUR" office:value="20220.4133801605">
            <text:p>20.220,41 €</text:p>
          </table:table-cell>
          <table:table-cell table:formula="of:=[.DJ13]*EXP(LN(1+[.$F$2]-[.$H$2]^2/2))*EXP(NORMINV(RAND();0;[.$H$2]))" office:value-type="currency" office:currency="EUR" office:value="43091.4204072243">
            <text:p>43.091,42 €</text:p>
          </table:table-cell>
          <table:table-cell table:formula="of:=[.DK13]*EXP(LN(1+[.$F$2]-[.$H$2]^2/2))*EXP(NORMINV(RAND();0;[.$H$2]))" office:value-type="currency" office:currency="EUR" office:value="17942.5222023646">
            <text:p>17.942,52 €</text:p>
          </table:table-cell>
          <table:table-cell table:formula="of:=[.DL13]*EXP(LN(1+[.$F$2]-[.$H$2]^2/2))*EXP(NORMINV(RAND();0;[.$H$2]))" office:value-type="currency" office:currency="EUR" office:value="19729.9159067678">
            <text:p>19.729,92 €</text:p>
          </table:table-cell>
          <table:table-cell table:formula="of:=[.DM13]*EXP(LN(1+[.$F$2]-[.$H$2]^2/2))*EXP(NORMINV(RAND();0;[.$H$2]))" office:value-type="currency" office:currency="EUR" office:value="20068.1311964803">
            <text:p>20.068,13 €</text:p>
          </table:table-cell>
          <table:table-cell table:formula="of:=[.DN13]*EXP(LN(1+[.$F$2]-[.$H$2]^2/2))*EXP(NORMINV(RAND();0;[.$H$2]))" office:value-type="currency" office:currency="EUR" office:value="15158.5145621493">
            <text:p>15.158,51 €</text:p>
          </table:table-cell>
          <table:table-cell table:formula="of:=[.DO13]*EXP(LN(1+[.$F$2]-[.$H$2]^2/2))*EXP(NORMINV(RAND();0;[.$H$2]))" office:value-type="currency" office:currency="EUR" office:value="3783.97881744866">
            <text:p>3.783,98 €</text:p>
          </table:table-cell>
          <table:table-cell table:formula="of:=[.DP13]*EXP(LN(1+[.$F$2]-[.$H$2]^2/2))*EXP(NORMINV(RAND();0;[.$H$2]))" office:value-type="currency" office:currency="EUR" office:value="22450.4568108824">
            <text:p>22.450,46 €</text:p>
          </table:table-cell>
          <table:table-cell table:formula="of:=[.DQ13]*EXP(LN(1+[.$F$2]-[.$H$2]^2/2))*EXP(NORMINV(RAND();0;[.$H$2]))" office:value-type="currency" office:currency="EUR" office:value="37980.064368179">
            <text:p>37.980,06 €</text:p>
          </table:table-cell>
          <table:table-cell table:formula="of:=[.DR13]*EXP(LN(1+[.$F$2]-[.$H$2]^2/2))*EXP(NORMINV(RAND();0;[.$H$2]))" office:value-type="currency" office:currency="EUR" office:value="15429.9623548163">
            <text:p>15.429,96 €</text:p>
          </table:table-cell>
          <table:table-cell table:formula="of:=[.DS13]*EXP(LN(1+[.$F$2]-[.$H$2]^2/2))*EXP(NORMINV(RAND();0;[.$H$2]))" office:value-type="currency" office:currency="EUR" office:value="14692.7624618105">
            <text:p>14.692,76 €</text:p>
          </table:table-cell>
          <table:table-cell table:formula="of:=[.DT13]*EXP(LN(1+[.$F$2]-[.$H$2]^2/2))*EXP(NORMINV(RAND();0;[.$H$2]))" office:value-type="currency" office:currency="EUR" office:value="55710.8422455657">
            <text:p>55.710,84 €</text:p>
          </table:table-cell>
          <table:table-cell table:formula="of:=[.DU13]*EXP(LN(1+[.$F$2]-[.$H$2]^2/2))*EXP(NORMINV(RAND();0;[.$H$2]))" office:value-type="currency" office:currency="EUR" office:value="15275.8157089348">
            <text:p>15.275,82 €</text:p>
          </table:table-cell>
          <table:table-cell table:formula="of:=[.DV13]*EXP(LN(1+[.$F$2]-[.$H$2]^2/2))*EXP(NORMINV(RAND();0;[.$H$2]))" office:value-type="currency" office:currency="EUR" office:value="11379.4039262339">
            <text:p>11.379,40 €</text:p>
          </table:table-cell>
          <table:table-cell table:formula="of:=[.DW13]*EXP(LN(1+[.$F$2]-[.$H$2]^2/2))*EXP(NORMINV(RAND();0;[.$H$2]))" office:value-type="currency" office:currency="EUR" office:value="59550.4037015221">
            <text:p>59.550,40 €</text:p>
          </table:table-cell>
          <table:table-cell table:formula="of:=[.DX13]*EXP(LN(1+[.$F$2]-[.$H$2]^2/2))*EXP(NORMINV(RAND();0;[.$H$2]))" office:value-type="currency" office:currency="EUR" office:value="47920.5791156355">
            <text:p>47.920,58 €</text:p>
          </table:table-cell>
          <table:table-cell table:formula="of:=[.DY13]*EXP(LN(1+[.$F$2]-[.$H$2]^2/2))*EXP(NORMINV(RAND();0;[.$H$2]))" office:value-type="currency" office:currency="EUR" office:value="9110.53094771719">
            <text:p>9.110,53 €</text:p>
          </table:table-cell>
          <table:table-cell table:formula="of:=[.DZ13]*EXP(LN(1+[.$F$2]-[.$H$2]^2/2))*EXP(NORMINV(RAND();0;[.$H$2]))" office:value-type="currency" office:currency="EUR" office:value="18566.4613065555">
            <text:p>18.566,46 €</text:p>
          </table:table-cell>
          <table:table-cell table:formula="of:=[.EA13]*EXP(LN(1+[.$F$2]-[.$H$2]^2/2))*EXP(NORMINV(RAND();0;[.$H$2]))" office:value-type="currency" office:currency="EUR" office:value="13527.5590796773">
            <text:p>13.527,56 €</text:p>
          </table:table-cell>
          <table:table-cell table:formula="of:=[.EB13]*EXP(LN(1+[.$F$2]-[.$H$2]^2/2))*EXP(NORMINV(RAND();0;[.$H$2]))" office:value-type="currency" office:currency="EUR" office:value="12718.3420849295">
            <text:p>12.718,34 €</text:p>
          </table:table-cell>
          <table:table-cell table:formula="of:=[.EC13]*EXP(LN(1+[.$F$2]-[.$H$2]^2/2))*EXP(NORMINV(RAND();0;[.$H$2]))" office:value-type="currency" office:currency="EUR" office:value="39810.070996961">
            <text:p>39.810,07 €</text:p>
          </table:table-cell>
          <table:table-cell table:formula="of:=[.ED13]*EXP(LN(1+[.$F$2]-[.$H$2]^2/2))*EXP(NORMINV(RAND();0;[.$H$2]))" office:value-type="currency" office:currency="EUR" office:value="11216.9687108358">
            <text:p>11.216,97 €</text:p>
          </table:table-cell>
          <table:table-cell table:formula="of:=[.EE13]*EXP(LN(1+[.$F$2]-[.$H$2]^2/2))*EXP(NORMINV(RAND();0;[.$H$2]))" office:value-type="currency" office:currency="EUR" office:value="6421.59203662023">
            <text:p>6.421,59 €</text:p>
          </table:table-cell>
          <table:table-cell table:formula="of:=[.EF13]*EXP(LN(1+[.$F$2]-[.$H$2]^2/2))*EXP(NORMINV(RAND();0;[.$H$2]))" office:value-type="currency" office:currency="EUR" office:value="6310.75157760307">
            <text:p>6.310,75 €</text:p>
          </table:table-cell>
          <table:table-cell table:formula="of:=[.EG13]*EXP(LN(1+[.$F$2]-[.$H$2]^2/2))*EXP(NORMINV(RAND();0;[.$H$2]))" office:value-type="currency" office:currency="EUR" office:value="42452.1121480333">
            <text:p>42.452,11 €</text:p>
          </table:table-cell>
          <table:table-cell table:formula="of:=[.EH13]*EXP(LN(1+[.$F$2]-[.$H$2]^2/2))*EXP(NORMINV(RAND();0;[.$H$2]))" office:value-type="currency" office:currency="EUR" office:value="6568.31389378327">
            <text:p>6.568,31 €</text:p>
          </table:table-cell>
          <table:table-cell table:formula="of:=[.EI13]*EXP(LN(1+[.$F$2]-[.$H$2]^2/2))*EXP(NORMINV(RAND();0;[.$H$2]))" office:value-type="currency" office:currency="EUR" office:value="30883.1676993253">
            <text:p>30.883,17 €</text:p>
          </table:table-cell>
          <table:table-cell table:formula="of:=[.EJ13]*EXP(LN(1+[.$F$2]-[.$H$2]^2/2))*EXP(NORMINV(RAND();0;[.$H$2]))" office:value-type="currency" office:currency="EUR" office:value="11250.7521369466">
            <text:p>11.250,75 €</text:p>
          </table:table-cell>
          <table:table-cell table:formula="of:=[.EK13]*EXP(LN(1+[.$F$2]-[.$H$2]^2/2))*EXP(NORMINV(RAND();0;[.$H$2]))" office:value-type="currency" office:currency="EUR" office:value="15676.4239561994">
            <text:p>15.676,42 €</text:p>
          </table:table-cell>
          <table:table-cell table:formula="of:=[.EL13]*EXP(LN(1+[.$F$2]-[.$H$2]^2/2))*EXP(NORMINV(RAND();0;[.$H$2]))" office:value-type="currency" office:currency="EUR" office:value="9068.65959610292">
            <text:p>9.068,66 €</text:p>
          </table:table-cell>
          <table:table-cell table:formula="of:=[.EM13]*EXP(LN(1+[.$F$2]-[.$H$2]^2/2))*EXP(NORMINV(RAND();0;[.$H$2]))" office:value-type="currency" office:currency="EUR" office:value="60727.4883888617">
            <text:p>60.727,49 €</text:p>
          </table:table-cell>
          <table:table-cell table:formula="of:=[.EN13]*EXP(LN(1+[.$F$2]-[.$H$2]^2/2))*EXP(NORMINV(RAND();0;[.$H$2]))" office:value-type="currency" office:currency="EUR" office:value="14779.6483251499">
            <text:p>14.779,65 €</text:p>
          </table:table-cell>
          <table:table-cell table:formula="of:=[.EO13]*EXP(LN(1+[.$F$2]-[.$H$2]^2/2))*EXP(NORMINV(RAND();0;[.$H$2]))" office:value-type="currency" office:currency="EUR" office:value="5424.61254259204">
            <text:p>5.424,61 €</text:p>
          </table:table-cell>
          <table:table-cell table:formula="of:=[.EP13]*EXP(LN(1+[.$F$2]-[.$H$2]^2/2))*EXP(NORMINV(RAND();0;[.$H$2]))" office:value-type="currency" office:currency="EUR" office:value="16061.3208241758">
            <text:p>16.061,32 €</text:p>
          </table:table-cell>
          <table:table-cell table:formula="of:=[.EQ13]*EXP(LN(1+[.$F$2]-[.$H$2]^2/2))*EXP(NORMINV(RAND();0;[.$H$2]))" office:value-type="currency" office:currency="EUR" office:value="4932.28595287621">
            <text:p>4.932,29 €</text:p>
          </table:table-cell>
          <table:table-cell table:formula="of:=[.ER13]*EXP(LN(1+[.$F$2]-[.$H$2]^2/2))*EXP(NORMINV(RAND();0;[.$H$2]))" office:value-type="currency" office:currency="EUR" office:value="31522.4275844765">
            <text:p>31.522,43 €</text:p>
          </table:table-cell>
          <table:table-cell table:formula="of:=[.ES13]*EXP(LN(1+[.$F$2]-[.$H$2]^2/2))*EXP(NORMINV(RAND();0;[.$H$2]))" office:value-type="currency" office:currency="EUR" office:value="17086.2191829973">
            <text:p>17.086,22 €</text:p>
          </table:table-cell>
          <table:table-cell table:formula="of:=[.ET13]*EXP(LN(1+[.$F$2]-[.$H$2]^2/2))*EXP(NORMINV(RAND();0;[.$H$2]))" office:value-type="currency" office:currency="EUR" office:value="12327.1599889403">
            <text:p>12.327,16 €</text:p>
          </table:table-cell>
          <table:table-cell table:formula="of:=[.EU13]*EXP(LN(1+[.$F$2]-[.$H$2]^2/2))*EXP(NORMINV(RAND();0;[.$H$2]))" office:value-type="currency" office:currency="EUR" office:value="11304.6499437934">
            <text:p>11.304,65 €</text:p>
          </table:table-cell>
          <table:table-cell table:formula="of:=[.EV13]*EXP(LN(1+[.$F$2]-[.$H$2]^2/2))*EXP(NORMINV(RAND();0;[.$H$2]))" office:value-type="currency" office:currency="EUR" office:value="17732.0543786872">
            <text:p>17.732,05 €</text:p>
          </table:table-cell>
          <table:table-cell table:formula="of:=[.EW13]*EXP(LN(1+[.$F$2]-[.$H$2]^2/2))*EXP(NORMINV(RAND();0;[.$H$2]))" office:value-type="currency" office:currency="EUR" office:value="8762.82972640813">
            <text:p>8.762,83 €</text:p>
          </table:table-cell>
          <table:table-cell table:formula="of:=[.EX13]*EXP(LN(1+[.$F$2]-[.$H$2]^2/2))*EXP(NORMINV(RAND();0;[.$H$2]))" office:value-type="currency" office:currency="EUR" office:value="7082.83122443813">
            <text:p>7.082,83 €</text:p>
          </table:table-cell>
          <table:table-cell table:formula="of:=[.EY13]*EXP(LN(1+[.$F$2]-[.$H$2]^2/2))*EXP(NORMINV(RAND();0;[.$H$2]))" office:value-type="currency" office:currency="EUR" office:value="43888.4893222705">
            <text:p>43.888,49 €</text:p>
          </table:table-cell>
          <table:table-cell table:formula="of:=[.EZ13]*EXP(LN(1+[.$F$2]-[.$H$2]^2/2))*EXP(NORMINV(RAND();0;[.$H$2]))" office:value-type="currency" office:currency="EUR" office:value="27980.7041457182">
            <text:p>27.980,70 €</text:p>
          </table:table-cell>
          <table:table-cell table:formula="of:=[.FA13]*EXP(LN(1+[.$F$2]-[.$H$2]^2/2))*EXP(NORMINV(RAND();0;[.$H$2]))" office:value-type="currency" office:currency="EUR" office:value="12425.8530995782">
            <text:p>12.425,85 €</text:p>
          </table:table-cell>
          <table:table-cell table:formula="of:=[.FB13]*EXP(LN(1+[.$F$2]-[.$H$2]^2/2))*EXP(NORMINV(RAND();0;[.$H$2]))" office:value-type="currency" office:currency="EUR" office:value="27181.5007434247">
            <text:p>27.181,50 €</text:p>
          </table:table-cell>
          <table:table-cell table:formula="of:=[.FC13]*EXP(LN(1+[.$F$2]-[.$H$2]^2/2))*EXP(NORMINV(RAND();0;[.$H$2]))" office:value-type="currency" office:currency="EUR" office:value="30708.1476436107">
            <text:p>30.708,15 €</text:p>
          </table:table-cell>
          <table:table-cell table:formula="of:=[.FD13]*EXP(LN(1+[.$F$2]-[.$H$2]^2/2))*EXP(NORMINV(RAND();0;[.$H$2]))" office:value-type="currency" office:currency="EUR" office:value="15940.8067639414">
            <text:p>15.940,81 €</text:p>
          </table:table-cell>
          <table:table-cell table:formula="of:=[.FE13]*EXP(LN(1+[.$F$2]-[.$H$2]^2/2))*EXP(NORMINV(RAND();0;[.$H$2]))" office:value-type="currency" office:currency="EUR" office:value="19247.2592278723">
            <text:p>19.247,26 €</text:p>
          </table:table-cell>
          <table:table-cell table:formula="of:=[.FF13]*EXP(LN(1+[.$F$2]-[.$H$2]^2/2))*EXP(NORMINV(RAND();0;[.$H$2]))" office:value-type="currency" office:currency="EUR" office:value="17029.3289789782">
            <text:p>17.029,33 €</text:p>
          </table:table-cell>
          <table:table-cell table:formula="of:=[.FG13]*EXP(LN(1+[.$F$2]-[.$H$2]^2/2))*EXP(NORMINV(RAND();0;[.$H$2]))" office:value-type="currency" office:currency="EUR" office:value="14498.1214304878">
            <text:p>14.498,12 €</text:p>
          </table:table-cell>
          <table:table-cell table:formula="of:=[.FH13]*EXP(LN(1+[.$F$2]-[.$H$2]^2/2))*EXP(NORMINV(RAND();0;[.$H$2]))" office:value-type="currency" office:currency="EUR" office:value="18084.3158069385">
            <text:p>18.084,32 €</text:p>
          </table:table-cell>
          <table:table-cell table:formula="of:=[.FI13]*EXP(LN(1+[.$F$2]-[.$H$2]^2/2))*EXP(NORMINV(RAND();0;[.$H$2]))" office:value-type="currency" office:currency="EUR" office:value="4996.38218620781">
            <text:p>4.996,38 €</text:p>
          </table:table-cell>
          <table:table-cell table:formula="of:=[.FJ13]*EXP(LN(1+[.$F$2]-[.$H$2]^2/2))*EXP(NORMINV(RAND();0;[.$H$2]))" office:value-type="currency" office:currency="EUR" office:value="20032.1281656625">
            <text:p>20.032,13 €</text:p>
          </table:table-cell>
          <table:table-cell table:formula="of:=[.FK13]*EXP(LN(1+[.$F$2]-[.$H$2]^2/2))*EXP(NORMINV(RAND();0;[.$H$2]))" office:value-type="currency" office:currency="EUR" office:value="7856.96223179925">
            <text:p>7.856,96 €</text:p>
          </table:table-cell>
          <table:table-cell table:formula="of:=[.FL13]*EXP(LN(1+[.$F$2]-[.$H$2]^2/2))*EXP(NORMINV(RAND();0;[.$H$2]))" office:value-type="currency" office:currency="EUR" office:value="11673.2367364709">
            <text:p>11.673,24 €</text:p>
          </table:table-cell>
          <table:table-cell table:formula="of:=[.FM13]*EXP(LN(1+[.$F$2]-[.$H$2]^2/2))*EXP(NORMINV(RAND();0;[.$H$2]))" office:value-type="currency" office:currency="EUR" office:value="17148.5099828921">
            <text:p>17.148,51 €</text:p>
          </table:table-cell>
          <table:table-cell table:formula="of:=[.FN13]*EXP(LN(1+[.$F$2]-[.$H$2]^2/2))*EXP(NORMINV(RAND();0;[.$H$2]))" office:value-type="currency" office:currency="EUR" office:value="17897.7939106486">
            <text:p>17.897,79 €</text:p>
          </table:table-cell>
          <table:table-cell table:formula="of:=[.FO13]*EXP(LN(1+[.$F$2]-[.$H$2]^2/2))*EXP(NORMINV(RAND();0;[.$H$2]))" office:value-type="currency" office:currency="EUR" office:value="2882.18815572269">
            <text:p>2.882,19 €</text:p>
          </table:table-cell>
          <table:table-cell table:formula="of:=[.FP13]*EXP(LN(1+[.$F$2]-[.$H$2]^2/2))*EXP(NORMINV(RAND();0;[.$H$2]))" office:value-type="currency" office:currency="EUR" office:value="10082.2797159178">
            <text:p>10.082,28 €</text:p>
          </table:table-cell>
          <table:table-cell table:formula="of:=[.FQ13]*EXP(LN(1+[.$F$2]-[.$H$2]^2/2))*EXP(NORMINV(RAND();0;[.$H$2]))" office:value-type="currency" office:currency="EUR" office:value="28781.4789553055">
            <text:p>28.781,48 €</text:p>
          </table:table-cell>
          <table:table-cell table:formula="of:=[.FR13]*EXP(LN(1+[.$F$2]-[.$H$2]^2/2))*EXP(NORMINV(RAND();0;[.$H$2]))" office:value-type="currency" office:currency="EUR" office:value="17855.7925730867">
            <text:p>17.855,79 €</text:p>
          </table:table-cell>
          <table:table-cell table:formula="of:=[.FS13]*EXP(LN(1+[.$F$2]-[.$H$2]^2/2))*EXP(NORMINV(RAND();0;[.$H$2]))" office:value-type="currency" office:currency="EUR" office:value="3670.22810100028">
            <text:p>3.670,23 €</text:p>
          </table:table-cell>
          <table:table-cell table:formula="of:=[.FT13]*EXP(LN(1+[.$F$2]-[.$H$2]^2/2))*EXP(NORMINV(RAND();0;[.$H$2]))" office:value-type="currency" office:currency="EUR" office:value="22039.0374544407">
            <text:p>22.039,04 €</text:p>
          </table:table-cell>
          <table:table-cell table:formula="of:=[.FU13]*EXP(LN(1+[.$F$2]-[.$H$2]^2/2))*EXP(NORMINV(RAND();0;[.$H$2]))" office:value-type="currency" office:currency="EUR" office:value="14424.1095368692">
            <text:p>14.424,11 €</text:p>
          </table:table-cell>
          <table:table-cell table:formula="of:=[.FV13]*EXP(LN(1+[.$F$2]-[.$H$2]^2/2))*EXP(NORMINV(RAND();0;[.$H$2]))" office:value-type="currency" office:currency="EUR" office:value="22077.5402793726">
            <text:p>22.077,54 €</text:p>
          </table:table-cell>
          <table:table-cell table:formula="of:=[.FW13]*EXP(LN(1+[.$F$2]-[.$H$2]^2/2))*EXP(NORMINV(RAND();0;[.$H$2]))" office:value-type="currency" office:currency="EUR" office:value="20527.7422530376">
            <text:p>20.527,74 €</text:p>
          </table:table-cell>
          <table:table-cell table:formula="of:=[.FX13]*EXP(LN(1+[.$F$2]-[.$H$2]^2/2))*EXP(NORMINV(RAND();0;[.$H$2]))" office:value-type="currency" office:currency="EUR" office:value="31687.199149465">
            <text:p>31.687,20 €</text:p>
          </table:table-cell>
          <table:table-cell table:formula="of:=[.FY13]*EXP(LN(1+[.$F$2]-[.$H$2]^2/2))*EXP(NORMINV(RAND();0;[.$H$2]))" office:value-type="currency" office:currency="EUR" office:value="15706.1116892118">
            <text:p>15.706,11 €</text:p>
          </table:table-cell>
          <table:table-cell table:formula="of:=[.FZ13]*EXP(LN(1+[.$F$2]-[.$H$2]^2/2))*EXP(NORMINV(RAND();0;[.$H$2]))" office:value-type="currency" office:currency="EUR" office:value="5799.96504780374">
            <text:p>5.799,97 €</text:p>
          </table:table-cell>
          <table:table-cell table:formula="of:=[.GA13]*EXP(LN(1+[.$F$2]-[.$H$2]^2/2))*EXP(NORMINV(RAND();0;[.$H$2]))" office:value-type="currency" office:currency="EUR" office:value="15108.8372175585">
            <text:p>15.108,84 €</text:p>
          </table:table-cell>
          <table:table-cell table:formula="of:=[.GB13]*EXP(LN(1+[.$F$2]-[.$H$2]^2/2))*EXP(NORMINV(RAND();0;[.$H$2]))" office:value-type="currency" office:currency="EUR" office:value="18468.1842899233">
            <text:p>18.468,18 €</text:p>
          </table:table-cell>
          <table:table-cell table:formula="of:=[.GC13]*EXP(LN(1+[.$F$2]-[.$H$2]^2/2))*EXP(NORMINV(RAND();0;[.$H$2]))" office:value-type="currency" office:currency="EUR" office:value="81244.4873498005">
            <text:p>81.244,49 €</text:p>
          </table:table-cell>
          <table:table-cell table:formula="of:=[.GD13]*EXP(LN(1+[.$F$2]-[.$H$2]^2/2))*EXP(NORMINV(RAND();0;[.$H$2]))" office:value-type="currency" office:currency="EUR" office:value="13685.608797695">
            <text:p>13.685,61 €</text:p>
          </table:table-cell>
          <table:table-cell table:formula="of:=[.GE13]*EXP(LN(1+[.$F$2]-[.$H$2]^2/2))*EXP(NORMINV(RAND();0;[.$H$2]))" office:value-type="currency" office:currency="EUR" office:value="7453.73204239023">
            <text:p>7.453,73 €</text:p>
          </table:table-cell>
          <table:table-cell table:formula="of:=[.GF13]*EXP(LN(1+[.$F$2]-[.$H$2]^2/2))*EXP(NORMINV(RAND();0;[.$H$2]))" office:value-type="currency" office:currency="EUR" office:value="23160.5228824255">
            <text:p>23.160,52 €</text:p>
          </table:table-cell>
          <table:table-cell table:formula="of:=[.GG13]*EXP(LN(1+[.$F$2]-[.$H$2]^2/2))*EXP(NORMINV(RAND();0;[.$H$2]))" office:value-type="currency" office:currency="EUR" office:value="13141.2287257404">
            <text:p>13.141,23 €</text:p>
          </table:table-cell>
          <table:table-cell table:formula="of:=[.GH13]*EXP(LN(1+[.$F$2]-[.$H$2]^2/2))*EXP(NORMINV(RAND();0;[.$H$2]))" office:value-type="currency" office:currency="EUR" office:value="15324.4569218337">
            <text:p>15.324,46 €</text:p>
          </table:table-cell>
          <table:table-cell table:formula="of:=[.GI13]*EXP(LN(1+[.$F$2]-[.$H$2]^2/2))*EXP(NORMINV(RAND();0;[.$H$2]))" office:value-type="currency" office:currency="EUR" office:value="44710.8337543283">
            <text:p>44.710,83 €</text:p>
          </table:table-cell>
          <table:table-cell table:formula="of:=[.GJ13]*EXP(LN(1+[.$F$2]-[.$H$2]^2/2))*EXP(NORMINV(RAND();0;[.$H$2]))" office:value-type="currency" office:currency="EUR" office:value="12558.1892906696">
            <text:p>12.558,19 €</text:p>
          </table:table-cell>
          <table:table-cell table:formula="of:=[.GK13]*EXP(LN(1+[.$F$2]-[.$H$2]^2/2))*EXP(NORMINV(RAND();0;[.$H$2]))" office:value-type="currency" office:currency="EUR" office:value="47677.2243115236">
            <text:p>47.677,22 €</text:p>
          </table:table-cell>
          <table:table-cell table:formula="of:=[.GL13]*EXP(LN(1+[.$F$2]-[.$H$2]^2/2))*EXP(NORMINV(RAND();0;[.$H$2]))" office:value-type="currency" office:currency="EUR" office:value="6795.49574643998">
            <text:p>6.795,50 €</text:p>
          </table:table-cell>
          <table:table-cell table:formula="of:=[.GM13]*EXP(LN(1+[.$F$2]-[.$H$2]^2/2))*EXP(NORMINV(RAND();0;[.$H$2]))" office:value-type="currency" office:currency="EUR" office:value="13393.0436895198">
            <text:p>13.393,04 €</text:p>
          </table:table-cell>
          <table:table-cell table:formula="of:=[.GN13]*EXP(LN(1+[.$F$2]-[.$H$2]^2/2))*EXP(NORMINV(RAND();0;[.$H$2]))" office:value-type="currency" office:currency="EUR" office:value="6251.71168933579">
            <text:p>6.251,71 €</text:p>
          </table:table-cell>
          <table:table-cell table:formula="of:=[.GO13]*EXP(LN(1+[.$F$2]-[.$H$2]^2/2))*EXP(NORMINV(RAND();0;[.$H$2]))" office:value-type="currency" office:currency="EUR" office:value="31137.7043202855">
            <text:p>31.137,70 €</text:p>
          </table:table-cell>
          <table:table-cell table:formula="of:=[.GP13]*EXP(LN(1+[.$F$2]-[.$H$2]^2/2))*EXP(NORMINV(RAND();0;[.$H$2]))" office:value-type="currency" office:currency="EUR" office:value="132463.250984073">
            <text:p>132.463,25 €</text:p>
          </table:table-cell>
          <table:table-cell table:formula="of:=[.GQ13]*EXP(LN(1+[.$F$2]-[.$H$2]^2/2))*EXP(NORMINV(RAND();0;[.$H$2]))" office:value-type="currency" office:currency="EUR" office:value="30522.937180867">
            <text:p>30.522,94 €</text:p>
          </table:table-cell>
          <table:table-cell table:formula="of:=[.GR13]*EXP(LN(1+[.$F$2]-[.$H$2]^2/2))*EXP(NORMINV(RAND();0;[.$H$2]))" office:value-type="currency" office:currency="EUR" office:value="12572.3480006275">
            <text:p>12.572,35 €</text:p>
          </table:table-cell>
          <table:table-cell table:formula="of:=[.GS13]*EXP(LN(1+[.$F$2]-[.$H$2]^2/2))*EXP(NORMINV(RAND();0;[.$H$2]))" office:value-type="currency" office:currency="EUR" office:value="11013.1446621259">
            <text:p>11.013,14 €</text:p>
          </table:table-cell>
          <table:table-cell table:formula="of:=[.GT13]*EXP(LN(1+[.$F$2]-[.$H$2]^2/2))*EXP(NORMINV(RAND();0;[.$H$2]))" office:value-type="currency" office:currency="EUR" office:value="6341.54479543768">
            <text:p>6.341,54 €</text:p>
          </table:table-cell>
          <table:table-cell table:formula="of:=[.GU13]*EXP(LN(1+[.$F$2]-[.$H$2]^2/2))*EXP(NORMINV(RAND();0;[.$H$2]))" office:value-type="currency" office:currency="EUR" office:value="16795.6783939648">
            <text:p>16.795,68 €</text:p>
          </table:table-cell>
          <table:table-cell table:formula="of:=[.GV13]*EXP(LN(1+[.$F$2]-[.$H$2]^2/2))*EXP(NORMINV(RAND();0;[.$H$2]))" office:value-type="currency" office:currency="EUR" office:value="11891.3833480978">
            <text:p>11.891,38 €</text:p>
          </table:table-cell>
          <table:table-cell table:formula="of:=[.GW13]*EXP(LN(1+[.$F$2]-[.$H$2]^2/2))*EXP(NORMINV(RAND();0;[.$H$2]))" office:value-type="currency" office:currency="EUR" office:value="10474.3570330401">
            <text:p>10.474,36 €</text:p>
          </table:table-cell>
          <table:table-cell table:formula="of:=[.GX13]*EXP(LN(1+[.$F$2]-[.$H$2]^2/2))*EXP(NORMINV(RAND();0;[.$H$2]))" office:value-type="currency" office:currency="EUR" office:value="11650.9091909487">
            <text:p>11.650,91 €</text:p>
          </table:table-cell>
          <table:table-cell table:formula="of:=[.GY13]*EXP(LN(1+[.$F$2]-[.$H$2]^2/2))*EXP(NORMINV(RAND();0;[.$H$2]))" office:value-type="currency" office:currency="EUR" office:value="4364.07900665408">
            <text:p>4.364,08 €</text:p>
          </table:table-cell>
          <table:table-cell table:formula="of:=[.GZ13]*EXP(LN(1+[.$F$2]-[.$H$2]^2/2))*EXP(NORMINV(RAND();0;[.$H$2]))" office:value-type="currency" office:currency="EUR" office:value="4903.20502683539">
            <text:p>4.903,21 €</text:p>
          </table:table-cell>
          <table:table-cell table:formula="of:=[.HA13]*EXP(LN(1+[.$F$2]-[.$H$2]^2/2))*EXP(NORMINV(RAND();0;[.$H$2]))" office:value-type="currency" office:currency="EUR" office:value="17211.5272028776">
            <text:p>17.211,53 €</text:p>
          </table:table-cell>
          <table:table-cell table:formula="of:=[.HB13]*EXP(LN(1+[.$F$2]-[.$H$2]^2/2))*EXP(NORMINV(RAND();0;[.$H$2]))" office:value-type="currency" office:currency="EUR" office:value="26661.1970605988">
            <text:p>26.661,20 €</text:p>
          </table:table-cell>
          <table:table-cell table:formula="of:=[.HC13]*EXP(LN(1+[.$F$2]-[.$H$2]^2/2))*EXP(NORMINV(RAND();0;[.$H$2]))" office:value-type="currency" office:currency="EUR" office:value="9860.82885376774">
            <text:p>9.860,83 €</text:p>
          </table:table-cell>
          <table:table-cell table:formula="of:=[.HD13]*EXP(LN(1+[.$F$2]-[.$H$2]^2/2))*EXP(NORMINV(RAND();0;[.$H$2]))" office:value-type="currency" office:currency="EUR" office:value="22137.8672100802">
            <text:p>22.137,87 €</text:p>
          </table:table-cell>
          <table:table-cell table:formula="of:=[.HE13]*EXP(LN(1+[.$F$2]-[.$H$2]^2/2))*EXP(NORMINV(RAND();0;[.$H$2]))" office:value-type="currency" office:currency="EUR" office:value="19665.6413066655">
            <text:p>19.665,64 €</text:p>
          </table:table-cell>
          <table:table-cell table:formula="of:=[.HF13]*EXP(LN(1+[.$F$2]-[.$H$2]^2/2))*EXP(NORMINV(RAND();0;[.$H$2]))" office:value-type="currency" office:currency="EUR" office:value="7888.5308961266">
            <text:p>7.888,53 €</text:p>
          </table:table-cell>
          <table:table-cell table:formula="of:=[.HG13]*EXP(LN(1+[.$F$2]-[.$H$2]^2/2))*EXP(NORMINV(RAND();0;[.$H$2]))" office:value-type="currency" office:currency="EUR" office:value="20507.2873061089">
            <text:p>20.507,29 €</text:p>
          </table:table-cell>
          <table:table-cell table:formula="of:=[.HH13]*EXP(LN(1+[.$F$2]-[.$H$2]^2/2))*EXP(NORMINV(RAND();0;[.$H$2]))" office:value-type="currency" office:currency="EUR" office:value="17750.0903459494">
            <text:p>17.750,09 €</text:p>
          </table:table-cell>
          <table:table-cell table:formula="of:=[.HI13]*EXP(LN(1+[.$F$2]-[.$H$2]^2/2))*EXP(NORMINV(RAND();0;[.$H$2]))" office:value-type="currency" office:currency="EUR" office:value="20598.0744512071">
            <text:p>20.598,07 €</text:p>
          </table:table-cell>
          <table:table-cell table:formula="of:=[.HJ13]*EXP(LN(1+[.$F$2]-[.$H$2]^2/2))*EXP(NORMINV(RAND();0;[.$H$2]))" office:value-type="currency" office:currency="EUR" office:value="48561.9805637066">
            <text:p>48.561,98 €</text:p>
          </table:table-cell>
          <table:table-cell table:formula="of:=[.HK13]*EXP(LN(1+[.$F$2]-[.$H$2]^2/2))*EXP(NORMINV(RAND();0;[.$H$2]))" office:value-type="currency" office:currency="EUR" office:value="7920.68095713338">
            <text:p>7.920,68 €</text:p>
          </table:table-cell>
          <table:table-cell table:formula="of:=[.HL13]*EXP(LN(1+[.$F$2]-[.$H$2]^2/2))*EXP(NORMINV(RAND();0;[.$H$2]))" office:value-type="currency" office:currency="EUR" office:value="12999.7739351959">
            <text:p>12.999,77 €</text:p>
          </table:table-cell>
          <table:table-cell table:formula="of:=[.HM13]*EXP(LN(1+[.$F$2]-[.$H$2]^2/2))*EXP(NORMINV(RAND();0;[.$H$2]))" office:value-type="currency" office:currency="EUR" office:value="8905.89127796183">
            <text:p>8.905,89 €</text:p>
          </table:table-cell>
          <table:table-cell table:formula="of:=[.HN13]*EXP(LN(1+[.$F$2]-[.$H$2]^2/2))*EXP(NORMINV(RAND();0;[.$H$2]))" office:value-type="currency" office:currency="EUR" office:value="13075.9339218002">
            <text:p>13.075,93 €</text:p>
          </table:table-cell>
          <table:table-cell table:formula="of:=[.HO13]*EXP(LN(1+[.$F$2]-[.$H$2]^2/2))*EXP(NORMINV(RAND();0;[.$H$2]))" office:value-type="currency" office:currency="EUR" office:value="12084.4430852714">
            <text:p>12.084,44 €</text:p>
          </table:table-cell>
          <table:table-cell table:formula="of:=[.HP13]*EXP(LN(1+[.$F$2]-[.$H$2]^2/2))*EXP(NORMINV(RAND();0;[.$H$2]))" office:value-type="currency" office:currency="EUR" office:value="64775.5641371262">
            <text:p>64.775,56 €</text:p>
          </table:table-cell>
          <table:table-cell table:formula="of:=[.HQ13]*EXP(LN(1+[.$F$2]-[.$H$2]^2/2))*EXP(NORMINV(RAND();0;[.$H$2]))" office:value-type="currency" office:currency="EUR" office:value="14051.0361758914">
            <text:p>14.051,04 €</text:p>
          </table:table-cell>
          <table:table-cell table:formula="of:=[.HR13]*EXP(LN(1+[.$F$2]-[.$H$2]^2/2))*EXP(NORMINV(RAND();0;[.$H$2]))" office:value-type="currency" office:currency="EUR" office:value="10539.6685252069">
            <text:p>10.539,67 €</text:p>
          </table:table-cell>
          <table:table-cell table:formula="of:=[.HS13]*EXP(LN(1+[.$F$2]-[.$H$2]^2/2))*EXP(NORMINV(RAND();0;[.$H$2]))" office:value-type="currency" office:currency="EUR" office:value="13111.8497002319">
            <text:p>13.111,85 €</text:p>
          </table:table-cell>
          <table:table-cell table:formula="of:=[.HT13]*EXP(LN(1+[.$F$2]-[.$H$2]^2/2))*EXP(NORMINV(RAND();0;[.$H$2]))" office:value-type="currency" office:currency="EUR" office:value="26485.5060454566">
            <text:p>26.485,51 €</text:p>
          </table:table-cell>
          <table:table-cell table:formula="of:=[.HU13]*EXP(LN(1+[.$F$2]-[.$H$2]^2/2))*EXP(NORMINV(RAND();0;[.$H$2]))" office:value-type="currency" office:currency="EUR" office:value="9867.30292573088">
            <text:p>9.867,30 €</text:p>
          </table:table-cell>
          <table:table-cell table:formula="of:=[.HV13]*EXP(LN(1+[.$F$2]-[.$H$2]^2/2))*EXP(NORMINV(RAND();0;[.$H$2]))" office:value-type="currency" office:currency="EUR" office:value="14048.6299374778">
            <text:p>14.048,63 €</text:p>
          </table:table-cell>
          <table:table-cell table:formula="of:=[.HW13]*EXP(LN(1+[.$F$2]-[.$H$2]^2/2))*EXP(NORMINV(RAND();0;[.$H$2]))" office:value-type="currency" office:currency="EUR" office:value="15046.6258230353">
            <text:p>15.046,63 €</text:p>
          </table:table-cell>
          <table:table-cell table:formula="of:=[.HX13]*EXP(LN(1+[.$F$2]-[.$H$2]^2/2))*EXP(NORMINV(RAND();0;[.$H$2]))" office:value-type="currency" office:currency="EUR" office:value="19669.7548843128">
            <text:p>19.669,75 €</text:p>
          </table:table-cell>
          <table:table-cell table:formula="of:=[.HY13]*EXP(LN(1+[.$F$2]-[.$H$2]^2/2))*EXP(NORMINV(RAND();0;[.$H$2]))" office:value-type="currency" office:currency="EUR" office:value="8669.32501161643">
            <text:p>8.669,33 €</text:p>
          </table:table-cell>
          <table:table-cell table:formula="of:=[.HZ13]*EXP(LN(1+[.$F$2]-[.$H$2]^2/2))*EXP(NORMINV(RAND();0;[.$H$2]))" office:value-type="currency" office:currency="EUR" office:value="13386.8336353973">
            <text:p>13.386,83 €</text:p>
          </table:table-cell>
          <table:table-cell table:formula="of:=[.IA13]*EXP(LN(1+[.$F$2]-[.$H$2]^2/2))*EXP(NORMINV(RAND();0;[.$H$2]))" office:value-type="currency" office:currency="EUR" office:value="28382.769470627">
            <text:p>28.382,77 €</text:p>
          </table:table-cell>
          <table:table-cell table:formula="of:=[.IB13]*EXP(LN(1+[.$F$2]-[.$H$2]^2/2))*EXP(NORMINV(RAND();0;[.$H$2]))" office:value-type="currency" office:currency="EUR" office:value="36396.4706563681">
            <text:p>36.396,47 €</text:p>
          </table:table-cell>
          <table:table-cell table:formula="of:=[.IC13]*EXP(LN(1+[.$F$2]-[.$H$2]^2/2))*EXP(NORMINV(RAND();0;[.$H$2]))" office:value-type="currency" office:currency="EUR" office:value="10283.9715758938">
            <text:p>10.283,97 €</text:p>
          </table:table-cell>
          <table:table-cell table:formula="of:=[.ID13]*EXP(LN(1+[.$F$2]-[.$H$2]^2/2))*EXP(NORMINV(RAND();0;[.$H$2]))" office:value-type="currency" office:currency="EUR" office:value="6491.86833988108">
            <text:p>6.491,87 €</text:p>
          </table:table-cell>
          <table:table-cell table:formula="of:=[.IE13]*EXP(LN(1+[.$F$2]-[.$H$2]^2/2))*EXP(NORMINV(RAND();0;[.$H$2]))" office:value-type="currency" office:currency="EUR" office:value="29843.2529712605">
            <text:p>29.843,25 €</text:p>
          </table:table-cell>
          <table:table-cell table:formula="of:=[.IF13]*EXP(LN(1+[.$F$2]-[.$H$2]^2/2))*EXP(NORMINV(RAND();0;[.$H$2]))" office:value-type="currency" office:currency="EUR" office:value="7761.02260330207">
            <text:p>7.761,02 €</text:p>
          </table:table-cell>
          <table:table-cell table:formula="of:=[.IG13]*EXP(LN(1+[.$F$2]-[.$H$2]^2/2))*EXP(NORMINV(RAND();0;[.$H$2]))" office:value-type="currency" office:currency="EUR" office:value="18185.3367353741">
            <text:p>18.185,34 €</text:p>
          </table:table-cell>
          <table:table-cell table:formula="of:=[.IH13]*EXP(LN(1+[.$F$2]-[.$H$2]^2/2))*EXP(NORMINV(RAND();0;[.$H$2]))" office:value-type="currency" office:currency="EUR" office:value="8126.1389148359">
            <text:p>8.126,14 €</text:p>
          </table:table-cell>
          <table:table-cell table:formula="of:=[.II13]*EXP(LN(1+[.$F$2]-[.$H$2]^2/2))*EXP(NORMINV(RAND();0;[.$H$2]))" office:value-type="currency" office:currency="EUR" office:value="17193.605992375">
            <text:p>17.193,61 €</text:p>
          </table:table-cell>
          <table:table-cell table:formula="of:=[.IJ13]*EXP(LN(1+[.$F$2]-[.$H$2]^2/2))*EXP(NORMINV(RAND();0;[.$H$2]))" office:value-type="currency" office:currency="EUR" office:value="19439.1575537858">
            <text:p>19.439,16 €</text:p>
          </table:table-cell>
          <table:table-cell table:formula="of:=[.IK13]*EXP(LN(1+[.$F$2]-[.$H$2]^2/2))*EXP(NORMINV(RAND();0;[.$H$2]))" office:value-type="currency" office:currency="EUR" office:value="19349.7814728021">
            <text:p>19.349,78 €</text:p>
          </table:table-cell>
          <table:table-cell table:formula="of:=[.IL13]*EXP(LN(1+[.$F$2]-[.$H$2]^2/2))*EXP(NORMINV(RAND();0;[.$H$2]))" office:value-type="currency" office:currency="EUR" office:value="12470.1062526648">
            <text:p>12.470,11 €</text:p>
          </table:table-cell>
          <table:table-cell table:formula="of:=[.IM13]*EXP(LN(1+[.$F$2]-[.$H$2]^2/2))*EXP(NORMINV(RAND();0;[.$H$2]))" office:value-type="currency" office:currency="EUR" office:value="8668.8066974414">
            <text:p>8.668,81 €</text:p>
          </table:table-cell>
          <table:table-cell table:formula="of:=[.IN13]*EXP(LN(1+[.$F$2]-[.$H$2]^2/2))*EXP(NORMINV(RAND();0;[.$H$2]))" office:value-type="currency" office:currency="EUR" office:value="20055.3118588965">
            <text:p>20.055,31 €</text:p>
          </table:table-cell>
          <table:table-cell table:formula="of:=[.IO13]*EXP(LN(1+[.$F$2]-[.$H$2]^2/2))*EXP(NORMINV(RAND();0;[.$H$2]))" office:value-type="currency" office:currency="EUR" office:value="32593.6909186525">
            <text:p>32.593,69 €</text:p>
          </table:table-cell>
          <table:table-cell table:formula="of:=[.IP13]*EXP(LN(1+[.$F$2]-[.$H$2]^2/2))*EXP(NORMINV(RAND();0;[.$H$2]))" office:value-type="currency" office:currency="EUR" office:value="15842.9814646839">
            <text:p>15.842,98 €</text:p>
          </table:table-cell>
          <table:table-cell table:formula="of:=[.IQ13]*EXP(LN(1+[.$F$2]-[.$H$2]^2/2))*EXP(NORMINV(RAND();0;[.$H$2]))" office:value-type="currency" office:currency="EUR" office:value="19380.8465920546">
            <text:p>19.380,85 €</text:p>
          </table:table-cell>
          <table:table-cell table:formula="of:=[.IR13]*EXP(LN(1+[.$F$2]-[.$H$2]^2/2))*EXP(NORMINV(RAND();0;[.$H$2]))" office:value-type="currency" office:currency="EUR" office:value="11377.7632483865">
            <text:p>11.377,76 €</text:p>
          </table:table-cell>
          <table:table-cell table:formula="of:=[.IS13]*EXP(LN(1+[.$F$2]-[.$H$2]^2/2))*EXP(NORMINV(RAND();0;[.$H$2]))" office:value-type="currency" office:currency="EUR" office:value="22853.3815499825">
            <text:p>22.853,38 €</text:p>
          </table:table-cell>
          <table:table-cell table:formula="of:=[.IT13]*EXP(LN(1+[.$F$2]-[.$H$2]^2/2))*EXP(NORMINV(RAND();0;[.$H$2]))" office:value-type="currency" office:currency="EUR" office:value="131584.660975847">
            <text:p>131.584,66 €</text:p>
          </table:table-cell>
          <table:table-cell table:formula="of:=[.IU13]*EXP(LN(1+[.$F$2]-[.$H$2]^2/2))*EXP(NORMINV(RAND();0;[.$H$2]))" office:value-type="currency" office:currency="EUR" office:value="17903.9789842028">
            <text:p>17.903,98 €</text:p>
          </table:table-cell>
          <table:table-cell table:formula="of:=[.IV13]*EXP(LN(1+[.$F$2]-[.$H$2]^2/2))*EXP(NORMINV(RAND();0;[.$H$2]))" office:value-type="currency" office:currency="EUR" office:value="19958.5954985318">
            <text:p>19.958,60 €</text:p>
          </table:table-cell>
          <table:table-cell table:formula="of:=[.IW13]*EXP(LN(1+[.$F$2]-[.$H$2]^2/2))*EXP(NORMINV(RAND();0;[.$H$2]))" office:value-type="currency" office:currency="EUR" office:value="8428.04013842738">
            <text:p>8.428,04 €</text:p>
          </table:table-cell>
          <table:table-cell table:formula="of:=[.IX13]*EXP(LN(1+[.$F$2]-[.$H$2]^2/2))*EXP(NORMINV(RAND();0;[.$H$2]))" office:value-type="currency" office:currency="EUR" office:value="9245.7008424914">
            <text:p>9.245,70 €</text:p>
          </table:table-cell>
          <table:table-cell table:formula="of:=[.IY13]*EXP(LN(1+[.$F$2]-[.$H$2]^2/2))*EXP(NORMINV(RAND();0;[.$H$2]))" office:value-type="currency" office:currency="EUR" office:value="6642.20574414876">
            <text:p>6.642,21 €</text:p>
          </table:table-cell>
          <table:table-cell table:formula="of:=[.IZ13]*EXP(LN(1+[.$F$2]-[.$H$2]^2/2))*EXP(NORMINV(RAND();0;[.$H$2]))" office:value-type="currency" office:currency="EUR" office:value="11579.6484696263">
            <text:p>11.579,65 €</text:p>
          </table:table-cell>
          <table:table-cell table:formula="of:=[.JA13]*EXP(LN(1+[.$F$2]-[.$H$2]^2/2))*EXP(NORMINV(RAND();0;[.$H$2]))" office:value-type="currency" office:currency="EUR" office:value="24930.8999006791">
            <text:p>24.930,90 €</text:p>
          </table:table-cell>
          <table:table-cell table:formula="of:=[.JB13]*EXP(LN(1+[.$F$2]-[.$H$2]^2/2))*EXP(NORMINV(RAND();0;[.$H$2]))" office:value-type="currency" office:currency="EUR" office:value="29582.2109559358">
            <text:p>29.582,21 €</text:p>
          </table:table-cell>
          <table:table-cell table:formula="of:=[.JC13]*EXP(LN(1+[.$F$2]-[.$H$2]^2/2))*EXP(NORMINV(RAND();0;[.$H$2]))" office:value-type="currency" office:currency="EUR" office:value="13061.6419272809">
            <text:p>13.061,64 €</text:p>
          </table:table-cell>
          <table:table-cell table:formula="of:=[.JD13]*EXP(LN(1+[.$F$2]-[.$H$2]^2/2))*EXP(NORMINV(RAND();0;[.$H$2]))" office:value-type="currency" office:currency="EUR" office:value="29874.7613028192">
            <text:p>29.874,76 €</text:p>
          </table:table-cell>
          <table:table-cell table:formula="of:=[.JE13]*EXP(LN(1+[.$F$2]-[.$H$2]^2/2))*EXP(NORMINV(RAND();0;[.$H$2]))" office:value-type="currency" office:currency="EUR" office:value="33906.5858396663">
            <text:p>33.906,59 €</text:p>
          </table:table-cell>
          <table:table-cell table:formula="of:=[.JF13]*EXP(LN(1+[.$F$2]-[.$H$2]^2/2))*EXP(NORMINV(RAND();0;[.$H$2]))" office:value-type="currency" office:currency="EUR" office:value="21100.1115512868">
            <text:p>21.100,11 €</text:p>
          </table:table-cell>
          <table:table-cell table:formula="of:=[.JG13]*EXP(LN(1+[.$F$2]-[.$H$2]^2/2))*EXP(NORMINV(RAND();0;[.$H$2]))" office:value-type="currency" office:currency="EUR" office:value="38821.3225051121">
            <text:p>38.821,32 €</text:p>
          </table:table-cell>
          <table:table-cell table:formula="of:=[.JH13]*EXP(LN(1+[.$F$2]-[.$H$2]^2/2))*EXP(NORMINV(RAND();0;[.$H$2]))" office:value-type="currency" office:currency="EUR" office:value="12086.9952137617">
            <text:p>12.087,00 €</text:p>
          </table:table-cell>
          <table:table-cell table:formula="of:=[.JI13]*EXP(LN(1+[.$F$2]-[.$H$2]^2/2))*EXP(NORMINV(RAND();0;[.$H$2]))" office:value-type="currency" office:currency="EUR" office:value="21298.8228165515">
            <text:p>21.298,82 €</text:p>
          </table:table-cell>
          <table:table-cell table:formula="of:=[.JJ13]*EXP(LN(1+[.$F$2]-[.$H$2]^2/2))*EXP(NORMINV(RAND();0;[.$H$2]))" office:value-type="currency" office:currency="EUR" office:value="7187.16012540533">
            <text:p>7.187,16 €</text:p>
          </table:table-cell>
          <table:table-cell table:formula="of:=[.JK13]*EXP(LN(1+[.$F$2]-[.$H$2]^2/2))*EXP(NORMINV(RAND();0;[.$H$2]))" office:value-type="currency" office:currency="EUR" office:value="11886.9403841253">
            <text:p>11.886,94 €</text:p>
          </table:table-cell>
          <table:table-cell table:formula="of:=[.JL13]*EXP(LN(1+[.$F$2]-[.$H$2]^2/2))*EXP(NORMINV(RAND();0;[.$H$2]))" office:value-type="currency" office:currency="EUR" office:value="12035.0507465618">
            <text:p>12.035,05 €</text:p>
          </table:table-cell>
          <table:table-cell table:formula="of:=[.JM13]*EXP(LN(1+[.$F$2]-[.$H$2]^2/2))*EXP(NORMINV(RAND();0;[.$H$2]))" office:value-type="currency" office:currency="EUR" office:value="25152.5962124892">
            <text:p>25.152,60 €</text:p>
          </table:table-cell>
          <table:table-cell table:formula="of:=[.JN13]*EXP(LN(1+[.$F$2]-[.$H$2]^2/2))*EXP(NORMINV(RAND();0;[.$H$2]))" office:value-type="currency" office:currency="EUR" office:value="52283.6174666068">
            <text:p>52.283,62 €</text:p>
          </table:table-cell>
          <table:table-cell table:formula="of:=[.JO13]*EXP(LN(1+[.$F$2]-[.$H$2]^2/2))*EXP(NORMINV(RAND();0;[.$H$2]))" office:value-type="currency" office:currency="EUR" office:value="3978.19366079179">
            <text:p>3.978,19 €</text:p>
          </table:table-cell>
          <table:table-cell table:formula="of:=[.JP13]*EXP(LN(1+[.$F$2]-[.$H$2]^2/2))*EXP(NORMINV(RAND();0;[.$H$2]))" office:value-type="currency" office:currency="EUR" office:value="70536.7432936857">
            <text:p>70.536,74 €</text:p>
          </table:table-cell>
          <table:table-cell table:formula="of:=[.JQ13]*EXP(LN(1+[.$F$2]-[.$H$2]^2/2))*EXP(NORMINV(RAND();0;[.$H$2]))" office:value-type="currency" office:currency="EUR" office:value="11138.0152442077">
            <text:p>11.138,02 €</text:p>
          </table:table-cell>
          <table:table-cell table:formula="of:=[.JR13]*EXP(LN(1+[.$F$2]-[.$H$2]^2/2))*EXP(NORMINV(RAND();0;[.$H$2]))" office:value-type="currency" office:currency="EUR" office:value="13131.2704798194">
            <text:p>13.131,27 €</text:p>
          </table:table-cell>
          <table:table-cell table:formula="of:=[.JS13]*EXP(LN(1+[.$F$2]-[.$H$2]^2/2))*EXP(NORMINV(RAND();0;[.$H$2]))" office:value-type="currency" office:currency="EUR" office:value="20858.5976484618">
            <text:p>20.858,60 €</text:p>
          </table:table-cell>
          <table:table-cell table:formula="of:=[.JT13]*EXP(LN(1+[.$F$2]-[.$H$2]^2/2))*EXP(NORMINV(RAND();0;[.$H$2]))" office:value-type="currency" office:currency="EUR" office:value="4358.10641279561">
            <text:p>4.358,11 €</text:p>
          </table:table-cell>
          <table:table-cell table:formula="of:=[.JU13]*EXP(LN(1+[.$F$2]-[.$H$2]^2/2))*EXP(NORMINV(RAND();0;[.$H$2]))" office:value-type="currency" office:currency="EUR" office:value="10371.9956822787">
            <text:p>10.372,00 €</text:p>
          </table:table-cell>
          <table:table-cell table:formula="of:=[.JV13]*EXP(LN(1+[.$F$2]-[.$H$2]^2/2))*EXP(NORMINV(RAND();0;[.$H$2]))" office:value-type="currency" office:currency="EUR" office:value="6483.99549363218">
            <text:p>6.484,00 €</text:p>
          </table:table-cell>
          <table:table-cell table:formula="of:=[.JW13]*EXP(LN(1+[.$F$2]-[.$H$2]^2/2))*EXP(NORMINV(RAND();0;[.$H$2]))" office:value-type="currency" office:currency="EUR" office:value="6168.08364317522">
            <text:p>6.168,08 €</text:p>
          </table:table-cell>
          <table:table-cell table:formula="of:=[.JX13]*EXP(LN(1+[.$F$2]-[.$H$2]^2/2))*EXP(NORMINV(RAND();0;[.$H$2]))" office:value-type="currency" office:currency="EUR" office:value="17446.0653728185">
            <text:p>17.446,07 €</text:p>
          </table:table-cell>
          <table:table-cell table:formula="of:=[.JY13]*EXP(LN(1+[.$F$2]-[.$H$2]^2/2))*EXP(NORMINV(RAND();0;[.$H$2]))" office:value-type="currency" office:currency="EUR" office:value="13130.9592064526">
            <text:p>13.130,96 €</text:p>
          </table:table-cell>
          <table:table-cell table:formula="of:=[.JZ13]*EXP(LN(1+[.$F$2]-[.$H$2]^2/2))*EXP(NORMINV(RAND();0;[.$H$2]))" office:value-type="currency" office:currency="EUR" office:value="31115.4191797732">
            <text:p>31.115,42 €</text:p>
          </table:table-cell>
          <table:table-cell table:formula="of:=[.KA13]*EXP(LN(1+[.$F$2]-[.$H$2]^2/2))*EXP(NORMINV(RAND();0;[.$H$2]))" office:value-type="currency" office:currency="EUR" office:value="4785.92818134916">
            <text:p>4.785,93 €</text:p>
          </table:table-cell>
          <table:table-cell table:formula="of:=[.KB13]*EXP(LN(1+[.$F$2]-[.$H$2]^2/2))*EXP(NORMINV(RAND();0;[.$H$2]))" office:value-type="currency" office:currency="EUR" office:value="31797.3496100504">
            <text:p>31.797,35 €</text:p>
          </table:table-cell>
          <table:table-cell table:formula="of:=[.KC13]*EXP(LN(1+[.$F$2]-[.$H$2]^2/2))*EXP(NORMINV(RAND();0;[.$H$2]))" office:value-type="currency" office:currency="EUR" office:value="9405.04986876487">
            <text:p>9.405,05 €</text:p>
          </table:table-cell>
          <table:table-cell table:formula="of:=[.KD13]*EXP(LN(1+[.$F$2]-[.$H$2]^2/2))*EXP(NORMINV(RAND();0;[.$H$2]))" office:value-type="currency" office:currency="EUR" office:value="13832.3280245445">
            <text:p>13.832,33 €</text:p>
          </table:table-cell>
          <table:table-cell table:formula="of:=[.KE13]*EXP(LN(1+[.$F$2]-[.$H$2]^2/2))*EXP(NORMINV(RAND();0;[.$H$2]))" office:value-type="currency" office:currency="EUR" office:value="23047.662615717">
            <text:p>23.047,66 €</text:p>
          </table:table-cell>
          <table:table-cell table:formula="of:=[.KF13]*EXP(LN(1+[.$F$2]-[.$H$2]^2/2))*EXP(NORMINV(RAND();0;[.$H$2]))" office:value-type="currency" office:currency="EUR" office:value="12001.4404639611">
            <text:p>12.001,44 €</text:p>
          </table:table-cell>
          <table:table-cell table:formula="of:=[.KG13]*EXP(LN(1+[.$F$2]-[.$H$2]^2/2))*EXP(NORMINV(RAND();0;[.$H$2]))" office:value-type="currency" office:currency="EUR" office:value="24029.7683204431">
            <text:p>24.029,77 €</text:p>
          </table:table-cell>
          <table:table-cell table:formula="of:=[.KH13]*EXP(LN(1+[.$F$2]-[.$H$2]^2/2))*EXP(NORMINV(RAND();0;[.$H$2]))" office:value-type="currency" office:currency="EUR" office:value="9908.5718119233">
            <text:p>9.908,57 €</text:p>
          </table:table-cell>
          <table:table-cell table:formula="of:=[.KI13]*EXP(LN(1+[.$F$2]-[.$H$2]^2/2))*EXP(NORMINV(RAND();0;[.$H$2]))" office:value-type="currency" office:currency="EUR" office:value="14019.0468551498">
            <text:p>14.019,05 €</text:p>
          </table:table-cell>
          <table:table-cell table:formula="of:=[.KJ13]*EXP(LN(1+[.$F$2]-[.$H$2]^2/2))*EXP(NORMINV(RAND();0;[.$H$2]))" office:value-type="currency" office:currency="EUR" office:value="60067.8610853887">
            <text:p>60.067,86 €</text:p>
          </table:table-cell>
          <table:table-cell table:formula="of:=[.KK13]*EXP(LN(1+[.$F$2]-[.$H$2]^2/2))*EXP(NORMINV(RAND();0;[.$H$2]))" office:value-type="currency" office:currency="EUR" office:value="77691.1790946945">
            <text:p>77.691,18 €</text:p>
          </table:table-cell>
          <table:table-cell table:formula="of:=[.KL13]*EXP(LN(1+[.$F$2]-[.$H$2]^2/2))*EXP(NORMINV(RAND();0;[.$H$2]))" office:value-type="currency" office:currency="EUR" office:value="16477.7251321491">
            <text:p>16.477,73 €</text:p>
          </table:table-cell>
          <table:table-cell table:formula="of:=[.KM13]*EXP(LN(1+[.$F$2]-[.$H$2]^2/2))*EXP(NORMINV(RAND();0;[.$H$2]))" office:value-type="currency" office:currency="EUR" office:value="9700.15973105465">
            <text:p>9.700,16 €</text:p>
          </table:table-cell>
          <table:table-cell table:formula="of:=[.KN13]*EXP(LN(1+[.$F$2]-[.$H$2]^2/2))*EXP(NORMINV(RAND();0;[.$H$2]))" office:value-type="currency" office:currency="EUR" office:value="19184.3320625518">
            <text:p>19.184,33 €</text:p>
          </table:table-cell>
          <table:table-cell table:formula="of:=[.KO13]*EXP(LN(1+[.$F$2]-[.$H$2]^2/2))*EXP(NORMINV(RAND();0;[.$H$2]))" office:value-type="currency" office:currency="EUR" office:value="14827.7766305576">
            <text:p>14.827,78 €</text:p>
          </table:table-cell>
          <table:table-cell table:formula="of:=[.KP13]*EXP(LN(1+[.$F$2]-[.$H$2]^2/2))*EXP(NORMINV(RAND();0;[.$H$2]))" office:value-type="currency" office:currency="EUR" office:value="19379.4587935749">
            <text:p>19.379,46 €</text:p>
          </table:table-cell>
          <table:table-cell table:formula="of:=[.KQ13]*EXP(LN(1+[.$F$2]-[.$H$2]^2/2))*EXP(NORMINV(RAND();0;[.$H$2]))" office:value-type="currency" office:currency="EUR" office:value="8516.09595159124">
            <text:p>8.516,10 €</text:p>
          </table:table-cell>
          <table:table-cell table:formula="of:=[.KR13]*EXP(LN(1+[.$F$2]-[.$H$2]^2/2))*EXP(NORMINV(RAND();0;[.$H$2]))" office:value-type="currency" office:currency="EUR" office:value="7590.24387768423">
            <text:p>7.590,24 €</text:p>
          </table:table-cell>
          <table:table-cell table:formula="of:=[.KS13]*EXP(LN(1+[.$F$2]-[.$H$2]^2/2))*EXP(NORMINV(RAND();0;[.$H$2]))" office:value-type="currency" office:currency="EUR" office:value="12889.9965823648">
            <text:p>12.890,00 €</text:p>
          </table:table-cell>
          <table:table-cell table:formula="of:=[.KT13]*EXP(LN(1+[.$F$2]-[.$H$2]^2/2))*EXP(NORMINV(RAND();0;[.$H$2]))" office:value-type="currency" office:currency="EUR" office:value="15201.4906467897">
            <text:p>15.201,49 €</text:p>
          </table:table-cell>
          <table:table-cell table:formula="of:=[.KU13]*EXP(LN(1+[.$F$2]-[.$H$2]^2/2))*EXP(NORMINV(RAND();0;[.$H$2]))" office:value-type="currency" office:currency="EUR" office:value="12253.1282052978">
            <text:p>12.253,13 €</text:p>
          </table:table-cell>
          <table:table-cell table:formula="of:=[.KV13]*EXP(LN(1+[.$F$2]-[.$H$2]^2/2))*EXP(NORMINV(RAND();0;[.$H$2]))" office:value-type="currency" office:currency="EUR" office:value="8253.89603657781">
            <text:p>8.253,90 €</text:p>
          </table:table-cell>
          <table:table-cell table:formula="of:=[.KW13]*EXP(LN(1+[.$F$2]-[.$H$2]^2/2))*EXP(NORMINV(RAND();0;[.$H$2]))" office:value-type="currency" office:currency="EUR" office:value="9387.83167544272">
            <text:p>9.387,83 €</text:p>
          </table:table-cell>
          <table:table-cell table:formula="of:=[.KX13]*EXP(LN(1+[.$F$2]-[.$H$2]^2/2))*EXP(NORMINV(RAND();0;[.$H$2]))" office:value-type="currency" office:currency="EUR" office:value="12760.0139952348">
            <text:p>12.760,01 €</text:p>
          </table:table-cell>
          <table:table-cell table:formula="of:=[.KY13]*EXP(LN(1+[.$F$2]-[.$H$2]^2/2))*EXP(NORMINV(RAND();0;[.$H$2]))" office:value-type="currency" office:currency="EUR" office:value="77641.3804910399">
            <text:p>77.641,38 €</text:p>
          </table:table-cell>
          <table:table-cell table:formula="of:=[.KZ13]*EXP(LN(1+[.$F$2]-[.$H$2]^2/2))*EXP(NORMINV(RAND();0;[.$H$2]))" office:value-type="currency" office:currency="EUR" office:value="12473.299689839">
            <text:p>12.473,30 €</text:p>
          </table:table-cell>
          <table:table-cell table:formula="of:=[.LA13]*EXP(LN(1+[.$F$2]-[.$H$2]^2/2))*EXP(NORMINV(RAND();0;[.$H$2]))" office:value-type="currency" office:currency="EUR" office:value="12500.8312289925">
            <text:p>12.500,83 €</text:p>
          </table:table-cell>
          <table:table-cell table:formula="of:=[.LB13]*EXP(LN(1+[.$F$2]-[.$H$2]^2/2))*EXP(NORMINV(RAND();0;[.$H$2]))" office:value-type="currency" office:currency="EUR" office:value="13068.6700660744">
            <text:p>13.068,67 €</text:p>
          </table:table-cell>
          <table:table-cell table:formula="of:=[.LC13]*EXP(LN(1+[.$F$2]-[.$H$2]^2/2))*EXP(NORMINV(RAND();0;[.$H$2]))" office:value-type="currency" office:currency="EUR" office:value="9493.31935953499">
            <text:p>9.493,32 €</text:p>
          </table:table-cell>
          <table:table-cell table:formula="of:=[.LD13]*EXP(LN(1+[.$F$2]-[.$H$2]^2/2))*EXP(NORMINV(RAND();0;[.$H$2]))" office:value-type="currency" office:currency="EUR" office:value="44894.4034097431">
            <text:p>44.894,40 €</text:p>
          </table:table-cell>
          <table:table-cell table:formula="of:=[.LE13]*EXP(LN(1+[.$F$2]-[.$H$2]^2/2))*EXP(NORMINV(RAND();0;[.$H$2]))" office:value-type="currency" office:currency="EUR" office:value="7434.87125710513">
            <text:p>7.434,87 €</text:p>
          </table:table-cell>
          <table:table-cell table:formula="of:=[.LF13]*EXP(LN(1+[.$F$2]-[.$H$2]^2/2))*EXP(NORMINV(RAND();0;[.$H$2]))" office:value-type="currency" office:currency="EUR" office:value="9201.28382537601">
            <text:p>9.201,28 €</text:p>
          </table:table-cell>
          <table:table-cell table:formula="of:=[.LG13]*EXP(LN(1+[.$F$2]-[.$H$2]^2/2))*EXP(NORMINV(RAND();0;[.$H$2]))" office:value-type="currency" office:currency="EUR" office:value="6890.67818687612">
            <text:p>6.890,68 €</text:p>
          </table:table-cell>
          <table:table-cell table:formula="of:=[.LH13]*EXP(LN(1+[.$F$2]-[.$H$2]^2/2))*EXP(NORMINV(RAND();0;[.$H$2]))" office:value-type="currency" office:currency="EUR" office:value="15732.988819853">
            <text:p>15.732,99 €</text:p>
          </table:table-cell>
          <table:table-cell table:formula="of:=[.LI13]*EXP(LN(1+[.$F$2]-[.$H$2]^2/2))*EXP(NORMINV(RAND();0;[.$H$2]))" office:value-type="currency" office:currency="EUR" office:value="12564.1972354664">
            <text:p>12.564,20 €</text:p>
          </table:table-cell>
          <table:table-cell table:formula="of:=[.LJ13]*EXP(LN(1+[.$F$2]-[.$H$2]^2/2))*EXP(NORMINV(RAND();0;[.$H$2]))" office:value-type="currency" office:currency="EUR" office:value="7944.97873752301">
            <text:p>7.944,98 €</text:p>
          </table:table-cell>
          <table:table-cell table:formula="of:=[.LK13]*EXP(LN(1+[.$F$2]-[.$H$2]^2/2))*EXP(NORMINV(RAND();0;[.$H$2]))" office:value-type="currency" office:currency="EUR" office:value="15060.8791944906">
            <text:p>15.060,88 €</text:p>
          </table:table-cell>
          <table:table-cell table:formula="of:=[.LL13]*EXP(LN(1+[.$F$2]-[.$H$2]^2/2))*EXP(NORMINV(RAND();0;[.$H$2]))" office:value-type="currency" office:currency="EUR" office:value="10478.6689295328">
            <text:p>10.478,67 €</text:p>
          </table:table-cell>
          <table:table-cell table:formula="of:=[.LM13]*EXP(LN(1+[.$F$2]-[.$H$2]^2/2))*EXP(NORMINV(RAND();0;[.$H$2]))" office:value-type="currency" office:currency="EUR" office:value="9754.30881674963">
            <text:p>9.754,31 €</text:p>
          </table:table-cell>
          <table:table-cell table:formula="of:=[.LN13]*EXP(LN(1+[.$F$2]-[.$H$2]^2/2))*EXP(NORMINV(RAND();0;[.$H$2]))" office:value-type="currency" office:currency="EUR" office:value="5946.44170529767">
            <text:p>5.946,44 €</text:p>
          </table:table-cell>
          <table:table-cell table:formula="of:=[.LO13]*EXP(LN(1+[.$F$2]-[.$H$2]^2/2))*EXP(NORMINV(RAND();0;[.$H$2]))" office:value-type="currency" office:currency="EUR" office:value="4732.59412176581">
            <text:p>4.732,59 €</text:p>
          </table:table-cell>
          <table:table-cell table:formula="of:=[.LP13]*EXP(LN(1+[.$F$2]-[.$H$2]^2/2))*EXP(NORMINV(RAND();0;[.$H$2]))" office:value-type="currency" office:currency="EUR" office:value="27549.1908023408">
            <text:p>27.549,19 €</text:p>
          </table:table-cell>
          <table:table-cell table:formula="of:=[.LQ13]*EXP(LN(1+[.$F$2]-[.$H$2]^2/2))*EXP(NORMINV(RAND();0;[.$H$2]))" office:value-type="currency" office:currency="EUR" office:value="7891.01255104535">
            <text:p>7.891,01 €</text:p>
          </table:table-cell>
          <table:table-cell table:formula="of:=[.LR13]*EXP(LN(1+[.$F$2]-[.$H$2]^2/2))*EXP(NORMINV(RAND();0;[.$H$2]))" office:value-type="currency" office:currency="EUR" office:value="15563.2105123623">
            <text:p>15.563,21 €</text:p>
          </table:table-cell>
          <table:table-cell table:formula="of:=[.LS13]*EXP(LN(1+[.$F$2]-[.$H$2]^2/2))*EXP(NORMINV(RAND();0;[.$H$2]))" office:value-type="currency" office:currency="EUR" office:value="16605.3115235729">
            <text:p>16.605,31 €</text:p>
          </table:table-cell>
          <table:table-cell table:formula="of:=[.LT13]*EXP(LN(1+[.$F$2]-[.$H$2]^2/2))*EXP(NORMINV(RAND();0;[.$H$2]))" office:value-type="currency" office:currency="EUR" office:value="27049.7580986753">
            <text:p>27.049,76 €</text:p>
          </table:table-cell>
          <table:table-cell table:formula="of:=[.LU13]*EXP(LN(1+[.$F$2]-[.$H$2]^2/2))*EXP(NORMINV(RAND();0;[.$H$2]))" office:value-type="currency" office:currency="EUR" office:value="14637.439121639">
            <text:p>14.637,44 €</text:p>
          </table:table-cell>
          <table:table-cell table:formula="of:=[.LV13]*EXP(LN(1+[.$F$2]-[.$H$2]^2/2))*EXP(NORMINV(RAND();0;[.$H$2]))" office:value-type="currency" office:currency="EUR" office:value="13304.5069242648">
            <text:p>13.304,51 €</text:p>
          </table:table-cell>
          <table:table-cell table:formula="of:=[.LW13]*EXP(LN(1+[.$F$2]-[.$H$2]^2/2))*EXP(NORMINV(RAND();0;[.$H$2]))" office:value-type="currency" office:currency="EUR" office:value="15164.8624827565">
            <text:p>15.164,86 €</text:p>
          </table:table-cell>
          <table:table-cell table:formula="of:=[.LX13]*EXP(LN(1+[.$F$2]-[.$H$2]^2/2))*EXP(NORMINV(RAND();0;[.$H$2]))" office:value-type="currency" office:currency="EUR" office:value="19660.0284663017">
            <text:p>19.660,03 €</text:p>
          </table:table-cell>
          <table:table-cell table:formula="of:=[.LY13]*EXP(LN(1+[.$F$2]-[.$H$2]^2/2))*EXP(NORMINV(RAND();0;[.$H$2]))" office:value-type="currency" office:currency="EUR" office:value="46042.9033581782">
            <text:p>46.042,90 €</text:p>
          </table:table-cell>
          <table:table-cell table:formula="of:=[.LZ13]*EXP(LN(1+[.$F$2]-[.$H$2]^2/2))*EXP(NORMINV(RAND();0;[.$H$2]))" office:value-type="currency" office:currency="EUR" office:value="13238.647929123">
            <text:p>13.238,65 €</text:p>
          </table:table-cell>
          <table:table-cell table:formula="of:=[.MA13]*EXP(LN(1+[.$F$2]-[.$H$2]^2/2))*EXP(NORMINV(RAND();0;[.$H$2]))" office:value-type="currency" office:currency="EUR" office:value="16062.7111487074">
            <text:p>16.062,71 €</text:p>
          </table:table-cell>
          <table:table-cell table:formula="of:=[.MB13]*EXP(LN(1+[.$F$2]-[.$H$2]^2/2))*EXP(NORMINV(RAND();0;[.$H$2]))" office:value-type="currency" office:currency="EUR" office:value="28704.6355544482">
            <text:p>28.704,64 €</text:p>
          </table:table-cell>
          <table:table-cell table:formula="of:=[.MC13]*EXP(LN(1+[.$F$2]-[.$H$2]^2/2))*EXP(NORMINV(RAND();0;[.$H$2]))" office:value-type="currency" office:currency="EUR" office:value="22382.2018021755">
            <text:p>22.382,20 €</text:p>
          </table:table-cell>
          <table:table-cell table:formula="of:=[.MD13]*EXP(LN(1+[.$F$2]-[.$H$2]^2/2))*EXP(NORMINV(RAND();0;[.$H$2]))" office:value-type="currency" office:currency="EUR" office:value="31397.0657308242">
            <text:p>31.397,07 €</text:p>
          </table:table-cell>
          <table:table-cell table:formula="of:=[.ME13]*EXP(LN(1+[.$F$2]-[.$H$2]^2/2))*EXP(NORMINV(RAND();0;[.$H$2]))" office:value-type="currency" office:currency="EUR" office:value="9440.40853589191">
            <text:p>9.440,41 €</text:p>
          </table:table-cell>
          <table:table-cell table:formula="of:=[.MF13]*EXP(LN(1+[.$F$2]-[.$H$2]^2/2))*EXP(NORMINV(RAND();0;[.$H$2]))" office:value-type="currency" office:currency="EUR" office:value="4294.49415337772">
            <text:p>4.294,49 €</text:p>
          </table:table-cell>
          <table:table-cell table:formula="of:=[.MG13]*EXP(LN(1+[.$F$2]-[.$H$2]^2/2))*EXP(NORMINV(RAND();0;[.$H$2]))" office:value-type="currency" office:currency="EUR" office:value="12724.273533343">
            <text:p>12.724,27 €</text:p>
          </table:table-cell>
          <table:table-cell table:formula="of:=[.MH13]*EXP(LN(1+[.$F$2]-[.$H$2]^2/2))*EXP(NORMINV(RAND();0;[.$H$2]))" office:value-type="currency" office:currency="EUR" office:value="5124.61384240357">
            <text:p>5.124,61 €</text:p>
          </table:table-cell>
          <table:table-cell table:formula="of:=[.MI13]*EXP(LN(1+[.$F$2]-[.$H$2]^2/2))*EXP(NORMINV(RAND();0;[.$H$2]))" office:value-type="currency" office:currency="EUR" office:value="10522.8865140443">
            <text:p>10.522,89 €</text:p>
          </table:table-cell>
          <table:table-cell table:formula="of:=[.MJ13]*EXP(LN(1+[.$F$2]-[.$H$2]^2/2))*EXP(NORMINV(RAND();0;[.$H$2]))" office:value-type="currency" office:currency="EUR" office:value="17509.0799264544">
            <text:p>17.509,08 €</text:p>
          </table:table-cell>
          <table:table-cell table:formula="of:=[.MK13]*EXP(LN(1+[.$F$2]-[.$H$2]^2/2))*EXP(NORMINV(RAND();0;[.$H$2]))" office:value-type="currency" office:currency="EUR" office:value="47307.8615285348">
            <text:p>47.307,86 €</text:p>
          </table:table-cell>
          <table:table-cell table:formula="of:=[.ML13]*EXP(LN(1+[.$F$2]-[.$H$2]^2/2))*EXP(NORMINV(RAND();0;[.$H$2]))" office:value-type="currency" office:currency="EUR" office:value="23031.1026371312">
            <text:p>23.031,10 €</text:p>
          </table:table-cell>
          <table:table-cell table:formula="of:=[.MM13]*EXP(LN(1+[.$F$2]-[.$H$2]^2/2))*EXP(NORMINV(RAND();0;[.$H$2]))" office:value-type="currency" office:currency="EUR" office:value="9207.40561549072">
            <text:p>9.207,41 €</text:p>
          </table:table-cell>
          <table:table-cell table:formula="of:=[.MN13]*EXP(LN(1+[.$F$2]-[.$H$2]^2/2))*EXP(NORMINV(RAND();0;[.$H$2]))" office:value-type="currency" office:currency="EUR" office:value="9454.01767689569">
            <text:p>9.454,02 €</text:p>
          </table:table-cell>
          <table:table-cell table:formula="of:=[.MO13]*EXP(LN(1+[.$F$2]-[.$H$2]^2/2))*EXP(NORMINV(RAND();0;[.$H$2]))" office:value-type="currency" office:currency="EUR" office:value="4572.81363121694">
            <text:p>4.572,81 €</text:p>
          </table:table-cell>
          <table:table-cell table:formula="of:=[.MP13]*EXP(LN(1+[.$F$2]-[.$H$2]^2/2))*EXP(NORMINV(RAND();0;[.$H$2]))" office:value-type="currency" office:currency="EUR" office:value="94014.6421054226">
            <text:p>94.014,64 €</text:p>
          </table:table-cell>
          <table:table-cell table:formula="of:=[.MQ13]*EXP(LN(1+[.$F$2]-[.$H$2]^2/2))*EXP(NORMINV(RAND();0;[.$H$2]))" office:value-type="currency" office:currency="EUR" office:value="34372.3748515094">
            <text:p>34.372,37 €</text:p>
          </table:table-cell>
          <table:table-cell table:formula="of:=[.MR13]*EXP(LN(1+[.$F$2]-[.$H$2]^2/2))*EXP(NORMINV(RAND();0;[.$H$2]))" office:value-type="currency" office:currency="EUR" office:value="11654.349392352">
            <text:p>11.654,35 €</text:p>
          </table:table-cell>
          <table:table-cell table:formula="of:=[.MS13]*EXP(LN(1+[.$F$2]-[.$H$2]^2/2))*EXP(NORMINV(RAND();0;[.$H$2]))" office:value-type="currency" office:currency="EUR" office:value="5087.91922947243">
            <text:p>5.087,92 €</text:p>
          </table:table-cell>
          <table:table-cell table:formula="of:=[.MT13]*EXP(LN(1+[.$F$2]-[.$H$2]^2/2))*EXP(NORMINV(RAND();0;[.$H$2]))" office:value-type="currency" office:currency="EUR" office:value="25521.3471597235">
            <text:p>25.521,35 €</text:p>
          </table:table-cell>
          <table:table-cell table:formula="of:=[.MU13]*EXP(LN(1+[.$F$2]-[.$H$2]^2/2))*EXP(NORMINV(RAND();0;[.$H$2]))" office:value-type="currency" office:currency="EUR" office:value="16647.406921084">
            <text:p>16.647,41 €</text:p>
          </table:table-cell>
          <table:table-cell table:formula="of:=[.MV13]*EXP(LN(1+[.$F$2]-[.$H$2]^2/2))*EXP(NORMINV(RAND();0;[.$H$2]))" office:value-type="currency" office:currency="EUR" office:value="9022.59954116711">
            <text:p>9.022,60 €</text:p>
          </table:table-cell>
          <table:table-cell table:formula="of:=[.MW13]*EXP(LN(1+[.$F$2]-[.$H$2]^2/2))*EXP(NORMINV(RAND();0;[.$H$2]))" office:value-type="currency" office:currency="EUR" office:value="11834.1777099332">
            <text:p>11.834,18 €</text:p>
          </table:table-cell>
          <table:table-cell table:formula="of:=[.MX13]*EXP(LN(1+[.$F$2]-[.$H$2]^2/2))*EXP(NORMINV(RAND();0;[.$H$2]))" office:value-type="currency" office:currency="EUR" office:value="17583.8616402319">
            <text:p>17.583,86 €</text:p>
          </table:table-cell>
          <table:table-cell table:formula="of:=[.MY13]*EXP(LN(1+[.$F$2]-[.$H$2]^2/2))*EXP(NORMINV(RAND();0;[.$H$2]))" office:value-type="currency" office:currency="EUR" office:value="46018.1626201198">
            <text:p>46.018,16 €</text:p>
          </table:table-cell>
          <table:table-cell table:formula="of:=[.MZ13]*EXP(LN(1+[.$F$2]-[.$H$2]^2/2))*EXP(NORMINV(RAND();0;[.$H$2]))" office:value-type="currency" office:currency="EUR" office:value="22089.842769826">
            <text:p>22.089,84 €</text:p>
          </table:table-cell>
          <table:table-cell table:formula="of:=[.NA13]*EXP(LN(1+[.$F$2]-[.$H$2]^2/2))*EXP(NORMINV(RAND();0;[.$H$2]))" office:value-type="currency" office:currency="EUR" office:value="20275.4134491986">
            <text:p>20.275,41 €</text:p>
          </table:table-cell>
          <table:table-cell table:formula="of:=[.NB13]*EXP(LN(1+[.$F$2]-[.$H$2]^2/2))*EXP(NORMINV(RAND();0;[.$H$2]))" office:value-type="currency" office:currency="EUR" office:value="31766.8467939895">
            <text:p>31.766,85 €</text:p>
          </table:table-cell>
          <table:table-cell table:formula="of:=[.NC13]*EXP(LN(1+[.$F$2]-[.$H$2]^2/2))*EXP(NORMINV(RAND();0;[.$H$2]))" office:value-type="currency" office:currency="EUR" office:value="11636.0423466692">
            <text:p>11.636,04 €</text:p>
          </table:table-cell>
          <table:table-cell table:formula="of:=[.ND13]*EXP(LN(1+[.$F$2]-[.$H$2]^2/2))*EXP(NORMINV(RAND();0;[.$H$2]))" office:value-type="currency" office:currency="EUR" office:value="12111.659140614">
            <text:p>12.111,66 €</text:p>
          </table:table-cell>
          <table:table-cell table:formula="of:=[.NE13]*EXP(LN(1+[.$F$2]-[.$H$2]^2/2))*EXP(NORMINV(RAND();0;[.$H$2]))" office:value-type="currency" office:currency="EUR" office:value="10530.0844409298">
            <text:p>10.530,08 €</text:p>
          </table:table-cell>
          <table:table-cell table:formula="of:=[.NF13]*EXP(LN(1+[.$F$2]-[.$H$2]^2/2))*EXP(NORMINV(RAND();0;[.$H$2]))" office:value-type="currency" office:currency="EUR" office:value="11619.1699830938">
            <text:p>11.619,17 €</text:p>
          </table:table-cell>
          <table:table-cell table:formula="of:=[.NG13]*EXP(LN(1+[.$F$2]-[.$H$2]^2/2))*EXP(NORMINV(RAND();0;[.$H$2]))" office:value-type="currency" office:currency="EUR" office:value="6084.27339593953">
            <text:p>6.084,27 €</text:p>
          </table:table-cell>
          <table:table-cell table:formula="of:=[.NH13]*EXP(LN(1+[.$F$2]-[.$H$2]^2/2))*EXP(NORMINV(RAND();0;[.$H$2]))" office:value-type="currency" office:currency="EUR" office:value="37741.9580080665">
            <text:p>37.741,96 €</text:p>
          </table:table-cell>
          <table:table-cell table:formula="of:=[.NI13]*EXP(LN(1+[.$F$2]-[.$H$2]^2/2))*EXP(NORMINV(RAND();0;[.$H$2]))" office:value-type="currency" office:currency="EUR" office:value="18025.2428209438">
            <text:p>18.025,24 €</text:p>
          </table:table-cell>
          <table:table-cell table:formula="of:=[.NJ13]*EXP(LN(1+[.$F$2]-[.$H$2]^2/2))*EXP(NORMINV(RAND();0;[.$H$2]))" office:value-type="currency" office:currency="EUR" office:value="29761.2330133018">
            <text:p>29.761,23 €</text:p>
          </table:table-cell>
          <table:table-cell table:formula="of:=[.NK13]*EXP(LN(1+[.$F$2]-[.$H$2]^2/2))*EXP(NORMINV(RAND();0;[.$H$2]))" office:value-type="currency" office:currency="EUR" office:value="23903.4143293507">
            <text:p>23.903,41 €</text:p>
          </table:table-cell>
          <table:table-cell table:formula="of:=[.NL13]*EXP(LN(1+[.$F$2]-[.$H$2]^2/2))*EXP(NORMINV(RAND();0;[.$H$2]))" office:value-type="currency" office:currency="EUR" office:value="10191.8264290005">
            <text:p>10.191,83 €</text:p>
          </table:table-cell>
          <table:table-cell table:formula="of:=[.NM13]*EXP(LN(1+[.$F$2]-[.$H$2]^2/2))*EXP(NORMINV(RAND();0;[.$H$2]))" office:value-type="currency" office:currency="EUR" office:value="4985.26708604263">
            <text:p>4.985,27 €</text:p>
          </table:table-cell>
          <table:table-cell table:formula="of:=[.NN13]*EXP(LN(1+[.$F$2]-[.$H$2]^2/2))*EXP(NORMINV(RAND();0;[.$H$2]))" office:value-type="currency" office:currency="EUR" office:value="14124.7162126236">
            <text:p>14.124,72 €</text:p>
          </table:table-cell>
          <table:table-cell table:formula="of:=[.NO13]*EXP(LN(1+[.$F$2]-[.$H$2]^2/2))*EXP(NORMINV(RAND();0;[.$H$2]))" office:value-type="currency" office:currency="EUR" office:value="5738.62193396481">
            <text:p>5.738,62 €</text:p>
          </table:table-cell>
          <table:table-cell table:formula="of:=[.NP13]*EXP(LN(1+[.$F$2]-[.$H$2]^2/2))*EXP(NORMINV(RAND();0;[.$H$2]))" office:value-type="currency" office:currency="EUR" office:value="6059.58393499951">
            <text:p>6.059,58 €</text:p>
          </table:table-cell>
          <table:table-cell table:formula="of:=[.NQ13]*EXP(LN(1+[.$F$2]-[.$H$2]^2/2))*EXP(NORMINV(RAND();0;[.$H$2]))" office:value-type="currency" office:currency="EUR" office:value="25410.5656645639">
            <text:p>25.410,57 €</text:p>
          </table:table-cell>
          <table:table-cell table:formula="of:=[.NR13]*EXP(LN(1+[.$F$2]-[.$H$2]^2/2))*EXP(NORMINV(RAND();0;[.$H$2]))" office:value-type="currency" office:currency="EUR" office:value="65065.5013334083">
            <text:p>65.065,50 €</text:p>
          </table:table-cell>
          <table:table-cell table:formula="of:=[.NS13]*EXP(LN(1+[.$F$2]-[.$H$2]^2/2))*EXP(NORMINV(RAND();0;[.$H$2]))" office:value-type="currency" office:currency="EUR" office:value="31199.4332818615">
            <text:p>31.199,43 €</text:p>
          </table:table-cell>
          <table:table-cell table:formula="of:=[.NT13]*EXP(LN(1+[.$F$2]-[.$H$2]^2/2))*EXP(NORMINV(RAND();0;[.$H$2]))" office:value-type="currency" office:currency="EUR" office:value="12937.7486125271">
            <text:p>12.937,75 €</text:p>
          </table:table-cell>
          <table:table-cell table:formula="of:=[.NU13]*EXP(LN(1+[.$F$2]-[.$H$2]^2/2))*EXP(NORMINV(RAND();0;[.$H$2]))" office:value-type="currency" office:currency="EUR" office:value="17189.6687886699">
            <text:p>17.189,67 €</text:p>
          </table:table-cell>
          <table:table-cell table:formula="of:=[.NV13]*EXP(LN(1+[.$F$2]-[.$H$2]^2/2))*EXP(NORMINV(RAND();0;[.$H$2]))" office:value-type="currency" office:currency="EUR" office:value="14905.4244502724">
            <text:p>14.905,42 €</text:p>
          </table:table-cell>
          <table:table-cell table:formula="of:=[.NW13]*EXP(LN(1+[.$F$2]-[.$H$2]^2/2))*EXP(NORMINV(RAND();0;[.$H$2]))" office:value-type="currency" office:currency="EUR" office:value="29428.656603721">
            <text:p>29.428,66 €</text:p>
          </table:table-cell>
          <table:table-cell table:formula="of:=[.NX13]*EXP(LN(1+[.$F$2]-[.$H$2]^2/2))*EXP(NORMINV(RAND();0;[.$H$2]))" office:value-type="currency" office:currency="EUR" office:value="6633.52136479493">
            <text:p>6.633,52 €</text:p>
          </table:table-cell>
          <table:table-cell table:formula="of:=[.NY13]*EXP(LN(1+[.$F$2]-[.$H$2]^2/2))*EXP(NORMINV(RAND();0;[.$H$2]))" office:value-type="currency" office:currency="EUR" office:value="8786.20471779195">
            <text:p>8.786,20 €</text:p>
          </table:table-cell>
          <table:table-cell table:formula="of:=[.NZ13]*EXP(LN(1+[.$F$2]-[.$H$2]^2/2))*EXP(NORMINV(RAND();0;[.$H$2]))" office:value-type="currency" office:currency="EUR" office:value="10511.0458580021">
            <text:p>10.511,05 €</text:p>
          </table:table-cell>
          <table:table-cell table:formula="of:=[.OA13]*EXP(LN(1+[.$F$2]-[.$H$2]^2/2))*EXP(NORMINV(RAND();0;[.$H$2]))" office:value-type="currency" office:currency="EUR" office:value="17128.689234426">
            <text:p>17.128,69 €</text:p>
          </table:table-cell>
          <table:table-cell table:formula="of:=[.OB13]*EXP(LN(1+[.$F$2]-[.$H$2]^2/2))*EXP(NORMINV(RAND();0;[.$H$2]))" office:value-type="currency" office:currency="EUR" office:value="11607.265877819">
            <text:p>11.607,27 €</text:p>
          </table:table-cell>
          <table:table-cell table:formula="of:=[.OC13]*EXP(LN(1+[.$F$2]-[.$H$2]^2/2))*EXP(NORMINV(RAND();0;[.$H$2]))" office:value-type="currency" office:currency="EUR" office:value="32396.1053934357">
            <text:p>32.396,11 €</text:p>
          </table:table-cell>
          <table:table-cell table:formula="of:=[.OD13]*EXP(LN(1+[.$F$2]-[.$H$2]^2/2))*EXP(NORMINV(RAND();0;[.$H$2]))" office:value-type="currency" office:currency="EUR" office:value="9778.55164272166">
            <text:p>9.778,55 €</text:p>
          </table:table-cell>
          <table:table-cell table:formula="of:=[.OE13]*EXP(LN(1+[.$F$2]-[.$H$2]^2/2))*EXP(NORMINV(RAND();0;[.$H$2]))" office:value-type="currency" office:currency="EUR" office:value="22954.5067971267">
            <text:p>22.954,51 €</text:p>
          </table:table-cell>
          <table:table-cell table:formula="of:=[.OF13]*EXP(LN(1+[.$F$2]-[.$H$2]^2/2))*EXP(NORMINV(RAND();0;[.$H$2]))" office:value-type="currency" office:currency="EUR" office:value="11695.0719554541">
            <text:p>11.695,07 €</text:p>
          </table:table-cell>
          <table:table-cell table:formula="of:=[.OG13]*EXP(LN(1+[.$F$2]-[.$H$2]^2/2))*EXP(NORMINV(RAND();0;[.$H$2]))" office:value-type="currency" office:currency="EUR" office:value="11423.2614736992">
            <text:p>11.423,26 €</text:p>
          </table:table-cell>
          <table:table-cell table:formula="of:=[.OH13]*EXP(LN(1+[.$F$2]-[.$H$2]^2/2))*EXP(NORMINV(RAND();0;[.$H$2]))" office:value-type="currency" office:currency="EUR" office:value="8005.95112998758">
            <text:p>8.005,95 €</text:p>
          </table:table-cell>
          <table:table-cell table:formula="of:=[.OI13]*EXP(LN(1+[.$F$2]-[.$H$2]^2/2))*EXP(NORMINV(RAND();0;[.$H$2]))" office:value-type="currency" office:currency="EUR" office:value="9941.77864863069">
            <text:p>9.941,78 €</text:p>
          </table:table-cell>
          <table:table-cell table:formula="of:=[.OJ13]*EXP(LN(1+[.$F$2]-[.$H$2]^2/2))*EXP(NORMINV(RAND();0;[.$H$2]))" office:value-type="currency" office:currency="EUR" office:value="24706.0223936519">
            <text:p>24.706,02 €</text:p>
          </table:table-cell>
          <table:table-cell table:formula="of:=[.OK13]*EXP(LN(1+[.$F$2]-[.$H$2]^2/2))*EXP(NORMINV(RAND();0;[.$H$2]))" office:value-type="currency" office:currency="EUR" office:value="21281.9928154842">
            <text:p>21.281,99 €</text:p>
          </table:table-cell>
          <table:table-cell table:formula="of:=[.OL13]*EXP(LN(1+[.$F$2]-[.$H$2]^2/2))*EXP(NORMINV(RAND();0;[.$H$2]))" office:value-type="currency" office:currency="EUR" office:value="22602.4907719597">
            <text:p>22.602,49 €</text:p>
          </table:table-cell>
          <table:table-cell table:formula="of:=[.OM13]*EXP(LN(1+[.$F$2]-[.$H$2]^2/2))*EXP(NORMINV(RAND();0;[.$H$2]))" office:value-type="currency" office:currency="EUR" office:value="8131.91635498863">
            <text:p>8.131,92 €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[.B14]*EXP(LN(1+[.$F$2]))" office:value-type="currency" office:currency="EUR" office:value="20121.9647183555">
            <text:p>20.121,96 €</text:p>
          </table:table-cell>
          <table:table-cell table:formula="of:=[.C14]*EXP(LN(1+[.$F$2]-[.$H$2]^2/2))*EXP(NORMINV(RAND();0;[.$H$2]))" office:value-type="currency" office:currency="EUR" office:value="9117.78651894717">
            <text:p>9.117,79 €</text:p>
          </table:table-cell>
          <table:table-cell table:formula="of:=[.D14]*EXP(LN(1+[.$F$2]-[.$H$2]^2/2))*EXP(NORMINV(RAND();0;[.$H$2]))" office:value-type="currency" office:currency="EUR" office:value="41695.7582382734">
            <text:p>41.695,76 €</text:p>
          </table:table-cell>
          <table:table-cell table:formula="of:=[.E14]*EXP(LN(1+[.$F$2]-[.$H$2]^2/2))*EXP(NORMINV(RAND();0;[.$H$2]))" office:value-type="currency" office:currency="EUR" office:value="7847.69816235869">
            <text:p>7.847,70 €</text:p>
          </table:table-cell>
          <table:table-cell table:formula="of:=[.F14]*EXP(LN(1+[.$F$2]-[.$H$2]^2/2))*EXP(NORMINV(RAND();0;[.$H$2]))" office:value-type="currency" office:currency="EUR" office:value="23405.8833844889">
            <text:p>23.405,88 €</text:p>
          </table:table-cell>
          <table:table-cell table:formula="of:=[.G14]*EXP(LN(1+[.$F$2]-[.$H$2]^2/2))*EXP(NORMINV(RAND();0;[.$H$2]))" office:value-type="currency" office:currency="EUR" office:value="13359.0611760293">
            <text:p>13.359,06 €</text:p>
          </table:table-cell>
          <table:table-cell table:formula="of:=[.H14]*EXP(LN(1+[.$F$2]-[.$H$2]^2/2))*EXP(NORMINV(RAND();0;[.$H$2]))" office:value-type="currency" office:currency="EUR" office:value="67838.7375355021">
            <text:p>67.838,74 €</text:p>
          </table:table-cell>
          <table:table-cell table:formula="of:=[.I14]*EXP(LN(1+[.$F$2]-[.$H$2]^2/2))*EXP(NORMINV(RAND();0;[.$H$2]))" office:value-type="currency" office:currency="EUR" office:value="30531.2838009425">
            <text:p>30.531,28 €</text:p>
          </table:table-cell>
          <table:table-cell table:formula="of:=[.J14]*EXP(LN(1+[.$F$2]-[.$H$2]^2/2))*EXP(NORMINV(RAND();0;[.$H$2]))" office:value-type="currency" office:currency="EUR" office:value="16124.8841612599">
            <text:p>16.124,88 €</text:p>
          </table:table-cell>
          <table:table-cell table:formula="of:=[.K14]*EXP(LN(1+[.$F$2]-[.$H$2]^2/2))*EXP(NORMINV(RAND();0;[.$H$2]))" office:value-type="currency" office:currency="EUR" office:value="12946.21458116">
            <text:p>12.946,21 €</text:p>
          </table:table-cell>
          <table:table-cell table:formula="of:=[.L14]*EXP(LN(1+[.$F$2]-[.$H$2]^2/2))*EXP(NORMINV(RAND();0;[.$H$2]))" office:value-type="currency" office:currency="EUR" office:value="20720.8662925875">
            <text:p>20.720,87 €</text:p>
          </table:table-cell>
          <table:table-cell table:formula="of:=[.M14]*EXP(LN(1+[.$F$2]-[.$H$2]^2/2))*EXP(NORMINV(RAND();0;[.$H$2]))" office:value-type="currency" office:currency="EUR" office:value="13745.5546411683">
            <text:p>13.745,55 €</text:p>
          </table:table-cell>
          <table:table-cell table:formula="of:=[.N14]*EXP(LN(1+[.$F$2]-[.$H$2]^2/2))*EXP(NORMINV(RAND();0;[.$H$2]))" office:value-type="currency" office:currency="EUR" office:value="9591.02807178792">
            <text:p>9.591,03 €</text:p>
          </table:table-cell>
          <table:table-cell table:formula="of:=[.O14]*EXP(LN(1+[.$F$2]-[.$H$2]^2/2))*EXP(NORMINV(RAND();0;[.$H$2]))" office:value-type="currency" office:currency="EUR" office:value="10173.6491050142">
            <text:p>10.173,65 €</text:p>
          </table:table-cell>
          <table:table-cell table:formula="of:=[.P14]*EXP(LN(1+[.$F$2]-[.$H$2]^2/2))*EXP(NORMINV(RAND();0;[.$H$2]))" office:value-type="currency" office:currency="EUR" office:value="27286.8576232884">
            <text:p>27.286,86 €</text:p>
          </table:table-cell>
          <table:table-cell table:formula="of:=[.Q14]*EXP(LN(1+[.$F$2]-[.$H$2]^2/2))*EXP(NORMINV(RAND();0;[.$H$2]))" office:value-type="currency" office:currency="EUR" office:value="9615.90524207544">
            <text:p>9.615,91 €</text:p>
          </table:table-cell>
          <table:table-cell table:formula="of:=[.R14]*EXP(LN(1+[.$F$2]-[.$H$2]^2/2))*EXP(NORMINV(RAND();0;[.$H$2]))" office:value-type="currency" office:currency="EUR" office:value="10902.3829741963">
            <text:p>10.902,38 €</text:p>
          </table:table-cell>
          <table:table-cell table:formula="of:=[.S14]*EXP(LN(1+[.$F$2]-[.$H$2]^2/2))*EXP(NORMINV(RAND();0;[.$H$2]))" office:value-type="currency" office:currency="EUR" office:value="12085.1037539982">
            <text:p>12.085,10 €</text:p>
          </table:table-cell>
          <table:table-cell table:formula="of:=[.T14]*EXP(LN(1+[.$F$2]-[.$H$2]^2/2))*EXP(NORMINV(RAND();0;[.$H$2]))" office:value-type="currency" office:currency="EUR" office:value="3433.99750511495">
            <text:p>3.434,00 €</text:p>
          </table:table-cell>
          <table:table-cell table:formula="of:=[.U14]*EXP(LN(1+[.$F$2]-[.$H$2]^2/2))*EXP(NORMINV(RAND();0;[.$H$2]))" office:value-type="currency" office:currency="EUR" office:value="22007.0991801547">
            <text:p>22.007,10 €</text:p>
          </table:table-cell>
          <table:table-cell table:formula="of:=[.V14]*EXP(LN(1+[.$F$2]-[.$H$2]^2/2))*EXP(NORMINV(RAND();0;[.$H$2]))" office:value-type="currency" office:currency="EUR" office:value="28012.2435727969">
            <text:p>28.012,24 €</text:p>
          </table:table-cell>
          <table:table-cell table:formula="of:=[.W14]*EXP(LN(1+[.$F$2]-[.$H$2]^2/2))*EXP(NORMINV(RAND();0;[.$H$2]))" office:value-type="currency" office:currency="EUR" office:value="53010.0828834183">
            <text:p>53.010,08 €</text:p>
          </table:table-cell>
          <table:table-cell table:formula="of:=[.X14]*EXP(LN(1+[.$F$2]-[.$H$2]^2/2))*EXP(NORMINV(RAND();0;[.$H$2]))" office:value-type="currency" office:currency="EUR" office:value="5064.31569846144">
            <text:p>5.064,32 €</text:p>
          </table:table-cell>
          <table:table-cell table:formula="of:=[.Y14]*EXP(LN(1+[.$F$2]-[.$H$2]^2/2))*EXP(NORMINV(RAND();0;[.$H$2]))" office:value-type="currency" office:currency="EUR" office:value="5296.81924006581">
            <text:p>5.296,82 €</text:p>
          </table:table-cell>
          <table:table-cell table:formula="of:=[.Z14]*EXP(LN(1+[.$F$2]-[.$H$2]^2/2))*EXP(NORMINV(RAND();0;[.$H$2]))" office:value-type="currency" office:currency="EUR" office:value="17952.8313186654">
            <text:p>17.952,83 €</text:p>
          </table:table-cell>
          <table:table-cell table:formula="of:=[.AA14]*EXP(LN(1+[.$F$2]-[.$H$2]^2/2))*EXP(NORMINV(RAND();0;[.$H$2]))" office:value-type="currency" office:currency="EUR" office:value="6050.83809591532">
            <text:p>6.050,84 €</text:p>
          </table:table-cell>
          <table:table-cell table:formula="of:=[.AB14]*EXP(LN(1+[.$F$2]-[.$H$2]^2/2))*EXP(NORMINV(RAND();0;[.$H$2]))" office:value-type="currency" office:currency="EUR" office:value="8337.42233236424">
            <text:p>8.337,42 €</text:p>
          </table:table-cell>
          <table:table-cell table:formula="of:=[.AC14]*EXP(LN(1+[.$F$2]-[.$H$2]^2/2))*EXP(NORMINV(RAND();0;[.$H$2]))" office:value-type="currency" office:currency="EUR" office:value="62079.794283237">
            <text:p>62.079,79 €</text:p>
          </table:table-cell>
          <table:table-cell table:formula="of:=[.AD14]*EXP(LN(1+[.$F$2]-[.$H$2]^2/2))*EXP(NORMINV(RAND();0;[.$H$2]))" office:value-type="currency" office:currency="EUR" office:value="12420.3686776618">
            <text:p>12.420,37 €</text:p>
          </table:table-cell>
          <table:table-cell table:formula="of:=[.AE14]*EXP(LN(1+[.$F$2]-[.$H$2]^2/2))*EXP(NORMINV(RAND();0;[.$H$2]))" office:value-type="currency" office:currency="EUR" office:value="3688.91959244985">
            <text:p>3.688,92 €</text:p>
          </table:table-cell>
          <table:table-cell table:formula="of:=[.AF14]*EXP(LN(1+[.$F$2]-[.$H$2]^2/2))*EXP(NORMINV(RAND();0;[.$H$2]))" office:value-type="currency" office:currency="EUR" office:value="21510.5008296086">
            <text:p>21.510,50 €</text:p>
          </table:table-cell>
          <table:table-cell table:formula="of:=[.AG14]*EXP(LN(1+[.$F$2]-[.$H$2]^2/2))*EXP(NORMINV(RAND();0;[.$H$2]))" office:value-type="currency" office:currency="EUR" office:value="32696.803246743">
            <text:p>32.696,80 €</text:p>
          </table:table-cell>
          <table:table-cell table:formula="of:=[.AH14]*EXP(LN(1+[.$F$2]-[.$H$2]^2/2))*EXP(NORMINV(RAND();0;[.$H$2]))" office:value-type="currency" office:currency="EUR" office:value="5847.35076030102">
            <text:p>5.847,35 €</text:p>
          </table:table-cell>
          <table:table-cell table:formula="of:=[.AI14]*EXP(LN(1+[.$F$2]-[.$H$2]^2/2))*EXP(NORMINV(RAND();0;[.$H$2]))" office:value-type="currency" office:currency="EUR" office:value="8817.72504507613">
            <text:p>8.817,73 €</text:p>
          </table:table-cell>
          <table:table-cell table:formula="of:=[.AJ14]*EXP(LN(1+[.$F$2]-[.$H$2]^2/2))*EXP(NORMINV(RAND();0;[.$H$2]))" office:value-type="currency" office:currency="EUR" office:value="10925.7059573649">
            <text:p>10.925,71 €</text:p>
          </table:table-cell>
          <table:table-cell table:formula="of:=[.AK14]*EXP(LN(1+[.$F$2]-[.$H$2]^2/2))*EXP(NORMINV(RAND();0;[.$H$2]))" office:value-type="currency" office:currency="EUR" office:value="21841.0321106152">
            <text:p>21.841,03 €</text:p>
          </table:table-cell>
          <table:table-cell table:formula="of:=[.AL14]*EXP(LN(1+[.$F$2]-[.$H$2]^2/2))*EXP(NORMINV(RAND();0;[.$H$2]))" office:value-type="currency" office:currency="EUR" office:value="7173.93541744261">
            <text:p>7.173,94 €</text:p>
          </table:table-cell>
          <table:table-cell table:formula="of:=[.AM14]*EXP(LN(1+[.$F$2]-[.$H$2]^2/2))*EXP(NORMINV(RAND();0;[.$H$2]))" office:value-type="currency" office:currency="EUR" office:value="12719.0680389451">
            <text:p>12.719,07 €</text:p>
          </table:table-cell>
          <table:table-cell table:formula="of:=[.AN14]*EXP(LN(1+[.$F$2]-[.$H$2]^2/2))*EXP(NORMINV(RAND();0;[.$H$2]))" office:value-type="currency" office:currency="EUR" office:value="9077.72062796348">
            <text:p>9.077,72 €</text:p>
          </table:table-cell>
          <table:table-cell table:formula="of:=[.AO14]*EXP(LN(1+[.$F$2]-[.$H$2]^2/2))*EXP(NORMINV(RAND();0;[.$H$2]))" office:value-type="currency" office:currency="EUR" office:value="6709.09735531818">
            <text:p>6.709,10 €</text:p>
          </table:table-cell>
          <table:table-cell table:formula="of:=[.AP14]*EXP(LN(1+[.$F$2]-[.$H$2]^2/2))*EXP(NORMINV(RAND();0;[.$H$2]))" office:value-type="currency" office:currency="EUR" office:value="38502.0695968972">
            <text:p>38.502,07 €</text:p>
          </table:table-cell>
          <table:table-cell table:formula="of:=[.AQ14]*EXP(LN(1+[.$F$2]-[.$H$2]^2/2))*EXP(NORMINV(RAND();0;[.$H$2]))" office:value-type="currency" office:currency="EUR" office:value="19551.1822143014">
            <text:p>19.551,18 €</text:p>
          </table:table-cell>
          <table:table-cell table:formula="of:=[.AR14]*EXP(LN(1+[.$F$2]-[.$H$2]^2/2))*EXP(NORMINV(RAND();0;[.$H$2]))" office:value-type="currency" office:currency="EUR" office:value="30446.5793505407">
            <text:p>30.446,58 €</text:p>
          </table:table-cell>
          <table:table-cell table:formula="of:=[.AS14]*EXP(LN(1+[.$F$2]-[.$H$2]^2/2))*EXP(NORMINV(RAND();0;[.$H$2]))" office:value-type="currency" office:currency="EUR" office:value="87803.852160087">
            <text:p>87.803,85 €</text:p>
          </table:table-cell>
          <table:table-cell table:formula="of:=[.AT14]*EXP(LN(1+[.$F$2]-[.$H$2]^2/2))*EXP(NORMINV(RAND();0;[.$H$2]))" office:value-type="currency" office:currency="EUR" office:value="7374.3135152589">
            <text:p>7.374,31 €</text:p>
          </table:table-cell>
          <table:table-cell table:formula="of:=[.AU14]*EXP(LN(1+[.$F$2]-[.$H$2]^2/2))*EXP(NORMINV(RAND();0;[.$H$2]))" office:value-type="currency" office:currency="EUR" office:value="34185.025886523">
            <text:p>34.185,03 €</text:p>
          </table:table-cell>
          <table:table-cell table:formula="of:=[.AV14]*EXP(LN(1+[.$F$2]-[.$H$2]^2/2))*EXP(NORMINV(RAND();0;[.$H$2]))" office:value-type="currency" office:currency="EUR" office:value="48499.6648255725">
            <text:p>48.499,66 €</text:p>
          </table:table-cell>
          <table:table-cell table:formula="of:=[.AW14]*EXP(LN(1+[.$F$2]-[.$H$2]^2/2))*EXP(NORMINV(RAND();0;[.$H$2]))" office:value-type="currency" office:currency="EUR" office:value="35549.8672552">
            <text:p>35.549,87 €</text:p>
          </table:table-cell>
          <table:table-cell table:formula="of:=[.AX14]*EXP(LN(1+[.$F$2]-[.$H$2]^2/2))*EXP(NORMINV(RAND();0;[.$H$2]))" office:value-type="currency" office:currency="EUR" office:value="73687.7663033326">
            <text:p>73.687,77 €</text:p>
          </table:table-cell>
          <table:table-cell table:formula="of:=[.AY14]*EXP(LN(1+[.$F$2]-[.$H$2]^2/2))*EXP(NORMINV(RAND();0;[.$H$2]))" office:value-type="currency" office:currency="EUR" office:value="10165.2695149466">
            <text:p>10.165,27 €</text:p>
          </table:table-cell>
          <table:table-cell table:formula="of:=[.AZ14]*EXP(LN(1+[.$F$2]-[.$H$2]^2/2))*EXP(NORMINV(RAND();0;[.$H$2]))" office:value-type="currency" office:currency="EUR" office:value="4614.1849134171">
            <text:p>4.614,18 €</text:p>
          </table:table-cell>
          <table:table-cell table:formula="of:=[.BA14]*EXP(LN(1+[.$F$2]-[.$H$2]^2/2))*EXP(NORMINV(RAND();0;[.$H$2]))" office:value-type="currency" office:currency="EUR" office:value="39652.0077315202">
            <text:p>39.652,01 €</text:p>
          </table:table-cell>
          <table:table-cell table:formula="of:=[.BB14]*EXP(LN(1+[.$F$2]-[.$H$2]^2/2))*EXP(NORMINV(RAND();0;[.$H$2]))" office:value-type="currency" office:currency="EUR" office:value="17898.94140867">
            <text:p>17.898,94 €</text:p>
          </table:table-cell>
          <table:table-cell table:formula="of:=[.BC14]*EXP(LN(1+[.$F$2]-[.$H$2]^2/2))*EXP(NORMINV(RAND();0;[.$H$2]))" office:value-type="currency" office:currency="EUR" office:value="20102.1288508966">
            <text:p>20.102,13 €</text:p>
          </table:table-cell>
          <table:table-cell table:formula="of:=[.BD14]*EXP(LN(1+[.$F$2]-[.$H$2]^2/2))*EXP(NORMINV(RAND();0;[.$H$2]))" office:value-type="currency" office:currency="EUR" office:value="14722.3191531319">
            <text:p>14.722,32 €</text:p>
          </table:table-cell>
          <table:table-cell table:formula="of:=[.BE14]*EXP(LN(1+[.$F$2]-[.$H$2]^2/2))*EXP(NORMINV(RAND();0;[.$H$2]))" office:value-type="currency" office:currency="EUR" office:value="28206.5028871694">
            <text:p>28.206,50 €</text:p>
          </table:table-cell>
          <table:table-cell table:formula="of:=[.BF14]*EXP(LN(1+[.$F$2]-[.$H$2]^2/2))*EXP(NORMINV(RAND();0;[.$H$2]))" office:value-type="currency" office:currency="EUR" office:value="9577.06998696208">
            <text:p>9.577,07 €</text:p>
          </table:table-cell>
          <table:table-cell table:formula="of:=[.BG14]*EXP(LN(1+[.$F$2]-[.$H$2]^2/2))*EXP(NORMINV(RAND();0;[.$H$2]))" office:value-type="currency" office:currency="EUR" office:value="13447.5564958188">
            <text:p>13.447,56 €</text:p>
          </table:table-cell>
          <table:table-cell table:formula="of:=[.BH14]*EXP(LN(1+[.$F$2]-[.$H$2]^2/2))*EXP(NORMINV(RAND();0;[.$H$2]))" office:value-type="currency" office:currency="EUR" office:value="20109.6345440346">
            <text:p>20.109,63 €</text:p>
          </table:table-cell>
          <table:table-cell table:formula="of:=[.BI14]*EXP(LN(1+[.$F$2]-[.$H$2]^2/2))*EXP(NORMINV(RAND();0;[.$H$2]))" office:value-type="currency" office:currency="EUR" office:value="12615.43032435">
            <text:p>12.615,43 €</text:p>
          </table:table-cell>
          <table:table-cell table:formula="of:=[.BJ14]*EXP(LN(1+[.$F$2]-[.$H$2]^2/2))*EXP(NORMINV(RAND();0;[.$H$2]))" office:value-type="currency" office:currency="EUR" office:value="17721.8709303773">
            <text:p>17.721,87 €</text:p>
          </table:table-cell>
          <table:table-cell table:formula="of:=[.BK14]*EXP(LN(1+[.$F$2]-[.$H$2]^2/2))*EXP(NORMINV(RAND();0;[.$H$2]))" office:value-type="currency" office:currency="EUR" office:value="5565.0391472219">
            <text:p>5.565,04 €</text:p>
          </table:table-cell>
          <table:table-cell table:formula="of:=[.BL14]*EXP(LN(1+[.$F$2]-[.$H$2]^2/2))*EXP(NORMINV(RAND();0;[.$H$2]))" office:value-type="currency" office:currency="EUR" office:value="19454.1295709398">
            <text:p>19.454,13 €</text:p>
          </table:table-cell>
          <table:table-cell table:formula="of:=[.BM14]*EXP(LN(1+[.$F$2]-[.$H$2]^2/2))*EXP(NORMINV(RAND();0;[.$H$2]))" office:value-type="currency" office:currency="EUR" office:value="14742.8935572366">
            <text:p>14.742,89 €</text:p>
          </table:table-cell>
          <table:table-cell table:formula="of:=[.BN14]*EXP(LN(1+[.$F$2]-[.$H$2]^2/2))*EXP(NORMINV(RAND();0;[.$H$2]))" office:value-type="currency" office:currency="EUR" office:value="33262.3485366689">
            <text:p>33.262,35 €</text:p>
          </table:table-cell>
          <table:table-cell table:formula="of:=[.BO14]*EXP(LN(1+[.$F$2]-[.$H$2]^2/2))*EXP(NORMINV(RAND();0;[.$H$2]))" office:value-type="currency" office:currency="EUR" office:value="16086.8375313027">
            <text:p>16.086,84 €</text:p>
          </table:table-cell>
          <table:table-cell table:formula="of:=[.BP14]*EXP(LN(1+[.$F$2]-[.$H$2]^2/2))*EXP(NORMINV(RAND();0;[.$H$2]))" office:value-type="currency" office:currency="EUR" office:value="9567.23089570599">
            <text:p>9.567,23 €</text:p>
          </table:table-cell>
          <table:table-cell table:formula="of:=[.BQ14]*EXP(LN(1+[.$F$2]-[.$H$2]^2/2))*EXP(NORMINV(RAND();0;[.$H$2]))" office:value-type="currency" office:currency="EUR" office:value="5229.52742599113">
            <text:p>5.229,53 €</text:p>
          </table:table-cell>
          <table:table-cell table:formula="of:=[.BR14]*EXP(LN(1+[.$F$2]-[.$H$2]^2/2))*EXP(NORMINV(RAND();0;[.$H$2]))" office:value-type="currency" office:currency="EUR" office:value="22685.6739246459">
            <text:p>22.685,67 €</text:p>
          </table:table-cell>
          <table:table-cell table:formula="of:=[.BS14]*EXP(LN(1+[.$F$2]-[.$H$2]^2/2))*EXP(NORMINV(RAND();0;[.$H$2]))" office:value-type="currency" office:currency="EUR" office:value="8076.23830000253">
            <text:p>8.076,24 €</text:p>
          </table:table-cell>
          <table:table-cell table:formula="of:=[.BT14]*EXP(LN(1+[.$F$2]-[.$H$2]^2/2))*EXP(NORMINV(RAND();0;[.$H$2]))" office:value-type="currency" office:currency="EUR" office:value="14530.6605734756">
            <text:p>14.530,66 €</text:p>
          </table:table-cell>
          <table:table-cell table:formula="of:=[.BU14]*EXP(LN(1+[.$F$2]-[.$H$2]^2/2))*EXP(NORMINV(RAND();0;[.$H$2]))" office:value-type="currency" office:currency="EUR" office:value="26369.3035812804">
            <text:p>26.369,30 €</text:p>
          </table:table-cell>
          <table:table-cell table:formula="of:=[.BV14]*EXP(LN(1+[.$F$2]-[.$H$2]^2/2))*EXP(NORMINV(RAND();0;[.$H$2]))" office:value-type="currency" office:currency="EUR" office:value="30629.7834558096">
            <text:p>30.629,78 €</text:p>
          </table:table-cell>
          <table:table-cell table:formula="of:=[.BW14]*EXP(LN(1+[.$F$2]-[.$H$2]^2/2))*EXP(NORMINV(RAND();0;[.$H$2]))" office:value-type="currency" office:currency="EUR" office:value="3118.69750797919">
            <text:p>3.118,70 €</text:p>
          </table:table-cell>
          <table:table-cell table:formula="of:=[.BX14]*EXP(LN(1+[.$F$2]-[.$H$2]^2/2))*EXP(NORMINV(RAND();0;[.$H$2]))" office:value-type="currency" office:currency="EUR" office:value="5238.58718339452">
            <text:p>5.238,59 €</text:p>
          </table:table-cell>
          <table:table-cell table:formula="of:=[.BY14]*EXP(LN(1+[.$F$2]-[.$H$2]^2/2))*EXP(NORMINV(RAND();0;[.$H$2]))" office:value-type="currency" office:currency="EUR" office:value="9342.36265395559">
            <text:p>9.342,36 €</text:p>
          </table:table-cell>
          <table:table-cell table:formula="of:=[.BZ14]*EXP(LN(1+[.$F$2]-[.$H$2]^2/2))*EXP(NORMINV(RAND();0;[.$H$2]))" office:value-type="currency" office:currency="EUR" office:value="7143.30680288613">
            <text:p>7.143,31 €</text:p>
          </table:table-cell>
          <table:table-cell table:formula="of:=[.CA14]*EXP(LN(1+[.$F$2]-[.$H$2]^2/2))*EXP(NORMINV(RAND();0;[.$H$2]))" office:value-type="currency" office:currency="EUR" office:value="25407.2776585168">
            <text:p>25.407,28 €</text:p>
          </table:table-cell>
          <table:table-cell table:formula="of:=[.CB14]*EXP(LN(1+[.$F$2]-[.$H$2]^2/2))*EXP(NORMINV(RAND();0;[.$H$2]))" office:value-type="currency" office:currency="EUR" office:value="15837.5673594783">
            <text:p>15.837,57 €</text:p>
          </table:table-cell>
          <table:table-cell table:formula="of:=[.CC14]*EXP(LN(1+[.$F$2]-[.$H$2]^2/2))*EXP(NORMINV(RAND();0;[.$H$2]))" office:value-type="currency" office:currency="EUR" office:value="17463.3038589891">
            <text:p>17.463,30 €</text:p>
          </table:table-cell>
          <table:table-cell table:formula="of:=[.CD14]*EXP(LN(1+[.$F$2]-[.$H$2]^2/2))*EXP(NORMINV(RAND();0;[.$H$2]))" office:value-type="currency" office:currency="EUR" office:value="6750.73945586703">
            <text:p>6.750,74 €</text:p>
          </table:table-cell>
          <table:table-cell table:formula="of:=[.CE14]*EXP(LN(1+[.$F$2]-[.$H$2]^2/2))*EXP(NORMINV(RAND();0;[.$H$2]))" office:value-type="currency" office:currency="EUR" office:value="16085.4397014942">
            <text:p>16.085,44 €</text:p>
          </table:table-cell>
          <table:table-cell table:formula="of:=[.CF14]*EXP(LN(1+[.$F$2]-[.$H$2]^2/2))*EXP(NORMINV(RAND();0;[.$H$2]))" office:value-type="currency" office:currency="EUR" office:value="4741.96551138347">
            <text:p>4.741,97 €</text:p>
          </table:table-cell>
          <table:table-cell table:formula="of:=[.CG14]*EXP(LN(1+[.$F$2]-[.$H$2]^2/2))*EXP(NORMINV(RAND();0;[.$H$2]))" office:value-type="currency" office:currency="EUR" office:value="17585.7683400243">
            <text:p>17.585,77 €</text:p>
          </table:table-cell>
          <table:table-cell table:formula="of:=[.CH14]*EXP(LN(1+[.$F$2]-[.$H$2]^2/2))*EXP(NORMINV(RAND();0;[.$H$2]))" office:value-type="currency" office:currency="EUR" office:value="68602.9912409758">
            <text:p>68.602,99 €</text:p>
          </table:table-cell>
          <table:table-cell table:formula="of:=[.CI14]*EXP(LN(1+[.$F$2]-[.$H$2]^2/2))*EXP(NORMINV(RAND();0;[.$H$2]))" office:value-type="currency" office:currency="EUR" office:value="31265.1891316416">
            <text:p>31.265,19 €</text:p>
          </table:table-cell>
          <table:table-cell table:formula="of:=[.CJ14]*EXP(LN(1+[.$F$2]-[.$H$2]^2/2))*EXP(NORMINV(RAND();0;[.$H$2]))" office:value-type="currency" office:currency="EUR" office:value="25008.2808743921">
            <text:p>25.008,28 €</text:p>
          </table:table-cell>
          <table:table-cell table:formula="of:=[.CK14]*EXP(LN(1+[.$F$2]-[.$H$2]^2/2))*EXP(NORMINV(RAND();0;[.$H$2]))" office:value-type="currency" office:currency="EUR" office:value="26483.2986389203">
            <text:p>26.483,30 €</text:p>
          </table:table-cell>
          <table:table-cell table:formula="of:=[.CL14]*EXP(LN(1+[.$F$2]-[.$H$2]^2/2))*EXP(NORMINV(RAND();0;[.$H$2]))" office:value-type="currency" office:currency="EUR" office:value="40920.6222293853">
            <text:p>40.920,62 €</text:p>
          </table:table-cell>
          <table:table-cell table:formula="of:=[.CM14]*EXP(LN(1+[.$F$2]-[.$H$2]^2/2))*EXP(NORMINV(RAND();0;[.$H$2]))" office:value-type="currency" office:currency="EUR" office:value="15247.4455998871">
            <text:p>15.247,45 €</text:p>
          </table:table-cell>
          <table:table-cell table:formula="of:=[.CN14]*EXP(LN(1+[.$F$2]-[.$H$2]^2/2))*EXP(NORMINV(RAND();0;[.$H$2]))" office:value-type="currency" office:currency="EUR" office:value="11638.6705277664">
            <text:p>11.638,67 €</text:p>
          </table:table-cell>
          <table:table-cell table:formula="of:=[.CO14]*EXP(LN(1+[.$F$2]-[.$H$2]^2/2))*EXP(NORMINV(RAND();0;[.$H$2]))" office:value-type="currency" office:currency="EUR" office:value="33131.7251132228">
            <text:p>33.131,73 €</text:p>
          </table:table-cell>
          <table:table-cell table:formula="of:=[.CP14]*EXP(LN(1+[.$F$2]-[.$H$2]^2/2))*EXP(NORMINV(RAND();0;[.$H$2]))" office:value-type="currency" office:currency="EUR" office:value="23637.6352620473">
            <text:p>23.637,64 €</text:p>
          </table:table-cell>
          <table:table-cell table:formula="of:=[.CQ14]*EXP(LN(1+[.$F$2]-[.$H$2]^2/2))*EXP(NORMINV(RAND();0;[.$H$2]))" office:value-type="currency" office:currency="EUR" office:value="15788.7274434621">
            <text:p>15.788,73 €</text:p>
          </table:table-cell>
          <table:table-cell table:formula="of:=[.CR14]*EXP(LN(1+[.$F$2]-[.$H$2]^2/2))*EXP(NORMINV(RAND();0;[.$H$2]))" office:value-type="currency" office:currency="EUR" office:value="10523.1971354698">
            <text:p>10.523,20 €</text:p>
          </table:table-cell>
          <table:table-cell table:formula="of:=[.CS14]*EXP(LN(1+[.$F$2]-[.$H$2]^2/2))*EXP(NORMINV(RAND();0;[.$H$2]))" office:value-type="currency" office:currency="EUR" office:value="13161.9320496279">
            <text:p>13.161,93 €</text:p>
          </table:table-cell>
          <table:table-cell table:formula="of:=[.CT14]*EXP(LN(1+[.$F$2]-[.$H$2]^2/2))*EXP(NORMINV(RAND();0;[.$H$2]))" office:value-type="currency" office:currency="EUR" office:value="8644.70765624756">
            <text:p>8.644,71 €</text:p>
          </table:table-cell>
          <table:table-cell table:formula="of:=[.CU14]*EXP(LN(1+[.$F$2]-[.$H$2]^2/2))*EXP(NORMINV(RAND();0;[.$H$2]))" office:value-type="currency" office:currency="EUR" office:value="7778.66781794036">
            <text:p>7.778,67 €</text:p>
          </table:table-cell>
          <table:table-cell table:formula="of:=[.CV14]*EXP(LN(1+[.$F$2]-[.$H$2]^2/2))*EXP(NORMINV(RAND();0;[.$H$2]))" office:value-type="currency" office:currency="EUR" office:value="61569.9912060264">
            <text:p>61.569,99 €</text:p>
          </table:table-cell>
          <table:table-cell table:formula="of:=[.CW14]*EXP(LN(1+[.$F$2]-[.$H$2]^2/2))*EXP(NORMINV(RAND();0;[.$H$2]))" office:value-type="currency" office:currency="EUR" office:value="19796.0042001597">
            <text:p>19.796,00 €</text:p>
          </table:table-cell>
          <table:table-cell table:formula="of:=[.CX14]*EXP(LN(1+[.$F$2]-[.$H$2]^2/2))*EXP(NORMINV(RAND();0;[.$H$2]))" office:value-type="currency" office:currency="EUR" office:value="15521.8675655135">
            <text:p>15.521,87 €</text:p>
          </table:table-cell>
          <table:table-cell table:formula="of:=[.CY14]*EXP(LN(1+[.$F$2]-[.$H$2]^2/2))*EXP(NORMINV(RAND();0;[.$H$2]))" office:value-type="currency" office:currency="EUR" office:value="12012.03335921">
            <text:p>12.012,03 €</text:p>
          </table:table-cell>
          <table:table-cell table:formula="of:=[.CZ14]*EXP(LN(1+[.$F$2]-[.$H$2]^2/2))*EXP(NORMINV(RAND();0;[.$H$2]))" office:value-type="currency" office:currency="EUR" office:value="12940.3042779702">
            <text:p>12.940,30 €</text:p>
          </table:table-cell>
          <table:table-cell table:formula="of:=[.DA14]*EXP(LN(1+[.$F$2]-[.$H$2]^2/2))*EXP(NORMINV(RAND();0;[.$H$2]))" office:value-type="currency" office:currency="EUR" office:value="12423.9255216585">
            <text:p>12.423,93 €</text:p>
          </table:table-cell>
          <table:table-cell table:formula="of:=[.DB14]*EXP(LN(1+[.$F$2]-[.$H$2]^2/2))*EXP(NORMINV(RAND();0;[.$H$2]))" office:value-type="currency" office:currency="EUR" office:value="10540.4618261412">
            <text:p>10.540,46 €</text:p>
          </table:table-cell>
          <table:table-cell table:formula="of:=[.DC14]*EXP(LN(1+[.$F$2]-[.$H$2]^2/2))*EXP(NORMINV(RAND();0;[.$H$2]))" office:value-type="currency" office:currency="EUR" office:value="20921.592119736">
            <text:p>20.921,59 €</text:p>
          </table:table-cell>
          <table:table-cell table:formula="of:=[.DD14]*EXP(LN(1+[.$F$2]-[.$H$2]^2/2))*EXP(NORMINV(RAND();0;[.$H$2]))" office:value-type="currency" office:currency="EUR" office:value="13775.4531983651">
            <text:p>13.775,45 €</text:p>
          </table:table-cell>
          <table:table-cell table:formula="of:=[.DE14]*EXP(LN(1+[.$F$2]-[.$H$2]^2/2))*EXP(NORMINV(RAND();0;[.$H$2]))" office:value-type="currency" office:currency="EUR" office:value="5672.79260169876">
            <text:p>5.672,79 €</text:p>
          </table:table-cell>
          <table:table-cell table:formula="of:=[.DF14]*EXP(LN(1+[.$F$2]-[.$H$2]^2/2))*EXP(NORMINV(RAND();0;[.$H$2]))" office:value-type="currency" office:currency="EUR" office:value="37812.0534940376">
            <text:p>37.812,05 €</text:p>
          </table:table-cell>
          <table:table-cell table:formula="of:=[.DG14]*EXP(LN(1+[.$F$2]-[.$H$2]^2/2))*EXP(NORMINV(RAND();0;[.$H$2]))" office:value-type="currency" office:currency="EUR" office:value="9378.5951243239">
            <text:p>9.378,60 €</text:p>
          </table:table-cell>
          <table:table-cell table:formula="of:=[.DH14]*EXP(LN(1+[.$F$2]-[.$H$2]^2/2))*EXP(NORMINV(RAND();0;[.$H$2]))" office:value-type="currency" office:currency="EUR" office:value="3479.21965134273">
            <text:p>3.479,22 €</text:p>
          </table:table-cell>
          <table:table-cell table:formula="of:=[.DI14]*EXP(LN(1+[.$F$2]-[.$H$2]^2/2))*EXP(NORMINV(RAND();0;[.$H$2]))" office:value-type="currency" office:currency="EUR" office:value="25069.3671173892">
            <text:p>25.069,37 €</text:p>
          </table:table-cell>
          <table:table-cell table:formula="of:=[.DJ14]*EXP(LN(1+[.$F$2]-[.$H$2]^2/2))*EXP(NORMINV(RAND();0;[.$H$2]))" office:value-type="currency" office:currency="EUR" office:value="33846.8469631106">
            <text:p>33.846,85 €</text:p>
          </table:table-cell>
          <table:table-cell table:formula="of:=[.DK14]*EXP(LN(1+[.$F$2]-[.$H$2]^2/2))*EXP(NORMINV(RAND();0;[.$H$2]))" office:value-type="currency" office:currency="EUR" office:value="24089.7766639508">
            <text:p>24.089,78 €</text:p>
          </table:table-cell>
          <table:table-cell table:formula="of:=[.DL14]*EXP(LN(1+[.$F$2]-[.$H$2]^2/2))*EXP(NORMINV(RAND();0;[.$H$2]))" office:value-type="currency" office:currency="EUR" office:value="19586.217856712">
            <text:p>19.586,22 €</text:p>
          </table:table-cell>
          <table:table-cell table:formula="of:=[.DM14]*EXP(LN(1+[.$F$2]-[.$H$2]^2/2))*EXP(NORMINV(RAND();0;[.$H$2]))" office:value-type="currency" office:currency="EUR" office:value="20736.7527761349">
            <text:p>20.736,75 €</text:p>
          </table:table-cell>
          <table:table-cell table:formula="of:=[.DN14]*EXP(LN(1+[.$F$2]-[.$H$2]^2/2))*EXP(NORMINV(RAND();0;[.$H$2]))" office:value-type="currency" office:currency="EUR" office:value="18391.7258541992">
            <text:p>18.391,73 €</text:p>
          </table:table-cell>
          <table:table-cell table:formula="of:=[.DO14]*EXP(LN(1+[.$F$2]-[.$H$2]^2/2))*EXP(NORMINV(RAND();0;[.$H$2]))" office:value-type="currency" office:currency="EUR" office:value="3835.0781589349">
            <text:p>3.835,08 €</text:p>
          </table:table-cell>
          <table:table-cell table:formula="of:=[.DP14]*EXP(LN(1+[.$F$2]-[.$H$2]^2/2))*EXP(NORMINV(RAND();0;[.$H$2]))" office:value-type="currency" office:currency="EUR" office:value="24256.6631405768">
            <text:p>24.256,66 €</text:p>
          </table:table-cell>
          <table:table-cell table:formula="of:=[.DQ14]*EXP(LN(1+[.$F$2]-[.$H$2]^2/2))*EXP(NORMINV(RAND();0;[.$H$2]))" office:value-type="currency" office:currency="EUR" office:value="30580.5002078679">
            <text:p>30.580,50 €</text:p>
          </table:table-cell>
          <table:table-cell table:formula="of:=[.DR14]*EXP(LN(1+[.$F$2]-[.$H$2]^2/2))*EXP(NORMINV(RAND();0;[.$H$2]))" office:value-type="currency" office:currency="EUR" office:value="18330.7923388511">
            <text:p>18.330,79 €</text:p>
          </table:table-cell>
          <table:table-cell table:formula="of:=[.DS14]*EXP(LN(1+[.$F$2]-[.$H$2]^2/2))*EXP(NORMINV(RAND();0;[.$H$2]))" office:value-type="currency" office:currency="EUR" office:value="12841.8967876659">
            <text:p>12.841,90 €</text:p>
          </table:table-cell>
          <table:table-cell table:formula="of:=[.DT14]*EXP(LN(1+[.$F$2]-[.$H$2]^2/2))*EXP(NORMINV(RAND();0;[.$H$2]))" office:value-type="currency" office:currency="EUR" office:value="70030.9428201993">
            <text:p>70.030,94 €</text:p>
          </table:table-cell>
          <table:table-cell table:formula="of:=[.DU14]*EXP(LN(1+[.$F$2]-[.$H$2]^2/2))*EXP(NORMINV(RAND();0;[.$H$2]))" office:value-type="currency" office:currency="EUR" office:value="15323.1589262702">
            <text:p>15.323,16 €</text:p>
          </table:table-cell>
          <table:table-cell table:formula="of:=[.DV14]*EXP(LN(1+[.$F$2]-[.$H$2]^2/2))*EXP(NORMINV(RAND();0;[.$H$2]))" office:value-type="currency" office:currency="EUR" office:value="11089.5973910718">
            <text:p>11.089,60 €</text:p>
          </table:table-cell>
          <table:table-cell table:formula="of:=[.DW14]*EXP(LN(1+[.$F$2]-[.$H$2]^2/2))*EXP(NORMINV(RAND();0;[.$H$2]))" office:value-type="currency" office:currency="EUR" office:value="65224.8744972845">
            <text:p>65.224,87 €</text:p>
          </table:table-cell>
          <table:table-cell table:formula="of:=[.DX14]*EXP(LN(1+[.$F$2]-[.$H$2]^2/2))*EXP(NORMINV(RAND();0;[.$H$2]))" office:value-type="currency" office:currency="EUR" office:value="51228.4763349377">
            <text:p>51.228,48 €</text:p>
          </table:table-cell>
          <table:table-cell table:formula="of:=[.DY14]*EXP(LN(1+[.$F$2]-[.$H$2]^2/2))*EXP(NORMINV(RAND();0;[.$H$2]))" office:value-type="currency" office:currency="EUR" office:value="14414.2685351367">
            <text:p>14.414,27 €</text:p>
          </table:table-cell>
          <table:table-cell table:formula="of:=[.DZ14]*EXP(LN(1+[.$F$2]-[.$H$2]^2/2))*EXP(NORMINV(RAND();0;[.$H$2]))" office:value-type="currency" office:currency="EUR" office:value="17876.8383907156">
            <text:p>17.876,84 €</text:p>
          </table:table-cell>
          <table:table-cell table:formula="of:=[.EA14]*EXP(LN(1+[.$F$2]-[.$H$2]^2/2))*EXP(NORMINV(RAND();0;[.$H$2]))" office:value-type="currency" office:currency="EUR" office:value="12159.5095502458">
            <text:p>12.159,51 €</text:p>
          </table:table-cell>
          <table:table-cell table:formula="of:=[.EB14]*EXP(LN(1+[.$F$2]-[.$H$2]^2/2))*EXP(NORMINV(RAND();0;[.$H$2]))" office:value-type="currency" office:currency="EUR" office:value="16011.4774577704">
            <text:p>16.011,48 €</text:p>
          </table:table-cell>
          <table:table-cell table:formula="of:=[.EC14]*EXP(LN(1+[.$F$2]-[.$H$2]^2/2))*EXP(NORMINV(RAND();0;[.$H$2]))" office:value-type="currency" office:currency="EUR" office:value="32117.6285922313">
            <text:p>32.117,63 €</text:p>
          </table:table-cell>
          <table:table-cell table:formula="of:=[.ED14]*EXP(LN(1+[.$F$2]-[.$H$2]^2/2))*EXP(NORMINV(RAND();0;[.$H$2]))" office:value-type="currency" office:currency="EUR" office:value="9907.75964925899">
            <text:p>9.907,76 €</text:p>
          </table:table-cell>
          <table:table-cell table:formula="of:=[.EE14]*EXP(LN(1+[.$F$2]-[.$H$2]^2/2))*EXP(NORMINV(RAND();0;[.$H$2]))" office:value-type="currency" office:currency="EUR" office:value="8210.0085633424">
            <text:p>8.210,01 €</text:p>
          </table:table-cell>
          <table:table-cell table:formula="of:=[.EF14]*EXP(LN(1+[.$F$2]-[.$H$2]^2/2))*EXP(NORMINV(RAND();0;[.$H$2]))" office:value-type="currency" office:currency="EUR" office:value="8555.2053595709">
            <text:p>8.555,21 €</text:p>
          </table:table-cell>
          <table:table-cell table:formula="of:=[.EG14]*EXP(LN(1+[.$F$2]-[.$H$2]^2/2))*EXP(NORMINV(RAND();0;[.$H$2]))" office:value-type="currency" office:currency="EUR" office:value="56197.368819092">
            <text:p>56.197,37 €</text:p>
          </table:table-cell>
          <table:table-cell table:formula="of:=[.EH14]*EXP(LN(1+[.$F$2]-[.$H$2]^2/2))*EXP(NORMINV(RAND();0;[.$H$2]))" office:value-type="currency" office:currency="EUR" office:value="7234.77293140987">
            <text:p>7.234,77 €</text:p>
          </table:table-cell>
          <table:table-cell table:formula="of:=[.EI14]*EXP(LN(1+[.$F$2]-[.$H$2]^2/2))*EXP(NORMINV(RAND();0;[.$H$2]))" office:value-type="currency" office:currency="EUR" office:value="31117.5943961678">
            <text:p>31.117,59 €</text:p>
          </table:table-cell>
          <table:table-cell table:formula="of:=[.EJ14]*EXP(LN(1+[.$F$2]-[.$H$2]^2/2))*EXP(NORMINV(RAND();0;[.$H$2]))" office:value-type="currency" office:currency="EUR" office:value="13003.3733767315">
            <text:p>13.003,37 €</text:p>
          </table:table-cell>
          <table:table-cell table:formula="of:=[.EK14]*EXP(LN(1+[.$F$2]-[.$H$2]^2/2))*EXP(NORMINV(RAND();0;[.$H$2]))" office:value-type="currency" office:currency="EUR" office:value="14594.618605405">
            <text:p>14.594,62 €</text:p>
          </table:table-cell>
          <table:table-cell table:formula="of:=[.EL14]*EXP(LN(1+[.$F$2]-[.$H$2]^2/2))*EXP(NORMINV(RAND();0;[.$H$2]))" office:value-type="currency" office:currency="EUR" office:value="8007.39839933225">
            <text:p>8.007,40 €</text:p>
          </table:table-cell>
          <table:table-cell table:formula="of:=[.EM14]*EXP(LN(1+[.$F$2]-[.$H$2]^2/2))*EXP(NORMINV(RAND();0;[.$H$2]))" office:value-type="currency" office:currency="EUR" office:value="65875.1658073772">
            <text:p>65.875,17 €</text:p>
          </table:table-cell>
          <table:table-cell table:formula="of:=[.EN14]*EXP(LN(1+[.$F$2]-[.$H$2]^2/2))*EXP(NORMINV(RAND();0;[.$H$2]))" office:value-type="currency" office:currency="EUR" office:value="13367.3946647802">
            <text:p>13.367,39 €</text:p>
          </table:table-cell>
          <table:table-cell table:formula="of:=[.EO14]*EXP(LN(1+[.$F$2]-[.$H$2]^2/2))*EXP(NORMINV(RAND();0;[.$H$2]))" office:value-type="currency" office:currency="EUR" office:value="5301.64102067987">
            <text:p>5.301,64 €</text:p>
          </table:table-cell>
          <table:table-cell table:formula="of:=[.EP14]*EXP(LN(1+[.$F$2]-[.$H$2]^2/2))*EXP(NORMINV(RAND();0;[.$H$2]))" office:value-type="currency" office:currency="EUR" office:value="14773.3015667845">
            <text:p>14.773,30 €</text:p>
          </table:table-cell>
          <table:table-cell table:formula="of:=[.EQ14]*EXP(LN(1+[.$F$2]-[.$H$2]^2/2))*EXP(NORMINV(RAND();0;[.$H$2]))" office:value-type="currency" office:currency="EUR" office:value="3579.21822581775">
            <text:p>3.579,22 €</text:p>
          </table:table-cell>
          <table:table-cell table:formula="of:=[.ER14]*EXP(LN(1+[.$F$2]-[.$H$2]^2/2))*EXP(NORMINV(RAND();0;[.$H$2]))" office:value-type="currency" office:currency="EUR" office:value="31936.5080062882">
            <text:p>31.936,51 €</text:p>
          </table:table-cell>
          <table:table-cell table:formula="of:=[.ES14]*EXP(LN(1+[.$F$2]-[.$H$2]^2/2))*EXP(NORMINV(RAND();0;[.$H$2]))" office:value-type="currency" office:currency="EUR" office:value="18673.4903423694">
            <text:p>18.673,49 €</text:p>
          </table:table-cell>
          <table:table-cell table:formula="of:=[.ET14]*EXP(LN(1+[.$F$2]-[.$H$2]^2/2))*EXP(NORMINV(RAND();0;[.$H$2]))" office:value-type="currency" office:currency="EUR" office:value="15185.8667150033">
            <text:p>15.185,87 €</text:p>
          </table:table-cell>
          <table:table-cell table:formula="of:=[.EU14]*EXP(LN(1+[.$F$2]-[.$H$2]^2/2))*EXP(NORMINV(RAND();0;[.$H$2]))" office:value-type="currency" office:currency="EUR" office:value="11745.0083071764">
            <text:p>11.745,01 €</text:p>
          </table:table-cell>
          <table:table-cell table:formula="of:=[.EV14]*EXP(LN(1+[.$F$2]-[.$H$2]^2/2))*EXP(NORMINV(RAND();0;[.$H$2]))" office:value-type="currency" office:currency="EUR" office:value="15887.1240241317">
            <text:p>15.887,12 €</text:p>
          </table:table-cell>
          <table:table-cell table:formula="of:=[.EW14]*EXP(LN(1+[.$F$2]-[.$H$2]^2/2))*EXP(NORMINV(RAND();0;[.$H$2]))" office:value-type="currency" office:currency="EUR" office:value="9657.80628507153">
            <text:p>9.657,81 €</text:p>
          </table:table-cell>
          <table:table-cell table:formula="of:=[.EX14]*EXP(LN(1+[.$F$2]-[.$H$2]^2/2))*EXP(NORMINV(RAND();0;[.$H$2]))" office:value-type="currency" office:currency="EUR" office:value="5542.74246854148">
            <text:p>5.542,74 €</text:p>
          </table:table-cell>
          <table:table-cell table:formula="of:=[.EY14]*EXP(LN(1+[.$F$2]-[.$H$2]^2/2))*EXP(NORMINV(RAND();0;[.$H$2]))" office:value-type="currency" office:currency="EUR" office:value="50712.8963933512">
            <text:p>50.712,90 €</text:p>
          </table:table-cell>
          <table:table-cell table:formula="of:=[.EZ14]*EXP(LN(1+[.$F$2]-[.$H$2]^2/2))*EXP(NORMINV(RAND();0;[.$H$2]))" office:value-type="currency" office:currency="EUR" office:value="18710.650734953">
            <text:p>18.710,65 €</text:p>
          </table:table-cell>
          <table:table-cell table:formula="of:=[.FA14]*EXP(LN(1+[.$F$2]-[.$H$2]^2/2))*EXP(NORMINV(RAND();0;[.$H$2]))" office:value-type="currency" office:currency="EUR" office:value="9737.53521077146">
            <text:p>9.737,54 €</text:p>
          </table:table-cell>
          <table:table-cell table:formula="of:=[.FB14]*EXP(LN(1+[.$F$2]-[.$H$2]^2/2))*EXP(NORMINV(RAND();0;[.$H$2]))" office:value-type="currency" office:currency="EUR" office:value="21014.7096681103">
            <text:p>21.014,71 €</text:p>
          </table:table-cell>
          <table:table-cell table:formula="of:=[.FC14]*EXP(LN(1+[.$F$2]-[.$H$2]^2/2))*EXP(NORMINV(RAND();0;[.$H$2]))" office:value-type="currency" office:currency="EUR" office:value="24285.8188634344">
            <text:p>24.285,82 €</text:p>
          </table:table-cell>
          <table:table-cell table:formula="of:=[.FD14]*EXP(LN(1+[.$F$2]-[.$H$2]^2/2))*EXP(NORMINV(RAND();0;[.$H$2]))" office:value-type="currency" office:currency="EUR" office:value="12258.6702323286">
            <text:p>12.258,67 €</text:p>
          </table:table-cell>
          <table:table-cell table:formula="of:=[.FE14]*EXP(LN(1+[.$F$2]-[.$H$2]^2/2))*EXP(NORMINV(RAND();0;[.$H$2]))" office:value-type="currency" office:currency="EUR" office:value="13477.2918271035">
            <text:p>13.477,29 €</text:p>
          </table:table-cell>
          <table:table-cell table:formula="of:=[.FF14]*EXP(LN(1+[.$F$2]-[.$H$2]^2/2))*EXP(NORMINV(RAND();0;[.$H$2]))" office:value-type="currency" office:currency="EUR" office:value="8979.06613974963">
            <text:p>8.979,07 €</text:p>
          </table:table-cell>
          <table:table-cell table:formula="of:=[.FG14]*EXP(LN(1+[.$F$2]-[.$H$2]^2/2))*EXP(NORMINV(RAND();0;[.$H$2]))" office:value-type="currency" office:currency="EUR" office:value="17185.0111421126">
            <text:p>17.185,01 €</text:p>
          </table:table-cell>
          <table:table-cell table:formula="of:=[.FH14]*EXP(LN(1+[.$F$2]-[.$H$2]^2/2))*EXP(NORMINV(RAND();0;[.$H$2]))" office:value-type="currency" office:currency="EUR" office:value="13504.0965877628">
            <text:p>13.504,10 €</text:p>
          </table:table-cell>
          <table:table-cell table:formula="of:=[.FI14]*EXP(LN(1+[.$F$2]-[.$H$2]^2/2))*EXP(NORMINV(RAND();0;[.$H$2]))" office:value-type="currency" office:currency="EUR" office:value="5347.15299280722">
            <text:p>5.347,15 €</text:p>
          </table:table-cell>
          <table:table-cell table:formula="of:=[.FJ14]*EXP(LN(1+[.$F$2]-[.$H$2]^2/2))*EXP(NORMINV(RAND();0;[.$H$2]))" office:value-type="currency" office:currency="EUR" office:value="17252.5192532121">
            <text:p>17.252,52 €</text:p>
          </table:table-cell>
          <table:table-cell table:formula="of:=[.FK14]*EXP(LN(1+[.$F$2]-[.$H$2]^2/2))*EXP(NORMINV(RAND();0;[.$H$2]))" office:value-type="currency" office:currency="EUR" office:value="6649.27848523269">
            <text:p>6.649,28 €</text:p>
          </table:table-cell>
          <table:table-cell table:formula="of:=[.FL14]*EXP(LN(1+[.$F$2]-[.$H$2]^2/2))*EXP(NORMINV(RAND();0;[.$H$2]))" office:value-type="currency" office:currency="EUR" office:value="11723.3280482148">
            <text:p>11.723,33 €</text:p>
          </table:table-cell>
          <table:table-cell table:formula="of:=[.FM14]*EXP(LN(1+[.$F$2]-[.$H$2]^2/2))*EXP(NORMINV(RAND();0;[.$H$2]))" office:value-type="currency" office:currency="EUR" office:value="20152.2070634619">
            <text:p>20.152,21 €</text:p>
          </table:table-cell>
          <table:table-cell table:formula="of:=[.FN14]*EXP(LN(1+[.$F$2]-[.$H$2]^2/2))*EXP(NORMINV(RAND();0;[.$H$2]))" office:value-type="currency" office:currency="EUR" office:value="13424.9794101383">
            <text:p>13.424,98 €</text:p>
          </table:table-cell>
          <table:table-cell table:formula="of:=[.FO14]*EXP(LN(1+[.$F$2]-[.$H$2]^2/2))*EXP(NORMINV(RAND();0;[.$H$2]))" office:value-type="currency" office:currency="EUR" office:value="1875.48379747752">
            <text:p>1.875,48 €</text:p>
          </table:table-cell>
          <table:table-cell table:formula="of:=[.FP14]*EXP(LN(1+[.$F$2]-[.$H$2]^2/2))*EXP(NORMINV(RAND();0;[.$H$2]))" office:value-type="currency" office:currency="EUR" office:value="5818.92831825295">
            <text:p>5.818,93 €</text:p>
          </table:table-cell>
          <table:table-cell table:formula="of:=[.FQ14]*EXP(LN(1+[.$F$2]-[.$H$2]^2/2))*EXP(NORMINV(RAND();0;[.$H$2]))" office:value-type="currency" office:currency="EUR" office:value="28360.6214631646">
            <text:p>28.360,62 €</text:p>
          </table:table-cell>
          <table:table-cell table:formula="of:=[.FR14]*EXP(LN(1+[.$F$2]-[.$H$2]^2/2))*EXP(NORMINV(RAND();0;[.$H$2]))" office:value-type="currency" office:currency="EUR" office:value="15063.6007330406">
            <text:p>15.063,60 €</text:p>
          </table:table-cell>
          <table:table-cell table:formula="of:=[.FS14]*EXP(LN(1+[.$F$2]-[.$H$2]^2/2))*EXP(NORMINV(RAND();0;[.$H$2]))" office:value-type="currency" office:currency="EUR" office:value="3825.95565056617">
            <text:p>3.825,96 €</text:p>
          </table:table-cell>
          <table:table-cell table:formula="of:=[.FT14]*EXP(LN(1+[.$F$2]-[.$H$2]^2/2))*EXP(NORMINV(RAND();0;[.$H$2]))" office:value-type="currency" office:currency="EUR" office:value="22638.1176621185">
            <text:p>22.638,12 €</text:p>
          </table:table-cell>
          <table:table-cell table:formula="of:=[.FU14]*EXP(LN(1+[.$F$2]-[.$H$2]^2/2))*EXP(NORMINV(RAND();0;[.$H$2]))" office:value-type="currency" office:currency="EUR" office:value="19549.4031819402">
            <text:p>19.549,40 €</text:p>
          </table:table-cell>
          <table:table-cell table:formula="of:=[.FV14]*EXP(LN(1+[.$F$2]-[.$H$2]^2/2))*EXP(NORMINV(RAND();0;[.$H$2]))" office:value-type="currency" office:currency="EUR" office:value="17199.5152238174">
            <text:p>17.199,52 €</text:p>
          </table:table-cell>
          <table:table-cell table:formula="of:=[.FW14]*EXP(LN(1+[.$F$2]-[.$H$2]^2/2))*EXP(NORMINV(RAND();0;[.$H$2]))" office:value-type="currency" office:currency="EUR" office:value="25527.2867163011">
            <text:p>25.527,29 €</text:p>
          </table:table-cell>
          <table:table-cell table:formula="of:=[.FX14]*EXP(LN(1+[.$F$2]-[.$H$2]^2/2))*EXP(NORMINV(RAND();0;[.$H$2]))" office:value-type="currency" office:currency="EUR" office:value="32840.2051326682">
            <text:p>32.840,21 €</text:p>
          </table:table-cell>
          <table:table-cell table:formula="of:=[.FY14]*EXP(LN(1+[.$F$2]-[.$H$2]^2/2))*EXP(NORMINV(RAND();0;[.$H$2]))" office:value-type="currency" office:currency="EUR" office:value="23121.0098541454">
            <text:p>23.121,01 €</text:p>
          </table:table-cell>
          <table:table-cell table:formula="of:=[.FZ14]*EXP(LN(1+[.$F$2]-[.$H$2]^2/2))*EXP(NORMINV(RAND();0;[.$H$2]))" office:value-type="currency" office:currency="EUR" office:value="6374.12139372983">
            <text:p>6.374,12 €</text:p>
          </table:table-cell>
          <table:table-cell table:formula="of:=[.GA14]*EXP(LN(1+[.$F$2]-[.$H$2]^2/2))*EXP(NORMINV(RAND();0;[.$H$2]))" office:value-type="currency" office:currency="EUR" office:value="17166.3576711825">
            <text:p>17.166,36 €</text:p>
          </table:table-cell>
          <table:table-cell table:formula="of:=[.GB14]*EXP(LN(1+[.$F$2]-[.$H$2]^2/2))*EXP(NORMINV(RAND();0;[.$H$2]))" office:value-type="currency" office:currency="EUR" office:value="20275.1619980768">
            <text:p>20.275,16 €</text:p>
          </table:table-cell>
          <table:table-cell table:formula="of:=[.GC14]*EXP(LN(1+[.$F$2]-[.$H$2]^2/2))*EXP(NORMINV(RAND();0;[.$H$2]))" office:value-type="currency" office:currency="EUR" office:value="67108.4835667096">
            <text:p>67.108,48 €</text:p>
          </table:table-cell>
          <table:table-cell table:formula="of:=[.GD14]*EXP(LN(1+[.$F$2]-[.$H$2]^2/2))*EXP(NORMINV(RAND();0;[.$H$2]))" office:value-type="currency" office:currency="EUR" office:value="13521.5004927709">
            <text:p>13.521,50 €</text:p>
          </table:table-cell>
          <table:table-cell table:formula="of:=[.GE14]*EXP(LN(1+[.$F$2]-[.$H$2]^2/2))*EXP(NORMINV(RAND();0;[.$H$2]))" office:value-type="currency" office:currency="EUR" office:value="7096.2607042949">
            <text:p>7.096,26 €</text:p>
          </table:table-cell>
          <table:table-cell table:formula="of:=[.GF14]*EXP(LN(1+[.$F$2]-[.$H$2]^2/2))*EXP(NORMINV(RAND();0;[.$H$2]))" office:value-type="currency" office:currency="EUR" office:value="31232.0467524723">
            <text:p>31.232,05 €</text:p>
          </table:table-cell>
          <table:table-cell table:formula="of:=[.GG14]*EXP(LN(1+[.$F$2]-[.$H$2]^2/2))*EXP(NORMINV(RAND();0;[.$H$2]))" office:value-type="currency" office:currency="EUR" office:value="15238.5200075596">
            <text:p>15.238,52 €</text:p>
          </table:table-cell>
          <table:table-cell table:formula="of:=[.GH14]*EXP(LN(1+[.$F$2]-[.$H$2]^2/2))*EXP(NORMINV(RAND();0;[.$H$2]))" office:value-type="currency" office:currency="EUR" office:value="21554.9585988172">
            <text:p>21.554,96 €</text:p>
          </table:table-cell>
          <table:table-cell table:formula="of:=[.GI14]*EXP(LN(1+[.$F$2]-[.$H$2]^2/2))*EXP(NORMINV(RAND();0;[.$H$2]))" office:value-type="currency" office:currency="EUR" office:value="46799.0049971545">
            <text:p>46.799,00 €</text:p>
          </table:table-cell>
          <table:table-cell table:formula="of:=[.GJ14]*EXP(LN(1+[.$F$2]-[.$H$2]^2/2))*EXP(NORMINV(RAND();0;[.$H$2]))" office:value-type="currency" office:currency="EUR" office:value="8530.41292404126">
            <text:p>8.530,41 €</text:p>
          </table:table-cell>
          <table:table-cell table:formula="of:=[.GK14]*EXP(LN(1+[.$F$2]-[.$H$2]^2/2))*EXP(NORMINV(RAND();0;[.$H$2]))" office:value-type="currency" office:currency="EUR" office:value="42326.706628001">
            <text:p>42.326,71 €</text:p>
          </table:table-cell>
          <table:table-cell table:formula="of:=[.GL14]*EXP(LN(1+[.$F$2]-[.$H$2]^2/2))*EXP(NORMINV(RAND();0;[.$H$2]))" office:value-type="currency" office:currency="EUR" office:value="11264.0972476788">
            <text:p>11.264,10 €</text:p>
          </table:table-cell>
          <table:table-cell table:formula="of:=[.GM14]*EXP(LN(1+[.$F$2]-[.$H$2]^2/2))*EXP(NORMINV(RAND();0;[.$H$2]))" office:value-type="currency" office:currency="EUR" office:value="11476.0912637479">
            <text:p>11.476,09 €</text:p>
          </table:table-cell>
          <table:table-cell table:formula="of:=[.GN14]*EXP(LN(1+[.$F$2]-[.$H$2]^2/2))*EXP(NORMINV(RAND();0;[.$H$2]))" office:value-type="currency" office:currency="EUR" office:value="5984.68395523797">
            <text:p>5.984,68 €</text:p>
          </table:table-cell>
          <table:table-cell table:formula="of:=[.GO14]*EXP(LN(1+[.$F$2]-[.$H$2]^2/2))*EXP(NORMINV(RAND();0;[.$H$2]))" office:value-type="currency" office:currency="EUR" office:value="32853.0699158183">
            <text:p>32.853,07 €</text:p>
          </table:table-cell>
          <table:table-cell table:formula="of:=[.GP14]*EXP(LN(1+[.$F$2]-[.$H$2]^2/2))*EXP(NORMINV(RAND();0;[.$H$2]))" office:value-type="currency" office:currency="EUR" office:value="166762.147560831">
            <text:p>166.762,15 €</text:p>
          </table:table-cell>
          <table:table-cell table:formula="of:=[.GQ14]*EXP(LN(1+[.$F$2]-[.$H$2]^2/2))*EXP(NORMINV(RAND();0;[.$H$2]))" office:value-type="currency" office:currency="EUR" office:value="30167.6123315613">
            <text:p>30.167,61 €</text:p>
          </table:table-cell>
          <table:table-cell table:formula="of:=[.GR14]*EXP(LN(1+[.$F$2]-[.$H$2]^2/2))*EXP(NORMINV(RAND();0;[.$H$2]))" office:value-type="currency" office:currency="EUR" office:value="16489.6520265186">
            <text:p>16.489,65 €</text:p>
          </table:table-cell>
          <table:table-cell table:formula="of:=[.GS14]*EXP(LN(1+[.$F$2]-[.$H$2]^2/2))*EXP(NORMINV(RAND();0;[.$H$2]))" office:value-type="currency" office:currency="EUR" office:value="13812.7096828432">
            <text:p>13.812,71 €</text:p>
          </table:table-cell>
          <table:table-cell table:formula="of:=[.GT14]*EXP(LN(1+[.$F$2]-[.$H$2]^2/2))*EXP(NORMINV(RAND();0;[.$H$2]))" office:value-type="currency" office:currency="EUR" office:value="7274.20421060919">
            <text:p>7.274,20 €</text:p>
          </table:table-cell>
          <table:table-cell table:formula="of:=[.GU14]*EXP(LN(1+[.$F$2]-[.$H$2]^2/2))*EXP(NORMINV(RAND();0;[.$H$2]))" office:value-type="currency" office:currency="EUR" office:value="14025.6066264358">
            <text:p>14.025,61 €</text:p>
          </table:table-cell>
          <table:table-cell table:formula="of:=[.GV14]*EXP(LN(1+[.$F$2]-[.$H$2]^2/2))*EXP(NORMINV(RAND();0;[.$H$2]))" office:value-type="currency" office:currency="EUR" office:value="15097.1447126715">
            <text:p>15.097,14 €</text:p>
          </table:table-cell>
          <table:table-cell table:formula="of:=[.GW14]*EXP(LN(1+[.$F$2]-[.$H$2]^2/2))*EXP(NORMINV(RAND();0;[.$H$2]))" office:value-type="currency" office:currency="EUR" office:value="8264.84892162715">
            <text:p>8.264,85 €</text:p>
          </table:table-cell>
          <table:table-cell table:formula="of:=[.GX14]*EXP(LN(1+[.$F$2]-[.$H$2]^2/2))*EXP(NORMINV(RAND();0;[.$H$2]))" office:value-type="currency" office:currency="EUR" office:value="14789.2083892416">
            <text:p>14.789,21 €</text:p>
          </table:table-cell>
          <table:table-cell table:formula="of:=[.GY14]*EXP(LN(1+[.$F$2]-[.$H$2]^2/2))*EXP(NORMINV(RAND();0;[.$H$2]))" office:value-type="currency" office:currency="EUR" office:value="4481.41160250323">
            <text:p>4.481,41 €</text:p>
          </table:table-cell>
          <table:table-cell table:formula="of:=[.GZ14]*EXP(LN(1+[.$F$2]-[.$H$2]^2/2))*EXP(NORMINV(RAND();0;[.$H$2]))" office:value-type="currency" office:currency="EUR" office:value="4053.51573107642">
            <text:p>4.053,52 €</text:p>
          </table:table-cell>
          <table:table-cell table:formula="of:=[.HA14]*EXP(LN(1+[.$F$2]-[.$H$2]^2/2))*EXP(NORMINV(RAND();0;[.$H$2]))" office:value-type="currency" office:currency="EUR" office:value="22490.0769425017">
            <text:p>22.490,08 €</text:p>
          </table:table-cell>
          <table:table-cell table:formula="of:=[.HB14]*EXP(LN(1+[.$F$2]-[.$H$2]^2/2))*EXP(NORMINV(RAND();0;[.$H$2]))" office:value-type="currency" office:currency="EUR" office:value="36458.3984122523">
            <text:p>36.458,40 €</text:p>
          </table:table-cell>
          <table:table-cell table:formula="of:=[.HC14]*EXP(LN(1+[.$F$2]-[.$H$2]^2/2))*EXP(NORMINV(RAND();0;[.$H$2]))" office:value-type="currency" office:currency="EUR" office:value="14411.8347938542">
            <text:p>14.411,83 €</text:p>
          </table:table-cell>
          <table:table-cell table:formula="of:=[.HD14]*EXP(LN(1+[.$F$2]-[.$H$2]^2/2))*EXP(NORMINV(RAND();0;[.$H$2]))" office:value-type="currency" office:currency="EUR" office:value="29041.6289840163">
            <text:p>29.041,63 €</text:p>
          </table:table-cell>
          <table:table-cell table:formula="of:=[.HE14]*EXP(LN(1+[.$F$2]-[.$H$2]^2/2))*EXP(NORMINV(RAND();0;[.$H$2]))" office:value-type="currency" office:currency="EUR" office:value="16114.2980885156">
            <text:p>16.114,30 €</text:p>
          </table:table-cell>
          <table:table-cell table:formula="of:=[.HF14]*EXP(LN(1+[.$F$2]-[.$H$2]^2/2))*EXP(NORMINV(RAND();0;[.$H$2]))" office:value-type="currency" office:currency="EUR" office:value="11895.4333143841">
            <text:p>11.895,43 €</text:p>
          </table:table-cell>
          <table:table-cell table:formula="of:=[.HG14]*EXP(LN(1+[.$F$2]-[.$H$2]^2/2))*EXP(NORMINV(RAND();0;[.$H$2]))" office:value-type="currency" office:currency="EUR" office:value="20108.7989969693">
            <text:p>20.108,80 €</text:p>
          </table:table-cell>
          <table:table-cell table:formula="of:=[.HH14]*EXP(LN(1+[.$F$2]-[.$H$2]^2/2))*EXP(NORMINV(RAND();0;[.$H$2]))" office:value-type="currency" office:currency="EUR" office:value="18564.9334600452">
            <text:p>18.564,93 €</text:p>
          </table:table-cell>
          <table:table-cell table:formula="of:=[.HI14]*EXP(LN(1+[.$F$2]-[.$H$2]^2/2))*EXP(NORMINV(RAND();0;[.$H$2]))" office:value-type="currency" office:currency="EUR" office:value="18775.5416393987">
            <text:p>18.775,54 €</text:p>
          </table:table-cell>
          <table:table-cell table:formula="of:=[.HJ14]*EXP(LN(1+[.$F$2]-[.$H$2]^2/2))*EXP(NORMINV(RAND();0;[.$H$2]))" office:value-type="currency" office:currency="EUR" office:value="56262.5162800092">
            <text:p>56.262,52 €</text:p>
          </table:table-cell>
          <table:table-cell table:formula="of:=[.HK14]*EXP(LN(1+[.$F$2]-[.$H$2]^2/2))*EXP(NORMINV(RAND();0;[.$H$2]))" office:value-type="currency" office:currency="EUR" office:value="6673.32617837027">
            <text:p>6.673,33 €</text:p>
          </table:table-cell>
          <table:table-cell table:formula="of:=[.HL14]*EXP(LN(1+[.$F$2]-[.$H$2]^2/2))*EXP(NORMINV(RAND();0;[.$H$2]))" office:value-type="currency" office:currency="EUR" office:value="10460.7403505403">
            <text:p>10.460,74 €</text:p>
          </table:table-cell>
          <table:table-cell table:formula="of:=[.HM14]*EXP(LN(1+[.$F$2]-[.$H$2]^2/2))*EXP(NORMINV(RAND();0;[.$H$2]))" office:value-type="currency" office:currency="EUR" office:value="9010.81519815708">
            <text:p>9.010,82 €</text:p>
          </table:table-cell>
          <table:table-cell table:formula="of:=[.HN14]*EXP(LN(1+[.$F$2]-[.$H$2]^2/2))*EXP(NORMINV(RAND();0;[.$H$2]))" office:value-type="currency" office:currency="EUR" office:value="14342.0146098284">
            <text:p>14.342,01 €</text:p>
          </table:table-cell>
          <table:table-cell table:formula="of:=[.HO14]*EXP(LN(1+[.$F$2]-[.$H$2]^2/2))*EXP(NORMINV(RAND();0;[.$H$2]))" office:value-type="currency" office:currency="EUR" office:value="11818.209556412">
            <text:p>11.818,21 €</text:p>
          </table:table-cell>
          <table:table-cell table:formula="of:=[.HP14]*EXP(LN(1+[.$F$2]-[.$H$2]^2/2))*EXP(NORMINV(RAND();0;[.$H$2]))" office:value-type="currency" office:currency="EUR" office:value="81202.1674135424">
            <text:p>81.202,17 €</text:p>
          </table:table-cell>
          <table:table-cell table:formula="of:=[.HQ14]*EXP(LN(1+[.$F$2]-[.$H$2]^2/2))*EXP(NORMINV(RAND();0;[.$H$2]))" office:value-type="currency" office:currency="EUR" office:value="17315.7558464774">
            <text:p>17.315,76 €</text:p>
          </table:table-cell>
          <table:table-cell table:formula="of:=[.HR14]*EXP(LN(1+[.$F$2]-[.$H$2]^2/2))*EXP(NORMINV(RAND();0;[.$H$2]))" office:value-type="currency" office:currency="EUR" office:value="15972.6080016623">
            <text:p>15.972,61 €</text:p>
          </table:table-cell>
          <table:table-cell table:formula="of:=[.HS14]*EXP(LN(1+[.$F$2]-[.$H$2]^2/2))*EXP(NORMINV(RAND();0;[.$H$2]))" office:value-type="currency" office:currency="EUR" office:value="14330.2166987393">
            <text:p>14.330,22 €</text:p>
          </table:table-cell>
          <table:table-cell table:formula="of:=[.HT14]*EXP(LN(1+[.$F$2]-[.$H$2]^2/2))*EXP(NORMINV(RAND();0;[.$H$2]))" office:value-type="currency" office:currency="EUR" office:value="24925.4179864373">
            <text:p>24.925,42 €</text:p>
          </table:table-cell>
          <table:table-cell table:formula="of:=[.HU14]*EXP(LN(1+[.$F$2]-[.$H$2]^2/2))*EXP(NORMINV(RAND();0;[.$H$2]))" office:value-type="currency" office:currency="EUR" office:value="9760.98320864036">
            <text:p>9.760,98 €</text:p>
          </table:table-cell>
          <table:table-cell table:formula="of:=[.HV14]*EXP(LN(1+[.$F$2]-[.$H$2]^2/2))*EXP(NORMINV(RAND();0;[.$H$2]))" office:value-type="currency" office:currency="EUR" office:value="17983.8413229578">
            <text:p>17.983,84 €</text:p>
          </table:table-cell>
          <table:table-cell table:formula="of:=[.HW14]*EXP(LN(1+[.$F$2]-[.$H$2]^2/2))*EXP(NORMINV(RAND();0;[.$H$2]))" office:value-type="currency" office:currency="EUR" office:value="17687.1718787829">
            <text:p>17.687,17 €</text:p>
          </table:table-cell>
          <table:table-cell table:formula="of:=[.HX14]*EXP(LN(1+[.$F$2]-[.$H$2]^2/2))*EXP(NORMINV(RAND();0;[.$H$2]))" office:value-type="currency" office:currency="EUR" office:value="21515.2398955472">
            <text:p>21.515,24 €</text:p>
          </table:table-cell>
          <table:table-cell table:formula="of:=[.HY14]*EXP(LN(1+[.$F$2]-[.$H$2]^2/2))*EXP(NORMINV(RAND();0;[.$H$2]))" office:value-type="currency" office:currency="EUR" office:value="8199.62628864563">
            <text:p>8.199,63 €</text:p>
          </table:table-cell>
          <table:table-cell table:formula="of:=[.HZ14]*EXP(LN(1+[.$F$2]-[.$H$2]^2/2))*EXP(NORMINV(RAND();0;[.$H$2]))" office:value-type="currency" office:currency="EUR" office:value="17279.8244149572">
            <text:p>17.279,82 €</text:p>
          </table:table-cell>
          <table:table-cell table:formula="of:=[.IA14]*EXP(LN(1+[.$F$2]-[.$H$2]^2/2))*EXP(NORMINV(RAND();0;[.$H$2]))" office:value-type="currency" office:currency="EUR" office:value="21934.4909105305">
            <text:p>21.934,49 €</text:p>
          </table:table-cell>
          <table:table-cell table:formula="of:=[.IB14]*EXP(LN(1+[.$F$2]-[.$H$2]^2/2))*EXP(NORMINV(RAND();0;[.$H$2]))" office:value-type="currency" office:currency="EUR" office:value="35552.8097874616">
            <text:p>35.552,81 €</text:p>
          </table:table-cell>
          <table:table-cell table:formula="of:=[.IC14]*EXP(LN(1+[.$F$2]-[.$H$2]^2/2))*EXP(NORMINV(RAND();0;[.$H$2]))" office:value-type="currency" office:currency="EUR" office:value="13203.835006687">
            <text:p>13.203,84 €</text:p>
          </table:table-cell>
          <table:table-cell table:formula="of:=[.ID14]*EXP(LN(1+[.$F$2]-[.$H$2]^2/2))*EXP(NORMINV(RAND();0;[.$H$2]))" office:value-type="currency" office:currency="EUR" office:value="5334.5377549124">
            <text:p>5.334,54 €</text:p>
          </table:table-cell>
          <table:table-cell table:formula="of:=[.IE14]*EXP(LN(1+[.$F$2]-[.$H$2]^2/2))*EXP(NORMINV(RAND();0;[.$H$2]))" office:value-type="currency" office:currency="EUR" office:value="25629.0746910821">
            <text:p>25.629,07 €</text:p>
          </table:table-cell>
          <table:table-cell table:formula="of:=[.IF14]*EXP(LN(1+[.$F$2]-[.$H$2]^2/2))*EXP(NORMINV(RAND();0;[.$H$2]))" office:value-type="currency" office:currency="EUR" office:value="8293.31231782752">
            <text:p>8.293,31 €</text:p>
          </table:table-cell>
          <table:table-cell table:formula="of:=[.IG14]*EXP(LN(1+[.$F$2]-[.$H$2]^2/2))*EXP(NORMINV(RAND();0;[.$H$2]))" office:value-type="currency" office:currency="EUR" office:value="16226.3585767693">
            <text:p>16.226,36 €</text:p>
          </table:table-cell>
          <table:table-cell table:formula="of:=[.IH14]*EXP(LN(1+[.$F$2]-[.$H$2]^2/2))*EXP(NORMINV(RAND();0;[.$H$2]))" office:value-type="currency" office:currency="EUR" office:value="9232.52366513399">
            <text:p>9.232,52 €</text:p>
          </table:table-cell>
          <table:table-cell table:formula="of:=[.II14]*EXP(LN(1+[.$F$2]-[.$H$2]^2/2))*EXP(NORMINV(RAND();0;[.$H$2]))" office:value-type="currency" office:currency="EUR" office:value="18705.2492343073">
            <text:p>18.705,25 €</text:p>
          </table:table-cell>
          <table:table-cell table:formula="of:=[.IJ14]*EXP(LN(1+[.$F$2]-[.$H$2]^2/2))*EXP(NORMINV(RAND();0;[.$H$2]))" office:value-type="currency" office:currency="EUR" office:value="18094.0027031545">
            <text:p>18.094,00 €</text:p>
          </table:table-cell>
          <table:table-cell table:formula="of:=[.IK14]*EXP(LN(1+[.$F$2]-[.$H$2]^2/2))*EXP(NORMINV(RAND();0;[.$H$2]))" office:value-type="currency" office:currency="EUR" office:value="20565.7338210413">
            <text:p>20.565,73 €</text:p>
          </table:table-cell>
          <table:table-cell table:formula="of:=[.IL14]*EXP(LN(1+[.$F$2]-[.$H$2]^2/2))*EXP(NORMINV(RAND();0;[.$H$2]))" office:value-type="currency" office:currency="EUR" office:value="13152.44907202">
            <text:p>13.152,45 €</text:p>
          </table:table-cell>
          <table:table-cell table:formula="of:=[.IM14]*EXP(LN(1+[.$F$2]-[.$H$2]^2/2))*EXP(NORMINV(RAND();0;[.$H$2]))" office:value-type="currency" office:currency="EUR" office:value="9571.64054615119">
            <text:p>9.571,64 €</text:p>
          </table:table-cell>
          <table:table-cell table:formula="of:=[.IN14]*EXP(LN(1+[.$F$2]-[.$H$2]^2/2))*EXP(NORMINV(RAND();0;[.$H$2]))" office:value-type="currency" office:currency="EUR" office:value="21826.4529331994">
            <text:p>21.826,45 €</text:p>
          </table:table-cell>
          <table:table-cell table:formula="of:=[.IO14]*EXP(LN(1+[.$F$2]-[.$H$2]^2/2))*EXP(NORMINV(RAND();0;[.$H$2]))" office:value-type="currency" office:currency="EUR" office:value="26743.151633447">
            <text:p>26.743,15 €</text:p>
          </table:table-cell>
          <table:table-cell table:formula="of:=[.IP14]*EXP(LN(1+[.$F$2]-[.$H$2]^2/2))*EXP(NORMINV(RAND();0;[.$H$2]))" office:value-type="currency" office:currency="EUR" office:value="17980.8657407753">
            <text:p>17.980,87 €</text:p>
          </table:table-cell>
          <table:table-cell table:formula="of:=[.IQ14]*EXP(LN(1+[.$F$2]-[.$H$2]^2/2))*EXP(NORMINV(RAND();0;[.$H$2]))" office:value-type="currency" office:currency="EUR" office:value="12379.2133124939">
            <text:p>12.379,21 €</text:p>
          </table:table-cell>
          <table:table-cell table:formula="of:=[.IR14]*EXP(LN(1+[.$F$2]-[.$H$2]^2/2))*EXP(NORMINV(RAND();0;[.$H$2]))" office:value-type="currency" office:currency="EUR" office:value="15107.7239716455">
            <text:p>15.107,72 €</text:p>
          </table:table-cell>
          <table:table-cell table:formula="of:=[.IS14]*EXP(LN(1+[.$F$2]-[.$H$2]^2/2))*EXP(NORMINV(RAND();0;[.$H$2]))" office:value-type="currency" office:currency="EUR" office:value="20441.7010923551">
            <text:p>20.441,70 €</text:p>
          </table:table-cell>
          <table:table-cell table:formula="of:=[.IT14]*EXP(LN(1+[.$F$2]-[.$H$2]^2/2))*EXP(NORMINV(RAND();0;[.$H$2]))" office:value-type="currency" office:currency="EUR" office:value="138876.260935515">
            <text:p>138.876,26 €</text:p>
          </table:table-cell>
          <table:table-cell table:formula="of:=[.IU14]*EXP(LN(1+[.$F$2]-[.$H$2]^2/2))*EXP(NORMINV(RAND();0;[.$H$2]))" office:value-type="currency" office:currency="EUR" office:value="18936.1814475197">
            <text:p>18.936,18 €</text:p>
          </table:table-cell>
          <table:table-cell table:formula="of:=[.IV14]*EXP(LN(1+[.$F$2]-[.$H$2]^2/2))*EXP(NORMINV(RAND();0;[.$H$2]))" office:value-type="currency" office:currency="EUR" office:value="16652.0432069575">
            <text:p>16.652,04 €</text:p>
          </table:table-cell>
          <table:table-cell table:formula="of:=[.IW14]*EXP(LN(1+[.$F$2]-[.$H$2]^2/2))*EXP(NORMINV(RAND();0;[.$H$2]))" office:value-type="currency" office:currency="EUR" office:value="11584.1300663402">
            <text:p>11.584,13 €</text:p>
          </table:table-cell>
          <table:table-cell table:formula="of:=[.IX14]*EXP(LN(1+[.$F$2]-[.$H$2]^2/2))*EXP(NORMINV(RAND();0;[.$H$2]))" office:value-type="currency" office:currency="EUR" office:value="7182.77773131562">
            <text:p>7.182,78 €</text:p>
          </table:table-cell>
          <table:table-cell table:formula="of:=[.IY14]*EXP(LN(1+[.$F$2]-[.$H$2]^2/2))*EXP(NORMINV(RAND();0;[.$H$2]))" office:value-type="currency" office:currency="EUR" office:value="7195.67650064199">
            <text:p>7.195,68 €</text:p>
          </table:table-cell>
          <table:table-cell table:formula="of:=[.IZ14]*EXP(LN(1+[.$F$2]-[.$H$2]^2/2))*EXP(NORMINV(RAND();0;[.$H$2]))" office:value-type="currency" office:currency="EUR" office:value="10075.0463392233">
            <text:p>10.075,05 €</text:p>
          </table:table-cell>
          <table:table-cell table:formula="of:=[.JA14]*EXP(LN(1+[.$F$2]-[.$H$2]^2/2))*EXP(NORMINV(RAND();0;[.$H$2]))" office:value-type="currency" office:currency="EUR" office:value="28377.723675624">
            <text:p>28.377,72 €</text:p>
          </table:table-cell>
          <table:table-cell table:formula="of:=[.JB14]*EXP(LN(1+[.$F$2]-[.$H$2]^2/2))*EXP(NORMINV(RAND();0;[.$H$2]))" office:value-type="currency" office:currency="EUR" office:value="30927.3188846793">
            <text:p>30.927,32 €</text:p>
          </table:table-cell>
          <table:table-cell table:formula="of:=[.JC14]*EXP(LN(1+[.$F$2]-[.$H$2]^2/2))*EXP(NORMINV(RAND();0;[.$H$2]))" office:value-type="currency" office:currency="EUR" office:value="9875.98256287718">
            <text:p>9.875,98 €</text:p>
          </table:table-cell>
          <table:table-cell table:formula="of:=[.JD14]*EXP(LN(1+[.$F$2]-[.$H$2]^2/2))*EXP(NORMINV(RAND();0;[.$H$2]))" office:value-type="currency" office:currency="EUR" office:value="30672.4187757925">
            <text:p>30.672,42 €</text:p>
          </table:table-cell>
          <table:table-cell table:formula="of:=[.JE14]*EXP(LN(1+[.$F$2]-[.$H$2]^2/2))*EXP(NORMINV(RAND();0;[.$H$2]))" office:value-type="currency" office:currency="EUR" office:value="36515.6090261627">
            <text:p>36.515,61 €</text:p>
          </table:table-cell>
          <table:table-cell table:formula="of:=[.JF14]*EXP(LN(1+[.$F$2]-[.$H$2]^2/2))*EXP(NORMINV(RAND();0;[.$H$2]))" office:value-type="currency" office:currency="EUR" office:value="20013.0609635634">
            <text:p>20.013,06 €</text:p>
          </table:table-cell>
          <table:table-cell table:formula="of:=[.JG14]*EXP(LN(1+[.$F$2]-[.$H$2]^2/2))*EXP(NORMINV(RAND();0;[.$H$2]))" office:value-type="currency" office:currency="EUR" office:value="38808.1122462566">
            <text:p>38.808,11 €</text:p>
          </table:table-cell>
          <table:table-cell table:formula="of:=[.JH14]*EXP(LN(1+[.$F$2]-[.$H$2]^2/2))*EXP(NORMINV(RAND();0;[.$H$2]))" office:value-type="currency" office:currency="EUR" office:value="13835.6345340824">
            <text:p>13.835,63 €</text:p>
          </table:table-cell>
          <table:table-cell table:formula="of:=[.JI14]*EXP(LN(1+[.$F$2]-[.$H$2]^2/2))*EXP(NORMINV(RAND();0;[.$H$2]))" office:value-type="currency" office:currency="EUR" office:value="18030.0775699139">
            <text:p>18.030,08 €</text:p>
          </table:table-cell>
          <table:table-cell table:formula="of:=[.JJ14]*EXP(LN(1+[.$F$2]-[.$H$2]^2/2))*EXP(NORMINV(RAND();0;[.$H$2]))" office:value-type="currency" office:currency="EUR" office:value="8390.02469188524">
            <text:p>8.390,02 €</text:p>
          </table:table-cell>
          <table:table-cell table:formula="of:=[.JK14]*EXP(LN(1+[.$F$2]-[.$H$2]^2/2))*EXP(NORMINV(RAND();0;[.$H$2]))" office:value-type="currency" office:currency="EUR" office:value="17871.0932526935">
            <text:p>17.871,09 €</text:p>
          </table:table-cell>
          <table:table-cell table:formula="of:=[.JL14]*EXP(LN(1+[.$F$2]-[.$H$2]^2/2))*EXP(NORMINV(RAND();0;[.$H$2]))" office:value-type="currency" office:currency="EUR" office:value="12999.4671415922">
            <text:p>12.999,47 €</text:p>
          </table:table-cell>
          <table:table-cell table:formula="of:=[.JM14]*EXP(LN(1+[.$F$2]-[.$H$2]^2/2))*EXP(NORMINV(RAND();0;[.$H$2]))" office:value-type="currency" office:currency="EUR" office:value="25083.8345142785">
            <text:p>25.083,83 €</text:p>
          </table:table-cell>
          <table:table-cell table:formula="of:=[.JN14]*EXP(LN(1+[.$F$2]-[.$H$2]^2/2))*EXP(NORMINV(RAND();0;[.$H$2]))" office:value-type="currency" office:currency="EUR" office:value="49560.2185106243">
            <text:p>49.560,22 €</text:p>
          </table:table-cell>
          <table:table-cell table:formula="of:=[.JO14]*EXP(LN(1+[.$F$2]-[.$H$2]^2/2))*EXP(NORMINV(RAND();0;[.$H$2]))" office:value-type="currency" office:currency="EUR" office:value="3885.75861458551">
            <text:p>3.885,76 €</text:p>
          </table:table-cell>
          <table:table-cell table:formula="of:=[.JP14]*EXP(LN(1+[.$F$2]-[.$H$2]^2/2))*EXP(NORMINV(RAND();0;[.$H$2]))" office:value-type="currency" office:currency="EUR" office:value="68373.083274012">
            <text:p>68.373,08 €</text:p>
          </table:table-cell>
          <table:table-cell table:formula="of:=[.JQ14]*EXP(LN(1+[.$F$2]-[.$H$2]^2/2))*EXP(NORMINV(RAND();0;[.$H$2]))" office:value-type="currency" office:currency="EUR" office:value="13073.0280241151">
            <text:p>13.073,03 €</text:p>
          </table:table-cell>
          <table:table-cell table:formula="of:=[.JR14]*EXP(LN(1+[.$F$2]-[.$H$2]^2/2))*EXP(NORMINV(RAND();0;[.$H$2]))" office:value-type="currency" office:currency="EUR" office:value="13083.4806994147">
            <text:p>13.083,48 €</text:p>
          </table:table-cell>
          <table:table-cell table:formula="of:=[.JS14]*EXP(LN(1+[.$F$2]-[.$H$2]^2/2))*EXP(NORMINV(RAND();0;[.$H$2]))" office:value-type="currency" office:currency="EUR" office:value="25424.2287821283">
            <text:p>25.424,23 €</text:p>
          </table:table-cell>
          <table:table-cell table:formula="of:=[.JT14]*EXP(LN(1+[.$F$2]-[.$H$2]^2/2))*EXP(NORMINV(RAND();0;[.$H$2]))" office:value-type="currency" office:currency="EUR" office:value="4825.75420566871">
            <text:p>4.825,75 €</text:p>
          </table:table-cell>
          <table:table-cell table:formula="of:=[.JU14]*EXP(LN(1+[.$F$2]-[.$H$2]^2/2))*EXP(NORMINV(RAND();0;[.$H$2]))" office:value-type="currency" office:currency="EUR" office:value="12377.4088379577">
            <text:p>12.377,41 €</text:p>
          </table:table-cell>
          <table:table-cell table:formula="of:=[.JV14]*EXP(LN(1+[.$F$2]-[.$H$2]^2/2))*EXP(NORMINV(RAND();0;[.$H$2]))" office:value-type="currency" office:currency="EUR" office:value="6207.72292295243">
            <text:p>6.207,72 €</text:p>
          </table:table-cell>
          <table:table-cell table:formula="of:=[.JW14]*EXP(LN(1+[.$F$2]-[.$H$2]^2/2))*EXP(NORMINV(RAND();0;[.$H$2]))" office:value-type="currency" office:currency="EUR" office:value="5525.95232388055">
            <text:p>5.525,95 €</text:p>
          </table:table-cell>
          <table:table-cell table:formula="of:=[.JX14]*EXP(LN(1+[.$F$2]-[.$H$2]^2/2))*EXP(NORMINV(RAND();0;[.$H$2]))" office:value-type="currency" office:currency="EUR" office:value="18145.2841671547">
            <text:p>18.145,28 €</text:p>
          </table:table-cell>
          <table:table-cell table:formula="of:=[.JY14]*EXP(LN(1+[.$F$2]-[.$H$2]^2/2))*EXP(NORMINV(RAND();0;[.$H$2]))" office:value-type="currency" office:currency="EUR" office:value="9756.64853814248">
            <text:p>9.756,65 €</text:p>
          </table:table-cell>
          <table:table-cell table:formula="of:=[.JZ14]*EXP(LN(1+[.$F$2]-[.$H$2]^2/2))*EXP(NORMINV(RAND();0;[.$H$2]))" office:value-type="currency" office:currency="EUR" office:value="30425.2986108495">
            <text:p>30.425,30 €</text:p>
          </table:table-cell>
          <table:table-cell table:formula="of:=[.KA14]*EXP(LN(1+[.$F$2]-[.$H$2]^2/2))*EXP(NORMINV(RAND();0;[.$H$2]))" office:value-type="currency" office:currency="EUR" office:value="4937.47414313239">
            <text:p>4.937,47 €</text:p>
          </table:table-cell>
          <table:table-cell table:formula="of:=[.KB14]*EXP(LN(1+[.$F$2]-[.$H$2]^2/2))*EXP(NORMINV(RAND();0;[.$H$2]))" office:value-type="currency" office:currency="EUR" office:value="30703.7743278153">
            <text:p>30.703,77 €</text:p>
          </table:table-cell>
          <table:table-cell table:formula="of:=[.KC14]*EXP(LN(1+[.$F$2]-[.$H$2]^2/2))*EXP(NORMINV(RAND();0;[.$H$2]))" office:value-type="currency" office:currency="EUR" office:value="8338.98081354973">
            <text:p>8.338,98 €</text:p>
          </table:table-cell>
          <table:table-cell table:formula="of:=[.KD14]*EXP(LN(1+[.$F$2]-[.$H$2]^2/2))*EXP(NORMINV(RAND();0;[.$H$2]))" office:value-type="currency" office:currency="EUR" office:value="17451.6100639216">
            <text:p>17.451,61 €</text:p>
          </table:table-cell>
          <table:table-cell table:formula="of:=[.KE14]*EXP(LN(1+[.$F$2]-[.$H$2]^2/2))*EXP(NORMINV(RAND();0;[.$H$2]))" office:value-type="currency" office:currency="EUR" office:value="27199.9667994086">
            <text:p>27.199,97 €</text:p>
          </table:table-cell>
          <table:table-cell table:formula="of:=[.KF14]*EXP(LN(1+[.$F$2]-[.$H$2]^2/2))*EXP(NORMINV(RAND();0;[.$H$2]))" office:value-type="currency" office:currency="EUR" office:value="15745.5294157164">
            <text:p>15.745,53 €</text:p>
          </table:table-cell>
          <table:table-cell table:formula="of:=[.KG14]*EXP(LN(1+[.$F$2]-[.$H$2]^2/2))*EXP(NORMINV(RAND();0;[.$H$2]))" office:value-type="currency" office:currency="EUR" office:value="16707.3825686626">
            <text:p>16.707,38 €</text:p>
          </table:table-cell>
          <table:table-cell table:formula="of:=[.KH14]*EXP(LN(1+[.$F$2]-[.$H$2]^2/2))*EXP(NORMINV(RAND();0;[.$H$2]))" office:value-type="currency" office:currency="EUR" office:value="8777.81735262895">
            <text:p>8.777,82 €</text:p>
          </table:table-cell>
          <table:table-cell table:formula="of:=[.KI14]*EXP(LN(1+[.$F$2]-[.$H$2]^2/2))*EXP(NORMINV(RAND();0;[.$H$2]))" office:value-type="currency" office:currency="EUR" office:value="18846.0936290642">
            <text:p>18.846,09 €</text:p>
          </table:table-cell>
          <table:table-cell table:formula="of:=[.KJ14]*EXP(LN(1+[.$F$2]-[.$H$2]^2/2))*EXP(NORMINV(RAND();0;[.$H$2]))" office:value-type="currency" office:currency="EUR" office:value="52676.3890922355">
            <text:p>52.676,39 €</text:p>
          </table:table-cell>
          <table:table-cell table:formula="of:=[.KK14]*EXP(LN(1+[.$F$2]-[.$H$2]^2/2))*EXP(NORMINV(RAND();0;[.$H$2]))" office:value-type="currency" office:currency="EUR" office:value="70378.3657720674">
            <text:p>70.378,37 €</text:p>
          </table:table-cell>
          <table:table-cell table:formula="of:=[.KL14]*EXP(LN(1+[.$F$2]-[.$H$2]^2/2))*EXP(NORMINV(RAND();0;[.$H$2]))" office:value-type="currency" office:currency="EUR" office:value="21109.6819568548">
            <text:p>21.109,68 €</text:p>
          </table:table-cell>
          <table:table-cell table:formula="of:=[.KM14]*EXP(LN(1+[.$F$2]-[.$H$2]^2/2))*EXP(NORMINV(RAND();0;[.$H$2]))" office:value-type="currency" office:currency="EUR" office:value="10600.0062495215">
            <text:p>10.600,01 €</text:p>
          </table:table-cell>
          <table:table-cell table:formula="of:=[.KN14]*EXP(LN(1+[.$F$2]-[.$H$2]^2/2))*EXP(NORMINV(RAND();0;[.$H$2]))" office:value-type="currency" office:currency="EUR" office:value="21389.4208030954">
            <text:p>21.389,42 €</text:p>
          </table:table-cell>
          <table:table-cell table:formula="of:=[.KO14]*EXP(LN(1+[.$F$2]-[.$H$2]^2/2))*EXP(NORMINV(RAND();0;[.$H$2]))" office:value-type="currency" office:currency="EUR" office:value="12292.6628928277">
            <text:p>12.292,66 €</text:p>
          </table:table-cell>
          <table:table-cell table:formula="of:=[.KP14]*EXP(LN(1+[.$F$2]-[.$H$2]^2/2))*EXP(NORMINV(RAND();0;[.$H$2]))" office:value-type="currency" office:currency="EUR" office:value="17852.3364055226">
            <text:p>17.852,34 €</text:p>
          </table:table-cell>
          <table:table-cell table:formula="of:=[.KQ14]*EXP(LN(1+[.$F$2]-[.$H$2]^2/2))*EXP(NORMINV(RAND();0;[.$H$2]))" office:value-type="currency" office:currency="EUR" office:value="11844.1418596749">
            <text:p>11.844,14 €</text:p>
          </table:table-cell>
          <table:table-cell table:formula="of:=[.KR14]*EXP(LN(1+[.$F$2]-[.$H$2]^2/2))*EXP(NORMINV(RAND();0;[.$H$2]))" office:value-type="currency" office:currency="EUR" office:value="7848.58826535154">
            <text:p>7.848,59 €</text:p>
          </table:table-cell>
          <table:table-cell table:formula="of:=[.KS14]*EXP(LN(1+[.$F$2]-[.$H$2]^2/2))*EXP(NORMINV(RAND();0;[.$H$2]))" office:value-type="currency" office:currency="EUR" office:value="13764.5312971791">
            <text:p>13.764,53 €</text:p>
          </table:table-cell>
          <table:table-cell table:formula="of:=[.KT14]*EXP(LN(1+[.$F$2]-[.$H$2]^2/2))*EXP(NORMINV(RAND();0;[.$H$2]))" office:value-type="currency" office:currency="EUR" office:value="14343.3300941507">
            <text:p>14.343,33 €</text:p>
          </table:table-cell>
          <table:table-cell table:formula="of:=[.KU14]*EXP(LN(1+[.$F$2]-[.$H$2]^2/2))*EXP(NORMINV(RAND();0;[.$H$2]))" office:value-type="currency" office:currency="EUR" office:value="16936.744319315">
            <text:p>16.936,74 €</text:p>
          </table:table-cell>
          <table:table-cell table:formula="of:=[.KV14]*EXP(LN(1+[.$F$2]-[.$H$2]^2/2))*EXP(NORMINV(RAND();0;[.$H$2]))" office:value-type="currency" office:currency="EUR" office:value="8725.91742576926">
            <text:p>8.725,92 €</text:p>
          </table:table-cell>
          <table:table-cell table:formula="of:=[.KW14]*EXP(LN(1+[.$F$2]-[.$H$2]^2/2))*EXP(NORMINV(RAND();0;[.$H$2]))" office:value-type="currency" office:currency="EUR" office:value="9072.05914738218">
            <text:p>9.072,06 €</text:p>
          </table:table-cell>
          <table:table-cell table:formula="of:=[.KX14]*EXP(LN(1+[.$F$2]-[.$H$2]^2/2))*EXP(NORMINV(RAND();0;[.$H$2]))" office:value-type="currency" office:currency="EUR" office:value="14042.5178295175">
            <text:p>14.042,52 €</text:p>
          </table:table-cell>
          <table:table-cell table:formula="of:=[.KY14]*EXP(LN(1+[.$F$2]-[.$H$2]^2/2))*EXP(NORMINV(RAND();0;[.$H$2]))" office:value-type="currency" office:currency="EUR" office:value="77491.4288703298">
            <text:p>77.491,43 €</text:p>
          </table:table-cell>
          <table:table-cell table:formula="of:=[.KZ14]*EXP(LN(1+[.$F$2]-[.$H$2]^2/2))*EXP(NORMINV(RAND();0;[.$H$2]))" office:value-type="currency" office:currency="EUR" office:value="12193.618934755">
            <text:p>12.193,62 €</text:p>
          </table:table-cell>
          <table:table-cell table:formula="of:=[.LA14]*EXP(LN(1+[.$F$2]-[.$H$2]^2/2))*EXP(NORMINV(RAND();0;[.$H$2]))" office:value-type="currency" office:currency="EUR" office:value="16825.381790162">
            <text:p>16.825,38 €</text:p>
          </table:table-cell>
          <table:table-cell table:formula="of:=[.LB14]*EXP(LN(1+[.$F$2]-[.$H$2]^2/2))*EXP(NORMINV(RAND();0;[.$H$2]))" office:value-type="currency" office:currency="EUR" office:value="12759.4953383656">
            <text:p>12.759,50 €</text:p>
          </table:table-cell>
          <table:table-cell table:formula="of:=[.LC14]*EXP(LN(1+[.$F$2]-[.$H$2]^2/2))*EXP(NORMINV(RAND();0;[.$H$2]))" office:value-type="currency" office:currency="EUR" office:value="10979.5315956878">
            <text:p>10.979,53 €</text:p>
          </table:table-cell>
          <table:table-cell table:formula="of:=[.LD14]*EXP(LN(1+[.$F$2]-[.$H$2]^2/2))*EXP(NORMINV(RAND();0;[.$H$2]))" office:value-type="currency" office:currency="EUR" office:value="52567.2908508578">
            <text:p>52.567,29 €</text:p>
          </table:table-cell>
          <table:table-cell table:formula="of:=[.LE14]*EXP(LN(1+[.$F$2]-[.$H$2]^2/2))*EXP(NORMINV(RAND();0;[.$H$2]))" office:value-type="currency" office:currency="EUR" office:value="7485.6260352416">
            <text:p>7.485,63 €</text:p>
          </table:table-cell>
          <table:table-cell table:formula="of:=[.LF14]*EXP(LN(1+[.$F$2]-[.$H$2]^2/2))*EXP(NORMINV(RAND();0;[.$H$2]))" office:value-type="currency" office:currency="EUR" office:value="16228.1187609112">
            <text:p>16.228,12 €</text:p>
          </table:table-cell>
          <table:table-cell table:formula="of:=[.LG14]*EXP(LN(1+[.$F$2]-[.$H$2]^2/2))*EXP(NORMINV(RAND();0;[.$H$2]))" office:value-type="currency" office:currency="EUR" office:value="10059.1745597043">
            <text:p>10.059,17 €</text:p>
          </table:table-cell>
          <table:table-cell table:formula="of:=[.LH14]*EXP(LN(1+[.$F$2]-[.$H$2]^2/2))*EXP(NORMINV(RAND();0;[.$H$2]))" office:value-type="currency" office:currency="EUR" office:value="19916.0153404549">
            <text:p>19.916,02 €</text:p>
          </table:table-cell>
          <table:table-cell table:formula="of:=[.LI14]*EXP(LN(1+[.$F$2]-[.$H$2]^2/2))*EXP(NORMINV(RAND();0;[.$H$2]))" office:value-type="currency" office:currency="EUR" office:value="14203.3762420941">
            <text:p>14.203,38 €</text:p>
          </table:table-cell>
          <table:table-cell table:formula="of:=[.LJ14]*EXP(LN(1+[.$F$2]-[.$H$2]^2/2))*EXP(NORMINV(RAND();0;[.$H$2]))" office:value-type="currency" office:currency="EUR" office:value="8686.13670252373">
            <text:p>8.686,14 €</text:p>
          </table:table-cell>
          <table:table-cell table:formula="of:=[.LK14]*EXP(LN(1+[.$F$2]-[.$H$2]^2/2))*EXP(NORMINV(RAND();0;[.$H$2]))" office:value-type="currency" office:currency="EUR" office:value="19407.3427217157">
            <text:p>19.407,34 €</text:p>
          </table:table-cell>
          <table:table-cell table:formula="of:=[.LL14]*EXP(LN(1+[.$F$2]-[.$H$2]^2/2))*EXP(NORMINV(RAND();0;[.$H$2]))" office:value-type="currency" office:currency="EUR" office:value="12026.7387057234">
            <text:p>12.026,74 €</text:p>
          </table:table-cell>
          <table:table-cell table:formula="of:=[.LM14]*EXP(LN(1+[.$F$2]-[.$H$2]^2/2))*EXP(NORMINV(RAND();0;[.$H$2]))" office:value-type="currency" office:currency="EUR" office:value="9082.88858418539">
            <text:p>9.082,89 €</text:p>
          </table:table-cell>
          <table:table-cell table:formula="of:=[.LN14]*EXP(LN(1+[.$F$2]-[.$H$2]^2/2))*EXP(NORMINV(RAND();0;[.$H$2]))" office:value-type="currency" office:currency="EUR" office:value="4004.20250816968">
            <text:p>4.004,20 €</text:p>
          </table:table-cell>
          <table:table-cell table:formula="of:=[.LO14]*EXP(LN(1+[.$F$2]-[.$H$2]^2/2))*EXP(NORMINV(RAND();0;[.$H$2]))" office:value-type="currency" office:currency="EUR" office:value="6608.33398159057">
            <text:p>6.608,33 €</text:p>
          </table:table-cell>
          <table:table-cell table:formula="of:=[.LP14]*EXP(LN(1+[.$F$2]-[.$H$2]^2/2))*EXP(NORMINV(RAND();0;[.$H$2]))" office:value-type="currency" office:currency="EUR" office:value="27030.1757220297">
            <text:p>27.030,18 €</text:p>
          </table:table-cell>
          <table:table-cell table:formula="of:=[.LQ14]*EXP(LN(1+[.$F$2]-[.$H$2]^2/2))*EXP(NORMINV(RAND();0;[.$H$2]))" office:value-type="currency" office:currency="EUR" office:value="12093.6788508931">
            <text:p>12.093,68 €</text:p>
          </table:table-cell>
          <table:table-cell table:formula="of:=[.LR14]*EXP(LN(1+[.$F$2]-[.$H$2]^2/2))*EXP(NORMINV(RAND();0;[.$H$2]))" office:value-type="currency" office:currency="EUR" office:value="13221.8932854749">
            <text:p>13.221,89 €</text:p>
          </table:table-cell>
          <table:table-cell table:formula="of:=[.LS14]*EXP(LN(1+[.$F$2]-[.$H$2]^2/2))*EXP(NORMINV(RAND();0;[.$H$2]))" office:value-type="currency" office:currency="EUR" office:value="17966.3054011153">
            <text:p>17.966,31 €</text:p>
          </table:table-cell>
          <table:table-cell table:formula="of:=[.LT14]*EXP(LN(1+[.$F$2]-[.$H$2]^2/2))*EXP(NORMINV(RAND();0;[.$H$2]))" office:value-type="currency" office:currency="EUR" office:value="31068.7254442538">
            <text:p>31.068,73 €</text:p>
          </table:table-cell>
          <table:table-cell table:formula="of:=[.LU14]*EXP(LN(1+[.$F$2]-[.$H$2]^2/2))*EXP(NORMINV(RAND();0;[.$H$2]))" office:value-type="currency" office:currency="EUR" office:value="22870.6255479946">
            <text:p>22.870,63 €</text:p>
          </table:table-cell>
          <table:table-cell table:formula="of:=[.LV14]*EXP(LN(1+[.$F$2]-[.$H$2]^2/2))*EXP(NORMINV(RAND();0;[.$H$2]))" office:value-type="currency" office:currency="EUR" office:value="14016.4249562494">
            <text:p>14.016,42 €</text:p>
          </table:table-cell>
          <table:table-cell table:formula="of:=[.LW14]*EXP(LN(1+[.$F$2]-[.$H$2]^2/2))*EXP(NORMINV(RAND();0;[.$H$2]))" office:value-type="currency" office:currency="EUR" office:value="22276.5929191932">
            <text:p>22.276,59 €</text:p>
          </table:table-cell>
          <table:table-cell table:formula="of:=[.LX14]*EXP(LN(1+[.$F$2]-[.$H$2]^2/2))*EXP(NORMINV(RAND();0;[.$H$2]))" office:value-type="currency" office:currency="EUR" office:value="22997.1728025096">
            <text:p>22.997,17 €</text:p>
          </table:table-cell>
          <table:table-cell table:formula="of:=[.LY14]*EXP(LN(1+[.$F$2]-[.$H$2]^2/2))*EXP(NORMINV(RAND();0;[.$H$2]))" office:value-type="currency" office:currency="EUR" office:value="44264.6029394344">
            <text:p>44.264,60 €</text:p>
          </table:table-cell>
          <table:table-cell table:formula="of:=[.LZ14]*EXP(LN(1+[.$F$2]-[.$H$2]^2/2))*EXP(NORMINV(RAND();0;[.$H$2]))" office:value-type="currency" office:currency="EUR" office:value="12279.7782380649">
            <text:p>12.279,78 €</text:p>
          </table:table-cell>
          <table:table-cell table:formula="of:=[.MA14]*EXP(LN(1+[.$F$2]-[.$H$2]^2/2))*EXP(NORMINV(RAND();0;[.$H$2]))" office:value-type="currency" office:currency="EUR" office:value="17648.3261035394">
            <text:p>17.648,33 €</text:p>
          </table:table-cell>
          <table:table-cell table:formula="of:=[.MB14]*EXP(LN(1+[.$F$2]-[.$H$2]^2/2))*EXP(NORMINV(RAND();0;[.$H$2]))" office:value-type="currency" office:currency="EUR" office:value="25901.3948051522">
            <text:p>25.901,39 €</text:p>
          </table:table-cell>
          <table:table-cell table:formula="of:=[.MC14]*EXP(LN(1+[.$F$2]-[.$H$2]^2/2))*EXP(NORMINV(RAND();0;[.$H$2]))" office:value-type="currency" office:currency="EUR" office:value="21315.8354668121">
            <text:p>21.315,84 €</text:p>
          </table:table-cell>
          <table:table-cell table:formula="of:=[.MD14]*EXP(LN(1+[.$F$2]-[.$H$2]^2/2))*EXP(NORMINV(RAND();0;[.$H$2]))" office:value-type="currency" office:currency="EUR" office:value="47258.9341310728">
            <text:p>47.258,93 €</text:p>
          </table:table-cell>
          <table:table-cell table:formula="of:=[.ME14]*EXP(LN(1+[.$F$2]-[.$H$2]^2/2))*EXP(NORMINV(RAND();0;[.$H$2]))" office:value-type="currency" office:currency="EUR" office:value="9314.69574230424">
            <text:p>9.314,70 €</text:p>
          </table:table-cell>
          <table:table-cell table:formula="of:=[.MF14]*EXP(LN(1+[.$F$2]-[.$H$2]^2/2))*EXP(NORMINV(RAND();0;[.$H$2]))" office:value-type="currency" office:currency="EUR" office:value="3755.64845535425">
            <text:p>3.755,65 €</text:p>
          </table:table-cell>
          <table:table-cell table:formula="of:=[.MG14]*EXP(LN(1+[.$F$2]-[.$H$2]^2/2))*EXP(NORMINV(RAND();0;[.$H$2]))" office:value-type="currency" office:currency="EUR" office:value="9844.43326119643">
            <text:p>9.844,43 €</text:p>
          </table:table-cell>
          <table:table-cell table:formula="of:=[.MH14]*EXP(LN(1+[.$F$2]-[.$H$2]^2/2))*EXP(NORMINV(RAND();0;[.$H$2]))" office:value-type="currency" office:currency="EUR" office:value="5922.26557183408">
            <text:p>5.922,27 €</text:p>
          </table:table-cell>
          <table:table-cell table:formula="of:=[.MI14]*EXP(LN(1+[.$F$2]-[.$H$2]^2/2))*EXP(NORMINV(RAND();0;[.$H$2]))" office:value-type="currency" office:currency="EUR" office:value="10593.613509384">
            <text:p>10.593,61 €</text:p>
          </table:table-cell>
          <table:table-cell table:formula="of:=[.MJ14]*EXP(LN(1+[.$F$2]-[.$H$2]^2/2))*EXP(NORMINV(RAND();0;[.$H$2]))" office:value-type="currency" office:currency="EUR" office:value="21171.0358629012">
            <text:p>21.171,04 €</text:p>
          </table:table-cell>
          <table:table-cell table:formula="of:=[.MK14]*EXP(LN(1+[.$F$2]-[.$H$2]^2/2))*EXP(NORMINV(RAND();0;[.$H$2]))" office:value-type="currency" office:currency="EUR" office:value="42379.090809185">
            <text:p>42.379,09 €</text:p>
          </table:table-cell>
          <table:table-cell table:formula="of:=[.ML14]*EXP(LN(1+[.$F$2]-[.$H$2]^2/2))*EXP(NORMINV(RAND();0;[.$H$2]))" office:value-type="currency" office:currency="EUR" office:value="26622.2106457776">
            <text:p>26.622,21 €</text:p>
          </table:table-cell>
          <table:table-cell table:formula="of:=[.MM14]*EXP(LN(1+[.$F$2]-[.$H$2]^2/2))*EXP(NORMINV(RAND();0;[.$H$2]))" office:value-type="currency" office:currency="EUR" office:value="8755.17231678287">
            <text:p>8.755,17 €</text:p>
          </table:table-cell>
          <table:table-cell table:formula="of:=[.MN14]*EXP(LN(1+[.$F$2]-[.$H$2]^2/2))*EXP(NORMINV(RAND();0;[.$H$2]))" office:value-type="currency" office:currency="EUR" office:value="8158.6374609249">
            <text:p>8.158,64 €</text:p>
          </table:table-cell>
          <table:table-cell table:formula="of:=[.MO14]*EXP(LN(1+[.$F$2]-[.$H$2]^2/2))*EXP(NORMINV(RAND();0;[.$H$2]))" office:value-type="currency" office:currency="EUR" office:value="6327.19121325397">
            <text:p>6.327,19 €</text:p>
          </table:table-cell>
          <table:table-cell table:formula="of:=[.MP14]*EXP(LN(1+[.$F$2]-[.$H$2]^2/2))*EXP(NORMINV(RAND();0;[.$H$2]))" office:value-type="currency" office:currency="EUR" office:value="76656.0830669026">
            <text:p>76.656,08 €</text:p>
          </table:table-cell>
          <table:table-cell table:formula="of:=[.MQ14]*EXP(LN(1+[.$F$2]-[.$H$2]^2/2))*EXP(NORMINV(RAND();0;[.$H$2]))" office:value-type="currency" office:currency="EUR" office:value="52366.9496495103">
            <text:p>52.366,95 €</text:p>
          </table:table-cell>
          <table:table-cell table:formula="of:=[.MR14]*EXP(LN(1+[.$F$2]-[.$H$2]^2/2))*EXP(NORMINV(RAND();0;[.$H$2]))" office:value-type="currency" office:currency="EUR" office:value="9890.38427558861">
            <text:p>9.890,38 €</text:p>
          </table:table-cell>
          <table:table-cell table:formula="of:=[.MS14]*EXP(LN(1+[.$F$2]-[.$H$2]^2/2))*EXP(NORMINV(RAND();0;[.$H$2]))" office:value-type="currency" office:currency="EUR" office:value="4737.87156198017">
            <text:p>4.737,87 €</text:p>
          </table:table-cell>
          <table:table-cell table:formula="of:=[.MT14]*EXP(LN(1+[.$F$2]-[.$H$2]^2/2))*EXP(NORMINV(RAND();0;[.$H$2]))" office:value-type="currency" office:currency="EUR" office:value="30047.0060288437">
            <text:p>30.047,01 €</text:p>
          </table:table-cell>
          <table:table-cell table:formula="of:=[.MU14]*EXP(LN(1+[.$F$2]-[.$H$2]^2/2))*EXP(NORMINV(RAND();0;[.$H$2]))" office:value-type="currency" office:currency="EUR" office:value="21296.6420630412">
            <text:p>21.296,64 €</text:p>
          </table:table-cell>
          <table:table-cell table:formula="of:=[.MV14]*EXP(LN(1+[.$F$2]-[.$H$2]^2/2))*EXP(NORMINV(RAND();0;[.$H$2]))" office:value-type="currency" office:currency="EUR" office:value="10576.8220564787">
            <text:p>10.576,82 €</text:p>
          </table:table-cell>
          <table:table-cell table:formula="of:=[.MW14]*EXP(LN(1+[.$F$2]-[.$H$2]^2/2))*EXP(NORMINV(RAND();0;[.$H$2]))" office:value-type="currency" office:currency="EUR" office:value="14114.5116049469">
            <text:p>14.114,51 €</text:p>
          </table:table-cell>
          <table:table-cell table:formula="of:=[.MX14]*EXP(LN(1+[.$F$2]-[.$H$2]^2/2))*EXP(NORMINV(RAND();0;[.$H$2]))" office:value-type="currency" office:currency="EUR" office:value="16322.4458101406">
            <text:p>16.322,45 €</text:p>
          </table:table-cell>
          <table:table-cell table:formula="of:=[.MY14]*EXP(LN(1+[.$F$2]-[.$H$2]^2/2))*EXP(NORMINV(RAND();0;[.$H$2]))" office:value-type="currency" office:currency="EUR" office:value="53167.6474572047">
            <text:p>53.167,65 €</text:p>
          </table:table-cell>
          <table:table-cell table:formula="of:=[.MZ14]*EXP(LN(1+[.$F$2]-[.$H$2]^2/2))*EXP(NORMINV(RAND();0;[.$H$2]))" office:value-type="currency" office:currency="EUR" office:value="24152.9494750167">
            <text:p>24.152,95 €</text:p>
          </table:table-cell>
          <table:table-cell table:formula="of:=[.NA14]*EXP(LN(1+[.$F$2]-[.$H$2]^2/2))*EXP(NORMINV(RAND();0;[.$H$2]))" office:value-type="currency" office:currency="EUR" office:value="18597.2640703476">
            <text:p>18.597,26 €</text:p>
          </table:table-cell>
          <table:table-cell table:formula="of:=[.NB14]*EXP(LN(1+[.$F$2]-[.$H$2]^2/2))*EXP(NORMINV(RAND();0;[.$H$2]))" office:value-type="currency" office:currency="EUR" office:value="31821.2498758113">
            <text:p>31.821,25 €</text:p>
          </table:table-cell>
          <table:table-cell table:formula="of:=[.NC14]*EXP(LN(1+[.$F$2]-[.$H$2]^2/2))*EXP(NORMINV(RAND();0;[.$H$2]))" office:value-type="currency" office:currency="EUR" office:value="14799.100652781">
            <text:p>14.799,10 €</text:p>
          </table:table-cell>
          <table:table-cell table:formula="of:=[.ND14]*EXP(LN(1+[.$F$2]-[.$H$2]^2/2))*EXP(NORMINV(RAND();0;[.$H$2]))" office:value-type="currency" office:currency="EUR" office:value="12917.1825420173">
            <text:p>12.917,18 €</text:p>
          </table:table-cell>
          <table:table-cell table:formula="of:=[.NE14]*EXP(LN(1+[.$F$2]-[.$H$2]^2/2))*EXP(NORMINV(RAND();0;[.$H$2]))" office:value-type="currency" office:currency="EUR" office:value="9044.02735061926">
            <text:p>9.044,03 €</text:p>
          </table:table-cell>
          <table:table-cell table:formula="of:=[.NF14]*EXP(LN(1+[.$F$2]-[.$H$2]^2/2))*EXP(NORMINV(RAND();0;[.$H$2]))" office:value-type="currency" office:currency="EUR" office:value="14325.9309810028">
            <text:p>14.325,93 €</text:p>
          </table:table-cell>
          <table:table-cell table:formula="of:=[.NG14]*EXP(LN(1+[.$F$2]-[.$H$2]^2/2))*EXP(NORMINV(RAND();0;[.$H$2]))" office:value-type="currency" office:currency="EUR" office:value="6379.20460993804">
            <text:p>6.379,20 €</text:p>
          </table:table-cell>
          <table:table-cell table:formula="of:=[.NH14]*EXP(LN(1+[.$F$2]-[.$H$2]^2/2))*EXP(NORMINV(RAND();0;[.$H$2]))" office:value-type="currency" office:currency="EUR" office:value="49180.3937199108">
            <text:p>49.180,39 €</text:p>
          </table:table-cell>
          <table:table-cell table:formula="of:=[.NI14]*EXP(LN(1+[.$F$2]-[.$H$2]^2/2))*EXP(NORMINV(RAND();0;[.$H$2]))" office:value-type="currency" office:currency="EUR" office:value="18740.2522805998">
            <text:p>18.740,25 €</text:p>
          </table:table-cell>
          <table:table-cell table:formula="of:=[.NJ14]*EXP(LN(1+[.$F$2]-[.$H$2]^2/2))*EXP(NORMINV(RAND();0;[.$H$2]))" office:value-type="currency" office:currency="EUR" office:value="29771.429228533">
            <text:p>29.771,43 €</text:p>
          </table:table-cell>
          <table:table-cell table:formula="of:=[.NK14]*EXP(LN(1+[.$F$2]-[.$H$2]^2/2))*EXP(NORMINV(RAND();0;[.$H$2]))" office:value-type="currency" office:currency="EUR" office:value="25374.8772475412">
            <text:p>25.374,88 €</text:p>
          </table:table-cell>
          <table:table-cell table:formula="of:=[.NL14]*EXP(LN(1+[.$F$2]-[.$H$2]^2/2))*EXP(NORMINV(RAND();0;[.$H$2]))" office:value-type="currency" office:currency="EUR" office:value="8889.81603692546">
            <text:p>8.889,82 €</text:p>
          </table:table-cell>
          <table:table-cell table:formula="of:=[.NM14]*EXP(LN(1+[.$F$2]-[.$H$2]^2/2))*EXP(NORMINV(RAND();0;[.$H$2]))" office:value-type="currency" office:currency="EUR" office:value="5043.81237131679">
            <text:p>5.043,81 €</text:p>
          </table:table-cell>
          <table:table-cell table:formula="of:=[.NN14]*EXP(LN(1+[.$F$2]-[.$H$2]^2/2))*EXP(NORMINV(RAND();0;[.$H$2]))" office:value-type="currency" office:currency="EUR" office:value="16838.0468795629">
            <text:p>16.838,05 €</text:p>
          </table:table-cell>
          <table:table-cell table:formula="of:=[.NO14]*EXP(LN(1+[.$F$2]-[.$H$2]^2/2))*EXP(NORMINV(RAND();0;[.$H$2]))" office:value-type="currency" office:currency="EUR" office:value="5260.75801054721">
            <text:p>5.260,76 €</text:p>
          </table:table-cell>
          <table:table-cell table:formula="of:=[.NP14]*EXP(LN(1+[.$F$2]-[.$H$2]^2/2))*EXP(NORMINV(RAND();0;[.$H$2]))" office:value-type="currency" office:currency="EUR" office:value="6450.10260242784">
            <text:p>6.450,10 €</text:p>
          </table:table-cell>
          <table:table-cell table:formula="of:=[.NQ14]*EXP(LN(1+[.$F$2]-[.$H$2]^2/2))*EXP(NORMINV(RAND();0;[.$H$2]))" office:value-type="currency" office:currency="EUR" office:value="31501.0591013837">
            <text:p>31.501,06 €</text:p>
          </table:table-cell>
          <table:table-cell table:formula="of:=[.NR14]*EXP(LN(1+[.$F$2]-[.$H$2]^2/2))*EXP(NORMINV(RAND();0;[.$H$2]))" office:value-type="currency" office:currency="EUR" office:value="78089.0885897666">
            <text:p>78.089,09 €</text:p>
          </table:table-cell>
          <table:table-cell table:formula="of:=[.NS14]*EXP(LN(1+[.$F$2]-[.$H$2]^2/2))*EXP(NORMINV(RAND();0;[.$H$2]))" office:value-type="currency" office:currency="EUR" office:value="36565.2716942531">
            <text:p>36.565,27 €</text:p>
          </table:table-cell>
          <table:table-cell table:formula="of:=[.NT14]*EXP(LN(1+[.$F$2]-[.$H$2]^2/2))*EXP(NORMINV(RAND();0;[.$H$2]))" office:value-type="currency" office:currency="EUR" office:value="14262.9829299459">
            <text:p>14.262,98 €</text:p>
          </table:table-cell>
          <table:table-cell table:formula="of:=[.NU14]*EXP(LN(1+[.$F$2]-[.$H$2]^2/2))*EXP(NORMINV(RAND();0;[.$H$2]))" office:value-type="currency" office:currency="EUR" office:value="17993.151795946">
            <text:p>17.993,15 €</text:p>
          </table:table-cell>
          <table:table-cell table:formula="of:=[.NV14]*EXP(LN(1+[.$F$2]-[.$H$2]^2/2))*EXP(NORMINV(RAND();0;[.$H$2]))" office:value-type="currency" office:currency="EUR" office:value="12625.6139189577">
            <text:p>12.625,61 €</text:p>
          </table:table-cell>
          <table:table-cell table:formula="of:=[.NW14]*EXP(LN(1+[.$F$2]-[.$H$2]^2/2))*EXP(NORMINV(RAND();0;[.$H$2]))" office:value-type="currency" office:currency="EUR" office:value="38561.9711505364">
            <text:p>38.561,97 €</text:p>
          </table:table-cell>
          <table:table-cell table:formula="of:=[.NX14]*EXP(LN(1+[.$F$2]-[.$H$2]^2/2))*EXP(NORMINV(RAND();0;[.$H$2]))" office:value-type="currency" office:currency="EUR" office:value="6983.71970372279">
            <text:p>6.983,72 €</text:p>
          </table:table-cell>
          <table:table-cell table:formula="of:=[.NY14]*EXP(LN(1+[.$F$2]-[.$H$2]^2/2))*EXP(NORMINV(RAND();0;[.$H$2]))" office:value-type="currency" office:currency="EUR" office:value="9001.13778434806">
            <text:p>9.001,14 €</text:p>
          </table:table-cell>
          <table:table-cell table:formula="of:=[.NZ14]*EXP(LN(1+[.$F$2]-[.$H$2]^2/2))*EXP(NORMINV(RAND();0;[.$H$2]))" office:value-type="currency" office:currency="EUR" office:value="13894.8352694606">
            <text:p>13.894,84 €</text:p>
          </table:table-cell>
          <table:table-cell table:formula="of:=[.OA14]*EXP(LN(1+[.$F$2]-[.$H$2]^2/2))*EXP(NORMINV(RAND();0;[.$H$2]))" office:value-type="currency" office:currency="EUR" office:value="15433.6726120875">
            <text:p>15.433,67 €</text:p>
          </table:table-cell>
          <table:table-cell table:formula="of:=[.OB14]*EXP(LN(1+[.$F$2]-[.$H$2]^2/2))*EXP(NORMINV(RAND();0;[.$H$2]))" office:value-type="currency" office:currency="EUR" office:value="14965.6408665636">
            <text:p>14.965,64 €</text:p>
          </table:table-cell>
          <table:table-cell table:formula="of:=[.OC14]*EXP(LN(1+[.$F$2]-[.$H$2]^2/2))*EXP(NORMINV(RAND();0;[.$H$2]))" office:value-type="currency" office:currency="EUR" office:value="31479.8253963472">
            <text:p>31.479,83 €</text:p>
          </table:table-cell>
          <table:table-cell table:formula="of:=[.OD14]*EXP(LN(1+[.$F$2]-[.$H$2]^2/2))*EXP(NORMINV(RAND();0;[.$H$2]))" office:value-type="currency" office:currency="EUR" office:value="10857.3754052389">
            <text:p>10.857,38 €</text:p>
          </table:table-cell>
          <table:table-cell table:formula="of:=[.OE14]*EXP(LN(1+[.$F$2]-[.$H$2]^2/2))*EXP(NORMINV(RAND();0;[.$H$2]))" office:value-type="currency" office:currency="EUR" office:value="21585.7217513574">
            <text:p>21.585,72 €</text:p>
          </table:table-cell>
          <table:table-cell table:formula="of:=[.OF14]*EXP(LN(1+[.$F$2]-[.$H$2]^2/2))*EXP(NORMINV(RAND();0;[.$H$2]))" office:value-type="currency" office:currency="EUR" office:value="13217.4229371809">
            <text:p>13.217,42 €</text:p>
          </table:table-cell>
          <table:table-cell table:formula="of:=[.OG14]*EXP(LN(1+[.$F$2]-[.$H$2]^2/2))*EXP(NORMINV(RAND();0;[.$H$2]))" office:value-type="currency" office:currency="EUR" office:value="8797.58087461476">
            <text:p>8.797,58 €</text:p>
          </table:table-cell>
          <table:table-cell table:formula="of:=[.OH14]*EXP(LN(1+[.$F$2]-[.$H$2]^2/2))*EXP(NORMINV(RAND();0;[.$H$2]))" office:value-type="currency" office:currency="EUR" office:value="9600.11567611708">
            <text:p>9.600,12 €</text:p>
          </table:table-cell>
          <table:table-cell table:formula="of:=[.OI14]*EXP(LN(1+[.$F$2]-[.$H$2]^2/2))*EXP(NORMINV(RAND();0;[.$H$2]))" office:value-type="currency" office:currency="EUR" office:value="8920.28865601509">
            <text:p>8.920,29 €</text:p>
          </table:table-cell>
          <table:table-cell table:formula="of:=[.OJ14]*EXP(LN(1+[.$F$2]-[.$H$2]^2/2))*EXP(NORMINV(RAND();0;[.$H$2]))" office:value-type="currency" office:currency="EUR" office:value="27057.9883236332">
            <text:p>27.057,99 €</text:p>
          </table:table-cell>
          <table:table-cell table:formula="of:=[.OK14]*EXP(LN(1+[.$F$2]-[.$H$2]^2/2))*EXP(NORMINV(RAND();0;[.$H$2]))" office:value-type="currency" office:currency="EUR" office:value="24883.1541240814">
            <text:p>24.883,15 €</text:p>
          </table:table-cell>
          <table:table-cell table:formula="of:=[.OL14]*EXP(LN(1+[.$F$2]-[.$H$2]^2/2))*EXP(NORMINV(RAND();0;[.$H$2]))" office:value-type="currency" office:currency="EUR" office:value="16362.4043215911">
            <text:p>16.362,40 €</text:p>
          </table:table-cell>
          <table:table-cell table:formula="of:=[.OM14]*EXP(LN(1+[.$F$2]-[.$H$2]^2/2))*EXP(NORMINV(RAND();0;[.$H$2]))" office:value-type="currency" office:currency="EUR" office:value="9436.26614765438">
            <text:p>9.436,27 €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[.B15]*EXP(LN(1+[.$F$2]))" office:value-type="currency" office:currency="EUR" office:value="21329.2826014568">
            <text:p>21.329,28 €</text:p>
          </table:table-cell>
          <table:table-cell table:formula="of:=[.C15]*EXP(LN(1+[.$F$2]-[.$H$2]^2/2))*EXP(NORMINV(RAND();0;[.$H$2]))" office:value-type="currency" office:currency="EUR" office:value="8832.1190421074">
            <text:p>8.832,12 €</text:p>
          </table:table-cell>
          <table:table-cell table:formula="of:=[.D15]*EXP(LN(1+[.$F$2]-[.$H$2]^2/2))*EXP(NORMINV(RAND();0;[.$H$2]))" office:value-type="currency" office:currency="EUR" office:value="56462.8065586518">
            <text:p>56.462,81 €</text:p>
          </table:table-cell>
          <table:table-cell table:formula="of:=[.E15]*EXP(LN(1+[.$F$2]-[.$H$2]^2/2))*EXP(NORMINV(RAND();0;[.$H$2]))" office:value-type="currency" office:currency="EUR" office:value="8063.18277876754">
            <text:p>8.063,18 €</text:p>
          </table:table-cell>
          <table:table-cell table:formula="of:=[.F15]*EXP(LN(1+[.$F$2]-[.$H$2]^2/2))*EXP(NORMINV(RAND();0;[.$H$2]))" office:value-type="currency" office:currency="EUR" office:value="21579.9115832724">
            <text:p>21.579,91 €</text:p>
          </table:table-cell>
          <table:table-cell table:formula="of:=[.G15]*EXP(LN(1+[.$F$2]-[.$H$2]^2/2))*EXP(NORMINV(RAND();0;[.$H$2]))" office:value-type="currency" office:currency="EUR" office:value="16132.3295590177">
            <text:p>16.132,33 €</text:p>
          </table:table-cell>
          <table:table-cell table:formula="of:=[.H15]*EXP(LN(1+[.$F$2]-[.$H$2]^2/2))*EXP(NORMINV(RAND();0;[.$H$2]))" office:value-type="currency" office:currency="EUR" office:value="75324.5225843152">
            <text:p>75.324,52 €</text:p>
          </table:table-cell>
          <table:table-cell table:formula="of:=[.I15]*EXP(LN(1+[.$F$2]-[.$H$2]^2/2))*EXP(NORMINV(RAND();0;[.$H$2]))" office:value-type="currency" office:currency="EUR" office:value="28362.8042777873">
            <text:p>28.362,80 €</text:p>
          </table:table-cell>
          <table:table-cell table:formula="of:=[.J15]*EXP(LN(1+[.$F$2]-[.$H$2]^2/2))*EXP(NORMINV(RAND();0;[.$H$2]))" office:value-type="currency" office:currency="EUR" office:value="19259.4996004034">
            <text:p>19.259,50 €</text:p>
          </table:table-cell>
          <table:table-cell table:formula="of:=[.K15]*EXP(LN(1+[.$F$2]-[.$H$2]^2/2))*EXP(NORMINV(RAND();0;[.$H$2]))" office:value-type="currency" office:currency="EUR" office:value="18766.898427778">
            <text:p>18.766,90 €</text:p>
          </table:table-cell>
          <table:table-cell table:formula="of:=[.L15]*EXP(LN(1+[.$F$2]-[.$H$2]^2/2))*EXP(NORMINV(RAND();0;[.$H$2]))" office:value-type="currency" office:currency="EUR" office:value="17705.1325677409">
            <text:p>17.705,13 €</text:p>
          </table:table-cell>
          <table:table-cell table:formula="of:=[.M15]*EXP(LN(1+[.$F$2]-[.$H$2]^2/2))*EXP(NORMINV(RAND();0;[.$H$2]))" office:value-type="currency" office:currency="EUR" office:value="13205.5035384253">
            <text:p>13.205,50 €</text:p>
          </table:table-cell>
          <table:table-cell table:formula="of:=[.N15]*EXP(LN(1+[.$F$2]-[.$H$2]^2/2))*EXP(NORMINV(RAND();0;[.$H$2]))" office:value-type="currency" office:currency="EUR" office:value="10173.7738704767">
            <text:p>10.173,77 €</text:p>
          </table:table-cell>
          <table:table-cell table:formula="of:=[.O15]*EXP(LN(1+[.$F$2]-[.$H$2]^2/2))*EXP(NORMINV(RAND();0;[.$H$2]))" office:value-type="currency" office:currency="EUR" office:value="8390.43028151072">
            <text:p>8.390,43 €</text:p>
          </table:table-cell>
          <table:table-cell table:formula="of:=[.P15]*EXP(LN(1+[.$F$2]-[.$H$2]^2/2))*EXP(NORMINV(RAND();0;[.$H$2]))" office:value-type="currency" office:currency="EUR" office:value="31254.7215633085">
            <text:p>31.254,72 €</text:p>
          </table:table-cell>
          <table:table-cell table:formula="of:=[.Q15]*EXP(LN(1+[.$F$2]-[.$H$2]^2/2))*EXP(NORMINV(RAND();0;[.$H$2]))" office:value-type="currency" office:currency="EUR" office:value="6945.94626488332">
            <text:p>6.945,95 €</text:p>
          </table:table-cell>
          <table:table-cell table:formula="of:=[.R15]*EXP(LN(1+[.$F$2]-[.$H$2]^2/2))*EXP(NORMINV(RAND();0;[.$H$2]))" office:value-type="currency" office:currency="EUR" office:value="10342.7598692392">
            <text:p>10.342,76 €</text:p>
          </table:table-cell>
          <table:table-cell table:formula="of:=[.S15]*EXP(LN(1+[.$F$2]-[.$H$2]^2/2))*EXP(NORMINV(RAND();0;[.$H$2]))" office:value-type="currency" office:currency="EUR" office:value="12014.6247238742">
            <text:p>12.014,62 €</text:p>
          </table:table-cell>
          <table:table-cell table:formula="of:=[.T15]*EXP(LN(1+[.$F$2]-[.$H$2]^2/2))*EXP(NORMINV(RAND();0;[.$H$2]))" office:value-type="currency" office:currency="EUR" office:value="3060.07877648126">
            <text:p>3.060,08 €</text:p>
          </table:table-cell>
          <table:table-cell table:formula="of:=[.U15]*EXP(LN(1+[.$F$2]-[.$H$2]^2/2))*EXP(NORMINV(RAND();0;[.$H$2]))" office:value-type="currency" office:currency="EUR" office:value="27192.7865109869">
            <text:p>27.192,79 €</text:p>
          </table:table-cell>
          <table:table-cell table:formula="of:=[.V15]*EXP(LN(1+[.$F$2]-[.$H$2]^2/2))*EXP(NORMINV(RAND();0;[.$H$2]))" office:value-type="currency" office:currency="EUR" office:value="32313.4031266813">
            <text:p>32.313,40 €</text:p>
          </table:table-cell>
          <table:table-cell table:formula="of:=[.W15]*EXP(LN(1+[.$F$2]-[.$H$2]^2/2))*EXP(NORMINV(RAND();0;[.$H$2]))" office:value-type="currency" office:currency="EUR" office:value="56948.8960236055">
            <text:p>56.948,90 €</text:p>
          </table:table-cell>
          <table:table-cell table:formula="of:=[.X15]*EXP(LN(1+[.$F$2]-[.$H$2]^2/2))*EXP(NORMINV(RAND();0;[.$H$2]))" office:value-type="currency" office:currency="EUR" office:value="6963.14437516772">
            <text:p>6.963,14 €</text:p>
          </table:table-cell>
          <table:table-cell table:formula="of:=[.Y15]*EXP(LN(1+[.$F$2]-[.$H$2]^2/2))*EXP(NORMINV(RAND();0;[.$H$2]))" office:value-type="currency" office:currency="EUR" office:value="6036.42432494692">
            <text:p>6.036,42 €</text:p>
          </table:table-cell>
          <table:table-cell table:formula="of:=[.Z15]*EXP(LN(1+[.$F$2]-[.$H$2]^2/2))*EXP(NORMINV(RAND();0;[.$H$2]))" office:value-type="currency" office:currency="EUR" office:value="23146.8403860296">
            <text:p>23.146,84 €</text:p>
          </table:table-cell>
          <table:table-cell table:formula="of:=[.AA15]*EXP(LN(1+[.$F$2]-[.$H$2]^2/2))*EXP(NORMINV(RAND();0;[.$H$2]))" office:value-type="currency" office:currency="EUR" office:value="6421.12138102219">
            <text:p>6.421,12 €</text:p>
          </table:table-cell>
          <table:table-cell table:formula="of:=[.AB15]*EXP(LN(1+[.$F$2]-[.$H$2]^2/2))*EXP(NORMINV(RAND();0;[.$H$2]))" office:value-type="currency" office:currency="EUR" office:value="6795.69325012913">
            <text:p>6.795,69 €</text:p>
          </table:table-cell>
          <table:table-cell table:formula="of:=[.AC15]*EXP(LN(1+[.$F$2]-[.$H$2]^2/2))*EXP(NORMINV(RAND();0;[.$H$2]))" office:value-type="currency" office:currency="EUR" office:value="95510.4931282776">
            <text:p>95.510,49 €</text:p>
          </table:table-cell>
          <table:table-cell table:formula="of:=[.AD15]*EXP(LN(1+[.$F$2]-[.$H$2]^2/2))*EXP(NORMINV(RAND();0;[.$H$2]))" office:value-type="currency" office:currency="EUR" office:value="16881.978412952">
            <text:p>16.881,98 €</text:p>
          </table:table-cell>
          <table:table-cell table:formula="of:=[.AE15]*EXP(LN(1+[.$F$2]-[.$H$2]^2/2))*EXP(NORMINV(RAND();0;[.$H$2]))" office:value-type="currency" office:currency="EUR" office:value="4420.33463228261">
            <text:p>4.420,33 €</text:p>
          </table:table-cell>
          <table:table-cell table:formula="of:=[.AF15]*EXP(LN(1+[.$F$2]-[.$H$2]^2/2))*EXP(NORMINV(RAND();0;[.$H$2]))" office:value-type="currency" office:currency="EUR" office:value="17137.7691142067">
            <text:p>17.137,77 €</text:p>
          </table:table-cell>
          <table:table-cell table:formula="of:=[.AG15]*EXP(LN(1+[.$F$2]-[.$H$2]^2/2))*EXP(NORMINV(RAND();0;[.$H$2]))" office:value-type="currency" office:currency="EUR" office:value="36331.0254018332">
            <text:p>36.331,03 €</text:p>
          </table:table-cell>
          <table:table-cell table:formula="of:=[.AH15]*EXP(LN(1+[.$F$2]-[.$H$2]^2/2))*EXP(NORMINV(RAND();0;[.$H$2]))" office:value-type="currency" office:currency="EUR" office:value="5800.26715702507">
            <text:p>5.800,27 €</text:p>
          </table:table-cell>
          <table:table-cell table:formula="of:=[.AI15]*EXP(LN(1+[.$F$2]-[.$H$2]^2/2))*EXP(NORMINV(RAND();0;[.$H$2]))" office:value-type="currency" office:currency="EUR" office:value="11962.2173701098">
            <text:p>11.962,22 €</text:p>
          </table:table-cell>
          <table:table-cell table:formula="of:=[.AJ15]*EXP(LN(1+[.$F$2]-[.$H$2]^2/2))*EXP(NORMINV(RAND();0;[.$H$2]))" office:value-type="currency" office:currency="EUR" office:value="9046.29367341038">
            <text:p>9.046,29 €</text:p>
          </table:table-cell>
          <table:table-cell table:formula="of:=[.AK15]*EXP(LN(1+[.$F$2]-[.$H$2]^2/2))*EXP(NORMINV(RAND();0;[.$H$2]))" office:value-type="currency" office:currency="EUR" office:value="31650.115593337">
            <text:p>31.650,12 €</text:p>
          </table:table-cell>
          <table:table-cell table:formula="of:=[.AL15]*EXP(LN(1+[.$F$2]-[.$H$2]^2/2))*EXP(NORMINV(RAND();0;[.$H$2]))" office:value-type="currency" office:currency="EUR" office:value="7965.19646175749">
            <text:p>7.965,20 €</text:p>
          </table:table-cell>
          <table:table-cell table:formula="of:=[.AM15]*EXP(LN(1+[.$F$2]-[.$H$2]^2/2))*EXP(NORMINV(RAND();0;[.$H$2]))" office:value-type="currency" office:currency="EUR" office:value="9285.6230064311">
            <text:p>9.285,62 €</text:p>
          </table:table-cell>
          <table:table-cell table:formula="of:=[.AN15]*EXP(LN(1+[.$F$2]-[.$H$2]^2/2))*EXP(NORMINV(RAND();0;[.$H$2]))" office:value-type="currency" office:currency="EUR" office:value="9469.52289343934">
            <text:p>9.469,52 €</text:p>
          </table:table-cell>
          <table:table-cell table:formula="of:=[.AO15]*EXP(LN(1+[.$F$2]-[.$H$2]^2/2))*EXP(NORMINV(RAND();0;[.$H$2]))" office:value-type="currency" office:currency="EUR" office:value="6146.50698882931">
            <text:p>6.146,51 €</text:p>
          </table:table-cell>
          <table:table-cell table:formula="of:=[.AP15]*EXP(LN(1+[.$F$2]-[.$H$2]^2/2))*EXP(NORMINV(RAND();0;[.$H$2]))" office:value-type="currency" office:currency="EUR" office:value="45849.3984882046">
            <text:p>45.849,40 €</text:p>
          </table:table-cell>
          <table:table-cell table:formula="of:=[.AQ15]*EXP(LN(1+[.$F$2]-[.$H$2]^2/2))*EXP(NORMINV(RAND();0;[.$H$2]))" office:value-type="currency" office:currency="EUR" office:value="25362.085648348">
            <text:p>25.362,09 €</text:p>
          </table:table-cell>
          <table:table-cell table:formula="of:=[.AR15]*EXP(LN(1+[.$F$2]-[.$H$2]^2/2))*EXP(NORMINV(RAND();0;[.$H$2]))" office:value-type="currency" office:currency="EUR" office:value="40704.9643977248">
            <text:p>40.704,96 €</text:p>
          </table:table-cell>
          <table:table-cell table:formula="of:=[.AS15]*EXP(LN(1+[.$F$2]-[.$H$2]^2/2))*EXP(NORMINV(RAND();0;[.$H$2]))" office:value-type="currency" office:currency="EUR" office:value="102760.97726803">
            <text:p>102.760,98 €</text:p>
          </table:table-cell>
          <table:table-cell table:formula="of:=[.AT15]*EXP(LN(1+[.$F$2]-[.$H$2]^2/2))*EXP(NORMINV(RAND();0;[.$H$2]))" office:value-type="currency" office:currency="EUR" office:value="6764.22532879439">
            <text:p>6.764,23 €</text:p>
          </table:table-cell>
          <table:table-cell table:formula="of:=[.AU15]*EXP(LN(1+[.$F$2]-[.$H$2]^2/2))*EXP(NORMINV(RAND();0;[.$H$2]))" office:value-type="currency" office:currency="EUR" office:value="40411.6095590855">
            <text:p>40.411,61 €</text:p>
          </table:table-cell>
          <table:table-cell table:formula="of:=[.AV15]*EXP(LN(1+[.$F$2]-[.$H$2]^2/2))*EXP(NORMINV(RAND();0;[.$H$2]))" office:value-type="currency" office:currency="EUR" office:value="48854.2745713327">
            <text:p>48.854,27 €</text:p>
          </table:table-cell>
          <table:table-cell table:formula="of:=[.AW15]*EXP(LN(1+[.$F$2]-[.$H$2]^2/2))*EXP(NORMINV(RAND();0;[.$H$2]))" office:value-type="currency" office:currency="EUR" office:value="49033.2096706759">
            <text:p>49.033,21 €</text:p>
          </table:table-cell>
          <table:table-cell table:formula="of:=[.AX15]*EXP(LN(1+[.$F$2]-[.$H$2]^2/2))*EXP(NORMINV(RAND();0;[.$H$2]))" office:value-type="currency" office:currency="EUR" office:value="64696.1212997792">
            <text:p>64.696,12 €</text:p>
          </table:table-cell>
          <table:table-cell table:formula="of:=[.AY15]*EXP(LN(1+[.$F$2]-[.$H$2]^2/2))*EXP(NORMINV(RAND();0;[.$H$2]))" office:value-type="currency" office:currency="EUR" office:value="9908.76405810683">
            <text:p>9.908,76 €</text:p>
          </table:table-cell>
          <table:table-cell table:formula="of:=[.AZ15]*EXP(LN(1+[.$F$2]-[.$H$2]^2/2))*EXP(NORMINV(RAND();0;[.$H$2]))" office:value-type="currency" office:currency="EUR" office:value="5711.23903164919">
            <text:p>5.711,24 €</text:p>
          </table:table-cell>
          <table:table-cell table:formula="of:=[.BA15]*EXP(LN(1+[.$F$2]-[.$H$2]^2/2))*EXP(NORMINV(RAND();0;[.$H$2]))" office:value-type="currency" office:currency="EUR" office:value="43861.8732155274">
            <text:p>43.861,87 €</text:p>
          </table:table-cell>
          <table:table-cell table:formula="of:=[.BB15]*EXP(LN(1+[.$F$2]-[.$H$2]^2/2))*EXP(NORMINV(RAND();0;[.$H$2]))" office:value-type="currency" office:currency="EUR" office:value="24454.0418044206">
            <text:p>24.454,04 €</text:p>
          </table:table-cell>
          <table:table-cell table:formula="of:=[.BC15]*EXP(LN(1+[.$F$2]-[.$H$2]^2/2))*EXP(NORMINV(RAND();0;[.$H$2]))" office:value-type="currency" office:currency="EUR" office:value="14390.0009905056">
            <text:p>14.390,00 €</text:p>
          </table:table-cell>
          <table:table-cell table:formula="of:=[.BD15]*EXP(LN(1+[.$F$2]-[.$H$2]^2/2))*EXP(NORMINV(RAND();0;[.$H$2]))" office:value-type="currency" office:currency="EUR" office:value="14896.1748932436">
            <text:p>14.896,17 €</text:p>
          </table:table-cell>
          <table:table-cell table:formula="of:=[.BE15]*EXP(LN(1+[.$F$2]-[.$H$2]^2/2))*EXP(NORMINV(RAND();0;[.$H$2]))" office:value-type="currency" office:currency="EUR" office:value="30477.3682978201">
            <text:p>30.477,37 €</text:p>
          </table:table-cell>
          <table:table-cell table:formula="of:=[.BF15]*EXP(LN(1+[.$F$2]-[.$H$2]^2/2))*EXP(NORMINV(RAND();0;[.$H$2]))" office:value-type="currency" office:currency="EUR" office:value="9463.73434146607">
            <text:p>9.463,73 €</text:p>
          </table:table-cell>
          <table:table-cell table:formula="of:=[.BG15]*EXP(LN(1+[.$F$2]-[.$H$2]^2/2))*EXP(NORMINV(RAND();0;[.$H$2]))" office:value-type="currency" office:currency="EUR" office:value="13812.8276325877">
            <text:p>13.812,83 €</text:p>
          </table:table-cell>
          <table:table-cell table:formula="of:=[.BH15]*EXP(LN(1+[.$F$2]-[.$H$2]^2/2))*EXP(NORMINV(RAND();0;[.$H$2]))" office:value-type="currency" office:currency="EUR" office:value="13850.441868726">
            <text:p>13.850,44 €</text:p>
          </table:table-cell>
          <table:table-cell table:formula="of:=[.BI15]*EXP(LN(1+[.$F$2]-[.$H$2]^2/2))*EXP(NORMINV(RAND();0;[.$H$2]))" office:value-type="currency" office:currency="EUR" office:value="15766.7043974605">
            <text:p>15.766,70 €</text:p>
          </table:table-cell>
          <table:table-cell table:formula="of:=[.BJ15]*EXP(LN(1+[.$F$2]-[.$H$2]^2/2))*EXP(NORMINV(RAND();0;[.$H$2]))" office:value-type="currency" office:currency="EUR" office:value="14963.0136578211">
            <text:p>14.963,01 €</text:p>
          </table:table-cell>
          <table:table-cell table:formula="of:=[.BK15]*EXP(LN(1+[.$F$2]-[.$H$2]^2/2))*EXP(NORMINV(RAND();0;[.$H$2]))" office:value-type="currency" office:currency="EUR" office:value="7841.28196903782">
            <text:p>7.841,28 €</text:p>
          </table:table-cell>
          <table:table-cell table:formula="of:=[.BL15]*EXP(LN(1+[.$F$2]-[.$H$2]^2/2))*EXP(NORMINV(RAND();0;[.$H$2]))" office:value-type="currency" office:currency="EUR" office:value="18624.3869756436">
            <text:p>18.624,39 €</text:p>
          </table:table-cell>
          <table:table-cell table:formula="of:=[.BM15]*EXP(LN(1+[.$F$2]-[.$H$2]^2/2))*EXP(NORMINV(RAND();0;[.$H$2]))" office:value-type="currency" office:currency="EUR" office:value="15692.9598722607">
            <text:p>15.692,96 €</text:p>
          </table:table-cell>
          <table:table-cell table:formula="of:=[.BN15]*EXP(LN(1+[.$F$2]-[.$H$2]^2/2))*EXP(NORMINV(RAND();0;[.$H$2]))" office:value-type="currency" office:currency="EUR" office:value="36407.6786526575">
            <text:p>36.407,68 €</text:p>
          </table:table-cell>
          <table:table-cell table:formula="of:=[.BO15]*EXP(LN(1+[.$F$2]-[.$H$2]^2/2))*EXP(NORMINV(RAND();0;[.$H$2]))" office:value-type="currency" office:currency="EUR" office:value="23212.1987573068">
            <text:p>23.212,20 €</text:p>
          </table:table-cell>
          <table:table-cell table:formula="of:=[.BP15]*EXP(LN(1+[.$F$2]-[.$H$2]^2/2))*EXP(NORMINV(RAND();0;[.$H$2]))" office:value-type="currency" office:currency="EUR" office:value="8493.91671719595">
            <text:p>8.493,92 €</text:p>
          </table:table-cell>
          <table:table-cell table:formula="of:=[.BQ15]*EXP(LN(1+[.$F$2]-[.$H$2]^2/2))*EXP(NORMINV(RAND();0;[.$H$2]))" office:value-type="currency" office:currency="EUR" office:value="5924.60698501046">
            <text:p>5.924,61 €</text:p>
          </table:table-cell>
          <table:table-cell table:formula="of:=[.BR15]*EXP(LN(1+[.$F$2]-[.$H$2]^2/2))*EXP(NORMINV(RAND();0;[.$H$2]))" office:value-type="currency" office:currency="EUR" office:value="26495.4128033514">
            <text:p>26.495,41 €</text:p>
          </table:table-cell>
          <table:table-cell table:formula="of:=[.BS15]*EXP(LN(1+[.$F$2]-[.$H$2]^2/2))*EXP(NORMINV(RAND();0;[.$H$2]))" office:value-type="currency" office:currency="EUR" office:value="7093.72493207474">
            <text:p>7.093,72 €</text:p>
          </table:table-cell>
          <table:table-cell table:formula="of:=[.BT15]*EXP(LN(1+[.$F$2]-[.$H$2]^2/2))*EXP(NORMINV(RAND();0;[.$H$2]))" office:value-type="currency" office:currency="EUR" office:value="15280.7036596501">
            <text:p>15.280,70 €</text:p>
          </table:table-cell>
          <table:table-cell table:formula="of:=[.BU15]*EXP(LN(1+[.$F$2]-[.$H$2]^2/2))*EXP(NORMINV(RAND();0;[.$H$2]))" office:value-type="currency" office:currency="EUR" office:value="32640.9152571853">
            <text:p>32.640,92 €</text:p>
          </table:table-cell>
          <table:table-cell table:formula="of:=[.BV15]*EXP(LN(1+[.$F$2]-[.$H$2]^2/2))*EXP(NORMINV(RAND();0;[.$H$2]))" office:value-type="currency" office:currency="EUR" office:value="35566.2357234798">
            <text:p>35.566,24 €</text:p>
          </table:table-cell>
          <table:table-cell table:formula="of:=[.BW15]*EXP(LN(1+[.$F$2]-[.$H$2]^2/2))*EXP(NORMINV(RAND();0;[.$H$2]))" office:value-type="currency" office:currency="EUR" office:value="3233.72385123184">
            <text:p>3.233,72 €</text:p>
          </table:table-cell>
          <table:table-cell table:formula="of:=[.BX15]*EXP(LN(1+[.$F$2]-[.$H$2]^2/2))*EXP(NORMINV(RAND();0;[.$H$2]))" office:value-type="currency" office:currency="EUR" office:value="5325.58839767766">
            <text:p>5.325,59 €</text:p>
          </table:table-cell>
          <table:table-cell table:formula="of:=[.BY15]*EXP(LN(1+[.$F$2]-[.$H$2]^2/2))*EXP(NORMINV(RAND();0;[.$H$2]))" office:value-type="currency" office:currency="EUR" office:value="12126.4304700981">
            <text:p>12.126,43 €</text:p>
          </table:table-cell>
          <table:table-cell table:formula="of:=[.BZ15]*EXP(LN(1+[.$F$2]-[.$H$2]^2/2))*EXP(NORMINV(RAND();0;[.$H$2]))" office:value-type="currency" office:currency="EUR" office:value="7541.48464581444">
            <text:p>7.541,48 €</text:p>
          </table:table-cell>
          <table:table-cell table:formula="of:=[.CA15]*EXP(LN(1+[.$F$2]-[.$H$2]^2/2))*EXP(NORMINV(RAND();0;[.$H$2]))" office:value-type="currency" office:currency="EUR" office:value="35411.2766618614">
            <text:p>35.411,28 €</text:p>
          </table:table-cell>
          <table:table-cell table:formula="of:=[.CB15]*EXP(LN(1+[.$F$2]-[.$H$2]^2/2))*EXP(NORMINV(RAND();0;[.$H$2]))" office:value-type="currency" office:currency="EUR" office:value="24789.497327899">
            <text:p>24.789,50 €</text:p>
          </table:table-cell>
          <table:table-cell table:formula="of:=[.CC15]*EXP(LN(1+[.$F$2]-[.$H$2]^2/2))*EXP(NORMINV(RAND();0;[.$H$2]))" office:value-type="currency" office:currency="EUR" office:value="24663.7309938598">
            <text:p>24.663,73 €</text:p>
          </table:table-cell>
          <table:table-cell table:formula="of:=[.CD15]*EXP(LN(1+[.$F$2]-[.$H$2]^2/2))*EXP(NORMINV(RAND();0;[.$H$2]))" office:value-type="currency" office:currency="EUR" office:value="9135.43119919104">
            <text:p>9.135,43 €</text:p>
          </table:table-cell>
          <table:table-cell table:formula="of:=[.CE15]*EXP(LN(1+[.$F$2]-[.$H$2]^2/2))*EXP(NORMINV(RAND();0;[.$H$2]))" office:value-type="currency" office:currency="EUR" office:value="15613.7129164625">
            <text:p>15.613,71 €</text:p>
          </table:table-cell>
          <table:table-cell table:formula="of:=[.CF15]*EXP(LN(1+[.$F$2]-[.$H$2]^2/2))*EXP(NORMINV(RAND();0;[.$H$2]))" office:value-type="currency" office:currency="EUR" office:value="3280.66224327839">
            <text:p>3.280,66 €</text:p>
          </table:table-cell>
          <table:table-cell table:formula="of:=[.CG15]*EXP(LN(1+[.$F$2]-[.$H$2]^2/2))*EXP(NORMINV(RAND();0;[.$H$2]))" office:value-type="currency" office:currency="EUR" office:value="15450.4969359564">
            <text:p>15.450,50 €</text:p>
          </table:table-cell>
          <table:table-cell table:formula="of:=[.CH15]*EXP(LN(1+[.$F$2]-[.$H$2]^2/2))*EXP(NORMINV(RAND();0;[.$H$2]))" office:value-type="currency" office:currency="EUR" office:value="64726.6331607212">
            <text:p>64.726,63 €</text:p>
          </table:table-cell>
          <table:table-cell table:formula="of:=[.CI15]*EXP(LN(1+[.$F$2]-[.$H$2]^2/2))*EXP(NORMINV(RAND();0;[.$H$2]))" office:value-type="currency" office:currency="EUR" office:value="33156.519926425">
            <text:p>33.156,52 €</text:p>
          </table:table-cell>
          <table:table-cell table:formula="of:=[.CJ15]*EXP(LN(1+[.$F$2]-[.$H$2]^2/2))*EXP(NORMINV(RAND();0;[.$H$2]))" office:value-type="currency" office:currency="EUR" office:value="28788.1555549146">
            <text:p>28.788,16 €</text:p>
          </table:table-cell>
          <table:table-cell table:formula="of:=[.CK15]*EXP(LN(1+[.$F$2]-[.$H$2]^2/2))*EXP(NORMINV(RAND();0;[.$H$2]))" office:value-type="currency" office:currency="EUR" office:value="32373.2350920369">
            <text:p>32.373,24 €</text:p>
          </table:table-cell>
          <table:table-cell table:formula="of:=[.CL15]*EXP(LN(1+[.$F$2]-[.$H$2]^2/2))*EXP(NORMINV(RAND();0;[.$H$2]))" office:value-type="currency" office:currency="EUR" office:value="49023.5432163336">
            <text:p>49.023,54 €</text:p>
          </table:table-cell>
          <table:table-cell table:formula="of:=[.CM15]*EXP(LN(1+[.$F$2]-[.$H$2]^2/2))*EXP(NORMINV(RAND();0;[.$H$2]))" office:value-type="currency" office:currency="EUR" office:value="17022.9379201497">
            <text:p>17.022,94 €</text:p>
          </table:table-cell>
          <table:table-cell table:formula="of:=[.CN15]*EXP(LN(1+[.$F$2]-[.$H$2]^2/2))*EXP(NORMINV(RAND();0;[.$H$2]))" office:value-type="currency" office:currency="EUR" office:value="9407.02739354272">
            <text:p>9.407,03 €</text:p>
          </table:table-cell>
          <table:table-cell table:formula="of:=[.CO15]*EXP(LN(1+[.$F$2]-[.$H$2]^2/2))*EXP(NORMINV(RAND();0;[.$H$2]))" office:value-type="currency" office:currency="EUR" office:value="25000.5680747902">
            <text:p>25.000,57 €</text:p>
          </table:table-cell>
          <table:table-cell table:formula="of:=[.CP15]*EXP(LN(1+[.$F$2]-[.$H$2]^2/2))*EXP(NORMINV(RAND();0;[.$H$2]))" office:value-type="currency" office:currency="EUR" office:value="25763.5861107925">
            <text:p>25.763,59 €</text:p>
          </table:table-cell>
          <table:table-cell table:formula="of:=[.CQ15]*EXP(LN(1+[.$F$2]-[.$H$2]^2/2))*EXP(NORMINV(RAND();0;[.$H$2]))" office:value-type="currency" office:currency="EUR" office:value="28434.7121190921">
            <text:p>28.434,71 €</text:p>
          </table:table-cell>
          <table:table-cell table:formula="of:=[.CR15]*EXP(LN(1+[.$F$2]-[.$H$2]^2/2))*EXP(NORMINV(RAND();0;[.$H$2]))" office:value-type="currency" office:currency="EUR" office:value="9478.39524005279">
            <text:p>9.478,40 €</text:p>
          </table:table-cell>
          <table:table-cell table:formula="of:=[.CS15]*EXP(LN(1+[.$F$2]-[.$H$2]^2/2))*EXP(NORMINV(RAND();0;[.$H$2]))" office:value-type="currency" office:currency="EUR" office:value="15726.1390718896">
            <text:p>15.726,14 €</text:p>
          </table:table-cell>
          <table:table-cell table:formula="of:=[.CT15]*EXP(LN(1+[.$F$2]-[.$H$2]^2/2))*EXP(NORMINV(RAND();0;[.$H$2]))" office:value-type="currency" office:currency="EUR" office:value="11154.6271333698">
            <text:p>11.154,63 €</text:p>
          </table:table-cell>
          <table:table-cell table:formula="of:=[.CU15]*EXP(LN(1+[.$F$2]-[.$H$2]^2/2))*EXP(NORMINV(RAND();0;[.$H$2]))" office:value-type="currency" office:currency="EUR" office:value="8567.85673530077">
            <text:p>8.567,86 €</text:p>
          </table:table-cell>
          <table:table-cell table:formula="of:=[.CV15]*EXP(LN(1+[.$F$2]-[.$H$2]^2/2))*EXP(NORMINV(RAND();0;[.$H$2]))" office:value-type="currency" office:currency="EUR" office:value="43248.6719110672">
            <text:p>43.248,67 €</text:p>
          </table:table-cell>
          <table:table-cell table:formula="of:=[.CW15]*EXP(LN(1+[.$F$2]-[.$H$2]^2/2))*EXP(NORMINV(RAND();0;[.$H$2]))" office:value-type="currency" office:currency="EUR" office:value="15538.0606741764">
            <text:p>15.538,06 €</text:p>
          </table:table-cell>
          <table:table-cell table:formula="of:=[.CX15]*EXP(LN(1+[.$F$2]-[.$H$2]^2/2))*EXP(NORMINV(RAND();0;[.$H$2]))" office:value-type="currency" office:currency="EUR" office:value="21356.0063834795">
            <text:p>21.356,01 €</text:p>
          </table:table-cell>
          <table:table-cell table:formula="of:=[.CY15]*EXP(LN(1+[.$F$2]-[.$H$2]^2/2))*EXP(NORMINV(RAND();0;[.$H$2]))" office:value-type="currency" office:currency="EUR" office:value="9387.48787097618">
            <text:p>9.387,49 €</text:p>
          </table:table-cell>
          <table:table-cell table:formula="of:=[.CZ15]*EXP(LN(1+[.$F$2]-[.$H$2]^2/2))*EXP(NORMINV(RAND();0;[.$H$2]))" office:value-type="currency" office:currency="EUR" office:value="15842.5055196775">
            <text:p>15.842,51 €</text:p>
          </table:table-cell>
          <table:table-cell table:formula="of:=[.DA15]*EXP(LN(1+[.$F$2]-[.$H$2]^2/2))*EXP(NORMINV(RAND();0;[.$H$2]))" office:value-type="currency" office:currency="EUR" office:value="11690.9378879876">
            <text:p>11.690,94 €</text:p>
          </table:table-cell>
          <table:table-cell table:formula="of:=[.DB15]*EXP(LN(1+[.$F$2]-[.$H$2]^2/2))*EXP(NORMINV(RAND();0;[.$H$2]))" office:value-type="currency" office:currency="EUR" office:value="14426.6420007939">
            <text:p>14.426,64 €</text:p>
          </table:table-cell>
          <table:table-cell table:formula="of:=[.DC15]*EXP(LN(1+[.$F$2]-[.$H$2]^2/2))*EXP(NORMINV(RAND();0;[.$H$2]))" office:value-type="currency" office:currency="EUR" office:value="28135.3232609981">
            <text:p>28.135,32 €</text:p>
          </table:table-cell>
          <table:table-cell table:formula="of:=[.DD15]*EXP(LN(1+[.$F$2]-[.$H$2]^2/2))*EXP(NORMINV(RAND();0;[.$H$2]))" office:value-type="currency" office:currency="EUR" office:value="14599.1577915277">
            <text:p>14.599,16 €</text:p>
          </table:table-cell>
          <table:table-cell table:formula="of:=[.DE15]*EXP(LN(1+[.$F$2]-[.$H$2]^2/2))*EXP(NORMINV(RAND();0;[.$H$2]))" office:value-type="currency" office:currency="EUR" office:value="6829.77110011198">
            <text:p>6.829,77 €</text:p>
          </table:table-cell>
          <table:table-cell table:formula="of:=[.DF15]*EXP(LN(1+[.$F$2]-[.$H$2]^2/2))*EXP(NORMINV(RAND();0;[.$H$2]))" office:value-type="currency" office:currency="EUR" office:value="47933.5661075685">
            <text:p>47.933,57 €</text:p>
          </table:table-cell>
          <table:table-cell table:formula="of:=[.DG15]*EXP(LN(1+[.$F$2]-[.$H$2]^2/2))*EXP(NORMINV(RAND();0;[.$H$2]))" office:value-type="currency" office:currency="EUR" office:value="9296.41861081782">
            <text:p>9.296,42 €</text:p>
          </table:table-cell>
          <table:table-cell table:formula="of:=[.DH15]*EXP(LN(1+[.$F$2]-[.$H$2]^2/2))*EXP(NORMINV(RAND();0;[.$H$2]))" office:value-type="currency" office:currency="EUR" office:value="3200.14971815931">
            <text:p>3.200,15 €</text:p>
          </table:table-cell>
          <table:table-cell table:formula="of:=[.DI15]*EXP(LN(1+[.$F$2]-[.$H$2]^2/2))*EXP(NORMINV(RAND();0;[.$H$2]))" office:value-type="currency" office:currency="EUR" office:value="24726.7589876029">
            <text:p>24.726,76 €</text:p>
          </table:table-cell>
          <table:table-cell table:formula="of:=[.DJ15]*EXP(LN(1+[.$F$2]-[.$H$2]^2/2))*EXP(NORMINV(RAND();0;[.$H$2]))" office:value-type="currency" office:currency="EUR" office:value="37840.6051033617">
            <text:p>37.840,61 €</text:p>
          </table:table-cell>
          <table:table-cell table:formula="of:=[.DK15]*EXP(LN(1+[.$F$2]-[.$H$2]^2/2))*EXP(NORMINV(RAND();0;[.$H$2]))" office:value-type="currency" office:currency="EUR" office:value="28267.7624939993">
            <text:p>28.267,76 €</text:p>
          </table:table-cell>
          <table:table-cell table:formula="of:=[.DL15]*EXP(LN(1+[.$F$2]-[.$H$2]^2/2))*EXP(NORMINV(RAND();0;[.$H$2]))" office:value-type="currency" office:currency="EUR" office:value="20744.4539591898">
            <text:p>20.744,45 €</text:p>
          </table:table-cell>
          <table:table-cell table:formula="of:=[.DM15]*EXP(LN(1+[.$F$2]-[.$H$2]^2/2))*EXP(NORMINV(RAND();0;[.$H$2]))" office:value-type="currency" office:currency="EUR" office:value="26157.2243301065">
            <text:p>26.157,22 €</text:p>
          </table:table-cell>
          <table:table-cell table:formula="of:=[.DN15]*EXP(LN(1+[.$F$2]-[.$H$2]^2/2))*EXP(NORMINV(RAND();0;[.$H$2]))" office:value-type="currency" office:currency="EUR" office:value="14485.4500503376">
            <text:p>14.485,45 €</text:p>
          </table:table-cell>
          <table:table-cell table:formula="of:=[.DO15]*EXP(LN(1+[.$F$2]-[.$H$2]^2/2))*EXP(NORMINV(RAND();0;[.$H$2]))" office:value-type="currency" office:currency="EUR" office:value="3622.46449672677">
            <text:p>3.622,46 €</text:p>
          </table:table-cell>
          <table:table-cell table:formula="of:=[.DP15]*EXP(LN(1+[.$F$2]-[.$H$2]^2/2))*EXP(NORMINV(RAND();0;[.$H$2]))" office:value-type="currency" office:currency="EUR" office:value="24940.1672729423">
            <text:p>24.940,17 €</text:p>
          </table:table-cell>
          <table:table-cell table:formula="of:=[.DQ15]*EXP(LN(1+[.$F$2]-[.$H$2]^2/2))*EXP(NORMINV(RAND();0;[.$H$2]))" office:value-type="currency" office:currency="EUR" office:value="34726.8387714162">
            <text:p>34.726,84 €</text:p>
          </table:table-cell>
          <table:table-cell table:formula="of:=[.DR15]*EXP(LN(1+[.$F$2]-[.$H$2]^2/2))*EXP(NORMINV(RAND();0;[.$H$2]))" office:value-type="currency" office:currency="EUR" office:value="24218.8322954498">
            <text:p>24.218,83 €</text:p>
          </table:table-cell>
          <table:table-cell table:formula="of:=[.DS15]*EXP(LN(1+[.$F$2]-[.$H$2]^2/2))*EXP(NORMINV(RAND();0;[.$H$2]))" office:value-type="currency" office:currency="EUR" office:value="12470.6455061546">
            <text:p>12.470,65 €</text:p>
          </table:table-cell>
          <table:table-cell table:formula="of:=[.DT15]*EXP(LN(1+[.$F$2]-[.$H$2]^2/2))*EXP(NORMINV(RAND();0;[.$H$2]))" office:value-type="currency" office:currency="EUR" office:value="76964.1953153252">
            <text:p>76.964,20 €</text:p>
          </table:table-cell>
          <table:table-cell table:formula="of:=[.DU15]*EXP(LN(1+[.$F$2]-[.$H$2]^2/2))*EXP(NORMINV(RAND();0;[.$H$2]))" office:value-type="currency" office:currency="EUR" office:value="26120.4727371807">
            <text:p>26.120,47 €</text:p>
          </table:table-cell>
          <table:table-cell table:formula="of:=[.DV15]*EXP(LN(1+[.$F$2]-[.$H$2]^2/2))*EXP(NORMINV(RAND();0;[.$H$2]))" office:value-type="currency" office:currency="EUR" office:value="13005.8586119454">
            <text:p>13.005,86 €</text:p>
          </table:table-cell>
          <table:table-cell table:formula="of:=[.DW15]*EXP(LN(1+[.$F$2]-[.$H$2]^2/2))*EXP(NORMINV(RAND();0;[.$H$2]))" office:value-type="currency" office:currency="EUR" office:value="69630.8287348119">
            <text:p>69.630,83 €</text:p>
          </table:table-cell>
          <table:table-cell table:formula="of:=[.DX15]*EXP(LN(1+[.$F$2]-[.$H$2]^2/2))*EXP(NORMINV(RAND();0;[.$H$2]))" office:value-type="currency" office:currency="EUR" office:value="54731.8581288678">
            <text:p>54.731,86 €</text:p>
          </table:table-cell>
          <table:table-cell table:formula="of:=[.DY15]*EXP(LN(1+[.$F$2]-[.$H$2]^2/2))*EXP(NORMINV(RAND();0;[.$H$2]))" office:value-type="currency" office:currency="EUR" office:value="13050.0321974371">
            <text:p>13.050,03 €</text:p>
          </table:table-cell>
          <table:table-cell table:formula="of:=[.DZ15]*EXP(LN(1+[.$F$2]-[.$H$2]^2/2))*EXP(NORMINV(RAND();0;[.$H$2]))" office:value-type="currency" office:currency="EUR" office:value="17922.2568228235">
            <text:p>17.922,26 €</text:p>
          </table:table-cell>
          <table:table-cell table:formula="of:=[.EA15]*EXP(LN(1+[.$F$2]-[.$H$2]^2/2))*EXP(NORMINV(RAND();0;[.$H$2]))" office:value-type="currency" office:currency="EUR" office:value="12837.4000597514">
            <text:p>12.837,40 €</text:p>
          </table:table-cell>
          <table:table-cell table:formula="of:=[.EB15]*EXP(LN(1+[.$F$2]-[.$H$2]^2/2))*EXP(NORMINV(RAND();0;[.$H$2]))" office:value-type="currency" office:currency="EUR" office:value="15904.7563231831">
            <text:p>15.904,76 €</text:p>
          </table:table-cell>
          <table:table-cell table:formula="of:=[.EC15]*EXP(LN(1+[.$F$2]-[.$H$2]^2/2))*EXP(NORMINV(RAND();0;[.$H$2]))" office:value-type="currency" office:currency="EUR" office:value="34060.9034725368">
            <text:p>34.060,90 €</text:p>
          </table:table-cell>
          <table:table-cell table:formula="of:=[.ED15]*EXP(LN(1+[.$F$2]-[.$H$2]^2/2))*EXP(NORMINV(RAND();0;[.$H$2]))" office:value-type="currency" office:currency="EUR" office:value="12477.7279278641">
            <text:p>12.477,73 €</text:p>
          </table:table-cell>
          <table:table-cell table:formula="of:=[.EE15]*EXP(LN(1+[.$F$2]-[.$H$2]^2/2))*EXP(NORMINV(RAND();0;[.$H$2]))" office:value-type="currency" office:currency="EUR" office:value="8309.4035653367">
            <text:p>8.309,40 €</text:p>
          </table:table-cell>
          <table:table-cell table:formula="of:=[.EF15]*EXP(LN(1+[.$F$2]-[.$H$2]^2/2))*EXP(NORMINV(RAND();0;[.$H$2]))" office:value-type="currency" office:currency="EUR" office:value="8483.83389947429">
            <text:p>8.483,83 €</text:p>
          </table:table-cell>
          <table:table-cell table:formula="of:=[.EG15]*EXP(LN(1+[.$F$2]-[.$H$2]^2/2))*EXP(NORMINV(RAND();0;[.$H$2]))" office:value-type="currency" office:currency="EUR" office:value="52694.988294175">
            <text:p>52.694,99 €</text:p>
          </table:table-cell>
          <table:table-cell table:formula="of:=[.EH15]*EXP(LN(1+[.$F$2]-[.$H$2]^2/2))*EXP(NORMINV(RAND();0;[.$H$2]))" office:value-type="currency" office:currency="EUR" office:value="5815.97475846913">
            <text:p>5.815,97 €</text:p>
          </table:table-cell>
          <table:table-cell table:formula="of:=[.EI15]*EXP(LN(1+[.$F$2]-[.$H$2]^2/2))*EXP(NORMINV(RAND();0;[.$H$2]))" office:value-type="currency" office:currency="EUR" office:value="27731.4888859062">
            <text:p>27.731,49 €</text:p>
          </table:table-cell>
          <table:table-cell table:formula="of:=[.EJ15]*EXP(LN(1+[.$F$2]-[.$H$2]^2/2))*EXP(NORMINV(RAND();0;[.$H$2]))" office:value-type="currency" office:currency="EUR" office:value="12024.7722761576">
            <text:p>12.024,77 €</text:p>
          </table:table-cell>
          <table:table-cell table:formula="of:=[.EK15]*EXP(LN(1+[.$F$2]-[.$H$2]^2/2))*EXP(NORMINV(RAND();0;[.$H$2]))" office:value-type="currency" office:currency="EUR" office:value="12230.3043520464">
            <text:p>12.230,30 €</text:p>
          </table:table-cell>
          <table:table-cell table:formula="of:=[.EL15]*EXP(LN(1+[.$F$2]-[.$H$2]^2/2))*EXP(NORMINV(RAND();0;[.$H$2]))" office:value-type="currency" office:currency="EUR" office:value="7496.16339010708">
            <text:p>7.496,16 €</text:p>
          </table:table-cell>
          <table:table-cell table:formula="of:=[.EM15]*EXP(LN(1+[.$F$2]-[.$H$2]^2/2))*EXP(NORMINV(RAND();0;[.$H$2]))" office:value-type="currency" office:currency="EUR" office:value="63941.2421064429">
            <text:p>63.941,24 €</text:p>
          </table:table-cell>
          <table:table-cell table:formula="of:=[.EN15]*EXP(LN(1+[.$F$2]-[.$H$2]^2/2))*EXP(NORMINV(RAND();0;[.$H$2]))" office:value-type="currency" office:currency="EUR" office:value="17514.3263104523">
            <text:p>17.514,33 €</text:p>
          </table:table-cell>
          <table:table-cell table:formula="of:=[.EO15]*EXP(LN(1+[.$F$2]-[.$H$2]^2/2))*EXP(NORMINV(RAND();0;[.$H$2]))" office:value-type="currency" office:currency="EUR" office:value="5764.58169268186">
            <text:p>5.764,58 €</text:p>
          </table:table-cell>
          <table:table-cell table:formula="of:=[.EP15]*EXP(LN(1+[.$F$2]-[.$H$2]^2/2))*EXP(NORMINV(RAND();0;[.$H$2]))" office:value-type="currency" office:currency="EUR" office:value="21242.8567701061">
            <text:p>21.242,86 €</text:p>
          </table:table-cell>
          <table:table-cell table:formula="of:=[.EQ15]*EXP(LN(1+[.$F$2]-[.$H$2]^2/2))*EXP(NORMINV(RAND();0;[.$H$2]))" office:value-type="currency" office:currency="EUR" office:value="3968.75320073248">
            <text:p>3.968,75 €</text:p>
          </table:table-cell>
          <table:table-cell table:formula="of:=[.ER15]*EXP(LN(1+[.$F$2]-[.$H$2]^2/2))*EXP(NORMINV(RAND();0;[.$H$2]))" office:value-type="currency" office:currency="EUR" office:value="33941.3435861497">
            <text:p>33.941,34 €</text:p>
          </table:table-cell>
          <table:table-cell table:formula="of:=[.ES15]*EXP(LN(1+[.$F$2]-[.$H$2]^2/2))*EXP(NORMINV(RAND();0;[.$H$2]))" office:value-type="currency" office:currency="EUR" office:value="26126.8128464453">
            <text:p>26.126,81 €</text:p>
          </table:table-cell>
          <table:table-cell table:formula="of:=[.ET15]*EXP(LN(1+[.$F$2]-[.$H$2]^2/2))*EXP(NORMINV(RAND();0;[.$H$2]))" office:value-type="currency" office:currency="EUR" office:value="15922.2347927235">
            <text:p>15.922,23 €</text:p>
          </table:table-cell>
          <table:table-cell table:formula="of:=[.EU15]*EXP(LN(1+[.$F$2]-[.$H$2]^2/2))*EXP(NORMINV(RAND();0;[.$H$2]))" office:value-type="currency" office:currency="EUR" office:value="9693.22515390084">
            <text:p>9.693,23 €</text:p>
          </table:table-cell>
          <table:table-cell table:formula="of:=[.EV15]*EXP(LN(1+[.$F$2]-[.$H$2]^2/2))*EXP(NORMINV(RAND();0;[.$H$2]))" office:value-type="currency" office:currency="EUR" office:value="12201.3105717724">
            <text:p>12.201,31 €</text:p>
          </table:table-cell>
          <table:table-cell table:formula="of:=[.EW15]*EXP(LN(1+[.$F$2]-[.$H$2]^2/2))*EXP(NORMINV(RAND();0;[.$H$2]))" office:value-type="currency" office:currency="EUR" office:value="10411.4017431479">
            <text:p>10.411,40 €</text:p>
          </table:table-cell>
          <table:table-cell table:formula="of:=[.EX15]*EXP(LN(1+[.$F$2]-[.$H$2]^2/2))*EXP(NORMINV(RAND();0;[.$H$2]))" office:value-type="currency" office:currency="EUR" office:value="4746.39329268131">
            <text:p>4.746,39 €</text:p>
          </table:table-cell>
          <table:table-cell table:formula="of:=[.EY15]*EXP(LN(1+[.$F$2]-[.$H$2]^2/2))*EXP(NORMINV(RAND();0;[.$H$2]))" office:value-type="currency" office:currency="EUR" office:value="56437.9521538787">
            <text:p>56.437,95 €</text:p>
          </table:table-cell>
          <table:table-cell table:formula="of:=[.EZ15]*EXP(LN(1+[.$F$2]-[.$H$2]^2/2))*EXP(NORMINV(RAND();0;[.$H$2]))" office:value-type="currency" office:currency="EUR" office:value="18968.0645680321">
            <text:p>18.968,06 €</text:p>
          </table:table-cell>
          <table:table-cell table:formula="of:=[.FA15]*EXP(LN(1+[.$F$2]-[.$H$2]^2/2))*EXP(NORMINV(RAND();0;[.$H$2]))" office:value-type="currency" office:currency="EUR" office:value="10203.4530634029">
            <text:p>10.203,45 €</text:p>
          </table:table-cell>
          <table:table-cell table:formula="of:=[.FB15]*EXP(LN(1+[.$F$2]-[.$H$2]^2/2))*EXP(NORMINV(RAND();0;[.$H$2]))" office:value-type="currency" office:currency="EUR" office:value="24556.7769400957">
            <text:p>24.556,78 €</text:p>
          </table:table-cell>
          <table:table-cell table:formula="of:=[.FC15]*EXP(LN(1+[.$F$2]-[.$H$2]^2/2))*EXP(NORMINV(RAND();0;[.$H$2]))" office:value-type="currency" office:currency="EUR" office:value="18485.3407260031">
            <text:p>18.485,34 €</text:p>
          </table:table-cell>
          <table:table-cell table:formula="of:=[.FD15]*EXP(LN(1+[.$F$2]-[.$H$2]^2/2))*EXP(NORMINV(RAND();0;[.$H$2]))" office:value-type="currency" office:currency="EUR" office:value="12630.4460639938">
            <text:p>12.630,45 €</text:p>
          </table:table-cell>
          <table:table-cell table:formula="of:=[.FE15]*EXP(LN(1+[.$F$2]-[.$H$2]^2/2))*EXP(NORMINV(RAND();0;[.$H$2]))" office:value-type="currency" office:currency="EUR" office:value="14243.6578165596">
            <text:p>14.243,66 €</text:p>
          </table:table-cell>
          <table:table-cell table:formula="of:=[.FF15]*EXP(LN(1+[.$F$2]-[.$H$2]^2/2))*EXP(NORMINV(RAND();0;[.$H$2]))" office:value-type="currency" office:currency="EUR" office:value="9827.50032967298">
            <text:p>9.827,50 €</text:p>
          </table:table-cell>
          <table:table-cell table:formula="of:=[.FG15]*EXP(LN(1+[.$F$2]-[.$H$2]^2/2))*EXP(NORMINV(RAND();0;[.$H$2]))" office:value-type="currency" office:currency="EUR" office:value="17545.5596143992">
            <text:p>17.545,56 €</text:p>
          </table:table-cell>
          <table:table-cell table:formula="of:=[.FH15]*EXP(LN(1+[.$F$2]-[.$H$2]^2/2))*EXP(NORMINV(RAND();0;[.$H$2]))" office:value-type="currency" office:currency="EUR" office:value="13908.1754815692">
            <text:p>13.908,18 €</text:p>
          </table:table-cell>
          <table:table-cell table:formula="of:=[.FI15]*EXP(LN(1+[.$F$2]-[.$H$2]^2/2))*EXP(NORMINV(RAND();0;[.$H$2]))" office:value-type="currency" office:currency="EUR" office:value="6260.03287185661">
            <text:p>6.260,03 €</text:p>
          </table:table-cell>
          <table:table-cell table:formula="of:=[.FJ15]*EXP(LN(1+[.$F$2]-[.$H$2]^2/2))*EXP(NORMINV(RAND();0;[.$H$2]))" office:value-type="currency" office:currency="EUR" office:value="16899.4124972205">
            <text:p>16.899,41 €</text:p>
          </table:table-cell>
          <table:table-cell table:formula="of:=[.FK15]*EXP(LN(1+[.$F$2]-[.$H$2]^2/2))*EXP(NORMINV(RAND();0;[.$H$2]))" office:value-type="currency" office:currency="EUR" office:value="10483.1947950312">
            <text:p>10.483,19 €</text:p>
          </table:table-cell>
          <table:table-cell table:formula="of:=[.FL15]*EXP(LN(1+[.$F$2]-[.$H$2]^2/2))*EXP(NORMINV(RAND();0;[.$H$2]))" office:value-type="currency" office:currency="EUR" office:value="14042.3527901682">
            <text:p>14.042,35 €</text:p>
          </table:table-cell>
          <table:table-cell table:formula="of:=[.FM15]*EXP(LN(1+[.$F$2]-[.$H$2]^2/2))*EXP(NORMINV(RAND();0;[.$H$2]))" office:value-type="currency" office:currency="EUR" office:value="22878.2596140834">
            <text:p>22.878,26 €</text:p>
          </table:table-cell>
          <table:table-cell table:formula="of:=[.FN15]*EXP(LN(1+[.$F$2]-[.$H$2]^2/2))*EXP(NORMINV(RAND();0;[.$H$2]))" office:value-type="currency" office:currency="EUR" office:value="9401.07130147552">
            <text:p>9.401,07 €</text:p>
          </table:table-cell>
          <table:table-cell table:formula="of:=[.FO15]*EXP(LN(1+[.$F$2]-[.$H$2]^2/2))*EXP(NORMINV(RAND();0;[.$H$2]))" office:value-type="currency" office:currency="EUR" office:value="1803.94982987224">
            <text:p>1.803,95 €</text:p>
          </table:table-cell>
          <table:table-cell table:formula="of:=[.FP15]*EXP(LN(1+[.$F$2]-[.$H$2]^2/2))*EXP(NORMINV(RAND();0;[.$H$2]))" office:value-type="currency" office:currency="EUR" office:value="6834.3132247498">
            <text:p>6.834,31 €</text:p>
          </table:table-cell>
          <table:table-cell table:formula="of:=[.FQ15]*EXP(LN(1+[.$F$2]-[.$H$2]^2/2))*EXP(NORMINV(RAND();0;[.$H$2]))" office:value-type="currency" office:currency="EUR" office:value="33829.9006636805">
            <text:p>33.829,90 €</text:p>
          </table:table-cell>
          <table:table-cell table:formula="of:=[.FR15]*EXP(LN(1+[.$F$2]-[.$H$2]^2/2))*EXP(NORMINV(RAND();0;[.$H$2]))" office:value-type="currency" office:currency="EUR" office:value="13262.7344459382">
            <text:p>13.262,73 €</text:p>
          </table:table-cell>
          <table:table-cell table:formula="of:=[.FS15]*EXP(LN(1+[.$F$2]-[.$H$2]^2/2))*EXP(NORMINV(RAND();0;[.$H$2]))" office:value-type="currency" office:currency="EUR" office:value="3419.99727703944">
            <text:p>3.420,00 €</text:p>
          </table:table-cell>
          <table:table-cell table:formula="of:=[.FT15]*EXP(LN(1+[.$F$2]-[.$H$2]^2/2))*EXP(NORMINV(RAND();0;[.$H$2]))" office:value-type="currency" office:currency="EUR" office:value="30982.1311611263">
            <text:p>30.982,13 €</text:p>
          </table:table-cell>
          <table:table-cell table:formula="of:=[.FU15]*EXP(LN(1+[.$F$2]-[.$H$2]^2/2))*EXP(NORMINV(RAND();0;[.$H$2]))" office:value-type="currency" office:currency="EUR" office:value="27246.2813772196">
            <text:p>27.246,28 €</text:p>
          </table:table-cell>
          <table:table-cell table:formula="of:=[.FV15]*EXP(LN(1+[.$F$2]-[.$H$2]^2/2))*EXP(NORMINV(RAND();0;[.$H$2]))" office:value-type="currency" office:currency="EUR" office:value="14709.2400348244">
            <text:p>14.709,24 €</text:p>
          </table:table-cell>
          <table:table-cell table:formula="of:=[.FW15]*EXP(LN(1+[.$F$2]-[.$H$2]^2/2))*EXP(NORMINV(RAND();0;[.$H$2]))" office:value-type="currency" office:currency="EUR" office:value="30709.0277417875">
            <text:p>30.709,03 €</text:p>
          </table:table-cell>
          <table:table-cell table:formula="of:=[.FX15]*EXP(LN(1+[.$F$2]-[.$H$2]^2/2))*EXP(NORMINV(RAND();0;[.$H$2]))" office:value-type="currency" office:currency="EUR" office:value="39586.4795758931">
            <text:p>39.586,48 €</text:p>
          </table:table-cell>
          <table:table-cell table:formula="of:=[.FY15]*EXP(LN(1+[.$F$2]-[.$H$2]^2/2))*EXP(NORMINV(RAND();0;[.$H$2]))" office:value-type="currency" office:currency="EUR" office:value="16749.2686320701">
            <text:p>16.749,27 €</text:p>
          </table:table-cell>
          <table:table-cell table:formula="of:=[.FZ15]*EXP(LN(1+[.$F$2]-[.$H$2]^2/2))*EXP(NORMINV(RAND();0;[.$H$2]))" office:value-type="currency" office:currency="EUR" office:value="5354.44513047032">
            <text:p>5.354,45 €</text:p>
          </table:table-cell>
          <table:table-cell table:formula="of:=[.GA15]*EXP(LN(1+[.$F$2]-[.$H$2]^2/2))*EXP(NORMINV(RAND();0;[.$H$2]))" office:value-type="currency" office:currency="EUR" office:value="14242.1458745948">
            <text:p>14.242,15 €</text:p>
          </table:table-cell>
          <table:table-cell table:formula="of:=[.GB15]*EXP(LN(1+[.$F$2]-[.$H$2]^2/2))*EXP(NORMINV(RAND();0;[.$H$2]))" office:value-type="currency" office:currency="EUR" office:value="28455.8971718048">
            <text:p>28.455,90 €</text:p>
          </table:table-cell>
          <table:table-cell table:formula="of:=[.GC15]*EXP(LN(1+[.$F$2]-[.$H$2]^2/2))*EXP(NORMINV(RAND();0;[.$H$2]))" office:value-type="currency" office:currency="EUR" office:value="56421.2381938472">
            <text:p>56.421,24 €</text:p>
          </table:table-cell>
          <table:table-cell table:formula="of:=[.GD15]*EXP(LN(1+[.$F$2]-[.$H$2]^2/2))*EXP(NORMINV(RAND();0;[.$H$2]))" office:value-type="currency" office:currency="EUR" office:value="14223.9782354078">
            <text:p>14.223,98 €</text:p>
          </table:table-cell>
          <table:table-cell table:formula="of:=[.GE15]*EXP(LN(1+[.$F$2]-[.$H$2]^2/2))*EXP(NORMINV(RAND();0;[.$H$2]))" office:value-type="currency" office:currency="EUR" office:value="7842.54574430135">
            <text:p>7.842,55 €</text:p>
          </table:table-cell>
          <table:table-cell table:formula="of:=[.GF15]*EXP(LN(1+[.$F$2]-[.$H$2]^2/2))*EXP(NORMINV(RAND();0;[.$H$2]))" office:value-type="currency" office:currency="EUR" office:value="44385.5342963797">
            <text:p>44.385,53 €</text:p>
          </table:table-cell>
          <table:table-cell table:formula="of:=[.GG15]*EXP(LN(1+[.$F$2]-[.$H$2]^2/2))*EXP(NORMINV(RAND();0;[.$H$2]))" office:value-type="currency" office:currency="EUR" office:value="15288.6805619791">
            <text:p>15.288,68 €</text:p>
          </table:table-cell>
          <table:table-cell table:formula="of:=[.GH15]*EXP(LN(1+[.$F$2]-[.$H$2]^2/2))*EXP(NORMINV(RAND();0;[.$H$2]))" office:value-type="currency" office:currency="EUR" office:value="21252.1265417993">
            <text:p>21.252,13 €</text:p>
          </table:table-cell>
          <table:table-cell table:formula="of:=[.GI15]*EXP(LN(1+[.$F$2]-[.$H$2]^2/2))*EXP(NORMINV(RAND();0;[.$H$2]))" office:value-type="currency" office:currency="EUR" office:value="51041.359979311">
            <text:p>51.041,36 €</text:p>
          </table:table-cell>
          <table:table-cell table:formula="of:=[.GJ15]*EXP(LN(1+[.$F$2]-[.$H$2]^2/2))*EXP(NORMINV(RAND();0;[.$H$2]))" office:value-type="currency" office:currency="EUR" office:value="9142.5193746159">
            <text:p>9.142,52 €</text:p>
          </table:table-cell>
          <table:table-cell table:formula="of:=[.GK15]*EXP(LN(1+[.$F$2]-[.$H$2]^2/2))*EXP(NORMINV(RAND();0;[.$H$2]))" office:value-type="currency" office:currency="EUR" office:value="37105.5100409835">
            <text:p>37.105,51 €</text:p>
          </table:table-cell>
          <table:table-cell table:formula="of:=[.GL15]*EXP(LN(1+[.$F$2]-[.$H$2]^2/2))*EXP(NORMINV(RAND();0;[.$H$2]))" office:value-type="currency" office:currency="EUR" office:value="9056.37990554458">
            <text:p>9.056,38 €</text:p>
          </table:table-cell>
          <table:table-cell table:formula="of:=[.GM15]*EXP(LN(1+[.$F$2]-[.$H$2]^2/2))*EXP(NORMINV(RAND();0;[.$H$2]))" office:value-type="currency" office:currency="EUR" office:value="13869.570800335">
            <text:p>13.869,57 €</text:p>
          </table:table-cell>
          <table:table-cell table:formula="of:=[.GN15]*EXP(LN(1+[.$F$2]-[.$H$2]^2/2))*EXP(NORMINV(RAND();0;[.$H$2]))" office:value-type="currency" office:currency="EUR" office:value="5609.50425825527">
            <text:p>5.609,50 €</text:p>
          </table:table-cell>
          <table:table-cell table:formula="of:=[.GO15]*EXP(LN(1+[.$F$2]-[.$H$2]^2/2))*EXP(NORMINV(RAND();0;[.$H$2]))" office:value-type="currency" office:currency="EUR" office:value="39124.7305493187">
            <text:p>39.124,73 €</text:p>
          </table:table-cell>
          <table:table-cell table:formula="of:=[.GP15]*EXP(LN(1+[.$F$2]-[.$H$2]^2/2))*EXP(NORMINV(RAND();0;[.$H$2]))" office:value-type="currency" office:currency="EUR" office:value="197624.644240625">
            <text:p>197.624,64 €</text:p>
          </table:table-cell>
          <table:table-cell table:formula="of:=[.GQ15]*EXP(LN(1+[.$F$2]-[.$H$2]^2/2))*EXP(NORMINV(RAND();0;[.$H$2]))" office:value-type="currency" office:currency="EUR" office:value="29299.3605879883">
            <text:p>29.299,36 €</text:p>
          </table:table-cell>
          <table:table-cell table:formula="of:=[.GR15]*EXP(LN(1+[.$F$2]-[.$H$2]^2/2))*EXP(NORMINV(RAND();0;[.$H$2]))" office:value-type="currency" office:currency="EUR" office:value="14811.2840212402">
            <text:p>14.811,28 €</text:p>
          </table:table-cell>
          <table:table-cell table:formula="of:=[.GS15]*EXP(LN(1+[.$F$2]-[.$H$2]^2/2))*EXP(NORMINV(RAND();0;[.$H$2]))" office:value-type="currency" office:currency="EUR" office:value="14135.6831920515">
            <text:p>14.135,68 €</text:p>
          </table:table-cell>
          <table:table-cell table:formula="of:=[.GT15]*EXP(LN(1+[.$F$2]-[.$H$2]^2/2))*EXP(NORMINV(RAND();0;[.$H$2]))" office:value-type="currency" office:currency="EUR" office:value="7684.20218313812">
            <text:p>7.684,20 €</text:p>
          </table:table-cell>
          <table:table-cell table:formula="of:=[.GU15]*EXP(LN(1+[.$F$2]-[.$H$2]^2/2))*EXP(NORMINV(RAND();0;[.$H$2]))" office:value-type="currency" office:currency="EUR" office:value="18995.6779567639">
            <text:p>18.995,68 €</text:p>
          </table:table-cell>
          <table:table-cell table:formula="of:=[.GV15]*EXP(LN(1+[.$F$2]-[.$H$2]^2/2))*EXP(NORMINV(RAND();0;[.$H$2]))" office:value-type="currency" office:currency="EUR" office:value="16179.8159910802">
            <text:p>16.179,82 €</text:p>
          </table:table-cell>
          <table:table-cell table:formula="of:=[.GW15]*EXP(LN(1+[.$F$2]-[.$H$2]^2/2))*EXP(NORMINV(RAND();0;[.$H$2]))" office:value-type="currency" office:currency="EUR" office:value="7315.0270776172">
            <text:p>7.315,03 €</text:p>
          </table:table-cell>
          <table:table-cell table:formula="of:=[.GX15]*EXP(LN(1+[.$F$2]-[.$H$2]^2/2))*EXP(NORMINV(RAND();0;[.$H$2]))" office:value-type="currency" office:currency="EUR" office:value="17622.8391117264">
            <text:p>17.622,84 €</text:p>
          </table:table-cell>
          <table:table-cell table:formula="of:=[.GY15]*EXP(LN(1+[.$F$2]-[.$H$2]^2/2))*EXP(NORMINV(RAND();0;[.$H$2]))" office:value-type="currency" office:currency="EUR" office:value="5662.94969166058">
            <text:p>5.662,95 €</text:p>
          </table:table-cell>
          <table:table-cell table:formula="of:=[.GZ15]*EXP(LN(1+[.$F$2]-[.$H$2]^2/2))*EXP(NORMINV(RAND();0;[.$H$2]))" office:value-type="currency" office:currency="EUR" office:value="5029.81872915073">
            <text:p>5.029,82 €</text:p>
          </table:table-cell>
          <table:table-cell table:formula="of:=[.HA15]*EXP(LN(1+[.$F$2]-[.$H$2]^2/2))*EXP(NORMINV(RAND();0;[.$H$2]))" office:value-type="currency" office:currency="EUR" office:value="20903.3856280911">
            <text:p>20.903,39 €</text:p>
          </table:table-cell>
          <table:table-cell table:formula="of:=[.HB15]*EXP(LN(1+[.$F$2]-[.$H$2]^2/2))*EXP(NORMINV(RAND();0;[.$H$2]))" office:value-type="currency" office:currency="EUR" office:value="25369.0941102209">
            <text:p>25.369,09 €</text:p>
          </table:table-cell>
          <table:table-cell table:formula="of:=[.HC15]*EXP(LN(1+[.$F$2]-[.$H$2]^2/2))*EXP(NORMINV(RAND();0;[.$H$2]))" office:value-type="currency" office:currency="EUR" office:value="19722.7716854124">
            <text:p>19.722,77 €</text:p>
          </table:table-cell>
          <table:table-cell table:formula="of:=[.HD15]*EXP(LN(1+[.$F$2]-[.$H$2]^2/2))*EXP(NORMINV(RAND();0;[.$H$2]))" office:value-type="currency" office:currency="EUR" office:value="23811.3032051514">
            <text:p>23.811,30 €</text:p>
          </table:table-cell>
          <table:table-cell table:formula="of:=[.HE15]*EXP(LN(1+[.$F$2]-[.$H$2]^2/2))*EXP(NORMINV(RAND();0;[.$H$2]))" office:value-type="currency" office:currency="EUR" office:value="18476.7880037465">
            <text:p>18.476,79 €</text:p>
          </table:table-cell>
          <table:table-cell table:formula="of:=[.HF15]*EXP(LN(1+[.$F$2]-[.$H$2]^2/2))*EXP(NORMINV(RAND();0;[.$H$2]))" office:value-type="currency" office:currency="EUR" office:value="16600.9729567463">
            <text:p>16.600,97 €</text:p>
          </table:table-cell>
          <table:table-cell table:formula="of:=[.HG15]*EXP(LN(1+[.$F$2]-[.$H$2]^2/2))*EXP(NORMINV(RAND();0;[.$H$2]))" office:value-type="currency" office:currency="EUR" office:value="26104.715920343">
            <text:p>26.104,72 €</text:p>
          </table:table-cell>
          <table:table-cell table:formula="of:=[.HH15]*EXP(LN(1+[.$F$2]-[.$H$2]^2/2))*EXP(NORMINV(RAND();0;[.$H$2]))" office:value-type="currency" office:currency="EUR" office:value="19547.7963355761">
            <text:p>19.547,80 €</text:p>
          </table:table-cell>
          <table:table-cell table:formula="of:=[.HI15]*EXP(LN(1+[.$F$2]-[.$H$2]^2/2))*EXP(NORMINV(RAND();0;[.$H$2]))" office:value-type="currency" office:currency="EUR" office:value="16324.543788852">
            <text:p>16.324,54 €</text:p>
          </table:table-cell>
          <table:table-cell table:formula="of:=[.HJ15]*EXP(LN(1+[.$F$2]-[.$H$2]^2/2))*EXP(NORMINV(RAND();0;[.$H$2]))" office:value-type="currency" office:currency="EUR" office:value="48959.2654915852">
            <text:p>48.959,27 €</text:p>
          </table:table-cell>
          <table:table-cell table:formula="of:=[.HK15]*EXP(LN(1+[.$F$2]-[.$H$2]^2/2))*EXP(NORMINV(RAND();0;[.$H$2]))" office:value-type="currency" office:currency="EUR" office:value="8823.78208926466">
            <text:p>8.823,78 €</text:p>
          </table:table-cell>
          <table:table-cell table:formula="of:=[.HL15]*EXP(LN(1+[.$F$2]-[.$H$2]^2/2))*EXP(NORMINV(RAND();0;[.$H$2]))" office:value-type="currency" office:currency="EUR" office:value="11298.7119299909">
            <text:p>11.298,71 €</text:p>
          </table:table-cell>
          <table:table-cell table:formula="of:=[.HM15]*EXP(LN(1+[.$F$2]-[.$H$2]^2/2))*EXP(NORMINV(RAND();0;[.$H$2]))" office:value-type="currency" office:currency="EUR" office:value="11571.7181818831">
            <text:p>11.571,72 €</text:p>
          </table:table-cell>
          <table:table-cell table:formula="of:=[.HN15]*EXP(LN(1+[.$F$2]-[.$H$2]^2/2))*EXP(NORMINV(RAND();0;[.$H$2]))" office:value-type="currency" office:currency="EUR" office:value="17562.2339623011">
            <text:p>17.562,23 €</text:p>
          </table:table-cell>
          <table:table-cell table:formula="of:=[.HO15]*EXP(LN(1+[.$F$2]-[.$H$2]^2/2))*EXP(NORMINV(RAND();0;[.$H$2]))" office:value-type="currency" office:currency="EUR" office:value="12525.3383718645">
            <text:p>12.525,34 €</text:p>
          </table:table-cell>
          <table:table-cell table:formula="of:=[.HP15]*EXP(LN(1+[.$F$2]-[.$H$2]^2/2))*EXP(NORMINV(RAND();0;[.$H$2]))" office:value-type="currency" office:currency="EUR" office:value="59598.2074145381">
            <text:p>59.598,21 €</text:p>
          </table:table-cell>
          <table:table-cell table:formula="of:=[.HQ15]*EXP(LN(1+[.$F$2]-[.$H$2]^2/2))*EXP(NORMINV(RAND();0;[.$H$2]))" office:value-type="currency" office:currency="EUR" office:value="17315.5183375273">
            <text:p>17.315,52 €</text:p>
          </table:table-cell>
          <table:table-cell table:formula="of:=[.HR15]*EXP(LN(1+[.$F$2]-[.$H$2]^2/2))*EXP(NORMINV(RAND();0;[.$H$2]))" office:value-type="currency" office:currency="EUR" office:value="21250.8947626699">
            <text:p>21.250,89 €</text:p>
          </table:table-cell>
          <table:table-cell table:formula="of:=[.HS15]*EXP(LN(1+[.$F$2]-[.$H$2]^2/2))*EXP(NORMINV(RAND();0;[.$H$2]))" office:value-type="currency" office:currency="EUR" office:value="16984.3586166901">
            <text:p>16.984,36 €</text:p>
          </table:table-cell>
          <table:table-cell table:formula="of:=[.HT15]*EXP(LN(1+[.$F$2]-[.$H$2]^2/2))*EXP(NORMINV(RAND();0;[.$H$2]))" office:value-type="currency" office:currency="EUR" office:value="28051.3627446007">
            <text:p>28.051,36 €</text:p>
          </table:table-cell>
          <table:table-cell table:formula="of:=[.HU15]*EXP(LN(1+[.$F$2]-[.$H$2]^2/2))*EXP(NORMINV(RAND();0;[.$H$2]))" office:value-type="currency" office:currency="EUR" office:value="8577.24138418241">
            <text:p>8.577,24 €</text:p>
          </table:table-cell>
          <table:table-cell table:formula="of:=[.HV15]*EXP(LN(1+[.$F$2]-[.$H$2]^2/2))*EXP(NORMINV(RAND();0;[.$H$2]))" office:value-type="currency" office:currency="EUR" office:value="19111.8541564782">
            <text:p>19.111,85 €</text:p>
          </table:table-cell>
          <table:table-cell table:formula="of:=[.HW15]*EXP(LN(1+[.$F$2]-[.$H$2]^2/2))*EXP(NORMINV(RAND();0;[.$H$2]))" office:value-type="currency" office:currency="EUR" office:value="11929.0745688681">
            <text:p>11.929,07 €</text:p>
          </table:table-cell>
          <table:table-cell table:formula="of:=[.HX15]*EXP(LN(1+[.$F$2]-[.$H$2]^2/2))*EXP(NORMINV(RAND();0;[.$H$2]))" office:value-type="currency" office:currency="EUR" office:value="26629.3428858253">
            <text:p>26.629,34 €</text:p>
          </table:table-cell>
          <table:table-cell table:formula="of:=[.HY15]*EXP(LN(1+[.$F$2]-[.$H$2]^2/2))*EXP(NORMINV(RAND();0;[.$H$2]))" office:value-type="currency" office:currency="EUR" office:value="7430.30919252483">
            <text:p>7.430,31 €</text:p>
          </table:table-cell>
          <table:table-cell table:formula="of:=[.HZ15]*EXP(LN(1+[.$F$2]-[.$H$2]^2/2))*EXP(NORMINV(RAND();0;[.$H$2]))" office:value-type="currency" office:currency="EUR" office:value="19368.9258756729">
            <text:p>19.368,93 €</text:p>
          </table:table-cell>
          <table:table-cell table:formula="of:=[.IA15]*EXP(LN(1+[.$F$2]-[.$H$2]^2/2))*EXP(NORMINV(RAND();0;[.$H$2]))" office:value-type="currency" office:currency="EUR" office:value="23099.4010469083">
            <text:p>23.099,40 €</text:p>
          </table:table-cell>
          <table:table-cell table:formula="of:=[.IB15]*EXP(LN(1+[.$F$2]-[.$H$2]^2/2))*EXP(NORMINV(RAND();0;[.$H$2]))" office:value-type="currency" office:currency="EUR" office:value="28666.4394047135">
            <text:p>28.666,44 €</text:p>
          </table:table-cell>
          <table:table-cell table:formula="of:=[.IC15]*EXP(LN(1+[.$F$2]-[.$H$2]^2/2))*EXP(NORMINV(RAND();0;[.$H$2]))" office:value-type="currency" office:currency="EUR" office:value="14458.1499761242">
            <text:p>14.458,15 €</text:p>
          </table:table-cell>
          <table:table-cell table:formula="of:=[.ID15]*EXP(LN(1+[.$F$2]-[.$H$2]^2/2))*EXP(NORMINV(RAND();0;[.$H$2]))" office:value-type="currency" office:currency="EUR" office:value="7140.88130311821">
            <text:p>7.140,88 €</text:p>
          </table:table-cell>
          <table:table-cell table:formula="of:=[.IE15]*EXP(LN(1+[.$F$2]-[.$H$2]^2/2))*EXP(NORMINV(RAND();0;[.$H$2]))" office:value-type="currency" office:currency="EUR" office:value="25584.8641059508">
            <text:p>25.584,86 €</text:p>
          </table:table-cell>
          <table:table-cell table:formula="of:=[.IF15]*EXP(LN(1+[.$F$2]-[.$H$2]^2/2))*EXP(NORMINV(RAND();0;[.$H$2]))" office:value-type="currency" office:currency="EUR" office:value="6470.41488769568">
            <text:p>6.470,41 €</text:p>
          </table:table-cell>
          <table:table-cell table:formula="of:=[.IG15]*EXP(LN(1+[.$F$2]-[.$H$2]^2/2))*EXP(NORMINV(RAND();0;[.$H$2]))" office:value-type="currency" office:currency="EUR" office:value="16417.7531993561">
            <text:p>16.417,75 €</text:p>
          </table:table-cell>
          <table:table-cell table:formula="of:=[.IH15]*EXP(LN(1+[.$F$2]-[.$H$2]^2/2))*EXP(NORMINV(RAND();0;[.$H$2]))" office:value-type="currency" office:currency="EUR" office:value="8523.18605022938">
            <text:p>8.523,19 €</text:p>
          </table:table-cell>
          <table:table-cell table:formula="of:=[.II15]*EXP(LN(1+[.$F$2]-[.$H$2]^2/2))*EXP(NORMINV(RAND();0;[.$H$2]))" office:value-type="currency" office:currency="EUR" office:value="31158.2242633767">
            <text:p>31.158,22 €</text:p>
          </table:table-cell>
          <table:table-cell table:formula="of:=[.IJ15]*EXP(LN(1+[.$F$2]-[.$H$2]^2/2))*EXP(NORMINV(RAND();0;[.$H$2]))" office:value-type="currency" office:currency="EUR" office:value="16670.358511978">
            <text:p>16.670,36 €</text:p>
          </table:table-cell>
          <table:table-cell table:formula="of:=[.IK15]*EXP(LN(1+[.$F$2]-[.$H$2]^2/2))*EXP(NORMINV(RAND();0;[.$H$2]))" office:value-type="currency" office:currency="EUR" office:value="18276.910098365">
            <text:p>18.276,91 €</text:p>
          </table:table-cell>
          <table:table-cell table:formula="of:=[.IL15]*EXP(LN(1+[.$F$2]-[.$H$2]^2/2))*EXP(NORMINV(RAND();0;[.$H$2]))" office:value-type="currency" office:currency="EUR" office:value="12485.4535048708">
            <text:p>12.485,45 €</text:p>
          </table:table-cell>
          <table:table-cell table:formula="of:=[.IM15]*EXP(LN(1+[.$F$2]-[.$H$2]^2/2))*EXP(NORMINV(RAND();0;[.$H$2]))" office:value-type="currency" office:currency="EUR" office:value="8375.67655341371">
            <text:p>8.375,68 €</text:p>
          </table:table-cell>
          <table:table-cell table:formula="of:=[.IN15]*EXP(LN(1+[.$F$2]-[.$H$2]^2/2))*EXP(NORMINV(RAND();0;[.$H$2]))" office:value-type="currency" office:currency="EUR" office:value="27204.9829566333">
            <text:p>27.204,98 €</text:p>
          </table:table-cell>
          <table:table-cell table:formula="of:=[.IO15]*EXP(LN(1+[.$F$2]-[.$H$2]^2/2))*EXP(NORMINV(RAND();0;[.$H$2]))" office:value-type="currency" office:currency="EUR" office:value="23732.4808112384">
            <text:p>23.732,48 €</text:p>
          </table:table-cell>
          <table:table-cell table:formula="of:=[.IP15]*EXP(LN(1+[.$F$2]-[.$H$2]^2/2))*EXP(NORMINV(RAND();0;[.$H$2]))" office:value-type="currency" office:currency="EUR" office:value="14093.9050919697">
            <text:p>14.093,91 €</text:p>
          </table:table-cell>
          <table:table-cell table:formula="of:=[.IQ15]*EXP(LN(1+[.$F$2]-[.$H$2]^2/2))*EXP(NORMINV(RAND();0;[.$H$2]))" office:value-type="currency" office:currency="EUR" office:value="11509.7182684228">
            <text:p>11.509,72 €</text:p>
          </table:table-cell>
          <table:table-cell table:formula="of:=[.IR15]*EXP(LN(1+[.$F$2]-[.$H$2]^2/2))*EXP(NORMINV(RAND();0;[.$H$2]))" office:value-type="currency" office:currency="EUR" office:value="14639.6228986981">
            <text:p>14.639,62 €</text:p>
          </table:table-cell>
          <table:table-cell table:formula="of:=[.IS15]*EXP(LN(1+[.$F$2]-[.$H$2]^2/2))*EXP(NORMINV(RAND();0;[.$H$2]))" office:value-type="currency" office:currency="EUR" office:value="15512.6873123991">
            <text:p>15.512,69 €</text:p>
          </table:table-cell>
          <table:table-cell table:formula="of:=[.IT15]*EXP(LN(1+[.$F$2]-[.$H$2]^2/2))*EXP(NORMINV(RAND();0;[.$H$2]))" office:value-type="currency" office:currency="EUR" office:value="97294.7482964148">
            <text:p>97.294,75 €</text:p>
          </table:table-cell>
          <table:table-cell table:formula="of:=[.IU15]*EXP(LN(1+[.$F$2]-[.$H$2]^2/2))*EXP(NORMINV(RAND();0;[.$H$2]))" office:value-type="currency" office:currency="EUR" office:value="19684.4915421544">
            <text:p>19.684,49 €</text:p>
          </table:table-cell>
          <table:table-cell table:formula="of:=[.IV15]*EXP(LN(1+[.$F$2]-[.$H$2]^2/2))*EXP(NORMINV(RAND();0;[.$H$2]))" office:value-type="currency" office:currency="EUR" office:value="9863.26899080774">
            <text:p>9.863,27 €</text:p>
          </table:table-cell>
          <table:table-cell table:formula="of:=[.IW15]*EXP(LN(1+[.$F$2]-[.$H$2]^2/2))*EXP(NORMINV(RAND();0;[.$H$2]))" office:value-type="currency" office:currency="EUR" office:value="15979.801664261">
            <text:p>15.979,80 €</text:p>
          </table:table-cell>
          <table:table-cell table:formula="of:=[.IX15]*EXP(LN(1+[.$F$2]-[.$H$2]^2/2))*EXP(NORMINV(RAND();0;[.$H$2]))" office:value-type="currency" office:currency="EUR" office:value="6012.25857918495">
            <text:p>6.012,26 €</text:p>
          </table:table-cell>
          <table:table-cell table:formula="of:=[.IY15]*EXP(LN(1+[.$F$2]-[.$H$2]^2/2))*EXP(NORMINV(RAND();0;[.$H$2]))" office:value-type="currency" office:currency="EUR" office:value="7072.64994425834">
            <text:p>7.072,65 €</text:p>
          </table:table-cell>
          <table:table-cell table:formula="of:=[.IZ15]*EXP(LN(1+[.$F$2]-[.$H$2]^2/2))*EXP(NORMINV(RAND();0;[.$H$2]))" office:value-type="currency" office:currency="EUR" office:value="11776.9127869665">
            <text:p>11.776,91 €</text:p>
          </table:table-cell>
          <table:table-cell table:formula="of:=[.JA15]*EXP(LN(1+[.$F$2]-[.$H$2]^2/2))*EXP(NORMINV(RAND();0;[.$H$2]))" office:value-type="currency" office:currency="EUR" office:value="30602.0019258403">
            <text:p>30.602,00 €</text:p>
          </table:table-cell>
          <table:table-cell table:formula="of:=[.JB15]*EXP(LN(1+[.$F$2]-[.$H$2]^2/2))*EXP(NORMINV(RAND();0;[.$H$2]))" office:value-type="currency" office:currency="EUR" office:value="44833.5933129102">
            <text:p>44.833,59 €</text:p>
          </table:table-cell>
          <table:table-cell table:formula="of:=[.JC15]*EXP(LN(1+[.$F$2]-[.$H$2]^2/2))*EXP(NORMINV(RAND();0;[.$H$2]))" office:value-type="currency" office:currency="EUR" office:value="10399.6975832869">
            <text:p>10.399,70 €</text:p>
          </table:table-cell>
          <table:table-cell table:formula="of:=[.JD15]*EXP(LN(1+[.$F$2]-[.$H$2]^2/2))*EXP(NORMINV(RAND();0;[.$H$2]))" office:value-type="currency" office:currency="EUR" office:value="27282.4046796145">
            <text:p>27.282,40 €</text:p>
          </table:table-cell>
          <table:table-cell table:formula="of:=[.JE15]*EXP(LN(1+[.$F$2]-[.$H$2]^2/2))*EXP(NORMINV(RAND();0;[.$H$2]))" office:value-type="currency" office:currency="EUR" office:value="35868.7412548383">
            <text:p>35.868,74 €</text:p>
          </table:table-cell>
          <table:table-cell table:formula="of:=[.JF15]*EXP(LN(1+[.$F$2]-[.$H$2]^2/2))*EXP(NORMINV(RAND();0;[.$H$2]))" office:value-type="currency" office:currency="EUR" office:value="21770.7933251453">
            <text:p>21.770,79 €</text:p>
          </table:table-cell>
          <table:table-cell table:formula="of:=[.JG15]*EXP(LN(1+[.$F$2]-[.$H$2]^2/2))*EXP(NORMINV(RAND();0;[.$H$2]))" office:value-type="currency" office:currency="EUR" office:value="32112.0349545839">
            <text:p>32.112,03 €</text:p>
          </table:table-cell>
          <table:table-cell table:formula="of:=[.JH15]*EXP(LN(1+[.$F$2]-[.$H$2]^2/2))*EXP(NORMINV(RAND();0;[.$H$2]))" office:value-type="currency" office:currency="EUR" office:value="12268.5225650175">
            <text:p>12.268,52 €</text:p>
          </table:table-cell>
          <table:table-cell table:formula="of:=[.JI15]*EXP(LN(1+[.$F$2]-[.$H$2]^2/2))*EXP(NORMINV(RAND();0;[.$H$2]))" office:value-type="currency" office:currency="EUR" office:value="22255.5504320569">
            <text:p>22.255,55 €</text:p>
          </table:table-cell>
          <table:table-cell table:formula="of:=[.JJ15]*EXP(LN(1+[.$F$2]-[.$H$2]^2/2))*EXP(NORMINV(RAND();0;[.$H$2]))" office:value-type="currency" office:currency="EUR" office:value="12904.1335382036">
            <text:p>12.904,13 €</text:p>
          </table:table-cell>
          <table:table-cell table:formula="of:=[.JK15]*EXP(LN(1+[.$F$2]-[.$H$2]^2/2))*EXP(NORMINV(RAND();0;[.$H$2]))" office:value-type="currency" office:currency="EUR" office:value="15576.3535638896">
            <text:p>15.576,35 €</text:p>
          </table:table-cell>
          <table:table-cell table:formula="of:=[.JL15]*EXP(LN(1+[.$F$2]-[.$H$2]^2/2))*EXP(NORMINV(RAND();0;[.$H$2]))" office:value-type="currency" office:currency="EUR" office:value="13122.7839157622">
            <text:p>13.122,78 €</text:p>
          </table:table-cell>
          <table:table-cell table:formula="of:=[.JM15]*EXP(LN(1+[.$F$2]-[.$H$2]^2/2))*EXP(NORMINV(RAND();0;[.$H$2]))" office:value-type="currency" office:currency="EUR" office:value="26161.6986660836">
            <text:p>26.161,70 €</text:p>
          </table:table-cell>
          <table:table-cell table:formula="of:=[.JN15]*EXP(LN(1+[.$F$2]-[.$H$2]^2/2))*EXP(NORMINV(RAND();0;[.$H$2]))" office:value-type="currency" office:currency="EUR" office:value="51539.9813977208">
            <text:p>51.539,98 €</text:p>
          </table:table-cell>
          <table:table-cell table:formula="of:=[.JO15]*EXP(LN(1+[.$F$2]-[.$H$2]^2/2))*EXP(NORMINV(RAND();0;[.$H$2]))" office:value-type="currency" office:currency="EUR" office:value="3399.12623774332">
            <text:p>3.399,13 €</text:p>
          </table:table-cell>
          <table:table-cell table:formula="of:=[.JP15]*EXP(LN(1+[.$F$2]-[.$H$2]^2/2))*EXP(NORMINV(RAND();0;[.$H$2]))" office:value-type="currency" office:currency="EUR" office:value="64159.7430035035">
            <text:p>64.159,74 €</text:p>
          </table:table-cell>
          <table:table-cell table:formula="of:=[.JQ15]*EXP(LN(1+[.$F$2]-[.$H$2]^2/2))*EXP(NORMINV(RAND();0;[.$H$2]))" office:value-type="currency" office:currency="EUR" office:value="12816.3103428703">
            <text:p>12.816,31 €</text:p>
          </table:table-cell>
          <table:table-cell table:formula="of:=[.JR15]*EXP(LN(1+[.$F$2]-[.$H$2]^2/2))*EXP(NORMINV(RAND();0;[.$H$2]))" office:value-type="currency" office:currency="EUR" office:value="14667.8798042615">
            <text:p>14.667,88 €</text:p>
          </table:table-cell>
          <table:table-cell table:formula="of:=[.JS15]*EXP(LN(1+[.$F$2]-[.$H$2]^2/2))*EXP(NORMINV(RAND();0;[.$H$2]))" office:value-type="currency" office:currency="EUR" office:value="31796.9181099944">
            <text:p>31.796,92 €</text:p>
          </table:table-cell>
          <table:table-cell table:formula="of:=[.JT15]*EXP(LN(1+[.$F$2]-[.$H$2]^2/2))*EXP(NORMINV(RAND();0;[.$H$2]))" office:value-type="currency" office:currency="EUR" office:value="4727.13021711747">
            <text:p>4.727,13 €</text:p>
          </table:table-cell>
          <table:table-cell table:formula="of:=[.JU15]*EXP(LN(1+[.$F$2]-[.$H$2]^2/2))*EXP(NORMINV(RAND();0;[.$H$2]))" office:value-type="currency" office:currency="EUR" office:value="14367.7851851794">
            <text:p>14.367,79 €</text:p>
          </table:table-cell>
          <table:table-cell table:formula="of:=[.JV15]*EXP(LN(1+[.$F$2]-[.$H$2]^2/2))*EXP(NORMINV(RAND();0;[.$H$2]))" office:value-type="currency" office:currency="EUR" office:value="6762.67086691049">
            <text:p>6.762,67 €</text:p>
          </table:table-cell>
          <table:table-cell table:formula="of:=[.JW15]*EXP(LN(1+[.$F$2]-[.$H$2]^2/2))*EXP(NORMINV(RAND();0;[.$H$2]))" office:value-type="currency" office:currency="EUR" office:value="7162.32493190932">
            <text:p>7.162,32 €</text:p>
          </table:table-cell>
          <table:table-cell table:formula="of:=[.JX15]*EXP(LN(1+[.$F$2]-[.$H$2]^2/2))*EXP(NORMINV(RAND();0;[.$H$2]))" office:value-type="currency" office:currency="EUR" office:value="22560.5457323016">
            <text:p>22.560,55 €</text:p>
          </table:table-cell>
          <table:table-cell table:formula="of:=[.JY15]*EXP(LN(1+[.$F$2]-[.$H$2]^2/2))*EXP(NORMINV(RAND();0;[.$H$2]))" office:value-type="currency" office:currency="EUR" office:value="10157.5262135949">
            <text:p>10.157,53 €</text:p>
          </table:table-cell>
          <table:table-cell table:formula="of:=[.JZ15]*EXP(LN(1+[.$F$2]-[.$H$2]^2/2))*EXP(NORMINV(RAND();0;[.$H$2]))" office:value-type="currency" office:currency="EUR" office:value="24029.8665552261">
            <text:p>24.029,87 €</text:p>
          </table:table-cell>
          <table:table-cell table:formula="of:=[.KA15]*EXP(LN(1+[.$F$2]-[.$H$2]^2/2))*EXP(NORMINV(RAND();0;[.$H$2]))" office:value-type="currency" office:currency="EUR" office:value="5026.92015334333">
            <text:p>5.026,92 €</text:p>
          </table:table-cell>
          <table:table-cell table:formula="of:=[.KB15]*EXP(LN(1+[.$F$2]-[.$H$2]^2/2))*EXP(NORMINV(RAND();0;[.$H$2]))" office:value-type="currency" office:currency="EUR" office:value="15972.430414478">
            <text:p>15.972,43 €</text:p>
          </table:table-cell>
          <table:table-cell table:formula="of:=[.KC15]*EXP(LN(1+[.$F$2]-[.$H$2]^2/2))*EXP(NORMINV(RAND();0;[.$H$2]))" office:value-type="currency" office:currency="EUR" office:value="11895.7929010325">
            <text:p>11.895,79 €</text:p>
          </table:table-cell>
          <table:table-cell table:formula="of:=[.KD15]*EXP(LN(1+[.$F$2]-[.$H$2]^2/2))*EXP(NORMINV(RAND();0;[.$H$2]))" office:value-type="currency" office:currency="EUR" office:value="19219.7747383177">
            <text:p>19.219,77 €</text:p>
          </table:table-cell>
          <table:table-cell table:formula="of:=[.KE15]*EXP(LN(1+[.$F$2]-[.$H$2]^2/2))*EXP(NORMINV(RAND();0;[.$H$2]))" office:value-type="currency" office:currency="EUR" office:value="20856.9549667025">
            <text:p>20.856,95 €</text:p>
          </table:table-cell>
          <table:table-cell table:formula="of:=[.KF15]*EXP(LN(1+[.$F$2]-[.$H$2]^2/2))*EXP(NORMINV(RAND();0;[.$H$2]))" office:value-type="currency" office:currency="EUR" office:value="15167.5589825735">
            <text:p>15.167,56 €</text:p>
          </table:table-cell>
          <table:table-cell table:formula="of:=[.KG15]*EXP(LN(1+[.$F$2]-[.$H$2]^2/2))*EXP(NORMINV(RAND();0;[.$H$2]))" office:value-type="currency" office:currency="EUR" office:value="18305.6505042568">
            <text:p>18.305,65 €</text:p>
          </table:table-cell>
          <table:table-cell table:formula="of:=[.KH15]*EXP(LN(1+[.$F$2]-[.$H$2]^2/2))*EXP(NORMINV(RAND();0;[.$H$2]))" office:value-type="currency" office:currency="EUR" office:value="9426.48264689252">
            <text:p>9.426,48 €</text:p>
          </table:table-cell>
          <table:table-cell table:formula="of:=[.KI15]*EXP(LN(1+[.$F$2]-[.$H$2]^2/2))*EXP(NORMINV(RAND();0;[.$H$2]))" office:value-type="currency" office:currency="EUR" office:value="15844.9556863694">
            <text:p>15.844,96 €</text:p>
          </table:table-cell>
          <table:table-cell table:formula="of:=[.KJ15]*EXP(LN(1+[.$F$2]-[.$H$2]^2/2))*EXP(NORMINV(RAND();0;[.$H$2]))" office:value-type="currency" office:currency="EUR" office:value="42171.8664516936">
            <text:p>42.171,87 €</text:p>
          </table:table-cell>
          <table:table-cell table:formula="of:=[.KK15]*EXP(LN(1+[.$F$2]-[.$H$2]^2/2))*EXP(NORMINV(RAND();0;[.$H$2]))" office:value-type="currency" office:currency="EUR" office:value="77578.3731420215">
            <text:p>77.578,37 €</text:p>
          </table:table-cell>
          <table:table-cell table:formula="of:=[.KL15]*EXP(LN(1+[.$F$2]-[.$H$2]^2/2))*EXP(NORMINV(RAND();0;[.$H$2]))" office:value-type="currency" office:currency="EUR" office:value="24271.5588071222">
            <text:p>24.271,56 €</text:p>
          </table:table-cell>
          <table:table-cell table:formula="of:=[.KM15]*EXP(LN(1+[.$F$2]-[.$H$2]^2/2))*EXP(NORMINV(RAND();0;[.$H$2]))" office:value-type="currency" office:currency="EUR" office:value="8984.44694205763">
            <text:p>8.984,45 €</text:p>
          </table:table-cell>
          <table:table-cell table:formula="of:=[.KN15]*EXP(LN(1+[.$F$2]-[.$H$2]^2/2))*EXP(NORMINV(RAND();0;[.$H$2]))" office:value-type="currency" office:currency="EUR" office:value="17713.5523866559">
            <text:p>17.713,55 €</text:p>
          </table:table-cell>
          <table:table-cell table:formula="of:=[.KO15]*EXP(LN(1+[.$F$2]-[.$H$2]^2/2))*EXP(NORMINV(RAND();0;[.$H$2]))" office:value-type="currency" office:currency="EUR" office:value="14330.1442253216">
            <text:p>14.330,14 €</text:p>
          </table:table-cell>
          <table:table-cell table:formula="of:=[.KP15]*EXP(LN(1+[.$F$2]-[.$H$2]^2/2))*EXP(NORMINV(RAND();0;[.$H$2]))" office:value-type="currency" office:currency="EUR" office:value="17655.1349204768">
            <text:p>17.655,13 €</text:p>
          </table:table-cell>
          <table:table-cell table:formula="of:=[.KQ15]*EXP(LN(1+[.$F$2]-[.$H$2]^2/2))*EXP(NORMINV(RAND();0;[.$H$2]))" office:value-type="currency" office:currency="EUR" office:value="9859.64363545323">
            <text:p>9.859,64 €</text:p>
          </table:table-cell>
          <table:table-cell table:formula="of:=[.KR15]*EXP(LN(1+[.$F$2]-[.$H$2]^2/2))*EXP(NORMINV(RAND();0;[.$H$2]))" office:value-type="currency" office:currency="EUR" office:value="10693.4625706947">
            <text:p>10.693,46 €</text:p>
          </table:table-cell>
          <table:table-cell table:formula="of:=[.KS15]*EXP(LN(1+[.$F$2]-[.$H$2]^2/2))*EXP(NORMINV(RAND();0;[.$H$2]))" office:value-type="currency" office:currency="EUR" office:value="20806.9072497912">
            <text:p>20.806,91 €</text:p>
          </table:table-cell>
          <table:table-cell table:formula="of:=[.KT15]*EXP(LN(1+[.$F$2]-[.$H$2]^2/2))*EXP(NORMINV(RAND();0;[.$H$2]))" office:value-type="currency" office:currency="EUR" office:value="13570.6412283995">
            <text:p>13.570,64 €</text:p>
          </table:table-cell>
          <table:table-cell table:formula="of:=[.KU15]*EXP(LN(1+[.$F$2]-[.$H$2]^2/2))*EXP(NORMINV(RAND();0;[.$H$2]))" office:value-type="currency" office:currency="EUR" office:value="18184.1773107855">
            <text:p>18.184,18 €</text:p>
          </table:table-cell>
          <table:table-cell table:formula="of:=[.KV15]*EXP(LN(1+[.$F$2]-[.$H$2]^2/2))*EXP(NORMINV(RAND();0;[.$H$2]))" office:value-type="currency" office:currency="EUR" office:value="13659.8687506181">
            <text:p>13.659,87 €</text:p>
          </table:table-cell>
          <table:table-cell table:formula="of:=[.KW15]*EXP(LN(1+[.$F$2]-[.$H$2]^2/2))*EXP(NORMINV(RAND();0;[.$H$2]))" office:value-type="currency" office:currency="EUR" office:value="8901.84575131435">
            <text:p>8.901,85 €</text:p>
          </table:table-cell>
          <table:table-cell table:formula="of:=[.KX15]*EXP(LN(1+[.$F$2]-[.$H$2]^2/2))*EXP(NORMINV(RAND();0;[.$H$2]))" office:value-type="currency" office:currency="EUR" office:value="12477.6678430366">
            <text:p>12.477,67 €</text:p>
          </table:table-cell>
          <table:table-cell table:formula="of:=[.KY15]*EXP(LN(1+[.$F$2]-[.$H$2]^2/2))*EXP(NORMINV(RAND();0;[.$H$2]))" office:value-type="currency" office:currency="EUR" office:value="76536.6098619146">
            <text:p>76.536,61 €</text:p>
          </table:table-cell>
          <table:table-cell table:formula="of:=[.KZ15]*EXP(LN(1+[.$F$2]-[.$H$2]^2/2))*EXP(NORMINV(RAND();0;[.$H$2]))" office:value-type="currency" office:currency="EUR" office:value="14308.8591213549">
            <text:p>14.308,86 €</text:p>
          </table:table-cell>
          <table:table-cell table:formula="of:=[.LA15]*EXP(LN(1+[.$F$2]-[.$H$2]^2/2))*EXP(NORMINV(RAND();0;[.$H$2]))" office:value-type="currency" office:currency="EUR" office:value="18368.0217496131">
            <text:p>18.368,02 €</text:p>
          </table:table-cell>
          <table:table-cell table:formula="of:=[.LB15]*EXP(LN(1+[.$F$2]-[.$H$2]^2/2))*EXP(NORMINV(RAND();0;[.$H$2]))" office:value-type="currency" office:currency="EUR" office:value="11343.8344862165">
            <text:p>11.343,83 €</text:p>
          </table:table-cell>
          <table:table-cell table:formula="of:=[.LC15]*EXP(LN(1+[.$F$2]-[.$H$2]^2/2))*EXP(NORMINV(RAND();0;[.$H$2]))" office:value-type="currency" office:currency="EUR" office:value="14903.848335988">
            <text:p>14.903,85 €</text:p>
          </table:table-cell>
          <table:table-cell table:formula="of:=[.LD15]*EXP(LN(1+[.$F$2]-[.$H$2]^2/2))*EXP(NORMINV(RAND();0;[.$H$2]))" office:value-type="currency" office:currency="EUR" office:value="55039.8422044623">
            <text:p>55.039,84 €</text:p>
          </table:table-cell>
          <table:table-cell table:formula="of:=[.LE15]*EXP(LN(1+[.$F$2]-[.$H$2]^2/2))*EXP(NORMINV(RAND();0;[.$H$2]))" office:value-type="currency" office:currency="EUR" office:value="8916.54785470699">
            <text:p>8.916,55 €</text:p>
          </table:table-cell>
          <table:table-cell table:formula="of:=[.LF15]*EXP(LN(1+[.$F$2]-[.$H$2]^2/2))*EXP(NORMINV(RAND();0;[.$H$2]))" office:value-type="currency" office:currency="EUR" office:value="24574.1507597559">
            <text:p>24.574,15 €</text:p>
          </table:table-cell>
          <table:table-cell table:formula="of:=[.LG15]*EXP(LN(1+[.$F$2]-[.$H$2]^2/2))*EXP(NORMINV(RAND();0;[.$H$2]))" office:value-type="currency" office:currency="EUR" office:value="16254.1921384965">
            <text:p>16.254,19 €</text:p>
          </table:table-cell>
          <table:table-cell table:formula="of:=[.LH15]*EXP(LN(1+[.$F$2]-[.$H$2]^2/2))*EXP(NORMINV(RAND();0;[.$H$2]))" office:value-type="currency" office:currency="EUR" office:value="25091.5668368374">
            <text:p>25.091,57 €</text:p>
          </table:table-cell>
          <table:table-cell table:formula="of:=[.LI15]*EXP(LN(1+[.$F$2]-[.$H$2]^2/2))*EXP(NORMINV(RAND();0;[.$H$2]))" office:value-type="currency" office:currency="EUR" office:value="15248.4655176726">
            <text:p>15.248,47 €</text:p>
          </table:table-cell>
          <table:table-cell table:formula="of:=[.LJ15]*EXP(LN(1+[.$F$2]-[.$H$2]^2/2))*EXP(NORMINV(RAND();0;[.$H$2]))" office:value-type="currency" office:currency="EUR" office:value="8170.61138368531">
            <text:p>8.170,61 €</text:p>
          </table:table-cell>
          <table:table-cell table:formula="of:=[.LK15]*EXP(LN(1+[.$F$2]-[.$H$2]^2/2))*EXP(NORMINV(RAND();0;[.$H$2]))" office:value-type="currency" office:currency="EUR" office:value="20309.7629230655">
            <text:p>20.309,76 €</text:p>
          </table:table-cell>
          <table:table-cell table:formula="of:=[.LL15]*EXP(LN(1+[.$F$2]-[.$H$2]^2/2))*EXP(NORMINV(RAND();0;[.$H$2]))" office:value-type="currency" office:currency="EUR" office:value="13102.4706031232">
            <text:p>13.102,47 €</text:p>
          </table:table-cell>
          <table:table-cell table:formula="of:=[.LM15]*EXP(LN(1+[.$F$2]-[.$H$2]^2/2))*EXP(NORMINV(RAND();0;[.$H$2]))" office:value-type="currency" office:currency="EUR" office:value="7484.41368125043">
            <text:p>7.484,41 €</text:p>
          </table:table-cell>
          <table:table-cell table:formula="of:=[.LN15]*EXP(LN(1+[.$F$2]-[.$H$2]^2/2))*EXP(NORMINV(RAND();0;[.$H$2]))" office:value-type="currency" office:currency="EUR" office:value="4211.32220151432">
            <text:p>4.211,32 €</text:p>
          </table:table-cell>
          <table:table-cell table:formula="of:=[.LO15]*EXP(LN(1+[.$F$2]-[.$H$2]^2/2))*EXP(NORMINV(RAND();0;[.$H$2]))" office:value-type="currency" office:currency="EUR" office:value="5891.43763375526">
            <text:p>5.891,44 €</text:p>
          </table:table-cell>
          <table:table-cell table:formula="of:=[.LP15]*EXP(LN(1+[.$F$2]-[.$H$2]^2/2))*EXP(NORMINV(RAND();0;[.$H$2]))" office:value-type="currency" office:currency="EUR" office:value="26520.234796448">
            <text:p>26.520,23 €</text:p>
          </table:table-cell>
          <table:table-cell table:formula="of:=[.LQ15]*EXP(LN(1+[.$F$2]-[.$H$2]^2/2))*EXP(NORMINV(RAND();0;[.$H$2]))" office:value-type="currency" office:currency="EUR" office:value="8797.60631810481">
            <text:p>8.797,61 €</text:p>
          </table:table-cell>
          <table:table-cell table:formula="of:=[.LR15]*EXP(LN(1+[.$F$2]-[.$H$2]^2/2))*EXP(NORMINV(RAND();0;[.$H$2]))" office:value-type="currency" office:currency="EUR" office:value="12658.8596170162">
            <text:p>12.658,86 €</text:p>
          </table:table-cell>
          <table:table-cell table:formula="of:=[.LS15]*EXP(LN(1+[.$F$2]-[.$H$2]^2/2))*EXP(NORMINV(RAND();0;[.$H$2]))" office:value-type="currency" office:currency="EUR" office:value="19797.6647499256">
            <text:p>19.797,66 €</text:p>
          </table:table-cell>
          <table:table-cell table:formula="of:=[.LT15]*EXP(LN(1+[.$F$2]-[.$H$2]^2/2))*EXP(NORMINV(RAND();0;[.$H$2]))" office:value-type="currency" office:currency="EUR" office:value="29029.1187863657">
            <text:p>29.029,12 €</text:p>
          </table:table-cell>
          <table:table-cell table:formula="of:=[.LU15]*EXP(LN(1+[.$F$2]-[.$H$2]^2/2))*EXP(NORMINV(RAND();0;[.$H$2]))" office:value-type="currency" office:currency="EUR" office:value="22968.4148638573">
            <text:p>22.968,41 €</text:p>
          </table:table-cell>
          <table:table-cell table:formula="of:=[.LV15]*EXP(LN(1+[.$F$2]-[.$H$2]^2/2))*EXP(NORMINV(RAND();0;[.$H$2]))" office:value-type="currency" office:currency="EUR" office:value="17920.044442245">
            <text:p>17.920,04 €</text:p>
          </table:table-cell>
          <table:table-cell table:formula="of:=[.LW15]*EXP(LN(1+[.$F$2]-[.$H$2]^2/2))*EXP(NORMINV(RAND();0;[.$H$2]))" office:value-type="currency" office:currency="EUR" office:value="27027.0929380796">
            <text:p>27.027,09 €</text:p>
          </table:table-cell>
          <table:table-cell table:formula="of:=[.LX15]*EXP(LN(1+[.$F$2]-[.$H$2]^2/2))*EXP(NORMINV(RAND();0;[.$H$2]))" office:value-type="currency" office:currency="EUR" office:value="22991.0051120071">
            <text:p>22.991,01 €</text:p>
          </table:table-cell>
          <table:table-cell table:formula="of:=[.LY15]*EXP(LN(1+[.$F$2]-[.$H$2]^2/2))*EXP(NORMINV(RAND();0;[.$H$2]))" office:value-type="currency" office:currency="EUR" office:value="52535.3484878474">
            <text:p>52.535,35 €</text:p>
          </table:table-cell>
          <table:table-cell table:formula="of:=[.LZ15]*EXP(LN(1+[.$F$2]-[.$H$2]^2/2))*EXP(NORMINV(RAND();0;[.$H$2]))" office:value-type="currency" office:currency="EUR" office:value="14343.766829246">
            <text:p>14.343,77 €</text:p>
          </table:table-cell>
          <table:table-cell table:formula="of:=[.MA15]*EXP(LN(1+[.$F$2]-[.$H$2]^2/2))*EXP(NORMINV(RAND();0;[.$H$2]))" office:value-type="currency" office:currency="EUR" office:value="16381.6107036324">
            <text:p>16.381,61 €</text:p>
          </table:table-cell>
          <table:table-cell table:formula="of:=[.MB15]*EXP(LN(1+[.$F$2]-[.$H$2]^2/2))*EXP(NORMINV(RAND();0;[.$H$2]))" office:value-type="currency" office:currency="EUR" office:value="25294.5778031171">
            <text:p>25.294,58 €</text:p>
          </table:table-cell>
          <table:table-cell table:formula="of:=[.MC15]*EXP(LN(1+[.$F$2]-[.$H$2]^2/2))*EXP(NORMINV(RAND();0;[.$H$2]))" office:value-type="currency" office:currency="EUR" office:value="31355.2498513874">
            <text:p>31.355,25 €</text:p>
          </table:table-cell>
          <table:table-cell table:formula="of:=[.MD15]*EXP(LN(1+[.$F$2]-[.$H$2]^2/2))*EXP(NORMINV(RAND();0;[.$H$2]))" office:value-type="currency" office:currency="EUR" office:value="46524.7530142794">
            <text:p>46.524,75 €</text:p>
          </table:table-cell>
          <table:table-cell table:formula="of:=[.ME15]*EXP(LN(1+[.$F$2]-[.$H$2]^2/2))*EXP(NORMINV(RAND();0;[.$H$2]))" office:value-type="currency" office:currency="EUR" office:value="9401.70501356573">
            <text:p>9.401,71 €</text:p>
          </table:table-cell>
          <table:table-cell table:formula="of:=[.MF15]*EXP(LN(1+[.$F$2]-[.$H$2]^2/2))*EXP(NORMINV(RAND();0;[.$H$2]))" office:value-type="currency" office:currency="EUR" office:value="3549.73012793163">
            <text:p>3.549,73 €</text:p>
          </table:table-cell>
          <table:table-cell table:formula="of:=[.MG15]*EXP(LN(1+[.$F$2]-[.$H$2]^2/2))*EXP(NORMINV(RAND();0;[.$H$2]))" office:value-type="currency" office:currency="EUR" office:value="11209.7694224829">
            <text:p>11.209,77 €</text:p>
          </table:table-cell>
          <table:table-cell table:formula="of:=[.MH15]*EXP(LN(1+[.$F$2]-[.$H$2]^2/2))*EXP(NORMINV(RAND();0;[.$H$2]))" office:value-type="currency" office:currency="EUR" office:value="7544.89085091798">
            <text:p>7.544,89 €</text:p>
          </table:table-cell>
          <table:table-cell table:formula="of:=[.MI15]*EXP(LN(1+[.$F$2]-[.$H$2]^2/2))*EXP(NORMINV(RAND();0;[.$H$2]))" office:value-type="currency" office:currency="EUR" office:value="13044.1303115767">
            <text:p>13.044,13 €</text:p>
          </table:table-cell>
          <table:table-cell table:formula="of:=[.MJ15]*EXP(LN(1+[.$F$2]-[.$H$2]^2/2))*EXP(NORMINV(RAND();0;[.$H$2]))" office:value-type="currency" office:currency="EUR" office:value="26213.054338794">
            <text:p>26.213,05 €</text:p>
          </table:table-cell>
          <table:table-cell table:formula="of:=[.MK15]*EXP(LN(1+[.$F$2]-[.$H$2]^2/2))*EXP(NORMINV(RAND();0;[.$H$2]))" office:value-type="currency" office:currency="EUR" office:value="64405.9194559862">
            <text:p>64.405,92 €</text:p>
          </table:table-cell>
          <table:table-cell table:formula="of:=[.ML15]*EXP(LN(1+[.$F$2]-[.$H$2]^2/2))*EXP(NORMINV(RAND();0;[.$H$2]))" office:value-type="currency" office:currency="EUR" office:value="24108.0754984872">
            <text:p>24.108,08 €</text:p>
          </table:table-cell>
          <table:table-cell table:formula="of:=[.MM15]*EXP(LN(1+[.$F$2]-[.$H$2]^2/2))*EXP(NORMINV(RAND();0;[.$H$2]))" office:value-type="currency" office:currency="EUR" office:value="6358.91043119654">
            <text:p>6.358,91 €</text:p>
          </table:table-cell>
          <table:table-cell table:formula="of:=[.MN15]*EXP(LN(1+[.$F$2]-[.$H$2]^2/2))*EXP(NORMINV(RAND();0;[.$H$2]))" office:value-type="currency" office:currency="EUR" office:value="9365.91228059653">
            <text:p>9.365,91 €</text:p>
          </table:table-cell>
          <table:table-cell table:formula="of:=[.MO15]*EXP(LN(1+[.$F$2]-[.$H$2]^2/2))*EXP(NORMINV(RAND();0;[.$H$2]))" office:value-type="currency" office:currency="EUR" office:value="6253.45090133453">
            <text:p>6.253,45 €</text:p>
          </table:table-cell>
          <table:table-cell table:formula="of:=[.MP15]*EXP(LN(1+[.$F$2]-[.$H$2]^2/2))*EXP(NORMINV(RAND();0;[.$H$2]))" office:value-type="currency" office:currency="EUR" office:value="52775.7428605727">
            <text:p>52.775,74 €</text:p>
          </table:table-cell>
          <table:table-cell table:formula="of:=[.MQ15]*EXP(LN(1+[.$F$2]-[.$H$2]^2/2))*EXP(NORMINV(RAND();0;[.$H$2]))" office:value-type="currency" office:currency="EUR" office:value="50352.5143513566">
            <text:p>50.352,51 €</text:p>
          </table:table-cell>
          <table:table-cell table:formula="of:=[.MR15]*EXP(LN(1+[.$F$2]-[.$H$2]^2/2))*EXP(NORMINV(RAND();0;[.$H$2]))" office:value-type="currency" office:currency="EUR" office:value="8139.79573916646">
            <text:p>8.139,80 €</text:p>
          </table:table-cell>
          <table:table-cell table:formula="of:=[.MS15]*EXP(LN(1+[.$F$2]-[.$H$2]^2/2))*EXP(NORMINV(RAND();0;[.$H$2]))" office:value-type="currency" office:currency="EUR" office:value="4713.49932925692">
            <text:p>4.713,50 €</text:p>
          </table:table-cell>
          <table:table-cell table:formula="of:=[.MT15]*EXP(LN(1+[.$F$2]-[.$H$2]^2/2))*EXP(NORMINV(RAND();0;[.$H$2]))" office:value-type="currency" office:currency="EUR" office:value="28642.6558924457">
            <text:p>28.642,66 €</text:p>
          </table:table-cell>
          <table:table-cell table:formula="of:=[.MU15]*EXP(LN(1+[.$F$2]-[.$H$2]^2/2))*EXP(NORMINV(RAND();0;[.$H$2]))" office:value-type="currency" office:currency="EUR" office:value="18214.4069719513">
            <text:p>18.214,41 €</text:p>
          </table:table-cell>
          <table:table-cell table:formula="of:=[.MV15]*EXP(LN(1+[.$F$2]-[.$H$2]^2/2))*EXP(NORMINV(RAND();0;[.$H$2]))" office:value-type="currency" office:currency="EUR" office:value="13802.3430650664">
            <text:p>13.802,34 €</text:p>
          </table:table-cell>
          <table:table-cell table:formula="of:=[.MW15]*EXP(LN(1+[.$F$2]-[.$H$2]^2/2))*EXP(NORMINV(RAND();0;[.$H$2]))" office:value-type="currency" office:currency="EUR" office:value="12767.6477897482">
            <text:p>12.767,65 €</text:p>
          </table:table-cell>
          <table:table-cell table:formula="of:=[.MX15]*EXP(LN(1+[.$F$2]-[.$H$2]^2/2))*EXP(NORMINV(RAND();0;[.$H$2]))" office:value-type="currency" office:currency="EUR" office:value="17255.2797507599">
            <text:p>17.255,28 €</text:p>
          </table:table-cell>
          <table:table-cell table:formula="of:=[.MY15]*EXP(LN(1+[.$F$2]-[.$H$2]^2/2))*EXP(NORMINV(RAND();0;[.$H$2]))" office:value-type="currency" office:currency="EUR" office:value="45627.7826479218">
            <text:p>45.627,78 €</text:p>
          </table:table-cell>
          <table:table-cell table:formula="of:=[.MZ15]*EXP(LN(1+[.$F$2]-[.$H$2]^2/2))*EXP(NORMINV(RAND();0;[.$H$2]))" office:value-type="currency" office:currency="EUR" office:value="25064.7805074543">
            <text:p>25.064,78 €</text:p>
          </table:table-cell>
          <table:table-cell table:formula="of:=[.NA15]*EXP(LN(1+[.$F$2]-[.$H$2]^2/2))*EXP(NORMINV(RAND();0;[.$H$2]))" office:value-type="currency" office:currency="EUR" office:value="19928.7580527334">
            <text:p>19.928,76 €</text:p>
          </table:table-cell>
          <table:table-cell table:formula="of:=[.NB15]*EXP(LN(1+[.$F$2]-[.$H$2]^2/2))*EXP(NORMINV(RAND();0;[.$H$2]))" office:value-type="currency" office:currency="EUR" office:value="40436.7070786502">
            <text:p>40.436,71 €</text:p>
          </table:table-cell>
          <table:table-cell table:formula="of:=[.NC15]*EXP(LN(1+[.$F$2]-[.$H$2]^2/2))*EXP(NORMINV(RAND();0;[.$H$2]))" office:value-type="currency" office:currency="EUR" office:value="12550.3750735453">
            <text:p>12.550,38 €</text:p>
          </table:table-cell>
          <table:table-cell table:formula="of:=[.ND15]*EXP(LN(1+[.$F$2]-[.$H$2]^2/2))*EXP(NORMINV(RAND();0;[.$H$2]))" office:value-type="currency" office:currency="EUR" office:value="12560.0825047026">
            <text:p>12.560,08 €</text:p>
          </table:table-cell>
          <table:table-cell table:formula="of:=[.NE15]*EXP(LN(1+[.$F$2]-[.$H$2]^2/2))*EXP(NORMINV(RAND();0;[.$H$2]))" office:value-type="currency" office:currency="EUR" office:value="9986.47399483047">
            <text:p>9.986,47 €</text:p>
          </table:table-cell>
          <table:table-cell table:formula="of:=[.NF15]*EXP(LN(1+[.$F$2]-[.$H$2]^2/2))*EXP(NORMINV(RAND();0;[.$H$2]))" office:value-type="currency" office:currency="EUR" office:value="11876.000499148">
            <text:p>11.876,00 €</text:p>
          </table:table-cell>
          <table:table-cell table:formula="of:=[.NG15]*EXP(LN(1+[.$F$2]-[.$H$2]^2/2))*EXP(NORMINV(RAND();0;[.$H$2]))" office:value-type="currency" office:currency="EUR" office:value="7824.16576602963">
            <text:p>7.824,17 €</text:p>
          </table:table-cell>
          <table:table-cell table:formula="of:=[.NH15]*EXP(LN(1+[.$F$2]-[.$H$2]^2/2))*EXP(NORMINV(RAND();0;[.$H$2]))" office:value-type="currency" office:currency="EUR" office:value="33913.6917261282">
            <text:p>33.913,69 €</text:p>
          </table:table-cell>
          <table:table-cell table:formula="of:=[.NI15]*EXP(LN(1+[.$F$2]-[.$H$2]^2/2))*EXP(NORMINV(RAND();0;[.$H$2]))" office:value-type="currency" office:currency="EUR" office:value="19879.4002424921">
            <text:p>19.879,40 €</text:p>
          </table:table-cell>
          <table:table-cell table:formula="of:=[.NJ15]*EXP(LN(1+[.$F$2]-[.$H$2]^2/2))*EXP(NORMINV(RAND();0;[.$H$2]))" office:value-type="currency" office:currency="EUR" office:value="27272.074811563">
            <text:p>27.272,07 €</text:p>
          </table:table-cell>
          <table:table-cell table:formula="of:=[.NK15]*EXP(LN(1+[.$F$2]-[.$H$2]^2/2))*EXP(NORMINV(RAND();0;[.$H$2]))" office:value-type="currency" office:currency="EUR" office:value="30134.4147972768">
            <text:p>30.134,41 €</text:p>
          </table:table-cell>
          <table:table-cell table:formula="of:=[.NL15]*EXP(LN(1+[.$F$2]-[.$H$2]^2/2))*EXP(NORMINV(RAND();0;[.$H$2]))" office:value-type="currency" office:currency="EUR" office:value="10165.9541327797">
            <text:p>10.165,95 €</text:p>
          </table:table-cell>
          <table:table-cell table:formula="of:=[.NM15]*EXP(LN(1+[.$F$2]-[.$H$2]^2/2))*EXP(NORMINV(RAND();0;[.$H$2]))" office:value-type="currency" office:currency="EUR" office:value="5447.97773743928">
            <text:p>5.447,98 €</text:p>
          </table:table-cell>
          <table:table-cell table:formula="of:=[.NN15]*EXP(LN(1+[.$F$2]-[.$H$2]^2/2))*EXP(NORMINV(RAND();0;[.$H$2]))" office:value-type="currency" office:currency="EUR" office:value="14019.436933943">
            <text:p>14.019,44 €</text:p>
          </table:table-cell>
          <table:table-cell table:formula="of:=[.NO15]*EXP(LN(1+[.$F$2]-[.$H$2]^2/2))*EXP(NORMINV(RAND();0;[.$H$2]))" office:value-type="currency" office:currency="EUR" office:value="4526.74242670647">
            <text:p>4.526,74 €</text:p>
          </table:table-cell>
          <table:table-cell table:formula="of:=[.NP15]*EXP(LN(1+[.$F$2]-[.$H$2]^2/2))*EXP(NORMINV(RAND();0;[.$H$2]))" office:value-type="currency" office:currency="EUR" office:value="8600.50642905464">
            <text:p>8.600,51 €</text:p>
          </table:table-cell>
          <table:table-cell table:formula="of:=[.NQ15]*EXP(LN(1+[.$F$2]-[.$H$2]^2/2))*EXP(NORMINV(RAND();0;[.$H$2]))" office:value-type="currency" office:currency="EUR" office:value="40294.3256507214">
            <text:p>40.294,33 €</text:p>
          </table:table-cell>
          <table:table-cell table:formula="of:=[.NR15]*EXP(LN(1+[.$F$2]-[.$H$2]^2/2))*EXP(NORMINV(RAND();0;[.$H$2]))" office:value-type="currency" office:currency="EUR" office:value="72448.1565369938">
            <text:p>72.448,16 €</text:p>
          </table:table-cell>
          <table:table-cell table:formula="of:=[.NS15]*EXP(LN(1+[.$F$2]-[.$H$2]^2/2))*EXP(NORMINV(RAND();0;[.$H$2]))" office:value-type="currency" office:currency="EUR" office:value="35368.2956262867">
            <text:p>35.368,30 €</text:p>
          </table:table-cell>
          <table:table-cell table:formula="of:=[.NT15]*EXP(LN(1+[.$F$2]-[.$H$2]^2/2))*EXP(NORMINV(RAND();0;[.$H$2]))" office:value-type="currency" office:currency="EUR" office:value="14262.8985355104">
            <text:p>14.262,90 €</text:p>
          </table:table-cell>
          <table:table-cell table:formula="of:=[.NU15]*EXP(LN(1+[.$F$2]-[.$H$2]^2/2))*EXP(NORMINV(RAND();0;[.$H$2]))" office:value-type="currency" office:currency="EUR" office:value="16103.3537171156">
            <text:p>16.103,35 €</text:p>
          </table:table-cell>
          <table:table-cell table:formula="of:=[.NV15]*EXP(LN(1+[.$F$2]-[.$H$2]^2/2))*EXP(NORMINV(RAND();0;[.$H$2]))" office:value-type="currency" office:currency="EUR" office:value="10442.2866218762">
            <text:p>10.442,29 €</text:p>
          </table:table-cell>
          <table:table-cell table:formula="of:=[.NW15]*EXP(LN(1+[.$F$2]-[.$H$2]^2/2))*EXP(NORMINV(RAND();0;[.$H$2]))" office:value-type="currency" office:currency="EUR" office:value="31118.2970756074">
            <text:p>31.118,30 €</text:p>
          </table:table-cell>
          <table:table-cell table:formula="of:=[.NX15]*EXP(LN(1+[.$F$2]-[.$H$2]^2/2))*EXP(NORMINV(RAND();0;[.$H$2]))" office:value-type="currency" office:currency="EUR" office:value="6294.05102111276">
            <text:p>6.294,05 €</text:p>
          </table:table-cell>
          <table:table-cell table:formula="of:=[.NY15]*EXP(LN(1+[.$F$2]-[.$H$2]^2/2))*EXP(NORMINV(RAND();0;[.$H$2]))" office:value-type="currency" office:currency="EUR" office:value="11654.0988263035">
            <text:p>11.654,10 €</text:p>
          </table:table-cell>
          <table:table-cell table:formula="of:=[.NZ15]*EXP(LN(1+[.$F$2]-[.$H$2]^2/2))*EXP(NORMINV(RAND();0;[.$H$2]))" office:value-type="currency" office:currency="EUR" office:value="14043.3015528459">
            <text:p>14.043,30 €</text:p>
          </table:table-cell>
          <table:table-cell table:formula="of:=[.OA15]*EXP(LN(1+[.$F$2]-[.$H$2]^2/2))*EXP(NORMINV(RAND();0;[.$H$2]))" office:value-type="currency" office:currency="EUR" office:value="26339.065829637">
            <text:p>26.339,07 €</text:p>
          </table:table-cell>
          <table:table-cell table:formula="of:=[.OB15]*EXP(LN(1+[.$F$2]-[.$H$2]^2/2))*EXP(NORMINV(RAND();0;[.$H$2]))" office:value-type="currency" office:currency="EUR" office:value="15493.6716516401">
            <text:p>15.493,67 €</text:p>
          </table:table-cell>
          <table:table-cell table:formula="of:=[.OC15]*EXP(LN(1+[.$F$2]-[.$H$2]^2/2))*EXP(NORMINV(RAND();0;[.$H$2]))" office:value-type="currency" office:currency="EUR" office:value="29257.1533263391">
            <text:p>29.257,15 €</text:p>
          </table:table-cell>
          <table:table-cell table:formula="of:=[.OD15]*EXP(LN(1+[.$F$2]-[.$H$2]^2/2))*EXP(NORMINV(RAND();0;[.$H$2]))" office:value-type="currency" office:currency="EUR" office:value="12169.6523083126">
            <text:p>12.169,65 €</text:p>
          </table:table-cell>
          <table:table-cell table:formula="of:=[.OE15]*EXP(LN(1+[.$F$2]-[.$H$2]^2/2))*EXP(NORMINV(RAND();0;[.$H$2]))" office:value-type="currency" office:currency="EUR" office:value="21429.8679218428">
            <text:p>21.429,87 €</text:p>
          </table:table-cell>
          <table:table-cell table:formula="of:=[.OF15]*EXP(LN(1+[.$F$2]-[.$H$2]^2/2))*EXP(NORMINV(RAND();0;[.$H$2]))" office:value-type="currency" office:currency="EUR" office:value="11457.4655239242">
            <text:p>11.457,47 €</text:p>
          </table:table-cell>
          <table:table-cell table:formula="of:=[.OG15]*EXP(LN(1+[.$F$2]-[.$H$2]^2/2))*EXP(NORMINV(RAND();0;[.$H$2]))" office:value-type="currency" office:currency="EUR" office:value="7263.89164112486">
            <text:p>7.263,89 €</text:p>
          </table:table-cell>
          <table:table-cell table:formula="of:=[.OH15]*EXP(LN(1+[.$F$2]-[.$H$2]^2/2))*EXP(NORMINV(RAND();0;[.$H$2]))" office:value-type="currency" office:currency="EUR" office:value="14560.2893991132">
            <text:p>14.560,29 €</text:p>
          </table:table-cell>
          <table:table-cell table:formula="of:=[.OI15]*EXP(LN(1+[.$F$2]-[.$H$2]^2/2))*EXP(NORMINV(RAND();0;[.$H$2]))" office:value-type="currency" office:currency="EUR" office:value="11258.4741785042">
            <text:p>11.258,47 €</text:p>
          </table:table-cell>
          <table:table-cell table:formula="of:=[.OJ15]*EXP(LN(1+[.$F$2]-[.$H$2]^2/2))*EXP(NORMINV(RAND();0;[.$H$2]))" office:value-type="currency" office:currency="EUR" office:value="24827.3494016051">
            <text:p>24.827,35 €</text:p>
          </table:table-cell>
          <table:table-cell table:formula="of:=[.OK15]*EXP(LN(1+[.$F$2]-[.$H$2]^2/2))*EXP(NORMINV(RAND();0;[.$H$2]))" office:value-type="currency" office:currency="EUR" office:value="19871.0841654466">
            <text:p>19.871,08 €</text:p>
          </table:table-cell>
          <table:table-cell table:formula="of:=[.OL15]*EXP(LN(1+[.$F$2]-[.$H$2]^2/2))*EXP(NORMINV(RAND();0;[.$H$2]))" office:value-type="currency" office:currency="EUR" office:value="22478.4874847554">
            <text:p>22.478,49 €</text:p>
          </table:table-cell>
          <table:table-cell table:formula="of:=[.OM15]*EXP(LN(1+[.$F$2]-[.$H$2]^2/2))*EXP(NORMINV(RAND();0;[.$H$2]))" office:value-type="currency" office:currency="EUR" office:value="10590.5969608091">
            <text:p>10.590,60 €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[.B16]*EXP(LN(1+[.$F$2]))" office:value-type="currency" office:currency="EUR" office:value="22609.0395575443">
            <text:p>22.609,04 €</text:p>
          </table:table-cell>
          <table:table-cell table:formula="of:=[.C16]*EXP(LN(1+[.$F$2]-[.$H$2]^2/2))*EXP(NORMINV(RAND();0;[.$H$2]))" office:value-type="currency" office:currency="EUR" office:value="9786.05017038829">
            <text:p>9.786,05 €</text:p>
          </table:table-cell>
          <table:table-cell table:formula="of:=[.D16]*EXP(LN(1+[.$F$2]-[.$H$2]^2/2))*EXP(NORMINV(RAND();0;[.$H$2]))" office:value-type="currency" office:currency="EUR" office:value="78254.0514650681">
            <text:p>78.254,05 €</text:p>
          </table:table-cell>
          <table:table-cell table:formula="of:=[.E16]*EXP(LN(1+[.$F$2]-[.$H$2]^2/2))*EXP(NORMINV(RAND();0;[.$H$2]))" office:value-type="currency" office:currency="EUR" office:value="7458.34879631634">
            <text:p>7.458,35 €</text:p>
          </table:table-cell>
          <table:table-cell table:formula="of:=[.F16]*EXP(LN(1+[.$F$2]-[.$H$2]^2/2))*EXP(NORMINV(RAND();0;[.$H$2]))" office:value-type="currency" office:currency="EUR" office:value="25568.3744025605">
            <text:p>25.568,37 €</text:p>
          </table:table-cell>
          <table:table-cell table:formula="of:=[.G16]*EXP(LN(1+[.$F$2]-[.$H$2]^2/2))*EXP(NORMINV(RAND();0;[.$H$2]))" office:value-type="currency" office:currency="EUR" office:value="13101.042603391">
            <text:p>13.101,04 €</text:p>
          </table:table-cell>
          <table:table-cell table:formula="of:=[.H16]*EXP(LN(1+[.$F$2]-[.$H$2]^2/2))*EXP(NORMINV(RAND();0;[.$H$2]))" office:value-type="currency" office:currency="EUR" office:value="75829.9068985452">
            <text:p>75.829,91 €</text:p>
          </table:table-cell>
          <table:table-cell table:formula="of:=[.I16]*EXP(LN(1+[.$F$2]-[.$H$2]^2/2))*EXP(NORMINV(RAND();0;[.$H$2]))" office:value-type="currency" office:currency="EUR" office:value="32603.4233495984">
            <text:p>32.603,42 €</text:p>
          </table:table-cell>
          <table:table-cell table:formula="of:=[.J16]*EXP(LN(1+[.$F$2]-[.$H$2]^2/2))*EXP(NORMINV(RAND();0;[.$H$2]))" office:value-type="currency" office:currency="EUR" office:value="24116.6114267408">
            <text:p>24.116,61 €</text:p>
          </table:table-cell>
          <table:table-cell table:formula="of:=[.K16]*EXP(LN(1+[.$F$2]-[.$H$2]^2/2))*EXP(NORMINV(RAND();0;[.$H$2]))" office:value-type="currency" office:currency="EUR" office:value="22925.6035718629">
            <text:p>22.925,60 €</text:p>
          </table:table-cell>
          <table:table-cell table:formula="of:=[.L16]*EXP(LN(1+[.$F$2]-[.$H$2]^2/2))*EXP(NORMINV(RAND();0;[.$H$2]))" office:value-type="currency" office:currency="EUR" office:value="14871.370444986">
            <text:p>14.871,37 €</text:p>
          </table:table-cell>
          <table:table-cell table:formula="of:=[.M16]*EXP(LN(1+[.$F$2]-[.$H$2]^2/2))*EXP(NORMINV(RAND();0;[.$H$2]))" office:value-type="currency" office:currency="EUR" office:value="9556.57789602688">
            <text:p>9.556,58 €</text:p>
          </table:table-cell>
          <table:table-cell table:formula="of:=[.N16]*EXP(LN(1+[.$F$2]-[.$H$2]^2/2))*EXP(NORMINV(RAND();0;[.$H$2]))" office:value-type="currency" office:currency="EUR" office:value="8411.52903332493">
            <text:p>8.411,53 €</text:p>
          </table:table-cell>
          <table:table-cell table:formula="of:=[.O16]*EXP(LN(1+[.$F$2]-[.$H$2]^2/2))*EXP(NORMINV(RAND();0;[.$H$2]))" office:value-type="currency" office:currency="EUR" office:value="9236.02849103201">
            <text:p>9.236,03 €</text:p>
          </table:table-cell>
          <table:table-cell table:formula="of:=[.P16]*EXP(LN(1+[.$F$2]-[.$H$2]^2/2))*EXP(NORMINV(RAND();0;[.$H$2]))" office:value-type="currency" office:currency="EUR" office:value="39591.0775237163">
            <text:p>39.591,08 €</text:p>
          </table:table-cell>
          <table:table-cell table:formula="of:=[.Q16]*EXP(LN(1+[.$F$2]-[.$H$2]^2/2))*EXP(NORMINV(RAND();0;[.$H$2]))" office:value-type="currency" office:currency="EUR" office:value="8976.72921316945">
            <text:p>8.976,73 €</text:p>
          </table:table-cell>
          <table:table-cell table:formula="of:=[.R16]*EXP(LN(1+[.$F$2]-[.$H$2]^2/2))*EXP(NORMINV(RAND();0;[.$H$2]))" office:value-type="currency" office:currency="EUR" office:value="8478.82171123393">
            <text:p>8.478,82 €</text:p>
          </table:table-cell>
          <table:table-cell table:formula="of:=[.S16]*EXP(LN(1+[.$F$2]-[.$H$2]^2/2))*EXP(NORMINV(RAND();0;[.$H$2]))" office:value-type="currency" office:currency="EUR" office:value="12763.1938643863">
            <text:p>12.763,19 €</text:p>
          </table:table-cell>
          <table:table-cell table:formula="of:=[.T16]*EXP(LN(1+[.$F$2]-[.$H$2]^2/2))*EXP(NORMINV(RAND();0;[.$H$2]))" office:value-type="currency" office:currency="EUR" office:value="3430.28392659324">
            <text:p>3.430,28 €</text:p>
          </table:table-cell>
          <table:table-cell table:formula="of:=[.U16]*EXP(LN(1+[.$F$2]-[.$H$2]^2/2))*EXP(NORMINV(RAND();0;[.$H$2]))" office:value-type="currency" office:currency="EUR" office:value="24152.8210256087">
            <text:p>24.152,82 €</text:p>
          </table:table-cell>
          <table:table-cell table:formula="of:=[.V16]*EXP(LN(1+[.$F$2]-[.$H$2]^2/2))*EXP(NORMINV(RAND();0;[.$H$2]))" office:value-type="currency" office:currency="EUR" office:value="26184.0524630865">
            <text:p>26.184,05 €</text:p>
          </table:table-cell>
          <table:table-cell table:formula="of:=[.W16]*EXP(LN(1+[.$F$2]-[.$H$2]^2/2))*EXP(NORMINV(RAND();0;[.$H$2]))" office:value-type="currency" office:currency="EUR" office:value="52862.608324016">
            <text:p>52.862,61 €</text:p>
          </table:table-cell>
          <table:table-cell table:formula="of:=[.X16]*EXP(LN(1+[.$F$2]-[.$H$2]^2/2))*EXP(NORMINV(RAND();0;[.$H$2]))" office:value-type="currency" office:currency="EUR" office:value="5195.96916219406">
            <text:p>5.195,97 €</text:p>
          </table:table-cell>
          <table:table-cell table:formula="of:=[.Y16]*EXP(LN(1+[.$F$2]-[.$H$2]^2/2))*EXP(NORMINV(RAND();0;[.$H$2]))" office:value-type="currency" office:currency="EUR" office:value="6483.01615952911">
            <text:p>6.483,02 €</text:p>
          </table:table-cell>
          <table:table-cell table:formula="of:=[.Z16]*EXP(LN(1+[.$F$2]-[.$H$2]^2/2))*EXP(NORMINV(RAND();0;[.$H$2]))" office:value-type="currency" office:currency="EUR" office:value="19195.0314305726">
            <text:p>19.195,03 €</text:p>
          </table:table-cell>
          <table:table-cell table:formula="of:=[.AA16]*EXP(LN(1+[.$F$2]-[.$H$2]^2/2))*EXP(NORMINV(RAND();0;[.$H$2]))" office:value-type="currency" office:currency="EUR" office:value="5983.58708393564">
            <text:p>5.983,59 €</text:p>
          </table:table-cell>
          <table:table-cell table:formula="of:=[.AB16]*EXP(LN(1+[.$F$2]-[.$H$2]^2/2))*EXP(NORMINV(RAND();0;[.$H$2]))" office:value-type="currency" office:currency="EUR" office:value="9159.16258222557">
            <text:p>9.159,16 €</text:p>
          </table:table-cell>
          <table:table-cell table:formula="of:=[.AC16]*EXP(LN(1+[.$F$2]-[.$H$2]^2/2))*EXP(NORMINV(RAND();0;[.$H$2]))" office:value-type="currency" office:currency="EUR" office:value="159166.153563909">
            <text:p>159.166,15 €</text:p>
          </table:table-cell>
          <table:table-cell table:formula="of:=[.AD16]*EXP(LN(1+[.$F$2]-[.$H$2]^2/2))*EXP(NORMINV(RAND();0;[.$H$2]))" office:value-type="currency" office:currency="EUR" office:value="13563.7760574275">
            <text:p>13.563,78 €</text:p>
          </table:table-cell>
          <table:table-cell table:formula="of:=[.AE16]*EXP(LN(1+[.$F$2]-[.$H$2]^2/2))*EXP(NORMINV(RAND();0;[.$H$2]))" office:value-type="currency" office:currency="EUR" office:value="3429.82346354218">
            <text:p>3.429,82 €</text:p>
          </table:table-cell>
          <table:table-cell table:formula="of:=[.AF16]*EXP(LN(1+[.$F$2]-[.$H$2]^2/2))*EXP(NORMINV(RAND();0;[.$H$2]))" office:value-type="currency" office:currency="EUR" office:value="21780.7521923166">
            <text:p>21.780,75 €</text:p>
          </table:table-cell>
          <table:table-cell table:formula="of:=[.AG16]*EXP(LN(1+[.$F$2]-[.$H$2]^2/2))*EXP(NORMINV(RAND();0;[.$H$2]))" office:value-type="currency" office:currency="EUR" office:value="39290.2081944716">
            <text:p>39.290,21 €</text:p>
          </table:table-cell>
          <table:table-cell table:formula="of:=[.AH16]*EXP(LN(1+[.$F$2]-[.$H$2]^2/2))*EXP(NORMINV(RAND();0;[.$H$2]))" office:value-type="currency" office:currency="EUR" office:value="6014.4911752668">
            <text:p>6.014,49 €</text:p>
          </table:table-cell>
          <table:table-cell table:formula="of:=[.AI16]*EXP(LN(1+[.$F$2]-[.$H$2]^2/2))*EXP(NORMINV(RAND();0;[.$H$2]))" office:value-type="currency" office:currency="EUR" office:value="14944.9749022786">
            <text:p>14.944,97 €</text:p>
          </table:table-cell>
          <table:table-cell table:formula="of:=[.AJ16]*EXP(LN(1+[.$F$2]-[.$H$2]^2/2))*EXP(NORMINV(RAND();0;[.$H$2]))" office:value-type="currency" office:currency="EUR" office:value="10146.8290749468">
            <text:p>10.146,83 €</text:p>
          </table:table-cell>
          <table:table-cell table:formula="of:=[.AK16]*EXP(LN(1+[.$F$2]-[.$H$2]^2/2))*EXP(NORMINV(RAND();0;[.$H$2]))" office:value-type="currency" office:currency="EUR" office:value="25665.7988071862">
            <text:p>25.665,80 €</text:p>
          </table:table-cell>
          <table:table-cell table:formula="of:=[.AL16]*EXP(LN(1+[.$F$2]-[.$H$2]^2/2))*EXP(NORMINV(RAND();0;[.$H$2]))" office:value-type="currency" office:currency="EUR" office:value="8974.32177197497">
            <text:p>8.974,32 €</text:p>
          </table:table-cell>
          <table:table-cell table:formula="of:=[.AM16]*EXP(LN(1+[.$F$2]-[.$H$2]^2/2))*EXP(NORMINV(RAND();0;[.$H$2]))" office:value-type="currency" office:currency="EUR" office:value="10864.8390775666">
            <text:p>10.864,84 €</text:p>
          </table:table-cell>
          <table:table-cell table:formula="of:=[.AN16]*EXP(LN(1+[.$F$2]-[.$H$2]^2/2))*EXP(NORMINV(RAND();0;[.$H$2]))" office:value-type="currency" office:currency="EUR" office:value="11517.5871602576">
            <text:p>11.517,59 €</text:p>
          </table:table-cell>
          <table:table-cell table:formula="of:=[.AO16]*EXP(LN(1+[.$F$2]-[.$H$2]^2/2))*EXP(NORMINV(RAND();0;[.$H$2]))" office:value-type="currency" office:currency="EUR" office:value="4823.24921646428">
            <text:p>4.823,25 €</text:p>
          </table:table-cell>
          <table:table-cell table:formula="of:=[.AP16]*EXP(LN(1+[.$F$2]-[.$H$2]^2/2))*EXP(NORMINV(RAND();0;[.$H$2]))" office:value-type="currency" office:currency="EUR" office:value="41152.7602305422">
            <text:p>41.152,76 €</text:p>
          </table:table-cell>
          <table:table-cell table:formula="of:=[.AQ16]*EXP(LN(1+[.$F$2]-[.$H$2]^2/2))*EXP(NORMINV(RAND();0;[.$H$2]))" office:value-type="currency" office:currency="EUR" office:value="21757.3038372332">
            <text:p>21.757,30 €</text:p>
          </table:table-cell>
          <table:table-cell table:formula="of:=[.AR16]*EXP(LN(1+[.$F$2]-[.$H$2]^2/2))*EXP(NORMINV(RAND();0;[.$H$2]))" office:value-type="currency" office:currency="EUR" office:value="53317.4227466299">
            <text:p>53.317,42 €</text:p>
          </table:table-cell>
          <table:table-cell table:formula="of:=[.AS16]*EXP(LN(1+[.$F$2]-[.$H$2]^2/2))*EXP(NORMINV(RAND();0;[.$H$2]))" office:value-type="currency" office:currency="EUR" office:value="123353.27322995">
            <text:p>123.353,27 €</text:p>
          </table:table-cell>
          <table:table-cell table:formula="of:=[.AT16]*EXP(LN(1+[.$F$2]-[.$H$2]^2/2))*EXP(NORMINV(RAND();0;[.$H$2]))" office:value-type="currency" office:currency="EUR" office:value="7449.3581292803">
            <text:p>7.449,36 €</text:p>
          </table:table-cell>
          <table:table-cell table:formula="of:=[.AU16]*EXP(LN(1+[.$F$2]-[.$H$2]^2/2))*EXP(NORMINV(RAND();0;[.$H$2]))" office:value-type="currency" office:currency="EUR" office:value="53177.2306636766">
            <text:p>53.177,23 €</text:p>
          </table:table-cell>
          <table:table-cell table:formula="of:=[.AV16]*EXP(LN(1+[.$F$2]-[.$H$2]^2/2))*EXP(NORMINV(RAND();0;[.$H$2]))" office:value-type="currency" office:currency="EUR" office:value="44079.3938764263">
            <text:p>44.079,39 €</text:p>
          </table:table-cell>
          <table:table-cell table:formula="of:=[.AW16]*EXP(LN(1+[.$F$2]-[.$H$2]^2/2))*EXP(NORMINV(RAND();0;[.$H$2]))" office:value-type="currency" office:currency="EUR" office:value="44039.4825920407">
            <text:p>44.039,48 €</text:p>
          </table:table-cell>
          <table:table-cell table:formula="of:=[.AX16]*EXP(LN(1+[.$F$2]-[.$H$2]^2/2))*EXP(NORMINV(RAND();0;[.$H$2]))" office:value-type="currency" office:currency="EUR" office:value="92014.3890047022">
            <text:p>92.014,39 €</text:p>
          </table:table-cell>
          <table:table-cell table:formula="of:=[.AY16]*EXP(LN(1+[.$F$2]-[.$H$2]^2/2))*EXP(NORMINV(RAND();0;[.$H$2]))" office:value-type="currency" office:currency="EUR" office:value="11653.5008109791">
            <text:p>11.653,50 €</text:p>
          </table:table-cell>
          <table:table-cell table:formula="of:=[.AZ16]*EXP(LN(1+[.$F$2]-[.$H$2]^2/2))*EXP(NORMINV(RAND();0;[.$H$2]))" office:value-type="currency" office:currency="EUR" office:value="5930.8522420231">
            <text:p>5.930,85 €</text:p>
          </table:table-cell>
          <table:table-cell table:formula="of:=[.BA16]*EXP(LN(1+[.$F$2]-[.$H$2]^2/2))*EXP(NORMINV(RAND();0;[.$H$2]))" office:value-type="currency" office:currency="EUR" office:value="63324.0001043374">
            <text:p>63.324,00 €</text:p>
          </table:table-cell>
          <table:table-cell table:formula="of:=[.BB16]*EXP(LN(1+[.$F$2]-[.$H$2]^2/2))*EXP(NORMINV(RAND();0;[.$H$2]))" office:value-type="currency" office:currency="EUR" office:value="20263.6073499959">
            <text:p>20.263,61 €</text:p>
          </table:table-cell>
          <table:table-cell table:formula="of:=[.BC16]*EXP(LN(1+[.$F$2]-[.$H$2]^2/2))*EXP(NORMINV(RAND();0;[.$H$2]))" office:value-type="currency" office:currency="EUR" office:value="14290.4394303934">
            <text:p>14.290,44 €</text:p>
          </table:table-cell>
          <table:table-cell table:formula="of:=[.BD16]*EXP(LN(1+[.$F$2]-[.$H$2]^2/2))*EXP(NORMINV(RAND();0;[.$H$2]))" office:value-type="currency" office:currency="EUR" office:value="14995.8472839888">
            <text:p>14.995,85 €</text:p>
          </table:table-cell>
          <table:table-cell table:formula="of:=[.BE16]*EXP(LN(1+[.$F$2]-[.$H$2]^2/2))*EXP(NORMINV(RAND();0;[.$H$2]))" office:value-type="currency" office:currency="EUR" office:value="34423.5036546764">
            <text:p>34.423,50 €</text:p>
          </table:table-cell>
          <table:table-cell table:formula="of:=[.BF16]*EXP(LN(1+[.$F$2]-[.$H$2]^2/2))*EXP(NORMINV(RAND();0;[.$H$2]))" office:value-type="currency" office:currency="EUR" office:value="9360.09055660398">
            <text:p>9.360,09 €</text:p>
          </table:table-cell>
          <table:table-cell table:formula="of:=[.BG16]*EXP(LN(1+[.$F$2]-[.$H$2]^2/2))*EXP(NORMINV(RAND();0;[.$H$2]))" office:value-type="currency" office:currency="EUR" office:value="16823.1152533131">
            <text:p>16.823,12 €</text:p>
          </table:table-cell>
          <table:table-cell table:formula="of:=[.BH16]*EXP(LN(1+[.$F$2]-[.$H$2]^2/2))*EXP(NORMINV(RAND();0;[.$H$2]))" office:value-type="currency" office:currency="EUR" office:value="10654.4367373959">
            <text:p>10.654,44 €</text:p>
          </table:table-cell>
          <table:table-cell table:formula="of:=[.BI16]*EXP(LN(1+[.$F$2]-[.$H$2]^2/2))*EXP(NORMINV(RAND();0;[.$H$2]))" office:value-type="currency" office:currency="EUR" office:value="12833.4653183329">
            <text:p>12.833,47 €</text:p>
          </table:table-cell>
          <table:table-cell table:formula="of:=[.BJ16]*EXP(LN(1+[.$F$2]-[.$H$2]^2/2))*EXP(NORMINV(RAND();0;[.$H$2]))" office:value-type="currency" office:currency="EUR" office:value="11390.0695228011">
            <text:p>11.390,07 €</text:p>
          </table:table-cell>
          <table:table-cell table:formula="of:=[.BK16]*EXP(LN(1+[.$F$2]-[.$H$2]^2/2))*EXP(NORMINV(RAND();0;[.$H$2]))" office:value-type="currency" office:currency="EUR" office:value="10021.7570347139">
            <text:p>10.021,76 €</text:p>
          </table:table-cell>
          <table:table-cell table:formula="of:=[.BL16]*EXP(LN(1+[.$F$2]-[.$H$2]^2/2))*EXP(NORMINV(RAND();0;[.$H$2]))" office:value-type="currency" office:currency="EUR" office:value="19143.1188718906">
            <text:p>19.143,12 €</text:p>
          </table:table-cell>
          <table:table-cell table:formula="of:=[.BM16]*EXP(LN(1+[.$F$2]-[.$H$2]^2/2))*EXP(NORMINV(RAND();0;[.$H$2]))" office:value-type="currency" office:currency="EUR" office:value="20226.3838165447">
            <text:p>20.226,38 €</text:p>
          </table:table-cell>
          <table:table-cell table:formula="of:=[.BN16]*EXP(LN(1+[.$F$2]-[.$H$2]^2/2))*EXP(NORMINV(RAND();0;[.$H$2]))" office:value-type="currency" office:currency="EUR" office:value="34697.7621947102">
            <text:p>34.697,76 €</text:p>
          </table:table-cell>
          <table:table-cell table:formula="of:=[.BO16]*EXP(LN(1+[.$F$2]-[.$H$2]^2/2))*EXP(NORMINV(RAND();0;[.$H$2]))" office:value-type="currency" office:currency="EUR" office:value="19077.3687090178">
            <text:p>19.077,37 €</text:p>
          </table:table-cell>
          <table:table-cell table:formula="of:=[.BP16]*EXP(LN(1+[.$F$2]-[.$H$2]^2/2))*EXP(NORMINV(RAND();0;[.$H$2]))" office:value-type="currency" office:currency="EUR" office:value="12600.9139113158">
            <text:p>12.600,91 €</text:p>
          </table:table-cell>
          <table:table-cell table:formula="of:=[.BQ16]*EXP(LN(1+[.$F$2]-[.$H$2]^2/2))*EXP(NORMINV(RAND();0;[.$H$2]))" office:value-type="currency" office:currency="EUR" office:value="4957.13441874468">
            <text:p>4.957,13 €</text:p>
          </table:table-cell>
          <table:table-cell table:formula="of:=[.BR16]*EXP(LN(1+[.$F$2]-[.$H$2]^2/2))*EXP(NORMINV(RAND();0;[.$H$2]))" office:value-type="currency" office:currency="EUR" office:value="19513.8245906318">
            <text:p>19.513,82 €</text:p>
          </table:table-cell>
          <table:table-cell table:formula="of:=[.BS16]*EXP(LN(1+[.$F$2]-[.$H$2]^2/2))*EXP(NORMINV(RAND();0;[.$H$2]))" office:value-type="currency" office:currency="EUR" office:value="7173.54805828088">
            <text:p>7.173,55 €</text:p>
          </table:table-cell>
          <table:table-cell table:formula="of:=[.BT16]*EXP(LN(1+[.$F$2]-[.$H$2]^2/2))*EXP(NORMINV(RAND();0;[.$H$2]))" office:value-type="currency" office:currency="EUR" office:value="13144.9326694308">
            <text:p>13.144,93 €</text:p>
          </table:table-cell>
          <table:table-cell table:formula="of:=[.BU16]*EXP(LN(1+[.$F$2]-[.$H$2]^2/2))*EXP(NORMINV(RAND();0;[.$H$2]))" office:value-type="currency" office:currency="EUR" office:value="34602.2350472297">
            <text:p>34.602,24 €</text:p>
          </table:table-cell>
          <table:table-cell table:formula="of:=[.BV16]*EXP(LN(1+[.$F$2]-[.$H$2]^2/2))*EXP(NORMINV(RAND();0;[.$H$2]))" office:value-type="currency" office:currency="EUR" office:value="45816.3324195066">
            <text:p>45.816,33 €</text:p>
          </table:table-cell>
          <table:table-cell table:formula="of:=[.BW16]*EXP(LN(1+[.$F$2]-[.$H$2]^2/2))*EXP(NORMINV(RAND();0;[.$H$2]))" office:value-type="currency" office:currency="EUR" office:value="2793.79992188447">
            <text:p>2.793,80 €</text:p>
          </table:table-cell>
          <table:table-cell table:formula="of:=[.BX16]*EXP(LN(1+[.$F$2]-[.$H$2]^2/2))*EXP(NORMINV(RAND();0;[.$H$2]))" office:value-type="currency" office:currency="EUR" office:value="4377.6814285015">
            <text:p>4.377,68 €</text:p>
          </table:table-cell>
          <table:table-cell table:formula="of:=[.BY16]*EXP(LN(1+[.$F$2]-[.$H$2]^2/2))*EXP(NORMINV(RAND();0;[.$H$2]))" office:value-type="currency" office:currency="EUR" office:value="12656.9546092998">
            <text:p>12.656,95 €</text:p>
          </table:table-cell>
          <table:table-cell table:formula="of:=[.BZ16]*EXP(LN(1+[.$F$2]-[.$H$2]^2/2))*EXP(NORMINV(RAND();0;[.$H$2]))" office:value-type="currency" office:currency="EUR" office:value="6460.80576810355">
            <text:p>6.460,81 €</text:p>
          </table:table-cell>
          <table:table-cell table:formula="of:=[.CA16]*EXP(LN(1+[.$F$2]-[.$H$2]^2/2))*EXP(NORMINV(RAND();0;[.$H$2]))" office:value-type="currency" office:currency="EUR" office:value="34395.2168445962">
            <text:p>34.395,22 €</text:p>
          </table:table-cell>
          <table:table-cell table:formula="of:=[.CB16]*EXP(LN(1+[.$F$2]-[.$H$2]^2/2))*EXP(NORMINV(RAND();0;[.$H$2]))" office:value-type="currency" office:currency="EUR" office:value="34751.8972592483">
            <text:p>34.751,90 €</text:p>
          </table:table-cell>
          <table:table-cell table:formula="of:=[.CC16]*EXP(LN(1+[.$F$2]-[.$H$2]^2/2))*EXP(NORMINV(RAND();0;[.$H$2]))" office:value-type="currency" office:currency="EUR" office:value="22410.5699406084">
            <text:p>22.410,57 €</text:p>
          </table:table-cell>
          <table:table-cell table:formula="of:=[.CD16]*EXP(LN(1+[.$F$2]-[.$H$2]^2/2))*EXP(NORMINV(RAND();0;[.$H$2]))" office:value-type="currency" office:currency="EUR" office:value="6530.18829708167">
            <text:p>6.530,19 €</text:p>
          </table:table-cell>
          <table:table-cell table:formula="of:=[.CE16]*EXP(LN(1+[.$F$2]-[.$H$2]^2/2))*EXP(NORMINV(RAND();0;[.$H$2]))" office:value-type="currency" office:currency="EUR" office:value="15451.3953688284">
            <text:p>15.451,40 €</text:p>
          </table:table-cell>
          <table:table-cell table:formula="of:=[.CF16]*EXP(LN(1+[.$F$2]-[.$H$2]^2/2))*EXP(NORMINV(RAND();0;[.$H$2]))" office:value-type="currency" office:currency="EUR" office:value="2938.70542384942">
            <text:p>2.938,71 €</text:p>
          </table:table-cell>
          <table:table-cell table:formula="of:=[.CG16]*EXP(LN(1+[.$F$2]-[.$H$2]^2/2))*EXP(NORMINV(RAND();0;[.$H$2]))" office:value-type="currency" office:currency="EUR" office:value="8441.20748066318">
            <text:p>8.441,21 €</text:p>
          </table:table-cell>
          <table:table-cell table:formula="of:=[.CH16]*EXP(LN(1+[.$F$2]-[.$H$2]^2/2))*EXP(NORMINV(RAND();0;[.$H$2]))" office:value-type="currency" office:currency="EUR" office:value="79429.012982823">
            <text:p>79.429,01 €</text:p>
          </table:table-cell>
          <table:table-cell table:formula="of:=[.CI16]*EXP(LN(1+[.$F$2]-[.$H$2]^2/2))*EXP(NORMINV(RAND();0;[.$H$2]))" office:value-type="currency" office:currency="EUR" office:value="43281.5828798582">
            <text:p>43.281,58 €</text:p>
          </table:table-cell>
          <table:table-cell table:formula="of:=[.CJ16]*EXP(LN(1+[.$F$2]-[.$H$2]^2/2))*EXP(NORMINV(RAND();0;[.$H$2]))" office:value-type="currency" office:currency="EUR" office:value="24518.9929852352">
            <text:p>24.518,99 €</text:p>
          </table:table-cell>
          <table:table-cell table:formula="of:=[.CK16]*EXP(LN(1+[.$F$2]-[.$H$2]^2/2))*EXP(NORMINV(RAND();0;[.$H$2]))" office:value-type="currency" office:currency="EUR" office:value="30897.631310047">
            <text:p>30.897,63 €</text:p>
          </table:table-cell>
          <table:table-cell table:formula="of:=[.CL16]*EXP(LN(1+[.$F$2]-[.$H$2]^2/2))*EXP(NORMINV(RAND();0;[.$H$2]))" office:value-type="currency" office:currency="EUR" office:value="52208.2175028304">
            <text:p>52.208,22 €</text:p>
          </table:table-cell>
          <table:table-cell table:formula="of:=[.CM16]*EXP(LN(1+[.$F$2]-[.$H$2]^2/2))*EXP(NORMINV(RAND();0;[.$H$2]))" office:value-type="currency" office:currency="EUR" office:value="18968.758566889">
            <text:p>18.968,76 €</text:p>
          </table:table-cell>
          <table:table-cell table:formula="of:=[.CN16]*EXP(LN(1+[.$F$2]-[.$H$2]^2/2))*EXP(NORMINV(RAND();0;[.$H$2]))" office:value-type="currency" office:currency="EUR" office:value="5921.39271164917">
            <text:p>5.921,39 €</text:p>
          </table:table-cell>
          <table:table-cell table:formula="of:=[.CO16]*EXP(LN(1+[.$F$2]-[.$H$2]^2/2))*EXP(NORMINV(RAND();0;[.$H$2]))" office:value-type="currency" office:currency="EUR" office:value="25065.883565868">
            <text:p>25.065,88 €</text:p>
          </table:table-cell>
          <table:table-cell table:formula="of:=[.CP16]*EXP(LN(1+[.$F$2]-[.$H$2]^2/2))*EXP(NORMINV(RAND();0;[.$H$2]))" office:value-type="currency" office:currency="EUR" office:value="23662.2325765597">
            <text:p>23.662,23 €</text:p>
          </table:table-cell>
          <table:table-cell table:formula="of:=[.CQ16]*EXP(LN(1+[.$F$2]-[.$H$2]^2/2))*EXP(NORMINV(RAND();0;[.$H$2]))" office:value-type="currency" office:currency="EUR" office:value="28608.2312877042">
            <text:p>28.608,23 €</text:p>
          </table:table-cell>
          <table:table-cell table:formula="of:=[.CR16]*EXP(LN(1+[.$F$2]-[.$H$2]^2/2))*EXP(NORMINV(RAND();0;[.$H$2]))" office:value-type="currency" office:currency="EUR" office:value="11365.5846670042">
            <text:p>11.365,58 €</text:p>
          </table:table-cell>
          <table:table-cell table:formula="of:=[.CS16]*EXP(LN(1+[.$F$2]-[.$H$2]^2/2))*EXP(NORMINV(RAND();0;[.$H$2]))" office:value-type="currency" office:currency="EUR" office:value="15616.665619441">
            <text:p>15.616,67 €</text:p>
          </table:table-cell>
          <table:table-cell table:formula="of:=[.CT16]*EXP(LN(1+[.$F$2]-[.$H$2]^2/2))*EXP(NORMINV(RAND();0;[.$H$2]))" office:value-type="currency" office:currency="EUR" office:value="11408.5740207021">
            <text:p>11.408,57 €</text:p>
          </table:table-cell>
          <table:table-cell table:formula="of:=[.CU16]*EXP(LN(1+[.$F$2]-[.$H$2]^2/2))*EXP(NORMINV(RAND();0;[.$H$2]))" office:value-type="currency" office:currency="EUR" office:value="10024.063716648">
            <text:p>10.024,06 €</text:p>
          </table:table-cell>
          <table:table-cell table:formula="of:=[.CV16]*EXP(LN(1+[.$F$2]-[.$H$2]^2/2))*EXP(NORMINV(RAND();0;[.$H$2]))" office:value-type="currency" office:currency="EUR" office:value="44780.1859802166">
            <text:p>44.780,19 €</text:p>
          </table:table-cell>
          <table:table-cell table:formula="of:=[.CW16]*EXP(LN(1+[.$F$2]-[.$H$2]^2/2))*EXP(NORMINV(RAND();0;[.$H$2]))" office:value-type="currency" office:currency="EUR" office:value="17708.5862937561">
            <text:p>17.708,59 €</text:p>
          </table:table-cell>
          <table:table-cell table:formula="of:=[.CX16]*EXP(LN(1+[.$F$2]-[.$H$2]^2/2))*EXP(NORMINV(RAND();0;[.$H$2]))" office:value-type="currency" office:currency="EUR" office:value="21033.2933414287">
            <text:p>21.033,29 €</text:p>
          </table:table-cell>
          <table:table-cell table:formula="of:=[.CY16]*EXP(LN(1+[.$F$2]-[.$H$2]^2/2))*EXP(NORMINV(RAND();0;[.$H$2]))" office:value-type="currency" office:currency="EUR" office:value="10941.3002566526">
            <text:p>10.941,30 €</text:p>
          </table:table-cell>
          <table:table-cell table:formula="of:=[.CZ16]*EXP(LN(1+[.$F$2]-[.$H$2]^2/2))*EXP(NORMINV(RAND();0;[.$H$2]))" office:value-type="currency" office:currency="EUR" office:value="13576.0591380617">
            <text:p>13.576,06 €</text:p>
          </table:table-cell>
          <table:table-cell table:formula="of:=[.DA16]*EXP(LN(1+[.$F$2]-[.$H$2]^2/2))*EXP(NORMINV(RAND();0;[.$H$2]))" office:value-type="currency" office:currency="EUR" office:value="10757.6643811975">
            <text:p>10.757,66 €</text:p>
          </table:table-cell>
          <table:table-cell table:formula="of:=[.DB16]*EXP(LN(1+[.$F$2]-[.$H$2]^2/2))*EXP(NORMINV(RAND();0;[.$H$2]))" office:value-type="currency" office:currency="EUR" office:value="18770.8247130815">
            <text:p>18.770,82 €</text:p>
          </table:table-cell>
          <table:table-cell table:formula="of:=[.DC16]*EXP(LN(1+[.$F$2]-[.$H$2]^2/2))*EXP(NORMINV(RAND();0;[.$H$2]))" office:value-type="currency" office:currency="EUR" office:value="29859.0123032232">
            <text:p>29.859,01 €</text:p>
          </table:table-cell>
          <table:table-cell table:formula="of:=[.DD16]*EXP(LN(1+[.$F$2]-[.$H$2]^2/2))*EXP(NORMINV(RAND();0;[.$H$2]))" office:value-type="currency" office:currency="EUR" office:value="16732.5299909511">
            <text:p>16.732,53 €</text:p>
          </table:table-cell>
          <table:table-cell table:formula="of:=[.DE16]*EXP(LN(1+[.$F$2]-[.$H$2]^2/2))*EXP(NORMINV(RAND();0;[.$H$2]))" office:value-type="currency" office:currency="EUR" office:value="6773.75868642943">
            <text:p>6.773,76 €</text:p>
          </table:table-cell>
          <table:table-cell table:formula="of:=[.DF16]*EXP(LN(1+[.$F$2]-[.$H$2]^2/2))*EXP(NORMINV(RAND();0;[.$H$2]))" office:value-type="currency" office:currency="EUR" office:value="35528.3046359803">
            <text:p>35.528,30 €</text:p>
          </table:table-cell>
          <table:table-cell table:formula="of:=[.DG16]*EXP(LN(1+[.$F$2]-[.$H$2]^2/2))*EXP(NORMINV(RAND();0;[.$H$2]))" office:value-type="currency" office:currency="EUR" office:value="10229.4675120186">
            <text:p>10.229,47 €</text:p>
          </table:table-cell>
          <table:table-cell table:formula="of:=[.DH16]*EXP(LN(1+[.$F$2]-[.$H$2]^2/2))*EXP(NORMINV(RAND();0;[.$H$2]))" office:value-type="currency" office:currency="EUR" office:value="2199.07219023353">
            <text:p>2.199,07 €</text:p>
          </table:table-cell>
          <table:table-cell table:formula="of:=[.DI16]*EXP(LN(1+[.$F$2]-[.$H$2]^2/2))*EXP(NORMINV(RAND();0;[.$H$2]))" office:value-type="currency" office:currency="EUR" office:value="19926.4921135501">
            <text:p>19.926,49 €</text:p>
          </table:table-cell>
          <table:table-cell table:formula="of:=[.DJ16]*EXP(LN(1+[.$F$2]-[.$H$2]^2/2))*EXP(NORMINV(RAND();0;[.$H$2]))" office:value-type="currency" office:currency="EUR" office:value="33152.0361928523">
            <text:p>33.152,04 €</text:p>
          </table:table-cell>
          <table:table-cell table:formula="of:=[.DK16]*EXP(LN(1+[.$F$2]-[.$H$2]^2/2))*EXP(NORMINV(RAND();0;[.$H$2]))" office:value-type="currency" office:currency="EUR" office:value="18291.616431681">
            <text:p>18.291,62 €</text:p>
          </table:table-cell>
          <table:table-cell table:formula="of:=[.DL16]*EXP(LN(1+[.$F$2]-[.$H$2]^2/2))*EXP(NORMINV(RAND();0;[.$H$2]))" office:value-type="currency" office:currency="EUR" office:value="23733.4962822507">
            <text:p>23.733,50 €</text:p>
          </table:table-cell>
          <table:table-cell table:formula="of:=[.DM16]*EXP(LN(1+[.$F$2]-[.$H$2]^2/2))*EXP(NORMINV(RAND();0;[.$H$2]))" office:value-type="currency" office:currency="EUR" office:value="17781.3161239319">
            <text:p>17.781,32 €</text:p>
          </table:table-cell>
          <table:table-cell table:formula="of:=[.DN16]*EXP(LN(1+[.$F$2]-[.$H$2]^2/2))*EXP(NORMINV(RAND();0;[.$H$2]))" office:value-type="currency" office:currency="EUR" office:value="16425.3133784461">
            <text:p>16.425,31 €</text:p>
          </table:table-cell>
          <table:table-cell table:formula="of:=[.DO16]*EXP(LN(1+[.$F$2]-[.$H$2]^2/2))*EXP(NORMINV(RAND();0;[.$H$2]))" office:value-type="currency" office:currency="EUR" office:value="4174.75333503214">
            <text:p>4.174,75 €</text:p>
          </table:table-cell>
          <table:table-cell table:formula="of:=[.DP16]*EXP(LN(1+[.$F$2]-[.$H$2]^2/2))*EXP(NORMINV(RAND();0;[.$H$2]))" office:value-type="currency" office:currency="EUR" office:value="27779.2236564146">
            <text:p>27.779,22 €</text:p>
          </table:table-cell>
          <table:table-cell table:formula="of:=[.DQ16]*EXP(LN(1+[.$F$2]-[.$H$2]^2/2))*EXP(NORMINV(RAND();0;[.$H$2]))" office:value-type="currency" office:currency="EUR" office:value="33861.5744376033">
            <text:p>33.861,57 €</text:p>
          </table:table-cell>
          <table:table-cell table:formula="of:=[.DR16]*EXP(LN(1+[.$F$2]-[.$H$2]^2/2))*EXP(NORMINV(RAND();0;[.$H$2]))" office:value-type="currency" office:currency="EUR" office:value="21612.2009508026">
            <text:p>21.612,20 €</text:p>
          </table:table-cell>
          <table:table-cell table:formula="of:=[.DS16]*EXP(LN(1+[.$F$2]-[.$H$2]^2/2))*EXP(NORMINV(RAND();0;[.$H$2]))" office:value-type="currency" office:currency="EUR" office:value="13928.0916042549">
            <text:p>13.928,09 €</text:p>
          </table:table-cell>
          <table:table-cell table:formula="of:=[.DT16]*EXP(LN(1+[.$F$2]-[.$H$2]^2/2))*EXP(NORMINV(RAND();0;[.$H$2]))" office:value-type="currency" office:currency="EUR" office:value="76168.5076501409">
            <text:p>76.168,51 €</text:p>
          </table:table-cell>
          <table:table-cell table:formula="of:=[.DU16]*EXP(LN(1+[.$F$2]-[.$H$2]^2/2))*EXP(NORMINV(RAND();0;[.$H$2]))" office:value-type="currency" office:currency="EUR" office:value="19519.9840011107">
            <text:p>19.519,98 €</text:p>
          </table:table-cell>
          <table:table-cell table:formula="of:=[.DV16]*EXP(LN(1+[.$F$2]-[.$H$2]^2/2))*EXP(NORMINV(RAND();0;[.$H$2]))" office:value-type="currency" office:currency="EUR" office:value="13868.3161316905">
            <text:p>13.868,32 €</text:p>
          </table:table-cell>
          <table:table-cell table:formula="of:=[.DW16]*EXP(LN(1+[.$F$2]-[.$H$2]^2/2))*EXP(NORMINV(RAND();0;[.$H$2]))" office:value-type="currency" office:currency="EUR" office:value="60048.2588854589">
            <text:p>60.048,26 €</text:p>
          </table:table-cell>
          <table:table-cell table:formula="of:=[.DX16]*EXP(LN(1+[.$F$2]-[.$H$2]^2/2))*EXP(NORMINV(RAND();0;[.$H$2]))" office:value-type="currency" office:currency="EUR" office:value="52039.7113362835">
            <text:p>52.039,71 €</text:p>
          </table:table-cell>
          <table:table-cell table:formula="of:=[.DY16]*EXP(LN(1+[.$F$2]-[.$H$2]^2/2))*EXP(NORMINV(RAND();0;[.$H$2]))" office:value-type="currency" office:currency="EUR" office:value="10300.1917998461">
            <text:p>10.300,19 €</text:p>
          </table:table-cell>
          <table:table-cell table:formula="of:=[.DZ16]*EXP(LN(1+[.$F$2]-[.$H$2]^2/2))*EXP(NORMINV(RAND();0;[.$H$2]))" office:value-type="currency" office:currency="EUR" office:value="26050.2977261023">
            <text:p>26.050,30 €</text:p>
          </table:table-cell>
          <table:table-cell table:formula="of:=[.EA16]*EXP(LN(1+[.$F$2]-[.$H$2]^2/2))*EXP(NORMINV(RAND();0;[.$H$2]))" office:value-type="currency" office:currency="EUR" office:value="14363.154369962">
            <text:p>14.363,15 €</text:p>
          </table:table-cell>
          <table:table-cell table:formula="of:=[.EB16]*EXP(LN(1+[.$F$2]-[.$H$2]^2/2))*EXP(NORMINV(RAND();0;[.$H$2]))" office:value-type="currency" office:currency="EUR" office:value="22753.2629657923">
            <text:p>22.753,26 €</text:p>
          </table:table-cell>
          <table:table-cell table:formula="of:=[.EC16]*EXP(LN(1+[.$F$2]-[.$H$2]^2/2))*EXP(NORMINV(RAND();0;[.$H$2]))" office:value-type="currency" office:currency="EUR" office:value="36354.6517148301">
            <text:p>36.354,65 €</text:p>
          </table:table-cell>
          <table:table-cell table:formula="of:=[.ED16]*EXP(LN(1+[.$F$2]-[.$H$2]^2/2))*EXP(NORMINV(RAND();0;[.$H$2]))" office:value-type="currency" office:currency="EUR" office:value="15500.2149092726">
            <text:p>15.500,21 €</text:p>
          </table:table-cell>
          <table:table-cell table:formula="of:=[.EE16]*EXP(LN(1+[.$F$2]-[.$H$2]^2/2))*EXP(NORMINV(RAND();0;[.$H$2]))" office:value-type="currency" office:currency="EUR" office:value="10035.4447429938">
            <text:p>10.035,44 €</text:p>
          </table:table-cell>
          <table:table-cell table:formula="of:=[.EF16]*EXP(LN(1+[.$F$2]-[.$H$2]^2/2))*EXP(NORMINV(RAND();0;[.$H$2]))" office:value-type="currency" office:currency="EUR" office:value="5565.7345370393">
            <text:p>5.565,73 €</text:p>
          </table:table-cell>
          <table:table-cell table:formula="of:=[.EG16]*EXP(LN(1+[.$F$2]-[.$H$2]^2/2))*EXP(NORMINV(RAND();0;[.$H$2]))" office:value-type="currency" office:currency="EUR" office:value="39652.8230371883">
            <text:p>39.652,82 €</text:p>
          </table:table-cell>
          <table:table-cell table:formula="of:=[.EH16]*EXP(LN(1+[.$F$2]-[.$H$2]^2/2))*EXP(NORMINV(RAND();0;[.$H$2]))" office:value-type="currency" office:currency="EUR" office:value="5309.17902835227">
            <text:p>5.309,18 €</text:p>
          </table:table-cell>
          <table:table-cell table:formula="of:=[.EI16]*EXP(LN(1+[.$F$2]-[.$H$2]^2/2))*EXP(NORMINV(RAND();0;[.$H$2]))" office:value-type="currency" office:currency="EUR" office:value="23043.949910289">
            <text:p>23.043,95 €</text:p>
          </table:table-cell>
          <table:table-cell table:formula="of:=[.EJ16]*EXP(LN(1+[.$F$2]-[.$H$2]^2/2))*EXP(NORMINV(RAND();0;[.$H$2]))" office:value-type="currency" office:currency="EUR" office:value="16450.5541339194">
            <text:p>16.450,55 €</text:p>
          </table:table-cell>
          <table:table-cell table:formula="of:=[.EK16]*EXP(LN(1+[.$F$2]-[.$H$2]^2/2))*EXP(NORMINV(RAND();0;[.$H$2]))" office:value-type="currency" office:currency="EUR" office:value="15177.6704017351">
            <text:p>15.177,67 €</text:p>
          </table:table-cell>
          <table:table-cell table:formula="of:=[.EL16]*EXP(LN(1+[.$F$2]-[.$H$2]^2/2))*EXP(NORMINV(RAND();0;[.$H$2]))" office:value-type="currency" office:currency="EUR" office:value="7077.11522506424">
            <text:p>7.077,12 €</text:p>
          </table:table-cell>
          <table:table-cell table:formula="of:=[.EM16]*EXP(LN(1+[.$F$2]-[.$H$2]^2/2))*EXP(NORMINV(RAND();0;[.$H$2]))" office:value-type="currency" office:currency="EUR" office:value="79783.8865945634">
            <text:p>79.783,89 €</text:p>
          </table:table-cell>
          <table:table-cell table:formula="of:=[.EN16]*EXP(LN(1+[.$F$2]-[.$H$2]^2/2))*EXP(NORMINV(RAND();0;[.$H$2]))" office:value-type="currency" office:currency="EUR" office:value="25728.4622497322">
            <text:p>25.728,46 €</text:p>
          </table:table-cell>
          <table:table-cell table:formula="of:=[.EO16]*EXP(LN(1+[.$F$2]-[.$H$2]^2/2))*EXP(NORMINV(RAND();0;[.$H$2]))" office:value-type="currency" office:currency="EUR" office:value="7198.71880875788">
            <text:p>7.198,72 €</text:p>
          </table:table-cell>
          <table:table-cell table:formula="of:=[.EP16]*EXP(LN(1+[.$F$2]-[.$H$2]^2/2))*EXP(NORMINV(RAND();0;[.$H$2]))" office:value-type="currency" office:currency="EUR" office:value="28230.9612035597">
            <text:p>28.230,96 €</text:p>
          </table:table-cell>
          <table:table-cell table:formula="of:=[.EQ16]*EXP(LN(1+[.$F$2]-[.$H$2]^2/2))*EXP(NORMINV(RAND();0;[.$H$2]))" office:value-type="currency" office:currency="EUR" office:value="3957.48422299963">
            <text:p>3.957,48 €</text:p>
          </table:table-cell>
          <table:table-cell table:formula="of:=[.ER16]*EXP(LN(1+[.$F$2]-[.$H$2]^2/2))*EXP(NORMINV(RAND();0;[.$H$2]))" office:value-type="currency" office:currency="EUR" office:value="46713.7395839903">
            <text:p>46.713,74 €</text:p>
          </table:table-cell>
          <table:table-cell table:formula="of:=[.ES16]*EXP(LN(1+[.$F$2]-[.$H$2]^2/2))*EXP(NORMINV(RAND();0;[.$H$2]))" office:value-type="currency" office:currency="EUR" office:value="23503.9169120362">
            <text:p>23.503,92 €</text:p>
          </table:table-cell>
          <table:table-cell table:formula="of:=[.ET16]*EXP(LN(1+[.$F$2]-[.$H$2]^2/2))*EXP(NORMINV(RAND();0;[.$H$2]))" office:value-type="currency" office:currency="EUR" office:value="19766.1306590488">
            <text:p>19.766,13 €</text:p>
          </table:table-cell>
          <table:table-cell table:formula="of:=[.EU16]*EXP(LN(1+[.$F$2]-[.$H$2]^2/2))*EXP(NORMINV(RAND();0;[.$H$2]))" office:value-type="currency" office:currency="EUR" office:value="9646.02506498675">
            <text:p>9.646,03 €</text:p>
          </table:table-cell>
          <table:table-cell table:formula="of:=[.EV16]*EXP(LN(1+[.$F$2]-[.$H$2]^2/2))*EXP(NORMINV(RAND();0;[.$H$2]))" office:value-type="currency" office:currency="EUR" office:value="10190.6775698878">
            <text:p>10.190,68 €</text:p>
          </table:table-cell>
          <table:table-cell table:formula="of:=[.EW16]*EXP(LN(1+[.$F$2]-[.$H$2]^2/2))*EXP(NORMINV(RAND();0;[.$H$2]))" office:value-type="currency" office:currency="EUR" office:value="9874.60101647754">
            <text:p>9.874,60 €</text:p>
          </table:table-cell>
          <table:table-cell table:formula="of:=[.EX16]*EXP(LN(1+[.$F$2]-[.$H$2]^2/2))*EXP(NORMINV(RAND();0;[.$H$2]))" office:value-type="currency" office:currency="EUR" office:value="6202.29030438601">
            <text:p>6.202,29 €</text:p>
          </table:table-cell>
          <table:table-cell table:formula="of:=[.EY16]*EXP(LN(1+[.$F$2]-[.$H$2]^2/2))*EXP(NORMINV(RAND();0;[.$H$2]))" office:value-type="currency" office:currency="EUR" office:value="65655.6831889005">
            <text:p>65.655,68 €</text:p>
          </table:table-cell>
          <table:table-cell table:formula="of:=[.EZ16]*EXP(LN(1+[.$F$2]-[.$H$2]^2/2))*EXP(NORMINV(RAND();0;[.$H$2]))" office:value-type="currency" office:currency="EUR" office:value="29808.404926453">
            <text:p>29.808,40 €</text:p>
          </table:table-cell>
          <table:table-cell table:formula="of:=[.FA16]*EXP(LN(1+[.$F$2]-[.$H$2]^2/2))*EXP(NORMINV(RAND();0;[.$H$2]))" office:value-type="currency" office:currency="EUR" office:value="12621.4221040147">
            <text:p>12.621,42 €</text:p>
          </table:table-cell>
          <table:table-cell table:formula="of:=[.FB16]*EXP(LN(1+[.$F$2]-[.$H$2]^2/2))*EXP(NORMINV(RAND();0;[.$H$2]))" office:value-type="currency" office:currency="EUR" office:value="29366.3560809743">
            <text:p>29.366,36 €</text:p>
          </table:table-cell>
          <table:table-cell table:formula="of:=[.FC16]*EXP(LN(1+[.$F$2]-[.$H$2]^2/2))*EXP(NORMINV(RAND();0;[.$H$2]))" office:value-type="currency" office:currency="EUR" office:value="19777.3163765664">
            <text:p>19.777,32 €</text:p>
          </table:table-cell>
          <table:table-cell table:formula="of:=[.FD16]*EXP(LN(1+[.$F$2]-[.$H$2]^2/2))*EXP(NORMINV(RAND();0;[.$H$2]))" office:value-type="currency" office:currency="EUR" office:value="10924.0386558096">
            <text:p>10.924,04 €</text:p>
          </table:table-cell>
          <table:table-cell table:formula="of:=[.FE16]*EXP(LN(1+[.$F$2]-[.$H$2]^2/2))*EXP(NORMINV(RAND();0;[.$H$2]))" office:value-type="currency" office:currency="EUR" office:value="15101.129001972">
            <text:p>15.101,13 €</text:p>
          </table:table-cell>
          <table:table-cell table:formula="of:=[.FF16]*EXP(LN(1+[.$F$2]-[.$H$2]^2/2))*EXP(NORMINV(RAND();0;[.$H$2]))" office:value-type="currency" office:currency="EUR" office:value="15700.0921247585">
            <text:p>15.700,09 €</text:p>
          </table:table-cell>
          <table:table-cell table:formula="of:=[.FG16]*EXP(LN(1+[.$F$2]-[.$H$2]^2/2))*EXP(NORMINV(RAND();0;[.$H$2]))" office:value-type="currency" office:currency="EUR" office:value="15114.8709390062">
            <text:p>15.114,87 €</text:p>
          </table:table-cell>
          <table:table-cell table:formula="of:=[.FH16]*EXP(LN(1+[.$F$2]-[.$H$2]^2/2))*EXP(NORMINV(RAND();0;[.$H$2]))" office:value-type="currency" office:currency="EUR" office:value="16639.1071560966">
            <text:p>16.639,11 €</text:p>
          </table:table-cell>
          <table:table-cell table:formula="of:=[.FI16]*EXP(LN(1+[.$F$2]-[.$H$2]^2/2))*EXP(NORMINV(RAND();0;[.$H$2]))" office:value-type="currency" office:currency="EUR" office:value="6852.44012619265">
            <text:p>6.852,44 €</text:p>
          </table:table-cell>
          <table:table-cell table:formula="of:=[.FJ16]*EXP(LN(1+[.$F$2]-[.$H$2]^2/2))*EXP(NORMINV(RAND();0;[.$H$2]))" office:value-type="currency" office:currency="EUR" office:value="22420.7543467747">
            <text:p>22.420,75 €</text:p>
          </table:table-cell>
          <table:table-cell table:formula="of:=[.FK16]*EXP(LN(1+[.$F$2]-[.$H$2]^2/2))*EXP(NORMINV(RAND();0;[.$H$2]))" office:value-type="currency" office:currency="EUR" office:value="9271.50682339415">
            <text:p>9.271,51 €</text:p>
          </table:table-cell>
          <table:table-cell table:formula="of:=[.FL16]*EXP(LN(1+[.$F$2]-[.$H$2]^2/2))*EXP(NORMINV(RAND();0;[.$H$2]))" office:value-type="currency" office:currency="EUR" office:value="18348.2499593494">
            <text:p>18.348,25 €</text:p>
          </table:table-cell>
          <table:table-cell table:formula="of:=[.FM16]*EXP(LN(1+[.$F$2]-[.$H$2]^2/2))*EXP(NORMINV(RAND();0;[.$H$2]))" office:value-type="currency" office:currency="EUR" office:value="15606.9607694797">
            <text:p>15.606,96 €</text:p>
          </table:table-cell>
          <table:table-cell table:formula="of:=[.FN16]*EXP(LN(1+[.$F$2]-[.$H$2]^2/2))*EXP(NORMINV(RAND();0;[.$H$2]))" office:value-type="currency" office:currency="EUR" office:value="11445.8804051406">
            <text:p>11.445,88 €</text:p>
          </table:table-cell>
          <table:table-cell table:formula="of:=[.FO16]*EXP(LN(1+[.$F$2]-[.$H$2]^2/2))*EXP(NORMINV(RAND();0;[.$H$2]))" office:value-type="currency" office:currency="EUR" office:value="2000.98583717333">
            <text:p>2.000,99 €</text:p>
          </table:table-cell>
          <table:table-cell table:formula="of:=[.FP16]*EXP(LN(1+[.$F$2]-[.$H$2]^2/2))*EXP(NORMINV(RAND();0;[.$H$2]))" office:value-type="currency" office:currency="EUR" office:value="7267.2727350269">
            <text:p>7.267,27 €</text:p>
          </table:table-cell>
          <table:table-cell table:formula="of:=[.FQ16]*EXP(LN(1+[.$F$2]-[.$H$2]^2/2))*EXP(NORMINV(RAND();0;[.$H$2]))" office:value-type="currency" office:currency="EUR" office:value="42355.9649864108">
            <text:p>42.355,96 €</text:p>
          </table:table-cell>
          <table:table-cell table:formula="of:=[.FR16]*EXP(LN(1+[.$F$2]-[.$H$2]^2/2))*EXP(NORMINV(RAND();0;[.$H$2]))" office:value-type="currency" office:currency="EUR" office:value="15376.1470867664">
            <text:p>15.376,15 €</text:p>
          </table:table-cell>
          <table:table-cell table:formula="of:=[.FS16]*EXP(LN(1+[.$F$2]-[.$H$2]^2/2))*EXP(NORMINV(RAND();0;[.$H$2]))" office:value-type="currency" office:currency="EUR" office:value="3743.20719819784">
            <text:p>3.743,21 €</text:p>
          </table:table-cell>
          <table:table-cell table:formula="of:=[.FT16]*EXP(LN(1+[.$F$2]-[.$H$2]^2/2))*EXP(NORMINV(RAND();0;[.$H$2]))" office:value-type="currency" office:currency="EUR" office:value="27883.8483969061">
            <text:p>27.883,85 €</text:p>
          </table:table-cell>
          <table:table-cell table:formula="of:=[.FU16]*EXP(LN(1+[.$F$2]-[.$H$2]^2/2))*EXP(NORMINV(RAND();0;[.$H$2]))" office:value-type="currency" office:currency="EUR" office:value="23770.0785388145">
            <text:p>23.770,08 €</text:p>
          </table:table-cell>
          <table:table-cell table:formula="of:=[.FV16]*EXP(LN(1+[.$F$2]-[.$H$2]^2/2))*EXP(NORMINV(RAND();0;[.$H$2]))" office:value-type="currency" office:currency="EUR" office:value="17494.424630073">
            <text:p>17.494,42 €</text:p>
          </table:table-cell>
          <table:table-cell table:formula="of:=[.FW16]*EXP(LN(1+[.$F$2]-[.$H$2]^2/2))*EXP(NORMINV(RAND();0;[.$H$2]))" office:value-type="currency" office:currency="EUR" office:value="39099.2925645972">
            <text:p>39.099,29 €</text:p>
          </table:table-cell>
          <table:table-cell table:formula="of:=[.FX16]*EXP(LN(1+[.$F$2]-[.$H$2]^2/2))*EXP(NORMINV(RAND();0;[.$H$2]))" office:value-type="currency" office:currency="EUR" office:value="46974.9750746159">
            <text:p>46.974,98 €</text:p>
          </table:table-cell>
          <table:table-cell table:formula="of:=[.FY16]*EXP(LN(1+[.$F$2]-[.$H$2]^2/2))*EXP(NORMINV(RAND();0;[.$H$2]))" office:value-type="currency" office:currency="EUR" office:value="15478.8899180302">
            <text:p>15.478,89 €</text:p>
          </table:table-cell>
          <table:table-cell table:formula="of:=[.FZ16]*EXP(LN(1+[.$F$2]-[.$H$2]^2/2))*EXP(NORMINV(RAND();0;[.$H$2]))" office:value-type="currency" office:currency="EUR" office:value="6198.09336758106">
            <text:p>6.198,09 €</text:p>
          </table:table-cell>
          <table:table-cell table:formula="of:=[.GA16]*EXP(LN(1+[.$F$2]-[.$H$2]^2/2))*EXP(NORMINV(RAND();0;[.$H$2]))" office:value-type="currency" office:currency="EUR" office:value="17560.4467495228">
            <text:p>17.560,45 €</text:p>
          </table:table-cell>
          <table:table-cell table:formula="of:=[.GB16]*EXP(LN(1+[.$F$2]-[.$H$2]^2/2))*EXP(NORMINV(RAND();0;[.$H$2]))" office:value-type="currency" office:currency="EUR" office:value="29891.1351905542">
            <text:p>29.891,14 €</text:p>
          </table:table-cell>
          <table:table-cell table:formula="of:=[.GC16]*EXP(LN(1+[.$F$2]-[.$H$2]^2/2))*EXP(NORMINV(RAND();0;[.$H$2]))" office:value-type="currency" office:currency="EUR" office:value="60058.2266522062">
            <text:p>60.058,23 €</text:p>
          </table:table-cell>
          <table:table-cell table:formula="of:=[.GD16]*EXP(LN(1+[.$F$2]-[.$H$2]^2/2))*EXP(NORMINV(RAND();0;[.$H$2]))" office:value-type="currency" office:currency="EUR" office:value="13996.8096419098">
            <text:p>13.996,81 €</text:p>
          </table:table-cell>
          <table:table-cell table:formula="of:=[.GE16]*EXP(LN(1+[.$F$2]-[.$H$2]^2/2))*EXP(NORMINV(RAND();0;[.$H$2]))" office:value-type="currency" office:currency="EUR" office:value="8944.38201177732">
            <text:p>8.944,38 €</text:p>
          </table:table-cell>
          <table:table-cell table:formula="of:=[.GF16]*EXP(LN(1+[.$F$2]-[.$H$2]^2/2))*EXP(NORMINV(RAND();0;[.$H$2]))" office:value-type="currency" office:currency="EUR" office:value="55676.6740640303">
            <text:p>55.676,67 €</text:p>
          </table:table-cell>
          <table:table-cell table:formula="of:=[.GG16]*EXP(LN(1+[.$F$2]-[.$H$2]^2/2))*EXP(NORMINV(RAND();0;[.$H$2]))" office:value-type="currency" office:currency="EUR" office:value="14691.6178027388">
            <text:p>14.691,62 €</text:p>
          </table:table-cell>
          <table:table-cell table:formula="of:=[.GH16]*EXP(LN(1+[.$F$2]-[.$H$2]^2/2))*EXP(NORMINV(RAND();0;[.$H$2]))" office:value-type="currency" office:currency="EUR" office:value="17777.5636345471">
            <text:p>17.777,56 €</text:p>
          </table:table-cell>
          <table:table-cell table:formula="of:=[.GI16]*EXP(LN(1+[.$F$2]-[.$H$2]^2/2))*EXP(NORMINV(RAND();0;[.$H$2]))" office:value-type="currency" office:currency="EUR" office:value="56738.2613011837">
            <text:p>56.738,26 €</text:p>
          </table:table-cell>
          <table:table-cell table:formula="of:=[.GJ16]*EXP(LN(1+[.$F$2]-[.$H$2]^2/2))*EXP(NORMINV(RAND();0;[.$H$2]))" office:value-type="currency" office:currency="EUR" office:value="9793.97491450521">
            <text:p>9.793,97 €</text:p>
          </table:table-cell>
          <table:table-cell table:formula="of:=[.GK16]*EXP(LN(1+[.$F$2]-[.$H$2]^2/2))*EXP(NORMINV(RAND();0;[.$H$2]))" office:value-type="currency" office:currency="EUR" office:value="37509.0378786558">
            <text:p>37.509,04 €</text:p>
          </table:table-cell>
          <table:table-cell table:formula="of:=[.GL16]*EXP(LN(1+[.$F$2]-[.$H$2]^2/2))*EXP(NORMINV(RAND();0;[.$H$2]))" office:value-type="currency" office:currency="EUR" office:value="7342.72607234098">
            <text:p>7.342,73 €</text:p>
          </table:table-cell>
          <table:table-cell table:formula="of:=[.GM16]*EXP(LN(1+[.$F$2]-[.$H$2]^2/2))*EXP(NORMINV(RAND();0;[.$H$2]))" office:value-type="currency" office:currency="EUR" office:value="16701.3399545229">
            <text:p>16.701,34 €</text:p>
          </table:table-cell>
          <table:table-cell table:formula="of:=[.GN16]*EXP(LN(1+[.$F$2]-[.$H$2]^2/2))*EXP(NORMINV(RAND();0;[.$H$2]))" office:value-type="currency" office:currency="EUR" office:value="6527.26277419887">
            <text:p>6.527,26 €</text:p>
          </table:table-cell>
          <table:table-cell table:formula="of:=[.GO16]*EXP(LN(1+[.$F$2]-[.$H$2]^2/2))*EXP(NORMINV(RAND();0;[.$H$2]))" office:value-type="currency" office:currency="EUR" office:value="45399.5308715249">
            <text:p>45.399,53 €</text:p>
          </table:table-cell>
          <table:table-cell table:formula="of:=[.GP16]*EXP(LN(1+[.$F$2]-[.$H$2]^2/2))*EXP(NORMINV(RAND();0;[.$H$2]))" office:value-type="currency" office:currency="EUR" office:value="153005.684457115">
            <text:p>153.005,68 €</text:p>
          </table:table-cell>
          <table:table-cell table:formula="of:=[.GQ16]*EXP(LN(1+[.$F$2]-[.$H$2]^2/2))*EXP(NORMINV(RAND();0;[.$H$2]))" office:value-type="currency" office:currency="EUR" office:value="25348.5532956099">
            <text:p>25.348,55 €</text:p>
          </table:table-cell>
          <table:table-cell table:formula="of:=[.GR16]*EXP(LN(1+[.$F$2]-[.$H$2]^2/2))*EXP(NORMINV(RAND();0;[.$H$2]))" office:value-type="currency" office:currency="EUR" office:value="12838.4253337945">
            <text:p>12.838,43 €</text:p>
          </table:table-cell>
          <table:table-cell table:formula="of:=[.GS16]*EXP(LN(1+[.$F$2]-[.$H$2]^2/2))*EXP(NORMINV(RAND();0;[.$H$2]))" office:value-type="currency" office:currency="EUR" office:value="16254.5187425673">
            <text:p>16.254,52 €</text:p>
          </table:table-cell>
          <table:table-cell table:formula="of:=[.GT16]*EXP(LN(1+[.$F$2]-[.$H$2]^2/2))*EXP(NORMINV(RAND();0;[.$H$2]))" office:value-type="currency" office:currency="EUR" office:value="9717.71584761234">
            <text:p>9.717,72 €</text:p>
          </table:table-cell>
          <table:table-cell table:formula="of:=[.GU16]*EXP(LN(1+[.$F$2]-[.$H$2]^2/2))*EXP(NORMINV(RAND();0;[.$H$2]))" office:value-type="currency" office:currency="EUR" office:value="22977.7983803445">
            <text:p>22.977,80 €</text:p>
          </table:table-cell>
          <table:table-cell table:formula="of:=[.GV16]*EXP(LN(1+[.$F$2]-[.$H$2]^2/2))*EXP(NORMINV(RAND();0;[.$H$2]))" office:value-type="currency" office:currency="EUR" office:value="21451.692874285">
            <text:p>21.451,69 €</text:p>
          </table:table-cell>
          <table:table-cell table:formula="of:=[.GW16]*EXP(LN(1+[.$F$2]-[.$H$2]^2/2))*EXP(NORMINV(RAND();0;[.$H$2]))" office:value-type="currency" office:currency="EUR" office:value="10292.4020933335">
            <text:p>10.292,40 €</text:p>
          </table:table-cell>
          <table:table-cell table:formula="of:=[.GX16]*EXP(LN(1+[.$F$2]-[.$H$2]^2/2))*EXP(NORMINV(RAND();0;[.$H$2]))" office:value-type="currency" office:currency="EUR" office:value="17551.4000867232">
            <text:p>17.551,40 €</text:p>
          </table:table-cell>
          <table:table-cell table:formula="of:=[.GY16]*EXP(LN(1+[.$F$2]-[.$H$2]^2/2))*EXP(NORMINV(RAND();0;[.$H$2]))" office:value-type="currency" office:currency="EUR" office:value="3791.69781589197">
            <text:p>3.791,70 €</text:p>
          </table:table-cell>
          <table:table-cell table:formula="of:=[.GZ16]*EXP(LN(1+[.$F$2]-[.$H$2]^2/2))*EXP(NORMINV(RAND();0;[.$H$2]))" office:value-type="currency" office:currency="EUR" office:value="8769.45470789794">
            <text:p>8.769,45 €</text:p>
          </table:table-cell>
          <table:table-cell table:formula="of:=[.HA16]*EXP(LN(1+[.$F$2]-[.$H$2]^2/2))*EXP(NORMINV(RAND();0;[.$H$2]))" office:value-type="currency" office:currency="EUR" office:value="15252.8959752993">
            <text:p>15.252,90 €</text:p>
          </table:table-cell>
          <table:table-cell table:formula="of:=[.HB16]*EXP(LN(1+[.$F$2]-[.$H$2]^2/2))*EXP(NORMINV(RAND();0;[.$H$2]))" office:value-type="currency" office:currency="EUR" office:value="21583.9380940075">
            <text:p>21.583,94 €</text:p>
          </table:table-cell>
          <table:table-cell table:formula="of:=[.HC16]*EXP(LN(1+[.$F$2]-[.$H$2]^2/2))*EXP(NORMINV(RAND();0;[.$H$2]))" office:value-type="currency" office:currency="EUR" office:value="25910.3244109731">
            <text:p>25.910,32 €</text:p>
          </table:table-cell>
          <table:table-cell table:formula="of:=[.HD16]*EXP(LN(1+[.$F$2]-[.$H$2]^2/2))*EXP(NORMINV(RAND();0;[.$H$2]))" office:value-type="currency" office:currency="EUR" office:value="25676.8133404869">
            <text:p>25.676,81 €</text:p>
          </table:table-cell>
          <table:table-cell table:formula="of:=[.HE16]*EXP(LN(1+[.$F$2]-[.$H$2]^2/2))*EXP(NORMINV(RAND();0;[.$H$2]))" office:value-type="currency" office:currency="EUR" office:value="19013.3689512736">
            <text:p>19.013,37 €</text:p>
          </table:table-cell>
          <table:table-cell table:formula="of:=[.HF16]*EXP(LN(1+[.$F$2]-[.$H$2]^2/2))*EXP(NORMINV(RAND();0;[.$H$2]))" office:value-type="currency" office:currency="EUR" office:value="15076.4551290293">
            <text:p>15.076,46 €</text:p>
          </table:table-cell>
          <table:table-cell table:formula="of:=[.HG16]*EXP(LN(1+[.$F$2]-[.$H$2]^2/2))*EXP(NORMINV(RAND();0;[.$H$2]))" office:value-type="currency" office:currency="EUR" office:value="31201.4961982258">
            <text:p>31.201,50 €</text:p>
          </table:table-cell>
          <table:table-cell table:formula="of:=[.HH16]*EXP(LN(1+[.$F$2]-[.$H$2]^2/2))*EXP(NORMINV(RAND();0;[.$H$2]))" office:value-type="currency" office:currency="EUR" office:value="16634.7825775231">
            <text:p>16.634,78 €</text:p>
          </table:table-cell>
          <table:table-cell table:formula="of:=[.HI16]*EXP(LN(1+[.$F$2]-[.$H$2]^2/2))*EXP(NORMINV(RAND();0;[.$H$2]))" office:value-type="currency" office:currency="EUR" office:value="13338.4387761745">
            <text:p>13.338,44 €</text:p>
          </table:table-cell>
          <table:table-cell table:formula="of:=[.HJ16]*EXP(LN(1+[.$F$2]-[.$H$2]^2/2))*EXP(NORMINV(RAND();0;[.$H$2]))" office:value-type="currency" office:currency="EUR" office:value="62423.6647815383">
            <text:p>62.423,66 €</text:p>
          </table:table-cell>
          <table:table-cell table:formula="of:=[.HK16]*EXP(LN(1+[.$F$2]-[.$H$2]^2/2))*EXP(NORMINV(RAND();0;[.$H$2]))" office:value-type="currency" office:currency="EUR" office:value="9892.66058765241">
            <text:p>9.892,66 €</text:p>
          </table:table-cell>
          <table:table-cell table:formula="of:=[.HL16]*EXP(LN(1+[.$F$2]-[.$H$2]^2/2))*EXP(NORMINV(RAND();0;[.$H$2]))" office:value-type="currency" office:currency="EUR" office:value="6212.28633883523">
            <text:p>6.212,29 €</text:p>
          </table:table-cell>
          <table:table-cell table:formula="of:=[.HM16]*EXP(LN(1+[.$F$2]-[.$H$2]^2/2))*EXP(NORMINV(RAND();0;[.$H$2]))" office:value-type="currency" office:currency="EUR" office:value="7526.55306942519">
            <text:p>7.526,55 €</text:p>
          </table:table-cell>
          <table:table-cell table:formula="of:=[.HN16]*EXP(LN(1+[.$F$2]-[.$H$2]^2/2))*EXP(NORMINV(RAND();0;[.$H$2]))" office:value-type="currency" office:currency="EUR" office:value="16679.904721905">
            <text:p>16.679,90 €</text:p>
          </table:table-cell>
          <table:table-cell table:formula="of:=[.HO16]*EXP(LN(1+[.$F$2]-[.$H$2]^2/2))*EXP(NORMINV(RAND();0;[.$H$2]))" office:value-type="currency" office:currency="EUR" office:value="14008.6982727145">
            <text:p>14.008,70 €</text:p>
          </table:table-cell>
          <table:table-cell table:formula="of:=[.HP16]*EXP(LN(1+[.$F$2]-[.$H$2]^2/2))*EXP(NORMINV(RAND();0;[.$H$2]))" office:value-type="currency" office:currency="EUR" office:value="65223.6522420507">
            <text:p>65.223,65 €</text:p>
          </table:table-cell>
          <table:table-cell table:formula="of:=[.HQ16]*EXP(LN(1+[.$F$2]-[.$H$2]^2/2))*EXP(NORMINV(RAND();0;[.$H$2]))" office:value-type="currency" office:currency="EUR" office:value="18646.2701302296">
            <text:p>18.646,27 €</text:p>
          </table:table-cell>
          <table:table-cell table:formula="of:=[.HR16]*EXP(LN(1+[.$F$2]-[.$H$2]^2/2))*EXP(NORMINV(RAND();0;[.$H$2]))" office:value-type="currency" office:currency="EUR" office:value="24077.7485580117">
            <text:p>24.077,75 €</text:p>
          </table:table-cell>
          <table:table-cell table:formula="of:=[.HS16]*EXP(LN(1+[.$F$2]-[.$H$2]^2/2))*EXP(NORMINV(RAND();0;[.$H$2]))" office:value-type="currency" office:currency="EUR" office:value="23623.5731666221">
            <text:p>23.623,57 €</text:p>
          </table:table-cell>
          <table:table-cell table:formula="of:=[.HT16]*EXP(LN(1+[.$F$2]-[.$H$2]^2/2))*EXP(NORMINV(RAND();0;[.$H$2]))" office:value-type="currency" office:currency="EUR" office:value="30386.6164087084">
            <text:p>30.386,62 €</text:p>
          </table:table-cell>
          <table:table-cell table:formula="of:=[.HU16]*EXP(LN(1+[.$F$2]-[.$H$2]^2/2))*EXP(NORMINV(RAND();0;[.$H$2]))" office:value-type="currency" office:currency="EUR" office:value="7421.66092287973">
            <text:p>7.421,66 €</text:p>
          </table:table-cell>
          <table:table-cell table:formula="of:=[.HV16]*EXP(LN(1+[.$F$2]-[.$H$2]^2/2))*EXP(NORMINV(RAND();0;[.$H$2]))" office:value-type="currency" office:currency="EUR" office:value="15240.4183808688">
            <text:p>15.240,42 €</text:p>
          </table:table-cell>
          <table:table-cell table:formula="of:=[.HW16]*EXP(LN(1+[.$F$2]-[.$H$2]^2/2))*EXP(NORMINV(RAND();0;[.$H$2]))" office:value-type="currency" office:currency="EUR" office:value="9864.53771713043">
            <text:p>9.864,54 €</text:p>
          </table:table-cell>
          <table:table-cell table:formula="of:=[.HX16]*EXP(LN(1+[.$F$2]-[.$H$2]^2/2))*EXP(NORMINV(RAND();0;[.$H$2]))" office:value-type="currency" office:currency="EUR" office:value="35431.6297729524">
            <text:p>35.431,63 €</text:p>
          </table:table-cell>
          <table:table-cell table:formula="of:=[.HY16]*EXP(LN(1+[.$F$2]-[.$H$2]^2/2))*EXP(NORMINV(RAND();0;[.$H$2]))" office:value-type="currency" office:currency="EUR" office:value="6496.69785671994">
            <text:p>6.496,70 €</text:p>
          </table:table-cell>
          <table:table-cell table:formula="of:=[.HZ16]*EXP(LN(1+[.$F$2]-[.$H$2]^2/2))*EXP(NORMINV(RAND();0;[.$H$2]))" office:value-type="currency" office:currency="EUR" office:value="14542.8740456056">
            <text:p>14.542,87 €</text:p>
          </table:table-cell>
          <table:table-cell table:formula="of:=[.IA16]*EXP(LN(1+[.$F$2]-[.$H$2]^2/2))*EXP(NORMINV(RAND();0;[.$H$2]))" office:value-type="currency" office:currency="EUR" office:value="14056.362146311">
            <text:p>14.056,36 €</text:p>
          </table:table-cell>
          <table:table-cell table:formula="of:=[.IB16]*EXP(LN(1+[.$F$2]-[.$H$2]^2/2))*EXP(NORMINV(RAND();0;[.$H$2]))" office:value-type="currency" office:currency="EUR" office:value="28562.0867793947">
            <text:p>28.562,09 €</text:p>
          </table:table-cell>
          <table:table-cell table:formula="of:=[.IC16]*EXP(LN(1+[.$F$2]-[.$H$2]^2/2))*EXP(NORMINV(RAND();0;[.$H$2]))" office:value-type="currency" office:currency="EUR" office:value="19000.6644591707">
            <text:p>19.000,66 €</text:p>
          </table:table-cell>
          <table:table-cell table:formula="of:=[.ID16]*EXP(LN(1+[.$F$2]-[.$H$2]^2/2))*EXP(NORMINV(RAND();0;[.$H$2]))" office:value-type="currency" office:currency="EUR" office:value="8160.08914816044">
            <text:p>8.160,09 €</text:p>
          </table:table-cell>
          <table:table-cell table:formula="of:=[.IE16]*EXP(LN(1+[.$F$2]-[.$H$2]^2/2))*EXP(NORMINV(RAND();0;[.$H$2]))" office:value-type="currency" office:currency="EUR" office:value="22383.8417805893">
            <text:p>22.383,84 €</text:p>
          </table:table-cell>
          <table:table-cell table:formula="of:=[.IF16]*EXP(LN(1+[.$F$2]-[.$H$2]^2/2))*EXP(NORMINV(RAND();0;[.$H$2]))" office:value-type="currency" office:currency="EUR" office:value="7018.71705847399">
            <text:p>7.018,72 €</text:p>
          </table:table-cell>
          <table:table-cell table:formula="of:=[.IG16]*EXP(LN(1+[.$F$2]-[.$H$2]^2/2))*EXP(NORMINV(RAND();0;[.$H$2]))" office:value-type="currency" office:currency="EUR" office:value="20149.6008856942">
            <text:p>20.149,60 €</text:p>
          </table:table-cell>
          <table:table-cell table:formula="of:=[.IH16]*EXP(LN(1+[.$F$2]-[.$H$2]^2/2))*EXP(NORMINV(RAND();0;[.$H$2]))" office:value-type="currency" office:currency="EUR" office:value="10209.7655800885">
            <text:p>10.209,77 €</text:p>
          </table:table-cell>
          <table:table-cell table:formula="of:=[.II16]*EXP(LN(1+[.$F$2]-[.$H$2]^2/2))*EXP(NORMINV(RAND();0;[.$H$2]))" office:value-type="currency" office:currency="EUR" office:value="24177.2701495619">
            <text:p>24.177,27 €</text:p>
          </table:table-cell>
          <table:table-cell table:formula="of:=[.IJ16]*EXP(LN(1+[.$F$2]-[.$H$2]^2/2))*EXP(NORMINV(RAND();0;[.$H$2]))" office:value-type="currency" office:currency="EUR" office:value="18351.6029877967">
            <text:p>18.351,60 €</text:p>
          </table:table-cell>
          <table:table-cell table:formula="of:=[.IK16]*EXP(LN(1+[.$F$2]-[.$H$2]^2/2))*EXP(NORMINV(RAND();0;[.$H$2]))" office:value-type="currency" office:currency="EUR" office:value="32742.6735669183">
            <text:p>32.742,67 €</text:p>
          </table:table-cell>
          <table:table-cell table:formula="of:=[.IL16]*EXP(LN(1+[.$F$2]-[.$H$2]^2/2))*EXP(NORMINV(RAND();0;[.$H$2]))" office:value-type="currency" office:currency="EUR" office:value="13104.6459878258">
            <text:p>13.104,65 €</text:p>
          </table:table-cell>
          <table:table-cell table:formula="of:=[.IM16]*EXP(LN(1+[.$F$2]-[.$H$2]^2/2))*EXP(NORMINV(RAND();0;[.$H$2]))" office:value-type="currency" office:currency="EUR" office:value="8748.02210596179">
            <text:p>8.748,02 €</text:p>
          </table:table-cell>
          <table:table-cell table:formula="of:=[.IN16]*EXP(LN(1+[.$F$2]-[.$H$2]^2/2))*EXP(NORMINV(RAND();0;[.$H$2]))" office:value-type="currency" office:currency="EUR" office:value="46989.9829795659">
            <text:p>46.989,98 €</text:p>
          </table:table-cell>
          <table:table-cell table:formula="of:=[.IO16]*EXP(LN(1+[.$F$2]-[.$H$2]^2/2))*EXP(NORMINV(RAND();0;[.$H$2]))" office:value-type="currency" office:currency="EUR" office:value="19451.2898417334">
            <text:p>19.451,29 €</text:p>
          </table:table-cell>
          <table:table-cell table:formula="of:=[.IP16]*EXP(LN(1+[.$F$2]-[.$H$2]^2/2))*EXP(NORMINV(RAND();0;[.$H$2]))" office:value-type="currency" office:currency="EUR" office:value="15754.4211679237">
            <text:p>15.754,42 €</text:p>
          </table:table-cell>
          <table:table-cell table:formula="of:=[.IQ16]*EXP(LN(1+[.$F$2]-[.$H$2]^2/2))*EXP(NORMINV(RAND();0;[.$H$2]))" office:value-type="currency" office:currency="EUR" office:value="10758.4699358552">
            <text:p>10.758,47 €</text:p>
          </table:table-cell>
          <table:table-cell table:formula="of:=[.IR16]*EXP(LN(1+[.$F$2]-[.$H$2]^2/2))*EXP(NORMINV(RAND();0;[.$H$2]))" office:value-type="currency" office:currency="EUR" office:value="12346.5397342157">
            <text:p>12.346,54 €</text:p>
          </table:table-cell>
          <table:table-cell table:formula="of:=[.IS16]*EXP(LN(1+[.$F$2]-[.$H$2]^2/2))*EXP(NORMINV(RAND();0;[.$H$2]))" office:value-type="currency" office:currency="EUR" office:value="16259.867902122">
            <text:p>16.259,87 €</text:p>
          </table:table-cell>
          <table:table-cell table:formula="of:=[.IT16]*EXP(LN(1+[.$F$2]-[.$H$2]^2/2))*EXP(NORMINV(RAND();0;[.$H$2]))" office:value-type="currency" office:currency="EUR" office:value="100130.754582223">
            <text:p>100.130,75 €</text:p>
          </table:table-cell>
          <table:table-cell table:formula="of:=[.IU16]*EXP(LN(1+[.$F$2]-[.$H$2]^2/2))*EXP(NORMINV(RAND();0;[.$H$2]))" office:value-type="currency" office:currency="EUR" office:value="17788.3976714811">
            <text:p>17.788,40 €</text:p>
          </table:table-cell>
          <table:table-cell table:formula="of:=[.IV16]*EXP(LN(1+[.$F$2]-[.$H$2]^2/2))*EXP(NORMINV(RAND();0;[.$H$2]))" office:value-type="currency" office:currency="EUR" office:value="11352.8877241949">
            <text:p>11.352,89 €</text:p>
          </table:table-cell>
          <table:table-cell table:formula="of:=[.IW16]*EXP(LN(1+[.$F$2]-[.$H$2]^2/2))*EXP(NORMINV(RAND();0;[.$H$2]))" office:value-type="currency" office:currency="EUR" office:value="14608.8912811877">
            <text:p>14.608,89 €</text:p>
          </table:table-cell>
          <table:table-cell table:formula="of:=[.IX16]*EXP(LN(1+[.$F$2]-[.$H$2]^2/2))*EXP(NORMINV(RAND();0;[.$H$2]))" office:value-type="currency" office:currency="EUR" office:value="6838.50952491573">
            <text:p>6.838,51 €</text:p>
          </table:table-cell>
          <table:table-cell table:formula="of:=[.IY16]*EXP(LN(1+[.$F$2]-[.$H$2]^2/2))*EXP(NORMINV(RAND();0;[.$H$2]))" office:value-type="currency" office:currency="EUR" office:value="12003.0933423422">
            <text:p>12.003,09 €</text:p>
          </table:table-cell>
          <table:table-cell table:formula="of:=[.IZ16]*EXP(LN(1+[.$F$2]-[.$H$2]^2/2))*EXP(NORMINV(RAND();0;[.$H$2]))" office:value-type="currency" office:currency="EUR" office:value="11233.1351720513">
            <text:p>11.233,14 €</text:p>
          </table:table-cell>
          <table:table-cell table:formula="of:=[.JA16]*EXP(LN(1+[.$F$2]-[.$H$2]^2/2))*EXP(NORMINV(RAND();0;[.$H$2]))" office:value-type="currency" office:currency="EUR" office:value="24003.4999950531">
            <text:p>24.003,50 €</text:p>
          </table:table-cell>
          <table:table-cell table:formula="of:=[.JB16]*EXP(LN(1+[.$F$2]-[.$H$2]^2/2))*EXP(NORMINV(RAND();0;[.$H$2]))" office:value-type="currency" office:currency="EUR" office:value="62501.8138645139">
            <text:p>62.501,81 €</text:p>
          </table:table-cell>
          <table:table-cell table:formula="of:=[.JC16]*EXP(LN(1+[.$F$2]-[.$H$2]^2/2))*EXP(NORMINV(RAND();0;[.$H$2]))" office:value-type="currency" office:currency="EUR" office:value="9261.41017218054">
            <text:p>9.261,41 €</text:p>
          </table:table-cell>
          <table:table-cell table:formula="of:=[.JD16]*EXP(LN(1+[.$F$2]-[.$H$2]^2/2))*EXP(NORMINV(RAND();0;[.$H$2]))" office:value-type="currency" office:currency="EUR" office:value="25781.7186870653">
            <text:p>25.781,72 €</text:p>
          </table:table-cell>
          <table:table-cell table:formula="of:=[.JE16]*EXP(LN(1+[.$F$2]-[.$H$2]^2/2))*EXP(NORMINV(RAND();0;[.$H$2]))" office:value-type="currency" office:currency="EUR" office:value="29441.4425286789">
            <text:p>29.441,44 €</text:p>
          </table:table-cell>
          <table:table-cell table:formula="of:=[.JF16]*EXP(LN(1+[.$F$2]-[.$H$2]^2/2))*EXP(NORMINV(RAND();0;[.$H$2]))" office:value-type="currency" office:currency="EUR" office:value="19510.9684780715">
            <text:p>19.510,97 €</text:p>
          </table:table-cell>
          <table:table-cell table:formula="of:=[.JG16]*EXP(LN(1+[.$F$2]-[.$H$2]^2/2))*EXP(NORMINV(RAND();0;[.$H$2]))" office:value-type="currency" office:currency="EUR" office:value="28816.3372465764">
            <text:p>28.816,34 €</text:p>
          </table:table-cell>
          <table:table-cell table:formula="of:=[.JH16]*EXP(LN(1+[.$F$2]-[.$H$2]^2/2))*EXP(NORMINV(RAND();0;[.$H$2]))" office:value-type="currency" office:currency="EUR" office:value="12451.9762475398">
            <text:p>12.451,98 €</text:p>
          </table:table-cell>
          <table:table-cell table:formula="of:=[.JI16]*EXP(LN(1+[.$F$2]-[.$H$2]^2/2))*EXP(NORMINV(RAND();0;[.$H$2]))" office:value-type="currency" office:currency="EUR" office:value="28294.6764668688">
            <text:p>28.294,68 €</text:p>
          </table:table-cell>
          <table:table-cell table:formula="of:=[.JJ16]*EXP(LN(1+[.$F$2]-[.$H$2]^2/2))*EXP(NORMINV(RAND();0;[.$H$2]))" office:value-type="currency" office:currency="EUR" office:value="15397.9915066332">
            <text:p>15.397,99 €</text:p>
          </table:table-cell>
          <table:table-cell table:formula="of:=[.JK16]*EXP(LN(1+[.$F$2]-[.$H$2]^2/2))*EXP(NORMINV(RAND();0;[.$H$2]))" office:value-type="currency" office:currency="EUR" office:value="13749.4833682246">
            <text:p>13.749,48 €</text:p>
          </table:table-cell>
          <table:table-cell table:formula="of:=[.JL16]*EXP(LN(1+[.$F$2]-[.$H$2]^2/2))*EXP(NORMINV(RAND();0;[.$H$2]))" office:value-type="currency" office:currency="EUR" office:value="14558.4227546534">
            <text:p>14.558,42 €</text:p>
          </table:table-cell>
          <table:table-cell table:formula="of:=[.JM16]*EXP(LN(1+[.$F$2]-[.$H$2]^2/2))*EXP(NORMINV(RAND();0;[.$H$2]))" office:value-type="currency" office:currency="EUR" office:value="22906.5016042582">
            <text:p>22.906,50 €</text:p>
          </table:table-cell>
          <table:table-cell table:formula="of:=[.JN16]*EXP(LN(1+[.$F$2]-[.$H$2]^2/2))*EXP(NORMINV(RAND();0;[.$H$2]))" office:value-type="currency" office:currency="EUR" office:value="33981.7595068383">
            <text:p>33.981,76 €</text:p>
          </table:table-cell>
          <table:table-cell table:formula="of:=[.JO16]*EXP(LN(1+[.$F$2]-[.$H$2]^2/2))*EXP(NORMINV(RAND();0;[.$H$2]))" office:value-type="currency" office:currency="EUR" office:value="3751.25413318318">
            <text:p>3.751,25 €</text:p>
          </table:table-cell>
          <table:table-cell table:formula="of:=[.JP16]*EXP(LN(1+[.$F$2]-[.$H$2]^2/2))*EXP(NORMINV(RAND();0;[.$H$2]))" office:value-type="currency" office:currency="EUR" office:value="56041.0870366847">
            <text:p>56.041,09 €</text:p>
          </table:table-cell>
          <table:table-cell table:formula="of:=[.JQ16]*EXP(LN(1+[.$F$2]-[.$H$2]^2/2))*EXP(NORMINV(RAND();0;[.$H$2]))" office:value-type="currency" office:currency="EUR" office:value="12265.239663376">
            <text:p>12.265,24 €</text:p>
          </table:table-cell>
          <table:table-cell table:formula="of:=[.JR16]*EXP(LN(1+[.$F$2]-[.$H$2]^2/2))*EXP(NORMINV(RAND();0;[.$H$2]))" office:value-type="currency" office:currency="EUR" office:value="16272.8311724708">
            <text:p>16.272,83 €</text:p>
          </table:table-cell>
          <table:table-cell table:formula="of:=[.JS16]*EXP(LN(1+[.$F$2]-[.$H$2]^2/2))*EXP(NORMINV(RAND();0;[.$H$2]))" office:value-type="currency" office:currency="EUR" office:value="30949.3968835588">
            <text:p>30.949,40 €</text:p>
          </table:table-cell>
          <table:table-cell table:formula="of:=[.JT16]*EXP(LN(1+[.$F$2]-[.$H$2]^2/2))*EXP(NORMINV(RAND();0;[.$H$2]))" office:value-type="currency" office:currency="EUR" office:value="4265.77810419732">
            <text:p>4.265,78 €</text:p>
          </table:table-cell>
          <table:table-cell table:formula="of:=[.JU16]*EXP(LN(1+[.$F$2]-[.$H$2]^2/2))*EXP(NORMINV(RAND();0;[.$H$2]))" office:value-type="currency" office:currency="EUR" office:value="15835.6091298455">
            <text:p>15.835,61 €</text:p>
          </table:table-cell>
          <table:table-cell table:formula="of:=[.JV16]*EXP(LN(1+[.$F$2]-[.$H$2]^2/2))*EXP(NORMINV(RAND();0;[.$H$2]))" office:value-type="currency" office:currency="EUR" office:value="9880.24163999585">
            <text:p>9.880,24 €</text:p>
          </table:table-cell>
          <table:table-cell table:formula="of:=[.JW16]*EXP(LN(1+[.$F$2]-[.$H$2]^2/2))*EXP(NORMINV(RAND();0;[.$H$2]))" office:value-type="currency" office:currency="EUR" office:value="8744.42880101843">
            <text:p>8.744,43 €</text:p>
          </table:table-cell>
          <table:table-cell table:formula="of:=[.JX16]*EXP(LN(1+[.$F$2]-[.$H$2]^2/2))*EXP(NORMINV(RAND();0;[.$H$2]))" office:value-type="currency" office:currency="EUR" office:value="17328.8080596974">
            <text:p>17.328,81 €</text:p>
          </table:table-cell>
          <table:table-cell table:formula="of:=[.JY16]*EXP(LN(1+[.$F$2]-[.$H$2]^2/2))*EXP(NORMINV(RAND();0;[.$H$2]))" office:value-type="currency" office:currency="EUR" office:value="9540.66348953695">
            <text:p>9.540,66 €</text:p>
          </table:table-cell>
          <table:table-cell table:formula="of:=[.JZ16]*EXP(LN(1+[.$F$2]-[.$H$2]^2/2))*EXP(NORMINV(RAND();0;[.$H$2]))" office:value-type="currency" office:currency="EUR" office:value="25909.322086693">
            <text:p>25.909,32 €</text:p>
          </table:table-cell>
          <table:table-cell table:formula="of:=[.KA16]*EXP(LN(1+[.$F$2]-[.$H$2]^2/2))*EXP(NORMINV(RAND();0;[.$H$2]))" office:value-type="currency" office:currency="EUR" office:value="5838.91081427958">
            <text:p>5.838,91 €</text:p>
          </table:table-cell>
          <table:table-cell table:formula="of:=[.KB16]*EXP(LN(1+[.$F$2]-[.$H$2]^2/2))*EXP(NORMINV(RAND();0;[.$H$2]))" office:value-type="currency" office:currency="EUR" office:value="17994.811911491">
            <text:p>17.994,81 €</text:p>
          </table:table-cell>
          <table:table-cell table:formula="of:=[.KC16]*EXP(LN(1+[.$F$2]-[.$H$2]^2/2))*EXP(NORMINV(RAND();0;[.$H$2]))" office:value-type="currency" office:currency="EUR" office:value="14341.5116093749">
            <text:p>14.341,51 €</text:p>
          </table:table-cell>
          <table:table-cell table:formula="of:=[.KD16]*EXP(LN(1+[.$F$2]-[.$H$2]^2/2))*EXP(NORMINV(RAND();0;[.$H$2]))" office:value-type="currency" office:currency="EUR" office:value="15929.3106492512">
            <text:p>15.929,31 €</text:p>
          </table:table-cell>
          <table:table-cell table:formula="of:=[.KE16]*EXP(LN(1+[.$F$2]-[.$H$2]^2/2))*EXP(NORMINV(RAND();0;[.$H$2]))" office:value-type="currency" office:currency="EUR" office:value="23444.5782629695">
            <text:p>23.444,58 €</text:p>
          </table:table-cell>
          <table:table-cell table:formula="of:=[.KF16]*EXP(LN(1+[.$F$2]-[.$H$2]^2/2))*EXP(NORMINV(RAND();0;[.$H$2]))" office:value-type="currency" office:currency="EUR" office:value="12697.1014059201">
            <text:p>12.697,10 €</text:p>
          </table:table-cell>
          <table:table-cell table:formula="of:=[.KG16]*EXP(LN(1+[.$F$2]-[.$H$2]^2/2))*EXP(NORMINV(RAND();0;[.$H$2]))" office:value-type="currency" office:currency="EUR" office:value="19238.4539270113">
            <text:p>19.238,45 €</text:p>
          </table:table-cell>
          <table:table-cell table:formula="of:=[.KH16]*EXP(LN(1+[.$F$2]-[.$H$2]^2/2))*EXP(NORMINV(RAND();0;[.$H$2]))" office:value-type="currency" office:currency="EUR" office:value="15003.1446299215">
            <text:p>15.003,14 €</text:p>
          </table:table-cell>
          <table:table-cell table:formula="of:=[.KI16]*EXP(LN(1+[.$F$2]-[.$H$2]^2/2))*EXP(NORMINV(RAND();0;[.$H$2]))" office:value-type="currency" office:currency="EUR" office:value="16968.0205122426">
            <text:p>16.968,02 €</text:p>
          </table:table-cell>
          <table:table-cell table:formula="of:=[.KJ16]*EXP(LN(1+[.$F$2]-[.$H$2]^2/2))*EXP(NORMINV(RAND();0;[.$H$2]))" office:value-type="currency" office:currency="EUR" office:value="41654.5216669803">
            <text:p>41.654,52 €</text:p>
          </table:table-cell>
          <table:table-cell table:formula="of:=[.KK16]*EXP(LN(1+[.$F$2]-[.$H$2]^2/2))*EXP(NORMINV(RAND();0;[.$H$2]))" office:value-type="currency" office:currency="EUR" office:value="120886.456424599">
            <text:p>120.886,46 €</text:p>
          </table:table-cell>
          <table:table-cell table:formula="of:=[.KL16]*EXP(LN(1+[.$F$2]-[.$H$2]^2/2))*EXP(NORMINV(RAND();0;[.$H$2]))" office:value-type="currency" office:currency="EUR" office:value="21407.1854905325">
            <text:p>21.407,19 €</text:p>
          </table:table-cell>
          <table:table-cell table:formula="of:=[.KM16]*EXP(LN(1+[.$F$2]-[.$H$2]^2/2))*EXP(NORMINV(RAND();0;[.$H$2]))" office:value-type="currency" office:currency="EUR" office:value="11733.1392477732">
            <text:p>11.733,14 €</text:p>
          </table:table-cell>
          <table:table-cell table:formula="of:=[.KN16]*EXP(LN(1+[.$F$2]-[.$H$2]^2/2))*EXP(NORMINV(RAND();0;[.$H$2]))" office:value-type="currency" office:currency="EUR" office:value="18888.5529735891">
            <text:p>18.888,55 €</text:p>
          </table:table-cell>
          <table:table-cell table:formula="of:=[.KO16]*EXP(LN(1+[.$F$2]-[.$H$2]^2/2))*EXP(NORMINV(RAND();0;[.$H$2]))" office:value-type="currency" office:currency="EUR" office:value="15844.1964412773">
            <text:p>15.844,20 €</text:p>
          </table:table-cell>
          <table:table-cell table:formula="of:=[.KP16]*EXP(LN(1+[.$F$2]-[.$H$2]^2/2))*EXP(NORMINV(RAND();0;[.$H$2]))" office:value-type="currency" office:currency="EUR" office:value="18294.9748112092">
            <text:p>18.294,97 €</text:p>
          </table:table-cell>
          <table:table-cell table:formula="of:=[.KQ16]*EXP(LN(1+[.$F$2]-[.$H$2]^2/2))*EXP(NORMINV(RAND();0;[.$H$2]))" office:value-type="currency" office:currency="EUR" office:value="11839.8531143938">
            <text:p>11.839,85 €</text:p>
          </table:table-cell>
          <table:table-cell table:formula="of:=[.KR16]*EXP(LN(1+[.$F$2]-[.$H$2]^2/2))*EXP(NORMINV(RAND();0;[.$H$2]))" office:value-type="currency" office:currency="EUR" office:value="8672.11020062115">
            <text:p>8.672,11 €</text:p>
          </table:table-cell>
          <table:table-cell table:formula="of:=[.KS16]*EXP(LN(1+[.$F$2]-[.$H$2]^2/2))*EXP(NORMINV(RAND();0;[.$H$2]))" office:value-type="currency" office:currency="EUR" office:value="23199.9838011579">
            <text:p>23.199,98 €</text:p>
          </table:table-cell>
          <table:table-cell table:formula="of:=[.KT16]*EXP(LN(1+[.$F$2]-[.$H$2]^2/2))*EXP(NORMINV(RAND();0;[.$H$2]))" office:value-type="currency" office:currency="EUR" office:value="17757.3590752056">
            <text:p>17.757,36 €</text:p>
          </table:table-cell>
          <table:table-cell table:formula="of:=[.KU16]*EXP(LN(1+[.$F$2]-[.$H$2]^2/2))*EXP(NORMINV(RAND();0;[.$H$2]))" office:value-type="currency" office:currency="EUR" office:value="14421.5533900732">
            <text:p>14.421,55 €</text:p>
          </table:table-cell>
          <table:table-cell table:formula="of:=[.KV16]*EXP(LN(1+[.$F$2]-[.$H$2]^2/2))*EXP(NORMINV(RAND();0;[.$H$2]))" office:value-type="currency" office:currency="EUR" office:value="12951.1399896602">
            <text:p>12.951,14 €</text:p>
          </table:table-cell>
          <table:table-cell table:formula="of:=[.KW16]*EXP(LN(1+[.$F$2]-[.$H$2]^2/2))*EXP(NORMINV(RAND();0;[.$H$2]))" office:value-type="currency" office:currency="EUR" office:value="9673.65594644947">
            <text:p>9.673,66 €</text:p>
          </table:table-cell>
          <table:table-cell table:formula="of:=[.KX16]*EXP(LN(1+[.$F$2]-[.$H$2]^2/2))*EXP(NORMINV(RAND();0;[.$H$2]))" office:value-type="currency" office:currency="EUR" office:value="17215.7918394229">
            <text:p>17.215,79 €</text:p>
          </table:table-cell>
          <table:table-cell table:formula="of:=[.KY16]*EXP(LN(1+[.$F$2]-[.$H$2]^2/2))*EXP(NORMINV(RAND();0;[.$H$2]))" office:value-type="currency" office:currency="EUR" office:value="80323.662951743">
            <text:p>80.323,66 €</text:p>
          </table:table-cell>
          <table:table-cell table:formula="of:=[.KZ16]*EXP(LN(1+[.$F$2]-[.$H$2]^2/2))*EXP(NORMINV(RAND();0;[.$H$2]))" office:value-type="currency" office:currency="EUR" office:value="17624.5077874792">
            <text:p>17.624,51 €</text:p>
          </table:table-cell>
          <table:table-cell table:formula="of:=[.LA16]*EXP(LN(1+[.$F$2]-[.$H$2]^2/2))*EXP(NORMINV(RAND();0;[.$H$2]))" office:value-type="currency" office:currency="EUR" office:value="28537.5281362643">
            <text:p>28.537,53 €</text:p>
          </table:table-cell>
          <table:table-cell table:formula="of:=[.LB16]*EXP(LN(1+[.$F$2]-[.$H$2]^2/2))*EXP(NORMINV(RAND();0;[.$H$2]))" office:value-type="currency" office:currency="EUR" office:value="11511.849959475">
            <text:p>11.511,85 €</text:p>
          </table:table-cell>
          <table:table-cell table:formula="of:=[.LC16]*EXP(LN(1+[.$F$2]-[.$H$2]^2/2))*EXP(NORMINV(RAND();0;[.$H$2]))" office:value-type="currency" office:currency="EUR" office:value="14720.8903414672">
            <text:p>14.720,89 €</text:p>
          </table:table-cell>
          <table:table-cell table:formula="of:=[.LD16]*EXP(LN(1+[.$F$2]-[.$H$2]^2/2))*EXP(NORMINV(RAND();0;[.$H$2]))" office:value-type="currency" office:currency="EUR" office:value="67310.0829647492">
            <text:p>67.310,08 €</text:p>
          </table:table-cell>
          <table:table-cell table:formula="of:=[.LE16]*EXP(LN(1+[.$F$2]-[.$H$2]^2/2))*EXP(NORMINV(RAND();0;[.$H$2]))" office:value-type="currency" office:currency="EUR" office:value="10799.8848428689">
            <text:p>10.799,88 €</text:p>
          </table:table-cell>
          <table:table-cell table:formula="of:=[.LF16]*EXP(LN(1+[.$F$2]-[.$H$2]^2/2))*EXP(NORMINV(RAND();0;[.$H$2]))" office:value-type="currency" office:currency="EUR" office:value="21584.4136024812">
            <text:p>21.584,41 €</text:p>
          </table:table-cell>
          <table:table-cell table:formula="of:=[.LG16]*EXP(LN(1+[.$F$2]-[.$H$2]^2/2))*EXP(NORMINV(RAND();0;[.$H$2]))" office:value-type="currency" office:currency="EUR" office:value="14661.6875359079">
            <text:p>14.661,69 €</text:p>
          </table:table-cell>
          <table:table-cell table:formula="of:=[.LH16]*EXP(LN(1+[.$F$2]-[.$H$2]^2/2))*EXP(NORMINV(RAND();0;[.$H$2]))" office:value-type="currency" office:currency="EUR" office:value="34097.4688334552">
            <text:p>34.097,47 €</text:p>
          </table:table-cell>
          <table:table-cell table:formula="of:=[.LI16]*EXP(LN(1+[.$F$2]-[.$H$2]^2/2))*EXP(NORMINV(RAND();0;[.$H$2]))" office:value-type="currency" office:currency="EUR" office:value="24602.6321596815">
            <text:p>24.602,63 €</text:p>
          </table:table-cell>
          <table:table-cell table:formula="of:=[.LJ16]*EXP(LN(1+[.$F$2]-[.$H$2]^2/2))*EXP(NORMINV(RAND();0;[.$H$2]))" office:value-type="currency" office:currency="EUR" office:value="7680.80718150038">
            <text:p>7.680,81 €</text:p>
          </table:table-cell>
          <table:table-cell table:formula="of:=[.LK16]*EXP(LN(1+[.$F$2]-[.$H$2]^2/2))*EXP(NORMINV(RAND();0;[.$H$2]))" office:value-type="currency" office:currency="EUR" office:value="16148.1600619283">
            <text:p>16.148,16 €</text:p>
          </table:table-cell>
          <table:table-cell table:formula="of:=[.LL16]*EXP(LN(1+[.$F$2]-[.$H$2]^2/2))*EXP(NORMINV(RAND();0;[.$H$2]))" office:value-type="currency" office:currency="EUR" office:value="11979.5309813003">
            <text:p>11.979,53 €</text:p>
          </table:table-cell>
          <table:table-cell table:formula="of:=[.LM16]*EXP(LN(1+[.$F$2]-[.$H$2]^2/2))*EXP(NORMINV(RAND();0;[.$H$2]))" office:value-type="currency" office:currency="EUR" office:value="10367.9790097545">
            <text:p>10.367,98 €</text:p>
          </table:table-cell>
          <table:table-cell table:formula="of:=[.LN16]*EXP(LN(1+[.$F$2]-[.$H$2]^2/2))*EXP(NORMINV(RAND();0;[.$H$2]))" office:value-type="currency" office:currency="EUR" office:value="3704.69274712847">
            <text:p>3.704,69 €</text:p>
          </table:table-cell>
          <table:table-cell table:formula="of:=[.LO16]*EXP(LN(1+[.$F$2]-[.$H$2]^2/2))*EXP(NORMINV(RAND();0;[.$H$2]))" office:value-type="currency" office:currency="EUR" office:value="4576.13233922832">
            <text:p>4.576,13 €</text:p>
          </table:table-cell>
          <table:table-cell table:formula="of:=[.LP16]*EXP(LN(1+[.$F$2]-[.$H$2]^2/2))*EXP(NORMINV(RAND();0;[.$H$2]))" office:value-type="currency" office:currency="EUR" office:value="23814.0222055063">
            <text:p>23.814,02 €</text:p>
          </table:table-cell>
          <table:table-cell table:formula="of:=[.LQ16]*EXP(LN(1+[.$F$2]-[.$H$2]^2/2))*EXP(NORMINV(RAND();0;[.$H$2]))" office:value-type="currency" office:currency="EUR" office:value="6437.19115609011">
            <text:p>6.437,19 €</text:p>
          </table:table-cell>
          <table:table-cell table:formula="of:=[.LR16]*EXP(LN(1+[.$F$2]-[.$H$2]^2/2))*EXP(NORMINV(RAND();0;[.$H$2]))" office:value-type="currency" office:currency="EUR" office:value="13507.7612291139">
            <text:p>13.507,76 €</text:p>
          </table:table-cell>
          <table:table-cell table:formula="of:=[.LS16]*EXP(LN(1+[.$F$2]-[.$H$2]^2/2))*EXP(NORMINV(RAND();0;[.$H$2]))" office:value-type="currency" office:currency="EUR" office:value="19245.196871343">
            <text:p>19.245,20 €</text:p>
          </table:table-cell>
          <table:table-cell table:formula="of:=[.LT16]*EXP(LN(1+[.$F$2]-[.$H$2]^2/2))*EXP(NORMINV(RAND();0;[.$H$2]))" office:value-type="currency" office:currency="EUR" office:value="30211.501472917">
            <text:p>30.211,50 €</text:p>
          </table:table-cell>
          <table:table-cell table:formula="of:=[.LU16]*EXP(LN(1+[.$F$2]-[.$H$2]^2/2))*EXP(NORMINV(RAND();0;[.$H$2]))" office:value-type="currency" office:currency="EUR" office:value="28856.8935708733">
            <text:p>28.856,89 €</text:p>
          </table:table-cell>
          <table:table-cell table:formula="of:=[.LV16]*EXP(LN(1+[.$F$2]-[.$H$2]^2/2))*EXP(NORMINV(RAND();0;[.$H$2]))" office:value-type="currency" office:currency="EUR" office:value="17332.6132056438">
            <text:p>17.332,61 €</text:p>
          </table:table-cell>
          <table:table-cell table:formula="of:=[.LW16]*EXP(LN(1+[.$F$2]-[.$H$2]^2/2))*EXP(NORMINV(RAND();0;[.$H$2]))" office:value-type="currency" office:currency="EUR" office:value="34392.0105550256">
            <text:p>34.392,01 €</text:p>
          </table:table-cell>
          <table:table-cell table:formula="of:=[.LX16]*EXP(LN(1+[.$F$2]-[.$H$2]^2/2))*EXP(NORMINV(RAND();0;[.$H$2]))" office:value-type="currency" office:currency="EUR" office:value="23495.2453439676">
            <text:p>23.495,25 €</text:p>
          </table:table-cell>
          <table:table-cell table:formula="of:=[.LY16]*EXP(LN(1+[.$F$2]-[.$H$2]^2/2))*EXP(NORMINV(RAND();0;[.$H$2]))" office:value-type="currency" office:currency="EUR" office:value="35070.0344135174">
            <text:p>35.070,03 €</text:p>
          </table:table-cell>
          <table:table-cell table:formula="of:=[.LZ16]*EXP(LN(1+[.$F$2]-[.$H$2]^2/2))*EXP(NORMINV(RAND();0;[.$H$2]))" office:value-type="currency" office:currency="EUR" office:value="13931.8804689904">
            <text:p>13.931,88 €</text:p>
          </table:table-cell>
          <table:table-cell table:formula="of:=[.MA16]*EXP(LN(1+[.$F$2]-[.$H$2]^2/2))*EXP(NORMINV(RAND();0;[.$H$2]))" office:value-type="currency" office:currency="EUR" office:value="16054.6706542918">
            <text:p>16.054,67 €</text:p>
          </table:table-cell>
          <table:table-cell table:formula="of:=[.MB16]*EXP(LN(1+[.$F$2]-[.$H$2]^2/2))*EXP(NORMINV(RAND();0;[.$H$2]))" office:value-type="currency" office:currency="EUR" office:value="25000.4783929468">
            <text:p>25.000,48 €</text:p>
          </table:table-cell>
          <table:table-cell table:formula="of:=[.MC16]*EXP(LN(1+[.$F$2]-[.$H$2]^2/2))*EXP(NORMINV(RAND();0;[.$H$2]))" office:value-type="currency" office:currency="EUR" office:value="33338.6814681286">
            <text:p>33.338,68 €</text:p>
          </table:table-cell>
          <table:table-cell table:formula="of:=[.MD16]*EXP(LN(1+[.$F$2]-[.$H$2]^2/2))*EXP(NORMINV(RAND();0;[.$H$2]))" office:value-type="currency" office:currency="EUR" office:value="30090.8135492686">
            <text:p>30.090,81 €</text:p>
          </table:table-cell>
          <table:table-cell table:formula="of:=[.ME16]*EXP(LN(1+[.$F$2]-[.$H$2]^2/2))*EXP(NORMINV(RAND();0;[.$H$2]))" office:value-type="currency" office:currency="EUR" office:value="12450.2047900068">
            <text:p>12.450,20 €</text:p>
          </table:table-cell>
          <table:table-cell table:formula="of:=[.MF16]*EXP(LN(1+[.$F$2]-[.$H$2]^2/2))*EXP(NORMINV(RAND();0;[.$H$2]))" office:value-type="currency" office:currency="EUR" office:value="2514.46201881481">
            <text:p>2.514,46 €</text:p>
          </table:table-cell>
          <table:table-cell table:formula="of:=[.MG16]*EXP(LN(1+[.$F$2]-[.$H$2]^2/2))*EXP(NORMINV(RAND();0;[.$H$2]))" office:value-type="currency" office:currency="EUR" office:value="9123.06404827181">
            <text:p>9.123,06 €</text:p>
          </table:table-cell>
          <table:table-cell table:formula="of:=[.MH16]*EXP(LN(1+[.$F$2]-[.$H$2]^2/2))*EXP(NORMINV(RAND();0;[.$H$2]))" office:value-type="currency" office:currency="EUR" office:value="11599.6223490021">
            <text:p>11.599,62 €</text:p>
          </table:table-cell>
          <table:table-cell table:formula="of:=[.MI16]*EXP(LN(1+[.$F$2]-[.$H$2]^2/2))*EXP(NORMINV(RAND();0;[.$H$2]))" office:value-type="currency" office:currency="EUR" office:value="14282.875394666">
            <text:p>14.282,88 €</text:p>
          </table:table-cell>
          <table:table-cell table:formula="of:=[.MJ16]*EXP(LN(1+[.$F$2]-[.$H$2]^2/2))*EXP(NORMINV(RAND();0;[.$H$2]))" office:value-type="currency" office:currency="EUR" office:value="32254.1189879516">
            <text:p>32.254,12 €</text:p>
          </table:table-cell>
          <table:table-cell table:formula="of:=[.MK16]*EXP(LN(1+[.$F$2]-[.$H$2]^2/2))*EXP(NORMINV(RAND();0;[.$H$2]))" office:value-type="currency" office:currency="EUR" office:value="62134.8978602131">
            <text:p>62.134,90 €</text:p>
          </table:table-cell>
          <table:table-cell table:formula="of:=[.ML16]*EXP(LN(1+[.$F$2]-[.$H$2]^2/2))*EXP(NORMINV(RAND();0;[.$H$2]))" office:value-type="currency" office:currency="EUR" office:value="22080.4541838073">
            <text:p>22.080,45 €</text:p>
          </table:table-cell>
          <table:table-cell table:formula="of:=[.MM16]*EXP(LN(1+[.$F$2]-[.$H$2]^2/2))*EXP(NORMINV(RAND();0;[.$H$2]))" office:value-type="currency" office:currency="EUR" office:value="6065.82873956066">
            <text:p>6.065,83 €</text:p>
          </table:table-cell>
          <table:table-cell table:formula="of:=[.MN16]*EXP(LN(1+[.$F$2]-[.$H$2]^2/2))*EXP(NORMINV(RAND();0;[.$H$2]))" office:value-type="currency" office:currency="EUR" office:value="13034.7698464212">
            <text:p>13.034,77 €</text:p>
          </table:table-cell>
          <table:table-cell table:formula="of:=[.MO16]*EXP(LN(1+[.$F$2]-[.$H$2]^2/2))*EXP(NORMINV(RAND();0;[.$H$2]))" office:value-type="currency" office:currency="EUR" office:value="6828.96748695476">
            <text:p>6.828,97 €</text:p>
          </table:table-cell>
          <table:table-cell table:formula="of:=[.MP16]*EXP(LN(1+[.$F$2]-[.$H$2]^2/2))*EXP(NORMINV(RAND();0;[.$H$2]))" office:value-type="currency" office:currency="EUR" office:value="54952.3218182908">
            <text:p>54.952,32 €</text:p>
          </table:table-cell>
          <table:table-cell table:formula="of:=[.MQ16]*EXP(LN(1+[.$F$2]-[.$H$2]^2/2))*EXP(NORMINV(RAND();0;[.$H$2]))" office:value-type="currency" office:currency="EUR" office:value="36424.8644036645">
            <text:p>36.424,86 €</text:p>
          </table:table-cell>
          <table:table-cell table:formula="of:=[.MR16]*EXP(LN(1+[.$F$2]-[.$H$2]^2/2))*EXP(NORMINV(RAND();0;[.$H$2]))" office:value-type="currency" office:currency="EUR" office:value="6105.04114767332">
            <text:p>6.105,04 €</text:p>
          </table:table-cell>
          <table:table-cell table:formula="of:=[.MS16]*EXP(LN(1+[.$F$2]-[.$H$2]^2/2))*EXP(NORMINV(RAND();0;[.$H$2]))" office:value-type="currency" office:currency="EUR" office:value="4765.15413871118">
            <text:p>4.765,15 €</text:p>
          </table:table-cell>
          <table:table-cell table:formula="of:=[.MT16]*EXP(LN(1+[.$F$2]-[.$H$2]^2/2))*EXP(NORMINV(RAND();0;[.$H$2]))" office:value-type="currency" office:currency="EUR" office:value="25936.2108843432">
            <text:p>25.936,21 €</text:p>
          </table:table-cell>
          <table:table-cell table:formula="of:=[.MU16]*EXP(LN(1+[.$F$2]-[.$H$2]^2/2))*EXP(NORMINV(RAND();0;[.$H$2]))" office:value-type="currency" office:currency="EUR" office:value="17431.725558026">
            <text:p>17.431,73 €</text:p>
          </table:table-cell>
          <table:table-cell table:formula="of:=[.MV16]*EXP(LN(1+[.$F$2]-[.$H$2]^2/2))*EXP(NORMINV(RAND();0;[.$H$2]))" office:value-type="currency" office:currency="EUR" office:value="13499.031302915">
            <text:p>13.499,03 €</text:p>
          </table:table-cell>
          <table:table-cell table:formula="of:=[.MW16]*EXP(LN(1+[.$F$2]-[.$H$2]^2/2))*EXP(NORMINV(RAND();0;[.$H$2]))" office:value-type="currency" office:currency="EUR" office:value="16016.4247956574">
            <text:p>16.016,42 €</text:p>
          </table:table-cell>
          <table:table-cell table:formula="of:=[.MX16]*EXP(LN(1+[.$F$2]-[.$H$2]^2/2))*EXP(NORMINV(RAND();0;[.$H$2]))" office:value-type="currency" office:currency="EUR" office:value="19695.69621023">
            <text:p>19.695,70 €</text:p>
          </table:table-cell>
          <table:table-cell table:formula="of:=[.MY16]*EXP(LN(1+[.$F$2]-[.$H$2]^2/2))*EXP(NORMINV(RAND();0;[.$H$2]))" office:value-type="currency" office:currency="EUR" office:value="55634.1530747669">
            <text:p>55.634,15 €</text:p>
          </table:table-cell>
          <table:table-cell table:formula="of:=[.MZ16]*EXP(LN(1+[.$F$2]-[.$H$2]^2/2))*EXP(NORMINV(RAND();0;[.$H$2]))" office:value-type="currency" office:currency="EUR" office:value="24085.71264159">
            <text:p>24.085,71 €</text:p>
          </table:table-cell>
          <table:table-cell table:formula="of:=[.NA16]*EXP(LN(1+[.$F$2]-[.$H$2]^2/2))*EXP(NORMINV(RAND();0;[.$H$2]))" office:value-type="currency" office:currency="EUR" office:value="17896.8001808642">
            <text:p>17.896,80 €</text:p>
          </table:table-cell>
          <table:table-cell table:formula="of:=[.NB16]*EXP(LN(1+[.$F$2]-[.$H$2]^2/2))*EXP(NORMINV(RAND();0;[.$H$2]))" office:value-type="currency" office:currency="EUR" office:value="39731.8739995179">
            <text:p>39.731,87 €</text:p>
          </table:table-cell>
          <table:table-cell table:formula="of:=[.NC16]*EXP(LN(1+[.$F$2]-[.$H$2]^2/2))*EXP(NORMINV(RAND();0;[.$H$2]))" office:value-type="currency" office:currency="EUR" office:value="11975.6279363123">
            <text:p>11.975,63 €</text:p>
          </table:table-cell>
          <table:table-cell table:formula="of:=[.ND16]*EXP(LN(1+[.$F$2]-[.$H$2]^2/2))*EXP(NORMINV(RAND();0;[.$H$2]))" office:value-type="currency" office:currency="EUR" office:value="22525.5530368143">
            <text:p>22.525,55 €</text:p>
          </table:table-cell>
          <table:table-cell table:formula="of:=[.NE16]*EXP(LN(1+[.$F$2]-[.$H$2]^2/2))*EXP(NORMINV(RAND();0;[.$H$2]))" office:value-type="currency" office:currency="EUR" office:value="8782.91298563081">
            <text:p>8.782,91 €</text:p>
          </table:table-cell>
          <table:table-cell table:formula="of:=[.NF16]*EXP(LN(1+[.$F$2]-[.$H$2]^2/2))*EXP(NORMINV(RAND();0;[.$H$2]))" office:value-type="currency" office:currency="EUR" office:value="13469.6907628622">
            <text:p>13.469,69 €</text:p>
          </table:table-cell>
          <table:table-cell table:formula="of:=[.NG16]*EXP(LN(1+[.$F$2]-[.$H$2]^2/2))*EXP(NORMINV(RAND();0;[.$H$2]))" office:value-type="currency" office:currency="EUR" office:value="7408.02767305053">
            <text:p>7.408,03 €</text:p>
          </table:table-cell>
          <table:table-cell table:formula="of:=[.NH16]*EXP(LN(1+[.$F$2]-[.$H$2]^2/2))*EXP(NORMINV(RAND();0;[.$H$2]))" office:value-type="currency" office:currency="EUR" office:value="29010.6021207009">
            <text:p>29.010,60 €</text:p>
          </table:table-cell>
          <table:table-cell table:formula="of:=[.NI16]*EXP(LN(1+[.$F$2]-[.$H$2]^2/2))*EXP(NORMINV(RAND();0;[.$H$2]))" office:value-type="currency" office:currency="EUR" office:value="15184.9276588146">
            <text:p>15.184,93 €</text:p>
          </table:table-cell>
          <table:table-cell table:formula="of:=[.NJ16]*EXP(LN(1+[.$F$2]-[.$H$2]^2/2))*EXP(NORMINV(RAND();0;[.$H$2]))" office:value-type="currency" office:currency="EUR" office:value="33702.5950127354">
            <text:p>33.702,60 €</text:p>
          </table:table-cell>
          <table:table-cell table:formula="of:=[.NK16]*EXP(LN(1+[.$F$2]-[.$H$2]^2/2))*EXP(NORMINV(RAND();0;[.$H$2]))" office:value-type="currency" office:currency="EUR" office:value="22699.4877370722">
            <text:p>22.699,49 €</text:p>
          </table:table-cell>
          <table:table-cell table:formula="of:=[.NL16]*EXP(LN(1+[.$F$2]-[.$H$2]^2/2))*EXP(NORMINV(RAND();0;[.$H$2]))" office:value-type="currency" office:currency="EUR" office:value="11628.4975235142">
            <text:p>11.628,50 €</text:p>
          </table:table-cell>
          <table:table-cell table:formula="of:=[.NM16]*EXP(LN(1+[.$F$2]-[.$H$2]^2/2))*EXP(NORMINV(RAND();0;[.$H$2]))" office:value-type="currency" office:currency="EUR" office:value="4545.67578095285">
            <text:p>4.545,68 €</text:p>
          </table:table-cell>
          <table:table-cell table:formula="of:=[.NN16]*EXP(LN(1+[.$F$2]-[.$H$2]^2/2))*EXP(NORMINV(RAND();0;[.$H$2]))" office:value-type="currency" office:currency="EUR" office:value="13800.5144494186">
            <text:p>13.800,51 €</text:p>
          </table:table-cell>
          <table:table-cell table:formula="of:=[.NO16]*EXP(LN(1+[.$F$2]-[.$H$2]^2/2))*EXP(NORMINV(RAND();0;[.$H$2]))" office:value-type="currency" office:currency="EUR" office:value="4079.11190653728">
            <text:p>4.079,11 €</text:p>
          </table:table-cell>
          <table:table-cell table:formula="of:=[.NP16]*EXP(LN(1+[.$F$2]-[.$H$2]^2/2))*EXP(NORMINV(RAND();0;[.$H$2]))" office:value-type="currency" office:currency="EUR" office:value="6893.77153514887">
            <text:p>6.893,77 €</text:p>
          </table:table-cell>
          <table:table-cell table:formula="of:=[.NQ16]*EXP(LN(1+[.$F$2]-[.$H$2]^2/2))*EXP(NORMINV(RAND();0;[.$H$2]))" office:value-type="currency" office:currency="EUR" office:value="37104.6381814924">
            <text:p>37.104,64 €</text:p>
          </table:table-cell>
          <table:table-cell table:formula="of:=[.NR16]*EXP(LN(1+[.$F$2]-[.$H$2]^2/2))*EXP(NORMINV(RAND();0;[.$H$2]))" office:value-type="currency" office:currency="EUR" office:value="46588.5959318636">
            <text:p>46.588,60 €</text:p>
          </table:table-cell>
          <table:table-cell table:formula="of:=[.NS16]*EXP(LN(1+[.$F$2]-[.$H$2]^2/2))*EXP(NORMINV(RAND();0;[.$H$2]))" office:value-type="currency" office:currency="EUR" office:value="34575.3850459128">
            <text:p>34.575,39 €</text:p>
          </table:table-cell>
          <table:table-cell table:formula="of:=[.NT16]*EXP(LN(1+[.$F$2]-[.$H$2]^2/2))*EXP(NORMINV(RAND();0;[.$H$2]))" office:value-type="currency" office:currency="EUR" office:value="19521.3615996277">
            <text:p>19.521,36 €</text:p>
          </table:table-cell>
          <table:table-cell table:formula="of:=[.NU16]*EXP(LN(1+[.$F$2]-[.$H$2]^2/2))*EXP(NORMINV(RAND();0;[.$H$2]))" office:value-type="currency" office:currency="EUR" office:value="21703.7589596554">
            <text:p>21.703,76 €</text:p>
          </table:table-cell>
          <table:table-cell table:formula="of:=[.NV16]*EXP(LN(1+[.$F$2]-[.$H$2]^2/2))*EXP(NORMINV(RAND();0;[.$H$2]))" office:value-type="currency" office:currency="EUR" office:value="11790.3360913033">
            <text:p>11.790,34 €</text:p>
          </table:table-cell>
          <table:table-cell table:formula="of:=[.NW16]*EXP(LN(1+[.$F$2]-[.$H$2]^2/2))*EXP(NORMINV(RAND();0;[.$H$2]))" office:value-type="currency" office:currency="EUR" office:value="30249.041727312">
            <text:p>30.249,04 €</text:p>
          </table:table-cell>
          <table:table-cell table:formula="of:=[.NX16]*EXP(LN(1+[.$F$2]-[.$H$2]^2/2))*EXP(NORMINV(RAND();0;[.$H$2]))" office:value-type="currency" office:currency="EUR" office:value="6276.17076759705">
            <text:p>6.276,17 €</text:p>
          </table:table-cell>
          <table:table-cell table:formula="of:=[.NY16]*EXP(LN(1+[.$F$2]-[.$H$2]^2/2))*EXP(NORMINV(RAND();0;[.$H$2]))" office:value-type="currency" office:currency="EUR" office:value="12580.2490443524">
            <text:p>12.580,25 €</text:p>
          </table:table-cell>
          <table:table-cell table:formula="of:=[.NZ16]*EXP(LN(1+[.$F$2]-[.$H$2]^2/2))*EXP(NORMINV(RAND();0;[.$H$2]))" office:value-type="currency" office:currency="EUR" office:value="16582.5838237861">
            <text:p>16.582,58 €</text:p>
          </table:table-cell>
          <table:table-cell table:formula="of:=[.OA16]*EXP(LN(1+[.$F$2]-[.$H$2]^2/2))*EXP(NORMINV(RAND();0;[.$H$2]))" office:value-type="currency" office:currency="EUR" office:value="33995.1116204969">
            <text:p>33.995,11 €</text:p>
          </table:table-cell>
          <table:table-cell table:formula="of:=[.OB16]*EXP(LN(1+[.$F$2]-[.$H$2]^2/2))*EXP(NORMINV(RAND();0;[.$H$2]))" office:value-type="currency" office:currency="EUR" office:value="22148.1054848696">
            <text:p>22.148,11 €</text:p>
          </table:table-cell>
          <table:table-cell table:formula="of:=[.OC16]*EXP(LN(1+[.$F$2]-[.$H$2]^2/2))*EXP(NORMINV(RAND();0;[.$H$2]))" office:value-type="currency" office:currency="EUR" office:value="31744.1488543756">
            <text:p>31.744,15 €</text:p>
          </table:table-cell>
          <table:table-cell table:formula="of:=[.OD16]*EXP(LN(1+[.$F$2]-[.$H$2]^2/2))*EXP(NORMINV(RAND();0;[.$H$2]))" office:value-type="currency" office:currency="EUR" office:value="15458.0234978325">
            <text:p>15.458,02 €</text:p>
          </table:table-cell>
          <table:table-cell table:formula="of:=[.OE16]*EXP(LN(1+[.$F$2]-[.$H$2]^2/2))*EXP(NORMINV(RAND();0;[.$H$2]))" office:value-type="currency" office:currency="EUR" office:value="38732.9056269364">
            <text:p>38.732,91 €</text:p>
          </table:table-cell>
          <table:table-cell table:formula="of:=[.OF16]*EXP(LN(1+[.$F$2]-[.$H$2]^2/2))*EXP(NORMINV(RAND();0;[.$H$2]))" office:value-type="currency" office:currency="EUR" office:value="13533.2700586749">
            <text:p>13.533,27 €</text:p>
          </table:table-cell>
          <table:table-cell table:formula="of:=[.OG16]*EXP(LN(1+[.$F$2]-[.$H$2]^2/2))*EXP(NORMINV(RAND();0;[.$H$2]))" office:value-type="currency" office:currency="EUR" office:value="8486.5254161198">
            <text:p>8.486,53 €</text:p>
          </table:table-cell>
          <table:table-cell table:formula="of:=[.OH16]*EXP(LN(1+[.$F$2]-[.$H$2]^2/2))*EXP(NORMINV(RAND();0;[.$H$2]))" office:value-type="currency" office:currency="EUR" office:value="12697.0538935397">
            <text:p>12.697,05 €</text:p>
          </table:table-cell>
          <table:table-cell table:formula="of:=[.OI16]*EXP(LN(1+[.$F$2]-[.$H$2]^2/2))*EXP(NORMINV(RAND();0;[.$H$2]))" office:value-type="currency" office:currency="EUR" office:value="12151.6563686184">
            <text:p>12.151,66 €</text:p>
          </table:table-cell>
          <table:table-cell table:formula="of:=[.OJ16]*EXP(LN(1+[.$F$2]-[.$H$2]^2/2))*EXP(NORMINV(RAND();0;[.$H$2]))" office:value-type="currency" office:currency="EUR" office:value="36513.6622974952">
            <text:p>36.513,66 €</text:p>
          </table:table-cell>
          <table:table-cell table:formula="of:=[.OK16]*EXP(LN(1+[.$F$2]-[.$H$2]^2/2))*EXP(NORMINV(RAND();0;[.$H$2]))" office:value-type="currency" office:currency="EUR" office:value="23706.168745244">
            <text:p>23.706,17 €</text:p>
          </table:table-cell>
          <table:table-cell table:formula="of:=[.OL16]*EXP(LN(1+[.$F$2]-[.$H$2]^2/2))*EXP(NORMINV(RAND();0;[.$H$2]))" office:value-type="currency" office:currency="EUR" office:value="24847.1530357686">
            <text:p>24.847,15 €</text:p>
          </table:table-cell>
          <table:table-cell table:formula="of:=[.OM16]*EXP(LN(1+[.$F$2]-[.$H$2]^2/2))*EXP(NORMINV(RAND();0;[.$H$2]))" office:value-type="currency" office:currency="EUR" office:value="11894.5954446426">
            <text:p>11.894,60 €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[.B17]*EXP(LN(1+[.$F$2]))" office:value-type="currency" office:currency="EUR" office:value="23965.5819309969">
            <text:p>23.965,58 €</text:p>
          </table:table-cell>
          <table:table-cell table:formula="of:=[.C17]*EXP(LN(1+[.$F$2]-[.$H$2]^2/2))*EXP(NORMINV(RAND();0;[.$H$2]))" office:value-type="currency" office:currency="EUR" office:value="6796.36413362623">
            <text:p>6.796,36 €</text:p>
          </table:table-cell>
          <table:table-cell table:formula="of:=[.D17]*EXP(LN(1+[.$F$2]-[.$H$2]^2/2))*EXP(NORMINV(RAND();0;[.$H$2]))" office:value-type="currency" office:currency="EUR" office:value="86825.3937074791">
            <text:p>86.825,39 €</text:p>
          </table:table-cell>
          <table:table-cell table:formula="of:=[.E17]*EXP(LN(1+[.$F$2]-[.$H$2]^2/2))*EXP(NORMINV(RAND();0;[.$H$2]))" office:value-type="currency" office:currency="EUR" office:value="6261.14162293002">
            <text:p>6.261,14 €</text:p>
          </table:table-cell>
          <table:table-cell table:formula="of:=[.F17]*EXP(LN(1+[.$F$2]-[.$H$2]^2/2))*EXP(NORMINV(RAND();0;[.$H$2]))" office:value-type="currency" office:currency="EUR" office:value="16666.1253127996">
            <text:p>16.666,13 €</text:p>
          </table:table-cell>
          <table:table-cell table:formula="of:=[.G17]*EXP(LN(1+[.$F$2]-[.$H$2]^2/2))*EXP(NORMINV(RAND();0;[.$H$2]))" office:value-type="currency" office:currency="EUR" office:value="9751.30930759883">
            <text:p>9.751,31 €</text:p>
          </table:table-cell>
          <table:table-cell table:formula="of:=[.H17]*EXP(LN(1+[.$F$2]-[.$H$2]^2/2))*EXP(NORMINV(RAND();0;[.$H$2]))" office:value-type="currency" office:currency="EUR" office:value="93613.2761007073">
            <text:p>93.613,28 €</text:p>
          </table:table-cell>
          <table:table-cell table:formula="of:=[.I17]*EXP(LN(1+[.$F$2]-[.$H$2]^2/2))*EXP(NORMINV(RAND();0;[.$H$2]))" office:value-type="currency" office:currency="EUR" office:value="41084.4852090038">
            <text:p>41.084,49 €</text:p>
          </table:table-cell>
          <table:table-cell table:formula="of:=[.J17]*EXP(LN(1+[.$F$2]-[.$H$2]^2/2))*EXP(NORMINV(RAND();0;[.$H$2]))" office:value-type="currency" office:currency="EUR" office:value="29919.0428445041">
            <text:p>29.919,04 €</text:p>
          </table:table-cell>
          <table:table-cell table:formula="of:=[.K17]*EXP(LN(1+[.$F$2]-[.$H$2]^2/2))*EXP(NORMINV(RAND();0;[.$H$2]))" office:value-type="currency" office:currency="EUR" office:value="31028.4492027652">
            <text:p>31.028,45 €</text:p>
          </table:table-cell>
          <table:table-cell table:formula="of:=[.L17]*EXP(LN(1+[.$F$2]-[.$H$2]^2/2))*EXP(NORMINV(RAND();0;[.$H$2]))" office:value-type="currency" office:currency="EUR" office:value="11851.061115099">
            <text:p>11.851,06 €</text:p>
          </table:table-cell>
          <table:table-cell table:formula="of:=[.M17]*EXP(LN(1+[.$F$2]-[.$H$2]^2/2))*EXP(NORMINV(RAND();0;[.$H$2]))" office:value-type="currency" office:currency="EUR" office:value="8704.33541330342">
            <text:p>8.704,34 €</text:p>
          </table:table-cell>
          <table:table-cell table:formula="of:=[.N17]*EXP(LN(1+[.$F$2]-[.$H$2]^2/2))*EXP(NORMINV(RAND();0;[.$H$2]))" office:value-type="currency" office:currency="EUR" office:value="7657.61657251707">
            <text:p>7.657,62 €</text:p>
          </table:table-cell>
          <table:table-cell table:formula="of:=[.O17]*EXP(LN(1+[.$F$2]-[.$H$2]^2/2))*EXP(NORMINV(RAND();0;[.$H$2]))" office:value-type="currency" office:currency="EUR" office:value="9097.03011956731">
            <text:p>9.097,03 €</text:p>
          </table:table-cell>
          <table:table-cell table:formula="of:=[.P17]*EXP(LN(1+[.$F$2]-[.$H$2]^2/2))*EXP(NORMINV(RAND();0;[.$H$2]))" office:value-type="currency" office:currency="EUR" office:value="35629.0007761986">
            <text:p>35.629,00 €</text:p>
          </table:table-cell>
          <table:table-cell table:formula="of:=[.Q17]*EXP(LN(1+[.$F$2]-[.$H$2]^2/2))*EXP(NORMINV(RAND();0;[.$H$2]))" office:value-type="currency" office:currency="EUR" office:value="8530.01047662194">
            <text:p>8.530,01 €</text:p>
          </table:table-cell>
          <table:table-cell table:formula="of:=[.R17]*EXP(LN(1+[.$F$2]-[.$H$2]^2/2))*EXP(NORMINV(RAND();0;[.$H$2]))" office:value-type="currency" office:currency="EUR" office:value="10359.9599458067">
            <text:p>10.359,96 €</text:p>
          </table:table-cell>
          <table:table-cell table:formula="of:=[.S17]*EXP(LN(1+[.$F$2]-[.$H$2]^2/2))*EXP(NORMINV(RAND();0;[.$H$2]))" office:value-type="currency" office:currency="EUR" office:value="15839.5684744959">
            <text:p>15.839,57 €</text:p>
          </table:table-cell>
          <table:table-cell table:formula="of:=[.T17]*EXP(LN(1+[.$F$2]-[.$H$2]^2/2))*EXP(NORMINV(RAND();0;[.$H$2]))" office:value-type="currency" office:currency="EUR" office:value="3412.58741049305">
            <text:p>3.412,59 €</text:p>
          </table:table-cell>
          <table:table-cell table:formula="of:=[.U17]*EXP(LN(1+[.$F$2]-[.$H$2]^2/2))*EXP(NORMINV(RAND();0;[.$H$2]))" office:value-type="currency" office:currency="EUR" office:value="35021.1548857903">
            <text:p>35.021,15 €</text:p>
          </table:table-cell>
          <table:table-cell table:formula="of:=[.V17]*EXP(LN(1+[.$F$2]-[.$H$2]^2/2))*EXP(NORMINV(RAND();0;[.$H$2]))" office:value-type="currency" office:currency="EUR" office:value="21817.7260040773">
            <text:p>21.817,73 €</text:p>
          </table:table-cell>
          <table:table-cell table:formula="of:=[.W17]*EXP(LN(1+[.$F$2]-[.$H$2]^2/2))*EXP(NORMINV(RAND();0;[.$H$2]))" office:value-type="currency" office:currency="EUR" office:value="65708.990685463">
            <text:p>65.708,99 €</text:p>
          </table:table-cell>
          <table:table-cell table:formula="of:=[.X17]*EXP(LN(1+[.$F$2]-[.$H$2]^2/2))*EXP(NORMINV(RAND();0;[.$H$2]))" office:value-type="currency" office:currency="EUR" office:value="4564.83734424872">
            <text:p>4.564,84 €</text:p>
          </table:table-cell>
          <table:table-cell table:formula="of:=[.Y17]*EXP(LN(1+[.$F$2]-[.$H$2]^2/2))*EXP(NORMINV(RAND();0;[.$H$2]))" office:value-type="currency" office:currency="EUR" office:value="6349.10631501355">
            <text:p>6.349,11 €</text:p>
          </table:table-cell>
          <table:table-cell table:formula="of:=[.Z17]*EXP(LN(1+[.$F$2]-[.$H$2]^2/2))*EXP(NORMINV(RAND();0;[.$H$2]))" office:value-type="currency" office:currency="EUR" office:value="28976.0080556813">
            <text:p>28.976,01 €</text:p>
          </table:table-cell>
          <table:table-cell table:formula="of:=[.AA17]*EXP(LN(1+[.$F$2]-[.$H$2]^2/2))*EXP(NORMINV(RAND();0;[.$H$2]))" office:value-type="currency" office:currency="EUR" office:value="6319.85257865325">
            <text:p>6.319,85 €</text:p>
          </table:table-cell>
          <table:table-cell table:formula="of:=[.AB17]*EXP(LN(1+[.$F$2]-[.$H$2]^2/2))*EXP(NORMINV(RAND();0;[.$H$2]))" office:value-type="currency" office:currency="EUR" office:value="9624.69868768896">
            <text:p>9.624,70 €</text:p>
          </table:table-cell>
          <table:table-cell table:formula="of:=[.AC17]*EXP(LN(1+[.$F$2]-[.$H$2]^2/2))*EXP(NORMINV(RAND();0;[.$H$2]))" office:value-type="currency" office:currency="EUR" office:value="178415.290600554">
            <text:p>178.415,29 €</text:p>
          </table:table-cell>
          <table:table-cell table:formula="of:=[.AD17]*EXP(LN(1+[.$F$2]-[.$H$2]^2/2))*EXP(NORMINV(RAND();0;[.$H$2]))" office:value-type="currency" office:currency="EUR" office:value="12504.2671680739">
            <text:p>12.504,27 €</text:p>
          </table:table-cell>
          <table:table-cell table:formula="of:=[.AE17]*EXP(LN(1+[.$F$2]-[.$H$2]^2/2))*EXP(NORMINV(RAND();0;[.$H$2]))" office:value-type="currency" office:currency="EUR" office:value="3736.57561410136">
            <text:p>3.736,58 €</text:p>
          </table:table-cell>
          <table:table-cell table:formula="of:=[.AF17]*EXP(LN(1+[.$F$2]-[.$H$2]^2/2))*EXP(NORMINV(RAND();0;[.$H$2]))" office:value-type="currency" office:currency="EUR" office:value="25839.9561253102">
            <text:p>25.839,96 €</text:p>
          </table:table-cell>
          <table:table-cell table:formula="of:=[.AG17]*EXP(LN(1+[.$F$2]-[.$H$2]^2/2))*EXP(NORMINV(RAND();0;[.$H$2]))" office:value-type="currency" office:currency="EUR" office:value="56070.9381983872">
            <text:p>56.070,94 €</text:p>
          </table:table-cell>
          <table:table-cell table:formula="of:=[.AH17]*EXP(LN(1+[.$F$2]-[.$H$2]^2/2))*EXP(NORMINV(RAND();0;[.$H$2]))" office:value-type="currency" office:currency="EUR" office:value="6143.24673949365">
            <text:p>6.143,25 €</text:p>
          </table:table-cell>
          <table:table-cell table:formula="of:=[.AI17]*EXP(LN(1+[.$F$2]-[.$H$2]^2/2))*EXP(NORMINV(RAND();0;[.$H$2]))" office:value-type="currency" office:currency="EUR" office:value="18104.622953748">
            <text:p>18.104,62 €</text:p>
          </table:table-cell>
          <table:table-cell table:formula="of:=[.AJ17]*EXP(LN(1+[.$F$2]-[.$H$2]^2/2))*EXP(NORMINV(RAND();0;[.$H$2]))" office:value-type="currency" office:currency="EUR" office:value="10445.3134077123">
            <text:p>10.445,31 €</text:p>
          </table:table-cell>
          <table:table-cell table:formula="of:=[.AK17]*EXP(LN(1+[.$F$2]-[.$H$2]^2/2))*EXP(NORMINV(RAND();0;[.$H$2]))" office:value-type="currency" office:currency="EUR" office:value="31082.5353399026">
            <text:p>31.082,54 €</text:p>
          </table:table-cell>
          <table:table-cell table:formula="of:=[.AL17]*EXP(LN(1+[.$F$2]-[.$H$2]^2/2))*EXP(NORMINV(RAND();0;[.$H$2]))" office:value-type="currency" office:currency="EUR" office:value="7761.43317360007">
            <text:p>7.761,43 €</text:p>
          </table:table-cell>
          <table:table-cell table:formula="of:=[.AM17]*EXP(LN(1+[.$F$2]-[.$H$2]^2/2))*EXP(NORMINV(RAND();0;[.$H$2]))" office:value-type="currency" office:currency="EUR" office:value="11074.5939182352">
            <text:p>11.074,59 €</text:p>
          </table:table-cell>
          <table:table-cell table:formula="of:=[.AN17]*EXP(LN(1+[.$F$2]-[.$H$2]^2/2))*EXP(NORMINV(RAND();0;[.$H$2]))" office:value-type="currency" office:currency="EUR" office:value="15544.2749208698">
            <text:p>15.544,27 €</text:p>
          </table:table-cell>
          <table:table-cell table:formula="of:=[.AO17]*EXP(LN(1+[.$F$2]-[.$H$2]^2/2))*EXP(NORMINV(RAND();0;[.$H$2]))" office:value-type="currency" office:currency="EUR" office:value="7249.5797397552">
            <text:p>7.249,58 €</text:p>
          </table:table-cell>
          <table:table-cell table:formula="of:=[.AP17]*EXP(LN(1+[.$F$2]-[.$H$2]^2/2))*EXP(NORMINV(RAND();0;[.$H$2]))" office:value-type="currency" office:currency="EUR" office:value="59006.4847773498">
            <text:p>59.006,48 €</text:p>
          </table:table-cell>
          <table:table-cell table:formula="of:=[.AQ17]*EXP(LN(1+[.$F$2]-[.$H$2]^2/2))*EXP(NORMINV(RAND();0;[.$H$2]))" office:value-type="currency" office:currency="EUR" office:value="20018.3005442193">
            <text:p>20.018,30 €</text:p>
          </table:table-cell>
          <table:table-cell table:formula="of:=[.AR17]*EXP(LN(1+[.$F$2]-[.$H$2]^2/2))*EXP(NORMINV(RAND();0;[.$H$2]))" office:value-type="currency" office:currency="EUR" office:value="46738.0145480078">
            <text:p>46.738,01 €</text:p>
          </table:table-cell>
          <table:table-cell table:formula="of:=[.AS17]*EXP(LN(1+[.$F$2]-[.$H$2]^2/2))*EXP(NORMINV(RAND();0;[.$H$2]))" office:value-type="currency" office:currency="EUR" office:value="141322.360290929">
            <text:p>141.322,36 €</text:p>
          </table:table-cell>
          <table:table-cell table:formula="of:=[.AT17]*EXP(LN(1+[.$F$2]-[.$H$2]^2/2))*EXP(NORMINV(RAND();0;[.$H$2]))" office:value-type="currency" office:currency="EUR" office:value="12693.471177516">
            <text:p>12.693,47 €</text:p>
          </table:table-cell>
          <table:table-cell table:formula="of:=[.AU17]*EXP(LN(1+[.$F$2]-[.$H$2]^2/2))*EXP(NORMINV(RAND();0;[.$H$2]))" office:value-type="currency" office:currency="EUR" office:value="63270.3203075221">
            <text:p>63.270,32 €</text:p>
          </table:table-cell>
          <table:table-cell table:formula="of:=[.AV17]*EXP(LN(1+[.$F$2]-[.$H$2]^2/2))*EXP(NORMINV(RAND();0;[.$H$2]))" office:value-type="currency" office:currency="EUR" office:value="48961.3065990943">
            <text:p>48.961,31 €</text:p>
          </table:table-cell>
          <table:table-cell table:formula="of:=[.AW17]*EXP(LN(1+[.$F$2]-[.$H$2]^2/2))*EXP(NORMINV(RAND();0;[.$H$2]))" office:value-type="currency" office:currency="EUR" office:value="45260.1056646789">
            <text:p>45.260,11 €</text:p>
          </table:table-cell>
          <table:table-cell table:formula="of:=[.AX17]*EXP(LN(1+[.$F$2]-[.$H$2]^2/2))*EXP(NORMINV(RAND();0;[.$H$2]))" office:value-type="currency" office:currency="EUR" office:value="104540.049906365">
            <text:p>104.540,05 €</text:p>
          </table:table-cell>
          <table:table-cell table:formula="of:=[.AY17]*EXP(LN(1+[.$F$2]-[.$H$2]^2/2))*EXP(NORMINV(RAND();0;[.$H$2]))" office:value-type="currency" office:currency="EUR" office:value="13851.0541966385">
            <text:p>13.851,05 €</text:p>
          </table:table-cell>
          <table:table-cell table:formula="of:=[.AZ17]*EXP(LN(1+[.$F$2]-[.$H$2]^2/2))*EXP(NORMINV(RAND();0;[.$H$2]))" office:value-type="currency" office:currency="EUR" office:value="6119.19205455714">
            <text:p>6.119,19 €</text:p>
          </table:table-cell>
          <table:table-cell table:formula="of:=[.BA17]*EXP(LN(1+[.$F$2]-[.$H$2]^2/2))*EXP(NORMINV(RAND();0;[.$H$2]))" office:value-type="currency" office:currency="EUR" office:value="58840.7762568009">
            <text:p>58.840,78 €</text:p>
          </table:table-cell>
          <table:table-cell table:formula="of:=[.BB17]*EXP(LN(1+[.$F$2]-[.$H$2]^2/2))*EXP(NORMINV(RAND();0;[.$H$2]))" office:value-type="currency" office:currency="EUR" office:value="20724.5524932966">
            <text:p>20.724,55 €</text:p>
          </table:table-cell>
          <table:table-cell table:formula="of:=[.BC17]*EXP(LN(1+[.$F$2]-[.$H$2]^2/2))*EXP(NORMINV(RAND();0;[.$H$2]))" office:value-type="currency" office:currency="EUR" office:value="15705.0467594466">
            <text:p>15.705,05 €</text:p>
          </table:table-cell>
          <table:table-cell table:formula="of:=[.BD17]*EXP(LN(1+[.$F$2]-[.$H$2]^2/2))*EXP(NORMINV(RAND();0;[.$H$2]))" office:value-type="currency" office:currency="EUR" office:value="11305.6063623868">
            <text:p>11.305,61 €</text:p>
          </table:table-cell>
          <table:table-cell table:formula="of:=[.BE17]*EXP(LN(1+[.$F$2]-[.$H$2]^2/2))*EXP(NORMINV(RAND();0;[.$H$2]))" office:value-type="currency" office:currency="EUR" office:value="36705.8745959732">
            <text:p>36.705,87 €</text:p>
          </table:table-cell>
          <table:table-cell table:formula="of:=[.BF17]*EXP(LN(1+[.$F$2]-[.$H$2]^2/2))*EXP(NORMINV(RAND();0;[.$H$2]))" office:value-type="currency" office:currency="EUR" office:value="12069.4202858538">
            <text:p>12.069,42 €</text:p>
          </table:table-cell>
          <table:table-cell table:formula="of:=[.BG17]*EXP(LN(1+[.$F$2]-[.$H$2]^2/2))*EXP(NORMINV(RAND();0;[.$H$2]))" office:value-type="currency" office:currency="EUR" office:value="16259.2187252629">
            <text:p>16.259,22 €</text:p>
          </table:table-cell>
          <table:table-cell table:formula="of:=[.BH17]*EXP(LN(1+[.$F$2]-[.$H$2]^2/2))*EXP(NORMINV(RAND();0;[.$H$2]))" office:value-type="currency" office:currency="EUR" office:value="8469.2988729965">
            <text:p>8.469,30 €</text:p>
          </table:table-cell>
          <table:table-cell table:formula="of:=[.BI17]*EXP(LN(1+[.$F$2]-[.$H$2]^2/2))*EXP(NORMINV(RAND();0;[.$H$2]))" office:value-type="currency" office:currency="EUR" office:value="15777.064805369">
            <text:p>15.777,06 €</text:p>
          </table:table-cell>
          <table:table-cell table:formula="of:=[.BJ17]*EXP(LN(1+[.$F$2]-[.$H$2]^2/2))*EXP(NORMINV(RAND();0;[.$H$2]))" office:value-type="currency" office:currency="EUR" office:value="10829.611960492">
            <text:p>10.829,61 €</text:p>
          </table:table-cell>
          <table:table-cell table:formula="of:=[.BK17]*EXP(LN(1+[.$F$2]-[.$H$2]^2/2))*EXP(NORMINV(RAND();0;[.$H$2]))" office:value-type="currency" office:currency="EUR" office:value="10868.6969350477">
            <text:p>10.868,70 €</text:p>
          </table:table-cell>
          <table:table-cell table:formula="of:=[.BL17]*EXP(LN(1+[.$F$2]-[.$H$2]^2/2))*EXP(NORMINV(RAND();0;[.$H$2]))" office:value-type="currency" office:currency="EUR" office:value="24473.0715756544">
            <text:p>24.473,07 €</text:p>
          </table:table-cell>
          <table:table-cell table:formula="of:=[.BM17]*EXP(LN(1+[.$F$2]-[.$H$2]^2/2))*EXP(NORMINV(RAND();0;[.$H$2]))" office:value-type="currency" office:currency="EUR" office:value="16795.1481500998">
            <text:p>16.795,15 €</text:p>
          </table:table-cell>
          <table:table-cell table:formula="of:=[.BN17]*EXP(LN(1+[.$F$2]-[.$H$2]^2/2))*EXP(NORMINV(RAND();0;[.$H$2]))" office:value-type="currency" office:currency="EUR" office:value="36100.7838532129">
            <text:p>36.100,78 €</text:p>
          </table:table-cell>
          <table:table-cell table:formula="of:=[.BO17]*EXP(LN(1+[.$F$2]-[.$H$2]^2/2))*EXP(NORMINV(RAND();0;[.$H$2]))" office:value-type="currency" office:currency="EUR" office:value="22522.7929184772">
            <text:p>22.522,79 €</text:p>
          </table:table-cell>
          <table:table-cell table:formula="of:=[.BP17]*EXP(LN(1+[.$F$2]-[.$H$2]^2/2))*EXP(NORMINV(RAND();0;[.$H$2]))" office:value-type="currency" office:currency="EUR" office:value="10355.8990911392">
            <text:p>10.355,90 €</text:p>
          </table:table-cell>
          <table:table-cell table:formula="of:=[.BQ17]*EXP(LN(1+[.$F$2]-[.$H$2]^2/2))*EXP(NORMINV(RAND();0;[.$H$2]))" office:value-type="currency" office:currency="EUR" office:value="5629.15240357994">
            <text:p>5.629,15 €</text:p>
          </table:table-cell>
          <table:table-cell table:formula="of:=[.BR17]*EXP(LN(1+[.$F$2]-[.$H$2]^2/2))*EXP(NORMINV(RAND();0;[.$H$2]))" office:value-type="currency" office:currency="EUR" office:value="24903.406677567">
            <text:p>24.903,41 €</text:p>
          </table:table-cell>
          <table:table-cell table:formula="of:=[.BS17]*EXP(LN(1+[.$F$2]-[.$H$2]^2/2))*EXP(NORMINV(RAND();0;[.$H$2]))" office:value-type="currency" office:currency="EUR" office:value="4412.65302816139">
            <text:p>4.412,65 €</text:p>
          </table:table-cell>
          <table:table-cell table:formula="of:=[.BT17]*EXP(LN(1+[.$F$2]-[.$H$2]^2/2))*EXP(NORMINV(RAND();0;[.$H$2]))" office:value-type="currency" office:currency="EUR" office:value="13723.1883973132">
            <text:p>13.723,19 €</text:p>
          </table:table-cell>
          <table:table-cell table:formula="of:=[.BU17]*EXP(LN(1+[.$F$2]-[.$H$2]^2/2))*EXP(NORMINV(RAND();0;[.$H$2]))" office:value-type="currency" office:currency="EUR" office:value="31357.4109163441">
            <text:p>31.357,41 €</text:p>
          </table:table-cell>
          <table:table-cell table:formula="of:=[.BV17]*EXP(LN(1+[.$F$2]-[.$H$2]^2/2))*EXP(NORMINV(RAND();0;[.$H$2]))" office:value-type="currency" office:currency="EUR" office:value="39187.5970072229">
            <text:p>39.187,60 €</text:p>
          </table:table-cell>
          <table:table-cell table:formula="of:=[.BW17]*EXP(LN(1+[.$F$2]-[.$H$2]^2/2))*EXP(NORMINV(RAND();0;[.$H$2]))" office:value-type="currency" office:currency="EUR" office:value="2747.04302574673">
            <text:p>2.747,04 €</text:p>
          </table:table-cell>
          <table:table-cell table:formula="of:=[.BX17]*EXP(LN(1+[.$F$2]-[.$H$2]^2/2))*EXP(NORMINV(RAND();0;[.$H$2]))" office:value-type="currency" office:currency="EUR" office:value="4152.43666391122">
            <text:p>4.152,44 €</text:p>
          </table:table-cell>
          <table:table-cell table:formula="of:=[.BY17]*EXP(LN(1+[.$F$2]-[.$H$2]^2/2))*EXP(NORMINV(RAND();0;[.$H$2]))" office:value-type="currency" office:currency="EUR" office:value="12435.6583916914">
            <text:p>12.435,66 €</text:p>
          </table:table-cell>
          <table:table-cell table:formula="of:=[.BZ17]*EXP(LN(1+[.$F$2]-[.$H$2]^2/2))*EXP(NORMINV(RAND();0;[.$H$2]))" office:value-type="currency" office:currency="EUR" office:value="6135.08678352043">
            <text:p>6.135,09 €</text:p>
          </table:table-cell>
          <table:table-cell table:formula="of:=[.CA17]*EXP(LN(1+[.$F$2]-[.$H$2]^2/2))*EXP(NORMINV(RAND();0;[.$H$2]))" office:value-type="currency" office:currency="EUR" office:value="45194.7816997233">
            <text:p>45.194,78 €</text:p>
          </table:table-cell>
          <table:table-cell table:formula="of:=[.CB17]*EXP(LN(1+[.$F$2]-[.$H$2]^2/2))*EXP(NORMINV(RAND();0;[.$H$2]))" office:value-type="currency" office:currency="EUR" office:value="33146.1207202385">
            <text:p>33.146,12 €</text:p>
          </table:table-cell>
          <table:table-cell table:formula="of:=[.CC17]*EXP(LN(1+[.$F$2]-[.$H$2]^2/2))*EXP(NORMINV(RAND();0;[.$H$2]))" office:value-type="currency" office:currency="EUR" office:value="21811.2814345118">
            <text:p>21.811,28 €</text:p>
          </table:table-cell>
          <table:table-cell table:formula="of:=[.CD17]*EXP(LN(1+[.$F$2]-[.$H$2]^2/2))*EXP(NORMINV(RAND();0;[.$H$2]))" office:value-type="currency" office:currency="EUR" office:value="6389.4943845709">
            <text:p>6.389,49 €</text:p>
          </table:table-cell>
          <table:table-cell table:formula="of:=[.CE17]*EXP(LN(1+[.$F$2]-[.$H$2]^2/2))*EXP(NORMINV(RAND();0;[.$H$2]))" office:value-type="currency" office:currency="EUR" office:value="10224.8434676739">
            <text:p>10.224,84 €</text:p>
          </table:table-cell>
          <table:table-cell table:formula="of:=[.CF17]*EXP(LN(1+[.$F$2]-[.$H$2]^2/2))*EXP(NORMINV(RAND();0;[.$H$2]))" office:value-type="currency" office:currency="EUR" office:value="2630.55116509859">
            <text:p>2.630,55 €</text:p>
          </table:table-cell>
          <table:table-cell table:formula="of:=[.CG17]*EXP(LN(1+[.$F$2]-[.$H$2]^2/2))*EXP(NORMINV(RAND();0;[.$H$2]))" office:value-type="currency" office:currency="EUR" office:value="8215.70610583938">
            <text:p>8.215,71 €</text:p>
          </table:table-cell>
          <table:table-cell table:formula="of:=[.CH17]*EXP(LN(1+[.$F$2]-[.$H$2]^2/2))*EXP(NORMINV(RAND();0;[.$H$2]))" office:value-type="currency" office:currency="EUR" office:value="110781.744274518">
            <text:p>110.781,74 €</text:p>
          </table:table-cell>
          <table:table-cell table:formula="of:=[.CI17]*EXP(LN(1+[.$F$2]-[.$H$2]^2/2))*EXP(NORMINV(RAND();0;[.$H$2]))" office:value-type="currency" office:currency="EUR" office:value="38939.301513865">
            <text:p>38.939,30 €</text:p>
          </table:table-cell>
          <table:table-cell table:formula="of:=[.CJ17]*EXP(LN(1+[.$F$2]-[.$H$2]^2/2))*EXP(NORMINV(RAND();0;[.$H$2]))" office:value-type="currency" office:currency="EUR" office:value="26853.1732155078">
            <text:p>26.853,17 €</text:p>
          </table:table-cell>
          <table:table-cell table:formula="of:=[.CK17]*EXP(LN(1+[.$F$2]-[.$H$2]^2/2))*EXP(NORMINV(RAND();0;[.$H$2]))" office:value-type="currency" office:currency="EUR" office:value="32440.8969963136">
            <text:p>32.440,90 €</text:p>
          </table:table-cell>
          <table:table-cell table:formula="of:=[.CL17]*EXP(LN(1+[.$F$2]-[.$H$2]^2/2))*EXP(NORMINV(RAND();0;[.$H$2]))" office:value-type="currency" office:currency="EUR" office:value="66702.5473808761">
            <text:p>66.702,55 €</text:p>
          </table:table-cell>
          <table:table-cell table:formula="of:=[.CM17]*EXP(LN(1+[.$F$2]-[.$H$2]^2/2))*EXP(NORMINV(RAND();0;[.$H$2]))" office:value-type="currency" office:currency="EUR" office:value="20641.9908926013">
            <text:p>20.641,99 €</text:p>
          </table:table-cell>
          <table:table-cell table:formula="of:=[.CN17]*EXP(LN(1+[.$F$2]-[.$H$2]^2/2))*EXP(NORMINV(RAND();0;[.$H$2]))" office:value-type="currency" office:currency="EUR" office:value="8778.44092545529">
            <text:p>8.778,44 €</text:p>
          </table:table-cell>
          <table:table-cell table:formula="of:=[.CO17]*EXP(LN(1+[.$F$2]-[.$H$2]^2/2))*EXP(NORMINV(RAND();0;[.$H$2]))" office:value-type="currency" office:currency="EUR" office:value="22865.5975926203">
            <text:p>22.865,60 €</text:p>
          </table:table-cell>
          <table:table-cell table:formula="of:=[.CP17]*EXP(LN(1+[.$F$2]-[.$H$2]^2/2))*EXP(NORMINV(RAND();0;[.$H$2]))" office:value-type="currency" office:currency="EUR" office:value="22506.2607565264">
            <text:p>22.506,26 €</text:p>
          </table:table-cell>
          <table:table-cell table:formula="of:=[.CQ17]*EXP(LN(1+[.$F$2]-[.$H$2]^2/2))*EXP(NORMINV(RAND();0;[.$H$2]))" office:value-type="currency" office:currency="EUR" office:value="19819.5847175961">
            <text:p>19.819,58 €</text:p>
          </table:table-cell>
          <table:table-cell table:formula="of:=[.CR17]*EXP(LN(1+[.$F$2]-[.$H$2]^2/2))*EXP(NORMINV(RAND();0;[.$H$2]))" office:value-type="currency" office:currency="EUR" office:value="7468.00502888435">
            <text:p>7.468,01 €</text:p>
          </table:table-cell>
          <table:table-cell table:formula="of:=[.CS17]*EXP(LN(1+[.$F$2]-[.$H$2]^2/2))*EXP(NORMINV(RAND();0;[.$H$2]))" office:value-type="currency" office:currency="EUR" office:value="22117.5329068719">
            <text:p>22.117,53 €</text:p>
          </table:table-cell>
          <table:table-cell table:formula="of:=[.CT17]*EXP(LN(1+[.$F$2]-[.$H$2]^2/2))*EXP(NORMINV(RAND();0;[.$H$2]))" office:value-type="currency" office:currency="EUR" office:value="14071.3031353727">
            <text:p>14.071,30 €</text:p>
          </table:table-cell>
          <table:table-cell table:formula="of:=[.CU17]*EXP(LN(1+[.$F$2]-[.$H$2]^2/2))*EXP(NORMINV(RAND();0;[.$H$2]))" office:value-type="currency" office:currency="EUR" office:value="10369.9436619619">
            <text:p>10.369,94 €</text:p>
          </table:table-cell>
          <table:table-cell table:formula="of:=[.CV17]*EXP(LN(1+[.$F$2]-[.$H$2]^2/2))*EXP(NORMINV(RAND();0;[.$H$2]))" office:value-type="currency" office:currency="EUR" office:value="41265.7607434353">
            <text:p>41.265,76 €</text:p>
          </table:table-cell>
          <table:table-cell table:formula="of:=[.CW17]*EXP(LN(1+[.$F$2]-[.$H$2]^2/2))*EXP(NORMINV(RAND();0;[.$H$2]))" office:value-type="currency" office:currency="EUR" office:value="18248.1930505129">
            <text:p>18.248,19 €</text:p>
          </table:table-cell>
          <table:table-cell table:formula="of:=[.CX17]*EXP(LN(1+[.$F$2]-[.$H$2]^2/2))*EXP(NORMINV(RAND();0;[.$H$2]))" office:value-type="currency" office:currency="EUR" office:value="23255.7959638064">
            <text:p>23.255,80 €</text:p>
          </table:table-cell>
          <table:table-cell table:formula="of:=[.CY17]*EXP(LN(1+[.$F$2]-[.$H$2]^2/2))*EXP(NORMINV(RAND();0;[.$H$2]))" office:value-type="currency" office:currency="EUR" office:value="10186.087579912">
            <text:p>10.186,09 €</text:p>
          </table:table-cell>
          <table:table-cell table:formula="of:=[.CZ17]*EXP(LN(1+[.$F$2]-[.$H$2]^2/2))*EXP(NORMINV(RAND();0;[.$H$2]))" office:value-type="currency" office:currency="EUR" office:value="22602.6707531538">
            <text:p>22.602,67 €</text:p>
          </table:table-cell>
          <table:table-cell table:formula="of:=[.DA17]*EXP(LN(1+[.$F$2]-[.$H$2]^2/2))*EXP(NORMINV(RAND();0;[.$H$2]))" office:value-type="currency" office:currency="EUR" office:value="10633.6021541386">
            <text:p>10.633,60 €</text:p>
          </table:table-cell>
          <table:table-cell table:formula="of:=[.DB17]*EXP(LN(1+[.$F$2]-[.$H$2]^2/2))*EXP(NORMINV(RAND();0;[.$H$2]))" office:value-type="currency" office:currency="EUR" office:value="19431.8228645032">
            <text:p>19.431,82 €</text:p>
          </table:table-cell>
          <table:table-cell table:formula="of:=[.DC17]*EXP(LN(1+[.$F$2]-[.$H$2]^2/2))*EXP(NORMINV(RAND();0;[.$H$2]))" office:value-type="currency" office:currency="EUR" office:value="38043.9437954249">
            <text:p>38.043,94 €</text:p>
          </table:table-cell>
          <table:table-cell table:formula="of:=[.DD17]*EXP(LN(1+[.$F$2]-[.$H$2]^2/2))*EXP(NORMINV(RAND();0;[.$H$2]))" office:value-type="currency" office:currency="EUR" office:value="21435.7563815442">
            <text:p>21.435,76 €</text:p>
          </table:table-cell>
          <table:table-cell table:formula="of:=[.DE17]*EXP(LN(1+[.$F$2]-[.$H$2]^2/2))*EXP(NORMINV(RAND();0;[.$H$2]))" office:value-type="currency" office:currency="EUR" office:value="6755.49153224305">
            <text:p>6.755,49 €</text:p>
          </table:table-cell>
          <table:table-cell table:formula="of:=[.DF17]*EXP(LN(1+[.$F$2]-[.$H$2]^2/2))*EXP(NORMINV(RAND();0;[.$H$2]))" office:value-type="currency" office:currency="EUR" office:value="32731.559620845">
            <text:p>32.731,56 €</text:p>
          </table:table-cell>
          <table:table-cell table:formula="of:=[.DG17]*EXP(LN(1+[.$F$2]-[.$H$2]^2/2))*EXP(NORMINV(RAND();0;[.$H$2]))" office:value-type="currency" office:currency="EUR" office:value="10342.862486705">
            <text:p>10.342,86 €</text:p>
          </table:table-cell>
          <table:table-cell table:formula="of:=[.DH17]*EXP(LN(1+[.$F$2]-[.$H$2]^2/2))*EXP(NORMINV(RAND();0;[.$H$2]))" office:value-type="currency" office:currency="EUR" office:value="2302.59437003993">
            <text:p>2.302,59 €</text:p>
          </table:table-cell>
          <table:table-cell table:formula="of:=[.DI17]*EXP(LN(1+[.$F$2]-[.$H$2]^2/2))*EXP(NORMINV(RAND();0;[.$H$2]))" office:value-type="currency" office:currency="EUR" office:value="20761.093190766">
            <text:p>20.761,09 €</text:p>
          </table:table-cell>
          <table:table-cell table:formula="of:=[.DJ17]*EXP(LN(1+[.$F$2]-[.$H$2]^2/2))*EXP(NORMINV(RAND();0;[.$H$2]))" office:value-type="currency" office:currency="EUR" office:value="29657.5671061017">
            <text:p>29.657,57 €</text:p>
          </table:table-cell>
          <table:table-cell table:formula="of:=[.DK17]*EXP(LN(1+[.$F$2]-[.$H$2]^2/2))*EXP(NORMINV(RAND();0;[.$H$2]))" office:value-type="currency" office:currency="EUR" office:value="30745.117881947">
            <text:p>30.745,12 €</text:p>
          </table:table-cell>
          <table:table-cell table:formula="of:=[.DL17]*EXP(LN(1+[.$F$2]-[.$H$2]^2/2))*EXP(NORMINV(RAND();0;[.$H$2]))" office:value-type="currency" office:currency="EUR" office:value="26719.8036672219">
            <text:p>26.719,80 €</text:p>
          </table:table-cell>
          <table:table-cell table:formula="of:=[.DM17]*EXP(LN(1+[.$F$2]-[.$H$2]^2/2))*EXP(NORMINV(RAND();0;[.$H$2]))" office:value-type="currency" office:currency="EUR" office:value="30177.5235986232">
            <text:p>30.177,52 €</text:p>
          </table:table-cell>
          <table:table-cell table:formula="of:=[.DN17]*EXP(LN(1+[.$F$2]-[.$H$2]^2/2))*EXP(NORMINV(RAND();0;[.$H$2]))" office:value-type="currency" office:currency="EUR" office:value="13472.7781882707">
            <text:p>13.472,78 €</text:p>
          </table:table-cell>
          <table:table-cell table:formula="of:=[.DO17]*EXP(LN(1+[.$F$2]-[.$H$2]^2/2))*EXP(NORMINV(RAND();0;[.$H$2]))" office:value-type="currency" office:currency="EUR" office:value="4184.70942542667">
            <text:p>4.184,71 €</text:p>
          </table:table-cell>
          <table:table-cell table:formula="of:=[.DP17]*EXP(LN(1+[.$F$2]-[.$H$2]^2/2))*EXP(NORMINV(RAND();0;[.$H$2]))" office:value-type="currency" office:currency="EUR" office:value="34398.962873073">
            <text:p>34.398,96 €</text:p>
          </table:table-cell>
          <table:table-cell table:formula="of:=[.DQ17]*EXP(LN(1+[.$F$2]-[.$H$2]^2/2))*EXP(NORMINV(RAND();0;[.$H$2]))" office:value-type="currency" office:currency="EUR" office:value="42195.6851223578">
            <text:p>42.195,69 €</text:p>
          </table:table-cell>
          <table:table-cell table:formula="of:=[.DR17]*EXP(LN(1+[.$F$2]-[.$H$2]^2/2))*EXP(NORMINV(RAND();0;[.$H$2]))" office:value-type="currency" office:currency="EUR" office:value="29854.8144515662">
            <text:p>29.854,81 €</text:p>
          </table:table-cell>
          <table:table-cell table:formula="of:=[.DS17]*EXP(LN(1+[.$F$2]-[.$H$2]^2/2))*EXP(NORMINV(RAND();0;[.$H$2]))" office:value-type="currency" office:currency="EUR" office:value="15144.3266885314">
            <text:p>15.144,33 €</text:p>
          </table:table-cell>
          <table:table-cell table:formula="of:=[.DT17]*EXP(LN(1+[.$F$2]-[.$H$2]^2/2))*EXP(NORMINV(RAND();0;[.$H$2]))" office:value-type="currency" office:currency="EUR" office:value="77469.1637910538">
            <text:p>77.469,16 €</text:p>
          </table:table-cell>
          <table:table-cell table:formula="of:=[.DU17]*EXP(LN(1+[.$F$2]-[.$H$2]^2/2))*EXP(NORMINV(RAND();0;[.$H$2]))" office:value-type="currency" office:currency="EUR" office:value="27293.0762520977">
            <text:p>27.293,08 €</text:p>
          </table:table-cell>
          <table:table-cell table:formula="of:=[.DV17]*EXP(LN(1+[.$F$2]-[.$H$2]^2/2))*EXP(NORMINV(RAND();0;[.$H$2]))" office:value-type="currency" office:currency="EUR" office:value="21091.9597688088">
            <text:p>21.091,96 €</text:p>
          </table:table-cell>
          <table:table-cell table:formula="of:=[.DW17]*EXP(LN(1+[.$F$2]-[.$H$2]^2/2))*EXP(NORMINV(RAND();0;[.$H$2]))" office:value-type="currency" office:currency="EUR" office:value="52137.7078049662">
            <text:p>52.137,71 €</text:p>
          </table:table-cell>
          <table:table-cell table:formula="of:=[.DX17]*EXP(LN(1+[.$F$2]-[.$H$2]^2/2))*EXP(NORMINV(RAND();0;[.$H$2]))" office:value-type="currency" office:currency="EUR" office:value="60028.2293316511">
            <text:p>60.028,23 €</text:p>
          </table:table-cell>
          <table:table-cell table:formula="of:=[.DY17]*EXP(LN(1+[.$F$2]-[.$H$2]^2/2))*EXP(NORMINV(RAND();0;[.$H$2]))" office:value-type="currency" office:currency="EUR" office:value="10465.8826861464">
            <text:p>10.465,88 €</text:p>
          </table:table-cell>
          <table:table-cell table:formula="of:=[.DZ17]*EXP(LN(1+[.$F$2]-[.$H$2]^2/2))*EXP(NORMINV(RAND();0;[.$H$2]))" office:value-type="currency" office:currency="EUR" office:value="31521.8480543393">
            <text:p>31.521,85 €</text:p>
          </table:table-cell>
          <table:table-cell table:formula="of:=[.EA17]*EXP(LN(1+[.$F$2]-[.$H$2]^2/2))*EXP(NORMINV(RAND();0;[.$H$2]))" office:value-type="currency" office:currency="EUR" office:value="15080.5155397029">
            <text:p>15.080,52 €</text:p>
          </table:table-cell>
          <table:table-cell table:formula="of:=[.EB17]*EXP(LN(1+[.$F$2]-[.$H$2]^2/2))*EXP(NORMINV(RAND();0;[.$H$2]))" office:value-type="currency" office:currency="EUR" office:value="23110.1330412505">
            <text:p>23.110,13 €</text:p>
          </table:table-cell>
          <table:table-cell table:formula="of:=[.EC17]*EXP(LN(1+[.$F$2]-[.$H$2]^2/2))*EXP(NORMINV(RAND();0;[.$H$2]))" office:value-type="currency" office:currency="EUR" office:value="56534.9134597364">
            <text:p>56.534,91 €</text:p>
          </table:table-cell>
          <table:table-cell table:formula="of:=[.ED17]*EXP(LN(1+[.$F$2]-[.$H$2]^2/2))*EXP(NORMINV(RAND();0;[.$H$2]))" office:value-type="currency" office:currency="EUR" office:value="14878.9861352206">
            <text:p>14.878,99 €</text:p>
          </table:table-cell>
          <table:table-cell table:formula="of:=[.EE17]*EXP(LN(1+[.$F$2]-[.$H$2]^2/2))*EXP(NORMINV(RAND();0;[.$H$2]))" office:value-type="currency" office:currency="EUR" office:value="9568.82256791381">
            <text:p>9.568,82 €</text:p>
          </table:table-cell>
          <table:table-cell table:formula="of:=[.EF17]*EXP(LN(1+[.$F$2]-[.$H$2]^2/2))*EXP(NORMINV(RAND();0;[.$H$2]))" office:value-type="currency" office:currency="EUR" office:value="6810.52158127886">
            <text:p>6.810,52 €</text:p>
          </table:table-cell>
          <table:table-cell table:formula="of:=[.EG17]*EXP(LN(1+[.$F$2]-[.$H$2]^2/2))*EXP(NORMINV(RAND();0;[.$H$2]))" office:value-type="currency" office:currency="EUR" office:value="50004.8746993856">
            <text:p>50.004,87 €</text:p>
          </table:table-cell>
          <table:table-cell table:formula="of:=[.EH17]*EXP(LN(1+[.$F$2]-[.$H$2]^2/2))*EXP(NORMINV(RAND();0;[.$H$2]))" office:value-type="currency" office:currency="EUR" office:value="7000.28298093357">
            <text:p>7.000,28 €</text:p>
          </table:table-cell>
          <table:table-cell table:formula="of:=[.EI17]*EXP(LN(1+[.$F$2]-[.$H$2]^2/2))*EXP(NORMINV(RAND();0;[.$H$2]))" office:value-type="currency" office:currency="EUR" office:value="19056.4391111872">
            <text:p>19.056,44 €</text:p>
          </table:table-cell>
          <table:table-cell table:formula="of:=[.EJ17]*EXP(LN(1+[.$F$2]-[.$H$2]^2/2))*EXP(NORMINV(RAND();0;[.$H$2]))" office:value-type="currency" office:currency="EUR" office:value="21993.011156071">
            <text:p>21.993,01 €</text:p>
          </table:table-cell>
          <table:table-cell table:formula="of:=[.EK17]*EXP(LN(1+[.$F$2]-[.$H$2]^2/2))*EXP(NORMINV(RAND();0;[.$H$2]))" office:value-type="currency" office:currency="EUR" office:value="22458.735044609">
            <text:p>22.458,74 €</text:p>
          </table:table-cell>
          <table:table-cell table:formula="of:=[.EL17]*EXP(LN(1+[.$F$2]-[.$H$2]^2/2))*EXP(NORMINV(RAND();0;[.$H$2]))" office:value-type="currency" office:currency="EUR" office:value="10306.6058265162">
            <text:p>10.306,61 €</text:p>
          </table:table-cell>
          <table:table-cell table:formula="of:=[.EM17]*EXP(LN(1+[.$F$2]-[.$H$2]^2/2))*EXP(NORMINV(RAND();0;[.$H$2]))" office:value-type="currency" office:currency="EUR" office:value="89038.7231965216">
            <text:p>89.038,72 €</text:p>
          </table:table-cell>
          <table:table-cell table:formula="of:=[.EN17]*EXP(LN(1+[.$F$2]-[.$H$2]^2/2))*EXP(NORMINV(RAND();0;[.$H$2]))" office:value-type="currency" office:currency="EUR" office:value="27053.3031579135">
            <text:p>27.053,30 €</text:p>
          </table:table-cell>
          <table:table-cell table:formula="of:=[.EO17]*EXP(LN(1+[.$F$2]-[.$H$2]^2/2))*EXP(NORMINV(RAND();0;[.$H$2]))" office:value-type="currency" office:currency="EUR" office:value="6575.1201535731">
            <text:p>6.575,12 €</text:p>
          </table:table-cell>
          <table:table-cell table:formula="of:=[.EP17]*EXP(LN(1+[.$F$2]-[.$H$2]^2/2))*EXP(NORMINV(RAND();0;[.$H$2]))" office:value-type="currency" office:currency="EUR" office:value="28119.5373334821">
            <text:p>28.119,54 €</text:p>
          </table:table-cell>
          <table:table-cell table:formula="of:=[.EQ17]*EXP(LN(1+[.$F$2]-[.$H$2]^2/2))*EXP(NORMINV(RAND();0;[.$H$2]))" office:value-type="currency" office:currency="EUR" office:value="3041.86237475813">
            <text:p>3.041,86 €</text:p>
          </table:table-cell>
          <table:table-cell table:formula="of:=[.ER17]*EXP(LN(1+[.$F$2]-[.$H$2]^2/2))*EXP(NORMINV(RAND();0;[.$H$2]))" office:value-type="currency" office:currency="EUR" office:value="38881.1658446962">
            <text:p>38.881,17 €</text:p>
          </table:table-cell>
          <table:table-cell table:formula="of:=[.ES17]*EXP(LN(1+[.$F$2]-[.$H$2]^2/2))*EXP(NORMINV(RAND();0;[.$H$2]))" office:value-type="currency" office:currency="EUR" office:value="28022.9990320721">
            <text:p>28.023,00 €</text:p>
          </table:table-cell>
          <table:table-cell table:formula="of:=[.ET17]*EXP(LN(1+[.$F$2]-[.$H$2]^2/2))*EXP(NORMINV(RAND();0;[.$H$2]))" office:value-type="currency" office:currency="EUR" office:value="15617.6978681011">
            <text:p>15.617,70 €</text:p>
          </table:table-cell>
          <table:table-cell table:formula="of:=[.EU17]*EXP(LN(1+[.$F$2]-[.$H$2]^2/2))*EXP(NORMINV(RAND();0;[.$H$2]))" office:value-type="currency" office:currency="EUR" office:value="8530.44832742979">
            <text:p>8.530,45 €</text:p>
          </table:table-cell>
          <table:table-cell table:formula="of:=[.EV17]*EXP(LN(1+[.$F$2]-[.$H$2]^2/2))*EXP(NORMINV(RAND();0;[.$H$2]))" office:value-type="currency" office:currency="EUR" office:value="11735.5347101996">
            <text:p>11.735,53 €</text:p>
          </table:table-cell>
          <table:table-cell table:formula="of:=[.EW17]*EXP(LN(1+[.$F$2]-[.$H$2]^2/2))*EXP(NORMINV(RAND();0;[.$H$2]))" office:value-type="currency" office:currency="EUR" office:value="9420.08841075169">
            <text:p>9.420,09 €</text:p>
          </table:table-cell>
          <table:table-cell table:formula="of:=[.EX17]*EXP(LN(1+[.$F$2]-[.$H$2]^2/2))*EXP(NORMINV(RAND();0;[.$H$2]))" office:value-type="currency" office:currency="EUR" office:value="8244.72880083772">
            <text:p>8.244,73 €</text:p>
          </table:table-cell>
          <table:table-cell table:formula="of:=[.EY17]*EXP(LN(1+[.$F$2]-[.$H$2]^2/2))*EXP(NORMINV(RAND();0;[.$H$2]))" office:value-type="currency" office:currency="EUR" office:value="106070.637705355">
            <text:p>106.070,64 €</text:p>
          </table:table-cell>
          <table:table-cell table:formula="of:=[.EZ17]*EXP(LN(1+[.$F$2]-[.$H$2]^2/2))*EXP(NORMINV(RAND();0;[.$H$2]))" office:value-type="currency" office:currency="EUR" office:value="26269.6976972768">
            <text:p>26.269,70 €</text:p>
          </table:table-cell>
          <table:table-cell table:formula="of:=[.FA17]*EXP(LN(1+[.$F$2]-[.$H$2]^2/2))*EXP(NORMINV(RAND();0;[.$H$2]))" office:value-type="currency" office:currency="EUR" office:value="19529.6108189093">
            <text:p>19.529,61 €</text:p>
          </table:table-cell>
          <table:table-cell table:formula="of:=[.FB17]*EXP(LN(1+[.$F$2]-[.$H$2]^2/2))*EXP(NORMINV(RAND();0;[.$H$2]))" office:value-type="currency" office:currency="EUR" office:value="26136.7662745788">
            <text:p>26.136,77 €</text:p>
          </table:table-cell>
          <table:table-cell table:formula="of:=[.FC17]*EXP(LN(1+[.$F$2]-[.$H$2]^2/2))*EXP(NORMINV(RAND();0;[.$H$2]))" office:value-type="currency" office:currency="EUR" office:value="18266.0012527957">
            <text:p>18.266,00 €</text:p>
          </table:table-cell>
          <table:table-cell table:formula="of:=[.FD17]*EXP(LN(1+[.$F$2]-[.$H$2]^2/2))*EXP(NORMINV(RAND();0;[.$H$2]))" office:value-type="currency" office:currency="EUR" office:value="14532.766782386">
            <text:p>14.532,77 €</text:p>
          </table:table-cell>
          <table:table-cell table:formula="of:=[.FE17]*EXP(LN(1+[.$F$2]-[.$H$2]^2/2))*EXP(NORMINV(RAND();0;[.$H$2]))" office:value-type="currency" office:currency="EUR" office:value="23370.7719921934">
            <text:p>23.370,77 €</text:p>
          </table:table-cell>
          <table:table-cell table:formula="of:=[.FF17]*EXP(LN(1+[.$F$2]-[.$H$2]^2/2))*EXP(NORMINV(RAND();0;[.$H$2]))" office:value-type="currency" office:currency="EUR" office:value="12934.8168180446">
            <text:p>12.934,82 €</text:p>
          </table:table-cell>
          <table:table-cell table:formula="of:=[.FG17]*EXP(LN(1+[.$F$2]-[.$H$2]^2/2))*EXP(NORMINV(RAND();0;[.$H$2]))" office:value-type="currency" office:currency="EUR" office:value="16078.0439711602">
            <text:p>16.078,04 €</text:p>
          </table:table-cell>
          <table:table-cell table:formula="of:=[.FH17]*EXP(LN(1+[.$F$2]-[.$H$2]^2/2))*EXP(NORMINV(RAND();0;[.$H$2]))" office:value-type="currency" office:currency="EUR" office:value="16530.4384672667">
            <text:p>16.530,44 €</text:p>
          </table:table-cell>
          <table:table-cell table:formula="of:=[.FI17]*EXP(LN(1+[.$F$2]-[.$H$2]^2/2))*EXP(NORMINV(RAND();0;[.$H$2]))" office:value-type="currency" office:currency="EUR" office:value="8092.06380793087">
            <text:p>8.092,06 €</text:p>
          </table:table-cell>
          <table:table-cell table:formula="of:=[.FJ17]*EXP(LN(1+[.$F$2]-[.$H$2]^2/2))*EXP(NORMINV(RAND();0;[.$H$2]))" office:value-type="currency" office:currency="EUR" office:value="23979.6556192643">
            <text:p>23.979,66 €</text:p>
          </table:table-cell>
          <table:table-cell table:formula="of:=[.FK17]*EXP(LN(1+[.$F$2]-[.$H$2]^2/2))*EXP(NORMINV(RAND();0;[.$H$2]))" office:value-type="currency" office:currency="EUR" office:value="12765.4829908272">
            <text:p>12.765,48 €</text:p>
          </table:table-cell>
          <table:table-cell table:formula="of:=[.FL17]*EXP(LN(1+[.$F$2]-[.$H$2]^2/2))*EXP(NORMINV(RAND();0;[.$H$2]))" office:value-type="currency" office:currency="EUR" office:value="21803.0933825049">
            <text:p>21.803,09 €</text:p>
          </table:table-cell>
          <table:table-cell table:formula="of:=[.FM17]*EXP(LN(1+[.$F$2]-[.$H$2]^2/2))*EXP(NORMINV(RAND();0;[.$H$2]))" office:value-type="currency" office:currency="EUR" office:value="20802.1518550938">
            <text:p>20.802,15 €</text:p>
          </table:table-cell>
          <table:table-cell table:formula="of:=[.FN17]*EXP(LN(1+[.$F$2]-[.$H$2]^2/2))*EXP(NORMINV(RAND();0;[.$H$2]))" office:value-type="currency" office:currency="EUR" office:value="10297.3564733011">
            <text:p>10.297,36 €</text:p>
          </table:table-cell>
          <table:table-cell table:formula="of:=[.FO17]*EXP(LN(1+[.$F$2]-[.$H$2]^2/2))*EXP(NORMINV(RAND();0;[.$H$2]))" office:value-type="currency" office:currency="EUR" office:value="1765.58684982011">
            <text:p>1.765,59 €</text:p>
          </table:table-cell>
          <table:table-cell table:formula="of:=[.FP17]*EXP(LN(1+[.$F$2]-[.$H$2]^2/2))*EXP(NORMINV(RAND();0;[.$H$2]))" office:value-type="currency" office:currency="EUR" office:value="7451.26320762948">
            <text:p>7.451,26 €</text:p>
          </table:table-cell>
          <table:table-cell table:formula="of:=[.FQ17]*EXP(LN(1+[.$F$2]-[.$H$2]^2/2))*EXP(NORMINV(RAND();0;[.$H$2]))" office:value-type="currency" office:currency="EUR" office:value="63188.5687995249">
            <text:p>63.188,57 €</text:p>
          </table:table-cell>
          <table:table-cell table:formula="of:=[.FR17]*EXP(LN(1+[.$F$2]-[.$H$2]^2/2))*EXP(NORMINV(RAND();0;[.$H$2]))" office:value-type="currency" office:currency="EUR" office:value="16760.0461869314">
            <text:p>16.760,05 €</text:p>
          </table:table-cell>
          <table:table-cell table:formula="of:=[.FS17]*EXP(LN(1+[.$F$2]-[.$H$2]^2/2))*EXP(NORMINV(RAND();0;[.$H$2]))" office:value-type="currency" office:currency="EUR" office:value="3254.58083281549">
            <text:p>3.254,58 €</text:p>
          </table:table-cell>
          <table:table-cell table:formula="of:=[.FT17]*EXP(LN(1+[.$F$2]-[.$H$2]^2/2))*EXP(NORMINV(RAND();0;[.$H$2]))" office:value-type="currency" office:currency="EUR" office:value="30691.5530448473">
            <text:p>30.691,55 €</text:p>
          </table:table-cell>
          <table:table-cell table:formula="of:=[.FU17]*EXP(LN(1+[.$F$2]-[.$H$2]^2/2))*EXP(NORMINV(RAND();0;[.$H$2]))" office:value-type="currency" office:currency="EUR" office:value="26564.3113873714">
            <text:p>26.564,31 €</text:p>
          </table:table-cell>
          <table:table-cell table:formula="of:=[.FV17]*EXP(LN(1+[.$F$2]-[.$H$2]^2/2))*EXP(NORMINV(RAND();0;[.$H$2]))" office:value-type="currency" office:currency="EUR" office:value="18349.7199138244">
            <text:p>18.349,72 €</text:p>
          </table:table-cell>
          <table:table-cell table:formula="of:=[.FW17]*EXP(LN(1+[.$F$2]-[.$H$2]^2/2))*EXP(NORMINV(RAND();0;[.$H$2]))" office:value-type="currency" office:currency="EUR" office:value="50740.3227061628">
            <text:p>50.740,32 €</text:p>
          </table:table-cell>
          <table:table-cell table:formula="of:=[.FX17]*EXP(LN(1+[.$F$2]-[.$H$2]^2/2))*EXP(NORMINV(RAND();0;[.$H$2]))" office:value-type="currency" office:currency="EUR" office:value="48754.3164394576">
            <text:p>48.754,32 €</text:p>
          </table:table-cell>
          <table:table-cell table:formula="of:=[.FY17]*EXP(LN(1+[.$F$2]-[.$H$2]^2/2))*EXP(NORMINV(RAND();0;[.$H$2]))" office:value-type="currency" office:currency="EUR" office:value="18183.6544123149">
            <text:p>18.183,65 €</text:p>
          </table:table-cell>
          <table:table-cell table:formula="of:=[.FZ17]*EXP(LN(1+[.$F$2]-[.$H$2]^2/2))*EXP(NORMINV(RAND();0;[.$H$2]))" office:value-type="currency" office:currency="EUR" office:value="7338.27821193915">
            <text:p>7.338,28 €</text:p>
          </table:table-cell>
          <table:table-cell table:formula="of:=[.GA17]*EXP(LN(1+[.$F$2]-[.$H$2]^2/2))*EXP(NORMINV(RAND();0;[.$H$2]))" office:value-type="currency" office:currency="EUR" office:value="20055.0740659554">
            <text:p>20.055,07 €</text:p>
          </table:table-cell>
          <table:table-cell table:formula="of:=[.GB17]*EXP(LN(1+[.$F$2]-[.$H$2]^2/2))*EXP(NORMINV(RAND();0;[.$H$2]))" office:value-type="currency" office:currency="EUR" office:value="23413.1834292427">
            <text:p>23.413,18 €</text:p>
          </table:table-cell>
          <table:table-cell table:formula="of:=[.GC17]*EXP(LN(1+[.$F$2]-[.$H$2]^2/2))*EXP(NORMINV(RAND();0;[.$H$2]))" office:value-type="currency" office:currency="EUR" office:value="57330.6615440152">
            <text:p>57.330,66 €</text:p>
          </table:table-cell>
          <table:table-cell table:formula="of:=[.GD17]*EXP(LN(1+[.$F$2]-[.$H$2]^2/2))*EXP(NORMINV(RAND();0;[.$H$2]))" office:value-type="currency" office:currency="EUR" office:value="15381.6757653529">
            <text:p>15.381,68 €</text:p>
          </table:table-cell>
          <table:table-cell table:formula="of:=[.GE17]*EXP(LN(1+[.$F$2]-[.$H$2]^2/2))*EXP(NORMINV(RAND();0;[.$H$2]))" office:value-type="currency" office:currency="EUR" office:value="10006.2505164117">
            <text:p>10.006,25 €</text:p>
          </table:table-cell>
          <table:table-cell table:formula="of:=[.GF17]*EXP(LN(1+[.$F$2]-[.$H$2]^2/2))*EXP(NORMINV(RAND();0;[.$H$2]))" office:value-type="currency" office:currency="EUR" office:value="47190.2660644295">
            <text:p>47.190,27 €</text:p>
          </table:table-cell>
          <table:table-cell table:formula="of:=[.GG17]*EXP(LN(1+[.$F$2]-[.$H$2]^2/2))*EXP(NORMINV(RAND();0;[.$H$2]))" office:value-type="currency" office:currency="EUR" office:value="14269.0143818401">
            <text:p>14.269,01 €</text:p>
          </table:table-cell>
          <table:table-cell table:formula="of:=[.GH17]*EXP(LN(1+[.$F$2]-[.$H$2]^2/2))*EXP(NORMINV(RAND();0;[.$H$2]))" office:value-type="currency" office:currency="EUR" office:value="15373.6082111224">
            <text:p>15.373,61 €</text:p>
          </table:table-cell>
          <table:table-cell table:formula="of:=[.GI17]*EXP(LN(1+[.$F$2]-[.$H$2]^2/2))*EXP(NORMINV(RAND();0;[.$H$2]))" office:value-type="currency" office:currency="EUR" office:value="72953.6595054389">
            <text:p>72.953,66 €</text:p>
          </table:table-cell>
          <table:table-cell table:formula="of:=[.GJ17]*EXP(LN(1+[.$F$2]-[.$H$2]^2/2))*EXP(NORMINV(RAND();0;[.$H$2]))" office:value-type="currency" office:currency="EUR" office:value="9498.14449406617">
            <text:p>9.498,14 €</text:p>
          </table:table-cell>
          <table:table-cell table:formula="of:=[.GK17]*EXP(LN(1+[.$F$2]-[.$H$2]^2/2))*EXP(NORMINV(RAND();0;[.$H$2]))" office:value-type="currency" office:currency="EUR" office:value="25756.4779212951">
            <text:p>25.756,48 €</text:p>
          </table:table-cell>
          <table:table-cell table:formula="of:=[.GL17]*EXP(LN(1+[.$F$2]-[.$H$2]^2/2))*EXP(NORMINV(RAND();0;[.$H$2]))" office:value-type="currency" office:currency="EUR" office:value="8551.45078557284">
            <text:p>8.551,45 €</text:p>
          </table:table-cell>
          <table:table-cell table:formula="of:=[.GM17]*EXP(LN(1+[.$F$2]-[.$H$2]^2/2))*EXP(NORMINV(RAND();0;[.$H$2]))" office:value-type="currency" office:currency="EUR" office:value="15362.3023541036">
            <text:p>15.362,30 €</text:p>
          </table:table-cell>
          <table:table-cell table:formula="of:=[.GN17]*EXP(LN(1+[.$F$2]-[.$H$2]^2/2))*EXP(NORMINV(RAND();0;[.$H$2]))" office:value-type="currency" office:currency="EUR" office:value="5193.03174507818">
            <text:p>5.193,03 €</text:p>
          </table:table-cell>
          <table:table-cell table:formula="of:=[.GO17]*EXP(LN(1+[.$F$2]-[.$H$2]^2/2))*EXP(NORMINV(RAND();0;[.$H$2]))" office:value-type="currency" office:currency="EUR" office:value="44089.0846911832">
            <text:p>44.089,08 €</text:p>
          </table:table-cell>
          <table:table-cell table:formula="of:=[.GP17]*EXP(LN(1+[.$F$2]-[.$H$2]^2/2))*EXP(NORMINV(RAND();0;[.$H$2]))" office:value-type="currency" office:currency="EUR" office:value="138195.256846493">
            <text:p>138.195,26 €</text:p>
          </table:table-cell>
          <table:table-cell table:formula="of:=[.GQ17]*EXP(LN(1+[.$F$2]-[.$H$2]^2/2))*EXP(NORMINV(RAND();0;[.$H$2]))" office:value-type="currency" office:currency="EUR" office:value="32639.6231197034">
            <text:p>32.639,62 €</text:p>
          </table:table-cell>
          <table:table-cell table:formula="of:=[.GR17]*EXP(LN(1+[.$F$2]-[.$H$2]^2/2))*EXP(NORMINV(RAND();0;[.$H$2]))" office:value-type="currency" office:currency="EUR" office:value="12211.3629295667">
            <text:p>12.211,36 €</text:p>
          </table:table-cell>
          <table:table-cell table:formula="of:=[.GS17]*EXP(LN(1+[.$F$2]-[.$H$2]^2/2))*EXP(NORMINV(RAND();0;[.$H$2]))" office:value-type="currency" office:currency="EUR" office:value="14016.2126131222">
            <text:p>14.016,21 €</text:p>
          </table:table-cell>
          <table:table-cell table:formula="of:=[.GT17]*EXP(LN(1+[.$F$2]-[.$H$2]^2/2))*EXP(NORMINV(RAND();0;[.$H$2]))" office:value-type="currency" office:currency="EUR" office:value="14279.5126346914">
            <text:p>14.279,51 €</text:p>
          </table:table-cell>
          <table:table-cell table:formula="of:=[.GU17]*EXP(LN(1+[.$F$2]-[.$H$2]^2/2))*EXP(NORMINV(RAND();0;[.$H$2]))" office:value-type="currency" office:currency="EUR" office:value="26395.1670964603">
            <text:p>26.395,17 €</text:p>
          </table:table-cell>
          <table:table-cell table:formula="of:=[.GV17]*EXP(LN(1+[.$F$2]-[.$H$2]^2/2))*EXP(NORMINV(RAND();0;[.$H$2]))" office:value-type="currency" office:currency="EUR" office:value="20492.2035874292">
            <text:p>20.492,20 €</text:p>
          </table:table-cell>
          <table:table-cell table:formula="of:=[.GW17]*EXP(LN(1+[.$F$2]-[.$H$2]^2/2))*EXP(NORMINV(RAND();0;[.$H$2]))" office:value-type="currency" office:currency="EUR" office:value="9588.64307901892">
            <text:p>9.588,64 €</text:p>
          </table:table-cell>
          <table:table-cell table:formula="of:=[.GX17]*EXP(LN(1+[.$F$2]-[.$H$2]^2/2))*EXP(NORMINV(RAND();0;[.$H$2]))" office:value-type="currency" office:currency="EUR" office:value="20073.8528616779">
            <text:p>20.073,85 €</text:p>
          </table:table-cell>
          <table:table-cell table:formula="of:=[.GY17]*EXP(LN(1+[.$F$2]-[.$H$2]^2/2))*EXP(NORMINV(RAND();0;[.$H$2]))" office:value-type="currency" office:currency="EUR" office:value="3633.17111196257">
            <text:p>3.633,17 €</text:p>
          </table:table-cell>
          <table:table-cell table:formula="of:=[.GZ17]*EXP(LN(1+[.$F$2]-[.$H$2]^2/2))*EXP(NORMINV(RAND();0;[.$H$2]))" office:value-type="currency" office:currency="EUR" office:value="9090.33818404827">
            <text:p>9.090,34 €</text:p>
          </table:table-cell>
          <table:table-cell table:formula="of:=[.HA17]*EXP(LN(1+[.$F$2]-[.$H$2]^2/2))*EXP(NORMINV(RAND();0;[.$H$2]))" office:value-type="currency" office:currency="EUR" office:value="14061.8410044703">
            <text:p>14.061,84 €</text:p>
          </table:table-cell>
          <table:table-cell table:formula="of:=[.HB17]*EXP(LN(1+[.$F$2]-[.$H$2]^2/2))*EXP(NORMINV(RAND();0;[.$H$2]))" office:value-type="currency" office:currency="EUR" office:value="12892.3149365181">
            <text:p>12.892,31 €</text:p>
          </table:table-cell>
          <table:table-cell table:formula="of:=[.HC17]*EXP(LN(1+[.$F$2]-[.$H$2]^2/2))*EXP(NORMINV(RAND();0;[.$H$2]))" office:value-type="currency" office:currency="EUR" office:value="34871.3905331108">
            <text:p>34.871,39 €</text:p>
          </table:table-cell>
          <table:table-cell table:formula="of:=[.HD17]*EXP(LN(1+[.$F$2]-[.$H$2]^2/2))*EXP(NORMINV(RAND();0;[.$H$2]))" office:value-type="currency" office:currency="EUR" office:value="26021.8764067203">
            <text:p>26.021,88 €</text:p>
          </table:table-cell>
          <table:table-cell table:formula="of:=[.HE17]*EXP(LN(1+[.$F$2]-[.$H$2]^2/2))*EXP(NORMINV(RAND();0;[.$H$2]))" office:value-type="currency" office:currency="EUR" office:value="19121.3017859092">
            <text:p>19.121,30 €</text:p>
          </table:table-cell>
          <table:table-cell table:formula="of:=[.HF17]*EXP(LN(1+[.$F$2]-[.$H$2]^2/2))*EXP(NORMINV(RAND();0;[.$H$2]))" office:value-type="currency" office:currency="EUR" office:value="13465.3888047487">
            <text:p>13.465,39 €</text:p>
          </table:table-cell>
          <table:table-cell table:formula="of:=[.HG17]*EXP(LN(1+[.$F$2]-[.$H$2]^2/2))*EXP(NORMINV(RAND();0;[.$H$2]))" office:value-type="currency" office:currency="EUR" office:value="40545.5148988668">
            <text:p>40.545,51 €</text:p>
          </table:table-cell>
          <table:table-cell table:formula="of:=[.HH17]*EXP(LN(1+[.$F$2]-[.$H$2]^2/2))*EXP(NORMINV(RAND();0;[.$H$2]))" office:value-type="currency" office:currency="EUR" office:value="15729.7413179402">
            <text:p>15.729,74 €</text:p>
          </table:table-cell>
          <table:table-cell table:formula="of:=[.HI17]*EXP(LN(1+[.$F$2]-[.$H$2]^2/2))*EXP(NORMINV(RAND();0;[.$H$2]))" office:value-type="currency" office:currency="EUR" office:value="13428.8740244633">
            <text:p>13.428,87 €</text:p>
          </table:table-cell>
          <table:table-cell table:formula="of:=[.HJ17]*EXP(LN(1+[.$F$2]-[.$H$2]^2/2))*EXP(NORMINV(RAND();0;[.$H$2]))" office:value-type="currency" office:currency="EUR" office:value="68032.8893783529">
            <text:p>68.032,89 €</text:p>
          </table:table-cell>
          <table:table-cell table:formula="of:=[.HK17]*EXP(LN(1+[.$F$2]-[.$H$2]^2/2))*EXP(NORMINV(RAND();0;[.$H$2]))" office:value-type="currency" office:currency="EUR" office:value="9723.73652388343">
            <text:p>9.723,74 €</text:p>
          </table:table-cell>
          <table:table-cell table:formula="of:=[.HL17]*EXP(LN(1+[.$F$2]-[.$H$2]^2/2))*EXP(NORMINV(RAND();0;[.$H$2]))" office:value-type="currency" office:currency="EUR" office:value="6324.52729664057">
            <text:p>6.324,53 €</text:p>
          </table:table-cell>
          <table:table-cell table:formula="of:=[.HM17]*EXP(LN(1+[.$F$2]-[.$H$2]^2/2))*EXP(NORMINV(RAND();0;[.$H$2]))" office:value-type="currency" office:currency="EUR" office:value="7397.16087476828">
            <text:p>7.397,16 €</text:p>
          </table:table-cell>
          <table:table-cell table:formula="of:=[.HN17]*EXP(LN(1+[.$F$2]-[.$H$2]^2/2))*EXP(NORMINV(RAND();0;[.$H$2]))" office:value-type="currency" office:currency="EUR" office:value="12229.9994628616">
            <text:p>12.230,00 €</text:p>
          </table:table-cell>
          <table:table-cell table:formula="of:=[.HO17]*EXP(LN(1+[.$F$2]-[.$H$2]^2/2))*EXP(NORMINV(RAND();0;[.$H$2]))" office:value-type="currency" office:currency="EUR" office:value="16974.797007324">
            <text:p>16.974,80 €</text:p>
          </table:table-cell>
          <table:table-cell table:formula="of:=[.HP17]*EXP(LN(1+[.$F$2]-[.$H$2]^2/2))*EXP(NORMINV(RAND();0;[.$H$2]))" office:value-type="currency" office:currency="EUR" office:value="59161.3479443314">
            <text:p>59.161,35 €</text:p>
          </table:table-cell>
          <table:table-cell table:formula="of:=[.HQ17]*EXP(LN(1+[.$F$2]-[.$H$2]^2/2))*EXP(NORMINV(RAND();0;[.$H$2]))" office:value-type="currency" office:currency="EUR" office:value="25303.3022480543">
            <text:p>25.303,30 €</text:p>
          </table:table-cell>
          <table:table-cell table:formula="of:=[.HR17]*EXP(LN(1+[.$F$2]-[.$H$2]^2/2))*EXP(NORMINV(RAND();0;[.$H$2]))" office:value-type="currency" office:currency="EUR" office:value="16656.0388693593">
            <text:p>16.656,04 €</text:p>
          </table:table-cell>
          <table:table-cell table:formula="of:=[.HS17]*EXP(LN(1+[.$F$2]-[.$H$2]^2/2))*EXP(NORMINV(RAND();0;[.$H$2]))" office:value-type="currency" office:currency="EUR" office:value="25418.5637828825">
            <text:p>25.418,56 €</text:p>
          </table:table-cell>
          <table:table-cell table:formula="of:=[.HT17]*EXP(LN(1+[.$F$2]-[.$H$2]^2/2))*EXP(NORMINV(RAND();0;[.$H$2]))" office:value-type="currency" office:currency="EUR" office:value="41927.1090551859">
            <text:p>41.927,11 €</text:p>
          </table:table-cell>
          <table:table-cell table:formula="of:=[.HU17]*EXP(LN(1+[.$F$2]-[.$H$2]^2/2))*EXP(NORMINV(RAND();0;[.$H$2]))" office:value-type="currency" office:currency="EUR" office:value="8408.89558869725">
            <text:p>8.408,90 €</text:p>
          </table:table-cell>
          <table:table-cell table:formula="of:=[.HV17]*EXP(LN(1+[.$F$2]-[.$H$2]^2/2))*EXP(NORMINV(RAND();0;[.$H$2]))" office:value-type="currency" office:currency="EUR" office:value="16097.8408674051">
            <text:p>16.097,84 €</text:p>
          </table:table-cell>
          <table:table-cell table:formula="of:=[.HW17]*EXP(LN(1+[.$F$2]-[.$H$2]^2/2))*EXP(NORMINV(RAND();0;[.$H$2]))" office:value-type="currency" office:currency="EUR" office:value="15002.4825748887">
            <text:p>15.002,48 €</text:p>
          </table:table-cell>
          <table:table-cell table:formula="of:=[.HX17]*EXP(LN(1+[.$F$2]-[.$H$2]^2/2))*EXP(NORMINV(RAND();0;[.$H$2]))" office:value-type="currency" office:currency="EUR" office:value="41656.1921465721">
            <text:p>41.656,19 €</text:p>
          </table:table-cell>
          <table:table-cell table:formula="of:=[.HY17]*EXP(LN(1+[.$F$2]-[.$H$2]^2/2))*EXP(NORMINV(RAND();0;[.$H$2]))" office:value-type="currency" office:currency="EUR" office:value="6418.13601839486">
            <text:p>6.418,14 €</text:p>
          </table:table-cell>
          <table:table-cell table:formula="of:=[.HZ17]*EXP(LN(1+[.$F$2]-[.$H$2]^2/2))*EXP(NORMINV(RAND();0;[.$H$2]))" office:value-type="currency" office:currency="EUR" office:value="16141.8009756086">
            <text:p>16.141,80 €</text:p>
          </table:table-cell>
          <table:table-cell table:formula="of:=[.IA17]*EXP(LN(1+[.$F$2]-[.$H$2]^2/2))*EXP(NORMINV(RAND();0;[.$H$2]))" office:value-type="currency" office:currency="EUR" office:value="17165.3667041482">
            <text:p>17.165,37 €</text:p>
          </table:table-cell>
          <table:table-cell table:formula="of:=[.IB17]*EXP(LN(1+[.$F$2]-[.$H$2]^2/2))*EXP(NORMINV(RAND();0;[.$H$2]))" office:value-type="currency" office:currency="EUR" office:value="30463.361589371">
            <text:p>30.463,36 €</text:p>
          </table:table-cell>
          <table:table-cell table:formula="of:=[.IC17]*EXP(LN(1+[.$F$2]-[.$H$2]^2/2))*EXP(NORMINV(RAND();0;[.$H$2]))" office:value-type="currency" office:currency="EUR" office:value="19083.1033781753">
            <text:p>19.083,10 €</text:p>
          </table:table-cell>
          <table:table-cell table:formula="of:=[.ID17]*EXP(LN(1+[.$F$2]-[.$H$2]^2/2))*EXP(NORMINV(RAND();0;[.$H$2]))" office:value-type="currency" office:currency="EUR" office:value="8268.53295504377">
            <text:p>8.268,53 €</text:p>
          </table:table-cell>
          <table:table-cell table:formula="of:=[.IE17]*EXP(LN(1+[.$F$2]-[.$H$2]^2/2))*EXP(NORMINV(RAND();0;[.$H$2]))" office:value-type="currency" office:currency="EUR" office:value="29870.2540842106">
            <text:p>29.870,25 €</text:p>
          </table:table-cell>
          <table:table-cell table:formula="of:=[.IF17]*EXP(LN(1+[.$F$2]-[.$H$2]^2/2))*EXP(NORMINV(RAND();0;[.$H$2]))" office:value-type="currency" office:currency="EUR" office:value="9424.77253730822">
            <text:p>9.424,77 €</text:p>
          </table:table-cell>
          <table:table-cell table:formula="of:=[.IG17]*EXP(LN(1+[.$F$2]-[.$H$2]^2/2))*EXP(NORMINV(RAND();0;[.$H$2]))" office:value-type="currency" office:currency="EUR" office:value="17911.3960540134">
            <text:p>17.911,40 €</text:p>
          </table:table-cell>
          <table:table-cell table:formula="of:=[.IH17]*EXP(LN(1+[.$F$2]-[.$H$2]^2/2))*EXP(NORMINV(RAND();0;[.$H$2]))" office:value-type="currency" office:currency="EUR" office:value="15113.4123419817">
            <text:p>15.113,41 €</text:p>
          </table:table-cell>
          <table:table-cell table:formula="of:=[.II17]*EXP(LN(1+[.$F$2]-[.$H$2]^2/2))*EXP(NORMINV(RAND();0;[.$H$2]))" office:value-type="currency" office:currency="EUR" office:value="19408.6282139616">
            <text:p>19.408,63 €</text:p>
          </table:table-cell>
          <table:table-cell table:formula="of:=[.IJ17]*EXP(LN(1+[.$F$2]-[.$H$2]^2/2))*EXP(NORMINV(RAND();0;[.$H$2]))" office:value-type="currency" office:currency="EUR" office:value="19498.6772190828">
            <text:p>19.498,68 €</text:p>
          </table:table-cell>
          <table:table-cell table:formula="of:=[.IK17]*EXP(LN(1+[.$F$2]-[.$H$2]^2/2))*EXP(NORMINV(RAND();0;[.$H$2]))" office:value-type="currency" office:currency="EUR" office:value="27809.2691822522">
            <text:p>27.809,27 €</text:p>
          </table:table-cell>
          <table:table-cell table:formula="of:=[.IL17]*EXP(LN(1+[.$F$2]-[.$H$2]^2/2))*EXP(NORMINV(RAND();0;[.$H$2]))" office:value-type="currency" office:currency="EUR" office:value="12982.7797796228">
            <text:p>12.982,78 €</text:p>
          </table:table-cell>
          <table:table-cell table:formula="of:=[.IM17]*EXP(LN(1+[.$F$2]-[.$H$2]^2/2))*EXP(NORMINV(RAND();0;[.$H$2]))" office:value-type="currency" office:currency="EUR" office:value="10071.5622670381">
            <text:p>10.071,56 €</text:p>
          </table:table-cell>
          <table:table-cell table:formula="of:=[.IN17]*EXP(LN(1+[.$F$2]-[.$H$2]^2/2))*EXP(NORMINV(RAND();0;[.$H$2]))" office:value-type="currency" office:currency="EUR" office:value="60566.6079963022">
            <text:p>60.566,61 €</text:p>
          </table:table-cell>
          <table:table-cell table:formula="of:=[.IO17]*EXP(LN(1+[.$F$2]-[.$H$2]^2/2))*EXP(NORMINV(RAND();0;[.$H$2]))" office:value-type="currency" office:currency="EUR" office:value="17262.8514942085">
            <text:p>17.262,85 €</text:p>
          </table:table-cell>
          <table:table-cell table:formula="of:=[.IP17]*EXP(LN(1+[.$F$2]-[.$H$2]^2/2))*EXP(NORMINV(RAND();0;[.$H$2]))" office:value-type="currency" office:currency="EUR" office:value="26945.9855521967">
            <text:p>26.945,99 €</text:p>
          </table:table-cell>
          <table:table-cell table:formula="of:=[.IQ17]*EXP(LN(1+[.$F$2]-[.$H$2]^2/2))*EXP(NORMINV(RAND();0;[.$H$2]))" office:value-type="currency" office:currency="EUR" office:value="12116.1037221229">
            <text:p>12.116,10 €</text:p>
          </table:table-cell>
          <table:table-cell table:formula="of:=[.IR17]*EXP(LN(1+[.$F$2]-[.$H$2]^2/2))*EXP(NORMINV(RAND();0;[.$H$2]))" office:value-type="currency" office:currency="EUR" office:value="10372.9541644393">
            <text:p>10.372,95 €</text:p>
          </table:table-cell>
          <table:table-cell table:formula="of:=[.IS17]*EXP(LN(1+[.$F$2]-[.$H$2]^2/2))*EXP(NORMINV(RAND();0;[.$H$2]))" office:value-type="currency" office:currency="EUR" office:value="20145.7774192827">
            <text:p>20.145,78 €</text:p>
          </table:table-cell>
          <table:table-cell table:formula="of:=[.IT17]*EXP(LN(1+[.$F$2]-[.$H$2]^2/2))*EXP(NORMINV(RAND();0;[.$H$2]))" office:value-type="currency" office:currency="EUR" office:value="82397.8449842089">
            <text:p>82.397,84 €</text:p>
          </table:table-cell>
          <table:table-cell table:formula="of:=[.IU17]*EXP(LN(1+[.$F$2]-[.$H$2]^2/2))*EXP(NORMINV(RAND();0;[.$H$2]))" office:value-type="currency" office:currency="EUR" office:value="15942.6788138907">
            <text:p>15.942,68 €</text:p>
          </table:table-cell>
          <table:table-cell table:formula="of:=[.IV17]*EXP(LN(1+[.$F$2]-[.$H$2]^2/2))*EXP(NORMINV(RAND();0;[.$H$2]))" office:value-type="currency" office:currency="EUR" office:value="11181.5227160378">
            <text:p>11.181,52 €</text:p>
          </table:table-cell>
          <table:table-cell table:formula="of:=[.IW17]*EXP(LN(1+[.$F$2]-[.$H$2]^2/2))*EXP(NORMINV(RAND();0;[.$H$2]))" office:value-type="currency" office:currency="EUR" office:value="10597.2832144174">
            <text:p>10.597,28 €</text:p>
          </table:table-cell>
          <table:table-cell table:formula="of:=[.IX17]*EXP(LN(1+[.$F$2]-[.$H$2]^2/2))*EXP(NORMINV(RAND();0;[.$H$2]))" office:value-type="currency" office:currency="EUR" office:value="6477.44228338806">
            <text:p>6.477,44 €</text:p>
          </table:table-cell>
          <table:table-cell table:formula="of:=[.IY17]*EXP(LN(1+[.$F$2]-[.$H$2]^2/2))*EXP(NORMINV(RAND();0;[.$H$2]))" office:value-type="currency" office:currency="EUR" office:value="14973.2749382354">
            <text:p>14.973,27 €</text:p>
          </table:table-cell>
          <table:table-cell table:formula="of:=[.IZ17]*EXP(LN(1+[.$F$2]-[.$H$2]^2/2))*EXP(NORMINV(RAND();0;[.$H$2]))" office:value-type="currency" office:currency="EUR" office:value="11183.2658403623">
            <text:p>11.183,27 €</text:p>
          </table:table-cell>
          <table:table-cell table:formula="of:=[.JA17]*EXP(LN(1+[.$F$2]-[.$H$2]^2/2))*EXP(NORMINV(RAND();0;[.$H$2]))" office:value-type="currency" office:currency="EUR" office:value="23870.8119628297">
            <text:p>23.870,81 €</text:p>
          </table:table-cell>
          <table:table-cell table:formula="of:=[.JB17]*EXP(LN(1+[.$F$2]-[.$H$2]^2/2))*EXP(NORMINV(RAND();0;[.$H$2]))" office:value-type="currency" office:currency="EUR" office:value="72398.776589307">
            <text:p>72.398,78 €</text:p>
          </table:table-cell>
          <table:table-cell table:formula="of:=[.JC17]*EXP(LN(1+[.$F$2]-[.$H$2]^2/2))*EXP(NORMINV(RAND();0;[.$H$2]))" office:value-type="currency" office:currency="EUR" office:value="5260.55919601332">
            <text:p>5.260,56 €</text:p>
          </table:table-cell>
          <table:table-cell table:formula="of:=[.JD17]*EXP(LN(1+[.$F$2]-[.$H$2]^2/2))*EXP(NORMINV(RAND();0;[.$H$2]))" office:value-type="currency" office:currency="EUR" office:value="30589.8032615486">
            <text:p>30.589,80 €</text:p>
          </table:table-cell>
          <table:table-cell table:formula="of:=[.JE17]*EXP(LN(1+[.$F$2]-[.$H$2]^2/2))*EXP(NORMINV(RAND();0;[.$H$2]))" office:value-type="currency" office:currency="EUR" office:value="22878.6445264604">
            <text:p>22.878,64 €</text:p>
          </table:table-cell>
          <table:table-cell table:formula="of:=[.JF17]*EXP(LN(1+[.$F$2]-[.$H$2]^2/2))*EXP(NORMINV(RAND();0;[.$H$2]))" office:value-type="currency" office:currency="EUR" office:value="24277.4707893431">
            <text:p>24.277,47 €</text:p>
          </table:table-cell>
          <table:table-cell table:formula="of:=[.JG17]*EXP(LN(1+[.$F$2]-[.$H$2]^2/2))*EXP(NORMINV(RAND();0;[.$H$2]))" office:value-type="currency" office:currency="EUR" office:value="23118.3526452419">
            <text:p>23.118,35 €</text:p>
          </table:table-cell>
          <table:table-cell table:formula="of:=[.JH17]*EXP(LN(1+[.$F$2]-[.$H$2]^2/2))*EXP(NORMINV(RAND();0;[.$H$2]))" office:value-type="currency" office:currency="EUR" office:value="14910.0916937234">
            <text:p>14.910,09 €</text:p>
          </table:table-cell>
          <table:table-cell table:formula="of:=[.JI17]*EXP(LN(1+[.$F$2]-[.$H$2]^2/2))*EXP(NORMINV(RAND();0;[.$H$2]))" office:value-type="currency" office:currency="EUR" office:value="35004.5444461113">
            <text:p>35.004,54 €</text:p>
          </table:table-cell>
          <table:table-cell table:formula="of:=[.JJ17]*EXP(LN(1+[.$F$2]-[.$H$2]^2/2))*EXP(NORMINV(RAND();0;[.$H$2]))" office:value-type="currency" office:currency="EUR" office:value="17318.5466229018">
            <text:p>17.318,55 €</text:p>
          </table:table-cell>
          <table:table-cell table:formula="of:=[.JK17]*EXP(LN(1+[.$F$2]-[.$H$2]^2/2))*EXP(NORMINV(RAND();0;[.$H$2]))" office:value-type="currency" office:currency="EUR" office:value="13888.3981047448">
            <text:p>13.888,40 €</text:p>
          </table:table-cell>
          <table:table-cell table:formula="of:=[.JL17]*EXP(LN(1+[.$F$2]-[.$H$2]^2/2))*EXP(NORMINV(RAND();0;[.$H$2]))" office:value-type="currency" office:currency="EUR" office:value="10667.6854898476">
            <text:p>10.667,69 €</text:p>
          </table:table-cell>
          <table:table-cell table:formula="of:=[.JM17]*EXP(LN(1+[.$F$2]-[.$H$2]^2/2))*EXP(NORMINV(RAND();0;[.$H$2]))" office:value-type="currency" office:currency="EUR" office:value="24748.9387789005">
            <text:p>24.748,94 €</text:p>
          </table:table-cell>
          <table:table-cell table:formula="of:=[.JN17]*EXP(LN(1+[.$F$2]-[.$H$2]^2/2))*EXP(NORMINV(RAND();0;[.$H$2]))" office:value-type="currency" office:currency="EUR" office:value="25192.961997318">
            <text:p>25.192,96 €</text:p>
          </table:table-cell>
          <table:table-cell table:formula="of:=[.JO17]*EXP(LN(1+[.$F$2]-[.$H$2]^2/2))*EXP(NORMINV(RAND();0;[.$H$2]))" office:value-type="currency" office:currency="EUR" office:value="5858.26534851453">
            <text:p>5.858,27 €</text:p>
          </table:table-cell>
          <table:table-cell table:formula="of:=[.JP17]*EXP(LN(1+[.$F$2]-[.$H$2]^2/2))*EXP(NORMINV(RAND();0;[.$H$2]))" office:value-type="currency" office:currency="EUR" office:value="77123.5025707305">
            <text:p>77.123,50 €</text:p>
          </table:table-cell>
          <table:table-cell table:formula="of:=[.JQ17]*EXP(LN(1+[.$F$2]-[.$H$2]^2/2))*EXP(NORMINV(RAND();0;[.$H$2]))" office:value-type="currency" office:currency="EUR" office:value="12294.4229494423">
            <text:p>12.294,42 €</text:p>
          </table:table-cell>
          <table:table-cell table:formula="of:=[.JR17]*EXP(LN(1+[.$F$2]-[.$H$2]^2/2))*EXP(NORMINV(RAND();0;[.$H$2]))" office:value-type="currency" office:currency="EUR" office:value="14145.4575042878">
            <text:p>14.145,46 €</text:p>
          </table:table-cell>
          <table:table-cell table:formula="of:=[.JS17]*EXP(LN(1+[.$F$2]-[.$H$2]^2/2))*EXP(NORMINV(RAND();0;[.$H$2]))" office:value-type="currency" office:currency="EUR" office:value="21920.7033910703">
            <text:p>21.920,70 €</text:p>
          </table:table-cell>
          <table:table-cell table:formula="of:=[.JT17]*EXP(LN(1+[.$F$2]-[.$H$2]^2/2))*EXP(NORMINV(RAND();0;[.$H$2]))" office:value-type="currency" office:currency="EUR" office:value="6450.7944318555">
            <text:p>6.450,79 €</text:p>
          </table:table-cell>
          <table:table-cell table:formula="of:=[.JU17]*EXP(LN(1+[.$F$2]-[.$H$2]^2/2))*EXP(NORMINV(RAND();0;[.$H$2]))" office:value-type="currency" office:currency="EUR" office:value="14002.0473180491">
            <text:p>14.002,05 €</text:p>
          </table:table-cell>
          <table:table-cell table:formula="of:=[.JV17]*EXP(LN(1+[.$F$2]-[.$H$2]^2/2))*EXP(NORMINV(RAND();0;[.$H$2]))" office:value-type="currency" office:currency="EUR" office:value="11094.1626159826">
            <text:p>11.094,16 €</text:p>
          </table:table-cell>
          <table:table-cell table:formula="of:=[.JW17]*EXP(LN(1+[.$F$2]-[.$H$2]^2/2))*EXP(NORMINV(RAND();0;[.$H$2]))" office:value-type="currency" office:currency="EUR" office:value="8157.55560050229">
            <text:p>8.157,56 €</text:p>
          </table:table-cell>
          <table:table-cell table:formula="of:=[.JX17]*EXP(LN(1+[.$F$2]-[.$H$2]^2/2))*EXP(NORMINV(RAND();0;[.$H$2]))" office:value-type="currency" office:currency="EUR" office:value="17273.5097605588">
            <text:p>17.273,51 €</text:p>
          </table:table-cell>
          <table:table-cell table:formula="of:=[.JY17]*EXP(LN(1+[.$F$2]-[.$H$2]^2/2))*EXP(NORMINV(RAND();0;[.$H$2]))" office:value-type="currency" office:currency="EUR" office:value="7021.83593248321">
            <text:p>7.021,84 €</text:p>
          </table:table-cell>
          <table:table-cell table:formula="of:=[.JZ17]*EXP(LN(1+[.$F$2]-[.$H$2]^2/2))*EXP(NORMINV(RAND();0;[.$H$2]))" office:value-type="currency" office:currency="EUR" office:value="24573.3168778318">
            <text:p>24.573,32 €</text:p>
          </table:table-cell>
          <table:table-cell table:formula="of:=[.KA17]*EXP(LN(1+[.$F$2]-[.$H$2]^2/2))*EXP(NORMINV(RAND();0;[.$H$2]))" office:value-type="currency" office:currency="EUR" office:value="6105.91136451967">
            <text:p>6.105,91 €</text:p>
          </table:table-cell>
          <table:table-cell table:formula="of:=[.KB17]*EXP(LN(1+[.$F$2]-[.$H$2]^2/2))*EXP(NORMINV(RAND();0;[.$H$2]))" office:value-type="currency" office:currency="EUR" office:value="25012.64219853">
            <text:p>25.012,64 €</text:p>
          </table:table-cell>
          <table:table-cell table:formula="of:=[.KC17]*EXP(LN(1+[.$F$2]-[.$H$2]^2/2))*EXP(NORMINV(RAND();0;[.$H$2]))" office:value-type="currency" office:currency="EUR" office:value="15384.0755230638">
            <text:p>15.384,08 €</text:p>
          </table:table-cell>
          <table:table-cell table:formula="of:=[.KD17]*EXP(LN(1+[.$F$2]-[.$H$2]^2/2))*EXP(NORMINV(RAND();0;[.$H$2]))" office:value-type="currency" office:currency="EUR" office:value="15564.1208212112">
            <text:p>15.564,12 €</text:p>
          </table:table-cell>
          <table:table-cell table:formula="of:=[.KE17]*EXP(LN(1+[.$F$2]-[.$H$2]^2/2))*EXP(NORMINV(RAND();0;[.$H$2]))" office:value-type="currency" office:currency="EUR" office:value="31121.515941895">
            <text:p>31.121,52 €</text:p>
          </table:table-cell>
          <table:table-cell table:formula="of:=[.KF17]*EXP(LN(1+[.$F$2]-[.$H$2]^2/2))*EXP(NORMINV(RAND();0;[.$H$2]))" office:value-type="currency" office:currency="EUR" office:value="14018.4087888036">
            <text:p>14.018,41 €</text:p>
          </table:table-cell>
          <table:table-cell table:formula="of:=[.KG17]*EXP(LN(1+[.$F$2]-[.$H$2]^2/2))*EXP(NORMINV(RAND();0;[.$H$2]))" office:value-type="currency" office:currency="EUR" office:value="23952.0582824278">
            <text:p>23.952,06 €</text:p>
          </table:table-cell>
          <table:table-cell table:formula="of:=[.KH17]*EXP(LN(1+[.$F$2]-[.$H$2]^2/2))*EXP(NORMINV(RAND();0;[.$H$2]))" office:value-type="currency" office:currency="EUR" office:value="17457.2262188941">
            <text:p>17.457,23 €</text:p>
          </table:table-cell>
          <table:table-cell table:formula="of:=[.KI17]*EXP(LN(1+[.$F$2]-[.$H$2]^2/2))*EXP(NORMINV(RAND();0;[.$H$2]))" office:value-type="currency" office:currency="EUR" office:value="14594.8619691507">
            <text:p>14.594,86 €</text:p>
          </table:table-cell>
          <table:table-cell table:formula="of:=[.KJ17]*EXP(LN(1+[.$F$2]-[.$H$2]^2/2))*EXP(NORMINV(RAND();0;[.$H$2]))" office:value-type="currency" office:currency="EUR" office:value="58932.1677397201">
            <text:p>58.932,17 €</text:p>
          </table:table-cell>
          <table:table-cell table:formula="of:=[.KK17]*EXP(LN(1+[.$F$2]-[.$H$2]^2/2))*EXP(NORMINV(RAND();0;[.$H$2]))" office:value-type="currency" office:currency="EUR" office:value="102021.983404644">
            <text:p>102.021,98 €</text:p>
          </table:table-cell>
          <table:table-cell table:formula="of:=[.KL17]*EXP(LN(1+[.$F$2]-[.$H$2]^2/2))*EXP(NORMINV(RAND();0;[.$H$2]))" office:value-type="currency" office:currency="EUR" office:value="32131.4624111419">
            <text:p>32.131,46 €</text:p>
          </table:table-cell>
          <table:table-cell table:formula="of:=[.KM17]*EXP(LN(1+[.$F$2]-[.$H$2]^2/2))*EXP(NORMINV(RAND();0;[.$H$2]))" office:value-type="currency" office:currency="EUR" office:value="12010.4943380104">
            <text:p>12.010,49 €</text:p>
          </table:table-cell>
          <table:table-cell table:formula="of:=[.KN17]*EXP(LN(1+[.$F$2]-[.$H$2]^2/2))*EXP(NORMINV(RAND();0;[.$H$2]))" office:value-type="currency" office:currency="EUR" office:value="25917.7044693103">
            <text:p>25.917,70 €</text:p>
          </table:table-cell>
          <table:table-cell table:formula="of:=[.KO17]*EXP(LN(1+[.$F$2]-[.$H$2]^2/2))*EXP(NORMINV(RAND();0;[.$H$2]))" office:value-type="currency" office:currency="EUR" office:value="13350.1827351646">
            <text:p>13.350,18 €</text:p>
          </table:table-cell>
          <table:table-cell table:formula="of:=[.KP17]*EXP(LN(1+[.$F$2]-[.$H$2]^2/2))*EXP(NORMINV(RAND();0;[.$H$2]))" office:value-type="currency" office:currency="EUR" office:value="17639.8894563687">
            <text:p>17.639,89 €</text:p>
          </table:table-cell>
          <table:table-cell table:formula="of:=[.KQ17]*EXP(LN(1+[.$F$2]-[.$H$2]^2/2))*EXP(NORMINV(RAND();0;[.$H$2]))" office:value-type="currency" office:currency="EUR" office:value="10828.9427704679">
            <text:p>10.828,94 €</text:p>
          </table:table-cell>
          <table:table-cell table:formula="of:=[.KR17]*EXP(LN(1+[.$F$2]-[.$H$2]^2/2))*EXP(NORMINV(RAND();0;[.$H$2]))" office:value-type="currency" office:currency="EUR" office:value="7368.53223727128">
            <text:p>7.368,53 €</text:p>
          </table:table-cell>
          <table:table-cell table:formula="of:=[.KS17]*EXP(LN(1+[.$F$2]-[.$H$2]^2/2))*EXP(NORMINV(RAND();0;[.$H$2]))" office:value-type="currency" office:currency="EUR" office:value="31938.0766487844">
            <text:p>31.938,08 €</text:p>
          </table:table-cell>
          <table:table-cell table:formula="of:=[.KT17]*EXP(LN(1+[.$F$2]-[.$H$2]^2/2))*EXP(NORMINV(RAND();0;[.$H$2]))" office:value-type="currency" office:currency="EUR" office:value="19696.0349226181">
            <text:p>19.696,03 €</text:p>
          </table:table-cell>
          <table:table-cell table:formula="of:=[.KU17]*EXP(LN(1+[.$F$2]-[.$H$2]^2/2))*EXP(NORMINV(RAND();0;[.$H$2]))" office:value-type="currency" office:currency="EUR" office:value="14322.4983551746">
            <text:p>14.322,50 €</text:p>
          </table:table-cell>
          <table:table-cell table:formula="of:=[.KV17]*EXP(LN(1+[.$F$2]-[.$H$2]^2/2))*EXP(NORMINV(RAND();0;[.$H$2]))" office:value-type="currency" office:currency="EUR" office:value="11838.9151284363">
            <text:p>11.838,92 €</text:p>
          </table:table-cell>
          <table:table-cell table:formula="of:=[.KW17]*EXP(LN(1+[.$F$2]-[.$H$2]^2/2))*EXP(NORMINV(RAND();0;[.$H$2]))" office:value-type="currency" office:currency="EUR" office:value="10631.6080103322">
            <text:p>10.631,61 €</text:p>
          </table:table-cell>
          <table:table-cell table:formula="of:=[.KX17]*EXP(LN(1+[.$F$2]-[.$H$2]^2/2))*EXP(NORMINV(RAND();0;[.$H$2]))" office:value-type="currency" office:currency="EUR" office:value="19246.4712671215">
            <text:p>19.246,47 €</text:p>
          </table:table-cell>
          <table:table-cell table:formula="of:=[.KY17]*EXP(LN(1+[.$F$2]-[.$H$2]^2/2))*EXP(NORMINV(RAND();0;[.$H$2]))" office:value-type="currency" office:currency="EUR" office:value="55468.9142674979">
            <text:p>55.468,91 €</text:p>
          </table:table-cell>
          <table:table-cell table:formula="of:=[.KZ17]*EXP(LN(1+[.$F$2]-[.$H$2]^2/2))*EXP(NORMINV(RAND();0;[.$H$2]))" office:value-type="currency" office:currency="EUR" office:value="19814.0773813415">
            <text:p>19.814,08 €</text:p>
          </table:table-cell>
          <table:table-cell table:formula="of:=[.LA17]*EXP(LN(1+[.$F$2]-[.$H$2]^2/2))*EXP(NORMINV(RAND();0;[.$H$2]))" office:value-type="currency" office:currency="EUR" office:value="32113.9920763515">
            <text:p>32.113,99 €</text:p>
          </table:table-cell>
          <table:table-cell table:formula="of:=[.LB17]*EXP(LN(1+[.$F$2]-[.$H$2]^2/2))*EXP(NORMINV(RAND();0;[.$H$2]))" office:value-type="currency" office:currency="EUR" office:value="9772.9795662718">
            <text:p>9.772,98 €</text:p>
          </table:table-cell>
          <table:table-cell table:formula="of:=[.LC17]*EXP(LN(1+[.$F$2]-[.$H$2]^2/2))*EXP(NORMINV(RAND();0;[.$H$2]))" office:value-type="currency" office:currency="EUR" office:value="11793.5221063719">
            <text:p>11.793,52 €</text:p>
          </table:table-cell>
          <table:table-cell table:formula="of:=[.LD17]*EXP(LN(1+[.$F$2]-[.$H$2]^2/2))*EXP(NORMINV(RAND();0;[.$H$2]))" office:value-type="currency" office:currency="EUR" office:value="52076.1127289437">
            <text:p>52.076,11 €</text:p>
          </table:table-cell>
          <table:table-cell table:formula="of:=[.LE17]*EXP(LN(1+[.$F$2]-[.$H$2]^2/2))*EXP(NORMINV(RAND();0;[.$H$2]))" office:value-type="currency" office:currency="EUR" office:value="16086.1257155559">
            <text:p>16.086,13 €</text:p>
          </table:table-cell>
          <table:table-cell table:formula="of:=[.LF17]*EXP(LN(1+[.$F$2]-[.$H$2]^2/2))*EXP(NORMINV(RAND();0;[.$H$2]))" office:value-type="currency" office:currency="EUR" office:value="20095.4677122735">
            <text:p>20.095,47 €</text:p>
          </table:table-cell>
          <table:table-cell table:formula="of:=[.LG17]*EXP(LN(1+[.$F$2]-[.$H$2]^2/2))*EXP(NORMINV(RAND();0;[.$H$2]))" office:value-type="currency" office:currency="EUR" office:value="13380.2751131806">
            <text:p>13.380,28 €</text:p>
          </table:table-cell>
          <table:table-cell table:formula="of:=[.LH17]*EXP(LN(1+[.$F$2]-[.$H$2]^2/2))*EXP(NORMINV(RAND();0;[.$H$2]))" office:value-type="currency" office:currency="EUR" office:value="45886.5135146507">
            <text:p>45.886,51 €</text:p>
          </table:table-cell>
          <table:table-cell table:formula="of:=[.LI17]*EXP(LN(1+[.$F$2]-[.$H$2]^2/2))*EXP(NORMINV(RAND();0;[.$H$2]))" office:value-type="currency" office:currency="EUR" office:value="22857.4338576533">
            <text:p>22.857,43 €</text:p>
          </table:table-cell>
          <table:table-cell table:formula="of:=[.LJ17]*EXP(LN(1+[.$F$2]-[.$H$2]^2/2))*EXP(NORMINV(RAND();0;[.$H$2]))" office:value-type="currency" office:currency="EUR" office:value="6197.87667937526">
            <text:p>6.197,88 €</text:p>
          </table:table-cell>
          <table:table-cell table:formula="of:=[.LK17]*EXP(LN(1+[.$F$2]-[.$H$2]^2/2))*EXP(NORMINV(RAND();0;[.$H$2]))" office:value-type="currency" office:currency="EUR" office:value="19350.4072283577">
            <text:p>19.350,41 €</text:p>
          </table:table-cell>
          <table:table-cell table:formula="of:=[.LL17]*EXP(LN(1+[.$F$2]-[.$H$2]^2/2))*EXP(NORMINV(RAND();0;[.$H$2]))" office:value-type="currency" office:currency="EUR" office:value="12861.8865828277">
            <text:p>12.861,89 €</text:p>
          </table:table-cell>
          <table:table-cell table:formula="of:=[.LM17]*EXP(LN(1+[.$F$2]-[.$H$2]^2/2))*EXP(NORMINV(RAND();0;[.$H$2]))" office:value-type="currency" office:currency="EUR" office:value="8016.33170390049">
            <text:p>8.016,33 €</text:p>
          </table:table-cell>
          <table:table-cell table:formula="of:=[.LN17]*EXP(LN(1+[.$F$2]-[.$H$2]^2/2))*EXP(NORMINV(RAND();0;[.$H$2]))" office:value-type="currency" office:currency="EUR" office:value="2853.79836224569">
            <text:p>2.853,80 €</text:p>
          </table:table-cell>
          <table:table-cell table:formula="of:=[.LO17]*EXP(LN(1+[.$F$2]-[.$H$2]^2/2))*EXP(NORMINV(RAND();0;[.$H$2]))" office:value-type="currency" office:currency="EUR" office:value="4864.79730134033">
            <text:p>4.864,80 €</text:p>
          </table:table-cell>
          <table:table-cell table:formula="of:=[.LP17]*EXP(LN(1+[.$F$2]-[.$H$2]^2/2))*EXP(NORMINV(RAND();0;[.$H$2]))" office:value-type="currency" office:currency="EUR" office:value="27906.7929019589">
            <text:p>27.906,79 €</text:p>
          </table:table-cell>
          <table:table-cell table:formula="of:=[.LQ17]*EXP(LN(1+[.$F$2]-[.$H$2]^2/2))*EXP(NORMINV(RAND();0;[.$H$2]))" office:value-type="currency" office:currency="EUR" office:value="7942.42057118666">
            <text:p>7.942,42 €</text:p>
          </table:table-cell>
          <table:table-cell table:formula="of:=[.LR17]*EXP(LN(1+[.$F$2]-[.$H$2]^2/2))*EXP(NORMINV(RAND();0;[.$H$2]))" office:value-type="currency" office:currency="EUR" office:value="13110.8365591288">
            <text:p>13.110,84 €</text:p>
          </table:table-cell>
          <table:table-cell table:formula="of:=[.LS17]*EXP(LN(1+[.$F$2]-[.$H$2]^2/2))*EXP(NORMINV(RAND();0;[.$H$2]))" office:value-type="currency" office:currency="EUR" office:value="21571.804889324">
            <text:p>21.571,80 €</text:p>
          </table:table-cell>
          <table:table-cell table:formula="of:=[.LT17]*EXP(LN(1+[.$F$2]-[.$H$2]^2/2))*EXP(NORMINV(RAND();0;[.$H$2]))" office:value-type="currency" office:currency="EUR" office:value="27396.9730318686">
            <text:p>27.396,97 €</text:p>
          </table:table-cell>
          <table:table-cell table:formula="of:=[.LU17]*EXP(LN(1+[.$F$2]-[.$H$2]^2/2))*EXP(NORMINV(RAND();0;[.$H$2]))" office:value-type="currency" office:currency="EUR" office:value="44413.0059937647">
            <text:p>44.413,01 €</text:p>
          </table:table-cell>
          <table:table-cell table:formula="of:=[.LV17]*EXP(LN(1+[.$F$2]-[.$H$2]^2/2))*EXP(NORMINV(RAND();0;[.$H$2]))" office:value-type="currency" office:currency="EUR" office:value="14720.3131618563">
            <text:p>14.720,31 €</text:p>
          </table:table-cell>
          <table:table-cell table:formula="of:=[.LW17]*EXP(LN(1+[.$F$2]-[.$H$2]^2/2))*EXP(NORMINV(RAND();0;[.$H$2]))" office:value-type="currency" office:currency="EUR" office:value="38687.7064008989">
            <text:p>38.687,71 €</text:p>
          </table:table-cell>
          <table:table-cell table:formula="of:=[.LX17]*EXP(LN(1+[.$F$2]-[.$H$2]^2/2))*EXP(NORMINV(RAND();0;[.$H$2]))" office:value-type="currency" office:currency="EUR" office:value="21405.8809851157">
            <text:p>21.405,88 €</text:p>
          </table:table-cell>
          <table:table-cell table:formula="of:=[.LY17]*EXP(LN(1+[.$F$2]-[.$H$2]^2/2))*EXP(NORMINV(RAND();0;[.$H$2]))" office:value-type="currency" office:currency="EUR" office:value="45580.5638330506">
            <text:p>45.580,56 €</text:p>
          </table:table-cell>
          <table:table-cell table:formula="of:=[.LZ17]*EXP(LN(1+[.$F$2]-[.$H$2]^2/2))*EXP(NORMINV(RAND();0;[.$H$2]))" office:value-type="currency" office:currency="EUR" office:value="11683.445109582">
            <text:p>11.683,45 €</text:p>
          </table:table-cell>
          <table:table-cell table:formula="of:=[.MA17]*EXP(LN(1+[.$F$2]-[.$H$2]^2/2))*EXP(NORMINV(RAND();0;[.$H$2]))" office:value-type="currency" office:currency="EUR" office:value="16123.8361503514">
            <text:p>16.123,84 €</text:p>
          </table:table-cell>
          <table:table-cell table:formula="of:=[.MB17]*EXP(LN(1+[.$F$2]-[.$H$2]^2/2))*EXP(NORMINV(RAND();0;[.$H$2]))" office:value-type="currency" office:currency="EUR" office:value="28017.4814926895">
            <text:p>28.017,48 €</text:p>
          </table:table-cell>
          <table:table-cell table:formula="of:=[.MC17]*EXP(LN(1+[.$F$2]-[.$H$2]^2/2))*EXP(NORMINV(RAND();0;[.$H$2]))" office:value-type="currency" office:currency="EUR" office:value="31177.6009050281">
            <text:p>31.177,60 €</text:p>
          </table:table-cell>
          <table:table-cell table:formula="of:=[.MD17]*EXP(LN(1+[.$F$2]-[.$H$2]^2/2))*EXP(NORMINV(RAND();0;[.$H$2]))" office:value-type="currency" office:currency="EUR" office:value="23404.2161205404">
            <text:p>23.404,22 €</text:p>
          </table:table-cell>
          <table:table-cell table:formula="of:=[.ME17]*EXP(LN(1+[.$F$2]-[.$H$2]^2/2))*EXP(NORMINV(RAND();0;[.$H$2]))" office:value-type="currency" office:currency="EUR" office:value="14330.2126075859">
            <text:p>14.330,21 €</text:p>
          </table:table-cell>
          <table:table-cell table:formula="of:=[.MF17]*EXP(LN(1+[.$F$2]-[.$H$2]^2/2))*EXP(NORMINV(RAND();0;[.$H$2]))" office:value-type="currency" office:currency="EUR" office:value="2901.11945736679">
            <text:p>2.901,12 €</text:p>
          </table:table-cell>
          <table:table-cell table:formula="of:=[.MG17]*EXP(LN(1+[.$F$2]-[.$H$2]^2/2))*EXP(NORMINV(RAND();0;[.$H$2]))" office:value-type="currency" office:currency="EUR" office:value="8625.59052182245">
            <text:p>8.625,59 €</text:p>
          </table:table-cell>
          <table:table-cell table:formula="of:=[.MH17]*EXP(LN(1+[.$F$2]-[.$H$2]^2/2))*EXP(NORMINV(RAND();0;[.$H$2]))" office:value-type="currency" office:currency="EUR" office:value="10500.9800521528">
            <text:p>10.500,98 €</text:p>
          </table:table-cell>
          <table:table-cell table:formula="of:=[.MI17]*EXP(LN(1+[.$F$2]-[.$H$2]^2/2))*EXP(NORMINV(RAND();0;[.$H$2]))" office:value-type="currency" office:currency="EUR" office:value="18125.8576622989">
            <text:p>18.125,86 €</text:p>
          </table:table-cell>
          <table:table-cell table:formula="of:=[.MJ17]*EXP(LN(1+[.$F$2]-[.$H$2]^2/2))*EXP(NORMINV(RAND();0;[.$H$2]))" office:value-type="currency" office:currency="EUR" office:value="38061.2654241611">
            <text:p>38.061,27 €</text:p>
          </table:table-cell>
          <table:table-cell table:formula="of:=[.MK17]*EXP(LN(1+[.$F$2]-[.$H$2]^2/2))*EXP(NORMINV(RAND();0;[.$H$2]))" office:value-type="currency" office:currency="EUR" office:value="86150.3923064035">
            <text:p>86.150,39 €</text:p>
          </table:table-cell>
          <table:table-cell table:formula="of:=[.ML17]*EXP(LN(1+[.$F$2]-[.$H$2]^2/2))*EXP(NORMINV(RAND();0;[.$H$2]))" office:value-type="currency" office:currency="EUR" office:value="33138.6881621057">
            <text:p>33.138,69 €</text:p>
          </table:table-cell>
          <table:table-cell table:formula="of:=[.MM17]*EXP(LN(1+[.$F$2]-[.$H$2]^2/2))*EXP(NORMINV(RAND();0;[.$H$2]))" office:value-type="currency" office:currency="EUR" office:value="6106.55398622379">
            <text:p>6.106,55 €</text:p>
          </table:table-cell>
          <table:table-cell table:formula="of:=[.MN17]*EXP(LN(1+[.$F$2]-[.$H$2]^2/2))*EXP(NORMINV(RAND();0;[.$H$2]))" office:value-type="currency" office:currency="EUR" office:value="12654.0483154534">
            <text:p>12.654,05 €</text:p>
          </table:table-cell>
          <table:table-cell table:formula="of:=[.MO17]*EXP(LN(1+[.$F$2]-[.$H$2]^2/2))*EXP(NORMINV(RAND();0;[.$H$2]))" office:value-type="currency" office:currency="EUR" office:value="6876.24381579715">
            <text:p>6.876,24 €</text:p>
          </table:table-cell>
          <table:table-cell table:formula="of:=[.MP17]*EXP(LN(1+[.$F$2]-[.$H$2]^2/2))*EXP(NORMINV(RAND();0;[.$H$2]))" office:value-type="currency" office:currency="EUR" office:value="83389.4049627281">
            <text:p>83.389,40 €</text:p>
          </table:table-cell>
          <table:table-cell table:formula="of:=[.MQ17]*EXP(LN(1+[.$F$2]-[.$H$2]^2/2))*EXP(NORMINV(RAND();0;[.$H$2]))" office:value-type="currency" office:currency="EUR" office:value="43647.0975266633">
            <text:p>43.647,10 €</text:p>
          </table:table-cell>
          <table:table-cell table:formula="of:=[.MR17]*EXP(LN(1+[.$F$2]-[.$H$2]^2/2))*EXP(NORMINV(RAND();0;[.$H$2]))" office:value-type="currency" office:currency="EUR" office:value="4647.36633628805">
            <text:p>4.647,37 €</text:p>
          </table:table-cell>
          <table:table-cell table:formula="of:=[.MS17]*EXP(LN(1+[.$F$2]-[.$H$2]^2/2))*EXP(NORMINV(RAND();0;[.$H$2]))" office:value-type="currency" office:currency="EUR" office:value="4961.56736802414">
            <text:p>4.961,57 €</text:p>
          </table:table-cell>
          <table:table-cell table:formula="of:=[.MT17]*EXP(LN(1+[.$F$2]-[.$H$2]^2/2))*EXP(NORMINV(RAND();0;[.$H$2]))" office:value-type="currency" office:currency="EUR" office:value="20772.9823651424">
            <text:p>20.772,98 €</text:p>
          </table:table-cell>
          <table:table-cell table:formula="of:=[.MU17]*EXP(LN(1+[.$F$2]-[.$H$2]^2/2))*EXP(NORMINV(RAND();0;[.$H$2]))" office:value-type="currency" office:currency="EUR" office:value="17234.0441338138">
            <text:p>17.234,04 €</text:p>
          </table:table-cell>
          <table:table-cell table:formula="of:=[.MV17]*EXP(LN(1+[.$F$2]-[.$H$2]^2/2))*EXP(NORMINV(RAND();0;[.$H$2]))" office:value-type="currency" office:currency="EUR" office:value="9908.46010650765">
            <text:p>9.908,46 €</text:p>
          </table:table-cell>
          <table:table-cell table:formula="of:=[.MW17]*EXP(LN(1+[.$F$2]-[.$H$2]^2/2))*EXP(NORMINV(RAND();0;[.$H$2]))" office:value-type="currency" office:currency="EUR" office:value="15694.459537214">
            <text:p>15.694,46 €</text:p>
          </table:table-cell>
          <table:table-cell table:formula="of:=[.MX17]*EXP(LN(1+[.$F$2]-[.$H$2]^2/2))*EXP(NORMINV(RAND();0;[.$H$2]))" office:value-type="currency" office:currency="EUR" office:value="21248.9754146666">
            <text:p>21.248,98 €</text:p>
          </table:table-cell>
          <table:table-cell table:formula="of:=[.MY17]*EXP(LN(1+[.$F$2]-[.$H$2]^2/2))*EXP(NORMINV(RAND();0;[.$H$2]))" office:value-type="currency" office:currency="EUR" office:value="70090.2535187121">
            <text:p>70.090,25 €</text:p>
          </table:table-cell>
          <table:table-cell table:formula="of:=[.MZ17]*EXP(LN(1+[.$F$2]-[.$H$2]^2/2))*EXP(NORMINV(RAND();0;[.$H$2]))" office:value-type="currency" office:currency="EUR" office:value="28114.1932133851">
            <text:p>28.114,19 €</text:p>
          </table:table-cell>
          <table:table-cell table:formula="of:=[.NA17]*EXP(LN(1+[.$F$2]-[.$H$2]^2/2))*EXP(NORMINV(RAND();0;[.$H$2]))" office:value-type="currency" office:currency="EUR" office:value="22507.3622512059">
            <text:p>22.507,36 €</text:p>
          </table:table-cell>
          <table:table-cell table:formula="of:=[.NB17]*EXP(LN(1+[.$F$2]-[.$H$2]^2/2))*EXP(NORMINV(RAND();0;[.$H$2]))" office:value-type="currency" office:currency="EUR" office:value="45407.4419843548">
            <text:p>45.407,44 €</text:p>
          </table:table-cell>
          <table:table-cell table:formula="of:=[.NC17]*EXP(LN(1+[.$F$2]-[.$H$2]^2/2))*EXP(NORMINV(RAND();0;[.$H$2]))" office:value-type="currency" office:currency="EUR" office:value="14186.3395626009">
            <text:p>14.186,34 €</text:p>
          </table:table-cell>
          <table:table-cell table:formula="of:=[.ND17]*EXP(LN(1+[.$F$2]-[.$H$2]^2/2))*EXP(NORMINV(RAND();0;[.$H$2]))" office:value-type="currency" office:currency="EUR" office:value="34620.116626024">
            <text:p>34.620,12 €</text:p>
          </table:table-cell>
          <table:table-cell table:formula="of:=[.NE17]*EXP(LN(1+[.$F$2]-[.$H$2]^2/2))*EXP(NORMINV(RAND();0;[.$H$2]))" office:value-type="currency" office:currency="EUR" office:value="8858.44009627713">
            <text:p>8.858,44 €</text:p>
          </table:table-cell>
          <table:table-cell table:formula="of:=[.NF17]*EXP(LN(1+[.$F$2]-[.$H$2]^2/2))*EXP(NORMINV(RAND();0;[.$H$2]))" office:value-type="currency" office:currency="EUR" office:value="14119.228318437">
            <text:p>14.119,23 €</text:p>
          </table:table-cell>
          <table:table-cell table:formula="of:=[.NG17]*EXP(LN(1+[.$F$2]-[.$H$2]^2/2))*EXP(NORMINV(RAND();0;[.$H$2]))" office:value-type="currency" office:currency="EUR" office:value="9472.67350904177">
            <text:p>9.472,67 €</text:p>
          </table:table-cell>
          <table:table-cell table:formula="of:=[.NH17]*EXP(LN(1+[.$F$2]-[.$H$2]^2/2))*EXP(NORMINV(RAND();0;[.$H$2]))" office:value-type="currency" office:currency="EUR" office:value="38279.3902369523">
            <text:p>38.279,39 €</text:p>
          </table:table-cell>
          <table:table-cell table:formula="of:=[.NI17]*EXP(LN(1+[.$F$2]-[.$H$2]^2/2))*EXP(NORMINV(RAND();0;[.$H$2]))" office:value-type="currency" office:currency="EUR" office:value="14562.9885115268">
            <text:p>14.562,99 €</text:p>
          </table:table-cell>
          <table:table-cell table:formula="of:=[.NJ17]*EXP(LN(1+[.$F$2]-[.$H$2]^2/2))*EXP(NORMINV(RAND();0;[.$H$2]))" office:value-type="currency" office:currency="EUR" office:value="34202.0681173739">
            <text:p>34.202,07 €</text:p>
          </table:table-cell>
          <table:table-cell table:formula="of:=[.NK17]*EXP(LN(1+[.$F$2]-[.$H$2]^2/2))*EXP(NORMINV(RAND();0;[.$H$2]))" office:value-type="currency" office:currency="EUR" office:value="22157.0138321666">
            <text:p>22.157,01 €</text:p>
          </table:table-cell>
          <table:table-cell table:formula="of:=[.NL17]*EXP(LN(1+[.$F$2]-[.$H$2]^2/2))*EXP(NORMINV(RAND();0;[.$H$2]))" office:value-type="currency" office:currency="EUR" office:value="10418.4153035138">
            <text:p>10.418,42 €</text:p>
          </table:table-cell>
          <table:table-cell table:formula="of:=[.NM17]*EXP(LN(1+[.$F$2]-[.$H$2]^2/2))*EXP(NORMINV(RAND();0;[.$H$2]))" office:value-type="currency" office:currency="EUR" office:value="3994.59488013596">
            <text:p>3.994,59 €</text:p>
          </table:table-cell>
          <table:table-cell table:formula="of:=[.NN17]*EXP(LN(1+[.$F$2]-[.$H$2]^2/2))*EXP(NORMINV(RAND();0;[.$H$2]))" office:value-type="currency" office:currency="EUR" office:value="10922.0788948559">
            <text:p>10.922,08 €</text:p>
          </table:table-cell>
          <table:table-cell table:formula="of:=[.NO17]*EXP(LN(1+[.$F$2]-[.$H$2]^2/2))*EXP(NORMINV(RAND();0;[.$H$2]))" office:value-type="currency" office:currency="EUR" office:value="3240.78041267571">
            <text:p>3.240,78 €</text:p>
          </table:table-cell>
          <table:table-cell table:formula="of:=[.NP17]*EXP(LN(1+[.$F$2]-[.$H$2]^2/2))*EXP(NORMINV(RAND();0;[.$H$2]))" office:value-type="currency" office:currency="EUR" office:value="5424.2750675074">
            <text:p>5.424,28 €</text:p>
          </table:table-cell>
          <table:table-cell table:formula="of:=[.NQ17]*EXP(LN(1+[.$F$2]-[.$H$2]^2/2))*EXP(NORMINV(RAND();0;[.$H$2]))" office:value-type="currency" office:currency="EUR" office:value="30982.4853277147">
            <text:p>30.982,49 €</text:p>
          </table:table-cell>
          <table:table-cell table:formula="of:=[.NR17]*EXP(LN(1+[.$F$2]-[.$H$2]^2/2))*EXP(NORMINV(RAND();0;[.$H$2]))" office:value-type="currency" office:currency="EUR" office:value="47194.3069576199">
            <text:p>47.194,31 €</text:p>
          </table:table-cell>
          <table:table-cell table:formula="of:=[.NS17]*EXP(LN(1+[.$F$2]-[.$H$2]^2/2))*EXP(NORMINV(RAND();0;[.$H$2]))" office:value-type="currency" office:currency="EUR" office:value="36534.8542899291">
            <text:p>36.534,85 €</text:p>
          </table:table-cell>
          <table:table-cell table:formula="of:=[.NT17]*EXP(LN(1+[.$F$2]-[.$H$2]^2/2))*EXP(NORMINV(RAND();0;[.$H$2]))" office:value-type="currency" office:currency="EUR" office:value="15042.1828919976">
            <text:p>15.042,18 €</text:p>
          </table:table-cell>
          <table:table-cell table:formula="of:=[.NU17]*EXP(LN(1+[.$F$2]-[.$H$2]^2/2))*EXP(NORMINV(RAND();0;[.$H$2]))" office:value-type="currency" office:currency="EUR" office:value="24932.6894764383">
            <text:p>24.932,69 €</text:p>
          </table:table-cell>
          <table:table-cell table:formula="of:=[.NV17]*EXP(LN(1+[.$F$2]-[.$H$2]^2/2))*EXP(NORMINV(RAND();0;[.$H$2]))" office:value-type="currency" office:currency="EUR" office:value="17390.6697375553">
            <text:p>17.390,67 €</text:p>
          </table:table-cell>
          <table:table-cell table:formula="of:=[.NW17]*EXP(LN(1+[.$F$2]-[.$H$2]^2/2))*EXP(NORMINV(RAND();0;[.$H$2]))" office:value-type="currency" office:currency="EUR" office:value="27218.0589831358">
            <text:p>27.218,06 €</text:p>
          </table:table-cell>
          <table:table-cell table:formula="of:=[.NX17]*EXP(LN(1+[.$F$2]-[.$H$2]^2/2))*EXP(NORMINV(RAND();0;[.$H$2]))" office:value-type="currency" office:currency="EUR" office:value="6244.11757113475">
            <text:p>6.244,12 €</text:p>
          </table:table-cell>
          <table:table-cell table:formula="of:=[.NY17]*EXP(LN(1+[.$F$2]-[.$H$2]^2/2))*EXP(NORMINV(RAND();0;[.$H$2]))" office:value-type="currency" office:currency="EUR" office:value="18904.1304503702">
            <text:p>18.904,13 €</text:p>
          </table:table-cell>
          <table:table-cell table:formula="of:=[.NZ17]*EXP(LN(1+[.$F$2]-[.$H$2]^2/2))*EXP(NORMINV(RAND();0;[.$H$2]))" office:value-type="currency" office:currency="EUR" office:value="19169.2742785317">
            <text:p>19.169,27 €</text:p>
          </table:table-cell>
          <table:table-cell table:formula="of:=[.OA17]*EXP(LN(1+[.$F$2]-[.$H$2]^2/2))*EXP(NORMINV(RAND();0;[.$H$2]))" office:value-type="currency" office:currency="EUR" office:value="51043.461139377">
            <text:p>51.043,46 €</text:p>
          </table:table-cell>
          <table:table-cell table:formula="of:=[.OB17]*EXP(LN(1+[.$F$2]-[.$H$2]^2/2))*EXP(NORMINV(RAND();0;[.$H$2]))" office:value-type="currency" office:currency="EUR" office:value="21343.562697958">
            <text:p>21.343,56 €</text:p>
          </table:table-cell>
          <table:table-cell table:formula="of:=[.OC17]*EXP(LN(1+[.$F$2]-[.$H$2]^2/2))*EXP(NORMINV(RAND();0;[.$H$2]))" office:value-type="currency" office:currency="EUR" office:value="29380.6204318571">
            <text:p>29.380,62 €</text:p>
          </table:table-cell>
          <table:table-cell table:formula="of:=[.OD17]*EXP(LN(1+[.$F$2]-[.$H$2]^2/2))*EXP(NORMINV(RAND();0;[.$H$2]))" office:value-type="currency" office:currency="EUR" office:value="14487.176089833">
            <text:p>14.487,18 €</text:p>
          </table:table-cell>
          <table:table-cell table:formula="of:=[.OE17]*EXP(LN(1+[.$F$2]-[.$H$2]^2/2))*EXP(NORMINV(RAND();0;[.$H$2]))" office:value-type="currency" office:currency="EUR" office:value="51807.9103439021">
            <text:p>51.807,91 €</text:p>
          </table:table-cell>
          <table:table-cell table:formula="of:=[.OF17]*EXP(LN(1+[.$F$2]-[.$H$2]^2/2))*EXP(NORMINV(RAND();0;[.$H$2]))" office:value-type="currency" office:currency="EUR" office:value="13476.9646634662">
            <text:p>13.476,96 €</text:p>
          </table:table-cell>
          <table:table-cell table:formula="of:=[.OG17]*EXP(LN(1+[.$F$2]-[.$H$2]^2/2))*EXP(NORMINV(RAND();0;[.$H$2]))" office:value-type="currency" office:currency="EUR" office:value="5100.9679447028">
            <text:p>5.100,97 €</text:p>
          </table:table-cell>
          <table:table-cell table:formula="of:=[.OH17]*EXP(LN(1+[.$F$2]-[.$H$2]^2/2))*EXP(NORMINV(RAND();0;[.$H$2]))" office:value-type="currency" office:currency="EUR" office:value="13051.7722740581">
            <text:p>13.051,77 €</text:p>
          </table:table-cell>
          <table:table-cell table:formula="of:=[.OI17]*EXP(LN(1+[.$F$2]-[.$H$2]^2/2))*EXP(NORMINV(RAND();0;[.$H$2]))" office:value-type="currency" office:currency="EUR" office:value="10193.8535343451">
            <text:p>10.193,85 €</text:p>
          </table:table-cell>
          <table:table-cell table:formula="of:=[.OJ17]*EXP(LN(1+[.$F$2]-[.$H$2]^2/2))*EXP(NORMINV(RAND();0;[.$H$2]))" office:value-type="currency" office:currency="EUR" office:value="29166.286398273">
            <text:p>29.166,29 €</text:p>
          </table:table-cell>
          <table:table-cell table:formula="of:=[.OK17]*EXP(LN(1+[.$F$2]-[.$H$2]^2/2))*EXP(NORMINV(RAND();0;[.$H$2]))" office:value-type="currency" office:currency="EUR" office:value="26855.4966678513">
            <text:p>26.855,50 €</text:p>
          </table:table-cell>
          <table:table-cell table:formula="of:=[.OL17]*EXP(LN(1+[.$F$2]-[.$H$2]^2/2))*EXP(NORMINV(RAND();0;[.$H$2]))" office:value-type="currency" office:currency="EUR" office:value="27172.2451084789">
            <text:p>27.172,25 €</text:p>
          </table:table-cell>
          <table:table-cell table:formula="of:=[.OM17]*EXP(LN(1+[.$F$2]-[.$H$2]^2/2))*EXP(NORMINV(RAND();0;[.$H$2]))" office:value-type="currency" office:currency="EUR" office:value="10081.6832159781">
            <text:p>10.081,68 €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B18]*EXP(LN(1+[.$F$2]))" office:value-type="currency" office:currency="EUR" office:value="25403.5168468567">
            <text:p>25.403,52 €</text:p>
          </table:table-cell>
          <table:table-cell table:formula="of:=[.C18]*EXP(LN(1+[.$F$2]-[.$H$2]^2/2))*EXP(NORMINV(RAND();0;[.$H$2]))" office:value-type="currency" office:currency="EUR" office:value="5662.33250068268">
            <text:p>5.662,33 €</text:p>
          </table:table-cell>
          <table:table-cell table:formula="of:=[.D18]*EXP(LN(1+[.$F$2]-[.$H$2]^2/2))*EXP(NORMINV(RAND();0;[.$H$2]))" office:value-type="currency" office:currency="EUR" office:value="101592.792026615">
            <text:p>101.592,79 €</text:p>
          </table:table-cell>
          <table:table-cell table:formula="of:=[.E18]*EXP(LN(1+[.$F$2]-[.$H$2]^2/2))*EXP(NORMINV(RAND();0;[.$H$2]))" office:value-type="currency" office:currency="EUR" office:value="7584.63086512554">
            <text:p>7.584,63 €</text:p>
          </table:table-cell>
          <table:table-cell table:formula="of:=[.F18]*EXP(LN(1+[.$F$2]-[.$H$2]^2/2))*EXP(NORMINV(RAND();0;[.$H$2]))" office:value-type="currency" office:currency="EUR" office:value="20671.0690747376">
            <text:p>20.671,07 €</text:p>
          </table:table-cell>
          <table:table-cell table:formula="of:=[.G18]*EXP(LN(1+[.$F$2]-[.$H$2]^2/2))*EXP(NORMINV(RAND();0;[.$H$2]))" office:value-type="currency" office:currency="EUR" office:value="14258.9810804398">
            <text:p>14.258,98 €</text:p>
          </table:table-cell>
          <table:table-cell table:formula="of:=[.H18]*EXP(LN(1+[.$F$2]-[.$H$2]^2/2))*EXP(NORMINV(RAND();0;[.$H$2]))" office:value-type="currency" office:currency="EUR" office:value="79360.5596817475">
            <text:p>79.360,56 €</text:p>
          </table:table-cell>
          <table:table-cell table:formula="of:=[.I18]*EXP(LN(1+[.$F$2]-[.$H$2]^2/2))*EXP(NORMINV(RAND();0;[.$H$2]))" office:value-type="currency" office:currency="EUR" office:value="45404.6979631403">
            <text:p>45.404,70 €</text:p>
          </table:table-cell>
          <table:table-cell table:formula="of:=[.J18]*EXP(LN(1+[.$F$2]-[.$H$2]^2/2))*EXP(NORMINV(RAND();0;[.$H$2]))" office:value-type="currency" office:currency="EUR" office:value="34746.9884907019">
            <text:p>34.746,99 €</text:p>
          </table:table-cell>
          <table:table-cell table:formula="of:=[.K18]*EXP(LN(1+[.$F$2]-[.$H$2]^2/2))*EXP(NORMINV(RAND();0;[.$H$2]))" office:value-type="currency" office:currency="EUR" office:value="30304.3566505278">
            <text:p>30.304,36 €</text:p>
          </table:table-cell>
          <table:table-cell table:formula="of:=[.L18]*EXP(LN(1+[.$F$2]-[.$H$2]^2/2))*EXP(NORMINV(RAND();0;[.$H$2]))" office:value-type="currency" office:currency="EUR" office:value="12276.2244472697">
            <text:p>12.276,22 €</text:p>
          </table:table-cell>
          <table:table-cell table:formula="of:=[.M18]*EXP(LN(1+[.$F$2]-[.$H$2]^2/2))*EXP(NORMINV(RAND();0;[.$H$2]))" office:value-type="currency" office:currency="EUR" office:value="7159.07849701084">
            <text:p>7.159,08 €</text:p>
          </table:table-cell>
          <table:table-cell table:formula="of:=[.N18]*EXP(LN(1+[.$F$2]-[.$H$2]^2/2))*EXP(NORMINV(RAND();0;[.$H$2]))" office:value-type="currency" office:currency="EUR" office:value="5933.05124636993">
            <text:p>5.933,05 €</text:p>
          </table:table-cell>
          <table:table-cell table:formula="of:=[.O18]*EXP(LN(1+[.$F$2]-[.$H$2]^2/2))*EXP(NORMINV(RAND();0;[.$H$2]))" office:value-type="currency" office:currency="EUR" office:value="8722.14244879906">
            <text:p>8.722,14 €</text:p>
          </table:table-cell>
          <table:table-cell table:formula="of:=[.P18]*EXP(LN(1+[.$F$2]-[.$H$2]^2/2))*EXP(NORMINV(RAND();0;[.$H$2]))" office:value-type="currency" office:currency="EUR" office:value="28703.9976686698">
            <text:p>28.704,00 €</text:p>
          </table:table-cell>
          <table:table-cell table:formula="of:=[.Q18]*EXP(LN(1+[.$F$2]-[.$H$2]^2/2))*EXP(NORMINV(RAND();0;[.$H$2]))" office:value-type="currency" office:currency="EUR" office:value="12128.6082272347">
            <text:p>12.128,61 €</text:p>
          </table:table-cell>
          <table:table-cell table:formula="of:=[.R18]*EXP(LN(1+[.$F$2]-[.$H$2]^2/2))*EXP(NORMINV(RAND();0;[.$H$2]))" office:value-type="currency" office:currency="EUR" office:value="9316.18997769267">
            <text:p>9.316,19 €</text:p>
          </table:table-cell>
          <table:table-cell table:formula="of:=[.S18]*EXP(LN(1+[.$F$2]-[.$H$2]^2/2))*EXP(NORMINV(RAND();0;[.$H$2]))" office:value-type="currency" office:currency="EUR" office:value="17632.1538227644">
            <text:p>17.632,15 €</text:p>
          </table:table-cell>
          <table:table-cell table:formula="of:=[.T18]*EXP(LN(1+[.$F$2]-[.$H$2]^2/2))*EXP(NORMINV(RAND();0;[.$H$2]))" office:value-type="currency" office:currency="EUR" office:value="2509.53709220705">
            <text:p>2.509,54 €</text:p>
          </table:table-cell>
          <table:table-cell table:formula="of:=[.U18]*EXP(LN(1+[.$F$2]-[.$H$2]^2/2))*EXP(NORMINV(RAND();0;[.$H$2]))" office:value-type="currency" office:currency="EUR" office:value="41349.7150559791">
            <text:p>41.349,72 €</text:p>
          </table:table-cell>
          <table:table-cell table:formula="of:=[.V18]*EXP(LN(1+[.$F$2]-[.$H$2]^2/2))*EXP(NORMINV(RAND();0;[.$H$2]))" office:value-type="currency" office:currency="EUR" office:value="20181.7460273626">
            <text:p>20.181,75 €</text:p>
          </table:table-cell>
          <table:table-cell table:formula="of:=[.W18]*EXP(LN(1+[.$F$2]-[.$H$2]^2/2))*EXP(NORMINV(RAND();0;[.$H$2]))" office:value-type="currency" office:currency="EUR" office:value="92483.8337383783">
            <text:p>92.483,83 €</text:p>
          </table:table-cell>
          <table:table-cell table:formula="of:=[.X18]*EXP(LN(1+[.$F$2]-[.$H$2]^2/2))*EXP(NORMINV(RAND();0;[.$H$2]))" office:value-type="currency" office:currency="EUR" office:value="5633.33632342791">
            <text:p>5.633,34 €</text:p>
          </table:table-cell>
          <table:table-cell table:formula="of:=[.Y18]*EXP(LN(1+[.$F$2]-[.$H$2]^2/2))*EXP(NORMINV(RAND();0;[.$H$2]))" office:value-type="currency" office:currency="EUR" office:value="5779.7753342832">
            <text:p>5.779,78 €</text:p>
          </table:table-cell>
          <table:table-cell table:formula="of:=[.Z18]*EXP(LN(1+[.$F$2]-[.$H$2]^2/2))*EXP(NORMINV(RAND();0;[.$H$2]))" office:value-type="currency" office:currency="EUR" office:value="30587.9494977683">
            <text:p>30.587,95 €</text:p>
          </table:table-cell>
          <table:table-cell table:formula="of:=[.AA18]*EXP(LN(1+[.$F$2]-[.$H$2]^2/2))*EXP(NORMINV(RAND();0;[.$H$2]))" office:value-type="currency" office:currency="EUR" office:value="7362.47665476975">
            <text:p>7.362,48 €</text:p>
          </table:table-cell>
          <table:table-cell table:formula="of:=[.AB18]*EXP(LN(1+[.$F$2]-[.$H$2]^2/2))*EXP(NORMINV(RAND();0;[.$H$2]))" office:value-type="currency" office:currency="EUR" office:value="11576.6622749875">
            <text:p>11.576,66 €</text:p>
          </table:table-cell>
          <table:table-cell table:formula="of:=[.AC18]*EXP(LN(1+[.$F$2]-[.$H$2]^2/2))*EXP(NORMINV(RAND();0;[.$H$2]))" office:value-type="currency" office:currency="EUR" office:value="215321.925037367">
            <text:p>215.321,93 €</text:p>
          </table:table-cell>
          <table:table-cell table:formula="of:=[.AD18]*EXP(LN(1+[.$F$2]-[.$H$2]^2/2))*EXP(NORMINV(RAND();0;[.$H$2]))" office:value-type="currency" office:currency="EUR" office:value="15566.5013790004">
            <text:p>15.566,50 €</text:p>
          </table:table-cell>
          <table:table-cell table:formula="of:=[.AE18]*EXP(LN(1+[.$F$2]-[.$H$2]^2/2))*EXP(NORMINV(RAND();0;[.$H$2]))" office:value-type="currency" office:currency="EUR" office:value="4310.15878886935">
            <text:p>4.310,16 €</text:p>
          </table:table-cell>
          <table:table-cell table:formula="of:=[.AF18]*EXP(LN(1+[.$F$2]-[.$H$2]^2/2))*EXP(NORMINV(RAND();0;[.$H$2]))" office:value-type="currency" office:currency="EUR" office:value="25399.3981669983">
            <text:p>25.399,40 €</text:p>
          </table:table-cell>
          <table:table-cell table:formula="of:=[.AG18]*EXP(LN(1+[.$F$2]-[.$H$2]^2/2))*EXP(NORMINV(RAND();0;[.$H$2]))" office:value-type="currency" office:currency="EUR" office:value="75819.7684750285">
            <text:p>75.819,77 €</text:p>
          </table:table-cell>
          <table:table-cell table:formula="of:=[.AH18]*EXP(LN(1+[.$F$2]-[.$H$2]^2/2))*EXP(NORMINV(RAND();0;[.$H$2]))" office:value-type="currency" office:currency="EUR" office:value="5622.3660118302">
            <text:p>5.622,37 €</text:p>
          </table:table-cell>
          <table:table-cell table:formula="of:=[.AI18]*EXP(LN(1+[.$F$2]-[.$H$2]^2/2))*EXP(NORMINV(RAND();0;[.$H$2]))" office:value-type="currency" office:currency="EUR" office:value="19968.3910430392">
            <text:p>19.968,39 €</text:p>
          </table:table-cell>
          <table:table-cell table:formula="of:=[.AJ18]*EXP(LN(1+[.$F$2]-[.$H$2]^2/2))*EXP(NORMINV(RAND();0;[.$H$2]))" office:value-type="currency" office:currency="EUR" office:value="11712.9321328226">
            <text:p>11.712,93 €</text:p>
          </table:table-cell>
          <table:table-cell table:formula="of:=[.AK18]*EXP(LN(1+[.$F$2]-[.$H$2]^2/2))*EXP(NORMINV(RAND();0;[.$H$2]))" office:value-type="currency" office:currency="EUR" office:value="27975.7807672067">
            <text:p>27.975,78 €</text:p>
          </table:table-cell>
          <table:table-cell table:formula="of:=[.AL18]*EXP(LN(1+[.$F$2]-[.$H$2]^2/2))*EXP(NORMINV(RAND();0;[.$H$2]))" office:value-type="currency" office:currency="EUR" office:value="7596.26000341234">
            <text:p>7.596,26 €</text:p>
          </table:table-cell>
          <table:table-cell table:formula="of:=[.AM18]*EXP(LN(1+[.$F$2]-[.$H$2]^2/2))*EXP(NORMINV(RAND();0;[.$H$2]))" office:value-type="currency" office:currency="EUR" office:value="11313.0495360838">
            <text:p>11.313,05 €</text:p>
          </table:table-cell>
          <table:table-cell table:formula="of:=[.AN18]*EXP(LN(1+[.$F$2]-[.$H$2]^2/2))*EXP(NORMINV(RAND();0;[.$H$2]))" office:value-type="currency" office:currency="EUR" office:value="15166.6701368091">
            <text:p>15.166,67 €</text:p>
          </table:table-cell>
          <table:table-cell table:formula="of:=[.AO18]*EXP(LN(1+[.$F$2]-[.$H$2]^2/2))*EXP(NORMINV(RAND();0;[.$H$2]))" office:value-type="currency" office:currency="EUR" office:value="4511.96832302048">
            <text:p>4.511,97 €</text:p>
          </table:table-cell>
          <table:table-cell table:formula="of:=[.AP18]*EXP(LN(1+[.$F$2]-[.$H$2]^2/2))*EXP(NORMINV(RAND();0;[.$H$2]))" office:value-type="currency" office:currency="EUR" office:value="56686.335331819">
            <text:p>56.686,34 €</text:p>
          </table:table-cell>
          <table:table-cell table:formula="of:=[.AQ18]*EXP(LN(1+[.$F$2]-[.$H$2]^2/2))*EXP(NORMINV(RAND();0;[.$H$2]))" office:value-type="currency" office:currency="EUR" office:value="16912.1116299312">
            <text:p>16.912,11 €</text:p>
          </table:table-cell>
          <table:table-cell table:formula="of:=[.AR18]*EXP(LN(1+[.$F$2]-[.$H$2]^2/2))*EXP(NORMINV(RAND();0;[.$H$2]))" office:value-type="currency" office:currency="EUR" office:value="46866.3009651193">
            <text:p>46.866,30 €</text:p>
          </table:table-cell>
          <table:table-cell table:formula="of:=[.AS18]*EXP(LN(1+[.$F$2]-[.$H$2]^2/2))*EXP(NORMINV(RAND();0;[.$H$2]))" office:value-type="currency" office:currency="EUR" office:value="140914.856797637">
            <text:p>140.914,86 €</text:p>
          </table:table-cell>
          <table:table-cell table:formula="of:=[.AT18]*EXP(LN(1+[.$F$2]-[.$H$2]^2/2))*EXP(NORMINV(RAND();0;[.$H$2]))" office:value-type="currency" office:currency="EUR" office:value="13252.6070764591">
            <text:p>13.252,61 €</text:p>
          </table:table-cell>
          <table:table-cell table:formula="of:=[.AU18]*EXP(LN(1+[.$F$2]-[.$H$2]^2/2))*EXP(NORMINV(RAND();0;[.$H$2]))" office:value-type="currency" office:currency="EUR" office:value="87826.7556683684">
            <text:p>87.826,76 €</text:p>
          </table:table-cell>
          <table:table-cell table:formula="of:=[.AV18]*EXP(LN(1+[.$F$2]-[.$H$2]^2/2))*EXP(NORMINV(RAND();0;[.$H$2]))" office:value-type="currency" office:currency="EUR" office:value="38604.8883573681">
            <text:p>38.604,89 €</text:p>
          </table:table-cell>
          <table:table-cell table:formula="of:=[.AW18]*EXP(LN(1+[.$F$2]-[.$H$2]^2/2))*EXP(NORMINV(RAND();0;[.$H$2]))" office:value-type="currency" office:currency="EUR" office:value="42492.9928930399">
            <text:p>42.492,99 €</text:p>
          </table:table-cell>
          <table:table-cell table:formula="of:=[.AX18]*EXP(LN(1+[.$F$2]-[.$H$2]^2/2))*EXP(NORMINV(RAND();0;[.$H$2]))" office:value-type="currency" office:currency="EUR" office:value="121081.807852466">
            <text:p>121.081,81 €</text:p>
          </table:table-cell>
          <table:table-cell table:formula="of:=[.AY18]*EXP(LN(1+[.$F$2]-[.$H$2]^2/2))*EXP(NORMINV(RAND();0;[.$H$2]))" office:value-type="currency" office:currency="EUR" office:value="15309.1139583587">
            <text:p>15.309,11 €</text:p>
          </table:table-cell>
          <table:table-cell table:formula="of:=[.AZ18]*EXP(LN(1+[.$F$2]-[.$H$2]^2/2))*EXP(NORMINV(RAND();0;[.$H$2]))" office:value-type="currency" office:currency="EUR" office:value="6157.03478262481">
            <text:p>6.157,03 €</text:p>
          </table:table-cell>
          <table:table-cell table:formula="of:=[.BA18]*EXP(LN(1+[.$F$2]-[.$H$2]^2/2))*EXP(NORMINV(RAND();0;[.$H$2]))" office:value-type="currency" office:currency="EUR" office:value="60914.2207640162">
            <text:p>60.914,22 €</text:p>
          </table:table-cell>
          <table:table-cell table:formula="of:=[.BB18]*EXP(LN(1+[.$F$2]-[.$H$2]^2/2))*EXP(NORMINV(RAND();0;[.$H$2]))" office:value-type="currency" office:currency="EUR" office:value="25167.402395716">
            <text:p>25.167,40 €</text:p>
          </table:table-cell>
          <table:table-cell table:formula="of:=[.BC18]*EXP(LN(1+[.$F$2]-[.$H$2]^2/2))*EXP(NORMINV(RAND();0;[.$H$2]))" office:value-type="currency" office:currency="EUR" office:value="15329.8082849259">
            <text:p>15.329,81 €</text:p>
          </table:table-cell>
          <table:table-cell table:formula="of:=[.BD18]*EXP(LN(1+[.$F$2]-[.$H$2]^2/2))*EXP(NORMINV(RAND();0;[.$H$2]))" office:value-type="currency" office:currency="EUR" office:value="13069.2359329908">
            <text:p>13.069,24 €</text:p>
          </table:table-cell>
          <table:table-cell table:formula="of:=[.BE18]*EXP(LN(1+[.$F$2]-[.$H$2]^2/2))*EXP(NORMINV(RAND();0;[.$H$2]))" office:value-type="currency" office:currency="EUR" office:value="46309.7425624546">
            <text:p>46.309,74 €</text:p>
          </table:table-cell>
          <table:table-cell table:formula="of:=[.BF18]*EXP(LN(1+[.$F$2]-[.$H$2]^2/2))*EXP(NORMINV(RAND();0;[.$H$2]))" office:value-type="currency" office:currency="EUR" office:value="11947.4463325879">
            <text:p>11.947,45 €</text:p>
          </table:table-cell>
          <table:table-cell table:formula="of:=[.BG18]*EXP(LN(1+[.$F$2]-[.$H$2]^2/2))*EXP(NORMINV(RAND();0;[.$H$2]))" office:value-type="currency" office:currency="EUR" office:value="15160.0694724316">
            <text:p>15.160,07 €</text:p>
          </table:table-cell>
          <table:table-cell table:formula="of:=[.BH18]*EXP(LN(1+[.$F$2]-[.$H$2]^2/2))*EXP(NORMINV(RAND();0;[.$H$2]))" office:value-type="currency" office:currency="EUR" office:value="6532.75576121399">
            <text:p>6.532,76 €</text:p>
          </table:table-cell>
          <table:table-cell table:formula="of:=[.BI18]*EXP(LN(1+[.$F$2]-[.$H$2]^2/2))*EXP(NORMINV(RAND();0;[.$H$2]))" office:value-type="currency" office:currency="EUR" office:value="20057.100465765">
            <text:p>20.057,10 €</text:p>
          </table:table-cell>
          <table:table-cell table:formula="of:=[.BJ18]*EXP(LN(1+[.$F$2]-[.$H$2]^2/2))*EXP(NORMINV(RAND();0;[.$H$2]))" office:value-type="currency" office:currency="EUR" office:value="10751.9076454975">
            <text:p>10.751,91 €</text:p>
          </table:table-cell>
          <table:table-cell table:formula="of:=[.BK18]*EXP(LN(1+[.$F$2]-[.$H$2]^2/2))*EXP(NORMINV(RAND();0;[.$H$2]))" office:value-type="currency" office:currency="EUR" office:value="11236.0508203377">
            <text:p>11.236,05 €</text:p>
          </table:table-cell>
          <table:table-cell table:formula="of:=[.BL18]*EXP(LN(1+[.$F$2]-[.$H$2]^2/2))*EXP(NORMINV(RAND();0;[.$H$2]))" office:value-type="currency" office:currency="EUR" office:value="26830.1073242904">
            <text:p>26.830,11 €</text:p>
          </table:table-cell>
          <table:table-cell table:formula="of:=[.BM18]*EXP(LN(1+[.$F$2]-[.$H$2]^2/2))*EXP(NORMINV(RAND();0;[.$H$2]))" office:value-type="currency" office:currency="EUR" office:value="15916.6081209453">
            <text:p>15.916,61 €</text:p>
          </table:table-cell>
          <table:table-cell table:formula="of:=[.BN18]*EXP(LN(1+[.$F$2]-[.$H$2]^2/2))*EXP(NORMINV(RAND();0;[.$H$2]))" office:value-type="currency" office:currency="EUR" office:value="42575.7819996284">
            <text:p>42.575,78 €</text:p>
          </table:table-cell>
          <table:table-cell table:formula="of:=[.BO18]*EXP(LN(1+[.$F$2]-[.$H$2]^2/2))*EXP(NORMINV(RAND();0;[.$H$2]))" office:value-type="currency" office:currency="EUR" office:value="23951.9081292571">
            <text:p>23.951,91 €</text:p>
          </table:table-cell>
          <table:table-cell table:formula="of:=[.BP18]*EXP(LN(1+[.$F$2]-[.$H$2]^2/2))*EXP(NORMINV(RAND();0;[.$H$2]))" office:value-type="currency" office:currency="EUR" office:value="8558.11345532448">
            <text:p>8.558,11 €</text:p>
          </table:table-cell>
          <table:table-cell table:formula="of:=[.BQ18]*EXP(LN(1+[.$F$2]-[.$H$2]^2/2))*EXP(NORMINV(RAND();0;[.$H$2]))" office:value-type="currency" office:currency="EUR" office:value="7062.1607265006">
            <text:p>7.062,16 €</text:p>
          </table:table-cell>
          <table:table-cell table:formula="of:=[.BR18]*EXP(LN(1+[.$F$2]-[.$H$2]^2/2))*EXP(NORMINV(RAND();0;[.$H$2]))" office:value-type="currency" office:currency="EUR" office:value="25285.7315489062">
            <text:p>25.285,73 €</text:p>
          </table:table-cell>
          <table:table-cell table:formula="of:=[.BS18]*EXP(LN(1+[.$F$2]-[.$H$2]^2/2))*EXP(NORMINV(RAND();0;[.$H$2]))" office:value-type="currency" office:currency="EUR" office:value="4942.30720372935">
            <text:p>4.942,31 €</text:p>
          </table:table-cell>
          <table:table-cell table:formula="of:=[.BT18]*EXP(LN(1+[.$F$2]-[.$H$2]^2/2))*EXP(NORMINV(RAND();0;[.$H$2]))" office:value-type="currency" office:currency="EUR" office:value="12065.6652726375">
            <text:p>12.065,67 €</text:p>
          </table:table-cell>
          <table:table-cell table:formula="of:=[.BU18]*EXP(LN(1+[.$F$2]-[.$H$2]^2/2))*EXP(NORMINV(RAND();0;[.$H$2]))" office:value-type="currency" office:currency="EUR" office:value="18597.3804941191">
            <text:p>18.597,38 €</text:p>
          </table:table-cell>
          <table:table-cell table:formula="of:=[.BV18]*EXP(LN(1+[.$F$2]-[.$H$2]^2/2))*EXP(NORMINV(RAND();0;[.$H$2]))" office:value-type="currency" office:currency="EUR" office:value="40223.7482341149">
            <text:p>40.223,75 €</text:p>
          </table:table-cell>
          <table:table-cell table:formula="of:=[.BW18]*EXP(LN(1+[.$F$2]-[.$H$2]^2/2))*EXP(NORMINV(RAND();0;[.$H$2]))" office:value-type="currency" office:currency="EUR" office:value="2268.16238907767">
            <text:p>2.268,16 €</text:p>
          </table:table-cell>
          <table:table-cell table:formula="of:=[.BX18]*EXP(LN(1+[.$F$2]-[.$H$2]^2/2))*EXP(NORMINV(RAND();0;[.$H$2]))" office:value-type="currency" office:currency="EUR" office:value="3543.93657636235">
            <text:p>3.543,94 €</text:p>
          </table:table-cell>
          <table:table-cell table:formula="of:=[.BY18]*EXP(LN(1+[.$F$2]-[.$H$2]^2/2))*EXP(NORMINV(RAND();0;[.$H$2]))" office:value-type="currency" office:currency="EUR" office:value="11973.8819829224">
            <text:p>11.973,88 €</text:p>
          </table:table-cell>
          <table:table-cell table:formula="of:=[.BZ18]*EXP(LN(1+[.$F$2]-[.$H$2]^2/2))*EXP(NORMINV(RAND();0;[.$H$2]))" office:value-type="currency" office:currency="EUR" office:value="5701.98628642158">
            <text:p>5.701,99 €</text:p>
          </table:table-cell>
          <table:table-cell table:formula="of:=[.CA18]*EXP(LN(1+[.$F$2]-[.$H$2]^2/2))*EXP(NORMINV(RAND();0;[.$H$2]))" office:value-type="currency" office:currency="EUR" office:value="48874.5650681317">
            <text:p>48.874,57 €</text:p>
          </table:table-cell>
          <table:table-cell table:formula="of:=[.CB18]*EXP(LN(1+[.$F$2]-[.$H$2]^2/2))*EXP(NORMINV(RAND();0;[.$H$2]))" office:value-type="currency" office:currency="EUR" office:value="45657.3528410451">
            <text:p>45.657,35 €</text:p>
          </table:table-cell>
          <table:table-cell table:formula="of:=[.CC18]*EXP(LN(1+[.$F$2]-[.$H$2]^2/2))*EXP(NORMINV(RAND();0;[.$H$2]))" office:value-type="currency" office:currency="EUR" office:value="21241.2608525056">
            <text:p>21.241,26 €</text:p>
          </table:table-cell>
          <table:table-cell table:formula="of:=[.CD18]*EXP(LN(1+[.$F$2]-[.$H$2]^2/2))*EXP(NORMINV(RAND();0;[.$H$2]))" office:value-type="currency" office:currency="EUR" office:value="7344.00852049873">
            <text:p>7.344,01 €</text:p>
          </table:table-cell>
          <table:table-cell table:formula="of:=[.CE18]*EXP(LN(1+[.$F$2]-[.$H$2]^2/2))*EXP(NORMINV(RAND();0;[.$H$2]))" office:value-type="currency" office:currency="EUR" office:value="9764.97191529334">
            <text:p>9.764,97 €</text:p>
          </table:table-cell>
          <table:table-cell table:formula="of:=[.CF18]*EXP(LN(1+[.$F$2]-[.$H$2]^2/2))*EXP(NORMINV(RAND();0;[.$H$2]))" office:value-type="currency" office:currency="EUR" office:value="2423.77597624711">
            <text:p>2.423,78 €</text:p>
          </table:table-cell>
          <table:table-cell table:formula="of:=[.CG18]*EXP(LN(1+[.$F$2]-[.$H$2]^2/2))*EXP(NORMINV(RAND();0;[.$H$2]))" office:value-type="currency" office:currency="EUR" office:value="9016.94456230586">
            <text:p>9.016,94 €</text:p>
          </table:table-cell>
          <table:table-cell table:formula="of:=[.CH18]*EXP(LN(1+[.$F$2]-[.$H$2]^2/2))*EXP(NORMINV(RAND();0;[.$H$2]))" office:value-type="currency" office:currency="EUR" office:value="81730.0128504811">
            <text:p>81.730,01 €</text:p>
          </table:table-cell>
          <table:table-cell table:formula="of:=[.CI18]*EXP(LN(1+[.$F$2]-[.$H$2]^2/2))*EXP(NORMINV(RAND();0;[.$H$2]))" office:value-type="currency" office:currency="EUR" office:value="41851.9950232099">
            <text:p>41.852,00 €</text:p>
          </table:table-cell>
          <table:table-cell table:formula="of:=[.CJ18]*EXP(LN(1+[.$F$2]-[.$H$2]^2/2))*EXP(NORMINV(RAND();0;[.$H$2]))" office:value-type="currency" office:currency="EUR" office:value="29707.0839414286">
            <text:p>29.707,08 €</text:p>
          </table:table-cell>
          <table:table-cell table:formula="of:=[.CK18]*EXP(LN(1+[.$F$2]-[.$H$2]^2/2))*EXP(NORMINV(RAND();0;[.$H$2]))" office:value-type="currency" office:currency="EUR" office:value="28642.44728571">
            <text:p>28.642,45 €</text:p>
          </table:table-cell>
          <table:table-cell table:formula="of:=[.CL18]*EXP(LN(1+[.$F$2]-[.$H$2]^2/2))*EXP(NORMINV(RAND();0;[.$H$2]))" office:value-type="currency" office:currency="EUR" office:value="94523.7900614946">
            <text:p>94.523,79 €</text:p>
          </table:table-cell>
          <table:table-cell table:formula="of:=[.CM18]*EXP(LN(1+[.$F$2]-[.$H$2]^2/2))*EXP(NORMINV(RAND();0;[.$H$2]))" office:value-type="currency" office:currency="EUR" office:value="25194.4816998054">
            <text:p>25.194,48 €</text:p>
          </table:table-cell>
          <table:table-cell table:formula="of:=[.CN18]*EXP(LN(1+[.$F$2]-[.$H$2]^2/2))*EXP(NORMINV(RAND();0;[.$H$2]))" office:value-type="currency" office:currency="EUR" office:value="8386.07338509281">
            <text:p>8.386,07 €</text:p>
          </table:table-cell>
          <table:table-cell table:formula="of:=[.CO18]*EXP(LN(1+[.$F$2]-[.$H$2]^2/2))*EXP(NORMINV(RAND();0;[.$H$2]))" office:value-type="currency" office:currency="EUR" office:value="24752.0315743451">
            <text:p>24.752,03 €</text:p>
          </table:table-cell>
          <table:table-cell table:formula="of:=[.CP18]*EXP(LN(1+[.$F$2]-[.$H$2]^2/2))*EXP(NORMINV(RAND();0;[.$H$2]))" office:value-type="currency" office:currency="EUR" office:value="24596.9218648489">
            <text:p>24.596,92 €</text:p>
          </table:table-cell>
          <table:table-cell table:formula="of:=[.CQ18]*EXP(LN(1+[.$F$2]-[.$H$2]^2/2))*EXP(NORMINV(RAND();0;[.$H$2]))" office:value-type="currency" office:currency="EUR" office:value="20340.7983720252">
            <text:p>20.340,80 €</text:p>
          </table:table-cell>
          <table:table-cell table:formula="of:=[.CR18]*EXP(LN(1+[.$F$2]-[.$H$2]^2/2))*EXP(NORMINV(RAND();0;[.$H$2]))" office:value-type="currency" office:currency="EUR" office:value="7913.63998214491">
            <text:p>7.913,64 €</text:p>
          </table:table-cell>
          <table:table-cell table:formula="of:=[.CS18]*EXP(LN(1+[.$F$2]-[.$H$2]^2/2))*EXP(NORMINV(RAND();0;[.$H$2]))" office:value-type="currency" office:currency="EUR" office:value="27393.9489782323">
            <text:p>27.393,95 €</text:p>
          </table:table-cell>
          <table:table-cell table:formula="of:=[.CT18]*EXP(LN(1+[.$F$2]-[.$H$2]^2/2))*EXP(NORMINV(RAND();0;[.$H$2]))" office:value-type="currency" office:currency="EUR" office:value="14699.5517179416">
            <text:p>14.699,55 €</text:p>
          </table:table-cell>
          <table:table-cell table:formula="of:=[.CU18]*EXP(LN(1+[.$F$2]-[.$H$2]^2/2))*EXP(NORMINV(RAND();0;[.$H$2]))" office:value-type="currency" office:currency="EUR" office:value="8220.87705941592">
            <text:p>8.220,88 €</text:p>
          </table:table-cell>
          <table:table-cell table:formula="of:=[.CV18]*EXP(LN(1+[.$F$2]-[.$H$2]^2/2))*EXP(NORMINV(RAND();0;[.$H$2]))" office:value-type="currency" office:currency="EUR" office:value="37664.1109903662">
            <text:p>37.664,11 €</text:p>
          </table:table-cell>
          <table:table-cell table:formula="of:=[.CW18]*EXP(LN(1+[.$F$2]-[.$H$2]^2/2))*EXP(NORMINV(RAND();0;[.$H$2]))" office:value-type="currency" office:currency="EUR" office:value="16827.2590898247">
            <text:p>16.827,26 €</text:p>
          </table:table-cell>
          <table:table-cell table:formula="of:=[.CX18]*EXP(LN(1+[.$F$2]-[.$H$2]^2/2))*EXP(NORMINV(RAND();0;[.$H$2]))" office:value-type="currency" office:currency="EUR" office:value="25198.9833206369">
            <text:p>25.198,98 €</text:p>
          </table:table-cell>
          <table:table-cell table:formula="of:=[.CY18]*EXP(LN(1+[.$F$2]-[.$H$2]^2/2))*EXP(NORMINV(RAND();0;[.$H$2]))" office:value-type="currency" office:currency="EUR" office:value="7390.76241170551">
            <text:p>7.390,76 €</text:p>
          </table:table-cell>
          <table:table-cell table:formula="of:=[.CZ18]*EXP(LN(1+[.$F$2]-[.$H$2]^2/2))*EXP(NORMINV(RAND();0;[.$H$2]))" office:value-type="currency" office:currency="EUR" office:value="23069.3904567663">
            <text:p>23.069,39 €</text:p>
          </table:table-cell>
          <table:table-cell table:formula="of:=[.DA18]*EXP(LN(1+[.$F$2]-[.$H$2]^2/2))*EXP(NORMINV(RAND();0;[.$H$2]))" office:value-type="currency" office:currency="EUR" office:value="10113.4763340501">
            <text:p>10.113,48 €</text:p>
          </table:table-cell>
          <table:table-cell table:formula="of:=[.DB18]*EXP(LN(1+[.$F$2]-[.$H$2]^2/2))*EXP(NORMINV(RAND();0;[.$H$2]))" office:value-type="currency" office:currency="EUR" office:value="16235.8572119062">
            <text:p>16.235,86 €</text:p>
          </table:table-cell>
          <table:table-cell table:formula="of:=[.DC18]*EXP(LN(1+[.$F$2]-[.$H$2]^2/2))*EXP(NORMINV(RAND();0;[.$H$2]))" office:value-type="currency" office:currency="EUR" office:value="26922.6504463169">
            <text:p>26.922,65 €</text:p>
          </table:table-cell>
          <table:table-cell table:formula="of:=[.DD18]*EXP(LN(1+[.$F$2]-[.$H$2]^2/2))*EXP(NORMINV(RAND();0;[.$H$2]))" office:value-type="currency" office:currency="EUR" office:value="20330.1894551524">
            <text:p>20.330,19 €</text:p>
          </table:table-cell>
          <table:table-cell table:formula="of:=[.DE18]*EXP(LN(1+[.$F$2]-[.$H$2]^2/2))*EXP(NORMINV(RAND();0;[.$H$2]))" office:value-type="currency" office:currency="EUR" office:value="6509.75424104304">
            <text:p>6.509,75 €</text:p>
          </table:table-cell>
          <table:table-cell table:formula="of:=[.DF18]*EXP(LN(1+[.$F$2]-[.$H$2]^2/2))*EXP(NORMINV(RAND();0;[.$H$2]))" office:value-type="currency" office:currency="EUR" office:value="61499.7288149298">
            <text:p>61.499,73 €</text:p>
          </table:table-cell>
          <table:table-cell table:formula="of:=[.DG18]*EXP(LN(1+[.$F$2]-[.$H$2]^2/2))*EXP(NORMINV(RAND();0;[.$H$2]))" office:value-type="currency" office:currency="EUR" office:value="10619.1770628692">
            <text:p>10.619,18 €</text:p>
          </table:table-cell>
          <table:table-cell table:formula="of:=[.DH18]*EXP(LN(1+[.$F$2]-[.$H$2]^2/2))*EXP(NORMINV(RAND();0;[.$H$2]))" office:value-type="currency" office:currency="EUR" office:value="1995.67756186947">
            <text:p>1.995,68 €</text:p>
          </table:table-cell>
          <table:table-cell table:formula="of:=[.DI18]*EXP(LN(1+[.$F$2]-[.$H$2]^2/2))*EXP(NORMINV(RAND();0;[.$H$2]))" office:value-type="currency" office:currency="EUR" office:value="22586.8837817649">
            <text:p>22.586,88 €</text:p>
          </table:table-cell>
          <table:table-cell table:formula="of:=[.DJ18]*EXP(LN(1+[.$F$2]-[.$H$2]^2/2))*EXP(NORMINV(RAND();0;[.$H$2]))" office:value-type="currency" office:currency="EUR" office:value="46894.8490783093">
            <text:p>46.894,85 €</text:p>
          </table:table-cell>
          <table:table-cell table:formula="of:=[.DK18]*EXP(LN(1+[.$F$2]-[.$H$2]^2/2))*EXP(NORMINV(RAND();0;[.$H$2]))" office:value-type="currency" office:currency="EUR" office:value="26817.7206012063">
            <text:p>26.817,72 €</text:p>
          </table:table-cell>
          <table:table-cell table:formula="of:=[.DL18]*EXP(LN(1+[.$F$2]-[.$H$2]^2/2))*EXP(NORMINV(RAND();0;[.$H$2]))" office:value-type="currency" office:currency="EUR" office:value="21675.6279623038">
            <text:p>21.675,63 €</text:p>
          </table:table-cell>
          <table:table-cell table:formula="of:=[.DM18]*EXP(LN(1+[.$F$2]-[.$H$2]^2/2))*EXP(NORMINV(RAND();0;[.$H$2]))" office:value-type="currency" office:currency="EUR" office:value="26296.4800871776">
            <text:p>26.296,48 €</text:p>
          </table:table-cell>
          <table:table-cell table:formula="of:=[.DN18]*EXP(LN(1+[.$F$2]-[.$H$2]^2/2))*EXP(NORMINV(RAND();0;[.$H$2]))" office:value-type="currency" office:currency="EUR" office:value="13988.4748815221">
            <text:p>13.988,47 €</text:p>
          </table:table-cell>
          <table:table-cell table:formula="of:=[.DO18]*EXP(LN(1+[.$F$2]-[.$H$2]^2/2))*EXP(NORMINV(RAND();0;[.$H$2]))" office:value-type="currency" office:currency="EUR" office:value="4615.76429890426">
            <text:p>4.615,76 €</text:p>
          </table:table-cell>
          <table:table-cell table:formula="of:=[.DP18]*EXP(LN(1+[.$F$2]-[.$H$2]^2/2))*EXP(NORMINV(RAND();0;[.$H$2]))" office:value-type="currency" office:currency="EUR" office:value="34498.6350566604">
            <text:p>34.498,64 €</text:p>
          </table:table-cell>
          <table:table-cell table:formula="of:=[.DQ18]*EXP(LN(1+[.$F$2]-[.$H$2]^2/2))*EXP(NORMINV(RAND();0;[.$H$2]))" office:value-type="currency" office:currency="EUR" office:value="56255.9337442933">
            <text:p>56.255,93 €</text:p>
          </table:table-cell>
          <table:table-cell table:formula="of:=[.DR18]*EXP(LN(1+[.$F$2]-[.$H$2]^2/2))*EXP(NORMINV(RAND();0;[.$H$2]))" office:value-type="currency" office:currency="EUR" office:value="27625.749209674">
            <text:p>27.625,75 €</text:p>
          </table:table-cell>
          <table:table-cell table:formula="of:=[.DS18]*EXP(LN(1+[.$F$2]-[.$H$2]^2/2))*EXP(NORMINV(RAND();0;[.$H$2]))" office:value-type="currency" office:currency="EUR" office:value="17835.28978206">
            <text:p>17.835,29 €</text:p>
          </table:table-cell>
          <table:table-cell table:formula="of:=[.DT18]*EXP(LN(1+[.$F$2]-[.$H$2]^2/2))*EXP(NORMINV(RAND();0;[.$H$2]))" office:value-type="currency" office:currency="EUR" office:value="69120.0471971941">
            <text:p>69.120,05 €</text:p>
          </table:table-cell>
          <table:table-cell table:formula="of:=[.DU18]*EXP(LN(1+[.$F$2]-[.$H$2]^2/2))*EXP(NORMINV(RAND();0;[.$H$2]))" office:value-type="currency" office:currency="EUR" office:value="27509.9111154375">
            <text:p>27.509,91 €</text:p>
          </table:table-cell>
          <table:table-cell table:formula="of:=[.DV18]*EXP(LN(1+[.$F$2]-[.$H$2]^2/2))*EXP(NORMINV(RAND();0;[.$H$2]))" office:value-type="currency" office:currency="EUR" office:value="25054.7245469836">
            <text:p>25.054,72 €</text:p>
          </table:table-cell>
          <table:table-cell table:formula="of:=[.DW18]*EXP(LN(1+[.$F$2]-[.$H$2]^2/2))*EXP(NORMINV(RAND();0;[.$H$2]))" office:value-type="currency" office:currency="EUR" office:value="65217.3125677096">
            <text:p>65.217,31 €</text:p>
          </table:table-cell>
          <table:table-cell table:formula="of:=[.DX18]*EXP(LN(1+[.$F$2]-[.$H$2]^2/2))*EXP(NORMINV(RAND();0;[.$H$2]))" office:value-type="currency" office:currency="EUR" office:value="64485.6925540902">
            <text:p>64.485,69 €</text:p>
          </table:table-cell>
          <table:table-cell table:formula="of:=[.DY18]*EXP(LN(1+[.$F$2]-[.$H$2]^2/2))*EXP(NORMINV(RAND();0;[.$H$2]))" office:value-type="currency" office:currency="EUR" office:value="11126.4081966892">
            <text:p>11.126,41 €</text:p>
          </table:table-cell>
          <table:table-cell table:formula="of:=[.DZ18]*EXP(LN(1+[.$F$2]-[.$H$2]^2/2))*EXP(NORMINV(RAND();0;[.$H$2]))" office:value-type="currency" office:currency="EUR" office:value="36603.6244894936">
            <text:p>36.603,62 €</text:p>
          </table:table-cell>
          <table:table-cell table:formula="of:=[.EA18]*EXP(LN(1+[.$F$2]-[.$H$2]^2/2))*EXP(NORMINV(RAND();0;[.$H$2]))" office:value-type="currency" office:currency="EUR" office:value="17457.8493700288">
            <text:p>17.457,85 €</text:p>
          </table:table-cell>
          <table:table-cell table:formula="of:=[.EB18]*EXP(LN(1+[.$F$2]-[.$H$2]^2/2))*EXP(NORMINV(RAND();0;[.$H$2]))" office:value-type="currency" office:currency="EUR" office:value="18000.9830181031">
            <text:p>18.000,98 €</text:p>
          </table:table-cell>
          <table:table-cell table:formula="of:=[.EC18]*EXP(LN(1+[.$F$2]-[.$H$2]^2/2))*EXP(NORMINV(RAND();0;[.$H$2]))" office:value-type="currency" office:currency="EUR" office:value="47331.5898523401">
            <text:p>47.331,59 €</text:p>
          </table:table-cell>
          <table:table-cell table:formula="of:=[.ED18]*EXP(LN(1+[.$F$2]-[.$H$2]^2/2))*EXP(NORMINV(RAND();0;[.$H$2]))" office:value-type="currency" office:currency="EUR" office:value="13948.4307873271">
            <text:p>13.948,43 €</text:p>
          </table:table-cell>
          <table:table-cell table:formula="of:=[.EE18]*EXP(LN(1+[.$F$2]-[.$H$2]^2/2))*EXP(NORMINV(RAND();0;[.$H$2]))" office:value-type="currency" office:currency="EUR" office:value="8903.32564032864">
            <text:p>8.903,33 €</text:p>
          </table:table-cell>
          <table:table-cell table:formula="of:=[.EF18]*EXP(LN(1+[.$F$2]-[.$H$2]^2/2))*EXP(NORMINV(RAND();0;[.$H$2]))" office:value-type="currency" office:currency="EUR" office:value="7064.63856350361">
            <text:p>7.064,64 €</text:p>
          </table:table-cell>
          <table:table-cell table:formula="of:=[.EG18]*EXP(LN(1+[.$F$2]-[.$H$2]^2/2))*EXP(NORMINV(RAND();0;[.$H$2]))" office:value-type="currency" office:currency="EUR" office:value="49451.4701739078">
            <text:p>49.451,47 €</text:p>
          </table:table-cell>
          <table:table-cell table:formula="of:=[.EH18]*EXP(LN(1+[.$F$2]-[.$H$2]^2/2))*EXP(NORMINV(RAND();0;[.$H$2]))" office:value-type="currency" office:currency="EUR" office:value="7595.62501733772">
            <text:p>7.595,63 €</text:p>
          </table:table-cell>
          <table:table-cell table:formula="of:=[.EI18]*EXP(LN(1+[.$F$2]-[.$H$2]^2/2))*EXP(NORMINV(RAND();0;[.$H$2]))" office:value-type="currency" office:currency="EUR" office:value="13754.5599122694">
            <text:p>13.754,56 €</text:p>
          </table:table-cell>
          <table:table-cell table:formula="of:=[.EJ18]*EXP(LN(1+[.$F$2]-[.$H$2]^2/2))*EXP(NORMINV(RAND();0;[.$H$2]))" office:value-type="currency" office:currency="EUR" office:value="20494.8368707219">
            <text:p>20.494,84 €</text:p>
          </table:table-cell>
          <table:table-cell table:formula="of:=[.EK18]*EXP(LN(1+[.$F$2]-[.$H$2]^2/2))*EXP(NORMINV(RAND();0;[.$H$2]))" office:value-type="currency" office:currency="EUR" office:value="19209.0921531762">
            <text:p>19.209,09 €</text:p>
          </table:table-cell>
          <table:table-cell table:formula="of:=[.EL18]*EXP(LN(1+[.$F$2]-[.$H$2]^2/2))*EXP(NORMINV(RAND();0;[.$H$2]))" office:value-type="currency" office:currency="EUR" office:value="11772.8123535891">
            <text:p>11.772,81 €</text:p>
          </table:table-cell>
          <table:table-cell table:formula="of:=[.EM18]*EXP(LN(1+[.$F$2]-[.$H$2]^2/2))*EXP(NORMINV(RAND();0;[.$H$2]))" office:value-type="currency" office:currency="EUR" office:value="98884.584618339">
            <text:p>98.884,58 €</text:p>
          </table:table-cell>
          <table:table-cell table:formula="of:=[.EN18]*EXP(LN(1+[.$F$2]-[.$H$2]^2/2))*EXP(NORMINV(RAND();0;[.$H$2]))" office:value-type="currency" office:currency="EUR" office:value="23656.5438370572">
            <text:p>23.656,54 €</text:p>
          </table:table-cell>
          <table:table-cell table:formula="of:=[.EO18]*EXP(LN(1+[.$F$2]-[.$H$2]^2/2))*EXP(NORMINV(RAND();0;[.$H$2]))" office:value-type="currency" office:currency="EUR" office:value="7615.34959912258">
            <text:p>7.615,35 €</text:p>
          </table:table-cell>
          <table:table-cell table:formula="of:=[.EP18]*EXP(LN(1+[.$F$2]-[.$H$2]^2/2))*EXP(NORMINV(RAND();0;[.$H$2]))" office:value-type="currency" office:currency="EUR" office:value="46042.9063022478">
            <text:p>46.042,91 €</text:p>
          </table:table-cell>
          <table:table-cell table:formula="of:=[.EQ18]*EXP(LN(1+[.$F$2]-[.$H$2]^2/2))*EXP(NORMINV(RAND();0;[.$H$2]))" office:value-type="currency" office:currency="EUR" office:value="3456.33354354878">
            <text:p>3.456,33 €</text:p>
          </table:table-cell>
          <table:table-cell table:formula="of:=[.ER18]*EXP(LN(1+[.$F$2]-[.$H$2]^2/2))*EXP(NORMINV(RAND();0;[.$H$2]))" office:value-type="currency" office:currency="EUR" office:value="38713.1009193977">
            <text:p>38.713,10 €</text:p>
          </table:table-cell>
          <table:table-cell table:formula="of:=[.ES18]*EXP(LN(1+[.$F$2]-[.$H$2]^2/2))*EXP(NORMINV(RAND();0;[.$H$2]))" office:value-type="currency" office:currency="EUR" office:value="26088.2753847444">
            <text:p>26.088,28 €</text:p>
          </table:table-cell>
          <table:table-cell table:formula="of:=[.ET18]*EXP(LN(1+[.$F$2]-[.$H$2]^2/2))*EXP(NORMINV(RAND();0;[.$H$2]))" office:value-type="currency" office:currency="EUR" office:value="16298.8625781895">
            <text:p>16.298,86 €</text:p>
          </table:table-cell>
          <table:table-cell table:formula="of:=[.EU18]*EXP(LN(1+[.$F$2]-[.$H$2]^2/2))*EXP(NORMINV(RAND();0;[.$H$2]))" office:value-type="currency" office:currency="EUR" office:value="9160.05774363068">
            <text:p>9.160,06 €</text:p>
          </table:table-cell>
          <table:table-cell table:formula="of:=[.EV18]*EXP(LN(1+[.$F$2]-[.$H$2]^2/2))*EXP(NORMINV(RAND();0;[.$H$2]))" office:value-type="currency" office:currency="EUR" office:value="7336.85392401634">
            <text:p>7.336,85 €</text:p>
          </table:table-cell>
          <table:table-cell table:formula="of:=[.EW18]*EXP(LN(1+[.$F$2]-[.$H$2]^2/2))*EXP(NORMINV(RAND();0;[.$H$2]))" office:value-type="currency" office:currency="EUR" office:value="8889.69893172735">
            <text:p>8.889,70 €</text:p>
          </table:table-cell>
          <table:table-cell table:formula="of:=[.EX18]*EXP(LN(1+[.$F$2]-[.$H$2]^2/2))*EXP(NORMINV(RAND();0;[.$H$2]))" office:value-type="currency" office:currency="EUR" office:value="6442.80967179051">
            <text:p>6.442,81 €</text:p>
          </table:table-cell>
          <table:table-cell table:formula="of:=[.EY18]*EXP(LN(1+[.$F$2]-[.$H$2]^2/2))*EXP(NORMINV(RAND();0;[.$H$2]))" office:value-type="currency" office:currency="EUR" office:value="113368.949175183">
            <text:p>113.368,95 €</text:p>
          </table:table-cell>
          <table:table-cell table:formula="of:=[.EZ18]*EXP(LN(1+[.$F$2]-[.$H$2]^2/2))*EXP(NORMINV(RAND();0;[.$H$2]))" office:value-type="currency" office:currency="EUR" office:value="23865.2308080445">
            <text:p>23.865,23 €</text:p>
          </table:table-cell>
          <table:table-cell table:formula="of:=[.FA18]*EXP(LN(1+[.$F$2]-[.$H$2]^2/2))*EXP(NORMINV(RAND();0;[.$H$2]))" office:value-type="currency" office:currency="EUR" office:value="20206.4312078643">
            <text:p>20.206,43 €</text:p>
          </table:table-cell>
          <table:table-cell table:formula="of:=[.FB18]*EXP(LN(1+[.$F$2]-[.$H$2]^2/2))*EXP(NORMINV(RAND();0;[.$H$2]))" office:value-type="currency" office:currency="EUR" office:value="29508.5095179212">
            <text:p>29.508,51 €</text:p>
          </table:table-cell>
          <table:table-cell table:formula="of:=[.FC18]*EXP(LN(1+[.$F$2]-[.$H$2]^2/2))*EXP(NORMINV(RAND();0;[.$H$2]))" office:value-type="currency" office:currency="EUR" office:value="19964.9457247417">
            <text:p>19.964,95 €</text:p>
          </table:table-cell>
          <table:table-cell table:formula="of:=[.FD18]*EXP(LN(1+[.$F$2]-[.$H$2]^2/2))*EXP(NORMINV(RAND();0;[.$H$2]))" office:value-type="currency" office:currency="EUR" office:value="9210.58483265784">
            <text:p>9.210,58 €</text:p>
          </table:table-cell>
          <table:table-cell table:formula="of:=[.FE18]*EXP(LN(1+[.$F$2]-[.$H$2]^2/2))*EXP(NORMINV(RAND();0;[.$H$2]))" office:value-type="currency" office:currency="EUR" office:value="22669.997169538">
            <text:p>22.670,00 €</text:p>
          </table:table-cell>
          <table:table-cell table:formula="of:=[.FF18]*EXP(LN(1+[.$F$2]-[.$H$2]^2/2))*EXP(NORMINV(RAND();0;[.$H$2]))" office:value-type="currency" office:currency="EUR" office:value="13132.4866566567">
            <text:p>13.132,49 €</text:p>
          </table:table-cell>
          <table:table-cell table:formula="of:=[.FG18]*EXP(LN(1+[.$F$2]-[.$H$2]^2/2))*EXP(NORMINV(RAND();0;[.$H$2]))" office:value-type="currency" office:currency="EUR" office:value="14729.11663888">
            <text:p>14.729,12 €</text:p>
          </table:table-cell>
          <table:table-cell table:formula="of:=[.FH18]*EXP(LN(1+[.$F$2]-[.$H$2]^2/2))*EXP(NORMINV(RAND();0;[.$H$2]))" office:value-type="currency" office:currency="EUR" office:value="19134.6399610072">
            <text:p>19.134,64 €</text:p>
          </table:table-cell>
          <table:table-cell table:formula="of:=[.FI18]*EXP(LN(1+[.$F$2]-[.$H$2]^2/2))*EXP(NORMINV(RAND();0;[.$H$2]))" office:value-type="currency" office:currency="EUR" office:value="7000.31441701774">
            <text:p>7.000,31 €</text:p>
          </table:table-cell>
          <table:table-cell table:formula="of:=[.FJ18]*EXP(LN(1+[.$F$2]-[.$H$2]^2/2))*EXP(NORMINV(RAND();0;[.$H$2]))" office:value-type="currency" office:currency="EUR" office:value="27757.9901313707">
            <text:p>27.757,99 €</text:p>
          </table:table-cell>
          <table:table-cell table:formula="of:=[.FK18]*EXP(LN(1+[.$F$2]-[.$H$2]^2/2))*EXP(NORMINV(RAND();0;[.$H$2]))" office:value-type="currency" office:currency="EUR" office:value="17138.957193139">
            <text:p>17.138,96 €</text:p>
          </table:table-cell>
          <table:table-cell table:formula="of:=[.FL18]*EXP(LN(1+[.$F$2]-[.$H$2]^2/2))*EXP(NORMINV(RAND();0;[.$H$2]))" office:value-type="currency" office:currency="EUR" office:value="21323.9849587891">
            <text:p>21.323,98 €</text:p>
          </table:table-cell>
          <table:table-cell table:formula="of:=[.FM18]*EXP(LN(1+[.$F$2]-[.$H$2]^2/2))*EXP(NORMINV(RAND();0;[.$H$2]))" office:value-type="currency" office:currency="EUR" office:value="25195.710230965">
            <text:p>25.195,71 €</text:p>
          </table:table-cell>
          <table:table-cell table:formula="of:=[.FN18]*EXP(LN(1+[.$F$2]-[.$H$2]^2/2))*EXP(NORMINV(RAND();0;[.$H$2]))" office:value-type="currency" office:currency="EUR" office:value="11316.4495216182">
            <text:p>11.316,45 €</text:p>
          </table:table-cell>
          <table:table-cell table:formula="of:=[.FO18]*EXP(LN(1+[.$F$2]-[.$H$2]^2/2))*EXP(NORMINV(RAND();0;[.$H$2]))" office:value-type="currency" office:currency="EUR" office:value="1987.68233668713">
            <text:p>1.987,68 €</text:p>
          </table:table-cell>
          <table:table-cell table:formula="of:=[.FP18]*EXP(LN(1+[.$F$2]-[.$H$2]^2/2))*EXP(NORMINV(RAND();0;[.$H$2]))" office:value-type="currency" office:currency="EUR" office:value="5710.98277106133">
            <text:p>5.710,98 €</text:p>
          </table:table-cell>
          <table:table-cell table:formula="of:=[.FQ18]*EXP(LN(1+[.$F$2]-[.$H$2]^2/2))*EXP(NORMINV(RAND();0;[.$H$2]))" office:value-type="currency" office:currency="EUR" office:value="58850.1299038932">
            <text:p>58.850,13 €</text:p>
          </table:table-cell>
          <table:table-cell table:formula="of:=[.FR18]*EXP(LN(1+[.$F$2]-[.$H$2]^2/2))*EXP(NORMINV(RAND();0;[.$H$2]))" office:value-type="currency" office:currency="EUR" office:value="17168.3968880525">
            <text:p>17.168,40 €</text:p>
          </table:table-cell>
          <table:table-cell table:formula="of:=[.FS18]*EXP(LN(1+[.$F$2]-[.$H$2]^2/2))*EXP(NORMINV(RAND();0;[.$H$2]))" office:value-type="currency" office:currency="EUR" office:value="3035.95296388555">
            <text:p>3.035,95 €</text:p>
          </table:table-cell>
          <table:table-cell table:formula="of:=[.FT18]*EXP(LN(1+[.$F$2]-[.$H$2]^2/2))*EXP(NORMINV(RAND();0;[.$H$2]))" office:value-type="currency" office:currency="EUR" office:value="23037.2368263866">
            <text:p>23.037,24 €</text:p>
          </table:table-cell>
          <table:table-cell table:formula="of:=[.FU18]*EXP(LN(1+[.$F$2]-[.$H$2]^2/2))*EXP(NORMINV(RAND();0;[.$H$2]))" office:value-type="currency" office:currency="EUR" office:value="25180.8243863414">
            <text:p>25.180,82 €</text:p>
          </table:table-cell>
          <table:table-cell table:formula="of:=[.FV18]*EXP(LN(1+[.$F$2]-[.$H$2]^2/2))*EXP(NORMINV(RAND();0;[.$H$2]))" office:value-type="currency" office:currency="EUR" office:value="16352.7585578781">
            <text:p>16.352,76 €</text:p>
          </table:table-cell>
          <table:table-cell table:formula="of:=[.FW18]*EXP(LN(1+[.$F$2]-[.$H$2]^2/2))*EXP(NORMINV(RAND();0;[.$H$2]))" office:value-type="currency" office:currency="EUR" office:value="45515.3143087474">
            <text:p>45.515,31 €</text:p>
          </table:table-cell>
          <table:table-cell table:formula="of:=[.FX18]*EXP(LN(1+[.$F$2]-[.$H$2]^2/2))*EXP(NORMINV(RAND();0;[.$H$2]))" office:value-type="currency" office:currency="EUR" office:value="43993.6164344359">
            <text:p>43.993,62 €</text:p>
          </table:table-cell>
          <table:table-cell table:formula="of:=[.FY18]*EXP(LN(1+[.$F$2]-[.$H$2]^2/2))*EXP(NORMINV(RAND();0;[.$H$2]))" office:value-type="currency" office:currency="EUR" office:value="22317.518335828">
            <text:p>22.317,52 €</text:p>
          </table:table-cell>
          <table:table-cell table:formula="of:=[.FZ18]*EXP(LN(1+[.$F$2]-[.$H$2]^2/2))*EXP(NORMINV(RAND();0;[.$H$2]))" office:value-type="currency" office:currency="EUR" office:value="5735.75703498851">
            <text:p>5.735,76 €</text:p>
          </table:table-cell>
          <table:table-cell table:formula="of:=[.GA18]*EXP(LN(1+[.$F$2]-[.$H$2]^2/2))*EXP(NORMINV(RAND();0;[.$H$2]))" office:value-type="currency" office:currency="EUR" office:value="24018.6100093546">
            <text:p>24.018,61 €</text:p>
          </table:table-cell>
          <table:table-cell table:formula="of:=[.GB18]*EXP(LN(1+[.$F$2]-[.$H$2]^2/2))*EXP(NORMINV(RAND();0;[.$H$2]))" office:value-type="currency" office:currency="EUR" office:value="26901.2695822869">
            <text:p>26.901,27 €</text:p>
          </table:table-cell>
          <table:table-cell table:formula="of:=[.GC18]*EXP(LN(1+[.$F$2]-[.$H$2]^2/2))*EXP(NORMINV(RAND();0;[.$H$2]))" office:value-type="currency" office:currency="EUR" office:value="52834.7898026104">
            <text:p>52.834,79 €</text:p>
          </table:table-cell>
          <table:table-cell table:formula="of:=[.GD18]*EXP(LN(1+[.$F$2]-[.$H$2]^2/2))*EXP(NORMINV(RAND();0;[.$H$2]))" office:value-type="currency" office:currency="EUR" office:value="18567.3308007684">
            <text:p>18.567,33 €</text:p>
          </table:table-cell>
          <table:table-cell table:formula="of:=[.GE18]*EXP(LN(1+[.$F$2]-[.$H$2]^2/2))*EXP(NORMINV(RAND();0;[.$H$2]))" office:value-type="currency" office:currency="EUR" office:value="14141.3965978883">
            <text:p>14.141,40 €</text:p>
          </table:table-cell>
          <table:table-cell table:formula="of:=[.GF18]*EXP(LN(1+[.$F$2]-[.$H$2]^2/2))*EXP(NORMINV(RAND();0;[.$H$2]))" office:value-type="currency" office:currency="EUR" office:value="52269.1873710179">
            <text:p>52.269,19 €</text:p>
          </table:table-cell>
          <table:table-cell table:formula="of:=[.GG18]*EXP(LN(1+[.$F$2]-[.$H$2]^2/2))*EXP(NORMINV(RAND();0;[.$H$2]))" office:value-type="currency" office:currency="EUR" office:value="12765.6104350004">
            <text:p>12.765,61 €</text:p>
          </table:table-cell>
          <table:table-cell table:formula="of:=[.GH18]*EXP(LN(1+[.$F$2]-[.$H$2]^2/2))*EXP(NORMINV(RAND();0;[.$H$2]))" office:value-type="currency" office:currency="EUR" office:value="16971.6899971883">
            <text:p>16.971,69 €</text:p>
          </table:table-cell>
          <table:table-cell table:formula="of:=[.GI18]*EXP(LN(1+[.$F$2]-[.$H$2]^2/2))*EXP(NORMINV(RAND();0;[.$H$2]))" office:value-type="currency" office:currency="EUR" office:value="96032.7940521356">
            <text:p>96.032,79 €</text:p>
          </table:table-cell>
          <table:table-cell table:formula="of:=[.GJ18]*EXP(LN(1+[.$F$2]-[.$H$2]^2/2))*EXP(NORMINV(RAND();0;[.$H$2]))" office:value-type="currency" office:currency="EUR" office:value="13045.8795687293">
            <text:p>13.045,88 €</text:p>
          </table:table-cell>
          <table:table-cell table:formula="of:=[.GK18]*EXP(LN(1+[.$F$2]-[.$H$2]^2/2))*EXP(NORMINV(RAND();0;[.$H$2]))" office:value-type="currency" office:currency="EUR" office:value="29027.8434606355">
            <text:p>29.027,84 €</text:p>
          </table:table-cell>
          <table:table-cell table:formula="of:=[.GL18]*EXP(LN(1+[.$F$2]-[.$H$2]^2/2))*EXP(NORMINV(RAND();0;[.$H$2]))" office:value-type="currency" office:currency="EUR" office:value="8290.43538682087">
            <text:p>8.290,44 €</text:p>
          </table:table-cell>
          <table:table-cell table:formula="of:=[.GM18]*EXP(LN(1+[.$F$2]-[.$H$2]^2/2))*EXP(NORMINV(RAND();0;[.$H$2]))" office:value-type="currency" office:currency="EUR" office:value="12614.9295892396">
            <text:p>12.614,93 €</text:p>
          </table:table-cell>
          <table:table-cell table:formula="of:=[.GN18]*EXP(LN(1+[.$F$2]-[.$H$2]^2/2))*EXP(NORMINV(RAND();0;[.$H$2]))" office:value-type="currency" office:currency="EUR" office:value="5359.04862338134">
            <text:p>5.359,05 €</text:p>
          </table:table-cell>
          <table:table-cell table:formula="of:=[.GO18]*EXP(LN(1+[.$F$2]-[.$H$2]^2/2))*EXP(NORMINV(RAND();0;[.$H$2]))" office:value-type="currency" office:currency="EUR" office:value="42961.7751778245">
            <text:p>42.961,78 €</text:p>
          </table:table-cell>
          <table:table-cell table:formula="of:=[.GP18]*EXP(LN(1+[.$F$2]-[.$H$2]^2/2))*EXP(NORMINV(RAND();0;[.$H$2]))" office:value-type="currency" office:currency="EUR" office:value="135902.624335228">
            <text:p>135.902,62 €</text:p>
          </table:table-cell>
          <table:table-cell table:formula="of:=[.GQ18]*EXP(LN(1+[.$F$2]-[.$H$2]^2/2))*EXP(NORMINV(RAND();0;[.$H$2]))" office:value-type="currency" office:currency="EUR" office:value="34352.1419847997">
            <text:p>34.352,14 €</text:p>
          </table:table-cell>
          <table:table-cell table:formula="of:=[.GR18]*EXP(LN(1+[.$F$2]-[.$H$2]^2/2))*EXP(NORMINV(RAND();0;[.$H$2]))" office:value-type="currency" office:currency="EUR" office:value="13779.9236764442">
            <text:p>13.779,92 €</text:p>
          </table:table-cell>
          <table:table-cell table:formula="of:=[.GS18]*EXP(LN(1+[.$F$2]-[.$H$2]^2/2))*EXP(NORMINV(RAND();0;[.$H$2]))" office:value-type="currency" office:currency="EUR" office:value="13674.4040955621">
            <text:p>13.674,40 €</text:p>
          </table:table-cell>
          <table:table-cell table:formula="of:=[.GT18]*EXP(LN(1+[.$F$2]-[.$H$2]^2/2))*EXP(NORMINV(RAND();0;[.$H$2]))" office:value-type="currency" office:currency="EUR" office:value="10604.5108446646">
            <text:p>10.604,51 €</text:p>
          </table:table-cell>
          <table:table-cell table:formula="of:=[.GU18]*EXP(LN(1+[.$F$2]-[.$H$2]^2/2))*EXP(NORMINV(RAND();0;[.$H$2]))" office:value-type="currency" office:currency="EUR" office:value="26103.9530607792">
            <text:p>26.103,95 €</text:p>
          </table:table-cell>
          <table:table-cell table:formula="of:=[.GV18]*EXP(LN(1+[.$F$2]-[.$H$2]^2/2))*EXP(NORMINV(RAND();0;[.$H$2]))" office:value-type="currency" office:currency="EUR" office:value="24788.915668845">
            <text:p>24.788,92 €</text:p>
          </table:table-cell>
          <table:table-cell table:formula="of:=[.GW18]*EXP(LN(1+[.$F$2]-[.$H$2]^2/2))*EXP(NORMINV(RAND();0;[.$H$2]))" office:value-type="currency" office:currency="EUR" office:value="11055.4383366815">
            <text:p>11.055,44 €</text:p>
          </table:table-cell>
          <table:table-cell table:formula="of:=[.GX18]*EXP(LN(1+[.$F$2]-[.$H$2]^2/2))*EXP(NORMINV(RAND();0;[.$H$2]))" office:value-type="currency" office:currency="EUR" office:value="20238.7562090882">
            <text:p>20.238,76 €</text:p>
          </table:table-cell>
          <table:table-cell table:formula="of:=[.GY18]*EXP(LN(1+[.$F$2]-[.$H$2]^2/2))*EXP(NORMINV(RAND();0;[.$H$2]))" office:value-type="currency" office:currency="EUR" office:value="3425.57914733303">
            <text:p>3.425,58 €</text:p>
          </table:table-cell>
          <table:table-cell table:formula="of:=[.GZ18]*EXP(LN(1+[.$F$2]-[.$H$2]^2/2))*EXP(NORMINV(RAND();0;[.$H$2]))" office:value-type="currency" office:currency="EUR" office:value="9828.76888129989">
            <text:p>9.828,77 €</text:p>
          </table:table-cell>
          <table:table-cell table:formula="of:=[.HA18]*EXP(LN(1+[.$F$2]-[.$H$2]^2/2))*EXP(NORMINV(RAND();0;[.$H$2]))" office:value-type="currency" office:currency="EUR" office:value="12761.6347317973">
            <text:p>12.761,63 €</text:p>
          </table:table-cell>
          <table:table-cell table:formula="of:=[.HB18]*EXP(LN(1+[.$F$2]-[.$H$2]^2/2))*EXP(NORMINV(RAND();0;[.$H$2]))" office:value-type="currency" office:currency="EUR" office:value="12734.1458534058">
            <text:p>12.734,15 €</text:p>
          </table:table-cell>
          <table:table-cell table:formula="of:=[.HC18]*EXP(LN(1+[.$F$2]-[.$H$2]^2/2))*EXP(NORMINV(RAND();0;[.$H$2]))" office:value-type="currency" office:currency="EUR" office:value="34375.9028898394">
            <text:p>34.375,90 €</text:p>
          </table:table-cell>
          <table:table-cell table:formula="of:=[.HD18]*EXP(LN(1+[.$F$2]-[.$H$2]^2/2))*EXP(NORMINV(RAND();0;[.$H$2]))" office:value-type="currency" office:currency="EUR" office:value="26053.1968695587">
            <text:p>26.053,20 €</text:p>
          </table:table-cell>
          <table:table-cell table:formula="of:=[.HE18]*EXP(LN(1+[.$F$2]-[.$H$2]^2/2))*EXP(NORMINV(RAND();0;[.$H$2]))" office:value-type="currency" office:currency="EUR" office:value="17691.9788548011">
            <text:p>17.691,98 €</text:p>
          </table:table-cell>
          <table:table-cell table:formula="of:=[.HF18]*EXP(LN(1+[.$F$2]-[.$H$2]^2/2))*EXP(NORMINV(RAND();0;[.$H$2]))" office:value-type="currency" office:currency="EUR" office:value="11428.9415696825">
            <text:p>11.428,94 €</text:p>
          </table:table-cell>
          <table:table-cell table:formula="of:=[.HG18]*EXP(LN(1+[.$F$2]-[.$H$2]^2/2))*EXP(NORMINV(RAND();0;[.$H$2]))" office:value-type="currency" office:currency="EUR" office:value="45031.2274612541">
            <text:p>45.031,23 €</text:p>
          </table:table-cell>
          <table:table-cell table:formula="of:=[.HH18]*EXP(LN(1+[.$F$2]-[.$H$2]^2/2))*EXP(NORMINV(RAND();0;[.$H$2]))" office:value-type="currency" office:currency="EUR" office:value="13070.3049834092">
            <text:p>13.070,30 €</text:p>
          </table:table-cell>
          <table:table-cell table:formula="of:=[.HI18]*EXP(LN(1+[.$F$2]-[.$H$2]^2/2))*EXP(NORMINV(RAND();0;[.$H$2]))" office:value-type="currency" office:currency="EUR" office:value="17185.2530938738">
            <text:p>17.185,25 €</text:p>
          </table:table-cell>
          <table:table-cell table:formula="of:=[.HJ18]*EXP(LN(1+[.$F$2]-[.$H$2]^2/2))*EXP(NORMINV(RAND();0;[.$H$2]))" office:value-type="currency" office:currency="EUR" office:value="82679.7299231802">
            <text:p>82.679,73 €</text:p>
          </table:table-cell>
          <table:table-cell table:formula="of:=[.HK18]*EXP(LN(1+[.$F$2]-[.$H$2]^2/2))*EXP(NORMINV(RAND();0;[.$H$2]))" office:value-type="currency" office:currency="EUR" office:value="12847.4659524113">
            <text:p>12.847,47 €</text:p>
          </table:table-cell>
          <table:table-cell table:formula="of:=[.HL18]*EXP(LN(1+[.$F$2]-[.$H$2]^2/2))*EXP(NORMINV(RAND();0;[.$H$2]))" office:value-type="currency" office:currency="EUR" office:value="5328.27348805252">
            <text:p>5.328,27 €</text:p>
          </table:table-cell>
          <table:table-cell table:formula="of:=[.HM18]*EXP(LN(1+[.$F$2]-[.$H$2]^2/2))*EXP(NORMINV(RAND();0;[.$H$2]))" office:value-type="currency" office:currency="EUR" office:value="7098.91796297047">
            <text:p>7.098,92 €</text:p>
          </table:table-cell>
          <table:table-cell table:formula="of:=[.HN18]*EXP(LN(1+[.$F$2]-[.$H$2]^2/2))*EXP(NORMINV(RAND();0;[.$H$2]))" office:value-type="currency" office:currency="EUR" office:value="10780.9257180709">
            <text:p>10.780,93 €</text:p>
          </table:table-cell>
          <table:table-cell table:formula="of:=[.HO18]*EXP(LN(1+[.$F$2]-[.$H$2]^2/2))*EXP(NORMINV(RAND();0;[.$H$2]))" office:value-type="currency" office:currency="EUR" office:value="20167.6152869464">
            <text:p>20.167,62 €</text:p>
          </table:table-cell>
          <table:table-cell table:formula="of:=[.HP18]*EXP(LN(1+[.$F$2]-[.$H$2]^2/2))*EXP(NORMINV(RAND();0;[.$H$2]))" office:value-type="currency" office:currency="EUR" office:value="46487.0605758525">
            <text:p>46.487,06 €</text:p>
          </table:table-cell>
          <table:table-cell table:formula="of:=[.HQ18]*EXP(LN(1+[.$F$2]-[.$H$2]^2/2))*EXP(NORMINV(RAND();0;[.$H$2]))" office:value-type="currency" office:currency="EUR" office:value="39369.7349232973">
            <text:p>39.369,73 €</text:p>
          </table:table-cell>
          <table:table-cell table:formula="of:=[.HR18]*EXP(LN(1+[.$F$2]-[.$H$2]^2/2))*EXP(NORMINV(RAND();0;[.$H$2]))" office:value-type="currency" office:currency="EUR" office:value="23848.0702890614">
            <text:p>23.848,07 €</text:p>
          </table:table-cell>
          <table:table-cell table:formula="of:=[.HS18]*EXP(LN(1+[.$F$2]-[.$H$2]^2/2))*EXP(NORMINV(RAND();0;[.$H$2]))" office:value-type="currency" office:currency="EUR" office:value="30902.4091662722">
            <text:p>30.902,41 €</text:p>
          </table:table-cell>
          <table:table-cell table:formula="of:=[.HT18]*EXP(LN(1+[.$F$2]-[.$H$2]^2/2))*EXP(NORMINV(RAND();0;[.$H$2]))" office:value-type="currency" office:currency="EUR" office:value="39728.0429581">
            <text:p>39.728,04 €</text:p>
          </table:table-cell>
          <table:table-cell table:formula="of:=[.HU18]*EXP(LN(1+[.$F$2]-[.$H$2]^2/2))*EXP(NORMINV(RAND();0;[.$H$2]))" office:value-type="currency" office:currency="EUR" office:value="8989.1710554922">
            <text:p>8.989,17 €</text:p>
          </table:table-cell>
          <table:table-cell table:formula="of:=[.HV18]*EXP(LN(1+[.$F$2]-[.$H$2]^2/2))*EXP(NORMINV(RAND();0;[.$H$2]))" office:value-type="currency" office:currency="EUR" office:value="19074.9374990701">
            <text:p>19.074,94 €</text:p>
          </table:table-cell>
          <table:table-cell table:formula="of:=[.HW18]*EXP(LN(1+[.$F$2]-[.$H$2]^2/2))*EXP(NORMINV(RAND();0;[.$H$2]))" office:value-type="currency" office:currency="EUR" office:value="10269.0694866038">
            <text:p>10.269,07 €</text:p>
          </table:table-cell>
          <table:table-cell table:formula="of:=[.HX18]*EXP(LN(1+[.$F$2]-[.$H$2]^2/2))*EXP(NORMINV(RAND();0;[.$H$2]))" office:value-type="currency" office:currency="EUR" office:value="46967.9311489243">
            <text:p>46.967,93 €</text:p>
          </table:table-cell>
          <table:table-cell table:formula="of:=[.HY18]*EXP(LN(1+[.$F$2]-[.$H$2]^2/2))*EXP(NORMINV(RAND();0;[.$H$2]))" office:value-type="currency" office:currency="EUR" office:value="7546.30320934591">
            <text:p>7.546,30 €</text:p>
          </table:table-cell>
          <table:table-cell table:formula="of:=[.HZ18]*EXP(LN(1+[.$F$2]-[.$H$2]^2/2))*EXP(NORMINV(RAND();0;[.$H$2]))" office:value-type="currency" office:currency="EUR" office:value="22389.5908712161">
            <text:p>22.389,59 €</text:p>
          </table:table-cell>
          <table:table-cell table:formula="of:=[.IA18]*EXP(LN(1+[.$F$2]-[.$H$2]^2/2))*EXP(NORMINV(RAND();0;[.$H$2]))" office:value-type="currency" office:currency="EUR" office:value="26358.5774770658">
            <text:p>26.358,58 €</text:p>
          </table:table-cell>
          <table:table-cell table:formula="of:=[.IB18]*EXP(LN(1+[.$F$2]-[.$H$2]^2/2))*EXP(NORMINV(RAND();0;[.$H$2]))" office:value-type="currency" office:currency="EUR" office:value="34301.3611097422">
            <text:p>34.301,36 €</text:p>
          </table:table-cell>
          <table:table-cell table:formula="of:=[.IC18]*EXP(LN(1+[.$F$2]-[.$H$2]^2/2))*EXP(NORMINV(RAND();0;[.$H$2]))" office:value-type="currency" office:currency="EUR" office:value="20702.7952000703">
            <text:p>20.702,80 €</text:p>
          </table:table-cell>
          <table:table-cell table:formula="of:=[.ID18]*EXP(LN(1+[.$F$2]-[.$H$2]^2/2))*EXP(NORMINV(RAND();0;[.$H$2]))" office:value-type="currency" office:currency="EUR" office:value="8902.91832770388">
            <text:p>8.902,92 €</text:p>
          </table:table-cell>
          <table:table-cell table:formula="of:=[.IE18]*EXP(LN(1+[.$F$2]-[.$H$2]^2/2))*EXP(NORMINV(RAND();0;[.$H$2]))" office:value-type="currency" office:currency="EUR" office:value="30773.0064284569">
            <text:p>30.773,01 €</text:p>
          </table:table-cell>
          <table:table-cell table:formula="of:=[.IF18]*EXP(LN(1+[.$F$2]-[.$H$2]^2/2))*EXP(NORMINV(RAND();0;[.$H$2]))" office:value-type="currency" office:currency="EUR" office:value="11595.7199335531">
            <text:p>11.595,72 €</text:p>
          </table:table-cell>
          <table:table-cell table:formula="of:=[.IG18]*EXP(LN(1+[.$F$2]-[.$H$2]^2/2))*EXP(NORMINV(RAND();0;[.$H$2]))" office:value-type="currency" office:currency="EUR" office:value="13518.1807710951">
            <text:p>13.518,18 €</text:p>
          </table:table-cell>
          <table:table-cell table:formula="of:=[.IH18]*EXP(LN(1+[.$F$2]-[.$H$2]^2/2))*EXP(NORMINV(RAND();0;[.$H$2]))" office:value-type="currency" office:currency="EUR" office:value="15289.3515494455">
            <text:p>15.289,35 €</text:p>
          </table:table-cell>
          <table:table-cell table:formula="of:=[.II18]*EXP(LN(1+[.$F$2]-[.$H$2]^2/2))*EXP(NORMINV(RAND();0;[.$H$2]))" office:value-type="currency" office:currency="EUR" office:value="22081.6331031833">
            <text:p>22.081,63 €</text:p>
          </table:table-cell>
          <table:table-cell table:formula="of:=[.IJ18]*EXP(LN(1+[.$F$2]-[.$H$2]^2/2))*EXP(NORMINV(RAND();0;[.$H$2]))" office:value-type="currency" office:currency="EUR" office:value="18130.7156068669">
            <text:p>18.130,72 €</text:p>
          </table:table-cell>
          <table:table-cell table:formula="of:=[.IK18]*EXP(LN(1+[.$F$2]-[.$H$2]^2/2))*EXP(NORMINV(RAND();0;[.$H$2]))" office:value-type="currency" office:currency="EUR" office:value="26607.6907558379">
            <text:p>26.607,69 €</text:p>
          </table:table-cell>
          <table:table-cell table:formula="of:=[.IL18]*EXP(LN(1+[.$F$2]-[.$H$2]^2/2))*EXP(NORMINV(RAND();0;[.$H$2]))" office:value-type="currency" office:currency="EUR" office:value="13922.3825468989">
            <text:p>13.922,38 €</text:p>
          </table:table-cell>
          <table:table-cell table:formula="of:=[.IM18]*EXP(LN(1+[.$F$2]-[.$H$2]^2/2))*EXP(NORMINV(RAND();0;[.$H$2]))" office:value-type="currency" office:currency="EUR" office:value="11587.4330802441">
            <text:p>11.587,43 €</text:p>
          </table:table-cell>
          <table:table-cell table:formula="of:=[.IN18]*EXP(LN(1+[.$F$2]-[.$H$2]^2/2))*EXP(NORMINV(RAND();0;[.$H$2]))" office:value-type="currency" office:currency="EUR" office:value="84767.353508874">
            <text:p>84.767,35 €</text:p>
          </table:table-cell>
          <table:table-cell table:formula="of:=[.IO18]*EXP(LN(1+[.$F$2]-[.$H$2]^2/2))*EXP(NORMINV(RAND();0;[.$H$2]))" office:value-type="currency" office:currency="EUR" office:value="8648.33609682569">
            <text:p>8.648,34 €</text:p>
          </table:table-cell>
          <table:table-cell table:formula="of:=[.IP18]*EXP(LN(1+[.$F$2]-[.$H$2]^2/2))*EXP(NORMINV(RAND();0;[.$H$2]))" office:value-type="currency" office:currency="EUR" office:value="29597.4173160938">
            <text:p>29.597,42 €</text:p>
          </table:table-cell>
          <table:table-cell table:formula="of:=[.IQ18]*EXP(LN(1+[.$F$2]-[.$H$2]^2/2))*EXP(NORMINV(RAND();0;[.$H$2]))" office:value-type="currency" office:currency="EUR" office:value="8235.25272632881">
            <text:p>8.235,25 €</text:p>
          </table:table-cell>
          <table:table-cell table:formula="of:=[.IR18]*EXP(LN(1+[.$F$2]-[.$H$2]^2/2))*EXP(NORMINV(RAND();0;[.$H$2]))" office:value-type="currency" office:currency="EUR" office:value="11282.5808805976">
            <text:p>11.282,58 €</text:p>
          </table:table-cell>
          <table:table-cell table:formula="of:=[.IS18]*EXP(LN(1+[.$F$2]-[.$H$2]^2/2))*EXP(NORMINV(RAND();0;[.$H$2]))" office:value-type="currency" office:currency="EUR" office:value="18889.6867781455">
            <text:p>18.889,69 €</text:p>
          </table:table-cell>
          <table:table-cell table:formula="of:=[.IT18]*EXP(LN(1+[.$F$2]-[.$H$2]^2/2))*EXP(NORMINV(RAND();0;[.$H$2]))" office:value-type="currency" office:currency="EUR" office:value="104567.131955055">
            <text:p>104.567,13 €</text:p>
          </table:table-cell>
          <table:table-cell table:formula="of:=[.IU18]*EXP(LN(1+[.$F$2]-[.$H$2]^2/2))*EXP(NORMINV(RAND();0;[.$H$2]))" office:value-type="currency" office:currency="EUR" office:value="17276.3891843441">
            <text:p>17.276,39 €</text:p>
          </table:table-cell>
          <table:table-cell table:formula="of:=[.IV18]*EXP(LN(1+[.$F$2]-[.$H$2]^2/2))*EXP(NORMINV(RAND();0;[.$H$2]))" office:value-type="currency" office:currency="EUR" office:value="11661.009304879">
            <text:p>11.661,01 €</text:p>
          </table:table-cell>
          <table:table-cell table:formula="of:=[.IW18]*EXP(LN(1+[.$F$2]-[.$H$2]^2/2))*EXP(NORMINV(RAND();0;[.$H$2]))" office:value-type="currency" office:currency="EUR" office:value="11863.2790587884">
            <text:p>11.863,28 €</text:p>
          </table:table-cell>
          <table:table-cell table:formula="of:=[.IX18]*EXP(LN(1+[.$F$2]-[.$H$2]^2/2))*EXP(NORMINV(RAND();0;[.$H$2]))" office:value-type="currency" office:currency="EUR" office:value="5131.46322581782">
            <text:p>5.131,46 €</text:p>
          </table:table-cell>
          <table:table-cell table:formula="of:=[.IY18]*EXP(LN(1+[.$F$2]-[.$H$2]^2/2))*EXP(NORMINV(RAND();0;[.$H$2]))" office:value-type="currency" office:currency="EUR" office:value="15028.2157353837">
            <text:p>15.028,22 €</text:p>
          </table:table-cell>
          <table:table-cell table:formula="of:=[.IZ18]*EXP(LN(1+[.$F$2]-[.$H$2]^2/2))*EXP(NORMINV(RAND();0;[.$H$2]))" office:value-type="currency" office:currency="EUR" office:value="12607.992173177">
            <text:p>12.607,99 €</text:p>
          </table:table-cell>
          <table:table-cell table:formula="of:=[.JA18]*EXP(LN(1+[.$F$2]-[.$H$2]^2/2))*EXP(NORMINV(RAND();0;[.$H$2]))" office:value-type="currency" office:currency="EUR" office:value="27280.4084021809">
            <text:p>27.280,41 €</text:p>
          </table:table-cell>
          <table:table-cell table:formula="of:=[.JB18]*EXP(LN(1+[.$F$2]-[.$H$2]^2/2))*EXP(NORMINV(RAND();0;[.$H$2]))" office:value-type="currency" office:currency="EUR" office:value="77492.6247647792">
            <text:p>77.492,62 €</text:p>
          </table:table-cell>
          <table:table-cell table:formula="of:=[.JC18]*EXP(LN(1+[.$F$2]-[.$H$2]^2/2))*EXP(NORMINV(RAND();0;[.$H$2]))" office:value-type="currency" office:currency="EUR" office:value="6755.47252302945">
            <text:p>6.755,47 €</text:p>
          </table:table-cell>
          <table:table-cell table:formula="of:=[.JD18]*EXP(LN(1+[.$F$2]-[.$H$2]^2/2))*EXP(NORMINV(RAND();0;[.$H$2]))" office:value-type="currency" office:currency="EUR" office:value="29912.7050616712">
            <text:p>29.912,71 €</text:p>
          </table:table-cell>
          <table:table-cell table:formula="of:=[.JE18]*EXP(LN(1+[.$F$2]-[.$H$2]^2/2))*EXP(NORMINV(RAND();0;[.$H$2]))" office:value-type="currency" office:currency="EUR" office:value="18027.7035668072">
            <text:p>18.027,70 €</text:p>
          </table:table-cell>
          <table:table-cell table:formula="of:=[.JF18]*EXP(LN(1+[.$F$2]-[.$H$2]^2/2))*EXP(NORMINV(RAND();0;[.$H$2]))" office:value-type="currency" office:currency="EUR" office:value="22265.5291006792">
            <text:p>22.265,53 €</text:p>
          </table:table-cell>
          <table:table-cell table:formula="of:=[.JG18]*EXP(LN(1+[.$F$2]-[.$H$2]^2/2))*EXP(NORMINV(RAND();0;[.$H$2]))" office:value-type="currency" office:currency="EUR" office:value="22401.2790546894">
            <text:p>22.401,28 €</text:p>
          </table:table-cell>
          <table:table-cell table:formula="of:=[.JH18]*EXP(LN(1+[.$F$2]-[.$H$2]^2/2))*EXP(NORMINV(RAND();0;[.$H$2]))" office:value-type="currency" office:currency="EUR" office:value="17238.7876357456">
            <text:p>17.238,79 €</text:p>
          </table:table-cell>
          <table:table-cell table:formula="of:=[.JI18]*EXP(LN(1+[.$F$2]-[.$H$2]^2/2))*EXP(NORMINV(RAND();0;[.$H$2]))" office:value-type="currency" office:currency="EUR" office:value="42041.5223031249">
            <text:p>42.041,52 €</text:p>
          </table:table-cell>
          <table:table-cell table:formula="of:=[.JJ18]*EXP(LN(1+[.$F$2]-[.$H$2]^2/2))*EXP(NORMINV(RAND();0;[.$H$2]))" office:value-type="currency" office:currency="EUR" office:value="15799.0080093734">
            <text:p>15.799,01 €</text:p>
          </table:table-cell>
          <table:table-cell table:formula="of:=[.JK18]*EXP(LN(1+[.$F$2]-[.$H$2]^2/2))*EXP(NORMINV(RAND();0;[.$H$2]))" office:value-type="currency" office:currency="EUR" office:value="20504.0345543659">
            <text:p>20.504,03 €</text:p>
          </table:table-cell>
          <table:table-cell table:formula="of:=[.JL18]*EXP(LN(1+[.$F$2]-[.$H$2]^2/2))*EXP(NORMINV(RAND();0;[.$H$2]))" office:value-type="currency" office:currency="EUR" office:value="10803.9956396574">
            <text:p>10.804,00 €</text:p>
          </table:table-cell>
          <table:table-cell table:formula="of:=[.JM18]*EXP(LN(1+[.$F$2]-[.$H$2]^2/2))*EXP(NORMINV(RAND();0;[.$H$2]))" office:value-type="currency" office:currency="EUR" office:value="22294.4352330146">
            <text:p>22.294,44 €</text:p>
          </table:table-cell>
          <table:table-cell table:formula="of:=[.JN18]*EXP(LN(1+[.$F$2]-[.$H$2]^2/2))*EXP(NORMINV(RAND();0;[.$H$2]))" office:value-type="currency" office:currency="EUR" office:value="28398.0419548706">
            <text:p>28.398,04 €</text:p>
          </table:table-cell>
          <table:table-cell table:formula="of:=[.JO18]*EXP(LN(1+[.$F$2]-[.$H$2]^2/2))*EXP(NORMINV(RAND();0;[.$H$2]))" office:value-type="currency" office:currency="EUR" office:value="4119.62704745496">
            <text:p>4.119,63 €</text:p>
          </table:table-cell>
          <table:table-cell table:formula="of:=[.JP18]*EXP(LN(1+[.$F$2]-[.$H$2]^2/2))*EXP(NORMINV(RAND();0;[.$H$2]))" office:value-type="currency" office:currency="EUR" office:value="91164.9755849384">
            <text:p>91.164,98 €</text:p>
          </table:table-cell>
          <table:table-cell table:formula="of:=[.JQ18]*EXP(LN(1+[.$F$2]-[.$H$2]^2/2))*EXP(NORMINV(RAND();0;[.$H$2]))" office:value-type="currency" office:currency="EUR" office:value="15601.3744211029">
            <text:p>15.601,37 €</text:p>
          </table:table-cell>
          <table:table-cell table:formula="of:=[.JR18]*EXP(LN(1+[.$F$2]-[.$H$2]^2/2))*EXP(NORMINV(RAND();0;[.$H$2]))" office:value-type="currency" office:currency="EUR" office:value="12551.6108156201">
            <text:p>12.551,61 €</text:p>
          </table:table-cell>
          <table:table-cell table:formula="of:=[.JS18]*EXP(LN(1+[.$F$2]-[.$H$2]^2/2))*EXP(NORMINV(RAND();0;[.$H$2]))" office:value-type="currency" office:currency="EUR" office:value="26936.3188354035">
            <text:p>26.936,32 €</text:p>
          </table:table-cell>
          <table:table-cell table:formula="of:=[.JT18]*EXP(LN(1+[.$F$2]-[.$H$2]^2/2))*EXP(NORMINV(RAND();0;[.$H$2]))" office:value-type="currency" office:currency="EUR" office:value="5291.56815003978">
            <text:p>5.291,57 €</text:p>
          </table:table-cell>
          <table:table-cell table:formula="of:=[.JU18]*EXP(LN(1+[.$F$2]-[.$H$2]^2/2))*EXP(NORMINV(RAND();0;[.$H$2]))" office:value-type="currency" office:currency="EUR" office:value="13366.8562479038">
            <text:p>13.366,86 €</text:p>
          </table:table-cell>
          <table:table-cell table:formula="of:=[.JV18]*EXP(LN(1+[.$F$2]-[.$H$2]^2/2))*EXP(NORMINV(RAND();0;[.$H$2]))" office:value-type="currency" office:currency="EUR" office:value="11815.6817268609">
            <text:p>11.815,68 €</text:p>
          </table:table-cell>
          <table:table-cell table:formula="of:=[.JW18]*EXP(LN(1+[.$F$2]-[.$H$2]^2/2))*EXP(NORMINV(RAND();0;[.$H$2]))" office:value-type="currency" office:currency="EUR" office:value="7904.27096404012">
            <text:p>7.904,27 €</text:p>
          </table:table-cell>
          <table:table-cell table:formula="of:=[.JX18]*EXP(LN(1+[.$F$2]-[.$H$2]^2/2))*EXP(NORMINV(RAND();0;[.$H$2]))" office:value-type="currency" office:currency="EUR" office:value="19107.7874557721">
            <text:p>19.107,79 €</text:p>
          </table:table-cell>
          <table:table-cell table:formula="of:=[.JY18]*EXP(LN(1+[.$F$2]-[.$H$2]^2/2))*EXP(NORMINV(RAND();0;[.$H$2]))" office:value-type="currency" office:currency="EUR" office:value="9407.56873797105">
            <text:p>9.407,57 €</text:p>
          </table:table-cell>
          <table:table-cell table:formula="of:=[.JZ18]*EXP(LN(1+[.$F$2]-[.$H$2]^2/2))*EXP(NORMINV(RAND();0;[.$H$2]))" office:value-type="currency" office:currency="EUR" office:value="21139.3179720713">
            <text:p>21.139,32 €</text:p>
          </table:table-cell>
          <table:table-cell table:formula="of:=[.KA18]*EXP(LN(1+[.$F$2]-[.$H$2]^2/2))*EXP(NORMINV(RAND();0;[.$H$2]))" office:value-type="currency" office:currency="EUR" office:value="5001.02855105478">
            <text:p>5.001,03 €</text:p>
          </table:table-cell>
          <table:table-cell table:formula="of:=[.KB18]*EXP(LN(1+[.$F$2]-[.$H$2]^2/2))*EXP(NORMINV(RAND();0;[.$H$2]))" office:value-type="currency" office:currency="EUR" office:value="30122.7107267034">
            <text:p>30.122,71 €</text:p>
          </table:table-cell>
          <table:table-cell table:formula="of:=[.KC18]*EXP(LN(1+[.$F$2]-[.$H$2]^2/2))*EXP(NORMINV(RAND();0;[.$H$2]))" office:value-type="currency" office:currency="EUR" office:value="14099.7429388409">
            <text:p>14.099,74 €</text:p>
          </table:table-cell>
          <table:table-cell table:formula="of:=[.KD18]*EXP(LN(1+[.$F$2]-[.$H$2]^2/2))*EXP(NORMINV(RAND();0;[.$H$2]))" office:value-type="currency" office:currency="EUR" office:value="14939.1545644961">
            <text:p>14.939,15 €</text:p>
          </table:table-cell>
          <table:table-cell table:formula="of:=[.KE18]*EXP(LN(1+[.$F$2]-[.$H$2]^2/2))*EXP(NORMINV(RAND();0;[.$H$2]))" office:value-type="currency" office:currency="EUR" office:value="46912.8494447377">
            <text:p>46.912,85 €</text:p>
          </table:table-cell>
          <table:table-cell table:formula="of:=[.KF18]*EXP(LN(1+[.$F$2]-[.$H$2]^2/2))*EXP(NORMINV(RAND();0;[.$H$2]))" office:value-type="currency" office:currency="EUR" office:value="15039.5002791896">
            <text:p>15.039,50 €</text:p>
          </table:table-cell>
          <table:table-cell table:formula="of:=[.KG18]*EXP(LN(1+[.$F$2]-[.$H$2]^2/2))*EXP(NORMINV(RAND();0;[.$H$2]))" office:value-type="currency" office:currency="EUR" office:value="19830.5484709435">
            <text:p>19.830,55 €</text:p>
          </table:table-cell>
          <table:table-cell table:formula="of:=[.KH18]*EXP(LN(1+[.$F$2]-[.$H$2]^2/2))*EXP(NORMINV(RAND();0;[.$H$2]))" office:value-type="currency" office:currency="EUR" office:value="18904.3914708814">
            <text:p>18.904,39 €</text:p>
          </table:table-cell>
          <table:table-cell table:formula="of:=[.KI18]*EXP(LN(1+[.$F$2]-[.$H$2]^2/2))*EXP(NORMINV(RAND();0;[.$H$2]))" office:value-type="currency" office:currency="EUR" office:value="16485.6155989251">
            <text:p>16.485,62 €</text:p>
          </table:table-cell>
          <table:table-cell table:formula="of:=[.KJ18]*EXP(LN(1+[.$F$2]-[.$H$2]^2/2))*EXP(NORMINV(RAND();0;[.$H$2]))" office:value-type="currency" office:currency="EUR" office:value="83462.9220319346">
            <text:p>83.462,92 €</text:p>
          </table:table-cell>
          <table:table-cell table:formula="of:=[.KK18]*EXP(LN(1+[.$F$2]-[.$H$2]^2/2))*EXP(NORMINV(RAND();0;[.$H$2]))" office:value-type="currency" office:currency="EUR" office:value="109478.844579855">
            <text:p>109.478,84 €</text:p>
          </table:table-cell>
          <table:table-cell table:formula="of:=[.KL18]*EXP(LN(1+[.$F$2]-[.$H$2]^2/2))*EXP(NORMINV(RAND();0;[.$H$2]))" office:value-type="currency" office:currency="EUR" office:value="33013.3453488581">
            <text:p>33.013,35 €</text:p>
          </table:table-cell>
          <table:table-cell table:formula="of:=[.KM18]*EXP(LN(1+[.$F$2]-[.$H$2]^2/2))*EXP(NORMINV(RAND();0;[.$H$2]))" office:value-type="currency" office:currency="EUR" office:value="14265.8702829521">
            <text:p>14.265,87 €</text:p>
          </table:table-cell>
          <table:table-cell table:formula="of:=[.KN18]*EXP(LN(1+[.$F$2]-[.$H$2]^2/2))*EXP(NORMINV(RAND();0;[.$H$2]))" office:value-type="currency" office:currency="EUR" office:value="32788.5619488202">
            <text:p>32.788,56 €</text:p>
          </table:table-cell>
          <table:table-cell table:formula="of:=[.KO18]*EXP(LN(1+[.$F$2]-[.$H$2]^2/2))*EXP(NORMINV(RAND();0;[.$H$2]))" office:value-type="currency" office:currency="EUR" office:value="9042.08611672865">
            <text:p>9.042,09 €</text:p>
          </table:table-cell>
          <table:table-cell table:formula="of:=[.KP18]*EXP(LN(1+[.$F$2]-[.$H$2]^2/2))*EXP(NORMINV(RAND();0;[.$H$2]))" office:value-type="currency" office:currency="EUR" office:value="15342.7132307562">
            <text:p>15.342,71 €</text:p>
          </table:table-cell>
          <table:table-cell table:formula="of:=[.KQ18]*EXP(LN(1+[.$F$2]-[.$H$2]^2/2))*EXP(NORMINV(RAND();0;[.$H$2]))" office:value-type="currency" office:currency="EUR" office:value="13440.7785033234">
            <text:p>13.440,78 €</text:p>
          </table:table-cell>
          <table:table-cell table:formula="of:=[.KR18]*EXP(LN(1+[.$F$2]-[.$H$2]^2/2))*EXP(NORMINV(RAND();0;[.$H$2]))" office:value-type="currency" office:currency="EUR" office:value="6641.01564935125">
            <text:p>6.641,02 €</text:p>
          </table:table-cell>
          <table:table-cell table:formula="of:=[.KS18]*EXP(LN(1+[.$F$2]-[.$H$2]^2/2))*EXP(NORMINV(RAND();0;[.$H$2]))" office:value-type="currency" office:currency="EUR" office:value="24633.4490793635">
            <text:p>24.633,45 €</text:p>
          </table:table-cell>
          <table:table-cell table:formula="of:=[.KT18]*EXP(LN(1+[.$F$2]-[.$H$2]^2/2))*EXP(NORMINV(RAND();0;[.$H$2]))" office:value-type="currency" office:currency="EUR" office:value="22203.2063597767">
            <text:p>22.203,21 €</text:p>
          </table:table-cell>
          <table:table-cell table:formula="of:=[.KU18]*EXP(LN(1+[.$F$2]-[.$H$2]^2/2))*EXP(NORMINV(RAND();0;[.$H$2]))" office:value-type="currency" office:currency="EUR" office:value="17010.6199921545">
            <text:p>17.010,62 €</text:p>
          </table:table-cell>
          <table:table-cell table:formula="of:=[.KV18]*EXP(LN(1+[.$F$2]-[.$H$2]^2/2))*EXP(NORMINV(RAND();0;[.$H$2]))" office:value-type="currency" office:currency="EUR" office:value="10671.4290575679">
            <text:p>10.671,43 €</text:p>
          </table:table-cell>
          <table:table-cell table:formula="of:=[.KW18]*EXP(LN(1+[.$F$2]-[.$H$2]^2/2))*EXP(NORMINV(RAND();0;[.$H$2]))" office:value-type="currency" office:currency="EUR" office:value="9797.94153921049">
            <text:p>9.797,94 €</text:p>
          </table:table-cell>
          <table:table-cell table:formula="of:=[.KX18]*EXP(LN(1+[.$F$2]-[.$H$2]^2/2))*EXP(NORMINV(RAND();0;[.$H$2]))" office:value-type="currency" office:currency="EUR" office:value="23203.0058770313">
            <text:p>23.203,01 €</text:p>
          </table:table-cell>
          <table:table-cell table:formula="of:=[.KY18]*EXP(LN(1+[.$F$2]-[.$H$2]^2/2))*EXP(NORMINV(RAND();0;[.$H$2]))" office:value-type="currency" office:currency="EUR" office:value="52979.4747892839">
            <text:p>52.979,47 €</text:p>
          </table:table-cell>
          <table:table-cell table:formula="of:=[.KZ18]*EXP(LN(1+[.$F$2]-[.$H$2]^2/2))*EXP(NORMINV(RAND();0;[.$H$2]))" office:value-type="currency" office:currency="EUR" office:value="19567.3631296142">
            <text:p>19.567,36 €</text:p>
          </table:table-cell>
          <table:table-cell table:formula="of:=[.LA18]*EXP(LN(1+[.$F$2]-[.$H$2]^2/2))*EXP(NORMINV(RAND();0;[.$H$2]))" office:value-type="currency" office:currency="EUR" office:value="37670.1176193232">
            <text:p>37.670,12 €</text:p>
          </table:table-cell>
          <table:table-cell table:formula="of:=[.LB18]*EXP(LN(1+[.$F$2]-[.$H$2]^2/2))*EXP(NORMINV(RAND();0;[.$H$2]))" office:value-type="currency" office:currency="EUR" office:value="11515.8985466904">
            <text:p>11.515,90 €</text:p>
          </table:table-cell>
          <table:table-cell table:formula="of:=[.LC18]*EXP(LN(1+[.$F$2]-[.$H$2]^2/2))*EXP(NORMINV(RAND();0;[.$H$2]))" office:value-type="currency" office:currency="EUR" office:value="10723.3446011834">
            <text:p>10.723,34 €</text:p>
          </table:table-cell>
          <table:table-cell table:formula="of:=[.LD18]*EXP(LN(1+[.$F$2]-[.$H$2]^2/2))*EXP(NORMINV(RAND();0;[.$H$2]))" office:value-type="currency" office:currency="EUR" office:value="64304.146574554">
            <text:p>64.304,15 €</text:p>
          </table:table-cell>
          <table:table-cell table:formula="of:=[.LE18]*EXP(LN(1+[.$F$2]-[.$H$2]^2/2))*EXP(NORMINV(RAND();0;[.$H$2]))" office:value-type="currency" office:currency="EUR" office:value="15383.8775993312">
            <text:p>15.383,88 €</text:p>
          </table:table-cell>
          <table:table-cell table:formula="of:=[.LF18]*EXP(LN(1+[.$F$2]-[.$H$2]^2/2))*EXP(NORMINV(RAND();0;[.$H$2]))" office:value-type="currency" office:currency="EUR" office:value="17707.3241303382">
            <text:p>17.707,32 €</text:p>
          </table:table-cell>
          <table:table-cell table:formula="of:=[.LG18]*EXP(LN(1+[.$F$2]-[.$H$2]^2/2))*EXP(NORMINV(RAND();0;[.$H$2]))" office:value-type="currency" office:currency="EUR" office:value="11889.5232643989">
            <text:p>11.889,52 €</text:p>
          </table:table-cell>
          <table:table-cell table:formula="of:=[.LH18]*EXP(LN(1+[.$F$2]-[.$H$2]^2/2))*EXP(NORMINV(RAND();0;[.$H$2]))" office:value-type="currency" office:currency="EUR" office:value="43386.2132806251">
            <text:p>43.386,21 €</text:p>
          </table:table-cell>
          <table:table-cell table:formula="of:=[.LI18]*EXP(LN(1+[.$F$2]-[.$H$2]^2/2))*EXP(NORMINV(RAND();0;[.$H$2]))" office:value-type="currency" office:currency="EUR" office:value="26777.8117442342">
            <text:p>26.777,81 €</text:p>
          </table:table-cell>
          <table:table-cell table:formula="of:=[.LJ18]*EXP(LN(1+[.$F$2]-[.$H$2]^2/2))*EXP(NORMINV(RAND();0;[.$H$2]))" office:value-type="currency" office:currency="EUR" office:value="8092.23505523405">
            <text:p>8.092,24 €</text:p>
          </table:table-cell>
          <table:table-cell table:formula="of:=[.LK18]*EXP(LN(1+[.$F$2]-[.$H$2]^2/2))*EXP(NORMINV(RAND();0;[.$H$2]))" office:value-type="currency" office:currency="EUR" office:value="19336.2794425006">
            <text:p>19.336,28 €</text:p>
          </table:table-cell>
          <table:table-cell table:formula="of:=[.LL18]*EXP(LN(1+[.$F$2]-[.$H$2]^2/2))*EXP(NORMINV(RAND();0;[.$H$2]))" office:value-type="currency" office:currency="EUR" office:value="10848.3353313991">
            <text:p>10.848,34 €</text:p>
          </table:table-cell>
          <table:table-cell table:formula="of:=[.LM18]*EXP(LN(1+[.$F$2]-[.$H$2]^2/2))*EXP(NORMINV(RAND();0;[.$H$2]))" office:value-type="currency" office:currency="EUR" office:value="9602.76489585139">
            <text:p>9.602,76 €</text:p>
          </table:table-cell>
          <table:table-cell table:formula="of:=[.LN18]*EXP(LN(1+[.$F$2]-[.$H$2]^2/2))*EXP(NORMINV(RAND();0;[.$H$2]))" office:value-type="currency" office:currency="EUR" office:value="2921.32360745242">
            <text:p>2.921,32 €</text:p>
          </table:table-cell>
          <table:table-cell table:formula="of:=[.LO18]*EXP(LN(1+[.$F$2]-[.$H$2]^2/2))*EXP(NORMINV(RAND();0;[.$H$2]))" office:value-type="currency" office:currency="EUR" office:value="6222.77912457143">
            <text:p>6.222,78 €</text:p>
          </table:table-cell>
          <table:table-cell table:formula="of:=[.LP18]*EXP(LN(1+[.$F$2]-[.$H$2]^2/2))*EXP(NORMINV(RAND();0;[.$H$2]))" office:value-type="currency" office:currency="EUR" office:value="29345.6900960935">
            <text:p>29.345,69 €</text:p>
          </table:table-cell>
          <table:table-cell table:formula="of:=[.LQ18]*EXP(LN(1+[.$F$2]-[.$H$2]^2/2))*EXP(NORMINV(RAND();0;[.$H$2]))" office:value-type="currency" office:currency="EUR" office:value="8175.88543621449">
            <text:p>8.175,89 €</text:p>
          </table:table-cell>
          <table:table-cell table:formula="of:=[.LR18]*EXP(LN(1+[.$F$2]-[.$H$2]^2/2))*EXP(NORMINV(RAND();0;[.$H$2]))" office:value-type="currency" office:currency="EUR" office:value="15170.2319700048">
            <text:p>15.170,23 €</text:p>
          </table:table-cell>
          <table:table-cell table:formula="of:=[.LS18]*EXP(LN(1+[.$F$2]-[.$H$2]^2/2))*EXP(NORMINV(RAND();0;[.$H$2]))" office:value-type="currency" office:currency="EUR" office:value="21801.1654199782">
            <text:p>21.801,17 €</text:p>
          </table:table-cell>
          <table:table-cell table:formula="of:=[.LT18]*EXP(LN(1+[.$F$2]-[.$H$2]^2/2))*EXP(NORMINV(RAND();0;[.$H$2]))" office:value-type="currency" office:currency="EUR" office:value="27365.7138578216">
            <text:p>27.365,71 €</text:p>
          </table:table-cell>
          <table:table-cell table:formula="of:=[.LU18]*EXP(LN(1+[.$F$2]-[.$H$2]^2/2))*EXP(NORMINV(RAND();0;[.$H$2]))" office:value-type="currency" office:currency="EUR" office:value="56031.4296134997">
            <text:p>56.031,43 €</text:p>
          </table:table-cell>
          <table:table-cell table:formula="of:=[.LV18]*EXP(LN(1+[.$F$2]-[.$H$2]^2/2))*EXP(NORMINV(RAND();0;[.$H$2]))" office:value-type="currency" office:currency="EUR" office:value="22756.4895516982">
            <text:p>22.756,49 €</text:p>
          </table:table-cell>
          <table:table-cell table:formula="of:=[.LW18]*EXP(LN(1+[.$F$2]-[.$H$2]^2/2))*EXP(NORMINV(RAND();0;[.$H$2]))" office:value-type="currency" office:currency="EUR" office:value="37716.6329570335">
            <text:p>37.716,63 €</text:p>
          </table:table-cell>
          <table:table-cell table:formula="of:=[.LX18]*EXP(LN(1+[.$F$2]-[.$H$2]^2/2))*EXP(NORMINV(RAND();0;[.$H$2]))" office:value-type="currency" office:currency="EUR" office:value="19536.4828265946">
            <text:p>19.536,48 €</text:p>
          </table:table-cell>
          <table:table-cell table:formula="of:=[.LY18]*EXP(LN(1+[.$F$2]-[.$H$2]^2/2))*EXP(NORMINV(RAND();0;[.$H$2]))" office:value-type="currency" office:currency="EUR" office:value="57771.033358383">
            <text:p>57.771,03 €</text:p>
          </table:table-cell>
          <table:table-cell table:formula="of:=[.LZ18]*EXP(LN(1+[.$F$2]-[.$H$2]^2/2))*EXP(NORMINV(RAND();0;[.$H$2]))" office:value-type="currency" office:currency="EUR" office:value="21725.5416401228">
            <text:p>21.725,54 €</text:p>
          </table:table-cell>
          <table:table-cell table:formula="of:=[.MA18]*EXP(LN(1+[.$F$2]-[.$H$2]^2/2))*EXP(NORMINV(RAND();0;[.$H$2]))" office:value-type="currency" office:currency="EUR" office:value="14453.403283188">
            <text:p>14.453,40 €</text:p>
          </table:table-cell>
          <table:table-cell table:formula="of:=[.MB18]*EXP(LN(1+[.$F$2]-[.$H$2]^2/2))*EXP(NORMINV(RAND();0;[.$H$2]))" office:value-type="currency" office:currency="EUR" office:value="28640.8076594544">
            <text:p>28.640,81 €</text:p>
          </table:table-cell>
          <table:table-cell table:formula="of:=[.MC18]*EXP(LN(1+[.$F$2]-[.$H$2]^2/2))*EXP(NORMINV(RAND();0;[.$H$2]))" office:value-type="currency" office:currency="EUR" office:value="38035.9588939457">
            <text:p>38.035,96 €</text:p>
          </table:table-cell>
          <table:table-cell table:formula="of:=[.MD18]*EXP(LN(1+[.$F$2]-[.$H$2]^2/2))*EXP(NORMINV(RAND();0;[.$H$2]))" office:value-type="currency" office:currency="EUR" office:value="31614.9107843993">
            <text:p>31.614,91 €</text:p>
          </table:table-cell>
          <table:table-cell table:formula="of:=[.ME18]*EXP(LN(1+[.$F$2]-[.$H$2]^2/2))*EXP(NORMINV(RAND();0;[.$H$2]))" office:value-type="currency" office:currency="EUR" office:value="15291.2821546526">
            <text:p>15.291,28 €</text:p>
          </table:table-cell>
          <table:table-cell table:formula="of:=[.MF18]*EXP(LN(1+[.$F$2]-[.$H$2]^2/2))*EXP(NORMINV(RAND();0;[.$H$2]))" office:value-type="currency" office:currency="EUR" office:value="3585.7475106364">
            <text:p>3.585,75 €</text:p>
          </table:table-cell>
          <table:table-cell table:formula="of:=[.MG18]*EXP(LN(1+[.$F$2]-[.$H$2]^2/2))*EXP(NORMINV(RAND();0;[.$H$2]))" office:value-type="currency" office:currency="EUR" office:value="12821.968131485">
            <text:p>12.821,97 €</text:p>
          </table:table-cell>
          <table:table-cell table:formula="of:=[.MH18]*EXP(LN(1+[.$F$2]-[.$H$2]^2/2))*EXP(NORMINV(RAND();0;[.$H$2]))" office:value-type="currency" office:currency="EUR" office:value="8736.12479277204">
            <text:p>8.736,12 €</text:p>
          </table:table-cell>
          <table:table-cell table:formula="of:=[.MI18]*EXP(LN(1+[.$F$2]-[.$H$2]^2/2))*EXP(NORMINV(RAND();0;[.$H$2]))" office:value-type="currency" office:currency="EUR" office:value="23856.9618661267">
            <text:p>23.856,96 €</text:p>
          </table:table-cell>
          <table:table-cell table:formula="of:=[.MJ18]*EXP(LN(1+[.$F$2]-[.$H$2]^2/2))*EXP(NORMINV(RAND();0;[.$H$2]))" office:value-type="currency" office:currency="EUR" office:value="36893.5624734814">
            <text:p>36.893,56 €</text:p>
          </table:table-cell>
          <table:table-cell table:formula="of:=[.MK18]*EXP(LN(1+[.$F$2]-[.$H$2]^2/2))*EXP(NORMINV(RAND();0;[.$H$2]))" office:value-type="currency" office:currency="EUR" office:value="76146.7765151193">
            <text:p>76.146,78 €</text:p>
          </table:table-cell>
          <table:table-cell table:formula="of:=[.ML18]*EXP(LN(1+[.$F$2]-[.$H$2]^2/2))*EXP(NORMINV(RAND();0;[.$H$2]))" office:value-type="currency" office:currency="EUR" office:value="32297.085881618">
            <text:p>32.297,09 €</text:p>
          </table:table-cell>
          <table:table-cell table:formula="of:=[.MM18]*EXP(LN(1+[.$F$2]-[.$H$2]^2/2))*EXP(NORMINV(RAND();0;[.$H$2]))" office:value-type="currency" office:currency="EUR" office:value="4047.59895850071">
            <text:p>4.047,60 €</text:p>
          </table:table-cell>
          <table:table-cell table:formula="of:=[.MN18]*EXP(LN(1+[.$F$2]-[.$H$2]^2/2))*EXP(NORMINV(RAND();0;[.$H$2]))" office:value-type="currency" office:currency="EUR" office:value="18395.7758479135">
            <text:p>18.395,78 €</text:p>
          </table:table-cell>
          <table:table-cell table:formula="of:=[.MO18]*EXP(LN(1+[.$F$2]-[.$H$2]^2/2))*EXP(NORMINV(RAND();0;[.$H$2]))" office:value-type="currency" office:currency="EUR" office:value="7775.2630487653">
            <text:p>7.775,26 €</text:p>
          </table:table-cell>
          <table:table-cell table:formula="of:=[.MP18]*EXP(LN(1+[.$F$2]-[.$H$2]^2/2))*EXP(NORMINV(RAND();0;[.$H$2]))" office:value-type="currency" office:currency="EUR" office:value="107693.638864886">
            <text:p>107.693,64 €</text:p>
          </table:table-cell>
          <table:table-cell table:formula="of:=[.MQ18]*EXP(LN(1+[.$F$2]-[.$H$2]^2/2))*EXP(NORMINV(RAND();0;[.$H$2]))" office:value-type="currency" office:currency="EUR" office:value="42392.5078680385">
            <text:p>42.392,51 €</text:p>
          </table:table-cell>
          <table:table-cell table:formula="of:=[.MR18]*EXP(LN(1+[.$F$2]-[.$H$2]^2/2))*EXP(NORMINV(RAND();0;[.$H$2]))" office:value-type="currency" office:currency="EUR" office:value="3634.47346425602">
            <text:p>3.634,47 €</text:p>
          </table:table-cell>
          <table:table-cell table:formula="of:=[.MS18]*EXP(LN(1+[.$F$2]-[.$H$2]^2/2))*EXP(NORMINV(RAND();0;[.$H$2]))" office:value-type="currency" office:currency="EUR" office:value="4067.70479765502">
            <text:p>4.067,70 €</text:p>
          </table:table-cell>
          <table:table-cell table:formula="of:=[.MT18]*EXP(LN(1+[.$F$2]-[.$H$2]^2/2))*EXP(NORMINV(RAND();0;[.$H$2]))" office:value-type="currency" office:currency="EUR" office:value="18557.2824085675">
            <text:p>18.557,28 €</text:p>
          </table:table-cell>
          <table:table-cell table:formula="of:=[.MU18]*EXP(LN(1+[.$F$2]-[.$H$2]^2/2))*EXP(NORMINV(RAND();0;[.$H$2]))" office:value-type="currency" office:currency="EUR" office:value="22889.6602036371">
            <text:p>22.889,66 €</text:p>
          </table:table-cell>
          <table:table-cell table:formula="of:=[.MV18]*EXP(LN(1+[.$F$2]-[.$H$2]^2/2))*EXP(NORMINV(RAND();0;[.$H$2]))" office:value-type="currency" office:currency="EUR" office:value="8871.53754106886">
            <text:p>8.871,54 €</text:p>
          </table:table-cell>
          <table:table-cell table:formula="of:=[.MW18]*EXP(LN(1+[.$F$2]-[.$H$2]^2/2))*EXP(NORMINV(RAND();0;[.$H$2]))" office:value-type="currency" office:currency="EUR" office:value="14840.8023226363">
            <text:p>14.840,80 €</text:p>
          </table:table-cell>
          <table:table-cell table:formula="of:=[.MX18]*EXP(LN(1+[.$F$2]-[.$H$2]^2/2))*EXP(NORMINV(RAND();0;[.$H$2]))" office:value-type="currency" office:currency="EUR" office:value="21332.0137035797">
            <text:p>21.332,01 €</text:p>
          </table:table-cell>
          <table:table-cell table:formula="of:=[.MY18]*EXP(LN(1+[.$F$2]-[.$H$2]^2/2))*EXP(NORMINV(RAND();0;[.$H$2]))" office:value-type="currency" office:currency="EUR" office:value="74306.8058488313">
            <text:p>74.306,81 €</text:p>
          </table:table-cell>
          <table:table-cell table:formula="of:=[.MZ18]*EXP(LN(1+[.$F$2]-[.$H$2]^2/2))*EXP(NORMINV(RAND();0;[.$H$2]))" office:value-type="currency" office:currency="EUR" office:value="36621.2358854988">
            <text:p>36.621,24 €</text:p>
          </table:table-cell>
          <table:table-cell table:formula="of:=[.NA18]*EXP(LN(1+[.$F$2]-[.$H$2]^2/2))*EXP(NORMINV(RAND();0;[.$H$2]))" office:value-type="currency" office:currency="EUR" office:value="21328.6369960561">
            <text:p>21.328,64 €</text:p>
          </table:table-cell>
          <table:table-cell table:formula="of:=[.NB18]*EXP(LN(1+[.$F$2]-[.$H$2]^2/2))*EXP(NORMINV(RAND();0;[.$H$2]))" office:value-type="currency" office:currency="EUR" office:value="71388.0375129078">
            <text:p>71.388,04 €</text:p>
          </table:table-cell>
          <table:table-cell table:formula="of:=[.NC18]*EXP(LN(1+[.$F$2]-[.$H$2]^2/2))*EXP(NORMINV(RAND();0;[.$H$2]))" office:value-type="currency" office:currency="EUR" office:value="12893.1852353884">
            <text:p>12.893,19 €</text:p>
          </table:table-cell>
          <table:table-cell table:formula="of:=[.ND18]*EXP(LN(1+[.$F$2]-[.$H$2]^2/2))*EXP(NORMINV(RAND();0;[.$H$2]))" office:value-type="currency" office:currency="EUR" office:value="36522.6429274654">
            <text:p>36.522,64 €</text:p>
          </table:table-cell>
          <table:table-cell table:formula="of:=[.NE18]*EXP(LN(1+[.$F$2]-[.$H$2]^2/2))*EXP(NORMINV(RAND();0;[.$H$2]))" office:value-type="currency" office:currency="EUR" office:value="7415.5092143461">
            <text:p>7.415,51 €</text:p>
          </table:table-cell>
          <table:table-cell table:formula="of:=[.NF18]*EXP(LN(1+[.$F$2]-[.$H$2]^2/2))*EXP(NORMINV(RAND();0;[.$H$2]))" office:value-type="currency" office:currency="EUR" office:value="12187.6396722221">
            <text:p>12.187,64 €</text:p>
          </table:table-cell>
          <table:table-cell table:formula="of:=[.NG18]*EXP(LN(1+[.$F$2]-[.$H$2]^2/2))*EXP(NORMINV(RAND();0;[.$H$2]))" office:value-type="currency" office:currency="EUR" office:value="9519.14870034225">
            <text:p>9.519,15 €</text:p>
          </table:table-cell>
          <table:table-cell table:formula="of:=[.NH18]*EXP(LN(1+[.$F$2]-[.$H$2]^2/2))*EXP(NORMINV(RAND();0;[.$H$2]))" office:value-type="currency" office:currency="EUR" office:value="51100.5955652977">
            <text:p>51.100,60 €</text:p>
          </table:table-cell>
          <table:table-cell table:formula="of:=[.NI18]*EXP(LN(1+[.$F$2]-[.$H$2]^2/2))*EXP(NORMINV(RAND();0;[.$H$2]))" office:value-type="currency" office:currency="EUR" office:value="14691.0290857992">
            <text:p>14.691,03 €</text:p>
          </table:table-cell>
          <table:table-cell table:formula="of:=[.NJ18]*EXP(LN(1+[.$F$2]-[.$H$2]^2/2))*EXP(NORMINV(RAND();0;[.$H$2]))" office:value-type="currency" office:currency="EUR" office:value="34710.5475430927">
            <text:p>34.710,55 €</text:p>
          </table:table-cell>
          <table:table-cell table:formula="of:=[.NK18]*EXP(LN(1+[.$F$2]-[.$H$2]^2/2))*EXP(NORMINV(RAND();0;[.$H$2]))" office:value-type="currency" office:currency="EUR" office:value="32018.3092439997">
            <text:p>32.018,31 €</text:p>
          </table:table-cell>
          <table:table-cell table:formula="of:=[.NL18]*EXP(LN(1+[.$F$2]-[.$H$2]^2/2))*EXP(NORMINV(RAND();0;[.$H$2]))" office:value-type="currency" office:currency="EUR" office:value="9245.00834581108">
            <text:p>9.245,01 €</text:p>
          </table:table-cell>
          <table:table-cell table:formula="of:=[.NM18]*EXP(LN(1+[.$F$2]-[.$H$2]^2/2))*EXP(NORMINV(RAND();0;[.$H$2]))" office:value-type="currency" office:currency="EUR" office:value="3626.20473187821">
            <text:p>3.626,20 €</text:p>
          </table:table-cell>
          <table:table-cell table:formula="of:=[.NN18]*EXP(LN(1+[.$F$2]-[.$H$2]^2/2))*EXP(NORMINV(RAND();0;[.$H$2]))" office:value-type="currency" office:currency="EUR" office:value="14592.2027204728">
            <text:p>14.592,20 €</text:p>
          </table:table-cell>
          <table:table-cell table:formula="of:=[.NO18]*EXP(LN(1+[.$F$2]-[.$H$2]^2/2))*EXP(NORMINV(RAND();0;[.$H$2]))" office:value-type="currency" office:currency="EUR" office:value="3469.65647797065">
            <text:p>3.469,66 €</text:p>
          </table:table-cell>
          <table:table-cell table:formula="of:=[.NP18]*EXP(LN(1+[.$F$2]-[.$H$2]^2/2))*EXP(NORMINV(RAND();0;[.$H$2]))" office:value-type="currency" office:currency="EUR" office:value="6612.17665529071">
            <text:p>6.612,18 €</text:p>
          </table:table-cell>
          <table:table-cell table:formula="of:=[.NQ18]*EXP(LN(1+[.$F$2]-[.$H$2]^2/2))*EXP(NORMINV(RAND();0;[.$H$2]))" office:value-type="currency" office:currency="EUR" office:value="28588.3041648894">
            <text:p>28.588,30 €</text:p>
          </table:table-cell>
          <table:table-cell table:formula="of:=[.NR18]*EXP(LN(1+[.$F$2]-[.$H$2]^2/2))*EXP(NORMINV(RAND();0;[.$H$2]))" office:value-type="currency" office:currency="EUR" office:value="42314.3305734609">
            <text:p>42.314,33 €</text:p>
          </table:table-cell>
          <table:table-cell table:formula="of:=[.NS18]*EXP(LN(1+[.$F$2]-[.$H$2]^2/2))*EXP(NORMINV(RAND();0;[.$H$2]))" office:value-type="currency" office:currency="EUR" office:value="24977.1274029417">
            <text:p>24.977,13 €</text:p>
          </table:table-cell>
          <table:table-cell table:formula="of:=[.NT18]*EXP(LN(1+[.$F$2]-[.$H$2]^2/2))*EXP(NORMINV(RAND();0;[.$H$2]))" office:value-type="currency" office:currency="EUR" office:value="19736.2686648364">
            <text:p>19.736,27 €</text:p>
          </table:table-cell>
          <table:table-cell table:formula="of:=[.NU18]*EXP(LN(1+[.$F$2]-[.$H$2]^2/2))*EXP(NORMINV(RAND();0;[.$H$2]))" office:value-type="currency" office:currency="EUR" office:value="32868.4445935424">
            <text:p>32.868,44 €</text:p>
          </table:table-cell>
          <table:table-cell table:formula="of:=[.NV18]*EXP(LN(1+[.$F$2]-[.$H$2]^2/2))*EXP(NORMINV(RAND();0;[.$H$2]))" office:value-type="currency" office:currency="EUR" office:value="17751.9152383858">
            <text:p>17.751,92 €</text:p>
          </table:table-cell>
          <table:table-cell table:formula="of:=[.NW18]*EXP(LN(1+[.$F$2]-[.$H$2]^2/2))*EXP(NORMINV(RAND();0;[.$H$2]))" office:value-type="currency" office:currency="EUR" office:value="28080.4679617071">
            <text:p>28.080,47 €</text:p>
          </table:table-cell>
          <table:table-cell table:formula="of:=[.NX18]*EXP(LN(1+[.$F$2]-[.$H$2]^2/2))*EXP(NORMINV(RAND();0;[.$H$2]))" office:value-type="currency" office:currency="EUR" office:value="6994.78833226894">
            <text:p>6.994,79 €</text:p>
          </table:table-cell>
          <table:table-cell table:formula="of:=[.NY18]*EXP(LN(1+[.$F$2]-[.$H$2]^2/2))*EXP(NORMINV(RAND();0;[.$H$2]))" office:value-type="currency" office:currency="EUR" office:value="18802.4191209799">
            <text:p>18.802,42 €</text:p>
          </table:table-cell>
          <table:table-cell table:formula="of:=[.NZ18]*EXP(LN(1+[.$F$2]-[.$H$2]^2/2))*EXP(NORMINV(RAND();0;[.$H$2]))" office:value-type="currency" office:currency="EUR" office:value="21421.1676282048">
            <text:p>21.421,17 €</text:p>
          </table:table-cell>
          <table:table-cell table:formula="of:=[.OA18]*EXP(LN(1+[.$F$2]-[.$H$2]^2/2))*EXP(NORMINV(RAND();0;[.$H$2]))" office:value-type="currency" office:currency="EUR" office:value="63713.6082694374">
            <text:p>63.713,61 €</text:p>
          </table:table-cell>
          <table:table-cell table:formula="of:=[.OB18]*EXP(LN(1+[.$F$2]-[.$H$2]^2/2))*EXP(NORMINV(RAND();0;[.$H$2]))" office:value-type="currency" office:currency="EUR" office:value="21137.8635322139">
            <text:p>21.137,86 €</text:p>
          </table:table-cell>
          <table:table-cell table:formula="of:=[.OC18]*EXP(LN(1+[.$F$2]-[.$H$2]^2/2))*EXP(NORMINV(RAND();0;[.$H$2]))" office:value-type="currency" office:currency="EUR" office:value="30144.7350130198">
            <text:p>30.144,74 €</text:p>
          </table:table-cell>
          <table:table-cell table:formula="of:=[.OD18]*EXP(LN(1+[.$F$2]-[.$H$2]^2/2))*EXP(NORMINV(RAND();0;[.$H$2]))" office:value-type="currency" office:currency="EUR" office:value="11789.7880254998">
            <text:p>11.789,79 €</text:p>
          </table:table-cell>
          <table:table-cell table:formula="of:=[.OE18]*EXP(LN(1+[.$F$2]-[.$H$2]^2/2))*EXP(NORMINV(RAND();0;[.$H$2]))" office:value-type="currency" office:currency="EUR" office:value="40817.8770108525">
            <text:p>40.817,88 €</text:p>
          </table:table-cell>
          <table:table-cell table:formula="of:=[.OF18]*EXP(LN(1+[.$F$2]-[.$H$2]^2/2))*EXP(NORMINV(RAND();0;[.$H$2]))" office:value-type="currency" office:currency="EUR" office:value="18521.2005582435">
            <text:p>18.521,20 €</text:p>
          </table:table-cell>
          <table:table-cell table:formula="of:=[.OG18]*EXP(LN(1+[.$F$2]-[.$H$2]^2/2))*EXP(NORMINV(RAND();0;[.$H$2]))" office:value-type="currency" office:currency="EUR" office:value="5665.21959922217">
            <text:p>5.665,22 €</text:p>
          </table:table-cell>
          <table:table-cell table:formula="of:=[.OH18]*EXP(LN(1+[.$F$2]-[.$H$2]^2/2))*EXP(NORMINV(RAND();0;[.$H$2]))" office:value-type="currency" office:currency="EUR" office:value="11219.8606320709">
            <text:p>11.219,86 €</text:p>
          </table:table-cell>
          <table:table-cell table:formula="of:=[.OI18]*EXP(LN(1+[.$F$2]-[.$H$2]^2/2))*EXP(NORMINV(RAND();0;[.$H$2]))" office:value-type="currency" office:currency="EUR" office:value="13896.69297254">
            <text:p>13.896,69 €</text:p>
          </table:table-cell>
          <table:table-cell table:formula="of:=[.OJ18]*EXP(LN(1+[.$F$2]-[.$H$2]^2/2))*EXP(NORMINV(RAND();0;[.$H$2]))" office:value-type="currency" office:currency="EUR" office:value="30316.6104150102">
            <text:p>30.316,61 €</text:p>
          </table:table-cell>
          <table:table-cell table:formula="of:=[.OK18]*EXP(LN(1+[.$F$2]-[.$H$2]^2/2))*EXP(NORMINV(RAND();0;[.$H$2]))" office:value-type="currency" office:currency="EUR" office:value="24901.8967059886">
            <text:p>24.901,90 €</text:p>
          </table:table-cell>
          <table:table-cell table:formula="of:=[.OL18]*EXP(LN(1+[.$F$2]-[.$H$2]^2/2))*EXP(NORMINV(RAND();0;[.$H$2]))" office:value-type="currency" office:currency="EUR" office:value="22195.2877450503">
            <text:p>22.195,29 €</text:p>
          </table:table-cell>
          <table:table-cell table:formula="of:=[.OM18]*EXP(LN(1+[.$F$2]-[.$H$2]^2/2))*EXP(NORMINV(RAND();0;[.$H$2]))" office:value-type="currency" office:currency="EUR" office:value="9252.34421751694">
            <text:p>9.252,34 €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[.B19]*EXP(LN(1+[.$F$2]))" office:value-type="currency" office:currency="EUR" office:value="26927.7278576681">
            <text:p>26.927,73 €</text:p>
          </table:table-cell>
          <table:table-cell table:formula="of:=[.C19]*EXP(LN(1+[.$F$2]-[.$H$2]^2/2))*EXP(NORMINV(RAND();0;[.$H$2]))" office:value-type="currency" office:currency="EUR" office:value="6350.60300959238">
            <text:p>6.350,60 €</text:p>
          </table:table-cell>
          <table:table-cell table:formula="of:=[.D19]*EXP(LN(1+[.$F$2]-[.$H$2]^2/2))*EXP(NORMINV(RAND();0;[.$H$2]))" office:value-type="currency" office:currency="EUR" office:value="108641.899916958">
            <text:p>108.641,90 €</text:p>
          </table:table-cell>
          <table:table-cell table:formula="of:=[.E19]*EXP(LN(1+[.$F$2]-[.$H$2]^2/2))*EXP(NORMINV(RAND();0;[.$H$2]))" office:value-type="currency" office:currency="EUR" office:value="8656.96220943072">
            <text:p>8.656,96 €</text:p>
          </table:table-cell>
          <table:table-cell table:formula="of:=[.F19]*EXP(LN(1+[.$F$2]-[.$H$2]^2/2))*EXP(NORMINV(RAND();0;[.$H$2]))" office:value-type="currency" office:currency="EUR" office:value="23696.5993192888">
            <text:p>23.696,60 €</text:p>
          </table:table-cell>
          <table:table-cell table:formula="of:=[.G19]*EXP(LN(1+[.$F$2]-[.$H$2]^2/2))*EXP(NORMINV(RAND();0;[.$H$2]))" office:value-type="currency" office:currency="EUR" office:value="15024.5246563289">
            <text:p>15.024,52 €</text:p>
          </table:table-cell>
          <table:table-cell table:formula="of:=[.H19]*EXP(LN(1+[.$F$2]-[.$H$2]^2/2))*EXP(NORMINV(RAND();0;[.$H$2]))" office:value-type="currency" office:currency="EUR" office:value="96115.0170359976">
            <text:p>96.115,02 €</text:p>
          </table:table-cell>
          <table:table-cell table:formula="of:=[.I19]*EXP(LN(1+[.$F$2]-[.$H$2]^2/2))*EXP(NORMINV(RAND();0;[.$H$2]))" office:value-type="currency" office:currency="EUR" office:value="41251.1469734236">
            <text:p>41.251,15 €</text:p>
          </table:table-cell>
          <table:table-cell table:formula="of:=[.J19]*EXP(LN(1+[.$F$2]-[.$H$2]^2/2))*EXP(NORMINV(RAND();0;[.$H$2]))" office:value-type="currency" office:currency="EUR" office:value="23867.5453600238">
            <text:p>23.867,55 €</text:p>
          </table:table-cell>
          <table:table-cell table:formula="of:=[.K19]*EXP(LN(1+[.$F$2]-[.$H$2]^2/2))*EXP(NORMINV(RAND();0;[.$H$2]))" office:value-type="currency" office:currency="EUR" office:value="31391.9224058765">
            <text:p>31.391,92 €</text:p>
          </table:table-cell>
          <table:table-cell table:formula="of:=[.L19]*EXP(LN(1+[.$F$2]-[.$H$2]^2/2))*EXP(NORMINV(RAND();0;[.$H$2]))" office:value-type="currency" office:currency="EUR" office:value="10216.4541469653">
            <text:p>10.216,45 €</text:p>
          </table:table-cell>
          <table:table-cell table:formula="of:=[.M19]*EXP(LN(1+[.$F$2]-[.$H$2]^2/2))*EXP(NORMINV(RAND();0;[.$H$2]))" office:value-type="currency" office:currency="EUR" office:value="9441.32502514626">
            <text:p>9.441,33 €</text:p>
          </table:table-cell>
          <table:table-cell table:formula="of:=[.N19]*EXP(LN(1+[.$F$2]-[.$H$2]^2/2))*EXP(NORMINV(RAND();0;[.$H$2]))" office:value-type="currency" office:currency="EUR" office:value="7423.63074993804">
            <text:p>7.423,63 €</text:p>
          </table:table-cell>
          <table:table-cell table:formula="of:=[.O19]*EXP(LN(1+[.$F$2]-[.$H$2]^2/2))*EXP(NORMINV(RAND();0;[.$H$2]))" office:value-type="currency" office:currency="EUR" office:value="10288.8252694801">
            <text:p>10.288,83 €</text:p>
          </table:table-cell>
          <table:table-cell table:formula="of:=[.P19]*EXP(LN(1+[.$F$2]-[.$H$2]^2/2))*EXP(NORMINV(RAND();0;[.$H$2]))" office:value-type="currency" office:currency="EUR" office:value="27257.4912583176">
            <text:p>27.257,49 €</text:p>
          </table:table-cell>
          <table:table-cell table:formula="of:=[.Q19]*EXP(LN(1+[.$F$2]-[.$H$2]^2/2))*EXP(NORMINV(RAND();0;[.$H$2]))" office:value-type="currency" office:currency="EUR" office:value="10239.9472522343">
            <text:p>10.239,95 €</text:p>
          </table:table-cell>
          <table:table-cell table:formula="of:=[.R19]*EXP(LN(1+[.$F$2]-[.$H$2]^2/2))*EXP(NORMINV(RAND();0;[.$H$2]))" office:value-type="currency" office:currency="EUR" office:value="7232.23372145242">
            <text:p>7.232,23 €</text:p>
          </table:table-cell>
          <table:table-cell table:formula="of:=[.S19]*EXP(LN(1+[.$F$2]-[.$H$2]^2/2))*EXP(NORMINV(RAND();0;[.$H$2]))" office:value-type="currency" office:currency="EUR" office:value="19524.9928843975">
            <text:p>19.524,99 €</text:p>
          </table:table-cell>
          <table:table-cell table:formula="of:=[.T19]*EXP(LN(1+[.$F$2]-[.$H$2]^2/2))*EXP(NORMINV(RAND();0;[.$H$2]))" office:value-type="currency" office:currency="EUR" office:value="2685.33303615981">
            <text:p>2.685,33 €</text:p>
          </table:table-cell>
          <table:table-cell table:formula="of:=[.U19]*EXP(LN(1+[.$F$2]-[.$H$2]^2/2))*EXP(NORMINV(RAND();0;[.$H$2]))" office:value-type="currency" office:currency="EUR" office:value="43201.6738132161">
            <text:p>43.201,67 €</text:p>
          </table:table-cell>
          <table:table-cell table:formula="of:=[.V19]*EXP(LN(1+[.$F$2]-[.$H$2]^2/2))*EXP(NORMINV(RAND();0;[.$H$2]))" office:value-type="currency" office:currency="EUR" office:value="14188.5670540928">
            <text:p>14.188,57 €</text:p>
          </table:table-cell>
          <table:table-cell table:formula="of:=[.W19]*EXP(LN(1+[.$F$2]-[.$H$2]^2/2))*EXP(NORMINV(RAND();0;[.$H$2]))" office:value-type="currency" office:currency="EUR" office:value="79357.0780866394">
            <text:p>79.357,08 €</text:p>
          </table:table-cell>
          <table:table-cell table:formula="of:=[.X19]*EXP(LN(1+[.$F$2]-[.$H$2]^2/2))*EXP(NORMINV(RAND();0;[.$H$2]))" office:value-type="currency" office:currency="EUR" office:value="8902.60348673118">
            <text:p>8.902,60 €</text:p>
          </table:table-cell>
          <table:table-cell table:formula="of:=[.Y19]*EXP(LN(1+[.$F$2]-[.$H$2]^2/2))*EXP(NORMINV(RAND();0;[.$H$2]))" office:value-type="currency" office:currency="EUR" office:value="7742.15486533076">
            <text:p>7.742,15 €</text:p>
          </table:table-cell>
          <table:table-cell table:formula="of:=[.Z19]*EXP(LN(1+[.$F$2]-[.$H$2]^2/2))*EXP(NORMINV(RAND();0;[.$H$2]))" office:value-type="currency" office:currency="EUR" office:value="34440.1951330699">
            <text:p>34.440,20 €</text:p>
          </table:table-cell>
          <table:table-cell table:formula="of:=[.AA19]*EXP(LN(1+[.$F$2]-[.$H$2]^2/2))*EXP(NORMINV(RAND();0;[.$H$2]))" office:value-type="currency" office:currency="EUR" office:value="4901.66504057562">
            <text:p>4.901,67 €</text:p>
          </table:table-cell>
          <table:table-cell table:formula="of:=[.AB19]*EXP(LN(1+[.$F$2]-[.$H$2]^2/2))*EXP(NORMINV(RAND();0;[.$H$2]))" office:value-type="currency" office:currency="EUR" office:value="13630.9774486555">
            <text:p>13.630,98 €</text:p>
          </table:table-cell>
          <table:table-cell table:formula="of:=[.AC19]*EXP(LN(1+[.$F$2]-[.$H$2]^2/2))*EXP(NORMINV(RAND();0;[.$H$2]))" office:value-type="currency" office:currency="EUR" office:value="330999.327264639">
            <text:p>330.999,33 €</text:p>
          </table:table-cell>
          <table:table-cell table:formula="of:=[.AD19]*EXP(LN(1+[.$F$2]-[.$H$2]^2/2))*EXP(NORMINV(RAND();0;[.$H$2]))" office:value-type="currency" office:currency="EUR" office:value="11311.5406702184">
            <text:p>11.311,54 €</text:p>
          </table:table-cell>
          <table:table-cell table:formula="of:=[.AE19]*EXP(LN(1+[.$F$2]-[.$H$2]^2/2))*EXP(NORMINV(RAND();0;[.$H$2]))" office:value-type="currency" office:currency="EUR" office:value="4201.69794868908">
            <text:p>4.201,70 €</text:p>
          </table:table-cell>
          <table:table-cell table:formula="of:=[.AF19]*EXP(LN(1+[.$F$2]-[.$H$2]^2/2))*EXP(NORMINV(RAND();0;[.$H$2]))" office:value-type="currency" office:currency="EUR" office:value="16201.2449881207">
            <text:p>16.201,24 €</text:p>
          </table:table-cell>
          <table:table-cell table:formula="of:=[.AG19]*EXP(LN(1+[.$F$2]-[.$H$2]^2/2))*EXP(NORMINV(RAND();0;[.$H$2]))" office:value-type="currency" office:currency="EUR" office:value="75381.011847977">
            <text:p>75.381,01 €</text:p>
          </table:table-cell>
          <table:table-cell table:formula="of:=[.AH19]*EXP(LN(1+[.$F$2]-[.$H$2]^2/2))*EXP(NORMINV(RAND();0;[.$H$2]))" office:value-type="currency" office:currency="EUR" office:value="5851.44951301057">
            <text:p>5.851,45 €</text:p>
          </table:table-cell>
          <table:table-cell table:formula="of:=[.AI19]*EXP(LN(1+[.$F$2]-[.$H$2]^2/2))*EXP(NORMINV(RAND();0;[.$H$2]))" office:value-type="currency" office:currency="EUR" office:value="18155.0088387577">
            <text:p>18.155,01 €</text:p>
          </table:table-cell>
          <table:table-cell table:formula="of:=[.AJ19]*EXP(LN(1+[.$F$2]-[.$H$2]^2/2))*EXP(NORMINV(RAND();0;[.$H$2]))" office:value-type="currency" office:currency="EUR" office:value="8562.68895531217">
            <text:p>8.562,69 €</text:p>
          </table:table-cell>
          <table:table-cell table:formula="of:=[.AK19]*EXP(LN(1+[.$F$2]-[.$H$2]^2/2))*EXP(NORMINV(RAND();0;[.$H$2]))" office:value-type="currency" office:currency="EUR" office:value="26063.2031673527">
            <text:p>26.063,20 €</text:p>
          </table:table-cell>
          <table:table-cell table:formula="of:=[.AL19]*EXP(LN(1+[.$F$2]-[.$H$2]^2/2))*EXP(NORMINV(RAND();0;[.$H$2]))" office:value-type="currency" office:currency="EUR" office:value="7465.42867743933">
            <text:p>7.465,43 €</text:p>
          </table:table-cell>
          <table:table-cell table:formula="of:=[.AM19]*EXP(LN(1+[.$F$2]-[.$H$2]^2/2))*EXP(NORMINV(RAND();0;[.$H$2]))" office:value-type="currency" office:currency="EUR" office:value="15051.2453054154">
            <text:p>15.051,25 €</text:p>
          </table:table-cell>
          <table:table-cell table:formula="of:=[.AN19]*EXP(LN(1+[.$F$2]-[.$H$2]^2/2))*EXP(NORMINV(RAND();0;[.$H$2]))" office:value-type="currency" office:currency="EUR" office:value="16909.6402793561">
            <text:p>16.909,64 €</text:p>
          </table:table-cell>
          <table:table-cell table:formula="of:=[.AO19]*EXP(LN(1+[.$F$2]-[.$H$2]^2/2))*EXP(NORMINV(RAND();0;[.$H$2]))" office:value-type="currency" office:currency="EUR" office:value="4879.42964891182">
            <text:p>4.879,43 €</text:p>
          </table:table-cell>
          <table:table-cell table:formula="of:=[.AP19]*EXP(LN(1+[.$F$2]-[.$H$2]^2/2))*EXP(NORMINV(RAND();0;[.$H$2]))" office:value-type="currency" office:currency="EUR" office:value="52148.12729023">
            <text:p>52.148,13 €</text:p>
          </table:table-cell>
          <table:table-cell table:formula="of:=[.AQ19]*EXP(LN(1+[.$F$2]-[.$H$2]^2/2))*EXP(NORMINV(RAND();0;[.$H$2]))" office:value-type="currency" office:currency="EUR" office:value="11651.9748529998">
            <text:p>11.651,97 €</text:p>
          </table:table-cell>
          <table:table-cell table:formula="of:=[.AR19]*EXP(LN(1+[.$F$2]-[.$H$2]^2/2))*EXP(NORMINV(RAND();0;[.$H$2]))" office:value-type="currency" office:currency="EUR" office:value="38220.5712101019">
            <text:p>38.220,57 €</text:p>
          </table:table-cell>
          <table:table-cell table:formula="of:=[.AS19]*EXP(LN(1+[.$F$2]-[.$H$2]^2/2))*EXP(NORMINV(RAND();0;[.$H$2]))" office:value-type="currency" office:currency="EUR" office:value="152843.701409176">
            <text:p>152.843,70 €</text:p>
          </table:table-cell>
          <table:table-cell table:formula="of:=[.AT19]*EXP(LN(1+[.$F$2]-[.$H$2]^2/2))*EXP(NORMINV(RAND();0;[.$H$2]))" office:value-type="currency" office:currency="EUR" office:value="10971.4323238234">
            <text:p>10.971,43 €</text:p>
          </table:table-cell>
          <table:table-cell table:formula="of:=[.AU19]*EXP(LN(1+[.$F$2]-[.$H$2]^2/2))*EXP(NORMINV(RAND();0;[.$H$2]))" office:value-type="currency" office:currency="EUR" office:value="78051.7402655544">
            <text:p>78.051,74 €</text:p>
          </table:table-cell>
          <table:table-cell table:formula="of:=[.AV19]*EXP(LN(1+[.$F$2]-[.$H$2]^2/2))*EXP(NORMINV(RAND();0;[.$H$2]))" office:value-type="currency" office:currency="EUR" office:value="43079.2671772711">
            <text:p>43.079,27 €</text:p>
          </table:table-cell>
          <table:table-cell table:formula="of:=[.AW19]*EXP(LN(1+[.$F$2]-[.$H$2]^2/2))*EXP(NORMINV(RAND();0;[.$H$2]))" office:value-type="currency" office:currency="EUR" office:value="40428.3504688797">
            <text:p>40.428,35 €</text:p>
          </table:table-cell>
          <table:table-cell table:formula="of:=[.AX19]*EXP(LN(1+[.$F$2]-[.$H$2]^2/2))*EXP(NORMINV(RAND();0;[.$H$2]))" office:value-type="currency" office:currency="EUR" office:value="151699.069124321">
            <text:p>151.699,07 €</text:p>
          </table:table-cell>
          <table:table-cell table:formula="of:=[.AY19]*EXP(LN(1+[.$F$2]-[.$H$2]^2/2))*EXP(NORMINV(RAND();0;[.$H$2]))" office:value-type="currency" office:currency="EUR" office:value="21600.344323622">
            <text:p>21.600,34 €</text:p>
          </table:table-cell>
          <table:table-cell table:formula="of:=[.AZ19]*EXP(LN(1+[.$F$2]-[.$H$2]^2/2))*EXP(NORMINV(RAND();0;[.$H$2]))" office:value-type="currency" office:currency="EUR" office:value="5244.01906032493">
            <text:p>5.244,02 €</text:p>
          </table:table-cell>
          <table:table-cell table:formula="of:=[.BA19]*EXP(LN(1+[.$F$2]-[.$H$2]^2/2))*EXP(NORMINV(RAND();0;[.$H$2]))" office:value-type="currency" office:currency="EUR" office:value="60385.4088449607">
            <text:p>60.385,41 €</text:p>
          </table:table-cell>
          <table:table-cell table:formula="of:=[.BB19]*EXP(LN(1+[.$F$2]-[.$H$2]^2/2))*EXP(NORMINV(RAND();0;[.$H$2]))" office:value-type="currency" office:currency="EUR" office:value="19101.6934146842">
            <text:p>19.101,69 €</text:p>
          </table:table-cell>
          <table:table-cell table:formula="of:=[.BC19]*EXP(LN(1+[.$F$2]-[.$H$2]^2/2))*EXP(NORMINV(RAND();0;[.$H$2]))" office:value-type="currency" office:currency="EUR" office:value="13530.7480456436">
            <text:p>13.530,75 €</text:p>
          </table:table-cell>
          <table:table-cell table:formula="of:=[.BD19]*EXP(LN(1+[.$F$2]-[.$H$2]^2/2))*EXP(NORMINV(RAND();0;[.$H$2]))" office:value-type="currency" office:currency="EUR" office:value="13357.0390915963">
            <text:p>13.357,04 €</text:p>
          </table:table-cell>
          <table:table-cell table:formula="of:=[.BE19]*EXP(LN(1+[.$F$2]-[.$H$2]^2/2))*EXP(NORMINV(RAND();0;[.$H$2]))" office:value-type="currency" office:currency="EUR" office:value="51944.7177574785">
            <text:p>51.944,72 €</text:p>
          </table:table-cell>
          <table:table-cell table:formula="of:=[.BF19]*EXP(LN(1+[.$F$2]-[.$H$2]^2/2))*EXP(NORMINV(RAND();0;[.$H$2]))" office:value-type="currency" office:currency="EUR" office:value="13359.7243808077">
            <text:p>13.359,72 €</text:p>
          </table:table-cell>
          <table:table-cell table:formula="of:=[.BG19]*EXP(LN(1+[.$F$2]-[.$H$2]^2/2))*EXP(NORMINV(RAND();0;[.$H$2]))" office:value-type="currency" office:currency="EUR" office:value="15104.3650183883">
            <text:p>15.104,37 €</text:p>
          </table:table-cell>
          <table:table-cell table:formula="of:=[.BH19]*EXP(LN(1+[.$F$2]-[.$H$2]^2/2))*EXP(NORMINV(RAND();0;[.$H$2]))" office:value-type="currency" office:currency="EUR" office:value="7824.06490395546">
            <text:p>7.824,06 €</text:p>
          </table:table-cell>
          <table:table-cell table:formula="of:=[.BI19]*EXP(LN(1+[.$F$2]-[.$H$2]^2/2))*EXP(NORMINV(RAND();0;[.$H$2]))" office:value-type="currency" office:currency="EUR" office:value="19841.3530460955">
            <text:p>19.841,35 €</text:p>
          </table:table-cell>
          <table:table-cell table:formula="of:=[.BJ19]*EXP(LN(1+[.$F$2]-[.$H$2]^2/2))*EXP(NORMINV(RAND();0;[.$H$2]))" office:value-type="currency" office:currency="EUR" office:value="12311.8042262182">
            <text:p>12.311,80 €</text:p>
          </table:table-cell>
          <table:table-cell table:formula="of:=[.BK19]*EXP(LN(1+[.$F$2]-[.$H$2]^2/2))*EXP(NORMINV(RAND();0;[.$H$2]))" office:value-type="currency" office:currency="EUR" office:value="14782.4726348542">
            <text:p>14.782,47 €</text:p>
          </table:table-cell>
          <table:table-cell table:formula="of:=[.BL19]*EXP(LN(1+[.$F$2]-[.$H$2]^2/2))*EXP(NORMINV(RAND();0;[.$H$2]))" office:value-type="currency" office:currency="EUR" office:value="34965.2660023799">
            <text:p>34.965,27 €</text:p>
          </table:table-cell>
          <table:table-cell table:formula="of:=[.BM19]*EXP(LN(1+[.$F$2]-[.$H$2]^2/2))*EXP(NORMINV(RAND();0;[.$H$2]))" office:value-type="currency" office:currency="EUR" office:value="21467.2147300397">
            <text:p>21.467,21 €</text:p>
          </table:table-cell>
          <table:table-cell table:formula="of:=[.BN19]*EXP(LN(1+[.$F$2]-[.$H$2]^2/2))*EXP(NORMINV(RAND();0;[.$H$2]))" office:value-type="currency" office:currency="EUR" office:value="67127.0262954351">
            <text:p>67.127,03 €</text:p>
          </table:table-cell>
          <table:table-cell table:formula="of:=[.BO19]*EXP(LN(1+[.$F$2]-[.$H$2]^2/2))*EXP(NORMINV(RAND();0;[.$H$2]))" office:value-type="currency" office:currency="EUR" office:value="26304.7027372729">
            <text:p>26.304,70 €</text:p>
          </table:table-cell>
          <table:table-cell table:formula="of:=[.BP19]*EXP(LN(1+[.$F$2]-[.$H$2]^2/2))*EXP(NORMINV(RAND();0;[.$H$2]))" office:value-type="currency" office:currency="EUR" office:value="8446.57934121523">
            <text:p>8.446,58 €</text:p>
          </table:table-cell>
          <table:table-cell table:formula="of:=[.BQ19]*EXP(LN(1+[.$F$2]-[.$H$2]^2/2))*EXP(NORMINV(RAND();0;[.$H$2]))" office:value-type="currency" office:currency="EUR" office:value="8958.57178148426">
            <text:p>8.958,57 €</text:p>
          </table:table-cell>
          <table:table-cell table:formula="of:=[.BR19]*EXP(LN(1+[.$F$2]-[.$H$2]^2/2))*EXP(NORMINV(RAND();0;[.$H$2]))" office:value-type="currency" office:currency="EUR" office:value="27939.0190501634">
            <text:p>27.939,02 €</text:p>
          </table:table-cell>
          <table:table-cell table:formula="of:=[.BS19]*EXP(LN(1+[.$F$2]-[.$H$2]^2/2))*EXP(NORMINV(RAND();0;[.$H$2]))" office:value-type="currency" office:currency="EUR" office:value="6177.26612263611">
            <text:p>6.177,27 €</text:p>
          </table:table-cell>
          <table:table-cell table:formula="of:=[.BT19]*EXP(LN(1+[.$F$2]-[.$H$2]^2/2))*EXP(NORMINV(RAND();0;[.$H$2]))" office:value-type="currency" office:currency="EUR" office:value="11272.9507336433">
            <text:p>11.272,95 €</text:p>
          </table:table-cell>
          <table:table-cell table:formula="of:=[.BU19]*EXP(LN(1+[.$F$2]-[.$H$2]^2/2))*EXP(NORMINV(RAND();0;[.$H$2]))" office:value-type="currency" office:currency="EUR" office:value="21364.2755704225">
            <text:p>21.364,28 €</text:p>
          </table:table-cell>
          <table:table-cell table:formula="of:=[.BV19]*EXP(LN(1+[.$F$2]-[.$H$2]^2/2))*EXP(NORMINV(RAND();0;[.$H$2]))" office:value-type="currency" office:currency="EUR" office:value="39393.618589825">
            <text:p>39.393,62 €</text:p>
          </table:table-cell>
          <table:table-cell table:formula="of:=[.BW19]*EXP(LN(1+[.$F$2]-[.$H$2]^2/2))*EXP(NORMINV(RAND();0;[.$H$2]))" office:value-type="currency" office:currency="EUR" office:value="2212.61519705876">
            <text:p>2.212,62 €</text:p>
          </table:table-cell>
          <table:table-cell table:formula="of:=[.BX19]*EXP(LN(1+[.$F$2]-[.$H$2]^2/2))*EXP(NORMINV(RAND();0;[.$H$2]))" office:value-type="currency" office:currency="EUR" office:value="4281.36962829483">
            <text:p>4.281,37 €</text:p>
          </table:table-cell>
          <table:table-cell table:formula="of:=[.BY19]*EXP(LN(1+[.$F$2]-[.$H$2]^2/2))*EXP(NORMINV(RAND();0;[.$H$2]))" office:value-type="currency" office:currency="EUR" office:value="11096.4559658825">
            <text:p>11.096,46 €</text:p>
          </table:table-cell>
          <table:table-cell table:formula="of:=[.BZ19]*EXP(LN(1+[.$F$2]-[.$H$2]^2/2))*EXP(NORMINV(RAND();0;[.$H$2]))" office:value-type="currency" office:currency="EUR" office:value="4819.7961055626">
            <text:p>4.819,80 €</text:p>
          </table:table-cell>
          <table:table-cell table:formula="of:=[.CA19]*EXP(LN(1+[.$F$2]-[.$H$2]^2/2))*EXP(NORMINV(RAND();0;[.$H$2]))" office:value-type="currency" office:currency="EUR" office:value="40874.1000657106">
            <text:p>40.874,10 €</text:p>
          </table:table-cell>
          <table:table-cell table:formula="of:=[.CB19]*EXP(LN(1+[.$F$2]-[.$H$2]^2/2))*EXP(NORMINV(RAND();0;[.$H$2]))" office:value-type="currency" office:currency="EUR" office:value="50969.4513660229">
            <text:p>50.969,45 €</text:p>
          </table:table-cell>
          <table:table-cell table:formula="of:=[.CC19]*EXP(LN(1+[.$F$2]-[.$H$2]^2/2))*EXP(NORMINV(RAND();0;[.$H$2]))" office:value-type="currency" office:currency="EUR" office:value="15321.0103819841">
            <text:p>15.321,01 €</text:p>
          </table:table-cell>
          <table:table-cell table:formula="of:=[.CD19]*EXP(LN(1+[.$F$2]-[.$H$2]^2/2))*EXP(NORMINV(RAND();0;[.$H$2]))" office:value-type="currency" office:currency="EUR" office:value="4466.31410682778">
            <text:p>4.466,31 €</text:p>
          </table:table-cell>
          <table:table-cell table:formula="of:=[.CE19]*EXP(LN(1+[.$F$2]-[.$H$2]^2/2))*EXP(NORMINV(RAND();0;[.$H$2]))" office:value-type="currency" office:currency="EUR" office:value="12678.60181419">
            <text:p>12.678,60 €</text:p>
          </table:table-cell>
          <table:table-cell table:formula="of:=[.CF19]*EXP(LN(1+[.$F$2]-[.$H$2]^2/2))*EXP(NORMINV(RAND();0;[.$H$2]))" office:value-type="currency" office:currency="EUR" office:value="2394.94904281073">
            <text:p>2.394,95 €</text:p>
          </table:table-cell>
          <table:table-cell table:formula="of:=[.CG19]*EXP(LN(1+[.$F$2]-[.$H$2]^2/2))*EXP(NORMINV(RAND();0;[.$H$2]))" office:value-type="currency" office:currency="EUR" office:value="13527.924635437">
            <text:p>13.527,92 €</text:p>
          </table:table-cell>
          <table:table-cell table:formula="of:=[.CH19]*EXP(LN(1+[.$F$2]-[.$H$2]^2/2))*EXP(NORMINV(RAND();0;[.$H$2]))" office:value-type="currency" office:currency="EUR" office:value="101238.659865537">
            <text:p>101.238,66 €</text:p>
          </table:table-cell>
          <table:table-cell table:formula="of:=[.CI19]*EXP(LN(1+[.$F$2]-[.$H$2]^2/2))*EXP(NORMINV(RAND();0;[.$H$2]))" office:value-type="currency" office:currency="EUR" office:value="50635.5266758872">
            <text:p>50.635,53 €</text:p>
          </table:table-cell>
          <table:table-cell table:formula="of:=[.CJ19]*EXP(LN(1+[.$F$2]-[.$H$2]^2/2))*EXP(NORMINV(RAND();0;[.$H$2]))" office:value-type="currency" office:currency="EUR" office:value="29513.4767278242">
            <text:p>29.513,48 €</text:p>
          </table:table-cell>
          <table:table-cell table:formula="of:=[.CK19]*EXP(LN(1+[.$F$2]-[.$H$2]^2/2))*EXP(NORMINV(RAND();0;[.$H$2]))" office:value-type="currency" office:currency="EUR" office:value="30972.3461473802">
            <text:p>30.972,35 €</text:p>
          </table:table-cell>
          <table:table-cell table:formula="of:=[.CL19]*EXP(LN(1+[.$F$2]-[.$H$2]^2/2))*EXP(NORMINV(RAND();0;[.$H$2]))" office:value-type="currency" office:currency="EUR" office:value="64319.8386853974">
            <text:p>64.319,84 €</text:p>
          </table:table-cell>
          <table:table-cell table:formula="of:=[.CM19]*EXP(LN(1+[.$F$2]-[.$H$2]^2/2))*EXP(NORMINV(RAND();0;[.$H$2]))" office:value-type="currency" office:currency="EUR" office:value="28229.6736423977">
            <text:p>28.229,67 €</text:p>
          </table:table-cell>
          <table:table-cell table:formula="of:=[.CN19]*EXP(LN(1+[.$F$2]-[.$H$2]^2/2))*EXP(NORMINV(RAND();0;[.$H$2]))" office:value-type="currency" office:currency="EUR" office:value="9070.8109571722">
            <text:p>9.070,81 €</text:p>
          </table:table-cell>
          <table:table-cell table:formula="of:=[.CO19]*EXP(LN(1+[.$F$2]-[.$H$2]^2/2))*EXP(NORMINV(RAND();0;[.$H$2]))" office:value-type="currency" office:currency="EUR" office:value="29013.675909436">
            <text:p>29.013,68 €</text:p>
          </table:table-cell>
          <table:table-cell table:formula="of:=[.CP19]*EXP(LN(1+[.$F$2]-[.$H$2]^2/2))*EXP(NORMINV(RAND();0;[.$H$2]))" office:value-type="currency" office:currency="EUR" office:value="27800.5335697507">
            <text:p>27.800,53 €</text:p>
          </table:table-cell>
          <table:table-cell table:formula="of:=[.CQ19]*EXP(LN(1+[.$F$2]-[.$H$2]^2/2))*EXP(NORMINV(RAND();0;[.$H$2]))" office:value-type="currency" office:currency="EUR" office:value="22808.2559525182">
            <text:p>22.808,26 €</text:p>
          </table:table-cell>
          <table:table-cell table:formula="of:=[.CR19]*EXP(LN(1+[.$F$2]-[.$H$2]^2/2))*EXP(NORMINV(RAND();0;[.$H$2]))" office:value-type="currency" office:currency="EUR" office:value="9564.30748610875">
            <text:p>9.564,31 €</text:p>
          </table:table-cell>
          <table:table-cell table:formula="of:=[.CS19]*EXP(LN(1+[.$F$2]-[.$H$2]^2/2))*EXP(NORMINV(RAND();0;[.$H$2]))" office:value-type="currency" office:currency="EUR" office:value="37129.8371985678">
            <text:p>37.129,84 €</text:p>
          </table:table-cell>
          <table:table-cell table:formula="of:=[.CT19]*EXP(LN(1+[.$F$2]-[.$H$2]^2/2))*EXP(NORMINV(RAND();0;[.$H$2]))" office:value-type="currency" office:currency="EUR" office:value="13617.2237263587">
            <text:p>13.617,22 €</text:p>
          </table:table-cell>
          <table:table-cell table:formula="of:=[.CU19]*EXP(LN(1+[.$F$2]-[.$H$2]^2/2))*EXP(NORMINV(RAND();0;[.$H$2]))" office:value-type="currency" office:currency="EUR" office:value="7350.35451938589">
            <text:p>7.350,35 €</text:p>
          </table:table-cell>
          <table:table-cell table:formula="of:=[.CV19]*EXP(LN(1+[.$F$2]-[.$H$2]^2/2))*EXP(NORMINV(RAND();0;[.$H$2]))" office:value-type="currency" office:currency="EUR" office:value="38500.7344818852">
            <text:p>38.500,73 €</text:p>
          </table:table-cell>
          <table:table-cell table:formula="of:=[.CW19]*EXP(LN(1+[.$F$2]-[.$H$2]^2/2))*EXP(NORMINV(RAND();0;[.$H$2]))" office:value-type="currency" office:currency="EUR" office:value="16971.4275814385">
            <text:p>16.971,43 €</text:p>
          </table:table-cell>
          <table:table-cell table:formula="of:=[.CX19]*EXP(LN(1+[.$F$2]-[.$H$2]^2/2))*EXP(NORMINV(RAND();0;[.$H$2]))" office:value-type="currency" office:currency="EUR" office:value="24859.9272514929">
            <text:p>24.859,93 €</text:p>
          </table:table-cell>
          <table:table-cell table:formula="of:=[.CY19]*EXP(LN(1+[.$F$2]-[.$H$2]^2/2))*EXP(NORMINV(RAND();0;[.$H$2]))" office:value-type="currency" office:currency="EUR" office:value="7816.57853043486">
            <text:p>7.816,58 €</text:p>
          </table:table-cell>
          <table:table-cell table:formula="of:=[.CZ19]*EXP(LN(1+[.$F$2]-[.$H$2]^2/2))*EXP(NORMINV(RAND();0;[.$H$2]))" office:value-type="currency" office:currency="EUR" office:value="26131.7170547242">
            <text:p>26.131,72 €</text:p>
          </table:table-cell>
          <table:table-cell table:formula="of:=[.DA19]*EXP(LN(1+[.$F$2]-[.$H$2]^2/2))*EXP(NORMINV(RAND();0;[.$H$2]))" office:value-type="currency" office:currency="EUR" office:value="12236.854305052">
            <text:p>12.236,85 €</text:p>
          </table:table-cell>
          <table:table-cell table:formula="of:=[.DB19]*EXP(LN(1+[.$F$2]-[.$H$2]^2/2))*EXP(NORMINV(RAND();0;[.$H$2]))" office:value-type="currency" office:currency="EUR" office:value="22328.2233115451">
            <text:p>22.328,22 €</text:p>
          </table:table-cell>
          <table:table-cell table:formula="of:=[.DC19]*EXP(LN(1+[.$F$2]-[.$H$2]^2/2))*EXP(NORMINV(RAND();0;[.$H$2]))" office:value-type="currency" office:currency="EUR" office:value="41990.5863192862">
            <text:p>41.990,59 €</text:p>
          </table:table-cell>
          <table:table-cell table:formula="of:=[.DD19]*EXP(LN(1+[.$F$2]-[.$H$2]^2/2))*EXP(NORMINV(RAND();0;[.$H$2]))" office:value-type="currency" office:currency="EUR" office:value="20867.3027442887">
            <text:p>20.867,30 €</text:p>
          </table:table-cell>
          <table:table-cell table:formula="of:=[.DE19]*EXP(LN(1+[.$F$2]-[.$H$2]^2/2))*EXP(NORMINV(RAND();0;[.$H$2]))" office:value-type="currency" office:currency="EUR" office:value="7248.4614147398">
            <text:p>7.248,46 €</text:p>
          </table:table-cell>
          <table:table-cell table:formula="of:=[.DF19]*EXP(LN(1+[.$F$2]-[.$H$2]^2/2))*EXP(NORMINV(RAND();0;[.$H$2]))" office:value-type="currency" office:currency="EUR" office:value="30050.2671524195">
            <text:p>30.050,27 €</text:p>
          </table:table-cell>
          <table:table-cell table:formula="of:=[.DG19]*EXP(LN(1+[.$F$2]-[.$H$2]^2/2))*EXP(NORMINV(RAND();0;[.$H$2]))" office:value-type="currency" office:currency="EUR" office:value="12499.1772494051">
            <text:p>12.499,18 €</text:p>
          </table:table-cell>
          <table:table-cell table:formula="of:=[.DH19]*EXP(LN(1+[.$F$2]-[.$H$2]^2/2))*EXP(NORMINV(RAND();0;[.$H$2]))" office:value-type="currency" office:currency="EUR" office:value="1506.18730243023">
            <text:p>1.506,19 €</text:p>
          </table:table-cell>
          <table:table-cell table:formula="of:=[.DI19]*EXP(LN(1+[.$F$2]-[.$H$2]^2/2))*EXP(NORMINV(RAND();0;[.$H$2]))" office:value-type="currency" office:currency="EUR" office:value="22759.8633568124">
            <text:p>22.759,86 €</text:p>
          </table:table-cell>
          <table:table-cell table:formula="of:=[.DJ19]*EXP(LN(1+[.$F$2]-[.$H$2]^2/2))*EXP(NORMINV(RAND();0;[.$H$2]))" office:value-type="currency" office:currency="EUR" office:value="61844.5845834878">
            <text:p>61.844,58 €</text:p>
          </table:table-cell>
          <table:table-cell table:formula="of:=[.DK19]*EXP(LN(1+[.$F$2]-[.$H$2]^2/2))*EXP(NORMINV(RAND();0;[.$H$2]))" office:value-type="currency" office:currency="EUR" office:value="35567.4801467692">
            <text:p>35.567,48 €</text:p>
          </table:table-cell>
          <table:table-cell table:formula="of:=[.DL19]*EXP(LN(1+[.$F$2]-[.$H$2]^2/2))*EXP(NORMINV(RAND();0;[.$H$2]))" office:value-type="currency" office:currency="EUR" office:value="21572.3620587432">
            <text:p>21.572,36 €</text:p>
          </table:table-cell>
          <table:table-cell table:formula="of:=[.DM19]*EXP(LN(1+[.$F$2]-[.$H$2]^2/2))*EXP(NORMINV(RAND();0;[.$H$2]))" office:value-type="currency" office:currency="EUR" office:value="25877.4047668923">
            <text:p>25.877,40 €</text:p>
          </table:table-cell>
          <table:table-cell table:formula="of:=[.DN19]*EXP(LN(1+[.$F$2]-[.$H$2]^2/2))*EXP(NORMINV(RAND();0;[.$H$2]))" office:value-type="currency" office:currency="EUR" office:value="23464.113708698">
            <text:p>23.464,11 €</text:p>
          </table:table-cell>
          <table:table-cell table:formula="of:=[.DO19]*EXP(LN(1+[.$F$2]-[.$H$2]^2/2))*EXP(NORMINV(RAND();0;[.$H$2]))" office:value-type="currency" office:currency="EUR" office:value="5421.12895690946">
            <text:p>5.421,13 €</text:p>
          </table:table-cell>
          <table:table-cell table:formula="of:=[.DP19]*EXP(LN(1+[.$F$2]-[.$H$2]^2/2))*EXP(NORMINV(RAND();0;[.$H$2]))" office:value-type="currency" office:currency="EUR" office:value="34705.9919229803">
            <text:p>34.705,99 €</text:p>
          </table:table-cell>
          <table:table-cell table:formula="of:=[.DQ19]*EXP(LN(1+[.$F$2]-[.$H$2]^2/2))*EXP(NORMINV(RAND();0;[.$H$2]))" office:value-type="currency" office:currency="EUR" office:value="56663.7437073869">
            <text:p>56.663,74 €</text:p>
          </table:table-cell>
          <table:table-cell table:formula="of:=[.DR19]*EXP(LN(1+[.$F$2]-[.$H$2]^2/2))*EXP(NORMINV(RAND();0;[.$H$2]))" office:value-type="currency" office:currency="EUR" office:value="28555.971158069">
            <text:p>28.555,97 €</text:p>
          </table:table-cell>
          <table:table-cell table:formula="of:=[.DS19]*EXP(LN(1+[.$F$2]-[.$H$2]^2/2))*EXP(NORMINV(RAND();0;[.$H$2]))" office:value-type="currency" office:currency="EUR" office:value="18686.1145973527">
            <text:p>18.686,11 €</text:p>
          </table:table-cell>
          <table:table-cell table:formula="of:=[.DT19]*EXP(LN(1+[.$F$2]-[.$H$2]^2/2))*EXP(NORMINV(RAND();0;[.$H$2]))" office:value-type="currency" office:currency="EUR" office:value="79377.1381555586">
            <text:p>79.377,14 €</text:p>
          </table:table-cell>
          <table:table-cell table:formula="of:=[.DU19]*EXP(LN(1+[.$F$2]-[.$H$2]^2/2))*EXP(NORMINV(RAND();0;[.$H$2]))" office:value-type="currency" office:currency="EUR" office:value="19550.5988921124">
            <text:p>19.550,60 €</text:p>
          </table:table-cell>
          <table:table-cell table:formula="of:=[.DV19]*EXP(LN(1+[.$F$2]-[.$H$2]^2/2))*EXP(NORMINV(RAND();0;[.$H$2]))" office:value-type="currency" office:currency="EUR" office:value="30877.4871826283">
            <text:p>30.877,49 €</text:p>
          </table:table-cell>
          <table:table-cell table:formula="of:=[.DW19]*EXP(LN(1+[.$F$2]-[.$H$2]^2/2))*EXP(NORMINV(RAND();0;[.$H$2]))" office:value-type="currency" office:currency="EUR" office:value="56709.8449371814">
            <text:p>56.709,84 €</text:p>
          </table:table-cell>
          <table:table-cell table:formula="of:=[.DX19]*EXP(LN(1+[.$F$2]-[.$H$2]^2/2))*EXP(NORMINV(RAND();0;[.$H$2]))" office:value-type="currency" office:currency="EUR" office:value="60620.7109095236">
            <text:p>60.620,71 €</text:p>
          </table:table-cell>
          <table:table-cell table:formula="of:=[.DY19]*EXP(LN(1+[.$F$2]-[.$H$2]^2/2))*EXP(NORMINV(RAND();0;[.$H$2]))" office:value-type="currency" office:currency="EUR" office:value="10990.0436668139">
            <text:p>10.990,04 €</text:p>
          </table:table-cell>
          <table:table-cell table:formula="of:=[.DZ19]*EXP(LN(1+[.$F$2]-[.$H$2]^2/2))*EXP(NORMINV(RAND();0;[.$H$2]))" office:value-type="currency" office:currency="EUR" office:value="41516.1806828937">
            <text:p>41.516,18 €</text:p>
          </table:table-cell>
          <table:table-cell table:formula="of:=[.EA19]*EXP(LN(1+[.$F$2]-[.$H$2]^2/2))*EXP(NORMINV(RAND();0;[.$H$2]))" office:value-type="currency" office:currency="EUR" office:value="18722.8765533495">
            <text:p>18.722,88 €</text:p>
          </table:table-cell>
          <table:table-cell table:formula="of:=[.EB19]*EXP(LN(1+[.$F$2]-[.$H$2]^2/2))*EXP(NORMINV(RAND();0;[.$H$2]))" office:value-type="currency" office:currency="EUR" office:value="23687.9971530482">
            <text:p>23.688,00 €</text:p>
          </table:table-cell>
          <table:table-cell table:formula="of:=[.EC19]*EXP(LN(1+[.$F$2]-[.$H$2]^2/2))*EXP(NORMINV(RAND();0;[.$H$2]))" office:value-type="currency" office:currency="EUR" office:value="33776.6410398308">
            <text:p>33.776,64 €</text:p>
          </table:table-cell>
          <table:table-cell table:formula="of:=[.ED19]*EXP(LN(1+[.$F$2]-[.$H$2]^2/2))*EXP(NORMINV(RAND();0;[.$H$2]))" office:value-type="currency" office:currency="EUR" office:value="16548.3162053046">
            <text:p>16.548,32 €</text:p>
          </table:table-cell>
          <table:table-cell table:formula="of:=[.EE19]*EXP(LN(1+[.$F$2]-[.$H$2]^2/2))*EXP(NORMINV(RAND();0;[.$H$2]))" office:value-type="currency" office:currency="EUR" office:value="6677.81413114849">
            <text:p>6.677,81 €</text:p>
          </table:table-cell>
          <table:table-cell table:formula="of:=[.EF19]*EXP(LN(1+[.$F$2]-[.$H$2]^2/2))*EXP(NORMINV(RAND();0;[.$H$2]))" office:value-type="currency" office:currency="EUR" office:value="7745.2415287987">
            <text:p>7.745,24 €</text:p>
          </table:table-cell>
          <table:table-cell table:formula="of:=[.EG19]*EXP(LN(1+[.$F$2]-[.$H$2]^2/2))*EXP(NORMINV(RAND();0;[.$H$2]))" office:value-type="currency" office:currency="EUR" office:value="61217.8479010948">
            <text:p>61.217,85 €</text:p>
          </table:table-cell>
          <table:table-cell table:formula="of:=[.EH19]*EXP(LN(1+[.$F$2]-[.$H$2]^2/2))*EXP(NORMINV(RAND();0;[.$H$2]))" office:value-type="currency" office:currency="EUR" office:value="7547.07509325189">
            <text:p>7.547,08 €</text:p>
          </table:table-cell>
          <table:table-cell table:formula="of:=[.EI19]*EXP(LN(1+[.$F$2]-[.$H$2]^2/2))*EXP(NORMINV(RAND();0;[.$H$2]))" office:value-type="currency" office:currency="EUR" office:value="15148.6657419598">
            <text:p>15.148,67 €</text:p>
          </table:table-cell>
          <table:table-cell table:formula="of:=[.EJ19]*EXP(LN(1+[.$F$2]-[.$H$2]^2/2))*EXP(NORMINV(RAND();0;[.$H$2]))" office:value-type="currency" office:currency="EUR" office:value="22920.6053237049">
            <text:p>22.920,61 €</text:p>
          </table:table-cell>
          <table:table-cell table:formula="of:=[.EK19]*EXP(LN(1+[.$F$2]-[.$H$2]^2/2))*EXP(NORMINV(RAND();0;[.$H$2]))" office:value-type="currency" office:currency="EUR" office:value="19295.5319255025">
            <text:p>19.295,53 €</text:p>
          </table:table-cell>
          <table:table-cell table:formula="of:=[.EL19]*EXP(LN(1+[.$F$2]-[.$H$2]^2/2))*EXP(NORMINV(RAND();0;[.$H$2]))" office:value-type="currency" office:currency="EUR" office:value="10466.1138350756">
            <text:p>10.466,11 €</text:p>
          </table:table-cell>
          <table:table-cell table:formula="of:=[.EM19]*EXP(LN(1+[.$F$2]-[.$H$2]^2/2))*EXP(NORMINV(RAND();0;[.$H$2]))" office:value-type="currency" office:currency="EUR" office:value="121639.884195206">
            <text:p>121.639,88 €</text:p>
          </table:table-cell>
          <table:table-cell table:formula="of:=[.EN19]*EXP(LN(1+[.$F$2]-[.$H$2]^2/2))*EXP(NORMINV(RAND();0;[.$H$2]))" office:value-type="currency" office:currency="EUR" office:value="21435.2088878098">
            <text:p>21.435,21 €</text:p>
          </table:table-cell>
          <table:table-cell table:formula="of:=[.EO19]*EXP(LN(1+[.$F$2]-[.$H$2]^2/2))*EXP(NORMINV(RAND();0;[.$H$2]))" office:value-type="currency" office:currency="EUR" office:value="6577.60360722373">
            <text:p>6.577,60 €</text:p>
          </table:table-cell>
          <table:table-cell table:formula="of:=[.EP19]*EXP(LN(1+[.$F$2]-[.$H$2]^2/2))*EXP(NORMINV(RAND();0;[.$H$2]))" office:value-type="currency" office:currency="EUR" office:value="66206.8023381832">
            <text:p>66.206,80 €</text:p>
          </table:table-cell>
          <table:table-cell table:formula="of:=[.EQ19]*EXP(LN(1+[.$F$2]-[.$H$2]^2/2))*EXP(NORMINV(RAND();0;[.$H$2]))" office:value-type="currency" office:currency="EUR" office:value="4146.72060192449">
            <text:p>4.146,72 €</text:p>
          </table:table-cell>
          <table:table-cell table:formula="of:=[.ER19]*EXP(LN(1+[.$F$2]-[.$H$2]^2/2))*EXP(NORMINV(RAND();0;[.$H$2]))" office:value-type="currency" office:currency="EUR" office:value="31477.7203570701">
            <text:p>31.477,72 €</text:p>
          </table:table-cell>
          <table:table-cell table:formula="of:=[.ES19]*EXP(LN(1+[.$F$2]-[.$H$2]^2/2))*EXP(NORMINV(RAND();0;[.$H$2]))" office:value-type="currency" office:currency="EUR" office:value="28061.006738678">
            <text:p>28.061,01 €</text:p>
          </table:table-cell>
          <table:table-cell table:formula="of:=[.ET19]*EXP(LN(1+[.$F$2]-[.$H$2]^2/2))*EXP(NORMINV(RAND();0;[.$H$2]))" office:value-type="currency" office:currency="EUR" office:value="11700.8511720191">
            <text:p>11.700,85 €</text:p>
          </table:table-cell>
          <table:table-cell table:formula="of:=[.EU19]*EXP(LN(1+[.$F$2]-[.$H$2]^2/2))*EXP(NORMINV(RAND();0;[.$H$2]))" office:value-type="currency" office:currency="EUR" office:value="8420.76384622751">
            <text:p>8.420,76 €</text:p>
          </table:table-cell>
          <table:table-cell table:formula="of:=[.EV19]*EXP(LN(1+[.$F$2]-[.$H$2]^2/2))*EXP(NORMINV(RAND();0;[.$H$2]))" office:value-type="currency" office:currency="EUR" office:value="8082.2275123618">
            <text:p>8.082,23 €</text:p>
          </table:table-cell>
          <table:table-cell table:formula="of:=[.EW19]*EXP(LN(1+[.$F$2]-[.$H$2]^2/2))*EXP(NORMINV(RAND();0;[.$H$2]))" office:value-type="currency" office:currency="EUR" office:value="7928.30650217578">
            <text:p>7.928,31 €</text:p>
          </table:table-cell>
          <table:table-cell table:formula="of:=[.EX19]*EXP(LN(1+[.$F$2]-[.$H$2]^2/2))*EXP(NORMINV(RAND();0;[.$H$2]))" office:value-type="currency" office:currency="EUR" office:value="5956.24197464308">
            <text:p>5.956,24 €</text:p>
          </table:table-cell>
          <table:table-cell table:formula="of:=[.EY19]*EXP(LN(1+[.$F$2]-[.$H$2]^2/2))*EXP(NORMINV(RAND();0;[.$H$2]))" office:value-type="currency" office:currency="EUR" office:value="138430.73065276">
            <text:p>138.430,73 €</text:p>
          </table:table-cell>
          <table:table-cell table:formula="of:=[.EZ19]*EXP(LN(1+[.$F$2]-[.$H$2]^2/2))*EXP(NORMINV(RAND();0;[.$H$2]))" office:value-type="currency" office:currency="EUR" office:value="19678.8795164352">
            <text:p>19.678,88 €</text:p>
          </table:table-cell>
          <table:table-cell table:formula="of:=[.FA19]*EXP(LN(1+[.$F$2]-[.$H$2]^2/2))*EXP(NORMINV(RAND();0;[.$H$2]))" office:value-type="currency" office:currency="EUR" office:value="18096.6140883603">
            <text:p>18.096,61 €</text:p>
          </table:table-cell>
          <table:table-cell table:formula="of:=[.FB19]*EXP(LN(1+[.$F$2]-[.$H$2]^2/2))*EXP(NORMINV(RAND();0;[.$H$2]))" office:value-type="currency" office:currency="EUR" office:value="45161.5258167954">
            <text:p>45.161,53 €</text:p>
          </table:table-cell>
          <table:table-cell table:formula="of:=[.FC19]*EXP(LN(1+[.$F$2]-[.$H$2]^2/2))*EXP(NORMINV(RAND();0;[.$H$2]))" office:value-type="currency" office:currency="EUR" office:value="29875.8077909395">
            <text:p>29.875,81 €</text:p>
          </table:table-cell>
          <table:table-cell table:formula="of:=[.FD19]*EXP(LN(1+[.$F$2]-[.$H$2]^2/2))*EXP(NORMINV(RAND();0;[.$H$2]))" office:value-type="currency" office:currency="EUR" office:value="9459.91973328381">
            <text:p>9.459,92 €</text:p>
          </table:table-cell>
          <table:table-cell table:formula="of:=[.FE19]*EXP(LN(1+[.$F$2]-[.$H$2]^2/2))*EXP(NORMINV(RAND();0;[.$H$2]))" office:value-type="currency" office:currency="EUR" office:value="15528.8432141137">
            <text:p>15.528,84 €</text:p>
          </table:table-cell>
          <table:table-cell table:formula="of:=[.FF19]*EXP(LN(1+[.$F$2]-[.$H$2]^2/2))*EXP(NORMINV(RAND();0;[.$H$2]))" office:value-type="currency" office:currency="EUR" office:value="15017.1340911791">
            <text:p>15.017,13 €</text:p>
          </table:table-cell>
          <table:table-cell table:formula="of:=[.FG19]*EXP(LN(1+[.$F$2]-[.$H$2]^2/2))*EXP(NORMINV(RAND();0;[.$H$2]))" office:value-type="currency" office:currency="EUR" office:value="16036.8374495852">
            <text:p>16.036,84 €</text:p>
          </table:table-cell>
          <table:table-cell table:formula="of:=[.FH19]*EXP(LN(1+[.$F$2]-[.$H$2]^2/2))*EXP(NORMINV(RAND();0;[.$H$2]))" office:value-type="currency" office:currency="EUR" office:value="15140.4707262327">
            <text:p>15.140,47 €</text:p>
          </table:table-cell>
          <table:table-cell table:formula="of:=[.FI19]*EXP(LN(1+[.$F$2]-[.$H$2]^2/2))*EXP(NORMINV(RAND();0;[.$H$2]))" office:value-type="currency" office:currency="EUR" office:value="9884.77142101868">
            <text:p>9.884,77 €</text:p>
          </table:table-cell>
          <table:table-cell table:formula="of:=[.FJ19]*EXP(LN(1+[.$F$2]-[.$H$2]^2/2))*EXP(NORMINV(RAND();0;[.$H$2]))" office:value-type="currency" office:currency="EUR" office:value="21303.0263098066">
            <text:p>21.303,03 €</text:p>
          </table:table-cell>
          <table:table-cell table:formula="of:=[.FK19]*EXP(LN(1+[.$F$2]-[.$H$2]^2/2))*EXP(NORMINV(RAND();0;[.$H$2]))" office:value-type="currency" office:currency="EUR" office:value="17575.6057978103">
            <text:p>17.575,61 €</text:p>
          </table:table-cell>
          <table:table-cell table:formula="of:=[.FL19]*EXP(LN(1+[.$F$2]-[.$H$2]^2/2))*EXP(NORMINV(RAND();0;[.$H$2]))" office:value-type="currency" office:currency="EUR" office:value="18566.7326599832">
            <text:p>18.566,73 €</text:p>
          </table:table-cell>
          <table:table-cell table:formula="of:=[.FM19]*EXP(LN(1+[.$F$2]-[.$H$2]^2/2))*EXP(NORMINV(RAND();0;[.$H$2]))" office:value-type="currency" office:currency="EUR" office:value="20119.7955070466">
            <text:p>20.119,80 €</text:p>
          </table:table-cell>
          <table:table-cell table:formula="of:=[.FN19]*EXP(LN(1+[.$F$2]-[.$H$2]^2/2))*EXP(NORMINV(RAND();0;[.$H$2]))" office:value-type="currency" office:currency="EUR" office:value="12375.290613193">
            <text:p>12.375,29 €</text:p>
          </table:table-cell>
          <table:table-cell table:formula="of:=[.FO19]*EXP(LN(1+[.$F$2]-[.$H$2]^2/2))*EXP(NORMINV(RAND();0;[.$H$2]))" office:value-type="currency" office:currency="EUR" office:value="1968.0211292778">
            <text:p>1.968,02 €</text:p>
          </table:table-cell>
          <table:table-cell table:formula="of:=[.FP19]*EXP(LN(1+[.$F$2]-[.$H$2]^2/2))*EXP(NORMINV(RAND();0;[.$H$2]))" office:value-type="currency" office:currency="EUR" office:value="4134.37614831139">
            <text:p>4.134,38 €</text:p>
          </table:table-cell>
          <table:table-cell table:formula="of:=[.FQ19]*EXP(LN(1+[.$F$2]-[.$H$2]^2/2))*EXP(NORMINV(RAND();0;[.$H$2]))" office:value-type="currency" office:currency="EUR" office:value="57894.7145176071">
            <text:p>57.894,71 €</text:p>
          </table:table-cell>
          <table:table-cell table:formula="of:=[.FR19]*EXP(LN(1+[.$F$2]-[.$H$2]^2/2))*EXP(NORMINV(RAND();0;[.$H$2]))" office:value-type="currency" office:currency="EUR" office:value="17037.0648754042">
            <text:p>17.037,06 €</text:p>
          </table:table-cell>
          <table:table-cell table:formula="of:=[.FS19]*EXP(LN(1+[.$F$2]-[.$H$2]^2/2))*EXP(NORMINV(RAND();0;[.$H$2]))" office:value-type="currency" office:currency="EUR" office:value="2344.40552201261">
            <text:p>2.344,41 €</text:p>
          </table:table-cell>
          <table:table-cell table:formula="of:=[.FT19]*EXP(LN(1+[.$F$2]-[.$H$2]^2/2))*EXP(NORMINV(RAND();0;[.$H$2]))" office:value-type="currency" office:currency="EUR" office:value="31106.6080803684">
            <text:p>31.106,61 €</text:p>
          </table:table-cell>
          <table:table-cell table:formula="of:=[.FU19]*EXP(LN(1+[.$F$2]-[.$H$2]^2/2))*EXP(NORMINV(RAND();0;[.$H$2]))" office:value-type="currency" office:currency="EUR" office:value="41791.6048526254">
            <text:p>41.791,60 €</text:p>
          </table:table-cell>
          <table:table-cell table:formula="of:=[.FV19]*EXP(LN(1+[.$F$2]-[.$H$2]^2/2))*EXP(NORMINV(RAND();0;[.$H$2]))" office:value-type="currency" office:currency="EUR" office:value="18554.1848692482">
            <text:p>18.554,18 €</text:p>
          </table:table-cell>
          <table:table-cell table:formula="of:=[.FW19]*EXP(LN(1+[.$F$2]-[.$H$2]^2/2))*EXP(NORMINV(RAND();0;[.$H$2]))" office:value-type="currency" office:currency="EUR" office:value="38607.6682938553">
            <text:p>38.607,67 €</text:p>
          </table:table-cell>
          <table:table-cell table:formula="of:=[.FX19]*EXP(LN(1+[.$F$2]-[.$H$2]^2/2))*EXP(NORMINV(RAND();0;[.$H$2]))" office:value-type="currency" office:currency="EUR" office:value="42841.5221996524">
            <text:p>42.841,52 €</text:p>
          </table:table-cell>
          <table:table-cell table:formula="of:=[.FY19]*EXP(LN(1+[.$F$2]-[.$H$2]^2/2))*EXP(NORMINV(RAND();0;[.$H$2]))" office:value-type="currency" office:currency="EUR" office:value="17087.7980573366">
            <text:p>17.087,80 €</text:p>
          </table:table-cell>
          <table:table-cell table:formula="of:=[.FZ19]*EXP(LN(1+[.$F$2]-[.$H$2]^2/2))*EXP(NORMINV(RAND();0;[.$H$2]))" office:value-type="currency" office:currency="EUR" office:value="5366.64492452543">
            <text:p>5.366,64 €</text:p>
          </table:table-cell>
          <table:table-cell table:formula="of:=[.GA19]*EXP(LN(1+[.$F$2]-[.$H$2]^2/2))*EXP(NORMINV(RAND();0;[.$H$2]))" office:value-type="currency" office:currency="EUR" office:value="29443.5370889788">
            <text:p>29.443,54 €</text:p>
          </table:table-cell>
          <table:table-cell table:formula="of:=[.GB19]*EXP(LN(1+[.$F$2]-[.$H$2]^2/2))*EXP(NORMINV(RAND();0;[.$H$2]))" office:value-type="currency" office:currency="EUR" office:value="28147.1701423836">
            <text:p>28.147,17 €</text:p>
          </table:table-cell>
          <table:table-cell table:formula="of:=[.GC19]*EXP(LN(1+[.$F$2]-[.$H$2]^2/2))*EXP(NORMINV(RAND();0;[.$H$2]))" office:value-type="currency" office:currency="EUR" office:value="64218.3881261455">
            <text:p>64.218,39 €</text:p>
          </table:table-cell>
          <table:table-cell table:formula="of:=[.GD19]*EXP(LN(1+[.$F$2]-[.$H$2]^2/2))*EXP(NORMINV(RAND();0;[.$H$2]))" office:value-type="currency" office:currency="EUR" office:value="21366.7811812189">
            <text:p>21.366,78 €</text:p>
          </table:table-cell>
          <table:table-cell table:formula="of:=[.GE19]*EXP(LN(1+[.$F$2]-[.$H$2]^2/2))*EXP(NORMINV(RAND();0;[.$H$2]))" office:value-type="currency" office:currency="EUR" office:value="12325.7057072586">
            <text:p>12.325,71 €</text:p>
          </table:table-cell>
          <table:table-cell table:formula="of:=[.GF19]*EXP(LN(1+[.$F$2]-[.$H$2]^2/2))*EXP(NORMINV(RAND();0;[.$H$2]))" office:value-type="currency" office:currency="EUR" office:value="62249.8940409007">
            <text:p>62.249,89 €</text:p>
          </table:table-cell>
          <table:table-cell table:formula="of:=[.GG19]*EXP(LN(1+[.$F$2]-[.$H$2]^2/2))*EXP(NORMINV(RAND();0;[.$H$2]))" office:value-type="currency" office:currency="EUR" office:value="8520.04259605224">
            <text:p>8.520,04 €</text:p>
          </table:table-cell>
          <table:table-cell table:formula="of:=[.GH19]*EXP(LN(1+[.$F$2]-[.$H$2]^2/2))*EXP(NORMINV(RAND();0;[.$H$2]))" office:value-type="currency" office:currency="EUR" office:value="12237.9214936992">
            <text:p>12.237,92 €</text:p>
          </table:table-cell>
          <table:table-cell table:formula="of:=[.GI19]*EXP(LN(1+[.$F$2]-[.$H$2]^2/2))*EXP(NORMINV(RAND();0;[.$H$2]))" office:value-type="currency" office:currency="EUR" office:value="122464.897885787">
            <text:p>122.464,90 €</text:p>
          </table:table-cell>
          <table:table-cell table:formula="of:=[.GJ19]*EXP(LN(1+[.$F$2]-[.$H$2]^2/2))*EXP(NORMINV(RAND();0;[.$H$2]))" office:value-type="currency" office:currency="EUR" office:value="11218.9392762426">
            <text:p>11.218,94 €</text:p>
          </table:table-cell>
          <table:table-cell table:formula="of:=[.GK19]*EXP(LN(1+[.$F$2]-[.$H$2]^2/2))*EXP(NORMINV(RAND();0;[.$H$2]))" office:value-type="currency" office:currency="EUR" office:value="44872.6401866437">
            <text:p>44.872,64 €</text:p>
          </table:table-cell>
          <table:table-cell table:formula="of:=[.GL19]*EXP(LN(1+[.$F$2]-[.$H$2]^2/2))*EXP(NORMINV(RAND();0;[.$H$2]))" office:value-type="currency" office:currency="EUR" office:value="10505.5731951713">
            <text:p>10.505,57 €</text:p>
          </table:table-cell>
          <table:table-cell table:formula="of:=[.GM19]*EXP(LN(1+[.$F$2]-[.$H$2]^2/2))*EXP(NORMINV(RAND();0;[.$H$2]))" office:value-type="currency" office:currency="EUR" office:value="12270.665410025">
            <text:p>12.270,67 €</text:p>
          </table:table-cell>
          <table:table-cell table:formula="of:=[.GN19]*EXP(LN(1+[.$F$2]-[.$H$2]^2/2))*EXP(NORMINV(RAND();0;[.$H$2]))" office:value-type="currency" office:currency="EUR" office:value="5689.1095651253">
            <text:p>5.689,11 €</text:p>
          </table:table-cell>
          <table:table-cell table:formula="of:=[.GO19]*EXP(LN(1+[.$F$2]-[.$H$2]^2/2))*EXP(NORMINV(RAND();0;[.$H$2]))" office:value-type="currency" office:currency="EUR" office:value="50440.3427604557">
            <text:p>50.440,34 €</text:p>
          </table:table-cell>
          <table:table-cell table:formula="of:=[.GP19]*EXP(LN(1+[.$F$2]-[.$H$2]^2/2))*EXP(NORMINV(RAND();0;[.$H$2]))" office:value-type="currency" office:currency="EUR" office:value="188439.248144162">
            <text:p>188.439,25 €</text:p>
          </table:table-cell>
          <table:table-cell table:formula="of:=[.GQ19]*EXP(LN(1+[.$F$2]-[.$H$2]^2/2))*EXP(NORMINV(RAND();0;[.$H$2]))" office:value-type="currency" office:currency="EUR" office:value="39376.3578721067">
            <text:p>39.376,36 €</text:p>
          </table:table-cell>
          <table:table-cell table:formula="of:=[.GR19]*EXP(LN(1+[.$F$2]-[.$H$2]^2/2))*EXP(NORMINV(RAND();0;[.$H$2]))" office:value-type="currency" office:currency="EUR" office:value="18553.2096616228">
            <text:p>18.553,21 €</text:p>
          </table:table-cell>
          <table:table-cell table:formula="of:=[.GS19]*EXP(LN(1+[.$F$2]-[.$H$2]^2/2))*EXP(NORMINV(RAND();0;[.$H$2]))" office:value-type="currency" office:currency="EUR" office:value="11437.8735476815">
            <text:p>11.437,87 €</text:p>
          </table:table-cell>
          <table:table-cell table:formula="of:=[.GT19]*EXP(LN(1+[.$F$2]-[.$H$2]^2/2))*EXP(NORMINV(RAND();0;[.$H$2]))" office:value-type="currency" office:currency="EUR" office:value="10483.8916997271">
            <text:p>10.483,89 €</text:p>
          </table:table-cell>
          <table:table-cell table:formula="of:=[.GU19]*EXP(LN(1+[.$F$2]-[.$H$2]^2/2))*EXP(NORMINV(RAND();0;[.$H$2]))" office:value-type="currency" office:currency="EUR" office:value="24284.9741060095">
            <text:p>24.284,97 €</text:p>
          </table:table-cell>
          <table:table-cell table:formula="of:=[.GV19]*EXP(LN(1+[.$F$2]-[.$H$2]^2/2))*EXP(NORMINV(RAND();0;[.$H$2]))" office:value-type="currency" office:currency="EUR" office:value="27613.2772223684">
            <text:p>27.613,28 €</text:p>
          </table:table-cell>
          <table:table-cell table:formula="of:=[.GW19]*EXP(LN(1+[.$F$2]-[.$H$2]^2/2))*EXP(NORMINV(RAND();0;[.$H$2]))" office:value-type="currency" office:currency="EUR" office:value="15596.5188388355">
            <text:p>15.596,52 €</text:p>
          </table:table-cell>
          <table:table-cell table:formula="of:=[.GX19]*EXP(LN(1+[.$F$2]-[.$H$2]^2/2))*EXP(NORMINV(RAND();0;[.$H$2]))" office:value-type="currency" office:currency="EUR" office:value="27122.5117872055">
            <text:p>27.122,51 €</text:p>
          </table:table-cell>
          <table:table-cell table:formula="of:=[.GY19]*EXP(LN(1+[.$F$2]-[.$H$2]^2/2))*EXP(NORMINV(RAND();0;[.$H$2]))" office:value-type="currency" office:currency="EUR" office:value="3861.79152522218">
            <text:p>3.861,79 €</text:p>
          </table:table-cell>
          <table:table-cell table:formula="of:=[.GZ19]*EXP(LN(1+[.$F$2]-[.$H$2]^2/2))*EXP(NORMINV(RAND();0;[.$H$2]))" office:value-type="currency" office:currency="EUR" office:value="11501.1263714658">
            <text:p>11.501,13 €</text:p>
          </table:table-cell>
          <table:table-cell table:formula="of:=[.HA19]*EXP(LN(1+[.$F$2]-[.$H$2]^2/2))*EXP(NORMINV(RAND();0;[.$H$2]))" office:value-type="currency" office:currency="EUR" office:value="12566.1393754109">
            <text:p>12.566,14 €</text:p>
          </table:table-cell>
          <table:table-cell table:formula="of:=[.HB19]*EXP(LN(1+[.$F$2]-[.$H$2]^2/2))*EXP(NORMINV(RAND();0;[.$H$2]))" office:value-type="currency" office:currency="EUR" office:value="10485.2356008363">
            <text:p>10.485,24 €</text:p>
          </table:table-cell>
          <table:table-cell table:formula="of:=[.HC19]*EXP(LN(1+[.$F$2]-[.$H$2]^2/2))*EXP(NORMINV(RAND();0;[.$H$2]))" office:value-type="currency" office:currency="EUR" office:value="30876.2734723396">
            <text:p>30.876,27 €</text:p>
          </table:table-cell>
          <table:table-cell table:formula="of:=[.HD19]*EXP(LN(1+[.$F$2]-[.$H$2]^2/2))*EXP(NORMINV(RAND();0;[.$H$2]))" office:value-type="currency" office:currency="EUR" office:value="24863.8527057419">
            <text:p>24.863,85 €</text:p>
          </table:table-cell>
          <table:table-cell table:formula="of:=[.HE19]*EXP(LN(1+[.$F$2]-[.$H$2]^2/2))*EXP(NORMINV(RAND();0;[.$H$2]))" office:value-type="currency" office:currency="EUR" office:value="12336.7394870716">
            <text:p>12.336,74 €</text:p>
          </table:table-cell>
          <table:table-cell table:formula="of:=[.HF19]*EXP(LN(1+[.$F$2]-[.$H$2]^2/2))*EXP(NORMINV(RAND();0;[.$H$2]))" office:value-type="currency" office:currency="EUR" office:value="10865.742624806">
            <text:p>10.865,74 €</text:p>
          </table:table-cell>
          <table:table-cell table:formula="of:=[.HG19]*EXP(LN(1+[.$F$2]-[.$H$2]^2/2))*EXP(NORMINV(RAND();0;[.$H$2]))" office:value-type="currency" office:currency="EUR" office:value="39132.6156157873">
            <text:p>39.132,62 €</text:p>
          </table:table-cell>
          <table:table-cell table:formula="of:=[.HH19]*EXP(LN(1+[.$F$2]-[.$H$2]^2/2))*EXP(NORMINV(RAND();0;[.$H$2]))" office:value-type="currency" office:currency="EUR" office:value="13036.8576501171">
            <text:p>13.036,86 €</text:p>
          </table:table-cell>
          <table:table-cell table:formula="of:=[.HI19]*EXP(LN(1+[.$F$2]-[.$H$2]^2/2))*EXP(NORMINV(RAND();0;[.$H$2]))" office:value-type="currency" office:currency="EUR" office:value="17642.7122439159">
            <text:p>17.642,71 €</text:p>
          </table:table-cell>
          <table:table-cell table:formula="of:=[.HJ19]*EXP(LN(1+[.$F$2]-[.$H$2]^2/2))*EXP(NORMINV(RAND();0;[.$H$2]))" office:value-type="currency" office:currency="EUR" office:value="104940.715635263">
            <text:p>104.940,72 €</text:p>
          </table:table-cell>
          <table:table-cell table:formula="of:=[.HK19]*EXP(LN(1+[.$F$2]-[.$H$2]^2/2))*EXP(NORMINV(RAND();0;[.$H$2]))" office:value-type="currency" office:currency="EUR" office:value="9791.87662675681">
            <text:p>9.791,88 €</text:p>
          </table:table-cell>
          <table:table-cell table:formula="of:=[.HL19]*EXP(LN(1+[.$F$2]-[.$H$2]^2/2))*EXP(NORMINV(RAND();0;[.$H$2]))" office:value-type="currency" office:currency="EUR" office:value="6743.05065080089">
            <text:p>6.743,05 €</text:p>
          </table:table-cell>
          <table:table-cell table:formula="of:=[.HM19]*EXP(LN(1+[.$F$2]-[.$H$2]^2/2))*EXP(NORMINV(RAND();0;[.$H$2]))" office:value-type="currency" office:currency="EUR" office:value="6141.17963968018">
            <text:p>6.141,18 €</text:p>
          </table:table-cell>
          <table:table-cell table:formula="of:=[.HN19]*EXP(LN(1+[.$F$2]-[.$H$2]^2/2))*EXP(NORMINV(RAND();0;[.$H$2]))" office:value-type="currency" office:currency="EUR" office:value="11789.6993853149">
            <text:p>11.789,70 €</text:p>
          </table:table-cell>
          <table:table-cell table:formula="of:=[.HO19]*EXP(LN(1+[.$F$2]-[.$H$2]^2/2))*EXP(NORMINV(RAND();0;[.$H$2]))" office:value-type="currency" office:currency="EUR" office:value="26487.9408570471">
            <text:p>26.487,94 €</text:p>
          </table:table-cell>
          <table:table-cell table:formula="of:=[.HP19]*EXP(LN(1+[.$F$2]-[.$H$2]^2/2))*EXP(NORMINV(RAND();0;[.$H$2]))" office:value-type="currency" office:currency="EUR" office:value="46561.7327366986">
            <text:p>46.561,73 €</text:p>
          </table:table-cell>
          <table:table-cell table:formula="of:=[.HQ19]*EXP(LN(1+[.$F$2]-[.$H$2]^2/2))*EXP(NORMINV(RAND();0;[.$H$2]))" office:value-type="currency" office:currency="EUR" office:value="25257.4815220112">
            <text:p>25.257,48 €</text:p>
          </table:table-cell>
          <table:table-cell table:formula="of:=[.HR19]*EXP(LN(1+[.$F$2]-[.$H$2]^2/2))*EXP(NORMINV(RAND();0;[.$H$2]))" office:value-type="currency" office:currency="EUR" office:value="29718.3270589725">
            <text:p>29.718,33 €</text:p>
          </table:table-cell>
          <table:table-cell table:formula="of:=[.HS19]*EXP(LN(1+[.$F$2]-[.$H$2]^2/2))*EXP(NORMINV(RAND();0;[.$H$2]))" office:value-type="currency" office:currency="EUR" office:value="37052.2331595481">
            <text:p>37.052,23 €</text:p>
          </table:table-cell>
          <table:table-cell table:formula="of:=[.HT19]*EXP(LN(1+[.$F$2]-[.$H$2]^2/2))*EXP(NORMINV(RAND();0;[.$H$2]))" office:value-type="currency" office:currency="EUR" office:value="31944.9327677825">
            <text:p>31.944,93 €</text:p>
          </table:table-cell>
          <table:table-cell table:formula="of:=[.HU19]*EXP(LN(1+[.$F$2]-[.$H$2]^2/2))*EXP(NORMINV(RAND();0;[.$H$2]))" office:value-type="currency" office:currency="EUR" office:value="14899.4564955092">
            <text:p>14.899,46 €</text:p>
          </table:table-cell>
          <table:table-cell table:formula="of:=[.HV19]*EXP(LN(1+[.$F$2]-[.$H$2]^2/2))*EXP(NORMINV(RAND();0;[.$H$2]))" office:value-type="currency" office:currency="EUR" office:value="22183.8652850732">
            <text:p>22.183,87 €</text:p>
          </table:table-cell>
          <table:table-cell table:formula="of:=[.HW19]*EXP(LN(1+[.$F$2]-[.$H$2]^2/2))*EXP(NORMINV(RAND();0;[.$H$2]))" office:value-type="currency" office:currency="EUR" office:value="9809.58787787933">
            <text:p>9.809,59 €</text:p>
          </table:table-cell>
          <table:table-cell table:formula="of:=[.HX19]*EXP(LN(1+[.$F$2]-[.$H$2]^2/2))*EXP(NORMINV(RAND();0;[.$H$2]))" office:value-type="currency" office:currency="EUR" office:value="62837.2621718253">
            <text:p>62.837,26 €</text:p>
          </table:table-cell>
          <table:table-cell table:formula="of:=[.HY19]*EXP(LN(1+[.$F$2]-[.$H$2]^2/2))*EXP(NORMINV(RAND();0;[.$H$2]))" office:value-type="currency" office:currency="EUR" office:value="8793.19507401627">
            <text:p>8.793,20 €</text:p>
          </table:table-cell>
          <table:table-cell table:formula="of:=[.HZ19]*EXP(LN(1+[.$F$2]-[.$H$2]^2/2))*EXP(NORMINV(RAND();0;[.$H$2]))" office:value-type="currency" office:currency="EUR" office:value="30312.2844828922">
            <text:p>30.312,28 €</text:p>
          </table:table-cell>
          <table:table-cell table:formula="of:=[.IA19]*EXP(LN(1+[.$F$2]-[.$H$2]^2/2))*EXP(NORMINV(RAND();0;[.$H$2]))" office:value-type="currency" office:currency="EUR" office:value="26082.2560752722">
            <text:p>26.082,26 €</text:p>
          </table:table-cell>
          <table:table-cell table:formula="of:=[.IB19]*EXP(LN(1+[.$F$2]-[.$H$2]^2/2))*EXP(NORMINV(RAND();0;[.$H$2]))" office:value-type="currency" office:currency="EUR" office:value="45690.6148401262">
            <text:p>45.690,61 €</text:p>
          </table:table-cell>
          <table:table-cell table:formula="of:=[.IC19]*EXP(LN(1+[.$F$2]-[.$H$2]^2/2))*EXP(NORMINV(RAND();0;[.$H$2]))" office:value-type="currency" office:currency="EUR" office:value="14493.270256761">
            <text:p>14.493,27 €</text:p>
          </table:table-cell>
          <table:table-cell table:formula="of:=[.ID19]*EXP(LN(1+[.$F$2]-[.$H$2]^2/2))*EXP(NORMINV(RAND();0;[.$H$2]))" office:value-type="currency" office:currency="EUR" office:value="10080.327420735">
            <text:p>10.080,33 €</text:p>
          </table:table-cell>
          <table:table-cell table:formula="of:=[.IE19]*EXP(LN(1+[.$F$2]-[.$H$2]^2/2))*EXP(NORMINV(RAND();0;[.$H$2]))" office:value-type="currency" office:currency="EUR" office:value="26117.9601359466">
            <text:p>26.117,96 €</text:p>
          </table:table-cell>
          <table:table-cell table:formula="of:=[.IF19]*EXP(LN(1+[.$F$2]-[.$H$2]^2/2))*EXP(NORMINV(RAND();0;[.$H$2]))" office:value-type="currency" office:currency="EUR" office:value="10368.2047359707">
            <text:p>10.368,20 €</text:p>
          </table:table-cell>
          <table:table-cell table:formula="of:=[.IG19]*EXP(LN(1+[.$F$2]-[.$H$2]^2/2))*EXP(NORMINV(RAND();0;[.$H$2]))" office:value-type="currency" office:currency="EUR" office:value="12556.5175408469">
            <text:p>12.556,52 €</text:p>
          </table:table-cell>
          <table:table-cell table:formula="of:=[.IH19]*EXP(LN(1+[.$F$2]-[.$H$2]^2/2))*EXP(NORMINV(RAND();0;[.$H$2]))" office:value-type="currency" office:currency="EUR" office:value="13155.4635017914">
            <text:p>13.155,46 €</text:p>
          </table:table-cell>
          <table:table-cell table:formula="of:=[.II19]*EXP(LN(1+[.$F$2]-[.$H$2]^2/2))*EXP(NORMINV(RAND();0;[.$H$2]))" office:value-type="currency" office:currency="EUR" office:value="20523.9384881903">
            <text:p>20.523,94 €</text:p>
          </table:table-cell>
          <table:table-cell table:formula="of:=[.IJ19]*EXP(LN(1+[.$F$2]-[.$H$2]^2/2))*EXP(NORMINV(RAND();0;[.$H$2]))" office:value-type="currency" office:currency="EUR" office:value="22802.245141898">
            <text:p>22.802,25 €</text:p>
          </table:table-cell>
          <table:table-cell table:formula="of:=[.IK19]*EXP(LN(1+[.$F$2]-[.$H$2]^2/2))*EXP(NORMINV(RAND();0;[.$H$2]))" office:value-type="currency" office:currency="EUR" office:value="27854.7224353514">
            <text:p>27.854,72 €</text:p>
          </table:table-cell>
          <table:table-cell table:formula="of:=[.IL19]*EXP(LN(1+[.$F$2]-[.$H$2]^2/2))*EXP(NORMINV(RAND();0;[.$H$2]))" office:value-type="currency" office:currency="EUR" office:value="10957.7837357264">
            <text:p>10.957,78 €</text:p>
          </table:table-cell>
          <table:table-cell table:formula="of:=[.IM19]*EXP(LN(1+[.$F$2]-[.$H$2]^2/2))*EXP(NORMINV(RAND();0;[.$H$2]))" office:value-type="currency" office:currency="EUR" office:value="13567.7541821058">
            <text:p>13.567,75 €</text:p>
          </table:table-cell>
          <table:table-cell table:formula="of:=[.IN19]*EXP(LN(1+[.$F$2]-[.$H$2]^2/2))*EXP(NORMINV(RAND();0;[.$H$2]))" office:value-type="currency" office:currency="EUR" office:value="76206.4624166078">
            <text:p>76.206,46 €</text:p>
          </table:table-cell>
          <table:table-cell table:formula="of:=[.IO19]*EXP(LN(1+[.$F$2]-[.$H$2]^2/2))*EXP(NORMINV(RAND();0;[.$H$2]))" office:value-type="currency" office:currency="EUR" office:value="8171.63210924748">
            <text:p>8.171,63 €</text:p>
          </table:table-cell>
          <table:table-cell table:formula="of:=[.IP19]*EXP(LN(1+[.$F$2]-[.$H$2]^2/2))*EXP(NORMINV(RAND();0;[.$H$2]))" office:value-type="currency" office:currency="EUR" office:value="39757.7291928983">
            <text:p>39.757,73 €</text:p>
          </table:table-cell>
          <table:table-cell table:formula="of:=[.IQ19]*EXP(LN(1+[.$F$2]-[.$H$2]^2/2))*EXP(NORMINV(RAND();0;[.$H$2]))" office:value-type="currency" office:currency="EUR" office:value="10933.140100158">
            <text:p>10.933,14 €</text:p>
          </table:table-cell>
          <table:table-cell table:formula="of:=[.IR19]*EXP(LN(1+[.$F$2]-[.$H$2]^2/2))*EXP(NORMINV(RAND();0;[.$H$2]))" office:value-type="currency" office:currency="EUR" office:value="13962.2990339314">
            <text:p>13.962,30 €</text:p>
          </table:table-cell>
          <table:table-cell table:formula="of:=[.IS19]*EXP(LN(1+[.$F$2]-[.$H$2]^2/2))*EXP(NORMINV(RAND();0;[.$H$2]))" office:value-type="currency" office:currency="EUR" office:value="20846.6279621881">
            <text:p>20.846,63 €</text:p>
          </table:table-cell>
          <table:table-cell table:formula="of:=[.IT19]*EXP(LN(1+[.$F$2]-[.$H$2]^2/2))*EXP(NORMINV(RAND();0;[.$H$2]))" office:value-type="currency" office:currency="EUR" office:value="107218.032721821">
            <text:p>107.218,03 €</text:p>
          </table:table-cell>
          <table:table-cell table:formula="of:=[.IU19]*EXP(LN(1+[.$F$2]-[.$H$2]^2/2))*EXP(NORMINV(RAND();0;[.$H$2]))" office:value-type="currency" office:currency="EUR" office:value="14525.3945842043">
            <text:p>14.525,39 €</text:p>
          </table:table-cell>
          <table:table-cell table:formula="of:=[.IV19]*EXP(LN(1+[.$F$2]-[.$H$2]^2/2))*EXP(NORMINV(RAND();0;[.$H$2]))" office:value-type="currency" office:currency="EUR" office:value="9039.53611639815">
            <text:p>9.039,54 €</text:p>
          </table:table-cell>
          <table:table-cell table:formula="of:=[.IW19]*EXP(LN(1+[.$F$2]-[.$H$2]^2/2))*EXP(NORMINV(RAND();0;[.$H$2]))" office:value-type="currency" office:currency="EUR" office:value="10129.5855408337">
            <text:p>10.129,59 €</text:p>
          </table:table-cell>
          <table:table-cell table:formula="of:=[.IX19]*EXP(LN(1+[.$F$2]-[.$H$2]^2/2))*EXP(NORMINV(RAND();0;[.$H$2]))" office:value-type="currency" office:currency="EUR" office:value="4500.13040556584">
            <text:p>4.500,13 €</text:p>
          </table:table-cell>
          <table:table-cell table:formula="of:=[.IY19]*EXP(LN(1+[.$F$2]-[.$H$2]^2/2))*EXP(NORMINV(RAND();0;[.$H$2]))" office:value-type="currency" office:currency="EUR" office:value="23321.2598039533">
            <text:p>23.321,26 €</text:p>
          </table:table-cell>
          <table:table-cell table:formula="of:=[.IZ19]*EXP(LN(1+[.$F$2]-[.$H$2]^2/2))*EXP(NORMINV(RAND();0;[.$H$2]))" office:value-type="currency" office:currency="EUR" office:value="15062.627251885">
            <text:p>15.062,63 €</text:p>
          </table:table-cell>
          <table:table-cell table:formula="of:=[.JA19]*EXP(LN(1+[.$F$2]-[.$H$2]^2/2))*EXP(NORMINV(RAND();0;[.$H$2]))" office:value-type="currency" office:currency="EUR" office:value="19666.8287444956">
            <text:p>19.666,83 €</text:p>
          </table:table-cell>
          <table:table-cell table:formula="of:=[.JB19]*EXP(LN(1+[.$F$2]-[.$H$2]^2/2))*EXP(NORMINV(RAND();0;[.$H$2]))" office:value-type="currency" office:currency="EUR" office:value="72982.8862539271">
            <text:p>72.982,89 €</text:p>
          </table:table-cell>
          <table:table-cell table:formula="of:=[.JC19]*EXP(LN(1+[.$F$2]-[.$H$2]^2/2))*EXP(NORMINV(RAND();0;[.$H$2]))" office:value-type="currency" office:currency="EUR" office:value="5976.07371609288">
            <text:p>5.976,07 €</text:p>
          </table:table-cell>
          <table:table-cell table:formula="of:=[.JD19]*EXP(LN(1+[.$F$2]-[.$H$2]^2/2))*EXP(NORMINV(RAND();0;[.$H$2]))" office:value-type="currency" office:currency="EUR" office:value="36329.5795571001">
            <text:p>36.329,58 €</text:p>
          </table:table-cell>
          <table:table-cell table:formula="of:=[.JE19]*EXP(LN(1+[.$F$2]-[.$H$2]^2/2))*EXP(NORMINV(RAND();0;[.$H$2]))" office:value-type="currency" office:currency="EUR" office:value="26897.2956277627">
            <text:p>26.897,30 €</text:p>
          </table:table-cell>
          <table:table-cell table:formula="of:=[.JF19]*EXP(LN(1+[.$F$2]-[.$H$2]^2/2))*EXP(NORMINV(RAND();0;[.$H$2]))" office:value-type="currency" office:currency="EUR" office:value="21519.7291752849">
            <text:p>21.519,73 €</text:p>
          </table:table-cell>
          <table:table-cell table:formula="of:=[.JG19]*EXP(LN(1+[.$F$2]-[.$H$2]^2/2))*EXP(NORMINV(RAND();0;[.$H$2]))" office:value-type="currency" office:currency="EUR" office:value="33358.9135800143">
            <text:p>33.358,91 €</text:p>
          </table:table-cell>
          <table:table-cell table:formula="of:=[.JH19]*EXP(LN(1+[.$F$2]-[.$H$2]^2/2))*EXP(NORMINV(RAND();0;[.$H$2]))" office:value-type="currency" office:currency="EUR" office:value="20748.6724068804">
            <text:p>20.748,67 €</text:p>
          </table:table-cell>
          <table:table-cell table:formula="of:=[.JI19]*EXP(LN(1+[.$F$2]-[.$H$2]^2/2))*EXP(NORMINV(RAND();0;[.$H$2]))" office:value-type="currency" office:currency="EUR" office:value="53511.8987735333">
            <text:p>53.511,90 €</text:p>
          </table:table-cell>
          <table:table-cell table:formula="of:=[.JJ19]*EXP(LN(1+[.$F$2]-[.$H$2]^2/2))*EXP(NORMINV(RAND();0;[.$H$2]))" office:value-type="currency" office:currency="EUR" office:value="24795.4133535102">
            <text:p>24.795,41 €</text:p>
          </table:table-cell>
          <table:table-cell table:formula="of:=[.JK19]*EXP(LN(1+[.$F$2]-[.$H$2]^2/2))*EXP(NORMINV(RAND();0;[.$H$2]))" office:value-type="currency" office:currency="EUR" office:value="17075.4333612673">
            <text:p>17.075,43 €</text:p>
          </table:table-cell>
          <table:table-cell table:formula="of:=[.JL19]*EXP(LN(1+[.$F$2]-[.$H$2]^2/2))*EXP(NORMINV(RAND();0;[.$H$2]))" office:value-type="currency" office:currency="EUR" office:value="12029.4216428948">
            <text:p>12.029,42 €</text:p>
          </table:table-cell>
          <table:table-cell table:formula="of:=[.JM19]*EXP(LN(1+[.$F$2]-[.$H$2]^2/2))*EXP(NORMINV(RAND();0;[.$H$2]))" office:value-type="currency" office:currency="EUR" office:value="20537.9468580804">
            <text:p>20.537,95 €</text:p>
          </table:table-cell>
          <table:table-cell table:formula="of:=[.JN19]*EXP(LN(1+[.$F$2]-[.$H$2]^2/2))*EXP(NORMINV(RAND();0;[.$H$2]))" office:value-type="currency" office:currency="EUR" office:value="32163.3753043147">
            <text:p>32.163,38 €</text:p>
          </table:table-cell>
          <table:table-cell table:formula="of:=[.JO19]*EXP(LN(1+[.$F$2]-[.$H$2]^2/2))*EXP(NORMINV(RAND();0;[.$H$2]))" office:value-type="currency" office:currency="EUR" office:value="4999.72994770795">
            <text:p>4.999,73 €</text:p>
          </table:table-cell>
          <table:table-cell table:formula="of:=[.JP19]*EXP(LN(1+[.$F$2]-[.$H$2]^2/2))*EXP(NORMINV(RAND();0;[.$H$2]))" office:value-type="currency" office:currency="EUR" office:value="94368.0169525569">
            <text:p>94.368,02 €</text:p>
          </table:table-cell>
          <table:table-cell table:formula="of:=[.JQ19]*EXP(LN(1+[.$F$2]-[.$H$2]^2/2))*EXP(NORMINV(RAND();0;[.$H$2]))" office:value-type="currency" office:currency="EUR" office:value="13336.1062163631">
            <text:p>13.336,11 €</text:p>
          </table:table-cell>
          <table:table-cell table:formula="of:=[.JR19]*EXP(LN(1+[.$F$2]-[.$H$2]^2/2))*EXP(NORMINV(RAND();0;[.$H$2]))" office:value-type="currency" office:currency="EUR" office:value="9823.0571413803">
            <text:p>9.823,06 €</text:p>
          </table:table-cell>
          <table:table-cell table:formula="of:=[.JS19]*EXP(LN(1+[.$F$2]-[.$H$2]^2/2))*EXP(NORMINV(RAND();0;[.$H$2]))" office:value-type="currency" office:currency="EUR" office:value="32201.3872802682">
            <text:p>32.201,39 €</text:p>
          </table:table-cell>
          <table:table-cell table:formula="of:=[.JT19]*EXP(LN(1+[.$F$2]-[.$H$2]^2/2))*EXP(NORMINV(RAND();0;[.$H$2]))" office:value-type="currency" office:currency="EUR" office:value="4614.44924907544">
            <text:p>4.614,45 €</text:p>
          </table:table-cell>
          <table:table-cell table:formula="of:=[.JU19]*EXP(LN(1+[.$F$2]-[.$H$2]^2/2))*EXP(NORMINV(RAND();0;[.$H$2]))" office:value-type="currency" office:currency="EUR" office:value="17319.8666820052">
            <text:p>17.319,87 €</text:p>
          </table:table-cell>
          <table:table-cell table:formula="of:=[.JV19]*EXP(LN(1+[.$F$2]-[.$H$2]^2/2))*EXP(NORMINV(RAND();0;[.$H$2]))" office:value-type="currency" office:currency="EUR" office:value="11459.7987360316">
            <text:p>11.459,80 €</text:p>
          </table:table-cell>
          <table:table-cell table:formula="of:=[.JW19]*EXP(LN(1+[.$F$2]-[.$H$2]^2/2))*EXP(NORMINV(RAND();0;[.$H$2]))" office:value-type="currency" office:currency="EUR" office:value="7168.66183524549">
            <text:p>7.168,66 €</text:p>
          </table:table-cell>
          <table:table-cell table:formula="of:=[.JX19]*EXP(LN(1+[.$F$2]-[.$H$2]^2/2))*EXP(NORMINV(RAND();0;[.$H$2]))" office:value-type="currency" office:currency="EUR" office:value="20768.2355813159">
            <text:p>20.768,24 €</text:p>
          </table:table-cell>
          <table:table-cell table:formula="of:=[.JY19]*EXP(LN(1+[.$F$2]-[.$H$2]^2/2))*EXP(NORMINV(RAND();0;[.$H$2]))" office:value-type="currency" office:currency="EUR" office:value="9588.83252405579">
            <text:p>9.588,83 €</text:p>
          </table:table-cell>
          <table:table-cell table:formula="of:=[.JZ19]*EXP(LN(1+[.$F$2]-[.$H$2]^2/2))*EXP(NORMINV(RAND();0;[.$H$2]))" office:value-type="currency" office:currency="EUR" office:value="22579.0224249842">
            <text:p>22.579,02 €</text:p>
          </table:table-cell>
          <table:table-cell table:formula="of:=[.KA19]*EXP(LN(1+[.$F$2]-[.$H$2]^2/2))*EXP(NORMINV(RAND();0;[.$H$2]))" office:value-type="currency" office:currency="EUR" office:value="5660.97892348213">
            <text:p>5.660,98 €</text:p>
          </table:table-cell>
          <table:table-cell table:formula="of:=[.KB19]*EXP(LN(1+[.$F$2]-[.$H$2]^2/2))*EXP(NORMINV(RAND();0;[.$H$2]))" office:value-type="currency" office:currency="EUR" office:value="34604.5203042358">
            <text:p>34.604,52 €</text:p>
          </table:table-cell>
          <table:table-cell table:formula="of:=[.KC19]*EXP(LN(1+[.$F$2]-[.$H$2]^2/2))*EXP(NORMINV(RAND();0;[.$H$2]))" office:value-type="currency" office:currency="EUR" office:value="16832.0280440329">
            <text:p>16.832,03 €</text:p>
          </table:table-cell>
          <table:table-cell table:formula="of:=[.KD19]*EXP(LN(1+[.$F$2]-[.$H$2]^2/2))*EXP(NORMINV(RAND();0;[.$H$2]))" office:value-type="currency" office:currency="EUR" office:value="19731.2789305303">
            <text:p>19.731,28 €</text:p>
          </table:table-cell>
          <table:table-cell table:formula="of:=[.KE19]*EXP(LN(1+[.$F$2]-[.$H$2]^2/2))*EXP(NORMINV(RAND();0;[.$H$2]))" office:value-type="currency" office:currency="EUR" office:value="51880.4935744599">
            <text:p>51.880,49 €</text:p>
          </table:table-cell>
          <table:table-cell table:formula="of:=[.KF19]*EXP(LN(1+[.$F$2]-[.$H$2]^2/2))*EXP(NORMINV(RAND();0;[.$H$2]))" office:value-type="currency" office:currency="EUR" office:value="13051.4856361575">
            <text:p>13.051,49 €</text:p>
          </table:table-cell>
          <table:table-cell table:formula="of:=[.KG19]*EXP(LN(1+[.$F$2]-[.$H$2]^2/2))*EXP(NORMINV(RAND();0;[.$H$2]))" office:value-type="currency" office:currency="EUR" office:value="21459.2070615896">
            <text:p>21.459,21 €</text:p>
          </table:table-cell>
          <table:table-cell table:formula="of:=[.KH19]*EXP(LN(1+[.$F$2]-[.$H$2]^2/2))*EXP(NORMINV(RAND();0;[.$H$2]))" office:value-type="currency" office:currency="EUR" office:value="17688.2840309723">
            <text:p>17.688,28 €</text:p>
          </table:table-cell>
          <table:table-cell table:formula="of:=[.KI19]*EXP(LN(1+[.$F$2]-[.$H$2]^2/2))*EXP(NORMINV(RAND();0;[.$H$2]))" office:value-type="currency" office:currency="EUR" office:value="11588.5034313015">
            <text:p>11.588,50 €</text:p>
          </table:table-cell>
          <table:table-cell table:formula="of:=[.KJ19]*EXP(LN(1+[.$F$2]-[.$H$2]^2/2))*EXP(NORMINV(RAND();0;[.$H$2]))" office:value-type="currency" office:currency="EUR" office:value="118218.70667151">
            <text:p>118.218,71 €</text:p>
          </table:table-cell>
          <table:table-cell table:formula="of:=[.KK19]*EXP(LN(1+[.$F$2]-[.$H$2]^2/2))*EXP(NORMINV(RAND();0;[.$H$2]))" office:value-type="currency" office:currency="EUR" office:value="163494.139293866">
            <text:p>163.494,14 €</text:p>
          </table:table-cell>
          <table:table-cell table:formula="of:=[.KL19]*EXP(LN(1+[.$F$2]-[.$H$2]^2/2))*EXP(NORMINV(RAND();0;[.$H$2]))" office:value-type="currency" office:currency="EUR" office:value="36551.4166302283">
            <text:p>36.551,42 €</text:p>
          </table:table-cell>
          <table:table-cell table:formula="of:=[.KM19]*EXP(LN(1+[.$F$2]-[.$H$2]^2/2))*EXP(NORMINV(RAND();0;[.$H$2]))" office:value-type="currency" office:currency="EUR" office:value="13525.7752353407">
            <text:p>13.525,78 €</text:p>
          </table:table-cell>
          <table:table-cell table:formula="of:=[.KN19]*EXP(LN(1+[.$F$2]-[.$H$2]^2/2))*EXP(NORMINV(RAND();0;[.$H$2]))" office:value-type="currency" office:currency="EUR" office:value="37369.4167148177">
            <text:p>37.369,42 €</text:p>
          </table:table-cell>
          <table:table-cell table:formula="of:=[.KO19]*EXP(LN(1+[.$F$2]-[.$H$2]^2/2))*EXP(NORMINV(RAND();0;[.$H$2]))" office:value-type="currency" office:currency="EUR" office:value="11945.1686754087">
            <text:p>11.945,17 €</text:p>
          </table:table-cell>
          <table:table-cell table:formula="of:=[.KP19]*EXP(LN(1+[.$F$2]-[.$H$2]^2/2))*EXP(NORMINV(RAND();0;[.$H$2]))" office:value-type="currency" office:currency="EUR" office:value="14589.7788376662">
            <text:p>14.589,78 €</text:p>
          </table:table-cell>
          <table:table-cell table:formula="of:=[.KQ19]*EXP(LN(1+[.$F$2]-[.$H$2]^2/2))*EXP(NORMINV(RAND();0;[.$H$2]))" office:value-type="currency" office:currency="EUR" office:value="14104.9483233964">
            <text:p>14.104,95 €</text:p>
          </table:table-cell>
          <table:table-cell table:formula="of:=[.KR19]*EXP(LN(1+[.$F$2]-[.$H$2]^2/2))*EXP(NORMINV(RAND();0;[.$H$2]))" office:value-type="currency" office:currency="EUR" office:value="6075.66875275987">
            <text:p>6.075,67 €</text:p>
          </table:table-cell>
          <table:table-cell table:formula="of:=[.KS19]*EXP(LN(1+[.$F$2]-[.$H$2]^2/2))*EXP(NORMINV(RAND();0;[.$H$2]))" office:value-type="currency" office:currency="EUR" office:value="23266.9511617659">
            <text:p>23.266,95 €</text:p>
          </table:table-cell>
          <table:table-cell table:formula="of:=[.KT19]*EXP(LN(1+[.$F$2]-[.$H$2]^2/2))*EXP(NORMINV(RAND();0;[.$H$2]))" office:value-type="currency" office:currency="EUR" office:value="21487.2103356558">
            <text:p>21.487,21 €</text:p>
          </table:table-cell>
          <table:table-cell table:formula="of:=[.KU19]*EXP(LN(1+[.$F$2]-[.$H$2]^2/2))*EXP(NORMINV(RAND();0;[.$H$2]))" office:value-type="currency" office:currency="EUR" office:value="22681.5220406209">
            <text:p>22.681,52 €</text:p>
          </table:table-cell>
          <table:table-cell table:formula="of:=[.KV19]*EXP(LN(1+[.$F$2]-[.$H$2]^2/2))*EXP(NORMINV(RAND();0;[.$H$2]))" office:value-type="currency" office:currency="EUR" office:value="16035.7840842295">
            <text:p>16.035,78 €</text:p>
          </table:table-cell>
          <table:table-cell table:formula="of:=[.KW19]*EXP(LN(1+[.$F$2]-[.$H$2]^2/2))*EXP(NORMINV(RAND();0;[.$H$2]))" office:value-type="currency" office:currency="EUR" office:value="9949.55681601605">
            <text:p>9.949,56 €</text:p>
          </table:table-cell>
          <table:table-cell table:formula="of:=[.KX19]*EXP(LN(1+[.$F$2]-[.$H$2]^2/2))*EXP(NORMINV(RAND();0;[.$H$2]))" office:value-type="currency" office:currency="EUR" office:value="26153.8403138803">
            <text:p>26.153,84 €</text:p>
          </table:table-cell>
          <table:table-cell table:formula="of:=[.KY19]*EXP(LN(1+[.$F$2]-[.$H$2]^2/2))*EXP(NORMINV(RAND();0;[.$H$2]))" office:value-type="currency" office:currency="EUR" office:value="53334.199461445">
            <text:p>53.334,20 €</text:p>
          </table:table-cell>
          <table:table-cell table:formula="of:=[.KZ19]*EXP(LN(1+[.$F$2]-[.$H$2]^2/2))*EXP(NORMINV(RAND();0;[.$H$2]))" office:value-type="currency" office:currency="EUR" office:value="17212.1949053411">
            <text:p>17.212,19 €</text:p>
          </table:table-cell>
          <table:table-cell table:formula="of:=[.LA19]*EXP(LN(1+[.$F$2]-[.$H$2]^2/2))*EXP(NORMINV(RAND();0;[.$H$2]))" office:value-type="currency" office:currency="EUR" office:value="42251.1842942371">
            <text:p>42.251,18 €</text:p>
          </table:table-cell>
          <table:table-cell table:formula="of:=[.LB19]*EXP(LN(1+[.$F$2]-[.$H$2]^2/2))*EXP(NORMINV(RAND();0;[.$H$2]))" office:value-type="currency" office:currency="EUR" office:value="11801.3884775474">
            <text:p>11.801,39 €</text:p>
          </table:table-cell>
          <table:table-cell table:formula="of:=[.LC19]*EXP(LN(1+[.$F$2]-[.$H$2]^2/2))*EXP(NORMINV(RAND();0;[.$H$2]))" office:value-type="currency" office:currency="EUR" office:value="9990.860065138">
            <text:p>9.990,86 €</text:p>
          </table:table-cell>
          <table:table-cell table:formula="of:=[.LD19]*EXP(LN(1+[.$F$2]-[.$H$2]^2/2))*EXP(NORMINV(RAND();0;[.$H$2]))" office:value-type="currency" office:currency="EUR" office:value="55005.5941599442">
            <text:p>55.005,59 €</text:p>
          </table:table-cell>
          <table:table-cell table:formula="of:=[.LE19]*EXP(LN(1+[.$F$2]-[.$H$2]^2/2))*EXP(NORMINV(RAND();0;[.$H$2]))" office:value-type="currency" office:currency="EUR" office:value="19522.7282535147">
            <text:p>19.522,73 €</text:p>
          </table:table-cell>
          <table:table-cell table:formula="of:=[.LF19]*EXP(LN(1+[.$F$2]-[.$H$2]^2/2))*EXP(NORMINV(RAND();0;[.$H$2]))" office:value-type="currency" office:currency="EUR" office:value="37537.8116512455">
            <text:p>37.537,81 €</text:p>
          </table:table-cell>
          <table:table-cell table:formula="of:=[.LG19]*EXP(LN(1+[.$F$2]-[.$H$2]^2/2))*EXP(NORMINV(RAND();0;[.$H$2]))" office:value-type="currency" office:currency="EUR" office:value="15635.819289041">
            <text:p>15.635,82 €</text:p>
          </table:table-cell>
          <table:table-cell table:formula="of:=[.LH19]*EXP(LN(1+[.$F$2]-[.$H$2]^2/2))*EXP(NORMINV(RAND();0;[.$H$2]))" office:value-type="currency" office:currency="EUR" office:value="42572.0213548135">
            <text:p>42.572,02 €</text:p>
          </table:table-cell>
          <table:table-cell table:formula="of:=[.LI19]*EXP(LN(1+[.$F$2]-[.$H$2]^2/2))*EXP(NORMINV(RAND();0;[.$H$2]))" office:value-type="currency" office:currency="EUR" office:value="47737.4317743233">
            <text:p>47.737,43 €</text:p>
          </table:table-cell>
          <table:table-cell table:formula="of:=[.LJ19]*EXP(LN(1+[.$F$2]-[.$H$2]^2/2))*EXP(NORMINV(RAND();0;[.$H$2]))" office:value-type="currency" office:currency="EUR" office:value="7686.83209803335">
            <text:p>7.686,83 €</text:p>
          </table:table-cell>
          <table:table-cell table:formula="of:=[.LK19]*EXP(LN(1+[.$F$2]-[.$H$2]^2/2))*EXP(NORMINV(RAND();0;[.$H$2]))" office:value-type="currency" office:currency="EUR" office:value="13649.8481745395">
            <text:p>13.649,85 €</text:p>
          </table:table-cell>
          <table:table-cell table:formula="of:=[.LL19]*EXP(LN(1+[.$F$2]-[.$H$2]^2/2))*EXP(NORMINV(RAND();0;[.$H$2]))" office:value-type="currency" office:currency="EUR" office:value="11099.6051170762">
            <text:p>11.099,61 €</text:p>
          </table:table-cell>
          <table:table-cell table:formula="of:=[.LM19]*EXP(LN(1+[.$F$2]-[.$H$2]^2/2))*EXP(NORMINV(RAND();0;[.$H$2]))" office:value-type="currency" office:currency="EUR" office:value="6955.61545501547">
            <text:p>6.955,62 €</text:p>
          </table:table-cell>
          <table:table-cell table:formula="of:=[.LN19]*EXP(LN(1+[.$F$2]-[.$H$2]^2/2))*EXP(NORMINV(RAND();0;[.$H$2]))" office:value-type="currency" office:currency="EUR" office:value="2922.87574277168">
            <text:p>2.922,88 €</text:p>
          </table:table-cell>
          <table:table-cell table:formula="of:=[.LO19]*EXP(LN(1+[.$F$2]-[.$H$2]^2/2))*EXP(NORMINV(RAND();0;[.$H$2]))" office:value-type="currency" office:currency="EUR" office:value="5885.71933332649">
            <text:p>5.885,72 €</text:p>
          </table:table-cell>
          <table:table-cell table:formula="of:=[.LP19]*EXP(LN(1+[.$F$2]-[.$H$2]^2/2))*EXP(NORMINV(RAND();0;[.$H$2]))" office:value-type="currency" office:currency="EUR" office:value="26024.3731402448">
            <text:p>26.024,37 €</text:p>
          </table:table-cell>
          <table:table-cell table:formula="of:=[.LQ19]*EXP(LN(1+[.$F$2]-[.$H$2]^2/2))*EXP(NORMINV(RAND();0;[.$H$2]))" office:value-type="currency" office:currency="EUR" office:value="5993.91657512319">
            <text:p>5.993,92 €</text:p>
          </table:table-cell>
          <table:table-cell table:formula="of:=[.LR19]*EXP(LN(1+[.$F$2]-[.$H$2]^2/2))*EXP(NORMINV(RAND();0;[.$H$2]))" office:value-type="currency" office:currency="EUR" office:value="16539.9786358716">
            <text:p>16.539,98 €</text:p>
          </table:table-cell>
          <table:table-cell table:formula="of:=[.LS19]*EXP(LN(1+[.$F$2]-[.$H$2]^2/2))*EXP(NORMINV(RAND();0;[.$H$2]))" office:value-type="currency" office:currency="EUR" office:value="25063.9767202116">
            <text:p>25.063,98 €</text:p>
          </table:table-cell>
          <table:table-cell table:formula="of:=[.LT19]*EXP(LN(1+[.$F$2]-[.$H$2]^2/2))*EXP(NORMINV(RAND();0;[.$H$2]))" office:value-type="currency" office:currency="EUR" office:value="30201.770255725">
            <text:p>30.201,77 €</text:p>
          </table:table-cell>
          <table:table-cell table:formula="of:=[.LU19]*EXP(LN(1+[.$F$2]-[.$H$2]^2/2))*EXP(NORMINV(RAND();0;[.$H$2]))" office:value-type="currency" office:currency="EUR" office:value="49445.6994240474">
            <text:p>49.445,70 €</text:p>
          </table:table-cell>
          <table:table-cell table:formula="of:=[.LV19]*EXP(LN(1+[.$F$2]-[.$H$2]^2/2))*EXP(NORMINV(RAND();0;[.$H$2]))" office:value-type="currency" office:currency="EUR" office:value="17306.6157294621">
            <text:p>17.306,62 €</text:p>
          </table:table-cell>
          <table:table-cell table:formula="of:=[.LW19]*EXP(LN(1+[.$F$2]-[.$H$2]^2/2))*EXP(NORMINV(RAND();0;[.$H$2]))" office:value-type="currency" office:currency="EUR" office:value="29202.2828143418">
            <text:p>29.202,28 €</text:p>
          </table:table-cell>
          <table:table-cell table:formula="of:=[.LX19]*EXP(LN(1+[.$F$2]-[.$H$2]^2/2))*EXP(NORMINV(RAND();0;[.$H$2]))" office:value-type="currency" office:currency="EUR" office:value="20309.4916455236">
            <text:p>20.309,49 €</text:p>
          </table:table-cell>
          <table:table-cell table:formula="of:=[.LY19]*EXP(LN(1+[.$F$2]-[.$H$2]^2/2))*EXP(NORMINV(RAND();0;[.$H$2]))" office:value-type="currency" office:currency="EUR" office:value="52786.1430047829">
            <text:p>52.786,14 €</text:p>
          </table:table-cell>
          <table:table-cell table:formula="of:=[.LZ19]*EXP(LN(1+[.$F$2]-[.$H$2]^2/2))*EXP(NORMINV(RAND();0;[.$H$2]))" office:value-type="currency" office:currency="EUR" office:value="32816.3922506116">
            <text:p>32.816,39 €</text:p>
          </table:table-cell>
          <table:table-cell table:formula="of:=[.MA19]*EXP(LN(1+[.$F$2]-[.$H$2]^2/2))*EXP(NORMINV(RAND();0;[.$H$2]))" office:value-type="currency" office:currency="EUR" office:value="23281.5511530903">
            <text:p>23.281,55 €</text:p>
          </table:table-cell>
          <table:table-cell table:formula="of:=[.MB19]*EXP(LN(1+[.$F$2]-[.$H$2]^2/2))*EXP(NORMINV(RAND();0;[.$H$2]))" office:value-type="currency" office:currency="EUR" office:value="28336.1802921268">
            <text:p>28.336,18 €</text:p>
          </table:table-cell>
          <table:table-cell table:formula="of:=[.MC19]*EXP(LN(1+[.$F$2]-[.$H$2]^2/2))*EXP(NORMINV(RAND();0;[.$H$2]))" office:value-type="currency" office:currency="EUR" office:value="39922.4004831677">
            <text:p>39.922,40 €</text:p>
          </table:table-cell>
          <table:table-cell table:formula="of:=[.MD19]*EXP(LN(1+[.$F$2]-[.$H$2]^2/2))*EXP(NORMINV(RAND();0;[.$H$2]))" office:value-type="currency" office:currency="EUR" office:value="42683.7309775673">
            <text:p>42.683,73 €</text:p>
          </table:table-cell>
          <table:table-cell table:formula="of:=[.ME19]*EXP(LN(1+[.$F$2]-[.$H$2]^2/2))*EXP(NORMINV(RAND();0;[.$H$2]))" office:value-type="currency" office:currency="EUR" office:value="13206.7655944266">
            <text:p>13.206,77 €</text:p>
          </table:table-cell>
          <table:table-cell table:formula="of:=[.MF19]*EXP(LN(1+[.$F$2]-[.$H$2]^2/2))*EXP(NORMINV(RAND();0;[.$H$2]))" office:value-type="currency" office:currency="EUR" office:value="3390.40326814418">
            <text:p>3.390,40 €</text:p>
          </table:table-cell>
          <table:table-cell table:formula="of:=[.MG19]*EXP(LN(1+[.$F$2]-[.$H$2]^2/2))*EXP(NORMINV(RAND();0;[.$H$2]))" office:value-type="currency" office:currency="EUR" office:value="15834.2886046814">
            <text:p>15.834,29 €</text:p>
          </table:table-cell>
          <table:table-cell table:formula="of:=[.MH19]*EXP(LN(1+[.$F$2]-[.$H$2]^2/2))*EXP(NORMINV(RAND();0;[.$H$2]))" office:value-type="currency" office:currency="EUR" office:value="7384.13307985949">
            <text:p>7.384,13 €</text:p>
          </table:table-cell>
          <table:table-cell table:formula="of:=[.MI19]*EXP(LN(1+[.$F$2]-[.$H$2]^2/2))*EXP(NORMINV(RAND();0;[.$H$2]))" office:value-type="currency" office:currency="EUR" office:value="29670.6077795386">
            <text:p>29.670,61 €</text:p>
          </table:table-cell>
          <table:table-cell table:formula="of:=[.MJ19]*EXP(LN(1+[.$F$2]-[.$H$2]^2/2))*EXP(NORMINV(RAND();0;[.$H$2]))" office:value-type="currency" office:currency="EUR" office:value="40740.9032526007">
            <text:p>40.740,90 €</text:p>
          </table:table-cell>
          <table:table-cell table:formula="of:=[.MK19]*EXP(LN(1+[.$F$2]-[.$H$2]^2/2))*EXP(NORMINV(RAND();0;[.$H$2]))" office:value-type="currency" office:currency="EUR" office:value="82290.397456938">
            <text:p>82.290,40 €</text:p>
          </table:table-cell>
          <table:table-cell table:formula="of:=[.ML19]*EXP(LN(1+[.$F$2]-[.$H$2]^2/2))*EXP(NORMINV(RAND();0;[.$H$2]))" office:value-type="currency" office:currency="EUR" office:value="39290.7695722194">
            <text:p>39.290,77 €</text:p>
          </table:table-cell>
          <table:table-cell table:formula="of:=[.MM19]*EXP(LN(1+[.$F$2]-[.$H$2]^2/2))*EXP(NORMINV(RAND();0;[.$H$2]))" office:value-type="currency" office:currency="EUR" office:value="4875.26604908527">
            <text:p>4.875,27 €</text:p>
          </table:table-cell>
          <table:table-cell table:formula="of:=[.MN19]*EXP(LN(1+[.$F$2]-[.$H$2]^2/2))*EXP(NORMINV(RAND();0;[.$H$2]))" office:value-type="currency" office:currency="EUR" office:value="23293.386176822">
            <text:p>23.293,39 €</text:p>
          </table:table-cell>
          <table:table-cell table:formula="of:=[.MO19]*EXP(LN(1+[.$F$2]-[.$H$2]^2/2))*EXP(NORMINV(RAND();0;[.$H$2]))" office:value-type="currency" office:currency="EUR" office:value="6681.97555775195">
            <text:p>6.681,98 €</text:p>
          </table:table-cell>
          <table:table-cell table:formula="of:=[.MP19]*EXP(LN(1+[.$F$2]-[.$H$2]^2/2))*EXP(NORMINV(RAND();0;[.$H$2]))" office:value-type="currency" office:currency="EUR" office:value="140322.675469104">
            <text:p>140.322,68 €</text:p>
          </table:table-cell>
          <table:table-cell table:formula="of:=[.MQ19]*EXP(LN(1+[.$F$2]-[.$H$2]^2/2))*EXP(NORMINV(RAND();0;[.$H$2]))" office:value-type="currency" office:currency="EUR" office:value="41269.8863791601">
            <text:p>41.269,89 €</text:p>
          </table:table-cell>
          <table:table-cell table:formula="of:=[.MR19]*EXP(LN(1+[.$F$2]-[.$H$2]^2/2))*EXP(NORMINV(RAND();0;[.$H$2]))" office:value-type="currency" office:currency="EUR" office:value="3845.02676479284">
            <text:p>3.845,03 €</text:p>
          </table:table-cell>
          <table:table-cell table:formula="of:=[.MS19]*EXP(LN(1+[.$F$2]-[.$H$2]^2/2))*EXP(NORMINV(RAND();0;[.$H$2]))" office:value-type="currency" office:currency="EUR" office:value="4390.92894106233">
            <text:p>4.390,93 €</text:p>
          </table:table-cell>
          <table:table-cell table:formula="of:=[.MT19]*EXP(LN(1+[.$F$2]-[.$H$2]^2/2))*EXP(NORMINV(RAND();0;[.$H$2]))" office:value-type="currency" office:currency="EUR" office:value="17367.0515382411">
            <text:p>17.367,05 €</text:p>
          </table:table-cell>
          <table:table-cell table:formula="of:=[.MU19]*EXP(LN(1+[.$F$2]-[.$H$2]^2/2))*EXP(NORMINV(RAND();0;[.$H$2]))" office:value-type="currency" office:currency="EUR" office:value="21777.5266491299">
            <text:p>21.777,53 €</text:p>
          </table:table-cell>
          <table:table-cell table:formula="of:=[.MV19]*EXP(LN(1+[.$F$2]-[.$H$2]^2/2))*EXP(NORMINV(RAND();0;[.$H$2]))" office:value-type="currency" office:currency="EUR" office:value="11771.1487093948">
            <text:p>11.771,15 €</text:p>
          </table:table-cell>
          <table:table-cell table:formula="of:=[.MW19]*EXP(LN(1+[.$F$2]-[.$H$2]^2/2))*EXP(NORMINV(RAND();0;[.$H$2]))" office:value-type="currency" office:currency="EUR" office:value="15029.06695729">
            <text:p>15.029,07 €</text:p>
          </table:table-cell>
          <table:table-cell table:formula="of:=[.MX19]*EXP(LN(1+[.$F$2]-[.$H$2]^2/2))*EXP(NORMINV(RAND();0;[.$H$2]))" office:value-type="currency" office:currency="EUR" office:value="16706.9206788121">
            <text:p>16.706,92 €</text:p>
          </table:table-cell>
          <table:table-cell table:formula="of:=[.MY19]*EXP(LN(1+[.$F$2]-[.$H$2]^2/2))*EXP(NORMINV(RAND();0;[.$H$2]))" office:value-type="currency" office:currency="EUR" office:value="90976.2138408471">
            <text:p>90.976,21 €</text:p>
          </table:table-cell>
          <table:table-cell table:formula="of:=[.MZ19]*EXP(LN(1+[.$F$2]-[.$H$2]^2/2))*EXP(NORMINV(RAND();0;[.$H$2]))" office:value-type="currency" office:currency="EUR" office:value="27569.958067655">
            <text:p>27.569,96 €</text:p>
          </table:table-cell>
          <table:table-cell table:formula="of:=[.NA19]*EXP(LN(1+[.$F$2]-[.$H$2]^2/2))*EXP(NORMINV(RAND();0;[.$H$2]))" office:value-type="currency" office:currency="EUR" office:value="31755.3151561503">
            <text:p>31.755,32 €</text:p>
          </table:table-cell>
          <table:table-cell table:formula="of:=[.NB19]*EXP(LN(1+[.$F$2]-[.$H$2]^2/2))*EXP(NORMINV(RAND();0;[.$H$2]))" office:value-type="currency" office:currency="EUR" office:value="62059.3805443258">
            <text:p>62.059,38 €</text:p>
          </table:table-cell>
          <table:table-cell table:formula="of:=[.NC19]*EXP(LN(1+[.$F$2]-[.$H$2]^2/2))*EXP(NORMINV(RAND();0;[.$H$2]))" office:value-type="currency" office:currency="EUR" office:value="17420.3024065202">
            <text:p>17.420,30 €</text:p>
          </table:table-cell>
          <table:table-cell table:formula="of:=[.ND19]*EXP(LN(1+[.$F$2]-[.$H$2]^2/2))*EXP(NORMINV(RAND();0;[.$H$2]))" office:value-type="currency" office:currency="EUR" office:value="29431.5003091618">
            <text:p>29.431,50 €</text:p>
          </table:table-cell>
          <table:table-cell table:formula="of:=[.NE19]*EXP(LN(1+[.$F$2]-[.$H$2]^2/2))*EXP(NORMINV(RAND();0;[.$H$2]))" office:value-type="currency" office:currency="EUR" office:value="6099.02320376409">
            <text:p>6.099,02 €</text:p>
          </table:table-cell>
          <table:table-cell table:formula="of:=[.NF19]*EXP(LN(1+[.$F$2]-[.$H$2]^2/2))*EXP(NORMINV(RAND();0;[.$H$2]))" office:value-type="currency" office:currency="EUR" office:value="10930.1678489256">
            <text:p>10.930,17 €</text:p>
          </table:table-cell>
          <table:table-cell table:formula="of:=[.NG19]*EXP(LN(1+[.$F$2]-[.$H$2]^2/2))*EXP(NORMINV(RAND();0;[.$H$2]))" office:value-type="currency" office:currency="EUR" office:value="10517.9746291036">
            <text:p>10.517,97 €</text:p>
          </table:table-cell>
          <table:table-cell table:formula="of:=[.NH19]*EXP(LN(1+[.$F$2]-[.$H$2]^2/2))*EXP(NORMINV(RAND();0;[.$H$2]))" office:value-type="currency" office:currency="EUR" office:value="50262.676619508">
            <text:p>50.262,68 €</text:p>
          </table:table-cell>
          <table:table-cell table:formula="of:=[.NI19]*EXP(LN(1+[.$F$2]-[.$H$2]^2/2))*EXP(NORMINV(RAND();0;[.$H$2]))" office:value-type="currency" office:currency="EUR" office:value="14707.8582772217">
            <text:p>14.707,86 €</text:p>
          </table:table-cell>
          <table:table-cell table:formula="of:=[.NJ19]*EXP(LN(1+[.$F$2]-[.$H$2]^2/2))*EXP(NORMINV(RAND();0;[.$H$2]))" office:value-type="currency" office:currency="EUR" office:value="24383.0428162848">
            <text:p>24.383,04 €</text:p>
          </table:table-cell>
          <table:table-cell table:formula="of:=[.NK19]*EXP(LN(1+[.$F$2]-[.$H$2]^2/2))*EXP(NORMINV(RAND();0;[.$H$2]))" office:value-type="currency" office:currency="EUR" office:value="32664.124490516">
            <text:p>32.664,12 €</text:p>
          </table:table-cell>
          <table:table-cell table:formula="of:=[.NL19]*EXP(LN(1+[.$F$2]-[.$H$2]^2/2))*EXP(NORMINV(RAND();0;[.$H$2]))" office:value-type="currency" office:currency="EUR" office:value="11054.4233725213">
            <text:p>11.054,42 €</text:p>
          </table:table-cell>
          <table:table-cell table:formula="of:=[.NM19]*EXP(LN(1+[.$F$2]-[.$H$2]^2/2))*EXP(NORMINV(RAND();0;[.$H$2]))" office:value-type="currency" office:currency="EUR" office:value="3528.30194541958">
            <text:p>3.528,30 €</text:p>
          </table:table-cell>
          <table:table-cell table:formula="of:=[.NN19]*EXP(LN(1+[.$F$2]-[.$H$2]^2/2))*EXP(NORMINV(RAND();0;[.$H$2]))" office:value-type="currency" office:currency="EUR" office:value="12146.732337465">
            <text:p>12.146,73 €</text:p>
          </table:table-cell>
          <table:table-cell table:formula="of:=[.NO19]*EXP(LN(1+[.$F$2]-[.$H$2]^2/2))*EXP(NORMINV(RAND();0;[.$H$2]))" office:value-type="currency" office:currency="EUR" office:value="3187.42253324612">
            <text:p>3.187,42 €</text:p>
          </table:table-cell>
          <table:table-cell table:formula="of:=[.NP19]*EXP(LN(1+[.$F$2]-[.$H$2]^2/2))*EXP(NORMINV(RAND();0;[.$H$2]))" office:value-type="currency" office:currency="EUR" office:value="9878.51888909041">
            <text:p>9.878,52 €</text:p>
          </table:table-cell>
          <table:table-cell table:formula="of:=[.NQ19]*EXP(LN(1+[.$F$2]-[.$H$2]^2/2))*EXP(NORMINV(RAND();0;[.$H$2]))" office:value-type="currency" office:currency="EUR" office:value="29663.7752615483">
            <text:p>29.663,78 €</text:p>
          </table:table-cell>
          <table:table-cell table:formula="of:=[.NR19]*EXP(LN(1+[.$F$2]-[.$H$2]^2/2))*EXP(NORMINV(RAND();0;[.$H$2]))" office:value-type="currency" office:currency="EUR" office:value="43035.3909836222">
            <text:p>43.035,39 €</text:p>
          </table:table-cell>
          <table:table-cell table:formula="of:=[.NS19]*EXP(LN(1+[.$F$2]-[.$H$2]^2/2))*EXP(NORMINV(RAND();0;[.$H$2]))" office:value-type="currency" office:currency="EUR" office:value="20853.4690850058">
            <text:p>20.853,47 €</text:p>
          </table:table-cell>
          <table:table-cell table:formula="of:=[.NT19]*EXP(LN(1+[.$F$2]-[.$H$2]^2/2))*EXP(NORMINV(RAND();0;[.$H$2]))" office:value-type="currency" office:currency="EUR" office:value="18004.4025173513">
            <text:p>18.004,40 €</text:p>
          </table:table-cell>
          <table:table-cell table:formula="of:=[.NU19]*EXP(LN(1+[.$F$2]-[.$H$2]^2/2))*EXP(NORMINV(RAND();0;[.$H$2]))" office:value-type="currency" office:currency="EUR" office:value="42437.3682444358">
            <text:p>42.437,37 €</text:p>
          </table:table-cell>
          <table:table-cell table:formula="of:=[.NV19]*EXP(LN(1+[.$F$2]-[.$H$2]^2/2))*EXP(NORMINV(RAND();0;[.$H$2]))" office:value-type="currency" office:currency="EUR" office:value="20709.8636511635">
            <text:p>20.709,86 €</text:p>
          </table:table-cell>
          <table:table-cell table:formula="of:=[.NW19]*EXP(LN(1+[.$F$2]-[.$H$2]^2/2))*EXP(NORMINV(RAND();0;[.$H$2]))" office:value-type="currency" office:currency="EUR" office:value="28530.6285966458">
            <text:p>28.530,63 €</text:p>
          </table:table-cell>
          <table:table-cell table:formula="of:=[.NX19]*EXP(LN(1+[.$F$2]-[.$H$2]^2/2))*EXP(NORMINV(RAND();0;[.$H$2]))" office:value-type="currency" office:currency="EUR" office:value="6906.25023333511">
            <text:p>6.906,25 €</text:p>
          </table:table-cell>
          <table:table-cell table:formula="of:=[.NY19]*EXP(LN(1+[.$F$2]-[.$H$2]^2/2))*EXP(NORMINV(RAND();0;[.$H$2]))" office:value-type="currency" office:currency="EUR" office:value="18889.956764189">
            <text:p>18.889,96 €</text:p>
          </table:table-cell>
          <table:table-cell table:formula="of:=[.NZ19]*EXP(LN(1+[.$F$2]-[.$H$2]^2/2))*EXP(NORMINV(RAND();0;[.$H$2]))" office:value-type="currency" office:currency="EUR" office:value="19826.7773094311">
            <text:p>19.826,78 €</text:p>
          </table:table-cell>
          <table:table-cell table:formula="of:=[.OA19]*EXP(LN(1+[.$F$2]-[.$H$2]^2/2))*EXP(NORMINV(RAND();0;[.$H$2]))" office:value-type="currency" office:currency="EUR" office:value="33668.4947971247">
            <text:p>33.668,49 €</text:p>
          </table:table-cell>
          <table:table-cell table:formula="of:=[.OB19]*EXP(LN(1+[.$F$2]-[.$H$2]^2/2))*EXP(NORMINV(RAND();0;[.$H$2]))" office:value-type="currency" office:currency="EUR" office:value="21408.8344930718">
            <text:p>21.408,83 €</text:p>
          </table:table-cell>
          <table:table-cell table:formula="of:=[.OC19]*EXP(LN(1+[.$F$2]-[.$H$2]^2/2))*EXP(NORMINV(RAND();0;[.$H$2]))" office:value-type="currency" office:currency="EUR" office:value="24286.9835144858">
            <text:p>24.286,98 €</text:p>
          </table:table-cell>
          <table:table-cell table:formula="of:=[.OD19]*EXP(LN(1+[.$F$2]-[.$H$2]^2/2))*EXP(NORMINV(RAND();0;[.$H$2]))" office:value-type="currency" office:currency="EUR" office:value="15999.2782516703">
            <text:p>15.999,28 €</text:p>
          </table:table-cell>
          <table:table-cell table:formula="of:=[.OE19]*EXP(LN(1+[.$F$2]-[.$H$2]^2/2))*EXP(NORMINV(RAND();0;[.$H$2]))" office:value-type="currency" office:currency="EUR" office:value="37860.5054701677">
            <text:p>37.860,51 €</text:p>
          </table:table-cell>
          <table:table-cell table:formula="of:=[.OF19]*EXP(LN(1+[.$F$2]-[.$H$2]^2/2))*EXP(NORMINV(RAND();0;[.$H$2]))" office:value-type="currency" office:currency="EUR" office:value="16906.9189488493">
            <text:p>16.906,92 €</text:p>
          </table:table-cell>
          <table:table-cell table:formula="of:=[.OG19]*EXP(LN(1+[.$F$2]-[.$H$2]^2/2))*EXP(NORMINV(RAND();0;[.$H$2]))" office:value-type="currency" office:currency="EUR" office:value="7649.36554135608">
            <text:p>7.649,37 €</text:p>
          </table:table-cell>
          <table:table-cell table:formula="of:=[.OH19]*EXP(LN(1+[.$F$2]-[.$H$2]^2/2))*EXP(NORMINV(RAND();0;[.$H$2]))" office:value-type="currency" office:currency="EUR" office:value="9662.28488818292">
            <text:p>9.662,28 €</text:p>
          </table:table-cell>
          <table:table-cell table:formula="of:=[.OI19]*EXP(LN(1+[.$F$2]-[.$H$2]^2/2))*EXP(NORMINV(RAND();0;[.$H$2]))" office:value-type="currency" office:currency="EUR" office:value="13844.7698820758">
            <text:p>13.844,77 €</text:p>
          </table:table-cell>
          <table:table-cell table:formula="of:=[.OJ19]*EXP(LN(1+[.$F$2]-[.$H$2]^2/2))*EXP(NORMINV(RAND();0;[.$H$2]))" office:value-type="currency" office:currency="EUR" office:value="30677.476820644">
            <text:p>30.677,48 €</text:p>
          </table:table-cell>
          <table:table-cell table:formula="of:=[.OK19]*EXP(LN(1+[.$F$2]-[.$H$2]^2/2))*EXP(NORMINV(RAND();0;[.$H$2]))" office:value-type="currency" office:currency="EUR" office:value="25463.6856670432">
            <text:p>25.463,69 €</text:p>
          </table:table-cell>
          <table:table-cell table:formula="of:=[.OL19]*EXP(LN(1+[.$F$2]-[.$H$2]^2/2))*EXP(NORMINV(RAND();0;[.$H$2]))" office:value-type="currency" office:currency="EUR" office:value="18358.4096030788">
            <text:p>18.358,41 €</text:p>
          </table:table-cell>
          <table:table-cell table:formula="of:=[.OM19]*EXP(LN(1+[.$F$2]-[.$H$2]^2/2))*EXP(NORMINV(RAND();0;[.$H$2]))" office:value-type="currency" office:currency="EUR" office:value="9663.7476344283">
            <text:p>9.663,75 €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[.B20]*EXP(LN(1+[.$F$2]))" office:value-type="currency" office:currency="EUR" office:value="28543.3915291282">
            <text:p>28.543,39 €</text:p>
          </table:table-cell>
          <table:table-cell table:formula="of:=[.C20]*EXP(LN(1+[.$F$2]-[.$H$2]^2/2))*EXP(NORMINV(RAND();0;[.$H$2]))" office:value-type="currency" office:currency="EUR" office:value="8189.44889906453">
            <text:p>8.189,45 €</text:p>
          </table:table-cell>
          <table:table-cell table:formula="of:=[.D20]*EXP(LN(1+[.$F$2]-[.$H$2]^2/2))*EXP(NORMINV(RAND();0;[.$H$2]))" office:value-type="currency" office:currency="EUR" office:value="132136.528036427">
            <text:p>132.136,53 €</text:p>
          </table:table-cell>
          <table:table-cell table:formula="of:=[.E20]*EXP(LN(1+[.$F$2]-[.$H$2]^2/2))*EXP(NORMINV(RAND();0;[.$H$2]))" office:value-type="currency" office:currency="EUR" office:value="8088.66305200421">
            <text:p>8.088,66 €</text:p>
          </table:table-cell>
          <table:table-cell table:formula="of:=[.F20]*EXP(LN(1+[.$F$2]-[.$H$2]^2/2))*EXP(NORMINV(RAND();0;[.$H$2]))" office:value-type="currency" office:currency="EUR" office:value="22317.5981766764">
            <text:p>22.317,60 €</text:p>
          </table:table-cell>
          <table:table-cell table:formula="of:=[.G20]*EXP(LN(1+[.$F$2]-[.$H$2]^2/2))*EXP(NORMINV(RAND();0;[.$H$2]))" office:value-type="currency" office:currency="EUR" office:value="20495.548420927">
            <text:p>20.495,55 €</text:p>
          </table:table-cell>
          <table:table-cell table:formula="of:=[.H20]*EXP(LN(1+[.$F$2]-[.$H$2]^2/2))*EXP(NORMINV(RAND();0;[.$H$2]))" office:value-type="currency" office:currency="EUR" office:value="141995.649425579">
            <text:p>141.995,65 €</text:p>
          </table:table-cell>
          <table:table-cell table:formula="of:=[.I20]*EXP(LN(1+[.$F$2]-[.$H$2]^2/2))*EXP(NORMINV(RAND();0;[.$H$2]))" office:value-type="currency" office:currency="EUR" office:value="28778.0813174642">
            <text:p>28.778,08 €</text:p>
          </table:table-cell>
          <table:table-cell table:formula="of:=[.J20]*EXP(LN(1+[.$F$2]-[.$H$2]^2/2))*EXP(NORMINV(RAND();0;[.$H$2]))" office:value-type="currency" office:currency="EUR" office:value="24538.7392286653">
            <text:p>24.538,74 €</text:p>
          </table:table-cell>
          <table:table-cell table:formula="of:=[.K20]*EXP(LN(1+[.$F$2]-[.$H$2]^2/2))*EXP(NORMINV(RAND();0;[.$H$2]))" office:value-type="currency" office:currency="EUR" office:value="43691.8092010182">
            <text:p>43.691,81 €</text:p>
          </table:table-cell>
          <table:table-cell table:formula="of:=[.L20]*EXP(LN(1+[.$F$2]-[.$H$2]^2/2))*EXP(NORMINV(RAND();0;[.$H$2]))" office:value-type="currency" office:currency="EUR" office:value="7717.63262654544">
            <text:p>7.717,63 €</text:p>
          </table:table-cell>
          <table:table-cell table:formula="of:=[.M20]*EXP(LN(1+[.$F$2]-[.$H$2]^2/2))*EXP(NORMINV(RAND();0;[.$H$2]))" office:value-type="currency" office:currency="EUR" office:value="10417.4631963223">
            <text:p>10.417,46 €</text:p>
          </table:table-cell>
          <table:table-cell table:formula="of:=[.N20]*EXP(LN(1+[.$F$2]-[.$H$2]^2/2))*EXP(NORMINV(RAND();0;[.$H$2]))" office:value-type="currency" office:currency="EUR" office:value="8932.66711079798">
            <text:p>8.932,67 €</text:p>
          </table:table-cell>
          <table:table-cell table:formula="of:=[.O20]*EXP(LN(1+[.$F$2]-[.$H$2]^2/2))*EXP(NORMINV(RAND();0;[.$H$2]))" office:value-type="currency" office:currency="EUR" office:value="7764.57808693457">
            <text:p>7.764,58 €</text:p>
          </table:table-cell>
          <table:table-cell table:formula="of:=[.P20]*EXP(LN(1+[.$F$2]-[.$H$2]^2/2))*EXP(NORMINV(RAND();0;[.$H$2]))" office:value-type="currency" office:currency="EUR" office:value="27646.2379153475">
            <text:p>27.646,24 €</text:p>
          </table:table-cell>
          <table:table-cell table:formula="of:=[.Q20]*EXP(LN(1+[.$F$2]-[.$H$2]^2/2))*EXP(NORMINV(RAND();0;[.$H$2]))" office:value-type="currency" office:currency="EUR" office:value="9872.15116593115">
            <text:p>9.872,15 €</text:p>
          </table:table-cell>
          <table:table-cell table:formula="of:=[.R20]*EXP(LN(1+[.$F$2]-[.$H$2]^2/2))*EXP(NORMINV(RAND();0;[.$H$2]))" office:value-type="currency" office:currency="EUR" office:value="7992.82010784603">
            <text:p>7.992,82 €</text:p>
          </table:table-cell>
          <table:table-cell table:formula="of:=[.S20]*EXP(LN(1+[.$F$2]-[.$H$2]^2/2))*EXP(NORMINV(RAND();0;[.$H$2]))" office:value-type="currency" office:currency="EUR" office:value="22028.8323292953">
            <text:p>22.028,83 €</text:p>
          </table:table-cell>
          <table:table-cell table:formula="of:=[.T20]*EXP(LN(1+[.$F$2]-[.$H$2]^2/2))*EXP(NORMINV(RAND();0;[.$H$2]))" office:value-type="currency" office:currency="EUR" office:value="2181.58359231978">
            <text:p>2.181,58 €</text:p>
          </table:table-cell>
          <table:table-cell table:formula="of:=[.U20]*EXP(LN(1+[.$F$2]-[.$H$2]^2/2))*EXP(NORMINV(RAND();0;[.$H$2]))" office:value-type="currency" office:currency="EUR" office:value="62422.3641359774">
            <text:p>62.422,36 €</text:p>
          </table:table-cell>
          <table:table-cell table:formula="of:=[.V20]*EXP(LN(1+[.$F$2]-[.$H$2]^2/2))*EXP(NORMINV(RAND();0;[.$H$2]))" office:value-type="currency" office:currency="EUR" office:value="15812.3069002493">
            <text:p>15.812,31 €</text:p>
          </table:table-cell>
          <table:table-cell table:formula="of:=[.W20]*EXP(LN(1+[.$F$2]-[.$H$2]^2/2))*EXP(NORMINV(RAND();0;[.$H$2]))" office:value-type="currency" office:currency="EUR" office:value="76099.8901814371">
            <text:p>76.099,89 €</text:p>
          </table:table-cell>
          <table:table-cell table:formula="of:=[.X20]*EXP(LN(1+[.$F$2]-[.$H$2]^2/2))*EXP(NORMINV(RAND();0;[.$H$2]))" office:value-type="currency" office:currency="EUR" office:value="10589.5201303058">
            <text:p>10.589,52 €</text:p>
          </table:table-cell>
          <table:table-cell table:formula="of:=[.Y20]*EXP(LN(1+[.$F$2]-[.$H$2]^2/2))*EXP(NORMINV(RAND();0;[.$H$2]))" office:value-type="currency" office:currency="EUR" office:value="5925.51301765062">
            <text:p>5.925,51 €</text:p>
          </table:table-cell>
          <table:table-cell table:formula="of:=[.Z20]*EXP(LN(1+[.$F$2]-[.$H$2]^2/2))*EXP(NORMINV(RAND();0;[.$H$2]))" office:value-type="currency" office:currency="EUR" office:value="25397.9321995022">
            <text:p>25.397,93 €</text:p>
          </table:table-cell>
          <table:table-cell table:formula="of:=[.AA20]*EXP(LN(1+[.$F$2]-[.$H$2]^2/2))*EXP(NORMINV(RAND();0;[.$H$2]))" office:value-type="currency" office:currency="EUR" office:value="5751.83274397237">
            <text:p>5.751,83 €</text:p>
          </table:table-cell>
          <table:table-cell table:formula="of:=[.AB20]*EXP(LN(1+[.$F$2]-[.$H$2]^2/2))*EXP(NORMINV(RAND();0;[.$H$2]))" office:value-type="currency" office:currency="EUR" office:value="14045.1946924035">
            <text:p>14.045,19 €</text:p>
          </table:table-cell>
          <table:table-cell table:formula="of:=[.AC20]*EXP(LN(1+[.$F$2]-[.$H$2]^2/2))*EXP(NORMINV(RAND();0;[.$H$2]))" office:value-type="currency" office:currency="EUR" office:value="296734.931388254">
            <text:p>296.734,93 €</text:p>
          </table:table-cell>
          <table:table-cell table:formula="of:=[.AD20]*EXP(LN(1+[.$F$2]-[.$H$2]^2/2))*EXP(NORMINV(RAND();0;[.$H$2]))" office:value-type="currency" office:currency="EUR" office:value="12773.10480736">
            <text:p>12.773,10 €</text:p>
          </table:table-cell>
          <table:table-cell table:formula="of:=[.AE20]*EXP(LN(1+[.$F$2]-[.$H$2]^2/2))*EXP(NORMINV(RAND();0;[.$H$2]))" office:value-type="currency" office:currency="EUR" office:value="4793.99018347448">
            <text:p>4.793,99 €</text:p>
          </table:table-cell>
          <table:table-cell table:formula="of:=[.AF20]*EXP(LN(1+[.$F$2]-[.$H$2]^2/2))*EXP(NORMINV(RAND();0;[.$H$2]))" office:value-type="currency" office:currency="EUR" office:value="13681.8845641584">
            <text:p>13.681,88 €</text:p>
          </table:table-cell>
          <table:table-cell table:formula="of:=[.AG20]*EXP(LN(1+[.$F$2]-[.$H$2]^2/2))*EXP(NORMINV(RAND();0;[.$H$2]))" office:value-type="currency" office:currency="EUR" office:value="64450.2848390724">
            <text:p>64.450,28 €</text:p>
          </table:table-cell>
          <table:table-cell table:formula="of:=[.AH20]*EXP(LN(1+[.$F$2]-[.$H$2]^2/2))*EXP(NORMINV(RAND();0;[.$H$2]))" office:value-type="currency" office:currency="EUR" office:value="6773.4597220688">
            <text:p>6.773,46 €</text:p>
          </table:table-cell>
          <table:table-cell table:formula="of:=[.AI20]*EXP(LN(1+[.$F$2]-[.$H$2]^2/2))*EXP(NORMINV(RAND();0;[.$H$2]))" office:value-type="currency" office:currency="EUR" office:value="15683.6749150227">
            <text:p>15.683,67 €</text:p>
          </table:table-cell>
          <table:table-cell table:formula="of:=[.AJ20]*EXP(LN(1+[.$F$2]-[.$H$2]^2/2))*EXP(NORMINV(RAND();0;[.$H$2]))" office:value-type="currency" office:currency="EUR" office:value="11867.2919746269">
            <text:p>11.867,29 €</text:p>
          </table:table-cell>
          <table:table-cell table:formula="of:=[.AK20]*EXP(LN(1+[.$F$2]-[.$H$2]^2/2))*EXP(NORMINV(RAND();0;[.$H$2]))" office:value-type="currency" office:currency="EUR" office:value="32906.5334048015">
            <text:p>32.906,53 €</text:p>
          </table:table-cell>
          <table:table-cell table:formula="of:=[.AL20]*EXP(LN(1+[.$F$2]-[.$H$2]^2/2))*EXP(NORMINV(RAND();0;[.$H$2]))" office:value-type="currency" office:currency="EUR" office:value="7465.35219551307">
            <text:p>7.465,35 €</text:p>
          </table:table-cell>
          <table:table-cell table:formula="of:=[.AM20]*EXP(LN(1+[.$F$2]-[.$H$2]^2/2))*EXP(NORMINV(RAND();0;[.$H$2]))" office:value-type="currency" office:currency="EUR" office:value="17314.6783662525">
            <text:p>17.314,68 €</text:p>
          </table:table-cell>
          <table:table-cell table:formula="of:=[.AN20]*EXP(LN(1+[.$F$2]-[.$H$2]^2/2))*EXP(NORMINV(RAND();0;[.$H$2]))" office:value-type="currency" office:currency="EUR" office:value="15635.9365969758">
            <text:p>15.635,94 €</text:p>
          </table:table-cell>
          <table:table-cell table:formula="of:=[.AO20]*EXP(LN(1+[.$F$2]-[.$H$2]^2/2))*EXP(NORMINV(RAND();0;[.$H$2]))" office:value-type="currency" office:currency="EUR" office:value="4343.30036555318">
            <text:p>4.343,30 €</text:p>
          </table:table-cell>
          <table:table-cell table:formula="of:=[.AP20]*EXP(LN(1+[.$F$2]-[.$H$2]^2/2))*EXP(NORMINV(RAND();0;[.$H$2]))" office:value-type="currency" office:currency="EUR" office:value="46766.7191318085">
            <text:p>46.766,72 €</text:p>
          </table:table-cell>
          <table:table-cell table:formula="of:=[.AQ20]*EXP(LN(1+[.$F$2]-[.$H$2]^2/2))*EXP(NORMINV(RAND();0;[.$H$2]))" office:value-type="currency" office:currency="EUR" office:value="12906.6319449585">
            <text:p>12.906,63 €</text:p>
          </table:table-cell>
          <table:table-cell table:formula="of:=[.AR20]*EXP(LN(1+[.$F$2]-[.$H$2]^2/2))*EXP(NORMINV(RAND();0;[.$H$2]))" office:value-type="currency" office:currency="EUR" office:value="44224.1058059255">
            <text:p>44.224,11 €</text:p>
          </table:table-cell>
          <table:table-cell table:formula="of:=[.AS20]*EXP(LN(1+[.$F$2]-[.$H$2]^2/2))*EXP(NORMINV(RAND();0;[.$H$2]))" office:value-type="currency" office:currency="EUR" office:value="143781.947664222">
            <text:p>143.781,95 €</text:p>
          </table:table-cell>
          <table:table-cell table:formula="of:=[.AT20]*EXP(LN(1+[.$F$2]-[.$H$2]^2/2))*EXP(NORMINV(RAND();0;[.$H$2]))" office:value-type="currency" office:currency="EUR" office:value="19519.1356227433">
            <text:p>19.519,14 €</text:p>
          </table:table-cell>
          <table:table-cell table:formula="of:=[.AU20]*EXP(LN(1+[.$F$2]-[.$H$2]^2/2))*EXP(NORMINV(RAND();0;[.$H$2]))" office:value-type="currency" office:currency="EUR" office:value="93811.0474533159">
            <text:p>93.811,05 €</text:p>
          </table:table-cell>
          <table:table-cell table:formula="of:=[.AV20]*EXP(LN(1+[.$F$2]-[.$H$2]^2/2))*EXP(NORMINV(RAND();0;[.$H$2]))" office:value-type="currency" office:currency="EUR" office:value="49836.5888155555">
            <text:p>49.836,59 €</text:p>
          </table:table-cell>
          <table:table-cell table:formula="of:=[.AW20]*EXP(LN(1+[.$F$2]-[.$H$2]^2/2))*EXP(NORMINV(RAND();0;[.$H$2]))" office:value-type="currency" office:currency="EUR" office:value="45491.4089042162">
            <text:p>45.491,41 €</text:p>
          </table:table-cell>
          <table:table-cell table:formula="of:=[.AX20]*EXP(LN(1+[.$F$2]-[.$H$2]^2/2))*EXP(NORMINV(RAND();0;[.$H$2]))" office:value-type="currency" office:currency="EUR" office:value="118165.355569021">
            <text:p>118.165,36 €</text:p>
          </table:table-cell>
          <table:table-cell table:formula="of:=[.AY20]*EXP(LN(1+[.$F$2]-[.$H$2]^2/2))*EXP(NORMINV(RAND();0;[.$H$2]))" office:value-type="currency" office:currency="EUR" office:value="25849.8894124674">
            <text:p>25.849,89 €</text:p>
          </table:table-cell>
          <table:table-cell table:formula="of:=[.AZ20]*EXP(LN(1+[.$F$2]-[.$H$2]^2/2))*EXP(NORMINV(RAND();0;[.$H$2]))" office:value-type="currency" office:currency="EUR" office:value="6507.43037109626">
            <text:p>6.507,43 €</text:p>
          </table:table-cell>
          <table:table-cell table:formula="of:=[.BA20]*EXP(LN(1+[.$F$2]-[.$H$2]^2/2))*EXP(NORMINV(RAND();0;[.$H$2]))" office:value-type="currency" office:currency="EUR" office:value="57812.0009795741">
            <text:p>57.812,00 €</text:p>
          </table:table-cell>
          <table:table-cell table:formula="of:=[.BB20]*EXP(LN(1+[.$F$2]-[.$H$2]^2/2))*EXP(NORMINV(RAND();0;[.$H$2]))" office:value-type="currency" office:currency="EUR" office:value="15933.9637104572">
            <text:p>15.933,96 €</text:p>
          </table:table-cell>
          <table:table-cell table:formula="of:=[.BC20]*EXP(LN(1+[.$F$2]-[.$H$2]^2/2))*EXP(NORMINV(RAND();0;[.$H$2]))" office:value-type="currency" office:currency="EUR" office:value="11787.0453296902">
            <text:p>11.787,05 €</text:p>
          </table:table-cell>
          <table:table-cell table:formula="of:=[.BD20]*EXP(LN(1+[.$F$2]-[.$H$2]^2/2))*EXP(NORMINV(RAND();0;[.$H$2]))" office:value-type="currency" office:currency="EUR" office:value="13360.5179920187">
            <text:p>13.360,52 €</text:p>
          </table:table-cell>
          <table:table-cell table:formula="of:=[.BE20]*EXP(LN(1+[.$F$2]-[.$H$2]^2/2))*EXP(NORMINV(RAND();0;[.$H$2]))" office:value-type="currency" office:currency="EUR" office:value="75287.6891231036">
            <text:p>75.287,69 €</text:p>
          </table:table-cell>
          <table:table-cell table:formula="of:=[.BF20]*EXP(LN(1+[.$F$2]-[.$H$2]^2/2))*EXP(NORMINV(RAND();0;[.$H$2]))" office:value-type="currency" office:currency="EUR" office:value="10716.4707962932">
            <text:p>10.716,47 €</text:p>
          </table:table-cell>
          <table:table-cell table:formula="of:=[.BG20]*EXP(LN(1+[.$F$2]-[.$H$2]^2/2))*EXP(NORMINV(RAND();0;[.$H$2]))" office:value-type="currency" office:currency="EUR" office:value="10621.6706454674">
            <text:p>10.621,67 €</text:p>
          </table:table-cell>
          <table:table-cell table:formula="of:=[.BH20]*EXP(LN(1+[.$F$2]-[.$H$2]^2/2))*EXP(NORMINV(RAND();0;[.$H$2]))" office:value-type="currency" office:currency="EUR" office:value="12349.9454531021">
            <text:p>12.349,95 €</text:p>
          </table:table-cell>
          <table:table-cell table:formula="of:=[.BI20]*EXP(LN(1+[.$F$2]-[.$H$2]^2/2))*EXP(NORMINV(RAND();0;[.$H$2]))" office:value-type="currency" office:currency="EUR" office:value="19570.084116571">
            <text:p>19.570,08 €</text:p>
          </table:table-cell>
          <table:table-cell table:formula="of:=[.BJ20]*EXP(LN(1+[.$F$2]-[.$H$2]^2/2))*EXP(NORMINV(RAND();0;[.$H$2]))" office:value-type="currency" office:currency="EUR" office:value="11812.657549821">
            <text:p>11.812,66 €</text:p>
          </table:table-cell>
          <table:table-cell table:formula="of:=[.BK20]*EXP(LN(1+[.$F$2]-[.$H$2]^2/2))*EXP(NORMINV(RAND();0;[.$H$2]))" office:value-type="currency" office:currency="EUR" office:value="15935.7328360534">
            <text:p>15.935,73 €</text:p>
          </table:table-cell>
          <table:table-cell table:formula="of:=[.BL20]*EXP(LN(1+[.$F$2]-[.$H$2]^2/2))*EXP(NORMINV(RAND();0;[.$H$2]))" office:value-type="currency" office:currency="EUR" office:value="31072.9142964898">
            <text:p>31.072,91 €</text:p>
          </table:table-cell>
          <table:table-cell table:formula="of:=[.BM20]*EXP(LN(1+[.$F$2]-[.$H$2]^2/2))*EXP(NORMINV(RAND();0;[.$H$2]))" office:value-type="currency" office:currency="EUR" office:value="23839.3586196072">
            <text:p>23.839,36 €</text:p>
          </table:table-cell>
          <table:table-cell table:formula="of:=[.BN20]*EXP(LN(1+[.$F$2]-[.$H$2]^2/2))*EXP(NORMINV(RAND();0;[.$H$2]))" office:value-type="currency" office:currency="EUR" office:value="44674.1753609519">
            <text:p>44.674,18 €</text:p>
          </table:table-cell>
          <table:table-cell table:formula="of:=[.BO20]*EXP(LN(1+[.$F$2]-[.$H$2]^2/2))*EXP(NORMINV(RAND();0;[.$H$2]))" office:value-type="currency" office:currency="EUR" office:value="25602.1115053194">
            <text:p>25.602,11 €</text:p>
          </table:table-cell>
          <table:table-cell table:formula="of:=[.BP20]*EXP(LN(1+[.$F$2]-[.$H$2]^2/2))*EXP(NORMINV(RAND();0;[.$H$2]))" office:value-type="currency" office:currency="EUR" office:value="9711.60238460925">
            <text:p>9.711,60 €</text:p>
          </table:table-cell>
          <table:table-cell table:formula="of:=[.BQ20]*EXP(LN(1+[.$F$2]-[.$H$2]^2/2))*EXP(NORMINV(RAND();0;[.$H$2]))" office:value-type="currency" office:currency="EUR" office:value="11906.7132306028">
            <text:p>11.906,71 €</text:p>
          </table:table-cell>
          <table:table-cell table:formula="of:=[.BR20]*EXP(LN(1+[.$F$2]-[.$H$2]^2/2))*EXP(NORMINV(RAND();0;[.$H$2]))" office:value-type="currency" office:currency="EUR" office:value="20893.8386992067">
            <text:p>20.893,84 €</text:p>
          </table:table-cell>
          <table:table-cell table:formula="of:=[.BS20]*EXP(LN(1+[.$F$2]-[.$H$2]^2/2))*EXP(NORMINV(RAND();0;[.$H$2]))" office:value-type="currency" office:currency="EUR" office:value="10000.5009046991">
            <text:p>10.000,50 €</text:p>
          </table:table-cell>
          <table:table-cell table:formula="of:=[.BT20]*EXP(LN(1+[.$F$2]-[.$H$2]^2/2))*EXP(NORMINV(RAND();0;[.$H$2]))" office:value-type="currency" office:currency="EUR" office:value="12103.369641462">
            <text:p>12.103,37 €</text:p>
          </table:table-cell>
          <table:table-cell table:formula="of:=[.BU20]*EXP(LN(1+[.$F$2]-[.$H$2]^2/2))*EXP(NORMINV(RAND();0;[.$H$2]))" office:value-type="currency" office:currency="EUR" office:value="16831.7890748079">
            <text:p>16.831,79 €</text:p>
          </table:table-cell>
          <table:table-cell table:formula="of:=[.BV20]*EXP(LN(1+[.$F$2]-[.$H$2]^2/2))*EXP(NORMINV(RAND();0;[.$H$2]))" office:value-type="currency" office:currency="EUR" office:value="19659.5150102938">
            <text:p>19.659,52 €</text:p>
          </table:table-cell>
          <table:table-cell table:formula="of:=[.BW20]*EXP(LN(1+[.$F$2]-[.$H$2]^2/2))*EXP(NORMINV(RAND();0;[.$H$2]))" office:value-type="currency" office:currency="EUR" office:value="1797.69390150268">
            <text:p>1.797,69 €</text:p>
          </table:table-cell>
          <table:table-cell table:formula="of:=[.BX20]*EXP(LN(1+[.$F$2]-[.$H$2]^2/2))*EXP(NORMINV(RAND();0;[.$H$2]))" office:value-type="currency" office:currency="EUR" office:value="3970.59181926677">
            <text:p>3.970,59 €</text:p>
          </table:table-cell>
          <table:table-cell table:formula="of:=[.BY20]*EXP(LN(1+[.$F$2]-[.$H$2]^2/2))*EXP(NORMINV(RAND();0;[.$H$2]))" office:value-type="currency" office:currency="EUR" office:value="10922.9855569764">
            <text:p>10.922,99 €</text:p>
          </table:table-cell>
          <table:table-cell table:formula="of:=[.BZ20]*EXP(LN(1+[.$F$2]-[.$H$2]^2/2))*EXP(NORMINV(RAND();0;[.$H$2]))" office:value-type="currency" office:currency="EUR" office:value="6362.71793871251">
            <text:p>6.362,72 €</text:p>
          </table:table-cell>
          <table:table-cell table:formula="of:=[.CA20]*EXP(LN(1+[.$F$2]-[.$H$2]^2/2))*EXP(NORMINV(RAND();0;[.$H$2]))" office:value-type="currency" office:currency="EUR" office:value="53629.2631026394">
            <text:p>53.629,26 €</text:p>
          </table:table-cell>
          <table:table-cell table:formula="of:=[.CB20]*EXP(LN(1+[.$F$2]-[.$H$2]^2/2))*EXP(NORMINV(RAND();0;[.$H$2]))" office:value-type="currency" office:currency="EUR" office:value="61650.0657828626">
            <text:p>61.650,07 €</text:p>
          </table:table-cell>
          <table:table-cell table:formula="of:=[.CC20]*EXP(LN(1+[.$F$2]-[.$H$2]^2/2))*EXP(NORMINV(RAND();0;[.$H$2]))" office:value-type="currency" office:currency="EUR" office:value="13677.2910431824">
            <text:p>13.677,29 €</text:p>
          </table:table-cell>
          <table:table-cell table:formula="of:=[.CD20]*EXP(LN(1+[.$F$2]-[.$H$2]^2/2))*EXP(NORMINV(RAND();0;[.$H$2]))" office:value-type="currency" office:currency="EUR" office:value="4863.98118738576">
            <text:p>4.863,98 €</text:p>
          </table:table-cell>
          <table:table-cell table:formula="of:=[.CE20]*EXP(LN(1+[.$F$2]-[.$H$2]^2/2))*EXP(NORMINV(RAND();0;[.$H$2]))" office:value-type="currency" office:currency="EUR" office:value="15384.3617455691">
            <text:p>15.384,36 €</text:p>
          </table:table-cell>
          <table:table-cell table:formula="of:=[.CF20]*EXP(LN(1+[.$F$2]-[.$H$2]^2/2))*EXP(NORMINV(RAND();0;[.$H$2]))" office:value-type="currency" office:currency="EUR" office:value="2018.64723620881">
            <text:p>2.018,65 €</text:p>
          </table:table-cell>
          <table:table-cell table:formula="of:=[.CG20]*EXP(LN(1+[.$F$2]-[.$H$2]^2/2))*EXP(NORMINV(RAND();0;[.$H$2]))" office:value-type="currency" office:currency="EUR" office:value="12542.7406010486">
            <text:p>12.542,74 €</text:p>
          </table:table-cell>
          <table:table-cell table:formula="of:=[.CH20]*EXP(LN(1+[.$F$2]-[.$H$2]^2/2))*EXP(NORMINV(RAND();0;[.$H$2]))" office:value-type="currency" office:currency="EUR" office:value="67889.0441408589">
            <text:p>67.889,04 €</text:p>
          </table:table-cell>
          <table:table-cell table:formula="of:=[.CI20]*EXP(LN(1+[.$F$2]-[.$H$2]^2/2))*EXP(NORMINV(RAND();0;[.$H$2]))" office:value-type="currency" office:currency="EUR" office:value="40791.1053469008">
            <text:p>40.791,11 €</text:p>
          </table:table-cell>
          <table:table-cell table:formula="of:=[.CJ20]*EXP(LN(1+[.$F$2]-[.$H$2]^2/2))*EXP(NORMINV(RAND();0;[.$H$2]))" office:value-type="currency" office:currency="EUR" office:value="30206.3696190301">
            <text:p>30.206,37 €</text:p>
          </table:table-cell>
          <table:table-cell table:formula="of:=[.CK20]*EXP(LN(1+[.$F$2]-[.$H$2]^2/2))*EXP(NORMINV(RAND();0;[.$H$2]))" office:value-type="currency" office:currency="EUR" office:value="26500.5313787741">
            <text:p>26.500,53 €</text:p>
          </table:table-cell>
          <table:table-cell table:formula="of:=[.CL20]*EXP(LN(1+[.$F$2]-[.$H$2]^2/2))*EXP(NORMINV(RAND();0;[.$H$2]))" office:value-type="currency" office:currency="EUR" office:value="59868.6302757942">
            <text:p>59.868,63 €</text:p>
          </table:table-cell>
          <table:table-cell table:formula="of:=[.CM20]*EXP(LN(1+[.$F$2]-[.$H$2]^2/2))*EXP(NORMINV(RAND();0;[.$H$2]))" office:value-type="currency" office:currency="EUR" office:value="23122.4458403404">
            <text:p>23.122,45 €</text:p>
          </table:table-cell>
          <table:table-cell table:formula="of:=[.CN20]*EXP(LN(1+[.$F$2]-[.$H$2]^2/2))*EXP(NORMINV(RAND();0;[.$H$2]))" office:value-type="currency" office:currency="EUR" office:value="8619.49134194484">
            <text:p>8.619,49 €</text:p>
          </table:table-cell>
          <table:table-cell table:formula="of:=[.CO20]*EXP(LN(1+[.$F$2]-[.$H$2]^2/2))*EXP(NORMINV(RAND();0;[.$H$2]))" office:value-type="currency" office:currency="EUR" office:value="46169.2544869405">
            <text:p>46.169,25 €</text:p>
          </table:table-cell>
          <table:table-cell table:formula="of:=[.CP20]*EXP(LN(1+[.$F$2]-[.$H$2]^2/2))*EXP(NORMINV(RAND();0;[.$H$2]))" office:value-type="currency" office:currency="EUR" office:value="29182.1872659011">
            <text:p>29.182,19 €</text:p>
          </table:table-cell>
          <table:table-cell table:formula="of:=[.CQ20]*EXP(LN(1+[.$F$2]-[.$H$2]^2/2))*EXP(NORMINV(RAND();0;[.$H$2]))" office:value-type="currency" office:currency="EUR" office:value="19485.5483875054">
            <text:p>19.485,55 €</text:p>
          </table:table-cell>
          <table:table-cell table:formula="of:=[.CR20]*EXP(LN(1+[.$F$2]-[.$H$2]^2/2))*EXP(NORMINV(RAND();0;[.$H$2]))" office:value-type="currency" office:currency="EUR" office:value="12602.4574129977">
            <text:p>12.602,46 €</text:p>
          </table:table-cell>
          <table:table-cell table:formula="of:=[.CS20]*EXP(LN(1+[.$F$2]-[.$H$2]^2/2))*EXP(NORMINV(RAND();0;[.$H$2]))" office:value-type="currency" office:currency="EUR" office:value="40806.8898729193">
            <text:p>40.806,89 €</text:p>
          </table:table-cell>
          <table:table-cell table:formula="of:=[.CT20]*EXP(LN(1+[.$F$2]-[.$H$2]^2/2))*EXP(NORMINV(RAND();0;[.$H$2]))" office:value-type="currency" office:currency="EUR" office:value="18821.5931122796">
            <text:p>18.821,59 €</text:p>
          </table:table-cell>
          <table:table-cell table:formula="of:=[.CU20]*EXP(LN(1+[.$F$2]-[.$H$2]^2/2))*EXP(NORMINV(RAND();0;[.$H$2]))" office:value-type="currency" office:currency="EUR" office:value="7519.53839960785">
            <text:p>7.519,54 €</text:p>
          </table:table-cell>
          <table:table-cell table:formula="of:=[.CV20]*EXP(LN(1+[.$F$2]-[.$H$2]^2/2))*EXP(NORMINV(RAND();0;[.$H$2]))" office:value-type="currency" office:currency="EUR" office:value="35483.4266948295">
            <text:p>35.483,43 €</text:p>
          </table:table-cell>
          <table:table-cell table:formula="of:=[.CW20]*EXP(LN(1+[.$F$2]-[.$H$2]^2/2))*EXP(NORMINV(RAND();0;[.$H$2]))" office:value-type="currency" office:currency="EUR" office:value="12037.0245982193">
            <text:p>12.037,02 €</text:p>
          </table:table-cell>
          <table:table-cell table:formula="of:=[.CX20]*EXP(LN(1+[.$F$2]-[.$H$2]^2/2))*EXP(NORMINV(RAND();0;[.$H$2]))" office:value-type="currency" office:currency="EUR" office:value="21226.2199963456">
            <text:p>21.226,22 €</text:p>
          </table:table-cell>
          <table:table-cell table:formula="of:=[.CY20]*EXP(LN(1+[.$F$2]-[.$H$2]^2/2))*EXP(NORMINV(RAND();0;[.$H$2]))" office:value-type="currency" office:currency="EUR" office:value="11591.0810324319">
            <text:p>11.591,08 €</text:p>
          </table:table-cell>
          <table:table-cell table:formula="of:=[.CZ20]*EXP(LN(1+[.$F$2]-[.$H$2]^2/2))*EXP(NORMINV(RAND();0;[.$H$2]))" office:value-type="currency" office:currency="EUR" office:value="31943.0682975197">
            <text:p>31.943,07 €</text:p>
          </table:table-cell>
          <table:table-cell table:formula="of:=[.DA20]*EXP(LN(1+[.$F$2]-[.$H$2]^2/2))*EXP(NORMINV(RAND();0;[.$H$2]))" office:value-type="currency" office:currency="EUR" office:value="11893.6869135609">
            <text:p>11.893,69 €</text:p>
          </table:table-cell>
          <table:table-cell table:formula="of:=[.DB20]*EXP(LN(1+[.$F$2]-[.$H$2]^2/2))*EXP(NORMINV(RAND();0;[.$H$2]))" office:value-type="currency" office:currency="EUR" office:value="30500.4770167423">
            <text:p>30.500,48 €</text:p>
          </table:table-cell>
          <table:table-cell table:formula="of:=[.DC20]*EXP(LN(1+[.$F$2]-[.$H$2]^2/2))*EXP(NORMINV(RAND();0;[.$H$2]))" office:value-type="currency" office:currency="EUR" office:value="32933.00757468">
            <text:p>32.933,01 €</text:p>
          </table:table-cell>
          <table:table-cell table:formula="of:=[.DD20]*EXP(LN(1+[.$F$2]-[.$H$2]^2/2))*EXP(NORMINV(RAND();0;[.$H$2]))" office:value-type="currency" office:currency="EUR" office:value="21665.672401515">
            <text:p>21.665,67 €</text:p>
          </table:table-cell>
          <table:table-cell table:formula="of:=[.DE20]*EXP(LN(1+[.$F$2]-[.$H$2]^2/2))*EXP(NORMINV(RAND();0;[.$H$2]))" office:value-type="currency" office:currency="EUR" office:value="6140.61462399131">
            <text:p>6.140,61 €</text:p>
          </table:table-cell>
          <table:table-cell table:formula="of:=[.DF20]*EXP(LN(1+[.$F$2]-[.$H$2]^2/2))*EXP(NORMINV(RAND();0;[.$H$2]))" office:value-type="currency" office:currency="EUR" office:value="23936.7729683878">
            <text:p>23.936,77 €</text:p>
          </table:table-cell>
          <table:table-cell table:formula="of:=[.DG20]*EXP(LN(1+[.$F$2]-[.$H$2]^2/2))*EXP(NORMINV(RAND();0;[.$H$2]))" office:value-type="currency" office:currency="EUR" office:value="13795.6379848037">
            <text:p>13.795,64 €</text:p>
          </table:table-cell>
          <table:table-cell table:formula="of:=[.DH20]*EXP(LN(1+[.$F$2]-[.$H$2]^2/2))*EXP(NORMINV(RAND();0;[.$H$2]))" office:value-type="currency" office:currency="EUR" office:value="1703.54312868191">
            <text:p>1.703,54 €</text:p>
          </table:table-cell>
          <table:table-cell table:formula="of:=[.DI20]*EXP(LN(1+[.$F$2]-[.$H$2]^2/2))*EXP(NORMINV(RAND();0;[.$H$2]))" office:value-type="currency" office:currency="EUR" office:value="23000.4596553885">
            <text:p>23.000,46 €</text:p>
          </table:table-cell>
          <table:table-cell table:formula="of:=[.DJ20]*EXP(LN(1+[.$F$2]-[.$H$2]^2/2))*EXP(NORMINV(RAND();0;[.$H$2]))" office:value-type="currency" office:currency="EUR" office:value="65104.5905839255">
            <text:p>65.104,59 €</text:p>
          </table:table-cell>
          <table:table-cell table:formula="of:=[.DK20]*EXP(LN(1+[.$F$2]-[.$H$2]^2/2))*EXP(NORMINV(RAND();0;[.$H$2]))" office:value-type="currency" office:currency="EUR" office:value="41438.1592849587">
            <text:p>41.438,16 €</text:p>
          </table:table-cell>
          <table:table-cell table:formula="of:=[.DL20]*EXP(LN(1+[.$F$2]-[.$H$2]^2/2))*EXP(NORMINV(RAND();0;[.$H$2]))" office:value-type="currency" office:currency="EUR" office:value="17521.5936529439">
            <text:p>17.521,59 €</text:p>
          </table:table-cell>
          <table:table-cell table:formula="of:=[.DM20]*EXP(LN(1+[.$F$2]-[.$H$2]^2/2))*EXP(NORMINV(RAND();0;[.$H$2]))" office:value-type="currency" office:currency="EUR" office:value="26743.4242430907">
            <text:p>26.743,42 €</text:p>
          </table:table-cell>
          <table:table-cell table:formula="of:=[.DN20]*EXP(LN(1+[.$F$2]-[.$H$2]^2/2))*EXP(NORMINV(RAND();0;[.$H$2]))" office:value-type="currency" office:currency="EUR" office:value="34030.0764996259">
            <text:p>34.030,08 €</text:p>
          </table:table-cell>
          <table:table-cell table:formula="of:=[.DO20]*EXP(LN(1+[.$F$2]-[.$H$2]^2/2))*EXP(NORMINV(RAND();0;[.$H$2]))" office:value-type="currency" office:currency="EUR" office:value="4351.9620990169">
            <text:p>4.351,96 €</text:p>
          </table:table-cell>
          <table:table-cell table:formula="of:=[.DP20]*EXP(LN(1+[.$F$2]-[.$H$2]^2/2))*EXP(NORMINV(RAND();0;[.$H$2]))" office:value-type="currency" office:currency="EUR" office:value="37458.7825948303">
            <text:p>37.458,78 €</text:p>
          </table:table-cell>
          <table:table-cell table:formula="of:=[.DQ20]*EXP(LN(1+[.$F$2]-[.$H$2]^2/2))*EXP(NORMINV(RAND();0;[.$H$2]))" office:value-type="currency" office:currency="EUR" office:value="60096.0503131298">
            <text:p>60.096,05 €</text:p>
          </table:table-cell>
          <table:table-cell table:formula="of:=[.DR20]*EXP(LN(1+[.$F$2]-[.$H$2]^2/2))*EXP(NORMINV(RAND();0;[.$H$2]))" office:value-type="currency" office:currency="EUR" office:value="44541.7522784333">
            <text:p>44.541,75 €</text:p>
          </table:table-cell>
          <table:table-cell table:formula="of:=[.DS20]*EXP(LN(1+[.$F$2]-[.$H$2]^2/2))*EXP(NORMINV(RAND();0;[.$H$2]))" office:value-type="currency" office:currency="EUR" office:value="21808.3181211268">
            <text:p>21.808,32 €</text:p>
          </table:table-cell>
          <table:table-cell table:formula="of:=[.DT20]*EXP(LN(1+[.$F$2]-[.$H$2]^2/2))*EXP(NORMINV(RAND();0;[.$H$2]))" office:value-type="currency" office:currency="EUR" office:value="126404.503266423">
            <text:p>126.404,50 €</text:p>
          </table:table-cell>
          <table:table-cell table:formula="of:=[.DU20]*EXP(LN(1+[.$F$2]-[.$H$2]^2/2))*EXP(NORMINV(RAND();0;[.$H$2]))" office:value-type="currency" office:currency="EUR" office:value="20925.1639743157">
            <text:p>20.925,16 €</text:p>
          </table:table-cell>
          <table:table-cell table:formula="of:=[.DV20]*EXP(LN(1+[.$F$2]-[.$H$2]^2/2))*EXP(NORMINV(RAND();0;[.$H$2]))" office:value-type="currency" office:currency="EUR" office:value="25808.1164155097">
            <text:p>25.808,12 €</text:p>
          </table:table-cell>
          <table:table-cell table:formula="of:=[.DW20]*EXP(LN(1+[.$F$2]-[.$H$2]^2/2))*EXP(NORMINV(RAND();0;[.$H$2]))" office:value-type="currency" office:currency="EUR" office:value="68280.8457008996">
            <text:p>68.280,85 €</text:p>
          </table:table-cell>
          <table:table-cell table:formula="of:=[.DX20]*EXP(LN(1+[.$F$2]-[.$H$2]^2/2))*EXP(NORMINV(RAND();0;[.$H$2]))" office:value-type="currency" office:currency="EUR" office:value="76761.9854420342">
            <text:p>76.761,99 €</text:p>
          </table:table-cell>
          <table:table-cell table:formula="of:=[.DY20]*EXP(LN(1+[.$F$2]-[.$H$2]^2/2))*EXP(NORMINV(RAND();0;[.$H$2]))" office:value-type="currency" office:currency="EUR" office:value="10053.5454708336">
            <text:p>10.053,55 €</text:p>
          </table:table-cell>
          <table:table-cell table:formula="of:=[.DZ20]*EXP(LN(1+[.$F$2]-[.$H$2]^2/2))*EXP(NORMINV(RAND();0;[.$H$2]))" office:value-type="currency" office:currency="EUR" office:value="44781.7110700401">
            <text:p>44.781,71 €</text:p>
          </table:table-cell>
          <table:table-cell table:formula="of:=[.EA20]*EXP(LN(1+[.$F$2]-[.$H$2]^2/2))*EXP(NORMINV(RAND();0;[.$H$2]))" office:value-type="currency" office:currency="EUR" office:value="16553.8734440896">
            <text:p>16.553,87 €</text:p>
          </table:table-cell>
          <table:table-cell table:formula="of:=[.EB20]*EXP(LN(1+[.$F$2]-[.$H$2]^2/2))*EXP(NORMINV(RAND();0;[.$H$2]))" office:value-type="currency" office:currency="EUR" office:value="28140.4599864217">
            <text:p>28.140,46 €</text:p>
          </table:table-cell>
          <table:table-cell table:formula="of:=[.EC20]*EXP(LN(1+[.$F$2]-[.$H$2]^2/2))*EXP(NORMINV(RAND();0;[.$H$2]))" office:value-type="currency" office:currency="EUR" office:value="26128.3686676088">
            <text:p>26.128,37 €</text:p>
          </table:table-cell>
          <table:table-cell table:formula="of:=[.ED20]*EXP(LN(1+[.$F$2]-[.$H$2]^2/2))*EXP(NORMINV(RAND();0;[.$H$2]))" office:value-type="currency" office:currency="EUR" office:value="15043.4412212139">
            <text:p>15.043,44 €</text:p>
          </table:table-cell>
          <table:table-cell table:formula="of:=[.EE20]*EXP(LN(1+[.$F$2]-[.$H$2]^2/2))*EXP(NORMINV(RAND();0;[.$H$2]))" office:value-type="currency" office:currency="EUR" office:value="7521.27586133319">
            <text:p>7.521,28 €</text:p>
          </table:table-cell>
          <table:table-cell table:formula="of:=[.EF20]*EXP(LN(1+[.$F$2]-[.$H$2]^2/2))*EXP(NORMINV(RAND();0;[.$H$2]))" office:value-type="currency" office:currency="EUR" office:value="8145.02582928987">
            <text:p>8.145,03 €</text:p>
          </table:table-cell>
          <table:table-cell table:formula="of:=[.EG20]*EXP(LN(1+[.$F$2]-[.$H$2]^2/2))*EXP(NORMINV(RAND();0;[.$H$2]))" office:value-type="currency" office:currency="EUR" office:value="74153.3319571255">
            <text:p>74.153,33 €</text:p>
          </table:table-cell>
          <table:table-cell table:formula="of:=[.EH20]*EXP(LN(1+[.$F$2]-[.$H$2]^2/2))*EXP(NORMINV(RAND();0;[.$H$2]))" office:value-type="currency" office:currency="EUR" office:value="9830.19108686959">
            <text:p>9.830,19 €</text:p>
          </table:table-cell>
          <table:table-cell table:formula="of:=[.EI20]*EXP(LN(1+[.$F$2]-[.$H$2]^2/2))*EXP(NORMINV(RAND();0;[.$H$2]))" office:value-type="currency" office:currency="EUR" office:value="11928.8436547833">
            <text:p>11.928,84 €</text:p>
          </table:table-cell>
          <table:table-cell table:formula="of:=[.EJ20]*EXP(LN(1+[.$F$2]-[.$H$2]^2/2))*EXP(NORMINV(RAND();0;[.$H$2]))" office:value-type="currency" office:currency="EUR" office:value="21369.5484980388">
            <text:p>21.369,55 €</text:p>
          </table:table-cell>
          <table:table-cell table:formula="of:=[.EK20]*EXP(LN(1+[.$F$2]-[.$H$2]^2/2))*EXP(NORMINV(RAND();0;[.$H$2]))" office:value-type="currency" office:currency="EUR" office:value="18877.5573184723">
            <text:p>18.877,56 €</text:p>
          </table:table-cell>
          <table:table-cell table:formula="of:=[.EL20]*EXP(LN(1+[.$F$2]-[.$H$2]^2/2))*EXP(NORMINV(RAND();0;[.$H$2]))" office:value-type="currency" office:currency="EUR" office:value="8935.38450799108">
            <text:p>8.935,38 €</text:p>
          </table:table-cell>
          <table:table-cell table:formula="of:=[.EM20]*EXP(LN(1+[.$F$2]-[.$H$2]^2/2))*EXP(NORMINV(RAND();0;[.$H$2]))" office:value-type="currency" office:currency="EUR" office:value="139433.366606554">
            <text:p>139.433,37 €</text:p>
          </table:table-cell>
          <table:table-cell table:formula="of:=[.EN20]*EXP(LN(1+[.$F$2]-[.$H$2]^2/2))*EXP(NORMINV(RAND();0;[.$H$2]))" office:value-type="currency" office:currency="EUR" office:value="19829.4658344795">
            <text:p>19.829,47 €</text:p>
          </table:table-cell>
          <table:table-cell table:formula="of:=[.EO20]*EXP(LN(1+[.$F$2]-[.$H$2]^2/2))*EXP(NORMINV(RAND();0;[.$H$2]))" office:value-type="currency" office:currency="EUR" office:value="6943.82228376066">
            <text:p>6.943,82 €</text:p>
          </table:table-cell>
          <table:table-cell table:formula="of:=[.EP20]*EXP(LN(1+[.$F$2]-[.$H$2]^2/2))*EXP(NORMINV(RAND();0;[.$H$2]))" office:value-type="currency" office:currency="EUR" office:value="65637.8378675606">
            <text:p>65.637,84 €</text:p>
          </table:table-cell>
          <table:table-cell table:formula="of:=[.EQ20]*EXP(LN(1+[.$F$2]-[.$H$2]^2/2))*EXP(NORMINV(RAND();0;[.$H$2]))" office:value-type="currency" office:currency="EUR" office:value="5967.92321978248">
            <text:p>5.967,92 €</text:p>
          </table:table-cell>
          <table:table-cell table:formula="of:=[.ER20]*EXP(LN(1+[.$F$2]-[.$H$2]^2/2))*EXP(NORMINV(RAND();0;[.$H$2]))" office:value-type="currency" office:currency="EUR" office:value="40783.390342597">
            <text:p>40.783,39 €</text:p>
          </table:table-cell>
          <table:table-cell table:formula="of:=[.ES20]*EXP(LN(1+[.$F$2]-[.$H$2]^2/2))*EXP(NORMINV(RAND();0;[.$H$2]))" office:value-type="currency" office:currency="EUR" office:value="35737.8656933089">
            <text:p>35.737,87 €</text:p>
          </table:table-cell>
          <table:table-cell table:formula="of:=[.ET20]*EXP(LN(1+[.$F$2]-[.$H$2]^2/2))*EXP(NORMINV(RAND();0;[.$H$2]))" office:value-type="currency" office:currency="EUR" office:value="9051.08751776188">
            <text:p>9.051,09 €</text:p>
          </table:table-cell>
          <table:table-cell table:formula="of:=[.EU20]*EXP(LN(1+[.$F$2]-[.$H$2]^2/2))*EXP(NORMINV(RAND();0;[.$H$2]))" office:value-type="currency" office:currency="EUR" office:value="8248.34340400637">
            <text:p>8.248,34 €</text:p>
          </table:table-cell>
          <table:table-cell table:formula="of:=[.EV20]*EXP(LN(1+[.$F$2]-[.$H$2]^2/2))*EXP(NORMINV(RAND();0;[.$H$2]))" office:value-type="currency" office:currency="EUR" office:value="10242.5660926479">
            <text:p>10.242,57 €</text:p>
          </table:table-cell>
          <table:table-cell table:formula="of:=[.EW20]*EXP(LN(1+[.$F$2]-[.$H$2]^2/2))*EXP(NORMINV(RAND();0;[.$H$2]))" office:value-type="currency" office:currency="EUR" office:value="7500.70310030519">
            <text:p>7.500,70 €</text:p>
          </table:table-cell>
          <table:table-cell table:formula="of:=[.EX20]*EXP(LN(1+[.$F$2]-[.$H$2]^2/2))*EXP(NORMINV(RAND();0;[.$H$2]))" office:value-type="currency" office:currency="EUR" office:value="6550.30736656439">
            <text:p>6.550,31 €</text:p>
          </table:table-cell>
          <table:table-cell table:formula="of:=[.EY20]*EXP(LN(1+[.$F$2]-[.$H$2]^2/2))*EXP(NORMINV(RAND();0;[.$H$2]))" office:value-type="currency" office:currency="EUR" office:value="124582.759094428">
            <text:p>124.582,76 €</text:p>
          </table:table-cell>
          <table:table-cell table:formula="of:=[.EZ20]*EXP(LN(1+[.$F$2]-[.$H$2]^2/2))*EXP(NORMINV(RAND();0;[.$H$2]))" office:value-type="currency" office:currency="EUR" office:value="24391.3025706673">
            <text:p>24.391,30 €</text:p>
          </table:table-cell>
          <table:table-cell table:formula="of:=[.FA20]*EXP(LN(1+[.$F$2]-[.$H$2]^2/2))*EXP(NORMINV(RAND();0;[.$H$2]))" office:value-type="currency" office:currency="EUR" office:value="19657.5546444822">
            <text:p>19.657,55 €</text:p>
          </table:table-cell>
          <table:table-cell table:formula="of:=[.FB20]*EXP(LN(1+[.$F$2]-[.$H$2]^2/2))*EXP(NORMINV(RAND();0;[.$H$2]))" office:value-type="currency" office:currency="EUR" office:value="46044.135219112">
            <text:p>46.044,14 €</text:p>
          </table:table-cell>
          <table:table-cell table:formula="of:=[.FC20]*EXP(LN(1+[.$F$2]-[.$H$2]^2/2))*EXP(NORMINV(RAND();0;[.$H$2]))" office:value-type="currency" office:currency="EUR" office:value="44378.7549777742">
            <text:p>44.378,75 €</text:p>
          </table:table-cell>
          <table:table-cell table:formula="of:=[.FD20]*EXP(LN(1+[.$F$2]-[.$H$2]^2/2))*EXP(NORMINV(RAND();0;[.$H$2]))" office:value-type="currency" office:currency="EUR" office:value="12033.2087267308">
            <text:p>12.033,21 €</text:p>
          </table:table-cell>
          <table:table-cell table:formula="of:=[.FE20]*EXP(LN(1+[.$F$2]-[.$H$2]^2/2))*EXP(NORMINV(RAND();0;[.$H$2]))" office:value-type="currency" office:currency="EUR" office:value="14642.9039694736">
            <text:p>14.642,90 €</text:p>
          </table:table-cell>
          <table:table-cell table:formula="of:=[.FF20]*EXP(LN(1+[.$F$2]-[.$H$2]^2/2))*EXP(NORMINV(RAND();0;[.$H$2]))" office:value-type="currency" office:currency="EUR" office:value="21647.5427731371">
            <text:p>21.647,54 €</text:p>
          </table:table-cell>
          <table:table-cell table:formula="of:=[.FG20]*EXP(LN(1+[.$F$2]-[.$H$2]^2/2))*EXP(NORMINV(RAND();0;[.$H$2]))" office:value-type="currency" office:currency="EUR" office:value="19077.0324830933">
            <text:p>19.077,03 €</text:p>
          </table:table-cell>
          <table:table-cell table:formula="of:=[.FH20]*EXP(LN(1+[.$F$2]-[.$H$2]^2/2))*EXP(NORMINV(RAND();0;[.$H$2]))" office:value-type="currency" office:currency="EUR" office:value="15089.0911156644">
            <text:p>15.089,09 €</text:p>
          </table:table-cell>
          <table:table-cell table:formula="of:=[.FI20]*EXP(LN(1+[.$F$2]-[.$H$2]^2/2))*EXP(NORMINV(RAND();0;[.$H$2]))" office:value-type="currency" office:currency="EUR" office:value="14371.2394797386">
            <text:p>14.371,24 €</text:p>
          </table:table-cell>
          <table:table-cell table:formula="of:=[.FJ20]*EXP(LN(1+[.$F$2]-[.$H$2]^2/2))*EXP(NORMINV(RAND();0;[.$H$2]))" office:value-type="currency" office:currency="EUR" office:value="21207.3373286783">
            <text:p>21.207,34 €</text:p>
          </table:table-cell>
          <table:table-cell table:formula="of:=[.FK20]*EXP(LN(1+[.$F$2]-[.$H$2]^2/2))*EXP(NORMINV(RAND();0;[.$H$2]))" office:value-type="currency" office:currency="EUR" office:value="21424.2578794435">
            <text:p>21.424,26 €</text:p>
          </table:table-cell>
          <table:table-cell table:formula="of:=[.FL20]*EXP(LN(1+[.$F$2]-[.$H$2]^2/2))*EXP(NORMINV(RAND();0;[.$H$2]))" office:value-type="currency" office:currency="EUR" office:value="19481.1944518394">
            <text:p>19.481,19 €</text:p>
          </table:table-cell>
          <table:table-cell table:formula="of:=[.FM20]*EXP(LN(1+[.$F$2]-[.$H$2]^2/2))*EXP(NORMINV(RAND();0;[.$H$2]))" office:value-type="currency" office:currency="EUR" office:value="22403.286206668">
            <text:p>22.403,29 €</text:p>
          </table:table-cell>
          <table:table-cell table:formula="of:=[.FN20]*EXP(LN(1+[.$F$2]-[.$H$2]^2/2))*EXP(NORMINV(RAND();0;[.$H$2]))" office:value-type="currency" office:currency="EUR" office:value="13974.2991719054">
            <text:p>13.974,30 €</text:p>
          </table:table-cell>
          <table:table-cell table:formula="of:=[.FO20]*EXP(LN(1+[.$F$2]-[.$H$2]^2/2))*EXP(NORMINV(RAND();0;[.$H$2]))" office:value-type="currency" office:currency="EUR" office:value="1790.71360207735">
            <text:p>1.790,71 €</text:p>
          </table:table-cell>
          <table:table-cell table:formula="of:=[.FP20]*EXP(LN(1+[.$F$2]-[.$H$2]^2/2))*EXP(NORMINV(RAND();0;[.$H$2]))" office:value-type="currency" office:currency="EUR" office:value="5937.52040462746">
            <text:p>5.937,52 €</text:p>
          </table:table-cell>
          <table:table-cell table:formula="of:=[.FQ20]*EXP(LN(1+[.$F$2]-[.$H$2]^2/2))*EXP(NORMINV(RAND();0;[.$H$2]))" office:value-type="currency" office:currency="EUR" office:value="57799.4002500785">
            <text:p>57.799,40 €</text:p>
          </table:table-cell>
          <table:table-cell table:formula="of:=[.FR20]*EXP(LN(1+[.$F$2]-[.$H$2]^2/2))*EXP(NORMINV(RAND();0;[.$H$2]))" office:value-type="currency" office:currency="EUR" office:value="18506.7594552937">
            <text:p>18.506,76 €</text:p>
          </table:table-cell>
          <table:table-cell table:formula="of:=[.FS20]*EXP(LN(1+[.$F$2]-[.$H$2]^2/2))*EXP(NORMINV(RAND();0;[.$H$2]))" office:value-type="currency" office:currency="EUR" office:value="1941.52942558519">
            <text:p>1.941,53 €</text:p>
          </table:table-cell>
          <table:table-cell table:formula="of:=[.FT20]*EXP(LN(1+[.$F$2]-[.$H$2]^2/2))*EXP(NORMINV(RAND();0;[.$H$2]))" office:value-type="currency" office:currency="EUR" office:value="28091.8683173175">
            <text:p>28.091,87 €</text:p>
          </table:table-cell>
          <table:table-cell table:formula="of:=[.FU20]*EXP(LN(1+[.$F$2]-[.$H$2]^2/2))*EXP(NORMINV(RAND();0;[.$H$2]))" office:value-type="currency" office:currency="EUR" office:value="47478.7153895227">
            <text:p>47.478,72 €</text:p>
          </table:table-cell>
          <table:table-cell table:formula="of:=[.FV20]*EXP(LN(1+[.$F$2]-[.$H$2]^2/2))*EXP(NORMINV(RAND();0;[.$H$2]))" office:value-type="currency" office:currency="EUR" office:value="13883.3518538273">
            <text:p>13.883,35 €</text:p>
          </table:table-cell>
          <table:table-cell table:formula="of:=[.FW20]*EXP(LN(1+[.$F$2]-[.$H$2]^2/2))*EXP(NORMINV(RAND();0;[.$H$2]))" office:value-type="currency" office:currency="EUR" office:value="37013.1192425993">
            <text:p>37.013,12 €</text:p>
          </table:table-cell>
          <table:table-cell table:formula="of:=[.FX20]*EXP(LN(1+[.$F$2]-[.$H$2]^2/2))*EXP(NORMINV(RAND();0;[.$H$2]))" office:value-type="currency" office:currency="EUR" office:value="44594.3016586782">
            <text:p>44.594,30 €</text:p>
          </table:table-cell>
          <table:table-cell table:formula="of:=[.FY20]*EXP(LN(1+[.$F$2]-[.$H$2]^2/2))*EXP(NORMINV(RAND();0;[.$H$2]))" office:value-type="currency" office:currency="EUR" office:value="21348.1803227716">
            <text:p>21.348,18 €</text:p>
          </table:table-cell>
          <table:table-cell table:formula="of:=[.FZ20]*EXP(LN(1+[.$F$2]-[.$H$2]^2/2))*EXP(NORMINV(RAND();0;[.$H$2]))" office:value-type="currency" office:currency="EUR" office:value="6354.19723018755">
            <text:p>6.354,20 €</text:p>
          </table:table-cell>
          <table:table-cell table:formula="of:=[.GA20]*EXP(LN(1+[.$F$2]-[.$H$2]^2/2))*EXP(NORMINV(RAND();0;[.$H$2]))" office:value-type="currency" office:currency="EUR" office:value="30338.3241039235">
            <text:p>30.338,32 €</text:p>
          </table:table-cell>
          <table:table-cell table:formula="of:=[.GB20]*EXP(LN(1+[.$F$2]-[.$H$2]^2/2))*EXP(NORMINV(RAND();0;[.$H$2]))" office:value-type="currency" office:currency="EUR" office:value="41204.1362214181">
            <text:p>41.204,14 €</text:p>
          </table:table-cell>
          <table:table-cell table:formula="of:=[.GC20]*EXP(LN(1+[.$F$2]-[.$H$2]^2/2))*EXP(NORMINV(RAND();0;[.$H$2]))" office:value-type="currency" office:currency="EUR" office:value="58515.4252916622">
            <text:p>58.515,43 €</text:p>
          </table:table-cell>
          <table:table-cell table:formula="of:=[.GD20]*EXP(LN(1+[.$F$2]-[.$H$2]^2/2))*EXP(NORMINV(RAND();0;[.$H$2]))" office:value-type="currency" office:currency="EUR" office:value="22022.5874872784">
            <text:p>22.022,59 €</text:p>
          </table:table-cell>
          <table:table-cell table:formula="of:=[.GE20]*EXP(LN(1+[.$F$2]-[.$H$2]^2/2))*EXP(NORMINV(RAND();0;[.$H$2]))" office:value-type="currency" office:currency="EUR" office:value="11375.0523671905">
            <text:p>11.375,05 €</text:p>
          </table:table-cell>
          <table:table-cell table:formula="of:=[.GF20]*EXP(LN(1+[.$F$2]-[.$H$2]^2/2))*EXP(NORMINV(RAND();0;[.$H$2]))" office:value-type="currency" office:currency="EUR" office:value="60330.4199521438">
            <text:p>60.330,42 €</text:p>
          </table:table-cell>
          <table:table-cell table:formula="of:=[.GG20]*EXP(LN(1+[.$F$2]-[.$H$2]^2/2))*EXP(NORMINV(RAND();0;[.$H$2]))" office:value-type="currency" office:currency="EUR" office:value="6998.39334061366">
            <text:p>6.998,39 €</text:p>
          </table:table-cell>
          <table:table-cell table:formula="of:=[.GH20]*EXP(LN(1+[.$F$2]-[.$H$2]^2/2))*EXP(NORMINV(RAND();0;[.$H$2]))" office:value-type="currency" office:currency="EUR" office:value="11598.9590720551">
            <text:p>11.598,96 €</text:p>
          </table:table-cell>
          <table:table-cell table:formula="of:=[.GI20]*EXP(LN(1+[.$F$2]-[.$H$2]^2/2))*EXP(NORMINV(RAND();0;[.$H$2]))" office:value-type="currency" office:currency="EUR" office:value="105718.035308793">
            <text:p>105.718,04 €</text:p>
          </table:table-cell>
          <table:table-cell table:formula="of:=[.GJ20]*EXP(LN(1+[.$F$2]-[.$H$2]^2/2))*EXP(NORMINV(RAND();0;[.$H$2]))" office:value-type="currency" office:currency="EUR" office:value="12891.0204772793">
            <text:p>12.891,02 €</text:p>
          </table:table-cell>
          <table:table-cell table:formula="of:=[.GK20]*EXP(LN(1+[.$F$2]-[.$H$2]^2/2))*EXP(NORMINV(RAND();0;[.$H$2]))" office:value-type="currency" office:currency="EUR" office:value="53338.1231042961">
            <text:p>53.338,12 €</text:p>
          </table:table-cell>
          <table:table-cell table:formula="of:=[.GL20]*EXP(LN(1+[.$F$2]-[.$H$2]^2/2))*EXP(NORMINV(RAND();0;[.$H$2]))" office:value-type="currency" office:currency="EUR" office:value="11376.8484436116">
            <text:p>11.376,85 €</text:p>
          </table:table-cell>
          <table:table-cell table:formula="of:=[.GM20]*EXP(LN(1+[.$F$2]-[.$H$2]^2/2))*EXP(NORMINV(RAND();0;[.$H$2]))" office:value-type="currency" office:currency="EUR" office:value="11332.1268931711">
            <text:p>11.332,13 €</text:p>
          </table:table-cell>
          <table:table-cell table:formula="of:=[.GN20]*EXP(LN(1+[.$F$2]-[.$H$2]^2/2))*EXP(NORMINV(RAND();0;[.$H$2]))" office:value-type="currency" office:currency="EUR" office:value="6097.09628984816">
            <text:p>6.097,10 €</text:p>
          </table:table-cell>
          <table:table-cell table:formula="of:=[.GO20]*EXP(LN(1+[.$F$2]-[.$H$2]^2/2))*EXP(NORMINV(RAND();0;[.$H$2]))" office:value-type="currency" office:currency="EUR" office:value="44246.608906075">
            <text:p>44.246,61 €</text:p>
          </table:table-cell>
          <table:table-cell table:formula="of:=[.GP20]*EXP(LN(1+[.$F$2]-[.$H$2]^2/2))*EXP(NORMINV(RAND();0;[.$H$2]))" office:value-type="currency" office:currency="EUR" office:value="166096.508996468">
            <text:p>166.096,51 €</text:p>
          </table:table-cell>
          <table:table-cell table:formula="of:=[.GQ20]*EXP(LN(1+[.$F$2]-[.$H$2]^2/2))*EXP(NORMINV(RAND();0;[.$H$2]))" office:value-type="currency" office:currency="EUR" office:value="48221.1130055588">
            <text:p>48.221,11 €</text:p>
          </table:table-cell>
          <table:table-cell table:formula="of:=[.GR20]*EXP(LN(1+[.$F$2]-[.$H$2]^2/2))*EXP(NORMINV(RAND();0;[.$H$2]))" office:value-type="currency" office:currency="EUR" office:value="12180.7508294701">
            <text:p>12.180,75 €</text:p>
          </table:table-cell>
          <table:table-cell table:formula="of:=[.GS20]*EXP(LN(1+[.$F$2]-[.$H$2]^2/2))*EXP(NORMINV(RAND();0;[.$H$2]))" office:value-type="currency" office:currency="EUR" office:value="11603.9601375642">
            <text:p>11.603,96 €</text:p>
          </table:table-cell>
          <table:table-cell table:formula="of:=[.GT20]*EXP(LN(1+[.$F$2]-[.$H$2]^2/2))*EXP(NORMINV(RAND();0;[.$H$2]))" office:value-type="currency" office:currency="EUR" office:value="9377.23038979686">
            <text:p>9.377,23 €</text:p>
          </table:table-cell>
          <table:table-cell table:formula="of:=[.GU20]*EXP(LN(1+[.$F$2]-[.$H$2]^2/2))*EXP(NORMINV(RAND();0;[.$H$2]))" office:value-type="currency" office:currency="EUR" office:value="32181.7322223953">
            <text:p>32.181,73 €</text:p>
          </table:table-cell>
          <table:table-cell table:formula="of:=[.GV20]*EXP(LN(1+[.$F$2]-[.$H$2]^2/2))*EXP(NORMINV(RAND();0;[.$H$2]))" office:value-type="currency" office:currency="EUR" office:value="34154.927948535">
            <text:p>34.154,93 €</text:p>
          </table:table-cell>
          <table:table-cell table:formula="of:=[.GW20]*EXP(LN(1+[.$F$2]-[.$H$2]^2/2))*EXP(NORMINV(RAND();0;[.$H$2]))" office:value-type="currency" office:currency="EUR" office:value="19482.4670417146">
            <text:p>19.482,47 €</text:p>
          </table:table-cell>
          <table:table-cell table:formula="of:=[.GX20]*EXP(LN(1+[.$F$2]-[.$H$2]^2/2))*EXP(NORMINV(RAND();0;[.$H$2]))" office:value-type="currency" office:currency="EUR" office:value="28151.2480840221">
            <text:p>28.151,25 €</text:p>
          </table:table-cell>
          <table:table-cell table:formula="of:=[.GY20]*EXP(LN(1+[.$F$2]-[.$H$2]^2/2))*EXP(NORMINV(RAND();0;[.$H$2]))" office:value-type="currency" office:currency="EUR" office:value="3602.45903429659">
            <text:p>3.602,46 €</text:p>
          </table:table-cell>
          <table:table-cell table:formula="of:=[.GZ20]*EXP(LN(1+[.$F$2]-[.$H$2]^2/2))*EXP(NORMINV(RAND();0;[.$H$2]))" office:value-type="currency" office:currency="EUR" office:value="11292.7150616176">
            <text:p>11.292,72 €</text:p>
          </table:table-cell>
          <table:table-cell table:formula="of:=[.HA20]*EXP(LN(1+[.$F$2]-[.$H$2]^2/2))*EXP(NORMINV(RAND();0;[.$H$2]))" office:value-type="currency" office:currency="EUR" office:value="15800.2883042337">
            <text:p>15.800,29 €</text:p>
          </table:table-cell>
          <table:table-cell table:formula="of:=[.HB20]*EXP(LN(1+[.$F$2]-[.$H$2]^2/2))*EXP(NORMINV(RAND();0;[.$H$2]))" office:value-type="currency" office:currency="EUR" office:value="10437.8668688752">
            <text:p>10.437,87 €</text:p>
          </table:table-cell>
          <table:table-cell table:formula="of:=[.HC20]*EXP(LN(1+[.$F$2]-[.$H$2]^2/2))*EXP(NORMINV(RAND();0;[.$H$2]))" office:value-type="currency" office:currency="EUR" office:value="27606.3811591485">
            <text:p>27.606,38 €</text:p>
          </table:table-cell>
          <table:table-cell table:formula="of:=[.HD20]*EXP(LN(1+[.$F$2]-[.$H$2]^2/2))*EXP(NORMINV(RAND();0;[.$H$2]))" office:value-type="currency" office:currency="EUR" office:value="27672.139674541">
            <text:p>27.672,14 €</text:p>
          </table:table-cell>
          <table:table-cell table:formula="of:=[.HE20]*EXP(LN(1+[.$F$2]-[.$H$2]^2/2))*EXP(NORMINV(RAND();0;[.$H$2]))" office:value-type="currency" office:currency="EUR" office:value="13311.0359231365">
            <text:p>13.311,04 €</text:p>
          </table:table-cell>
          <table:table-cell table:formula="of:=[.HF20]*EXP(LN(1+[.$F$2]-[.$H$2]^2/2))*EXP(NORMINV(RAND();0;[.$H$2]))" office:value-type="currency" office:currency="EUR" office:value="8060.85635936084">
            <text:p>8.060,86 €</text:p>
          </table:table-cell>
          <table:table-cell table:formula="of:=[.HG20]*EXP(LN(1+[.$F$2]-[.$H$2]^2/2))*EXP(NORMINV(RAND();0;[.$H$2]))" office:value-type="currency" office:currency="EUR" office:value="48179.561469274">
            <text:p>48.179,56 €</text:p>
          </table:table-cell>
          <table:table-cell table:formula="of:=[.HH20]*EXP(LN(1+[.$F$2]-[.$H$2]^2/2))*EXP(NORMINV(RAND();0;[.$H$2]))" office:value-type="currency" office:currency="EUR" office:value="13720.9110918121">
            <text:p>13.720,91 €</text:p>
          </table:table-cell>
          <table:table-cell table:formula="of:=[.HI20]*EXP(LN(1+[.$F$2]-[.$H$2]^2/2))*EXP(NORMINV(RAND();0;[.$H$2]))" office:value-type="currency" office:currency="EUR" office:value="19702.7034752539">
            <text:p>19.702,70 €</text:p>
          </table:table-cell>
          <table:table-cell table:formula="of:=[.HJ20]*EXP(LN(1+[.$F$2]-[.$H$2]^2/2))*EXP(NORMINV(RAND();0;[.$H$2]))" office:value-type="currency" office:currency="EUR" office:value="116659.519029023">
            <text:p>116.659,52 €</text:p>
          </table:table-cell>
          <table:table-cell table:formula="of:=[.HK20]*EXP(LN(1+[.$F$2]-[.$H$2]^2/2))*EXP(NORMINV(RAND();0;[.$H$2]))" office:value-type="currency" office:currency="EUR" office:value="18334.2395548293">
            <text:p>18.334,24 €</text:p>
          </table:table-cell>
          <table:table-cell table:formula="of:=[.HL20]*EXP(LN(1+[.$F$2]-[.$H$2]^2/2))*EXP(NORMINV(RAND();0;[.$H$2]))" office:value-type="currency" office:currency="EUR" office:value="5729.51200602221">
            <text:p>5.729,51 €</text:p>
          </table:table-cell>
          <table:table-cell table:formula="of:=[.HM20]*EXP(LN(1+[.$F$2]-[.$H$2]^2/2))*EXP(NORMINV(RAND();0;[.$H$2]))" office:value-type="currency" office:currency="EUR" office:value="6266.09081557298">
            <text:p>6.266,09 €</text:p>
          </table:table-cell>
          <table:table-cell table:formula="of:=[.HN20]*EXP(LN(1+[.$F$2]-[.$H$2]^2/2))*EXP(NORMINV(RAND();0;[.$H$2]))" office:value-type="currency" office:currency="EUR" office:value="12577.5774323765">
            <text:p>12.577,58 €</text:p>
          </table:table-cell>
          <table:table-cell table:formula="of:=[.HO20]*EXP(LN(1+[.$F$2]-[.$H$2]^2/2))*EXP(NORMINV(RAND();0;[.$H$2]))" office:value-type="currency" office:currency="EUR" office:value="32399.9858079018">
            <text:p>32.399,99 €</text:p>
          </table:table-cell>
          <table:table-cell table:formula="of:=[.HP20]*EXP(LN(1+[.$F$2]-[.$H$2]^2/2))*EXP(NORMINV(RAND();0;[.$H$2]))" office:value-type="currency" office:currency="EUR" office:value="53102.9669382517">
            <text:p>53.102,97 €</text:p>
          </table:table-cell>
          <table:table-cell table:formula="of:=[.HQ20]*EXP(LN(1+[.$F$2]-[.$H$2]^2/2))*EXP(NORMINV(RAND();0;[.$H$2]))" office:value-type="currency" office:currency="EUR" office:value="30000.9214459393">
            <text:p>30.000,92 €</text:p>
          </table:table-cell>
          <table:table-cell table:formula="of:=[.HR20]*EXP(LN(1+[.$F$2]-[.$H$2]^2/2))*EXP(NORMINV(RAND();0;[.$H$2]))" office:value-type="currency" office:currency="EUR" office:value="32513.7244450147">
            <text:p>32.513,72 €</text:p>
          </table:table-cell>
          <table:table-cell table:formula="of:=[.HS20]*EXP(LN(1+[.$F$2]-[.$H$2]^2/2))*EXP(NORMINV(RAND();0;[.$H$2]))" office:value-type="currency" office:currency="EUR" office:value="36340.6318802663">
            <text:p>36.340,63 €</text:p>
          </table:table-cell>
          <table:table-cell table:formula="of:=[.HT20]*EXP(LN(1+[.$F$2]-[.$H$2]^2/2))*EXP(NORMINV(RAND();0;[.$H$2]))" office:value-type="currency" office:currency="EUR" office:value="31248.9155071676">
            <text:p>31.248,92 €</text:p>
          </table:table-cell>
          <table:table-cell table:formula="of:=[.HU20]*EXP(LN(1+[.$F$2]-[.$H$2]^2/2))*EXP(NORMINV(RAND();0;[.$H$2]))" office:value-type="currency" office:currency="EUR" office:value="15184.6570945736">
            <text:p>15.184,66 €</text:p>
          </table:table-cell>
          <table:table-cell table:formula="of:=[.HV20]*EXP(LN(1+[.$F$2]-[.$H$2]^2/2))*EXP(NORMINV(RAND();0;[.$H$2]))" office:value-type="currency" office:currency="EUR" office:value="21956.8226484688">
            <text:p>21.956,82 €</text:p>
          </table:table-cell>
          <table:table-cell table:formula="of:=[.HW20]*EXP(LN(1+[.$F$2]-[.$H$2]^2/2))*EXP(NORMINV(RAND();0;[.$H$2]))" office:value-type="currency" office:currency="EUR" office:value="8873.51892127823">
            <text:p>8.873,52 €</text:p>
          </table:table-cell>
          <table:table-cell table:formula="of:=[.HX20]*EXP(LN(1+[.$F$2]-[.$H$2]^2/2))*EXP(NORMINV(RAND();0;[.$H$2]))" office:value-type="currency" office:currency="EUR" office:value="114119.088371957">
            <text:p>114.119,09 €</text:p>
          </table:table-cell>
          <table:table-cell table:formula="of:=[.HY20]*EXP(LN(1+[.$F$2]-[.$H$2]^2/2))*EXP(NORMINV(RAND();0;[.$H$2]))" office:value-type="currency" office:currency="EUR" office:value="10480.5454894827">
            <text:p>10.480,55 €</text:p>
          </table:table-cell>
          <table:table-cell table:formula="of:=[.HZ20]*EXP(LN(1+[.$F$2]-[.$H$2]^2/2))*EXP(NORMINV(RAND();0;[.$H$2]))" office:value-type="currency" office:currency="EUR" office:value="30287.3140172077">
            <text:p>30.287,31 €</text:p>
          </table:table-cell>
          <table:table-cell table:formula="of:=[.IA20]*EXP(LN(1+[.$F$2]-[.$H$2]^2/2))*EXP(NORMINV(RAND();0;[.$H$2]))" office:value-type="currency" office:currency="EUR" office:value="38912.0561433743">
            <text:p>38.912,06 €</text:p>
          </table:table-cell>
          <table:table-cell table:formula="of:=[.IB20]*EXP(LN(1+[.$F$2]-[.$H$2]^2/2))*EXP(NORMINV(RAND();0;[.$H$2]))" office:value-type="currency" office:currency="EUR" office:value="36537.2259443296">
            <text:p>36.537,23 €</text:p>
          </table:table-cell>
          <table:table-cell table:formula="of:=[.IC20]*EXP(LN(1+[.$F$2]-[.$H$2]^2/2))*EXP(NORMINV(RAND();0;[.$H$2]))" office:value-type="currency" office:currency="EUR" office:value="13757.7916667433">
            <text:p>13.757,79 €</text:p>
          </table:table-cell>
          <table:table-cell table:formula="of:=[.ID20]*EXP(LN(1+[.$F$2]-[.$H$2]^2/2))*EXP(NORMINV(RAND();0;[.$H$2]))" office:value-type="currency" office:currency="EUR" office:value="9734.71219823759">
            <text:p>9.734,71 €</text:p>
          </table:table-cell>
          <table:table-cell table:formula="of:=[.IE20]*EXP(LN(1+[.$F$2]-[.$H$2]^2/2))*EXP(NORMINV(RAND();0;[.$H$2]))" office:value-type="currency" office:currency="EUR" office:value="26743.8453261916">
            <text:p>26.743,85 €</text:p>
          </table:table-cell>
          <table:table-cell table:formula="of:=[.IF20]*EXP(LN(1+[.$F$2]-[.$H$2]^2/2))*EXP(NORMINV(RAND();0;[.$H$2]))" office:value-type="currency" office:currency="EUR" office:value="13734.9490927328">
            <text:p>13.734,95 €</text:p>
          </table:table-cell>
          <table:table-cell table:formula="of:=[.IG20]*EXP(LN(1+[.$F$2]-[.$H$2]^2/2))*EXP(NORMINV(RAND();0;[.$H$2]))" office:value-type="currency" office:currency="EUR" office:value="13799.7804250752">
            <text:p>13.799,78 €</text:p>
          </table:table-cell>
          <table:table-cell table:formula="of:=[.IH20]*EXP(LN(1+[.$F$2]-[.$H$2]^2/2))*EXP(NORMINV(RAND();0;[.$H$2]))" office:value-type="currency" office:currency="EUR" office:value="16171.6926489016">
            <text:p>16.171,69 €</text:p>
          </table:table-cell>
          <table:table-cell table:formula="of:=[.II20]*EXP(LN(1+[.$F$2]-[.$H$2]^2/2))*EXP(NORMINV(RAND();0;[.$H$2]))" office:value-type="currency" office:currency="EUR" office:value="19250.7011321305">
            <text:p>19.250,70 €</text:p>
          </table:table-cell>
          <table:table-cell table:formula="of:=[.IJ20]*EXP(LN(1+[.$F$2]-[.$H$2]^2/2))*EXP(NORMINV(RAND();0;[.$H$2]))" office:value-type="currency" office:currency="EUR" office:value="24057.5525169946">
            <text:p>24.057,55 €</text:p>
          </table:table-cell>
          <table:table-cell table:formula="of:=[.IK20]*EXP(LN(1+[.$F$2]-[.$H$2]^2/2))*EXP(NORMINV(RAND();0;[.$H$2]))" office:value-type="currency" office:currency="EUR" office:value="26879.9148138354">
            <text:p>26.879,91 €</text:p>
          </table:table-cell>
          <table:table-cell table:formula="of:=[.IL20]*EXP(LN(1+[.$F$2]-[.$H$2]^2/2))*EXP(NORMINV(RAND();0;[.$H$2]))" office:value-type="currency" office:currency="EUR" office:value="8921.83693738896">
            <text:p>8.921,84 €</text:p>
          </table:table-cell>
          <table:table-cell table:formula="of:=[.IM20]*EXP(LN(1+[.$F$2]-[.$H$2]^2/2))*EXP(NORMINV(RAND();0;[.$H$2]))" office:value-type="currency" office:currency="EUR" office:value="11572.7107027116">
            <text:p>11.572,71 €</text:p>
          </table:table-cell>
          <table:table-cell table:formula="of:=[.IN20]*EXP(LN(1+[.$F$2]-[.$H$2]^2/2))*EXP(NORMINV(RAND();0;[.$H$2]))" office:value-type="currency" office:currency="EUR" office:value="91838.5111807007">
            <text:p>91.838,51 €</text:p>
          </table:table-cell>
          <table:table-cell table:formula="of:=[.IO20]*EXP(LN(1+[.$F$2]-[.$H$2]^2/2))*EXP(NORMINV(RAND();0;[.$H$2]))" office:value-type="currency" office:currency="EUR" office:value="8271.39251907569">
            <text:p>8.271,39 €</text:p>
          </table:table-cell>
          <table:table-cell table:formula="of:=[.IP20]*EXP(LN(1+[.$F$2]-[.$H$2]^2/2))*EXP(NORMINV(RAND();0;[.$H$2]))" office:value-type="currency" office:currency="EUR" office:value="55872.1793550506">
            <text:p>55.872,18 €</text:p>
          </table:table-cell>
          <table:table-cell table:formula="of:=[.IQ20]*EXP(LN(1+[.$F$2]-[.$H$2]^2/2))*EXP(NORMINV(RAND();0;[.$H$2]))" office:value-type="currency" office:currency="EUR" office:value="13249.9734752634">
            <text:p>13.249,97 €</text:p>
          </table:table-cell>
          <table:table-cell table:formula="of:=[.IR20]*EXP(LN(1+[.$F$2]-[.$H$2]^2/2))*EXP(NORMINV(RAND();0;[.$H$2]))" office:value-type="currency" office:currency="EUR" office:value="14061.892257131">
            <text:p>14.061,89 €</text:p>
          </table:table-cell>
          <table:table-cell table:formula="of:=[.IS20]*EXP(LN(1+[.$F$2]-[.$H$2]^2/2))*EXP(NORMINV(RAND();0;[.$H$2]))" office:value-type="currency" office:currency="EUR" office:value="21849.4100884364">
            <text:p>21.849,41 €</text:p>
          </table:table-cell>
          <table:table-cell table:formula="of:=[.IT20]*EXP(LN(1+[.$F$2]-[.$H$2]^2/2))*EXP(NORMINV(RAND();0;[.$H$2]))" office:value-type="currency" office:currency="EUR" office:value="111352.673180295">
            <text:p>111.352,67 €</text:p>
          </table:table-cell>
          <table:table-cell table:formula="of:=[.IU20]*EXP(LN(1+[.$F$2]-[.$H$2]^2/2))*EXP(NORMINV(RAND();0;[.$H$2]))" office:value-type="currency" office:currency="EUR" office:value="14568.6170955341">
            <text:p>14.568,62 €</text:p>
          </table:table-cell>
          <table:table-cell table:formula="of:=[.IV20]*EXP(LN(1+[.$F$2]-[.$H$2]^2/2))*EXP(NORMINV(RAND();0;[.$H$2]))" office:value-type="currency" office:currency="EUR" office:value="10739.1570118429">
            <text:p>10.739,16 €</text:p>
          </table:table-cell>
          <table:table-cell table:formula="of:=[.IW20]*EXP(LN(1+[.$F$2]-[.$H$2]^2/2))*EXP(NORMINV(RAND();0;[.$H$2]))" office:value-type="currency" office:currency="EUR" office:value="10772.3126925121">
            <text:p>10.772,31 €</text:p>
          </table:table-cell>
          <table:table-cell table:formula="of:=[.IX20]*EXP(LN(1+[.$F$2]-[.$H$2]^2/2))*EXP(NORMINV(RAND();0;[.$H$2]))" office:value-type="currency" office:currency="EUR" office:value="6384.88982544496">
            <text:p>6.384,89 €</text:p>
          </table:table-cell>
          <table:table-cell table:formula="of:=[.IY20]*EXP(LN(1+[.$F$2]-[.$H$2]^2/2))*EXP(NORMINV(RAND();0;[.$H$2]))" office:value-type="currency" office:currency="EUR" office:value="23228.8220188482">
            <text:p>23.228,82 €</text:p>
          </table:table-cell>
          <table:table-cell table:formula="of:=[.IZ20]*EXP(LN(1+[.$F$2]-[.$H$2]^2/2))*EXP(NORMINV(RAND();0;[.$H$2]))" office:value-type="currency" office:currency="EUR" office:value="10460.7355149821">
            <text:p>10.460,74 €</text:p>
          </table:table-cell>
          <table:table-cell table:formula="of:=[.JA20]*EXP(LN(1+[.$F$2]-[.$H$2]^2/2))*EXP(NORMINV(RAND();0;[.$H$2]))" office:value-type="currency" office:currency="EUR" office:value="20921.0099839085">
            <text:p>20.921,01 €</text:p>
          </table:table-cell>
          <table:table-cell table:formula="of:=[.JB20]*EXP(LN(1+[.$F$2]-[.$H$2]^2/2))*EXP(NORMINV(RAND();0;[.$H$2]))" office:value-type="currency" office:currency="EUR" office:value="64441.7840332892">
            <text:p>64.441,78 €</text:p>
          </table:table-cell>
          <table:table-cell table:formula="of:=[.JC20]*EXP(LN(1+[.$F$2]-[.$H$2]^2/2))*EXP(NORMINV(RAND();0;[.$H$2]))" office:value-type="currency" office:currency="EUR" office:value="5012.5065263729">
            <text:p>5.012,51 €</text:p>
          </table:table-cell>
          <table:table-cell table:formula="of:=[.JD20]*EXP(LN(1+[.$F$2]-[.$H$2]^2/2))*EXP(NORMINV(RAND();0;[.$H$2]))" office:value-type="currency" office:currency="EUR" office:value="44383.4758246281">
            <text:p>44.383,48 €</text:p>
          </table:table-cell>
          <table:table-cell table:formula="of:=[.JE20]*EXP(LN(1+[.$F$2]-[.$H$2]^2/2))*EXP(NORMINV(RAND();0;[.$H$2]))" office:value-type="currency" office:currency="EUR" office:value="29939.2549765886">
            <text:p>29.939,25 €</text:p>
          </table:table-cell>
          <table:table-cell table:formula="of:=[.JF20]*EXP(LN(1+[.$F$2]-[.$H$2]^2/2))*EXP(NORMINV(RAND();0;[.$H$2]))" office:value-type="currency" office:currency="EUR" office:value="14283.3673719099">
            <text:p>14.283,37 €</text:p>
          </table:table-cell>
          <table:table-cell table:formula="of:=[.JG20]*EXP(LN(1+[.$F$2]-[.$H$2]^2/2))*EXP(NORMINV(RAND();0;[.$H$2]))" office:value-type="currency" office:currency="EUR" office:value="31325.5961361392">
            <text:p>31.325,60 €</text:p>
          </table:table-cell>
          <table:table-cell table:formula="of:=[.JH20]*EXP(LN(1+[.$F$2]-[.$H$2]^2/2))*EXP(NORMINV(RAND();0;[.$H$2]))" office:value-type="currency" office:currency="EUR" office:value="17621.2692735765">
            <text:p>17.621,27 €</text:p>
          </table:table-cell>
          <table:table-cell table:formula="of:=[.JI20]*EXP(LN(1+[.$F$2]-[.$H$2]^2/2))*EXP(NORMINV(RAND();0;[.$H$2]))" office:value-type="currency" office:currency="EUR" office:value="41541.1824862484">
            <text:p>41.541,18 €</text:p>
          </table:table-cell>
          <table:table-cell table:formula="of:=[.JJ20]*EXP(LN(1+[.$F$2]-[.$H$2]^2/2))*EXP(NORMINV(RAND();0;[.$H$2]))" office:value-type="currency" office:currency="EUR" office:value="24674.1845528751">
            <text:p>24.674,18 €</text:p>
          </table:table-cell>
          <table:table-cell table:formula="of:=[.JK20]*EXP(LN(1+[.$F$2]-[.$H$2]^2/2))*EXP(NORMINV(RAND();0;[.$H$2]))" office:value-type="currency" office:currency="EUR" office:value="13226.0910483156">
            <text:p>13.226,09 €</text:p>
          </table:table-cell>
          <table:table-cell table:formula="of:=[.JL20]*EXP(LN(1+[.$F$2]-[.$H$2]^2/2))*EXP(NORMINV(RAND();0;[.$H$2]))" office:value-type="currency" office:currency="EUR" office:value="10760.8248883842">
            <text:p>10.760,82 €</text:p>
          </table:table-cell>
          <table:table-cell table:formula="of:=[.JM20]*EXP(LN(1+[.$F$2]-[.$H$2]^2/2))*EXP(NORMINV(RAND();0;[.$H$2]))" office:value-type="currency" office:currency="EUR" office:value="21269.7991471132">
            <text:p>21.269,80 €</text:p>
          </table:table-cell>
          <table:table-cell table:formula="of:=[.JN20]*EXP(LN(1+[.$F$2]-[.$H$2]^2/2))*EXP(NORMINV(RAND();0;[.$H$2]))" office:value-type="currency" office:currency="EUR" office:value="34945.012842629">
            <text:p>34.945,01 €</text:p>
          </table:table-cell>
          <table:table-cell table:formula="of:=[.JO20]*EXP(LN(1+[.$F$2]-[.$H$2]^2/2))*EXP(NORMINV(RAND();0;[.$H$2]))" office:value-type="currency" office:currency="EUR" office:value="4722.93963540996">
            <text:p>4.722,94 €</text:p>
          </table:table-cell>
          <table:table-cell table:formula="of:=[.JP20]*EXP(LN(1+[.$F$2]-[.$H$2]^2/2))*EXP(NORMINV(RAND();0;[.$H$2]))" office:value-type="currency" office:currency="EUR" office:value="120239.767397125">
            <text:p>120.239,77 €</text:p>
          </table:table-cell>
          <table:table-cell table:formula="of:=[.JQ20]*EXP(LN(1+[.$F$2]-[.$H$2]^2/2))*EXP(NORMINV(RAND();0;[.$H$2]))" office:value-type="currency" office:currency="EUR" office:value="14440.3605460091">
            <text:p>14.440,36 €</text:p>
          </table:table-cell>
          <table:table-cell table:formula="of:=[.JR20]*EXP(LN(1+[.$F$2]-[.$H$2]^2/2))*EXP(NORMINV(RAND();0;[.$H$2]))" office:value-type="currency" office:currency="EUR" office:value="13643.7740654718">
            <text:p>13.643,77 €</text:p>
          </table:table-cell>
          <table:table-cell table:formula="of:=[.JS20]*EXP(LN(1+[.$F$2]-[.$H$2]^2/2))*EXP(NORMINV(RAND();0;[.$H$2]))" office:value-type="currency" office:currency="EUR" office:value="41410.0234953613">
            <text:p>41.410,02 €</text:p>
          </table:table-cell>
          <table:table-cell table:formula="of:=[.JT20]*EXP(LN(1+[.$F$2]-[.$H$2]^2/2))*EXP(NORMINV(RAND();0;[.$H$2]))" office:value-type="currency" office:currency="EUR" office:value="4288.22747827943">
            <text:p>4.288,23 €</text:p>
          </table:table-cell>
          <table:table-cell table:formula="of:=[.JU20]*EXP(LN(1+[.$F$2]-[.$H$2]^2/2))*EXP(NORMINV(RAND();0;[.$H$2]))" office:value-type="currency" office:currency="EUR" office:value="16054.8642498277">
            <text:p>16.054,86 €</text:p>
          </table:table-cell>
          <table:table-cell table:formula="of:=[.JV20]*EXP(LN(1+[.$F$2]-[.$H$2]^2/2))*EXP(NORMINV(RAND();0;[.$H$2]))" office:value-type="currency" office:currency="EUR" office:value="15169.2139407538">
            <text:p>15.169,21 €</text:p>
          </table:table-cell>
          <table:table-cell table:formula="of:=[.JW20]*EXP(LN(1+[.$F$2]-[.$H$2]^2/2))*EXP(NORMINV(RAND();0;[.$H$2]))" office:value-type="currency" office:currency="EUR" office:value="7871.58520438987">
            <text:p>7.871,59 €</text:p>
          </table:table-cell>
          <table:table-cell table:formula="of:=[.JX20]*EXP(LN(1+[.$F$2]-[.$H$2]^2/2))*EXP(NORMINV(RAND();0;[.$H$2]))" office:value-type="currency" office:currency="EUR" office:value="20733.0521800036">
            <text:p>20.733,05 €</text:p>
          </table:table-cell>
          <table:table-cell table:formula="of:=[.JY20]*EXP(LN(1+[.$F$2]-[.$H$2]^2/2))*EXP(NORMINV(RAND();0;[.$H$2]))" office:value-type="currency" office:currency="EUR" office:value="11893.3001182795">
            <text:p>11.893,30 €</text:p>
          </table:table-cell>
          <table:table-cell table:formula="of:=[.JZ20]*EXP(LN(1+[.$F$2]-[.$H$2]^2/2))*EXP(NORMINV(RAND();0;[.$H$2]))" office:value-type="currency" office:currency="EUR" office:value="28181.8637796408">
            <text:p>28.181,86 €</text:p>
          </table:table-cell>
          <table:table-cell table:formula="of:=[.KA20]*EXP(LN(1+[.$F$2]-[.$H$2]^2/2))*EXP(NORMINV(RAND();0;[.$H$2]))" office:value-type="currency" office:currency="EUR" office:value="4659.07066001195">
            <text:p>4.659,07 €</text:p>
          </table:table-cell>
          <table:table-cell table:formula="of:=[.KB20]*EXP(LN(1+[.$F$2]-[.$H$2]^2/2))*EXP(NORMINV(RAND();0;[.$H$2]))" office:value-type="currency" office:currency="EUR" office:value="39163.7627559996">
            <text:p>39.163,76 €</text:p>
          </table:table-cell>
          <table:table-cell table:formula="of:=[.KC20]*EXP(LN(1+[.$F$2]-[.$H$2]^2/2))*EXP(NORMINV(RAND();0;[.$H$2]))" office:value-type="currency" office:currency="EUR" office:value="14446.0516109779">
            <text:p>14.446,05 €</text:p>
          </table:table-cell>
          <table:table-cell table:formula="of:=[.KD20]*EXP(LN(1+[.$F$2]-[.$H$2]^2/2))*EXP(NORMINV(RAND();0;[.$H$2]))" office:value-type="currency" office:currency="EUR" office:value="22328.0663960591">
            <text:p>22.328,07 €</text:p>
          </table:table-cell>
          <table:table-cell table:formula="of:=[.KE20]*EXP(LN(1+[.$F$2]-[.$H$2]^2/2))*EXP(NORMINV(RAND();0;[.$H$2]))" office:value-type="currency" office:currency="EUR" office:value="56614.3770239156">
            <text:p>56.614,38 €</text:p>
          </table:table-cell>
          <table:table-cell table:formula="of:=[.KF20]*EXP(LN(1+[.$F$2]-[.$H$2]^2/2))*EXP(NORMINV(RAND();0;[.$H$2]))" office:value-type="currency" office:currency="EUR" office:value="15559.0390329414">
            <text:p>15.559,04 €</text:p>
          </table:table-cell>
          <table:table-cell table:formula="of:=[.KG20]*EXP(LN(1+[.$F$2]-[.$H$2]^2/2))*EXP(NORMINV(RAND();0;[.$H$2]))" office:value-type="currency" office:currency="EUR" office:value="27393.4645032842">
            <text:p>27.393,46 €</text:p>
          </table:table-cell>
          <table:table-cell table:formula="of:=[.KH20]*EXP(LN(1+[.$F$2]-[.$H$2]^2/2))*EXP(NORMINV(RAND();0;[.$H$2]))" office:value-type="currency" office:currency="EUR" office:value="15806.5142646625">
            <text:p>15.806,51 €</text:p>
          </table:table-cell>
          <table:table-cell table:formula="of:=[.KI20]*EXP(LN(1+[.$F$2]-[.$H$2]^2/2))*EXP(NORMINV(RAND();0;[.$H$2]))" office:value-type="currency" office:currency="EUR" office:value="9254.80568868657">
            <text:p>9.254,81 €</text:p>
          </table:table-cell>
          <table:table-cell table:formula="of:=[.KJ20]*EXP(LN(1+[.$F$2]-[.$H$2]^2/2))*EXP(NORMINV(RAND();0;[.$H$2]))" office:value-type="currency" office:currency="EUR" office:value="94694.6164247833">
            <text:p>94.694,62 €</text:p>
          </table:table-cell>
          <table:table-cell table:formula="of:=[.KK20]*EXP(LN(1+[.$F$2]-[.$H$2]^2/2))*EXP(NORMINV(RAND();0;[.$H$2]))" office:value-type="currency" office:currency="EUR" office:value="222814.016805304">
            <text:p>222.814,02 €</text:p>
          </table:table-cell>
          <table:table-cell table:formula="of:=[.KL20]*EXP(LN(1+[.$F$2]-[.$H$2]^2/2))*EXP(NORMINV(RAND();0;[.$H$2]))" office:value-type="currency" office:currency="EUR" office:value="36386.4015520358">
            <text:p>36.386,40 €</text:p>
          </table:table-cell>
          <table:table-cell table:formula="of:=[.KM20]*EXP(LN(1+[.$F$2]-[.$H$2]^2/2))*EXP(NORMINV(RAND();0;[.$H$2]))" office:value-type="currency" office:currency="EUR" office:value="18631.0054673378">
            <text:p>18.631,01 €</text:p>
          </table:table-cell>
          <table:table-cell table:formula="of:=[.KN20]*EXP(LN(1+[.$F$2]-[.$H$2]^2/2))*EXP(NORMINV(RAND();0;[.$H$2]))" office:value-type="currency" office:currency="EUR" office:value="40831.5334026874">
            <text:p>40.831,53 €</text:p>
          </table:table-cell>
          <table:table-cell table:formula="of:=[.KO20]*EXP(LN(1+[.$F$2]-[.$H$2]^2/2))*EXP(NORMINV(RAND();0;[.$H$2]))" office:value-type="currency" office:currency="EUR" office:value="7877.21425609054">
            <text:p>7.877,21 €</text:p>
          </table:table-cell>
          <table:table-cell table:formula="of:=[.KP20]*EXP(LN(1+[.$F$2]-[.$H$2]^2/2))*EXP(NORMINV(RAND();0;[.$H$2]))" office:value-type="currency" office:currency="EUR" office:value="14708.1584921492">
            <text:p>14.708,16 €</text:p>
          </table:table-cell>
          <table:table-cell table:formula="of:=[.KQ20]*EXP(LN(1+[.$F$2]-[.$H$2]^2/2))*EXP(NORMINV(RAND();0;[.$H$2]))" office:value-type="currency" office:currency="EUR" office:value="10981.7927347867">
            <text:p>10.981,79 €</text:p>
          </table:table-cell>
          <table:table-cell table:formula="of:=[.KR20]*EXP(LN(1+[.$F$2]-[.$H$2]^2/2))*EXP(NORMINV(RAND();0;[.$H$2]))" office:value-type="currency" office:currency="EUR" office:value="5861.34733697879">
            <text:p>5.861,35 €</text:p>
          </table:table-cell>
          <table:table-cell table:formula="of:=[.KS20]*EXP(LN(1+[.$F$2]-[.$H$2]^2/2))*EXP(NORMINV(RAND();0;[.$H$2]))" office:value-type="currency" office:currency="EUR" office:value="20317.1244890071">
            <text:p>20.317,12 €</text:p>
          </table:table-cell>
          <table:table-cell table:formula="of:=[.KT20]*EXP(LN(1+[.$F$2]-[.$H$2]^2/2))*EXP(NORMINV(RAND();0;[.$H$2]))" office:value-type="currency" office:currency="EUR" office:value="28440.9535829899">
            <text:p>28.440,95 €</text:p>
          </table:table-cell>
          <table:table-cell table:formula="of:=[.KU20]*EXP(LN(1+[.$F$2]-[.$H$2]^2/2))*EXP(NORMINV(RAND();0;[.$H$2]))" office:value-type="currency" office:currency="EUR" office:value="26549.9755862158">
            <text:p>26.549,98 €</text:p>
          </table:table-cell>
          <table:table-cell table:formula="of:=[.KV20]*EXP(LN(1+[.$F$2]-[.$H$2]^2/2))*EXP(NORMINV(RAND();0;[.$H$2]))" office:value-type="currency" office:currency="EUR" office:value="12892.7267285271">
            <text:p>12.892,73 €</text:p>
          </table:table-cell>
          <table:table-cell table:formula="of:=[.KW20]*EXP(LN(1+[.$F$2]-[.$H$2]^2/2))*EXP(NORMINV(RAND();0;[.$H$2]))" office:value-type="currency" office:currency="EUR" office:value="9387.22269359338">
            <text:p>9.387,22 €</text:p>
          </table:table-cell>
          <table:table-cell table:formula="of:=[.KX20]*EXP(LN(1+[.$F$2]-[.$H$2]^2/2))*EXP(NORMINV(RAND();0;[.$H$2]))" office:value-type="currency" office:currency="EUR" office:value="29926.0905925857">
            <text:p>29.926,09 €</text:p>
          </table:table-cell>
          <table:table-cell table:formula="of:=[.KY20]*EXP(LN(1+[.$F$2]-[.$H$2]^2/2))*EXP(NORMINV(RAND();0;[.$H$2]))" office:value-type="currency" office:currency="EUR" office:value="51983.8562005072">
            <text:p>51.983,86 €</text:p>
          </table:table-cell>
          <table:table-cell table:formula="of:=[.KZ20]*EXP(LN(1+[.$F$2]-[.$H$2]^2/2))*EXP(NORMINV(RAND();0;[.$H$2]))" office:value-type="currency" office:currency="EUR" office:value="17902.9253407625">
            <text:p>17.902,93 €</text:p>
          </table:table-cell>
          <table:table-cell table:formula="of:=[.LA20]*EXP(LN(1+[.$F$2]-[.$H$2]^2/2))*EXP(NORMINV(RAND();0;[.$H$2]))" office:value-type="currency" office:currency="EUR" office:value="41133.6367802178">
            <text:p>41.133,64 €</text:p>
          </table:table-cell>
          <table:table-cell table:formula="of:=[.LB20]*EXP(LN(1+[.$F$2]-[.$H$2]^2/2))*EXP(NORMINV(RAND();0;[.$H$2]))" office:value-type="currency" office:currency="EUR" office:value="15761.8337753651">
            <text:p>15.761,83 €</text:p>
          </table:table-cell>
          <table:table-cell table:formula="of:=[.LC20]*EXP(LN(1+[.$F$2]-[.$H$2]^2/2))*EXP(NORMINV(RAND();0;[.$H$2]))" office:value-type="currency" office:currency="EUR" office:value="12841.3711879815">
            <text:p>12.841,37 €</text:p>
          </table:table-cell>
          <table:table-cell table:formula="of:=[.LD20]*EXP(LN(1+[.$F$2]-[.$H$2]^2/2))*EXP(NORMINV(RAND();0;[.$H$2]))" office:value-type="currency" office:currency="EUR" office:value="49206.2040779339">
            <text:p>49.206,20 €</text:p>
          </table:table-cell>
          <table:table-cell table:formula="of:=[.LE20]*EXP(LN(1+[.$F$2]-[.$H$2]^2/2))*EXP(NORMINV(RAND();0;[.$H$2]))" office:value-type="currency" office:currency="EUR" office:value="22130.4104643967">
            <text:p>22.130,41 €</text:p>
          </table:table-cell>
          <table:table-cell table:formula="of:=[.LF20]*EXP(LN(1+[.$F$2]-[.$H$2]^2/2))*EXP(NORMINV(RAND();0;[.$H$2]))" office:value-type="currency" office:currency="EUR" office:value="37815.068145363">
            <text:p>37.815,07 €</text:p>
          </table:table-cell>
          <table:table-cell table:formula="of:=[.LG20]*EXP(LN(1+[.$F$2]-[.$H$2]^2/2))*EXP(NORMINV(RAND();0;[.$H$2]))" office:value-type="currency" office:currency="EUR" office:value="15615.8488782446">
            <text:p>15.615,85 €</text:p>
          </table:table-cell>
          <table:table-cell table:formula="of:=[.LH20]*EXP(LN(1+[.$F$2]-[.$H$2]^2/2))*EXP(NORMINV(RAND();0;[.$H$2]))" office:value-type="currency" office:currency="EUR" office:value="39683.8097237585">
            <text:p>39.683,81 €</text:p>
          </table:table-cell>
          <table:table-cell table:formula="of:=[.LI20]*EXP(LN(1+[.$F$2]-[.$H$2]^2/2))*EXP(NORMINV(RAND();0;[.$H$2]))" office:value-type="currency" office:currency="EUR" office:value="44421.9478989032">
            <text:p>44.421,95 €</text:p>
          </table:table-cell>
          <table:table-cell table:formula="of:=[.LJ20]*EXP(LN(1+[.$F$2]-[.$H$2]^2/2))*EXP(NORMINV(RAND();0;[.$H$2]))" office:value-type="currency" office:currency="EUR" office:value="10723.7792324181">
            <text:p>10.723,78 €</text:p>
          </table:table-cell>
          <table:table-cell table:formula="of:=[.LK20]*EXP(LN(1+[.$F$2]-[.$H$2]^2/2))*EXP(NORMINV(RAND();0;[.$H$2]))" office:value-type="currency" office:currency="EUR" office:value="17149.5728141126">
            <text:p>17.149,57 €</text:p>
          </table:table-cell>
          <table:table-cell table:formula="of:=[.LL20]*EXP(LN(1+[.$F$2]-[.$H$2]^2/2))*EXP(NORMINV(RAND();0;[.$H$2]))" office:value-type="currency" office:currency="EUR" office:value="10513.5578542109">
            <text:p>10.513,56 €</text:p>
          </table:table-cell>
          <table:table-cell table:formula="of:=[.LM20]*EXP(LN(1+[.$F$2]-[.$H$2]^2/2))*EXP(NORMINV(RAND();0;[.$H$2]))" office:value-type="currency" office:currency="EUR" office:value="8632.94743861303">
            <text:p>8.632,95 €</text:p>
          </table:table-cell>
          <table:table-cell table:formula="of:=[.LN20]*EXP(LN(1+[.$F$2]-[.$H$2]^2/2))*EXP(NORMINV(RAND();0;[.$H$2]))" office:value-type="currency" office:currency="EUR" office:value="2267.5536502792">
            <text:p>2.267,55 €</text:p>
          </table:table-cell>
          <table:table-cell table:formula="of:=[.LO20]*EXP(LN(1+[.$F$2]-[.$H$2]^2/2))*EXP(NORMINV(RAND();0;[.$H$2]))" office:value-type="currency" office:currency="EUR" office:value="5719.94754221819">
            <text:p>5.719,95 €</text:p>
          </table:table-cell>
          <table:table-cell table:formula="of:=[.LP20]*EXP(LN(1+[.$F$2]-[.$H$2]^2/2))*EXP(NORMINV(RAND();0;[.$H$2]))" office:value-type="currency" office:currency="EUR" office:value="29188.7403487505">
            <text:p>29.188,74 €</text:p>
          </table:table-cell>
          <table:table-cell table:formula="of:=[.LQ20]*EXP(LN(1+[.$F$2]-[.$H$2]^2/2))*EXP(NORMINV(RAND();0;[.$H$2]))" office:value-type="currency" office:currency="EUR" office:value="6179.53816935874">
            <text:p>6.179,54 €</text:p>
          </table:table-cell>
          <table:table-cell table:formula="of:=[.LR20]*EXP(LN(1+[.$F$2]-[.$H$2]^2/2))*EXP(NORMINV(RAND();0;[.$H$2]))" office:value-type="currency" office:currency="EUR" office:value="15287.5800537246">
            <text:p>15.287,58 €</text:p>
          </table:table-cell>
          <table:table-cell table:formula="of:=[.LS20]*EXP(LN(1+[.$F$2]-[.$H$2]^2/2))*EXP(NORMINV(RAND();0;[.$H$2]))" office:value-type="currency" office:currency="EUR" office:value="17836.8863960632">
            <text:p>17.836,89 €</text:p>
          </table:table-cell>
          <table:table-cell table:formula="of:=[.LT20]*EXP(LN(1+[.$F$2]-[.$H$2]^2/2))*EXP(NORMINV(RAND();0;[.$H$2]))" office:value-type="currency" office:currency="EUR" office:value="45432.022746532">
            <text:p>45.432,02 €</text:p>
          </table:table-cell>
          <table:table-cell table:formula="of:=[.LU20]*EXP(LN(1+[.$F$2]-[.$H$2]^2/2))*EXP(NORMINV(RAND();0;[.$H$2]))" office:value-type="currency" office:currency="EUR" office:value="47758.4105628529">
            <text:p>47.758,41 €</text:p>
          </table:table-cell>
          <table:table-cell table:formula="of:=[.LV20]*EXP(LN(1+[.$F$2]-[.$H$2]^2/2))*EXP(NORMINV(RAND();0;[.$H$2]))" office:value-type="currency" office:currency="EUR" office:value="23890.4666190895">
            <text:p>23.890,47 €</text:p>
          </table:table-cell>
          <table:table-cell table:formula="of:=[.LW20]*EXP(LN(1+[.$F$2]-[.$H$2]^2/2))*EXP(NORMINV(RAND();0;[.$H$2]))" office:value-type="currency" office:currency="EUR" office:value="26919.709871808">
            <text:p>26.919,71 €</text:p>
          </table:table-cell>
          <table:table-cell table:formula="of:=[.LX20]*EXP(LN(1+[.$F$2]-[.$H$2]^2/2))*EXP(NORMINV(RAND();0;[.$H$2]))" office:value-type="currency" office:currency="EUR" office:value="21840.1260824278">
            <text:p>21.840,13 €</text:p>
          </table:table-cell>
          <table:table-cell table:formula="of:=[.LY20]*EXP(LN(1+[.$F$2]-[.$H$2]^2/2))*EXP(NORMINV(RAND();0;[.$H$2]))" office:value-type="currency" office:currency="EUR" office:value="61663.8408808664">
            <text:p>61.663,84 €</text:p>
          </table:table-cell>
          <table:table-cell table:formula="of:=[.LZ20]*EXP(LN(1+[.$F$2]-[.$H$2]^2/2))*EXP(NORMINV(RAND();0;[.$H$2]))" office:value-type="currency" office:currency="EUR" office:value="36104.9483280538">
            <text:p>36.104,95 €</text:p>
          </table:table-cell>
          <table:table-cell table:formula="of:=[.MA20]*EXP(LN(1+[.$F$2]-[.$H$2]^2/2))*EXP(NORMINV(RAND();0;[.$H$2]))" office:value-type="currency" office:currency="EUR" office:value="20953.2038040065">
            <text:p>20.953,20 €</text:p>
          </table:table-cell>
          <table:table-cell table:formula="of:=[.MB20]*EXP(LN(1+[.$F$2]-[.$H$2]^2/2))*EXP(NORMINV(RAND();0;[.$H$2]))" office:value-type="currency" office:currency="EUR" office:value="25942.1295057782">
            <text:p>25.942,13 €</text:p>
          </table:table-cell>
          <table:table-cell table:formula="of:=[.MC20]*EXP(LN(1+[.$F$2]-[.$H$2]^2/2))*EXP(NORMINV(RAND();0;[.$H$2]))" office:value-type="currency" office:currency="EUR" office:value="44183.2022217241">
            <text:p>44.183,20 €</text:p>
          </table:table-cell>
          <table:table-cell table:formula="of:=[.MD20]*EXP(LN(1+[.$F$2]-[.$H$2]^2/2))*EXP(NORMINV(RAND();0;[.$H$2]))" office:value-type="currency" office:currency="EUR" office:value="56800.0932727447">
            <text:p>56.800,09 €</text:p>
          </table:table-cell>
          <table:table-cell table:formula="of:=[.ME20]*EXP(LN(1+[.$F$2]-[.$H$2]^2/2))*EXP(NORMINV(RAND();0;[.$H$2]))" office:value-type="currency" office:currency="EUR" office:value="13404.9957874264">
            <text:p>13.405,00 €</text:p>
          </table:table-cell>
          <table:table-cell table:formula="of:=[.MF20]*EXP(LN(1+[.$F$2]-[.$H$2]^2/2))*EXP(NORMINV(RAND();0;[.$H$2]))" office:value-type="currency" office:currency="EUR" office:value="4206.40452184039">
            <text:p>4.206,40 €</text:p>
          </table:table-cell>
          <table:table-cell table:formula="of:=[.MG20]*EXP(LN(1+[.$F$2]-[.$H$2]^2/2))*EXP(NORMINV(RAND();0;[.$H$2]))" office:value-type="currency" office:currency="EUR" office:value="16563.3530915982">
            <text:p>16.563,35 €</text:p>
          </table:table-cell>
          <table:table-cell table:formula="of:=[.MH20]*EXP(LN(1+[.$F$2]-[.$H$2]^2/2))*EXP(NORMINV(RAND();0;[.$H$2]))" office:value-type="currency" office:currency="EUR" office:value="5654.32262382431">
            <text:p>5.654,32 €</text:p>
          </table:table-cell>
          <table:table-cell table:formula="of:=[.MI20]*EXP(LN(1+[.$F$2]-[.$H$2]^2/2))*EXP(NORMINV(RAND();0;[.$H$2]))" office:value-type="currency" office:currency="EUR" office:value="30852.7143710889">
            <text:p>30.852,71 €</text:p>
          </table:table-cell>
          <table:table-cell table:formula="of:=[.MJ20]*EXP(LN(1+[.$F$2]-[.$H$2]^2/2))*EXP(NORMINV(RAND();0;[.$H$2]))" office:value-type="currency" office:currency="EUR" office:value="55170.0617523034">
            <text:p>55.170,06 €</text:p>
          </table:table-cell>
          <table:table-cell table:formula="of:=[.MK20]*EXP(LN(1+[.$F$2]-[.$H$2]^2/2))*EXP(NORMINV(RAND();0;[.$H$2]))" office:value-type="currency" office:currency="EUR" office:value="105749.808285842">
            <text:p>105.749,81 €</text:p>
          </table:table-cell>
          <table:table-cell table:formula="of:=[.ML20]*EXP(LN(1+[.$F$2]-[.$H$2]^2/2))*EXP(NORMINV(RAND();0;[.$H$2]))" office:value-type="currency" office:currency="EUR" office:value="42595.0951557974">
            <text:p>42.595,10 €</text:p>
          </table:table-cell>
          <table:table-cell table:formula="of:=[.MM20]*EXP(LN(1+[.$F$2]-[.$H$2]^2/2))*EXP(NORMINV(RAND();0;[.$H$2]))" office:value-type="currency" office:currency="EUR" office:value="7313.55770505895">
            <text:p>7.313,56 €</text:p>
          </table:table-cell>
          <table:table-cell table:formula="of:=[.MN20]*EXP(LN(1+[.$F$2]-[.$H$2]^2/2))*EXP(NORMINV(RAND();0;[.$H$2]))" office:value-type="currency" office:currency="EUR" office:value="21249.5534938156">
            <text:p>21.249,55 €</text:p>
          </table:table-cell>
          <table:table-cell table:formula="of:=[.MO20]*EXP(LN(1+[.$F$2]-[.$H$2]^2/2))*EXP(NORMINV(RAND();0;[.$H$2]))" office:value-type="currency" office:currency="EUR" office:value="5473.02143845787">
            <text:p>5.473,02 €</text:p>
          </table:table-cell>
          <table:table-cell table:formula="of:=[.MP20]*EXP(LN(1+[.$F$2]-[.$H$2]^2/2))*EXP(NORMINV(RAND();0;[.$H$2]))" office:value-type="currency" office:currency="EUR" office:value="152479.175263806">
            <text:p>152.479,18 €</text:p>
          </table:table-cell>
          <table:table-cell table:formula="of:=[.MQ20]*EXP(LN(1+[.$F$2]-[.$H$2]^2/2))*EXP(NORMINV(RAND();0;[.$H$2]))" office:value-type="currency" office:currency="EUR" office:value="43418.8441653836">
            <text:p>43.418,84 €</text:p>
          </table:table-cell>
          <table:table-cell table:formula="of:=[.MR20]*EXP(LN(1+[.$F$2]-[.$H$2]^2/2))*EXP(NORMINV(RAND();0;[.$H$2]))" office:value-type="currency" office:currency="EUR" office:value="3140.70451221169">
            <text:p>3.140,70 €</text:p>
          </table:table-cell>
          <table:table-cell table:formula="of:=[.MS20]*EXP(LN(1+[.$F$2]-[.$H$2]^2/2))*EXP(NORMINV(RAND();0;[.$H$2]))" office:value-type="currency" office:currency="EUR" office:value="4396.59568198797">
            <text:p>4.396,60 €</text:p>
          </table:table-cell>
          <table:table-cell table:formula="of:=[.MT20]*EXP(LN(1+[.$F$2]-[.$H$2]^2/2))*EXP(NORMINV(RAND();0;[.$H$2]))" office:value-type="currency" office:currency="EUR" office:value="14541.8930240559">
            <text:p>14.541,89 €</text:p>
          </table:table-cell>
          <table:table-cell table:formula="of:=[.MU20]*EXP(LN(1+[.$F$2]-[.$H$2]^2/2))*EXP(NORMINV(RAND();0;[.$H$2]))" office:value-type="currency" office:currency="EUR" office:value="21067.0961349718">
            <text:p>21.067,10 €</text:p>
          </table:table-cell>
          <table:table-cell table:formula="of:=[.MV20]*EXP(LN(1+[.$F$2]-[.$H$2]^2/2))*EXP(NORMINV(RAND();0;[.$H$2]))" office:value-type="currency" office:currency="EUR" office:value="9581.09806728591">
            <text:p>9.581,10 €</text:p>
          </table:table-cell>
          <table:table-cell table:formula="of:=[.MW20]*EXP(LN(1+[.$F$2]-[.$H$2]^2/2))*EXP(NORMINV(RAND();0;[.$H$2]))" office:value-type="currency" office:currency="EUR" office:value="10274.2730835427">
            <text:p>10.274,27 €</text:p>
          </table:table-cell>
          <table:table-cell table:formula="of:=[.MX20]*EXP(LN(1+[.$F$2]-[.$H$2]^2/2))*EXP(NORMINV(RAND();0;[.$H$2]))" office:value-type="currency" office:currency="EUR" office:value="20868.5870479322">
            <text:p>20.868,59 €</text:p>
          </table:table-cell>
          <table:table-cell table:formula="of:=[.MY20]*EXP(LN(1+[.$F$2]-[.$H$2]^2/2))*EXP(NORMINV(RAND();0;[.$H$2]))" office:value-type="currency" office:currency="EUR" office:value="112168.240647407">
            <text:p>112.168,24 €</text:p>
          </table:table-cell>
          <table:table-cell table:formula="of:=[.MZ20]*EXP(LN(1+[.$F$2]-[.$H$2]^2/2))*EXP(NORMINV(RAND();0;[.$H$2]))" office:value-type="currency" office:currency="EUR" office:value="30355.303747635">
            <text:p>30.355,30 €</text:p>
          </table:table-cell>
          <table:table-cell table:formula="of:=[.NA20]*EXP(LN(1+[.$F$2]-[.$H$2]^2/2))*EXP(NORMINV(RAND();0;[.$H$2]))" office:value-type="currency" office:currency="EUR" office:value="33540.7677753887">
            <text:p>33.540,77 €</text:p>
          </table:table-cell>
          <table:table-cell table:formula="of:=[.NB20]*EXP(LN(1+[.$F$2]-[.$H$2]^2/2))*EXP(NORMINV(RAND();0;[.$H$2]))" office:value-type="currency" office:currency="EUR" office:value="72835.4200806348">
            <text:p>72.835,42 €</text:p>
          </table:table-cell>
          <table:table-cell table:formula="of:=[.NC20]*EXP(LN(1+[.$F$2]-[.$H$2]^2/2))*EXP(NORMINV(RAND();0;[.$H$2]))" office:value-type="currency" office:currency="EUR" office:value="24129.6172455907">
            <text:p>24.129,62 €</text:p>
          </table:table-cell>
          <table:table-cell table:formula="of:=[.ND20]*EXP(LN(1+[.$F$2]-[.$H$2]^2/2))*EXP(NORMINV(RAND();0;[.$H$2]))" office:value-type="currency" office:currency="EUR" office:value="23148.4178428268">
            <text:p>23.148,42 €</text:p>
          </table:table-cell>
          <table:table-cell table:formula="of:=[.NE20]*EXP(LN(1+[.$F$2]-[.$H$2]^2/2))*EXP(NORMINV(RAND();0;[.$H$2]))" office:value-type="currency" office:currency="EUR" office:value="5357.04841332113">
            <text:p>5.357,05 €</text:p>
          </table:table-cell>
          <table:table-cell table:formula="of:=[.NF20]*EXP(LN(1+[.$F$2]-[.$H$2]^2/2))*EXP(NORMINV(RAND();0;[.$H$2]))" office:value-type="currency" office:currency="EUR" office:value="7282.92888591812">
            <text:p>7.282,93 €</text:p>
          </table:table-cell>
          <table:table-cell table:formula="of:=[.NG20]*EXP(LN(1+[.$F$2]-[.$H$2]^2/2))*EXP(NORMINV(RAND();0;[.$H$2]))" office:value-type="currency" office:currency="EUR" office:value="11940.8816494601">
            <text:p>11.940,88 €</text:p>
          </table:table-cell>
          <table:table-cell table:formula="of:=[.NH20]*EXP(LN(1+[.$F$2]-[.$H$2]^2/2))*EXP(NORMINV(RAND();0;[.$H$2]))" office:value-type="currency" office:currency="EUR" office:value="42107.4299985533">
            <text:p>42.107,43 €</text:p>
          </table:table-cell>
          <table:table-cell table:formula="of:=[.NI20]*EXP(LN(1+[.$F$2]-[.$H$2]^2/2))*EXP(NORMINV(RAND();0;[.$H$2]))" office:value-type="currency" office:currency="EUR" office:value="16941.4698800225">
            <text:p>16.941,47 €</text:p>
          </table:table-cell>
          <table:table-cell table:formula="of:=[.NJ20]*EXP(LN(1+[.$F$2]-[.$H$2]^2/2))*EXP(NORMINV(RAND();0;[.$H$2]))" office:value-type="currency" office:currency="EUR" office:value="29109.7713297492">
            <text:p>29.109,77 €</text:p>
          </table:table-cell>
          <table:table-cell table:formula="of:=[.NK20]*EXP(LN(1+[.$F$2]-[.$H$2]^2/2))*EXP(NORMINV(RAND();0;[.$H$2]))" office:value-type="currency" office:currency="EUR" office:value="32103.2643230673">
            <text:p>32.103,26 €</text:p>
          </table:table-cell>
          <table:table-cell table:formula="of:=[.NL20]*EXP(LN(1+[.$F$2]-[.$H$2]^2/2))*EXP(NORMINV(RAND();0;[.$H$2]))" office:value-type="currency" office:currency="EUR" office:value="14937.9742719733">
            <text:p>14.937,97 €</text:p>
          </table:table-cell>
          <table:table-cell table:formula="of:=[.NM20]*EXP(LN(1+[.$F$2]-[.$H$2]^2/2))*EXP(NORMINV(RAND();0;[.$H$2]))" office:value-type="currency" office:currency="EUR" office:value="3174.63133892238">
            <text:p>3.174,63 €</text:p>
          </table:table-cell>
          <table:table-cell table:formula="of:=[.NN20]*EXP(LN(1+[.$F$2]-[.$H$2]^2/2))*EXP(NORMINV(RAND();0;[.$H$2]))" office:value-type="currency" office:currency="EUR" office:value="14741.5443087501">
            <text:p>14.741,54 €</text:p>
          </table:table-cell>
          <table:table-cell table:formula="of:=[.NO20]*EXP(LN(1+[.$F$2]-[.$H$2]^2/2))*EXP(NORMINV(RAND();0;[.$H$2]))" office:value-type="currency" office:currency="EUR" office:value="3144.44783126156">
            <text:p>3.144,45 €</text:p>
          </table:table-cell>
          <table:table-cell table:formula="of:=[.NP20]*EXP(LN(1+[.$F$2]-[.$H$2]^2/2))*EXP(NORMINV(RAND();0;[.$H$2]))" office:value-type="currency" office:currency="EUR" office:value="9587.50893791837">
            <text:p>9.587,51 €</text:p>
          </table:table-cell>
          <table:table-cell table:formula="of:=[.NQ20]*EXP(LN(1+[.$F$2]-[.$H$2]^2/2))*EXP(NORMINV(RAND();0;[.$H$2]))" office:value-type="currency" office:currency="EUR" office:value="27097.6645888395">
            <text:p>27.097,66 €</text:p>
          </table:table-cell>
          <table:table-cell table:formula="of:=[.NR20]*EXP(LN(1+[.$F$2]-[.$H$2]^2/2))*EXP(NORMINV(RAND();0;[.$H$2]))" office:value-type="currency" office:currency="EUR" office:value="54352.5840446194">
            <text:p>54.352,58 €</text:p>
          </table:table-cell>
          <table:table-cell table:formula="of:=[.NS20]*EXP(LN(1+[.$F$2]-[.$H$2]^2/2))*EXP(NORMINV(RAND();0;[.$H$2]))" office:value-type="currency" office:currency="EUR" office:value="26057.6490162466">
            <text:p>26.057,65 €</text:p>
          </table:table-cell>
          <table:table-cell table:formula="of:=[.NT20]*EXP(LN(1+[.$F$2]-[.$H$2]^2/2))*EXP(NORMINV(RAND();0;[.$H$2]))" office:value-type="currency" office:currency="EUR" office:value="22528.096195667">
            <text:p>22.528,10 €</text:p>
          </table:table-cell>
          <table:table-cell table:formula="of:=[.NU20]*EXP(LN(1+[.$F$2]-[.$H$2]^2/2))*EXP(NORMINV(RAND();0;[.$H$2]))" office:value-type="currency" office:currency="EUR" office:value="37651.9305858387">
            <text:p>37.651,93 €</text:p>
          </table:table-cell>
          <table:table-cell table:formula="of:=[.NV20]*EXP(LN(1+[.$F$2]-[.$H$2]^2/2))*EXP(NORMINV(RAND();0;[.$H$2]))" office:value-type="currency" office:currency="EUR" office:value="21257.9812457302">
            <text:p>21.257,98 €</text:p>
          </table:table-cell>
          <table:table-cell table:formula="of:=[.NW20]*EXP(LN(1+[.$F$2]-[.$H$2]^2/2))*EXP(NORMINV(RAND();0;[.$H$2]))" office:value-type="currency" office:currency="EUR" office:value="22355.0443933923">
            <text:p>22.355,04 €</text:p>
          </table:table-cell>
          <table:table-cell table:formula="of:=[.NX20]*EXP(LN(1+[.$F$2]-[.$H$2]^2/2))*EXP(NORMINV(RAND();0;[.$H$2]))" office:value-type="currency" office:currency="EUR" office:value="7151.12142367199">
            <text:p>7.151,12 €</text:p>
          </table:table-cell>
          <table:table-cell table:formula="of:=[.NY20]*EXP(LN(1+[.$F$2]-[.$H$2]^2/2))*EXP(NORMINV(RAND();0;[.$H$2]))" office:value-type="currency" office:currency="EUR" office:value="22009.1434341151">
            <text:p>22.009,14 €</text:p>
          </table:table-cell>
          <table:table-cell table:formula="of:=[.NZ20]*EXP(LN(1+[.$F$2]-[.$H$2]^2/2))*EXP(NORMINV(RAND();0;[.$H$2]))" office:value-type="currency" office:currency="EUR" office:value="33443.1189863528">
            <text:p>33.443,12 €</text:p>
          </table:table-cell>
          <table:table-cell table:formula="of:=[.OA20]*EXP(LN(1+[.$F$2]-[.$H$2]^2/2))*EXP(NORMINV(RAND();0;[.$H$2]))" office:value-type="currency" office:currency="EUR" office:value="35718.8761428305">
            <text:p>35.718,88 €</text:p>
          </table:table-cell>
          <table:table-cell table:formula="of:=[.OB20]*EXP(LN(1+[.$F$2]-[.$H$2]^2/2))*EXP(NORMINV(RAND();0;[.$H$2]))" office:value-type="currency" office:currency="EUR" office:value="34252.0663823443">
            <text:p>34.252,07 €</text:p>
          </table:table-cell>
          <table:table-cell table:formula="of:=[.OC20]*EXP(LN(1+[.$F$2]-[.$H$2]^2/2))*EXP(NORMINV(RAND();0;[.$H$2]))" office:value-type="currency" office:currency="EUR" office:value="27331.6833943928">
            <text:p>27.331,68 €</text:p>
          </table:table-cell>
          <table:table-cell table:formula="of:=[.OD20]*EXP(LN(1+[.$F$2]-[.$H$2]^2/2))*EXP(NORMINV(RAND();0;[.$H$2]))" office:value-type="currency" office:currency="EUR" office:value="16099.4399924814">
            <text:p>16.099,44 €</text:p>
          </table:table-cell>
          <table:table-cell table:formula="of:=[.OE20]*EXP(LN(1+[.$F$2]-[.$H$2]^2/2))*EXP(NORMINV(RAND();0;[.$H$2]))" office:value-type="currency" office:currency="EUR" office:value="41010.2641278169">
            <text:p>41.010,26 €</text:p>
          </table:table-cell>
          <table:table-cell table:formula="of:=[.OF20]*EXP(LN(1+[.$F$2]-[.$H$2]^2/2))*EXP(NORMINV(RAND();0;[.$H$2]))" office:value-type="currency" office:currency="EUR" office:value="23223.5293583051">
            <text:p>23.223,53 €</text:p>
          </table:table-cell>
          <table:table-cell table:formula="of:=[.OG20]*EXP(LN(1+[.$F$2]-[.$H$2]^2/2))*EXP(NORMINV(RAND();0;[.$H$2]))" office:value-type="currency" office:currency="EUR" office:value="8448.21940520287">
            <text:p>8.448,22 €</text:p>
          </table:table-cell>
          <table:table-cell table:formula="of:=[.OH20]*EXP(LN(1+[.$F$2]-[.$H$2]^2/2))*EXP(NORMINV(RAND();0;[.$H$2]))" office:value-type="currency" office:currency="EUR" office:value="12556.4453871793">
            <text:p>12.556,45 €</text:p>
          </table:table-cell>
          <table:table-cell table:formula="of:=[.OI20]*EXP(LN(1+[.$F$2]-[.$H$2]^2/2))*EXP(NORMINV(RAND();0;[.$H$2]))" office:value-type="currency" office:currency="EUR" office:value="9213.80265339678">
            <text:p>9.213,80 €</text:p>
          </table:table-cell>
          <table:table-cell table:formula="of:=[.OJ20]*EXP(LN(1+[.$F$2]-[.$H$2]^2/2))*EXP(NORMINV(RAND();0;[.$H$2]))" office:value-type="currency" office:currency="EUR" office:value="35596.4228742831">
            <text:p>35.596,42 €</text:p>
          </table:table-cell>
          <table:table-cell table:formula="of:=[.OK20]*EXP(LN(1+[.$F$2]-[.$H$2]^2/2))*EXP(NORMINV(RAND();0;[.$H$2]))" office:value-type="currency" office:currency="EUR" office:value="25095.7416480871">
            <text:p>25.095,74 €</text:p>
          </table:table-cell>
          <table:table-cell table:formula="of:=[.OL20]*EXP(LN(1+[.$F$2]-[.$H$2]^2/2))*EXP(NORMINV(RAND();0;[.$H$2]))" office:value-type="currency" office:currency="EUR" office:value="11162.0790069291">
            <text:p>11.162,08 €</text:p>
          </table:table-cell>
          <table:table-cell table:formula="of:=[.OM20]*EXP(LN(1+[.$F$2]-[.$H$2]^2/2))*EXP(NORMINV(RAND();0;[.$H$2]))" office:value-type="currency" office:currency="EUR" office:value="13328.2049597125">
            <text:p>13.328,20 €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formula="of:=[.B21]*EXP(LN(1+[.$F$2]))" office:value-type="currency" office:currency="EUR" office:value="30255.9950208759">
            <text:p>30.256,00 €</text:p>
          </table:table-cell>
          <table:table-cell table:formula="of:=[.C21]*EXP(LN(1+[.$F$2]-[.$H$2]^2/2))*EXP(NORMINV(RAND();0;[.$H$2]))" office:value-type="currency" office:currency="EUR" office:value="9906.17446681619">
            <text:p>9.906,17 €</text:p>
          </table:table-cell>
          <table:table-cell table:formula="of:=[.D21]*EXP(LN(1+[.$F$2]-[.$H$2]^2/2))*EXP(NORMINV(RAND();0;[.$H$2]))" office:value-type="currency" office:currency="EUR" office:value="131865.67064901">
            <text:p>131.865,67 €</text:p>
          </table:table-cell>
          <table:table-cell table:formula="of:=[.E21]*EXP(LN(1+[.$F$2]-[.$H$2]^2/2))*EXP(NORMINV(RAND();0;[.$H$2]))" office:value-type="currency" office:currency="EUR" office:value="6422.96347350554">
            <text:p>6.422,96 €</text:p>
          </table:table-cell>
          <table:table-cell table:formula="of:=[.F21]*EXP(LN(1+[.$F$2]-[.$H$2]^2/2))*EXP(NORMINV(RAND();0;[.$H$2]))" office:value-type="currency" office:currency="EUR" office:value="29901.9179742508">
            <text:p>29.901,92 €</text:p>
          </table:table-cell>
          <table:table-cell table:formula="of:=[.G21]*EXP(LN(1+[.$F$2]-[.$H$2]^2/2))*EXP(NORMINV(RAND();0;[.$H$2]))" office:value-type="currency" office:currency="EUR" office:value="14099.7491121744">
            <text:p>14.099,75 €</text:p>
          </table:table-cell>
          <table:table-cell table:formula="of:=[.H21]*EXP(LN(1+[.$F$2]-[.$H$2]^2/2))*EXP(NORMINV(RAND();0;[.$H$2]))" office:value-type="currency" office:currency="EUR" office:value="166771.796930531">
            <text:p>166.771,80 €</text:p>
          </table:table-cell>
          <table:table-cell table:formula="of:=[.I21]*EXP(LN(1+[.$F$2]-[.$H$2]^2/2))*EXP(NORMINV(RAND();0;[.$H$2]))" office:value-type="currency" office:currency="EUR" office:value="28221.5165173958">
            <text:p>28.221,52 €</text:p>
          </table:table-cell>
          <table:table-cell table:formula="of:=[.J21]*EXP(LN(1+[.$F$2]-[.$H$2]^2/2))*EXP(NORMINV(RAND();0;[.$H$2]))" office:value-type="currency" office:currency="EUR" office:value="29138.8560209879">
            <text:p>29.138,86 €</text:p>
          </table:table-cell>
          <table:table-cell table:formula="of:=[.K21]*EXP(LN(1+[.$F$2]-[.$H$2]^2/2))*EXP(NORMINV(RAND();0;[.$H$2]))" office:value-type="currency" office:currency="EUR" office:value="28260.8636025352">
            <text:p>28.260,86 €</text:p>
          </table:table-cell>
          <table:table-cell table:formula="of:=[.L21]*EXP(LN(1+[.$F$2]-[.$H$2]^2/2))*EXP(NORMINV(RAND();0;[.$H$2]))" office:value-type="currency" office:currency="EUR" office:value="8752.24688082565">
            <text:p>8.752,25 €</text:p>
          </table:table-cell>
          <table:table-cell table:formula="of:=[.M21]*EXP(LN(1+[.$F$2]-[.$H$2]^2/2))*EXP(NORMINV(RAND();0;[.$H$2]))" office:value-type="currency" office:currency="EUR" office:value="9066.51070156158">
            <text:p>9.066,51 €</text:p>
          </table:table-cell>
          <table:table-cell table:formula="of:=[.N21]*EXP(LN(1+[.$F$2]-[.$H$2]^2/2))*EXP(NORMINV(RAND();0;[.$H$2]))" office:value-type="currency" office:currency="EUR" office:value="8474.06941870765">
            <text:p>8.474,07 €</text:p>
          </table:table-cell>
          <table:table-cell table:formula="of:=[.O21]*EXP(LN(1+[.$F$2]-[.$H$2]^2/2))*EXP(NORMINV(RAND();0;[.$H$2]))" office:value-type="currency" office:currency="EUR" office:value="6215.28640791383">
            <text:p>6.215,29 €</text:p>
          </table:table-cell>
          <table:table-cell table:formula="of:=[.P21]*EXP(LN(1+[.$F$2]-[.$H$2]^2/2))*EXP(NORMINV(RAND();0;[.$H$2]))" office:value-type="currency" office:currency="EUR" office:value="23337.5428238384">
            <text:p>23.337,54 €</text:p>
          </table:table-cell>
          <table:table-cell table:formula="of:=[.Q21]*EXP(LN(1+[.$F$2]-[.$H$2]^2/2))*EXP(NORMINV(RAND();0;[.$H$2]))" office:value-type="currency" office:currency="EUR" office:value="8746.79456647867">
            <text:p>8.746,79 €</text:p>
          </table:table-cell>
          <table:table-cell table:formula="of:=[.R21]*EXP(LN(1+[.$F$2]-[.$H$2]^2/2))*EXP(NORMINV(RAND();0;[.$H$2]))" office:value-type="currency" office:currency="EUR" office:value="7384.6890357508">
            <text:p>7.384,69 €</text:p>
          </table:table-cell>
          <table:table-cell table:formula="of:=[.S21]*EXP(LN(1+[.$F$2]-[.$H$2]^2/2))*EXP(NORMINV(RAND();0;[.$H$2]))" office:value-type="currency" office:currency="EUR" office:value="20596.0747226873">
            <text:p>20.596,07 €</text:p>
          </table:table-cell>
          <table:table-cell table:formula="of:=[.T21]*EXP(LN(1+[.$F$2]-[.$H$2]^2/2))*EXP(NORMINV(RAND();0;[.$H$2]))" office:value-type="currency" office:currency="EUR" office:value="1921.85523165373">
            <text:p>1.921,86 €</text:p>
          </table:table-cell>
          <table:table-cell table:formula="of:=[.U21]*EXP(LN(1+[.$F$2]-[.$H$2]^2/2))*EXP(NORMINV(RAND();0;[.$H$2]))" office:value-type="currency" office:currency="EUR" office:value="66769.0442344612">
            <text:p>66.769,04 €</text:p>
          </table:table-cell>
          <table:table-cell table:formula="of:=[.V21]*EXP(LN(1+[.$F$2]-[.$H$2]^2/2))*EXP(NORMINV(RAND();0;[.$H$2]))" office:value-type="currency" office:currency="EUR" office:value="15953.1433865012">
            <text:p>15.953,14 €</text:p>
          </table:table-cell>
          <table:table-cell table:formula="of:=[.W21]*EXP(LN(1+[.$F$2]-[.$H$2]^2/2))*EXP(NORMINV(RAND();0;[.$H$2]))" office:value-type="currency" office:currency="EUR" office:value="81122.5524605608">
            <text:p>81.122,55 €</text:p>
          </table:table-cell>
          <table:table-cell table:formula="of:=[.X21]*EXP(LN(1+[.$F$2]-[.$H$2]^2/2))*EXP(NORMINV(RAND();0;[.$H$2]))" office:value-type="currency" office:currency="EUR" office:value="14458.4889501344">
            <text:p>14.458,49 €</text:p>
          </table:table-cell>
          <table:table-cell table:formula="of:=[.Y21]*EXP(LN(1+[.$F$2]-[.$H$2]^2/2))*EXP(NORMINV(RAND();0;[.$H$2]))" office:value-type="currency" office:currency="EUR" office:value="4695.93801032322">
            <text:p>4.695,94 €</text:p>
          </table:table-cell>
          <table:table-cell table:formula="of:=[.Z21]*EXP(LN(1+[.$F$2]-[.$H$2]^2/2))*EXP(NORMINV(RAND();0;[.$H$2]))" office:value-type="currency" office:currency="EUR" office:value="26054.0528429481">
            <text:p>26.054,05 €</text:p>
          </table:table-cell>
          <table:table-cell table:formula="of:=[.AA21]*EXP(LN(1+[.$F$2]-[.$H$2]^2/2))*EXP(NORMINV(RAND();0;[.$H$2]))" office:value-type="currency" office:currency="EUR" office:value="5730.94709348597">
            <text:p>5.730,95 €</text:p>
          </table:table-cell>
          <table:table-cell table:formula="of:=[.AB21]*EXP(LN(1+[.$F$2]-[.$H$2]^2/2))*EXP(NORMINV(RAND();0;[.$H$2]))" office:value-type="currency" office:currency="EUR" office:value="14926.838022911">
            <text:p>14.926,84 €</text:p>
          </table:table-cell>
          <table:table-cell table:formula="of:=[.AC21]*EXP(LN(1+[.$F$2]-[.$H$2]^2/2))*EXP(NORMINV(RAND();0;[.$H$2]))" office:value-type="currency" office:currency="EUR" office:value="363318.78797233">
            <text:p>363.318,79 €</text:p>
          </table:table-cell>
          <table:table-cell table:formula="of:=[.AD21]*EXP(LN(1+[.$F$2]-[.$H$2]^2/2))*EXP(NORMINV(RAND();0;[.$H$2]))" office:value-type="currency" office:currency="EUR" office:value="17821.4260536308">
            <text:p>17.821,43 €</text:p>
          </table:table-cell>
          <table:table-cell table:formula="of:=[.AE21]*EXP(LN(1+[.$F$2]-[.$H$2]^2/2))*EXP(NORMINV(RAND();0;[.$H$2]))" office:value-type="currency" office:currency="EUR" office:value="4816.48086966708">
            <text:p>4.816,48 €</text:p>
          </table:table-cell>
          <table:table-cell table:formula="of:=[.AF21]*EXP(LN(1+[.$F$2]-[.$H$2]^2/2))*EXP(NORMINV(RAND();0;[.$H$2]))" office:value-type="currency" office:currency="EUR" office:value="11690.1943932705">
            <text:p>11.690,19 €</text:p>
          </table:table-cell>
          <table:table-cell table:formula="of:=[.AG21]*EXP(LN(1+[.$F$2]-[.$H$2]^2/2))*EXP(NORMINV(RAND();0;[.$H$2]))" office:value-type="currency" office:currency="EUR" office:value="64907.9370752614">
            <text:p>64.907,94 €</text:p>
          </table:table-cell>
          <table:table-cell table:formula="of:=[.AH21]*EXP(LN(1+[.$F$2]-[.$H$2]^2/2))*EXP(NORMINV(RAND();0;[.$H$2]))" office:value-type="currency" office:currency="EUR" office:value="8099.4935762365">
            <text:p>8.099,49 €</text:p>
          </table:table-cell>
          <table:table-cell table:formula="of:=[.AI21]*EXP(LN(1+[.$F$2]-[.$H$2]^2/2))*EXP(NORMINV(RAND();0;[.$H$2]))" office:value-type="currency" office:currency="EUR" office:value="17781.6118051569">
            <text:p>17.781,61 €</text:p>
          </table:table-cell>
          <table:table-cell table:formula="of:=[.AJ21]*EXP(LN(1+[.$F$2]-[.$H$2]^2/2))*EXP(NORMINV(RAND();0;[.$H$2]))" office:value-type="currency" office:currency="EUR" office:value="15661.2146332168">
            <text:p>15.661,21 €</text:p>
          </table:table-cell>
          <table:table-cell table:formula="of:=[.AK21]*EXP(LN(1+[.$F$2]-[.$H$2]^2/2))*EXP(NORMINV(RAND();0;[.$H$2]))" office:value-type="currency" office:currency="EUR" office:value="31786.5155635311">
            <text:p>31.786,52 €</text:p>
          </table:table-cell>
          <table:table-cell table:formula="of:=[.AL21]*EXP(LN(1+[.$F$2]-[.$H$2]^2/2))*EXP(NORMINV(RAND();0;[.$H$2]))" office:value-type="currency" office:currency="EUR" office:value="6300.76741425">
            <text:p>6.300,77 €</text:p>
          </table:table-cell>
          <table:table-cell table:formula="of:=[.AM21]*EXP(LN(1+[.$F$2]-[.$H$2]^2/2))*EXP(NORMINV(RAND();0;[.$H$2]))" office:value-type="currency" office:currency="EUR" office:value="15419.586928861">
            <text:p>15.419,59 €</text:p>
          </table:table-cell>
          <table:table-cell table:formula="of:=[.AN21]*EXP(LN(1+[.$F$2]-[.$H$2]^2/2))*EXP(NORMINV(RAND();0;[.$H$2]))" office:value-type="currency" office:currency="EUR" office:value="20353.8951940995">
            <text:p>20.353,90 €</text:p>
          </table:table-cell>
          <table:table-cell table:formula="of:=[.AO21]*EXP(LN(1+[.$F$2]-[.$H$2]^2/2))*EXP(NORMINV(RAND();0;[.$H$2]))" office:value-type="currency" office:currency="EUR" office:value="6506.23710904893">
            <text:p>6.506,24 €</text:p>
          </table:table-cell>
          <table:table-cell table:formula="of:=[.AP21]*EXP(LN(1+[.$F$2]-[.$H$2]^2/2))*EXP(NORMINV(RAND();0;[.$H$2]))" office:value-type="currency" office:currency="EUR" office:value="52501.6516631274">
            <text:p>52.501,65 €</text:p>
          </table:table-cell>
          <table:table-cell table:formula="of:=[.AQ21]*EXP(LN(1+[.$F$2]-[.$H$2]^2/2))*EXP(NORMINV(RAND();0;[.$H$2]))" office:value-type="currency" office:currency="EUR" office:value="11166.1583869068">
            <text:p>11.166,16 €</text:p>
          </table:table-cell>
          <table:table-cell table:formula="of:=[.AR21]*EXP(LN(1+[.$F$2]-[.$H$2]^2/2))*EXP(NORMINV(RAND();0;[.$H$2]))" office:value-type="currency" office:currency="EUR" office:value="39340.2447781044">
            <text:p>39.340,24 €</text:p>
          </table:table-cell>
          <table:table-cell table:formula="of:=[.AS21]*EXP(LN(1+[.$F$2]-[.$H$2]^2/2))*EXP(NORMINV(RAND();0;[.$H$2]))" office:value-type="currency" office:currency="EUR" office:value="125577.439907661">
            <text:p>125.577,44 €</text:p>
          </table:table-cell>
          <table:table-cell table:formula="of:=[.AT21]*EXP(LN(1+[.$F$2]-[.$H$2]^2/2))*EXP(NORMINV(RAND();0;[.$H$2]))" office:value-type="currency" office:currency="EUR" office:value="14936.2918452568">
            <text:p>14.936,29 €</text:p>
          </table:table-cell>
          <table:table-cell table:formula="of:=[.AU21]*EXP(LN(1+[.$F$2]-[.$H$2]^2/2))*EXP(NORMINV(RAND();0;[.$H$2]))" office:value-type="currency" office:currency="EUR" office:value="71158.7694490454">
            <text:p>71.158,77 €</text:p>
          </table:table-cell>
          <table:table-cell table:formula="of:=[.AV21]*EXP(LN(1+[.$F$2]-[.$H$2]^2/2))*EXP(NORMINV(RAND();0;[.$H$2]))" office:value-type="currency" office:currency="EUR" office:value="40962.2515717683">
            <text:p>40.962,25 €</text:p>
          </table:table-cell>
          <table:table-cell table:formula="of:=[.AW21]*EXP(LN(1+[.$F$2]-[.$H$2]^2/2))*EXP(NORMINV(RAND();0;[.$H$2]))" office:value-type="currency" office:currency="EUR" office:value="41589.1346740189">
            <text:p>41.589,13 €</text:p>
          </table:table-cell>
          <table:table-cell table:formula="of:=[.AX21]*EXP(LN(1+[.$F$2]-[.$H$2]^2/2))*EXP(NORMINV(RAND();0;[.$H$2]))" office:value-type="currency" office:currency="EUR" office:value="112261.412611901">
            <text:p>112.261,41 €</text:p>
          </table:table-cell>
          <table:table-cell table:formula="of:=[.AY21]*EXP(LN(1+[.$F$2]-[.$H$2]^2/2))*EXP(NORMINV(RAND();0;[.$H$2]))" office:value-type="currency" office:currency="EUR" office:value="33110.3647198556">
            <text:p>33.110,36 €</text:p>
          </table:table-cell>
          <table:table-cell table:formula="of:=[.AZ21]*EXP(LN(1+[.$F$2]-[.$H$2]^2/2))*EXP(NORMINV(RAND();0;[.$H$2]))" office:value-type="currency" office:currency="EUR" office:value="5725.22482761581">
            <text:p>5.725,22 €</text:p>
          </table:table-cell>
          <table:table-cell table:formula="of:=[.BA21]*EXP(LN(1+[.$F$2]-[.$H$2]^2/2))*EXP(NORMINV(RAND();0;[.$H$2]))" office:value-type="currency" office:currency="EUR" office:value="74043.9890818101">
            <text:p>74.043,99 €</text:p>
          </table:table-cell>
          <table:table-cell table:formula="of:=[.BB21]*EXP(LN(1+[.$F$2]-[.$H$2]^2/2))*EXP(NORMINV(RAND();0;[.$H$2]))" office:value-type="currency" office:currency="EUR" office:value="13364.0559556342">
            <text:p>13.364,06 €</text:p>
          </table:table-cell>
          <table:table-cell table:formula="of:=[.BC21]*EXP(LN(1+[.$F$2]-[.$H$2]^2/2))*EXP(NORMINV(RAND();0;[.$H$2]))" office:value-type="currency" office:currency="EUR" office:value="10207.3637748766">
            <text:p>10.207,36 €</text:p>
          </table:table-cell>
          <table:table-cell table:formula="of:=[.BD21]*EXP(LN(1+[.$F$2]-[.$H$2]^2/2))*EXP(NORMINV(RAND();0;[.$H$2]))" office:value-type="currency" office:currency="EUR" office:value="12214.7182610993">
            <text:p>12.214,72 €</text:p>
          </table:table-cell>
          <table:table-cell table:formula="of:=[.BE21]*EXP(LN(1+[.$F$2]-[.$H$2]^2/2))*EXP(NORMINV(RAND();0;[.$H$2]))" office:value-type="currency" office:currency="EUR" office:value="87518.889461776">
            <text:p>87.518,89 €</text:p>
          </table:table-cell>
          <table:table-cell table:formula="of:=[.BF21]*EXP(LN(1+[.$F$2]-[.$H$2]^2/2))*EXP(NORMINV(RAND();0;[.$H$2]))" office:value-type="currency" office:currency="EUR" office:value="8807.04909590349">
            <text:p>8.807,05 €</text:p>
          </table:table-cell>
          <table:table-cell table:formula="of:=[.BG21]*EXP(LN(1+[.$F$2]-[.$H$2]^2/2))*EXP(NORMINV(RAND();0;[.$H$2]))" office:value-type="currency" office:currency="EUR" office:value="16382.0171907958">
            <text:p>16.382,02 €</text:p>
          </table:table-cell>
          <table:table-cell table:formula="of:=[.BH21]*EXP(LN(1+[.$F$2]-[.$H$2]^2/2))*EXP(NORMINV(RAND();0;[.$H$2]))" office:value-type="currency" office:currency="EUR" office:value="20802.1858065681">
            <text:p>20.802,19 €</text:p>
          </table:table-cell>
          <table:table-cell table:formula="of:=[.BI21]*EXP(LN(1+[.$F$2]-[.$H$2]^2/2))*EXP(NORMINV(RAND();0;[.$H$2]))" office:value-type="currency" office:currency="EUR" office:value="18983.9359992959">
            <text:p>18.983,94 €</text:p>
          </table:table-cell>
          <table:table-cell table:formula="of:=[.BJ21]*EXP(LN(1+[.$F$2]-[.$H$2]^2/2))*EXP(NORMINV(RAND();0;[.$H$2]))" office:value-type="currency" office:currency="EUR" office:value="12290.4991735199">
            <text:p>12.290,50 €</text:p>
          </table:table-cell>
          <table:table-cell table:formula="of:=[.BK21]*EXP(LN(1+[.$F$2]-[.$H$2]^2/2))*EXP(NORMINV(RAND();0;[.$H$2]))" office:value-type="currency" office:currency="EUR" office:value="19735.1186770602">
            <text:p>19.735,12 €</text:p>
          </table:table-cell>
          <table:table-cell table:formula="of:=[.BL21]*EXP(LN(1+[.$F$2]-[.$H$2]^2/2))*EXP(NORMINV(RAND();0;[.$H$2]))" office:value-type="currency" office:currency="EUR" office:value="36545.2524128771">
            <text:p>36.545,25 €</text:p>
          </table:table-cell>
          <table:table-cell table:formula="of:=[.BM21]*EXP(LN(1+[.$F$2]-[.$H$2]^2/2))*EXP(NORMINV(RAND();0;[.$H$2]))" office:value-type="currency" office:currency="EUR" office:value="16661.7761873838">
            <text:p>16.661,78 €</text:p>
          </table:table-cell>
          <table:table-cell table:formula="of:=[.BN21]*EXP(LN(1+[.$F$2]-[.$H$2]^2/2))*EXP(NORMINV(RAND();0;[.$H$2]))" office:value-type="currency" office:currency="EUR" office:value="38424.0674122112">
            <text:p>38.424,07 €</text:p>
          </table:table-cell>
          <table:table-cell table:formula="of:=[.BO21]*EXP(LN(1+[.$F$2]-[.$H$2]^2/2))*EXP(NORMINV(RAND();0;[.$H$2]))" office:value-type="currency" office:currency="EUR" office:value="21420.3867566684">
            <text:p>21.420,39 €</text:p>
          </table:table-cell>
          <table:table-cell table:formula="of:=[.BP21]*EXP(LN(1+[.$F$2]-[.$H$2]^2/2))*EXP(NORMINV(RAND();0;[.$H$2]))" office:value-type="currency" office:currency="EUR" office:value="9632.73921612213">
            <text:p>9.632,74 €</text:p>
          </table:table-cell>
          <table:table-cell table:formula="of:=[.BQ21]*EXP(LN(1+[.$F$2]-[.$H$2]^2/2))*EXP(NORMINV(RAND();0;[.$H$2]))" office:value-type="currency" office:currency="EUR" office:value="13337.5547466615">
            <text:p>13.337,55 €</text:p>
          </table:table-cell>
          <table:table-cell table:formula="of:=[.BR21]*EXP(LN(1+[.$F$2]-[.$H$2]^2/2))*EXP(NORMINV(RAND();0;[.$H$2]))" office:value-type="currency" office:currency="EUR" office:value="21846.4508539241">
            <text:p>21.846,45 €</text:p>
          </table:table-cell>
          <table:table-cell table:formula="of:=[.BS21]*EXP(LN(1+[.$F$2]-[.$H$2]^2/2))*EXP(NORMINV(RAND();0;[.$H$2]))" office:value-type="currency" office:currency="EUR" office:value="14446.2178676945">
            <text:p>14.446,22 €</text:p>
          </table:table-cell>
          <table:table-cell table:formula="of:=[.BT21]*EXP(LN(1+[.$F$2]-[.$H$2]^2/2))*EXP(NORMINV(RAND();0;[.$H$2]))" office:value-type="currency" office:currency="EUR" office:value="9957.89534621651">
            <text:p>9.957,90 €</text:p>
          </table:table-cell>
          <table:table-cell table:formula="of:=[.BU21]*EXP(LN(1+[.$F$2]-[.$H$2]^2/2))*EXP(NORMINV(RAND();0;[.$H$2]))" office:value-type="currency" office:currency="EUR" office:value="23621.0025899475">
            <text:p>23.621,00 €</text:p>
          </table:table-cell>
          <table:table-cell table:formula="of:=[.BV21]*EXP(LN(1+[.$F$2]-[.$H$2]^2/2))*EXP(NORMINV(RAND();0;[.$H$2]))" office:value-type="currency" office:currency="EUR" office:value="16445.8005220723">
            <text:p>16.445,80 €</text:p>
          </table:table-cell>
          <table:table-cell table:formula="of:=[.BW21]*EXP(LN(1+[.$F$2]-[.$H$2]^2/2))*EXP(NORMINV(RAND();0;[.$H$2]))" office:value-type="currency" office:currency="EUR" office:value="1574.74075636144">
            <text:p>1.574,74 €</text:p>
          </table:table-cell>
          <table:table-cell table:formula="of:=[.BX21]*EXP(LN(1+[.$F$2]-[.$H$2]^2/2))*EXP(NORMINV(RAND();0;[.$H$2]))" office:value-type="currency" office:currency="EUR" office:value="4799.24592560863">
            <text:p>4.799,25 €</text:p>
          </table:table-cell>
          <table:table-cell table:formula="of:=[.BY21]*EXP(LN(1+[.$F$2]-[.$H$2]^2/2))*EXP(NORMINV(RAND();0;[.$H$2]))" office:value-type="currency" office:currency="EUR" office:value="11228.8193386187">
            <text:p>11.228,82 €</text:p>
          </table:table-cell>
          <table:table-cell table:formula="of:=[.BZ21]*EXP(LN(1+[.$F$2]-[.$H$2]^2/2))*EXP(NORMINV(RAND();0;[.$H$2]))" office:value-type="currency" office:currency="EUR" office:value="7085.89298425988">
            <text:p>7.085,89 €</text:p>
          </table:table-cell>
          <table:table-cell table:formula="of:=[.CA21]*EXP(LN(1+[.$F$2]-[.$H$2]^2/2))*EXP(NORMINV(RAND();0;[.$H$2]))" office:value-type="currency" office:currency="EUR" office:value="45081.9382259498">
            <text:p>45.081,94 €</text:p>
          </table:table-cell>
          <table:table-cell table:formula="of:=[.CB21]*EXP(LN(1+[.$F$2]-[.$H$2]^2/2))*EXP(NORMINV(RAND();0;[.$H$2]))" office:value-type="currency" office:currency="EUR" office:value="41415.904779409">
            <text:p>41.415,90 €</text:p>
          </table:table-cell>
          <table:table-cell table:formula="of:=[.CC21]*EXP(LN(1+[.$F$2]-[.$H$2]^2/2))*EXP(NORMINV(RAND();0;[.$H$2]))" office:value-type="currency" office:currency="EUR" office:value="21347.8605465569">
            <text:p>21.347,86 €</text:p>
          </table:table-cell>
          <table:table-cell table:formula="of:=[.CD21]*EXP(LN(1+[.$F$2]-[.$H$2]^2/2))*EXP(NORMINV(RAND();0;[.$H$2]))" office:value-type="currency" office:currency="EUR" office:value="4391.8270428544">
            <text:p>4.391,83 €</text:p>
          </table:table-cell>
          <table:table-cell table:formula="of:=[.CE21]*EXP(LN(1+[.$F$2]-[.$H$2]^2/2))*EXP(NORMINV(RAND();0;[.$H$2]))" office:value-type="currency" office:currency="EUR" office:value="15609.377317864">
            <text:p>15.609,38 €</text:p>
          </table:table-cell>
          <table:table-cell table:formula="of:=[.CF21]*EXP(LN(1+[.$F$2]-[.$H$2]^2/2))*EXP(NORMINV(RAND();0;[.$H$2]))" office:value-type="currency" office:currency="EUR" office:value="2567.18900349634">
            <text:p>2.567,19 €</text:p>
          </table:table-cell>
          <table:table-cell table:formula="of:=[.CG21]*EXP(LN(1+[.$F$2]-[.$H$2]^2/2))*EXP(NORMINV(RAND();0;[.$H$2]))" office:value-type="currency" office:currency="EUR" office:value="13931.2611764707">
            <text:p>13.931,26 €</text:p>
          </table:table-cell>
          <table:table-cell table:formula="of:=[.CH21]*EXP(LN(1+[.$F$2]-[.$H$2]^2/2))*EXP(NORMINV(RAND();0;[.$H$2]))" office:value-type="currency" office:currency="EUR" office:value="74483.160920563">
            <text:p>74.483,16 €</text:p>
          </table:table-cell>
          <table:table-cell table:formula="of:=[.CI21]*EXP(LN(1+[.$F$2]-[.$H$2]^2/2))*EXP(NORMINV(RAND();0;[.$H$2]))" office:value-type="currency" office:currency="EUR" office:value="48886.9835048482">
            <text:p>48.886,98 €</text:p>
          </table:table-cell>
          <table:table-cell table:formula="of:=[.CJ21]*EXP(LN(1+[.$F$2]-[.$H$2]^2/2))*EXP(NORMINV(RAND();0;[.$H$2]))" office:value-type="currency" office:currency="EUR" office:value="25521.2806366238">
            <text:p>25.521,28 €</text:p>
          </table:table-cell>
          <table:table-cell table:formula="of:=[.CK21]*EXP(LN(1+[.$F$2]-[.$H$2]^2/2))*EXP(NORMINV(RAND();0;[.$H$2]))" office:value-type="currency" office:currency="EUR" office:value="25886.3735505462">
            <text:p>25.886,37 €</text:p>
          </table:table-cell>
          <table:table-cell table:formula="of:=[.CL21]*EXP(LN(1+[.$F$2]-[.$H$2]^2/2))*EXP(NORMINV(RAND();0;[.$H$2]))" office:value-type="currency" office:currency="EUR" office:value="57004.8505612101">
            <text:p>57.004,85 €</text:p>
          </table:table-cell>
          <table:table-cell table:formula="of:=[.CM21]*EXP(LN(1+[.$F$2]-[.$H$2]^2/2))*EXP(NORMINV(RAND();0;[.$H$2]))" office:value-type="currency" office:currency="EUR" office:value="26133.1866758107">
            <text:p>26.133,19 €</text:p>
          </table:table-cell>
          <table:table-cell table:formula="of:=[.CN21]*EXP(LN(1+[.$F$2]-[.$H$2]^2/2))*EXP(NORMINV(RAND();0;[.$H$2]))" office:value-type="currency" office:currency="EUR" office:value="9330.87545871241">
            <text:p>9.330,88 €</text:p>
          </table:table-cell>
          <table:table-cell table:formula="of:=[.CO21]*EXP(LN(1+[.$F$2]-[.$H$2]^2/2))*EXP(NORMINV(RAND();0;[.$H$2]))" office:value-type="currency" office:currency="EUR" office:value="49230.6984791294">
            <text:p>49.230,70 €</text:p>
          </table:table-cell>
          <table:table-cell table:formula="of:=[.CP21]*EXP(LN(1+[.$F$2]-[.$H$2]^2/2))*EXP(NORMINV(RAND();0;[.$H$2]))" office:value-type="currency" office:currency="EUR" office:value="27441.058684761">
            <text:p>27.441,06 €</text:p>
          </table:table-cell>
          <table:table-cell table:formula="of:=[.CQ21]*EXP(LN(1+[.$F$2]-[.$H$2]^2/2))*EXP(NORMINV(RAND();0;[.$H$2]))" office:value-type="currency" office:currency="EUR" office:value="19031.3556250827">
            <text:p>19.031,36 €</text:p>
          </table:table-cell>
          <table:table-cell table:formula="of:=[.CR21]*EXP(LN(1+[.$F$2]-[.$H$2]^2/2))*EXP(NORMINV(RAND();0;[.$H$2]))" office:value-type="currency" office:currency="EUR" office:value="12552.3891197584">
            <text:p>12.552,39 €</text:p>
          </table:table-cell>
          <table:table-cell table:formula="of:=[.CS21]*EXP(LN(1+[.$F$2]-[.$H$2]^2/2))*EXP(NORMINV(RAND();0;[.$H$2]))" office:value-type="currency" office:currency="EUR" office:value="37101.4874859775">
            <text:p>37.101,49 €</text:p>
          </table:table-cell>
          <table:table-cell table:formula="of:=[.CT21]*EXP(LN(1+[.$F$2]-[.$H$2]^2/2))*EXP(NORMINV(RAND();0;[.$H$2]))" office:value-type="currency" office:currency="EUR" office:value="21673.4500631317">
            <text:p>21.673,45 €</text:p>
          </table:table-cell>
          <table:table-cell table:formula="of:=[.CU21]*EXP(LN(1+[.$F$2]-[.$H$2]^2/2))*EXP(NORMINV(RAND();0;[.$H$2]))" office:value-type="currency" office:currency="EUR" office:value="8261.7414233399">
            <text:p>8.261,74 €</text:p>
          </table:table-cell>
          <table:table-cell table:formula="of:=[.CV21]*EXP(LN(1+[.$F$2]-[.$H$2]^2/2))*EXP(NORMINV(RAND();0;[.$H$2]))" office:value-type="currency" office:currency="EUR" office:value="40417.6406796355">
            <text:p>40.417,64 €</text:p>
          </table:table-cell>
          <table:table-cell table:formula="of:=[.CW21]*EXP(LN(1+[.$F$2]-[.$H$2]^2/2))*EXP(NORMINV(RAND();0;[.$H$2]))" office:value-type="currency" office:currency="EUR" office:value="15261.8406145074">
            <text:p>15.261,84 €</text:p>
          </table:table-cell>
          <table:table-cell table:formula="of:=[.CX21]*EXP(LN(1+[.$F$2]-[.$H$2]^2/2))*EXP(NORMINV(RAND();0;[.$H$2]))" office:value-type="currency" office:currency="EUR" office:value="32330.6154815295">
            <text:p>32.330,62 €</text:p>
          </table:table-cell>
          <table:table-cell table:formula="of:=[.CY21]*EXP(LN(1+[.$F$2]-[.$H$2]^2/2))*EXP(NORMINV(RAND();0;[.$H$2]))" office:value-type="currency" office:currency="EUR" office:value="10612.1262328722">
            <text:p>10.612,13 €</text:p>
          </table:table-cell>
          <table:table-cell table:formula="of:=[.CZ21]*EXP(LN(1+[.$F$2]-[.$H$2]^2/2))*EXP(NORMINV(RAND();0;[.$H$2]))" office:value-type="currency" office:currency="EUR" office:value="28552.2992875746">
            <text:p>28.552,30 €</text:p>
          </table:table-cell>
          <table:table-cell table:formula="of:=[.DA21]*EXP(LN(1+[.$F$2]-[.$H$2]^2/2))*EXP(NORMINV(RAND();0;[.$H$2]))" office:value-type="currency" office:currency="EUR" office:value="10316.8995488151">
            <text:p>10.316,90 €</text:p>
          </table:table-cell>
          <table:table-cell table:formula="of:=[.DB21]*EXP(LN(1+[.$F$2]-[.$H$2]^2/2))*EXP(NORMINV(RAND();0;[.$H$2]))" office:value-type="currency" office:currency="EUR" office:value="29147.436778152">
            <text:p>29.147,44 €</text:p>
          </table:table-cell>
          <table:table-cell table:formula="of:=[.DC21]*EXP(LN(1+[.$F$2]-[.$H$2]^2/2))*EXP(NORMINV(RAND();0;[.$H$2]))" office:value-type="currency" office:currency="EUR" office:value="32381.2859089436">
            <text:p>32.381,29 €</text:p>
          </table:table-cell>
          <table:table-cell table:formula="of:=[.DD21]*EXP(LN(1+[.$F$2]-[.$H$2]^2/2))*EXP(NORMINV(RAND();0;[.$H$2]))" office:value-type="currency" office:currency="EUR" office:value="24279.7263841535">
            <text:p>24.279,73 €</text:p>
          </table:table-cell>
          <table:table-cell table:formula="of:=[.DE21]*EXP(LN(1+[.$F$2]-[.$H$2]^2/2))*EXP(NORMINV(RAND();0;[.$H$2]))" office:value-type="currency" office:currency="EUR" office:value="5697.59733503851">
            <text:p>5.697,60 €</text:p>
          </table:table-cell>
          <table:table-cell table:formula="of:=[.DF21]*EXP(LN(1+[.$F$2]-[.$H$2]^2/2))*EXP(NORMINV(RAND();0;[.$H$2]))" office:value-type="currency" office:currency="EUR" office:value="24523.1016208682">
            <text:p>24.523,10 €</text:p>
          </table:table-cell>
          <table:table-cell table:formula="of:=[.DG21]*EXP(LN(1+[.$F$2]-[.$H$2]^2/2))*EXP(NORMINV(RAND();0;[.$H$2]))" office:value-type="currency" office:currency="EUR" office:value="14730.0561966928">
            <text:p>14.730,06 €</text:p>
          </table:table-cell>
          <table:table-cell table:formula="of:=[.DH21]*EXP(LN(1+[.$F$2]-[.$H$2]^2/2))*EXP(NORMINV(RAND();0;[.$H$2]))" office:value-type="currency" office:currency="EUR" office:value="1370.60192044223">
            <text:p>1.370,60 €</text:p>
          </table:table-cell>
          <table:table-cell table:formula="of:=[.DI21]*EXP(LN(1+[.$F$2]-[.$H$2]^2/2))*EXP(NORMINV(RAND();0;[.$H$2]))" office:value-type="currency" office:currency="EUR" office:value="19827.1319119307">
            <text:p>19.827,13 €</text:p>
          </table:table-cell>
          <table:table-cell table:formula="of:=[.DJ21]*EXP(LN(1+[.$F$2]-[.$H$2]^2/2))*EXP(NORMINV(RAND();0;[.$H$2]))" office:value-type="currency" office:currency="EUR" office:value="104284.381195562">
            <text:p>104.284,38 €</text:p>
          </table:table-cell>
          <table:table-cell table:formula="of:=[.DK21]*EXP(LN(1+[.$F$2]-[.$H$2]^2/2))*EXP(NORMINV(RAND();0;[.$H$2]))" office:value-type="currency" office:currency="EUR" office:value="37079.6604217378">
            <text:p>37.079,66 €</text:p>
          </table:table-cell>
          <table:table-cell table:formula="of:=[.DL21]*EXP(LN(1+[.$F$2]-[.$H$2]^2/2))*EXP(NORMINV(RAND();0;[.$H$2]))" office:value-type="currency" office:currency="EUR" office:value="18211.8505102432">
            <text:p>18.211,85 €</text:p>
          </table:table-cell>
          <table:table-cell table:formula="of:=[.DM21]*EXP(LN(1+[.$F$2]-[.$H$2]^2/2))*EXP(NORMINV(RAND();0;[.$H$2]))" office:value-type="currency" office:currency="EUR" office:value="29227.5606534332">
            <text:p>29.227,56 €</text:p>
          </table:table-cell>
          <table:table-cell table:formula="of:=[.DN21]*EXP(LN(1+[.$F$2]-[.$H$2]^2/2))*EXP(NORMINV(RAND();0;[.$H$2]))" office:value-type="currency" office:currency="EUR" office:value="38173.939119541">
            <text:p>38.173,94 €</text:p>
          </table:table-cell>
          <table:table-cell table:formula="of:=[.DO21]*EXP(LN(1+[.$F$2]-[.$H$2]^2/2))*EXP(NORMINV(RAND();0;[.$H$2]))" office:value-type="currency" office:currency="EUR" office:value="3003.03530149245">
            <text:p>3.003,04 €</text:p>
          </table:table-cell>
          <table:table-cell table:formula="of:=[.DP21]*EXP(LN(1+[.$F$2]-[.$H$2]^2/2))*EXP(NORMINV(RAND();0;[.$H$2]))" office:value-type="currency" office:currency="EUR" office:value="32841.6530463728">
            <text:p>32.841,65 €</text:p>
          </table:table-cell>
          <table:table-cell table:formula="of:=[.DQ21]*EXP(LN(1+[.$F$2]-[.$H$2]^2/2))*EXP(NORMINV(RAND();0;[.$H$2]))" office:value-type="currency" office:currency="EUR" office:value="78695.2525074803">
            <text:p>78.695,25 €</text:p>
          </table:table-cell>
          <table:table-cell table:formula="of:=[.DR21]*EXP(LN(1+[.$F$2]-[.$H$2]^2/2))*EXP(NORMINV(RAND();0;[.$H$2]))" office:value-type="currency" office:currency="EUR" office:value="44342.9968569921">
            <text:p>44.343,00 €</text:p>
          </table:table-cell>
          <table:table-cell table:formula="of:=[.DS21]*EXP(LN(1+[.$F$2]-[.$H$2]^2/2))*EXP(NORMINV(RAND();0;[.$H$2]))" office:value-type="currency" office:currency="EUR" office:value="24141.3064583087">
            <text:p>24.141,31 €</text:p>
          </table:table-cell>
          <table:table-cell table:formula="of:=[.DT21]*EXP(LN(1+[.$F$2]-[.$H$2]^2/2))*EXP(NORMINV(RAND();0;[.$H$2]))" office:value-type="currency" office:currency="EUR" office:value="150340.298018675">
            <text:p>150.340,30 €</text:p>
          </table:table-cell>
          <table:table-cell table:formula="of:=[.DU21]*EXP(LN(1+[.$F$2]-[.$H$2]^2/2))*EXP(NORMINV(RAND();0;[.$H$2]))" office:value-type="currency" office:currency="EUR" office:value="13922.4921724274">
            <text:p>13.922,49 €</text:p>
          </table:table-cell>
          <table:table-cell table:formula="of:=[.DV21]*EXP(LN(1+[.$F$2]-[.$H$2]^2/2))*EXP(NORMINV(RAND();0;[.$H$2]))" office:value-type="currency" office:currency="EUR" office:value="26376.4117297945">
            <text:p>26.376,41 €</text:p>
          </table:table-cell>
          <table:table-cell table:formula="of:=[.DW21]*EXP(LN(1+[.$F$2]-[.$H$2]^2/2))*EXP(NORMINV(RAND();0;[.$H$2]))" office:value-type="currency" office:currency="EUR" office:value="70410.5343366113">
            <text:p>70.410,53 €</text:p>
          </table:table-cell>
          <table:table-cell table:formula="of:=[.DX21]*EXP(LN(1+[.$F$2]-[.$H$2]^2/2))*EXP(NORMINV(RAND();0;[.$H$2]))" office:value-type="currency" office:currency="EUR" office:value="95287.9293097709">
            <text:p>95.287,93 €</text:p>
          </table:table-cell>
          <table:table-cell table:formula="of:=[.DY21]*EXP(LN(1+[.$F$2]-[.$H$2]^2/2))*EXP(NORMINV(RAND();0;[.$H$2]))" office:value-type="currency" office:currency="EUR" office:value="8893.49713739414">
            <text:p>8.893,50 €</text:p>
          </table:table-cell>
          <table:table-cell table:formula="of:=[.DZ21]*EXP(LN(1+[.$F$2]-[.$H$2]^2/2))*EXP(NORMINV(RAND();0;[.$H$2]))" office:value-type="currency" office:currency="EUR" office:value="61331.9233440788">
            <text:p>61.331,92 €</text:p>
          </table:table-cell>
          <table:table-cell table:formula="of:=[.EA21]*EXP(LN(1+[.$F$2]-[.$H$2]^2/2))*EXP(NORMINV(RAND();0;[.$H$2]))" office:value-type="currency" office:currency="EUR" office:value="14700.4719624073">
            <text:p>14.700,47 €</text:p>
          </table:table-cell>
          <table:table-cell table:formula="of:=[.EB21]*EXP(LN(1+[.$F$2]-[.$H$2]^2/2))*EXP(NORMINV(RAND();0;[.$H$2]))" office:value-type="currency" office:currency="EUR" office:value="27681.4019743957">
            <text:p>27.681,40 €</text:p>
          </table:table-cell>
          <table:table-cell table:formula="of:=[.EC21]*EXP(LN(1+[.$F$2]-[.$H$2]^2/2))*EXP(NORMINV(RAND();0;[.$H$2]))" office:value-type="currency" office:currency="EUR" office:value="26201.4235587977">
            <text:p>26.201,42 €</text:p>
          </table:table-cell>
          <table:table-cell table:formula="of:=[.ED21]*EXP(LN(1+[.$F$2]-[.$H$2]^2/2))*EXP(NORMINV(RAND();0;[.$H$2]))" office:value-type="currency" office:currency="EUR" office:value="13490.7515530665">
            <text:p>13.490,75 €</text:p>
          </table:table-cell>
          <table:table-cell table:formula="of:=[.EE21]*EXP(LN(1+[.$F$2]-[.$H$2]^2/2))*EXP(NORMINV(RAND();0;[.$H$2]))" office:value-type="currency" office:currency="EUR" office:value="12112.2014934359">
            <text:p>12.112,20 €</text:p>
          </table:table-cell>
          <table:table-cell table:formula="of:=[.EF21]*EXP(LN(1+[.$F$2]-[.$H$2]^2/2))*EXP(NORMINV(RAND();0;[.$H$2]))" office:value-type="currency" office:currency="EUR" office:value="8829.55716481967">
            <text:p>8.829,56 €</text:p>
          </table:table-cell>
          <table:table-cell table:formula="of:=[.EG21]*EXP(LN(1+[.$F$2]-[.$H$2]^2/2))*EXP(NORMINV(RAND();0;[.$H$2]))" office:value-type="currency" office:currency="EUR" office:value="120341.217820138">
            <text:p>120.341,22 €</text:p>
          </table:table-cell>
          <table:table-cell table:formula="of:=[.EH21]*EXP(LN(1+[.$F$2]-[.$H$2]^2/2))*EXP(NORMINV(RAND();0;[.$H$2]))" office:value-type="currency" office:currency="EUR" office:value="9618.94927483831">
            <text:p>9.618,95 €</text:p>
          </table:table-cell>
          <table:table-cell table:formula="of:=[.EI21]*EXP(LN(1+[.$F$2]-[.$H$2]^2/2))*EXP(NORMINV(RAND();0;[.$H$2]))" office:value-type="currency" office:currency="EUR" office:value="13863.0796378929">
            <text:p>13.863,08 €</text:p>
          </table:table-cell>
          <table:table-cell table:formula="of:=[.EJ21]*EXP(LN(1+[.$F$2]-[.$H$2]^2/2))*EXP(NORMINV(RAND();0;[.$H$2]))" office:value-type="currency" office:currency="EUR" office:value="17933.0628113603">
            <text:p>17.933,06 €</text:p>
          </table:table-cell>
          <table:table-cell table:formula="of:=[.EK21]*EXP(LN(1+[.$F$2]-[.$H$2]^2/2))*EXP(NORMINV(RAND();0;[.$H$2]))" office:value-type="currency" office:currency="EUR" office:value="14801.4213790036">
            <text:p>14.801,42 €</text:p>
          </table:table-cell>
          <table:table-cell table:formula="of:=[.EL21]*EXP(LN(1+[.$F$2]-[.$H$2]^2/2))*EXP(NORMINV(RAND();0;[.$H$2]))" office:value-type="currency" office:currency="EUR" office:value="8797.26671033507">
            <text:p>8.797,27 €</text:p>
          </table:table-cell>
          <table:table-cell table:formula="of:=[.EM21]*EXP(LN(1+[.$F$2]-[.$H$2]^2/2))*EXP(NORMINV(RAND();0;[.$H$2]))" office:value-type="currency" office:currency="EUR" office:value="143822.763191076">
            <text:p>143.822,76 €</text:p>
          </table:table-cell>
          <table:table-cell table:formula="of:=[.EN21]*EXP(LN(1+[.$F$2]-[.$H$2]^2/2))*EXP(NORMINV(RAND();0;[.$H$2]))" office:value-type="currency" office:currency="EUR" office:value="16168.8719741825">
            <text:p>16.168,87 €</text:p>
          </table:table-cell>
          <table:table-cell table:formula="of:=[.EO21]*EXP(LN(1+[.$F$2]-[.$H$2]^2/2))*EXP(NORMINV(RAND();0;[.$H$2]))" office:value-type="currency" office:currency="EUR" office:value="6183.50802565247">
            <text:p>6.183,51 €</text:p>
          </table:table-cell>
          <table:table-cell table:formula="of:=[.EP21]*EXP(LN(1+[.$F$2]-[.$H$2]^2/2))*EXP(NORMINV(RAND();0;[.$H$2]))" office:value-type="currency" office:currency="EUR" office:value="56585.84515093">
            <text:p>56.585,85 €</text:p>
          </table:table-cell>
          <table:table-cell table:formula="of:=[.EQ21]*EXP(LN(1+[.$F$2]-[.$H$2]^2/2))*EXP(NORMINV(RAND();0;[.$H$2]))" office:value-type="currency" office:currency="EUR" office:value="5083.76815360116">
            <text:p>5.083,77 €</text:p>
          </table:table-cell>
          <table:table-cell table:formula="of:=[.ER21]*EXP(LN(1+[.$F$2]-[.$H$2]^2/2))*EXP(NORMINV(RAND();0;[.$H$2]))" office:value-type="currency" office:currency="EUR" office:value="26908.5158703345">
            <text:p>26.908,52 €</text:p>
          </table:table-cell>
          <table:table-cell table:formula="of:=[.ES21]*EXP(LN(1+[.$F$2]-[.$H$2]^2/2))*EXP(NORMINV(RAND();0;[.$H$2]))" office:value-type="currency" office:currency="EUR" office:value="50581.9989521206">
            <text:p>50.582,00 €</text:p>
          </table:table-cell>
          <table:table-cell table:formula="of:=[.ET21]*EXP(LN(1+[.$F$2]-[.$H$2]^2/2))*EXP(NORMINV(RAND();0;[.$H$2]))" office:value-type="currency" office:currency="EUR" office:value="7740.41756697243">
            <text:p>7.740,42 €</text:p>
          </table:table-cell>
          <table:table-cell table:formula="of:=[.EU21]*EXP(LN(1+[.$F$2]-[.$H$2]^2/2))*EXP(NORMINV(RAND();0;[.$H$2]))" office:value-type="currency" office:currency="EUR" office:value="8787.45325444711">
            <text:p>8.787,45 €</text:p>
          </table:table-cell>
          <table:table-cell table:formula="of:=[.EV21]*EXP(LN(1+[.$F$2]-[.$H$2]^2/2))*EXP(NORMINV(RAND();0;[.$H$2]))" office:value-type="currency" office:currency="EUR" office:value="11519.9209950924">
            <text:p>11.519,92 €</text:p>
          </table:table-cell>
          <table:table-cell table:formula="of:=[.EW21]*EXP(LN(1+[.$F$2]-[.$H$2]^2/2))*EXP(NORMINV(RAND();0;[.$H$2]))" office:value-type="currency" office:currency="EUR" office:value="8265.2201048688">
            <text:p>8.265,22 €</text:p>
          </table:table-cell>
          <table:table-cell table:formula="of:=[.EX21]*EXP(LN(1+[.$F$2]-[.$H$2]^2/2))*EXP(NORMINV(RAND();0;[.$H$2]))" office:value-type="currency" office:currency="EUR" office:value="5018.46062415201">
            <text:p>5.018,46 €</text:p>
          </table:table-cell>
          <table:table-cell table:formula="of:=[.EY21]*EXP(LN(1+[.$F$2]-[.$H$2]^2/2))*EXP(NORMINV(RAND();0;[.$H$2]))" office:value-type="currency" office:currency="EUR" office:value="158460.791671716">
            <text:p>158.460,79 €</text:p>
          </table:table-cell>
          <table:table-cell table:formula="of:=[.EZ21]*EXP(LN(1+[.$F$2]-[.$H$2]^2/2))*EXP(NORMINV(RAND();0;[.$H$2]))" office:value-type="currency" office:currency="EUR" office:value="30075.1717107209">
            <text:p>30.075,17 €</text:p>
          </table:table-cell>
          <table:table-cell table:formula="of:=[.FA21]*EXP(LN(1+[.$F$2]-[.$H$2]^2/2))*EXP(NORMINV(RAND();0;[.$H$2]))" office:value-type="currency" office:currency="EUR" office:value="32200.4307758669">
            <text:p>32.200,43 €</text:p>
          </table:table-cell>
          <table:table-cell table:formula="of:=[.FB21]*EXP(LN(1+[.$F$2]-[.$H$2]^2/2))*EXP(NORMINV(RAND();0;[.$H$2]))" office:value-type="currency" office:currency="EUR" office:value="47023.0040418795">
            <text:p>47.023,00 €</text:p>
          </table:table-cell>
          <table:table-cell table:formula="of:=[.FC21]*EXP(LN(1+[.$F$2]-[.$H$2]^2/2))*EXP(NORMINV(RAND();0;[.$H$2]))" office:value-type="currency" office:currency="EUR" office:value="57302.5118971212">
            <text:p>57.302,51 €</text:p>
          </table:table-cell>
          <table:table-cell table:formula="of:=[.FD21]*EXP(LN(1+[.$F$2]-[.$H$2]^2/2))*EXP(NORMINV(RAND();0;[.$H$2]))" office:value-type="currency" office:currency="EUR" office:value="14345.1818750645">
            <text:p>14.345,18 €</text:p>
          </table:table-cell>
          <table:table-cell table:formula="of:=[.FE21]*EXP(LN(1+[.$F$2]-[.$H$2]^2/2))*EXP(NORMINV(RAND();0;[.$H$2]))" office:value-type="currency" office:currency="EUR" office:value="15260.7497303473">
            <text:p>15.260,75 €</text:p>
          </table:table-cell>
          <table:table-cell table:formula="of:=[.FF21]*EXP(LN(1+[.$F$2]-[.$H$2]^2/2))*EXP(NORMINV(RAND();0;[.$H$2]))" office:value-type="currency" office:currency="EUR" office:value="21440.5181157975">
            <text:p>21.440,52 €</text:p>
          </table:table-cell>
          <table:table-cell table:formula="of:=[.FG21]*EXP(LN(1+[.$F$2]-[.$H$2]^2/2))*EXP(NORMINV(RAND();0;[.$H$2]))" office:value-type="currency" office:currency="EUR" office:value="24378.9581011597">
            <text:p>24.378,96 €</text:p>
          </table:table-cell>
          <table:table-cell table:formula="of:=[.FH21]*EXP(LN(1+[.$F$2]-[.$H$2]^2/2))*EXP(NORMINV(RAND();0;[.$H$2]))" office:value-type="currency" office:currency="EUR" office:value="16860.0221179005">
            <text:p>16.860,02 €</text:p>
          </table:table-cell>
          <table:table-cell table:formula="of:=[.FI21]*EXP(LN(1+[.$F$2]-[.$H$2]^2/2))*EXP(NORMINV(RAND();0;[.$H$2]))" office:value-type="currency" office:currency="EUR" office:value="18179.549783143">
            <text:p>18.179,55 €</text:p>
          </table:table-cell>
          <table:table-cell table:formula="of:=[.FJ21]*EXP(LN(1+[.$F$2]-[.$H$2]^2/2))*EXP(NORMINV(RAND();0;[.$H$2]))" office:value-type="currency" office:currency="EUR" office:value="18587.7061749936">
            <text:p>18.587,71 €</text:p>
          </table:table-cell>
          <table:table-cell table:formula="of:=[.FK21]*EXP(LN(1+[.$F$2]-[.$H$2]^2/2))*EXP(NORMINV(RAND();0;[.$H$2]))" office:value-type="currency" office:currency="EUR" office:value="21817.4844270065">
            <text:p>21.817,48 €</text:p>
          </table:table-cell>
          <table:table-cell table:formula="of:=[.FL21]*EXP(LN(1+[.$F$2]-[.$H$2]^2/2))*EXP(NORMINV(RAND();0;[.$H$2]))" office:value-type="currency" office:currency="EUR" office:value="18696.7710783495">
            <text:p>18.696,77 €</text:p>
          </table:table-cell>
          <table:table-cell table:formula="of:=[.FM21]*EXP(LN(1+[.$F$2]-[.$H$2]^2/2))*EXP(NORMINV(RAND();0;[.$H$2]))" office:value-type="currency" office:currency="EUR" office:value="25569.3722753546">
            <text:p>25.569,37 €</text:p>
          </table:table-cell>
          <table:table-cell table:formula="of:=[.FN21]*EXP(LN(1+[.$F$2]-[.$H$2]^2/2))*EXP(NORMINV(RAND();0;[.$H$2]))" office:value-type="currency" office:currency="EUR" office:value="12864.6363885732">
            <text:p>12.864,64 €</text:p>
          </table:table-cell>
          <table:table-cell table:formula="of:=[.FO21]*EXP(LN(1+[.$F$2]-[.$H$2]^2/2))*EXP(NORMINV(RAND();0;[.$H$2]))" office:value-type="currency" office:currency="EUR" office:value="1663.38206342369">
            <text:p>1.663,38 €</text:p>
          </table:table-cell>
          <table:table-cell table:formula="of:=[.FP21]*EXP(LN(1+[.$F$2]-[.$H$2]^2/2))*EXP(NORMINV(RAND();0;[.$H$2]))" office:value-type="currency" office:currency="EUR" office:value="5006.11605723374">
            <text:p>5.006,12 €</text:p>
          </table:table-cell>
          <table:table-cell table:formula="of:=[.FQ21]*EXP(LN(1+[.$F$2]-[.$H$2]^2/2))*EXP(NORMINV(RAND();0;[.$H$2]))" office:value-type="currency" office:currency="EUR" office:value="93308.7578746585">
            <text:p>93.308,76 €</text:p>
          </table:table-cell>
          <table:table-cell table:formula="of:=[.FR21]*EXP(LN(1+[.$F$2]-[.$H$2]^2/2))*EXP(NORMINV(RAND();0;[.$H$2]))" office:value-type="currency" office:currency="EUR" office:value="18634.2773828849">
            <text:p>18.634,28 €</text:p>
          </table:table-cell>
          <table:table-cell table:formula="of:=[.FS21]*EXP(LN(1+[.$F$2]-[.$H$2]^2/2))*EXP(NORMINV(RAND();0;[.$H$2]))" office:value-type="currency" office:currency="EUR" office:value="1470.65177696419">
            <text:p>1.470,65 €</text:p>
          </table:table-cell>
          <table:table-cell table:formula="of:=[.FT21]*EXP(LN(1+[.$F$2]-[.$H$2]^2/2))*EXP(NORMINV(RAND();0;[.$H$2]))" office:value-type="currency" office:currency="EUR" office:value="32613.91296038">
            <text:p>32.613,91 €</text:p>
          </table:table-cell>
          <table:table-cell table:formula="of:=[.FU21]*EXP(LN(1+[.$F$2]-[.$H$2]^2/2))*EXP(NORMINV(RAND();0;[.$H$2]))" office:value-type="currency" office:currency="EUR" office:value="53222.1404647966">
            <text:p>53.222,14 €</text:p>
          </table:table-cell>
          <table:table-cell table:formula="of:=[.FV21]*EXP(LN(1+[.$F$2]-[.$H$2]^2/2))*EXP(NORMINV(RAND();0;[.$H$2]))" office:value-type="currency" office:currency="EUR" office:value="13037.1123608342">
            <text:p>13.037,11 €</text:p>
          </table:table-cell>
          <table:table-cell table:formula="of:=[.FW21]*EXP(LN(1+[.$F$2]-[.$H$2]^2/2))*EXP(NORMINV(RAND();0;[.$H$2]))" office:value-type="currency" office:currency="EUR" office:value="31886.7870998592">
            <text:p>31.886,79 €</text:p>
          </table:table-cell>
          <table:table-cell table:formula="of:=[.FX21]*EXP(LN(1+[.$F$2]-[.$H$2]^2/2))*EXP(NORMINV(RAND();0;[.$H$2]))" office:value-type="currency" office:currency="EUR" office:value="45560.0117586628">
            <text:p>45.560,01 €</text:p>
          </table:table-cell>
          <table:table-cell table:formula="of:=[.FY21]*EXP(LN(1+[.$F$2]-[.$H$2]^2/2))*EXP(NORMINV(RAND();0;[.$H$2]))" office:value-type="currency" office:currency="EUR" office:value="18572.6064007198">
            <text:p>18.572,61 €</text:p>
          </table:table-cell>
          <table:table-cell table:formula="of:=[.FZ21]*EXP(LN(1+[.$F$2]-[.$H$2]^2/2))*EXP(NORMINV(RAND();0;[.$H$2]))" office:value-type="currency" office:currency="EUR" office:value="4013.72663144809">
            <text:p>4.013,73 €</text:p>
          </table:table-cell>
          <table:table-cell table:formula="of:=[.GA21]*EXP(LN(1+[.$F$2]-[.$H$2]^2/2))*EXP(NORMINV(RAND();0;[.$H$2]))" office:value-type="currency" office:currency="EUR" office:value="18606.4960424429">
            <text:p>18.606,50 €</text:p>
          </table:table-cell>
          <table:table-cell table:formula="of:=[.GB21]*EXP(LN(1+[.$F$2]-[.$H$2]^2/2))*EXP(NORMINV(RAND();0;[.$H$2]))" office:value-type="currency" office:currency="EUR" office:value="34496.3783455143">
            <text:p>34.496,38 €</text:p>
          </table:table-cell>
          <table:table-cell table:formula="of:=[.GC21]*EXP(LN(1+[.$F$2]-[.$H$2]^2/2))*EXP(NORMINV(RAND();0;[.$H$2]))" office:value-type="currency" office:currency="EUR" office:value="84742.8532573598">
            <text:p>84.742,85 €</text:p>
          </table:table-cell>
          <table:table-cell table:formula="of:=[.GD21]*EXP(LN(1+[.$F$2]-[.$H$2]^2/2))*EXP(NORMINV(RAND();0;[.$H$2]))" office:value-type="currency" office:currency="EUR" office:value="18341.5665633205">
            <text:p>18.341,57 €</text:p>
          </table:table-cell>
          <table:table-cell table:formula="of:=[.GE21]*EXP(LN(1+[.$F$2]-[.$H$2]^2/2))*EXP(NORMINV(RAND();0;[.$H$2]))" office:value-type="currency" office:currency="EUR" office:value="14950.7576278594">
            <text:p>14.950,76 €</text:p>
          </table:table-cell>
          <table:table-cell table:formula="of:=[.GF21]*EXP(LN(1+[.$F$2]-[.$H$2]^2/2))*EXP(NORMINV(RAND();0;[.$H$2]))" office:value-type="currency" office:currency="EUR" office:value="42335.0298645528">
            <text:p>42.335,03 €</text:p>
          </table:table-cell>
          <table:table-cell table:formula="of:=[.GG21]*EXP(LN(1+[.$F$2]-[.$H$2]^2/2))*EXP(NORMINV(RAND();0;[.$H$2]))" office:value-type="currency" office:currency="EUR" office:value="10421.1891462034">
            <text:p>10.421,19 €</text:p>
          </table:table-cell>
          <table:table-cell table:formula="of:=[.GH21]*EXP(LN(1+[.$F$2]-[.$H$2]^2/2))*EXP(NORMINV(RAND();0;[.$H$2]))" office:value-type="currency" office:currency="EUR" office:value="13928.1540408067">
            <text:p>13.928,15 €</text:p>
          </table:table-cell>
          <table:table-cell table:formula="of:=[.GI21]*EXP(LN(1+[.$F$2]-[.$H$2]^2/2))*EXP(NORMINV(RAND();0;[.$H$2]))" office:value-type="currency" office:currency="EUR" office:value="106262.58509146">
            <text:p>106.262,59 €</text:p>
          </table:table-cell>
          <table:table-cell table:formula="of:=[.GJ21]*EXP(LN(1+[.$F$2]-[.$H$2]^2/2))*EXP(NORMINV(RAND();0;[.$H$2]))" office:value-type="currency" office:currency="EUR" office:value="22712.0806499564">
            <text:p>22.712,08 €</text:p>
          </table:table-cell>
          <table:table-cell table:formula="of:=[.GK21]*EXP(LN(1+[.$F$2]-[.$H$2]^2/2))*EXP(NORMINV(RAND();0;[.$H$2]))" office:value-type="currency" office:currency="EUR" office:value="48517.2006687774">
            <text:p>48.517,20 €</text:p>
          </table:table-cell>
          <table:table-cell table:formula="of:=[.GL21]*EXP(LN(1+[.$F$2]-[.$H$2]^2/2))*EXP(NORMINV(RAND();0;[.$H$2]))" office:value-type="currency" office:currency="EUR" office:value="13247.2429557196">
            <text:p>13.247,24 €</text:p>
          </table:table-cell>
          <table:table-cell table:formula="of:=[.GM21]*EXP(LN(1+[.$F$2]-[.$H$2]^2/2))*EXP(NORMINV(RAND();0;[.$H$2]))" office:value-type="currency" office:currency="EUR" office:value="10409.6310323457">
            <text:p>10.409,63 €</text:p>
          </table:table-cell>
          <table:table-cell table:formula="of:=[.GN21]*EXP(LN(1+[.$F$2]-[.$H$2]^2/2))*EXP(NORMINV(RAND();0;[.$H$2]))" office:value-type="currency" office:currency="EUR" office:value="6484.19000818422">
            <text:p>6.484,19 €</text:p>
          </table:table-cell>
          <table:table-cell table:formula="of:=[.GO21]*EXP(LN(1+[.$F$2]-[.$H$2]^2/2))*EXP(NORMINV(RAND();0;[.$H$2]))" office:value-type="currency" office:currency="EUR" office:value="59448.2321703221">
            <text:p>59.448,23 €</text:p>
          </table:table-cell>
          <table:table-cell table:formula="of:=[.GP21]*EXP(LN(1+[.$F$2]-[.$H$2]^2/2))*EXP(NORMINV(RAND();0;[.$H$2]))" office:value-type="currency" office:currency="EUR" office:value="147583.529374125">
            <text:p>147.583,53 €</text:p>
          </table:table-cell>
          <table:table-cell table:formula="of:=[.GQ21]*EXP(LN(1+[.$F$2]-[.$H$2]^2/2))*EXP(NORMINV(RAND();0;[.$H$2]))" office:value-type="currency" office:currency="EUR" office:value="44724.858988761">
            <text:p>44.724,86 €</text:p>
          </table:table-cell>
          <table:table-cell table:formula="of:=[.GR21]*EXP(LN(1+[.$F$2]-[.$H$2]^2/2))*EXP(NORMINV(RAND();0;[.$H$2]))" office:value-type="currency" office:currency="EUR" office:value="14566.0642934352">
            <text:p>14.566,06 €</text:p>
          </table:table-cell>
          <table:table-cell table:formula="of:=[.GS21]*EXP(LN(1+[.$F$2]-[.$H$2]^2/2))*EXP(NORMINV(RAND();0;[.$H$2]))" office:value-type="currency" office:currency="EUR" office:value="12345.2020854292">
            <text:p>12.345,20 €</text:p>
          </table:table-cell>
          <table:table-cell table:formula="of:=[.GT21]*EXP(LN(1+[.$F$2]-[.$H$2]^2/2))*EXP(NORMINV(RAND();0;[.$H$2]))" office:value-type="currency" office:currency="EUR" office:value="17356.9577601688">
            <text:p>17.356,96 €</text:p>
          </table:table-cell>
          <table:table-cell table:formula="of:=[.GU21]*EXP(LN(1+[.$F$2]-[.$H$2]^2/2))*EXP(NORMINV(RAND();0;[.$H$2]))" office:value-type="currency" office:currency="EUR" office:value="38314.0770266973">
            <text:p>38.314,08 €</text:p>
          </table:table-cell>
          <table:table-cell table:formula="of:=[.GV21]*EXP(LN(1+[.$F$2]-[.$H$2]^2/2))*EXP(NORMINV(RAND();0;[.$H$2]))" office:value-type="currency" office:currency="EUR" office:value="40684.521551696">
            <text:p>40.684,52 €</text:p>
          </table:table-cell>
          <table:table-cell table:formula="of:=[.GW21]*EXP(LN(1+[.$F$2]-[.$H$2]^2/2))*EXP(NORMINV(RAND();0;[.$H$2]))" office:value-type="currency" office:currency="EUR" office:value="13559.7865877576">
            <text:p>13.559,79 €</text:p>
          </table:table-cell>
          <table:table-cell table:formula="of:=[.GX21]*EXP(LN(1+[.$F$2]-[.$H$2]^2/2))*EXP(NORMINV(RAND();0;[.$H$2]))" office:value-type="currency" office:currency="EUR" office:value="31487.0151323821">
            <text:p>31.487,02 €</text:p>
          </table:table-cell>
          <table:table-cell table:formula="of:=[.GY21]*EXP(LN(1+[.$F$2]-[.$H$2]^2/2))*EXP(NORMINV(RAND();0;[.$H$2]))" office:value-type="currency" office:currency="EUR" office:value="3060.84344872901">
            <text:p>3.060,84 €</text:p>
          </table:table-cell>
          <table:table-cell table:formula="of:=[.GZ21]*EXP(LN(1+[.$F$2]-[.$H$2]^2/2))*EXP(NORMINV(RAND();0;[.$H$2]))" office:value-type="currency" office:currency="EUR" office:value="15746.0768090759">
            <text:p>15.746,08 €</text:p>
          </table:table-cell>
          <table:table-cell table:formula="of:=[.HA21]*EXP(LN(1+[.$F$2]-[.$H$2]^2/2))*EXP(NORMINV(RAND();0;[.$H$2]))" office:value-type="currency" office:currency="EUR" office:value="13023.22739717">
            <text:p>13.023,23 €</text:p>
          </table:table-cell>
          <table:table-cell table:formula="of:=[.HB21]*EXP(LN(1+[.$F$2]-[.$H$2]^2/2))*EXP(NORMINV(RAND();0;[.$H$2]))" office:value-type="currency" office:currency="EUR" office:value="13684.8828053301">
            <text:p>13.684,88 €</text:p>
          </table:table-cell>
          <table:table-cell table:formula="of:=[.HC21]*EXP(LN(1+[.$F$2]-[.$H$2]^2/2))*EXP(NORMINV(RAND();0;[.$H$2]))" office:value-type="currency" office:currency="EUR" office:value="43007.5997576877">
            <text:p>43.007,60 €</text:p>
          </table:table-cell>
          <table:table-cell table:formula="of:=[.HD21]*EXP(LN(1+[.$F$2]-[.$H$2]^2/2))*EXP(NORMINV(RAND();0;[.$H$2]))" office:value-type="currency" office:currency="EUR" office:value="30795.4826715817">
            <text:p>30.795,48 €</text:p>
          </table:table-cell>
          <table:table-cell table:formula="of:=[.HE21]*EXP(LN(1+[.$F$2]-[.$H$2]^2/2))*EXP(NORMINV(RAND();0;[.$H$2]))" office:value-type="currency" office:currency="EUR" office:value="12229.462469742">
            <text:p>12.229,46 €</text:p>
          </table:table-cell>
          <table:table-cell table:formula="of:=[.HF21]*EXP(LN(1+[.$F$2]-[.$H$2]^2/2))*EXP(NORMINV(RAND();0;[.$H$2]))" office:value-type="currency" office:currency="EUR" office:value="8409.94803373732">
            <text:p>8.409,95 €</text:p>
          </table:table-cell>
          <table:table-cell table:formula="of:=[.HG21]*EXP(LN(1+[.$F$2]-[.$H$2]^2/2))*EXP(NORMINV(RAND();0;[.$H$2]))" office:value-type="currency" office:currency="EUR" office:value="41567.1459175135">
            <text:p>41.567,15 €</text:p>
          </table:table-cell>
          <table:table-cell table:formula="of:=[.HH21]*EXP(LN(1+[.$F$2]-[.$H$2]^2/2))*EXP(NORMINV(RAND();0;[.$H$2]))" office:value-type="currency" office:currency="EUR" office:value="16828.8737824803">
            <text:p>16.828,87 €</text:p>
          </table:table-cell>
          <table:table-cell table:formula="of:=[.HI21]*EXP(LN(1+[.$F$2]-[.$H$2]^2/2))*EXP(NORMINV(RAND();0;[.$H$2]))" office:value-type="currency" office:currency="EUR" office:value="23583.8143680396">
            <text:p>23.583,81 €</text:p>
          </table:table-cell>
          <table:table-cell table:formula="of:=[.HJ21]*EXP(LN(1+[.$F$2]-[.$H$2]^2/2))*EXP(NORMINV(RAND();0;[.$H$2]))" office:value-type="currency" office:currency="EUR" office:value="138922.121569268">
            <text:p>138.922,12 €</text:p>
          </table:table-cell>
          <table:table-cell table:formula="of:=[.HK21]*EXP(LN(1+[.$F$2]-[.$H$2]^2/2))*EXP(NORMINV(RAND();0;[.$H$2]))" office:value-type="currency" office:currency="EUR" office:value="13570.387751907">
            <text:p>13.570,39 €</text:p>
          </table:table-cell>
          <table:table-cell table:formula="of:=[.HL21]*EXP(LN(1+[.$F$2]-[.$H$2]^2/2))*EXP(NORMINV(RAND();0;[.$H$2]))" office:value-type="currency" office:currency="EUR" office:value="8147.64466406221">
            <text:p>8.147,64 €</text:p>
          </table:table-cell>
          <table:table-cell table:formula="of:=[.HM21]*EXP(LN(1+[.$F$2]-[.$H$2]^2/2))*EXP(NORMINV(RAND();0;[.$H$2]))" office:value-type="currency" office:currency="EUR" office:value="5108.55973236027">
            <text:p>5.108,56 €</text:p>
          </table:table-cell>
          <table:table-cell table:formula="of:=[.HN21]*EXP(LN(1+[.$F$2]-[.$H$2]^2/2))*EXP(NORMINV(RAND();0;[.$H$2]))" office:value-type="currency" office:currency="EUR" office:value="12143.5591316547">
            <text:p>12.143,56 €</text:p>
          </table:table-cell>
          <table:table-cell table:formula="of:=[.HO21]*EXP(LN(1+[.$F$2]-[.$H$2]^2/2))*EXP(NORMINV(RAND();0;[.$H$2]))" office:value-type="currency" office:currency="EUR" office:value="36093.3122583925">
            <text:p>36.093,31 €</text:p>
          </table:table-cell>
          <table:table-cell table:formula="of:=[.HP21]*EXP(LN(1+[.$F$2]-[.$H$2]^2/2))*EXP(NORMINV(RAND();0;[.$H$2]))" office:value-type="currency" office:currency="EUR" office:value="55316.5361277434">
            <text:p>55.316,54 €</text:p>
          </table:table-cell>
          <table:table-cell table:formula="of:=[.HQ21]*EXP(LN(1+[.$F$2]-[.$H$2]^2/2))*EXP(NORMINV(RAND();0;[.$H$2]))" office:value-type="currency" office:currency="EUR" office:value="30866.7583001989">
            <text:p>30.866,76 €</text:p>
          </table:table-cell>
          <table:table-cell table:formula="of:=[.HR21]*EXP(LN(1+[.$F$2]-[.$H$2]^2/2))*EXP(NORMINV(RAND();0;[.$H$2]))" office:value-type="currency" office:currency="EUR" office:value="37523.391367578">
            <text:p>37.523,39 €</text:p>
          </table:table-cell>
          <table:table-cell table:formula="of:=[.HS21]*EXP(LN(1+[.$F$2]-[.$H$2]^2/2))*EXP(NORMINV(RAND();0;[.$H$2]))" office:value-type="currency" office:currency="EUR" office:value="46642.1123807079">
            <text:p>46.642,11 €</text:p>
          </table:table-cell>
          <table:table-cell table:formula="of:=[.HT21]*EXP(LN(1+[.$F$2]-[.$H$2]^2/2))*EXP(NORMINV(RAND();0;[.$H$2]))" office:value-type="currency" office:currency="EUR" office:value="29985.5307337094">
            <text:p>29.985,53 €</text:p>
          </table:table-cell>
          <table:table-cell table:formula="of:=[.HU21]*EXP(LN(1+[.$F$2]-[.$H$2]^2/2))*EXP(NORMINV(RAND();0;[.$H$2]))" office:value-type="currency" office:currency="EUR" office:value="20082.8454656123">
            <text:p>20.082,85 €</text:p>
          </table:table-cell>
          <table:table-cell table:formula="of:=[.HV21]*EXP(LN(1+[.$F$2]-[.$H$2]^2/2))*EXP(NORMINV(RAND();0;[.$H$2]))" office:value-type="currency" office:currency="EUR" office:value="22776.5099008843">
            <text:p>22.776,51 €</text:p>
          </table:table-cell>
          <table:table-cell table:formula="of:=[.HW21]*EXP(LN(1+[.$F$2]-[.$H$2]^2/2))*EXP(NORMINV(RAND();0;[.$H$2]))" office:value-type="currency" office:currency="EUR" office:value="10742.9908181035">
            <text:p>10.742,99 €</text:p>
          </table:table-cell>
          <table:table-cell table:formula="of:=[.HX21]*EXP(LN(1+[.$F$2]-[.$H$2]^2/2))*EXP(NORMINV(RAND();0;[.$H$2]))" office:value-type="currency" office:currency="EUR" office:value="165079.359282007">
            <text:p>165.079,36 €</text:p>
          </table:table-cell>
          <table:table-cell table:formula="of:=[.HY21]*EXP(LN(1+[.$F$2]-[.$H$2]^2/2))*EXP(NORMINV(RAND();0;[.$H$2]))" office:value-type="currency" office:currency="EUR" office:value="11013.4424121022">
            <text:p>11.013,44 €</text:p>
          </table:table-cell>
          <table:table-cell table:formula="of:=[.HZ21]*EXP(LN(1+[.$F$2]-[.$H$2]^2/2))*EXP(NORMINV(RAND();0;[.$H$2]))" office:value-type="currency" office:currency="EUR" office:value="38260.1951165495">
            <text:p>38.260,20 €</text:p>
          </table:table-cell>
          <table:table-cell table:formula="of:=[.IA21]*EXP(LN(1+[.$F$2]-[.$H$2]^2/2))*EXP(NORMINV(RAND();0;[.$H$2]))" office:value-type="currency" office:currency="EUR" office:value="43652.1850276114">
            <text:p>43.652,19 €</text:p>
          </table:table-cell>
          <table:table-cell table:formula="of:=[.IB21]*EXP(LN(1+[.$F$2]-[.$H$2]^2/2))*EXP(NORMINV(RAND();0;[.$H$2]))" office:value-type="currency" office:currency="EUR" office:value="26616.4853409578">
            <text:p>26.616,49 €</text:p>
          </table:table-cell>
          <table:table-cell table:formula="of:=[.IC21]*EXP(LN(1+[.$F$2]-[.$H$2]^2/2))*EXP(NORMINV(RAND();0;[.$H$2]))" office:value-type="currency" office:currency="EUR" office:value="10385.7105256334">
            <text:p>10.385,71 €</text:p>
          </table:table-cell>
          <table:table-cell table:formula="of:=[.ID21]*EXP(LN(1+[.$F$2]-[.$H$2]^2/2))*EXP(NORMINV(RAND();0;[.$H$2]))" office:value-type="currency" office:currency="EUR" office:value="13517.7659868225">
            <text:p>13.517,77 €</text:p>
          </table:table-cell>
          <table:table-cell table:formula="of:=[.IE21]*EXP(LN(1+[.$F$2]-[.$H$2]^2/2))*EXP(NORMINV(RAND();0;[.$H$2]))" office:value-type="currency" office:currency="EUR" office:value="18294.7560873772">
            <text:p>18.294,76 €</text:p>
          </table:table-cell>
          <table:table-cell table:formula="of:=[.IF21]*EXP(LN(1+[.$F$2]-[.$H$2]^2/2))*EXP(NORMINV(RAND();0;[.$H$2]))" office:value-type="currency" office:currency="EUR" office:value="15333.0696494126">
            <text:p>15.333,07 €</text:p>
          </table:table-cell>
          <table:table-cell table:formula="of:=[.IG21]*EXP(LN(1+[.$F$2]-[.$H$2]^2/2))*EXP(NORMINV(RAND();0;[.$H$2]))" office:value-type="currency" office:currency="EUR" office:value="11830.9029184071">
            <text:p>11.830,90 €</text:p>
          </table:table-cell>
          <table:table-cell table:formula="of:=[.IH21]*EXP(LN(1+[.$F$2]-[.$H$2]^2/2))*EXP(NORMINV(RAND();0;[.$H$2]))" office:value-type="currency" office:currency="EUR" office:value="20216.0323779406">
            <text:p>20.216,03 €</text:p>
          </table:table-cell>
          <table:table-cell table:formula="of:=[.II21]*EXP(LN(1+[.$F$2]-[.$H$2]^2/2))*EXP(NORMINV(RAND();0;[.$H$2]))" office:value-type="currency" office:currency="EUR" office:value="18599.1195681461">
            <text:p>18.599,12 €</text:p>
          </table:table-cell>
          <table:table-cell table:formula="of:=[.IJ21]*EXP(LN(1+[.$F$2]-[.$H$2]^2/2))*EXP(NORMINV(RAND();0;[.$H$2]))" office:value-type="currency" office:currency="EUR" office:value="25610.7936093429">
            <text:p>25.610,79 €</text:p>
          </table:table-cell>
          <table:table-cell table:formula="of:=[.IK21]*EXP(LN(1+[.$F$2]-[.$H$2]^2/2))*EXP(NORMINV(RAND();0;[.$H$2]))" office:value-type="currency" office:currency="EUR" office:value="28560.8881263289">
            <text:p>28.560,89 €</text:p>
          </table:table-cell>
          <table:table-cell table:formula="of:=[.IL21]*EXP(LN(1+[.$F$2]-[.$H$2]^2/2))*EXP(NORMINV(RAND();0;[.$H$2]))" office:value-type="currency" office:currency="EUR" office:value="11284.9861340676">
            <text:p>11.284,99 €</text:p>
          </table:table-cell>
          <table:table-cell table:formula="of:=[.IM21]*EXP(LN(1+[.$F$2]-[.$H$2]^2/2))*EXP(NORMINV(RAND();0;[.$H$2]))" office:value-type="currency" office:currency="EUR" office:value="16955.4884644582">
            <text:p>16.955,49 €</text:p>
          </table:table-cell>
          <table:table-cell table:formula="of:=[.IN21]*EXP(LN(1+[.$F$2]-[.$H$2]^2/2))*EXP(NORMINV(RAND();0;[.$H$2]))" office:value-type="currency" office:currency="EUR" office:value="97872.3782408604">
            <text:p>97.872,38 €</text:p>
          </table:table-cell>
          <table:table-cell table:formula="of:=[.IO21]*EXP(LN(1+[.$F$2]-[.$H$2]^2/2))*EXP(NORMINV(RAND();0;[.$H$2]))" office:value-type="currency" office:currency="EUR" office:value="9598.00128140955">
            <text:p>9.598,00 €</text:p>
          </table:table-cell>
          <table:table-cell table:formula="of:=[.IP21]*EXP(LN(1+[.$F$2]-[.$H$2]^2/2))*EXP(NORMINV(RAND();0;[.$H$2]))" office:value-type="currency" office:currency="EUR" office:value="66046.6443897608">
            <text:p>66.046,64 €</text:p>
          </table:table-cell>
          <table:table-cell table:formula="of:=[.IQ21]*EXP(LN(1+[.$F$2]-[.$H$2]^2/2))*EXP(NORMINV(RAND();0;[.$H$2]))" office:value-type="currency" office:currency="EUR" office:value="17541.6187296473">
            <text:p>17.541,62 €</text:p>
          </table:table-cell>
          <table:table-cell table:formula="of:=[.IR21]*EXP(LN(1+[.$F$2]-[.$H$2]^2/2))*EXP(NORMINV(RAND();0;[.$H$2]))" office:value-type="currency" office:currency="EUR" office:value="17471.808775955">
            <text:p>17.471,81 €</text:p>
          </table:table-cell>
          <table:table-cell table:formula="of:=[.IS21]*EXP(LN(1+[.$F$2]-[.$H$2]^2/2))*EXP(NORMINV(RAND();0;[.$H$2]))" office:value-type="currency" office:currency="EUR" office:value="19527.0042438528">
            <text:p>19.527,00 €</text:p>
          </table:table-cell>
          <table:table-cell table:formula="of:=[.IT21]*EXP(LN(1+[.$F$2]-[.$H$2]^2/2))*EXP(NORMINV(RAND();0;[.$H$2]))" office:value-type="currency" office:currency="EUR" office:value="130966.273139915">
            <text:p>130.966,27 €</text:p>
          </table:table-cell>
          <table:table-cell table:formula="of:=[.IU21]*EXP(LN(1+[.$F$2]-[.$H$2]^2/2))*EXP(NORMINV(RAND();0;[.$H$2]))" office:value-type="currency" office:currency="EUR" office:value="12056.5839081284">
            <text:p>12.056,58 €</text:p>
          </table:table-cell>
          <table:table-cell table:formula="of:=[.IV21]*EXP(LN(1+[.$F$2]-[.$H$2]^2/2))*EXP(NORMINV(RAND();0;[.$H$2]))" office:value-type="currency" office:currency="EUR" office:value="10638.7278627801">
            <text:p>10.638,73 €</text:p>
          </table:table-cell>
          <table:table-cell table:formula="of:=[.IW21]*EXP(LN(1+[.$F$2]-[.$H$2]^2/2))*EXP(NORMINV(RAND();0;[.$H$2]))" office:value-type="currency" office:currency="EUR" office:value="12882.3109244587">
            <text:p>12.882,31 €</text:p>
          </table:table-cell>
          <table:table-cell table:formula="of:=[.IX21]*EXP(LN(1+[.$F$2]-[.$H$2]^2/2))*EXP(NORMINV(RAND();0;[.$H$2]))" office:value-type="currency" office:currency="EUR" office:value="4350.97288217797">
            <text:p>4.350,97 €</text:p>
          </table:table-cell>
          <table:table-cell table:formula="of:=[.IY21]*EXP(LN(1+[.$F$2]-[.$H$2]^2/2))*EXP(NORMINV(RAND();0;[.$H$2]))" office:value-type="currency" office:currency="EUR" office:value="18730.5970707021">
            <text:p>18.730,60 €</text:p>
          </table:table-cell>
          <table:table-cell table:formula="of:=[.IZ21]*EXP(LN(1+[.$F$2]-[.$H$2]^2/2))*EXP(NORMINV(RAND();0;[.$H$2]))" office:value-type="currency" office:currency="EUR" office:value="11815.0239667045">
            <text:p>11.815,02 €</text:p>
          </table:table-cell>
          <table:table-cell table:formula="of:=[.JA21]*EXP(LN(1+[.$F$2]-[.$H$2]^2/2))*EXP(NORMINV(RAND();0;[.$H$2]))" office:value-type="currency" office:currency="EUR" office:value="14750.5843835429">
            <text:p>14.750,58 €</text:p>
          </table:table-cell>
          <table:table-cell table:formula="of:=[.JB21]*EXP(LN(1+[.$F$2]-[.$H$2]^2/2))*EXP(NORMINV(RAND();0;[.$H$2]))" office:value-type="currency" office:currency="EUR" office:value="66054.0287556434">
            <text:p>66.054,03 €</text:p>
          </table:table-cell>
          <table:table-cell table:formula="of:=[.JC21]*EXP(LN(1+[.$F$2]-[.$H$2]^2/2))*EXP(NORMINV(RAND();0;[.$H$2]))" office:value-type="currency" office:currency="EUR" office:value="3586.43330795944">
            <text:p>3.586,43 €</text:p>
          </table:table-cell>
          <table:table-cell table:formula="of:=[.JD21]*EXP(LN(1+[.$F$2]-[.$H$2]^2/2))*EXP(NORMINV(RAND();0;[.$H$2]))" office:value-type="currency" office:currency="EUR" office:value="45637.5152567811">
            <text:p>45.637,52 €</text:p>
          </table:table-cell>
          <table:table-cell table:formula="of:=[.JE21]*EXP(LN(1+[.$F$2]-[.$H$2]^2/2))*EXP(NORMINV(RAND();0;[.$H$2]))" office:value-type="currency" office:currency="EUR" office:value="29632.1815557045">
            <text:p>29.632,18 €</text:p>
          </table:table-cell>
          <table:table-cell table:formula="of:=[.JF21]*EXP(LN(1+[.$F$2]-[.$H$2]^2/2))*EXP(NORMINV(RAND();0;[.$H$2]))" office:value-type="currency" office:currency="EUR" office:value="12903.9462204043">
            <text:p>12.903,95 €</text:p>
          </table:table-cell>
          <table:table-cell table:formula="of:=[.JG21]*EXP(LN(1+[.$F$2]-[.$H$2]^2/2))*EXP(NORMINV(RAND();0;[.$H$2]))" office:value-type="currency" office:currency="EUR" office:value="34698.1518799003">
            <text:p>34.698,15 €</text:p>
          </table:table-cell>
          <table:table-cell table:formula="of:=[.JH21]*EXP(LN(1+[.$F$2]-[.$H$2]^2/2))*EXP(NORMINV(RAND();0;[.$H$2]))" office:value-type="currency" office:currency="EUR" office:value="22412.7782870465">
            <text:p>22.412,78 €</text:p>
          </table:table-cell>
          <table:table-cell table:formula="of:=[.JI21]*EXP(LN(1+[.$F$2]-[.$H$2]^2/2))*EXP(NORMINV(RAND();0;[.$H$2]))" office:value-type="currency" office:currency="EUR" office:value="63589.7874832009">
            <text:p>63.589,79 €</text:p>
          </table:table-cell>
          <table:table-cell table:formula="of:=[.JJ21]*EXP(LN(1+[.$F$2]-[.$H$2]^2/2))*EXP(NORMINV(RAND();0;[.$H$2]))" office:value-type="currency" office:currency="EUR" office:value="25590.9000199959">
            <text:p>25.590,90 €</text:p>
          </table:table-cell>
          <table:table-cell table:formula="of:=[.JK21]*EXP(LN(1+[.$F$2]-[.$H$2]^2/2))*EXP(NORMINV(RAND();0;[.$H$2]))" office:value-type="currency" office:currency="EUR" office:value="14517.0963184866">
            <text:p>14.517,10 €</text:p>
          </table:table-cell>
          <table:table-cell table:formula="of:=[.JL21]*EXP(LN(1+[.$F$2]-[.$H$2]^2/2))*EXP(NORMINV(RAND();0;[.$H$2]))" office:value-type="currency" office:currency="EUR" office:value="8692.55540782076">
            <text:p>8.692,56 €</text:p>
          </table:table-cell>
          <table:table-cell table:formula="of:=[.JM21]*EXP(LN(1+[.$F$2]-[.$H$2]^2/2))*EXP(NORMINV(RAND();0;[.$H$2]))" office:value-type="currency" office:currency="EUR" office:value="22418.0395804181">
            <text:p>22.418,04 €</text:p>
          </table:table-cell>
          <table:table-cell table:formula="of:=[.JN21]*EXP(LN(1+[.$F$2]-[.$H$2]^2/2))*EXP(NORMINV(RAND();0;[.$H$2]))" office:value-type="currency" office:currency="EUR" office:value="36469.0857105423">
            <text:p>36.469,09 €</text:p>
          </table:table-cell>
          <table:table-cell table:formula="of:=[.JO21]*EXP(LN(1+[.$F$2]-[.$H$2]^2/2))*EXP(NORMINV(RAND();0;[.$H$2]))" office:value-type="currency" office:currency="EUR" office:value="4946.49723181664">
            <text:p>4.946,50 €</text:p>
          </table:table-cell>
          <table:table-cell table:formula="of:=[.JP21]*EXP(LN(1+[.$F$2]-[.$H$2]^2/2))*EXP(NORMINV(RAND();0;[.$H$2]))" office:value-type="currency" office:currency="EUR" office:value="130666.028856828">
            <text:p>130.666,03 €</text:p>
          </table:table-cell>
          <table:table-cell table:formula="of:=[.JQ21]*EXP(LN(1+[.$F$2]-[.$H$2]^2/2))*EXP(NORMINV(RAND();0;[.$H$2]))" office:value-type="currency" office:currency="EUR" office:value="18946.2395735977">
            <text:p>18.946,24 €</text:p>
          </table:table-cell>
          <table:table-cell table:formula="of:=[.JR21]*EXP(LN(1+[.$F$2]-[.$H$2]^2/2))*EXP(NORMINV(RAND();0;[.$H$2]))" office:value-type="currency" office:currency="EUR" office:value="10767.3500681021">
            <text:p>10.767,35 €</text:p>
          </table:table-cell>
          <table:table-cell table:formula="of:=[.JS21]*EXP(LN(1+[.$F$2]-[.$H$2]^2/2))*EXP(NORMINV(RAND();0;[.$H$2]))" office:value-type="currency" office:currency="EUR" office:value="55145.8650228039">
            <text:p>55.145,87 €</text:p>
          </table:table-cell>
          <table:table-cell table:formula="of:=[.JT21]*EXP(LN(1+[.$F$2]-[.$H$2]^2/2))*EXP(NORMINV(RAND();0;[.$H$2]))" office:value-type="currency" office:currency="EUR" office:value="4861.78498844355">
            <text:p>4.861,78 €</text:p>
          </table:table-cell>
          <table:table-cell table:formula="of:=[.JU21]*EXP(LN(1+[.$F$2]-[.$H$2]^2/2))*EXP(NORMINV(RAND();0;[.$H$2]))" office:value-type="currency" office:currency="EUR" office:value="22945.6797136813">
            <text:p>22.945,68 €</text:p>
          </table:table-cell>
          <table:table-cell table:formula="of:=[.JV21]*EXP(LN(1+[.$F$2]-[.$H$2]^2/2))*EXP(NORMINV(RAND();0;[.$H$2]))" office:value-type="currency" office:currency="EUR" office:value="17113.2112345672">
            <text:p>17.113,21 €</text:p>
          </table:table-cell>
          <table:table-cell table:formula="of:=[.JW21]*EXP(LN(1+[.$F$2]-[.$H$2]^2/2))*EXP(NORMINV(RAND();0;[.$H$2]))" office:value-type="currency" office:currency="EUR" office:value="8695.77457498559">
            <text:p>8.695,77 €</text:p>
          </table:table-cell>
          <table:table-cell table:formula="of:=[.JX21]*EXP(LN(1+[.$F$2]-[.$H$2]^2/2))*EXP(NORMINV(RAND();0;[.$H$2]))" office:value-type="currency" office:currency="EUR" office:value="24337.3540832847">
            <text:p>24.337,35 €</text:p>
          </table:table-cell>
          <table:table-cell table:formula="of:=[.JY21]*EXP(LN(1+[.$F$2]-[.$H$2]^2/2))*EXP(NORMINV(RAND();0;[.$H$2]))" office:value-type="currency" office:currency="EUR" office:value="12525.2979939847">
            <text:p>12.525,30 €</text:p>
          </table:table-cell>
          <table:table-cell table:formula="of:=[.JZ21]*EXP(LN(1+[.$F$2]-[.$H$2]^2/2))*EXP(NORMINV(RAND();0;[.$H$2]))" office:value-type="currency" office:currency="EUR" office:value="21096.0978024407">
            <text:p>21.096,10 €</text:p>
          </table:table-cell>
          <table:table-cell table:formula="of:=[.KA21]*EXP(LN(1+[.$F$2]-[.$H$2]^2/2))*EXP(NORMINV(RAND();0;[.$H$2]))" office:value-type="currency" office:currency="EUR" office:value="4156.59658799323">
            <text:p>4.156,60 €</text:p>
          </table:table-cell>
          <table:table-cell table:formula="of:=[.KB21]*EXP(LN(1+[.$F$2]-[.$H$2]^2/2))*EXP(NORMINV(RAND();0;[.$H$2]))" office:value-type="currency" office:currency="EUR" office:value="40413.9662205654">
            <text:p>40.413,97 €</text:p>
          </table:table-cell>
          <table:table-cell table:formula="of:=[.KC21]*EXP(LN(1+[.$F$2]-[.$H$2]^2/2))*EXP(NORMINV(RAND();0;[.$H$2]))" office:value-type="currency" office:currency="EUR" office:value="18066.0896889253">
            <text:p>18.066,09 €</text:p>
          </table:table-cell>
          <table:table-cell table:formula="of:=[.KD21]*EXP(LN(1+[.$F$2]-[.$H$2]^2/2))*EXP(NORMINV(RAND();0;[.$H$2]))" office:value-type="currency" office:currency="EUR" office:value="26038.9431733684">
            <text:p>26.038,94 €</text:p>
          </table:table-cell>
          <table:table-cell table:formula="of:=[.KE21]*EXP(LN(1+[.$F$2]-[.$H$2]^2/2))*EXP(NORMINV(RAND();0;[.$H$2]))" office:value-type="currency" office:currency="EUR" office:value="54755.4213589039">
            <text:p>54.755,42 €</text:p>
          </table:table-cell>
          <table:table-cell table:formula="of:=[.KF21]*EXP(LN(1+[.$F$2]-[.$H$2]^2/2))*EXP(NORMINV(RAND();0;[.$H$2]))" office:value-type="currency" office:currency="EUR" office:value="13978.2712587772">
            <text:p>13.978,27 €</text:p>
          </table:table-cell>
          <table:table-cell table:formula="of:=[.KG21]*EXP(LN(1+[.$F$2]-[.$H$2]^2/2))*EXP(NORMINV(RAND();0;[.$H$2]))" office:value-type="currency" office:currency="EUR" office:value="31564.8256387468">
            <text:p>31.564,83 €</text:p>
          </table:table-cell>
          <table:table-cell table:formula="of:=[.KH21]*EXP(LN(1+[.$F$2]-[.$H$2]^2/2))*EXP(NORMINV(RAND();0;[.$H$2]))" office:value-type="currency" office:currency="EUR" office:value="24155.5556375498">
            <text:p>24.155,56 €</text:p>
          </table:table-cell>
          <table:table-cell table:formula="of:=[.KI21]*EXP(LN(1+[.$F$2]-[.$H$2]^2/2))*EXP(NORMINV(RAND();0;[.$H$2]))" office:value-type="currency" office:currency="EUR" office:value="7815.88997035384">
            <text:p>7.815,89 €</text:p>
          </table:table-cell>
          <table:table-cell table:formula="of:=[.KJ21]*EXP(LN(1+[.$F$2]-[.$H$2]^2/2))*EXP(NORMINV(RAND();0;[.$H$2]))" office:value-type="currency" office:currency="EUR" office:value="100253.553776325">
            <text:p>100.253,55 €</text:p>
          </table:table-cell>
          <table:table-cell table:formula="of:=[.KK21]*EXP(LN(1+[.$F$2]-[.$H$2]^2/2))*EXP(NORMINV(RAND();0;[.$H$2]))" office:value-type="currency" office:currency="EUR" office:value="254693.680040628">
            <text:p>254.693,68 €</text:p>
          </table:table-cell>
          <table:table-cell table:formula="of:=[.KL21]*EXP(LN(1+[.$F$2]-[.$H$2]^2/2))*EXP(NORMINV(RAND();0;[.$H$2]))" office:value-type="currency" office:currency="EUR" office:value="33000.7497450509">
            <text:p>33.000,75 €</text:p>
          </table:table-cell>
          <table:table-cell table:formula="of:=[.KM21]*EXP(LN(1+[.$F$2]-[.$H$2]^2/2))*EXP(NORMINV(RAND();0;[.$H$2]))" office:value-type="currency" office:currency="EUR" office:value="17675.8469768189">
            <text:p>17.675,85 €</text:p>
          </table:table-cell>
          <table:table-cell table:formula="of:=[.KN21]*EXP(LN(1+[.$F$2]-[.$H$2]^2/2))*EXP(NORMINV(RAND();0;[.$H$2]))" office:value-type="currency" office:currency="EUR" office:value="30260.0393123676">
            <text:p>30.260,04 €</text:p>
          </table:table-cell>
          <table:table-cell table:formula="of:=[.KO21]*EXP(LN(1+[.$F$2]-[.$H$2]^2/2))*EXP(NORMINV(RAND();0;[.$H$2]))" office:value-type="currency" office:currency="EUR" office:value="6486.96507288455">
            <text:p>6.486,97 €</text:p>
          </table:table-cell>
          <table:table-cell table:formula="of:=[.KP21]*EXP(LN(1+[.$F$2]-[.$H$2]^2/2))*EXP(NORMINV(RAND();0;[.$H$2]))" office:value-type="currency" office:currency="EUR" office:value="13330.4806626047">
            <text:p>13.330,48 €</text:p>
          </table:table-cell>
          <table:table-cell table:formula="of:=[.KQ21]*EXP(LN(1+[.$F$2]-[.$H$2]^2/2))*EXP(NORMINV(RAND();0;[.$H$2]))" office:value-type="currency" office:currency="EUR" office:value="10664.3517763838">
            <text:p>10.664,35 €</text:p>
          </table:table-cell>
          <table:table-cell table:formula="of:=[.KR21]*EXP(LN(1+[.$F$2]-[.$H$2]^2/2))*EXP(NORMINV(RAND();0;[.$H$2]))" office:value-type="currency" office:currency="EUR" office:value="3711.81681702762">
            <text:p>3.711,82 €</text:p>
          </table:table-cell>
          <table:table-cell table:formula="of:=[.KS21]*EXP(LN(1+[.$F$2]-[.$H$2]^2/2))*EXP(NORMINV(RAND();0;[.$H$2]))" office:value-type="currency" office:currency="EUR" office:value="21093.0662243553">
            <text:p>21.093,07 €</text:p>
          </table:table-cell>
          <table:table-cell table:formula="of:=[.KT21]*EXP(LN(1+[.$F$2]-[.$H$2]^2/2))*EXP(NORMINV(RAND();0;[.$H$2]))" office:value-type="currency" office:currency="EUR" office:value="26064.107496313">
            <text:p>26.064,11 €</text:p>
          </table:table-cell>
          <table:table-cell table:formula="of:=[.KU21]*EXP(LN(1+[.$F$2]-[.$H$2]^2/2))*EXP(NORMINV(RAND();0;[.$H$2]))" office:value-type="currency" office:currency="EUR" office:value="26400.9177300705">
            <text:p>26.400,92 €</text:p>
          </table:table-cell>
          <table:table-cell table:formula="of:=[.KV21]*EXP(LN(1+[.$F$2]-[.$H$2]^2/2))*EXP(NORMINV(RAND();0;[.$H$2]))" office:value-type="currency" office:currency="EUR" office:value="15040.5449657862">
            <text:p>15.040,54 €</text:p>
          </table:table-cell>
          <table:table-cell table:formula="of:=[.KW21]*EXP(LN(1+[.$F$2]-[.$H$2]^2/2))*EXP(NORMINV(RAND();0;[.$H$2]))" office:value-type="currency" office:currency="EUR" office:value="9593.85081992792">
            <text:p>9.593,85 €</text:p>
          </table:table-cell>
          <table:table-cell table:formula="of:=[.KX21]*EXP(LN(1+[.$F$2]-[.$H$2]^2/2))*EXP(NORMINV(RAND();0;[.$H$2]))" office:value-type="currency" office:currency="EUR" office:value="42139.1147443824">
            <text:p>42.139,11 €</text:p>
          </table:table-cell>
          <table:table-cell table:formula="of:=[.KY21]*EXP(LN(1+[.$F$2]-[.$H$2]^2/2))*EXP(NORMINV(RAND();0;[.$H$2]))" office:value-type="currency" office:currency="EUR" office:value="55188.5470456386">
            <text:p>55.188,55 €</text:p>
          </table:table-cell>
          <table:table-cell table:formula="of:=[.KZ21]*EXP(LN(1+[.$F$2]-[.$H$2]^2/2))*EXP(NORMINV(RAND();0;[.$H$2]))" office:value-type="currency" office:currency="EUR" office:value="20906.8418901628">
            <text:p>20.906,84 €</text:p>
          </table:table-cell>
          <table:table-cell table:formula="of:=[.LA21]*EXP(LN(1+[.$F$2]-[.$H$2]^2/2))*EXP(NORMINV(RAND();0;[.$H$2]))" office:value-type="currency" office:currency="EUR" office:value="40214.3856821964">
            <text:p>40.214,39 €</text:p>
          </table:table-cell>
          <table:table-cell table:formula="of:=[.LB21]*EXP(LN(1+[.$F$2]-[.$H$2]^2/2))*EXP(NORMINV(RAND();0;[.$H$2]))" office:value-type="currency" office:currency="EUR" office:value="15740.5507648932">
            <text:p>15.740,55 €</text:p>
          </table:table-cell>
          <table:table-cell table:formula="of:=[.LC21]*EXP(LN(1+[.$F$2]-[.$H$2]^2/2))*EXP(NORMINV(RAND();0;[.$H$2]))" office:value-type="currency" office:currency="EUR" office:value="14881.4230287659">
            <text:p>14.881,42 €</text:p>
          </table:table-cell>
          <table:table-cell table:formula="of:=[.LD21]*EXP(LN(1+[.$F$2]-[.$H$2]^2/2))*EXP(NORMINV(RAND();0;[.$H$2]))" office:value-type="currency" office:currency="EUR" office:value="62494.1632080225">
            <text:p>62.494,16 €</text:p>
          </table:table-cell>
          <table:table-cell table:formula="of:=[.LE21]*EXP(LN(1+[.$F$2]-[.$H$2]^2/2))*EXP(NORMINV(RAND();0;[.$H$2]))" office:value-type="currency" office:currency="EUR" office:value="27458.5607786892">
            <text:p>27.458,56 €</text:p>
          </table:table-cell>
          <table:table-cell table:formula="of:=[.LF21]*EXP(LN(1+[.$F$2]-[.$H$2]^2/2))*EXP(NORMINV(RAND();0;[.$H$2]))" office:value-type="currency" office:currency="EUR" office:value="43173.9577621549">
            <text:p>43.173,96 €</text:p>
          </table:table-cell>
          <table:table-cell table:formula="of:=[.LG21]*EXP(LN(1+[.$F$2]-[.$H$2]^2/2))*EXP(NORMINV(RAND();0;[.$H$2]))" office:value-type="currency" office:currency="EUR" office:value="14587.6447354287">
            <text:p>14.587,64 €</text:p>
          </table:table-cell>
          <table:table-cell table:formula="of:=[.LH21]*EXP(LN(1+[.$F$2]-[.$H$2]^2/2))*EXP(NORMINV(RAND();0;[.$H$2]))" office:value-type="currency" office:currency="EUR" office:value="45189.0899117271">
            <text:p>45.189,09 €</text:p>
          </table:table-cell>
          <table:table-cell table:formula="of:=[.LI21]*EXP(LN(1+[.$F$2]-[.$H$2]^2/2))*EXP(NORMINV(RAND();0;[.$H$2]))" office:value-type="currency" office:currency="EUR" office:value="41219.1186379444">
            <text:p>41.219,12 €</text:p>
          </table:table-cell>
          <table:table-cell table:formula="of:=[.LJ21]*EXP(LN(1+[.$F$2]-[.$H$2]^2/2))*EXP(NORMINV(RAND();0;[.$H$2]))" office:value-type="currency" office:currency="EUR" office:value="8803.02610141829">
            <text:p>8.803,03 €</text:p>
          </table:table-cell>
          <table:table-cell table:formula="of:=[.LK21]*EXP(LN(1+[.$F$2]-[.$H$2]^2/2))*EXP(NORMINV(RAND();0;[.$H$2]))" office:value-type="currency" office:currency="EUR" office:value="14021.1789134233">
            <text:p>14.021,18 €</text:p>
          </table:table-cell>
          <table:table-cell table:formula="of:=[.LL21]*EXP(LN(1+[.$F$2]-[.$H$2]^2/2))*EXP(NORMINV(RAND();0;[.$H$2]))" office:value-type="currency" office:currency="EUR" office:value="11095.2974444227">
            <text:p>11.095,30 €</text:p>
          </table:table-cell>
          <table:table-cell table:formula="of:=[.LM21]*EXP(LN(1+[.$F$2]-[.$H$2]^2/2))*EXP(NORMINV(RAND();0;[.$H$2]))" office:value-type="currency" office:currency="EUR" office:value="6816.21717701663">
            <text:p>6.816,22 €</text:p>
          </table:table-cell>
          <table:table-cell table:formula="of:=[.LN21]*EXP(LN(1+[.$F$2]-[.$H$2]^2/2))*EXP(NORMINV(RAND();0;[.$H$2]))" office:value-type="currency" office:currency="EUR" office:value="2080.20162793689">
            <text:p>2.080,20 €</text:p>
          </table:table-cell>
          <table:table-cell table:formula="of:=[.LO21]*EXP(LN(1+[.$F$2]-[.$H$2]^2/2))*EXP(NORMINV(RAND();0;[.$H$2]))" office:value-type="currency" office:currency="EUR" office:value="6282.95552449562">
            <text:p>6.282,96 €</text:p>
          </table:table-cell>
          <table:table-cell table:formula="of:=[.LP21]*EXP(LN(1+[.$F$2]-[.$H$2]^2/2))*EXP(NORMINV(RAND();0;[.$H$2]))" office:value-type="currency" office:currency="EUR" office:value="24732.6554738538">
            <text:p>24.732,66 €</text:p>
          </table:table-cell>
          <table:table-cell table:formula="of:=[.LQ21]*EXP(LN(1+[.$F$2]-[.$H$2]^2/2))*EXP(NORMINV(RAND();0;[.$H$2]))" office:value-type="currency" office:currency="EUR" office:value="6066.14824281674">
            <text:p>6.066,15 €</text:p>
          </table:table-cell>
          <table:table-cell table:formula="of:=[.LR21]*EXP(LN(1+[.$F$2]-[.$H$2]^2/2))*EXP(NORMINV(RAND();0;[.$H$2]))" office:value-type="currency" office:currency="EUR" office:value="15837.501970779">
            <text:p>15.837,50 €</text:p>
          </table:table-cell>
          <table:table-cell table:formula="of:=[.LS21]*EXP(LN(1+[.$F$2]-[.$H$2]^2/2))*EXP(NORMINV(RAND();0;[.$H$2]))" office:value-type="currency" office:currency="EUR" office:value="22205.2451741216">
            <text:p>22.205,25 €</text:p>
          </table:table-cell>
          <table:table-cell table:formula="of:=[.LT21]*EXP(LN(1+[.$F$2]-[.$H$2]^2/2))*EXP(NORMINV(RAND();0;[.$H$2]))" office:value-type="currency" office:currency="EUR" office:value="41725.6576455779">
            <text:p>41.725,66 €</text:p>
          </table:table-cell>
          <table:table-cell table:formula="of:=[.LU21]*EXP(LN(1+[.$F$2]-[.$H$2]^2/2))*EXP(NORMINV(RAND();0;[.$H$2]))" office:value-type="currency" office:currency="EUR" office:value="50094.7692342602">
            <text:p>50.094,77 €</text:p>
          </table:table-cell>
          <table:table-cell table:formula="of:=[.LV21]*EXP(LN(1+[.$F$2]-[.$H$2]^2/2))*EXP(NORMINV(RAND();0;[.$H$2]))" office:value-type="currency" office:currency="EUR" office:value="28397.4914766593">
            <text:p>28.397,49 €</text:p>
          </table:table-cell>
          <table:table-cell table:formula="of:=[.LW21]*EXP(LN(1+[.$F$2]-[.$H$2]^2/2))*EXP(NORMINV(RAND();0;[.$H$2]))" office:value-type="currency" office:currency="EUR" office:value="29114.2259061027">
            <text:p>29.114,23 €</text:p>
          </table:table-cell>
          <table:table-cell table:formula="of:=[.LX21]*EXP(LN(1+[.$F$2]-[.$H$2]^2/2))*EXP(NORMINV(RAND();0;[.$H$2]))" office:value-type="currency" office:currency="EUR" office:value="20663.0850339603">
            <text:p>20.663,09 €</text:p>
          </table:table-cell>
          <table:table-cell table:formula="of:=[.LY21]*EXP(LN(1+[.$F$2]-[.$H$2]^2/2))*EXP(NORMINV(RAND();0;[.$H$2]))" office:value-type="currency" office:currency="EUR" office:value="51326.0668637279">
            <text:p>51.326,07 €</text:p>
          </table:table-cell>
          <table:table-cell table:formula="of:=[.LZ21]*EXP(LN(1+[.$F$2]-[.$H$2]^2/2))*EXP(NORMINV(RAND();0;[.$H$2]))" office:value-type="currency" office:currency="EUR" office:value="41544.1340762204">
            <text:p>41.544,13 €</text:p>
          </table:table-cell>
          <table:table-cell table:formula="of:=[.MA21]*EXP(LN(1+[.$F$2]-[.$H$2]^2/2))*EXP(NORMINV(RAND();0;[.$H$2]))" office:value-type="currency" office:currency="EUR" office:value="22807.7669652997">
            <text:p>22.807,77 €</text:p>
          </table:table-cell>
          <table:table-cell table:formula="of:=[.MB21]*EXP(LN(1+[.$F$2]-[.$H$2]^2/2))*EXP(NORMINV(RAND();0;[.$H$2]))" office:value-type="currency" office:currency="EUR" office:value="25689.9545631853">
            <text:p>25.689,95 €</text:p>
          </table:table-cell>
          <table:table-cell table:formula="of:=[.MC21]*EXP(LN(1+[.$F$2]-[.$H$2]^2/2))*EXP(NORMINV(RAND();0;[.$H$2]))" office:value-type="currency" office:currency="EUR" office:value="58357.9549620597">
            <text:p>58.357,95 €</text:p>
          </table:table-cell>
          <table:table-cell table:formula="of:=[.MD21]*EXP(LN(1+[.$F$2]-[.$H$2]^2/2))*EXP(NORMINV(RAND();0;[.$H$2]))" office:value-type="currency" office:currency="EUR" office:value="50575.8553293892">
            <text:p>50.575,86 €</text:p>
          </table:table-cell>
          <table:table-cell table:formula="of:=[.ME21]*EXP(LN(1+[.$F$2]-[.$H$2]^2/2))*EXP(NORMINV(RAND();0;[.$H$2]))" office:value-type="currency" office:currency="EUR" office:value="15371.8014804239">
            <text:p>15.371,80 €</text:p>
          </table:table-cell>
          <table:table-cell table:formula="of:=[.MF21]*EXP(LN(1+[.$F$2]-[.$H$2]^2/2))*EXP(NORMINV(RAND();0;[.$H$2]))" office:value-type="currency" office:currency="EUR" office:value="4605.81692472731">
            <text:p>4.605,82 €</text:p>
          </table:table-cell>
          <table:table-cell table:formula="of:=[.MG21]*EXP(LN(1+[.$F$2]-[.$H$2]^2/2))*EXP(NORMINV(RAND();0;[.$H$2]))" office:value-type="currency" office:currency="EUR" office:value="19165.2661275875">
            <text:p>19.165,27 €</text:p>
          </table:table-cell>
          <table:table-cell table:formula="of:=[.MH21]*EXP(LN(1+[.$F$2]-[.$H$2]^2/2))*EXP(NORMINV(RAND();0;[.$H$2]))" office:value-type="currency" office:currency="EUR" office:value="7436.15304055402">
            <text:p>7.436,15 €</text:p>
          </table:table-cell>
          <table:table-cell table:formula="of:=[.MI21]*EXP(LN(1+[.$F$2]-[.$H$2]^2/2))*EXP(NORMINV(RAND();0;[.$H$2]))" office:value-type="currency" office:currency="EUR" office:value="42956.7204420524">
            <text:p>42.956,72 €</text:p>
          </table:table-cell>
          <table:table-cell table:formula="of:=[.MJ21]*EXP(LN(1+[.$F$2]-[.$H$2]^2/2))*EXP(NORMINV(RAND();0;[.$H$2]))" office:value-type="currency" office:currency="EUR" office:value="61699.2957878227">
            <text:p>61.699,30 €</text:p>
          </table:table-cell>
          <table:table-cell table:formula="of:=[.MK21]*EXP(LN(1+[.$F$2]-[.$H$2]^2/2))*EXP(NORMINV(RAND();0;[.$H$2]))" office:value-type="currency" office:currency="EUR" office:value="93045.1701637319">
            <text:p>93.045,17 €</text:p>
          </table:table-cell>
          <table:table-cell table:formula="of:=[.ML21]*EXP(LN(1+[.$F$2]-[.$H$2]^2/2))*EXP(NORMINV(RAND();0;[.$H$2]))" office:value-type="currency" office:currency="EUR" office:value="43731.0464744036">
            <text:p>43.731,05 €</text:p>
          </table:table-cell>
          <table:table-cell table:formula="of:=[.MM21]*EXP(LN(1+[.$F$2]-[.$H$2]^2/2))*EXP(NORMINV(RAND();0;[.$H$2]))" office:value-type="currency" office:currency="EUR" office:value="8457.21059010047">
            <text:p>8.457,21 €</text:p>
          </table:table-cell>
          <table:table-cell table:formula="of:=[.MN21]*EXP(LN(1+[.$F$2]-[.$H$2]^2/2))*EXP(NORMINV(RAND();0;[.$H$2]))" office:value-type="currency" office:currency="EUR" office:value="24230.5263145366">
            <text:p>24.230,53 €</text:p>
          </table:table-cell>
          <table:table-cell table:formula="of:=[.MO21]*EXP(LN(1+[.$F$2]-[.$H$2]^2/2))*EXP(NORMINV(RAND();0;[.$H$2]))" office:value-type="currency" office:currency="EUR" office:value="6224.9026009398">
            <text:p>6.224,90 €</text:p>
          </table:table-cell>
          <table:table-cell table:formula="of:=[.MP21]*EXP(LN(1+[.$F$2]-[.$H$2]^2/2))*EXP(NORMINV(RAND();0;[.$H$2]))" office:value-type="currency" office:currency="EUR" office:value="157707.785884829">
            <text:p>157.707,79 €</text:p>
          </table:table-cell>
          <table:table-cell table:formula="of:=[.MQ21]*EXP(LN(1+[.$F$2]-[.$H$2]^2/2))*EXP(NORMINV(RAND();0;[.$H$2]))" office:value-type="currency" office:currency="EUR" office:value="49447.2043360178">
            <text:p>49.447,20 €</text:p>
          </table:table-cell>
          <table:table-cell table:formula="of:=[.MR21]*EXP(LN(1+[.$F$2]-[.$H$2]^2/2))*EXP(NORMINV(RAND();0;[.$H$2]))" office:value-type="currency" office:currency="EUR" office:value="3523.29434629025">
            <text:p>3.523,29 €</text:p>
          </table:table-cell>
          <table:table-cell table:formula="of:=[.MS21]*EXP(LN(1+[.$F$2]-[.$H$2]^2/2))*EXP(NORMINV(RAND();0;[.$H$2]))" office:value-type="currency" office:currency="EUR" office:value="5068.71993267785">
            <text:p>5.068,72 €</text:p>
          </table:table-cell>
          <table:table-cell table:formula="of:=[.MT21]*EXP(LN(1+[.$F$2]-[.$H$2]^2/2))*EXP(NORMINV(RAND();0;[.$H$2]))" office:value-type="currency" office:currency="EUR" office:value="14682.2727190051">
            <text:p>14.682,27 €</text:p>
          </table:table-cell>
          <table:table-cell table:formula="of:=[.MU21]*EXP(LN(1+[.$F$2]-[.$H$2]^2/2))*EXP(NORMINV(RAND();0;[.$H$2]))" office:value-type="currency" office:currency="EUR" office:value="36186.0364817902">
            <text:p>36.186,04 €</text:p>
          </table:table-cell>
          <table:table-cell table:formula="of:=[.MV21]*EXP(LN(1+[.$F$2]-[.$H$2]^2/2))*EXP(NORMINV(RAND();0;[.$H$2]))" office:value-type="currency" office:currency="EUR" office:value="11805.0124955661">
            <text:p>11.805,01 €</text:p>
          </table:table-cell>
          <table:table-cell table:formula="of:=[.MW21]*EXP(LN(1+[.$F$2]-[.$H$2]^2/2))*EXP(NORMINV(RAND();0;[.$H$2]))" office:value-type="currency" office:currency="EUR" office:value="10082.3066492914">
            <text:p>10.082,31 €</text:p>
          </table:table-cell>
          <table:table-cell table:formula="of:=[.MX21]*EXP(LN(1+[.$F$2]-[.$H$2]^2/2))*EXP(NORMINV(RAND();0;[.$H$2]))" office:value-type="currency" office:currency="EUR" office:value="14974.6906680126">
            <text:p>14.974,69 €</text:p>
          </table:table-cell>
          <table:table-cell table:formula="of:=[.MY21]*EXP(LN(1+[.$F$2]-[.$H$2]^2/2))*EXP(NORMINV(RAND();0;[.$H$2]))" office:value-type="currency" office:currency="EUR" office:value="155401.099709078">
            <text:p>155.401,10 €</text:p>
          </table:table-cell>
          <table:table-cell table:formula="of:=[.MZ21]*EXP(LN(1+[.$F$2]-[.$H$2]^2/2))*EXP(NORMINV(RAND();0;[.$H$2]))" office:value-type="currency" office:currency="EUR" office:value="27976.0227951364">
            <text:p>27.976,02 €</text:p>
          </table:table-cell>
          <table:table-cell table:formula="of:=[.NA21]*EXP(LN(1+[.$F$2]-[.$H$2]^2/2))*EXP(NORMINV(RAND();0;[.$H$2]))" office:value-type="currency" office:currency="EUR" office:value="32528.6671435469">
            <text:p>32.528,67 €</text:p>
          </table:table-cell>
          <table:table-cell table:formula="of:=[.NB21]*EXP(LN(1+[.$F$2]-[.$H$2]^2/2))*EXP(NORMINV(RAND();0;[.$H$2]))" office:value-type="currency" office:currency="EUR" office:value="94730.7903657145">
            <text:p>94.730,79 €</text:p>
          </table:table-cell>
          <table:table-cell table:formula="of:=[.NC21]*EXP(LN(1+[.$F$2]-[.$H$2]^2/2))*EXP(NORMINV(RAND();0;[.$H$2]))" office:value-type="currency" office:currency="EUR" office:value="26624.5732480934">
            <text:p>26.624,57 €</text:p>
          </table:table-cell>
          <table:table-cell table:formula="of:=[.ND21]*EXP(LN(1+[.$F$2]-[.$H$2]^2/2))*EXP(NORMINV(RAND();0;[.$H$2]))" office:value-type="currency" office:currency="EUR" office:value="24151.2840179162">
            <text:p>24.151,28 €</text:p>
          </table:table-cell>
          <table:table-cell table:formula="of:=[.NE21]*EXP(LN(1+[.$F$2]-[.$H$2]^2/2))*EXP(NORMINV(RAND();0;[.$H$2]))" office:value-type="currency" office:currency="EUR" office:value="6166.96237671601">
            <text:p>6.166,96 €</text:p>
          </table:table-cell>
          <table:table-cell table:formula="of:=[.NF21]*EXP(LN(1+[.$F$2]-[.$H$2]^2/2))*EXP(NORMINV(RAND();0;[.$H$2]))" office:value-type="currency" office:currency="EUR" office:value="5602.487877665">
            <text:p>5.602,49 €</text:p>
          </table:table-cell>
          <table:table-cell table:formula="of:=[.NG21]*EXP(LN(1+[.$F$2]-[.$H$2]^2/2))*EXP(NORMINV(RAND();0;[.$H$2]))" office:value-type="currency" office:currency="EUR" office:value="10457.551415804">
            <text:p>10.457,55 €</text:p>
          </table:table-cell>
          <table:table-cell table:formula="of:=[.NH21]*EXP(LN(1+[.$F$2]-[.$H$2]^2/2))*EXP(NORMINV(RAND();0;[.$H$2]))" office:value-type="currency" office:currency="EUR" office:value="40072.6040843077">
            <text:p>40.072,60 €</text:p>
          </table:table-cell>
          <table:table-cell table:formula="of:=[.NI21]*EXP(LN(1+[.$F$2]-[.$H$2]^2/2))*EXP(NORMINV(RAND();0;[.$H$2]))" office:value-type="currency" office:currency="EUR" office:value="11725.9973611071">
            <text:p>11.726,00 €</text:p>
          </table:table-cell>
          <table:table-cell table:formula="of:=[.NJ21]*EXP(LN(1+[.$F$2]-[.$H$2]^2/2))*EXP(NORMINV(RAND();0;[.$H$2]))" office:value-type="currency" office:currency="EUR" office:value="38090.6193597275">
            <text:p>38.090,62 €</text:p>
          </table:table-cell>
          <table:table-cell table:formula="of:=[.NK21]*EXP(LN(1+[.$F$2]-[.$H$2]^2/2))*EXP(NORMINV(RAND();0;[.$H$2]))" office:value-type="currency" office:currency="EUR" office:value="46008.9833700749">
            <text:p>46.008,98 €</text:p>
          </table:table-cell>
          <table:table-cell table:formula="of:=[.NL21]*EXP(LN(1+[.$F$2]-[.$H$2]^2/2))*EXP(NORMINV(RAND();0;[.$H$2]))" office:value-type="currency" office:currency="EUR" office:value="13641.7942150312">
            <text:p>13.641,79 €</text:p>
          </table:table-cell>
          <table:table-cell table:formula="of:=[.NM21]*EXP(LN(1+[.$F$2]-[.$H$2]^2/2))*EXP(NORMINV(RAND();0;[.$H$2]))" office:value-type="currency" office:currency="EUR" office:value="3772.57701934805">
            <text:p>3.772,58 €</text:p>
          </table:table-cell>
          <table:table-cell table:formula="of:=[.NN21]*EXP(LN(1+[.$F$2]-[.$H$2]^2/2))*EXP(NORMINV(RAND();0;[.$H$2]))" office:value-type="currency" office:currency="EUR" office:value="16469.6187782919">
            <text:p>16.469,62 €</text:p>
          </table:table-cell>
          <table:table-cell table:formula="of:=[.NO21]*EXP(LN(1+[.$F$2]-[.$H$2]^2/2))*EXP(NORMINV(RAND();0;[.$H$2]))" office:value-type="currency" office:currency="EUR" office:value="2751.5624629309">
            <text:p>2.751,56 €</text:p>
          </table:table-cell>
          <table:table-cell table:formula="of:=[.NP21]*EXP(LN(1+[.$F$2]-[.$H$2]^2/2))*EXP(NORMINV(RAND();0;[.$H$2]))" office:value-type="currency" office:currency="EUR" office:value="8809.26600377474">
            <text:p>8.809,27 €</text:p>
          </table:table-cell>
          <table:table-cell table:formula="of:=[.NQ21]*EXP(LN(1+[.$F$2]-[.$H$2]^2/2))*EXP(NORMINV(RAND();0;[.$H$2]))" office:value-type="currency" office:currency="EUR" office:value="29560.0532210738">
            <text:p>29.560,05 €</text:p>
          </table:table-cell>
          <table:table-cell table:formula="of:=[.NR21]*EXP(LN(1+[.$F$2]-[.$H$2]^2/2))*EXP(NORMINV(RAND();0;[.$H$2]))" office:value-type="currency" office:currency="EUR" office:value="67040.9273710415">
            <text:p>67.040,93 €</text:p>
          </table:table-cell>
          <table:table-cell table:formula="of:=[.NS21]*EXP(LN(1+[.$F$2]-[.$H$2]^2/2))*EXP(NORMINV(RAND();0;[.$H$2]))" office:value-type="currency" office:currency="EUR" office:value="41565.3012396437">
            <text:p>41.565,30 €</text:p>
          </table:table-cell>
          <table:table-cell table:formula="of:=[.NT21]*EXP(LN(1+[.$F$2]-[.$H$2]^2/2))*EXP(NORMINV(RAND();0;[.$H$2]))" office:value-type="currency" office:currency="EUR" office:value="13856.3280010233">
            <text:p>13.856,33 €</text:p>
          </table:table-cell>
          <table:table-cell table:formula="of:=[.NU21]*EXP(LN(1+[.$F$2]-[.$H$2]^2/2))*EXP(NORMINV(RAND();0;[.$H$2]))" office:value-type="currency" office:currency="EUR" office:value="34480.4238126475">
            <text:p>34.480,42 €</text:p>
          </table:table-cell>
          <table:table-cell table:formula="of:=[.NV21]*EXP(LN(1+[.$F$2]-[.$H$2]^2/2))*EXP(NORMINV(RAND();0;[.$H$2]))" office:value-type="currency" office:currency="EUR" office:value="24440.5005782171">
            <text:p>24.440,50 €</text:p>
          </table:table-cell>
          <table:table-cell table:formula="of:=[.NW21]*EXP(LN(1+[.$F$2]-[.$H$2]^2/2))*EXP(NORMINV(RAND();0;[.$H$2]))" office:value-type="currency" office:currency="EUR" office:value="24388.6504039145">
            <text:p>24.388,65 €</text:p>
          </table:table-cell>
          <table:table-cell table:formula="of:=[.NX21]*EXP(LN(1+[.$F$2]-[.$H$2]^2/2))*EXP(NORMINV(RAND();0;[.$H$2]))" office:value-type="currency" office:currency="EUR" office:value="6100.7609824446">
            <text:p>6.100,76 €</text:p>
          </table:table-cell>
          <table:table-cell table:formula="of:=[.NY21]*EXP(LN(1+[.$F$2]-[.$H$2]^2/2))*EXP(NORMINV(RAND();0;[.$H$2]))" office:value-type="currency" office:currency="EUR" office:value="41009.2967315783">
            <text:p>41.009,30 €</text:p>
          </table:table-cell>
          <table:table-cell table:formula="of:=[.NZ21]*EXP(LN(1+[.$F$2]-[.$H$2]^2/2))*EXP(NORMINV(RAND();0;[.$H$2]))" office:value-type="currency" office:currency="EUR" office:value="22117.2566638301">
            <text:p>22.117,26 €</text:p>
          </table:table-cell>
          <table:table-cell table:formula="of:=[.OA21]*EXP(LN(1+[.$F$2]-[.$H$2]^2/2))*EXP(NORMINV(RAND();0;[.$H$2]))" office:value-type="currency" office:currency="EUR" office:value="32188.0875007592">
            <text:p>32.188,09 €</text:p>
          </table:table-cell>
          <table:table-cell table:formula="of:=[.OB21]*EXP(LN(1+[.$F$2]-[.$H$2]^2/2))*EXP(NORMINV(RAND();0;[.$H$2]))" office:value-type="currency" office:currency="EUR" office:value="36106.8717927168">
            <text:p>36.106,87 €</text:p>
          </table:table-cell>
          <table:table-cell table:formula="of:=[.OC21]*EXP(LN(1+[.$F$2]-[.$H$2]^2/2))*EXP(NORMINV(RAND();0;[.$H$2]))" office:value-type="currency" office:currency="EUR" office:value="27650.7803307597">
            <text:p>27.650,78 €</text:p>
          </table:table-cell>
          <table:table-cell table:formula="of:=[.OD21]*EXP(LN(1+[.$F$2]-[.$H$2]^2/2))*EXP(NORMINV(RAND();0;[.$H$2]))" office:value-type="currency" office:currency="EUR" office:value="16649.0779055022">
            <text:p>16.649,08 €</text:p>
          </table:table-cell>
          <table:table-cell table:formula="of:=[.OE21]*EXP(LN(1+[.$F$2]-[.$H$2]^2/2))*EXP(NORMINV(RAND();0;[.$H$2]))" office:value-type="currency" office:currency="EUR" office:value="39098.7441912188">
            <text:p>39.098,74 €</text:p>
          </table:table-cell>
          <table:table-cell table:formula="of:=[.OF21]*EXP(LN(1+[.$F$2]-[.$H$2]^2/2))*EXP(NORMINV(RAND();0;[.$H$2]))" office:value-type="currency" office:currency="EUR" office:value="19013.8292661999">
            <text:p>19.013,83 €</text:p>
          </table:table-cell>
          <table:table-cell table:formula="of:=[.OG21]*EXP(LN(1+[.$F$2]-[.$H$2]^2/2))*EXP(NORMINV(RAND();0;[.$H$2]))" office:value-type="currency" office:currency="EUR" office:value="9962.71107036506">
            <text:p>9.962,71 €</text:p>
          </table:table-cell>
          <table:table-cell table:formula="of:=[.OH21]*EXP(LN(1+[.$F$2]-[.$H$2]^2/2))*EXP(NORMINV(RAND();0;[.$H$2]))" office:value-type="currency" office:currency="EUR" office:value="14596.2213959402">
            <text:p>14.596,22 €</text:p>
          </table:table-cell>
          <table:table-cell table:formula="of:=[.OI21]*EXP(LN(1+[.$F$2]-[.$H$2]^2/2))*EXP(NORMINV(RAND();0;[.$H$2]))" office:value-type="currency" office:currency="EUR" office:value="7760.18658271552">
            <text:p>7.760,19 €</text:p>
          </table:table-cell>
          <table:table-cell table:formula="of:=[.OJ21]*EXP(LN(1+[.$F$2]-[.$H$2]^2/2))*EXP(NORMINV(RAND();0;[.$H$2]))" office:value-type="currency" office:currency="EUR" office:value="36930.0365269818">
            <text:p>36.930,04 €</text:p>
          </table:table-cell>
          <table:table-cell table:formula="of:=[.OK21]*EXP(LN(1+[.$F$2]-[.$H$2]^2/2))*EXP(NORMINV(RAND();0;[.$H$2]))" office:value-type="currency" office:currency="EUR" office:value="25862.5274147738">
            <text:p>25.862,53 €</text:p>
          </table:table-cell>
          <table:table-cell table:formula="of:=[.OL21]*EXP(LN(1+[.$F$2]-[.$H$2]^2/2))*EXP(NORMINV(RAND();0;[.$H$2]))" office:value-type="currency" office:currency="EUR" office:value="11796.0627187717">
            <text:p>11.796,06 €</text:p>
          </table:table-cell>
          <table:table-cell table:formula="of:=[.OM21]*EXP(LN(1+[.$F$2]-[.$H$2]^2/2))*EXP(NORMINV(RAND();0;[.$H$2]))" office:value-type="currency" office:currency="EUR" office:value="12123.0966972883">
            <text:p>12.123,10 €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formula="of:=[.B22]*EXP(LN(1+[.$F$2]))" office:value-type="currency" office:currency="EUR" office:value="32071.3547221285">
            <text:p>32.071,35 €</text:p>
          </table:table-cell>
          <table:table-cell table:formula="of:=[.C22]*EXP(LN(1+[.$F$2]-[.$H$2]^2/2))*EXP(NORMINV(RAND();0;[.$H$2]))" office:value-type="currency" office:currency="EUR" office:value="12996.7446512913">
            <text:p>12.996,74 €</text:p>
          </table:table-cell>
          <table:table-cell table:formula="of:=[.D22]*EXP(LN(1+[.$F$2]-[.$H$2]^2/2))*EXP(NORMINV(RAND();0;[.$H$2]))" office:value-type="currency" office:currency="EUR" office:value="174080.380327473">
            <text:p>174.080,38 €</text:p>
          </table:table-cell>
          <table:table-cell table:formula="of:=[.E22]*EXP(LN(1+[.$F$2]-[.$H$2]^2/2))*EXP(NORMINV(RAND();0;[.$H$2]))" office:value-type="currency" office:currency="EUR" office:value="5918.98357145411">
            <text:p>5.918,98 €</text:p>
          </table:table-cell>
          <table:table-cell table:formula="of:=[.F22]*EXP(LN(1+[.$F$2]-[.$H$2]^2/2))*EXP(NORMINV(RAND();0;[.$H$2]))" office:value-type="currency" office:currency="EUR" office:value="28719.8862794483">
            <text:p>28.719,89 €</text:p>
          </table:table-cell>
          <table:table-cell table:formula="of:=[.G22]*EXP(LN(1+[.$F$2]-[.$H$2]^2/2))*EXP(NORMINV(RAND();0;[.$H$2]))" office:value-type="currency" office:currency="EUR" office:value="10948.3725906007">
            <text:p>10.948,37 €</text:p>
          </table:table-cell>
          <table:table-cell table:formula="of:=[.H22]*EXP(LN(1+[.$F$2]-[.$H$2]^2/2))*EXP(NORMINV(RAND();0;[.$H$2]))" office:value-type="currency" office:currency="EUR" office:value="170131.378767914">
            <text:p>170.131,38 €</text:p>
          </table:table-cell>
          <table:table-cell table:formula="of:=[.I22]*EXP(LN(1+[.$F$2]-[.$H$2]^2/2))*EXP(NORMINV(RAND();0;[.$H$2]))" office:value-type="currency" office:currency="EUR" office:value="27500.5668626156">
            <text:p>27.500,57 €</text:p>
          </table:table-cell>
          <table:table-cell table:formula="of:=[.J22]*EXP(LN(1+[.$F$2]-[.$H$2]^2/2))*EXP(NORMINV(RAND();0;[.$H$2]))" office:value-type="currency" office:currency="EUR" office:value="30809.787719759">
            <text:p>30.809,79 €</text:p>
          </table:table-cell>
          <table:table-cell table:formula="of:=[.K22]*EXP(LN(1+[.$F$2]-[.$H$2]^2/2))*EXP(NORMINV(RAND();0;[.$H$2]))" office:value-type="currency" office:currency="EUR" office:value="51449.8469561598">
            <text:p>51.449,85 €</text:p>
          </table:table-cell>
          <table:table-cell table:formula="of:=[.L22]*EXP(LN(1+[.$F$2]-[.$H$2]^2/2))*EXP(NORMINV(RAND();0;[.$H$2]))" office:value-type="currency" office:currency="EUR" office:value="9656.80169333761">
            <text:p>9.656,80 €</text:p>
          </table:table-cell>
          <table:table-cell table:formula="of:=[.M22]*EXP(LN(1+[.$F$2]-[.$H$2]^2/2))*EXP(NORMINV(RAND();0;[.$H$2]))" office:value-type="currency" office:currency="EUR" office:value="12842.8579840158">
            <text:p>12.842,86 €</text:p>
          </table:table-cell>
          <table:table-cell table:formula="of:=[.N22]*EXP(LN(1+[.$F$2]-[.$H$2]^2/2))*EXP(NORMINV(RAND();0;[.$H$2]))" office:value-type="currency" office:currency="EUR" office:value="6998.12210473372">
            <text:p>6.998,12 €</text:p>
          </table:table-cell>
          <table:table-cell table:formula="of:=[.O22]*EXP(LN(1+[.$F$2]-[.$H$2]^2/2))*EXP(NORMINV(RAND();0;[.$H$2]))" office:value-type="currency" office:currency="EUR" office:value="5629.75839773513">
            <text:p>5.629,76 €</text:p>
          </table:table-cell>
          <table:table-cell table:formula="of:=[.P22]*EXP(LN(1+[.$F$2]-[.$H$2]^2/2))*EXP(NORMINV(RAND();0;[.$H$2]))" office:value-type="currency" office:currency="EUR" office:value="23569.101699991">
            <text:p>23.569,10 €</text:p>
          </table:table-cell>
          <table:table-cell table:formula="of:=[.Q22]*EXP(LN(1+[.$F$2]-[.$H$2]^2/2))*EXP(NORMINV(RAND();0;[.$H$2]))" office:value-type="currency" office:currency="EUR" office:value="6721.05390004204">
            <text:p>6.721,05 €</text:p>
          </table:table-cell>
          <table:table-cell table:formula="of:=[.R22]*EXP(LN(1+[.$F$2]-[.$H$2]^2/2))*EXP(NORMINV(RAND();0;[.$H$2]))" office:value-type="currency" office:currency="EUR" office:value="7952.86255215518">
            <text:p>7.952,86 €</text:p>
          </table:table-cell>
          <table:table-cell table:formula="of:=[.S22]*EXP(LN(1+[.$F$2]-[.$H$2]^2/2))*EXP(NORMINV(RAND();0;[.$H$2]))" office:value-type="currency" office:currency="EUR" office:value="22476.6037159623">
            <text:p>22.476,60 €</text:p>
          </table:table-cell>
          <table:table-cell table:formula="of:=[.T22]*EXP(LN(1+[.$F$2]-[.$H$2]^2/2))*EXP(NORMINV(RAND();0;[.$H$2]))" office:value-type="currency" office:currency="EUR" office:value="1715.96983415925">
            <text:p>1.715,97 €</text:p>
          </table:table-cell>
          <table:table-cell table:formula="of:=[.U22]*EXP(LN(1+[.$F$2]-[.$H$2]^2/2))*EXP(NORMINV(RAND();0;[.$H$2]))" office:value-type="currency" office:currency="EUR" office:value="97846.5867113534">
            <text:p>97.846,59 €</text:p>
          </table:table-cell>
          <table:table-cell table:formula="of:=[.V22]*EXP(LN(1+[.$F$2]-[.$H$2]^2/2))*EXP(NORMINV(RAND();0;[.$H$2]))" office:value-type="currency" office:currency="EUR" office:value="16565.6891678471">
            <text:p>16.565,69 €</text:p>
          </table:table-cell>
          <table:table-cell table:formula="of:=[.W22]*EXP(LN(1+[.$F$2]-[.$H$2]^2/2))*EXP(NORMINV(RAND();0;[.$H$2]))" office:value-type="currency" office:currency="EUR" office:value="74580.2570542874">
            <text:p>74.580,26 €</text:p>
          </table:table-cell>
          <table:table-cell table:formula="of:=[.X22]*EXP(LN(1+[.$F$2]-[.$H$2]^2/2))*EXP(NORMINV(RAND();0;[.$H$2]))" office:value-type="currency" office:currency="EUR" office:value="15047.315849478">
            <text:p>15.047,32 €</text:p>
          </table:table-cell>
          <table:table-cell table:formula="of:=[.Y22]*EXP(LN(1+[.$F$2]-[.$H$2]^2/2))*EXP(NORMINV(RAND();0;[.$H$2]))" office:value-type="currency" office:currency="EUR" office:value="5661.38464440004">
            <text:p>5.661,38 €</text:p>
          </table:table-cell>
          <table:table-cell table:formula="of:=[.Z22]*EXP(LN(1+[.$F$2]-[.$H$2]^2/2))*EXP(NORMINV(RAND();0;[.$H$2]))" office:value-type="currency" office:currency="EUR" office:value="21696.9013161735">
            <text:p>21.696,90 €</text:p>
          </table:table-cell>
          <table:table-cell table:formula="of:=[.AA22]*EXP(LN(1+[.$F$2]-[.$H$2]^2/2))*EXP(NORMINV(RAND();0;[.$H$2]))" office:value-type="currency" office:currency="EUR" office:value="6033.95132887018">
            <text:p>6.033,95 €</text:p>
          </table:table-cell>
          <table:table-cell table:formula="of:=[.AB22]*EXP(LN(1+[.$F$2]-[.$H$2]^2/2))*EXP(NORMINV(RAND();0;[.$H$2]))" office:value-type="currency" office:currency="EUR" office:value="18065.7624285938">
            <text:p>18.065,76 €</text:p>
          </table:table-cell>
          <table:table-cell table:formula="of:=[.AC22]*EXP(LN(1+[.$F$2]-[.$H$2]^2/2))*EXP(NORMINV(RAND();0;[.$H$2]))" office:value-type="currency" office:currency="EUR" office:value="338755.668878807">
            <text:p>338.755,67 €</text:p>
          </table:table-cell>
          <table:table-cell table:formula="of:=[.AD22]*EXP(LN(1+[.$F$2]-[.$H$2]^2/2))*EXP(NORMINV(RAND();0;[.$H$2]))" office:value-type="currency" office:currency="EUR" office:value="24219.1783294661">
            <text:p>24.219,18 €</text:p>
          </table:table-cell>
          <table:table-cell table:formula="of:=[.AE22]*EXP(LN(1+[.$F$2]-[.$H$2]^2/2))*EXP(NORMINV(RAND();0;[.$H$2]))" office:value-type="currency" office:currency="EUR" office:value="5114.31800389783">
            <text:p>5.114,32 €</text:p>
          </table:table-cell>
          <table:table-cell table:formula="of:=[.AF22]*EXP(LN(1+[.$F$2]-[.$H$2]^2/2))*EXP(NORMINV(RAND();0;[.$H$2]))" office:value-type="currency" office:currency="EUR" office:value="14669.9442162849">
            <text:p>14.669,94 €</text:p>
          </table:table-cell>
          <table:table-cell table:formula="of:=[.AG22]*EXP(LN(1+[.$F$2]-[.$H$2]^2/2))*EXP(NORMINV(RAND();0;[.$H$2]))" office:value-type="currency" office:currency="EUR" office:value="50548.5018275033">
            <text:p>50.548,50 €</text:p>
          </table:table-cell>
          <table:table-cell table:formula="of:=[.AH22]*EXP(LN(1+[.$F$2]-[.$H$2]^2/2))*EXP(NORMINV(RAND();0;[.$H$2]))" office:value-type="currency" office:currency="EUR" office:value="10444.0774520861">
            <text:p>10.444,08 €</text:p>
          </table:table-cell>
          <table:table-cell table:formula="of:=[.AI22]*EXP(LN(1+[.$F$2]-[.$H$2]^2/2))*EXP(NORMINV(RAND();0;[.$H$2]))" office:value-type="currency" office:currency="EUR" office:value="16857.847437066">
            <text:p>16.857,85 €</text:p>
          </table:table-cell>
          <table:table-cell table:formula="of:=[.AJ22]*EXP(LN(1+[.$F$2]-[.$H$2]^2/2))*EXP(NORMINV(RAND();0;[.$H$2]))" office:value-type="currency" office:currency="EUR" office:value="13471.9796054724">
            <text:p>13.471,98 €</text:p>
          </table:table-cell>
          <table:table-cell table:formula="of:=[.AK22]*EXP(LN(1+[.$F$2]-[.$H$2]^2/2))*EXP(NORMINV(RAND();0;[.$H$2]))" office:value-type="currency" office:currency="EUR" office:value="30171.9565580048">
            <text:p>30.171,96 €</text:p>
          </table:table-cell>
          <table:table-cell table:formula="of:=[.AL22]*EXP(LN(1+[.$F$2]-[.$H$2]^2/2))*EXP(NORMINV(RAND();0;[.$H$2]))" office:value-type="currency" office:currency="EUR" office:value="7535.21038722835">
            <text:p>7.535,21 €</text:p>
          </table:table-cell>
          <table:table-cell table:formula="of:=[.AM22]*EXP(LN(1+[.$F$2]-[.$H$2]^2/2))*EXP(NORMINV(RAND();0;[.$H$2]))" office:value-type="currency" office:currency="EUR" office:value="11465.1462987676">
            <text:p>11.465,15 €</text:p>
          </table:table-cell>
          <table:table-cell table:formula="of:=[.AN22]*EXP(LN(1+[.$F$2]-[.$H$2]^2/2))*EXP(NORMINV(RAND();0;[.$H$2]))" office:value-type="currency" office:currency="EUR" office:value="26531.7235906682">
            <text:p>26.531,72 €</text:p>
          </table:table-cell>
          <table:table-cell table:formula="of:=[.AO22]*EXP(LN(1+[.$F$2]-[.$H$2]^2/2))*EXP(NORMINV(RAND();0;[.$H$2]))" office:value-type="currency" office:currency="EUR" office:value="7373.76555715263">
            <text:p>7.373,77 €</text:p>
          </table:table-cell>
          <table:table-cell table:formula="of:=[.AP22]*EXP(LN(1+[.$F$2]-[.$H$2]^2/2))*EXP(NORMINV(RAND();0;[.$H$2]))" office:value-type="currency" office:currency="EUR" office:value="74453.9746399687">
            <text:p>74.453,97 €</text:p>
          </table:table-cell>
          <table:table-cell table:formula="of:=[.AQ22]*EXP(LN(1+[.$F$2]-[.$H$2]^2/2))*EXP(NORMINV(RAND();0;[.$H$2]))" office:value-type="currency" office:currency="EUR" office:value="13378.2350156151">
            <text:p>13.378,24 €</text:p>
          </table:table-cell>
          <table:table-cell table:formula="of:=[.AR22]*EXP(LN(1+[.$F$2]-[.$H$2]^2/2))*EXP(NORMINV(RAND();0;[.$H$2]))" office:value-type="currency" office:currency="EUR" office:value="61276.5944250263">
            <text:p>61.276,59 €</text:p>
          </table:table-cell>
          <table:table-cell table:formula="of:=[.AS22]*EXP(LN(1+[.$F$2]-[.$H$2]^2/2))*EXP(NORMINV(RAND();0;[.$H$2]))" office:value-type="currency" office:currency="EUR" office:value="123964.501766655">
            <text:p>123.964,50 €</text:p>
          </table:table-cell>
          <table:table-cell table:formula="of:=[.AT22]*EXP(LN(1+[.$F$2]-[.$H$2]^2/2))*EXP(NORMINV(RAND();0;[.$H$2]))" office:value-type="currency" office:currency="EUR" office:value="18639.5169647478">
            <text:p>18.639,52 €</text:p>
          </table:table-cell>
          <table:table-cell table:formula="of:=[.AU22]*EXP(LN(1+[.$F$2]-[.$H$2]^2/2))*EXP(NORMINV(RAND();0;[.$H$2]))" office:value-type="currency" office:currency="EUR" office:value="88122.172461756">
            <text:p>88.122,17 €</text:p>
          </table:table-cell>
          <table:table-cell table:formula="of:=[.AV22]*EXP(LN(1+[.$F$2]-[.$H$2]^2/2))*EXP(NORMINV(RAND();0;[.$H$2]))" office:value-type="currency" office:currency="EUR" office:value="58004.3030787817">
            <text:p>58.004,30 €</text:p>
          </table:table-cell>
          <table:table-cell table:formula="of:=[.AW22]*EXP(LN(1+[.$F$2]-[.$H$2]^2/2))*EXP(NORMINV(RAND();0;[.$H$2]))" office:value-type="currency" office:currency="EUR" office:value="37818.1925593657">
            <text:p>37.818,19 €</text:p>
          </table:table-cell>
          <table:table-cell table:formula="of:=[.AX22]*EXP(LN(1+[.$F$2]-[.$H$2]^2/2))*EXP(NORMINV(RAND();0;[.$H$2]))" office:value-type="currency" office:currency="EUR" office:value="113006.448106404">
            <text:p>113.006,45 €</text:p>
          </table:table-cell>
          <table:table-cell table:formula="of:=[.AY22]*EXP(LN(1+[.$F$2]-[.$H$2]^2/2))*EXP(NORMINV(RAND();0;[.$H$2]))" office:value-type="currency" office:currency="EUR" office:value="33156.5747630083">
            <text:p>33.156,57 €</text:p>
          </table:table-cell>
          <table:table-cell table:formula="of:=[.AZ22]*EXP(LN(1+[.$F$2]-[.$H$2]^2/2))*EXP(NORMINV(RAND();0;[.$H$2]))" office:value-type="currency" office:currency="EUR" office:value="5275.1399748962">
            <text:p>5.275,14 €</text:p>
          </table:table-cell>
          <table:table-cell table:formula="of:=[.BA22]*EXP(LN(1+[.$F$2]-[.$H$2]^2/2))*EXP(NORMINV(RAND();0;[.$H$2]))" office:value-type="currency" office:currency="EUR" office:value="71712.8731366597">
            <text:p>71.712,87 €</text:p>
          </table:table-cell>
          <table:table-cell table:formula="of:=[.BB22]*EXP(LN(1+[.$F$2]-[.$H$2]^2/2))*EXP(NORMINV(RAND();0;[.$H$2]))" office:value-type="currency" office:currency="EUR" office:value="15351.7194990041">
            <text:p>15.351,72 €</text:p>
          </table:table-cell>
          <table:table-cell table:formula="of:=[.BC22]*EXP(LN(1+[.$F$2]-[.$H$2]^2/2))*EXP(NORMINV(RAND();0;[.$H$2]))" office:value-type="currency" office:currency="EUR" office:value="12938.5901240604">
            <text:p>12.938,59 €</text:p>
          </table:table-cell>
          <table:table-cell table:formula="of:=[.BD22]*EXP(LN(1+[.$F$2]-[.$H$2]^2/2))*EXP(NORMINV(RAND();0;[.$H$2]))" office:value-type="currency" office:currency="EUR" office:value="14909.0044563486">
            <text:p>14.909,00 €</text:p>
          </table:table-cell>
          <table:table-cell table:formula="of:=[.BE22]*EXP(LN(1+[.$F$2]-[.$H$2]^2/2))*EXP(NORMINV(RAND();0;[.$H$2]))" office:value-type="currency" office:currency="EUR" office:value="100818.272002134">
            <text:p>100.818,27 €</text:p>
          </table:table-cell>
          <table:table-cell table:formula="of:=[.BF22]*EXP(LN(1+[.$F$2]-[.$H$2]^2/2))*EXP(NORMINV(RAND();0;[.$H$2]))" office:value-type="currency" office:currency="EUR" office:value="17493.7394093603">
            <text:p>17.493,74 €</text:p>
          </table:table-cell>
          <table:table-cell table:formula="of:=[.BG22]*EXP(LN(1+[.$F$2]-[.$H$2]^2/2))*EXP(NORMINV(RAND();0;[.$H$2]))" office:value-type="currency" office:currency="EUR" office:value="17468.1235831894">
            <text:p>17.468,12 €</text:p>
          </table:table-cell>
          <table:table-cell table:formula="of:=[.BH22]*EXP(LN(1+[.$F$2]-[.$H$2]^2/2))*EXP(NORMINV(RAND();0;[.$H$2]))" office:value-type="currency" office:currency="EUR" office:value="21605.3249938269">
            <text:p>21.605,32 €</text:p>
          </table:table-cell>
          <table:table-cell table:formula="of:=[.BI22]*EXP(LN(1+[.$F$2]-[.$H$2]^2/2))*EXP(NORMINV(RAND();0;[.$H$2]))" office:value-type="currency" office:currency="EUR" office:value="17863.0070513481">
            <text:p>17.863,01 €</text:p>
          </table:table-cell>
          <table:table-cell table:formula="of:=[.BJ22]*EXP(LN(1+[.$F$2]-[.$H$2]^2/2))*EXP(NORMINV(RAND();0;[.$H$2]))" office:value-type="currency" office:currency="EUR" office:value="18561.6038494023">
            <text:p>18.561,60 €</text:p>
          </table:table-cell>
          <table:table-cell table:formula="of:=[.BK22]*EXP(LN(1+[.$F$2]-[.$H$2]^2/2))*EXP(NORMINV(RAND();0;[.$H$2]))" office:value-type="currency" office:currency="EUR" office:value="21288.5698698039">
            <text:p>21.288,57 €</text:p>
          </table:table-cell>
          <table:table-cell table:formula="of:=[.BL22]*EXP(LN(1+[.$F$2]-[.$H$2]^2/2))*EXP(NORMINV(RAND();0;[.$H$2]))" office:value-type="currency" office:currency="EUR" office:value="32684.0001381731">
            <text:p>32.684,00 €</text:p>
          </table:table-cell>
          <table:table-cell table:formula="of:=[.BM22]*EXP(LN(1+[.$F$2]-[.$H$2]^2/2))*EXP(NORMINV(RAND();0;[.$H$2]))" office:value-type="currency" office:currency="EUR" office:value="19513.6171439876">
            <text:p>19.513,62 €</text:p>
          </table:table-cell>
          <table:table-cell table:formula="of:=[.BN22]*EXP(LN(1+[.$F$2]-[.$H$2]^2/2))*EXP(NORMINV(RAND();0;[.$H$2]))" office:value-type="currency" office:currency="EUR" office:value="32921.3978784308">
            <text:p>32.921,40 €</text:p>
          </table:table-cell>
          <table:table-cell table:formula="of:=[.BO22]*EXP(LN(1+[.$F$2]-[.$H$2]^2/2))*EXP(NORMINV(RAND();0;[.$H$2]))" office:value-type="currency" office:currency="EUR" office:value="20901.8969244167">
            <text:p>20.901,90 €</text:p>
          </table:table-cell>
          <table:table-cell table:formula="of:=[.BP22]*EXP(LN(1+[.$F$2]-[.$H$2]^2/2))*EXP(NORMINV(RAND();0;[.$H$2]))" office:value-type="currency" office:currency="EUR" office:value="10979.9416126964">
            <text:p>10.979,94 €</text:p>
          </table:table-cell>
          <table:table-cell table:formula="of:=[.BQ22]*EXP(LN(1+[.$F$2]-[.$H$2]^2/2))*EXP(NORMINV(RAND();0;[.$H$2]))" office:value-type="currency" office:currency="EUR" office:value="12889.4191843559">
            <text:p>12.889,42 €</text:p>
          </table:table-cell>
          <table:table-cell table:formula="of:=[.BR22]*EXP(LN(1+[.$F$2]-[.$H$2]^2/2))*EXP(NORMINV(RAND();0;[.$H$2]))" office:value-type="currency" office:currency="EUR" office:value="22602.159690134">
            <text:p>22.602,16 €</text:p>
          </table:table-cell>
          <table:table-cell table:formula="of:=[.BS22]*EXP(LN(1+[.$F$2]-[.$H$2]^2/2))*EXP(NORMINV(RAND();0;[.$H$2]))" office:value-type="currency" office:currency="EUR" office:value="12555.5364737683">
            <text:p>12.555,54 €</text:p>
          </table:table-cell>
          <table:table-cell table:formula="of:=[.BT22]*EXP(LN(1+[.$F$2]-[.$H$2]^2/2))*EXP(NORMINV(RAND();0;[.$H$2]))" office:value-type="currency" office:currency="EUR" office:value="10808.5216764019">
            <text:p>10.808,52 €</text:p>
          </table:table-cell>
          <table:table-cell table:formula="of:=[.BU22]*EXP(LN(1+[.$F$2]-[.$H$2]^2/2))*EXP(NORMINV(RAND();0;[.$H$2]))" office:value-type="currency" office:currency="EUR" office:value="27499.8243396881">
            <text:p>27.499,82 €</text:p>
          </table:table-cell>
          <table:table-cell table:formula="of:=[.BV22]*EXP(LN(1+[.$F$2]-[.$H$2]^2/2))*EXP(NORMINV(RAND();0;[.$H$2]))" office:value-type="currency" office:currency="EUR" office:value="15230.2629700412">
            <text:p>15.230,26 €</text:p>
          </table:table-cell>
          <table:table-cell table:formula="of:=[.BW22]*EXP(LN(1+[.$F$2]-[.$H$2]^2/2))*EXP(NORMINV(RAND();0;[.$H$2]))" office:value-type="currency" office:currency="EUR" office:value="1021.7024221073">
            <text:p>1.021,70 €</text:p>
          </table:table-cell>
          <table:table-cell table:formula="of:=[.BX22]*EXP(LN(1+[.$F$2]-[.$H$2]^2/2))*EXP(NORMINV(RAND();0;[.$H$2]))" office:value-type="currency" office:currency="EUR" office:value="3742.71317665851">
            <text:p>3.742,71 €</text:p>
          </table:table-cell>
          <table:table-cell table:formula="of:=[.BY22]*EXP(LN(1+[.$F$2]-[.$H$2]^2/2))*EXP(NORMINV(RAND();0;[.$H$2]))" office:value-type="currency" office:currency="EUR" office:value="17712.3603682936">
            <text:p>17.712,36 €</text:p>
          </table:table-cell>
          <table:table-cell table:formula="of:=[.BZ22]*EXP(LN(1+[.$F$2]-[.$H$2]^2/2))*EXP(NORMINV(RAND();0;[.$H$2]))" office:value-type="currency" office:currency="EUR" office:value="8871.72080916033">
            <text:p>8.871,72 €</text:p>
          </table:table-cell>
          <table:table-cell table:formula="of:=[.CA22]*EXP(LN(1+[.$F$2]-[.$H$2]^2/2))*EXP(NORMINV(RAND();0;[.$H$2]))" office:value-type="currency" office:currency="EUR" office:value="69613.2258171362">
            <text:p>69.613,23 €</text:p>
          </table:table-cell>
          <table:table-cell table:formula="of:=[.CB22]*EXP(LN(1+[.$F$2]-[.$H$2]^2/2))*EXP(NORMINV(RAND();0;[.$H$2]))" office:value-type="currency" office:currency="EUR" office:value="45715.5640214272">
            <text:p>45.715,56 €</text:p>
          </table:table-cell>
          <table:table-cell table:formula="of:=[.CC22]*EXP(LN(1+[.$F$2]-[.$H$2]^2/2))*EXP(NORMINV(RAND();0;[.$H$2]))" office:value-type="currency" office:currency="EUR" office:value="30060.647791889">
            <text:p>30.060,65 €</text:p>
          </table:table-cell>
          <table:table-cell table:formula="of:=[.CD22]*EXP(LN(1+[.$F$2]-[.$H$2]^2/2))*EXP(NORMINV(RAND();0;[.$H$2]))" office:value-type="currency" office:currency="EUR" office:value="3203.87901802001">
            <text:p>3.203,88 €</text:p>
          </table:table-cell>
          <table:table-cell table:formula="of:=[.CE22]*EXP(LN(1+[.$F$2]-[.$H$2]^2/2))*EXP(NORMINV(RAND();0;[.$H$2]))" office:value-type="currency" office:currency="EUR" office:value="20589.2628782296">
            <text:p>20.589,26 €</text:p>
          </table:table-cell>
          <table:table-cell table:formula="of:=[.CF22]*EXP(LN(1+[.$F$2]-[.$H$2]^2/2))*EXP(NORMINV(RAND();0;[.$H$2]))" office:value-type="currency" office:currency="EUR" office:value="3520.1281733951">
            <text:p>3.520,13 €</text:p>
          </table:table-cell>
          <table:table-cell table:formula="of:=[.CG22]*EXP(LN(1+[.$F$2]-[.$H$2]^2/2))*EXP(NORMINV(RAND();0;[.$H$2]))" office:value-type="currency" office:currency="EUR" office:value="12995.4952368745">
            <text:p>12.995,50 €</text:p>
          </table:table-cell>
          <table:table-cell table:formula="of:=[.CH22]*EXP(LN(1+[.$F$2]-[.$H$2]^2/2))*EXP(NORMINV(RAND();0;[.$H$2]))" office:value-type="currency" office:currency="EUR" office:value="72671.1304172718">
            <text:p>72.671,13 €</text:p>
          </table:table-cell>
          <table:table-cell table:formula="of:=[.CI22]*EXP(LN(1+[.$F$2]-[.$H$2]^2/2))*EXP(NORMINV(RAND();0;[.$H$2]))" office:value-type="currency" office:currency="EUR" office:value="58756.9853031452">
            <text:p>58.756,99 €</text:p>
          </table:table-cell>
          <table:table-cell table:formula="of:=[.CJ22]*EXP(LN(1+[.$F$2]-[.$H$2]^2/2))*EXP(NORMINV(RAND();0;[.$H$2]))" office:value-type="currency" office:currency="EUR" office:value="30506.7282455055">
            <text:p>30.506,73 €</text:p>
          </table:table-cell>
          <table:table-cell table:formula="of:=[.CK22]*EXP(LN(1+[.$F$2]-[.$H$2]^2/2))*EXP(NORMINV(RAND();0;[.$H$2]))" office:value-type="currency" office:currency="EUR" office:value="43428.9565471689">
            <text:p>43.428,96 €</text:p>
          </table:table-cell>
          <table:table-cell table:formula="of:=[.CL22]*EXP(LN(1+[.$F$2]-[.$H$2]^2/2))*EXP(NORMINV(RAND();0;[.$H$2]))" office:value-type="currency" office:currency="EUR" office:value="61335.5363036352">
            <text:p>61.335,54 €</text:p>
          </table:table-cell>
          <table:table-cell table:formula="of:=[.CM22]*EXP(LN(1+[.$F$2]-[.$H$2]^2/2))*EXP(NORMINV(RAND();0;[.$H$2]))" office:value-type="currency" office:currency="EUR" office:value="34925.8807408322">
            <text:p>34.925,88 €</text:p>
          </table:table-cell>
          <table:table-cell table:formula="of:=[.CN22]*EXP(LN(1+[.$F$2]-[.$H$2]^2/2))*EXP(NORMINV(RAND();0;[.$H$2]))" office:value-type="currency" office:currency="EUR" office:value="9480.91786080841">
            <text:p>9.480,92 €</text:p>
          </table:table-cell>
          <table:table-cell table:formula="of:=[.CO22]*EXP(LN(1+[.$F$2]-[.$H$2]^2/2))*EXP(NORMINV(RAND();0;[.$H$2]))" office:value-type="currency" office:currency="EUR" office:value="50626.8432652642">
            <text:p>50.626,84 €</text:p>
          </table:table-cell>
          <table:table-cell table:formula="of:=[.CP22]*EXP(LN(1+[.$F$2]-[.$H$2]^2/2))*EXP(NORMINV(RAND();0;[.$H$2]))" office:value-type="currency" office:currency="EUR" office:value="24647.8217379026">
            <text:p>24.647,82 €</text:p>
          </table:table-cell>
          <table:table-cell table:formula="of:=[.CQ22]*EXP(LN(1+[.$F$2]-[.$H$2]^2/2))*EXP(NORMINV(RAND();0;[.$H$2]))" office:value-type="currency" office:currency="EUR" office:value="24892.3787289879">
            <text:p>24.892,38 €</text:p>
          </table:table-cell>
          <table:table-cell table:formula="of:=[.CR22]*EXP(LN(1+[.$F$2]-[.$H$2]^2/2))*EXP(NORMINV(RAND();0;[.$H$2]))" office:value-type="currency" office:currency="EUR" office:value="14992.0546068392">
            <text:p>14.992,05 €</text:p>
          </table:table-cell>
          <table:table-cell table:formula="of:=[.CS22]*EXP(LN(1+[.$F$2]-[.$H$2]^2/2))*EXP(NORMINV(RAND();0;[.$H$2]))" office:value-type="currency" office:currency="EUR" office:value="39323.8955653929">
            <text:p>39.323,90 €</text:p>
          </table:table-cell>
          <table:table-cell table:formula="of:=[.CT22]*EXP(LN(1+[.$F$2]-[.$H$2]^2/2))*EXP(NORMINV(RAND();0;[.$H$2]))" office:value-type="currency" office:currency="EUR" office:value="17965.7605725021">
            <text:p>17.965,76 €</text:p>
          </table:table-cell>
          <table:table-cell table:formula="of:=[.CU22]*EXP(LN(1+[.$F$2]-[.$H$2]^2/2))*EXP(NORMINV(RAND();0;[.$H$2]))" office:value-type="currency" office:currency="EUR" office:value="7944.73946937081">
            <text:p>7.944,74 €</text:p>
          </table:table-cell>
          <table:table-cell table:formula="of:=[.CV22]*EXP(LN(1+[.$F$2]-[.$H$2]^2/2))*EXP(NORMINV(RAND();0;[.$H$2]))" office:value-type="currency" office:currency="EUR" office:value="49154.3259521238">
            <text:p>49.154,33 €</text:p>
          </table:table-cell>
          <table:table-cell table:formula="of:=[.CW22]*EXP(LN(1+[.$F$2]-[.$H$2]^2/2))*EXP(NORMINV(RAND();0;[.$H$2]))" office:value-type="currency" office:currency="EUR" office:value="16093.2282389102">
            <text:p>16.093,23 €</text:p>
          </table:table-cell>
          <table:table-cell table:formula="of:=[.CX22]*EXP(LN(1+[.$F$2]-[.$H$2]^2/2))*EXP(NORMINV(RAND();0;[.$H$2]))" office:value-type="currency" office:currency="EUR" office:value="36515.2040178316">
            <text:p>36.515,20 €</text:p>
          </table:table-cell>
          <table:table-cell table:formula="of:=[.CY22]*EXP(LN(1+[.$F$2]-[.$H$2]^2/2))*EXP(NORMINV(RAND();0;[.$H$2]))" office:value-type="currency" office:currency="EUR" office:value="11496.0141486427">
            <text:p>11.496,01 €</text:p>
          </table:table-cell>
          <table:table-cell table:formula="of:=[.CZ22]*EXP(LN(1+[.$F$2]-[.$H$2]^2/2))*EXP(NORMINV(RAND();0;[.$H$2]))" office:value-type="currency" office:currency="EUR" office:value="25998.4795918411">
            <text:p>25.998,48 €</text:p>
          </table:table-cell>
          <table:table-cell table:formula="of:=[.DA22]*EXP(LN(1+[.$F$2]-[.$H$2]^2/2))*EXP(NORMINV(RAND();0;[.$H$2]))" office:value-type="currency" office:currency="EUR" office:value="10993.526065042">
            <text:p>10.993,53 €</text:p>
          </table:table-cell>
          <table:table-cell table:formula="of:=[.DB22]*EXP(LN(1+[.$F$2]-[.$H$2]^2/2))*EXP(NORMINV(RAND();0;[.$H$2]))" office:value-type="currency" office:currency="EUR" office:value="28986.1118101088">
            <text:p>28.986,11 €</text:p>
          </table:table-cell>
          <table:table-cell table:formula="of:=[.DC22]*EXP(LN(1+[.$F$2]-[.$H$2]^2/2))*EXP(NORMINV(RAND();0;[.$H$2]))" office:value-type="currency" office:currency="EUR" office:value="35850.523894561">
            <text:p>35.850,52 €</text:p>
          </table:table-cell>
          <table:table-cell table:formula="of:=[.DD22]*EXP(LN(1+[.$F$2]-[.$H$2]^2/2))*EXP(NORMINV(RAND();0;[.$H$2]))" office:value-type="currency" office:currency="EUR" office:value="21429.4362400496">
            <text:p>21.429,44 €</text:p>
          </table:table-cell>
          <table:table-cell table:formula="of:=[.DE22]*EXP(LN(1+[.$F$2]-[.$H$2]^2/2))*EXP(NORMINV(RAND();0;[.$H$2]))" office:value-type="currency" office:currency="EUR" office:value="6185.57635295827">
            <text:p>6.185,58 €</text:p>
          </table:table-cell>
          <table:table-cell table:formula="of:=[.DF22]*EXP(LN(1+[.$F$2]-[.$H$2]^2/2))*EXP(NORMINV(RAND();0;[.$H$2]))" office:value-type="currency" office:currency="EUR" office:value="23372.487087595">
            <text:p>23.372,49 €</text:p>
          </table:table-cell>
          <table:table-cell table:formula="of:=[.DG22]*EXP(LN(1+[.$F$2]-[.$H$2]^2/2))*EXP(NORMINV(RAND();0;[.$H$2]))" office:value-type="currency" office:currency="EUR" office:value="23884.6287671806">
            <text:p>23.884,63 €</text:p>
          </table:table-cell>
          <table:table-cell table:formula="of:=[.DH22]*EXP(LN(1+[.$F$2]-[.$H$2]^2/2))*EXP(NORMINV(RAND();0;[.$H$2]))" office:value-type="currency" office:currency="EUR" office:value="2230.6602902294">
            <text:p>2.230,66 €</text:p>
          </table:table-cell>
          <table:table-cell table:formula="of:=[.DI22]*EXP(LN(1+[.$F$2]-[.$H$2]^2/2))*EXP(NORMINV(RAND();0;[.$H$2]))" office:value-type="currency" office:currency="EUR" office:value="20702.9658351393">
            <text:p>20.702,97 €</text:p>
          </table:table-cell>
          <table:table-cell table:formula="of:=[.DJ22]*EXP(LN(1+[.$F$2]-[.$H$2]^2/2))*EXP(NORMINV(RAND();0;[.$H$2]))" office:value-type="currency" office:currency="EUR" office:value="134056.153791557">
            <text:p>134.056,15 €</text:p>
          </table:table-cell>
          <table:table-cell table:formula="of:=[.DK22]*EXP(LN(1+[.$F$2]-[.$H$2]^2/2))*EXP(NORMINV(RAND();0;[.$H$2]))" office:value-type="currency" office:currency="EUR" office:value="33525.0660706158">
            <text:p>33.525,07 €</text:p>
          </table:table-cell>
          <table:table-cell table:formula="of:=[.DL22]*EXP(LN(1+[.$F$2]-[.$H$2]^2/2))*EXP(NORMINV(RAND();0;[.$H$2]))" office:value-type="currency" office:currency="EUR" office:value="17731.4335552685">
            <text:p>17.731,43 €</text:p>
          </table:table-cell>
          <table:table-cell table:formula="of:=[.DM22]*EXP(LN(1+[.$F$2]-[.$H$2]^2/2))*EXP(NORMINV(RAND();0;[.$H$2]))" office:value-type="currency" office:currency="EUR" office:value="56511.7462508278">
            <text:p>56.511,75 €</text:p>
          </table:table-cell>
          <table:table-cell table:formula="of:=[.DN22]*EXP(LN(1+[.$F$2]-[.$H$2]^2/2))*EXP(NORMINV(RAND();0;[.$H$2]))" office:value-type="currency" office:currency="EUR" office:value="32618.5114196737">
            <text:p>32.618,51 €</text:p>
          </table:table-cell>
          <table:table-cell table:formula="of:=[.DO22]*EXP(LN(1+[.$F$2]-[.$H$2]^2/2))*EXP(NORMINV(RAND();0;[.$H$2]))" office:value-type="currency" office:currency="EUR" office:value="2990.00115947506">
            <text:p>2.990,00 €</text:p>
          </table:table-cell>
          <table:table-cell table:formula="of:=[.DP22]*EXP(LN(1+[.$F$2]-[.$H$2]^2/2))*EXP(NORMINV(RAND();0;[.$H$2]))" office:value-type="currency" office:currency="EUR" office:value="37326.0574441963">
            <text:p>37.326,06 €</text:p>
          </table:table-cell>
          <table:table-cell table:formula="of:=[.DQ22]*EXP(LN(1+[.$F$2]-[.$H$2]^2/2))*EXP(NORMINV(RAND();0;[.$H$2]))" office:value-type="currency" office:currency="EUR" office:value="82607.8678376658">
            <text:p>82.607,87 €</text:p>
          </table:table-cell>
          <table:table-cell table:formula="of:=[.DR22]*EXP(LN(1+[.$F$2]-[.$H$2]^2/2))*EXP(NORMINV(RAND();0;[.$H$2]))" office:value-type="currency" office:currency="EUR" office:value="42981.5995840899">
            <text:p>42.981,60 €</text:p>
          </table:table-cell>
          <table:table-cell table:formula="of:=[.DS22]*EXP(LN(1+[.$F$2]-[.$H$2]^2/2))*EXP(NORMINV(RAND();0;[.$H$2]))" office:value-type="currency" office:currency="EUR" office:value="20563.1188977327">
            <text:p>20.563,12 €</text:p>
          </table:table-cell>
          <table:table-cell table:formula="of:=[.DT22]*EXP(LN(1+[.$F$2]-[.$H$2]^2/2))*EXP(NORMINV(RAND();0;[.$H$2]))" office:value-type="currency" office:currency="EUR" office:value="111473.63796044">
            <text:p>111.473,64 €</text:p>
          </table:table-cell>
          <table:table-cell table:formula="of:=[.DU22]*EXP(LN(1+[.$F$2]-[.$H$2]^2/2))*EXP(NORMINV(RAND();0;[.$H$2]))" office:value-type="currency" office:currency="EUR" office:value="12096.2228079416">
            <text:p>12.096,22 €</text:p>
          </table:table-cell>
          <table:table-cell table:formula="of:=[.DV22]*EXP(LN(1+[.$F$2]-[.$H$2]^2/2))*EXP(NORMINV(RAND();0;[.$H$2]))" office:value-type="currency" office:currency="EUR" office:value="23865.5454767367">
            <text:p>23.865,55 €</text:p>
          </table:table-cell>
          <table:table-cell table:formula="of:=[.DW22]*EXP(LN(1+[.$F$2]-[.$H$2]^2/2))*EXP(NORMINV(RAND();0;[.$H$2]))" office:value-type="currency" office:currency="EUR" office:value="64406.4621789091">
            <text:p>64.406,46 €</text:p>
          </table:table-cell>
          <table:table-cell table:formula="of:=[.DX22]*EXP(LN(1+[.$F$2]-[.$H$2]^2/2))*EXP(NORMINV(RAND();0;[.$H$2]))" office:value-type="currency" office:currency="EUR" office:value="102203.875218555">
            <text:p>102.203,88 €</text:p>
          </table:table-cell>
          <table:table-cell table:formula="of:=[.DY22]*EXP(LN(1+[.$F$2]-[.$H$2]^2/2))*EXP(NORMINV(RAND();0;[.$H$2]))" office:value-type="currency" office:currency="EUR" office:value="7771.3911436819">
            <text:p>7.771,39 €</text:p>
          </table:table-cell>
          <table:table-cell table:formula="of:=[.DZ22]*EXP(LN(1+[.$F$2]-[.$H$2]^2/2))*EXP(NORMINV(RAND();0;[.$H$2]))" office:value-type="currency" office:currency="EUR" office:value="56578.6133633458">
            <text:p>56.578,61 €</text:p>
          </table:table-cell>
          <table:table-cell table:formula="of:=[.EA22]*EXP(LN(1+[.$F$2]-[.$H$2]^2/2))*EXP(NORMINV(RAND();0;[.$H$2]))" office:value-type="currency" office:currency="EUR" office:value="17040.900676732">
            <text:p>17.040,90 €</text:p>
          </table:table-cell>
          <table:table-cell table:formula="of:=[.EB22]*EXP(LN(1+[.$F$2]-[.$H$2]^2/2))*EXP(NORMINV(RAND();0;[.$H$2]))" office:value-type="currency" office:currency="EUR" office:value="30737.5925425804">
            <text:p>30.737,59 €</text:p>
          </table:table-cell>
          <table:table-cell table:formula="of:=[.EC22]*EXP(LN(1+[.$F$2]-[.$H$2]^2/2))*EXP(NORMINV(RAND();0;[.$H$2]))" office:value-type="currency" office:currency="EUR" office:value="23276.8888510925">
            <text:p>23.276,89 €</text:p>
          </table:table-cell>
          <table:table-cell table:formula="of:=[.ED22]*EXP(LN(1+[.$F$2]-[.$H$2]^2/2))*EXP(NORMINV(RAND();0;[.$H$2]))" office:value-type="currency" office:currency="EUR" office:value="17613.8500798637">
            <text:p>17.613,85 €</text:p>
          </table:table-cell>
          <table:table-cell table:formula="of:=[.EE22]*EXP(LN(1+[.$F$2]-[.$H$2]^2/2))*EXP(NORMINV(RAND();0;[.$H$2]))" office:value-type="currency" office:currency="EUR" office:value="15200.8476291137">
            <text:p>15.200,85 €</text:p>
          </table:table-cell>
          <table:table-cell table:formula="of:=[.EF22]*EXP(LN(1+[.$F$2]-[.$H$2]^2/2))*EXP(NORMINV(RAND();0;[.$H$2]))" office:value-type="currency" office:currency="EUR" office:value="11639.2946771838">
            <text:p>11.639,29 €</text:p>
          </table:table-cell>
          <table:table-cell table:formula="of:=[.EG22]*EXP(LN(1+[.$F$2]-[.$H$2]^2/2))*EXP(NORMINV(RAND();0;[.$H$2]))" office:value-type="currency" office:currency="EUR" office:value="113166.388095342">
            <text:p>113.166,39 €</text:p>
          </table:table-cell>
          <table:table-cell table:formula="of:=[.EH22]*EXP(LN(1+[.$F$2]-[.$H$2]^2/2))*EXP(NORMINV(RAND();0;[.$H$2]))" office:value-type="currency" office:currency="EUR" office:value="14891.6295293382">
            <text:p>14.891,63 €</text:p>
          </table:table-cell>
          <table:table-cell table:formula="of:=[.EI22]*EXP(LN(1+[.$F$2]-[.$H$2]^2/2))*EXP(NORMINV(RAND();0;[.$H$2]))" office:value-type="currency" office:currency="EUR" office:value="13140.9937525434">
            <text:p>13.140,99 €</text:p>
          </table:table-cell>
          <table:table-cell table:formula="of:=[.EJ22]*EXP(LN(1+[.$F$2]-[.$H$2]^2/2))*EXP(NORMINV(RAND();0;[.$H$2]))" office:value-type="currency" office:currency="EUR" office:value="21930.7130719225">
            <text:p>21.930,71 €</text:p>
          </table:table-cell>
          <table:table-cell table:formula="of:=[.EK22]*EXP(LN(1+[.$F$2]-[.$H$2]^2/2))*EXP(NORMINV(RAND();0;[.$H$2]))" office:value-type="currency" office:currency="EUR" office:value="12482.8239767172">
            <text:p>12.482,82 €</text:p>
          </table:table-cell>
          <table:table-cell table:formula="of:=[.EL22]*EXP(LN(1+[.$F$2]-[.$H$2]^2/2))*EXP(NORMINV(RAND();0;[.$H$2]))" office:value-type="currency" office:currency="EUR" office:value="8849.66630182187">
            <text:p>8.849,67 €</text:p>
          </table:table-cell>
          <table:table-cell table:formula="of:=[.EM22]*EXP(LN(1+[.$F$2]-[.$H$2]^2/2))*EXP(NORMINV(RAND();0;[.$H$2]))" office:value-type="currency" office:currency="EUR" office:value="134195.611635255">
            <text:p>134.195,61 €</text:p>
          </table:table-cell>
          <table:table-cell table:formula="of:=[.EN22]*EXP(LN(1+[.$F$2]-[.$H$2]^2/2))*EXP(NORMINV(RAND();0;[.$H$2]))" office:value-type="currency" office:currency="EUR" office:value="13474.0526401922">
            <text:p>13.474,05 €</text:p>
          </table:table-cell>
          <table:table-cell table:formula="of:=[.EO22]*EXP(LN(1+[.$F$2]-[.$H$2]^2/2))*EXP(NORMINV(RAND();0;[.$H$2]))" office:value-type="currency" office:currency="EUR" office:value="6491.17389600842">
            <text:p>6.491,17 €</text:p>
          </table:table-cell>
          <table:table-cell table:formula="of:=[.EP22]*EXP(LN(1+[.$F$2]-[.$H$2]^2/2))*EXP(NORMINV(RAND();0;[.$H$2]))" office:value-type="currency" office:currency="EUR" office:value="58892.0043683482">
            <text:p>58.892,00 €</text:p>
          </table:table-cell>
          <table:table-cell table:formula="of:=[.EQ22]*EXP(LN(1+[.$F$2]-[.$H$2]^2/2))*EXP(NORMINV(RAND();0;[.$H$2]))" office:value-type="currency" office:currency="EUR" office:value="3949.2567542432">
            <text:p>3.949,26 €</text:p>
          </table:table-cell>
          <table:table-cell table:formula="of:=[.ER22]*EXP(LN(1+[.$F$2]-[.$H$2]^2/2))*EXP(NORMINV(RAND();0;[.$H$2]))" office:value-type="currency" office:currency="EUR" office:value="34021.6124833164">
            <text:p>34.021,61 €</text:p>
          </table:table-cell>
          <table:table-cell table:formula="of:=[.ES22]*EXP(LN(1+[.$F$2]-[.$H$2]^2/2))*EXP(NORMINV(RAND();0;[.$H$2]))" office:value-type="currency" office:currency="EUR" office:value="41640.6610841837">
            <text:p>41.640,66 €</text:p>
          </table:table-cell>
          <table:table-cell table:formula="of:=[.ET22]*EXP(LN(1+[.$F$2]-[.$H$2]^2/2))*EXP(NORMINV(RAND();0;[.$H$2]))" office:value-type="currency" office:currency="EUR" office:value="5276.32583966084">
            <text:p>5.276,33 €</text:p>
          </table:table-cell>
          <table:table-cell table:formula="of:=[.EU22]*EXP(LN(1+[.$F$2]-[.$H$2]^2/2))*EXP(NORMINV(RAND();0;[.$H$2]))" office:value-type="currency" office:currency="EUR" office:value="9192.42864451973">
            <text:p>9.192,43 €</text:p>
          </table:table-cell>
          <table:table-cell table:formula="of:=[.EV22]*EXP(LN(1+[.$F$2]-[.$H$2]^2/2))*EXP(NORMINV(RAND();0;[.$H$2]))" office:value-type="currency" office:currency="EUR" office:value="10603.5699564827">
            <text:p>10.603,57 €</text:p>
          </table:table-cell>
          <table:table-cell table:formula="of:=[.EW22]*EXP(LN(1+[.$F$2]-[.$H$2]^2/2))*EXP(NORMINV(RAND();0;[.$H$2]))" office:value-type="currency" office:currency="EUR" office:value="6118.03960772421">
            <text:p>6.118,04 €</text:p>
          </table:table-cell>
          <table:table-cell table:formula="of:=[.EX22]*EXP(LN(1+[.$F$2]-[.$H$2]^2/2))*EXP(NORMINV(RAND();0;[.$H$2]))" office:value-type="currency" office:currency="EUR" office:value="4981.06685178293">
            <text:p>4.981,07 €</text:p>
          </table:table-cell>
          <table:table-cell table:formula="of:=[.EY22]*EXP(LN(1+[.$F$2]-[.$H$2]^2/2))*EXP(NORMINV(RAND();0;[.$H$2]))" office:value-type="currency" office:currency="EUR" office:value="186284.989640779">
            <text:p>186.284,99 €</text:p>
          </table:table-cell>
          <table:table-cell table:formula="of:=[.EZ22]*EXP(LN(1+[.$F$2]-[.$H$2]^2/2))*EXP(NORMINV(RAND();0;[.$H$2]))" office:value-type="currency" office:currency="EUR" office:value="35887.6276559905">
            <text:p>35.887,63 €</text:p>
          </table:table-cell>
          <table:table-cell table:formula="of:=[.FA22]*EXP(LN(1+[.$F$2]-[.$H$2]^2/2))*EXP(NORMINV(RAND();0;[.$H$2]))" office:value-type="currency" office:currency="EUR" office:value="34256.9649217676">
            <text:p>34.256,96 €</text:p>
          </table:table-cell>
          <table:table-cell table:formula="of:=[.FB22]*EXP(LN(1+[.$F$2]-[.$H$2]^2/2))*EXP(NORMINV(RAND();0;[.$H$2]))" office:value-type="currency" office:currency="EUR" office:value="47022.7098702273">
            <text:p>47.022,71 €</text:p>
          </table:table-cell>
          <table:table-cell table:formula="of:=[.FC22]*EXP(LN(1+[.$F$2]-[.$H$2]^2/2))*EXP(NORMINV(RAND();0;[.$H$2]))" office:value-type="currency" office:currency="EUR" office:value="64848.0249644079">
            <text:p>64.848,02 €</text:p>
          </table:table-cell>
          <table:table-cell table:formula="of:=[.FD22]*EXP(LN(1+[.$F$2]-[.$H$2]^2/2))*EXP(NORMINV(RAND();0;[.$H$2]))" office:value-type="currency" office:currency="EUR" office:value="13449.4006042095">
            <text:p>13.449,40 €</text:p>
          </table:table-cell>
          <table:table-cell table:formula="of:=[.FE22]*EXP(LN(1+[.$F$2]-[.$H$2]^2/2))*EXP(NORMINV(RAND();0;[.$H$2]))" office:value-type="currency" office:currency="EUR" office:value="16517.2302368034">
            <text:p>16.517,23 €</text:p>
          </table:table-cell>
          <table:table-cell table:formula="of:=[.FF22]*EXP(LN(1+[.$F$2]-[.$H$2]^2/2))*EXP(NORMINV(RAND();0;[.$H$2]))" office:value-type="currency" office:currency="EUR" office:value="22705.971780261">
            <text:p>22.705,97 €</text:p>
          </table:table-cell>
          <table:table-cell table:formula="of:=[.FG22]*EXP(LN(1+[.$F$2]-[.$H$2]^2/2))*EXP(NORMINV(RAND();0;[.$H$2]))" office:value-type="currency" office:currency="EUR" office:value="23519.5120235846">
            <text:p>23.519,51 €</text:p>
          </table:table-cell>
          <table:table-cell table:formula="of:=[.FH22]*EXP(LN(1+[.$F$2]-[.$H$2]^2/2))*EXP(NORMINV(RAND();0;[.$H$2]))" office:value-type="currency" office:currency="EUR" office:value="19375.5327769985">
            <text:p>19.375,53 €</text:p>
          </table:table-cell>
          <table:table-cell table:formula="of:=[.FI22]*EXP(LN(1+[.$F$2]-[.$H$2]^2/2))*EXP(NORMINV(RAND();0;[.$H$2]))" office:value-type="currency" office:currency="EUR" office:value="14353.4872751708">
            <text:p>14.353,49 €</text:p>
          </table:table-cell>
          <table:table-cell table:formula="of:=[.FJ22]*EXP(LN(1+[.$F$2]-[.$H$2]^2/2))*EXP(NORMINV(RAND();0;[.$H$2]))" office:value-type="currency" office:currency="EUR" office:value="15877.4887008479">
            <text:p>15.877,49 €</text:p>
          </table:table-cell>
          <table:table-cell table:formula="of:=[.FK22]*EXP(LN(1+[.$F$2]-[.$H$2]^2/2))*EXP(NORMINV(RAND();0;[.$H$2]))" office:value-type="currency" office:currency="EUR" office:value="23723.8468837006">
            <text:p>23.723,85 €</text:p>
          </table:table-cell>
          <table:table-cell table:formula="of:=[.FL22]*EXP(LN(1+[.$F$2]-[.$H$2]^2/2))*EXP(NORMINV(RAND();0;[.$H$2]))" office:value-type="currency" office:currency="EUR" office:value="19207.2704299174">
            <text:p>19.207,27 €</text:p>
          </table:table-cell>
          <table:table-cell table:formula="of:=[.FM22]*EXP(LN(1+[.$F$2]-[.$H$2]^2/2))*EXP(NORMINV(RAND();0;[.$H$2]))" office:value-type="currency" office:currency="EUR" office:value="20862.5055763514">
            <text:p>20.862,51 €</text:p>
          </table:table-cell>
          <table:table-cell table:formula="of:=[.FN22]*EXP(LN(1+[.$F$2]-[.$H$2]^2/2))*EXP(NORMINV(RAND();0;[.$H$2]))" office:value-type="currency" office:currency="EUR" office:value="12754.1663984238">
            <text:p>12.754,17 €</text:p>
          </table:table-cell>
          <table:table-cell table:formula="of:=[.FO22]*EXP(LN(1+[.$F$2]-[.$H$2]^2/2))*EXP(NORMINV(RAND();0;[.$H$2]))" office:value-type="currency" office:currency="EUR" office:value="1932.21337157637">
            <text:p>1.932,21 €</text:p>
          </table:table-cell>
          <table:table-cell table:formula="of:=[.FP22]*EXP(LN(1+[.$F$2]-[.$H$2]^2/2))*EXP(NORMINV(RAND();0;[.$H$2]))" office:value-type="currency" office:currency="EUR" office:value="5443.86650416612">
            <text:p>5.443,87 €</text:p>
          </table:table-cell>
          <table:table-cell table:formula="of:=[.FQ22]*EXP(LN(1+[.$F$2]-[.$H$2]^2/2))*EXP(NORMINV(RAND();0;[.$H$2]))" office:value-type="currency" office:currency="EUR" office:value="74998.8448573573">
            <text:p>74.998,84 €</text:p>
          </table:table-cell>
          <table:table-cell table:formula="of:=[.FR22]*EXP(LN(1+[.$F$2]-[.$H$2]^2/2))*EXP(NORMINV(RAND();0;[.$H$2]))" office:value-type="currency" office:currency="EUR" office:value="20725.9106524685">
            <text:p>20.725,91 €</text:p>
          </table:table-cell>
          <table:table-cell table:formula="of:=[.FS22]*EXP(LN(1+[.$F$2]-[.$H$2]^2/2))*EXP(NORMINV(RAND();0;[.$H$2]))" office:value-type="currency" office:currency="EUR" office:value="1648.57942216952">
            <text:p>1.648,58 €</text:p>
          </table:table-cell>
          <table:table-cell table:formula="of:=[.FT22]*EXP(LN(1+[.$F$2]-[.$H$2]^2/2))*EXP(NORMINV(RAND();0;[.$H$2]))" office:value-type="currency" office:currency="EUR" office:value="34107.6304495411">
            <text:p>34.107,63 €</text:p>
          </table:table-cell>
          <table:table-cell table:formula="of:=[.FU22]*EXP(LN(1+[.$F$2]-[.$H$2]^2/2))*EXP(NORMINV(RAND();0;[.$H$2]))" office:value-type="currency" office:currency="EUR" office:value="55082.9024332887">
            <text:p>55.082,90 €</text:p>
          </table:table-cell>
          <table:table-cell table:formula="of:=[.FV22]*EXP(LN(1+[.$F$2]-[.$H$2]^2/2))*EXP(NORMINV(RAND();0;[.$H$2]))" office:value-type="currency" office:currency="EUR" office:value="14092.6924924934">
            <text:p>14.092,69 €</text:p>
          </table:table-cell>
          <table:table-cell table:formula="of:=[.FW22]*EXP(LN(1+[.$F$2]-[.$H$2]^2/2))*EXP(NORMINV(RAND();0;[.$H$2]))" office:value-type="currency" office:currency="EUR" office:value="28086.4812672484">
            <text:p>28.086,48 €</text:p>
          </table:table-cell>
          <table:table-cell table:formula="of:=[.FX22]*EXP(LN(1+[.$F$2]-[.$H$2]^2/2))*EXP(NORMINV(RAND();0;[.$H$2]))" office:value-type="currency" office:currency="EUR" office:value="55248.4490202896">
            <text:p>55.248,45 €</text:p>
          </table:table-cell>
          <table:table-cell table:formula="of:=[.FY22]*EXP(LN(1+[.$F$2]-[.$H$2]^2/2))*EXP(NORMINV(RAND();0;[.$H$2]))" office:value-type="currency" office:currency="EUR" office:value="20517.5881696879">
            <text:p>20.517,59 €</text:p>
          </table:table-cell>
          <table:table-cell table:formula="of:=[.FZ22]*EXP(LN(1+[.$F$2]-[.$H$2]^2/2))*EXP(NORMINV(RAND();0;[.$H$2]))" office:value-type="currency" office:currency="EUR" office:value="3568.22609415929">
            <text:p>3.568,23 €</text:p>
          </table:table-cell>
          <table:table-cell table:formula="of:=[.GA22]*EXP(LN(1+[.$F$2]-[.$H$2]^2/2))*EXP(NORMINV(RAND();0;[.$H$2]))" office:value-type="currency" office:currency="EUR" office:value="27875.1231143908">
            <text:p>27.875,12 €</text:p>
          </table:table-cell>
          <table:table-cell table:formula="of:=[.GB22]*EXP(LN(1+[.$F$2]-[.$H$2]^2/2))*EXP(NORMINV(RAND();0;[.$H$2]))" office:value-type="currency" office:currency="EUR" office:value="34853.1524510446">
            <text:p>34.853,15 €</text:p>
          </table:table-cell>
          <table:table-cell table:formula="of:=[.GC22]*EXP(LN(1+[.$F$2]-[.$H$2]^2/2))*EXP(NORMINV(RAND();0;[.$H$2]))" office:value-type="currency" office:currency="EUR" office:value="124442.872140197">
            <text:p>124.442,87 €</text:p>
          </table:table-cell>
          <table:table-cell table:formula="of:=[.GD22]*EXP(LN(1+[.$F$2]-[.$H$2]^2/2))*EXP(NORMINV(RAND();0;[.$H$2]))" office:value-type="currency" office:currency="EUR" office:value="16798.1403019515">
            <text:p>16.798,14 €</text:p>
          </table:table-cell>
          <table:table-cell table:formula="of:=[.GE22]*EXP(LN(1+[.$F$2]-[.$H$2]^2/2))*EXP(NORMINV(RAND();0;[.$H$2]))" office:value-type="currency" office:currency="EUR" office:value="19843.5710534602">
            <text:p>19.843,57 €</text:p>
          </table:table-cell>
          <table:table-cell table:formula="of:=[.GF22]*EXP(LN(1+[.$F$2]-[.$H$2]^2/2))*EXP(NORMINV(RAND();0;[.$H$2]))" office:value-type="currency" office:currency="EUR" office:value="43030.9684762792">
            <text:p>43.030,97 €</text:p>
          </table:table-cell>
          <table:table-cell table:formula="of:=[.GG22]*EXP(LN(1+[.$F$2]-[.$H$2]^2/2))*EXP(NORMINV(RAND();0;[.$H$2]))" office:value-type="currency" office:currency="EUR" office:value="13105.5585397115">
            <text:p>13.105,56 €</text:p>
          </table:table-cell>
          <table:table-cell table:formula="of:=[.GH22]*EXP(LN(1+[.$F$2]-[.$H$2]^2/2))*EXP(NORMINV(RAND();0;[.$H$2]))" office:value-type="currency" office:currency="EUR" office:value="11331.7014185228">
            <text:p>11.331,70 €</text:p>
          </table:table-cell>
          <table:table-cell table:formula="of:=[.GI22]*EXP(LN(1+[.$F$2]-[.$H$2]^2/2))*EXP(NORMINV(RAND();0;[.$H$2]))" office:value-type="currency" office:currency="EUR" office:value="91496.1151748005">
            <text:p>91.496,12 €</text:p>
          </table:table-cell>
          <table:table-cell table:formula="of:=[.GJ22]*EXP(LN(1+[.$F$2]-[.$H$2]^2/2))*EXP(NORMINV(RAND();0;[.$H$2]))" office:value-type="currency" office:currency="EUR" office:value="21957.4390855724">
            <text:p>21.957,44 €</text:p>
          </table:table-cell>
          <table:table-cell table:formula="of:=[.GK22]*EXP(LN(1+[.$F$2]-[.$H$2]^2/2))*EXP(NORMINV(RAND();0;[.$H$2]))" office:value-type="currency" office:currency="EUR" office:value="57064.4012537991">
            <text:p>57.064,40 €</text:p>
          </table:table-cell>
          <table:table-cell table:formula="of:=[.GL22]*EXP(LN(1+[.$F$2]-[.$H$2]^2/2))*EXP(NORMINV(RAND();0;[.$H$2]))" office:value-type="currency" office:currency="EUR" office:value="14131.4026787182">
            <text:p>14.131,40 €</text:p>
          </table:table-cell>
          <table:table-cell table:formula="of:=[.GM22]*EXP(LN(1+[.$F$2]-[.$H$2]^2/2))*EXP(NORMINV(RAND();0;[.$H$2]))" office:value-type="currency" office:currency="EUR" office:value="11406.6219648958">
            <text:p>11.406,62 €</text:p>
          </table:table-cell>
          <table:table-cell table:formula="of:=[.GN22]*EXP(LN(1+[.$F$2]-[.$H$2]^2/2))*EXP(NORMINV(RAND();0;[.$H$2]))" office:value-type="currency" office:currency="EUR" office:value="5593.11147539831">
            <text:p>5.593,11 €</text:p>
          </table:table-cell>
          <table:table-cell table:formula="of:=[.GO22]*EXP(LN(1+[.$F$2]-[.$H$2]^2/2))*EXP(NORMINV(RAND();0;[.$H$2]))" office:value-type="currency" office:currency="EUR" office:value="62617.6120402433">
            <text:p>62.617,61 €</text:p>
          </table:table-cell>
          <table:table-cell table:formula="of:=[.GP22]*EXP(LN(1+[.$F$2]-[.$H$2]^2/2))*EXP(NORMINV(RAND();0;[.$H$2]))" office:value-type="currency" office:currency="EUR" office:value="166601.046862875">
            <text:p>166.601,05 €</text:p>
          </table:table-cell>
          <table:table-cell table:formula="of:=[.GQ22]*EXP(LN(1+[.$F$2]-[.$H$2]^2/2))*EXP(NORMINV(RAND();0;[.$H$2]))" office:value-type="currency" office:currency="EUR" office:value="45251.1506917579">
            <text:p>45.251,15 €</text:p>
          </table:table-cell>
          <table:table-cell table:formula="of:=[.GR22]*EXP(LN(1+[.$F$2]-[.$H$2]^2/2))*EXP(NORMINV(RAND();0;[.$H$2]))" office:value-type="currency" office:currency="EUR" office:value="13543.7131738264">
            <text:p>13.543,71 €</text:p>
          </table:table-cell>
          <table:table-cell table:formula="of:=[.GS22]*EXP(LN(1+[.$F$2]-[.$H$2]^2/2))*EXP(NORMINV(RAND();0;[.$H$2]))" office:value-type="currency" office:currency="EUR" office:value="14819.4099542338">
            <text:p>14.819,41 €</text:p>
          </table:table-cell>
          <table:table-cell table:formula="of:=[.GT22]*EXP(LN(1+[.$F$2]-[.$H$2]^2/2))*EXP(NORMINV(RAND();0;[.$H$2]))" office:value-type="currency" office:currency="EUR" office:value="23956.2342801384">
            <text:p>23.956,23 €</text:p>
          </table:table-cell>
          <table:table-cell table:formula="of:=[.GU22]*EXP(LN(1+[.$F$2]-[.$H$2]^2/2))*EXP(NORMINV(RAND();0;[.$H$2]))" office:value-type="currency" office:currency="EUR" office:value="50516.3703949947">
            <text:p>50.516,37 €</text:p>
          </table:table-cell>
          <table:table-cell table:formula="of:=[.GV22]*EXP(LN(1+[.$F$2]-[.$H$2]^2/2))*EXP(NORMINV(RAND();0;[.$H$2]))" office:value-type="currency" office:currency="EUR" office:value="35990.6634690174">
            <text:p>35.990,66 €</text:p>
          </table:table-cell>
          <table:table-cell table:formula="of:=[.GW22]*EXP(LN(1+[.$F$2]-[.$H$2]^2/2))*EXP(NORMINV(RAND();0;[.$H$2]))" office:value-type="currency" office:currency="EUR" office:value="17557.1403262978">
            <text:p>17.557,14 €</text:p>
          </table:table-cell>
          <table:table-cell table:formula="of:=[.GX22]*EXP(LN(1+[.$F$2]-[.$H$2]^2/2))*EXP(NORMINV(RAND();0;[.$H$2]))" office:value-type="currency" office:currency="EUR" office:value="33362.4556776564">
            <text:p>33.362,46 €</text:p>
          </table:table-cell>
          <table:table-cell table:formula="of:=[.GY22]*EXP(LN(1+[.$F$2]-[.$H$2]^2/2))*EXP(NORMINV(RAND();0;[.$H$2]))" office:value-type="currency" office:currency="EUR" office:value="2831.58106674591">
            <text:p>2.831,58 €</text:p>
          </table:table-cell>
          <table:table-cell table:formula="of:=[.GZ22]*EXP(LN(1+[.$F$2]-[.$H$2]^2/2))*EXP(NORMINV(RAND();0;[.$H$2]))" office:value-type="currency" office:currency="EUR" office:value="20474.2809357897">
            <text:p>20.474,28 €</text:p>
          </table:table-cell>
          <table:table-cell table:formula="of:=[.HA22]*EXP(LN(1+[.$F$2]-[.$H$2]^2/2))*EXP(NORMINV(RAND();0;[.$H$2]))" office:value-type="currency" office:currency="EUR" office:value="16422.3583513106">
            <text:p>16.422,36 €</text:p>
          </table:table-cell>
          <table:table-cell table:formula="of:=[.HB22]*EXP(LN(1+[.$F$2]-[.$H$2]^2/2))*EXP(NORMINV(RAND();0;[.$H$2]))" office:value-type="currency" office:currency="EUR" office:value="14051.9375015504">
            <text:p>14.051,94 €</text:p>
          </table:table-cell>
          <table:table-cell table:formula="of:=[.HC22]*EXP(LN(1+[.$F$2]-[.$H$2]^2/2))*EXP(NORMINV(RAND();0;[.$H$2]))" office:value-type="currency" office:currency="EUR" office:value="51428.0976468201">
            <text:p>51.428,10 €</text:p>
          </table:table-cell>
          <table:table-cell table:formula="of:=[.HD22]*EXP(LN(1+[.$F$2]-[.$H$2]^2/2))*EXP(NORMINV(RAND();0;[.$H$2]))" office:value-type="currency" office:currency="EUR" office:value="36990.7041875179">
            <text:p>36.990,70 €</text:p>
          </table:table-cell>
          <table:table-cell table:formula="of:=[.HE22]*EXP(LN(1+[.$F$2]-[.$H$2]^2/2))*EXP(NORMINV(RAND();0;[.$H$2]))" office:value-type="currency" office:currency="EUR" office:value="14471.8853043228">
            <text:p>14.471,89 €</text:p>
          </table:table-cell>
          <table:table-cell table:formula="of:=[.HF22]*EXP(LN(1+[.$F$2]-[.$H$2]^2/2))*EXP(NORMINV(RAND();0;[.$H$2]))" office:value-type="currency" office:currency="EUR" office:value="7911.56930907677">
            <text:p>7.911,57 €</text:p>
          </table:table-cell>
          <table:table-cell table:formula="of:=[.HG22]*EXP(LN(1+[.$F$2]-[.$H$2]^2/2))*EXP(NORMINV(RAND();0;[.$H$2]))" office:value-type="currency" office:currency="EUR" office:value="50534.2353007346">
            <text:p>50.534,24 €</text:p>
          </table:table-cell>
          <table:table-cell table:formula="of:=[.HH22]*EXP(LN(1+[.$F$2]-[.$H$2]^2/2))*EXP(NORMINV(RAND();0;[.$H$2]))" office:value-type="currency" office:currency="EUR" office:value="13822.0399478013">
            <text:p>13.822,04 €</text:p>
          </table:table-cell>
          <table:table-cell table:formula="of:=[.HI22]*EXP(LN(1+[.$F$2]-[.$H$2]^2/2))*EXP(NORMINV(RAND();0;[.$H$2]))" office:value-type="currency" office:currency="EUR" office:value="25597.8889497604">
            <text:p>25.597,89 €</text:p>
          </table:table-cell>
          <table:table-cell table:formula="of:=[.HJ22]*EXP(LN(1+[.$F$2]-[.$H$2]^2/2))*EXP(NORMINV(RAND();0;[.$H$2]))" office:value-type="currency" office:currency="EUR" office:value="141012.522259766">
            <text:p>141.012,52 €</text:p>
          </table:table-cell>
          <table:table-cell table:formula="of:=[.HK22]*EXP(LN(1+[.$F$2]-[.$H$2]^2/2))*EXP(NORMINV(RAND();0;[.$H$2]))" office:value-type="currency" office:currency="EUR" office:value="12534.5538544077">
            <text:p>12.534,55 €</text:p>
          </table:table-cell>
          <table:table-cell table:formula="of:=[.HL22]*EXP(LN(1+[.$F$2]-[.$H$2]^2/2))*EXP(NORMINV(RAND();0;[.$H$2]))" office:value-type="currency" office:currency="EUR" office:value="9200.59739363894">
            <text:p>9.200,60 €</text:p>
          </table:table-cell>
          <table:table-cell table:formula="of:=[.HM22]*EXP(LN(1+[.$F$2]-[.$H$2]^2/2))*EXP(NORMINV(RAND();0;[.$H$2]))" office:value-type="currency" office:currency="EUR" office:value="5140.53932461094">
            <text:p>5.140,54 €</text:p>
          </table:table-cell>
          <table:table-cell table:formula="of:=[.HN22]*EXP(LN(1+[.$F$2]-[.$H$2]^2/2))*EXP(NORMINV(RAND();0;[.$H$2]))" office:value-type="currency" office:currency="EUR" office:value="16701.216370312">
            <text:p>16.701,22 €</text:p>
          </table:table-cell>
          <table:table-cell table:formula="of:=[.HO22]*EXP(LN(1+[.$F$2]-[.$H$2]^2/2))*EXP(NORMINV(RAND();0;[.$H$2]))" office:value-type="currency" office:currency="EUR" office:value="29249.0583355875">
            <text:p>29.249,06 €</text:p>
          </table:table-cell>
          <table:table-cell table:formula="of:=[.HP22]*EXP(LN(1+[.$F$2]-[.$H$2]^2/2))*EXP(NORMINV(RAND();0;[.$H$2]))" office:value-type="currency" office:currency="EUR" office:value="53032.0742006448">
            <text:p>53.032,07 €</text:p>
          </table:table-cell>
          <table:table-cell table:formula="of:=[.HQ22]*EXP(LN(1+[.$F$2]-[.$H$2]^2/2))*EXP(NORMINV(RAND();0;[.$H$2]))" office:value-type="currency" office:currency="EUR" office:value="23103.6426906674">
            <text:p>23.103,64 €</text:p>
          </table:table-cell>
          <table:table-cell table:formula="of:=[.HR22]*EXP(LN(1+[.$F$2]-[.$H$2]^2/2))*EXP(NORMINV(RAND();0;[.$H$2]))" office:value-type="currency" office:currency="EUR" office:value="38326.8004315757">
            <text:p>38.326,80 €</text:p>
          </table:table-cell>
          <table:table-cell table:formula="of:=[.HS22]*EXP(LN(1+[.$F$2]-[.$H$2]^2/2))*EXP(NORMINV(RAND();0;[.$H$2]))" office:value-type="currency" office:currency="EUR" office:value="43172.247666417">
            <text:p>43.172,25 €</text:p>
          </table:table-cell>
          <table:table-cell table:formula="of:=[.HT22]*EXP(LN(1+[.$F$2]-[.$H$2]^2/2))*EXP(NORMINV(RAND();0;[.$H$2]))" office:value-type="currency" office:currency="EUR" office:value="31850.8927974994">
            <text:p>31.850,89 €</text:p>
          </table:table-cell>
          <table:table-cell table:formula="of:=[.HU22]*EXP(LN(1+[.$F$2]-[.$H$2]^2/2))*EXP(NORMINV(RAND();0;[.$H$2]))" office:value-type="currency" office:currency="EUR" office:value="22001.0732477812">
            <text:p>22.001,07 €</text:p>
          </table:table-cell>
          <table:table-cell table:formula="of:=[.HV22]*EXP(LN(1+[.$F$2]-[.$H$2]^2/2))*EXP(NORMINV(RAND();0;[.$H$2]))" office:value-type="currency" office:currency="EUR" office:value="23654.1966596406">
            <text:p>23.654,20 €</text:p>
          </table:table-cell>
          <table:table-cell table:formula="of:=[.HW22]*EXP(LN(1+[.$F$2]-[.$H$2]^2/2))*EXP(NORMINV(RAND();0;[.$H$2]))" office:value-type="currency" office:currency="EUR" office:value="9137.75347881374">
            <text:p>9.137,75 €</text:p>
          </table:table-cell>
          <table:table-cell table:formula="of:=[.HX22]*EXP(LN(1+[.$F$2]-[.$H$2]^2/2))*EXP(NORMINV(RAND();0;[.$H$2]))" office:value-type="currency" office:currency="EUR" office:value="171290.15491954">
            <text:p>171.290,15 €</text:p>
          </table:table-cell>
          <table:table-cell table:formula="of:=[.HY22]*EXP(LN(1+[.$F$2]-[.$H$2]^2/2))*EXP(NORMINV(RAND();0;[.$H$2]))" office:value-type="currency" office:currency="EUR" office:value="8201.78725879185">
            <text:p>8.201,79 €</text:p>
          </table:table-cell>
          <table:table-cell table:formula="of:=[.HZ22]*EXP(LN(1+[.$F$2]-[.$H$2]^2/2))*EXP(NORMINV(RAND();0;[.$H$2]))" office:value-type="currency" office:currency="EUR" office:value="36729.2410533191">
            <text:p>36.729,24 €</text:p>
          </table:table-cell>
          <table:table-cell table:formula="of:=[.IA22]*EXP(LN(1+[.$F$2]-[.$H$2]^2/2))*EXP(NORMINV(RAND();0;[.$H$2]))" office:value-type="currency" office:currency="EUR" office:value="38744.5060804767">
            <text:p>38.744,51 €</text:p>
          </table:table-cell>
          <table:table-cell table:formula="of:=[.IB22]*EXP(LN(1+[.$F$2]-[.$H$2]^2/2))*EXP(NORMINV(RAND();0;[.$H$2]))" office:value-type="currency" office:currency="EUR" office:value="24630.9604574223">
            <text:p>24.630,96 €</text:p>
          </table:table-cell>
          <table:table-cell table:formula="of:=[.IC22]*EXP(LN(1+[.$F$2]-[.$H$2]^2/2))*EXP(NORMINV(RAND();0;[.$H$2]))" office:value-type="currency" office:currency="EUR" office:value="10080.5421281298">
            <text:p>10.080,54 €</text:p>
          </table:table-cell>
          <table:table-cell table:formula="of:=[.ID22]*EXP(LN(1+[.$F$2]-[.$H$2]^2/2))*EXP(NORMINV(RAND();0;[.$H$2]))" office:value-type="currency" office:currency="EUR" office:value="14831.681564389">
            <text:p>14.831,68 €</text:p>
          </table:table-cell>
          <table:table-cell table:formula="of:=[.IE22]*EXP(LN(1+[.$F$2]-[.$H$2]^2/2))*EXP(NORMINV(RAND();0;[.$H$2]))" office:value-type="currency" office:currency="EUR" office:value="23737.3667411257">
            <text:p>23.737,37 €</text:p>
          </table:table-cell>
          <table:table-cell table:formula="of:=[.IF22]*EXP(LN(1+[.$F$2]-[.$H$2]^2/2))*EXP(NORMINV(RAND();0;[.$H$2]))" office:value-type="currency" office:currency="EUR" office:value="14162.2027439615">
            <text:p>14.162,20 €</text:p>
          </table:table-cell>
          <table:table-cell table:formula="of:=[.IG22]*EXP(LN(1+[.$F$2]-[.$H$2]^2/2))*EXP(NORMINV(RAND();0;[.$H$2]))" office:value-type="currency" office:currency="EUR" office:value="18191.0444861932">
            <text:p>18.191,04 €</text:p>
          </table:table-cell>
          <table:table-cell table:formula="of:=[.IH22]*EXP(LN(1+[.$F$2]-[.$H$2]^2/2))*EXP(NORMINV(RAND();0;[.$H$2]))" office:value-type="currency" office:currency="EUR" office:value="16506.9656671627">
            <text:p>16.506,97 €</text:p>
          </table:table-cell>
          <table:table-cell table:formula="of:=[.II22]*EXP(LN(1+[.$F$2]-[.$H$2]^2/2))*EXP(NORMINV(RAND();0;[.$H$2]))" office:value-type="currency" office:currency="EUR" office:value="15599.4369607166">
            <text:p>15.599,44 €</text:p>
          </table:table-cell>
          <table:table-cell table:formula="of:=[.IJ22]*EXP(LN(1+[.$F$2]-[.$H$2]^2/2))*EXP(NORMINV(RAND();0;[.$H$2]))" office:value-type="currency" office:currency="EUR" office:value="20802.5907300785">
            <text:p>20.802,59 €</text:p>
          </table:table-cell>
          <table:table-cell table:formula="of:=[.IK22]*EXP(LN(1+[.$F$2]-[.$H$2]^2/2))*EXP(NORMINV(RAND();0;[.$H$2]))" office:value-type="currency" office:currency="EUR" office:value="34795.2137075398">
            <text:p>34.795,21 €</text:p>
          </table:table-cell>
          <table:table-cell table:formula="of:=[.IL22]*EXP(LN(1+[.$F$2]-[.$H$2]^2/2))*EXP(NORMINV(RAND();0;[.$H$2]))" office:value-type="currency" office:currency="EUR" office:value="14199.367963213">
            <text:p>14.199,37 €</text:p>
          </table:table-cell>
          <table:table-cell table:formula="of:=[.IM22]*EXP(LN(1+[.$F$2]-[.$H$2]^2/2))*EXP(NORMINV(RAND();0;[.$H$2]))" office:value-type="currency" office:currency="EUR" office:value="16439.3187666934">
            <text:p>16.439,32 €</text:p>
          </table:table-cell>
          <table:table-cell table:formula="of:=[.IN22]*EXP(LN(1+[.$F$2]-[.$H$2]^2/2))*EXP(NORMINV(RAND();0;[.$H$2]))" office:value-type="currency" office:currency="EUR" office:value="116580.913021747">
            <text:p>116.580,91 €</text:p>
          </table:table-cell>
          <table:table-cell table:formula="of:=[.IO22]*EXP(LN(1+[.$F$2]-[.$H$2]^2/2))*EXP(NORMINV(RAND();0;[.$H$2]))" office:value-type="currency" office:currency="EUR" office:value="8187.3122265715">
            <text:p>8.187,31 €</text:p>
          </table:table-cell>
          <table:table-cell table:formula="of:=[.IP22]*EXP(LN(1+[.$F$2]-[.$H$2]^2/2))*EXP(NORMINV(RAND();0;[.$H$2]))" office:value-type="currency" office:currency="EUR" office:value="61994.6664648509">
            <text:p>61.994,67 €</text:p>
          </table:table-cell>
          <table:table-cell table:formula="of:=[.IQ22]*EXP(LN(1+[.$F$2]-[.$H$2]^2/2))*EXP(NORMINV(RAND();0;[.$H$2]))" office:value-type="currency" office:currency="EUR" office:value="20359.4580087481">
            <text:p>20.359,46 €</text:p>
          </table:table-cell>
          <table:table-cell table:formula="of:=[.IR22]*EXP(LN(1+[.$F$2]-[.$H$2]^2/2))*EXP(NORMINV(RAND();0;[.$H$2]))" office:value-type="currency" office:currency="EUR" office:value="16110.2517979978">
            <text:p>16.110,25 €</text:p>
          </table:table-cell>
          <table:table-cell table:formula="of:=[.IS22]*EXP(LN(1+[.$F$2]-[.$H$2]^2/2))*EXP(NORMINV(RAND();0;[.$H$2]))" office:value-type="currency" office:currency="EUR" office:value="19648.0559637481">
            <text:p>19.648,06 €</text:p>
          </table:table-cell>
          <table:table-cell table:formula="of:=[.IT22]*EXP(LN(1+[.$F$2]-[.$H$2]^2/2))*EXP(NORMINV(RAND();0;[.$H$2]))" office:value-type="currency" office:currency="EUR" office:value="129961.092310282">
            <text:p>129.961,09 €</text:p>
          </table:table-cell>
          <table:table-cell table:formula="of:=[.IU22]*EXP(LN(1+[.$F$2]-[.$H$2]^2/2))*EXP(NORMINV(RAND();0;[.$H$2]))" office:value-type="currency" office:currency="EUR" office:value="12286.6464238491">
            <text:p>12.286,65 €</text:p>
          </table:table-cell>
          <table:table-cell table:formula="of:=[.IV22]*EXP(LN(1+[.$F$2]-[.$H$2]^2/2))*EXP(NORMINV(RAND();0;[.$H$2]))" office:value-type="currency" office:currency="EUR" office:value="11892.0816489213">
            <text:p>11.892,08 €</text:p>
          </table:table-cell>
          <table:table-cell table:formula="of:=[.IW22]*EXP(LN(1+[.$F$2]-[.$H$2]^2/2))*EXP(NORMINV(RAND();0;[.$H$2]))" office:value-type="currency" office:currency="EUR" office:value="9298.50218698865">
            <text:p>9.298,50 €</text:p>
          </table:table-cell>
          <table:table-cell table:formula="of:=[.IX22]*EXP(LN(1+[.$F$2]-[.$H$2]^2/2))*EXP(NORMINV(RAND();0;[.$H$2]))" office:value-type="currency" office:currency="EUR" office:value="6479.47233217591">
            <text:p>6.479,47 €</text:p>
          </table:table-cell>
          <table:table-cell table:formula="of:=[.IY22]*EXP(LN(1+[.$F$2]-[.$H$2]^2/2))*EXP(NORMINV(RAND();0;[.$H$2]))" office:value-type="currency" office:currency="EUR" office:value="20860.0510790406">
            <text:p>20.860,05 €</text:p>
          </table:table-cell>
          <table:table-cell table:formula="of:=[.IZ22]*EXP(LN(1+[.$F$2]-[.$H$2]^2/2))*EXP(NORMINV(RAND();0;[.$H$2]))" office:value-type="currency" office:currency="EUR" office:value="12990.5476700997">
            <text:p>12.990,55 €</text:p>
          </table:table-cell>
          <table:table-cell table:formula="of:=[.JA22]*EXP(LN(1+[.$F$2]-[.$H$2]^2/2))*EXP(NORMINV(RAND();0;[.$H$2]))" office:value-type="currency" office:currency="EUR" office:value="18595.9991043369">
            <text:p>18.596,00 €</text:p>
          </table:table-cell>
          <table:table-cell table:formula="of:=[.JB22]*EXP(LN(1+[.$F$2]-[.$H$2]^2/2))*EXP(NORMINV(RAND();0;[.$H$2]))" office:value-type="currency" office:currency="EUR" office:value="60965.2937292019">
            <text:p>60.965,29 €</text:p>
          </table:table-cell>
          <table:table-cell table:formula="of:=[.JC22]*EXP(LN(1+[.$F$2]-[.$H$2]^2/2))*EXP(NORMINV(RAND();0;[.$H$2]))" office:value-type="currency" office:currency="EUR" office:value="2829.352570729">
            <text:p>2.829,35 €</text:p>
          </table:table-cell>
          <table:table-cell table:formula="of:=[.JD22]*EXP(LN(1+[.$F$2]-[.$H$2]^2/2))*EXP(NORMINV(RAND();0;[.$H$2]))" office:value-type="currency" office:currency="EUR" office:value="67812.1181444697">
            <text:p>67.812,12 €</text:p>
          </table:table-cell>
          <table:table-cell table:formula="of:=[.JE22]*EXP(LN(1+[.$F$2]-[.$H$2]^2/2))*EXP(NORMINV(RAND();0;[.$H$2]))" office:value-type="currency" office:currency="EUR" office:value="35384.7922845995">
            <text:p>35.384,79 €</text:p>
          </table:table-cell>
          <table:table-cell table:formula="of:=[.JF22]*EXP(LN(1+[.$F$2]-[.$H$2]^2/2))*EXP(NORMINV(RAND();0;[.$H$2]))" office:value-type="currency" office:currency="EUR" office:value="17093.9019301932">
            <text:p>17.093,90 €</text:p>
          </table:table-cell>
          <table:table-cell table:formula="of:=[.JG22]*EXP(LN(1+[.$F$2]-[.$H$2]^2/2))*EXP(NORMINV(RAND();0;[.$H$2]))" office:value-type="currency" office:currency="EUR" office:value="33157.8268062478">
            <text:p>33.157,83 €</text:p>
          </table:table-cell>
          <table:table-cell table:formula="of:=[.JH22]*EXP(LN(1+[.$F$2]-[.$H$2]^2/2))*EXP(NORMINV(RAND();0;[.$H$2]))" office:value-type="currency" office:currency="EUR" office:value="24119.9976752617">
            <text:p>24.120,00 €</text:p>
          </table:table-cell>
          <table:table-cell table:formula="of:=[.JI22]*EXP(LN(1+[.$F$2]-[.$H$2]^2/2))*EXP(NORMINV(RAND();0;[.$H$2]))" office:value-type="currency" office:currency="EUR" office:value="71290.7479972404">
            <text:p>71.290,75 €</text:p>
          </table:table-cell>
          <table:table-cell table:formula="of:=[.JJ22]*EXP(LN(1+[.$F$2]-[.$H$2]^2/2))*EXP(NORMINV(RAND();0;[.$H$2]))" office:value-type="currency" office:currency="EUR" office:value="21838.7451469949">
            <text:p>21.838,75 €</text:p>
          </table:table-cell>
          <table:table-cell table:formula="of:=[.JK22]*EXP(LN(1+[.$F$2]-[.$H$2]^2/2))*EXP(NORMINV(RAND();0;[.$H$2]))" office:value-type="currency" office:currency="EUR" office:value="18825.1155362267">
            <text:p>18.825,12 €</text:p>
          </table:table-cell>
          <table:table-cell table:formula="of:=[.JL22]*EXP(LN(1+[.$F$2]-[.$H$2]^2/2))*EXP(NORMINV(RAND();0;[.$H$2]))" office:value-type="currency" office:currency="EUR" office:value="7233.26958168083">
            <text:p>7.233,27 €</text:p>
          </table:table-cell>
          <table:table-cell table:formula="of:=[.JM22]*EXP(LN(1+[.$F$2]-[.$H$2]^2/2))*EXP(NORMINV(RAND();0;[.$H$2]))" office:value-type="currency" office:currency="EUR" office:value="24873.5540985913">
            <text:p>24.873,55 €</text:p>
          </table:table-cell>
          <table:table-cell table:formula="of:=[.JN22]*EXP(LN(1+[.$F$2]-[.$H$2]^2/2))*EXP(NORMINV(RAND();0;[.$H$2]))" office:value-type="currency" office:currency="EUR" office:value="40491.8964485949">
            <text:p>40.491,90 €</text:p>
          </table:table-cell>
          <table:table-cell table:formula="of:=[.JO22]*EXP(LN(1+[.$F$2]-[.$H$2]^2/2))*EXP(NORMINV(RAND();0;[.$H$2]))" office:value-type="currency" office:currency="EUR" office:value="5377.43001169885">
            <text:p>5.377,43 €</text:p>
          </table:table-cell>
          <table:table-cell table:formula="of:=[.JP22]*EXP(LN(1+[.$F$2]-[.$H$2]^2/2))*EXP(NORMINV(RAND();0;[.$H$2]))" office:value-type="currency" office:currency="EUR" office:value="191197.047608485">
            <text:p>191.197,05 €</text:p>
          </table:table-cell>
          <table:table-cell table:formula="of:=[.JQ22]*EXP(LN(1+[.$F$2]-[.$H$2]^2/2))*EXP(NORMINV(RAND();0;[.$H$2]))" office:value-type="currency" office:currency="EUR" office:value="21455.0386258169">
            <text:p>21.455,04 €</text:p>
          </table:table-cell>
          <table:table-cell table:formula="of:=[.JR22]*EXP(LN(1+[.$F$2]-[.$H$2]^2/2))*EXP(NORMINV(RAND();0;[.$H$2]))" office:value-type="currency" office:currency="EUR" office:value="16977.747241988">
            <text:p>16.977,75 €</text:p>
          </table:table-cell>
          <table:table-cell table:formula="of:=[.JS22]*EXP(LN(1+[.$F$2]-[.$H$2]^2/2))*EXP(NORMINV(RAND();0;[.$H$2]))" office:value-type="currency" office:currency="EUR" office:value="59936.8780520588">
            <text:p>59.936,88 €</text:p>
          </table:table-cell>
          <table:table-cell table:formula="of:=[.JT22]*EXP(LN(1+[.$F$2]-[.$H$2]^2/2))*EXP(NORMINV(RAND();0;[.$H$2]))" office:value-type="currency" office:currency="EUR" office:value="5947.55943847185">
            <text:p>5.947,56 €</text:p>
          </table:table-cell>
          <table:table-cell table:formula="of:=[.JU22]*EXP(LN(1+[.$F$2]-[.$H$2]^2/2))*EXP(NORMINV(RAND();0;[.$H$2]))" office:value-type="currency" office:currency="EUR" office:value="23395.93104995">
            <text:p>23.395,93 €</text:p>
          </table:table-cell>
          <table:table-cell table:formula="of:=[.JV22]*EXP(LN(1+[.$F$2]-[.$H$2]^2/2))*EXP(NORMINV(RAND();0;[.$H$2]))" office:value-type="currency" office:currency="EUR" office:value="21475.9715795435">
            <text:p>21.475,97 €</text:p>
          </table:table-cell>
          <table:table-cell table:formula="of:=[.JW22]*EXP(LN(1+[.$F$2]-[.$H$2]^2/2))*EXP(NORMINV(RAND();0;[.$H$2]))" office:value-type="currency" office:currency="EUR" office:value="10347.6401315834">
            <text:p>10.347,64 €</text:p>
          </table:table-cell>
          <table:table-cell table:formula="of:=[.JX22]*EXP(LN(1+[.$F$2]-[.$H$2]^2/2))*EXP(NORMINV(RAND();0;[.$H$2]))" office:value-type="currency" office:currency="EUR" office:value="23398.8872404713">
            <text:p>23.398,89 €</text:p>
          </table:table-cell>
          <table:table-cell table:formula="of:=[.JY22]*EXP(LN(1+[.$F$2]-[.$H$2]^2/2))*EXP(NORMINV(RAND();0;[.$H$2]))" office:value-type="currency" office:currency="EUR" office:value="11800.121905491">
            <text:p>11.800,12 €</text:p>
          </table:table-cell>
          <table:table-cell table:formula="of:=[.JZ22]*EXP(LN(1+[.$F$2]-[.$H$2]^2/2))*EXP(NORMINV(RAND();0;[.$H$2]))" office:value-type="currency" office:currency="EUR" office:value="28966.910970394">
            <text:p>28.966,91 €</text:p>
          </table:table-cell>
          <table:table-cell table:formula="of:=[.KA22]*EXP(LN(1+[.$F$2]-[.$H$2]^2/2))*EXP(NORMINV(RAND();0;[.$H$2]))" office:value-type="currency" office:currency="EUR" office:value="4811.65715984481">
            <text:p>4.811,66 €</text:p>
          </table:table-cell>
          <table:table-cell table:formula="of:=[.KB22]*EXP(LN(1+[.$F$2]-[.$H$2]^2/2))*EXP(NORMINV(RAND();0;[.$H$2]))" office:value-type="currency" office:currency="EUR" office:value="43691.1009705041">
            <text:p>43.691,10 €</text:p>
          </table:table-cell>
          <table:table-cell table:formula="of:=[.KC22]*EXP(LN(1+[.$F$2]-[.$H$2]^2/2))*EXP(NORMINV(RAND();0;[.$H$2]))" office:value-type="currency" office:currency="EUR" office:value="22582.5824663808">
            <text:p>22.582,58 €</text:p>
          </table:table-cell>
          <table:table-cell table:formula="of:=[.KD22]*EXP(LN(1+[.$F$2]-[.$H$2]^2/2))*EXP(NORMINV(RAND();0;[.$H$2]))" office:value-type="currency" office:currency="EUR" office:value="32456.9114309214">
            <text:p>32.456,91 €</text:p>
          </table:table-cell>
          <table:table-cell table:formula="of:=[.KE22]*EXP(LN(1+[.$F$2]-[.$H$2]^2/2))*EXP(NORMINV(RAND();0;[.$H$2]))" office:value-type="currency" office:currency="EUR" office:value="59245.9111050385">
            <text:p>59.245,91 €</text:p>
          </table:table-cell>
          <table:table-cell table:formula="of:=[.KF22]*EXP(LN(1+[.$F$2]-[.$H$2]^2/2))*EXP(NORMINV(RAND();0;[.$H$2]))" office:value-type="currency" office:currency="EUR" office:value="14702.4847102425">
            <text:p>14.702,48 €</text:p>
          </table:table-cell>
          <table:table-cell table:formula="of:=[.KG22]*EXP(LN(1+[.$F$2]-[.$H$2]^2/2))*EXP(NORMINV(RAND();0;[.$H$2]))" office:value-type="currency" office:currency="EUR" office:value="36876.8599307045">
            <text:p>36.876,86 €</text:p>
          </table:table-cell>
          <table:table-cell table:formula="of:=[.KH22]*EXP(LN(1+[.$F$2]-[.$H$2]^2/2))*EXP(NORMINV(RAND();0;[.$H$2]))" office:value-type="currency" office:currency="EUR" office:value="25761.2187160744">
            <text:p>25.761,22 €</text:p>
          </table:table-cell>
          <table:table-cell table:formula="of:=[.KI22]*EXP(LN(1+[.$F$2]-[.$H$2]^2/2))*EXP(NORMINV(RAND();0;[.$H$2]))" office:value-type="currency" office:currency="EUR" office:value="9171.95367281021">
            <text:p>9.171,95 €</text:p>
          </table:table-cell>
          <table:table-cell table:formula="of:=[.KJ22]*EXP(LN(1+[.$F$2]-[.$H$2]^2/2))*EXP(NORMINV(RAND();0;[.$H$2]))" office:value-type="currency" office:currency="EUR" office:value="125344.702376908">
            <text:p>125.344,70 €</text:p>
          </table:table-cell>
          <table:table-cell table:formula="of:=[.KK22]*EXP(LN(1+[.$F$2]-[.$H$2]^2/2))*EXP(NORMINV(RAND();0;[.$H$2]))" office:value-type="currency" office:currency="EUR" office:value="351080.431615384">
            <text:p>351.080,43 €</text:p>
          </table:table-cell>
          <table:table-cell table:formula="of:=[.KL22]*EXP(LN(1+[.$F$2]-[.$H$2]^2/2))*EXP(NORMINV(RAND();0;[.$H$2]))" office:value-type="currency" office:currency="EUR" office:value="30229.0312440115">
            <text:p>30.229,03 €</text:p>
          </table:table-cell>
          <table:table-cell table:formula="of:=[.KM22]*EXP(LN(1+[.$F$2]-[.$H$2]^2/2))*EXP(NORMINV(RAND();0;[.$H$2]))" office:value-type="currency" office:currency="EUR" office:value="22056.3148801555">
            <text:p>22.056,31 €</text:p>
          </table:table-cell>
          <table:table-cell table:formula="of:=[.KN22]*EXP(LN(1+[.$F$2]-[.$H$2]^2/2))*EXP(NORMINV(RAND();0;[.$H$2]))" office:value-type="currency" office:currency="EUR" office:value="31792.948323498">
            <text:p>31.792,95 €</text:p>
          </table:table-cell>
          <table:table-cell table:formula="of:=[.KO22]*EXP(LN(1+[.$F$2]-[.$H$2]^2/2))*EXP(NORMINV(RAND();0;[.$H$2]))" office:value-type="currency" office:currency="EUR" office:value="8036.09246719076">
            <text:p>8.036,09 €</text:p>
          </table:table-cell>
          <table:table-cell table:formula="of:=[.KP22]*EXP(LN(1+[.$F$2]-[.$H$2]^2/2))*EXP(NORMINV(RAND();0;[.$H$2]))" office:value-type="currency" office:currency="EUR" office:value="13541.0590397677">
            <text:p>13.541,06 €</text:p>
          </table:table-cell>
          <table:table-cell table:formula="of:=[.KQ22]*EXP(LN(1+[.$F$2]-[.$H$2]^2/2))*EXP(NORMINV(RAND();0;[.$H$2]))" office:value-type="currency" office:currency="EUR" office:value="9930.40070690967">
            <text:p>9.930,40 €</text:p>
          </table:table-cell>
          <table:table-cell table:formula="of:=[.KR22]*EXP(LN(1+[.$F$2]-[.$H$2]^2/2))*EXP(NORMINV(RAND();0;[.$H$2]))" office:value-type="currency" office:currency="EUR" office:value="3807.1835081798">
            <text:p>3.807,18 €</text:p>
          </table:table-cell>
          <table:table-cell table:formula="of:=[.KS22]*EXP(LN(1+[.$F$2]-[.$H$2]^2/2))*EXP(NORMINV(RAND();0;[.$H$2]))" office:value-type="currency" office:currency="EUR" office:value="30269.8430328274">
            <text:p>30.269,84 €</text:p>
          </table:table-cell>
          <table:table-cell table:formula="of:=[.KT22]*EXP(LN(1+[.$F$2]-[.$H$2]^2/2))*EXP(NORMINV(RAND();0;[.$H$2]))" office:value-type="currency" office:currency="EUR" office:value="34243.8718093355">
            <text:p>34.243,87 €</text:p>
          </table:table-cell>
          <table:table-cell table:formula="of:=[.KU22]*EXP(LN(1+[.$F$2]-[.$H$2]^2/2))*EXP(NORMINV(RAND();0;[.$H$2]))" office:value-type="currency" office:currency="EUR" office:value="37728.1739539828">
            <text:p>37.728,17 €</text:p>
          </table:table-cell>
          <table:table-cell table:formula="of:=[.KV22]*EXP(LN(1+[.$F$2]-[.$H$2]^2/2))*EXP(NORMINV(RAND();0;[.$H$2]))" office:value-type="currency" office:currency="EUR" office:value="15385.2011753491">
            <text:p>15.385,20 €</text:p>
          </table:table-cell>
          <table:table-cell table:formula="of:=[.KW22]*EXP(LN(1+[.$F$2]-[.$H$2]^2/2))*EXP(NORMINV(RAND();0;[.$H$2]))" office:value-type="currency" office:currency="EUR" office:value="12298.8541082635">
            <text:p>12.298,85 €</text:p>
          </table:table-cell>
          <table:table-cell table:formula="of:=[.KX22]*EXP(LN(1+[.$F$2]-[.$H$2]^2/2))*EXP(NORMINV(RAND();0;[.$H$2]))" office:value-type="currency" office:currency="EUR" office:value="46139.6781549315">
            <text:p>46.139,68 €</text:p>
          </table:table-cell>
          <table:table-cell table:formula="of:=[.KY22]*EXP(LN(1+[.$F$2]-[.$H$2]^2/2))*EXP(NORMINV(RAND();0;[.$H$2]))" office:value-type="currency" office:currency="EUR" office:value="32883.8476798344">
            <text:p>32.883,85 €</text:p>
          </table:table-cell>
          <table:table-cell table:formula="of:=[.KZ22]*EXP(LN(1+[.$F$2]-[.$H$2]^2/2))*EXP(NORMINV(RAND();0;[.$H$2]))" office:value-type="currency" office:currency="EUR" office:value="23870.1272930059">
            <text:p>23.870,13 €</text:p>
          </table:table-cell>
          <table:table-cell table:formula="of:=[.LA22]*EXP(LN(1+[.$F$2]-[.$H$2]^2/2))*EXP(NORMINV(RAND();0;[.$H$2]))" office:value-type="currency" office:currency="EUR" office:value="44942.0623020151">
            <text:p>44.942,06 €</text:p>
          </table:table-cell>
          <table:table-cell table:formula="of:=[.LB22]*EXP(LN(1+[.$F$2]-[.$H$2]^2/2))*EXP(NORMINV(RAND();0;[.$H$2]))" office:value-type="currency" office:currency="EUR" office:value="15767.6192626449">
            <text:p>15.767,62 €</text:p>
          </table:table-cell>
          <table:table-cell table:formula="of:=[.LC22]*EXP(LN(1+[.$F$2]-[.$H$2]^2/2))*EXP(NORMINV(RAND();0;[.$H$2]))" office:value-type="currency" office:currency="EUR" office:value="13229.1074585413">
            <text:p>13.229,11 €</text:p>
          </table:table-cell>
          <table:table-cell table:formula="of:=[.LD22]*EXP(LN(1+[.$F$2]-[.$H$2]^2/2))*EXP(NORMINV(RAND();0;[.$H$2]))" office:value-type="currency" office:currency="EUR" office:value="93502.8148315443">
            <text:p>93.502,81 €</text:p>
          </table:table-cell>
          <table:table-cell table:formula="of:=[.LE22]*EXP(LN(1+[.$F$2]-[.$H$2]^2/2))*EXP(NORMINV(RAND();0;[.$H$2]))" office:value-type="currency" office:currency="EUR" office:value="23983.1612910521">
            <text:p>23.983,16 €</text:p>
          </table:table-cell>
          <table:table-cell table:formula="of:=[.LF22]*EXP(LN(1+[.$F$2]-[.$H$2]^2/2))*EXP(NORMINV(RAND();0;[.$H$2]))" office:value-type="currency" office:currency="EUR" office:value="31280.6386018841">
            <text:p>31.280,64 €</text:p>
          </table:table-cell>
          <table:table-cell table:formula="of:=[.LG22]*EXP(LN(1+[.$F$2]-[.$H$2]^2/2))*EXP(NORMINV(RAND();0;[.$H$2]))" office:value-type="currency" office:currency="EUR" office:value="21513.4631327977">
            <text:p>21.513,46 €</text:p>
          </table:table-cell>
          <table:table-cell table:formula="of:=[.LH22]*EXP(LN(1+[.$F$2]-[.$H$2]^2/2))*EXP(NORMINV(RAND();0;[.$H$2]))" office:value-type="currency" office:currency="EUR" office:value="61687.3568825427">
            <text:p>61.687,36 €</text:p>
          </table:table-cell>
          <table:table-cell table:formula="of:=[.LI22]*EXP(LN(1+[.$F$2]-[.$H$2]^2/2))*EXP(NORMINV(RAND();0;[.$H$2]))" office:value-type="currency" office:currency="EUR" office:value="38974.6288587768">
            <text:p>38.974,63 €</text:p>
          </table:table-cell>
          <table:table-cell table:formula="of:=[.LJ22]*EXP(LN(1+[.$F$2]-[.$H$2]^2/2))*EXP(NORMINV(RAND();0;[.$H$2]))" office:value-type="currency" office:currency="EUR" office:value="7673.59810506755">
            <text:p>7.673,60 €</text:p>
          </table:table-cell>
          <table:table-cell table:formula="of:=[.LK22]*EXP(LN(1+[.$F$2]-[.$H$2]^2/2))*EXP(NORMINV(RAND();0;[.$H$2]))" office:value-type="currency" office:currency="EUR" office:value="15027.4765206398">
            <text:p>15.027,48 €</text:p>
          </table:table-cell>
          <table:table-cell table:formula="of:=[.LL22]*EXP(LN(1+[.$F$2]-[.$H$2]^2/2))*EXP(NORMINV(RAND();0;[.$H$2]))" office:value-type="currency" office:currency="EUR" office:value="9995.09759701968">
            <text:p>9.995,10 €</text:p>
          </table:table-cell>
          <table:table-cell table:formula="of:=[.LM22]*EXP(LN(1+[.$F$2]-[.$H$2]^2/2))*EXP(NORMINV(RAND();0;[.$H$2]))" office:value-type="currency" office:currency="EUR" office:value="7330.09005103958">
            <text:p>7.330,09 €</text:p>
          </table:table-cell>
          <table:table-cell table:formula="of:=[.LN22]*EXP(LN(1+[.$F$2]-[.$H$2]^2/2))*EXP(NORMINV(RAND();0;[.$H$2]))" office:value-type="currency" office:currency="EUR" office:value="2320.92149975839">
            <text:p>2.320,92 €</text:p>
          </table:table-cell>
          <table:table-cell table:formula="of:=[.LO22]*EXP(LN(1+[.$F$2]-[.$H$2]^2/2))*EXP(NORMINV(RAND();0;[.$H$2]))" office:value-type="currency" office:currency="EUR" office:value="8094.07828008283">
            <text:p>8.094,08 €</text:p>
          </table:table-cell>
          <table:table-cell table:formula="of:=[.LP22]*EXP(LN(1+[.$F$2]-[.$H$2]^2/2))*EXP(NORMINV(RAND();0;[.$H$2]))" office:value-type="currency" office:currency="EUR" office:value="31905.5559480398">
            <text:p>31.905,56 €</text:p>
          </table:table-cell>
          <table:table-cell table:formula="of:=[.LQ22]*EXP(LN(1+[.$F$2]-[.$H$2]^2/2))*EXP(NORMINV(RAND();0;[.$H$2]))" office:value-type="currency" office:currency="EUR" office:value="4926.5678077721">
            <text:p>4.926,57 €</text:p>
          </table:table-cell>
          <table:table-cell table:formula="of:=[.LR22]*EXP(LN(1+[.$F$2]-[.$H$2]^2/2))*EXP(NORMINV(RAND();0;[.$H$2]))" office:value-type="currency" office:currency="EUR" office:value="25104.7589150612">
            <text:p>25.104,76 €</text:p>
          </table:table-cell>
          <table:table-cell table:formula="of:=[.LS22]*EXP(LN(1+[.$F$2]-[.$H$2]^2/2))*EXP(NORMINV(RAND();0;[.$H$2]))" office:value-type="currency" office:currency="EUR" office:value="20078.6037646146">
            <text:p>20.078,60 €</text:p>
          </table:table-cell>
          <table:table-cell table:formula="of:=[.LT22]*EXP(LN(1+[.$F$2]-[.$H$2]^2/2))*EXP(NORMINV(RAND();0;[.$H$2]))" office:value-type="currency" office:currency="EUR" office:value="40521.0239730418">
            <text:p>40.521,02 €</text:p>
          </table:table-cell>
          <table:table-cell table:formula="of:=[.LU22]*EXP(LN(1+[.$F$2]-[.$H$2]^2/2))*EXP(NORMINV(RAND();0;[.$H$2]))" office:value-type="currency" office:currency="EUR" office:value="60125.1474460897">
            <text:p>60.125,15 €</text:p>
          </table:table-cell>
          <table:table-cell table:formula="of:=[.LV22]*EXP(LN(1+[.$F$2]-[.$H$2]^2/2))*EXP(NORMINV(RAND();0;[.$H$2]))" office:value-type="currency" office:currency="EUR" office:value="33382.0459149934">
            <text:p>33.382,05 €</text:p>
          </table:table-cell>
          <table:table-cell table:formula="of:=[.LW22]*EXP(LN(1+[.$F$2]-[.$H$2]^2/2))*EXP(NORMINV(RAND();0;[.$H$2]))" office:value-type="currency" office:currency="EUR" office:value="42613.5423054793">
            <text:p>42.613,54 €</text:p>
          </table:table-cell>
          <table:table-cell table:formula="of:=[.LX22]*EXP(LN(1+[.$F$2]-[.$H$2]^2/2))*EXP(NORMINV(RAND();0;[.$H$2]))" office:value-type="currency" office:currency="EUR" office:value="23241.4235505992">
            <text:p>23.241,42 €</text:p>
          </table:table-cell>
          <table:table-cell table:formula="of:=[.LY22]*EXP(LN(1+[.$F$2]-[.$H$2]^2/2))*EXP(NORMINV(RAND();0;[.$H$2]))" office:value-type="currency" office:currency="EUR" office:value="72164.8401899306">
            <text:p>72.164,84 €</text:p>
          </table:table-cell>
          <table:table-cell table:formula="of:=[.LZ22]*EXP(LN(1+[.$F$2]-[.$H$2]^2/2))*EXP(NORMINV(RAND();0;[.$H$2]))" office:value-type="currency" office:currency="EUR" office:value="54024.5790820792">
            <text:p>54.024,58 €</text:p>
          </table:table-cell>
          <table:table-cell table:formula="of:=[.MA22]*EXP(LN(1+[.$F$2]-[.$H$2]^2/2))*EXP(NORMINV(RAND();0;[.$H$2]))" office:value-type="currency" office:currency="EUR" office:value="27240.1819264502">
            <text:p>27.240,18 €</text:p>
          </table:table-cell>
          <table:table-cell table:formula="of:=[.MB22]*EXP(LN(1+[.$F$2]-[.$H$2]^2/2))*EXP(NORMINV(RAND();0;[.$H$2]))" office:value-type="currency" office:currency="EUR" office:value="24090.4120494224">
            <text:p>24.090,41 €</text:p>
          </table:table-cell>
          <table:table-cell table:formula="of:=[.MC22]*EXP(LN(1+[.$F$2]-[.$H$2]^2/2))*EXP(NORMINV(RAND();0;[.$H$2]))" office:value-type="currency" office:currency="EUR" office:value="69246.8931750503">
            <text:p>69.246,89 €</text:p>
          </table:table-cell>
          <table:table-cell table:formula="of:=[.MD22]*EXP(LN(1+[.$F$2]-[.$H$2]^2/2))*EXP(NORMINV(RAND();0;[.$H$2]))" office:value-type="currency" office:currency="EUR" office:value="61411.2540705645">
            <text:p>61.411,25 €</text:p>
          </table:table-cell>
          <table:table-cell table:formula="of:=[.ME22]*EXP(LN(1+[.$F$2]-[.$H$2]^2/2))*EXP(NORMINV(RAND();0;[.$H$2]))" office:value-type="currency" office:currency="EUR" office:value="16849.6109327995">
            <text:p>16.849,61 €</text:p>
          </table:table-cell>
          <table:table-cell table:formula="of:=[.MF22]*EXP(LN(1+[.$F$2]-[.$H$2]^2/2))*EXP(NORMINV(RAND();0;[.$H$2]))" office:value-type="currency" office:currency="EUR" office:value="5576.15631851504">
            <text:p>5.576,16 €</text:p>
          </table:table-cell>
          <table:table-cell table:formula="of:=[.MG22]*EXP(LN(1+[.$F$2]-[.$H$2]^2/2))*EXP(NORMINV(RAND();0;[.$H$2]))" office:value-type="currency" office:currency="EUR" office:value="18271.3876849831">
            <text:p>18.271,39 €</text:p>
          </table:table-cell>
          <table:table-cell table:formula="of:=[.MH22]*EXP(LN(1+[.$F$2]-[.$H$2]^2/2))*EXP(NORMINV(RAND();0;[.$H$2]))" office:value-type="currency" office:currency="EUR" office:value="7406.2690098837">
            <text:p>7.406,27 €</text:p>
          </table:table-cell>
          <table:table-cell table:formula="of:=[.MI22]*EXP(LN(1+[.$F$2]-[.$H$2]^2/2))*EXP(NORMINV(RAND();0;[.$H$2]))" office:value-type="currency" office:currency="EUR" office:value="53341.4328236329">
            <text:p>53.341,43 €</text:p>
          </table:table-cell>
          <table:table-cell table:formula="of:=[.MJ22]*EXP(LN(1+[.$F$2]-[.$H$2]^2/2))*EXP(NORMINV(RAND();0;[.$H$2]))" office:value-type="currency" office:currency="EUR" office:value="53641.8600465248">
            <text:p>53.641,86 €</text:p>
          </table:table-cell>
          <table:table-cell table:formula="of:=[.MK22]*EXP(LN(1+[.$F$2]-[.$H$2]^2/2))*EXP(NORMINV(RAND();0;[.$H$2]))" office:value-type="currency" office:currency="EUR" office:value="85203.7381087954">
            <text:p>85.203,74 €</text:p>
          </table:table-cell>
          <table:table-cell table:formula="of:=[.ML22]*EXP(LN(1+[.$F$2]-[.$H$2]^2/2))*EXP(NORMINV(RAND();0;[.$H$2]))" office:value-type="currency" office:currency="EUR" office:value="57708.2980871791">
            <text:p>57.708,30 €</text:p>
          </table:table-cell>
          <table:table-cell table:formula="of:=[.MM22]*EXP(LN(1+[.$F$2]-[.$H$2]^2/2))*EXP(NORMINV(RAND();0;[.$H$2]))" office:value-type="currency" office:currency="EUR" office:value="7557.68203483812">
            <text:p>7.557,68 €</text:p>
          </table:table-cell>
          <table:table-cell table:formula="of:=[.MN22]*EXP(LN(1+[.$F$2]-[.$H$2]^2/2))*EXP(NORMINV(RAND();0;[.$H$2]))" office:value-type="currency" office:currency="EUR" office:value="28552.7396416321">
            <text:p>28.552,74 €</text:p>
          </table:table-cell>
          <table:table-cell table:formula="of:=[.MO22]*EXP(LN(1+[.$F$2]-[.$H$2]^2/2))*EXP(NORMINV(RAND();0;[.$H$2]))" office:value-type="currency" office:currency="EUR" office:value="7796.34378915749">
            <text:p>7.796,34 €</text:p>
          </table:table-cell>
          <table:table-cell table:formula="of:=[.MP22]*EXP(LN(1+[.$F$2]-[.$H$2]^2/2))*EXP(NORMINV(RAND();0;[.$H$2]))" office:value-type="currency" office:currency="EUR" office:value="174433.197653929">
            <text:p>174.433,20 €</text:p>
          </table:table-cell>
          <table:table-cell table:formula="of:=[.MQ22]*EXP(LN(1+[.$F$2]-[.$H$2]^2/2))*EXP(NORMINV(RAND();0;[.$H$2]))" office:value-type="currency" office:currency="EUR" office:value="52951.0586870905">
            <text:p>52.951,06 €</text:p>
          </table:table-cell>
          <table:table-cell table:formula="of:=[.MR22]*EXP(LN(1+[.$F$2]-[.$H$2]^2/2))*EXP(NORMINV(RAND();0;[.$H$2]))" office:value-type="currency" office:currency="EUR" office:value="3670.95508418611">
            <text:p>3.670,96 €</text:p>
          </table:table-cell>
          <table:table-cell table:formula="of:=[.MS22]*EXP(LN(1+[.$F$2]-[.$H$2]^2/2))*EXP(NORMINV(RAND();0;[.$H$2]))" office:value-type="currency" office:currency="EUR" office:value="5691.96846279203">
            <text:p>5.691,97 €</text:p>
          </table:table-cell>
          <table:table-cell table:formula="of:=[.MT22]*EXP(LN(1+[.$F$2]-[.$H$2]^2/2))*EXP(NORMINV(RAND();0;[.$H$2]))" office:value-type="currency" office:currency="EUR" office:value="10377.2129728462">
            <text:p>10.377,21 €</text:p>
          </table:table-cell>
          <table:table-cell table:formula="of:=[.MU22]*EXP(LN(1+[.$F$2]-[.$H$2]^2/2))*EXP(NORMINV(RAND();0;[.$H$2]))" office:value-type="currency" office:currency="EUR" office:value="34578.003519877">
            <text:p>34.578,00 €</text:p>
          </table:table-cell>
          <table:table-cell table:formula="of:=[.MV22]*EXP(LN(1+[.$F$2]-[.$H$2]^2/2))*EXP(NORMINV(RAND();0;[.$H$2]))" office:value-type="currency" office:currency="EUR" office:value="11359.4047550653">
            <text:p>11.359,40 €</text:p>
          </table:table-cell>
          <table:table-cell table:formula="of:=[.MW22]*EXP(LN(1+[.$F$2]-[.$H$2]^2/2))*EXP(NORMINV(RAND();0;[.$H$2]))" office:value-type="currency" office:currency="EUR" office:value="10758.0721540973">
            <text:p>10.758,07 €</text:p>
          </table:table-cell>
          <table:table-cell table:formula="of:=[.MX22]*EXP(LN(1+[.$F$2]-[.$H$2]^2/2))*EXP(NORMINV(RAND();0;[.$H$2]))" office:value-type="currency" office:currency="EUR" office:value="16538.7430909448">
            <text:p>16.538,74 €</text:p>
          </table:table-cell>
          <table:table-cell table:formula="of:=[.MY22]*EXP(LN(1+[.$F$2]-[.$H$2]^2/2))*EXP(NORMINV(RAND();0;[.$H$2]))" office:value-type="currency" office:currency="EUR" office:value="191831.390341136">
            <text:p>191.831,39 €</text:p>
          </table:table-cell>
          <table:table-cell table:formula="of:=[.MZ22]*EXP(LN(1+[.$F$2]-[.$H$2]^2/2))*EXP(NORMINV(RAND();0;[.$H$2]))" office:value-type="currency" office:currency="EUR" office:value="50997.1516945991">
            <text:p>50.997,15 €</text:p>
          </table:table-cell>
          <table:table-cell table:formula="of:=[.NA22]*EXP(LN(1+[.$F$2]-[.$H$2]^2/2))*EXP(NORMINV(RAND();0;[.$H$2]))" office:value-type="currency" office:currency="EUR" office:value="29751.3913791442">
            <text:p>29.751,39 €</text:p>
          </table:table-cell>
          <table:table-cell table:formula="of:=[.NB22]*EXP(LN(1+[.$F$2]-[.$H$2]^2/2))*EXP(NORMINV(RAND();0;[.$H$2]))" office:value-type="currency" office:currency="EUR" office:value="140146.626862734">
            <text:p>140.146,63 €</text:p>
          </table:table-cell>
          <table:table-cell table:formula="of:=[.NC22]*EXP(LN(1+[.$F$2]-[.$H$2]^2/2))*EXP(NORMINV(RAND();0;[.$H$2]))" office:value-type="currency" office:currency="EUR" office:value="24328.5070418207">
            <text:p>24.328,51 €</text:p>
          </table:table-cell>
          <table:table-cell table:formula="of:=[.ND22]*EXP(LN(1+[.$F$2]-[.$H$2]^2/2))*EXP(NORMINV(RAND();0;[.$H$2]))" office:value-type="currency" office:currency="EUR" office:value="22891.145513672">
            <text:p>22.891,15 €</text:p>
          </table:table-cell>
          <table:table-cell table:formula="of:=[.NE22]*EXP(LN(1+[.$F$2]-[.$H$2]^2/2))*EXP(NORMINV(RAND();0;[.$H$2]))" office:value-type="currency" office:currency="EUR" office:value="5542.03947682146">
            <text:p>5.542,04 €</text:p>
          </table:table-cell>
          <table:table-cell table:formula="of:=[.NF22]*EXP(LN(1+[.$F$2]-[.$H$2]^2/2))*EXP(NORMINV(RAND();0;[.$H$2]))" office:value-type="currency" office:currency="EUR" office:value="6348.72717748057">
            <text:p>6.348,73 €</text:p>
          </table:table-cell>
          <table:table-cell table:formula="of:=[.NG22]*EXP(LN(1+[.$F$2]-[.$H$2]^2/2))*EXP(NORMINV(RAND();0;[.$H$2]))" office:value-type="currency" office:currency="EUR" office:value="10933.6439719911">
            <text:p>10.933,64 €</text:p>
          </table:table-cell>
          <table:table-cell table:formula="of:=[.NH22]*EXP(LN(1+[.$F$2]-[.$H$2]^2/2))*EXP(NORMINV(RAND();0;[.$H$2]))" office:value-type="currency" office:currency="EUR" office:value="25074.6798201854">
            <text:p>25.074,68 €</text:p>
          </table:table-cell>
          <table:table-cell table:formula="of:=[.NI22]*EXP(LN(1+[.$F$2]-[.$H$2]^2/2))*EXP(NORMINV(RAND();0;[.$H$2]))" office:value-type="currency" office:currency="EUR" office:value="11598.4552085674">
            <text:p>11.598,46 €</text:p>
          </table:table-cell>
          <table:table-cell table:formula="of:=[.NJ22]*EXP(LN(1+[.$F$2]-[.$H$2]^2/2))*EXP(NORMINV(RAND();0;[.$H$2]))" office:value-type="currency" office:currency="EUR" office:value="32218.0001335898">
            <text:p>32.218,00 €</text:p>
          </table:table-cell>
          <table:table-cell table:formula="of:=[.NK22]*EXP(LN(1+[.$F$2]-[.$H$2]^2/2))*EXP(NORMINV(RAND();0;[.$H$2]))" office:value-type="currency" office:currency="EUR" office:value="33206.9810707794">
            <text:p>33.206,98 €</text:p>
          </table:table-cell>
          <table:table-cell table:formula="of:=[.NL22]*EXP(LN(1+[.$F$2]-[.$H$2]^2/2))*EXP(NORMINV(RAND();0;[.$H$2]))" office:value-type="currency" office:currency="EUR" office:value="15676.6204691335">
            <text:p>15.676,62 €</text:p>
          </table:table-cell>
          <table:table-cell table:formula="of:=[.NM22]*EXP(LN(1+[.$F$2]-[.$H$2]^2/2))*EXP(NORMINV(RAND();0;[.$H$2]))" office:value-type="currency" office:currency="EUR" office:value="3344.65760299933">
            <text:p>3.344,66 €</text:p>
          </table:table-cell>
          <table:table-cell table:formula="of:=[.NN22]*EXP(LN(1+[.$F$2]-[.$H$2]^2/2))*EXP(NORMINV(RAND();0;[.$H$2]))" office:value-type="currency" office:currency="EUR" office:value="15700.1478783338">
            <text:p>15.700,15 €</text:p>
          </table:table-cell>
          <table:table-cell table:formula="of:=[.NO22]*EXP(LN(1+[.$F$2]-[.$H$2]^2/2))*EXP(NORMINV(RAND();0;[.$H$2]))" office:value-type="currency" office:currency="EUR" office:value="2309.58296709182">
            <text:p>2.309,58 €</text:p>
          </table:table-cell>
          <table:table-cell table:formula="of:=[.NP22]*EXP(LN(1+[.$F$2]-[.$H$2]^2/2))*EXP(NORMINV(RAND();0;[.$H$2]))" office:value-type="currency" office:currency="EUR" office:value="8445.80898802235">
            <text:p>8.445,81 €</text:p>
          </table:table-cell>
          <table:table-cell table:formula="of:=[.NQ22]*EXP(LN(1+[.$F$2]-[.$H$2]^2/2))*EXP(NORMINV(RAND();0;[.$H$2]))" office:value-type="currency" office:currency="EUR" office:value="34618.4211136925">
            <text:p>34.618,42 €</text:p>
          </table:table-cell>
          <table:table-cell table:formula="of:=[.NR22]*EXP(LN(1+[.$F$2]-[.$H$2]^2/2))*EXP(NORMINV(RAND();0;[.$H$2]))" office:value-type="currency" office:currency="EUR" office:value="66552.9955220633">
            <text:p>66.553,00 €</text:p>
          </table:table-cell>
          <table:table-cell table:formula="of:=[.NS22]*EXP(LN(1+[.$F$2]-[.$H$2]^2/2))*EXP(NORMINV(RAND();0;[.$H$2]))" office:value-type="currency" office:currency="EUR" office:value="46162.9661838895">
            <text:p>46.162,97 €</text:p>
          </table:table-cell>
          <table:table-cell table:formula="of:=[.NT22]*EXP(LN(1+[.$F$2]-[.$H$2]^2/2))*EXP(NORMINV(RAND();0;[.$H$2]))" office:value-type="currency" office:currency="EUR" office:value="16534.464221312">
            <text:p>16.534,46 €</text:p>
          </table:table-cell>
          <table:table-cell table:formula="of:=[.NU22]*EXP(LN(1+[.$F$2]-[.$H$2]^2/2))*EXP(NORMINV(RAND();0;[.$H$2]))" office:value-type="currency" office:currency="EUR" office:value="30179.3506256712">
            <text:p>30.179,35 €</text:p>
          </table:table-cell>
          <table:table-cell table:formula="of:=[.NV22]*EXP(LN(1+[.$F$2]-[.$H$2]^2/2))*EXP(NORMINV(RAND();0;[.$H$2]))" office:value-type="currency" office:currency="EUR" office:value="30171.5808776622">
            <text:p>30.171,58 €</text:p>
          </table:table-cell>
          <table:table-cell table:formula="of:=[.NW22]*EXP(LN(1+[.$F$2]-[.$H$2]^2/2))*EXP(NORMINV(RAND();0;[.$H$2]))" office:value-type="currency" office:currency="EUR" office:value="30766.3339924706">
            <text:p>30.766,33 €</text:p>
          </table:table-cell>
          <table:table-cell table:formula="of:=[.NX22]*EXP(LN(1+[.$F$2]-[.$H$2]^2/2))*EXP(NORMINV(RAND();0;[.$H$2]))" office:value-type="currency" office:currency="EUR" office:value="5432.98334331178">
            <text:p>5.432,98 €</text:p>
          </table:table-cell>
          <table:table-cell table:formula="of:=[.NY22]*EXP(LN(1+[.$F$2]-[.$H$2]^2/2))*EXP(NORMINV(RAND();0;[.$H$2]))" office:value-type="currency" office:currency="EUR" office:value="38817.6313756735">
            <text:p>38.817,63 €</text:p>
          </table:table-cell>
          <table:table-cell table:formula="of:=[.NZ22]*EXP(LN(1+[.$F$2]-[.$H$2]^2/2))*EXP(NORMINV(RAND();0;[.$H$2]))" office:value-type="currency" office:currency="EUR" office:value="23887.9622644875">
            <text:p>23.887,96 €</text:p>
          </table:table-cell>
          <table:table-cell table:formula="of:=[.OA22]*EXP(LN(1+[.$F$2]-[.$H$2]^2/2))*EXP(NORMINV(RAND();0;[.$H$2]))" office:value-type="currency" office:currency="EUR" office:value="27816.1619244724">
            <text:p>27.816,16 €</text:p>
          </table:table-cell>
          <table:table-cell table:formula="of:=[.OB22]*EXP(LN(1+[.$F$2]-[.$H$2]^2/2))*EXP(NORMINV(RAND();0;[.$H$2]))" office:value-type="currency" office:currency="EUR" office:value="33317.0628956903">
            <text:p>33.317,06 €</text:p>
          </table:table-cell>
          <table:table-cell table:formula="of:=[.OC22]*EXP(LN(1+[.$F$2]-[.$H$2]^2/2))*EXP(NORMINV(RAND();0;[.$H$2]))" office:value-type="currency" office:currency="EUR" office:value="28521.6880564503">
            <text:p>28.521,69 €</text:p>
          </table:table-cell>
          <table:table-cell table:formula="of:=[.OD22]*EXP(LN(1+[.$F$2]-[.$H$2]^2/2))*EXP(NORMINV(RAND();0;[.$H$2]))" office:value-type="currency" office:currency="EUR" office:value="19644.7571159062">
            <text:p>19.644,76 €</text:p>
          </table:table-cell>
          <table:table-cell table:formula="of:=[.OE22]*EXP(LN(1+[.$F$2]-[.$H$2]^2/2))*EXP(NORMINV(RAND();0;[.$H$2]))" office:value-type="currency" office:currency="EUR" office:value="43953.3825174309">
            <text:p>43.953,38 €</text:p>
          </table:table-cell>
          <table:table-cell table:formula="of:=[.OF22]*EXP(LN(1+[.$F$2]-[.$H$2]^2/2))*EXP(NORMINV(RAND();0;[.$H$2]))" office:value-type="currency" office:currency="EUR" office:value="15247.8681633905">
            <text:p>15.247,87 €</text:p>
          </table:table-cell>
          <table:table-cell table:formula="of:=[.OG22]*EXP(LN(1+[.$F$2]-[.$H$2]^2/2))*EXP(NORMINV(RAND();0;[.$H$2]))" office:value-type="currency" office:currency="EUR" office:value="8612.52216363699">
            <text:p>8.612,52 €</text:p>
          </table:table-cell>
          <table:table-cell table:formula="of:=[.OH22]*EXP(LN(1+[.$F$2]-[.$H$2]^2/2))*EXP(NORMINV(RAND();0;[.$H$2]))" office:value-type="currency" office:currency="EUR" office:value="19937.1967692581">
            <text:p>19.937,20 €</text:p>
          </table:table-cell>
          <table:table-cell table:formula="of:=[.OI22]*EXP(LN(1+[.$F$2]-[.$H$2]^2/2))*EXP(NORMINV(RAND();0;[.$H$2]))" office:value-type="currency" office:currency="EUR" office:value="8112.37332122391">
            <text:p>8.112,37 €</text:p>
          </table:table-cell>
          <table:table-cell table:formula="of:=[.OJ22]*EXP(LN(1+[.$F$2]-[.$H$2]^2/2))*EXP(NORMINV(RAND();0;[.$H$2]))" office:value-type="currency" office:currency="EUR" office:value="45356.0080541801">
            <text:p>45.356,01 €</text:p>
          </table:table-cell>
          <table:table-cell table:formula="of:=[.OK22]*EXP(LN(1+[.$F$2]-[.$H$2]^2/2))*EXP(NORMINV(RAND();0;[.$H$2]))" office:value-type="currency" office:currency="EUR" office:value="27695.5236601253">
            <text:p>27.695,52 €</text:p>
          </table:table-cell>
          <table:table-cell table:formula="of:=[.OL22]*EXP(LN(1+[.$F$2]-[.$H$2]^2/2))*EXP(NORMINV(RAND();0;[.$H$2]))" office:value-type="currency" office:currency="EUR" office:value="13467.095791362">
            <text:p>13.467,10 €</text:p>
          </table:table-cell>
          <table:table-cell table:formula="of:=[.OM22]*EXP(LN(1+[.$F$2]-[.$H$2]^2/2))*EXP(NORMINV(RAND();0;[.$H$2]))" office:value-type="currency" office:currency="EUR" office:value="13201.5134920925">
            <text:p>13.201,51 €</text:p>
          </table:table-cell>
        </table:table-row>
        <table:table-row table:style-name="ro2">
          <table:table-cell/>
          <table:table-cell table:style-name="Default"/>
          <table:table-cell table:style-name="Default" table:formula="of:=IF([.C23]&gt;[.$B$23];1;0)" office:value-type="float" office:value="0">
            <text:p>0</text:p>
          </table:table-cell>
          <table:table-cell table:style-name="Default" table:formula="of:=IF([.D23]&gt;[.$B$23];1;0)" office:value-type="float" office:value="1">
            <text:p>1</text:p>
          </table:table-cell>
          <table:table-cell table:style-name="Default" table:formula="of:=IF([.E23]&gt;[.$B$23];1;0)" office:value-type="float" office:value="0">
            <text:p>0</text:p>
          </table:table-cell>
          <table:table-cell table:style-name="Default" table:formula="of:=IF([.F23]&gt;[.$B$23];1;0)" office:value-type="float" office:value="0">
            <text:p>0</text:p>
          </table:table-cell>
          <table:table-cell table:style-name="Default" table:formula="of:=IF([.G23]&gt;[.$B$23];1;0)" office:value-type="float" office:value="0">
            <text:p>0</text:p>
          </table:table-cell>
          <table:table-cell table:style-name="Default" table:formula="of:=IF([.H23]&gt;[.$B$23];1;0)" office:value-type="float" office:value="1">
            <text:p>1</text:p>
          </table:table-cell>
          <table:table-cell table:style-name="Default" table:formula="of:=IF([.I23]&gt;[.$B$23];1;0)" office:value-type="float" office:value="0">
            <text:p>0</text:p>
          </table:table-cell>
          <table:table-cell table:style-name="Default" table:formula="of:=IF([.J23]&gt;[.$B$23];1;0)" office:value-type="float" office:value="0">
            <text:p>0</text:p>
          </table:table-cell>
          <table:table-cell table:style-name="Default" table:formula="of:=IF([.K23]&gt;[.$B$23];1;0)" office:value-type="float" office:value="1">
            <text:p>1</text:p>
          </table:table-cell>
          <table:table-cell table:style-name="Default" table:formula="of:=IF([.L23]&gt;[.$B$23];1;0)" office:value-type="float" office:value="0">
            <text:p>0</text:p>
          </table:table-cell>
          <table:table-cell table:style-name="Default" table:formula="of:=IF([.M23]&gt;[.$B$23];1;0)" office:value-type="float" office:value="0">
            <text:p>0</text:p>
          </table:table-cell>
          <table:table-cell table:style-name="Default" table:formula="of:=IF([.N23]&gt;[.$B$23];1;0)" office:value-type="float" office:value="0">
            <text:p>0</text:p>
          </table:table-cell>
          <table:table-cell table:style-name="Default" table:formula="of:=IF([.O23]&gt;[.$B$23];1;0)" office:value-type="float" office:value="0">
            <text:p>0</text:p>
          </table:table-cell>
          <table:table-cell table:style-name="Default" table:formula="of:=IF([.P23]&gt;[.$B$23];1;0)" office:value-type="float" office:value="0">
            <text:p>0</text:p>
          </table:table-cell>
          <table:table-cell table:style-name="Default" table:formula="of:=IF([.Q23]&gt;[.$B$23];1;0)" office:value-type="float" office:value="0">
            <text:p>0</text:p>
          </table:table-cell>
          <table:table-cell table:style-name="Default" table:formula="of:=IF([.R23]&gt;[.$B$23];1;0)" office:value-type="float" office:value="0">
            <text:p>0</text:p>
          </table:table-cell>
          <table:table-cell table:style-name="Default" table:formula="of:=IF([.S23]&gt;[.$B$23];1;0)" office:value-type="float" office:value="0">
            <text:p>0</text:p>
          </table:table-cell>
          <table:table-cell table:style-name="Default" table:formula="of:=IF([.T23]&gt;[.$B$23];1;0)" office:value-type="float" office:value="0">
            <text:p>0</text:p>
          </table:table-cell>
          <table:table-cell table:style-name="Default" table:formula="of:=IF([.U23]&gt;[.$B$23];1;0)" office:value-type="float" office:value="1">
            <text:p>1</text:p>
          </table:table-cell>
          <table:table-cell table:style-name="Default" table:formula="of:=IF([.V23]&gt;[.$B$23];1;0)" office:value-type="float" office:value="0">
            <text:p>0</text:p>
          </table:table-cell>
          <table:table-cell table:style-name="Default" table:formula="of:=IF([.W23]&gt;[.$B$23];1;0)" office:value-type="float" office:value="1">
            <text:p>1</text:p>
          </table:table-cell>
          <table:table-cell table:style-name="Default" table:formula="of:=IF([.X23]&gt;[.$B$23];1;0)" office:value-type="float" office:value="0">
            <text:p>0</text:p>
          </table:table-cell>
          <table:table-cell table:style-name="Default" table:formula="of:=IF([.Y23]&gt;[.$B$23];1;0)" office:value-type="float" office:value="0">
            <text:p>0</text:p>
          </table:table-cell>
          <table:table-cell table:style-name="Default" table:formula="of:=IF([.Z23]&gt;[.$B$23];1;0)" office:value-type="float" office:value="0">
            <text:p>0</text:p>
          </table:table-cell>
          <table:table-cell table:style-name="Default" table:formula="of:=IF([.AA23]&gt;[.$B$23];1;0)" office:value-type="float" office:value="0">
            <text:p>0</text:p>
          </table:table-cell>
          <table:table-cell table:style-name="Default" table:formula="of:=IF([.AB23]&gt;[.$B$23];1;0)" office:value-type="float" office:value="0">
            <text:p>0</text:p>
          </table:table-cell>
          <table:table-cell table:style-name="Default" table:formula="of:=IF([.AC23]&gt;[.$B$23];1;0)" office:value-type="float" office:value="1">
            <text:p>1</text:p>
          </table:table-cell>
          <table:table-cell table:style-name="Default" table:formula="of:=IF([.AD23]&gt;[.$B$23];1;0)" office:value-type="float" office:value="0">
            <text:p>0</text:p>
          </table:table-cell>
          <table:table-cell table:style-name="Default" table:formula="of:=IF([.AE23]&gt;[.$B$23];1;0)" office:value-type="float" office:value="0">
            <text:p>0</text:p>
          </table:table-cell>
          <table:table-cell table:style-name="Default" table:formula="of:=IF([.AF23]&gt;[.$B$23];1;0)" office:value-type="float" office:value="0">
            <text:p>0</text:p>
          </table:table-cell>
          <table:table-cell table:style-name="Default" table:formula="of:=IF([.AG23]&gt;[.$B$23];1;0)" office:value-type="float" office:value="1">
            <text:p>1</text:p>
          </table:table-cell>
          <table:table-cell table:style-name="Default" table:formula="of:=IF([.AH23]&gt;[.$B$23];1;0)" office:value-type="float" office:value="0">
            <text:p>0</text:p>
          </table:table-cell>
          <table:table-cell table:style-name="Default" table:formula="of:=IF([.AI23]&gt;[.$B$23];1;0)" office:value-type="float" office:value="0">
            <text:p>0</text:p>
          </table:table-cell>
          <table:table-cell table:style-name="Default" table:formula="of:=IF([.AJ23]&gt;[.$B$23];1;0)" office:value-type="float" office:value="0">
            <text:p>0</text:p>
          </table:table-cell>
          <table:table-cell table:style-name="Default" table:formula="of:=IF([.AK23]&gt;[.$B$23];1;0)" office:value-type="float" office:value="0">
            <text:p>0</text:p>
          </table:table-cell>
          <table:table-cell table:style-name="Default" table:formula="of:=IF([.AL23]&gt;[.$B$23];1;0)" office:value-type="float" office:value="0">
            <text:p>0</text:p>
          </table:table-cell>
          <table:table-cell table:style-name="Default" table:formula="of:=IF([.AM23]&gt;[.$B$23];1;0)" office:value-type="float" office:value="0">
            <text:p>0</text:p>
          </table:table-cell>
          <table:table-cell table:style-name="Default" table:formula="of:=IF([.AN23]&gt;[.$B$23];1;0)" office:value-type="float" office:value="0">
            <text:p>0</text:p>
          </table:table-cell>
          <table:table-cell table:style-name="Default" table:formula="of:=IF([.AO23]&gt;[.$B$23];1;0)" office:value-type="float" office:value="0">
            <text:p>0</text:p>
          </table:table-cell>
          <table:table-cell table:style-name="Default" table:formula="of:=IF([.AP23]&gt;[.$B$23];1;0)" office:value-type="float" office:value="1">
            <text:p>1</text:p>
          </table:table-cell>
          <table:table-cell table:style-name="Default" table:formula="of:=IF([.AQ23]&gt;[.$B$23];1;0)" office:value-type="float" office:value="0">
            <text:p>0</text:p>
          </table:table-cell>
          <table:table-cell table:style-name="Default" table:formula="of:=IF([.AR23]&gt;[.$B$23];1;0)" office:value-type="float" office:value="1">
            <text:p>1</text:p>
          </table:table-cell>
          <table:table-cell table:style-name="Default" table:formula="of:=IF([.AS23]&gt;[.$B$23];1;0)" office:value-type="float" office:value="1">
            <text:p>1</text:p>
          </table:table-cell>
          <table:table-cell table:style-name="Default" table:formula="of:=IF([.AT23]&gt;[.$B$23];1;0)" office:value-type="float" office:value="0">
            <text:p>0</text:p>
          </table:table-cell>
          <table:table-cell table:style-name="Default" table:formula="of:=IF([.AU23]&gt;[.$B$23];1;0)" office:value-type="float" office:value="1">
            <text:p>1</text:p>
          </table:table-cell>
          <table:table-cell table:style-name="Default" table:formula="of:=IF([.AV23]&gt;[.$B$23];1;0)" office:value-type="float" office:value="1">
            <text:p>1</text:p>
          </table:table-cell>
          <table:table-cell table:style-name="Default" table:formula="of:=IF([.AW23]&gt;[.$B$23];1;0)" office:value-type="float" office:value="1">
            <text:p>1</text:p>
          </table:table-cell>
          <table:table-cell table:style-name="Default" table:formula="of:=IF([.AX23]&gt;[.$B$23];1;0)" office:value-type="float" office:value="1">
            <text:p>1</text:p>
          </table:table-cell>
          <table:table-cell table:style-name="Default" table:formula="of:=IF([.AY23]&gt;[.$B$23];1;0)" office:value-type="float" office:value="1">
            <text:p>1</text:p>
          </table:table-cell>
          <table:table-cell table:style-name="Default" table:formula="of:=IF([.AZ23]&gt;[.$B$23];1;0)" office:value-type="float" office:value="0">
            <text:p>0</text:p>
          </table:table-cell>
          <table:table-cell table:style-name="Default" table:formula="of:=IF([.BA23]&gt;[.$B$23];1;0)" office:value-type="float" office:value="1">
            <text:p>1</text:p>
          </table:table-cell>
          <table:table-cell table:style-name="Default" table:formula="of:=IF([.BB23]&gt;[.$B$23];1;0)" office:value-type="float" office:value="0">
            <text:p>0</text:p>
          </table:table-cell>
          <table:table-cell table:style-name="Default" table:formula="of:=IF([.BC23]&gt;[.$B$23];1;0)" office:value-type="float" office:value="0">
            <text:p>0</text:p>
          </table:table-cell>
          <table:table-cell table:style-name="Default" table:formula="of:=IF([.BD23]&gt;[.$B$23];1;0)" office:value-type="float" office:value="0">
            <text:p>0</text:p>
          </table:table-cell>
          <table:table-cell table:style-name="Default" table:formula="of:=IF([.BE23]&gt;[.$B$23];1;0)" office:value-type="float" office:value="1">
            <text:p>1</text:p>
          </table:table-cell>
          <table:table-cell table:style-name="Default" table:formula="of:=IF([.BF23]&gt;[.$B$23];1;0)" office:value-type="float" office:value="0">
            <text:p>0</text:p>
          </table:table-cell>
          <table:table-cell table:style-name="Default" table:formula="of:=IF([.BG23]&gt;[.$B$23];1;0)" office:value-type="float" office:value="0">
            <text:p>0</text:p>
          </table:table-cell>
          <table:table-cell table:style-name="Default" table:formula="of:=IF([.BH23]&gt;[.$B$23];1;0)" office:value-type="float" office:value="0">
            <text:p>0</text:p>
          </table:table-cell>
          <table:table-cell table:style-name="Default" table:formula="of:=IF([.BI23]&gt;[.$B$23];1;0)" office:value-type="float" office:value="0">
            <text:p>0</text:p>
          </table:table-cell>
          <table:table-cell table:style-name="Default" table:formula="of:=IF([.BJ23]&gt;[.$B$23];1;0)" office:value-type="float" office:value="0">
            <text:p>0</text:p>
          </table:table-cell>
          <table:table-cell table:style-name="Default" table:formula="of:=IF([.BK23]&gt;[.$B$23];1;0)" office:value-type="float" office:value="0">
            <text:p>0</text:p>
          </table:table-cell>
          <table:table-cell table:style-name="Default" table:formula="of:=IF([.BL23]&gt;[.$B$23];1;0)" office:value-type="float" office:value="1">
            <text:p>1</text:p>
          </table:table-cell>
          <table:table-cell table:style-name="Default" table:formula="of:=IF([.BM23]&gt;[.$B$23];1;0)" office:value-type="float" office:value="0">
            <text:p>0</text:p>
          </table:table-cell>
          <table:table-cell table:style-name="Default" table:formula="of:=IF([.BN23]&gt;[.$B$23];1;0)" office:value-type="float" office:value="1">
            <text:p>1</text:p>
          </table:table-cell>
          <table:table-cell table:style-name="Default" table:formula="of:=IF([.BO23]&gt;[.$B$23];1;0)" office:value-type="float" office:value="0">
            <text:p>0</text:p>
          </table:table-cell>
          <table:table-cell table:style-name="Default" table:formula="of:=IF([.BP23]&gt;[.$B$23];1;0)" office:value-type="float" office:value="0">
            <text:p>0</text:p>
          </table:table-cell>
          <table:table-cell table:style-name="Default" table:formula="of:=IF([.BQ23]&gt;[.$B$23];1;0)" office:value-type="float" office:value="0">
            <text:p>0</text:p>
          </table:table-cell>
          <table:table-cell table:style-name="Default" table:formula="of:=IF([.BR23]&gt;[.$B$23];1;0)" office:value-type="float" office:value="0">
            <text:p>0</text:p>
          </table:table-cell>
          <table:table-cell table:style-name="Default" table:formula="of:=IF([.BS23]&gt;[.$B$23];1;0)" office:value-type="float" office:value="0">
            <text:p>0</text:p>
          </table:table-cell>
          <table:table-cell table:style-name="Default" table:formula="of:=IF([.BT23]&gt;[.$B$23];1;0)" office:value-type="float" office:value="0">
            <text:p>0</text:p>
          </table:table-cell>
          <table:table-cell table:style-name="Default" table:formula="of:=IF([.BU23]&gt;[.$B$23];1;0)" office:value-type="float" office:value="0">
            <text:p>0</text:p>
          </table:table-cell>
          <table:table-cell table:style-name="Default" table:formula="of:=IF([.BV23]&gt;[.$B$23];1;0)" office:value-type="float" office:value="0">
            <text:p>0</text:p>
          </table:table-cell>
          <table:table-cell table:style-name="Default" table:formula="of:=IF([.BW23]&gt;[.$B$23];1;0)" office:value-type="float" office:value="0">
            <text:p>0</text:p>
          </table:table-cell>
          <table:table-cell table:style-name="Default" table:formula="of:=IF([.BX23]&gt;[.$B$23];1;0)" office:value-type="float" office:value="0">
            <text:p>0</text:p>
          </table:table-cell>
          <table:table-cell table:style-name="Default" table:formula="of:=IF([.BY23]&gt;[.$B$23];1;0)" office:value-type="float" office:value="0">
            <text:p>0</text:p>
          </table:table-cell>
          <table:table-cell table:style-name="Default" table:formula="of:=IF([.BZ23]&gt;[.$B$23];1;0)" office:value-type="float" office:value="0">
            <text:p>0</text:p>
          </table:table-cell>
          <table:table-cell table:style-name="Default" table:formula="of:=IF([.CA23]&gt;[.$B$23];1;0)" office:value-type="float" office:value="1">
            <text:p>1</text:p>
          </table:table-cell>
          <table:table-cell table:style-name="Default" table:formula="of:=IF([.CB23]&gt;[.$B$23];1;0)" office:value-type="float" office:value="1">
            <text:p>1</text:p>
          </table:table-cell>
          <table:table-cell table:style-name="Default" table:formula="of:=IF([.CC23]&gt;[.$B$23];1;0)" office:value-type="float" office:value="0">
            <text:p>0</text:p>
          </table:table-cell>
          <table:table-cell table:style-name="Default" table:formula="of:=IF([.CD23]&gt;[.$B$23];1;0)" office:value-type="float" office:value="0">
            <text:p>0</text:p>
          </table:table-cell>
          <table:table-cell table:style-name="Default" table:formula="of:=IF([.CE23]&gt;[.$B$23];1;0)" office:value-type="float" office:value="0">
            <text:p>0</text:p>
          </table:table-cell>
          <table:table-cell table:style-name="Default" table:formula="of:=IF([.CF23]&gt;[.$B$23];1;0)" office:value-type="float" office:value="0">
            <text:p>0</text:p>
          </table:table-cell>
          <table:table-cell table:style-name="Default" table:formula="of:=IF([.CG23]&gt;[.$B$23];1;0)" office:value-type="float" office:value="0">
            <text:p>0</text:p>
          </table:table-cell>
          <table:table-cell table:style-name="Default" table:formula="of:=IF([.CH23]&gt;[.$B$23];1;0)" office:value-type="float" office:value="1">
            <text:p>1</text:p>
          </table:table-cell>
          <table:table-cell table:style-name="Default" table:formula="of:=IF([.CI23]&gt;[.$B$23];1;0)" office:value-type="float" office:value="1">
            <text:p>1</text:p>
          </table:table-cell>
          <table:table-cell table:style-name="Default" table:formula="of:=IF([.CJ23]&gt;[.$B$23];1;0)" office:value-type="float" office:value="0">
            <text:p>0</text:p>
          </table:table-cell>
          <table:table-cell table:style-name="Default" table:formula="of:=IF([.CK23]&gt;[.$B$23];1;0)" office:value-type="float" office:value="1">
            <text:p>1</text:p>
          </table:table-cell>
          <table:table-cell table:style-name="Default" table:formula="of:=IF([.CL23]&gt;[.$B$23];1;0)" office:value-type="float" office:value="1">
            <text:p>1</text:p>
          </table:table-cell>
          <table:table-cell table:style-name="Default" table:formula="of:=IF([.CM23]&gt;[.$B$23];1;0)" office:value-type="float" office:value="1">
            <text:p>1</text:p>
          </table:table-cell>
          <table:table-cell table:style-name="Default" table:formula="of:=IF([.CN23]&gt;[.$B$23];1;0)" office:value-type="float" office:value="0">
            <text:p>0</text:p>
          </table:table-cell>
          <table:table-cell table:style-name="Default" table:formula="of:=IF([.CO23]&gt;[.$B$23];1;0)" office:value-type="float" office:value="1">
            <text:p>1</text:p>
          </table:table-cell>
          <table:table-cell table:style-name="Default" table:formula="of:=IF([.CP23]&gt;[.$B$23];1;0)" office:value-type="float" office:value="0">
            <text:p>0</text:p>
          </table:table-cell>
          <table:table-cell table:style-name="Default" table:formula="of:=IF([.CQ23]&gt;[.$B$23];1;0)" office:value-type="float" office:value="0">
            <text:p>0</text:p>
          </table:table-cell>
          <table:table-cell table:style-name="Default" table:formula="of:=IF([.CR23]&gt;[.$B$23];1;0)" office:value-type="float" office:value="0">
            <text:p>0</text:p>
          </table:table-cell>
          <table:table-cell table:style-name="Default" table:formula="of:=IF([.CS23]&gt;[.$B$23];1;0)" office:value-type="float" office:value="1">
            <text:p>1</text:p>
          </table:table-cell>
          <table:table-cell table:style-name="Default" table:formula="of:=IF([.CT23]&gt;[.$B$23];1;0)" office:value-type="float" office:value="0">
            <text:p>0</text:p>
          </table:table-cell>
          <table:table-cell table:style-name="Default" table:formula="of:=IF([.CU23]&gt;[.$B$23];1;0)" office:value-type="float" office:value="0">
            <text:p>0</text:p>
          </table:table-cell>
          <table:table-cell table:style-name="Default" table:formula="of:=IF([.CV23]&gt;[.$B$23];1;0)" office:value-type="float" office:value="1">
            <text:p>1</text:p>
          </table:table-cell>
          <table:table-cell table:style-name="Default" table:formula="of:=IF([.CW23]&gt;[.$B$23];1;0)" office:value-type="float" office:value="0">
            <text:p>0</text:p>
          </table:table-cell>
          <table:table-cell table:style-name="Default" table:formula="of:=IF([.CX23]&gt;[.$B$23];1;0)" office:value-type="float" office:value="1">
            <text:p>1</text:p>
          </table:table-cell>
          <table:table-cell table:style-name="Default" table:formula="of:=IF([.CY23]&gt;[.$B$23];1;0)" office:value-type="float" office:value="0">
            <text:p>0</text:p>
          </table:table-cell>
          <table:table-cell table:style-name="Default" table:formula="of:=IF([.CZ23]&gt;[.$B$23];1;0)" office:value-type="float" office:value="0">
            <text:p>0</text:p>
          </table:table-cell>
          <table:table-cell table:style-name="Default" table:formula="of:=IF([.DA23]&gt;[.$B$23];1;0)" office:value-type="float" office:value="0">
            <text:p>0</text:p>
          </table:table-cell>
          <table:table-cell table:style-name="Default" table:formula="of:=IF([.DB23]&gt;[.$B$23];1;0)" office:value-type="float" office:value="0">
            <text:p>0</text:p>
          </table:table-cell>
          <table:table-cell table:style-name="Default" table:formula="of:=IF([.DC23]&gt;[.$B$23];1;0)" office:value-type="float" office:value="1">
            <text:p>1</text:p>
          </table:table-cell>
          <table:table-cell table:style-name="Default" table:formula="of:=IF([.DD23]&gt;[.$B$23];1;0)" office:value-type="float" office:value="0">
            <text:p>0</text:p>
          </table:table-cell>
          <table:table-cell table:style-name="Default" table:formula="of:=IF([.DE23]&gt;[.$B$23];1;0)" office:value-type="float" office:value="0">
            <text:p>0</text:p>
          </table:table-cell>
          <table:table-cell table:style-name="Default" table:formula="of:=IF([.DF23]&gt;[.$B$23];1;0)" office:value-type="float" office:value="0">
            <text:p>0</text:p>
          </table:table-cell>
          <table:table-cell table:style-name="Default" table:formula="of:=IF([.DG23]&gt;[.$B$23];1;0)" office:value-type="float" office:value="0">
            <text:p>0</text:p>
          </table:table-cell>
          <table:table-cell table:style-name="Default" table:formula="of:=IF([.DH23]&gt;[.$B$23];1;0)" office:value-type="float" office:value="0">
            <text:p>0</text:p>
          </table:table-cell>
          <table:table-cell table:style-name="Default" table:formula="of:=IF([.DI23]&gt;[.$B$23];1;0)" office:value-type="float" office:value="0">
            <text:p>0</text:p>
          </table:table-cell>
          <table:table-cell table:style-name="Default" table:formula="of:=IF([.DJ23]&gt;[.$B$23];1;0)" office:value-type="float" office:value="1">
            <text:p>1</text:p>
          </table:table-cell>
          <table:table-cell table:style-name="Default" table:formula="of:=IF([.DK23]&gt;[.$B$23];1;0)" office:value-type="float" office:value="1">
            <text:p>1</text:p>
          </table:table-cell>
          <table:table-cell table:style-name="Default" table:formula="of:=IF([.DL23]&gt;[.$B$23];1;0)" office:value-type="float" office:value="0">
            <text:p>0</text:p>
          </table:table-cell>
          <table:table-cell table:style-name="Default" table:formula="of:=IF([.DM23]&gt;[.$B$23];1;0)" office:value-type="float" office:value="1">
            <text:p>1</text:p>
          </table:table-cell>
          <table:table-cell table:style-name="Default" table:formula="of:=IF([.DN23]&gt;[.$B$23];1;0)" office:value-type="float" office:value="1">
            <text:p>1</text:p>
          </table:table-cell>
          <table:table-cell table:style-name="Default" table:formula="of:=IF([.DO23]&gt;[.$B$23];1;0)" office:value-type="float" office:value="0">
            <text:p>0</text:p>
          </table:table-cell>
          <table:table-cell table:style-name="Default" table:formula="of:=IF([.DP23]&gt;[.$B$23];1;0)" office:value-type="float" office:value="1">
            <text:p>1</text:p>
          </table:table-cell>
          <table:table-cell table:style-name="Default" table:formula="of:=IF([.DQ23]&gt;[.$B$23];1;0)" office:value-type="float" office:value="1">
            <text:p>1</text:p>
          </table:table-cell>
          <table:table-cell table:style-name="Default" table:formula="of:=IF([.DR23]&gt;[.$B$23];1;0)" office:value-type="float" office:value="1">
            <text:p>1</text:p>
          </table:table-cell>
          <table:table-cell table:style-name="Default" table:formula="of:=IF([.DS23]&gt;[.$B$23];1;0)" office:value-type="float" office:value="0">
            <text:p>0</text:p>
          </table:table-cell>
          <table:table-cell table:style-name="Default" table:formula="of:=IF([.DT23]&gt;[.$B$23];1;0)" office:value-type="float" office:value="1">
            <text:p>1</text:p>
          </table:table-cell>
          <table:table-cell table:style-name="Default" table:formula="of:=IF([.DU23]&gt;[.$B$23];1;0)" office:value-type="float" office:value="0">
            <text:p>0</text:p>
          </table:table-cell>
          <table:table-cell table:style-name="Default" table:formula="of:=IF([.DV23]&gt;[.$B$23];1;0)" office:value-type="float" office:value="0">
            <text:p>0</text:p>
          </table:table-cell>
          <table:table-cell table:style-name="Default" table:formula="of:=IF([.DW23]&gt;[.$B$23];1;0)" office:value-type="float" office:value="1">
            <text:p>1</text:p>
          </table:table-cell>
          <table:table-cell table:style-name="Default" table:formula="of:=IF([.DX23]&gt;[.$B$23];1;0)" office:value-type="float" office:value="1">
            <text:p>1</text:p>
          </table:table-cell>
          <table:table-cell table:style-name="Default" table:formula="of:=IF([.DY23]&gt;[.$B$23];1;0)" office:value-type="float" office:value="0">
            <text:p>0</text:p>
          </table:table-cell>
          <table:table-cell table:style-name="Default" table:formula="of:=IF([.DZ23]&gt;[.$B$23];1;0)" office:value-type="float" office:value="1">
            <text:p>1</text:p>
          </table:table-cell>
          <table:table-cell table:style-name="Default" table:formula="of:=IF([.EA23]&gt;[.$B$23];1;0)" office:value-type="float" office:value="0">
            <text:p>0</text:p>
          </table:table-cell>
          <table:table-cell table:style-name="Default" table:formula="of:=IF([.EB23]&gt;[.$B$23];1;0)" office:value-type="float" office:value="0">
            <text:p>0</text:p>
          </table:table-cell>
          <table:table-cell table:style-name="Default" table:formula="of:=IF([.EC23]&gt;[.$B$23];1;0)" office:value-type="float" office:value="0">
            <text:p>0</text:p>
          </table:table-cell>
          <table:table-cell table:style-name="Default" table:formula="of:=IF([.ED23]&gt;[.$B$23];1;0)" office:value-type="float" office:value="0">
            <text:p>0</text:p>
          </table:table-cell>
          <table:table-cell table:style-name="Default" table:formula="of:=IF([.EE23]&gt;[.$B$23];1;0)" office:value-type="float" office:value="0">
            <text:p>0</text:p>
          </table:table-cell>
          <table:table-cell table:style-name="Default" table:formula="of:=IF([.EF23]&gt;[.$B$23];1;0)" office:value-type="float" office:value="0">
            <text:p>0</text:p>
          </table:table-cell>
          <table:table-cell table:style-name="Default" table:formula="of:=IF([.EG23]&gt;[.$B$23];1;0)" office:value-type="float" office:value="1">
            <text:p>1</text:p>
          </table:table-cell>
          <table:table-cell table:style-name="Default" table:formula="of:=IF([.EH23]&gt;[.$B$23];1;0)" office:value-type="float" office:value="0">
            <text:p>0</text:p>
          </table:table-cell>
          <table:table-cell table:style-name="Default" table:formula="of:=IF([.EI23]&gt;[.$B$23];1;0)" office:value-type="float" office:value="0">
            <text:p>0</text:p>
          </table:table-cell>
          <table:table-cell table:style-name="Default" table:formula="of:=IF([.EJ23]&gt;[.$B$23];1;0)" office:value-type="float" office:value="0">
            <text:p>0</text:p>
          </table:table-cell>
          <table:table-cell table:style-name="Default" table:formula="of:=IF([.EK23]&gt;[.$B$23];1;0)" office:value-type="float" office:value="0">
            <text:p>0</text:p>
          </table:table-cell>
          <table:table-cell table:style-name="Default" table:formula="of:=IF([.EL23]&gt;[.$B$23];1;0)" office:value-type="float" office:value="0">
            <text:p>0</text:p>
          </table:table-cell>
          <table:table-cell table:style-name="Default" table:formula="of:=IF([.EM23]&gt;[.$B$23];1;0)" office:value-type="float" office:value="1">
            <text:p>1</text:p>
          </table:table-cell>
          <table:table-cell table:style-name="Default" table:formula="of:=IF([.EN23]&gt;[.$B$23];1;0)" office:value-type="float" office:value="0">
            <text:p>0</text:p>
          </table:table-cell>
          <table:table-cell table:style-name="Default" table:formula="of:=IF([.EO23]&gt;[.$B$23];1;0)" office:value-type="float" office:value="0">
            <text:p>0</text:p>
          </table:table-cell>
          <table:table-cell table:style-name="Default" table:formula="of:=IF([.EP23]&gt;[.$B$23];1;0)" office:value-type="float" office:value="1">
            <text:p>1</text:p>
          </table:table-cell>
          <table:table-cell table:style-name="Default" table:formula="of:=IF([.EQ23]&gt;[.$B$23];1;0)" office:value-type="float" office:value="0">
            <text:p>0</text:p>
          </table:table-cell>
          <table:table-cell table:style-name="Default" table:formula="of:=IF([.ER23]&gt;[.$B$23];1;0)" office:value-type="float" office:value="1">
            <text:p>1</text:p>
          </table:table-cell>
          <table:table-cell table:style-name="Default" table:formula="of:=IF([.ES23]&gt;[.$B$23];1;0)" office:value-type="float" office:value="1">
            <text:p>1</text:p>
          </table:table-cell>
          <table:table-cell table:style-name="Default" table:formula="of:=IF([.ET23]&gt;[.$B$23];1;0)" office:value-type="float" office:value="0">
            <text:p>0</text:p>
          </table:table-cell>
          <table:table-cell table:style-name="Default" table:formula="of:=IF([.EU23]&gt;[.$B$23];1;0)" office:value-type="float" office:value="0">
            <text:p>0</text:p>
          </table:table-cell>
          <table:table-cell table:style-name="Default" table:formula="of:=IF([.EV23]&gt;[.$B$23];1;0)" office:value-type="float" office:value="0">
            <text:p>0</text:p>
          </table:table-cell>
          <table:table-cell table:style-name="Default" table:formula="of:=IF([.EW23]&gt;[.$B$23];1;0)" office:value-type="float" office:value="0">
            <text:p>0</text:p>
          </table:table-cell>
          <table:table-cell table:style-name="Default" table:formula="of:=IF([.EX23]&gt;[.$B$23];1;0)" office:value-type="float" office:value="0">
            <text:p>0</text:p>
          </table:table-cell>
          <table:table-cell table:style-name="Default" table:formula="of:=IF([.EY23]&gt;[.$B$23];1;0)" office:value-type="float" office:value="1">
            <text:p>1</text:p>
          </table:table-cell>
          <table:table-cell table:style-name="Default" table:formula="of:=IF([.EZ23]&gt;[.$B$23];1;0)" office:value-type="float" office:value="1">
            <text:p>1</text:p>
          </table:table-cell>
          <table:table-cell table:style-name="Default" table:formula="of:=IF([.FA23]&gt;[.$B$23];1;0)" office:value-type="float" office:value="1">
            <text:p>1</text:p>
          </table:table-cell>
          <table:table-cell table:style-name="Default" table:formula="of:=IF([.FB23]&gt;[.$B$23];1;0)" office:value-type="float" office:value="1">
            <text:p>1</text:p>
          </table:table-cell>
          <table:table-cell table:style-name="Default" table:formula="of:=IF([.FC23]&gt;[.$B$23];1;0)" office:value-type="float" office:value="1">
            <text:p>1</text:p>
          </table:table-cell>
          <table:table-cell table:style-name="Default" table:formula="of:=IF([.FD23]&gt;[.$B$23];1;0)" office:value-type="float" office:value="0">
            <text:p>0</text:p>
          </table:table-cell>
          <table:table-cell table:style-name="Default" table:formula="of:=IF([.FE23]&gt;[.$B$23];1;0)" office:value-type="float" office:value="0">
            <text:p>0</text:p>
          </table:table-cell>
          <table:table-cell table:style-name="Default" table:formula="of:=IF([.FF23]&gt;[.$B$23];1;0)" office:value-type="float" office:value="0">
            <text:p>0</text:p>
          </table:table-cell>
          <table:table-cell table:style-name="Default" table:formula="of:=IF([.FG23]&gt;[.$B$23];1;0)" office:value-type="float" office:value="0">
            <text:p>0</text:p>
          </table:table-cell>
          <table:table-cell table:style-name="Default" table:formula="of:=IF([.FH23]&gt;[.$B$23];1;0)" office:value-type="float" office:value="0">
            <text:p>0</text:p>
          </table:table-cell>
          <table:table-cell table:style-name="Default" table:formula="of:=IF([.FI23]&gt;[.$B$23];1;0)" office:value-type="float" office:value="0">
            <text:p>0</text:p>
          </table:table-cell>
          <table:table-cell table:style-name="Default" table:formula="of:=IF([.FJ23]&gt;[.$B$23];1;0)" office:value-type="float" office:value="0">
            <text:p>0</text:p>
          </table:table-cell>
          <table:table-cell table:style-name="Default" table:formula="of:=IF([.FK23]&gt;[.$B$23];1;0)" office:value-type="float" office:value="0">
            <text:p>0</text:p>
          </table:table-cell>
          <table:table-cell table:style-name="Default" table:formula="of:=IF([.FL23]&gt;[.$B$23];1;0)" office:value-type="float" office:value="0">
            <text:p>0</text:p>
          </table:table-cell>
          <table:table-cell table:style-name="Default" table:formula="of:=IF([.FM23]&gt;[.$B$23];1;0)" office:value-type="float" office:value="0">
            <text:p>0</text:p>
          </table:table-cell>
          <table:table-cell table:style-name="Default" table:formula="of:=IF([.FN23]&gt;[.$B$23];1;0)" office:value-type="float" office:value="0">
            <text:p>0</text:p>
          </table:table-cell>
          <table:table-cell table:style-name="Default" table:formula="of:=IF([.FO23]&gt;[.$B$23];1;0)" office:value-type="float" office:value="0">
            <text:p>0</text:p>
          </table:table-cell>
          <table:table-cell table:style-name="Default" table:formula="of:=IF([.FP23]&gt;[.$B$23];1;0)" office:value-type="float" office:value="0">
            <text:p>0</text:p>
          </table:table-cell>
          <table:table-cell table:style-name="Default" table:formula="of:=IF([.FQ23]&gt;[.$B$23];1;0)" office:value-type="float" office:value="1">
            <text:p>1</text:p>
          </table:table-cell>
          <table:table-cell table:style-name="Default" table:formula="of:=IF([.FR23]&gt;[.$B$23];1;0)" office:value-type="float" office:value="0">
            <text:p>0</text:p>
          </table:table-cell>
          <table:table-cell table:style-name="Default" table:formula="of:=IF([.FS23]&gt;[.$B$23];1;0)" office:value-type="float" office:value="0">
            <text:p>0</text:p>
          </table:table-cell>
          <table:table-cell table:style-name="Default" table:formula="of:=IF([.FT23]&gt;[.$B$23];1;0)" office:value-type="float" office:value="1">
            <text:p>1</text:p>
          </table:table-cell>
          <table:table-cell table:style-name="Default" table:formula="of:=IF([.FU23]&gt;[.$B$23];1;0)" office:value-type="float" office:value="1">
            <text:p>1</text:p>
          </table:table-cell>
          <table:table-cell table:style-name="Default" table:formula="of:=IF([.FV23]&gt;[.$B$23];1;0)" office:value-type="float" office:value="0">
            <text:p>0</text:p>
          </table:table-cell>
          <table:table-cell table:style-name="Default" table:formula="of:=IF([.FW23]&gt;[.$B$23];1;0)" office:value-type="float" office:value="0">
            <text:p>0</text:p>
          </table:table-cell>
          <table:table-cell table:style-name="Default" table:formula="of:=IF([.FX23]&gt;[.$B$23];1;0)" office:value-type="float" office:value="1">
            <text:p>1</text:p>
          </table:table-cell>
          <table:table-cell table:style-name="Default" table:formula="of:=IF([.FY23]&gt;[.$B$23];1;0)" office:value-type="float" office:value="0">
            <text:p>0</text:p>
          </table:table-cell>
          <table:table-cell table:style-name="Default" table:formula="of:=IF([.FZ23]&gt;[.$B$23];1;0)" office:value-type="float" office:value="0">
            <text:p>0</text:p>
          </table:table-cell>
          <table:table-cell table:style-name="Default" table:formula="of:=IF([.GA23]&gt;[.$B$23];1;0)" office:value-type="float" office:value="0">
            <text:p>0</text:p>
          </table:table-cell>
          <table:table-cell table:style-name="Default" table:formula="of:=IF([.GB23]&gt;[.$B$23];1;0)" office:value-type="float" office:value="1">
            <text:p>1</text:p>
          </table:table-cell>
          <table:table-cell table:style-name="Default" table:formula="of:=IF([.GC23]&gt;[.$B$23];1;0)" office:value-type="float" office:value="1">
            <text:p>1</text:p>
          </table:table-cell>
          <table:table-cell table:style-name="Default" table:formula="of:=IF([.GD23]&gt;[.$B$23];1;0)" office:value-type="float" office:value="0">
            <text:p>0</text:p>
          </table:table-cell>
          <table:table-cell table:style-name="Default" table:formula="of:=IF([.GE23]&gt;[.$B$23];1;0)" office:value-type="float" office:value="0">
            <text:p>0</text:p>
          </table:table-cell>
          <table:table-cell table:style-name="Default" table:formula="of:=IF([.GF23]&gt;[.$B$23];1;0)" office:value-type="float" office:value="1">
            <text:p>1</text:p>
          </table:table-cell>
          <table:table-cell table:style-name="Default" table:formula="of:=IF([.GG23]&gt;[.$B$23];1;0)" office:value-type="float" office:value="0">
            <text:p>0</text:p>
          </table:table-cell>
          <table:table-cell table:style-name="Default" table:formula="of:=IF([.GH23]&gt;[.$B$23];1;0)" office:value-type="float" office:value="0">
            <text:p>0</text:p>
          </table:table-cell>
          <table:table-cell table:style-name="Default" table:formula="of:=IF([.GI23]&gt;[.$B$23];1;0)" office:value-type="float" office:value="1">
            <text:p>1</text:p>
          </table:table-cell>
          <table:table-cell table:style-name="Default" table:formula="of:=IF([.GJ23]&gt;[.$B$23];1;0)" office:value-type="float" office:value="0">
            <text:p>0</text:p>
          </table:table-cell>
          <table:table-cell table:style-name="Default" table:formula="of:=IF([.GK23]&gt;[.$B$23];1;0)" office:value-type="float" office:value="1">
            <text:p>1</text:p>
          </table:table-cell>
          <table:table-cell table:style-name="Default" table:formula="of:=IF([.GL23]&gt;[.$B$23];1;0)" office:value-type="float" office:value="0">
            <text:p>0</text:p>
          </table:table-cell>
          <table:table-cell table:style-name="Default" table:formula="of:=IF([.GM23]&gt;[.$B$23];1;0)" office:value-type="float" office:value="0">
            <text:p>0</text:p>
          </table:table-cell>
          <table:table-cell table:style-name="Default" table:formula="of:=IF([.GN23]&gt;[.$B$23];1;0)" office:value-type="float" office:value="0">
            <text:p>0</text:p>
          </table:table-cell>
          <table:table-cell table:style-name="Default" table:formula="of:=IF([.GO23]&gt;[.$B$23];1;0)" office:value-type="float" office:value="1">
            <text:p>1</text:p>
          </table:table-cell>
          <table:table-cell table:style-name="Default" table:formula="of:=IF([.GP23]&gt;[.$B$23];1;0)" office:value-type="float" office:value="1">
            <text:p>1</text:p>
          </table:table-cell>
          <table:table-cell table:style-name="Default" table:formula="of:=IF([.GQ23]&gt;[.$B$23];1;0)" office:value-type="float" office:value="1">
            <text:p>1</text:p>
          </table:table-cell>
          <table:table-cell table:style-name="Default" table:formula="of:=IF([.GR23]&gt;[.$B$23];1;0)" office:value-type="float" office:value="0">
            <text:p>0</text:p>
          </table:table-cell>
          <table:table-cell table:style-name="Default" table:formula="of:=IF([.GS23]&gt;[.$B$23];1;0)" office:value-type="float" office:value="0">
            <text:p>0</text:p>
          </table:table-cell>
          <table:table-cell table:style-name="Default" table:formula="of:=IF([.GT23]&gt;[.$B$23];1;0)" office:value-type="float" office:value="0">
            <text:p>0</text:p>
          </table:table-cell>
          <table:table-cell table:style-name="Default" table:formula="of:=IF([.GU23]&gt;[.$B$23];1;0)" office:value-type="float" office:value="1">
            <text:p>1</text:p>
          </table:table-cell>
          <table:table-cell table:style-name="Default" table:formula="of:=IF([.GV23]&gt;[.$B$23];1;0)" office:value-type="float" office:value="1">
            <text:p>1</text:p>
          </table:table-cell>
          <table:table-cell table:style-name="Default" table:formula="of:=IF([.GW23]&gt;[.$B$23];1;0)" office:value-type="float" office:value="0">
            <text:p>0</text:p>
          </table:table-cell>
          <table:table-cell table:style-name="Default" table:formula="of:=IF([.GX23]&gt;[.$B$23];1;0)" office:value-type="float" office:value="1">
            <text:p>1</text:p>
          </table:table-cell>
          <table:table-cell table:style-name="Default" table:formula="of:=IF([.GY23]&gt;[.$B$23];1;0)" office:value-type="float" office:value="0">
            <text:p>0</text:p>
          </table:table-cell>
          <table:table-cell table:style-name="Default" table:formula="of:=IF([.GZ23]&gt;[.$B$23];1;0)" office:value-type="float" office:value="0">
            <text:p>0</text:p>
          </table:table-cell>
          <table:table-cell table:style-name="Default" table:formula="of:=IF([.HA23]&gt;[.$B$23];1;0)" office:value-type="float" office:value="0">
            <text:p>0</text:p>
          </table:table-cell>
          <table:table-cell table:style-name="Default" table:formula="of:=IF([.HB23]&gt;[.$B$23];1;0)" office:value-type="float" office:value="0">
            <text:p>0</text:p>
          </table:table-cell>
          <table:table-cell table:style-name="Default" table:formula="of:=IF([.HC23]&gt;[.$B$23];1;0)" office:value-type="float" office:value="1">
            <text:p>1</text:p>
          </table:table-cell>
          <table:table-cell table:style-name="Default" table:formula="of:=IF([.HD23]&gt;[.$B$23];1;0)" office:value-type="float" office:value="1">
            <text:p>1</text:p>
          </table:table-cell>
          <table:table-cell table:style-name="Default" table:formula="of:=IF([.HE23]&gt;[.$B$23];1;0)" office:value-type="float" office:value="0">
            <text:p>0</text:p>
          </table:table-cell>
          <table:table-cell table:style-name="Default" table:formula="of:=IF([.HF23]&gt;[.$B$23];1;0)" office:value-type="float" office:value="0">
            <text:p>0</text:p>
          </table:table-cell>
          <table:table-cell table:style-name="Default" table:formula="of:=IF([.HG23]&gt;[.$B$23];1;0)" office:value-type="float" office:value="1">
            <text:p>1</text:p>
          </table:table-cell>
          <table:table-cell table:style-name="Default" table:formula="of:=IF([.HH23]&gt;[.$B$23];1;0)" office:value-type="float" office:value="0">
            <text:p>0</text:p>
          </table:table-cell>
          <table:table-cell table:style-name="Default" table:formula="of:=IF([.HI23]&gt;[.$B$23];1;0)" office:value-type="float" office:value="0">
            <text:p>0</text:p>
          </table:table-cell>
          <table:table-cell table:style-name="Default" table:formula="of:=IF([.HJ23]&gt;[.$B$23];1;0)" office:value-type="float" office:value="1">
            <text:p>1</text:p>
          </table:table-cell>
          <table:table-cell table:style-name="Default" table:formula="of:=IF([.HK23]&gt;[.$B$23];1;0)" office:value-type="float" office:value="0">
            <text:p>0</text:p>
          </table:table-cell>
          <table:table-cell table:style-name="Default" table:formula="of:=IF([.HL23]&gt;[.$B$23];1;0)" office:value-type="float" office:value="0">
            <text:p>0</text:p>
          </table:table-cell>
          <table:table-cell table:style-name="Default" table:formula="of:=IF([.HM23]&gt;[.$B$23];1;0)" office:value-type="float" office:value="0">
            <text:p>0</text:p>
          </table:table-cell>
          <table:table-cell table:style-name="Default" table:formula="of:=IF([.HN23]&gt;[.$B$23];1;0)" office:value-type="float" office:value="0">
            <text:p>0</text:p>
          </table:table-cell>
          <table:table-cell table:style-name="Default" table:formula="of:=IF([.HO23]&gt;[.$B$23];1;0)" office:value-type="float" office:value="0">
            <text:p>0</text:p>
          </table:table-cell>
          <table:table-cell table:style-name="Default" table:formula="of:=IF([.HP23]&gt;[.$B$23];1;0)" office:value-type="float" office:value="1">
            <text:p>1</text:p>
          </table:table-cell>
          <table:table-cell table:style-name="Default" table:formula="of:=IF([.HQ23]&gt;[.$B$23];1;0)" office:value-type="float" office:value="0">
            <text:p>0</text:p>
          </table:table-cell>
          <table:table-cell table:style-name="Default" table:formula="of:=IF([.HR23]&gt;[.$B$23];1;0)" office:value-type="float" office:value="1">
            <text:p>1</text:p>
          </table:table-cell>
          <table:table-cell table:style-name="Default" table:formula="of:=IF([.HS23]&gt;[.$B$23];1;0)" office:value-type="float" office:value="1">
            <text:p>1</text:p>
          </table:table-cell>
          <table:table-cell table:style-name="Default" table:formula="of:=IF([.HT23]&gt;[.$B$23];1;0)" office:value-type="float" office:value="0">
            <text:p>0</text:p>
          </table:table-cell>
          <table:table-cell table:style-name="Default" table:formula="of:=IF([.HU23]&gt;[.$B$23];1;0)" office:value-type="float" office:value="0">
            <text:p>0</text:p>
          </table:table-cell>
          <table:table-cell table:style-name="Default" table:formula="of:=IF([.HV23]&gt;[.$B$23];1;0)" office:value-type="float" office:value="0">
            <text:p>0</text:p>
          </table:table-cell>
          <table:table-cell table:style-name="Default" table:formula="of:=IF([.HW23]&gt;[.$B$23];1;0)" office:value-type="float" office:value="0">
            <text:p>0</text:p>
          </table:table-cell>
          <table:table-cell table:style-name="Default" table:formula="of:=IF([.HX23]&gt;[.$B$23];1;0)" office:value-type="float" office:value="1">
            <text:p>1</text:p>
          </table:table-cell>
          <table:table-cell table:style-name="Default" table:formula="of:=IF([.HY23]&gt;[.$B$23];1;0)" office:value-type="float" office:value="0">
            <text:p>0</text:p>
          </table:table-cell>
          <table:table-cell table:style-name="Default" table:formula="of:=IF([.HZ23]&gt;[.$B$23];1;0)" office:value-type="float" office:value="1">
            <text:p>1</text:p>
          </table:table-cell>
          <table:table-cell table:style-name="Default" table:formula="of:=IF([.IA23]&gt;[.$B$23];1;0)" office:value-type="float" office:value="1">
            <text:p>1</text:p>
          </table:table-cell>
          <table:table-cell table:style-name="Default" table:formula="of:=IF([.IB23]&gt;[.$B$23];1;0)" office:value-type="float" office:value="0">
            <text:p>0</text:p>
          </table:table-cell>
          <table:table-cell table:style-name="Default" table:formula="of:=IF([.IC23]&gt;[.$B$23];1;0)" office:value-type="float" office:value="0">
            <text:p>0</text:p>
          </table:table-cell>
          <table:table-cell table:style-name="Default" table:formula="of:=IF([.ID23]&gt;[.$B$23];1;0)" office:value-type="float" office:value="0">
            <text:p>0</text:p>
          </table:table-cell>
          <table:table-cell table:style-name="Default" table:formula="of:=IF([.IE23]&gt;[.$B$23];1;0)" office:value-type="float" office:value="0">
            <text:p>0</text:p>
          </table:table-cell>
          <table:table-cell table:style-name="Default" table:formula="of:=IF([.IF23]&gt;[.$B$23];1;0)" office:value-type="float" office:value="0">
            <text:p>0</text:p>
          </table:table-cell>
          <table:table-cell table:style-name="Default" table:formula="of:=IF([.IG23]&gt;[.$B$23];1;0)" office:value-type="float" office:value="0">
            <text:p>0</text:p>
          </table:table-cell>
          <table:table-cell table:style-name="Default" table:formula="of:=IF([.IH23]&gt;[.$B$23];1;0)" office:value-type="float" office:value="0">
            <text:p>0</text:p>
          </table:table-cell>
          <table:table-cell table:style-name="Default" table:formula="of:=IF([.II23]&gt;[.$B$23];1;0)" office:value-type="float" office:value="0">
            <text:p>0</text:p>
          </table:table-cell>
          <table:table-cell table:style-name="Default" table:formula="of:=IF([.IJ23]&gt;[.$B$23];1;0)" office:value-type="float" office:value="0">
            <text:p>0</text:p>
          </table:table-cell>
          <table:table-cell table:style-name="Default" table:formula="of:=IF([.IK23]&gt;[.$B$23];1;0)" office:value-type="float" office:value="1">
            <text:p>1</text:p>
          </table:table-cell>
          <table:table-cell table:style-name="Default" table:formula="of:=IF([.IL23]&gt;[.$B$23];1;0)" office:value-type="float" office:value="0">
            <text:p>0</text:p>
          </table:table-cell>
          <table:table-cell table:style-name="Default" table:formula="of:=IF([.IM23]&gt;[.$B$23];1;0)" office:value-type="float" office:value="0">
            <text:p>0</text:p>
          </table:table-cell>
          <table:table-cell table:style-name="Default" table:formula="of:=IF([.IN23]&gt;[.$B$23];1;0)" office:value-type="float" office:value="1">
            <text:p>1</text:p>
          </table:table-cell>
          <table:table-cell table:style-name="Default" table:formula="of:=IF([.IO23]&gt;[.$B$23];1;0)" office:value-type="float" office:value="0">
            <text:p>0</text:p>
          </table:table-cell>
          <table:table-cell table:style-name="Default" table:formula="of:=IF([.IP23]&gt;[.$B$23];1;0)" office:value-type="float" office:value="1">
            <text:p>1</text:p>
          </table:table-cell>
          <table:table-cell table:style-name="Default" table:formula="of:=IF([.IQ23]&gt;[.$B$23];1;0)" office:value-type="float" office:value="0">
            <text:p>0</text:p>
          </table:table-cell>
          <table:table-cell table:style-name="Default" table:formula="of:=IF([.IR23]&gt;[.$B$23];1;0)" office:value-type="float" office:value="0">
            <text:p>0</text:p>
          </table:table-cell>
          <table:table-cell table:style-name="Default" table:formula="of:=IF([.IS23]&gt;[.$B$23];1;0)" office:value-type="float" office:value="0">
            <text:p>0</text:p>
          </table:table-cell>
          <table:table-cell table:style-name="Default" table:formula="of:=IF([.IT23]&gt;[.$B$23];1;0)" office:value-type="float" office:value="1">
            <text:p>1</text:p>
          </table:table-cell>
          <table:table-cell table:style-name="Default" table:formula="of:=IF([.IU23]&gt;[.$B$23];1;0)" office:value-type="float" office:value="0">
            <text:p>0</text:p>
          </table:table-cell>
          <table:table-cell table:style-name="Default" table:formula="of:=IF([.IV23]&gt;[.$B$23];1;0)" office:value-type="float" office:value="0">
            <text:p>0</text:p>
          </table:table-cell>
          <table:table-cell table:style-name="Default" table:formula="of:=IF([.IW23]&gt;[.$B$23];1;0)" office:value-type="float" office:value="0">
            <text:p>0</text:p>
          </table:table-cell>
          <table:table-cell table:style-name="Default" table:formula="of:=IF([.IX23]&gt;[.$B$23];1;0)" office:value-type="float" office:value="0">
            <text:p>0</text:p>
          </table:table-cell>
          <table:table-cell table:style-name="Default" table:formula="of:=IF([.IY23]&gt;[.$B$23];1;0)" office:value-type="float" office:value="0">
            <text:p>0</text:p>
          </table:table-cell>
          <table:table-cell table:style-name="Default" table:formula="of:=IF([.IZ23]&gt;[.$B$23];1;0)" office:value-type="float" office:value="0">
            <text:p>0</text:p>
          </table:table-cell>
          <table:table-cell table:style-name="Default" table:formula="of:=IF([.JA23]&gt;[.$B$23];1;0)" office:value-type="float" office:value="0">
            <text:p>0</text:p>
          </table:table-cell>
          <table:table-cell table:style-name="Default" table:formula="of:=IF([.JB23]&gt;[.$B$23];1;0)" office:value-type="float" office:value="1">
            <text:p>1</text:p>
          </table:table-cell>
          <table:table-cell table:style-name="Default" table:formula="of:=IF([.JC23]&gt;[.$B$23];1;0)" office:value-type="float" office:value="0">
            <text:p>0</text:p>
          </table:table-cell>
          <table:table-cell table:style-name="Default" table:formula="of:=IF([.JD23]&gt;[.$B$23];1;0)" office:value-type="float" office:value="1">
            <text:p>1</text:p>
          </table:table-cell>
          <table:table-cell table:style-name="Default" table:formula="of:=IF([.JE23]&gt;[.$B$23];1;0)" office:value-type="float" office:value="1">
            <text:p>1</text:p>
          </table:table-cell>
          <table:table-cell table:style-name="Default" table:formula="of:=IF([.JF23]&gt;[.$B$23];1;0)" office:value-type="float" office:value="0">
            <text:p>0</text:p>
          </table:table-cell>
          <table:table-cell table:style-name="Default" table:formula="of:=IF([.JG23]&gt;[.$B$23];1;0)" office:value-type="float" office:value="1">
            <text:p>1</text:p>
          </table:table-cell>
          <table:table-cell table:style-name="Default" table:formula="of:=IF([.JH23]&gt;[.$B$23];1;0)" office:value-type="float" office:value="0">
            <text:p>0</text:p>
          </table:table-cell>
          <table:table-cell table:style-name="Default" table:formula="of:=IF([.JI23]&gt;[.$B$23];1;0)" office:value-type="float" office:value="1">
            <text:p>1</text:p>
          </table:table-cell>
          <table:table-cell table:style-name="Default" table:formula="of:=IF([.JJ23]&gt;[.$B$23];1;0)" office:value-type="float" office:value="0">
            <text:p>0</text:p>
          </table:table-cell>
          <table:table-cell table:style-name="Default" table:formula="of:=IF([.JK23]&gt;[.$B$23];1;0)" office:value-type="float" office:value="0">
            <text:p>0</text:p>
          </table:table-cell>
          <table:table-cell table:style-name="Default" table:formula="of:=IF([.JL23]&gt;[.$B$23];1;0)" office:value-type="float" office:value="0">
            <text:p>0</text:p>
          </table:table-cell>
          <table:table-cell table:style-name="Default" table:formula="of:=IF([.JM23]&gt;[.$B$23];1;0)" office:value-type="float" office:value="0">
            <text:p>0</text:p>
          </table:table-cell>
          <table:table-cell table:style-name="Default" table:formula="of:=IF([.JN23]&gt;[.$B$23];1;0)" office:value-type="float" office:value="1">
            <text:p>1</text:p>
          </table:table-cell>
          <table:table-cell table:style-name="Default" table:formula="of:=IF([.JO23]&gt;[.$B$23];1;0)" office:value-type="float" office:value="0">
            <text:p>0</text:p>
          </table:table-cell>
          <table:table-cell table:style-name="Default" table:formula="of:=IF([.JP23]&gt;[.$B$23];1;0)" office:value-type="float" office:value="1">
            <text:p>1</text:p>
          </table:table-cell>
          <table:table-cell table:style-name="Default" table:formula="of:=IF([.JQ23]&gt;[.$B$23];1;0)" office:value-type="float" office:value="0">
            <text:p>0</text:p>
          </table:table-cell>
          <table:table-cell table:style-name="Default" table:formula="of:=IF([.JR23]&gt;[.$B$23];1;0)" office:value-type="float" office:value="0">
            <text:p>0</text:p>
          </table:table-cell>
          <table:table-cell table:style-name="Default" table:formula="of:=IF([.JS23]&gt;[.$B$23];1;0)" office:value-type="float" office:value="1">
            <text:p>1</text:p>
          </table:table-cell>
          <table:table-cell table:style-name="Default" table:formula="of:=IF([.JT23]&gt;[.$B$23];1;0)" office:value-type="float" office:value="0">
            <text:p>0</text:p>
          </table:table-cell>
          <table:table-cell table:style-name="Default" table:formula="of:=IF([.JU23]&gt;[.$B$23];1;0)" office:value-type="float" office:value="0">
            <text:p>0</text:p>
          </table:table-cell>
          <table:table-cell table:style-name="Default" table:formula="of:=IF([.JV23]&gt;[.$B$23];1;0)" office:value-type="float" office:value="0">
            <text:p>0</text:p>
          </table:table-cell>
          <table:table-cell table:style-name="Default" table:formula="of:=IF([.JW23]&gt;[.$B$23];1;0)" office:value-type="float" office:value="0">
            <text:p>0</text:p>
          </table:table-cell>
          <table:table-cell table:style-name="Default" table:formula="of:=IF([.JX23]&gt;[.$B$23];1;0)" office:value-type="float" office:value="0">
            <text:p>0</text:p>
          </table:table-cell>
          <table:table-cell table:style-name="Default" table:formula="of:=IF([.JY23]&gt;[.$B$23];1;0)" office:value-type="float" office:value="0">
            <text:p>0</text:p>
          </table:table-cell>
          <table:table-cell table:style-name="Default" table:formula="of:=IF([.JZ23]&gt;[.$B$23];1;0)" office:value-type="float" office:value="0">
            <text:p>0</text:p>
          </table:table-cell>
          <table:table-cell table:style-name="Default" table:formula="of:=IF([.KA23]&gt;[.$B$23];1;0)" office:value-type="float" office:value="0">
            <text:p>0</text:p>
          </table:table-cell>
          <table:table-cell table:style-name="Default" table:formula="of:=IF([.KB23]&gt;[.$B$23];1;0)" office:value-type="float" office:value="1">
            <text:p>1</text:p>
          </table:table-cell>
          <table:table-cell table:style-name="Default" table:formula="of:=IF([.KC23]&gt;[.$B$23];1;0)" office:value-type="float" office:value="0">
            <text:p>0</text:p>
          </table:table-cell>
          <table:table-cell table:style-name="Default" table:formula="of:=IF([.KD23]&gt;[.$B$23];1;0)" office:value-type="float" office:value="1">
            <text:p>1</text:p>
          </table:table-cell>
          <table:table-cell table:style-name="Default" table:formula="of:=IF([.KE23]&gt;[.$B$23];1;0)" office:value-type="float" office:value="1">
            <text:p>1</text:p>
          </table:table-cell>
          <table:table-cell table:style-name="Default" table:formula="of:=IF([.KF23]&gt;[.$B$23];1;0)" office:value-type="float" office:value="0">
            <text:p>0</text:p>
          </table:table-cell>
          <table:table-cell table:style-name="Default" table:formula="of:=IF([.KG23]&gt;[.$B$23];1;0)" office:value-type="float" office:value="1">
            <text:p>1</text:p>
          </table:table-cell>
          <table:table-cell table:style-name="Default" table:formula="of:=IF([.KH23]&gt;[.$B$23];1;0)" office:value-type="float" office:value="0">
            <text:p>0</text:p>
          </table:table-cell>
          <table:table-cell table:style-name="Default" table:formula="of:=IF([.KI23]&gt;[.$B$23];1;0)" office:value-type="float" office:value="0">
            <text:p>0</text:p>
          </table:table-cell>
          <table:table-cell table:style-name="Default" table:formula="of:=IF([.KJ23]&gt;[.$B$23];1;0)" office:value-type="float" office:value="1">
            <text:p>1</text:p>
          </table:table-cell>
          <table:table-cell table:style-name="Default" table:formula="of:=IF([.KK23]&gt;[.$B$23];1;0)" office:value-type="float" office:value="1">
            <text:p>1</text:p>
          </table:table-cell>
          <table:table-cell table:style-name="Default" table:formula="of:=IF([.KL23]&gt;[.$B$23];1;0)" office:value-type="float" office:value="0">
            <text:p>0</text:p>
          </table:table-cell>
          <table:table-cell table:style-name="Default" table:formula="of:=IF([.KM23]&gt;[.$B$23];1;0)" office:value-type="float" office:value="0">
            <text:p>0</text:p>
          </table:table-cell>
          <table:table-cell table:style-name="Default" table:formula="of:=IF([.KN23]&gt;[.$B$23];1;0)" office:value-type="float" office:value="0">
            <text:p>0</text:p>
          </table:table-cell>
          <table:table-cell table:style-name="Default" table:formula="of:=IF([.KO23]&gt;[.$B$23];1;0)" office:value-type="float" office:value="0">
            <text:p>0</text:p>
          </table:table-cell>
          <table:table-cell table:style-name="Default" table:formula="of:=IF([.KP23]&gt;[.$B$23];1;0)" office:value-type="float" office:value="0">
            <text:p>0</text:p>
          </table:table-cell>
          <table:table-cell table:style-name="Default" table:formula="of:=IF([.KQ23]&gt;[.$B$23];1;0)" office:value-type="float" office:value="0">
            <text:p>0</text:p>
          </table:table-cell>
          <table:table-cell table:style-name="Default" table:formula="of:=IF([.KR23]&gt;[.$B$23];1;0)" office:value-type="float" office:value="0">
            <text:p>0</text:p>
          </table:table-cell>
          <table:table-cell table:style-name="Default" table:formula="of:=IF([.KS23]&gt;[.$B$23];1;0)" office:value-type="float" office:value="0">
            <text:p>0</text:p>
          </table:table-cell>
          <table:table-cell table:style-name="Default" table:formula="of:=IF([.KT23]&gt;[.$B$23];1;0)" office:value-type="float" office:value="1">
            <text:p>1</text:p>
          </table:table-cell>
          <table:table-cell table:style-name="Default" table:formula="of:=IF([.KU23]&gt;[.$B$23];1;0)" office:value-type="float" office:value="1">
            <text:p>1</text:p>
          </table:table-cell>
          <table:table-cell table:style-name="Default" table:formula="of:=IF([.KV23]&gt;[.$B$23];1;0)" office:value-type="float" office:value="0">
            <text:p>0</text:p>
          </table:table-cell>
          <table:table-cell table:style-name="Default" table:formula="of:=IF([.KW23]&gt;[.$B$23];1;0)" office:value-type="float" office:value="0">
            <text:p>0</text:p>
          </table:table-cell>
          <table:table-cell table:style-name="Default" table:formula="of:=IF([.KX23]&gt;[.$B$23];1;0)" office:value-type="float" office:value="1">
            <text:p>1</text:p>
          </table:table-cell>
          <table:table-cell table:style-name="Default" table:formula="of:=IF([.KY23]&gt;[.$B$23];1;0)" office:value-type="float" office:value="1">
            <text:p>1</text:p>
          </table:table-cell>
          <table:table-cell table:style-name="Default" table:formula="of:=IF([.KZ23]&gt;[.$B$23];1;0)" office:value-type="float" office:value="0">
            <text:p>0</text:p>
          </table:table-cell>
          <table:table-cell table:style-name="Default" table:formula="of:=IF([.LA23]&gt;[.$B$23];1;0)" office:value-type="float" office:value="1">
            <text:p>1</text:p>
          </table:table-cell>
          <table:table-cell table:style-name="Default" table:formula="of:=IF([.LB23]&gt;[.$B$23];1;0)" office:value-type="float" office:value="0">
            <text:p>0</text:p>
          </table:table-cell>
          <table:table-cell table:style-name="Default" table:formula="of:=IF([.LC23]&gt;[.$B$23];1;0)" office:value-type="float" office:value="0">
            <text:p>0</text:p>
          </table:table-cell>
          <table:table-cell table:style-name="Default" table:formula="of:=IF([.LD23]&gt;[.$B$23];1;0)" office:value-type="float" office:value="1">
            <text:p>1</text:p>
          </table:table-cell>
          <table:table-cell table:style-name="Default" table:formula="of:=IF([.LE23]&gt;[.$B$23];1;0)" office:value-type="float" office:value="0">
            <text:p>0</text:p>
          </table:table-cell>
          <table:table-cell table:style-name="Default" table:formula="of:=IF([.LF23]&gt;[.$B$23];1;0)" office:value-type="float" office:value="0">
            <text:p>0</text:p>
          </table:table-cell>
          <table:table-cell table:style-name="Default" table:formula="of:=IF([.LG23]&gt;[.$B$23];1;0)" office:value-type="float" office:value="0">
            <text:p>0</text:p>
          </table:table-cell>
          <table:table-cell table:style-name="Default" table:formula="of:=IF([.LH23]&gt;[.$B$23];1;0)" office:value-type="float" office:value="1">
            <text:p>1</text:p>
          </table:table-cell>
          <table:table-cell table:style-name="Default" table:formula="of:=IF([.LI23]&gt;[.$B$23];1;0)" office:value-type="float" office:value="1">
            <text:p>1</text:p>
          </table:table-cell>
          <table:table-cell table:style-name="Default" table:formula="of:=IF([.LJ23]&gt;[.$B$23];1;0)" office:value-type="float" office:value="0">
            <text:p>0</text:p>
          </table:table-cell>
          <table:table-cell table:style-name="Default" table:formula="of:=IF([.LK23]&gt;[.$B$23];1;0)" office:value-type="float" office:value="0">
            <text:p>0</text:p>
          </table:table-cell>
          <table:table-cell table:style-name="Default" table:formula="of:=IF([.LL23]&gt;[.$B$23];1;0)" office:value-type="float" office:value="0">
            <text:p>0</text:p>
          </table:table-cell>
          <table:table-cell table:style-name="Default" table:formula="of:=IF([.LM23]&gt;[.$B$23];1;0)" office:value-type="float" office:value="0">
            <text:p>0</text:p>
          </table:table-cell>
          <table:table-cell table:style-name="Default" table:formula="of:=IF([.LN23]&gt;[.$B$23];1;0)" office:value-type="float" office:value="0">
            <text:p>0</text:p>
          </table:table-cell>
          <table:table-cell table:style-name="Default" table:formula="of:=IF([.LO23]&gt;[.$B$23];1;0)" office:value-type="float" office:value="0">
            <text:p>0</text:p>
          </table:table-cell>
          <table:table-cell table:style-name="Default" table:formula="of:=IF([.LP23]&gt;[.$B$23];1;0)" office:value-type="float" office:value="0">
            <text:p>0</text:p>
          </table:table-cell>
          <table:table-cell table:style-name="Default" table:formula="of:=IF([.LQ23]&gt;[.$B$23];1;0)" office:value-type="float" office:value="0">
            <text:p>0</text:p>
          </table:table-cell>
          <table:table-cell table:style-name="Default" table:formula="of:=IF([.LR23]&gt;[.$B$23];1;0)" office:value-type="float" office:value="0">
            <text:p>0</text:p>
          </table:table-cell>
          <table:table-cell table:style-name="Default" table:formula="of:=IF([.LS23]&gt;[.$B$23];1;0)" office:value-type="float" office:value="0">
            <text:p>0</text:p>
          </table:table-cell>
          <table:table-cell table:style-name="Default" table:formula="of:=IF([.LT23]&gt;[.$B$23];1;0)" office:value-type="float" office:value="1">
            <text:p>1</text:p>
          </table:table-cell>
          <table:table-cell table:style-name="Default" table:formula="of:=IF([.LU23]&gt;[.$B$23];1;0)" office:value-type="float" office:value="1">
            <text:p>1</text:p>
          </table:table-cell>
          <table:table-cell table:style-name="Default" table:formula="of:=IF([.LV23]&gt;[.$B$23];1;0)" office:value-type="float" office:value="1">
            <text:p>1</text:p>
          </table:table-cell>
          <table:table-cell table:style-name="Default" table:formula="of:=IF([.LW23]&gt;[.$B$23];1;0)" office:value-type="float" office:value="1">
            <text:p>1</text:p>
          </table:table-cell>
          <table:table-cell table:style-name="Default" table:formula="of:=IF([.LX23]&gt;[.$B$23];1;0)" office:value-type="float" office:value="0">
            <text:p>0</text:p>
          </table:table-cell>
          <table:table-cell table:style-name="Default" table:formula="of:=IF([.LY23]&gt;[.$B$23];1;0)" office:value-type="float" office:value="1">
            <text:p>1</text:p>
          </table:table-cell>
          <table:table-cell table:style-name="Default" table:formula="of:=IF([.LZ23]&gt;[.$B$23];1;0)" office:value-type="float" office:value="1">
            <text:p>1</text:p>
          </table:table-cell>
          <table:table-cell table:style-name="Default" table:formula="of:=IF([.MA23]&gt;[.$B$23];1;0)" office:value-type="float" office:value="0">
            <text:p>0</text:p>
          </table:table-cell>
          <table:table-cell table:style-name="Default" table:formula="of:=IF([.MB23]&gt;[.$B$23];1;0)" office:value-type="float" office:value="0">
            <text:p>0</text:p>
          </table:table-cell>
          <table:table-cell table:style-name="Default" table:formula="of:=IF([.MC23]&gt;[.$B$23];1;0)" office:value-type="float" office:value="1">
            <text:p>1</text:p>
          </table:table-cell>
          <table:table-cell table:style-name="Default" table:formula="of:=IF([.MD23]&gt;[.$B$23];1;0)" office:value-type="float" office:value="1">
            <text:p>1</text:p>
          </table:table-cell>
          <table:table-cell table:style-name="Default" table:formula="of:=IF([.ME23]&gt;[.$B$23];1;0)" office:value-type="float" office:value="0">
            <text:p>0</text:p>
          </table:table-cell>
          <table:table-cell table:style-name="Default" table:formula="of:=IF([.MF23]&gt;[.$B$23];1;0)" office:value-type="float" office:value="0">
            <text:p>0</text:p>
          </table:table-cell>
          <table:table-cell table:style-name="Default" table:formula="of:=IF([.MG23]&gt;[.$B$23];1;0)" office:value-type="float" office:value="0">
            <text:p>0</text:p>
          </table:table-cell>
          <table:table-cell table:style-name="Default" table:formula="of:=IF([.MH23]&gt;[.$B$23];1;0)" office:value-type="float" office:value="0">
            <text:p>0</text:p>
          </table:table-cell>
          <table:table-cell table:style-name="Default" table:formula="of:=IF([.MI23]&gt;[.$B$23];1;0)" office:value-type="float" office:value="1">
            <text:p>1</text:p>
          </table:table-cell>
          <table:table-cell table:style-name="Default" table:formula="of:=IF([.MJ23]&gt;[.$B$23];1;0)" office:value-type="float" office:value="1">
            <text:p>1</text:p>
          </table:table-cell>
          <table:table-cell table:style-name="Default" table:formula="of:=IF([.MK23]&gt;[.$B$23];1;0)" office:value-type="float" office:value="1">
            <text:p>1</text:p>
          </table:table-cell>
          <table:table-cell table:style-name="Default" table:formula="of:=IF([.ML23]&gt;[.$B$23];1;0)" office:value-type="float" office:value="1">
            <text:p>1</text:p>
          </table:table-cell>
          <table:table-cell table:style-name="Default" table:formula="of:=IF([.MM23]&gt;[.$B$23];1;0)" office:value-type="float" office:value="0">
            <text:p>0</text:p>
          </table:table-cell>
          <table:table-cell table:style-name="Default" table:formula="of:=IF([.MN23]&gt;[.$B$23];1;0)" office:value-type="float" office:value="0">
            <text:p>0</text:p>
          </table:table-cell>
          <table:table-cell table:style-name="Default" table:formula="of:=IF([.MO23]&gt;[.$B$23];1;0)" office:value-type="float" office:value="0">
            <text:p>0</text:p>
          </table:table-cell>
          <table:table-cell table:style-name="Default" table:formula="of:=IF([.MP23]&gt;[.$B$23];1;0)" office:value-type="float" office:value="1">
            <text:p>1</text:p>
          </table:table-cell>
          <table:table-cell table:style-name="Default" table:formula="of:=IF([.MQ23]&gt;[.$B$23];1;0)" office:value-type="float" office:value="1">
            <text:p>1</text:p>
          </table:table-cell>
          <table:table-cell table:style-name="Default" table:formula="of:=IF([.MR23]&gt;[.$B$23];1;0)" office:value-type="float" office:value="0">
            <text:p>0</text:p>
          </table:table-cell>
          <table:table-cell table:style-name="Default" table:formula="of:=IF([.MS23]&gt;[.$B$23];1;0)" office:value-type="float" office:value="0">
            <text:p>0</text:p>
          </table:table-cell>
          <table:table-cell table:style-name="Default" table:formula="of:=IF([.MT23]&gt;[.$B$23];1;0)" office:value-type="float" office:value="0">
            <text:p>0</text:p>
          </table:table-cell>
          <table:table-cell table:style-name="Default" table:formula="of:=IF([.MU23]&gt;[.$B$23];1;0)" office:value-type="float" office:value="1">
            <text:p>1</text:p>
          </table:table-cell>
          <table:table-cell table:style-name="Default" table:formula="of:=IF([.MV23]&gt;[.$B$23];1;0)" office:value-type="float" office:value="0">
            <text:p>0</text:p>
          </table:table-cell>
          <table:table-cell table:style-name="Default" table:formula="of:=IF([.MW23]&gt;[.$B$23];1;0)" office:value-type="float" office:value="0">
            <text:p>0</text:p>
          </table:table-cell>
          <table:table-cell table:style-name="Default" table:formula="of:=IF([.MX23]&gt;[.$B$23];1;0)" office:value-type="float" office:value="0">
            <text:p>0</text:p>
          </table:table-cell>
          <table:table-cell table:style-name="Default" table:formula="of:=IF([.MY23]&gt;[.$B$23];1;0)" office:value-type="float" office:value="1">
            <text:p>1</text:p>
          </table:table-cell>
          <table:table-cell table:style-name="Default" table:formula="of:=IF([.MZ23]&gt;[.$B$23];1;0)" office:value-type="float" office:value="1">
            <text:p>1</text:p>
          </table:table-cell>
          <table:table-cell table:style-name="Default" table:formula="of:=IF([.NA23]&gt;[.$B$23];1;0)" office:value-type="float" office:value="0">
            <text:p>0</text:p>
          </table:table-cell>
          <table:table-cell table:style-name="Default" table:formula="of:=IF([.NB23]&gt;[.$B$23];1;0)" office:value-type="float" office:value="1">
            <text:p>1</text:p>
          </table:table-cell>
          <table:table-cell table:style-name="Default" table:formula="of:=IF([.NC23]&gt;[.$B$23];1;0)" office:value-type="float" office:value="0">
            <text:p>0</text:p>
          </table:table-cell>
          <table:table-cell table:style-name="Default" table:formula="of:=IF([.ND23]&gt;[.$B$23];1;0)" office:value-type="float" office:value="0">
            <text:p>0</text:p>
          </table:table-cell>
          <table:table-cell table:style-name="Default" table:formula="of:=IF([.NE23]&gt;[.$B$23];1;0)" office:value-type="float" office:value="0">
            <text:p>0</text:p>
          </table:table-cell>
          <table:table-cell table:style-name="Default" table:formula="of:=IF([.NF23]&gt;[.$B$23];1;0)" office:value-type="float" office:value="0">
            <text:p>0</text:p>
          </table:table-cell>
          <table:table-cell table:style-name="Default" table:formula="of:=IF([.NG23]&gt;[.$B$23];1;0)" office:value-type="float" office:value="0">
            <text:p>0</text:p>
          </table:table-cell>
          <table:table-cell table:style-name="Default" table:formula="of:=IF([.NH23]&gt;[.$B$23];1;0)" office:value-type="float" office:value="0">
            <text:p>0</text:p>
          </table:table-cell>
          <table:table-cell table:style-name="Default" table:formula="of:=IF([.NI23]&gt;[.$B$23];1;0)" office:value-type="float" office:value="0">
            <text:p>0</text:p>
          </table:table-cell>
          <table:table-cell table:style-name="Default" table:formula="of:=IF([.NJ23]&gt;[.$B$23];1;0)" office:value-type="float" office:value="1">
            <text:p>1</text:p>
          </table:table-cell>
          <table:table-cell table:style-name="Default" table:formula="of:=IF([.NK23]&gt;[.$B$23];1;0)" office:value-type="float" office:value="1">
            <text:p>1</text:p>
          </table:table-cell>
          <table:table-cell table:style-name="Default" table:formula="of:=IF([.NL23]&gt;[.$B$23];1;0)" office:value-type="float" office:value="0">
            <text:p>0</text:p>
          </table:table-cell>
          <table:table-cell table:style-name="Default" table:formula="of:=IF([.NM23]&gt;[.$B$23];1;0)" office:value-type="float" office:value="0">
            <text:p>0</text:p>
          </table:table-cell>
          <table:table-cell table:style-name="Default" table:formula="of:=IF([.NN23]&gt;[.$B$23];1;0)" office:value-type="float" office:value="0">
            <text:p>0</text:p>
          </table:table-cell>
          <table:table-cell table:style-name="Default" table:formula="of:=IF([.NO23]&gt;[.$B$23];1;0)" office:value-type="float" office:value="0">
            <text:p>0</text:p>
          </table:table-cell>
          <table:table-cell table:style-name="Default" table:formula="of:=IF([.NP23]&gt;[.$B$23];1;0)" office:value-type="float" office:value="0">
            <text:p>0</text:p>
          </table:table-cell>
          <table:table-cell table:style-name="Default" table:formula="of:=IF([.NQ23]&gt;[.$B$23];1;0)" office:value-type="float" office:value="1">
            <text:p>1</text:p>
          </table:table-cell>
          <table:table-cell table:style-name="Default" table:formula="of:=IF([.NR23]&gt;[.$B$23];1;0)" office:value-type="float" office:value="1">
            <text:p>1</text:p>
          </table:table-cell>
          <table:table-cell table:style-name="Default" table:formula="of:=IF([.NS23]&gt;[.$B$23];1;0)" office:value-type="float" office:value="1">
            <text:p>1</text:p>
          </table:table-cell>
          <table:table-cell table:style-name="Default" table:formula="of:=IF([.NT23]&gt;[.$B$23];1;0)" office:value-type="float" office:value="0">
            <text:p>0</text:p>
          </table:table-cell>
          <table:table-cell table:style-name="Default" table:formula="of:=IF([.NU23]&gt;[.$B$23];1;0)" office:value-type="float" office:value="0">
            <text:p>0</text:p>
          </table:table-cell>
          <table:table-cell table:style-name="Default" table:formula="of:=IF([.NV23]&gt;[.$B$23];1;0)" office:value-type="float" office:value="0">
            <text:p>0</text:p>
          </table:table-cell>
          <table:table-cell table:style-name="Default" table:formula="of:=IF([.NW23]&gt;[.$B$23];1;0)" office:value-type="float" office:value="0">
            <text:p>0</text:p>
          </table:table-cell>
          <table:table-cell table:style-name="Default" table:formula="of:=IF([.NX23]&gt;[.$B$23];1;0)" office:value-type="float" office:value="0">
            <text:p>0</text:p>
          </table:table-cell>
          <table:table-cell table:style-name="Default" table:formula="of:=IF([.NY23]&gt;[.$B$23];1;0)" office:value-type="float" office:value="1">
            <text:p>1</text:p>
          </table:table-cell>
          <table:table-cell table:style-name="Default" table:formula="of:=IF([.NZ23]&gt;[.$B$23];1;0)" office:value-type="float" office:value="0">
            <text:p>0</text:p>
          </table:table-cell>
          <table:table-cell table:style-name="Default" table:formula="of:=IF([.OA23]&gt;[.$B$23];1;0)" office:value-type="float" office:value="0">
            <text:p>0</text:p>
          </table:table-cell>
          <table:table-cell table:style-name="Default" table:formula="of:=IF([.OB23]&gt;[.$B$23];1;0)" office:value-type="float" office:value="1">
            <text:p>1</text:p>
          </table:table-cell>
          <table:table-cell table:style-name="Default" table:formula="of:=IF([.OC23]&gt;[.$B$23];1;0)" office:value-type="float" office:value="0">
            <text:p>0</text:p>
          </table:table-cell>
          <table:table-cell table:style-name="Default" table:formula="of:=IF([.OD23]&gt;[.$B$23];1;0)" office:value-type="float" office:value="0">
            <text:p>0</text:p>
          </table:table-cell>
          <table:table-cell table:style-name="Default" table:formula="of:=IF([.OE23]&gt;[.$B$23];1;0)" office:value-type="float" office:value="1">
            <text:p>1</text:p>
          </table:table-cell>
          <table:table-cell table:style-name="Default" table:formula="of:=IF([.OF23]&gt;[.$B$23];1;0)" office:value-type="float" office:value="0">
            <text:p>0</text:p>
          </table:table-cell>
          <table:table-cell table:style-name="Default" table:formula="of:=IF([.OG23]&gt;[.$B$23];1;0)" office:value-type="float" office:value="0">
            <text:p>0</text:p>
          </table:table-cell>
          <table:table-cell table:style-name="Default" table:formula="of:=IF([.OH23]&gt;[.$B$23];1;0)" office:value-type="float" office:value="0">
            <text:p>0</text:p>
          </table:table-cell>
          <table:table-cell table:style-name="Default" table:formula="of:=IF([.OI23]&gt;[.$B$23];1;0)" office:value-type="float" office:value="0">
            <text:p>0</text:p>
          </table:table-cell>
          <table:table-cell table:style-name="Default" table:formula="of:=IF([.OJ23]&gt;[.$B$23];1;0)" office:value-type="float" office:value="1">
            <text:p>1</text:p>
          </table:table-cell>
          <table:table-cell table:style-name="Default" table:formula="of:=IF([.OK23]&gt;[.$B$23];1;0)" office:value-type="float" office:value="0">
            <text:p>0</text:p>
          </table:table-cell>
          <table:table-cell table:style-name="Default" table:formula="of:=IF([.OL23]&gt;[.$B$23];1;0)" office:value-type="float" office:value="0">
            <text:p>0</text:p>
          </table:table-cell>
          <table:table-cell table:style-name="Default" table:formula="of:=IF([.OM23]&gt;[.$B$23];1;0)" office:value-type="float" office:value="0">
            <text:p>0</text:p>
          </table:table-cell>
        </table:table-row>
        <table:table-row table:style-name="ro2">
          <table:table-cell/>
          <table:table-cell table:style-name="Default"/>
          <table:table-cell table:style-name="Default" table:formula="of:=SUM([.C24:.OM24])" office:value-type="float" office:value="130">
            <text:p>130</text:p>
          </table:table-cell>
          <table:table-cell table:style-name="Default" table:formula="of:=AVERAGE([.C24:.OM24])" office:value-type="float" office:value="0.324189526184539">
            <text:p>0,3241895262</text:p>
          </table:table-cell>
          <table:table-cell table:style-name="Default" table:number-columns-repeated="399"/>
        </table:table-row>
        <table:table-row table:style-name="ro2">
          <table:table-cell/>
          <table:table-cell table:style-name="Default"/>
          <table:table-cell table:style-name="Default" table:formula="of:=AVERAGE([.C23:.OM23])" office:value-type="currency" office:currency="EUR" office:value="33461.9936849924">
            <text:p>33.461,99 €</text:p>
          </table:table-cell>
          <table:table-cell table:style-name="Default" table:number-columns-repeated="400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12.09.2020</text:date>, <text:time>15:54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09-12T13:42:33.37</meta:creation-date>
    <dc:date>2020-09-12T15:54:46.56</dc:date>
    <dc:creator>aaa </dc:creator>
    <meta:editing-duration>PT2H12M14S</meta:editing-duration>
    <meta:editing-cycles>2</meta:editing-cycles>
    <meta:generator>OpenOffice/4.1.5$Win32 OpenOffice.org_project/415m1$Build-9789</meta:generator>
    <meta:document-statistic meta:table-count="3" meta:cell-count="8875" meta:object-count="0"/>
  </office:meta>
</office:document-meta>
</file>